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0000002AF000001E336BFBEAFFC50B16B.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392000001A5EBFB59E4A20F62B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43"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44"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45"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6"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47"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48" style:family="paragraph" style:parent-style-name="Text_20_body">
      <style:paragraph-properties fo:text-align="center" style:justify-single-word="false"/>
      <style:text-properties style:font-name="Liberation Mono" officeooo:rsid="01a8c03e" officeooo:paragraph-rsid="01a8c03e"/>
    </style:style>
    <style:style style:name="P49" style:family="paragraph" style:parent-style-name="Text_20_body">
      <style:paragraph-properties fo:text-align="center" style:justify-single-word="false"/>
      <style:text-properties style:font-name="Liberation Mono" officeooo:rsid="01a99e92" officeooo:paragraph-rsid="01a99e92"/>
    </style:style>
    <style:style style:name="P50" style:family="paragraph" style:parent-style-name="Text_20_body">
      <style:text-properties style:font-name="Liberation Mono" officeooo:paragraph-rsid="01e3d85c"/>
    </style:style>
    <style:style style:name="P51" style:family="paragraph" style:parent-style-name="Text_20_body">
      <style:text-properties style:font-name="Liberation Mono" officeooo:rsid="028edd0a" officeooo:paragraph-rsid="028edd0a"/>
    </style:style>
    <style:style style:name="P52" style:family="paragraph" style:parent-style-name="Text_20_body">
      <style:text-properties style:font-name="Liberation Mono" officeooo:paragraph-rsid="02a06248"/>
    </style:style>
    <style:style style:name="P53" style:family="paragraph" style:parent-style-name="Text_20_body">
      <style:text-properties style:font-name="Liberation Mono" fo:font-size="10.5pt" officeooo:paragraph-rsid="030cba46" style:font-size-asian="10.5pt" style:font-size-complex="10.5pt"/>
    </style:style>
    <style:style style:name="P54" style:family="paragraph" style:parent-style-name="Text_20_body">
      <style:text-properties style:font-name="Liberation Mono" fo:font-size="10.5pt" officeooo:rsid="031b1e85" officeooo:paragraph-rsid="031cfbf8" style:font-size-asian="10.5pt" style:font-size-complex="10.5pt"/>
    </style:style>
    <style:style style:name="P55" style:family="paragraph" style:parent-style-name="Standard">
      <style:text-properties style:font-name="Liberation Mono" fo:font-size="10.5pt" officeooo:paragraph-rsid="0148fe2c" style:font-size-asian="10.5pt" style:font-size-complex="10.5pt"/>
    </style:style>
    <style:style style:name="P56" style:family="paragraph" style:parent-style-name="Preformatted_20_Text">
      <style:text-properties style:font-name="Liberation Mono" fo:font-size="10.5pt" officeooo:paragraph-rsid="0148fe2c" style:font-size-asian="10.5pt" style:font-size-complex="10.5pt"/>
    </style:style>
    <style:style style:name="P57" style:family="paragraph" style:parent-style-name="Standard">
      <style:text-properties style:font-name="Liberation Mono" fo:font-size="10.5pt" officeooo:rsid="036ebd30" officeooo:paragraph-rsid="036ebd30" style:font-size-asian="10.5pt" style:font-size-complex="10.5pt"/>
    </style:style>
    <style:style style:name="P58" style:family="paragraph" style:parent-style-name="Text_20_body">
      <style:text-properties style:font-name="Liberation Mono" officeooo:rsid="03c3fab3" officeooo:paragraph-rsid="03c3fab3"/>
    </style:style>
    <style:style style:name="P59" style:family="paragraph" style:parent-style-name="Text_20_body">
      <style:paragraph-properties fo:text-align="center" style:justify-single-word="false"/>
      <style:text-properties style:font-name="Liberation Mono" officeooo:rsid="04117fb9" officeooo:paragraph-rsid="04117fb9"/>
    </style:style>
    <style:style style:name="P60"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1" style:family="paragraph" style:parent-style-name="Text_20_body">
      <style:text-properties officeooo:paragraph-rsid="0032ba7c"/>
    </style:style>
    <style:style style:name="P62" style:family="paragraph" style:parent-style-name="Text_20_body">
      <style:text-properties officeooo:paragraph-rsid="0033c174"/>
    </style:style>
    <style:style style:name="P63"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64" style:family="paragraph" style:parent-style-name="Text_20_body">
      <style:text-properties style:font-name="Liberation Serif"/>
    </style:style>
    <style:style style:name="P65" style:family="paragraph" style:parent-style-name="Text_20_body">
      <style:text-properties style:font-name="Liberation Serif" officeooo:rsid="002dfc65" officeooo:paragraph-rsid="002dfc65"/>
    </style:style>
    <style:style style:name="P66" style:family="paragraph" style:parent-style-name="Text_20_body">
      <style:text-properties style:font-name="Liberation Serif" officeooo:rsid="00632cb7" officeooo:paragraph-rsid="00632cb7"/>
    </style:style>
    <style:style style:name="P67" style:family="paragraph" style:parent-style-name="Text_20_body">
      <style:text-properties style:font-name="Liberation Serif" fo:font-size="10.5pt" officeooo:rsid="00c3823b" officeooo:paragraph-rsid="00bfd236" style:font-size-asian="10.5pt" style:font-size-complex="10.5pt"/>
    </style:style>
    <style:style style:name="P68" style:family="paragraph" style:parent-style-name="Text_20_body">
      <style:text-properties style:font-name="Liberation Serif" fo:font-size="10.5pt" officeooo:paragraph-rsid="0142954f" style:font-size-asian="10.5pt" style:font-size-complex="10.5pt"/>
    </style:style>
    <style:style style:name="P69" style:family="paragraph" style:parent-style-name="Text_20_body">
      <style:text-properties style:font-name="Liberation Serif" fo:font-size="10.5pt" officeooo:paragraph-rsid="015b1878" style:font-size-asian="10.5pt" style:font-size-complex="10.5pt"/>
    </style:style>
    <style:style style:name="P70" style:family="paragraph" style:parent-style-name="Text_20_body">
      <style:text-properties style:font-name="Liberation Serif" fo:font-size="10.5pt" officeooo:rsid="02a7cc42" officeooo:paragraph-rsid="02a7cc42" style:font-size-asian="10.5pt" style:font-size-complex="10.5pt"/>
    </style:style>
    <style:style style:name="P71" style:family="paragraph" style:parent-style-name="Text_20_body">
      <style:text-properties style:font-name="Liberation Serif" fo:font-size="10.5pt" officeooo:rsid="02f18c28" officeooo:paragraph-rsid="02f18c28" style:font-size-asian="10.5pt" style:font-size-complex="10.5pt"/>
    </style:style>
    <style:style style:name="P72" style:family="paragraph" style:parent-style-name="Text_20_body">
      <style:text-properties style:font-name="Liberation Serif" fo:font-size="10.5pt" officeooo:rsid="030f94e3" officeooo:paragraph-rsid="030f94e3" style:font-size-asian="10.5pt" style:font-size-complex="10.5pt"/>
    </style:style>
    <style:style style:name="P73" style:family="paragraph" style:parent-style-name="Text_20_body">
      <style:text-properties style:font-name="Liberation Serif" fo:font-size="10.5pt" officeooo:rsid="031b1e85" officeooo:paragraph-rsid="031cfbf8" style:font-size-asian="10.5pt" style:font-size-complex="10.5pt"/>
    </style:style>
    <style:style style:name="P74" style:family="paragraph" style:parent-style-name="Table_20_Contents">
      <style:text-properties style:font-name="Liberation Serif" fo:font-size="10.5pt" style:font-size-asian="10.5pt" style:font-size-complex="10.5pt"/>
    </style:style>
    <style:style style:name="P75" style:family="paragraph" style:parent-style-name="Standard">
      <style:text-properties style:font-name="Liberation Serif" fo:font-size="10.5pt" officeooo:paragraph-rsid="000af6ee" style:font-size-asian="10.5pt" style:font-size-complex="10.5pt"/>
    </style:style>
    <style:style style:name="P76" style:family="paragraph" style:parent-style-name="Standard">
      <style:text-properties style:font-name="Liberation Serif" fo:font-size="10.5pt" officeooo:rsid="036ebd30" officeooo:paragraph-rsid="036ebd30" style:font-size-asian="10.5pt" style:font-size-complex="10.5pt"/>
    </style:style>
    <style:style style:name="P77" style:family="paragraph" style:parent-style-name="Standard">
      <style:text-properties style:font-name="Liberation Serif" fo:font-size="10.5pt" officeooo:rsid="036d026b" officeooo:paragraph-rsid="036d026b" style:font-size-asian="10.5pt" style:font-size-complex="10.5pt"/>
    </style:style>
    <style:style style:name="P78"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79" style:family="paragraph" style:parent-style-name="Text_20_body">
      <style:text-properties style:font-name="Liberation Serif" fo:font-size="10.5pt" officeooo:rsid="045d1571" officeooo:paragraph-rsid="045d1571" style:font-size-asian="10.5pt" style:font-size-complex="10.5pt"/>
    </style:style>
    <style:style style:name="P80"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81"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82" style:family="paragraph" style:parent-style-name="Text_20_body">
      <style:text-properties style:font-name="Liberation Serif" officeooo:paragraph-rsid="01165d8a"/>
    </style:style>
    <style:style style:name="P83" style:family="paragraph" style:parent-style-name="Text_20_body">
      <style:text-properties style:font-name="Liberation Serif" officeooo:rsid="012a651b" officeooo:paragraph-rsid="012a651b"/>
    </style:style>
    <style:style style:name="P84" style:family="paragraph" style:parent-style-name="Text_20_body">
      <style:text-properties style:font-name="Liberation Serif" officeooo:rsid="012c64e3" officeooo:paragraph-rsid="012c64e3"/>
    </style:style>
    <style:style style:name="P85" style:family="paragraph" style:parent-style-name="Text_20_body">
      <style:text-properties style:font-name="Liberation Serif" officeooo:paragraph-rsid="02a06248"/>
    </style:style>
    <style:style style:name="P86" style:family="paragraph" style:parent-style-name="Text_20_body">
      <style:text-properties style:font-name="Liberation Serif" officeooo:rsid="03203522" officeooo:paragraph-rsid="03203522"/>
    </style:style>
    <style:style style:name="P87" style:family="paragraph" style:parent-style-name="Table_20_Contents">
      <style:text-properties style:font-name="Liberation Serif" fo:font-size="9pt" style:font-name-asian="Spectral1" style:font-size-asian="9pt" style:font-name-complex="Spectral1" style:font-size-complex="9pt"/>
    </style:style>
    <style:style style:name="P88"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89" style:family="paragraph" style:parent-style-name="Table_20_Contents">
      <style:text-properties style:font-name="Liberation Serif" fo:font-size="9pt" style:font-size-asian="9pt" style:font-size-complex="9pt"/>
    </style:style>
    <style:style style:name="P90" style:family="paragraph" style:parent-style-name="Table_20_Contents">
      <style:paragraph-properties fo:text-align="center" style:justify-single-word="false"/>
      <style:text-properties style:font-name="Liberation Serif" fo:font-size="9pt" style:font-size-asian="9pt" style:font-size-complex="9pt"/>
    </style:style>
    <style:style style:name="P91"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92"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93" style:family="paragraph" style:parent-style-name="Table_20_Contents">
      <style:text-properties style:font-name="Liberation Serif" fo:font-size="9pt" officeooo:paragraph-rsid="0241860b" style:font-size-asian="9pt" style:font-size-complex="9pt"/>
    </style:style>
    <style:style style:name="P94" style:family="paragraph" style:parent-style-name="Table_20_Contents">
      <style:text-properties style:font-name="Liberation Serif" fo:font-size="9pt" officeooo:rsid="0241860b" officeooo:paragraph-rsid="0241860b" style:font-size-asian="9pt" style:font-size-complex="9pt"/>
    </style:style>
    <style:style style:name="P95" style:family="paragraph" style:parent-style-name="Text_20_body">
      <style:text-properties officeooo:paragraph-rsid="00401a7a"/>
    </style:style>
    <style:style style:name="P96" style:family="paragraph" style:parent-style-name="Text_20_body">
      <style:text-properties officeooo:rsid="0046894e" officeooo:paragraph-rsid="0046894e"/>
    </style:style>
    <style:style style:name="P97" style:family="paragraph" style:parent-style-name="Text_20_body">
      <style:paragraph-properties fo:break-before="page"/>
      <style:text-properties officeooo:rsid="0046894e" officeooo:paragraph-rsid="0046894e"/>
    </style:style>
    <style:style style:name="P98" style:family="paragraph" style:parent-style-name="Text_20_body">
      <style:text-properties officeooo:rsid="0046894e" officeooo:paragraph-rsid="00488803"/>
    </style:style>
    <style:style style:name="P99" style:family="paragraph" style:parent-style-name="Text_20_body">
      <style:text-properties officeooo:rsid="0046894e" officeooo:paragraph-rsid="0049a6c1"/>
    </style:style>
    <style:style style:name="P100" style:family="paragraph" style:parent-style-name="Text_20_body">
      <style:text-properties officeooo:rsid="0046894e" officeooo:paragraph-rsid="004b2177"/>
    </style:style>
    <style:style style:name="P101" style:family="paragraph" style:parent-style-name="Text_20_body">
      <style:text-properties officeooo:rsid="0046894e" officeooo:paragraph-rsid="004c1758"/>
    </style:style>
    <style:style style:name="P102" style:family="paragraph" style:parent-style-name="Text_20_body">
      <style:text-properties officeooo:rsid="0046894e" officeooo:paragraph-rsid="02ca02b2"/>
    </style:style>
    <style:style style:name="P103" style:family="paragraph" style:parent-style-name="Text_20_body">
      <style:text-properties officeooo:rsid="004daa2e" officeooo:paragraph-rsid="004daa2e"/>
    </style:style>
    <style:style style:name="P104" style:family="paragraph" style:parent-style-name="Text_20_body">
      <style:text-properties officeooo:paragraph-rsid="004daa2e"/>
    </style:style>
    <style:style style:name="P105" style:family="paragraph" style:parent-style-name="Text_20_body">
      <style:text-properties officeooo:paragraph-rsid="004e7d7f"/>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04e7d7f"/>
    </style:style>
    <style:style style:name="P108" style:family="paragraph" style:parent-style-name="Standard">
      <style:paragraph-properties fo:text-align="center" style:justify-single-word="false"/>
      <style:text-properties officeooo:paragraph-rsid="004e7d7f"/>
    </style:style>
    <style:style style:name="P109" style:family="paragraph" style:parent-style-name="Text_20_body">
      <style:paragraph-properties fo:text-align="center" style:justify-single-word="false"/>
      <style:text-properties officeooo:paragraph-rsid="005332aa"/>
    </style:style>
    <style:style style:name="P110" style:family="paragraph" style:parent-style-name="Text_20_body">
      <style:paragraph-properties fo:text-align="center" style:justify-single-word="false"/>
      <style:text-properties officeooo:paragraph-rsid="00a9b357"/>
    </style:style>
    <style:style style:name="P111" style:family="paragraph" style:parent-style-name="Text_20_body">
      <style:paragraph-properties fo:text-align="center" style:justify-single-word="false"/>
      <style:text-properties officeooo:paragraph-rsid="00f20d4a"/>
    </style:style>
    <style:style style:name="P112" style:family="paragraph" style:parent-style-name="Text_20_body">
      <style:paragraph-properties fo:text-align="center" style:justify-single-word="false"/>
      <style:text-properties officeooo:paragraph-rsid="00f40e84"/>
    </style:style>
    <style:style style:name="P113" style:family="paragraph" style:parent-style-name="Text_20_body">
      <style:paragraph-properties fo:text-align="center" style:justify-single-word="false"/>
      <style:text-properties officeooo:paragraph-rsid="0033c174"/>
    </style:style>
    <style:style style:name="P114" style:family="paragraph" style:parent-style-name="Text_20_body">
      <style:paragraph-properties fo:text-align="center" style:justify-single-word="false"/>
      <style:text-properties officeooo:paragraph-rsid="010ec004"/>
    </style:style>
    <style:style style:name="P115" style:family="paragraph" style:parent-style-name="Text_20_body">
      <style:paragraph-properties fo:text-align="center" style:justify-single-word="false"/>
      <style:text-properties officeooo:paragraph-rsid="0114855f"/>
    </style:style>
    <style:style style:name="P116" style:family="paragraph" style:parent-style-name="Text_20_body">
      <style:paragraph-properties fo:text-align="center" style:justify-single-word="false"/>
      <style:text-properties officeooo:paragraph-rsid="011e5770"/>
    </style:style>
    <style:style style:name="P117" style:family="paragraph" style:parent-style-name="Text_20_body">
      <style:paragraph-properties fo:text-align="center" style:justify-single-word="false"/>
      <style:text-properties officeooo:paragraph-rsid="013b1225"/>
    </style:style>
    <style:style style:name="P118" style:family="paragraph" style:parent-style-name="Text_20_body">
      <style:paragraph-properties fo:text-align="center" style:justify-single-word="false"/>
      <style:text-properties officeooo:paragraph-rsid="0142954f"/>
    </style:style>
    <style:style style:name="P119" style:family="paragraph" style:parent-style-name="Text_20_body">
      <style:paragraph-properties fo:text-align="center" style:justify-single-word="false"/>
      <style:text-properties officeooo:paragraph-rsid="01165d8a"/>
    </style:style>
    <style:style style:name="P120" style:family="paragraph" style:parent-style-name="Text_20_body">
      <style:paragraph-properties fo:text-align="center" style:justify-single-word="false"/>
      <style:text-properties officeooo:paragraph-rsid="01563a18"/>
    </style:style>
    <style:style style:name="P121" style:family="paragraph" style:parent-style-name="Text_20_body">
      <style:paragraph-properties fo:text-align="center" style:justify-single-word="false"/>
      <style:text-properties officeooo:paragraph-rsid="0160f237"/>
    </style:style>
    <style:style style:name="P122" style:family="paragraph" style:parent-style-name="Text_20_body">
      <style:paragraph-properties fo:text-align="center" style:justify-single-word="false"/>
      <style:text-properties officeooo:paragraph-rsid="0162ec2e"/>
    </style:style>
    <style:style style:name="P123" style:family="paragraph" style:parent-style-name="Text_20_body">
      <style:paragraph-properties fo:text-align="center" style:justify-single-word="false"/>
      <style:text-properties officeooo:paragraph-rsid="016b750a"/>
    </style:style>
    <style:style style:name="P124" style:family="paragraph" style:parent-style-name="Text_20_body">
      <style:paragraph-properties fo:text-align="center" style:justify-single-word="false"/>
      <style:text-properties officeooo:paragraph-rsid="016f8df0"/>
    </style:style>
    <style:style style:name="P125" style:family="paragraph" style:parent-style-name="Text_20_body">
      <style:paragraph-properties fo:text-align="center" style:justify-single-word="false"/>
      <style:text-properties officeooo:paragraph-rsid="016d1ea7"/>
    </style:style>
    <style:style style:name="P126" style:family="paragraph" style:parent-style-name="Text_20_body">
      <style:paragraph-properties fo:text-align="center" style:justify-single-word="false"/>
      <style:text-properties officeooo:paragraph-rsid="0211dfcc"/>
    </style:style>
    <style:style style:name="P127" style:family="paragraph" style:parent-style-name="Text_20_body">
      <style:paragraph-properties fo:text-align="center" style:justify-single-word="false"/>
      <style:text-properties officeooo:paragraph-rsid="02140279"/>
    </style:style>
    <style:style style:name="P128" style:family="paragraph" style:parent-style-name="Text_20_body">
      <style:paragraph-properties fo:text-align="center" style:justify-single-word="false"/>
      <style:text-properties officeooo:paragraph-rsid="0215fa9e"/>
    </style:style>
    <style:style style:name="P129" style:family="paragraph" style:parent-style-name="Text_20_body">
      <style:paragraph-properties fo:text-align="center" style:justify-single-word="false"/>
      <style:text-properties officeooo:paragraph-rsid="022b1082"/>
    </style:style>
    <style:style style:name="P130" style:family="paragraph" style:parent-style-name="Text_20_body">
      <style:paragraph-properties fo:text-align="center" style:justify-single-word="false"/>
      <style:text-properties officeooo:paragraph-rsid="022fec71"/>
    </style:style>
    <style:style style:name="P131" style:family="paragraph" style:parent-style-name="Text_20_body">
      <style:paragraph-properties fo:text-align="center" style:justify-single-word="false"/>
      <style:text-properties officeooo:paragraph-rsid="02317d41"/>
    </style:style>
    <style:style style:name="P132" style:family="paragraph" style:parent-style-name="Text_20_body">
      <style:paragraph-properties fo:text-align="center" style:justify-single-word="false"/>
      <style:text-properties officeooo:paragraph-rsid="02337acb"/>
    </style:style>
    <style:style style:name="P133" style:family="paragraph" style:parent-style-name="Text_20_body">
      <style:paragraph-properties fo:text-align="center" style:justify-single-word="false"/>
      <style:text-properties officeooo:paragraph-rsid="02375bfe"/>
    </style:style>
    <style:style style:name="P134" style:family="paragraph" style:parent-style-name="Text_20_body">
      <style:paragraph-properties fo:text-align="center" style:justify-single-word="false"/>
      <style:text-properties officeooo:paragraph-rsid="023800ff"/>
    </style:style>
    <style:style style:name="P135" style:family="paragraph" style:parent-style-name="Text_20_body">
      <style:paragraph-properties fo:text-align="center" style:justify-single-word="false"/>
      <style:text-properties officeooo:paragraph-rsid="0239a420"/>
    </style:style>
    <style:style style:name="P136" style:family="paragraph" style:parent-style-name="Text_20_body">
      <style:paragraph-properties fo:text-align="center" style:justify-single-word="false"/>
      <style:text-properties officeooo:paragraph-rsid="0241860b"/>
    </style:style>
    <style:style style:name="P137" style:family="paragraph" style:parent-style-name="Text_20_body">
      <style:paragraph-properties fo:text-align="center" style:justify-single-word="false"/>
      <style:text-properties officeooo:paragraph-rsid="0242d9f1"/>
    </style:style>
    <style:style style:name="P138" style:family="paragraph" style:parent-style-name="Text_20_body">
      <style:paragraph-properties fo:text-align="center" style:justify-single-word="false"/>
      <style:text-properties officeooo:paragraph-rsid="025f5081"/>
    </style:style>
    <style:style style:name="P139" style:family="paragraph" style:parent-style-name="Text_20_body">
      <style:paragraph-properties fo:text-align="center" style:justify-single-word="false"/>
      <style:text-properties officeooo:paragraph-rsid="02623df2"/>
    </style:style>
    <style:style style:name="P140" style:family="paragraph" style:parent-style-name="Text_20_body">
      <style:paragraph-properties fo:text-align="center" style:justify-single-word="false"/>
      <style:text-properties officeooo:paragraph-rsid="032bf4ee"/>
    </style:style>
    <style:style style:name="P141" style:family="paragraph" style:parent-style-name="Text_20_body">
      <style:paragraph-properties fo:text-align="center" style:justify-single-word="false"/>
      <style:text-properties officeooo:paragraph-rsid="033091a8"/>
    </style:style>
    <style:style style:name="P142" style:family="paragraph" style:parent-style-name="Text_20_body">
      <style:paragraph-properties fo:text-align="center" style:justify-single-word="false"/>
      <style:text-properties officeooo:paragraph-rsid="0334f56b"/>
    </style:style>
    <style:style style:name="P143" style:family="paragraph" style:parent-style-name="Text_20_body">
      <style:paragraph-properties fo:text-align="center" style:justify-single-word="false"/>
      <style:text-properties officeooo:paragraph-rsid="03363918"/>
    </style:style>
    <style:style style:name="P144" style:family="paragraph" style:parent-style-name="Text_20_body">
      <style:paragraph-properties fo:text-align="center" style:justify-single-word="false"/>
      <style:text-properties officeooo:paragraph-rsid="03399503"/>
    </style:style>
    <style:style style:name="P145" style:family="paragraph" style:parent-style-name="Standard">
      <style:paragraph-properties fo:text-align="center" style:justify-single-word="false"/>
      <style:text-properties officeooo:paragraph-rsid="03399503"/>
    </style:style>
    <style:style style:name="P146" style:family="paragraph" style:parent-style-name="Text_20_body">
      <style:paragraph-properties fo:text-align="center" style:justify-single-word="false"/>
      <style:text-properties officeooo:paragraph-rsid="033aa7d2"/>
    </style:style>
    <style:style style:name="P147" style:family="paragraph" style:parent-style-name="Text_20_body">
      <style:paragraph-properties fo:text-align="center" style:justify-single-word="false"/>
      <style:text-properties officeooo:paragraph-rsid="03459091"/>
    </style:style>
    <style:style style:name="P148" style:family="paragraph" style:parent-style-name="Text_20_body">
      <style:paragraph-properties fo:text-align="center" style:justify-single-word="false"/>
      <style:text-properties officeooo:paragraph-rsid="03485006"/>
    </style:style>
    <style:style style:name="P149" style:family="paragraph" style:parent-style-name="Text_20_body">
      <style:paragraph-properties fo:text-align="center" style:justify-single-word="false"/>
      <style:text-properties officeooo:paragraph-rsid="034a90ed"/>
    </style:style>
    <style:style style:name="P150" style:family="paragraph" style:parent-style-name="Text_20_body">
      <style:paragraph-properties fo:text-align="center" style:justify-single-word="false"/>
      <style:text-properties officeooo:paragraph-rsid="0387ebbb"/>
    </style:style>
    <style:style style:name="P151" style:family="paragraph" style:parent-style-name="Text_20_body">
      <style:paragraph-properties fo:text-align="center" style:justify-single-word="false"/>
      <style:text-properties officeooo:paragraph-rsid="039be220"/>
    </style:style>
    <style:style style:name="P152" style:family="paragraph" style:parent-style-name="Text_20_body">
      <style:paragraph-properties fo:text-align="center" style:justify-single-word="false"/>
      <style:text-properties officeooo:paragraph-rsid="014607d4"/>
    </style:style>
    <style:style style:name="P153" style:family="paragraph" style:parent-style-name="Text_20_body">
      <style:paragraph-properties fo:text-align="center" style:justify-single-word="false"/>
      <style:text-properties officeooo:paragraph-rsid="03b6df87"/>
    </style:style>
    <style:style style:name="P154" style:family="paragraph" style:parent-style-name="Text_20_body">
      <style:paragraph-properties fo:text-align="center" style:justify-single-word="false"/>
      <style:text-properties officeooo:paragraph-rsid="04169bed"/>
    </style:style>
    <style:style style:name="P155" style:family="paragraph" style:parent-style-name="Text_20_body">
      <style:paragraph-properties fo:text-align="center" style:justify-single-word="false"/>
      <style:text-properties officeooo:paragraph-rsid="041809f1"/>
    </style:style>
    <style:style style:name="P156" style:family="paragraph" style:parent-style-name="Text_20_body">
      <style:paragraph-properties fo:text-align="center" style:justify-single-word="false"/>
      <style:text-properties officeooo:paragraph-rsid="0418a0ff"/>
    </style:style>
    <style:style style:name="P157" style:family="paragraph" style:parent-style-name="Text_20_body">
      <style:paragraph-properties fo:text-align="center" style:justify-single-word="false"/>
      <style:text-properties officeooo:paragraph-rsid="042203f9"/>
    </style:style>
    <style:style style:name="P158"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59" style:family="paragraph" style:parent-style-name="Preformatted_20_Text">
      <style:paragraph-properties fo:margin-top="0in" fo:margin-bottom="0.1965in" style:contextual-spacing="false" fo:text-align="center" style:justify-single-word="false"/>
    </style:style>
    <style:style style:name="P160" style:family="paragraph" style:parent-style-name="Text_20_body">
      <style:paragraph-properties fo:margin-top="0in" fo:margin-bottom="0in" style:contextual-spacing="false" fo:text-align="center" style:justify-single-word="false"/>
    </style:style>
    <style:style style:name="P161" style:family="paragraph" style:parent-style-name="Text_20_body">
      <style:text-properties officeooo:paragraph-rsid="002dfc65"/>
    </style:style>
    <style:style style:name="P162" style:family="paragraph" style:parent-style-name="Text_20_body">
      <style:text-properties officeooo:rsid="00253e3f" officeooo:paragraph-rsid="005332aa"/>
    </style:style>
    <style:style style:name="P163" style:family="paragraph" style:parent-style-name="Text_20_body">
      <style:text-properties officeooo:paragraph-rsid="005332aa"/>
    </style:style>
    <style:style style:name="P164" style:family="paragraph" style:parent-style-name="Text_20_body">
      <style:text-properties officeooo:rsid="00541b2e" officeooo:paragraph-rsid="00541b2e"/>
    </style:style>
    <style:style style:name="P165" style:family="paragraph" style:parent-style-name="Text_20_body">
      <style:text-properties officeooo:paragraph-rsid="0056c1cb"/>
    </style:style>
    <style:style style:name="P166" style:family="paragraph" style:parent-style-name="Text_20_body">
      <style:text-properties officeooo:paragraph-rsid="0060c927"/>
    </style:style>
    <style:style style:name="P167" style:family="paragraph" style:parent-style-name="Text_20_body">
      <style:text-properties officeooo:rsid="00622df3" officeooo:paragraph-rsid="00622df3"/>
    </style:style>
    <style:style style:name="P168" style:family="paragraph" style:parent-style-name="Text_20_body">
      <style:text-properties officeooo:rsid="00622df3" officeooo:paragraph-rsid="00651e73"/>
    </style:style>
    <style:style style:name="P169" style:family="paragraph" style:parent-style-name="Text_20_body">
      <style:text-properties officeooo:rsid="00638223" officeooo:paragraph-rsid="00651e73"/>
    </style:style>
    <style:style style:name="P170" style:family="paragraph" style:parent-style-name="Text_20_body">
      <style:text-properties officeooo:paragraph-rsid="0066872f"/>
    </style:style>
    <style:style style:name="P171" style:family="paragraph" style:parent-style-name="Text_20_body">
      <style:text-properties officeooo:rsid="00681309" officeooo:paragraph-rsid="00681309"/>
    </style:style>
    <style:style style:name="P172" style:family="paragraph" style:parent-style-name="Text_20_body">
      <style:text-properties officeooo:rsid="006c51f3" officeooo:paragraph-rsid="006c51f3"/>
    </style:style>
    <style:style style:name="P173" style:family="paragraph" style:parent-style-name="Text_20_body">
      <style:text-properties officeooo:rsid="006d6e36" officeooo:paragraph-rsid="006d6e36"/>
    </style:style>
    <style:style style:name="P174" style:family="paragraph" style:parent-style-name="Text_20_body">
      <style:text-properties officeooo:rsid="006d6e36" officeooo:paragraph-rsid="00702025"/>
    </style:style>
    <style:style style:name="P175" style:family="paragraph" style:parent-style-name="Text_20_body">
      <style:text-properties officeooo:rsid="006d6e36" officeooo:paragraph-rsid="0072802f"/>
    </style:style>
    <style:style style:name="P176"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77"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78" style:family="paragraph" style:parent-style-name="Text_20_body">
      <style:text-properties fo:font-style="normal" fo:font-weight="normal" style:font-style-asian="normal" style:font-weight-asian="normal" style:font-style-complex="normal" style:font-weight-complex="normal"/>
    </style:style>
    <style:style style:name="P179"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80" style:family="paragraph" style:parent-style-name="Text_20_body">
      <style:text-properties fo:font-style="normal" officeooo:rsid="04474791" officeooo:paragraph-rsid="04474791" style:font-style-asian="normal" style:font-style-complex="normal"/>
    </style:style>
    <style:style style:name="P181" style:family="paragraph" style:parent-style-name="Text_20_body">
      <style:text-properties fo:font-style="normal" officeooo:rsid="044505b2" officeooo:paragraph-rsid="04474791" style:font-style-asian="normal" style:font-style-complex="normal"/>
    </style:style>
    <style:style style:name="P182" style:family="paragraph" style:parent-style-name="normal">
      <style:text-properties fo:font-style="normal" officeooo:rsid="044505b2" officeooo:paragraph-rsid="01ada90b" style:font-style-asian="normal" style:font-style-complex="normal"/>
    </style:style>
    <style:style style:name="P183" style:family="paragraph" style:parent-style-name="Text_20_body">
      <style:text-properties officeooo:rsid="0072ebf0" officeooo:paragraph-rsid="0075cf3d"/>
    </style:style>
    <style:style style:name="P184" style:family="paragraph" style:parent-style-name="Text_20_body">
      <style:text-properties officeooo:rsid="0072ebf0" officeooo:paragraph-rsid="008552f0"/>
    </style:style>
    <style:style style:name="P185" style:family="paragraph" style:parent-style-name="Text_20_body">
      <style:text-properties officeooo:rsid="0072ebf0" officeooo:paragraph-rsid="0436a57a"/>
    </style:style>
    <style:style style:name="P186" style:family="paragraph" style:parent-style-name="Text_20_body">
      <style:text-properties officeooo:rsid="0076add4" officeooo:paragraph-rsid="0075cf3d"/>
    </style:style>
    <style:style style:name="P187" style:family="paragraph" style:parent-style-name="Text_20_body">
      <style:text-properties officeooo:rsid="0076add4" officeooo:paragraph-rsid="03c90bf4"/>
    </style:style>
    <style:style style:name="P188" style:family="paragraph" style:parent-style-name="Text_20_body">
      <style:text-properties officeooo:paragraph-rsid="008cbc4b"/>
    </style:style>
    <style:style style:name="P189" style:family="paragraph" style:parent-style-name="Standard">
      <style:text-properties officeooo:paragraph-rsid="008cbc4b"/>
    </style:style>
    <style:style style:name="P190" style:family="paragraph" style:parent-style-name="Text_20_body">
      <style:text-properties officeooo:paragraph-rsid="009f4f0c"/>
    </style:style>
    <style:style style:name="P191" style:family="paragraph" style:parent-style-name="Text_20_body">
      <style:text-properties officeooo:paragraph-rsid="00a22a02"/>
    </style:style>
    <style:style style:name="P192" style:family="paragraph" style:parent-style-name="Text_20_body">
      <style:paragraph-properties fo:margin-left="0.4925in" fo:margin-right="0in" fo:text-indent="0in" style:auto-text-indent="false"/>
      <style:text-properties officeooo:paragraph-rsid="00a22a02"/>
    </style:style>
    <style:style style:name="P193"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94" style:family="paragraph" style:parent-style-name="Text_20_body">
      <style:text-properties fo:font-size="10.5pt" fo:font-weight="bold" officeooo:rsid="00a25e3c" officeooo:paragraph-rsid="00a25e3c" style:font-size-asian="10.5pt" style:font-weight-asian="bold" style:font-weight-complex="bold"/>
    </style:style>
    <style:style style:name="P195" style:family="paragraph" style:parent-style-name="Table_20_Contents">
      <style:text-properties fo:font-size="10.5pt" fo:font-weight="bold" officeooo:rsid="002a9704" officeooo:paragraph-rsid="002a9704" style:font-size-asian="10.5pt" style:font-weight-asian="bold" style:font-weight-complex="bold"/>
    </style:style>
    <style:style style:name="P196" style:family="paragraph" style:parent-style-name="Table_20_Contents">
      <style:text-properties fo:font-size="10.5pt" fo:font-weight="bold" officeooo:rsid="00638223" officeooo:paragraph-rsid="00638223" style:font-size-asian="10.5pt" style:font-weight-asian="bold" style:font-weight-complex="bold"/>
    </style:style>
    <style:style style:name="P197" style:family="paragraph" style:parent-style-name="Table_20_Contents">
      <style:text-properties fo:font-size="10.5pt" fo:font-weight="bold" officeooo:rsid="00681309" officeooo:paragraph-rsid="00681309" style:font-size-asian="10.5pt" style:font-weight-asian="bold" style:font-weight-complex="bold"/>
    </style:style>
    <style:style style:name="P198" style:family="paragraph" style:parent-style-name="Table_20_Contents">
      <style:text-properties fo:font-size="10.5pt" fo:font-weight="bold" style:font-size-asian="10.5pt" style:font-weight-asian="bold" style:font-size-complex="10.5pt" style:font-weight-complex="bold"/>
    </style:style>
    <style:style style:name="P199"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0"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01"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2"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3"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4" style:family="paragraph" style:parent-style-name="Text_20_body">
      <style:text-properties fo:font-size="10.5pt" style:font-size-asian="10.5pt" style:font-size-complex="10.5pt"/>
    </style:style>
    <style:style style:name="P205" style:family="paragraph" style:parent-style-name="Text_20_body">
      <style:text-properties fo:font-size="10.5pt" officeooo:paragraph-rsid="011ed48a" style:font-size-asian="10.5pt" style:font-size-complex="10.5pt"/>
    </style:style>
    <style:style style:name="P206" style:family="paragraph" style:parent-style-name="Text_20_body">
      <style:text-properties fo:font-size="10.5pt" officeooo:paragraph-rsid="0316d873" style:font-size-asian="10.5pt" style:font-size-complex="10.5pt"/>
    </style:style>
    <style:style style:name="P207" style:family="paragraph" style:parent-style-name="Text_20_body">
      <style:text-properties fo:font-size="10.5pt" officeooo:rsid="0321f781" officeooo:paragraph-rsid="0321f781" style:font-size-asian="10.5pt" style:font-size-complex="10.5pt"/>
    </style:style>
    <style:style style:name="P208" style:family="paragraph" style:parent-style-name="Text_20_body">
      <style:text-properties fo:font-size="10.5pt" officeooo:rsid="031b1e85" officeooo:paragraph-rsid="031cfbf8" style:font-size-asian="10.5pt" style:font-size-complex="10.5pt"/>
    </style:style>
    <style:style style:name="P209" style:family="paragraph" style:parent-style-name="Text_20_body">
      <style:text-properties fo:font-size="10.5pt" officeooo:rsid="0321ca36" officeooo:paragraph-rsid="0321ca36" style:font-size-asian="10.5pt" style:font-size-complex="10.5pt"/>
    </style:style>
    <style:style style:name="P210" style:family="paragraph" style:parent-style-name="Standard">
      <style:text-properties fo:font-size="10.5pt" officeooo:rsid="017a78a8" officeooo:paragraph-rsid="017a78a8" style:font-size-asian="10.5pt" style:font-size-complex="10.5pt"/>
    </style:style>
    <style:style style:name="P211" style:family="paragraph" style:parent-style-name="Standard">
      <style:text-properties fo:font-size="10.5pt" officeooo:paragraph-rsid="03674d1f" style:font-size-asian="10.5pt" style:font-size-complex="10.5pt"/>
    </style:style>
    <style:style style:name="P212" style:family="paragraph" style:parent-style-name="Standard">
      <style:text-properties fo:font-size="10.5pt" officeooo:rsid="036ebd30" officeooo:paragraph-rsid="036ebd30" style:font-size-asian="10.5pt" style:font-size-complex="10.5pt"/>
    </style:style>
    <style:style style:name="P213" style:family="paragraph" style:parent-style-name="Table_20_Contents">
      <style:paragraph-properties fo:margin-top="0in" fo:margin-bottom="0.1965in" style:contextual-spacing="false"/>
      <style:text-properties fo:font-size="10.5pt" style:font-size-asian="10.5pt" style:font-size-complex="10.5pt"/>
    </style:style>
    <style:style style:name="P214" style:family="paragraph" style:parent-style-name="Table_20_Heading">
      <style:text-properties fo:font-size="10.5pt" style:font-size-asian="10.5pt" style:font-size-complex="10.5pt"/>
    </style:style>
    <style:style style:name="P215" style:family="paragraph" style:parent-style-name="Table_20_Heading">
      <style:paragraph-properties fo:text-align="start" style:justify-single-word="false"/>
      <style:text-properties fo:font-size="10.5pt" style:font-size-asian="10.5pt" style:font-size-complex="10.5pt"/>
    </style:style>
    <style:style style:name="P216" style:family="paragraph" style:parent-style-name="Table_20_Heading">
      <style:text-properties fo:font-size="10.5pt" officeooo:paragraph-rsid="0241860b" style:font-size-asian="10.5pt" style:font-size-complex="10.5pt"/>
    </style:style>
    <style:style style:name="P217" style:family="paragraph" style:parent-style-name="Quotations">
      <style:text-properties fo:font-size="10.5pt" style:font-size-asian="10.5pt" style:font-size-complex="10.5pt"/>
    </style:style>
    <style:style style:name="P218" style:family="paragraph" style:parent-style-name="Quotations">
      <style:text-properties fo:font-size="10.5pt" officeooo:paragraph-rsid="02ae8d58" style:font-size-asian="10.5pt" style:font-size-complex="10.5pt"/>
    </style:style>
    <style:style style:name="P219" style:family="paragraph" style:parent-style-name="Table_20_Contents">
      <style:text-properties fo:font-size="10.5pt" officeooo:rsid="011ed48a" officeooo:paragraph-rsid="011ed48a" style:font-size-asian="10.5pt"/>
    </style:style>
    <style:style style:name="P220"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21"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2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23"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2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25"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2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27"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28"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29"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30"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31"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32"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33"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34" style:family="paragraph" style:parent-style-name="Text_20_body">
      <style:text-properties officeooo:paragraph-rsid="00a9b357"/>
    </style:style>
    <style:style style:name="P235" style:family="paragraph" style:parent-style-name="Text_20_body">
      <style:text-properties officeooo:paragraph-rsid="00d7ac05"/>
    </style:style>
    <style:style style:name="P236" style:family="paragraph" style:parent-style-name="Text_20_body">
      <style:text-properties officeooo:paragraph-rsid="00dfbac3"/>
    </style:style>
    <style:style style:name="P237" style:family="paragraph" style:parent-style-name="Text_20_body">
      <style:text-properties officeooo:paragraph-rsid="00e1056a"/>
    </style:style>
    <style:style style:name="P238" style:family="paragraph" style:parent-style-name="Text_20_body">
      <style:text-properties officeooo:paragraph-rsid="00eba06a"/>
    </style:style>
    <style:style style:name="P239" style:family="paragraph" style:parent-style-name="Text_20_body">
      <style:text-properties officeooo:paragraph-rsid="00f20d4a"/>
    </style:style>
    <style:style style:name="P240" style:family="paragraph" style:parent-style-name="Text_20_body">
      <style:paragraph-properties fo:text-align="start" style:justify-single-word="false"/>
      <style:text-properties officeooo:paragraph-rsid="00f44a86"/>
    </style:style>
    <style:style style:name="P241" style:family="paragraph" style:parent-style-name="Text_20_body">
      <style:paragraph-properties fo:text-align="start" style:justify-single-word="false"/>
      <style:text-properties officeooo:paragraph-rsid="01102581"/>
    </style:style>
    <style:style style:name="P242" style:family="paragraph" style:parent-style-name="Text_20_body">
      <style:paragraph-properties fo:text-align="start" style:justify-single-word="false"/>
      <style:text-properties officeooo:paragraph-rsid="0144c468"/>
    </style:style>
    <style:style style:name="P243" style:family="paragraph" style:parent-style-name="Text_20_body">
      <style:paragraph-properties fo:text-align="start" style:justify-single-word="false"/>
      <style:text-properties officeooo:paragraph-rsid="013b1225"/>
    </style:style>
    <style:style style:name="P244" style:family="paragraph" style:parent-style-name="Text_20_body">
      <style:paragraph-properties fo:text-align="start" style:justify-single-word="false"/>
      <style:text-properties officeooo:paragraph-rsid="011e5770"/>
    </style:style>
    <style:style style:name="P245" style:family="paragraph" style:parent-style-name="Text_20_body">
      <style:paragraph-properties fo:text-align="start" style:justify-single-word="false"/>
      <style:text-properties officeooo:paragraph-rsid="01ff76b7"/>
    </style:style>
    <style:style style:name="P246" style:family="paragraph" style:parent-style-name="Text_20_body">
      <style:paragraph-properties fo:text-align="start" style:justify-single-word="false"/>
      <style:text-properties officeooo:paragraph-rsid="0211dfcc"/>
    </style:style>
    <style:style style:name="P247" style:family="paragraph" style:parent-style-name="Text_20_body">
      <style:paragraph-properties fo:text-align="start" style:justify-single-word="false"/>
      <style:text-properties officeooo:paragraph-rsid="0215fa9e"/>
    </style:style>
    <style:style style:name="P248" style:family="paragraph" style:parent-style-name="Text_20_body">
      <style:paragraph-properties fo:text-align="start" style:justify-single-word="false"/>
      <style:text-properties officeooo:paragraph-rsid="034c1b43"/>
    </style:style>
    <style:style style:name="P249" style:family="paragraph" style:parent-style-name="Text_20_body">
      <style:paragraph-properties fo:text-align="start" style:justify-single-word="false"/>
      <style:text-properties officeooo:paragraph-rsid="034e4c07"/>
    </style:style>
    <style:style style:name="P250" style:family="paragraph" style:parent-style-name="Text_20_body">
      <style:paragraph-properties fo:text-align="start" style:justify-single-word="false"/>
      <style:text-properties officeooo:paragraph-rsid="0356e252"/>
    </style:style>
    <style:style style:name="P251" style:family="paragraph" style:parent-style-name="Table_20_Contents">
      <style:paragraph-properties fo:margin-top="0in" fo:margin-bottom="0.1965in" style:contextual-spacing="false" fo:text-align="start" style:justify-single-word="false"/>
      <style:text-properties officeooo:paragraph-rsid="0356e252"/>
    </style:style>
    <style:style style:name="P252" style:family="paragraph" style:parent-style-name="Text_20_body">
      <style:paragraph-properties fo:text-align="start" style:justify-single-word="false"/>
      <style:text-properties officeooo:paragraph-rsid="0418a0ff"/>
    </style:style>
    <style:style style:name="P253" style:family="paragraph" style:parent-style-name="Text_20_body">
      <style:paragraph-properties fo:text-align="start" style:justify-single-word="false"/>
      <style:text-properties officeooo:paragraph-rsid="042203f9"/>
    </style:style>
    <style:style style:name="P254" style:family="paragraph" style:parent-style-name="Text_20_body">
      <style:paragraph-properties fo:text-align="start" style:justify-single-word="false"/>
      <style:text-properties officeooo:paragraph-rsid="042aefd9"/>
    </style:style>
    <style:style style:name="P255" style:family="paragraph" style:parent-style-name="Text_20_body">
      <style:paragraph-properties fo:text-align="start" style:justify-single-word="false"/>
      <style:text-properties officeooo:paragraph-rsid="042dd920"/>
    </style:style>
    <style:style style:name="P256" style:family="paragraph" style:parent-style-name="Text_20_body">
      <style:paragraph-properties fo:text-align="start" style:justify-single-word="false"/>
      <style:text-properties officeooo:paragraph-rsid="042f189e"/>
    </style:style>
    <style:style style:name="P257" style:family="paragraph" style:parent-style-name="Table_20_Contents">
      <style:paragraph-properties fo:text-align="start" style:justify-single-word="false" style:writing-mode="lr-tb"/>
    </style:style>
    <style:style style:name="P258"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59"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60"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61" style:family="paragraph" style:parent-style-name="Table_20_Heading">
      <style:paragraph-properties fo:text-align="start" style:justify-single-word="false"/>
    </style:style>
    <style:style style:name="P262" style:family="paragraph" style:parent-style-name="Preformatted_20_Text">
      <style:paragraph-properties fo:margin-top="0in" fo:margin-bottom="0in" style:contextual-spacing="false" fo:text-align="start" style:justify-single-word="false" fo:orphans="2" fo:widows="2" fo:padding="0in" fo:border="none"/>
    </style:style>
    <style:style style:name="P263"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64"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65"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66"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67"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68" style:family="paragraph" style:parent-style-name="Text_20_body">
      <style:text-properties officeooo:paragraph-rsid="00f40e84"/>
    </style:style>
    <style:style style:name="P269" style:family="paragraph" style:parent-style-name="Text_20_body">
      <style:text-properties officeooo:paragraph-rsid="00f44a86"/>
    </style:style>
    <style:style style:name="P270" style:family="paragraph" style:parent-style-name="Text_20_body">
      <style:text-properties officeooo:paragraph-rsid="00f4a30d"/>
    </style:style>
    <style:style style:name="P271" style:family="paragraph" style:parent-style-name="Text_20_body">
      <style:text-properties officeooo:paragraph-rsid="00f9ec88"/>
    </style:style>
    <style:style style:name="P272" style:family="paragraph" style:parent-style-name="Text_20_body">
      <style:text-properties fo:font-size="9pt" officeooo:paragraph-rsid="00f9ec88" style:font-size-asian="9pt" style:font-size-complex="9pt"/>
    </style:style>
    <style:style style:name="P273" style:family="paragraph" style:parent-style-name="Text_20_body">
      <style:text-properties fo:font-size="9pt" officeooo:paragraph-rsid="00fdb8a8" style:font-size-asian="9pt" style:font-size-complex="9pt"/>
    </style:style>
    <style:style style:name="P274" style:family="paragraph" style:parent-style-name="Table_20_Contents">
      <style:text-properties fo:font-size="9pt" officeooo:paragraph-rsid="00fdb8a8" style:font-size-asian="9pt" style:font-size-complex="9pt"/>
    </style:style>
    <style:style style:name="P275" style:family="paragraph" style:parent-style-name="Table_20_Contents">
      <style:text-properties fo:font-size="9pt" style:font-size-asian="9pt" style:font-size-complex="9pt"/>
    </style:style>
    <style:style style:name="P276" style:family="paragraph" style:parent-style-name="Table_20_Contents">
      <style:paragraph-properties fo:text-align="start" style:justify-single-word="false"/>
      <style:text-properties fo:font-size="9pt" style:font-size-asian="9pt" style:font-size-complex="9pt"/>
    </style:style>
    <style:style style:name="P277" style:family="paragraph" style:parent-style-name="Table_20_Contents">
      <style:paragraph-properties fo:text-align="start" style:justify-single-word="false"/>
      <style:text-properties fo:font-size="9pt" officeooo:paragraph-rsid="00c9510c" style:font-size-asian="9pt" style:font-size-complex="9pt"/>
    </style:style>
    <style:style style:name="P278"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79" style:family="paragraph" style:parent-style-name="Table_20_Contents">
      <style:text-properties fo:font-size="9pt" officeooo:rsid="00638223" officeooo:paragraph-rsid="00638223" style:font-size-asian="9pt" style:font-size-complex="9pt"/>
    </style:style>
    <style:style style:name="P280" style:family="paragraph" style:parent-style-name="Table_20_Contents">
      <style:text-properties fo:font-size="9pt" officeooo:rsid="00681309" officeooo:paragraph-rsid="00681309" style:font-size-asian="9pt" style:font-size-complex="9pt"/>
    </style:style>
    <style:style style:name="P281" style:family="paragraph" style:parent-style-name="Table_20_Contents">
      <style:text-properties fo:font-size="9pt" officeooo:rsid="00827c52" officeooo:paragraph-rsid="00827c52" style:font-size-asian="9pt" style:font-size-complex="9pt"/>
    </style:style>
    <style:style style:name="P282" style:family="paragraph" style:parent-style-name="Table_20_Contents">
      <style:text-properties fo:font-size="9pt" officeooo:rsid="00693b34" style:font-size-asian="9pt" style:font-size-complex="9pt"/>
    </style:style>
    <style:style style:name="P283" style:family="paragraph" style:parent-style-name="Table_20_Contents">
      <style:text-properties fo:font-size="9pt" officeooo:rsid="00693b34" officeooo:paragraph-rsid="00693b34" style:font-size-asian="9pt" style:font-size-complex="9pt"/>
    </style:style>
    <style:style style:name="P284" style:family="paragraph" style:parent-style-name="Table_20_Contents">
      <style:text-properties fo:font-size="9pt" officeooo:rsid="006395e6" officeooo:paragraph-rsid="006395e6" style:font-size-asian="9pt" style:font-size-complex="9pt"/>
    </style:style>
    <style:style style:name="P285" style:family="paragraph" style:parent-style-name="Table_20_Contents">
      <style:text-properties fo:font-size="9pt" officeooo:rsid="0019201b" officeooo:paragraph-rsid="0019201b" style:font-size-asian="9pt" style:font-size-complex="9pt"/>
    </style:style>
    <style:style style:name="P286" style:family="paragraph" style:parent-style-name="Table_20_Contents">
      <style:text-properties fo:font-size="9pt" officeooo:rsid="0013b1e7" style:font-size-asian="9pt" style:font-size-complex="9pt"/>
    </style:style>
    <style:style style:name="P287" style:family="paragraph" style:parent-style-name="Table_20_Contents">
      <style:paragraph-properties fo:text-align="center" style:justify-single-word="false"/>
      <style:text-properties fo:font-size="9pt" style:font-size-asian="9pt" style:font-size-complex="9pt"/>
    </style:style>
    <style:style style:name="P288" style:family="paragraph" style:parent-style-name="Table_20_Contents">
      <style:paragraph-properties fo:text-align="center" style:justify-single-word="false"/>
      <style:text-properties fo:font-size="9pt" officeooo:paragraph-rsid="000d8c6d" style:font-size-asian="9pt" style:font-size-complex="9pt"/>
    </style:style>
    <style:style style:name="P289" style:family="paragraph" style:parent-style-name="Table_20_Contents">
      <style:text-properties fo:font-size="9pt" officeooo:rsid="0016fed2" officeooo:paragraph-rsid="0016fed2" style:font-size-asian="9pt" style:font-size-complex="9pt"/>
    </style:style>
    <style:style style:name="P290" style:family="paragraph" style:parent-style-name="Table_20_Contents">
      <style:text-properties fo:font-size="9pt" officeooo:paragraph-rsid="001b94f9" style:font-size-asian="9pt" style:font-size-complex="9pt"/>
    </style:style>
    <style:style style:name="P291" style:family="paragraph" style:parent-style-name="Table_20_Contents">
      <style:text-properties fo:font-size="9pt" officeooo:paragraph-rsid="0056c1cb" style:font-size-asian="9pt" style:font-size-complex="9pt"/>
    </style:style>
    <style:style style:name="P292" style:family="paragraph" style:parent-style-name="Table_20_Contents">
      <style:text-properties fo:font-size="9pt" officeooo:rsid="002a9704" officeooo:paragraph-rsid="002a9704" style:font-size-asian="9pt" style:font-size-complex="9pt"/>
    </style:style>
    <style:style style:name="P293" style:family="paragraph" style:parent-style-name="Table_20_Contents">
      <style:text-properties fo:font-size="9pt" officeooo:rsid="00d48bc5" officeooo:paragraph-rsid="00d48bc5" style:font-size-asian="9pt" style:font-size-complex="9pt"/>
    </style:style>
    <style:style style:name="P294" style:family="paragraph" style:parent-style-name="Table_20_Contents">
      <style:text-properties fo:font-size="9pt" officeooo:paragraph-rsid="00d48bc5" style:font-size-asian="9pt" style:font-size-complex="9pt"/>
    </style:style>
    <style:style style:name="P295" style:family="paragraph" style:parent-style-name="Table_20_Contents">
      <style:text-properties fo:font-size="9pt" officeooo:rsid="0101e282" officeooo:paragraph-rsid="0101e282" style:font-size-asian="9pt" style:font-size-complex="9pt"/>
    </style:style>
    <style:style style:name="P296" style:family="paragraph" style:parent-style-name="Table_20_Contents">
      <style:text-properties fo:font-size="9pt" officeooo:rsid="00998d16" officeooo:paragraph-rsid="00998d16" style:font-size-asian="9pt" style:font-size-complex="9pt"/>
    </style:style>
    <style:style style:name="P297" style:family="paragraph" style:parent-style-name="Table_20_Contents">
      <style:text-properties fo:font-size="9pt" officeooo:rsid="00978fe2" officeooo:paragraph-rsid="00978fe2" style:font-size-asian="9pt" style:font-size-complex="9pt"/>
    </style:style>
    <style:style style:name="P298" style:family="paragraph" style:parent-style-name="Table_20_Contents">
      <style:text-properties fo:font-size="9pt" officeooo:rsid="004f6682" officeooo:paragraph-rsid="005332aa" style:font-size-asian="9pt" style:font-size-complex="9pt"/>
    </style:style>
    <style:style style:name="P299" style:family="paragraph" style:parent-style-name="Table_20_Contents">
      <style:text-properties fo:font-size="9pt" officeooo:paragraph-rsid="005332aa" style:font-size-asian="9pt" style:font-size-complex="9pt"/>
    </style:style>
    <style:style style:name="P300" style:family="paragraph" style:parent-style-name="Table_20_Contents">
      <style:text-properties fo:font-size="9pt" officeooo:rsid="02f80fcc" officeooo:paragraph-rsid="02f80fcc" style:font-size-asian="9pt" style:font-size-complex="9pt"/>
    </style:style>
    <style:style style:name="P301" style:family="paragraph" style:parent-style-name="Table_20_Contents">
      <style:text-properties fo:font-size="9pt" style:font-size-asian="9pt" style:font-size-complex="9pt" style:language-complex="am" style:country-complex="ET"/>
    </style:style>
    <style:style style:name="P302" style:family="paragraph" style:parent-style-name="Table_20_Contents">
      <style:text-properties fo:font-size="9pt" style:font-size-asian="9pt" style:font-size-complex="9pt" style:language-complex="as" style:country-complex="IN"/>
    </style:style>
    <style:style style:name="P303" style:family="paragraph" style:parent-style-name="Table_20_Contents">
      <style:text-properties fo:font-size="9pt" style:font-size-asian="9pt" style:font-size-complex="9pt" style:language-complex="bn" style:country-complex="BD"/>
    </style:style>
    <style:style style:name="P304" style:family="paragraph" style:parent-style-name="Table_20_Contents">
      <style:text-properties fo:font-size="9pt" style:font-size-asian="9pt" style:font-size-complex="9pt" style:language-complex="my" style:country-complex="MM"/>
    </style:style>
    <style:style style:name="P305" style:family="paragraph" style:parent-style-name="Table_20_Contents">
      <style:text-properties fo:font-size="9pt" style:font-size-asian="9pt" style:font-size-complex="9pt" style:language-complex="dz" style:country-complex="BT"/>
    </style:style>
    <style:style style:name="P306" style:family="paragraph" style:parent-style-name="Table_20_Contents">
      <style:text-properties fo:font-size="9pt" style:font-size-asian="9pt" style:font-size-complex="9pt" style:language-complex="gu" style:country-complex="IN"/>
    </style:style>
    <style:style style:name="P307" style:family="paragraph" style:parent-style-name="Table_20_Contents">
      <style:text-properties fo:font-size="9pt" style:font-size-asian="9pt" style:font-size-complex="9pt" style:language-complex="kn" style:country-complex="IN"/>
    </style:style>
    <style:style style:name="P308" style:family="paragraph" style:parent-style-name="Table_20_Contents">
      <style:text-properties fo:font-size="9pt" style:font-size-asian="9pt" style:font-size-complex="9pt" style:language-complex="lo" style:country-complex="LA"/>
    </style:style>
    <style:style style:name="P309" style:family="paragraph" style:parent-style-name="Table_20_Contents">
      <style:text-properties fo:font-size="9pt" style:font-size-asian="9pt" style:font-size-complex="9pt" style:language-complex="ml" style:country-complex="IN"/>
    </style:style>
    <style:style style:name="P310" style:family="paragraph" style:parent-style-name="Table_20_Contents">
      <style:text-properties fo:font-size="9pt" style:font-size-asian="9pt" style:font-size-complex="9pt" style:language-complex="mr" style:country-complex="IN"/>
    </style:style>
    <style:style style:name="P311" style:family="paragraph" style:parent-style-name="Table_20_Contents">
      <style:text-properties fo:font-size="9pt" style:font-size-asian="9pt" style:font-size-complex="9pt" style:language-complex="ne" style:country-complex="NP"/>
    </style:style>
    <style:style style:name="P312" style:family="paragraph" style:parent-style-name="Table_20_Contents">
      <style:text-properties fo:font-size="9pt" style:font-size-asian="9pt" style:font-size-complex="9pt" style:language-complex="or" style:country-complex="IN"/>
    </style:style>
    <style:style style:name="P313" style:family="paragraph" style:parent-style-name="Table_20_Contents">
      <style:text-properties fo:font-size="9pt" style:font-size-asian="9pt" style:font-size-complex="9pt" style:language-complex="si" style:country-complex="LK"/>
    </style:style>
    <style:style style:name="P314" style:family="paragraph" style:parent-style-name="Table_20_Contents">
      <style:text-properties fo:font-size="9pt" style:font-size-asian="9pt" style:font-size-complex="9pt" style:language-complex="ta" style:country-complex="IN"/>
    </style:style>
    <style:style style:name="P315" style:family="paragraph" style:parent-style-name="Table_20_Contents">
      <style:text-properties fo:font-size="9pt" style:font-size-asian="9pt" style:font-size-complex="9pt" style:language-complex="te" style:country-complex="IN"/>
    </style:style>
    <style:style style:name="P316" style:family="paragraph" style:parent-style-name="Table_20_Contents">
      <style:text-properties fo:font-size="9pt" style:font-size-asian="9pt" style:font-size-complex="9pt" style:language-complex="th" style:country-complex="TH"/>
    </style:style>
    <style:style style:name="P317" style:family="paragraph" style:parent-style-name="Table_20_Contents">
      <style:text-properties fo:font-size="9pt" style:font-size-asian="9pt" style:font-size-complex="9pt" style:language-complex="ti" style:country-complex="ET"/>
    </style:style>
    <style:style style:name="P318" style:family="paragraph" style:parent-style-name="Table_20_Contents">
      <style:text-properties fo:font-size="9pt" style:font-size-asian="9pt" style:font-size-complex="9pt" style:language-complex="bo" style:country-complex="CN"/>
    </style:style>
    <style:style style:name="P319" style:family="paragraph" style:parent-style-name="Table_20_Contents">
      <style:paragraph-properties style:writing-mode="lr-tb"/>
      <style:text-properties fo:font-size="9pt" officeooo:rsid="00243074" officeooo:paragraph-rsid="00243074" style:font-size-asian="9pt" style:font-size-complex="9pt"/>
    </style:style>
    <style:style style:name="P320" style:family="paragraph" style:parent-style-name="Footnote">
      <style:text-properties fo:font-size="9pt" style:font-size-asian="9pt" style:font-size-complex="9pt"/>
    </style:style>
    <style:style style:name="P321" style:family="paragraph" style:parent-style-name="Preformatted_20_Text">
      <style:paragraph-properties fo:margin-top="0in" fo:margin-bottom="0.1965in" style:contextual-spacing="false"/>
      <style:text-properties fo:font-size="9pt" style:font-size-asian="9pt" style:font-size-complex="9pt"/>
    </style:style>
    <style:style style:name="P322" style:family="paragraph" style:parent-style-name="Table_20_Contents">
      <style:paragraph-properties fo:margin-top="0in" fo:margin-bottom="0.1965in" style:contextual-spacing="false"/>
      <style:text-properties fo:font-size="9pt" style:font-size-asian="9pt" style:font-size-complex="9pt"/>
    </style:style>
    <style:style style:name="P323"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24" style:family="paragraph" style:parent-style-name="Preformatted_20_Text">
      <style:text-properties fo:font-size="9pt" style:font-size-asian="9pt" style:font-size-complex="9pt"/>
    </style:style>
    <style:style style:name="P325" style:family="paragraph" style:parent-style-name="Table_20_Contents">
      <style:paragraph-properties style:writing-mode="rl-tb"/>
      <style:text-properties fo:font-size="9pt" style:font-size-asian="9pt" style:font-size-complex="9pt"/>
    </style:style>
    <style:style style:name="P326" style:family="paragraph" style:parent-style-name="Table_20_Contents">
      <style:paragraph-properties style:writing-mode="rl-tb"/>
      <style:text-properties fo:font-size="9pt" style:font-size-asian="9pt" style:font-size-complex="9pt" style:language-complex="ar" style:country-complex="SA"/>
    </style:style>
    <style:style style:name="P327" style:family="paragraph" style:parent-style-name="Table_20_Contents">
      <style:paragraph-properties style:writing-mode="rl-tb"/>
      <style:text-properties fo:font-size="9pt" style:font-size-asian="9pt" style:font-size-complex="9pt" style:language-complex="dv" style:country-complex="MV"/>
    </style:style>
    <style:style style:name="P328" style:family="paragraph" style:parent-style-name="Table_20_Contents">
      <style:paragraph-properties style:writing-mode="rl-tb"/>
      <style:text-properties fo:font-size="9pt" style:font-size-asian="9pt" style:font-size-complex="9pt" style:language-complex="he" style:country-complex="IL"/>
    </style:style>
    <style:style style:name="P329" style:family="paragraph" style:parent-style-name="Table_20_Contents">
      <style:paragraph-properties style:writing-mode="rl-tb"/>
      <style:text-properties fo:font-size="9pt" style:font-size-asian="9pt" style:font-size-complex="9pt" style:language-complex="fa" style:country-complex="IR"/>
    </style:style>
    <style:style style:name="P330" style:family="paragraph" style:parent-style-name="Table_20_Contents">
      <style:paragraph-properties style:writing-mode="rl-tb"/>
      <style:text-properties fo:font-size="9pt" style:font-size-asian="9pt" style:font-size-complex="9pt" style:language-complex="ps" style:country-complex="AF"/>
    </style:style>
    <style:style style:name="P331" style:family="paragraph" style:parent-style-name="Table_20_Contents">
      <style:paragraph-properties style:writing-mode="rl-tb"/>
      <style:text-properties fo:font-size="9pt" style:font-size-asian="9pt" style:font-size-complex="9pt" style:language-complex="ur" style:country-complex="IN"/>
    </style:style>
    <style:style style:name="P332" style:family="paragraph" style:parent-style-name="Table_20_Contents">
      <style:paragraph-properties style:writing-mode="rl-tb"/>
      <style:text-properties fo:font-size="9pt" style:font-size-asian="9pt" style:font-size-complex="9pt" style:language-complex="yi" style:country-complex="US"/>
    </style:style>
    <style:style style:name="P333" style:family="paragraph" style:parent-style-name="Table_20_Contents">
      <style:text-properties fo:font-size="9pt" officeooo:paragraph-rsid="04625148" style:font-size-asian="9pt" style:font-size-complex="9pt"/>
    </style:style>
    <style:style style:name="P334" style:family="paragraph" style:parent-style-name="Table_20_Contents">
      <style:text-properties fo:font-size="9pt" officeooo:paragraph-rsid="049cfb4c" style:font-size-asian="9pt" style:font-size-complex="9pt"/>
    </style:style>
    <style:style style:name="P335" style:family="paragraph" style:parent-style-name="Table_20_Contents">
      <style:text-properties fo:font-size="9pt" style:font-size-asian="9pt" style:language-asian="ko" style:country-asian="KR" style:font-size-complex="9pt"/>
    </style:style>
    <style:style style:name="P336"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37" style:family="paragraph" style:parent-style-name="Table_20_Contents">
      <style:text-properties fo:font-size="9pt" fo:language="en" fo:country="US" style:font-size-asian="9pt" style:font-size-complex="9pt"/>
    </style:style>
    <style:style style:name="P338" style:family="paragraph" style:parent-style-name="Table_20_Contents">
      <style:text-properties fo:font-size="9pt" fo:language="af" fo:country="ZA" style:font-size-asian="9pt" style:font-size-complex="9pt"/>
    </style:style>
    <style:style style:name="P339" style:family="paragraph" style:parent-style-name="Table_20_Contents">
      <style:text-properties fo:font-size="9pt" fo:language="ak" fo:country="GH" style:font-size-asian="9pt" style:font-size-complex="9pt"/>
    </style:style>
    <style:style style:name="P340" style:family="paragraph" style:parent-style-name="Table_20_Contents">
      <style:text-properties fo:font-size="9pt" fo:language="sq" fo:country="AL" style:font-size-asian="9pt" style:font-size-complex="9pt"/>
    </style:style>
    <style:style style:name="P341" style:family="paragraph" style:parent-style-name="Table_20_Contents">
      <style:text-properties fo:font-size="9pt" fo:language="an" fo:country="ES" style:font-size-asian="9pt" style:font-size-complex="9pt"/>
    </style:style>
    <style:style style:name="P342" style:family="paragraph" style:parent-style-name="Table_20_Contents">
      <style:text-properties fo:font-size="9pt" fo:language="hy" fo:country="AM" style:font-size-asian="9pt" style:font-size-complex="9pt"/>
    </style:style>
    <style:style style:name="P343" style:family="paragraph" style:parent-style-name="Table_20_Contents">
      <style:text-properties fo:font-size="9pt" fo:language="av" fo:country="RU" style:font-size-asian="9pt" style:font-size-complex="9pt"/>
    </style:style>
    <style:style style:name="P344" style:family="paragraph" style:parent-style-name="Table_20_Contents">
      <style:text-properties fo:font-size="9pt" fo:language="bm" fo:country="ML" style:font-size-asian="9pt" style:font-size-complex="9pt"/>
    </style:style>
    <style:style style:name="P345" style:family="paragraph" style:parent-style-name="Table_20_Contents">
      <style:text-properties fo:font-size="9pt" fo:language="ba" fo:country="RU" style:font-size-asian="9pt" style:font-size-complex="9pt"/>
    </style:style>
    <style:style style:name="P346" style:family="paragraph" style:parent-style-name="Table_20_Contents">
      <style:text-properties fo:font-size="9pt" fo:language="eu" fo:country="ES" style:font-size-asian="9pt" style:font-size-complex="9pt"/>
    </style:style>
    <style:style style:name="P347" style:family="paragraph" style:parent-style-name="Table_20_Contents">
      <style:text-properties fo:font-size="9pt" fo:language="be" fo:country="BY" style:font-size-asian="9pt" style:font-size-complex="9pt"/>
    </style:style>
    <style:style style:name="P348" style:family="paragraph" style:parent-style-name="Table_20_Contents">
      <style:text-properties fo:font-size="9pt" fo:language="bs" fo:country="BA" style:font-size-asian="9pt" style:font-size-complex="9pt"/>
    </style:style>
    <style:style style:name="P349" style:family="paragraph" style:parent-style-name="Table_20_Contents">
      <style:text-properties fo:font-size="9pt" fo:language="br" fo:country="FR" style:font-size-asian="9pt" style:font-size-complex="9pt"/>
    </style:style>
    <style:style style:name="P350" style:family="paragraph" style:parent-style-name="Table_20_Contents">
      <style:text-properties fo:font-size="9pt" fo:language="bg" fo:country="BG" style:font-size-asian="9pt" style:font-size-complex="9pt"/>
    </style:style>
    <style:style style:name="P351" style:family="paragraph" style:parent-style-name="Table_20_Contents">
      <style:text-properties fo:font-size="9pt" fo:language="ca" fo:country="ES" style:font-size-asian="9pt" style:font-size-complex="9pt"/>
    </style:style>
    <style:style style:name="P352" style:family="paragraph" style:parent-style-name="Table_20_Contents">
      <style:text-properties fo:font-size="9pt" fo:language="ny" fo:country="MW" style:font-size-asian="9pt" style:font-size-complex="9pt"/>
    </style:style>
    <style:style style:name="P353" style:family="paragraph" style:parent-style-name="Table_20_Contents">
      <style:text-properties fo:font-size="9pt" fo:language="cv" fo:country="RU" style:font-size-asian="9pt" style:font-size-complex="9pt"/>
    </style:style>
    <style:style style:name="P354" style:family="paragraph" style:parent-style-name="Table_20_Contents">
      <style:text-properties fo:font-size="9pt" fo:language="kw" fo:country="GB" style:font-size-asian="9pt" style:font-size-complex="9pt"/>
    </style:style>
    <style:style style:name="P355" style:family="paragraph" style:parent-style-name="Table_20_Contents">
      <style:text-properties fo:font-size="9pt" fo:language="co" fo:country="FR" style:font-size-asian="9pt" style:font-size-complex="9pt"/>
    </style:style>
    <style:style style:name="P356" style:family="paragraph" style:parent-style-name="Table_20_Contents">
      <style:text-properties fo:font-size="9pt" fo:language="hr" fo:country="HR" style:font-size-asian="9pt" style:font-size-complex="9pt"/>
    </style:style>
    <style:style style:name="P357" style:family="paragraph" style:parent-style-name="Table_20_Contents">
      <style:text-properties fo:font-size="9pt" fo:language="cs" fo:country="CZ" style:font-size-asian="9pt" style:font-size-complex="9pt"/>
    </style:style>
    <style:style style:name="P358" style:family="paragraph" style:parent-style-name="Table_20_Contents">
      <style:text-properties fo:font-size="9pt" fo:language="da" fo:country="DK" style:font-size-asian="9pt" style:font-size-complex="9pt"/>
    </style:style>
    <style:style style:name="P359" style:family="paragraph" style:parent-style-name="Table_20_Contents">
      <style:text-properties fo:font-size="9pt" fo:language="nl" fo:country="NL" style:font-size-asian="9pt" style:font-size-complex="9pt"/>
    </style:style>
    <style:style style:name="P360" style:family="paragraph" style:parent-style-name="Table_20_Contents">
      <style:text-properties fo:font-size="9pt" fo:language="eo" fo:country="none" style:font-size-asian="9pt" style:font-size-complex="9pt"/>
    </style:style>
    <style:style style:name="P361" style:family="paragraph" style:parent-style-name="Table_20_Contents">
      <style:text-properties fo:font-size="9pt" fo:language="et" fo:country="EE" style:font-size-asian="9pt" style:font-size-complex="9pt"/>
    </style:style>
    <style:style style:name="P362" style:family="paragraph" style:parent-style-name="Table_20_Contents">
      <style:text-properties fo:font-size="9pt" fo:language="ee" fo:country="GH" style:font-size-asian="9pt" style:font-size-complex="9pt"/>
    </style:style>
    <style:style style:name="P363" style:family="paragraph" style:parent-style-name="Table_20_Contents">
      <style:text-properties fo:font-size="9pt" fo:language="fo" fo:country="FO" style:font-size-asian="9pt" style:font-size-complex="9pt"/>
    </style:style>
    <style:style style:name="P364" style:family="paragraph" style:parent-style-name="Table_20_Contents">
      <style:text-properties fo:font-size="9pt" fo:language="fj" fo:country="FJ" style:font-size-asian="9pt" style:font-size-complex="9pt"/>
    </style:style>
    <style:style style:name="P365" style:family="paragraph" style:parent-style-name="Table_20_Contents">
      <style:text-properties fo:font-size="9pt" fo:language="fi" fo:country="FI" style:font-size-asian="9pt" style:font-size-complex="9pt"/>
    </style:style>
    <style:style style:name="P366" style:family="paragraph" style:parent-style-name="Table_20_Contents">
      <style:text-properties fo:font-size="9pt" fo:language="fr" fo:country="FR" style:font-size-asian="9pt" style:font-size-complex="9pt"/>
    </style:style>
    <style:style style:name="P367" style:family="paragraph" style:parent-style-name="Table_20_Contents">
      <style:text-properties fo:font-size="9pt" fo:language="ff" fo:country="NG" style:font-size-asian="9pt" style:font-size-complex="9pt"/>
    </style:style>
    <style:style style:name="P368" style:family="paragraph" style:parent-style-name="Table_20_Contents">
      <style:text-properties fo:font-size="9pt" fo:language="gl" fo:country="ES" style:font-size-asian="9pt" style:font-size-complex="9pt"/>
    </style:style>
    <style:style style:name="P369" style:family="paragraph" style:parent-style-name="Table_20_Contents">
      <style:text-properties fo:font-size="9pt" fo:language="ka" fo:country="GE" style:font-size-asian="9pt" style:font-size-complex="9pt"/>
    </style:style>
    <style:style style:name="P370" style:family="paragraph" style:parent-style-name="Table_20_Contents">
      <style:text-properties fo:font-size="9pt" fo:language="de" fo:country="DE" style:font-size-asian="9pt" style:font-size-complex="9pt"/>
    </style:style>
    <style:style style:name="P371" style:family="paragraph" style:parent-style-name="Table_20_Contents">
      <style:text-properties fo:font-size="9pt" fo:language="el" fo:country="GR" style:font-size-asian="9pt" style:font-size-complex="9pt"/>
    </style:style>
    <style:style style:name="P372" style:family="paragraph" style:parent-style-name="Table_20_Contents">
      <style:text-properties fo:font-size="9pt" fo:language="ht" fo:country="HT" style:font-size-asian="9pt" style:font-size-complex="9pt"/>
    </style:style>
    <style:style style:name="P373" style:family="paragraph" style:parent-style-name="Table_20_Contents">
      <style:text-properties fo:font-size="9pt" fo:language="hu" fo:country="HU" style:font-size-asian="9pt" style:font-size-complex="9pt"/>
    </style:style>
    <style:style style:name="P374" style:family="paragraph" style:parent-style-name="Table_20_Contents">
      <style:text-properties fo:font-size="9pt" fo:language="ia" fo:country="none" style:font-size-asian="9pt" style:font-size-complex="9pt"/>
    </style:style>
    <style:style style:name="P375" style:family="paragraph" style:parent-style-name="Table_20_Contents">
      <style:text-properties fo:font-size="9pt" fo:language="id" fo:country="ID" style:font-size-asian="9pt" style:font-size-complex="9pt"/>
    </style:style>
    <style:style style:name="P376" style:family="paragraph" style:parent-style-name="Table_20_Contents">
      <style:text-properties fo:font-size="9pt" fo:language="ga" fo:country="IE" style:font-size-asian="9pt" style:font-size-complex="9pt"/>
    </style:style>
    <style:style style:name="P377" style:family="paragraph" style:parent-style-name="Table_20_Contents">
      <style:text-properties fo:font-size="9pt" fo:language="ig" fo:country="NG" style:font-size-asian="9pt" style:font-size-complex="9pt"/>
    </style:style>
    <style:style style:name="P378" style:family="paragraph" style:parent-style-name="Table_20_Contents">
      <style:text-properties fo:font-size="9pt" fo:language="is" fo:country="IS" style:font-size-asian="9pt" style:font-size-complex="9pt"/>
    </style:style>
    <style:style style:name="P379" style:family="paragraph" style:parent-style-name="Table_20_Contents">
      <style:text-properties fo:font-size="9pt" fo:language="it" fo:country="IT" style:font-size-asian="9pt" style:font-size-complex="9pt"/>
    </style:style>
    <style:style style:name="P380" style:family="paragraph" style:parent-style-name="Table_20_Contents">
      <style:text-properties fo:font-size="9pt" style:rfc-language-tag="iu-Latn" fo:language="iu" fo:script="Latn" style:font-size-asian="9pt" style:font-size-complex="9pt"/>
    </style:style>
    <style:style style:name="P381" style:family="paragraph" style:parent-style-name="Table_20_Contents">
      <style:text-properties fo:font-size="9pt" fo:language="kl" fo:country="GL" style:font-size-asian="9pt" style:font-size-complex="9pt"/>
    </style:style>
    <style:style style:name="P382" style:family="paragraph" style:parent-style-name="Table_20_Contents">
      <style:text-properties fo:font-size="9pt" style:rfc-language-tag="kr-Latn-NG" fo:language="kr" fo:script="Latn" fo:country="NG" style:font-size-asian="9pt" style:font-size-complex="9pt"/>
    </style:style>
    <style:style style:name="P383" style:family="paragraph" style:parent-style-name="Table_20_Contents">
      <style:text-properties fo:font-size="9pt" fo:language="kk" fo:country="KZ" style:font-size-asian="9pt" style:font-size-complex="9pt"/>
    </style:style>
    <style:style style:name="P384" style:family="paragraph" style:parent-style-name="Table_20_Contents">
      <style:text-properties fo:font-size="9pt" fo:language="ki" fo:country="KE" style:font-size-asian="9pt" style:font-size-complex="9pt"/>
    </style:style>
    <style:style style:name="P385" style:family="paragraph" style:parent-style-name="Table_20_Contents">
      <style:text-properties fo:font-size="9pt" fo:language="rw" fo:country="RW" style:font-size-asian="9pt" style:font-size-complex="9pt"/>
    </style:style>
    <style:style style:name="P386" style:family="paragraph" style:parent-style-name="Table_20_Contents">
      <style:text-properties fo:font-size="9pt" fo:language="ky" fo:country="KG" style:font-size-asian="9pt" style:font-size-complex="9pt"/>
    </style:style>
    <style:style style:name="P387" style:family="paragraph" style:parent-style-name="Table_20_Contents">
      <style:text-properties fo:font-size="9pt" fo:language="la" fo:country="VA" style:font-size-asian="9pt" style:font-size-complex="9pt"/>
    </style:style>
    <style:style style:name="P388" style:family="paragraph" style:parent-style-name="Table_20_Contents">
      <style:text-properties fo:font-size="9pt" fo:language="lb" fo:country="LU" style:font-size-asian="9pt" style:font-size-complex="9pt"/>
    </style:style>
    <style:style style:name="P389" style:family="paragraph" style:parent-style-name="Table_20_Contents">
      <style:text-properties fo:font-size="9pt" fo:language="lg" fo:country="UG" style:font-size-asian="9pt" style:font-size-complex="9pt"/>
    </style:style>
    <style:style style:name="P390" style:family="paragraph" style:parent-style-name="Table_20_Contents">
      <style:text-properties fo:font-size="9pt" fo:language="ln" fo:country="CD" style:font-size-asian="9pt" style:font-size-complex="9pt"/>
    </style:style>
    <style:style style:name="P391" style:family="paragraph" style:parent-style-name="Table_20_Contents">
      <style:text-properties fo:font-size="9pt" fo:language="lt" fo:country="LT" style:font-size-asian="9pt" style:font-size-complex="9pt"/>
    </style:style>
    <style:style style:name="P392" style:family="paragraph" style:parent-style-name="Table_20_Contents">
      <style:text-properties fo:font-size="9pt" fo:language="lv" fo:country="LV" style:font-size-asian="9pt" style:font-size-complex="9pt"/>
    </style:style>
    <style:style style:name="P393" style:family="paragraph" style:parent-style-name="Table_20_Contents">
      <style:text-properties fo:font-size="9pt" fo:language="gv" fo:country="GB" style:font-size-asian="9pt" style:font-size-complex="9pt"/>
    </style:style>
    <style:style style:name="P394" style:family="paragraph" style:parent-style-name="Table_20_Contents">
      <style:text-properties fo:font-size="9pt" fo:language="mk" fo:country="MK" style:font-size-asian="9pt" style:font-size-complex="9pt"/>
    </style:style>
    <style:style style:name="P395" style:family="paragraph" style:parent-style-name="Table_20_Contents">
      <style:text-properties fo:font-size="9pt" fo:language="plt" fo:country="MG" style:font-size-asian="9pt" style:font-size-complex="9pt"/>
    </style:style>
    <style:style style:name="P396" style:family="paragraph" style:parent-style-name="Table_20_Contents">
      <style:text-properties fo:font-size="9pt" fo:language="mt" fo:country="MT" style:font-size-asian="9pt" style:font-size-complex="9pt"/>
    </style:style>
    <style:style style:name="P397" style:family="paragraph" style:parent-style-name="Table_20_Contents">
      <style:text-properties fo:font-size="9pt" fo:language="mi" fo:country="NZ" style:font-size-asian="9pt" style:font-size-complex="9pt"/>
    </style:style>
    <style:style style:name="P398" style:family="paragraph" style:parent-style-name="Table_20_Contents">
      <style:text-properties fo:font-size="9pt" style:rfc-language-tag="mn-Cyrl-MN" fo:language="mn" fo:script="Cyrl" fo:country="MN" style:font-size-asian="9pt" style:font-size-complex="9pt"/>
    </style:style>
    <style:style style:name="P399" style:family="paragraph" style:parent-style-name="Table_20_Contents">
      <style:text-properties fo:font-size="9pt" fo:language="nb" fo:country="NO" style:font-size-asian="9pt" style:font-size-complex="9pt"/>
    </style:style>
    <style:style style:name="P400" style:family="paragraph" style:parent-style-name="Table_20_Contents">
      <style:text-properties fo:font-size="9pt" fo:language="nn" fo:country="NO" style:font-size-asian="9pt" style:font-size-complex="9pt"/>
    </style:style>
    <style:style style:name="P401" style:family="paragraph" style:parent-style-name="Table_20_Contents">
      <style:text-properties fo:font-size="9pt" fo:language="no" fo:country="NO" style:font-size-asian="9pt" style:font-size-complex="9pt"/>
    </style:style>
    <style:style style:name="P402" style:family="paragraph" style:parent-style-name="Table_20_Contents">
      <style:text-properties fo:font-size="9pt" fo:language="nr" fo:country="ZA" style:font-size-asian="9pt" style:font-size-complex="9pt"/>
    </style:style>
    <style:style style:name="P403" style:family="paragraph" style:parent-style-name="Table_20_Contents">
      <style:text-properties fo:font-size="9pt" style:rfc-language-tag="oc-FR-lengadoc" fo:language="oc" fo:country="FR" style:font-size-asian="9pt" style:font-size-complex="9pt"/>
    </style:style>
    <style:style style:name="P404" style:family="paragraph" style:parent-style-name="Table_20_Contents">
      <style:text-properties fo:font-size="9pt" fo:language="cu" fo:country="RU" style:font-size-asian="9pt" style:font-size-complex="9pt"/>
    </style:style>
    <style:style style:name="P405" style:family="paragraph" style:parent-style-name="Table_20_Contents">
      <style:text-properties fo:font-size="9pt" fo:language="om" fo:country="ET" style:font-size-asian="9pt" style:font-size-complex="9pt"/>
    </style:style>
    <style:style style:name="P406" style:family="paragraph" style:parent-style-name="Table_20_Contents">
      <style:text-properties fo:font-size="9pt" fo:language="pl" fo:country="PL" style:font-size-asian="9pt" style:font-size-complex="9pt"/>
    </style:style>
    <style:style style:name="P407" style:family="paragraph" style:parent-style-name="Table_20_Contents">
      <style:text-properties fo:font-size="9pt" fo:language="pt" fo:country="PT" style:font-size-asian="9pt" style:font-size-complex="9pt"/>
    </style:style>
    <style:style style:name="P408" style:family="paragraph" style:parent-style-name="Table_20_Contents">
      <style:text-properties fo:font-size="9pt" fo:language="quz" fo:country="EC" style:font-size-asian="9pt" style:font-size-complex="9pt"/>
    </style:style>
    <style:style style:name="P409" style:family="paragraph" style:parent-style-name="Table_20_Contents">
      <style:text-properties fo:font-size="9pt" fo:language="rm" fo:country="CH" style:font-size-asian="9pt" style:font-size-complex="9pt"/>
    </style:style>
    <style:style style:name="P410" style:family="paragraph" style:parent-style-name="Table_20_Contents">
      <style:text-properties fo:font-size="9pt" fo:language="ro" fo:country="RO" style:font-size-asian="9pt" style:font-size-complex="9pt"/>
    </style:style>
    <style:style style:name="P411" style:family="paragraph" style:parent-style-name="Table_20_Contents">
      <style:text-properties fo:font-size="9pt" fo:language="ru" fo:country="RU" style:font-size-asian="9pt" style:font-size-complex="9pt"/>
    </style:style>
    <style:style style:name="P412" style:family="paragraph" style:parent-style-name="Table_20_Contents">
      <style:text-properties fo:font-size="9pt" fo:language="sc" fo:country="IT" style:font-size-asian="9pt" style:font-size-complex="9pt"/>
    </style:style>
    <style:style style:name="P413" style:family="paragraph" style:parent-style-name="Table_20_Contents">
      <style:text-properties fo:font-size="9pt" fo:language="se" fo:country="NO" style:font-size-asian="9pt" style:font-size-complex="9pt"/>
    </style:style>
    <style:style style:name="P414" style:family="paragraph" style:parent-style-name="Table_20_Contents">
      <style:text-properties fo:font-size="9pt" fo:language="sg" fo:country="CF" style:font-size-asian="9pt" style:font-size-complex="9pt"/>
    </style:style>
    <style:style style:name="P415" style:family="paragraph" style:parent-style-name="Table_20_Contents">
      <style:text-properties fo:font-size="9pt" fo:language="sr" fo:country="RS" style:font-size-asian="9pt" style:font-size-complex="9pt"/>
    </style:style>
    <style:style style:name="P416" style:family="paragraph" style:parent-style-name="Table_20_Contents">
      <style:text-properties fo:font-size="9pt" fo:language="gd" fo:country="GB" style:font-size-asian="9pt" style:font-size-complex="9pt"/>
    </style:style>
    <style:style style:name="P417" style:family="paragraph" style:parent-style-name="Table_20_Contents">
      <style:text-properties fo:font-size="9pt" fo:language="sk" fo:country="SK" style:font-size-asian="9pt" style:font-size-complex="9pt"/>
    </style:style>
    <style:style style:name="P418" style:family="paragraph" style:parent-style-name="Table_20_Contents">
      <style:text-properties fo:font-size="9pt" fo:language="sl" fo:country="SI" style:font-size-asian="9pt" style:font-size-complex="9pt"/>
    </style:style>
    <style:style style:name="P419" style:family="paragraph" style:parent-style-name="Table_20_Contents">
      <style:text-properties fo:font-size="9pt" fo:language="so" fo:country="SO" style:font-size-asian="9pt" style:font-size-complex="9pt"/>
    </style:style>
    <style:style style:name="P420" style:family="paragraph" style:parent-style-name="Table_20_Contents">
      <style:text-properties fo:font-size="9pt" fo:language="st" fo:country="ZA" style:font-size-asian="9pt" style:font-size-complex="9pt"/>
    </style:style>
    <style:style style:name="P421" style:family="paragraph" style:parent-style-name="Table_20_Contents">
      <style:text-properties fo:font-size="9pt" fo:language="es" fo:country="ES" style:font-size-asian="9pt" style:font-size-complex="9pt"/>
    </style:style>
    <style:style style:name="P422" style:family="paragraph" style:parent-style-name="Table_20_Contents">
      <style:text-properties fo:font-size="9pt" fo:language="sw" fo:country="KE" style:font-size-asian="9pt" style:font-size-complex="9pt"/>
    </style:style>
    <style:style style:name="P423" style:family="paragraph" style:parent-style-name="Table_20_Contents">
      <style:text-properties fo:font-size="9pt" fo:language="ss" fo:country="ZA" style:font-size-asian="9pt" style:font-size-complex="9pt"/>
    </style:style>
    <style:style style:name="P424" style:family="paragraph" style:parent-style-name="Table_20_Contents">
      <style:text-properties fo:font-size="9pt" fo:language="sv" fo:country="SE" style:font-size-asian="9pt" style:font-size-complex="9pt"/>
    </style:style>
    <style:style style:name="P425" style:family="paragraph" style:parent-style-name="Table_20_Contents">
      <style:text-properties fo:font-size="9pt" fo:language="tk" fo:country="TM" style:font-size-asian="9pt" style:font-size-complex="9pt"/>
    </style:style>
    <style:style style:name="P426" style:family="paragraph" style:parent-style-name="Table_20_Contents">
      <style:text-properties fo:font-size="9pt" fo:language="tl" fo:country="PH" style:font-size-asian="9pt" style:font-size-complex="9pt"/>
    </style:style>
    <style:style style:name="P427" style:family="paragraph" style:parent-style-name="Table_20_Contents">
      <style:text-properties fo:font-size="9pt" fo:language="tn" fo:country="ZA" style:font-size-asian="9pt" style:font-size-complex="9pt"/>
    </style:style>
    <style:style style:name="P428" style:family="paragraph" style:parent-style-name="Table_20_Contents">
      <style:text-properties fo:font-size="9pt" fo:language="tr" fo:country="TR" style:font-size-asian="9pt" style:font-size-complex="9pt"/>
    </style:style>
    <style:style style:name="P429" style:family="paragraph" style:parent-style-name="Table_20_Contents">
      <style:text-properties fo:font-size="9pt" fo:language="ts" fo:country="ZA" style:font-size-asian="9pt" style:font-size-complex="9pt"/>
    </style:style>
    <style:style style:name="P430" style:family="paragraph" style:parent-style-name="Table_20_Contents">
      <style:text-properties fo:font-size="9pt" fo:language="ty" fo:country="PF" style:font-size-asian="9pt" style:font-size-complex="9pt"/>
    </style:style>
    <style:style style:name="P431" style:family="paragraph" style:parent-style-name="Table_20_Contents">
      <style:text-properties fo:font-size="9pt" fo:language="uk" fo:country="UA" style:font-size-asian="9pt" style:font-size-complex="9pt"/>
    </style:style>
    <style:style style:name="P432" style:family="paragraph" style:parent-style-name="Table_20_Contents">
      <style:text-properties fo:font-size="9pt" fo:language="ve" fo:country="ZA" style:font-size-asian="9pt" style:font-size-complex="9pt"/>
    </style:style>
    <style:style style:name="P433" style:family="paragraph" style:parent-style-name="Table_20_Contents">
      <style:text-properties fo:font-size="9pt" fo:language="vi" fo:country="VN" style:font-size-asian="9pt" style:font-size-complex="9pt"/>
    </style:style>
    <style:style style:name="P434" style:family="paragraph" style:parent-style-name="Table_20_Contents">
      <style:text-properties fo:font-size="9pt" fo:language="wa" fo:country="BE" style:font-size-asian="9pt" style:font-size-complex="9pt"/>
    </style:style>
    <style:style style:name="P435" style:family="paragraph" style:parent-style-name="Table_20_Contents">
      <style:text-properties fo:font-size="9pt" fo:language="cy" fo:country="GB" style:font-size-asian="9pt" style:font-size-complex="9pt"/>
    </style:style>
    <style:style style:name="P436" style:family="paragraph" style:parent-style-name="Table_20_Contents">
      <style:text-properties fo:font-size="9pt" fo:language="wo" fo:country="SN" style:font-size-asian="9pt" style:font-size-complex="9pt"/>
    </style:style>
    <style:style style:name="P437" style:family="paragraph" style:parent-style-name="Table_20_Contents">
      <style:text-properties fo:font-size="9pt" fo:language="fy" fo:country="NL" style:font-size-asian="9pt" style:font-size-complex="9pt"/>
    </style:style>
    <style:style style:name="P438" style:family="paragraph" style:parent-style-name="Table_20_Contents">
      <style:text-properties fo:font-size="9pt" fo:language="xh" fo:country="ZA" style:font-size-asian="9pt" style:font-size-complex="9pt"/>
    </style:style>
    <style:style style:name="P439" style:family="paragraph" style:parent-style-name="Table_20_Contents">
      <style:text-properties fo:font-size="9pt" fo:language="yo" fo:country="NG" style:font-size-asian="9pt" style:font-size-complex="9pt"/>
    </style:style>
    <style:style style:name="P440" style:family="paragraph" style:parent-style-name="Table_20_Contents">
      <style:text-properties fo:font-size="9pt" fo:language="zu" fo:country="ZA" style:font-size-asian="9pt" style:font-size-complex="9pt"/>
    </style:style>
    <style:style style:name="P441"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42" style:family="paragraph" style:parent-style-name="Text_20_body">
      <style:text-properties officeooo:paragraph-rsid="00ff23b3"/>
    </style:style>
    <style:style style:name="P443" style:family="paragraph" style:parent-style-name="Text_20_body">
      <style:text-properties officeooo:paragraph-rsid="01009624"/>
    </style:style>
    <style:style style:name="P444" style:family="paragraph" style:parent-style-name="Text_20_body">
      <style:text-properties officeooo:paragraph-rsid="0101e282"/>
    </style:style>
    <style:style style:name="P445" style:family="paragraph" style:parent-style-name="Text_20_body">
      <style:text-properties officeooo:paragraph-rsid="010809fb"/>
    </style:style>
    <style:style style:name="P446" style:family="paragraph" style:parent-style-name="Text_20_body">
      <style:text-properties officeooo:paragraph-rsid="010ec004"/>
    </style:style>
    <style:style style:name="P447" style:family="paragraph" style:parent-style-name="Text_20_body">
      <style:text-properties officeooo:paragraph-rsid="01119225"/>
    </style:style>
    <style:style style:name="P448" style:family="paragraph" style:parent-style-name="Text_20_body">
      <style:text-properties officeooo:paragraph-rsid="01131d6c"/>
    </style:style>
    <style:style style:name="P449" style:family="paragraph" style:parent-style-name="Text_20_body">
      <style:text-properties officeooo:paragraph-rsid="01165d8a"/>
    </style:style>
    <style:style style:name="P450" style:family="paragraph" style:parent-style-name="Text_20_body">
      <style:text-properties officeooo:paragraph-rsid="011e5770"/>
    </style:style>
    <style:style style:name="P451" style:family="paragraph" style:parent-style-name="Text_20_body">
      <style:text-properties officeooo:rsid="011ed48a" officeooo:paragraph-rsid="011ed48a"/>
    </style:style>
    <style:style style:name="P452" style:family="paragraph" style:parent-style-name="Text_20_body">
      <style:text-properties officeooo:paragraph-rsid="011efd2a"/>
    </style:style>
    <style:style style:name="P453" style:family="paragraph" style:parent-style-name="Text_20_body">
      <style:text-properties officeooo:rsid="01260ecb" officeooo:paragraph-rsid="01260ecb"/>
    </style:style>
    <style:style style:name="P454" style:family="paragraph" style:parent-style-name="Text_20_body">
      <style:text-properties officeooo:rsid="01260ecb" officeooo:paragraph-rsid="012fa2d3"/>
    </style:style>
    <style:style style:name="P455" style:family="paragraph" style:parent-style-name="Text_20_body">
      <style:text-properties officeooo:rsid="012761dd" officeooo:paragraph-rsid="012761dd"/>
    </style:style>
    <style:style style:name="P456" style:family="paragraph" style:parent-style-name="Text_20_body">
      <style:text-properties officeooo:rsid="01287011" officeooo:paragraph-rsid="01287011"/>
    </style:style>
    <style:style style:name="P457" style:family="paragraph" style:parent-style-name="Text_20_body">
      <style:text-properties officeooo:rsid="01288925" officeooo:paragraph-rsid="01288925"/>
    </style:style>
    <style:style style:name="P458" style:family="paragraph" style:parent-style-name="Text_20_body">
      <style:text-properties officeooo:rsid="012c64e3" officeooo:paragraph-rsid="012c64e3"/>
    </style:style>
    <style:style style:name="P459"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60"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61"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62"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63"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64"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65" style:family="paragraph" style:parent-style-name="Preformatted_20_Text">
      <style:paragraph-properties fo:orphans="2" fo:widows="2"/>
      <style:text-properties fo:font-variant="normal" fo:text-transform="none" fo:color="#000000" loext:opacity="100%" fo:letter-spacing="normal"/>
    </style:style>
    <style:style style:name="P466"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67"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68"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69"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70"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71"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72"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73"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74"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75"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76"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77"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78"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79"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80"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81"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82"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484" style:family="paragraph" style:parent-style-name="Text_20_body">
      <style:text-properties officeooo:rsid="012fa2d3" officeooo:paragraph-rsid="012761dd"/>
    </style:style>
    <style:style style:name="P485" style:family="paragraph" style:parent-style-name="Text_20_body">
      <style:text-properties officeooo:rsid="0075cf3d" officeooo:paragraph-rsid="008552f0"/>
    </style:style>
    <style:style style:name="P486" style:family="paragraph" style:parent-style-name="Text_20_body">
      <style:text-properties officeooo:rsid="0075cf3d" officeooo:paragraph-rsid="0438b002"/>
    </style:style>
    <style:style style:name="P487" style:family="paragraph" style:parent-style-name="Text_20_body">
      <style:text-properties officeooo:rsid="01317bf2" officeooo:paragraph-rsid="01317bf2"/>
    </style:style>
    <style:style style:name="P488" style:family="paragraph" style:parent-style-name="Text_20_body">
      <style:text-properties officeooo:rsid="007c8213" officeooo:paragraph-rsid="0133a150"/>
    </style:style>
    <style:style style:name="P489" style:family="paragraph" style:parent-style-name="Text_20_body">
      <style:text-properties officeooo:rsid="007c8213" officeooo:paragraph-rsid="0302ae37"/>
    </style:style>
    <style:style style:name="P490" style:family="paragraph" style:parent-style-name="Text_20_body">
      <style:text-properties officeooo:rsid="007c8213" officeooo:paragraph-rsid="030541c6"/>
    </style:style>
    <style:style style:name="P491" style:family="paragraph" style:parent-style-name="Text_20_body">
      <style:text-properties officeooo:rsid="008552f0" officeooo:paragraph-rsid="0302ae37"/>
    </style:style>
    <style:style style:name="P492" style:family="paragraph" style:parent-style-name="Text_20_body">
      <style:text-properties officeooo:rsid="008552f0" officeooo:paragraph-rsid="0133a150"/>
    </style:style>
    <style:style style:name="P493" style:family="paragraph" style:parent-style-name="Text_20_body">
      <style:text-properties officeooo:paragraph-rsid="01399c2a"/>
    </style:style>
    <style:style style:name="P494" style:family="paragraph" style:parent-style-name="Text_20_body">
      <style:text-properties officeooo:paragraph-rsid="013b1225"/>
    </style:style>
    <style:style style:name="P495" style:family="paragraph" style:parent-style-name="Text_20_body">
      <style:text-properties officeooo:paragraph-rsid="0142954f"/>
    </style:style>
    <style:style style:name="P496" style:family="paragraph" style:parent-style-name="Text_20_body">
      <style:text-properties officeooo:paragraph-rsid="0145f6c5"/>
    </style:style>
    <style:style style:name="P497" style:family="paragraph" style:parent-style-name="Text_20_body">
      <style:text-properties officeooo:paragraph-rsid="014607d4"/>
    </style:style>
    <style:style style:name="P498" style:family="paragraph" style:parent-style-name="Text_20_body">
      <style:text-properties officeooo:paragraph-rsid="0148fe2c"/>
    </style:style>
    <style:style style:name="P499" style:family="paragraph" style:parent-style-name="Preformatted_20_Text">
      <style:text-properties officeooo:paragraph-rsid="0148fe2c"/>
    </style:style>
    <style:style style:name="P500" style:family="paragraph" style:parent-style-name="Text_20_body">
      <style:text-properties officeooo:rsid="0149f998" officeooo:paragraph-rsid="0149f998"/>
    </style:style>
    <style:style style:name="P501" style:family="paragraph" style:parent-style-name="Text_20_body">
      <style:text-properties officeooo:paragraph-rsid="01507d59"/>
    </style:style>
    <style:style style:name="P502" style:family="paragraph" style:parent-style-name="Text_20_body">
      <style:paragraph-properties fo:margin-left="1.9693in" fo:margin-right="0in" fo:text-indent="0in" style:auto-text-indent="false"/>
      <style:text-properties officeooo:paragraph-rsid="01507d59"/>
    </style:style>
    <style:style style:name="P503" style:family="paragraph" style:parent-style-name="Text_20_body">
      <style:text-properties officeooo:paragraph-rsid="01513eea"/>
    </style:style>
    <style:style style:name="P504" style:family="paragraph" style:parent-style-name="Text_20_body">
      <style:text-properties officeooo:paragraph-rsid="015592bb"/>
    </style:style>
    <style:style style:name="P505" style:family="paragraph" style:parent-style-name="Text_20_body">
      <style:text-properties officeooo:paragraph-rsid="01563a18"/>
    </style:style>
    <style:style style:name="P506" style:family="paragraph" style:parent-style-name="Text_20_body">
      <style:text-properties officeooo:paragraph-rsid="015862b9"/>
    </style:style>
    <style:style style:name="P507" style:family="paragraph" style:parent-style-name="Text_20_body">
      <style:paragraph-properties fo:margin-left="2.4618in" fo:margin-right="0in" fo:text-indent="0in" style:auto-text-indent="false"/>
      <style:text-properties officeooo:paragraph-rsid="015862b9"/>
    </style:style>
    <style:style style:name="P508" style:family="paragraph" style:parent-style-name="Text_20_body">
      <style:text-properties officeooo:paragraph-rsid="015a725a"/>
    </style:style>
    <style:style style:name="P509" style:family="paragraph" style:parent-style-name="Standard">
      <style:text-properties officeooo:paragraph-rsid="015a725a"/>
    </style:style>
    <style:style style:name="P510" style:family="paragraph" style:parent-style-name="Text_20_body">
      <style:text-properties officeooo:paragraph-rsid="015b1878"/>
    </style:style>
    <style:style style:name="P511" style:family="paragraph" style:parent-style-name="Text_20_body">
      <style:text-properties officeooo:paragraph-rsid="015b8019"/>
    </style:style>
    <style:style style:name="P512" style:family="paragraph" style:parent-style-name="Text_20_body">
      <style:text-properties officeooo:paragraph-rsid="015d71d5"/>
    </style:style>
    <style:style style:name="P513" style:family="paragraph" style:parent-style-name="Text_20_body">
      <style:text-properties officeooo:paragraph-rsid="0160f237"/>
    </style:style>
    <style:style style:name="P514" style:family="paragraph" style:parent-style-name="Text_20_body">
      <style:text-properties officeooo:paragraph-rsid="01624527"/>
    </style:style>
    <style:style style:name="P515" style:family="paragraph" style:parent-style-name="Text_20_body">
      <style:text-properties officeooo:paragraph-rsid="0162ec2e"/>
    </style:style>
    <style:style style:name="P516" style:family="paragraph" style:parent-style-name="Text_20_body">
      <style:text-properties officeooo:paragraph-rsid="016401ad"/>
    </style:style>
    <style:style style:name="P517" style:family="paragraph" style:parent-style-name="List_20_Heading">
      <style:text-properties officeooo:paragraph-rsid="016401ad"/>
    </style:style>
    <style:style style:name="P518" style:family="paragraph" style:parent-style-name="List_20_Contents">
      <style:text-properties officeooo:paragraph-rsid="016401ad"/>
    </style:style>
    <style:style style:name="P519" style:family="paragraph" style:parent-style-name="Text_20_body">
      <style:text-properties officeooo:paragraph-rsid="016b750a"/>
    </style:style>
    <style:style style:name="P520" style:family="paragraph" style:parent-style-name="Text_20_body">
      <style:text-properties officeooo:paragraph-rsid="016d1ea7"/>
    </style:style>
    <style:style style:name="P521" style:family="paragraph" style:parent-style-name="Text_20_body">
      <style:text-properties officeooo:paragraph-rsid="016f8df0"/>
    </style:style>
    <style:style style:name="P522" style:family="paragraph" style:parent-style-name="Text_20_body">
      <style:text-properties officeooo:paragraph-rsid="016fddc2"/>
    </style:style>
    <style:style style:name="P523" style:family="paragraph" style:parent-style-name="Text_20_body">
      <style:text-properties officeooo:paragraph-rsid="01760f82"/>
    </style:style>
    <style:style style:name="P524" style:family="paragraph" style:parent-style-name="Text_20_body">
      <style:text-properties officeooo:paragraph-rsid="018f18c0"/>
    </style:style>
    <style:style style:name="P525" style:family="paragraph" style:parent-style-name="Text_20_body">
      <style:text-properties officeooo:paragraph-rsid="0191aebd"/>
    </style:style>
    <style:style style:name="P526" style:family="paragraph" style:parent-style-name="Text_20_body">
      <style:text-properties officeooo:paragraph-rsid="019423e0"/>
    </style:style>
    <style:style style:name="P527" style:family="paragraph" style:parent-style-name="Text_20_body">
      <style:text-properties officeooo:paragraph-rsid="01a0ff9e"/>
    </style:style>
    <style:style style:name="P528" style:family="paragraph" style:parent-style-name="Text_20_body">
      <style:text-properties officeooo:paragraph-rsid="01a6fd4b"/>
    </style:style>
    <style:style style:name="P529" style:family="paragraph" style:parent-style-name="Text_20_body">
      <style:text-properties officeooo:rsid="01a8c03e" officeooo:paragraph-rsid="01a8c03e"/>
    </style:style>
    <style:style style:name="P530" style:family="paragraph" style:parent-style-name="Text_20_body">
      <style:text-properties officeooo:rsid="01a8c03e" officeooo:paragraph-rsid="01a95f4e"/>
    </style:style>
    <style:style style:name="P531" style:family="paragraph" style:parent-style-name="Text_20_body">
      <style:text-properties officeooo:paragraph-rsid="01a95f4e"/>
    </style:style>
    <style:style style:name="P532" style:family="paragraph" style:parent-style-name="Text_20_body">
      <style:text-properties officeooo:rsid="01a95f4e" officeooo:paragraph-rsid="01a95f4e"/>
    </style:style>
    <style:style style:name="P533"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34" style:family="paragraph" style:parent-style-name="Text_20_body">
      <style:text-properties officeooo:rsid="01a99e92" officeooo:paragraph-rsid="01a99e92"/>
    </style:style>
    <style:style style:name="P535" style:family="paragraph" style:parent-style-name="Text_20_body">
      <style:text-properties officeooo:paragraph-rsid="01bc34c2"/>
    </style:style>
    <style:style style:name="P536" style:family="paragraph" style:parent-style-name="Text_20_body">
      <style:text-properties officeooo:rsid="01bff999" officeooo:paragraph-rsid="01bff999"/>
    </style:style>
    <style:style style:name="P537" style:family="paragraph" style:parent-style-name="Text_20_body">
      <style:text-properties officeooo:paragraph-rsid="01bff999"/>
    </style:style>
    <style:style style:name="P538" style:family="paragraph" style:parent-style-name="Text_20_body">
      <style:text-properties officeooo:rsid="012dad42" officeooo:paragraph-rsid="012dad42"/>
    </style:style>
    <style:style style:name="P539" style:family="paragraph" style:parent-style-name="Text_20_body">
      <style:text-properties officeooo:paragraph-rsid="01c43f8a"/>
    </style:style>
    <style:style style:name="P540" style:family="paragraph" style:parent-style-name="Text_20_body">
      <style:text-properties officeooo:rsid="01c142de" officeooo:paragraph-rsid="01c142de"/>
    </style:style>
    <style:style style:name="P541" style:family="paragraph" style:parent-style-name="Text_20_body">
      <style:text-properties officeooo:paragraph-rsid="01d2a718"/>
    </style:style>
    <style:style style:name="P542" style:family="paragraph" style:parent-style-name="Text_20_body">
      <style:text-properties officeooo:paragraph-rsid="01e3d85c"/>
    </style:style>
    <style:style style:name="P543" style:family="paragraph" style:parent-style-name="Text_20_body">
      <style:text-properties officeooo:paragraph-rsid="01ecfc22"/>
    </style:style>
    <style:style style:name="P544" style:family="paragraph" style:parent-style-name="Text_20_body">
      <style:text-properties officeooo:paragraph-rsid="02000c43"/>
    </style:style>
    <style:style style:name="P545" style:family="paragraph" style:parent-style-name="Text_20_body">
      <style:text-properties officeooo:paragraph-rsid="0204e336"/>
    </style:style>
    <style:style style:name="P546" style:family="paragraph" style:parent-style-name="Text_20_body">
      <style:text-properties officeooo:paragraph-rsid="0204fd2f"/>
    </style:style>
    <style:style style:name="P547" style:family="paragraph" style:parent-style-name="Text_20_body">
      <style:text-properties officeooo:paragraph-rsid="02065937"/>
    </style:style>
    <style:style style:name="P548" style:family="paragraph" style:parent-style-name="Text_20_body">
      <style:text-properties officeooo:paragraph-rsid="0207a7db"/>
    </style:style>
    <style:style style:name="P549" style:family="paragraph" style:parent-style-name="Text_20_body">
      <style:paragraph-properties fo:margin-left="1.9693in" fo:margin-right="0in" fo:text-indent="0in" style:auto-text-indent="false"/>
      <style:text-properties officeooo:paragraph-rsid="0207a7db"/>
    </style:style>
    <style:style style:name="P550" style:family="paragraph" style:parent-style-name="Text_20_body">
      <style:text-properties officeooo:paragraph-rsid="0209daed"/>
    </style:style>
    <style:style style:name="P551" style:family="paragraph" style:parent-style-name="Text_20_body">
      <style:text-properties officeooo:paragraph-rsid="020e9241"/>
    </style:style>
    <style:style style:name="P552" style:family="paragraph" style:parent-style-name="Text_20_body">
      <style:text-properties officeooo:paragraph-rsid="016df50c"/>
    </style:style>
    <style:style style:name="P553" style:family="paragraph" style:parent-style-name="Text_20_body">
      <style:text-properties officeooo:paragraph-rsid="0211dfcc"/>
    </style:style>
    <style:style style:name="P554" style:family="paragraph" style:parent-style-name="Text_20_body">
      <style:text-properties officeooo:paragraph-rsid="02140279"/>
    </style:style>
    <style:style style:name="P555" style:family="paragraph" style:parent-style-name="Text_20_body">
      <style:text-properties officeooo:paragraph-rsid="022b1082"/>
    </style:style>
    <style:style style:name="P556" style:family="paragraph" style:parent-style-name="Text_20_body">
      <style:text-properties officeooo:paragraph-rsid="022fec71"/>
    </style:style>
    <style:style style:name="P557" style:family="paragraph" style:parent-style-name="Text_20_body">
      <style:text-properties officeooo:paragraph-rsid="02317d41"/>
    </style:style>
    <style:style style:name="P558" style:family="paragraph" style:parent-style-name="Text_20_body">
      <style:text-properties officeooo:paragraph-rsid="02337acb"/>
    </style:style>
    <style:style style:name="P559" style:family="paragraph" style:parent-style-name="Text_20_body">
      <style:text-properties officeooo:paragraph-rsid="0233fc04"/>
    </style:style>
    <style:style style:name="P560" style:family="paragraph" style:parent-style-name="Text_20_body">
      <style:text-properties officeooo:paragraph-rsid="02375bfe"/>
    </style:style>
    <style:style style:name="P561" style:family="paragraph" style:parent-style-name="Text_20_body">
      <style:text-properties officeooo:paragraph-rsid="023800ff"/>
    </style:style>
    <style:style style:name="P562" style:family="paragraph" style:parent-style-name="Text_20_body">
      <style:text-properties officeooo:paragraph-rsid="0239a420"/>
    </style:style>
    <style:style style:name="P563" style:family="paragraph" style:parent-style-name="Text_20_body">
      <style:text-properties officeooo:paragraph-rsid="0241860b"/>
    </style:style>
    <style:style style:name="P564" style:family="paragraph" style:parent-style-name="Table_20_Contents">
      <style:text-properties officeooo:paragraph-rsid="0241860b"/>
    </style:style>
    <style:style style:name="P565" style:family="paragraph" style:parent-style-name="Text_20_body">
      <style:text-properties officeooo:paragraph-rsid="0242d9f1"/>
    </style:style>
    <style:style style:name="P566" style:family="paragraph" style:parent-style-name="Text_20_body">
      <style:text-properties officeooo:paragraph-rsid="02444a3e"/>
    </style:style>
    <style:style style:name="P567" style:family="paragraph" style:parent-style-name="Text_20_body">
      <style:text-properties officeooo:rsid="02459e4c" officeooo:paragraph-rsid="02459e4c"/>
    </style:style>
    <style:style style:name="P568" style:family="paragraph" style:parent-style-name="Text_20_body">
      <style:text-properties officeooo:rsid="0246ee50" officeooo:paragraph-rsid="0246ee50"/>
    </style:style>
    <style:style style:name="P569" style:family="paragraph" style:parent-style-name="Text_20_body">
      <style:text-properties officeooo:paragraph-rsid="024aa5b2"/>
    </style:style>
    <style:style style:name="P570" style:family="paragraph" style:parent-style-name="Standard">
      <style:text-properties officeooo:paragraph-rsid="024aa5b2"/>
    </style:style>
    <style:style style:name="P571" style:family="paragraph" style:parent-style-name="Table_20_Heading">
      <style:paragraph-properties fo:margin-top="0in" fo:margin-bottom="0.1965in" style:contextual-spacing="false"/>
      <style:text-properties officeooo:paragraph-rsid="024aa5b2"/>
    </style:style>
    <style:style style:name="P572" style:family="paragraph" style:parent-style-name="Text_20_body">
      <style:text-properties officeooo:paragraph-rsid="024ad0af"/>
    </style:style>
    <style:style style:name="P573" style:family="paragraph" style:parent-style-name="Text_20_body">
      <style:text-properties officeooo:paragraph-rsid="02570be9"/>
    </style:style>
    <style:style style:name="P574" style:family="paragraph" style:parent-style-name="Text_20_body">
      <style:text-properties fo:font-weight="bold" style:font-weight-asian="bold" style:font-weight-complex="bold"/>
    </style:style>
    <style:style style:name="P575" style:family="paragraph" style:parent-style-name="Text_20_body">
      <style:text-properties fo:font-weight="bold" officeooo:paragraph-rsid="0021c1df" style:font-weight-asian="bold" style:font-weight-complex="bold"/>
    </style:style>
    <style:style style:name="P576" style:family="paragraph" style:parent-style-name="Text_20_body">
      <style:text-properties fo:font-weight="bold" officeooo:rsid="030ab74c" officeooo:paragraph-rsid="030ab74c" style:font-weight-asian="bold" style:font-weight-complex="bold"/>
    </style:style>
    <style:style style:name="P577" style:family="paragraph" style:parent-style-name="Table_20_Contents">
      <style:text-properties fo:font-weight="bold" style:font-weight-asian="bold" style:font-weight-complex="bold"/>
    </style:style>
    <style:style style:name="P578" style:family="paragraph" style:parent-style-name="Table_20_Contents">
      <style:text-properties fo:font-weight="bold" officeooo:rsid="001a5c27" officeooo:paragraph-rsid="001a5c27" style:font-weight-asian="bold" style:font-weight-complex="bold"/>
    </style:style>
    <style:style style:name="P579" style:family="paragraph" style:parent-style-name="Table_20_Contents">
      <style:text-properties fo:font-weight="bold" officeooo:rsid="001b94f9" officeooo:paragraph-rsid="001b94f9" style:font-weight-asian="bold" style:font-weight-complex="bold"/>
    </style:style>
    <style:style style:name="P580"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81"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82"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83" style:family="paragraph" style:parent-style-name="Text_20_body">
      <style:text-properties officeooo:rsid="02570be9" officeooo:paragraph-rsid="02570be9"/>
    </style:style>
    <style:style style:name="P584" style:family="paragraph" style:parent-style-name="Text_20_body">
      <style:text-properties officeooo:paragraph-rsid="025ab72b"/>
    </style:style>
    <style:style style:name="P585" style:family="paragraph" style:parent-style-name="Text_20_body">
      <style:text-properties officeooo:paragraph-rsid="02601895"/>
    </style:style>
    <style:style style:name="P586" style:family="paragraph" style:parent-style-name="Text_20_body">
      <style:text-properties officeooo:paragraph-rsid="026050bd"/>
    </style:style>
    <style:style style:name="P587" style:family="paragraph" style:parent-style-name="Text_20_body">
      <style:text-properties officeooo:paragraph-rsid="02623df2"/>
    </style:style>
    <style:style style:name="P588" style:family="paragraph" style:parent-style-name="Text_20_body">
      <style:text-properties officeooo:paragraph-rsid="026542c4"/>
    </style:style>
    <style:style style:name="P589" style:family="paragraph" style:parent-style-name="Text_20_body">
      <style:text-properties officeooo:paragraph-rsid="02668d1a"/>
    </style:style>
    <style:style style:name="P590" style:family="paragraph" style:parent-style-name="Standard">
      <style:text-properties officeooo:paragraph-rsid="02668d1a"/>
    </style:style>
    <style:style style:name="P591" style:family="paragraph" style:parent-style-name="Text_20_body">
      <style:text-properties officeooo:paragraph-rsid="0266e15f"/>
    </style:style>
    <style:style style:name="P592" style:family="paragraph" style:parent-style-name="Text_20_body">
      <style:text-properties officeooo:paragraph-rsid="02696dff"/>
    </style:style>
    <style:style style:name="P593" style:family="paragraph" style:parent-style-name="Text_20_body">
      <style:text-properties officeooo:paragraph-rsid="026c72b6"/>
    </style:style>
    <style:style style:name="P594" style:family="paragraph" style:parent-style-name="Text_20_body">
      <style:text-properties officeooo:paragraph-rsid="026b1791"/>
    </style:style>
    <style:style style:name="P595" style:family="paragraph" style:parent-style-name="Text_20_body">
      <style:text-properties officeooo:paragraph-rsid="0270db3a"/>
    </style:style>
    <style:style style:name="P596" style:family="paragraph" style:parent-style-name="Text_20_body">
      <style:text-properties officeooo:paragraph-rsid="00ecf81b"/>
    </style:style>
    <style:style style:name="P597" style:family="paragraph" style:parent-style-name="Text_20_body">
      <style:text-properties officeooo:rsid="027b1994" officeooo:paragraph-rsid="027df749"/>
    </style:style>
    <style:style style:name="P598" style:family="paragraph" style:parent-style-name="Text_20_body">
      <style:text-properties officeooo:rsid="027ca85a" officeooo:paragraph-rsid="027df749"/>
    </style:style>
    <style:style style:name="P599" style:family="paragraph" style:parent-style-name="Text_20_body">
      <style:text-properties officeooo:rsid="027df749" officeooo:paragraph-rsid="027df749"/>
    </style:style>
    <style:style style:name="P600" style:family="paragraph" style:parent-style-name="Text_20_body">
      <style:text-properties officeooo:paragraph-rsid="027df749"/>
    </style:style>
    <style:style style:name="P601" style:family="paragraph" style:parent-style-name="Text_20_body">
      <style:text-properties officeooo:rsid="0280f220" officeooo:paragraph-rsid="0280f220"/>
    </style:style>
    <style:style style:name="P602" style:family="paragraph" style:parent-style-name="Text_20_body">
      <style:paragraph-properties fo:margin-left="0in" fo:margin-right="0in" fo:text-indent="0in" style:auto-text-indent="false"/>
      <style:text-properties officeooo:rsid="0280f220" officeooo:paragraph-rsid="0280f220"/>
    </style:style>
    <style:style style:name="P603" style:family="paragraph" style:parent-style-name="Text_20_body">
      <style:text-properties officeooo:rsid="0280f220" officeooo:paragraph-rsid="030ca33f"/>
    </style:style>
    <style:style style:name="P604" style:family="paragraph" style:parent-style-name="Text_20_body">
      <style:paragraph-properties fo:margin-left="0in" fo:margin-right="0in" fo:text-indent="0in" style:auto-text-indent="false"/>
      <style:text-properties officeooo:rsid="0280f220" officeooo:paragraph-rsid="028a3c99"/>
    </style:style>
    <style:style style:name="P605" style:family="paragraph" style:parent-style-name="Text_20_body">
      <style:text-properties officeooo:rsid="027a9302" officeooo:paragraph-rsid="027a9302"/>
    </style:style>
    <style:style style:name="P606" style:family="paragraph" style:parent-style-name="Text_20_body">
      <style:text-properties officeooo:rsid="028edd0a" officeooo:paragraph-rsid="028edd0a"/>
    </style:style>
    <style:style style:name="P607" style:family="paragraph" style:parent-style-name="Text_20_body">
      <style:text-properties officeooo:rsid="0295522a" officeooo:paragraph-rsid="0295522a"/>
    </style:style>
    <style:style style:name="P608" style:family="paragraph" style:parent-style-name="Text_20_body">
      <style:text-properties officeooo:rsid="0295522a" officeooo:paragraph-rsid="02971b99"/>
    </style:style>
    <style:style style:name="P609" style:family="paragraph" style:parent-style-name="Text_20_body">
      <style:text-properties officeooo:rsid="0295522a" officeooo:paragraph-rsid="02acbc8d"/>
    </style:style>
    <style:style style:name="P610" style:family="paragraph" style:parent-style-name="Text_20_body">
      <style:text-properties officeooo:paragraph-rsid="02a06248"/>
    </style:style>
    <style:style style:name="P611" style:family="paragraph" style:parent-style-name="Text_20_body">
      <style:text-properties officeooo:paragraph-rsid="02a7cc42"/>
    </style:style>
    <style:style style:name="P612" style:family="paragraph" style:parent-style-name="Text_20_body">
      <style:text-properties officeooo:rsid="02acbc8d" officeooo:paragraph-rsid="02acbc8d"/>
    </style:style>
    <style:style style:name="P613" style:family="paragraph" style:parent-style-name="Text_20_body">
      <style:text-properties officeooo:paragraph-rsid="02b3238a"/>
    </style:style>
    <style:style style:name="P614" style:family="paragraph" style:parent-style-name="Standard">
      <style:text-properties officeooo:paragraph-rsid="02b3238a"/>
    </style:style>
    <style:style style:name="P615" style:family="paragraph" style:parent-style-name="Text_20_body">
      <style:text-properties officeooo:paragraph-rsid="027179c6"/>
    </style:style>
    <style:style style:name="P616" style:family="paragraph" style:parent-style-name="Text_20_body">
      <style:text-properties officeooo:paragraph-rsid="02b8ff5b"/>
    </style:style>
    <style:style style:name="P617" style:family="paragraph" style:parent-style-name="Text_20_body">
      <style:text-properties officeooo:paragraph-rsid="02baf5c1"/>
    </style:style>
    <style:style style:name="P618" style:family="paragraph" style:parent-style-name="Text_20_body">
      <style:text-properties officeooo:paragraph-rsid="02beb06e"/>
    </style:style>
    <style:style style:name="P619" style:family="paragraph" style:parent-style-name="Text_20_body">
      <style:text-properties officeooo:paragraph-rsid="02bf37de"/>
    </style:style>
    <style:style style:name="P620" style:family="paragraph" style:parent-style-name="Text_20_body">
      <style:text-properties officeooo:paragraph-rsid="02e1a73b"/>
    </style:style>
    <style:style style:name="P621" style:family="paragraph" style:parent-style-name="Text_20_body">
      <style:text-properties officeooo:paragraph-rsid="02e43d98"/>
    </style:style>
    <style:style style:name="P622" style:family="paragraph" style:parent-style-name="Text_20_body">
      <style:text-properties officeooo:paragraph-rsid="01c53105"/>
    </style:style>
    <style:style style:name="P623" style:family="paragraph" style:parent-style-name="Text_20_body">
      <style:text-properties officeooo:rsid="02e7f7a0" officeooo:paragraph-rsid="02e7f7a0"/>
    </style:style>
    <style:style style:name="P624" style:family="paragraph" style:parent-style-name="Text_20_body">
      <style:text-properties officeooo:rsid="02e94452" officeooo:paragraph-rsid="02e94452"/>
    </style:style>
    <style:style style:name="P625" style:family="paragraph" style:parent-style-name="Text_20_body">
      <style:text-properties officeooo:rsid="02eaa84c" officeooo:paragraph-rsid="02eaa84c"/>
    </style:style>
    <style:style style:name="P626" style:family="paragraph" style:parent-style-name="Text_20_body">
      <style:text-properties officeooo:rsid="02eaa84c" officeooo:paragraph-rsid="02ee9868"/>
    </style:style>
    <style:style style:name="P627" style:family="paragraph" style:parent-style-name="Text_20_body">
      <style:text-properties officeooo:rsid="02eee802" officeooo:paragraph-rsid="02eee802"/>
    </style:style>
    <style:style style:name="P628" style:family="paragraph" style:parent-style-name="Text_20_body">
      <style:text-properties officeooo:paragraph-rsid="02eee802"/>
    </style:style>
    <style:style style:name="P629" style:family="paragraph" style:parent-style-name="Text_20_body">
      <style:text-properties officeooo:rsid="02f01fe9" officeooo:paragraph-rsid="02f01fe9"/>
    </style:style>
    <style:style style:name="P630" style:family="paragraph" style:parent-style-name="Text_20_body">
      <style:text-properties officeooo:paragraph-rsid="02f01fe9"/>
    </style:style>
    <style:style style:name="P631" style:family="paragraph" style:parent-style-name="Text_20_body">
      <style:text-properties officeooo:rsid="030ab74c" officeooo:paragraph-rsid="030ab74c"/>
    </style:style>
    <style:style style:name="P632" style:family="paragraph" style:parent-style-name="Text_20_body">
      <style:text-properties officeooo:rsid="030ca33f" officeooo:paragraph-rsid="030ca33f"/>
    </style:style>
    <style:style style:name="P633" style:family="paragraph" style:parent-style-name="Text_20_body">
      <style:text-properties officeooo:rsid="030cba46" officeooo:paragraph-rsid="030cba46"/>
    </style:style>
    <style:style style:name="P634" style:family="paragraph" style:parent-style-name="Text_20_body">
      <style:text-properties officeooo:paragraph-rsid="030cba46"/>
    </style:style>
    <style:style style:name="P635" style:family="paragraph" style:parent-style-name="Text_20_body">
      <style:text-properties officeooo:paragraph-rsid="030d3a51"/>
    </style:style>
    <style:style style:name="P636" style:family="paragraph" style:parent-style-name="Text_20_body">
      <style:text-properties officeooo:rsid="030ed568" officeooo:paragraph-rsid="030ed568"/>
    </style:style>
    <style:style style:name="P637" style:family="paragraph" style:parent-style-name="Text_20_body">
      <style:text-properties officeooo:paragraph-rsid="030ed568"/>
    </style:style>
    <style:style style:name="P638" style:family="paragraph" style:parent-style-name="Text_20_body">
      <style:text-properties officeooo:rsid="030f94e3" officeooo:paragraph-rsid="030f94e3"/>
    </style:style>
    <style:style style:name="P639" style:family="paragraph" style:parent-style-name="Text_20_body">
      <style:text-properties officeooo:paragraph-rsid="030f94e3"/>
    </style:style>
    <style:style style:name="P640" style:family="paragraph" style:parent-style-name="Text_20_body">
      <style:text-properties officeooo:paragraph-rsid="0316d873"/>
    </style:style>
    <style:style style:name="P641" style:family="paragraph" style:parent-style-name="Text_20_body">
      <style:text-properties officeooo:rsid="031b1e85" officeooo:paragraph-rsid="031e8ba1"/>
    </style:style>
    <style:style style:name="P642" style:family="paragraph" style:parent-style-name="Text_20_body">
      <style:text-properties officeooo:paragraph-rsid="031cfbf8"/>
    </style:style>
    <style:style style:name="P643" style:family="paragraph" style:parent-style-name="Text_20_body">
      <style:text-properties officeooo:paragraph-rsid="032bf4ee"/>
    </style:style>
    <style:style style:name="P644" style:family="paragraph" style:parent-style-name="Text_20_body">
      <style:text-properties officeooo:paragraph-rsid="032ddd35"/>
    </style:style>
    <style:style style:name="P645" style:family="paragraph" style:parent-style-name="Text_20_body">
      <style:text-properties officeooo:paragraph-rsid="032f6c8c"/>
    </style:style>
    <style:style style:name="P646" style:family="paragraph" style:parent-style-name="Text_20_body">
      <style:text-properties officeooo:paragraph-rsid="033091a8"/>
    </style:style>
    <style:style style:name="P647" style:family="paragraph" style:parent-style-name="Text_20_body">
      <style:text-properties officeooo:paragraph-rsid="0334f56b"/>
    </style:style>
    <style:style style:name="P648" style:family="paragraph" style:parent-style-name="Text_20_body">
      <style:text-properties officeooo:paragraph-rsid="03363918"/>
    </style:style>
    <style:style style:name="P649" style:family="paragraph" style:parent-style-name="Text_20_body">
      <style:text-properties officeooo:paragraph-rsid="03399503"/>
    </style:style>
    <style:style style:name="P650" style:family="paragraph" style:parent-style-name="Text_20_body">
      <style:text-properties officeooo:paragraph-rsid="033aa7d2"/>
    </style:style>
    <style:style style:name="P651" style:family="paragraph" style:parent-style-name="Text_20_body">
      <style:text-properties officeooo:paragraph-rsid="033eeeb6"/>
    </style:style>
    <style:style style:name="P652" style:family="paragraph" style:parent-style-name="Text_20_body">
      <style:text-properties officeooo:paragraph-rsid="03431172"/>
    </style:style>
    <style:style style:name="P653" style:family="paragraph" style:parent-style-name="Text_20_body">
      <style:text-properties officeooo:paragraph-rsid="0344c5dc"/>
    </style:style>
    <style:style style:name="P654" style:family="paragraph" style:parent-style-name="Text_20_body">
      <style:text-properties officeooo:paragraph-rsid="03459091"/>
    </style:style>
    <style:style style:name="P655" style:family="paragraph" style:parent-style-name="Text_20_body">
      <style:text-properties officeooo:paragraph-rsid="0347261b"/>
    </style:style>
    <style:style style:name="P656" style:family="paragraph" style:parent-style-name="Text_20_body">
      <style:text-properties officeooo:paragraph-rsid="03485006"/>
    </style:style>
    <style:style style:name="P657" style:family="paragraph" style:parent-style-name="Text_20_body">
      <style:text-properties officeooo:paragraph-rsid="034a90ed"/>
    </style:style>
    <style:style style:name="P658" style:family="paragraph" style:parent-style-name="Text_20_body">
      <style:text-properties officeooo:paragraph-rsid="034c60e1"/>
    </style:style>
    <style:style style:name="P659" style:family="paragraph" style:parent-style-name="Text_20_body">
      <style:text-properties officeooo:paragraph-rsid="034fbfb9"/>
    </style:style>
    <style:style style:name="P660" style:family="paragraph" style:parent-style-name="Text_20_body">
      <style:text-properties officeooo:paragraph-rsid="0351e9cb"/>
    </style:style>
    <style:style style:name="P661" style:family="paragraph" style:parent-style-name="Text_20_body">
      <style:text-properties officeooo:paragraph-rsid="035cc360"/>
    </style:style>
    <style:style style:name="P662" style:family="paragraph" style:parent-style-name="Text_20_body">
      <style:text-properties officeooo:paragraph-rsid="035db52b"/>
    </style:style>
    <style:style style:name="P663" style:family="paragraph" style:parent-style-name="Text_20_body">
      <style:text-properties officeooo:paragraph-rsid="035e8a10"/>
    </style:style>
    <style:style style:name="P664" style:family="paragraph" style:parent-style-name="Text_20_body">
      <style:text-properties officeooo:paragraph-rsid="035f92f4"/>
    </style:style>
    <style:style style:name="P665" style:family="paragraph" style:parent-style-name="Text_20_body">
      <style:text-properties officeooo:paragraph-rsid="0360583c"/>
    </style:style>
    <style:style style:name="P666" style:family="paragraph" style:parent-style-name="Text_20_body">
      <style:text-properties officeooo:rsid="0360a4b7" officeooo:paragraph-rsid="0360a4b7"/>
    </style:style>
    <style:style style:name="P667" style:family="paragraph" style:parent-style-name="Text_20_body">
      <style:paragraph-properties fo:text-align="start" style:justify-single-word="false"/>
      <style:text-properties officeooo:rsid="00f4a30d" officeooo:paragraph-rsid="00f4a30d"/>
    </style:style>
    <style:style style:name="P668" style:family="paragraph" style:parent-style-name="Text_20_body">
      <style:text-properties officeooo:paragraph-rsid="02b4854d"/>
    </style:style>
    <style:style style:name="P669" style:family="paragraph" style:parent-style-name="Text_20_body">
      <style:text-properties officeooo:paragraph-rsid="037749d4"/>
    </style:style>
    <style:style style:name="P670" style:family="paragraph" style:parent-style-name="Text_20_body">
      <style:text-properties officeooo:paragraph-rsid="037b3463"/>
    </style:style>
    <style:style style:name="P671" style:family="paragraph" style:parent-style-name="Text_20_body">
      <style:text-properties officeooo:paragraph-rsid="037c3a67"/>
    </style:style>
    <style:style style:name="P672" style:family="paragraph" style:parent-style-name="Text_20_body">
      <style:text-properties officeooo:paragraph-rsid="037dcdce"/>
    </style:style>
    <style:style style:name="P673" style:family="paragraph" style:parent-style-name="Text_20_body">
      <style:text-properties officeooo:paragraph-rsid="037eca3b"/>
    </style:style>
    <style:style style:name="P674" style:family="paragraph" style:parent-style-name="Text_20_body">
      <style:text-properties officeooo:paragraph-rsid="03832ee0"/>
    </style:style>
    <style:style style:name="P675" style:family="paragraph" style:parent-style-name="Text_20_body">
      <style:text-properties officeooo:paragraph-rsid="03848113"/>
    </style:style>
    <style:style style:name="P676" style:family="paragraph" style:parent-style-name="Text_20_body">
      <style:text-properties officeooo:paragraph-rsid="0386d074"/>
    </style:style>
    <style:style style:name="P677" style:family="paragraph" style:parent-style-name="Text_20_body">
      <style:text-properties officeooo:paragraph-rsid="0387ebbb"/>
    </style:style>
    <style:style style:name="P678" style:family="paragraph" style:parent-style-name="Text_20_body">
      <style:text-properties officeooo:paragraph-rsid="0387f8c5"/>
    </style:style>
    <style:style style:name="P679" style:family="paragraph" style:parent-style-name="Text_20_body">
      <style:text-properties officeooo:paragraph-rsid="03889e1f"/>
    </style:style>
    <style:style style:name="P680" style:family="paragraph" style:parent-style-name="Text_20_body">
      <style:text-properties officeooo:paragraph-rsid="038a5198"/>
    </style:style>
    <style:style style:name="P681" style:family="paragraph" style:parent-style-name="Text_20_body">
      <style:text-properties officeooo:paragraph-rsid="03906a78"/>
    </style:style>
    <style:style style:name="P682" style:family="paragraph" style:parent-style-name="Text_20_body">
      <style:text-properties fo:color="#21409a" loext:opacity="100%" fo:font-weight="bold" style:font-weight-asian="bold" style:font-weight-complex="bold"/>
    </style:style>
    <style:style style:name="P683" style:family="paragraph" style:parent-style-name="Text_20_body">
      <style:text-properties fo:color="#21409a" loext:opacity="100%" fo:font-weight="bold" officeooo:paragraph-rsid="03906a78" style:font-weight-asian="bold" style:font-weight-complex="bold"/>
    </style:style>
    <style:style style:name="P684" style:family="paragraph" style:parent-style-name="Text_20_body">
      <style:text-properties fo:color="#21409a" loext:opacity="100%" fo:font-weight="bold" officeooo:paragraph-rsid="049aef54" style:font-weight-asian="bold" style:font-weight-complex="bold"/>
    </style:style>
    <style:style style:name="P685" style:family="paragraph" style:parent-style-name="Text_20_body">
      <style:text-properties fo:color="#21409a" loext:opacity="100%" fo:font-weight="bold" officeooo:paragraph-rsid="04d23759" style:font-weight-asian="bold" style:font-weight-complex="bold"/>
    </style:style>
    <style:style style:name="P686" style:family="paragraph" style:parent-style-name="Text_20_body">
      <style:text-properties officeooo:paragraph-rsid="039215f9"/>
    </style:style>
    <style:style style:name="P687" style:family="paragraph" style:parent-style-name="Text_20_body">
      <style:text-properties officeooo:paragraph-rsid="039351f2"/>
    </style:style>
    <style:style style:name="P688" style:family="paragraph" style:parent-style-name="Text_20_body">
      <style:text-properties officeooo:paragraph-rsid="03985c4d"/>
    </style:style>
    <style:style style:name="P689" style:family="paragraph" style:parent-style-name="Text_20_body">
      <style:text-properties officeooo:paragraph-rsid="039873ad"/>
    </style:style>
    <style:style style:name="P690" style:family="paragraph" style:parent-style-name="Text_20_body">
      <style:text-properties officeooo:paragraph-rsid="039db721"/>
    </style:style>
    <style:style style:name="P691" style:family="paragraph" style:parent-style-name="Text_20_body">
      <style:text-properties officeooo:paragraph-rsid="03a3d602"/>
    </style:style>
    <style:style style:name="P692" style:family="paragraph" style:parent-style-name="Text_20_body">
      <style:text-properties officeooo:paragraph-rsid="03af3a6b"/>
    </style:style>
    <style:style style:name="P693" style:family="paragraph" style:parent-style-name="Text_20_body">
      <style:text-properties officeooo:paragraph-rsid="03b50c13"/>
    </style:style>
    <style:style style:name="P694" style:family="paragraph" style:parent-style-name="Text_20_body">
      <style:text-properties officeooo:paragraph-rsid="03b664b1"/>
    </style:style>
    <style:style style:name="P695" style:family="paragraph" style:parent-style-name="Text_20_body">
      <style:text-properties officeooo:paragraph-rsid="03b6df87"/>
    </style:style>
    <style:style style:name="P696" style:family="paragraph" style:parent-style-name="Text_20_body">
      <style:text-properties officeooo:paragraph-rsid="03b8a3d3"/>
    </style:style>
    <style:style style:name="P697" style:family="paragraph" style:parent-style-name="Text_20_body">
      <style:text-properties officeooo:rsid="03c3fab3" officeooo:paragraph-rsid="03c3fab3"/>
    </style:style>
    <style:style style:name="P698" style:family="paragraph" style:parent-style-name="Text_20_body">
      <style:paragraph-properties fo:text-align="center" style:justify-single-word="false"/>
      <style:text-properties officeooo:rsid="03c3fab3" officeooo:paragraph-rsid="03c3fab3"/>
    </style:style>
    <style:style style:name="P699" style:family="paragraph" style:parent-style-name="Text_20_body">
      <style:text-properties officeooo:paragraph-rsid="03c3fab3"/>
    </style:style>
    <style:style style:name="P700" style:family="paragraph" style:parent-style-name="Text_20_body">
      <style:text-properties officeooo:rsid="03cd75a5" officeooo:paragraph-rsid="03cd75a5"/>
    </style:style>
    <style:style style:name="P701" style:family="paragraph" style:parent-style-name="Text_20_body">
      <style:text-properties officeooo:paragraph-rsid="03cd75a5"/>
    </style:style>
    <style:style style:name="P702" style:family="paragraph" style:parent-style-name="Text_20_body">
      <style:text-properties officeooo:rsid="03d26de5" officeooo:paragraph-rsid="03d26de5"/>
    </style:style>
    <style:style style:name="P703" style:family="paragraph" style:parent-style-name="Text_20_body">
      <style:text-properties officeooo:paragraph-rsid="03d6350b"/>
    </style:style>
    <style:style style:name="P704" style:family="paragraph" style:parent-style-name="Text_20_body">
      <style:text-properties officeooo:paragraph-rsid="03da0070"/>
    </style:style>
    <style:style style:name="P705" style:family="paragraph" style:parent-style-name="Text_20_body">
      <style:text-properties officeooo:rsid="03cf423f" officeooo:paragraph-rsid="03cd75a5"/>
    </style:style>
    <style:style style:name="P706" style:family="paragraph" style:parent-style-name="Text_20_body">
      <style:text-properties officeooo:rsid="03ef5963" officeooo:paragraph-rsid="040ac992"/>
    </style:style>
    <style:style style:name="P707" style:family="paragraph" style:parent-style-name="Text_20_body">
      <style:text-properties officeooo:rsid="03f370ed" officeooo:paragraph-rsid="040ac992"/>
    </style:style>
    <style:style style:name="P708" style:family="paragraph" style:parent-style-name="Text_20_body">
      <style:text-properties officeooo:rsid="04091c37" officeooo:paragraph-rsid="040ac992"/>
    </style:style>
    <style:style style:name="P709" style:family="paragraph" style:parent-style-name="Text_20_body">
      <style:text-properties officeooo:paragraph-rsid="02d1f4ff"/>
    </style:style>
    <style:style style:name="P710" style:family="paragraph" style:parent-style-name="Text_20_body">
      <style:text-properties officeooo:paragraph-rsid="040ac992"/>
    </style:style>
    <style:style style:name="P711" style:family="paragraph" style:parent-style-name="Text_20_body">
      <style:text-properties officeooo:rsid="04117fb9" officeooo:paragraph-rsid="04117fb9"/>
    </style:style>
    <style:style style:name="P712" style:family="paragraph" style:parent-style-name="Text_20_body">
      <style:text-properties officeooo:rsid="0414af08" officeooo:paragraph-rsid="0414af08"/>
    </style:style>
    <style:style style:name="P713" style:family="paragraph" style:parent-style-name="Text_20_body">
      <style:text-properties officeooo:rsid="0415d08f" officeooo:paragraph-rsid="0414af08"/>
    </style:style>
    <style:style style:name="P714" style:family="paragraph" style:parent-style-name="Text_20_body">
      <style:text-properties officeooo:rsid="0415dc50" officeooo:paragraph-rsid="0415dc50"/>
    </style:style>
    <style:style style:name="P715" style:family="paragraph" style:parent-style-name="Text_20_body">
      <style:text-properties officeooo:paragraph-rsid="0418a0ff"/>
    </style:style>
    <style:style style:name="P716" style:family="paragraph" style:parent-style-name="Text_20_body">
      <style:text-properties officeooo:paragraph-rsid="041fc68c"/>
    </style:style>
    <style:style style:name="P717" style:family="paragraph" style:parent-style-name="Text_20_body">
      <style:text-properties officeooo:paragraph-rsid="016efb99"/>
    </style:style>
    <style:style style:name="P718" style:family="paragraph" style:parent-style-name="Text_20_body">
      <style:text-properties officeooo:paragraph-rsid="042203f9"/>
    </style:style>
    <style:style style:name="P719" style:family="paragraph" style:parent-style-name="Text_20_body">
      <style:text-properties officeooo:rsid="043e1e58" officeooo:paragraph-rsid="043e1e58"/>
    </style:style>
    <style:style style:name="P720" style:family="paragraph" style:parent-style-name="Text_20_body">
      <style:text-properties officeooo:rsid="04474791" officeooo:paragraph-rsid="04474791"/>
    </style:style>
    <style:style style:name="P721" style:family="paragraph" style:parent-style-name="Text_20_body">
      <style:text-properties officeooo:rsid="0448b7e7" officeooo:paragraph-rsid="0448b7e7"/>
    </style:style>
    <style:style style:name="P722" style:family="paragraph" style:parent-style-name="Text_20_body">
      <style:text-properties officeooo:paragraph-rsid="044c1cda"/>
    </style:style>
    <style:style style:name="P723" style:family="paragraph" style:parent-style-name="normal">
      <style:text-properties officeooo:paragraph-rsid="044c1cda"/>
    </style:style>
    <style:style style:name="P724" style:family="paragraph" style:parent-style-name="Table_20_Contents">
      <style:text-properties officeooo:paragraph-rsid="01ff39eb"/>
    </style:style>
    <style:style style:name="P725" style:family="paragraph" style:parent-style-name="Table_20_Contents">
      <style:paragraph-properties style:writing-mode="lr-tb"/>
    </style:style>
    <style:style style:name="P726"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27"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28"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29"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30"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31"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32"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33"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34" style:family="paragraph" style:parent-style-name="Standard">
      <style:text-properties officeooo:rsid="00651e73" officeooo:paragraph-rsid="008cbc4b"/>
    </style:style>
    <style:style style:name="P735" style:family="paragraph" style:parent-style-name="Standard">
      <style:text-properties officeooo:rsid="00651e73" officeooo:paragraph-rsid="00978fe2"/>
    </style:style>
    <style:style style:name="P736" style:family="paragraph" style:parent-style-name="Standard">
      <style:text-properties officeooo:rsid="008e7732" officeooo:paragraph-rsid="008e7732"/>
    </style:style>
    <style:style style:name="P737" style:family="paragraph" style:parent-style-name="Standard">
      <style:text-properties officeooo:paragraph-rsid="00f02cc8"/>
    </style:style>
    <style:style style:name="P738" style:family="paragraph" style:parent-style-name="Standard">
      <style:text-properties officeooo:paragraph-rsid="00fdb8a8"/>
    </style:style>
    <style:style style:name="P739" style:family="paragraph" style:parent-style-name="Standard">
      <style:text-properties officeooo:rsid="017a78a8" officeooo:paragraph-rsid="017a78a8"/>
    </style:style>
    <style:style style:name="P740" style:family="paragraph" style:parent-style-name="Standard">
      <style:text-properties fo:font-size="10pt" officeooo:rsid="017a78a8" officeooo:paragraph-rsid="017a78a8" style:font-size-asian="10pt" style:font-size-complex="10pt"/>
    </style:style>
    <style:style style:name="P741" style:family="paragraph" style:parent-style-name="Preformatted_20_Text">
      <style:paragraph-properties fo:margin-top="0in" fo:margin-bottom="0.1965in" style:contextual-spacing="false"/>
      <style:text-properties fo:font-size="10pt"/>
    </style:style>
    <style:style style:name="P742" style:family="paragraph" style:parent-style-name="Table_20_Contents">
      <style:paragraph-properties fo:margin-top="0in" fo:margin-bottom="0.1965in" style:contextual-spacing="false"/>
      <style:text-properties fo:font-size="10pt"/>
    </style:style>
    <style:style style:name="P743" style:family="paragraph" style:parent-style-name="Quotations">
      <style:text-properties fo:font-size="10pt"/>
    </style:style>
    <style:style style:name="P744" style:family="paragraph" style:parent-style-name="Standard">
      <style:text-properties officeooo:rsid="00eb41b1" officeooo:paragraph-rsid="00eb41b1"/>
    </style:style>
    <style:style style:name="P745" style:family="paragraph" style:parent-style-name="Standard">
      <style:text-properties officeooo:paragraph-rsid="03674d1f"/>
    </style:style>
    <style:style style:name="P746" style:family="paragraph" style:parent-style-name="Standard">
      <style:text-properties officeooo:rsid="03674d1f" officeooo:paragraph-rsid="03674d1f"/>
    </style:style>
    <style:style style:name="P747" style:family="paragraph" style:parent-style-name="Standard">
      <style:text-properties officeooo:rsid="03738b7d" officeooo:paragraph-rsid="03738b7d"/>
    </style:style>
    <style:style style:name="P748" style:family="paragraph" style:parent-style-name="Footnote">
      <style:text-properties officeooo:rsid="0089e73d" officeooo:paragraph-rsid="0089e73d"/>
    </style:style>
    <style:style style:name="P749" style:family="paragraph" style:parent-style-name="Text_20_body">
      <style:paragraph-properties fo:margin-left="0in" fo:margin-right="0in" fo:orphans="2" fo:widows="2" fo:text-indent="0in" style:auto-text-indent="false"/>
    </style:style>
    <style:style style:name="P750" style:family="paragraph" style:parent-style-name="Preformatted_20_Text">
      <style:paragraph-properties fo:margin-left="0in" fo:margin-right="0in" fo:orphans="2" fo:widows="2" fo:text-indent="0in" style:auto-text-indent="false"/>
    </style:style>
    <style:style style:name="P751" style:family="paragraph" style:parent-style-name="List_20_Heading">
      <style:paragraph-properties fo:margin-left="0in" fo:margin-right="0in" fo:orphans="2" fo:widows="2" fo:text-indent="0in" style:auto-text-indent="false"/>
    </style:style>
    <style:style style:name="P752" style:family="paragraph" style:parent-style-name="Preformatted_20_Text">
      <style:paragraph-properties fo:margin-top="0in" fo:margin-bottom="0.1965in" style:contextual-spacing="false" fo:orphans="2" fo:widows="2"/>
    </style:style>
    <style:style style:name="P753" style:family="paragraph" style:parent-style-name="List_20_Contents">
      <style:paragraph-properties fo:margin-top="0in" fo:margin-bottom="0.1965in" style:contextual-spacing="false" fo:orphans="2" fo:widows="2"/>
    </style:style>
    <style:style style:name="P754" style:family="paragraph" style:parent-style-name="Preformatted_20_Text">
      <style:paragraph-properties fo:orphans="2" fo:widows="2"/>
    </style:style>
    <style:style style:name="P755" style:family="paragraph" style:parent-style-name="List_20_Heading">
      <style:paragraph-properties fo:orphans="2" fo:widows="2"/>
    </style:style>
    <style:style style:name="P756" style:family="paragraph" style:parent-style-name="List_20_Contents">
      <style:paragraph-properties fo:orphans="2" fo:widows="2"/>
    </style:style>
    <style:style style:name="P757" style:family="paragraph" style:parent-style-name="Footnote">
      <style:paragraph-properties fo:margin-left="0in" fo:margin-right="0in" fo:text-indent="0in" style:auto-text-indent="false"/>
    </style:style>
    <style:style style:name="P758" style:family="paragraph" style:parent-style-name="Text_20_body">
      <style:paragraph-properties fo:margin-left="0.4925in" fo:margin-right="0in" fo:text-indent="0in" style:auto-text-indent="false"/>
    </style:style>
    <style:style style:name="P759" style:family="paragraph" style:parent-style-name="Preformatted_20_Text">
      <style:paragraph-properties fo:margin-top="0in" fo:margin-bottom="0.1965in" style:contextual-spacing="false"/>
    </style:style>
    <style:style style:name="P760" style:family="paragraph" style:parent-style-name="List_20_Contents">
      <style:paragraph-properties fo:margin-top="0in" fo:margin-bottom="0.1965in" style:contextual-spacing="false"/>
    </style:style>
    <style:style style:name="P761" style:family="paragraph" style:parent-style-name="Table_20_Contents">
      <style:paragraph-properties fo:margin-top="0in" fo:margin-bottom="0.1965in" style:contextual-spacing="false"/>
    </style:style>
    <style:style style:name="P762" style:family="paragraph" style:parent-style-name="Preformatted_20_Text">
      <style:paragraph-properties fo:margin-top="0in" fo:margin-bottom="0.1965in" style:contextual-spacing="false"/>
      <style:text-properties officeooo:paragraph-rsid="012031d2"/>
    </style:style>
    <style:style style:name="P763" style:family="paragraph" style:parent-style-name="Table_20_Contents">
      <style:paragraph-properties fo:margin-top="0in" fo:margin-bottom="0.1965in" style:contextual-spacing="false"/>
      <style:text-properties officeooo:paragraph-rsid="0317c5f1"/>
    </style:style>
    <style:style style:name="P764" style:family="paragraph" style:parent-style-name="Preformatted_20_Text">
      <style:text-properties officeooo:paragraph-rsid="0153d505"/>
    </style:style>
    <style:style style:name="P765" style:family="paragraph" style:parent-style-name="Text_20_body">
      <style:paragraph-properties fo:margin-top="0in" fo:margin-bottom="0in" style:contextual-spacing="false"/>
    </style:style>
    <style:style style:name="P766"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67" style:family="paragraph" style:parent-style-name="Table_20_Heading">
      <style:text-properties fo:font-size="2pt" style:font-size-asian="2pt" style:font-size-complex="2pt"/>
    </style:style>
    <style:style style:name="P768" style:family="paragraph" style:parent-style-name="Text_20_body">
      <style:paragraph-properties fo:margin-left="1.9693in" fo:margin-right="0in" fo:text-indent="0in" style:auto-text-indent="false"/>
    </style:style>
    <style:style style:name="P769" style:family="paragraph" style:parent-style-name="normal">
      <style:text-properties officeooo:rsid="01acec84" officeooo:paragraph-rsid="01acec84"/>
    </style:style>
    <style:style style:name="P770" style:family="paragraph" style:parent-style-name="normal">
      <style:text-properties fo:font-weight="normal" officeooo:rsid="01acec84" officeooo:paragraph-rsid="01acec84" style:font-weight-asian="normal" style:font-weight-complex="normal"/>
    </style:style>
    <style:style style:name="P771" style:family="paragraph" style:parent-style-name="normal">
      <style:text-properties fo:font-weight="normal" officeooo:rsid="01ada90b" officeooo:paragraph-rsid="01ada90b" style:font-weight-asian="normal" style:font-weight-complex="normal"/>
    </style:style>
    <style:style style:name="P772" style:family="paragraph" style:parent-style-name="normal">
      <style:text-properties fo:font-weight="normal" officeooo:rsid="01afa032" officeooo:paragraph-rsid="044c1cda" style:font-weight-asian="normal" style:font-weight-complex="normal"/>
    </style:style>
    <style:style style:name="P773" style:family="paragraph" style:parent-style-name="normal">
      <style:text-properties fo:font-weight="normal" officeooo:rsid="01b1d693" officeooo:paragraph-rsid="044c1cda" style:font-weight-asian="normal" style:font-weight-complex="normal"/>
    </style:style>
    <style:style style:name="P774" style:family="paragraph" style:parent-style-name="Text_20_body">
      <style:paragraph-properties fo:break-before="page"/>
      <style:text-properties officeooo:paragraph-rsid="010ca8fd"/>
    </style:style>
    <style:style style:name="P775" style:family="paragraph" style:parent-style-name="Text_20_body">
      <style:text-properties officeooo:rsid="0454d913" officeooo:paragraph-rsid="0454d913"/>
    </style:style>
    <style:style style:name="P776" style:family="paragraph" style:parent-style-name="Preformatted_20_Text">
      <style:text-properties officeooo:rsid="045d1571" officeooo:paragraph-rsid="045d1571"/>
    </style:style>
    <style:style style:name="P777" style:family="paragraph" style:parent-style-name="Text_20_body">
      <style:text-properties officeooo:rsid="045d1571" officeooo:paragraph-rsid="045d1571"/>
    </style:style>
    <style:style style:name="P778" style:family="paragraph" style:parent-style-name="Text_20_body">
      <style:text-properties officeooo:rsid="045d1571" officeooo:paragraph-rsid="04601693"/>
    </style:style>
    <style:style style:name="P779" style:family="paragraph" style:parent-style-name="Text_20_body">
      <style:text-properties officeooo:rsid="045d1571" officeooo:paragraph-rsid="046efb9e"/>
    </style:style>
    <style:style style:name="P780" style:family="paragraph" style:parent-style-name="Text_20_body">
      <style:text-properties officeooo:rsid="045d1571" officeooo:paragraph-rsid="049aef54"/>
    </style:style>
    <style:style style:name="P781" style:family="paragraph" style:parent-style-name="Text_20_body">
      <style:text-properties officeooo:rsid="04581e2c" officeooo:paragraph-rsid="0459250d"/>
    </style:style>
    <style:style style:name="P782" style:family="paragraph" style:parent-style-name="Text_20_body">
      <style:text-properties officeooo:paragraph-rsid="045b8fde"/>
    </style:style>
    <style:style style:name="P783" style:family="paragraph" style:parent-style-name="Text_20_body">
      <style:text-properties officeooo:paragraph-rsid="045e3b97"/>
    </style:style>
    <style:style style:name="P784" style:family="paragraph" style:parent-style-name="Text_20_body">
      <style:text-properties officeooo:paragraph-rsid="04786259"/>
    </style:style>
    <style:style style:name="P785" style:family="paragraph" style:parent-style-name="Text_20_body">
      <style:text-properties officeooo:rsid="0480ae6e" officeooo:paragraph-rsid="04874fb0"/>
    </style:style>
    <style:style style:name="P786" style:family="paragraph" style:parent-style-name="Text_20_body">
      <style:text-properties officeooo:rsid="04874fb0" officeooo:paragraph-rsid="04874fb0"/>
    </style:style>
    <style:style style:name="P787" style:family="paragraph" style:parent-style-name="Text_20_body">
      <style:text-properties officeooo:paragraph-rsid="049985a7"/>
    </style:style>
    <style:style style:name="P788" style:family="paragraph" style:parent-style-name="Text_20_body">
      <style:text-properties officeooo:paragraph-rsid="049aef54"/>
    </style:style>
    <style:style style:name="P789" style:family="paragraph" style:parent-style-name="Text_20_body">
      <style:text-properties officeooo:paragraph-rsid="04af643f"/>
    </style:style>
    <style:style style:name="P790" style:family="paragraph" style:parent-style-name="Text_20_body">
      <style:text-properties officeooo:paragraph-rsid="04af689a"/>
    </style:style>
    <style:style style:name="P791" style:family="paragraph" style:parent-style-name="Text_20_body">
      <style:text-properties officeooo:paragraph-rsid="04af96b5"/>
    </style:style>
    <style:style style:name="P792" style:family="paragraph" style:parent-style-name="Text_20_body">
      <style:text-properties officeooo:paragraph-rsid="04b0b5e2"/>
    </style:style>
    <style:style style:name="P793" style:family="paragraph" style:parent-style-name="Text_20_body">
      <style:text-properties officeooo:paragraph-rsid="04b0f263"/>
    </style:style>
    <style:style style:name="P794" style:family="paragraph" style:parent-style-name="Text_20_body">
      <style:text-properties officeooo:paragraph-rsid="04b4c411"/>
    </style:style>
    <style:style style:name="P795" style:family="paragraph" style:parent-style-name="Text_20_body">
      <style:text-properties officeooo:paragraph-rsid="04bbfaff"/>
    </style:style>
    <style:style style:name="P796" style:family="paragraph" style:parent-style-name="Text_20_body">
      <style:text-properties officeooo:paragraph-rsid="04bce90c"/>
    </style:style>
    <style:style style:name="P797" style:family="paragraph" style:parent-style-name="Text_20_body">
      <style:text-properties officeooo:paragraph-rsid="04c05300"/>
    </style:style>
    <style:style style:name="P798" style:family="paragraph" style:parent-style-name="Text_20_body">
      <style:text-properties officeooo:paragraph-rsid="04c2d8aa"/>
    </style:style>
    <style:style style:name="P799" style:family="paragraph" style:parent-style-name="Text_20_body">
      <style:text-properties officeooo:paragraph-rsid="04d23759"/>
    </style:style>
    <style:style style:name="P800" style:family="paragraph" style:parent-style-name="Text_20_body">
      <style:text-properties officeooo:paragraph-rsid="04d3517a"/>
    </style:style>
    <style:style style:name="P801" style:family="paragraph" style:parent-style-name="Text_20_body">
      <style:text-properties officeooo:paragraph-rsid="04d4ebc8"/>
    </style:style>
    <style:style style:name="P802" style:family="paragraph" style:parent-style-name="Text_20_body">
      <style:text-properties officeooo:paragraph-rsid="04d660cd"/>
    </style:style>
    <style:style style:name="P803" style:family="paragraph" style:parent-style-name="Contents_20_1">
      <style:paragraph-properties>
        <style:tab-stops>
          <style:tab-stop style:position="6.6953in" style:type="right" style:leader-style="dotted" style:leader-text="."/>
        </style:tab-stops>
      </style:paragraph-properties>
    </style:style>
    <style:style style:name="P804" style:family="paragraph" style:parent-style-name="Contents_20_2">
      <style:paragraph-properties>
        <style:tab-stops>
          <style:tab-stop style:position="6.4984in" style:type="right" style:leader-style="dotted" style:leader-text="."/>
        </style:tab-stops>
      </style:paragraph-properties>
    </style:style>
    <style:style style:name="P805" style:family="paragraph" style:parent-style-name="Contents_20_4">
      <style:paragraph-properties>
        <style:tab-stops>
          <style:tab-stop style:position="6.1055in" style:type="right" style:leader-style="dotted" style:leader-text="."/>
        </style:tab-stops>
      </style:paragraph-properties>
    </style:style>
    <style:style style:name="P806" style:family="paragraph" style:parent-style-name="Heading_20_1" style:list-style-name="">
      <style:text-properties officeooo:rsid="0046894e" officeooo:paragraph-rsid="0046894e"/>
    </style:style>
    <style:style style:name="P807" style:family="paragraph" style:parent-style-name="Heading_20_1">
      <style:text-properties officeooo:rsid="0046894e" officeooo:paragraph-rsid="0046894e"/>
    </style:style>
    <style:style style:name="P808" style:family="paragraph" style:parent-style-name="Heading_20_1">
      <style:text-properties officeooo:rsid="0046894e" officeooo:paragraph-rsid="001d48dd"/>
    </style:style>
    <style:style style:name="P809" style:family="paragraph" style:parent-style-name="Heading_20_1">
      <style:text-properties officeooo:rsid="0049a6c1"/>
    </style:style>
    <style:style style:name="P810" style:family="paragraph" style:parent-style-name="Heading_20_1">
      <style:text-properties officeooo:rsid="0072ebf0" officeooo:paragraph-rsid="0326e122"/>
    </style:style>
    <style:style style:name="P811" style:family="paragraph" style:parent-style-name="Heading_20_1">
      <style:text-properties officeooo:paragraph-rsid="0072ebf0"/>
    </style:style>
    <style:style style:name="P812" style:family="paragraph" style:parent-style-name="Heading_20_1">
      <style:text-properties officeooo:rsid="02a06248" officeooo:paragraph-rsid="02a06248"/>
    </style:style>
    <style:style style:name="P813" style:family="paragraph" style:parent-style-name="Heading_20_1">
      <style:text-properties officeooo:rsid="02a7cc42" officeooo:paragraph-rsid="02a7cc42"/>
    </style:style>
    <style:style style:name="P814" style:family="paragraph" style:parent-style-name="Heading_20_1">
      <style:text-properties officeooo:rsid="02e94452" officeooo:paragraph-rsid="02e94452"/>
    </style:style>
    <style:style style:name="P815" style:family="paragraph" style:parent-style-name="Heading_20_1">
      <style:text-properties officeooo:rsid="0280f220" officeooo:paragraph-rsid="0280f220"/>
    </style:style>
    <style:style style:name="P816" style:family="paragraph" style:parent-style-name="Heading_20_1">
      <style:text-properties officeooo:paragraph-rsid="030cba46"/>
    </style:style>
    <style:style style:name="P817" style:family="paragraph" style:parent-style-name="Heading_20_1">
      <style:paragraph-properties fo:break-before="page"/>
    </style:style>
    <style:style style:name="P818" style:family="paragraph" style:parent-style-name="Heading_20_1">
      <style:text-properties officeooo:paragraph-rsid="037b3463"/>
    </style:style>
    <style:style style:name="P819" style:family="paragraph" style:parent-style-name="Heading_20_1">
      <style:text-properties officeooo:paragraph-rsid="03906a78"/>
    </style:style>
    <style:style style:name="P820" style:family="paragraph" style:parent-style-name="Heading_20_1">
      <style:text-properties officeooo:paragraph-rsid="02c007cb"/>
    </style:style>
    <style:style style:name="P821" style:family="paragraph" style:parent-style-name="Heading_20_1">
      <style:text-properties officeooo:paragraph-rsid="02d1f4ff"/>
    </style:style>
    <style:style style:name="P822" style:family="paragraph" style:parent-style-name="Heading_20_2">
      <style:text-properties officeooo:rsid="04576193" officeooo:paragraph-rsid="04576193"/>
    </style:style>
    <style:style style:name="P823" style:family="paragraph" style:parent-style-name="Heading_20_2">
      <style:text-properties officeooo:paragraph-rsid="01d2a718"/>
    </style:style>
    <style:style style:name="P824" style:family="paragraph" style:parent-style-name="Heading_20_2">
      <style:text-properties officeooo:paragraph-rsid="004cf0da"/>
    </style:style>
    <style:style style:name="P825" style:family="paragraph" style:parent-style-name="Heading_20_2">
      <style:text-properties officeooo:rsid="00243074" officeooo:paragraph-rsid="00243074"/>
    </style:style>
    <style:style style:name="P826" style:family="paragraph" style:parent-style-name="Heading_20_2">
      <style:text-properties officeooo:paragraph-rsid="000d8c6d"/>
    </style:style>
    <style:style style:name="P827" style:family="paragraph" style:parent-style-name="Heading_20_2">
      <style:text-properties officeooo:rsid="001b94f9" officeooo:paragraph-rsid="001b94f9"/>
    </style:style>
    <style:style style:name="P828" style:family="paragraph" style:parent-style-name="Heading_20_2">
      <style:text-properties officeooo:paragraph-rsid="005332aa"/>
    </style:style>
    <style:style style:name="P829" style:family="paragraph" style:parent-style-name="Heading_20_2">
      <style:text-properties officeooo:paragraph-rsid="0241860b"/>
    </style:style>
    <style:style style:name="P830" style:family="paragraph" style:parent-style-name="Heading_20_2">
      <style:text-properties officeooo:paragraph-rsid="0242d9f1"/>
    </style:style>
    <style:style style:name="P831" style:family="paragraph" style:parent-style-name="Heading_20_2">
      <style:text-properties officeooo:paragraph-rsid="010ec004"/>
    </style:style>
    <style:style style:name="P832" style:family="paragraph" style:parent-style-name="Heading_20_2">
      <style:text-properties officeooo:paragraph-rsid="02623df2"/>
    </style:style>
    <style:style style:name="P833" style:family="paragraph" style:parent-style-name="Heading_20_2">
      <style:text-properties officeooo:paragraph-rsid="0142954f"/>
    </style:style>
    <style:style style:name="P834" style:family="paragraph" style:parent-style-name="Heading_20_2">
      <style:text-properties officeooo:paragraph-rsid="015862b9"/>
    </style:style>
    <style:style style:name="P835" style:family="paragraph" style:parent-style-name="Heading_20_2">
      <style:text-properties officeooo:paragraph-rsid="022fec71"/>
    </style:style>
    <style:style style:name="P836" style:family="paragraph" style:parent-style-name="Heading_20_2">
      <style:text-properties officeooo:paragraph-rsid="02337acb"/>
    </style:style>
    <style:style style:name="P837" style:family="paragraph" style:parent-style-name="Heading_20_2">
      <style:text-properties style:font-name="Liberation Serif"/>
    </style:style>
    <style:style style:name="P838" style:family="paragraph" style:parent-style-name="Heading_20_2">
      <style:text-properties officeooo:paragraph-rsid="016f8df0"/>
    </style:style>
    <style:style style:name="P839" style:family="paragraph" style:parent-style-name="Heading_20_2">
      <style:text-properties officeooo:paragraph-rsid="0418a0ff"/>
    </style:style>
    <style:style style:name="P840" style:family="paragraph" style:parent-style-name="Heading_20_2">
      <style:text-properties officeooo:paragraph-rsid="041809f1"/>
    </style:style>
    <style:style style:name="P841" style:family="paragraph" style:parent-style-name="Heading_20_2">
      <style:text-properties officeooo:paragraph-rsid="01f2e22f"/>
    </style:style>
    <style:style style:name="P842" style:family="paragraph" style:parent-style-name="Heading_20_2">
      <style:text-properties officeooo:paragraph-rsid="01fe5dbf"/>
    </style:style>
    <style:style style:name="P843" style:family="paragraph" style:parent-style-name="Heading_20_2">
      <style:text-properties officeooo:paragraph-rsid="02140279"/>
    </style:style>
    <style:style style:name="P844" style:family="paragraph" style:parent-style-name="Heading_20_2">
      <style:text-properties officeooo:paragraph-rsid="0160f237"/>
    </style:style>
    <style:style style:name="P845" style:family="paragraph" style:parent-style-name="Heading_20_2">
      <style:text-properties officeooo:paragraph-rsid="014607d4"/>
    </style:style>
    <style:style style:name="P846" style:family="paragraph" style:parent-style-name="Heading_20_2">
      <style:text-properties officeooo:paragraph-rsid="01760f82"/>
    </style:style>
    <style:style style:name="P847" style:family="paragraph" style:parent-style-name="Heading_20_2">
      <style:text-properties officeooo:paragraph-rsid="03459091"/>
    </style:style>
    <style:style style:name="P848" style:family="paragraph" style:parent-style-name="Heading_20_2">
      <style:text-properties officeooo:paragraph-rsid="037aee51"/>
    </style:style>
    <style:style style:name="P849" style:family="paragraph" style:parent-style-name="Heading_20_2">
      <style:text-properties officeooo:paragraph-rsid="02beb06e"/>
    </style:style>
    <style:style style:name="P850" style:family="paragraph" style:parent-style-name="Heading_20_2">
      <style:text-properties officeooo:paragraph-rsid="02bf37de"/>
    </style:style>
    <style:style style:name="P851" style:family="paragraph" style:parent-style-name="Heading_20_2">
      <style:text-properties officeooo:paragraph-rsid="04bb3987"/>
    </style:style>
    <style:style style:name="P852" style:family="paragraph" style:parent-style-name="Heading_20_2">
      <style:text-properties officeooo:rsid="049aef54" officeooo:paragraph-rsid="049aef54"/>
    </style:style>
    <style:style style:name="P853" style:family="paragraph" style:parent-style-name="Heading_20_2">
      <style:text-properties officeooo:rsid="01ce4f80" officeooo:paragraph-rsid="040ac992"/>
    </style:style>
    <style:style style:name="P854" style:family="paragraph" style:parent-style-name="Heading_20_3">
      <style:text-properties fo:font-weight="bold" style:font-weight-asian="bold" style:font-weight-complex="bold"/>
    </style:style>
    <style:style style:name="P855" style:family="paragraph" style:parent-style-name="Heading_20_3">
      <style:text-properties fo:font-weight="bold" officeooo:paragraph-rsid="00651e73" style:font-weight-asian="bold" style:font-weight-complex="bold"/>
    </style:style>
    <style:style style:name="P856" style:family="paragraph" style:parent-style-name="Heading_20_3">
      <style:text-properties officeooo:paragraph-rsid="00de640f"/>
    </style:style>
    <style:style style:name="P857" style:family="paragraph" style:parent-style-name="Heading_20_3">
      <style:text-properties fo:font-size="9pt" style:font-size-asian="9pt" style:font-size-complex="9pt"/>
    </style:style>
    <style:style style:name="P858" style:family="paragraph" style:parent-style-name="Heading_20_3">
      <style:text-properties officeooo:paragraph-rsid="00f9ec88"/>
    </style:style>
    <style:style style:name="P859" style:family="paragraph" style:parent-style-name="Heading_20_4">
      <style:text-properties officeooo:rsid="045b8fde" officeooo:paragraph-rsid="045b8fde"/>
    </style:style>
    <style:style style:name="P860" style:family="paragraph" style:parent-style-name="Heading_20_4">
      <style:text-properties fo:font-size="13pt" fo:font-weight="bold" style:font-size-asian="13pt" style:font-weight-asian="bold" style:font-size-complex="13pt" style:font-weight-complex="bold"/>
    </style:style>
    <style:style style:name="P861" style:family="paragraph" style:parent-style-name="Heading_20_4">
      <style:text-properties officeooo:rsid="02eee802" officeooo:paragraph-rsid="02eee802"/>
    </style:style>
    <style:style style:name="P862" style:family="paragraph" style:parent-style-name="Heading_20_4">
      <style:text-properties officeooo:rsid="02f01fe9" officeooo:paragraph-rsid="02f01fe9"/>
    </style:style>
    <style:style style:name="P863" style:family="paragraph" style:parent-style-name="Heading_20_4">
      <style:text-properties officeooo:paragraph-rsid="044c1cda"/>
    </style:style>
    <style:style style:name="P864" style:family="paragraph" style:parent-style-name="Heading_20_4">
      <style:text-properties officeooo:paragraph-rsid="04453c50"/>
    </style:style>
    <style:style style:name="P865" style:family="paragraph" style:parent-style-name="Heading_20_4">
      <style:text-properties officeooo:paragraph-rsid="01bff999"/>
    </style:style>
    <style:style style:name="P866" style:family="paragraph" style:parent-style-name="Heading_20_4">
      <style:text-properties fo:font-size="10.5pt" style:font-size-asian="10.5pt" style:font-size-complex="10.5pt"/>
    </style:style>
    <style:style style:name="P867" style:family="paragraph" style:parent-style-name="Heading_20_4">
      <style:text-properties officeooo:rsid="030ed568" officeooo:paragraph-rsid="030ed568"/>
    </style:style>
    <style:style style:name="P868" style:family="paragraph" style:parent-style-name="Heading_20_4">
      <style:text-properties officeooo:paragraph-rsid="02570be9"/>
    </style:style>
    <style:style style:name="P869" style:family="paragraph" style:parent-style-name="Heading_20_4">
      <style:text-properties officeooo:paragraph-rsid="0316d873"/>
    </style:style>
    <style:style style:name="P870" style:family="paragraph" style:parent-style-name="Heading_20_4">
      <style:text-properties officeooo:paragraph-rsid="039be220"/>
    </style:style>
    <style:style style:name="P871" style:family="paragraph" style:parent-style-name="Heading_20_4">
      <style:text-properties officeooo:paragraph-rsid="040ac992"/>
    </style:style>
    <style:style style:name="P872" style:family="paragraph" style:parent-style-name="Heading_20_4">
      <style:text-properties officeooo:paragraph-rsid="04e95036"/>
    </style:style>
    <style:style style:name="P873" style:family="paragraph" style:parent-style-name="Heading_20_4">
      <style:text-properties officeooo:paragraph-rsid="04ebe93d"/>
    </style:style>
    <style:style style:name="P874" style:family="paragraph" style:parent-style-name="Standard" style:list-style-name="L3">
      <style:text-properties officeooo:rsid="0091596f" officeooo:paragraph-rsid="0091596f"/>
    </style:style>
    <style:style style:name="P875" style:family="paragraph" style:parent-style-name="Standard" style:list-style-name="L3">
      <style:text-properties fo:font-style="normal" officeooo:rsid="0091deb3" officeooo:paragraph-rsid="0091deb3" style:font-style-asian="normal" style:font-style-complex="normal"/>
    </style:style>
    <style:style style:name="P876" style:family="paragraph" style:parent-style-name="Standard" style:list-style-name="L3">
      <style:text-properties fo:font-style="normal" officeooo:rsid="0091596f" officeooo:paragraph-rsid="0091596f" style:font-style-asian="normal" style:font-style-complex="normal"/>
    </style:style>
    <style:style style:name="P877" style:family="paragraph" style:parent-style-name="Text_20_body" style:list-style-name="L1">
      <style:text-properties officeooo:rsid="03271fdc" officeooo:paragraph-rsid="03271fdc"/>
    </style:style>
    <style:style style:name="P878" style:family="paragraph" style:parent-style-name="Text_20_body" style:list-style-name="L1">
      <style:text-properties officeooo:rsid="03271fdc" officeooo:paragraph-rsid="0327c37f"/>
    </style:style>
    <style:style style:name="P879" style:family="paragraph" style:parent-style-name="Text_20_body" style:list-style-name="L1">
      <style:text-properties officeooo:rsid="0326e122" officeooo:paragraph-rsid="0326e122"/>
    </style:style>
    <style:style style:name="P880"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881"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882"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883"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884" style:family="paragraph" style:parent-style-name="Text_20_body" style:list-style-name="L2"/>
    <style:style style:name="P885" style:family="paragraph" style:parent-style-name="Text_20_body" style:list-style-name="L2">
      <style:paragraph-properties fo:margin-top="0in" fo:margin-bottom="0in" style:contextual-spacing="false"/>
    </style:style>
    <style:style style:name="P886" style:family="paragraph" style:parent-style-name="Text_20_body" style:list-style-name="L4">
      <style:text-properties officeooo:rsid="0089e73d" officeooo:paragraph-rsid="0089e73d"/>
    </style:style>
    <style:style style:name="P887" style:family="paragraph" style:parent-style-name="Text_20_body" style:list-style-name="L4">
      <style:text-properties officeooo:rsid="0089e73d" officeooo:paragraph-rsid="0094869b"/>
    </style:style>
    <style:style style:name="P888" style:family="paragraph" style:parent-style-name="Text_20_body" style:list-style-name="L4">
      <style:text-properties officeooo:rsid="008b9d18" officeooo:paragraph-rsid="008b9d18"/>
    </style:style>
    <style:style style:name="P889" style:family="paragraph" style:parent-style-name="Text_20_body" style:list-style-name="L5"/>
    <style:style style:name="P890" style:family="paragraph" style:parent-style-name="Text_20_body" style:list-style-name="L6"/>
    <style:style style:name="P891" style:family="paragraph" style:parent-style-name="Text_20_body" style:list-style-name="L8"/>
    <style:style style:name="P892" style:family="paragraph" style:parent-style-name="Text_20_body" style:list-style-name="L8">
      <style:text-properties officeooo:rsid="02e94452" officeooo:paragraph-rsid="02e94452"/>
    </style:style>
    <style:style style:name="P893" style:family="paragraph" style:parent-style-name="Text_20_body" style:list-style-name="L9">
      <style:text-properties officeooo:paragraph-rsid="002fb204"/>
    </style:style>
    <style:style style:name="P894" style:family="paragraph" style:parent-style-name="Text_20_body" style:list-style-name="L9">
      <style:text-properties style:font-name="Liberation Mono" officeooo:rsid="002fb204" officeooo:paragraph-rsid="002fb204"/>
    </style:style>
    <style:style style:name="P895" style:family="paragraph" style:parent-style-name="Text_20_body" style:list-style-name="L9">
      <style:text-properties style:font-name="Liberation Mono" officeooo:rsid="002dfc65" officeooo:paragraph-rsid="002fb204"/>
    </style:style>
    <style:style style:name="P896" style:family="paragraph" style:parent-style-name="Text_20_body" style:list-style-name="L9">
      <style:text-properties officeooo:rsid="002fb204" officeooo:paragraph-rsid="002fb204"/>
    </style:style>
    <style:style style:name="P897" style:family="paragraph" style:parent-style-name="Text_20_body" style:list-style-name="L9">
      <style:text-properties officeooo:rsid="002dfc65" officeooo:paragraph-rsid="002fb204"/>
    </style:style>
    <style:style style:name="P898" style:family="paragraph" style:parent-style-name="Text_20_body" style:list-style-name="L10">
      <style:text-properties officeooo:rsid="00541b2e" officeooo:paragraph-rsid="00541b2e"/>
    </style:style>
    <style:style style:name="P899" style:family="paragraph" style:parent-style-name="Text_20_body" style:list-style-name="L10">
      <style:text-properties officeooo:rsid="0054c7d1" officeooo:paragraph-rsid="0054c7d1"/>
    </style:style>
    <style:style style:name="P900" style:family="paragraph" style:parent-style-name="Text_20_body" style:list-style-name="L10">
      <style:text-properties officeooo:rsid="0055c593" officeooo:paragraph-rsid="0055c593"/>
    </style:style>
    <style:style style:name="P901" style:family="paragraph" style:parent-style-name="Text_20_body" style:list-style-name="L11">
      <style:text-properties fo:font-size="10.5pt" style:font-size-asian="10.5pt" style:font-size-complex="10.5pt"/>
    </style:style>
    <style:style style:name="P902" style:family="paragraph" style:parent-style-name="Text_20_body" style:list-style-name="L31">
      <style:text-properties fo:font-size="10.5pt" officeooo:paragraph-rsid="0316d873" style:font-size-asian="10.5pt" style:font-size-complex="10.5pt"/>
    </style:style>
    <style:style style:name="P903" style:family="paragraph" style:parent-style-name="Text_20_body" style:list-style-name="L33">
      <style:text-properties fo:font-size="10.5pt" officeooo:paragraph-rsid="0321f781" style:font-size-asian="10.5pt" style:font-size-complex="10.5pt"/>
    </style:style>
    <style:style style:name="P904" style:family="paragraph" style:parent-style-name="Text_20_body" style:list-style-name="L34">
      <style:text-properties fo:font-size="10.5pt" style:font-size-asian="10.5pt" style:font-size-complex="10.5pt"/>
    </style:style>
    <style:style style:name="P905" style:family="paragraph" style:parent-style-name="Text_20_body" style:list-style-name="L35">
      <style:text-properties fo:font-size="10.5pt" style:font-size-asian="10.5pt" style:font-size-complex="10.5pt"/>
    </style:style>
    <style:style style:name="P906" style:family="paragraph" style:parent-style-name="Text_20_body" style:list-style-name="L12"/>
    <style:style style:name="P907" style:family="paragraph" style:parent-style-name="Text_20_body" style:list-style-name="L12">
      <style:paragraph-properties fo:margin-top="0in" fo:margin-bottom="0in" style:contextual-spacing="false"/>
    </style:style>
    <style:style style:name="P908" style:family="paragraph" style:parent-style-name="Text_20_body" style:list-style-name="L13">
      <style:paragraph-properties fo:margin-top="0in" fo:margin-bottom="0in" style:contextual-spacing="false"/>
      <style:text-properties officeooo:paragraph-rsid="0278f384"/>
    </style:style>
    <style:style style:name="P909" style:family="paragraph" style:parent-style-name="Text_20_body" style:list-style-name="L13">
      <style:paragraph-properties fo:margin-top="0in" fo:margin-bottom="0in" style:contextual-spacing="false"/>
    </style:style>
    <style:style style:name="P910" style:family="paragraph" style:parent-style-name="Text_20_body" style:list-style-name="L13">
      <style:text-properties officeooo:paragraph-rsid="0275fc94"/>
    </style:style>
    <style:style style:name="P911" style:family="paragraph" style:parent-style-name="Text_20_body" style:list-style-name="L13">
      <style:paragraph-properties fo:margin-top="0in" fo:margin-bottom="0in" style:contextual-spacing="false"/>
      <style:text-properties officeooo:rsid="0276f662" officeooo:paragraph-rsid="0276f662"/>
    </style:style>
    <style:style style:name="P912" style:family="paragraph" style:parent-style-name="Text_20_body" style:list-style-name="L13">
      <style:text-properties officeooo:rsid="027a9302" officeooo:paragraph-rsid="027a9302"/>
    </style:style>
    <style:style style:name="P913" style:family="paragraph" style:parent-style-name="Text_20_body" style:list-style-name="L14"/>
    <style:style style:name="P914" style:family="paragraph" style:parent-style-name="Text_20_body" style:list-style-name="L14">
      <style:paragraph-properties fo:margin-top="0in" fo:margin-bottom="0in" style:contextual-spacing="false"/>
    </style:style>
    <style:style style:name="P915" style:family="paragraph" style:parent-style-name="Text_20_body" style:list-style-name="L15"/>
    <style:style style:name="P916" style:family="paragraph" style:parent-style-name="Text_20_body" style:list-style-name="L15">
      <style:paragraph-properties fo:margin-top="0in" fo:margin-bottom="0in" style:contextual-spacing="false"/>
    </style:style>
    <style:style style:name="P917" style:family="paragraph" style:parent-style-name="Text_20_body" style:list-style-name="L16"/>
    <style:style style:name="P918" style:family="paragraph" style:parent-style-name="Text_20_body" style:list-style-name="L16">
      <style:paragraph-properties fo:margin-top="0in" fo:margin-bottom="0in" style:contextual-spacing="false"/>
    </style:style>
    <style:style style:name="P919" style:family="paragraph" style:parent-style-name="Text_20_body" style:list-style-name="L17"/>
    <style:style style:name="P920" style:family="paragraph" style:parent-style-name="Text_20_body" style:list-style-name="L17">
      <style:paragraph-properties fo:margin-top="0in" fo:margin-bottom="0in" style:contextual-spacing="false"/>
    </style:style>
    <style:style style:name="P921" style:family="paragraph" style:parent-style-name="Text_20_body" style:list-style-name="L18"/>
    <style:style style:name="P922" style:family="paragraph" style:parent-style-name="Text_20_body" style:list-style-name="L18">
      <style:paragraph-properties fo:margin-top="0in" fo:margin-bottom="0in" style:contextual-spacing="false"/>
    </style:style>
    <style:style style:name="P923" style:family="paragraph" style:parent-style-name="Text_20_body" style:list-style-name="L19"/>
    <style:style style:name="P924" style:family="paragraph" style:parent-style-name="Text_20_body" style:list-style-name="L19">
      <style:paragraph-properties fo:margin-top="0in" fo:margin-bottom="0in" style:contextual-spacing="false"/>
    </style:style>
    <style:style style:name="P925" style:family="paragraph" style:parent-style-name="Text_20_body" style:list-style-name="L20"/>
    <style:style style:name="P926" style:family="paragraph" style:parent-style-name="Text_20_body" style:list-style-name="L20">
      <style:paragraph-properties fo:margin-top="0in" fo:margin-bottom="0in" style:contextual-spacing="false"/>
    </style:style>
    <style:style style:name="P927" style:family="paragraph" style:parent-style-name="Text_20_body" style:list-style-name="L21">
      <style:text-properties officeooo:paragraph-rsid="01399c2a"/>
    </style:style>
    <style:style style:name="P928" style:family="paragraph" style:parent-style-name="Text_20_body" style:list-style-name="L22">
      <style:text-properties officeooo:paragraph-rsid="02623df2"/>
    </style:style>
    <style:style style:name="P929" style:family="paragraph" style:parent-style-name="Text_20_body" style:list-style-name="L23"/>
    <style:style style:name="P930" style:family="paragraph" style:parent-style-name="Text_20_body" style:list-style-name="L23">
      <style:paragraph-properties fo:margin-top="0in" fo:margin-bottom="0in" style:contextual-spacing="false"/>
    </style:style>
    <style:style style:name="P931" style:family="paragraph" style:parent-style-name="Text_20_body" style:list-style-name="L24"/>
    <style:style style:name="P932" style:family="paragraph" style:parent-style-name="Text_20_body" style:list-style-name="L24">
      <style:paragraph-properties fo:margin-top="0in" fo:margin-bottom="0in" style:contextual-spacing="false"/>
    </style:style>
    <style:style style:name="P933" style:family="paragraph" style:parent-style-name="Text_20_body" style:list-style-name="L25"/>
    <style:style style:name="P934" style:family="paragraph" style:parent-style-name="Text_20_body" style:list-style-name="L25">
      <style:paragraph-properties fo:margin-top="0in" fo:margin-bottom="0in" style:contextual-spacing="false"/>
    </style:style>
    <style:style style:name="P935" style:family="paragraph" style:parent-style-name="Text_20_body" style:list-style-name="L26"/>
    <style:style style:name="P936" style:family="paragraph" style:parent-style-name="Text_20_body" style:list-style-name="L26">
      <style:paragraph-properties fo:margin-top="0in" fo:margin-bottom="0in" style:contextual-spacing="false"/>
    </style:style>
    <style:style style:name="P937" style:family="paragraph" style:parent-style-name="Text_20_body" style:list-style-name="L27"/>
    <style:style style:name="P938" style:family="paragraph" style:parent-style-name="Text_20_body" style:list-style-name="L27">
      <style:paragraph-properties fo:margin-top="0in" fo:margin-bottom="0in" style:contextual-spacing="false"/>
    </style:style>
    <style:style style:name="P939" style:family="paragraph" style:parent-style-name="Text_20_body" style:list-style-name="L28"/>
    <style:style style:name="P940" style:family="paragraph" style:parent-style-name="Text_20_body" style:list-style-name="L28">
      <style:paragraph-properties fo:margin-top="0in" fo:margin-bottom="0in" style:contextual-spacing="false"/>
    </style:style>
    <style:style style:name="P941" style:family="paragraph" style:parent-style-name="Text_20_body" style:list-style-name="L29"/>
    <style:style style:name="P942" style:family="paragraph" style:parent-style-name="Text_20_body" style:list-style-name="L29">
      <style:paragraph-properties fo:margin-top="0in" fo:margin-bottom="0in" style:contextual-spacing="false"/>
    </style:style>
    <style:style style:name="P943" style:family="paragraph" style:parent-style-name="Text_20_body" style:list-style-name="L30"/>
    <style:style style:name="P944" style:family="paragraph" style:parent-style-name="Text_20_body" style:list-style-name="L30">
      <style:paragraph-properties fo:margin-top="0in" fo:margin-bottom="0in" style:contextual-spacing="false"/>
    </style:style>
    <style:style style:name="P945" style:family="paragraph" style:parent-style-name="Text_20_body" style:list-style-name="L31">
      <style:text-properties officeooo:paragraph-rsid="0316d873"/>
    </style:style>
    <style:style style:name="P946" style:family="paragraph" style:parent-style-name="Text_20_body" style:list-style-name="L32">
      <style:text-properties officeooo:paragraph-rsid="0316d873"/>
    </style:style>
    <style:style style:name="P947" style:family="paragraph" style:parent-style-name="Text_20_body" style:list-style-name="L32">
      <style:text-properties style:font-name="Liberation Serif" fo:font-size="10.5pt" officeooo:paragraph-rsid="0316d873" style:font-size-asian="10.5pt" style:font-size-complex="10.5pt"/>
    </style:style>
    <style:style style:name="P948" style:family="paragraph" style:parent-style-name="Text_20_body" style:list-style-name="L34"/>
    <style:style style:name="P949" style:family="paragraph" style:parent-style-name="Text_20_body" style:list-style-name="L35"/>
    <style:style style:name="P950" style:family="paragraph" style:parent-style-name="Text_20_body" style:list-style-name="L36">
      <style:paragraph-properties fo:text-align="start" style:justify-single-word="false"/>
      <style:text-properties officeooo:paragraph-rsid="00f44a86"/>
    </style:style>
    <style:style style:name="P951" style:family="paragraph" style:parent-style-name="Text_20_body" style:list-style-name="L38">
      <style:paragraph-properties fo:text-align="start" style:justify-single-word="false"/>
      <style:text-properties officeooo:paragraph-rsid="042dd920"/>
    </style:style>
    <style:style style:name="P952" style:family="paragraph" style:parent-style-name="Text_20_body" style:list-style-name="L37">
      <style:text-properties officeooo:paragraph-rsid="0266e15f"/>
    </style:style>
    <style:style style:name="P953" style:family="paragraph" style:parent-style-name="Text_20_body" style:list-style-name="L37">
      <style:text-properties officeooo:paragraph-rsid="0268bd05"/>
    </style:style>
    <style:style style:name="P954" style:family="paragraph" style:parent-style-name="Text_20_body" style:list-style-name="L37">
      <style:text-properties officeooo:paragraph-rsid="026c72b6"/>
    </style:style>
    <style:style style:name="P955" style:family="paragraph" style:parent-style-name="Text_20_body" style:list-style-name="L37">
      <style:text-properties officeooo:paragraph-rsid="02696dff"/>
    </style:style>
    <style:style style:name="P956" style:family="paragraph" style:parent-style-name="Text_20_body" style:list-style-name="L39"/>
    <style:style style:name="P957" style:family="paragraph" style:parent-style-name="Text_20_body" style:list-style-name="L39">
      <style:paragraph-properties fo:margin-top="0in" fo:margin-bottom="0in" style:contextual-spacing="false"/>
    </style:style>
    <style:style style:name="P958" style:family="paragraph" style:parent-style-name="Text_20_body" style:list-style-name="L40">
      <style:text-properties officeooo:paragraph-rsid="04c7098a"/>
    </style:style>
    <style:style style:name="P959" style:family="paragraph" style:parent-style-name="Text_20_body">
      <style:text-properties officeooo:paragraph-rsid="0160f237"/>
    </style:style>
    <style:style style:name="P960" style:family="paragraph" style:parent-style-name="Text_20_body">
      <style:text-properties officeooo:paragraph-rsid="04d8e2a1"/>
    </style:style>
    <style:style style:name="P961" style:family="paragraph" style:parent-style-name="Text_20_body">
      <style:text-properties officeooo:paragraph-rsid="0148fe2c"/>
    </style:style>
    <style:style style:name="P962" style:family="paragraph" style:parent-style-name="Text_20_body">
      <style:text-properties officeooo:paragraph-rsid="04db8218"/>
    </style:style>
    <style:style style:name="P963" style:family="paragraph" style:parent-style-name="Text_20_body">
      <style:text-properties officeooo:paragraph-rsid="0162ec2e"/>
    </style:style>
    <style:style style:name="P964" style:family="paragraph" style:parent-style-name="Text_20_body">
      <style:text-properties officeooo:paragraph-rsid="04ddf899"/>
    </style:style>
    <style:style style:name="P965" style:family="paragraph" style:parent-style-name="Text_20_body">
      <style:text-properties officeooo:paragraph-rsid="04de8744"/>
    </style:style>
    <style:style style:name="P966" style:family="paragraph" style:parent-style-name="Text_20_body">
      <style:text-properties officeooo:paragraph-rsid="04d23759"/>
    </style:style>
    <style:style style:name="P967" style:family="paragraph" style:parent-style-name="Text_20_body">
      <style:text-properties officeooo:paragraph-rsid="04e3153a"/>
    </style:style>
    <style:style style:name="P968" style:family="paragraph" style:parent-style-name="Text_20_body">
      <style:text-properties officeooo:paragraph-rsid="04e95036"/>
    </style:style>
    <style:style style:name="P969" style:family="paragraph" style:parent-style-name="Text_20_body">
      <style:text-properties officeooo:paragraph-rsid="04e9a669"/>
    </style:style>
    <style:style style:name="P970" style:family="paragraph" style:parent-style-name="Text_20_body">
      <style:text-properties officeooo:paragraph-rsid="04eb65a9"/>
    </style:style>
    <style:style style:name="P971" style:family="paragraph" style:parent-style-name="Text_20_body">
      <style:text-properties officeooo:paragraph-rsid="04ebe93d"/>
    </style:style>
    <style:style style:name="P972" style:family="paragraph" style:parent-style-name="Text_20_body">
      <style:text-properties officeooo:paragraph-rsid="04ef4206"/>
    </style:style>
    <style:style style:name="P973" style:family="paragraph" style:parent-style-name="Text_20_body">
      <style:text-properties officeooo:paragraph-rsid="04d3517a"/>
    </style:style>
    <style:style style:name="P974" style:family="paragraph" style:parent-style-name="Text_20_body">
      <style:text-properties officeooo:paragraph-rsid="04f26007"/>
    </style:style>
    <style:style style:name="P975" style:family="paragraph" style:parent-style-name="Text_20_body">
      <style:text-properties officeooo:paragraph-rsid="04f30ecc"/>
    </style:style>
    <style:style style:name="P976" style:family="paragraph" style:parent-style-name="Text_20_body">
      <style:text-properties officeooo:paragraph-rsid="04f4b727"/>
    </style:style>
    <style:style style:name="P977" style:family="paragraph" style:parent-style-name="normal" style:list-style-name="L7">
      <style:text-properties officeooo:rsid="01acec84" officeooo:paragraph-rsid="01acec84"/>
    </style:style>
    <style:style style:name="P978" style:family="paragraph">
      <style:paragraph-properties fo:text-align="center" style:writing-mode="lr-tb"/>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loext:opacity="100%" fo:font-weight="bold" style:font-weight-asian="bold" style:font-weight-complex="bold"/>
    </style:style>
    <style:style style:name="T5" style:family="text">
      <style:text-properties fo:color="#000000" loext:opacity="100%" fo:font-weight="bold" officeooo:rsid="0021c30a" style:font-weight-asian="bold" style:font-weight-complex="bold"/>
    </style:style>
    <style:style style:name="T6" style:family="text">
      <style:text-properties fo:color="#000000" loext:opacity="100%" fo:font-style="normal" fo:font-weight="bold" style:font-style-asian="normal" style:font-weight-asian="bold" style:font-style-complex="normal" style:font-weight-complex="bold"/>
    </style:style>
    <style:style style:name="T7" style:family="text">
      <style:text-properties fo:color="#000000" loext:opacity="100%" style:font-name-asian="Spectral1" style:font-name-complex="Spectral1"/>
    </style:style>
    <style:style style:name="T8" style:family="text">
      <style:text-properties fo:color="#000000" loext:opacity="100%" style:font-name="Liberation Serif" fo:font-size="10.5pt" style:font-name-asian="Spectral1" style:font-size-asian="10.5pt" style:font-name-complex="Spectral1" style:font-size-complex="10.5pt"/>
    </style:style>
    <style:style style:name="T9" style:family="text">
      <style:text-properties fo:color="#000000" loext:opacity="100%" style:font-name="Liberation Serif" fo:font-size="10.5pt" officeooo:rsid="001883f6" style:font-name-asian="Spectral1" style:font-size-asian="10.5pt" style:font-name-complex="Spectral1" style:font-size-complex="10.5pt"/>
    </style:style>
    <style:style style:name="T10" style:family="text">
      <style:text-properties fo:color="#000000" loext:opacity="100%" style:font-name="Liberation Serif" fo:font-size="10.5pt" officeooo:rsid="026542c4" style:font-name-asian="Spectral1" style:font-size-asian="10.5pt" style:font-name-complex="Spectral1" style:font-size-complex="10.5pt"/>
    </style:style>
    <style:style style:name="T11" style:family="text">
      <style:text-properties fo:color="#000000" loext:opacity="100%" style:font-name="Liberation Serif" fo:font-size="10.5pt" officeooo:rsid="02668d1a" style:font-name-asian="Spectral1" style:font-size-asian="10.5pt" style:font-name-complex="Spectral1" style:font-size-complex="10.5pt"/>
    </style:style>
    <style:style style:name="T12" style:family="text">
      <style:text-properties fo:color="#000000" loext:opacity="100%" style:font-name="Liberation Serif" fo:font-size="10.5pt" officeooo:rsid="026e78f1" style:font-name-asian="Spectral1" style:font-size-asian="10.5pt" style:font-name-complex="Spectral1" style:font-size-complex="10.5pt"/>
    </style:style>
    <style:style style:name="T13" style:family="text">
      <style:text-properties fo:color="#000000" loext:opacity="100%" style:font-name="Liberation Serif" fo:font-size="10.5pt" officeooo:rsid="0266e15f" style:font-size-asian="10.5pt" style:font-size-complex="10.5pt"/>
    </style:style>
    <style:style style:name="T14" style:family="text">
      <style:text-properties fo:color="#000000" loext:opacity="100%" style:font-name="Liberation Serif" fo:font-size="10.5pt" officeooo:rsid="026c72b6" style:font-size-asian="10.5pt" style:font-size-complex="10.5pt"/>
    </style:style>
    <style:style style:name="T15" style:family="text">
      <style:text-properties fo:color="#000000" loext:opacity="100%" style:font-name="Liberation Serif" fo:font-size="10.5pt" officeooo:rsid="0268bd05" style:font-size-asian="10.5pt" style:font-size-complex="10.5pt"/>
    </style:style>
    <style:style style:name="T16" style:family="text">
      <style:text-properties fo:color="#000000" loext:opacity="100%" style:font-name="Liberation Serif" fo:font-size="10.5pt" officeooo:rsid="02696dff" style:font-size-asian="10.5pt" style:font-size-complex="10.5pt"/>
    </style:style>
    <style:style style:name="T17" style:family="text">
      <style:text-properties fo:color="#000000" loext:opacity="100%" style:font-name="Liberation Serif" fo:font-size="10.5pt" officeooo:rsid="026c5ef0" style:font-size-asian="10.5pt" style:font-size-complex="10.5pt"/>
    </style:style>
    <style:style style:name="T18" style:family="text">
      <style:text-properties fo:color="#000000" loext:opacity="100%" style:font-name="Liberation Serif" fo:font-size="10.5pt" officeooo:rsid="0270db3a" style:font-size-asian="10.5pt" style:font-size-complex="10.5pt"/>
    </style:style>
    <style:style style:name="T19" style:family="text">
      <style:text-properties fo:color="#000000" loext:opacity="100%" style:font-name="Liberation Serif" fo:font-size="10.5pt" officeooo:rsid="02b3238a" style:font-size-asian="10.5pt" style:font-size-complex="10.5pt"/>
    </style:style>
    <style:style style:name="T20" style:family="text">
      <style:text-properties fo:color="#000000" loext:opacity="100%" style:font-name="Liberation Serif" fo:font-size="10.5pt" officeooo:rsid="027179c6" style:font-size-asian="10.5pt" style:font-size-complex="10.5pt"/>
    </style:style>
    <style:style style:name="T21" style:family="text">
      <style:text-properties fo:color="#000000" loext:opacity="100%" style:font-name="Liberation Serif" fo:font-size="10.5pt" officeooo:rsid="02b4854d" style:font-size-asian="10.5pt" style:font-size-complex="10.5pt"/>
    </style:style>
    <style:style style:name="T22" style:family="text">
      <style:text-properties fo:color="#000000" loext:opacity="100%" style:font-name="Liberation Serif" fo:font-size="10.5pt" officeooo:rsid="02b4c2e0" style:font-size-asian="10.5pt" style:font-size-complex="10.5pt"/>
    </style:style>
    <style:style style:name="T23" style:family="text">
      <style:text-properties fo:color="#000000" loext:opacity="100%" style:font-name="Liberation Serif" fo:font-size="10.5pt" officeooo:rsid="02b5eed0" style:font-size-asian="10.5pt" style:font-size-complex="10.5pt"/>
    </style:style>
    <style:style style:name="T24" style:family="text">
      <style:text-properties fo:color="#000000" loext:opacity="100%" style:font-name="Liberation Serif" fo:font-size="10.5pt" officeooo:rsid="02b75b59" style:font-size-asian="10.5pt" style:font-size-complex="10.5pt"/>
    </style:style>
    <style:style style:name="T25" style:family="text">
      <style:text-properties fo:color="#000000" loext:opacity="100%" style:font-name="Liberation Serif" fo:font-size="10.5pt" officeooo:rsid="02baf5c1" style:font-size-asian="10.5pt" style:font-size-complex="10.5pt"/>
    </style:style>
    <style:style style:name="T26" style:family="text">
      <style:text-properties fo:color="#000000" loext:opacity="100%" style:font-name="Liberation Serif" fo:font-size="10.5pt" officeooo:rsid="02bb2ca3" style:font-size-asian="10.5pt" style:font-size-complex="10.5pt"/>
    </style:style>
    <style:style style:name="T27" style:family="text">
      <style:text-properties fo:color="#000000" loext:opacity="100%" style:font-name="Liberation Serif" fo:font-size="10.5pt" officeooo:rsid="02bd1f13" style:font-size-asian="10.5pt" style:font-size-complex="10.5pt"/>
    </style:style>
    <style:style style:name="T28" style:family="text">
      <style:text-properties fo:color="#000000" loext:opacity="100%" style:font-name="Liberation Serif" fo:font-size="10.5pt" officeooo:rsid="02bd81c9" style:font-size-asian="10.5pt" style:font-size-complex="10.5pt"/>
    </style:style>
    <style:style style:name="T29" style:family="text">
      <style:text-properties fo:color="#000000" loext:opacity="100%" style:font-name="Liberation Serif" fo:font-size="10.5pt" officeooo:rsid="026b1791" style:font-size-asian="10.5pt" style:font-size-complex="10.5pt"/>
    </style:style>
    <style:style style:name="T30" style:family="text">
      <style:text-properties fo:color="#000000" loext:opacity="100%" style:font-name="Liberation Serif" fo:font-size="10.5pt" officeooo:rsid="02b34ae5" style:font-size-asian="10.5pt" style:font-size-complex="10.5pt"/>
    </style:style>
    <style:style style:name="T31" style:family="text">
      <style:text-properties fo:color="#000000" loext:opacity="100%" style:font-name="Liberation Serif" fo:font-size="10.5pt" officeooo:rsid="02b842fc" style:font-size-asian="10.5pt" style:font-size-complex="10.5pt"/>
    </style:style>
    <style:style style:name="T32" style:family="text">
      <style:text-properties fo:color="#000000" loext:opacity="100%" style:font-name="Liberation Serif" fo:font-size="10.5pt" officeooo:rsid="032bf4ee" style:font-size-asian="10.5pt" style:font-size-complex="10.5pt"/>
    </style:style>
    <style:style style:name="T33" style:family="text">
      <style:text-properties fo:color="#000000" loext:opacity="100%" style:font-name="Liberation Serif" fo:font-size="10.5pt" officeooo:rsid="032d36c9" style:font-size-asian="10.5pt" style:font-size-complex="10.5pt"/>
    </style:style>
    <style:style style:name="T34" style:family="text">
      <style:text-properties fo:color="#000000" loext:opacity="100%" style:font-name="Liberation Serif" fo:font-size="10.5pt" officeooo:rsid="032ddd35" style:font-size-asian="10.5pt" style:font-size-complex="10.5pt"/>
    </style:style>
    <style:style style:name="T35" style:family="text">
      <style:text-properties fo:color="#000000" loext:opacity="100%" style:font-name="Liberation Serif" fo:font-size="10.5pt" officeooo:rsid="032f6c8c" style:font-size-asian="10.5pt" style:font-size-complex="10.5pt"/>
    </style:style>
    <style:style style:name="T36" style:family="text">
      <style:text-properties fo:color="#000000" loext:opacity="100%" style:font-name="Liberation Serif" fo:font-size="10.5pt" officeooo:rsid="033091a8" style:font-size-asian="10.5pt" style:font-size-complex="10.5pt"/>
    </style:style>
    <style:style style:name="T37" style:family="text">
      <style:text-properties fo:color="#000000" loext:opacity="100%" style:font-name="Liberation Serif" fo:font-size="10.5pt" officeooo:rsid="03320f7d" style:font-size-asian="10.5pt" style:font-size-complex="10.5pt"/>
    </style:style>
    <style:style style:name="T38" style:family="text">
      <style:text-properties fo:color="#000000" loext:opacity="100%" style:font-name="Liberation Serif" fo:font-size="10.5pt" officeooo:rsid="03334f17" style:font-size-asian="10.5pt" style:font-size-complex="10.5pt"/>
    </style:style>
    <style:style style:name="T39" style:family="text">
      <style:text-properties fo:color="#000000" loext:opacity="100%" style:font-name="Liberation Serif" fo:font-size="10.5pt" officeooo:rsid="037652e3" style:font-size-asian="10.5pt" style:font-size-complex="10.5pt"/>
    </style:style>
    <style:style style:name="T40" style:family="text">
      <style:text-properties fo:color="#000000" loext:opacity="100%" style:font-name="Liberation Serif" fo:font-size="10.5pt" officeooo:rsid="037749d4" style:font-size-asian="10.5pt" style:font-size-complex="10.5pt"/>
    </style:style>
    <style:style style:name="T41"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2"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3"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4" style:family="text">
      <style:text-properties fo:color="#000000" loext:opacity="100%" style:font-name="Liberation Serif" fo:font-size="9pt" officeooo:rsid="0266e15f" style:font-size-asian="9pt" style:font-size-complex="9pt"/>
    </style:style>
    <style:style style:name="T45" style:family="text">
      <style:text-properties fo:color="#000000" loext:opacity="100%" fo:font-size="9pt" officeooo:rsid="02668d1a" style:font-size-asian="9pt" style:font-size-complex="9pt"/>
    </style:style>
    <style:style style:name="T46" style:family="text">
      <style:text-properties fo:color="#000000" loext:opacity="100%" fo:font-size="9pt" officeooo:rsid="0266e15f" style:font-size-asian="9pt" style:font-size-complex="9pt"/>
    </style:style>
    <style:style style:name="T47" style:family="text">
      <style:text-properties fo:color="#000000" loext:opacity="100%" fo:font-size="9pt" officeooo:rsid="02696dff" style:font-size-asian="9pt" style:font-size-complex="9pt"/>
    </style:style>
    <style:style style:name="T48" style:family="text">
      <style:text-properties fo:color="#000000" loext:opacity="100%" fo:font-size="9pt" officeooo:rsid="026b1791" style:font-size-asian="9pt" style:font-size-complex="9pt"/>
    </style:style>
    <style:style style:name="T49" style:family="text">
      <style:text-properties fo:color="#000000" loext:opacity="100%" fo:font-size="9pt" officeooo:rsid="02b3238a" style:font-size-asian="9pt" style:font-size-complex="9pt"/>
    </style:style>
    <style:style style:name="T50" style:family="text">
      <style:text-properties fo:color="#000000" loext:opacity="100%" fo:font-size="10.5pt" officeooo:rsid="0266e15f" style:font-size-asian="10.5pt" style:font-size-complex="10.5pt"/>
    </style:style>
    <style:style style:name="T51" style:family="text">
      <style:text-properties fo:color="#000000" loext:opacity="100%" fo:font-size="10.5pt" officeooo:rsid="02668d1a" style:font-size-asian="10.5pt" style:font-size-complex="10.5pt"/>
    </style:style>
    <style:style style:name="T52"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3" style:family="text">
      <style:text-properties fo:color="#000000" loext:opacity="100%" style:font-name="Liberation Mono" fo:font-size="9pt" officeooo:rsid="037749d4" style:font-size-asian="9pt" style:font-size-complex="9pt"/>
    </style:style>
    <style:style style:name="T54" style:family="text">
      <style:text-properties fo:color="#000000" loext:opacity="100%" fo:background-color="#ffffff" loext:char-shading-value="0"/>
    </style:style>
    <style:style style:name="T55" style:family="text">
      <style:text-properties fo:color="#000000" loext:opacity="100%" officeooo:rsid="04d8e2a1" fo:background-color="#ffffff" loext:char-shading-value="0"/>
    </style:style>
    <style:style style:name="T56" style:family="text">
      <style:text-properties fo:color="#000000" loext:opacity="100%" officeooo:rsid="04db8218" fo:background-color="#ffffff" loext:char-shading-value="0"/>
    </style:style>
    <style:style style:name="T57" style:family="text">
      <style:text-properties fo:color="#000000" loext:opacity="100%" officeooo:rsid="04dd2192" fo:background-color="#ffffff" loext:char-shading-value="0"/>
    </style:style>
    <style:style style:name="T58" style:family="text">
      <style:text-properties fo:color="#000000" loext:opacity="100%" officeooo:rsid="04ddf899" fo:background-color="#ffffff" loext:char-shading-value="0"/>
    </style:style>
    <style:style style:name="T59" style:family="text">
      <style:text-properties fo:color="#000000" loext:opacity="100%" fo:background-color="transparent" loext:char-shading-value="0"/>
    </style:style>
    <style:style style:name="T60" style:family="text">
      <style:text-properties fo:color="#000000" loext:opacity="100%" officeooo:rsid="0162ec2e" fo:background-color="transparent" loext:char-shading-value="0"/>
    </style:style>
    <style:style style:name="T61" style:family="text">
      <style:text-properties fo:color="#000000" loext:opacity="100%" style:text-position="0% 100%" officeooo:rsid="04db8218" fo:background-color="#ffffff" loext:char-shading-value="0"/>
    </style:style>
    <style:style style:name="T62" style:family="text">
      <style:text-properties fo:color="#000000" loext:opacity="100%" style:text-position="0% 100%" officeooo:rsid="04dd2192" fo:background-color="#ffffff" loext:char-shading-value="0"/>
    </style:style>
    <style:style style:name="T63" style:family="text">
      <style:text-properties fo:font-weight="bold"/>
    </style:style>
    <style:style style:name="T64" style:family="text">
      <style:text-properties fo:font-weight="bold" style:font-weight-asian="bold" style:font-weight-complex="bold"/>
    </style:style>
    <style:style style:name="T65" style:family="text">
      <style:text-properties fo:font-weight="bold" officeooo:rsid="00651e73" style:font-weight-asian="bold" style:font-weight-complex="bold"/>
    </style:style>
    <style:style style:name="T66" style:family="text">
      <style:text-properties fo:font-weight="bold" officeooo:rsid="00f68340" style:font-weight-asian="bold" style:font-weight-complex="bold"/>
    </style:style>
    <style:style style:name="T67" style:family="text">
      <style:text-properties fo:font-weight="bold" officeooo:rsid="002a9704" style:font-weight-asian="bold" style:font-weight-complex="bold"/>
    </style:style>
    <style:style style:name="T68" style:family="text">
      <style:text-properties fo:font-weight="bold" officeooo:rsid="029d4a84" style:font-weight-asian="bold" style:font-weight-complex="bold"/>
    </style:style>
    <style:style style:name="T69" style:family="text">
      <style:text-properties officeooo:rsid="00b98264"/>
    </style:style>
    <style:style style:name="T70" style:family="text">
      <style:text-properties officeooo:rsid="004c04c4"/>
    </style:style>
    <style:style style:name="T71" style:family="text">
      <style:text-properties officeooo:rsid="0021c30a"/>
    </style:style>
    <style:style style:name="T72" style:family="text">
      <style:text-properties fo:font-weight="normal" style:font-weight-asian="normal" style:font-weight-complex="normal"/>
    </style:style>
    <style:style style:name="T73" style:family="text">
      <style:text-properties fo:font-weight="normal" officeooo:rsid="0021c30a" style:font-weight-asian="normal" style:font-weight-complex="normal"/>
    </style:style>
    <style:style style:name="T74" style:family="text">
      <style:text-properties fo:font-weight="normal" officeooo:rsid="00232fea" style:font-weight-asian="normal" style:font-weight-complex="normal"/>
    </style:style>
    <style:style style:name="T75" style:family="text">
      <style:text-properties fo:font-weight="normal" officeooo:rsid="002362ff" style:font-weight-asian="normal" style:font-weight-complex="normal"/>
    </style:style>
    <style:style style:name="T76" style:family="text">
      <style:text-properties fo:font-weight="normal" officeooo:rsid="00a9b357" style:font-weight-asian="normal" style:font-weight-complex="normal"/>
    </style:style>
    <style:style style:name="T77" style:family="text">
      <style:text-properties fo:font-weight="normal" officeooo:rsid="00cac0b0" style:font-weight-asian="normal" style:font-weight-complex="normal"/>
    </style:style>
    <style:style style:name="T78" style:family="text">
      <style:text-properties fo:font-weight="normal" officeooo:rsid="00cfd4f7" style:font-weight-asian="normal" style:font-weight-complex="normal"/>
    </style:style>
    <style:style style:name="T79" style:family="text">
      <style:text-properties fo:font-weight="normal" officeooo:rsid="010ec004" style:font-weight-asian="normal" style:font-weight-complex="normal"/>
    </style:style>
    <style:style style:name="T80" style:family="text">
      <style:text-properties fo:font-weight="normal" officeooo:rsid="006d6e36" style:font-weight-asian="normal" style:font-weight-complex="normal"/>
    </style:style>
    <style:style style:name="T81" style:family="text">
      <style:text-properties officeooo:rsid="002362ff"/>
    </style:style>
    <style:style style:name="T82" style:family="text">
      <style:text-properties officeooo:rsid="001e151b"/>
    </style:style>
    <style:style style:name="T83" style:family="text">
      <style:text-properties officeooo:rsid="00a262ea"/>
    </style:style>
    <style:style style:name="T84" style:family="text">
      <style:text-properties officeooo:rsid="00297500"/>
    </style:style>
    <style:style style:name="T85" style:family="text">
      <style:text-properties officeooo:rsid="0056a6d7"/>
    </style:style>
    <style:style style:name="T86" style:family="text">
      <style:text-properties officeooo:rsid="008748bb"/>
    </style:style>
    <style:style style:name="T87" style:family="text">
      <style:text-properties officeooo:rsid="00292a32"/>
    </style:style>
    <style:style style:name="T88" style:family="text">
      <style:text-properties fo:color="#333333" loext:opacity="100%" fo:font-weight="normal" style:font-weight-asian="normal" style:font-weight-complex="normal"/>
    </style:style>
    <style:style style:name="T89" style:family="text">
      <style:text-properties officeooo:rsid="000bb62f"/>
    </style:style>
    <style:style style:name="T90" style:family="text">
      <style:text-properties officeooo:rsid="00100494"/>
    </style:style>
    <style:style style:name="T91" style:family="text">
      <style:text-properties officeooo:rsid="0013b1e7"/>
    </style:style>
    <style:style style:name="T92" style:family="text">
      <style:text-properties officeooo:rsid="00159135"/>
    </style:style>
    <style:style style:name="T93" style:family="text">
      <style:text-properties officeooo:rsid="0016fed2"/>
    </style:style>
    <style:style style:name="T94" style:family="text">
      <style:text-properties officeooo:rsid="0019201b"/>
    </style:style>
    <style:style style:name="T95" style:family="text">
      <style:text-properties officeooo:rsid="001a5c27"/>
    </style:style>
    <style:style style:name="T96" style:family="text">
      <style:text-properties officeooo:rsid="001b94f9"/>
    </style:style>
    <style:style style:name="T97" style:family="text">
      <style:text-properties officeooo:rsid="001cd41b"/>
    </style:style>
    <style:style style:name="T98" style:family="text">
      <style:text-properties officeooo:rsid="001d48dd"/>
    </style:style>
    <style:style style:name="T99" style:family="text">
      <style:text-properties officeooo:rsid="001dddcf"/>
    </style:style>
    <style:style style:name="T100" style:family="text">
      <style:text-properties fo:font-size="10pt"/>
    </style:style>
    <style:style style:name="T101" style:family="text">
      <style:text-properties fo:font-size="10pt" style:font-size-asian="10pt" style:font-size-complex="10pt"/>
    </style:style>
    <style:style style:name="T102" style:family="text">
      <style:text-properties fo:font-size="10pt" officeooo:rsid="001f6c4d" style:font-size-asian="10pt" style:font-size-complex="10pt"/>
    </style:style>
    <style:style style:name="T103" style:family="text">
      <style:text-properties fo:font-size="10pt" officeooo:rsid="00256834" style:font-size-asian="10pt" style:font-size-complex="10pt"/>
    </style:style>
    <style:style style:name="T104" style:family="text">
      <style:text-properties fo:font-size="10pt" officeooo:rsid="01e856f6"/>
    </style:style>
    <style:style style:name="T105" style:family="text">
      <style:text-properties style:font-name="Liberation Serif"/>
    </style:style>
    <style:style style:name="T106" style:family="text">
      <style:text-properties style:font-name="Liberation Serif" fo:font-size="12pt" style:font-size-asian="12pt" style:font-size-complex="12pt"/>
    </style:style>
    <style:style style:name="T107" style:family="text">
      <style:text-properties style:font-name="Liberation Serif" fo:font-size="12pt" officeooo:rsid="00281d49" style:font-size-asian="12pt" style:font-size-complex="12pt"/>
    </style:style>
    <style:style style:name="T108" style:family="text">
      <style:text-properties style:font-name="Liberation Serif" fo:font-size="12pt" officeooo:rsid="004e7d7f" style:font-size-asian="12pt" style:font-size-complex="12pt"/>
    </style:style>
    <style:style style:name="T109" style:family="text">
      <style:text-properties style:font-name="Liberation Serif" fo:font-size="12pt" fo:font-weight="bold" style:font-size-asian="12pt" style:font-weight-asian="bold" style:font-size-complex="12pt" style:font-weight-complex="bold"/>
    </style:style>
    <style:style style:name="T110" style:family="text">
      <style:text-properties style:font-name="Liberation Serif" fo:font-size="12pt" fo:font-weight="bold" officeooo:rsid="00262b32" style:font-size-asian="12pt" style:font-weight-asian="bold" style:font-size-complex="12pt" style:font-weight-complex="bold"/>
    </style:style>
    <style:style style:name="T111" style:family="text">
      <style:text-properties style:font-name="Liberation Serif" fo:font-size="12pt" fo:font-weight="bold" officeooo:rsid="00281d49" style:font-size-asian="12pt" style:font-weight-asian="bold" style:font-size-complex="12pt" style:font-weight-complex="bold"/>
    </style:style>
    <style:style style:name="T112" style:family="text">
      <style:text-properties style:font-name="Liberation Serif" fo:font-size="10.5pt" style:font-size-asian="10.5pt" style:font-size-complex="10.5pt"/>
    </style:style>
    <style:style style:name="T113" style:family="text">
      <style:text-properties style:font-name="Liberation Serif" fo:font-size="10.5pt" officeooo:rsid="00a25e3c" style:font-size-asian="10.5pt" style:font-size-complex="10.5pt"/>
    </style:style>
    <style:style style:name="T114" style:family="text">
      <style:text-properties style:font-name="Liberation Serif" fo:font-size="10.5pt" officeooo:rsid="00a22a02" style:font-size-asian="10.5pt" style:font-size-complex="10.5pt"/>
    </style:style>
    <style:style style:name="T115" style:family="text">
      <style:text-properties style:font-name="Liberation Serif" fo:font-size="10.5pt" officeooo:rsid="00dad54f" style:font-size-asian="10.5pt" style:font-size-complex="10.5pt"/>
    </style:style>
    <style:style style:name="T116" style:family="text">
      <style:text-properties style:font-name="Liberation Serif" fo:font-size="10.5pt" officeooo:rsid="00dc8f8c" style:font-size-asian="10.5pt" style:font-size-complex="10.5pt"/>
    </style:style>
    <style:style style:name="T117" style:family="text">
      <style:text-properties style:font-name="Liberation Serif" fo:font-size="10.5pt" officeooo:rsid="00de640f" style:font-size-asian="10.5pt" style:font-size-complex="10.5pt"/>
    </style:style>
    <style:style style:name="T118" style:family="text">
      <style:text-properties style:font-name="Liberation Serif" fo:font-size="10.5pt" officeooo:rsid="00d9d3bd" style:font-size-asian="10.5pt" style:font-size-complex="10.5pt"/>
    </style:style>
    <style:style style:name="T119" style:family="text">
      <style:text-properties style:font-name="Liberation Serif" fo:font-size="10.5pt" officeooo:rsid="01165d8a" style:font-size-asian="10.5pt" style:font-size-complex="10.5pt"/>
    </style:style>
    <style:style style:name="T120" style:family="text">
      <style:text-properties style:font-name="Liberation Serif" fo:font-size="10.5pt" officeooo:rsid="0142954f" style:font-size-asian="10.5pt" style:font-size-complex="10.5pt"/>
    </style:style>
    <style:style style:name="T121" style:family="text">
      <style:text-properties style:font-name="Liberation Serif" fo:font-size="10.5pt" officeooo:rsid="015b1878" style:font-size-asian="10.5pt" style:font-size-complex="10.5pt"/>
    </style:style>
    <style:style style:name="T122" style:family="text">
      <style:text-properties style:font-name="Liberation Serif" fo:font-size="10.5pt" officeooo:rsid="015b8019" style:font-size-asian="10.5pt" style:font-size-complex="10.5pt"/>
    </style:style>
    <style:style style:name="T123" style:family="text">
      <style:text-properties style:font-name="Liberation Serif" fo:font-size="10.5pt" officeooo:rsid="015d71d5" style:font-size-asian="10.5pt" style:font-size-complex="10.5pt"/>
    </style:style>
    <style:style style:name="T124" style:family="text">
      <style:text-properties style:font-name="Liberation Serif" fo:font-size="10.5pt" officeooo:rsid="016401ad" style:font-size-asian="10.5pt" style:font-size-complex="10.5pt"/>
    </style:style>
    <style:style style:name="T125" style:family="text">
      <style:text-properties style:font-name="Liberation Serif" fo:font-size="10.5pt" officeooo:rsid="0215fa9e" style:font-size-asian="10.5pt" style:font-size-complex="10.5pt"/>
    </style:style>
    <style:style style:name="T126" style:family="text">
      <style:text-properties style:font-name="Liberation Serif" fo:font-size="10.5pt" officeooo:rsid="030f94e3" style:font-size-asian="10.5pt" style:font-size-complex="10.5pt"/>
    </style:style>
    <style:style style:name="T127" style:family="text">
      <style:text-properties style:font-name="Liberation Serif" fo:font-size="10.5pt" officeooo:rsid="01e532c0" style:font-size-asian="10.5pt" style:font-size-complex="10.5pt"/>
    </style:style>
    <style:style style:name="T128" style:family="text">
      <style:text-properties style:font-name="Liberation Serif" fo:font-size="10.5pt" officeooo:rsid="034fbfb9" style:font-size-asian="10.5pt" style:font-size-complex="10.5pt"/>
    </style:style>
    <style:style style:name="T129" style:family="text">
      <style:text-properties style:font-name="Liberation Serif" fo:font-size="10.5pt" fo:font-weight="bold" style:font-size-asian="10.5pt" style:font-weight-asian="bold" style:font-size-complex="10.5pt" style:font-weight-complex="bold"/>
    </style:style>
    <style:style style:name="T130" style:family="text">
      <style:text-properties style:font-name="Liberation Serif" fo:font-size="10.5pt" fo:font-weight="bold" officeooo:rsid="00c3823b" style:font-size-asian="10.5pt" style:font-weight-asian="bold" style:font-size-complex="10.5pt" style:font-weight-complex="bold"/>
    </style:style>
    <style:style style:name="T131" style:family="text">
      <style:text-properties style:font-name="Liberation Serif" fo:font-size="10.5pt" fo:font-weight="bold" officeooo:rsid="00de640f" style:font-size-asian="10.5pt" style:font-weight-asian="bold" style:font-size-complex="10.5pt" style:font-weight-complex="bold"/>
    </style:style>
    <style:style style:name="T132" style:family="text">
      <style:text-properties style:font-name="Liberation Serif" fo:font-size="10.5pt" fo:font-weight="bold" officeooo:rsid="00ff23b3" style:font-size-asian="10.5pt" style:font-weight-asian="bold" style:font-size-complex="10.5pt" style:font-weight-complex="bold"/>
    </style:style>
    <style:style style:name="T133" style:family="text">
      <style:text-properties style:font-name="Liberation Serif" fo:font-size="10.5pt" fo:font-weight="bold" officeooo:rsid="01495cb2" style:font-size-asian="10.5pt" style:font-weight-asian="bold" style:font-size-complex="10.5pt" style:font-weight-complex="bold"/>
    </style:style>
    <style:style style:name="T134" style:family="text">
      <style:text-properties style:font-name="Liberation Serif" fo:font-size="10.5pt" fo:font-weight="normal" style:font-size-asian="10.5pt" style:font-weight-asian="normal" style:font-size-complex="10.5pt" style:font-weight-complex="normal"/>
    </style:style>
    <style:style style:name="T135" style:family="text">
      <style:text-properties style:font-name="Liberation Serif" fo:font-size="10.5pt" fo:font-weight="normal" officeooo:rsid="00f9ec88" style:font-size-asian="10.5pt" style:font-weight-asian="normal" style:font-size-complex="10.5pt" style:font-weight-complex="normal"/>
    </style:style>
    <style:style style:name="T136" style:family="text">
      <style:text-properties style:font-name="Liberation Serif" fo:font-size="10.5pt" fo:font-weight="normal" officeooo:rsid="00ff23b3" style:font-size-asian="10.5pt" style:font-weight-asian="normal" style:font-size-complex="10.5pt" style:font-weight-complex="normal"/>
    </style:style>
    <style:style style:name="T137" style:family="text">
      <style:text-properties style:font-name="Liberation Serif" fo:font-size="10.5pt" fo:font-weight="normal" officeooo:rsid="01102581" style:font-size-asian="10.5pt" style:font-weight-asian="normal" style:font-size-complex="10.5pt" style:font-weight-complex="normal"/>
    </style:style>
    <style:style style:name="T138" style:family="text">
      <style:text-properties style:font-name="Liberation Serif" fo:font-size="10.5pt" fo:font-weight="normal" officeooo:rsid="016f8df0" style:font-size-asian="10.5pt" style:font-weight-asian="normal" style:font-size-complex="10.5pt" style:font-weight-complex="normal"/>
    </style:style>
    <style:style style:name="T139"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40" style:family="text">
      <style:text-properties style:font-name="Liberation Serif" fo:font-size="9pt" style:font-size-asian="9pt" style:font-size-complex="9pt"/>
    </style:style>
    <style:style style:name="T141" style:family="text">
      <style:text-properties style:font-name="Liberation Serif" fo:font-size="9pt" officeooo:rsid="04e3153a" style:font-size-asian="9pt" style:font-size-complex="9pt"/>
    </style:style>
    <style:style style:name="T142" style:family="text">
      <style:text-properties style:font-name="Liberation Serif" fo:font-size="9pt" fo:font-weight="normal" officeooo:rsid="00f9ec88" style:font-size-asian="9pt" style:font-weight-asian="normal" style:font-size-complex="9pt" style:font-weight-complex="normal"/>
    </style:style>
    <style:style style:name="T143" style:family="text">
      <style:text-properties style:font-name="Liberation Serif" fo:font-size="9pt" fo:font-weight="normal" officeooo:rsid="010a2d96" style:font-size-asian="9pt" style:font-weight-asian="normal" style:font-size-complex="9pt" style:font-weight-complex="normal"/>
    </style:style>
    <style:style style:name="T144" style:family="text">
      <style:text-properties style:font-name="Liberation Serif" officeooo:rsid="002fb204"/>
    </style:style>
    <style:style style:name="T145" style:family="text">
      <style:text-properties style:font-name="Liberation Serif" officeooo:rsid="002dfc65"/>
    </style:style>
    <style:style style:name="T146" style:family="text">
      <style:text-properties style:font-name="Liberation Serif" officeooo:rsid="0033c174"/>
    </style:style>
    <style:style style:name="T147" style:family="text">
      <style:text-properties style:font-name="Liberation Serif" officeooo:rsid="003483ae"/>
    </style:style>
    <style:style style:name="T148" style:family="text">
      <style:text-properties style:font-name="Liberation Serif" officeooo:rsid="00681309"/>
    </style:style>
    <style:style style:name="T149" style:family="text">
      <style:text-properties style:font-name="Liberation Serif" officeooo:rsid="004daa2e"/>
    </style:style>
    <style:style style:name="T150" style:family="text">
      <style:text-properties style:font-name="Liberation Serif" officeooo:rsid="004e7d7f"/>
    </style:style>
    <style:style style:name="T151" style:family="text">
      <style:text-properties style:font-name="Liberation Serif" officeooo:rsid="005332aa"/>
    </style:style>
    <style:style style:name="T152" style:family="text">
      <style:text-properties style:font-name="Liberation Serif" officeooo:rsid="006e5b26"/>
    </style:style>
    <style:style style:name="T153" style:family="text">
      <style:text-properties style:font-name="Liberation Serif" officeooo:rsid="00702025"/>
    </style:style>
    <style:style style:name="T154" style:family="text">
      <style:text-properties style:font-name="Liberation Serif" officeooo:rsid="0072802f"/>
    </style:style>
    <style:style style:name="T155" style:family="text">
      <style:text-properties style:font-name="Liberation Serif" officeooo:rsid="009f4f0c"/>
    </style:style>
    <style:style style:name="T156" style:family="text">
      <style:text-properties style:font-name="Liberation Serif" officeooo:rsid="00a22a02"/>
    </style:style>
    <style:style style:name="T157" style:family="text">
      <style:text-properties style:font-name="Liberation Serif" officeooo:rsid="00a9b357"/>
    </style:style>
    <style:style style:name="T158" style:family="text">
      <style:text-properties style:font-name="Liberation Serif" fo:font-weight="bold" style:font-weight-asian="bold" style:font-weight-complex="bold"/>
    </style:style>
    <style:style style:name="T159" style:family="text">
      <style:text-properties style:font-name="Liberation Serif" fo:font-weight="bold" officeooo:rsid="00a9b357" style:font-weight-asian="bold" style:font-weight-complex="bold"/>
    </style:style>
    <style:style style:name="T160" style:family="text">
      <style:text-properties style:font-name="Liberation Serif" fo:font-weight="bold" officeooo:rsid="00f9ec88" style:font-weight-asian="bold" style:font-weight-complex="bold"/>
    </style:style>
    <style:style style:name="T161" style:family="text">
      <style:text-properties style:font-name="Liberation Serif" fo:font-weight="bold" officeooo:rsid="00a1db44" style:font-weight-asian="bold" style:font-weight-complex="bold"/>
    </style:style>
    <style:style style:name="T162" style:family="text">
      <style:text-properties style:font-name="Liberation Serif" fo:font-weight="bold" officeooo:rsid="010ec004" style:font-weight-asian="bold" style:font-weight-complex="bold"/>
    </style:style>
    <style:style style:name="T163" style:family="text">
      <style:text-properties style:font-name="Liberation Serif" fo:font-weight="bold" officeooo:rsid="019d830f" style:font-weight-asian="bold" style:font-weight-complex="bold"/>
    </style:style>
    <style:style style:name="T164" style:family="text">
      <style:text-properties style:font-name="Liberation Serif" fo:font-weight="bold" officeooo:rsid="0198c6a7" style:font-weight-asian="bold" style:font-weight-complex="bold"/>
    </style:style>
    <style:style style:name="T165" style:family="text">
      <style:text-properties style:font-name="Liberation Serif" fo:font-weight="bold" officeooo:rsid="01f0e5b9" style:font-weight-asian="bold" style:font-weight-complex="bold"/>
    </style:style>
    <style:style style:name="T166" style:family="text">
      <style:text-properties style:font-name="Liberation Serif" fo:font-weight="bold" officeooo:rsid="0242d9f1" style:font-weight-asian="bold" style:font-weight-complex="bold"/>
    </style:style>
    <style:style style:name="T167" style:family="text">
      <style:text-properties style:font-name="Liberation Serif" fo:font-weight="bold" officeooo:rsid="01165d8a"/>
    </style:style>
    <style:style style:name="T168" style:family="text">
      <style:text-properties style:font-name="Liberation Serif" officeooo:rsid="00e1056a"/>
    </style:style>
    <style:style style:name="T169" style:family="text">
      <style:text-properties style:font-name="Liberation Serif" officeooo:rsid="00e27a76"/>
    </style:style>
    <style:style style:name="T170" style:family="text">
      <style:text-properties style:font-name="Liberation Serif" officeooo:rsid="00e2f525"/>
    </style:style>
    <style:style style:name="T171" style:family="text">
      <style:text-properties style:font-name="Liberation Serif" officeooo:rsid="00f20d4a"/>
    </style:style>
    <style:style style:name="T172" style:family="text">
      <style:text-properties style:font-name="Liberation Serif" officeooo:rsid="00f24bb3"/>
    </style:style>
    <style:style style:name="T173" style:family="text">
      <style:text-properties style:font-name="Liberation Serif" officeooo:rsid="00f40e84"/>
    </style:style>
    <style:style style:name="T174" style:family="text">
      <style:text-properties style:font-name="Liberation Serif" fo:font-weight="normal" officeooo:rsid="00f9ec88" style:font-weight-asian="normal" style:font-weight-complex="normal"/>
    </style:style>
    <style:style style:name="T175" style:family="text">
      <style:text-properties style:font-name="Liberation Serif" fo:font-weight="normal" officeooo:rsid="00fbcde0" style:font-weight-asian="normal" style:font-weight-complex="normal"/>
    </style:style>
    <style:style style:name="T176" style:family="text">
      <style:text-properties style:font-name="Liberation Serif" fo:font-weight="normal" officeooo:rsid="00fdb8a8" style:font-weight-asian="normal" style:font-weight-complex="normal"/>
    </style:style>
    <style:style style:name="T177" style:family="text">
      <style:text-properties style:font-name="Liberation Serif" fo:font-weight="normal" officeooo:rsid="010809fb" style:font-weight-asian="normal" style:font-weight-complex="normal"/>
    </style:style>
    <style:style style:name="T178" style:family="text">
      <style:text-properties style:font-name="Liberation Serif" fo:font-weight="normal" officeooo:rsid="0108769a" style:font-weight-asian="normal" style:font-weight-complex="normal"/>
    </style:style>
    <style:style style:name="T179" style:family="text">
      <style:text-properties style:font-name="Liberation Serif" fo:font-weight="normal" officeooo:rsid="010a2d96" style:font-weight-asian="normal" style:font-weight-complex="normal"/>
    </style:style>
    <style:style style:name="T180" style:family="text">
      <style:text-properties style:font-name="Liberation Serif" fo:font-weight="normal" officeooo:rsid="0242d9f1" style:font-weight-asian="normal" style:font-weight-complex="normal"/>
    </style:style>
    <style:style style:name="T181" style:family="text">
      <style:text-properties style:font-name="Liberation Serif" fo:font-weight="normal" officeooo:rsid="02444a3e" style:font-weight-asian="normal" style:font-weight-complex="normal"/>
    </style:style>
    <style:style style:name="T182" style:family="text">
      <style:text-properties style:font-name="Liberation Serif" fo:font-weight="normal" officeooo:rsid="02459e4c" style:font-weight-asian="normal" style:font-weight-complex="normal"/>
    </style:style>
    <style:style style:name="T183" style:family="text">
      <style:text-properties style:font-name="Liberation Serif" fo:font-weight="normal" officeooo:rsid="010ec004" style:font-weight-asian="normal" style:font-weight-complex="normal"/>
    </style:style>
    <style:style style:name="T184" style:family="text">
      <style:text-properties style:font-name="Liberation Serif" fo:font-weight="normal" officeooo:rsid="00f68340" style:font-weight-asian="normal" style:font-weight-complex="normal"/>
    </style:style>
    <style:style style:name="T185" style:family="text">
      <style:text-properties style:font-name="Liberation Serif" officeooo:rsid="00f44a86"/>
    </style:style>
    <style:style style:name="T186" style:family="text">
      <style:text-properties style:font-name="Liberation Serif" officeooo:rsid="00f4a30d"/>
    </style:style>
    <style:style style:name="T187" style:family="text">
      <style:text-properties style:font-name="Liberation Serif" officeooo:rsid="00f68340"/>
    </style:style>
    <style:style style:name="T188" style:family="text">
      <style:text-properties style:font-name="Liberation Serif" officeooo:rsid="010809fb"/>
    </style:style>
    <style:style style:name="T189" style:family="text">
      <style:text-properties style:font-name="Liberation Serif" officeooo:rsid="00ff23b3"/>
    </style:style>
    <style:style style:name="T190" style:family="text">
      <style:text-properties style:font-name="Liberation Serif" officeooo:rsid="01009624"/>
    </style:style>
    <style:style style:name="T191" style:family="text">
      <style:text-properties style:font-name="Liberation Serif" officeooo:rsid="0101e282"/>
    </style:style>
    <style:style style:name="T192" style:family="text">
      <style:text-properties style:font-name="Liberation Serif" officeooo:rsid="01119225"/>
    </style:style>
    <style:style style:name="T193" style:family="text">
      <style:text-properties style:font-name="Liberation Serif" officeooo:rsid="01131d6c"/>
    </style:style>
    <style:style style:name="T194" style:family="text">
      <style:text-properties style:font-name="Liberation Serif" officeooo:rsid="0114855f"/>
    </style:style>
    <style:style style:name="T195" style:family="text">
      <style:text-properties style:font-name="Liberation Serif" officeooo:rsid="01165d8a"/>
    </style:style>
    <style:style style:name="T196" style:family="text">
      <style:text-properties style:font-name="Liberation Serif" officeooo:rsid="011e5770"/>
    </style:style>
    <style:style style:name="T197" style:family="text">
      <style:text-properties style:font-name="Liberation Serif" officeooo:rsid="01399c2a"/>
    </style:style>
    <style:style style:name="T198" style:family="text">
      <style:text-properties style:font-name="Liberation Serif" officeooo:rsid="013c5732"/>
    </style:style>
    <style:style style:name="T199" style:family="text">
      <style:text-properties style:font-name="Liberation Serif" officeooo:rsid="013e04f8"/>
    </style:style>
    <style:style style:name="T200" style:family="text">
      <style:text-properties style:font-name="Liberation Serif" officeooo:rsid="013eb12a"/>
    </style:style>
    <style:style style:name="T201" style:family="text">
      <style:text-properties style:font-name="Liberation Serif" officeooo:rsid="0140ae6d"/>
    </style:style>
    <style:style style:name="T202" style:family="text">
      <style:text-properties style:font-name="Liberation Serif" officeooo:rsid="0140d67e"/>
    </style:style>
    <style:style style:name="T203" style:family="text">
      <style:text-properties style:font-name="Liberation Serif" officeooo:rsid="0145f6c5"/>
    </style:style>
    <style:style style:name="T204" style:family="text">
      <style:text-properties style:font-name="Liberation Serif" officeooo:rsid="014607d4"/>
    </style:style>
    <style:style style:name="T205" style:family="text">
      <style:text-properties style:font-name="Liberation Serif" officeooo:rsid="01474eeb"/>
    </style:style>
    <style:style style:name="T206" style:family="text">
      <style:text-properties style:font-name="Liberation Serif" officeooo:rsid="0148fe2c"/>
    </style:style>
    <style:style style:name="T207" style:family="text">
      <style:text-properties style:font-name="Liberation Serif" officeooo:rsid="014d7cc9"/>
    </style:style>
    <style:style style:name="T208" style:family="text">
      <style:text-properties style:font-name="Liberation Serif" officeooo:rsid="014e9e7e"/>
    </style:style>
    <style:style style:name="T209" style:family="text">
      <style:text-properties style:font-name="Liberation Serif" officeooo:rsid="0152d803"/>
    </style:style>
    <style:style style:name="T210" style:family="text">
      <style:text-properties style:font-name="Liberation Serif" officeooo:rsid="015592bb"/>
    </style:style>
    <style:style style:name="T211" style:family="text">
      <style:text-properties style:font-name="Liberation Serif" officeooo:rsid="0156a9a2"/>
    </style:style>
    <style:style style:name="T212" style:family="text">
      <style:text-properties style:font-name="Liberation Serif" officeooo:rsid="0162ec2e"/>
    </style:style>
    <style:style style:name="T213" style:family="text">
      <style:text-properties style:font-name="Liberation Serif" officeooo:rsid="016370a5"/>
    </style:style>
    <style:style style:name="T214" style:family="text">
      <style:text-properties style:font-name="Liberation Serif" officeooo:rsid="016401ad"/>
    </style:style>
    <style:style style:name="T215" style:family="text">
      <style:text-properties style:font-name="Liberation Serif" officeooo:rsid="0177f909"/>
    </style:style>
    <style:style style:name="T216" style:family="text">
      <style:text-properties style:font-name="Liberation Serif" officeooo:rsid="01507d59"/>
    </style:style>
    <style:style style:name="T217" style:family="text">
      <style:text-properties style:font-name="Liberation Serif" officeooo:rsid="01513eea"/>
    </style:style>
    <style:style style:name="T218" style:family="text">
      <style:text-properties style:font-name="Liberation Serif" officeooo:rsid="0151ecb0"/>
    </style:style>
    <style:style style:name="T219" style:family="text">
      <style:text-properties style:font-name="Liberation Serif" officeooo:rsid="015862b9"/>
    </style:style>
    <style:style style:name="T220" style:family="text">
      <style:text-properties style:font-name="Liberation Serif" officeooo:rsid="01595672"/>
    </style:style>
    <style:style style:name="T221" style:family="text">
      <style:text-properties style:font-name="Liberation Serif" officeooo:rsid="015a725a"/>
    </style:style>
    <style:style style:name="T222" style:family="text">
      <style:text-properties style:font-name="Liberation Serif" officeooo:rsid="015f0819"/>
    </style:style>
    <style:style style:name="T223" style:family="text">
      <style:text-properties style:font-name="Liberation Serif" officeooo:rsid="015b1878"/>
    </style:style>
    <style:style style:name="T224" style:family="text">
      <style:text-properties style:font-name="Liberation Serif" officeooo:rsid="015fed48"/>
    </style:style>
    <style:style style:name="T225" style:family="text">
      <style:text-properties style:font-name="Liberation Serif" officeooo:rsid="0160f237"/>
    </style:style>
    <style:style style:name="T226" style:family="text">
      <style:text-properties style:font-name="Liberation Serif" officeooo:rsid="016b750a"/>
    </style:style>
    <style:style style:name="T227" style:family="text">
      <style:text-properties style:font-name="Liberation Serif" officeooo:rsid="016df50c"/>
    </style:style>
    <style:style style:name="T228" style:family="text">
      <style:text-properties style:font-name="Liberation Serif" officeooo:rsid="016efb99"/>
    </style:style>
    <style:style style:name="T229" style:family="text">
      <style:text-properties style:font-name="Liberation Serif" officeooo:rsid="016d1ea7"/>
    </style:style>
    <style:style style:name="T230" style:family="text">
      <style:text-properties style:font-name="Liberation Serif" officeooo:rsid="016fddc2"/>
    </style:style>
    <style:style style:name="T231" style:family="text">
      <style:text-properties style:font-name="Liberation Serif" officeooo:rsid="018f18c0"/>
    </style:style>
    <style:style style:name="T232" style:family="text">
      <style:text-properties style:font-name="Liberation Serif" officeooo:rsid="018f5d79"/>
    </style:style>
    <style:style style:name="T233" style:family="text">
      <style:text-properties style:font-name="Liberation Serif" officeooo:rsid="018fca8d"/>
    </style:style>
    <style:style style:name="T234" style:family="text">
      <style:text-properties style:font-name="Liberation Serif" officeooo:rsid="019423e0"/>
    </style:style>
    <style:style style:name="T235" style:family="text">
      <style:text-properties style:font-name="Liberation Serif" fo:font-style="normal" officeooo:rsid="019423e0" style:font-style-asian="normal" style:font-style-complex="normal"/>
    </style:style>
    <style:style style:name="T236" style:family="text">
      <style:text-properties style:font-name="Liberation Serif" fo:font-style="normal" officeooo:rsid="018f5d79" style:font-style-asian="normal" style:font-style-complex="normal"/>
    </style:style>
    <style:style style:name="T237" style:family="text">
      <style:text-properties style:font-name="Liberation Serif" fo:font-style="normal" officeooo:rsid="037c3a67" style:font-style-asian="normal" style:font-style-complex="normal"/>
    </style:style>
    <style:style style:name="T238" style:family="text">
      <style:text-properties style:font-name="Liberation Serif" fo:font-style="normal" officeooo:rsid="04c2abf6" style:font-style-asian="normal" style:font-style-complex="normal"/>
    </style:style>
    <style:style style:name="T239" style:family="text">
      <style:text-properties style:font-name="Liberation Serif" fo:font-style="normal" officeooo:rsid="04d23759" style:font-style-asian="normal" style:font-style-complex="normal"/>
    </style:style>
    <style:style style:name="T240" style:family="text">
      <style:text-properties style:font-name="Liberation Serif" fo:font-style="normal" officeooo:rsid="04ef4206" style:font-style-asian="normal" style:font-style-complex="normal"/>
    </style:style>
    <style:style style:name="T241" style:family="text">
      <style:text-properties style:font-name="Liberation Serif" officeooo:rsid="0194de7a"/>
    </style:style>
    <style:style style:name="T242" style:family="text">
      <style:text-properties style:font-name="Liberation Serif" officeooo:rsid="01968730"/>
    </style:style>
    <style:style style:name="T243" style:family="text">
      <style:text-properties style:font-name="Liberation Serif" officeooo:rsid="019c0c36"/>
    </style:style>
    <style:style style:name="T244" style:family="text">
      <style:text-properties style:font-name="Liberation Serif" officeooo:rsid="019d5d12"/>
    </style:style>
    <style:style style:name="T245" style:family="text">
      <style:text-properties style:font-name="Liberation Serif" officeooo:rsid="019d830f"/>
    </style:style>
    <style:style style:name="T246" style:family="text">
      <style:text-properties style:font-name="Liberation Serif" officeooo:rsid="019f7a2c"/>
    </style:style>
    <style:style style:name="T247" style:family="text">
      <style:text-properties style:font-name="Liberation Serif" officeooo:rsid="01a508a5"/>
    </style:style>
    <style:style style:name="T248" style:family="text">
      <style:text-properties style:font-name="Liberation Serif" officeooo:rsid="01a6fd4b"/>
    </style:style>
    <style:style style:name="T249" style:family="text">
      <style:text-properties style:font-name="Liberation Serif" officeooo:rsid="01785dff"/>
    </style:style>
    <style:style style:name="T250" style:family="text">
      <style:text-properties style:font-name="Liberation Serif" officeooo:rsid="01ecfc22"/>
    </style:style>
    <style:style style:name="T251" style:family="text">
      <style:text-properties style:font-name="Liberation Serif" officeooo:rsid="01f0e5b9"/>
    </style:style>
    <style:style style:name="T252" style:family="text">
      <style:text-properties style:font-name="Liberation Serif" officeooo:rsid="01fc1789"/>
    </style:style>
    <style:style style:name="T253" style:family="text">
      <style:text-properties style:font-name="Liberation Serif" officeooo:rsid="0209daed"/>
    </style:style>
    <style:style style:name="T254" style:family="text">
      <style:text-properties style:font-name="Liberation Serif" officeooo:rsid="02065937"/>
    </style:style>
    <style:style style:name="T255" style:family="text">
      <style:text-properties style:font-name="Liberation Serif" officeooo:rsid="0207a7db"/>
    </style:style>
    <style:style style:name="T256" style:family="text">
      <style:text-properties style:font-name="Liberation Serif" officeooo:rsid="02092e4c"/>
    </style:style>
    <style:style style:name="T257" style:family="text">
      <style:text-properties style:font-name="Liberation Serif" officeooo:rsid="0211dfcc"/>
    </style:style>
    <style:style style:name="T258" style:family="text">
      <style:text-properties style:font-name="Liberation Serif" officeooo:rsid="02140279"/>
    </style:style>
    <style:style style:name="T259" style:family="text">
      <style:text-properties style:font-name="Liberation Serif" officeooo:rsid="021597c9"/>
    </style:style>
    <style:style style:name="T260" style:family="text">
      <style:text-properties style:font-name="Liberation Serif" officeooo:rsid="022b1082"/>
    </style:style>
    <style:style style:name="T261" style:family="text">
      <style:text-properties style:font-name="Liberation Serif" officeooo:rsid="022c54e2"/>
    </style:style>
    <style:style style:name="T262" style:family="text">
      <style:text-properties style:font-name="Liberation Serif" officeooo:rsid="0242d9f1"/>
    </style:style>
    <style:style style:name="T263" style:family="text">
      <style:text-properties style:font-name="Liberation Serif" officeooo:rsid="0232f3a9"/>
    </style:style>
    <style:style style:name="T264" style:family="text">
      <style:text-properties style:font-name="Liberation Serif" officeooo:rsid="02337acb"/>
    </style:style>
    <style:style style:name="T265" style:family="text">
      <style:text-properties style:font-name="Liberation Serif" officeooo:rsid="0233fc04"/>
    </style:style>
    <style:style style:name="T266" style:family="text">
      <style:text-properties style:font-name="Liberation Serif" officeooo:rsid="02375bfe"/>
    </style:style>
    <style:style style:name="T267" style:family="text">
      <style:text-properties style:font-name="Liberation Serif" officeooo:rsid="023800ff"/>
    </style:style>
    <style:style style:name="T268" style:family="text">
      <style:text-properties style:font-name="Liberation Serif" officeooo:rsid="02398e32"/>
    </style:style>
    <style:style style:name="T269" style:family="text">
      <style:text-properties style:font-name="Liberation Serif" officeooo:rsid="0239a420"/>
    </style:style>
    <style:style style:name="T270" style:family="text">
      <style:text-properties style:font-name="Liberation Serif" officeooo:rsid="023dfb25"/>
    </style:style>
    <style:style style:name="T271" style:family="text">
      <style:text-properties style:font-name="Liberation Serif" officeooo:rsid="02601895"/>
    </style:style>
    <style:style style:name="T272" style:family="text">
      <style:text-properties style:font-name="Liberation Serif" officeooo:rsid="026050bd"/>
    </style:style>
    <style:style style:name="T273" style:family="text">
      <style:text-properties style:font-name="Liberation Serif" officeooo:rsid="02623df2"/>
    </style:style>
    <style:style style:name="T274" style:family="text">
      <style:text-properties style:font-name="Liberation Serif" officeooo:rsid="02634aa4"/>
    </style:style>
    <style:style style:name="T275" style:family="text">
      <style:text-properties style:font-name="Liberation Serif" officeooo:rsid="0144c468"/>
    </style:style>
    <style:style style:name="T276" style:family="text">
      <style:text-properties style:font-name="Liberation Serif" officeooo:rsid="026542c4"/>
    </style:style>
    <style:style style:name="T277" style:family="text">
      <style:text-properties style:font-name="Liberation Serif" fo:font-size="13pt" style:font-size-asian="13pt" style:font-size-complex="13pt"/>
    </style:style>
    <style:style style:name="T278" style:family="text">
      <style:text-properties style:font-name="Liberation Serif" officeooo:rsid="02a06248"/>
    </style:style>
    <style:style style:name="T279"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80" style:family="text">
      <style:text-properties style:font-name="Liberation Serif" officeooo:rsid="02beb06e"/>
    </style:style>
    <style:style style:name="T281" style:family="text">
      <style:text-properties style:font-name="Liberation Serif" officeooo:rsid="02c007cb"/>
    </style:style>
    <style:style style:name="T282" style:family="text">
      <style:text-properties style:font-name="Liberation Serif" officeooo:rsid="02d5c304"/>
    </style:style>
    <style:style style:name="T283" style:family="text">
      <style:text-properties style:font-name="Liberation Serif" officeooo:rsid="02f80fcc"/>
    </style:style>
    <style:style style:name="T284" style:family="text">
      <style:text-properties style:font-name="Liberation Serif" officeooo:rsid="03399503"/>
    </style:style>
    <style:style style:name="T285" style:family="text">
      <style:text-properties style:font-name="Liberation Serif" officeooo:rsid="033aa7d2"/>
    </style:style>
    <style:style style:name="T286" style:family="text">
      <style:text-properties style:font-name="Liberation Serif" officeooo:rsid="03363918"/>
    </style:style>
    <style:style style:name="T287" style:family="text">
      <style:text-properties style:font-name="Liberation Serif" officeooo:rsid="033eeeb6"/>
    </style:style>
    <style:style style:name="T288" style:family="text">
      <style:text-properties style:font-name="Liberation Serif" officeooo:rsid="0340d71b"/>
    </style:style>
    <style:style style:name="T289" style:family="text">
      <style:text-properties style:font-name="Liberation Serif" officeooo:rsid="0342c5e3"/>
    </style:style>
    <style:style style:name="T290" style:family="text">
      <style:text-properties style:font-name="Liberation Serif" officeooo:rsid="03431172"/>
    </style:style>
    <style:style style:name="T291" style:family="text">
      <style:text-properties style:font-name="Liberation Serif" officeooo:rsid="0344c5dc"/>
    </style:style>
    <style:style style:name="T292" style:family="text">
      <style:text-properties style:font-name="Liberation Serif" fo:font-style="italic" style:font-style-asian="italic" style:font-style-complex="italic"/>
    </style:style>
    <style:style style:name="T293" style:family="text">
      <style:text-properties style:font-name="Liberation Serif" fo:font-style="italic" officeooo:rsid="0340d71b" style:font-style-asian="italic" style:font-style-complex="italic"/>
    </style:style>
    <style:style style:name="T294" style:family="text">
      <style:text-properties style:font-name="Liberation Serif" fo:font-style="italic" officeooo:rsid="03431172" style:font-style-asian="italic" style:font-style-complex="italic"/>
    </style:style>
    <style:style style:name="T295" style:family="text">
      <style:text-properties style:font-name="Liberation Serif" fo:font-style="italic" officeooo:rsid="033eeeb6" style:font-style-asian="italic" style:font-style-complex="italic"/>
    </style:style>
    <style:style style:name="T296" style:family="text">
      <style:text-properties style:font-name="Liberation Serif" fo:font-style="italic" officeooo:rsid="033aa7d2" style:font-style-asian="italic" style:font-style-complex="italic"/>
    </style:style>
    <style:style style:name="T297" style:family="text">
      <style:text-properties style:font-name="Liberation Serif" fo:font-style="italic" officeooo:rsid="0344c5dc" style:font-style-asian="italic" style:font-style-complex="italic"/>
    </style:style>
    <style:style style:name="T298" style:family="text">
      <style:text-properties style:font-name="Liberation Serif" fo:font-style="italic" officeooo:rsid="037c3a67" style:font-style-asian="italic" style:font-style-complex="italic"/>
    </style:style>
    <style:style style:name="T299" style:family="text">
      <style:text-properties style:font-name="Liberation Serif" fo:font-style="italic" officeooo:rsid="0386d074" style:font-style-asian="italic" style:font-style-complex="italic"/>
    </style:style>
    <style:style style:name="T300" style:family="text">
      <style:text-properties style:font-name="Liberation Serif" fo:font-style="italic" officeooo:rsid="03889e1f" style:font-style-asian="italic" style:font-style-complex="italic"/>
    </style:style>
    <style:style style:name="T301" style:family="text">
      <style:text-properties style:font-name="Liberation Serif" fo:font-style="italic" officeooo:rsid="039215f9" style:font-style-asian="italic" style:font-style-complex="italic"/>
    </style:style>
    <style:style style:name="T302" style:family="text">
      <style:text-properties style:font-name="Liberation Serif" fo:font-style="italic" officeooo:rsid="04be978d" style:font-style-asian="italic" style:font-style-complex="italic"/>
    </style:style>
    <style:style style:name="T303" style:family="text">
      <style:text-properties style:font-name="Liberation Serif" fo:font-style="italic" officeooo:rsid="04d23759" style:font-style-asian="italic" style:font-style-complex="italic"/>
    </style:style>
    <style:style style:name="T304" style:family="text">
      <style:text-properties style:font-name="Liberation Serif" fo:font-style="italic" fo:font-weight="normal" officeooo:rsid="03a3d602" style:font-style-asian="italic" style:font-weight-asian="normal" style:font-style-complex="italic" style:font-weight-complex="normal"/>
    </style:style>
    <style:style style:name="T305" style:family="text">
      <style:text-properties style:font-name="Liberation Serif" officeooo:rsid="03459091"/>
    </style:style>
    <style:style style:name="T306" style:family="text">
      <style:text-properties style:font-name="Liberation Serif" officeooo:rsid="03485006"/>
    </style:style>
    <style:style style:name="T307" style:family="text">
      <style:text-properties style:font-name="Liberation Serif" officeooo:rsid="034c60e1"/>
    </style:style>
    <style:style style:name="T308" style:family="text">
      <style:text-properties style:font-name="Liberation Serif" officeooo:rsid="034e4c07"/>
    </style:style>
    <style:style style:name="T309" style:family="text">
      <style:text-properties style:font-name="Liberation Serif" officeooo:rsid="034d0306"/>
    </style:style>
    <style:style style:name="T310" style:family="text">
      <style:text-properties style:font-name="Liberation Serif" officeooo:rsid="034fbfb9"/>
    </style:style>
    <style:style style:name="T311" style:family="text">
      <style:text-properties style:font-name="Liberation Serif" officeooo:rsid="0350e1e1"/>
    </style:style>
    <style:style style:name="T312" style:family="text">
      <style:text-properties style:font-name="Liberation Serif" officeooo:rsid="0351e9cb"/>
    </style:style>
    <style:style style:name="T313" style:family="text">
      <style:text-properties style:font-name="Liberation Serif" officeooo:rsid="035cc360"/>
    </style:style>
    <style:style style:name="T314" style:family="text">
      <style:text-properties style:font-name="Liberation Serif" officeooo:rsid="035db52b"/>
    </style:style>
    <style:style style:name="T315" style:family="text">
      <style:text-properties style:font-name="Liberation Serif" officeooo:rsid="035e8a10"/>
    </style:style>
    <style:style style:name="T316" style:family="text">
      <style:text-properties style:font-name="Liberation Serif" officeooo:rsid="035f92f4"/>
    </style:style>
    <style:style style:name="T317" style:family="text">
      <style:text-properties style:font-name="Liberation Serif" officeooo:rsid="0360583c"/>
    </style:style>
    <style:style style:name="T318" style:family="text">
      <style:text-properties style:font-name="Liberation Serif" officeooo:rsid="03638269"/>
    </style:style>
    <style:style style:name="T319" style:family="text">
      <style:text-properties style:font-name="Liberation Serif" officeooo:rsid="0379d069"/>
    </style:style>
    <style:style style:name="T320" style:family="text">
      <style:text-properties style:font-name="Liberation Serif" officeooo:rsid="037b3463"/>
    </style:style>
    <style:style style:name="T321" style:family="text">
      <style:text-properties style:font-name="Liberation Serif" officeooo:rsid="037c3a67"/>
    </style:style>
    <style:style style:name="T322" style:family="text">
      <style:text-properties style:font-name="Liberation Serif" officeooo:rsid="0054c7d1"/>
    </style:style>
    <style:style style:name="T323" style:family="text">
      <style:text-properties style:font-name="Liberation Serif" officeooo:rsid="037dcdce"/>
    </style:style>
    <style:style style:name="T324" style:family="text">
      <style:text-properties style:font-name="Liberation Serif" officeooo:rsid="037eca3b"/>
    </style:style>
    <style:style style:name="T325" style:family="text">
      <style:text-properties style:font-name="Liberation Serif" officeooo:rsid="0386d074"/>
    </style:style>
    <style:style style:name="T326" style:family="text">
      <style:text-properties style:font-name="Liberation Serif" officeooo:rsid="03832ee0"/>
    </style:style>
    <style:style style:name="T327" style:family="text">
      <style:text-properties style:font-name="Liberation Serif" officeooo:rsid="03861901"/>
    </style:style>
    <style:style style:name="T328" style:family="text">
      <style:text-properties style:font-name="Liberation Serif" officeooo:rsid="0387ebbb"/>
    </style:style>
    <style:style style:name="T329" style:family="text">
      <style:text-properties style:font-name="Liberation Serif" officeooo:rsid="0387f8c5"/>
    </style:style>
    <style:style style:name="T330" style:family="text">
      <style:text-properties style:font-name="Liberation Serif" officeooo:rsid="03889e1f"/>
    </style:style>
    <style:style style:name="T331" style:family="text">
      <style:text-properties style:font-name="Liberation Serif" officeooo:rsid="03894a48"/>
    </style:style>
    <style:style style:name="T332" style:family="text">
      <style:text-properties style:font-name="Liberation Serif" officeooo:rsid="038a5198"/>
    </style:style>
    <style:style style:name="T333" style:family="text">
      <style:text-properties style:font-name="Liberation Serif" officeooo:rsid="038ff1c7"/>
    </style:style>
    <style:style style:name="T334" style:family="text">
      <style:text-properties style:font-name="Liberation Serif" officeooo:rsid="03906a78"/>
    </style:style>
    <style:style style:name="T335" style:family="text">
      <style:text-properties style:font-name="Liberation Serif" officeooo:rsid="039215f9"/>
    </style:style>
    <style:style style:name="T336" style:family="text">
      <style:text-properties style:font-name="Liberation Serif" officeooo:rsid="039351f2"/>
    </style:style>
    <style:style style:name="T337" style:family="text">
      <style:text-properties style:font-name="Liberation Serif" officeooo:rsid="039463ab"/>
    </style:style>
    <style:style style:name="T338" style:family="text">
      <style:text-properties style:font-name="Liberation Serif" officeooo:rsid="039638a8"/>
    </style:style>
    <style:style style:name="T339" style:family="text">
      <style:text-properties style:font-name="Liberation Serif" officeooo:rsid="037aee51"/>
    </style:style>
    <style:style style:name="T340" style:family="text">
      <style:text-properties style:font-name="Liberation Serif" officeooo:rsid="039873ad"/>
    </style:style>
    <style:style style:name="T341" style:family="text">
      <style:text-properties style:font-name="Liberation Serif" officeooo:rsid="039be220"/>
    </style:style>
    <style:style style:name="T342" style:family="text">
      <style:text-properties style:font-name="Liberation Serif" officeooo:rsid="039d23b4"/>
    </style:style>
    <style:style style:name="T343" style:family="text">
      <style:text-properties style:font-name="Liberation Serif" officeooo:rsid="039db721"/>
    </style:style>
    <style:style style:name="T344" style:family="text">
      <style:text-properties style:font-name="Liberation Serif" officeooo:rsid="03a22a9a"/>
    </style:style>
    <style:style style:name="T345" style:family="text">
      <style:text-properties style:font-name="Liberation Serif" officeooo:rsid="03a3d602"/>
    </style:style>
    <style:style style:name="T346" style:family="text">
      <style:text-properties style:font-name="Liberation Serif" officeooo:rsid="03a50f68"/>
    </style:style>
    <style:style style:name="T347" style:family="text">
      <style:text-properties style:font-name="Liberation Serif" officeooo:rsid="03a55d3f"/>
    </style:style>
    <style:style style:name="T348" style:family="text">
      <style:text-properties style:font-name="Liberation Serif" officeooo:rsid="03ae20de"/>
    </style:style>
    <style:style style:name="T349" style:family="text">
      <style:text-properties style:font-name="Liberation Serif" officeooo:rsid="03b09861"/>
    </style:style>
    <style:style style:name="T350" style:family="text">
      <style:text-properties style:font-name="Liberation Serif" officeooo:rsid="03b20325"/>
    </style:style>
    <style:style style:name="T351" style:family="text">
      <style:text-properties style:font-name="Liberation Serif" officeooo:rsid="03b3ed1a"/>
    </style:style>
    <style:style style:name="T352" style:family="text">
      <style:text-properties style:font-name="Liberation Serif" officeooo:rsid="03b50c13"/>
    </style:style>
    <style:style style:name="T353" style:family="text">
      <style:text-properties style:font-name="Liberation Serif" officeooo:rsid="03b664b1"/>
    </style:style>
    <style:style style:name="T354" style:family="text">
      <style:text-properties style:font-name="Liberation Serif" officeooo:rsid="03b6df87"/>
    </style:style>
    <style:style style:name="T355" style:family="text">
      <style:text-properties style:font-name="Liberation Serif" officeooo:rsid="03b8a3d3"/>
    </style:style>
    <style:style style:name="T356" style:family="text">
      <style:text-properties style:font-name="Liberation Serif" officeooo:rsid="03bdb690"/>
    </style:style>
    <style:style style:name="T357" style:family="text">
      <style:text-properties style:font-name="Liberation Serif" officeooo:rsid="016f8df0"/>
    </style:style>
    <style:style style:name="T358" style:family="text">
      <style:text-properties style:font-name="Liberation Serif" officeooo:rsid="01f2e22f"/>
    </style:style>
    <style:style style:name="T359" style:family="text">
      <style:text-properties style:font-name="Liberation Serif" officeooo:rsid="01760f82"/>
    </style:style>
    <style:style style:name="T360" style:family="text">
      <style:text-properties style:font-name="Liberation Serif" officeooo:rsid="033acc4d"/>
    </style:style>
    <style:style style:name="T361" style:family="text">
      <style:text-properties style:font-name="Liberation Serif" officeooo:rsid="041809f1"/>
    </style:style>
    <style:style style:name="T362" style:family="text">
      <style:text-properties style:font-name="Liberation Serif" officeooo:rsid="0418a0ff"/>
    </style:style>
    <style:style style:name="T363" style:family="text">
      <style:text-properties style:font-name="Liberation Serif" officeooo:rsid="041a9b95"/>
    </style:style>
    <style:style style:name="T364" style:family="text">
      <style:text-properties style:font-name="Liberation Serif" officeooo:rsid="041b40fe"/>
    </style:style>
    <style:style style:name="T365" style:family="text">
      <style:text-properties style:font-name="Liberation Serif" officeooo:rsid="041718ae"/>
    </style:style>
    <style:style style:name="T366" style:family="text">
      <style:text-properties style:font-name="Liberation Serif" officeooo:rsid="04177f23"/>
    </style:style>
    <style:style style:name="T367" style:family="text">
      <style:text-properties style:font-name="Liberation Serif" officeooo:rsid="041fc68c"/>
    </style:style>
    <style:style style:name="T368" style:family="text">
      <style:text-properties style:font-name="Liberation Serif" officeooo:rsid="0429a9f7"/>
    </style:style>
    <style:style style:name="T369" style:family="text">
      <style:text-properties style:font-name="Liberation Serif" officeooo:rsid="042203f9"/>
    </style:style>
    <style:style style:name="T370" style:family="text">
      <style:text-properties style:font-name="Liberation Serif" officeooo:rsid="0423542e"/>
    </style:style>
    <style:style style:name="T371" style:family="text">
      <style:text-properties style:font-name="Liberation Serif" officeooo:rsid="04238e51"/>
    </style:style>
    <style:style style:name="T372" style:family="text">
      <style:text-properties style:font-name="Liberation Serif" officeooo:rsid="0425624f"/>
    </style:style>
    <style:style style:name="T373" style:family="text">
      <style:text-properties style:font-name="Liberation Serif" officeooo:rsid="042738cb"/>
    </style:style>
    <style:style style:name="T374" style:family="text">
      <style:text-properties style:font-name="Liberation Serif" officeooo:rsid="0427cc9e"/>
    </style:style>
    <style:style style:name="T375" style:family="text">
      <style:text-properties style:font-name="Liberation Serif" officeooo:rsid="04288922"/>
    </style:style>
    <style:style style:name="T376" style:family="text">
      <style:text-properties style:font-name="Liberation Serif" officeooo:rsid="042aefd9"/>
    </style:style>
    <style:style style:name="T377" style:family="text">
      <style:text-properties style:font-name="Liberation Serif" officeooo:rsid="042dd920"/>
    </style:style>
    <style:style style:name="T378" style:family="text">
      <style:text-properties style:font-name="Liberation Serif" officeooo:rsid="042f189e"/>
    </style:style>
    <style:style style:name="T379" style:family="text">
      <style:text-properties style:font-name="Liberation Serif" officeooo:rsid="04986a03"/>
    </style:style>
    <style:style style:name="T380" style:family="text">
      <style:text-properties style:font-name="Liberation Serif" officeooo:rsid="049985a7"/>
    </style:style>
    <style:style style:name="T381" style:family="text">
      <style:text-properties style:font-name="Liberation Serif" officeooo:rsid="0499918e"/>
    </style:style>
    <style:style style:name="T382" style:family="text">
      <style:text-properties style:font-name="Liberation Serif" officeooo:rsid="04af643f"/>
    </style:style>
    <style:style style:name="T383" style:family="text">
      <style:text-properties style:font-name="Liberation Serif" officeooo:rsid="04af689a"/>
    </style:style>
    <style:style style:name="T384" style:family="text">
      <style:text-properties style:font-name="Liberation Serif" officeooo:rsid="04af96b5"/>
    </style:style>
    <style:style style:name="T385" style:family="text">
      <style:text-properties style:font-name="Liberation Serif" officeooo:rsid="04afa76e"/>
    </style:style>
    <style:style style:name="T386" style:family="text">
      <style:text-properties style:font-name="Liberation Serif" officeooo:rsid="04b0b5e2"/>
    </style:style>
    <style:style style:name="T387" style:family="text">
      <style:text-properties style:font-name="Liberation Serif" officeooo:rsid="04b0f263"/>
    </style:style>
    <style:style style:name="T388" style:family="text">
      <style:text-properties style:font-name="Liberation Serif" officeooo:rsid="04b2ab86"/>
    </style:style>
    <style:style style:name="T389" style:family="text">
      <style:text-properties style:font-name="Liberation Serif" officeooo:rsid="04b424fd"/>
    </style:style>
    <style:style style:name="T390" style:family="text">
      <style:text-properties style:font-name="Liberation Serif" officeooo:rsid="04b4c411"/>
    </style:style>
    <style:style style:name="T391" style:family="text">
      <style:text-properties style:font-name="Liberation Serif" officeooo:rsid="04b6629b"/>
    </style:style>
    <style:style style:name="T392" style:family="text">
      <style:text-properties style:font-name="Liberation Serif" officeooo:rsid="04b85c44"/>
    </style:style>
    <style:style style:name="T393" style:family="text">
      <style:text-properties style:font-name="Liberation Serif" officeooo:rsid="04bb3987"/>
    </style:style>
    <style:style style:name="T394" style:family="text">
      <style:text-properties style:font-name="Liberation Serif" officeooo:rsid="04bbfaff"/>
    </style:style>
    <style:style style:name="T395" style:family="text">
      <style:text-properties style:font-name="Liberation Serif" officeooo:rsid="04bce90c"/>
    </style:style>
    <style:style style:name="T396" style:family="text">
      <style:text-properties style:font-name="Liberation Serif" officeooo:rsid="04be978d"/>
    </style:style>
    <style:style style:name="T397" style:family="text">
      <style:text-properties style:font-name="Liberation Serif" officeooo:rsid="04c05300"/>
    </style:style>
    <style:style style:name="T398" style:family="text">
      <style:text-properties style:font-name="Liberation Serif" officeooo:rsid="04c1d3ea"/>
    </style:style>
    <style:style style:name="T399" style:family="text">
      <style:text-properties style:font-name="Liberation Serif" officeooo:rsid="04c2abf6"/>
    </style:style>
    <style:style style:name="T400" style:family="text">
      <style:text-properties style:font-name="Liberation Serif" officeooo:rsid="04c2d8aa"/>
    </style:style>
    <style:style style:name="T401" style:family="text">
      <style:text-properties style:font-name="Liberation Serif" officeooo:rsid="04c3aa5c"/>
    </style:style>
    <style:style style:name="T402" style:family="text">
      <style:text-properties style:font-name="Liberation Serif" officeooo:rsid="04c4898f"/>
    </style:style>
    <style:style style:name="T403" style:family="text">
      <style:text-properties style:font-name="Liberation Serif" officeooo:rsid="04c50879"/>
    </style:style>
    <style:style style:name="T404" style:family="text">
      <style:text-properties style:font-name="Liberation Serif" officeooo:rsid="04c5ee12"/>
    </style:style>
    <style:style style:name="T405" style:family="text">
      <style:text-properties style:font-name="Liberation Serif" officeooo:rsid="04d23759"/>
    </style:style>
    <style:style style:name="T406" style:family="text">
      <style:text-properties style:font-name="Liberation Serif" officeooo:rsid="04d3517a"/>
    </style:style>
    <style:style style:name="T407" style:family="text">
      <style:text-properties style:font-name="Liberation Serif" officeooo:rsid="04d4ebc8"/>
    </style:style>
    <style:style style:name="T408" style:family="text">
      <style:text-properties style:font-name="Liberation Serif" officeooo:rsid="04ddf899"/>
    </style:style>
    <style:style style:name="T409" style:family="text">
      <style:text-properties style:font-name="Liberation Serif" officeooo:rsid="04e3153a"/>
    </style:style>
    <style:style style:name="T410" style:family="text">
      <style:text-properties style:font-name="Liberation Serif" officeooo:rsid="04ef4206"/>
    </style:style>
    <style:style style:name="T411" style:family="text">
      <style:text-properties style:font-name="Liberation Serif" officeooo:rsid="04f00457"/>
    </style:style>
    <style:style style:name="T412" style:family="text">
      <style:text-properties style:font-name="Liberation Serif" officeooo:rsid="04f0c469"/>
    </style:style>
    <style:style style:name="T413" style:family="text">
      <style:text-properties style:font-name="Liberation Serif" officeooo:rsid="04f26007"/>
    </style:style>
    <style:style style:name="T414" style:family="text">
      <style:text-properties style:font-name="Liberation Serif" officeooo:rsid="04f30ecc"/>
    </style:style>
    <style:style style:name="T415" style:family="text">
      <style:text-properties style:font-name="Liberation Serif" officeooo:rsid="04f4b727"/>
    </style:style>
    <style:style style:name="T416" style:family="text">
      <style:text-properties officeooo:rsid="0021c1df"/>
    </style:style>
    <style:style style:name="T417" style:family="text">
      <style:text-properties fo:font-style="italic"/>
    </style:style>
    <style:style style:name="T418" style:family="text">
      <style:text-properties fo:font-style="italic" style:font-style-asian="italic" style:font-style-complex="italic"/>
    </style:style>
    <style:style style:name="T419" style:family="text">
      <style:text-properties fo:font-style="italic" officeooo:rsid="0021c1df" style:font-style-asian="italic" style:font-style-complex="italic"/>
    </style:style>
    <style:style style:name="T420" style:family="text">
      <style:text-properties fo:font-style="italic" officeooo:rsid="00234c37" style:font-style-asian="italic" style:font-style-complex="italic"/>
    </style:style>
    <style:style style:name="T421" style:family="text">
      <style:text-properties fo:font-style="italic" officeooo:rsid="003c8a60" style:font-style-asian="italic" style:font-style-complex="italic"/>
    </style:style>
    <style:style style:name="T422" style:family="text">
      <style:text-properties fo:font-style="italic" officeooo:rsid="008facab" style:font-style-asian="italic" style:font-style-complex="italic"/>
    </style:style>
    <style:style style:name="T423" style:family="text">
      <style:text-properties fo:font-style="italic" officeooo:rsid="01afa032" style:font-style-asian="italic" style:font-style-complex="italic"/>
    </style:style>
    <style:style style:name="T424" style:family="text">
      <style:text-properties fo:font-style="italic" officeooo:rsid="0048eea8" style:font-style-asian="italic" style:font-style-complex="italic"/>
    </style:style>
    <style:style style:name="T425" style:family="text">
      <style:text-properties fo:font-style="italic" fo:font-weight="bold" style:font-style-asian="italic" style:font-weight-asian="bold" style:font-style-complex="italic" style:font-weight-complex="bold"/>
    </style:style>
    <style:style style:name="T426" style:family="text">
      <style:text-properties fo:font-style="italic" fo:font-weight="bold" officeooo:rsid="002a9704" style:font-style-asian="italic" style:font-weight-asian="bold" style:font-style-complex="italic" style:font-weight-complex="bold"/>
    </style:style>
    <style:style style:name="T427" style:family="text">
      <style:text-properties fo:font-style="italic" fo:font-weight="bold" officeooo:rsid="01b67635" style:font-style-asian="italic" style:font-weight-asian="bold" style:font-style-complex="italic" style:font-weight-complex="bold"/>
    </style:style>
    <style:style style:name="T428"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29" style:family="text">
      <style:text-properties fo:font-style="italic" style:text-underline-style="none" officeooo:rsid="004b2177" style:font-style-asian="italic" style:font-style-complex="italic"/>
    </style:style>
    <style:style style:name="T430" style:family="text">
      <style:text-properties fo:font-style="italic" fo:font-weight="normal" style:font-style-asian="italic" style:font-weight-asian="normal" style:font-style-complex="italic" style:font-weight-complex="normal"/>
    </style:style>
    <style:style style:name="T431" style:family="text">
      <style:text-properties officeooo:rsid="00234c37"/>
    </style:style>
    <style:style style:name="T432" style:family="text">
      <style:text-properties fo:font-style="normal" style:font-style-asian="normal" style:font-style-complex="normal"/>
    </style:style>
    <style:style style:name="T433" style:family="text">
      <style:text-properties fo:font-style="normal" officeooo:rsid="00234c37" style:font-style-asian="normal" style:font-style-complex="normal"/>
    </style:style>
    <style:style style:name="T434" style:family="text">
      <style:text-properties fo:font-style="normal" officeooo:rsid="007264d1" style:font-style-asian="normal" style:font-style-complex="normal"/>
    </style:style>
    <style:style style:name="T435" style:family="text">
      <style:text-properties fo:font-style="normal" officeooo:rsid="008facab" style:font-style-asian="normal" style:font-style-complex="normal"/>
    </style:style>
    <style:style style:name="T436" style:family="text">
      <style:text-properties fo:font-style="normal" officeooo:rsid="01b1d693" style:font-style-asian="normal" style:font-style-complex="normal"/>
    </style:style>
    <style:style style:name="T437" style:family="text">
      <style:text-properties fo:font-style="normal" officeooo:rsid="024b310a" style:font-style-asian="normal" style:font-style-complex="normal"/>
    </style:style>
    <style:style style:name="T438" style:family="text">
      <style:text-properties fo:font-style="normal" officeooo:rsid="04434ca0" style:font-style-asian="normal" style:font-style-complex="normal"/>
    </style:style>
    <style:style style:name="T439" style:family="text">
      <style:text-properties fo:font-style="normal" officeooo:rsid="044505b2" style:font-style-asian="normal" style:font-style-complex="normal"/>
    </style:style>
    <style:style style:name="T440" style:family="text">
      <style:text-properties fo:font-style="normal" officeooo:rsid="0448b7e7" style:font-style-asian="normal" style:font-style-complex="normal"/>
    </style:style>
    <style:style style:name="T441" style:family="text">
      <style:text-properties fo:font-style="normal" officeooo:rsid="0449e0d5" style:font-style-asian="normal" style:font-style-complex="normal"/>
    </style:style>
    <style:style style:name="T442" style:family="text">
      <style:text-properties fo:font-style="normal" officeooo:rsid="045accf1" style:font-style-asian="normal" style:font-style-complex="normal"/>
    </style:style>
    <style:style style:name="T443" style:family="text">
      <style:text-properties fo:font-style="normal" fo:font-weight="normal"/>
    </style:style>
    <style:style style:name="T444" style:family="text">
      <style:text-properties fo:font-style="normal" fo:font-weight="normal" style:font-style-asian="normal" style:font-weight-asian="normal" style:font-style-complex="normal" style:font-weight-complex="normal"/>
    </style:style>
    <style:style style:name="T445" style:family="text">
      <style:text-properties fo:font-style="normal" fo:font-weight="normal" officeooo:rsid="004351b4" style:font-style-asian="normal" style:font-weight-asian="normal" style:font-style-complex="normal" style:font-weight-complex="normal"/>
    </style:style>
    <style:style style:name="T446" style:family="text">
      <style:text-properties fo:font-style="normal" fo:font-weight="normal" officeooo:rsid="00eba06a" style:font-style-asian="normal" style:font-weight-asian="normal" style:font-style-complex="normal" style:font-weight-complex="normal"/>
    </style:style>
    <style:style style:name="T447" style:family="text">
      <style:text-properties fo:font-style="normal" fo:font-weight="normal" officeooo:rsid="00ecf81b" style:font-style-asian="normal" style:font-weight-asian="normal" style:font-style-complex="normal" style:font-weight-complex="normal"/>
    </style:style>
    <style:style style:name="T448" style:family="text">
      <style:text-properties fo:font-style="normal" fo:font-weight="normal" officeooo:rsid="00ed810e" style:font-style-asian="normal" style:font-weight-asian="normal" style:font-style-complex="normal" style:font-weight-complex="normal"/>
    </style:style>
    <style:style style:name="T449" style:family="text">
      <style:text-properties fo:font-style="normal" fo:font-weight="normal" officeooo:rsid="0327c37f" style:font-style-asian="normal" style:font-weight-asian="normal" style:font-style-complex="normal" style:font-weight-complex="normal"/>
    </style:style>
    <style:style style:name="T450" style:family="text">
      <style:text-properties fo:font-style="normal" fo:font-weight="bold" style:font-style-asian="normal" style:font-weight-asian="bold" style:font-style-complex="normal" style:font-weight-complex="bold"/>
    </style:style>
    <style:style style:name="T451" style:family="text">
      <style:text-properties officeooo:rsid="00243074"/>
    </style:style>
    <style:style style:name="T452" style:family="text">
      <style:text-properties officeooo:rsid="0024c0b2"/>
    </style:style>
    <style:style style:name="T453" style:family="text">
      <style:text-properties officeooo:rsid="002a0867"/>
    </style:style>
    <style:style style:name="T454" style:family="text">
      <style:text-properties officeooo:rsid="002a9704"/>
    </style:style>
    <style:style style:name="T455" style:family="text">
      <style:text-properties style:font-name="Liberation Mono"/>
    </style:style>
    <style:style style:name="T456" style:family="text">
      <style:text-properties style:font-name="Liberation Mono" officeooo:rsid="002dfc65"/>
    </style:style>
    <style:style style:name="T457" style:family="text">
      <style:text-properties style:font-name="Liberation Mono" officeooo:rsid="0033c174"/>
    </style:style>
    <style:style style:name="T458" style:family="text">
      <style:text-properties style:font-name="Liberation Mono" fo:font-size="10.5pt" fo:font-style="normal" style:font-size-asian="10.5pt" style:font-style-asian="normal" style:font-size-complex="10.5pt" style:font-style-complex="normal"/>
    </style:style>
    <style:style style:name="T459" style:family="text">
      <style:text-properties style:font-name="Liberation Mono" fo:font-size="10.5pt" style:font-size-asian="10.5pt" style:font-size-complex="10.5pt"/>
    </style:style>
    <style:style style:name="T460" style:family="text">
      <style:text-properties style:font-name="Liberation Mono" fo:font-size="10.5pt" officeooo:rsid="01474eeb" style:font-size-asian="10.5pt" style:font-size-complex="10.5pt"/>
    </style:style>
    <style:style style:name="T461" style:family="text">
      <style:text-properties style:font-name="Liberation Mono" fo:font-size="10.5pt" officeooo:rsid="015b8019" style:font-size-asian="10.5pt" style:font-size-complex="10.5pt"/>
    </style:style>
    <style:style style:name="T462" style:family="text">
      <style:text-properties style:font-name="Liberation Mono" fo:font-size="10.5pt" officeooo:rsid="031b1e85" style:font-size-asian="10.5pt" style:font-size-complex="10.5pt"/>
    </style:style>
    <style:style style:name="T463" style:family="text">
      <style:text-properties style:font-name="Liberation Mono" fo:font-size="10.5pt" officeooo:rsid="035db52b" style:font-size-asian="10.5pt" style:font-size-complex="10.5pt"/>
    </style:style>
    <style:style style:name="T464" style:family="text">
      <style:text-properties style:font-name="Liberation Mono" officeooo:rsid="00a9b357"/>
    </style:style>
    <style:style style:name="T465" style:family="text">
      <style:text-properties style:font-name="Liberation Mono" officeooo:rsid="009f4f0c"/>
    </style:style>
    <style:style style:name="T466" style:family="text">
      <style:text-properties style:font-name="Liberation Mono" fo:font-weight="bold" officeooo:rsid="009f4f0c" style:font-weight-asian="bold" style:font-weight-complex="bold"/>
    </style:style>
    <style:style style:name="T467" style:family="text">
      <style:text-properties style:font-name="Liberation Mono" fo:font-weight="bold" officeooo:rsid="00b47340" style:font-weight-asian="bold" style:font-weight-complex="bold"/>
    </style:style>
    <style:style style:name="T468" style:family="text">
      <style:text-properties style:font-name="Liberation Mono" fo:font-weight="bold" officeooo:rsid="00f9ec88" style:font-weight-asian="bold" style:font-weight-complex="bold"/>
    </style:style>
    <style:style style:name="T469" style:family="text">
      <style:text-properties style:font-name="Liberation Mono" fo:font-weight="bold" officeooo:rsid="00fbcde0" style:font-weight-asian="bold" style:font-weight-complex="bold"/>
    </style:style>
    <style:style style:name="T470" style:family="text">
      <style:text-properties style:font-name="Liberation Mono" fo:font-weight="bold" officeooo:rsid="025f5081" style:font-weight-asian="bold" style:font-weight-complex="bold"/>
    </style:style>
    <style:style style:name="T471" style:family="text">
      <style:text-properties style:font-name="Liberation Mono" fo:font-style="italic" fo:font-weight="bold" style:font-style-asian="italic" style:font-weight-asian="bold" style:font-style-complex="italic" style:font-weight-complex="bold"/>
    </style:style>
    <style:style style:name="T472" style:family="text">
      <style:text-properties style:font-name="Liberation Mono" fo:font-style="italic" fo:font-weight="bold" officeooo:rsid="0033c174" style:font-style-asian="italic" style:font-weight-asian="bold" style:font-style-complex="italic" style:font-weight-complex="bold"/>
    </style:style>
    <style:style style:name="T473" style:family="text">
      <style:text-properties style:font-name="Liberation Mono" fo:font-style="italic" style:font-style-asian="italic" style:font-style-complex="italic"/>
    </style:style>
    <style:style style:name="T474" style:family="text">
      <style:text-properties style:font-name="Liberation Mono" fo:font-style="italic" officeooo:rsid="039215f9" style:font-style-asian="italic" style:font-style-complex="italic"/>
    </style:style>
    <style:style style:name="T475" style:family="text">
      <style:text-properties style:font-name="Liberation Mono" fo:font-style="italic" officeooo:rsid="039d23b4" style:font-style-asian="italic" style:font-style-complex="italic"/>
    </style:style>
    <style:style style:name="T476" style:family="text">
      <style:text-properties style:font-name="Liberation Mono" fo:font-weight="normal" style:font-weight-asian="normal" style:font-weight-complex="normal"/>
    </style:style>
    <style:style style:name="T477" style:family="text">
      <style:text-properties style:font-name="Liberation Mono" fo:font-weight="normal" officeooo:rsid="00fbcde0" style:font-weight-asian="normal" style:font-weight-complex="normal"/>
    </style:style>
    <style:style style:name="T478" style:family="text">
      <style:text-properties style:font-name="Liberation Mono" officeooo:rsid="00a22a02"/>
    </style:style>
    <style:style style:name="T479" style:family="text">
      <style:text-properties style:font-name="Liberation Mono" officeooo:rsid="00e1056a"/>
    </style:style>
    <style:style style:name="T480" style:family="text">
      <style:text-properties style:font-name="Liberation Mono" fo:font-size="9pt" style:font-size-asian="9pt" style:font-size-complex="9pt"/>
    </style:style>
    <style:style style:name="T481" style:family="text">
      <style:text-properties style:font-name="Liberation Mono" fo:font-size="9pt" officeooo:rsid="00f20d4a" style:font-size-asian="9pt" style:font-size-complex="9pt"/>
    </style:style>
    <style:style style:name="T482" style:family="text">
      <style:text-properties style:font-name="Liberation Mono" fo:font-size="9pt" officeooo:rsid="01119225" style:font-size-asian="9pt" style:font-size-complex="9pt"/>
    </style:style>
    <style:style style:name="T483" style:family="text">
      <style:text-properties style:font-name="Liberation Mono" fo:font-size="9pt" officeooo:rsid="01399c2a" style:font-size-asian="9pt" style:font-size-complex="9pt"/>
    </style:style>
    <style:style style:name="T484" style:family="text">
      <style:text-properties style:font-name="Liberation Mono" fo:font-size="9pt" officeooo:rsid="013c5732" style:font-size-asian="9pt" style:font-size-complex="9pt"/>
    </style:style>
    <style:style style:name="T485" style:family="text">
      <style:text-properties style:font-name="Liberation Mono" fo:font-size="9pt" officeooo:rsid="02623df2" style:font-size-asian="9pt" style:font-size-complex="9pt"/>
    </style:style>
    <style:style style:name="T486" style:family="text">
      <style:text-properties style:font-name="Liberation Mono" fo:font-size="9pt" officeooo:rsid="035db52b" style:font-size-asian="9pt" style:font-size-complex="9pt"/>
    </style:style>
    <style:style style:name="T487" style:family="text">
      <style:text-properties style:font-name="Liberation Mono" fo:font-size="9pt" officeooo:rsid="04d23759" style:font-size-asian="9pt" style:font-size-complex="9pt"/>
    </style:style>
    <style:style style:name="T488" style:family="text">
      <style:text-properties style:font-name="Liberation Mono" fo:font-size="9pt" officeooo:rsid="04edf5f1" style:font-size-asian="9pt" style:font-size-complex="9pt"/>
    </style:style>
    <style:style style:name="T489" style:family="text">
      <style:text-properties style:font-name="Liberation Mono" fo:font-size="9pt" fo:font-weight="normal" style:font-size-asian="9pt" style:font-weight-asian="normal" style:font-size-complex="9pt" style:font-weight-complex="normal"/>
    </style:style>
    <style:style style:name="T490" style:family="text">
      <style:text-properties style:font-name="Liberation Mono" officeooo:rsid="01399c2a"/>
    </style:style>
    <style:style style:name="T491" style:family="text">
      <style:text-properties style:font-name="Liberation Mono" officeooo:rsid="0152d803"/>
    </style:style>
    <style:style style:name="T492" style:family="text">
      <style:text-properties style:font-name="Liberation Mono" officeooo:rsid="014607d4"/>
    </style:style>
    <style:style style:name="T493" style:family="text">
      <style:text-properties style:font-name="Liberation Mono" officeooo:rsid="0162ec2e"/>
    </style:style>
    <style:style style:name="T494" style:family="text">
      <style:text-properties style:font-name="Liberation Mono" fo:font-style="normal" style:font-style-asian="normal" style:font-style-complex="normal"/>
    </style:style>
    <style:style style:name="T495" style:family="text">
      <style:text-properties style:font-name="Liberation Mono" fo:font-style="normal" officeooo:rsid="03a50f68" style:font-style-asian="normal" style:font-style-complex="normal"/>
    </style:style>
    <style:style style:name="T496" style:family="text">
      <style:text-properties style:font-name="Liberation Mono" fo:font-style="normal" officeooo:rsid="03a55d3f" style:font-style-asian="normal" style:font-style-complex="normal"/>
    </style:style>
    <style:style style:name="T497" style:family="text">
      <style:text-properties style:font-name="Liberation Mono" fo:font-style="normal" officeooo:rsid="03a6f4ce" style:font-style-asian="normal" style:font-style-complex="normal"/>
    </style:style>
    <style:style style:name="T498" style:family="text">
      <style:text-properties style:font-name="Liberation Mono" officeooo:rsid="002fb204"/>
    </style:style>
    <style:style style:name="T499" style:family="text">
      <style:text-properties style:font-name="Liberation Mono" officeooo:rsid="01e3d85c"/>
    </style:style>
    <style:style style:name="T500" style:family="text">
      <style:text-properties style:font-name="Liberation Mono" officeooo:rsid="0211dfcc"/>
    </style:style>
    <style:style style:name="T501" style:family="text">
      <style:text-properties style:font-name="Liberation Mono" officeooo:rsid="022b1082"/>
    </style:style>
    <style:style style:name="T502" style:family="text">
      <style:text-properties style:font-name="Liberation Mono" officeooo:rsid="02ee9868"/>
    </style:style>
    <style:style style:name="T503" style:family="text">
      <style:text-properties style:font-name="Liberation Mono" officeooo:rsid="02eee802"/>
    </style:style>
    <style:style style:name="T504" style:family="text">
      <style:text-properties style:font-name="Liberation Mono" officeooo:rsid="02f01fe9"/>
    </style:style>
    <style:style style:name="T505" style:family="text">
      <style:text-properties style:font-name="Liberation Mono" officeooo:rsid="02f8f938"/>
    </style:style>
    <style:style style:name="T506" style:family="text">
      <style:text-properties style:font-name="Liberation Mono" officeooo:rsid="02fad438"/>
    </style:style>
    <style:style style:name="T507" style:family="text">
      <style:text-properties style:font-name="Liberation Mono" officeooo:rsid="02fad89f"/>
    </style:style>
    <style:style style:name="T508" style:family="text">
      <style:text-properties style:font-name="Liberation Mono" officeooo:rsid="02ff3229"/>
    </style:style>
    <style:style style:name="T509" style:family="text">
      <style:text-properties style:font-name="Liberation Mono" officeooo:rsid="033aa7d2"/>
    </style:style>
    <style:style style:name="T510" style:family="text">
      <style:text-properties style:font-name="Liberation Mono" officeooo:rsid="03431172"/>
    </style:style>
    <style:style style:name="T511" style:family="text">
      <style:text-properties style:font-name="Liberation Mono" officeooo:rsid="036615bd"/>
    </style:style>
    <style:style style:name="T512" style:family="text">
      <style:text-properties style:font-name="Liberation Mono" officeooo:rsid="00f68340"/>
    </style:style>
    <style:style style:name="T513" style:family="text">
      <style:text-properties style:font-name="Liberation Mono" officeooo:rsid="037b3463"/>
    </style:style>
    <style:style style:name="T514" style:family="text">
      <style:text-properties style:font-name="Liberation Mono" officeooo:rsid="037c3a67"/>
    </style:style>
    <style:style style:name="T515" style:family="text">
      <style:text-properties style:font-name="Liberation Mono" officeooo:rsid="0054c7d1"/>
    </style:style>
    <style:style style:name="T516" style:family="text">
      <style:text-properties style:font-name="Liberation Mono" officeooo:rsid="0387f8c5"/>
    </style:style>
    <style:style style:name="T517" style:family="text">
      <style:text-properties style:font-name="Liberation Mono" officeooo:rsid="03b6df87"/>
    </style:style>
    <style:style style:name="T518" style:family="text">
      <style:text-properties style:font-name="Liberation Mono" officeooo:rsid="0415d08f"/>
    </style:style>
    <style:style style:name="T519" style:family="text">
      <style:text-properties style:font-name="Liberation Mono" officeooo:rsid="04d23759"/>
    </style:style>
    <style:style style:name="T520" style:family="text">
      <style:text-properties officeooo:rsid="002dfc65"/>
    </style:style>
    <style:style style:name="T521" style:family="text">
      <style:text-properties officeooo:rsid="00307ffc"/>
    </style:style>
    <style:style style:name="T522" style:family="text">
      <style:text-properties officeooo:rsid="0032ba7c"/>
    </style:style>
    <style:style style:name="T523" style:family="text">
      <style:text-properties fo:font-size="12pt" officeooo:rsid="004e7d7f" style:font-size-asian="12pt" style:font-size-complex="12pt"/>
    </style:style>
    <style:style style:name="T524" style:family="text">
      <style:text-properties officeooo:rsid="004369bb"/>
    </style:style>
    <style:style style:name="T525" style:family="text">
      <style:text-properties officeooo:rsid="00488803"/>
    </style:style>
    <style:style style:name="T526" style:family="text">
      <style:text-properties officeooo:rsid="0048eea8"/>
    </style:style>
    <style:style style:name="T527" style:family="text">
      <style:text-properties officeooo:rsid="0049a6c1"/>
    </style:style>
    <style:style style:name="T528" style:family="text">
      <style:text-properties officeooo:rsid="004b2177"/>
    </style:style>
    <style:style style:name="T529" style:family="text">
      <style:text-properties officeooo:rsid="004c1758"/>
    </style:style>
    <style:style style:name="T530" style:family="text">
      <style:text-properties officeooo:rsid="004daa2e"/>
    </style:style>
    <style:style style:name="T531" style:family="text">
      <style:text-properties officeooo:rsid="004e7d7f"/>
    </style:style>
    <style:style style:name="T532" style:family="text">
      <style:text-properties officeooo:rsid="00513f9e"/>
    </style:style>
    <style:style style:name="T533" style:family="text">
      <style:text-properties officeooo:rsid="005332aa"/>
    </style:style>
    <style:style style:name="T534" style:family="text">
      <style:text-properties officeooo:rsid="0054c7d1"/>
    </style:style>
    <style:style style:name="T535" style:family="text">
      <style:text-properties officeooo:rsid="0056049b"/>
    </style:style>
    <style:style style:name="T536" style:family="text">
      <style:text-properties officeooo:rsid="0057a6f2"/>
    </style:style>
    <style:style style:name="T537" style:family="text">
      <style:text-properties officeooo:rsid="00588c49"/>
    </style:style>
    <style:style style:name="T538" style:family="text">
      <style:text-properties officeooo:rsid="00597f41"/>
    </style:style>
    <style:style style:name="T539" style:family="text">
      <style:text-properties officeooo:rsid="005ace62"/>
    </style:style>
    <style:style style:name="T540" style:family="text">
      <style:text-properties officeooo:rsid="005ddd34"/>
    </style:style>
    <style:style style:name="T541" style:family="text">
      <style:text-properties officeooo:rsid="00638223"/>
    </style:style>
    <style:style style:name="T542" style:family="text">
      <style:text-properties officeooo:rsid="006395e6"/>
    </style:style>
    <style:style style:name="T543" style:family="text">
      <style:text-properties officeooo:rsid="00651e73"/>
    </style:style>
    <style:style style:name="T544" style:family="text">
      <style:text-properties officeooo:rsid="00681309"/>
    </style:style>
    <style:style style:name="T545" style:family="text">
      <style:text-properties officeooo:rsid="00693b34"/>
    </style:style>
    <style:style style:name="T546" style:family="text">
      <style:text-properties officeooo:rsid="006d6e36"/>
    </style:style>
    <style:style style:name="T547" style:family="text">
      <style:text-properties officeooo:rsid="006e5b26"/>
    </style:style>
    <style:style style:name="T548" style:family="text">
      <style:text-properties officeooo:rsid="00702025"/>
    </style:style>
    <style:style style:name="T549" style:family="text">
      <style:text-properties officeooo:rsid="007431a7"/>
    </style:style>
    <style:style style:name="T550" style:family="text">
      <style:text-properties officeooo:rsid="0075cf3d"/>
    </style:style>
    <style:style style:name="T551" style:family="text">
      <style:text-properties style:text-position="super 58%"/>
    </style:style>
    <style:style style:name="T552" style:family="text">
      <style:text-properties style:text-position="super 58%" officeooo:rsid="00b81cd8"/>
    </style:style>
    <style:style style:name="T553" style:family="text">
      <style:text-properties style:text-position="super 58%" style:font-name="Liberation Serif" fo:font-size="10.5pt" style:font-size-asian="10.5pt" style:font-size-complex="10.5pt"/>
    </style:style>
    <style:style style:name="T554" style:family="text">
      <style:text-properties style:text-position="super 58%" style:font-name="Liberation Serif" fo:font-size="10.5pt" officeooo:rsid="00dad54f" style:font-size-asian="10.5pt" style:font-size-complex="10.5pt"/>
    </style:style>
    <style:style style:name="T555" style:family="text">
      <style:text-properties officeooo:rsid="007967fe"/>
    </style:style>
    <style:style style:name="T556" style:family="text">
      <style:text-properties officeooo:rsid="007aab6c"/>
    </style:style>
    <style:style style:name="T557" style:family="text">
      <style:text-properties officeooo:rsid="007c8213"/>
    </style:style>
    <style:style style:name="T558" style:family="text">
      <style:text-properties officeooo:rsid="0080aebe"/>
    </style:style>
    <style:style style:name="T559" style:family="text">
      <style:text-properties officeooo:rsid="00827c52"/>
    </style:style>
    <style:style style:name="T560" style:family="text">
      <style:text-properties officeooo:rsid="00848262"/>
    </style:style>
    <style:style style:name="T561" style:family="text">
      <style:text-properties officeooo:rsid="008552f0"/>
    </style:style>
    <style:style style:name="T562" style:family="text">
      <style:text-properties officeooo:rsid="00890385"/>
    </style:style>
    <style:style style:name="T563" style:family="text">
      <style:text-properties officeooo:rsid="0089e73d"/>
    </style:style>
    <style:style style:name="T564" style:family="text">
      <style:text-properties officeooo:rsid="008facab"/>
    </style:style>
    <style:style style:name="T565" style:family="text">
      <style:text-properties officeooo:rsid="00921b96"/>
    </style:style>
    <style:style style:name="T566" style:family="text">
      <style:text-properties officeooo:rsid="009370e4"/>
    </style:style>
    <style:style style:name="T567" style:family="text">
      <style:text-properties officeooo:rsid="0094869b"/>
    </style:style>
    <style:style style:name="T568" style:family="text">
      <style:text-properties officeooo:rsid="0095caa9"/>
    </style:style>
    <style:style style:name="T569" style:family="text">
      <style:text-properties officeooo:rsid="00978fe2"/>
    </style:style>
    <style:style style:name="T570" style:family="text">
      <style:text-properties officeooo:rsid="00979fda"/>
    </style:style>
    <style:style style:name="T571" style:family="text">
      <style:text-properties style:text-underline-style="solid" style:text-underline-width="auto" style:text-underline-color="font-color" officeooo:rsid="009370e4"/>
    </style:style>
    <style:style style:name="T572" style:family="text">
      <style:text-properties style:text-underline-style="solid" style:text-underline-width="auto" style:text-underline-color="font-color" fo:font-weight="bold" style:font-weight-asian="bold" style:font-weight-complex="bold"/>
    </style:style>
    <style:style style:name="T573" style:family="text">
      <style:text-properties style:text-underline-style="solid" style:text-underline-width="auto" style:text-underline-color="font-color" fo:font-weight="bold" officeooo:rsid="02a146e3" style:font-weight-asian="bold" style:font-weight-complex="bold"/>
    </style:style>
    <style:style style:name="T574" style:family="text">
      <style:text-properties officeooo:rsid="00998d16"/>
    </style:style>
    <style:style style:name="T575" style:family="text">
      <style:text-properties officeooo:rsid="009eb2d1"/>
    </style:style>
    <style:style style:name="T576" style:family="text">
      <style:text-properties officeooo:rsid="00a22a02"/>
    </style:style>
    <style:style style:name="T577" style:family="text">
      <style:text-properties officeooo:rsid="00b81cd8"/>
    </style:style>
    <style:style style:name="T578" style:family="text">
      <style:text-properties officeooo:rsid="00ba8c30"/>
    </style:style>
    <style:style style:name="T579" style:family="text">
      <style:text-properties officeooo:rsid="00bd6b4f"/>
    </style:style>
    <style:style style:name="T580" style:family="text">
      <style:text-properties officeooo:rsid="00c76ac6"/>
    </style:style>
    <style:style style:name="T581" style:family="text">
      <style:text-properties fo:font-size="9pt" style:font-size-asian="9pt" style:font-size-complex="9pt"/>
    </style:style>
    <style:style style:name="T582" style:family="text">
      <style:text-properties fo:font-size="9pt" officeooo:rsid="0033c174" style:font-size-asian="9pt" style:font-size-complex="9pt"/>
    </style:style>
    <style:style style:name="T583" style:family="text">
      <style:text-properties fo:font-size="9pt" officeooo:rsid="010ca8fd" style:font-size-asian="9pt" style:font-size-complex="9pt"/>
    </style:style>
    <style:style style:name="T584" style:family="text">
      <style:text-properties fo:font-size="9pt" officeooo:rsid="010d6873" style:font-size-asian="9pt" style:font-size-complex="9pt"/>
    </style:style>
    <style:style style:name="T585" style:family="text">
      <style:text-properties fo:font-size="9pt" officeooo:rsid="010da4cf" style:font-size-asian="9pt" style:font-size-complex="9pt"/>
    </style:style>
    <style:style style:name="T586" style:family="text">
      <style:text-properties fo:font-size="9pt" officeooo:rsid="025ab72b" style:font-size-asian="9pt" style:font-size-complex="9pt"/>
    </style:style>
    <style:style style:name="T587" style:family="text">
      <style:text-properties fo:font-size="9pt" officeooo:rsid="025bda82" style:font-size-asian="9pt" style:font-size-complex="9pt"/>
    </style:style>
    <style:style style:name="T588" style:family="text">
      <style:text-properties fo:font-size="9pt" officeooo:rsid="028305b5" style:font-size-asian="9pt" style:font-size-complex="9pt"/>
    </style:style>
    <style:style style:name="T589" style:family="text">
      <style:text-properties fo:font-size="9pt" officeooo:rsid="02898fda" style:font-size-asian="9pt" style:font-size-complex="9pt"/>
    </style:style>
    <style:style style:name="T590" style:family="text">
      <style:text-properties fo:font-size="9pt" officeooo:rsid="028a28e8" style:font-size-asian="9pt" style:font-size-complex="9pt"/>
    </style:style>
    <style:style style:name="T591" style:family="text">
      <style:text-properties fo:font-size="9pt" officeooo:rsid="028a3c99" style:font-size-asian="9pt" style:font-size-complex="9pt"/>
    </style:style>
    <style:style style:name="T592" style:family="text">
      <style:text-properties fo:font-size="9pt" officeooo:rsid="03c316e7" style:font-size-asian="9pt" style:font-size-complex="9pt"/>
    </style:style>
    <style:style style:name="T593" style:family="text">
      <style:text-properties fo:font-size="9pt" fo:font-weight="bold" style:font-size-asian="9pt" style:font-weight-asian="bold" style:font-size-complex="9pt" style:font-weight-complex="bold"/>
    </style:style>
    <style:style style:name="T594" style:family="text">
      <style:text-properties fo:font-size="9pt" fo:font-weight="bold" style:font-size-asian="9pt" style:font-size-complex="9pt"/>
    </style:style>
    <style:style style:name="T595" style:family="text">
      <style:text-properties fo:font-size="9pt" fo:font-style="normal" fo:font-weight="normal" style:font-size-asian="9pt" style:font-style-asian="normal" style:font-weight-asian="normal" style:font-size-complex="9pt" style:font-style-complex="normal" style:font-weight-complex="normal"/>
    </style:style>
    <style:style style:name="T596" style:family="text">
      <style:text-properties fo:font-size="9pt" fo:font-style="italic" style:font-size-asian="9pt" style:font-size-complex="9pt"/>
    </style:style>
    <style:style style:name="T597" style:family="text">
      <style:text-properties officeooo:rsid="00c9510c"/>
    </style:style>
    <style:style style:name="T598" style:family="text">
      <style:text-properties officeooo:rsid="00c9d5d0"/>
    </style:style>
    <style:style style:name="T599" style:family="text">
      <style:text-properties officeooo:rsid="00cac0b0"/>
    </style:style>
    <style:style style:name="T600" style:family="text">
      <style:text-properties officeooo:rsid="00cd509a"/>
    </style:style>
    <style:style style:name="T601" style:family="text">
      <style:text-properties officeooo:rsid="00d1b7a3"/>
    </style:style>
    <style:style style:name="T602" style:family="text">
      <style:text-properties officeooo:rsid="00d7ac05"/>
    </style:style>
    <style:style style:name="T603" style:family="text">
      <style:text-properties fo:color="#ce181e" loext:opacity="100%" style:font-name="Liberation Serif" fo:font-style="italic" officeooo:rsid="00d7ac05" style:font-style-asian="italic" style:font-style-complex="italic"/>
    </style:style>
    <style:style style:name="T604" style:family="text">
      <style:text-properties fo:color="#ce181e" loext:opacity="100%" style:font-name="Liberation Serif" fo:font-size="10.5pt" officeooo:rsid="032f6c8c" style:font-size-asian="10.5pt" style:font-size-complex="10.5pt"/>
    </style:style>
    <style:style style:name="T605"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606" style:family="text">
      <style:text-properties fo:color="#ce181e" loext:opacity="100%" fo:font-weight="bold" style:font-weight-asian="bold" style:font-weight-complex="bold"/>
    </style:style>
    <style:style style:name="T607" style:family="text">
      <style:text-properties fo:color="#ce181e" loext:opacity="100%" fo:font-weight="bold" officeooo:rsid="00d7ac05" style:font-weight-asian="bold" style:font-weight-complex="bold"/>
    </style:style>
    <style:style style:name="T608" style:family="text">
      <style:text-properties officeooo:rsid="00dfbac3"/>
    </style:style>
    <style:style style:name="T609" style:family="text">
      <style:text-properties officeooo:rsid="00f68340"/>
    </style:style>
    <style:style style:name="T610" style:family="text">
      <style:text-properties officeooo:rsid="0101e282"/>
    </style:style>
    <style:style style:name="T611" style:family="text">
      <style:text-properties fo:font-size="10.5pt" fo:font-weight="normal" officeooo:rsid="010ec004" style:font-size-asian="10.5pt" style:font-weight-asian="normal" style:font-size-complex="10.5pt" style:font-weight-complex="normal"/>
    </style:style>
    <style:style style:name="T612" style:family="text">
      <style:text-properties fo:font-size="10.5pt" fo:font-weight="normal" officeooo:rsid="01f0e5b9" style:font-size-asian="10.5pt" style:font-weight-asian="normal" style:font-size-complex="10.5pt" style:font-weight-complex="normal"/>
    </style:style>
    <style:style style:name="T613" style:family="text">
      <style:text-properties fo:font-size="10.5pt" style:font-size-asian="10.5pt" style:font-size-complex="10.5pt"/>
    </style:style>
    <style:style style:name="T614" style:family="text">
      <style:text-properties fo:font-size="10.5pt" officeooo:rsid="011edf64" style:font-size-asian="10.5pt" style:font-size-complex="10.5pt"/>
    </style:style>
    <style:style style:name="T615" style:family="text">
      <style:text-properties fo:font-size="10.5pt" officeooo:rsid="01e532c0" style:font-size-asian="10.5pt" style:font-size-complex="10.5pt"/>
    </style:style>
    <style:style style:name="T616" style:family="text">
      <style:text-properties fo:font-size="10.5pt" officeooo:rsid="031b1e85" style:font-size-asian="10.5pt" style:font-size-complex="10.5pt"/>
    </style:style>
    <style:style style:name="T617" style:family="text">
      <style:text-properties fo:font-size="10.5pt" officeooo:rsid="031e8ba1" style:font-size-asian="10.5pt" style:font-size-complex="10.5pt"/>
    </style:style>
    <style:style style:name="T618" style:family="text">
      <style:text-properties fo:font-size="10.5pt" officeooo:rsid="031f5a03" style:font-size-asian="10.5pt" style:font-size-complex="10.5pt"/>
    </style:style>
    <style:style style:name="T619" style:family="text">
      <style:text-properties fo:font-size="10.5pt" officeooo:rsid="0320d9e8" style:font-size-asian="10.5pt" style:font-size-complex="10.5pt"/>
    </style:style>
    <style:style style:name="T620" style:family="text">
      <style:text-properties fo:font-size="10.5pt" officeooo:rsid="0321ca36" style:font-size-asian="10.5pt" style:font-size-complex="10.5pt"/>
    </style:style>
    <style:style style:name="T621" style:family="text">
      <style:text-properties fo:font-size="10.5pt" officeooo:rsid="0323a08b" style:font-size-asian="10.5pt" style:font-size-complex="10.5pt"/>
    </style:style>
    <style:style style:name="T622" style:family="text">
      <style:text-properties officeooo:rsid="01165d8a"/>
    </style:style>
    <style:style style:name="T623" style:family="text">
      <style:text-properties officeooo:rsid="011edf64"/>
    </style:style>
    <style:style style:name="T624" style:family="text">
      <style:text-properties officeooo:rsid="01260ecb"/>
    </style:style>
    <style:style style:name="T625" style:family="text">
      <style:text-properties officeooo:rsid="012761dd"/>
    </style:style>
    <style:style style:name="T626" style:family="text">
      <style:text-properties officeooo:rsid="01277880"/>
    </style:style>
    <style:style style:name="T627" style:family="text">
      <style:text-properties officeooo:rsid="01287011"/>
    </style:style>
    <style:style style:name="T628" style:family="text">
      <style:text-properties officeooo:rsid="01288925"/>
    </style:style>
    <style:style style:name="T629" style:family="text">
      <style:text-properties officeooo:rsid="012dad42"/>
    </style:style>
    <style:style style:name="T630" style:family="text">
      <style:text-properties fo:font-variant="normal" fo:text-transform="none" fo:color="#202122" loext:opacity="100%" fo:font-size="10.5pt" fo:letter-spacing="normal" fo:font-style="normal" fo:font-weight="normal" officeooo:rsid="012dad42"/>
    </style:style>
    <style:style style:name="T631" style:family="text">
      <style:text-properties fo:font-variant="normal" fo:text-transform="none" fo:color="#000000" loext:opacity="100%" fo:letter-spacing="normal"/>
    </style:style>
    <style:style style:name="T632" style:family="text">
      <style:text-properties fo:font-variant="normal" fo:text-transform="none" fo:color="#000000" loext:opacity="100%" fo:letter-spacing="normal" fo:font-style="normal" fo:font-weight="normal"/>
    </style:style>
    <style:style style:name="T633" style:family="text">
      <style:text-properties fo:font-variant="normal" fo:text-transform="none" fo:color="#000000" loext:opacity="100%" fo:letter-spacing="normal" fo:font-style="normal" fo:font-weight="normal" officeooo:rsid="01688df7"/>
    </style:style>
    <style:style style:name="T634" style:family="text">
      <style:text-properties fo:font-variant="normal" fo:text-transform="none" fo:color="#000000" loext:opacity="100%" fo:letter-spacing="normal" fo:font-style="normal" fo:font-weight="normal" officeooo:rsid="0169d1ed"/>
    </style:style>
    <style:style style:name="T635" style:family="text">
      <style:text-properties fo:font-variant="normal" fo:text-transform="none" fo:color="#000000" loext:opacity="100%" fo:letter-spacing="normal" fo:font-style="normal" fo:font-weight="normal" officeooo:rsid="016a4534"/>
    </style:style>
    <style:style style:name="T636" style:family="text">
      <style:text-properties fo:font-variant="normal" fo:text-transform="none" fo:color="#000000" loext:opacity="100%" fo:letter-spacing="normal" fo:font-style="normal" fo:font-weight="normal" officeooo:rsid="035468d2"/>
    </style:style>
    <style:style style:name="T637"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638"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639"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640"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641"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642"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643" style:family="text">
      <style:text-properties fo:font-variant="normal" fo:text-transform="none" fo:color="#000000" loext:opacity="100%" style:font-name="Liberation Serif" fo:letter-spacing="normal"/>
    </style:style>
    <style:style style:name="T644" style:family="text">
      <style:text-properties fo:font-variant="normal" fo:text-transform="none" fo:color="#000000" loext:opacity="100%" style:font-name="Liberation Serif" fo:letter-spacing="normal" fo:font-style="normal" fo:font-weight="normal"/>
    </style:style>
    <style:style style:name="T645"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646"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647"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648"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649"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650" style:family="text">
      <style:text-properties fo:font-variant="normal" fo:text-transform="none" fo:color="#111111" loext:opacity="100%" style:font-name="Menlo" fo:font-size="12pt" fo:letter-spacing="normal" fo:font-style="normal" fo:font-weight="normal" officeooo:rsid="039351f2"/>
    </style:style>
    <style:style style:name="T651" style:family="text">
      <style:text-properties fo:font-variant="normal" fo:text-transform="none" fo:color="#111111" loext:opacity="100%" style:font-name="Liberation Serif" fo:font-size="12pt" fo:letter-spacing="normal" fo:font-style="normal" fo:font-weight="normal" officeooo:rsid="039873ad"/>
    </style:style>
    <style:style style:name="T652"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653" style:family="text">
      <style:text-properties fo:font-variant="normal" fo:text-transform="none" style:font-name="var ff-mono" fo:letter-spacing="normal" fo:font-style="normal" fo:font-weight="normal" fo:background-color="transparent" loext:char-shading-value="0" loext:padding="0in" loext:border="none"/>
    </style:style>
    <style:style style:name="T654"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655"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656"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657"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658" style:family="text">
      <style:text-properties fo:font-variant="normal" fo:text-transform="none" fo:letter-spacing="normal" fo:background-color="transparent" loext:char-shading-value="0" loext:padding="0in" loext:border="none"/>
    </style:style>
    <style:style style:name="T659" style:family="text">
      <style:text-properties fo:font-variant="normal" fo:text-transform="none" fo:letter-spacing="normal" officeooo:rsid="046efb9e" fo:background-color="transparent" loext:char-shading-value="0" loext:padding="0in" loext:border="none"/>
    </style:style>
    <style:style style:name="T660"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661"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662" style:family="text">
      <style:text-properties fo:font-variant="normal" fo:text-transform="none" fo:color="#232629" loext:opacity="100%" style:font-name="var ff-mono" fo:letter-spacing="normal" fo:font-style="normal" officeooo:rsid="049d764f" fo:background-color="transparent" loext:char-shading-value="0" loext:padding="0in" loext:border="none"/>
    </style:style>
    <style:style style:name="T663"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664" style:family="text">
      <style:text-properties fo:font-variant="normal" fo:text-transform="none" fo:color="#232629" loext:opacity="100%" style:font-name="var ff-mono" fo:letter-spacing="normal" fo:font-style="normal" officeooo:rsid="049ec86b" fo:background-color="transparent" loext:char-shading-value="0" loext:padding="0in" loext:border="none"/>
    </style:style>
    <style:style style:name="T665" style:family="text">
      <style:text-properties fo:font-variant="normal" fo:text-transform="none" fo:color="#232629" loext:opacity="100%" style:font-name="var ff-mono" fo:letter-spacing="normal" fo:font-style="normal" officeooo:rsid="049febe3" fo:background-color="transparent" loext:char-shading-value="0" loext:padding="0in" loext:border="none"/>
    </style:style>
    <style:style style:name="T666" style:family="text">
      <style:text-properties fo:font-variant="normal" fo:text-transform="none" fo:color="#232629" loext:opacity="100%" style:font-name="var ff-mono" fo:letter-spacing="normal" fo:font-style="normal" officeooo:rsid="04a0339d" fo:background-color="transparent" loext:char-shading-value="0" loext:padding="0in" loext:border="none"/>
    </style:style>
    <style:style style:name="T667" style:family="text">
      <style:text-properties fo:font-variant="normal" fo:text-transform="none" fo:color="#232629" loext:opacity="100%" style:font-name="var ff-mono" fo:letter-spacing="normal" fo:font-style="normal" officeooo:rsid="04a2c83f" fo:background-color="transparent" loext:char-shading-value="0" loext:padding="0in" loext:border="none"/>
    </style:style>
    <style:style style:name="T668"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669" style:family="text">
      <style:text-properties fo:font-variant="normal" fo:text-transform="none" fo:color="#232629" loext:opacity="100%" style:font-name="var ff-mono" fo:letter-spacing="normal" fo:font-style="normal" officeooo:rsid="04a57570" fo:background-color="transparent" loext:char-shading-value="0" loext:padding="0in" loext:border="none"/>
    </style:style>
    <style:style style:name="T670" style:family="text">
      <style:text-properties fo:font-variant="normal" fo:text-transform="none" fo:color="#232629" loext:opacity="100%" style:font-name="var ff-mono" fo:letter-spacing="normal" fo:font-style="normal" officeooo:rsid="04a6f59f" fo:background-color="transparent" loext:char-shading-value="0" loext:padding="0in" loext:border="none"/>
    </style:style>
    <style:style style:name="T671" style:family="text">
      <style:text-properties fo:font-variant="normal" fo:text-transform="none" fo:color="#232629" loext:opacity="100%" style:font-name="var ff-mono" fo:letter-spacing="normal" fo:font-style="normal" officeooo:rsid="04a8e51a" fo:background-color="transparent" loext:char-shading-value="0" loext:padding="0in" loext:border="none"/>
    </style:style>
    <style:style style:name="T672" style:family="text">
      <style:text-properties fo:font-variant="normal" fo:text-transform="none" fo:color="#232629" loext:opacity="100%" style:font-name="var ff-mono" fo:letter-spacing="normal" fo:font-style="normal" officeooo:rsid="04abdacf" fo:background-color="transparent" loext:char-shading-value="0" loext:padding="0in" loext:border="none"/>
    </style:style>
    <style:style style:name="T673" style:family="text">
      <style:text-properties fo:font-variant="normal" fo:text-transform="none" fo:color="#232629" loext:opacity="100%" style:font-name="var ff-mono" fo:letter-spacing="normal" fo:font-style="normal" officeooo:rsid="04ac9733" fo:background-color="transparent" loext:char-shading-value="0" loext:padding="0in" loext:border="none"/>
    </style:style>
    <style:style style:name="T674" style:family="text">
      <style:text-properties fo:font-variant="normal" fo:text-transform="none" fo:color="#232629" loext:opacity="100%" style:font-name="var ff-mono" fo:letter-spacing="normal" fo:font-style="normal" officeooo:rsid="04ad0067" fo:background-color="transparent" loext:char-shading-value="0" loext:padding="0in" loext:border="none"/>
    </style:style>
    <style:style style:name="T675" style:family="text">
      <style:text-properties fo:font-variant="normal" fo:text-transform="none" fo:color="#232629" loext:opacity="100%" fo:letter-spacing="normal" fo:font-style="normal" fo:font-weight="normal"/>
    </style:style>
    <style:style style:name="T676"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677"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678"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679" style:family="text">
      <style:text-properties fo:font-variant="normal" fo:text-transform="none" fo:color="#232629" loext:opacity="100%" style:font-name="Liberation Serif" fo:letter-spacing="normal" fo:font-style="normal"/>
    </style:style>
    <style:style style:name="T680" style:family="text">
      <style:text-properties fo:font-variant="normal" fo:text-transform="none" fo:color="#232629" loext:opacity="100%" style:font-name="Liberation Serif" fo:letter-spacing="normal" fo:font-style="normal" officeooo:rsid="045e3b97"/>
    </style:style>
    <style:style style:name="T681" style:family="text">
      <style:text-properties fo:font-variant="normal" fo:text-transform="none" fo:color="#232629" loext:opacity="100%" style:font-name="Liberation Serif" fo:letter-spacing="normal" fo:font-style="normal" officeooo:rsid="046a81cc"/>
    </style:style>
    <style:style style:name="T682" style:family="text">
      <style:text-properties fo:font-variant="normal" fo:text-transform="none" fo:color="#232629" loext:opacity="100%" style:font-name="Liberation Serif" fo:letter-spacing="normal" fo:font-style="normal" officeooo:rsid="046bb1e2"/>
    </style:style>
    <style:style style:name="T683" style:family="text">
      <style:text-properties fo:font-variant="normal" fo:text-transform="none" fo:color="#232629" loext:opacity="100%" style:font-name="Liberation Serif" fo:letter-spacing="normal" fo:font-style="normal" officeooo:rsid="046efb9e"/>
    </style:style>
    <style:style style:name="T684"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685"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686"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687"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688" style:family="text">
      <style:text-properties fo:font-variant="normal" fo:text-transform="none" fo:color="#232629" loext:opacity="100%" style:font-name="Liberation Serif" fo:letter-spacing="normal" fo:font-style="normal" officeooo:rsid="048d9008"/>
    </style:style>
    <style:style style:name="T689" style:family="text">
      <style:text-properties fo:font-variant="normal" fo:text-transform="none" fo:color="#232629" loext:opacity="100%" style:font-name="Liberation Serif" fo:letter-spacing="normal" fo:font-style="normal" officeooo:rsid="048f704a"/>
    </style:style>
    <style:style style:name="T690" style:family="text">
      <style:text-properties fo:font-variant="normal" fo:text-transform="none" fo:color="#232629" loext:opacity="100%" style:font-name="Liberation Serif" fo:letter-spacing="normal" fo:font-style="normal" officeooo:rsid="0490e77b"/>
    </style:style>
    <style:style style:name="T691" style:family="text">
      <style:text-properties fo:font-variant="normal" fo:text-transform="none" fo:color="#232629" loext:opacity="100%" style:font-name="Liberation Serif" fo:letter-spacing="normal" fo:font-style="normal" officeooo:rsid="0493bf76"/>
    </style:style>
    <style:style style:name="T692" style:family="text">
      <style:text-properties fo:font-variant="normal" fo:text-transform="none" fo:color="#232629" loext:opacity="100%" style:font-name="Liberation Serif" fo:letter-spacing="normal" fo:font-style="normal" officeooo:rsid="04954ff1"/>
    </style:style>
    <style:style style:name="T693" style:family="text">
      <style:text-properties fo:font-variant="normal" fo:text-transform="none" fo:color="#232629" loext:opacity="100%" style:font-name="Liberation Serif" fo:letter-spacing="normal" fo:font-style="normal" officeooo:rsid="049657fa"/>
    </style:style>
    <style:style style:name="T694"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695" style:family="text">
      <style:text-properties fo:font-variant="normal" fo:text-transform="none" fo:color="#232629" loext:opacity="100%" style:font-name="Liberation Serif" fo:letter-spacing="normal" fo:font-style="normal" officeooo:rsid="04a9847f"/>
    </style:style>
    <style:style style:name="T696" style:family="text">
      <style:text-properties fo:font-variant="normal" fo:text-transform="none" fo:color="#232629" loext:opacity="100%" style:font-name="Liberation Serif" fo:letter-spacing="normal" fo:font-style="normal" officeooo:rsid="04aa851b"/>
    </style:style>
    <style:style style:name="T697" style:family="text">
      <style:text-properties officeooo:rsid="01312be0"/>
    </style:style>
    <style:style style:name="T698" style:family="text">
      <style:text-properties officeooo:rsid="013185c1"/>
    </style:style>
    <style:style style:name="T699" style:family="text">
      <style:text-properties officeooo:rsid="0131dde4"/>
    </style:style>
    <style:style style:name="T700" style:family="text">
      <style:text-properties officeooo:rsid="0134ad13"/>
    </style:style>
    <style:style style:name="T701" style:family="text">
      <style:text-properties officeooo:rsid="013c5732"/>
    </style:style>
    <style:style style:name="T702" style:family="text">
      <style:text-properties officeooo:rsid="0142954f"/>
    </style:style>
    <style:style style:name="T703" style:family="text">
      <style:text-properties officeooo:rsid="014607d4"/>
    </style:style>
    <style:style style:name="T704" style:family="text">
      <style:text-properties officeooo:rsid="0148fe2c"/>
    </style:style>
    <style:style style:name="T705" style:family="text">
      <style:text-properties officeooo:rsid="01513eea"/>
    </style:style>
    <style:style style:name="T706" style:family="text">
      <style:text-properties officeooo:rsid="015862b9"/>
    </style:style>
    <style:style style:name="T707" style:family="text">
      <style:text-properties officeooo:rsid="016b750a"/>
    </style:style>
    <style:style style:name="T708" style:family="text">
      <style:text-properties officeooo:rsid="016fddc2"/>
    </style:style>
    <style:style style:name="T709" style:family="text">
      <style:text-properties officeooo:rsid="01760f82"/>
    </style:style>
    <style:style style:name="T710" style:family="text">
      <style:text-properties officeooo:rsid="017a78a8"/>
    </style:style>
    <style:style style:name="T711" style:family="text">
      <style:text-properties officeooo:rsid="017de0ff"/>
    </style:style>
    <style:style style:name="T712" style:family="text">
      <style:text-properties officeooo:rsid="0180b268"/>
    </style:style>
    <style:style style:name="T713" style:family="text">
      <style:text-properties officeooo:rsid="01819e21"/>
    </style:style>
    <style:style style:name="T714" style:family="text">
      <style:text-properties officeooo:rsid="0183539c"/>
    </style:style>
    <style:style style:name="T715" style:family="text">
      <style:text-properties officeooo:rsid="0187fcaf"/>
    </style:style>
    <style:style style:name="T716" style:family="text">
      <style:text-properties officeooo:rsid="01a8c03e"/>
    </style:style>
    <style:style style:name="T717" style:family="text">
      <style:text-properties officeooo:rsid="01a95f4e"/>
    </style:style>
    <style:style style:name="T718" style:family="text">
      <style:text-properties officeooo:rsid="01a99e92"/>
    </style:style>
    <style:style style:name="T719" style:family="text">
      <style:text-properties style:font-name="MathJax Math" fo:font-style="italic"/>
    </style:style>
    <style:style style:name="T720" style:family="text">
      <style:text-properties style:font-name="MathJax Math" fo:font-style="italic" officeooo:rsid="01afa032"/>
    </style:style>
    <style:style style:name="T721" style:family="text">
      <style:text-properties style:font-name="MathJax Math" fo:font-style="normal" officeooo:rsid="01afa032" style:font-style-asian="normal" style:font-style-complex="normal"/>
    </style:style>
    <style:style style:name="T722" style:family="text">
      <style:text-properties style:font-name="MathJax Math" fo:font-style="normal" officeooo:rsid="01b1d693" style:font-style-asian="normal" style:font-style-complex="normal"/>
    </style:style>
    <style:style style:name="T723" style:family="text">
      <style:text-properties officeooo:rsid="01b14a54"/>
    </style:style>
    <style:style style:name="T724" style:family="text">
      <style:text-properties officeooo:rsid="01b1d693"/>
    </style:style>
    <style:style style:name="T725" style:family="text">
      <style:text-properties officeooo:rsid="01b4d2ee"/>
    </style:style>
    <style:style style:name="T726" style:family="text">
      <style:text-properties officeooo:rsid="01b67635"/>
    </style:style>
    <style:style style:name="T727" style:family="text">
      <style:text-properties officeooo:rsid="01b97aa5"/>
    </style:style>
    <style:style style:name="T728" style:family="text">
      <style:text-properties officeooo:rsid="01bc34c2"/>
    </style:style>
    <style:style style:name="T729" style:family="text">
      <style:text-properties officeooo:rsid="01be3432"/>
    </style:style>
    <style:style style:name="T730" style:family="text">
      <style:text-properties officeooo:rsid="01c1fef9"/>
    </style:style>
    <style:style style:name="T731" style:family="text">
      <style:text-properties officeooo:rsid="01c3a2c8"/>
    </style:style>
    <style:style style:name="T732" style:family="text">
      <style:text-properties officeooo:rsid="01c43f8a"/>
    </style:style>
    <style:style style:name="T733" style:family="text">
      <style:text-properties officeooo:rsid="01c61631"/>
    </style:style>
    <style:style style:name="T734" style:family="text">
      <style:text-properties officeooo:rsid="01cce47e"/>
    </style:style>
    <style:style style:name="T735" style:family="text">
      <style:text-properties officeooo:rsid="01ce4f80"/>
    </style:style>
    <style:style style:name="T736" style:family="text">
      <style:text-properties officeooo:rsid="01d2a718"/>
    </style:style>
    <style:style style:name="T737" style:family="text">
      <style:text-properties officeooo:rsid="01d3bda6"/>
    </style:style>
    <style:style style:name="T738" style:family="text">
      <style:text-properties style:text-line-through-style="solid" style:text-line-through-type="single" fo:font-size="9pt" style:font-size-asian="9pt" style:font-size-complex="9pt"/>
    </style:style>
    <style:style style:name="T739" style:family="text">
      <style:text-properties fo:color="#df3820" loext:opacity="100%" fo:font-size="9pt" style:font-size-asian="9pt" style:font-size-complex="9pt"/>
    </style:style>
    <style:style style:name="T740" style:family="text">
      <style:text-properties officeooo:rsid="01dedd81"/>
    </style:style>
    <style:style style:name="T741" style:family="text">
      <style:text-properties officeooo:rsid="01e16024"/>
    </style:style>
    <style:style style:name="T742" style:family="text">
      <style:text-properties style:text-position="-33% 80%"/>
    </style:style>
    <style:style style:name="T743" style:family="text">
      <style:text-properties officeooo:rsid="01e3d85c"/>
    </style:style>
    <style:style style:name="T744" style:family="text">
      <style:text-properties officeooo:rsid="01e53200"/>
    </style:style>
    <style:style style:name="T745" style:family="text">
      <style:text-properties fo:color="#ff0000" loext:opacity="100%" fo:font-size="10.5pt" style:font-size-asian="10.5pt" style:font-size-complex="10.5pt"/>
    </style:style>
    <style:style style:name="T746" style:family="text">
      <style:text-properties officeooo:rsid="01e9af06"/>
    </style:style>
    <style:style style:name="T747" style:family="text">
      <style:text-properties officeooo:rsid="01ecfc22"/>
    </style:style>
    <style:style style:name="T748" style:family="text">
      <style:text-properties officeooo:rsid="01ee167a"/>
    </style:style>
    <style:style style:name="T749" style:family="text">
      <style:text-properties officeooo:rsid="01f2e22f"/>
    </style:style>
    <style:style style:name="T750" style:family="text">
      <style:text-properties officeooo:rsid="01f358d6"/>
    </style:style>
    <style:style style:name="T751" style:family="text">
      <style:text-properties officeooo:rsid="01f41e62"/>
    </style:style>
    <style:style style:name="T752" style:family="text">
      <style:text-properties officeooo:rsid="01f4bc55"/>
    </style:style>
    <style:style style:name="T753" style:family="text">
      <style:text-properties officeooo:rsid="01f85ce3"/>
    </style:style>
    <style:style style:name="T754" style:family="text">
      <style:text-properties officeooo:rsid="01f999dc"/>
    </style:style>
    <style:style style:name="T755" style:family="text">
      <style:text-properties officeooo:rsid="01fa8bc7"/>
    </style:style>
    <style:style style:name="T756" style:family="text">
      <style:text-properties officeooo:rsid="01fe5dbf"/>
    </style:style>
    <style:style style:name="T757" style:family="text">
      <style:text-properties officeooo:rsid="01ff39eb"/>
    </style:style>
    <style:style style:name="T758" style:family="text">
      <style:text-properties officeooo:rsid="02000c43"/>
    </style:style>
    <style:style style:name="T759" style:family="text">
      <style:text-properties officeooo:rsid="0201fd24"/>
    </style:style>
    <style:style style:name="T760" style:family="text">
      <style:text-properties officeooo:rsid="02025a50"/>
    </style:style>
    <style:style style:name="T761" style:family="text">
      <style:text-properties officeooo:rsid="020379fa"/>
    </style:style>
    <style:style style:name="T762" style:family="text">
      <style:text-properties officeooo:rsid="0204e336"/>
    </style:style>
    <style:style style:name="T763" style:family="text">
      <style:text-properties officeooo:rsid="021fc0c8"/>
    </style:style>
    <style:style style:name="T764" style:family="text">
      <style:text-properties officeooo:rsid="0220993a"/>
    </style:style>
    <style:style style:name="T765" style:family="text">
      <style:text-properties officeooo:rsid="02263cd7"/>
    </style:style>
    <style:style style:name="T766" style:family="text">
      <style:text-properties officeooo:rsid="0226e2ac"/>
    </style:style>
    <style:style style:name="T767" style:family="text">
      <style:text-properties officeooo:rsid="0228353a"/>
    </style:style>
    <style:style style:name="T768" style:family="text">
      <style:text-properties officeooo:rsid="022fec71"/>
    </style:style>
    <style:style style:name="T769" style:family="text">
      <style:text-properties officeooo:rsid="0239a420"/>
    </style:style>
    <style:style style:name="T770" style:family="text">
      <style:text-properties officeooo:rsid="023dfb25"/>
    </style:style>
    <style:style style:name="T771" style:family="text">
      <style:text-properties officeooo:rsid="024826e2"/>
    </style:style>
    <style:style style:name="T772" style:family="text">
      <style:text-properties officeooo:rsid="024aa5b2"/>
    </style:style>
    <style:style style:name="T773" style:family="text">
      <style:text-properties officeooo:rsid="024ad0af"/>
    </style:style>
    <style:style style:name="T774" style:family="text">
      <style:text-properties officeooo:rsid="024b310a"/>
    </style:style>
    <style:style style:name="T775" style:family="text">
      <style:text-properties officeooo:rsid="0255bc09"/>
    </style:style>
    <style:style style:name="T776" style:family="text">
      <style:text-properties officeooo:rsid="0255bd1d"/>
    </style:style>
    <style:style style:name="T777" style:family="text">
      <style:text-properties officeooo:rsid="02570be9"/>
    </style:style>
    <style:style style:name="T778" style:family="text">
      <style:text-properties officeooo:rsid="02623df2"/>
    </style:style>
    <style:style style:name="T779" style:family="text">
      <style:text-properties officeooo:rsid="0273473b"/>
    </style:style>
    <style:style style:name="T780" style:family="text">
      <style:text-properties officeooo:rsid="0275fc94"/>
    </style:style>
    <style:style style:name="T781" style:family="text">
      <style:text-properties officeooo:rsid="0276237d"/>
    </style:style>
    <style:style style:name="T782" style:family="text">
      <style:text-properties officeooo:rsid="0278f384"/>
    </style:style>
    <style:style style:name="T783" style:family="text">
      <style:text-properties officeooo:rsid="027ca85a"/>
    </style:style>
    <style:style style:name="T784" style:family="text">
      <style:text-properties officeooo:rsid="027da0fb"/>
    </style:style>
    <style:style style:name="T785" style:family="text">
      <style:text-properties style:text-position="sub 58%" officeooo:rsid="027da0fb"/>
    </style:style>
    <style:style style:name="T786" style:family="text">
      <style:text-properties style:text-position="sub 58%" style:font-name="Liberation Serif" fo:font-size="13pt" style:font-size-asian="13pt" style:font-size-complex="13pt"/>
    </style:style>
    <style:style style:name="T787" style:family="text">
      <style:text-properties style:text-position="sub 58%" style:font-name="Liberation Serif" fo:font-size="13pt" officeooo:rsid="027df749" style:font-size-asian="13pt" style:font-size-complex="13pt"/>
    </style:style>
    <style:style style:name="T788" style:family="text">
      <style:text-properties officeooo:rsid="027fd0f8"/>
    </style:style>
    <style:style style:name="T789" style:family="text">
      <style:text-properties officeooo:rsid="0294611d"/>
    </style:style>
    <style:style style:name="T790" style:family="text">
      <style:text-properties officeooo:rsid="0295522a"/>
    </style:style>
    <style:style style:name="T791" style:family="text">
      <style:text-properties officeooo:rsid="02971b99"/>
    </style:style>
    <style:style style:name="T792" style:family="text">
      <style:text-properties officeooo:rsid="02a06248"/>
    </style:style>
    <style:style style:name="T793" style:family="text">
      <style:text-properties officeooo:rsid="02a146e3"/>
    </style:style>
    <style:style style:name="T794" style:family="text">
      <style:text-properties officeooo:rsid="02a265a1"/>
    </style:style>
    <style:style style:name="T795" style:family="text">
      <style:text-properties officeooo:rsid="02a5ed1b"/>
    </style:style>
    <style:style style:name="T796" style:family="text">
      <style:text-properties officeooo:rsid="02a7cc42"/>
    </style:style>
    <style:style style:name="T797" style:family="text">
      <style:text-properties officeooo:rsid="02a82d87"/>
    </style:style>
    <style:style style:name="T798" style:family="text">
      <style:text-properties officeooo:rsid="02aa008c"/>
    </style:style>
    <style:style style:name="T799" style:family="text">
      <style:text-properties officeooo:rsid="02aa807a"/>
    </style:style>
    <style:style style:name="T800" style:family="text">
      <style:text-properties officeooo:rsid="02be5cd4"/>
    </style:style>
    <style:style style:name="T801" style:family="text">
      <style:text-properties officeooo:rsid="02d1f4ff"/>
    </style:style>
    <style:style style:name="T802" style:family="text">
      <style:text-properties officeooo:rsid="02e327d8"/>
    </style:style>
    <style:style style:name="T803" style:family="text">
      <style:text-properties officeooo:rsid="02e43d98"/>
    </style:style>
    <style:style style:name="T804" style:family="text">
      <style:text-properties officeooo:rsid="02e94452"/>
    </style:style>
    <style:style style:name="T805" style:family="text">
      <style:text-properties officeooo:rsid="02ea917f"/>
    </style:style>
    <style:style style:name="T806" style:family="text">
      <style:text-properties officeooo:rsid="02ebcaf0"/>
    </style:style>
    <style:style style:name="T807" style:family="text">
      <style:text-properties officeooo:rsid="02ec8b76"/>
    </style:style>
    <style:style style:name="T808" style:family="text">
      <style:text-properties officeooo:rsid="02ee9868"/>
    </style:style>
    <style:style style:name="T809" style:family="text">
      <style:text-properties officeooo:rsid="02eee802"/>
    </style:style>
    <style:style style:name="T810" style:family="text">
      <style:text-properties officeooo:rsid="02f01fe9"/>
    </style:style>
    <style:style style:name="T811" style:family="text">
      <style:text-properties officeooo:rsid="02f18c28"/>
    </style:style>
    <style:style style:name="T812" style:family="text">
      <style:text-properties officeooo:rsid="02f66d48"/>
    </style:style>
    <style:style style:name="T813" style:family="text">
      <style:text-properties officeooo:rsid="02f8020f"/>
    </style:style>
    <style:style style:name="T814" style:family="text">
      <style:text-properties officeooo:rsid="02fc6d01"/>
    </style:style>
    <style:style style:name="T815" style:family="text">
      <style:text-properties officeooo:rsid="02fe48a7"/>
    </style:style>
    <style:style style:name="T816" style:family="text">
      <style:text-properties officeooo:rsid="02fe7a9a"/>
    </style:style>
    <style:style style:name="T817" style:family="text">
      <style:text-properties officeooo:rsid="0302ae37"/>
    </style:style>
    <style:style style:name="T818" style:family="text">
      <style:text-properties officeooo:rsid="030541c6"/>
    </style:style>
    <style:style style:name="T819" style:family="text">
      <style:text-properties officeooo:rsid="0306c5c3"/>
    </style:style>
    <style:style style:name="T820" style:family="text">
      <style:text-properties officeooo:rsid="03098661"/>
    </style:style>
    <style:style style:name="T821" style:family="text">
      <style:text-properties officeooo:rsid="030cba46"/>
    </style:style>
    <style:style style:name="T822" style:family="text">
      <style:text-properties officeooo:rsid="01e532c0"/>
    </style:style>
    <style:style style:name="T823" style:family="text">
      <style:text-properties officeooo:rsid="031960be"/>
    </style:style>
    <style:style style:name="T824" style:family="text">
      <style:text-properties officeooo:rsid="03238b39"/>
    </style:style>
    <style:style style:name="T825" style:family="text">
      <style:text-properties officeooo:rsid="0323a08b"/>
    </style:style>
    <style:style style:name="T826" style:family="text">
      <style:text-properties officeooo:rsid="0326e122"/>
    </style:style>
    <style:style style:name="T827" style:family="text">
      <style:text-properties officeooo:rsid="0334f56b"/>
    </style:style>
    <style:style style:name="T828" style:family="text">
      <style:text-properties officeooo:rsid="0337442a"/>
    </style:style>
    <style:style style:name="T829" style:family="text">
      <style:text-properties officeooo:rsid="03399503"/>
    </style:style>
    <style:style style:name="T830" style:family="text">
      <style:text-properties officeooo:rsid="034d0306"/>
    </style:style>
    <style:style style:name="T831" style:family="text">
      <style:text-properties officeooo:rsid="0359a9d9"/>
    </style:style>
    <style:style style:name="T832" style:family="text">
      <style:text-properties officeooo:rsid="035cc360"/>
    </style:style>
    <style:style style:name="T833" style:family="text">
      <style:text-properties officeooo:rsid="035e8a10"/>
    </style:style>
    <style:style style:name="T834" style:family="text">
      <style:text-properties officeooo:rsid="035f92f4"/>
    </style:style>
    <style:style style:name="T835" style:family="text">
      <style:text-properties style:rfc-language-tag="az-Latn-AZ" fo:language="az" fo:script="Latn" fo:country="AZ"/>
    </style:style>
    <style:style style:name="T836" style:family="text">
      <style:text-properties style:rfc-language-tag-complex="az-Latn-AZ" style:language-complex="az" style:script-complex="Latn" style:country-complex="AZ"/>
    </style:style>
    <style:style style:name="T837" style:family="text">
      <style:text-properties style:language-asian="zh" style:country-asian="CN"/>
    </style:style>
    <style:style style:name="T838" style:family="text">
      <style:text-properties style:rfc-language-tag-asian="zh-Hant" style:language-asian="zh" style:script-asian="Hant"/>
    </style:style>
    <style:style style:name="T839" style:family="text">
      <style:text-properties style:rfc-language-tag="ha-Latn-NG" fo:language="ha" fo:script="Latn" fo:country="NG"/>
    </style:style>
    <style:style style:name="T840" style:family="text">
      <style:text-properties style:rfc-language-tag-complex="ha-Latn-NG" style:language-complex="ha" style:script-complex="Latn" style:country-complex="NG"/>
    </style:style>
    <style:style style:name="T841" style:family="text">
      <style:text-properties fo:language="hi" fo:country="IN"/>
    </style:style>
    <style:style style:name="T842" style:family="text">
      <style:text-properties style:language-complex="hi" style:country-complex="IN"/>
    </style:style>
    <style:style style:name="T843" style:family="text">
      <style:text-properties fo:language="ie" fo:country="none" fo:font-style="italic"/>
    </style:style>
    <style:style style:name="T844" style:family="text">
      <style:text-properties style:language-asian="ja" style:country-asian="JP"/>
    </style:style>
    <style:style style:name="T845" style:family="text">
      <style:text-properties fo:language="en" fo:country="US"/>
    </style:style>
    <style:style style:name="T846" style:family="text">
      <style:text-properties style:language-complex="en" style:country-complex="US"/>
    </style:style>
    <style:style style:name="T847" style:family="text">
      <style:text-properties style:rfc-language-tag-complex="ks-Deva-IN" style:language-complex="ks" style:script-complex="Deva" style:country-complex="IN"/>
    </style:style>
    <style:style style:name="T848" style:family="text">
      <style:text-properties style:rfc-language-tag-complex="ks-Arab" style:language-complex="ks" style:script-complex="Arab"/>
    </style:style>
    <style:style style:name="T849" style:family="text">
      <style:text-properties fo:language="km" fo:country="KH"/>
    </style:style>
    <style:style style:name="T850" style:family="text">
      <style:text-properties style:language-complex="km" style:country-complex="KH"/>
    </style:style>
    <style:style style:name="T851" style:family="text">
      <style:text-properties style:rfc-language-tag="kmr-Latn-TR" fo:language="kmr" fo:script="Latn" fo:country="TR" fo:font-style="italic"/>
    </style:style>
    <style:style style:name="T852" style:family="text">
      <style:text-properties style:language-complex="ckb" style:country-complex="IQ"/>
    </style:style>
    <style:style style:name="T853" style:family="text">
      <style:text-properties fo:language="ms" fo:country="MY" fo:font-style="italic"/>
    </style:style>
    <style:style style:name="T854" style:family="text">
      <style:text-properties style:language-complex="ms" style:country-complex="MY"/>
    </style:style>
    <style:style style:name="T855" style:family="text">
      <style:text-properties fo:language="ii" fo:country="CN"/>
    </style:style>
    <style:style style:name="T856" style:family="text">
      <style:text-properties style:language-asian="ii" style:country-asian="CN"/>
    </style:style>
    <style:style style:name="T857" style:family="text">
      <style:text-properties style:language-complex="pa" style:country-complex="IN"/>
    </style:style>
    <style:style style:name="T858" style:family="text">
      <style:text-properties style:rfc-language-tag-complex="sd-Arab" style:language-complex="sd" style:script-complex="Arab"/>
    </style:style>
    <style:style style:name="T859" style:family="text">
      <style:text-properties style:language-complex="sa" style:country-complex="IN"/>
    </style:style>
    <style:style style:name="T860" style:family="text">
      <style:text-properties style:rfc-language-tag-complex="sd-Arab-PK" style:language-complex="sd" style:script-complex="Arab" style:country-complex="PK"/>
    </style:style>
    <style:style style:name="T861" style:family="text">
      <style:text-properties style:rfc-language-tag="tg-Cyrl" fo:language="tg" fo:script="Cyrl"/>
    </style:style>
    <style:style style:name="T862" style:family="text">
      <style:text-properties style:rfc-language-tag="tg-Cyrl-TJ" fo:language="tg" fo:script="Cyrl" fo:country="TJ" fo:font-style="italic"/>
    </style:style>
    <style:style style:name="T863" style:family="text">
      <style:text-properties style:rfc-language-tag-complex="tg-Cyrl-TJ" style:language-complex="tg" style:script-complex="Cyrl" style:country-complex="TJ"/>
    </style:style>
    <style:style style:name="T864" style:family="text">
      <style:text-properties fo:language="tt" fo:country="RU"/>
    </style:style>
    <style:style style:name="T865" style:family="text">
      <style:text-properties fo:language="tt" fo:country="RU" fo:font-style="italic"/>
    </style:style>
    <style:style style:name="T866" style:family="text">
      <style:text-properties style:language-complex="ug" style:country-complex="CN"/>
    </style:style>
    <style:style style:name="T867" style:family="text">
      <style:text-properties fo:language="ug" fo:country="CN" fo:font-style="italic"/>
    </style:style>
    <style:style style:name="T868" style:family="text">
      <style:text-properties style:rfc-language-tag="uz-Latn" fo:language="uz" fo:script="Latn" fo:font-style="italic"/>
    </style:style>
    <style:style style:name="T869" style:family="text">
      <style:text-properties style:rfc-language-tag="uz-Cyrl" fo:language="uz" fo:script="Cyrl"/>
    </style:style>
    <style:style style:name="T870" style:family="text">
      <style:text-properties style:rfc-language-tag-complex="uz-Latn-UZ" style:language-complex="uz" style:script-complex="Latn" style:country-complex="UZ"/>
    </style:style>
    <style:style style:name="T871" style:family="text">
      <style:text-properties officeooo:rsid="036615bd"/>
    </style:style>
    <style:style style:name="T872" style:family="text">
      <style:text-properties officeooo:rsid="036f231b"/>
    </style:style>
    <style:style style:name="T873" style:family="text">
      <style:text-properties officeooo:rsid="037c3a67"/>
    </style:style>
    <style:style style:name="T874" style:family="text">
      <style:text-properties officeooo:rsid="03848113"/>
    </style:style>
    <style:style style:name="T875" style:family="text">
      <style:text-properties officeooo:rsid="0386d074"/>
    </style:style>
    <style:style style:name="T876" style:family="text">
      <style:text-properties officeooo:rsid="0387ebbb"/>
    </style:style>
    <style:style style:name="T877"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878" style:family="text">
      <style:text-properties officeooo:rsid="03aa5f50"/>
    </style:style>
    <style:style style:name="T879" style:family="text">
      <style:text-properties style:text-line-through-style="none" style:text-line-through-type="none" style:font-name="Liberation Serif" officeooo:rsid="03ac9c99"/>
    </style:style>
    <style:style style:name="T880" style:family="text">
      <style:text-properties style:text-line-through-style="none" style:text-line-through-type="none" style:font-name="Liberation Serif" officeooo:rsid="03a50f68"/>
    </style:style>
    <style:style style:name="T881" style:family="text">
      <style:text-properties style:text-line-through-style="none" style:text-line-through-type="none" style:font-name="Liberation Mono" fo:font-style="normal" officeooo:rsid="03a50f68" style:font-style-asian="normal" style:font-style-complex="normal"/>
    </style:style>
    <style:style style:name="T882" style:family="text">
      <style:text-properties officeooo:rsid="03c4c377"/>
    </style:style>
    <style:style style:name="T883" style:family="text">
      <style:text-properties officeooo:rsid="03c6074b"/>
    </style:style>
    <style:style style:name="T884" style:family="text">
      <style:text-properties officeooo:rsid="03c7e7ad"/>
    </style:style>
    <style:style style:name="T885" style:family="text">
      <style:text-properties officeooo:rsid="03cb8666"/>
    </style:style>
    <style:style style:name="T886" style:family="text">
      <style:text-properties officeooo:rsid="03cf423f"/>
    </style:style>
    <style:style style:name="T887" style:family="text">
      <style:text-properties officeooo:rsid="03d0f3cc"/>
    </style:style>
    <style:style style:name="T888" style:family="text">
      <style:text-properties officeooo:rsid="03d26de5"/>
    </style:style>
    <style:style style:name="T889" style:family="text">
      <style:text-properties officeooo:rsid="03d6c877"/>
    </style:style>
    <style:style style:name="T890" style:family="text">
      <style:text-properties officeooo:rsid="03d8af26"/>
    </style:style>
    <style:style style:name="T891" style:family="text">
      <style:text-properties officeooo:rsid="03da0070"/>
    </style:style>
    <style:style style:name="T892" style:family="text">
      <style:text-properties officeooo:rsid="03dbdde5"/>
    </style:style>
    <style:style style:name="T893" style:family="text">
      <style:text-properties officeooo:rsid="03ddbea1"/>
    </style:style>
    <style:style style:name="T894" style:family="text">
      <style:text-properties officeooo:rsid="03df6b62"/>
    </style:style>
    <style:style style:name="T895" style:family="text">
      <style:text-properties officeooo:rsid="03e04987"/>
    </style:style>
    <style:style style:name="T896" style:family="text">
      <style:text-properties officeooo:rsid="03e26c55"/>
    </style:style>
    <style:style style:name="T897" style:family="text">
      <style:text-properties officeooo:rsid="03e585c9"/>
    </style:style>
    <style:style style:name="T898" style:family="text">
      <style:text-properties officeooo:rsid="03ed7c2f"/>
    </style:style>
    <style:style style:name="T899" style:family="text">
      <style:text-properties officeooo:rsid="03f0636d"/>
    </style:style>
    <style:style style:name="T900" style:family="text">
      <style:text-properties officeooo:rsid="03f4d080"/>
    </style:style>
    <style:style style:name="T901" style:family="text">
      <style:text-properties officeooo:rsid="03f62d4c"/>
    </style:style>
    <style:style style:name="T902" style:family="text">
      <style:text-properties officeooo:rsid="04091c37"/>
    </style:style>
    <style:style style:name="T903" style:family="text">
      <style:text-properties officeooo:rsid="03ef5963"/>
    </style:style>
    <style:style style:name="T904" style:family="text">
      <style:text-properties officeooo:rsid="040aab45"/>
    </style:style>
    <style:style style:name="T905" style:family="text">
      <style:text-properties officeooo:rsid="040e61a7"/>
    </style:style>
    <style:style style:name="T906" style:family="text">
      <style:text-properties officeooo:rsid="04134016"/>
    </style:style>
    <style:style style:name="T907" style:family="text">
      <style:text-properties officeooo:rsid="0415d08f"/>
    </style:style>
    <style:style style:name="T908" style:family="text">
      <style:text-properties officeooo:rsid="04169bed"/>
    </style:style>
    <style:style style:name="T909" style:family="text">
      <style:text-properties officeooo:rsid="041a9b95"/>
    </style:style>
    <style:style style:name="T910" style:family="text">
      <style:text-properties officeooo:rsid="042203f9"/>
    </style:style>
    <style:style style:name="T911" style:family="text">
      <style:text-properties officeooo:rsid="0431a212"/>
    </style:style>
    <style:style style:name="T912" style:family="text">
      <style:text-properties officeooo:rsid="04373c41"/>
    </style:style>
    <style:style style:name="T913" style:family="text">
      <style:text-properties officeooo:rsid="0438b002"/>
    </style:style>
    <style:style style:name="T914" style:family="text">
      <style:text-properties officeooo:rsid="043bc5f0"/>
    </style:style>
    <style:style style:name="T915" style:family="text">
      <style:text-properties officeooo:rsid="043c05e0"/>
    </style:style>
    <style:style style:name="T916" style:family="text">
      <style:text-properties officeooo:rsid="043fb164"/>
    </style:style>
    <style:style style:name="T917" style:family="text">
      <style:text-properties officeooo:rsid="04434ca0"/>
    </style:style>
    <style:style style:name="T918" style:family="text">
      <style:text-properties officeooo:rsid="044505b2"/>
    </style:style>
    <style:style style:name="T919" style:family="text">
      <style:text-properties officeooo:rsid="0450eedb"/>
    </style:style>
    <style:style style:name="T920" style:family="text">
      <style:text-properties officeooo:rsid="04537071"/>
    </style:style>
    <style:style style:name="T921" style:family="text">
      <style:text-properties officeooo:rsid="0455ea1d"/>
    </style:style>
    <style:style style:name="T922" style:family="text">
      <style:text-properties officeooo:rsid="045873ee"/>
    </style:style>
    <style:style style:name="T923" style:family="text">
      <style:text-properties officeooo:rsid="0459250d"/>
    </style:style>
    <style:style style:name="T924" style:family="text">
      <style:text-properties officeooo:rsid="0459470c"/>
    </style:style>
    <style:style style:name="T925" style:family="text">
      <style:text-properties officeooo:rsid="045accf1"/>
    </style:style>
    <style:style style:name="T926" style:family="text">
      <style:text-properties officeooo:rsid="0464b055"/>
    </style:style>
    <style:style style:name="T927" style:family="text">
      <style:text-properties officeooo:rsid="04653ca3"/>
    </style:style>
    <style:style style:name="T928" style:family="text">
      <style:text-properties officeooo:rsid="046798fb"/>
    </style:style>
    <style:style style:name="T929" style:family="text">
      <style:text-properties officeooo:rsid="04786259"/>
    </style:style>
    <style:style style:name="T930" style:family="text">
      <style:text-properties officeooo:rsid="047c2a40"/>
    </style:style>
    <style:style style:name="T931" style:family="text">
      <style:text-properties officeooo:rsid="0468475c"/>
    </style:style>
    <style:style style:name="T932" style:family="text">
      <style:text-properties officeooo:rsid="047cb39b"/>
    </style:style>
    <style:style style:name="T933" style:family="text">
      <style:text-properties officeooo:rsid="047fea80"/>
    </style:style>
    <style:style style:name="T934" style:family="text">
      <style:text-properties officeooo:rsid="0484f1c1"/>
    </style:style>
    <style:style style:name="T935" style:family="text">
      <style:text-properties officeooo:rsid="04868ce4"/>
    </style:style>
    <style:style style:name="T936" style:family="text">
      <style:text-properties officeooo:rsid="04581e2c"/>
    </style:style>
    <style:style style:name="T937" style:family="text">
      <style:text-properties style:text-underline-style="none" fo:font-weight="normal" style:font-weight-asian="normal" style:font-weight-complex="normal"/>
    </style:style>
    <style:style style:name="T938" style:family="text">
      <style:text-properties style:text-underline-style="none" fo:font-weight="normal" officeooo:rsid="04874fb0" style:font-weight-asian="normal" style:font-weight-complex="normal"/>
    </style:style>
    <style:style style:name="T939" style:family="text">
      <style:text-properties officeooo:rsid="04891a38"/>
    </style:style>
    <style:style style:name="T940" style:family="text">
      <style:text-properties officeooo:rsid="0489cc73"/>
    </style:style>
    <style:style style:name="T941" style:family="text">
      <style:text-properties officeooo:rsid="048bd49d"/>
    </style:style>
    <style:style style:name="T942" style:family="text">
      <style:text-properties officeooo:rsid="048ccc57"/>
    </style:style>
    <style:style style:name="T943" style:family="text">
      <style:text-properties officeooo:rsid="049cfb4c"/>
    </style:style>
    <style:style style:name="T944" style:family="text">
      <style:text-properties officeooo:rsid="04b918f9"/>
    </style:style>
    <style:style style:name="T945" style:family="text">
      <style:text-properties officeooo:rsid="04d23759"/>
    </style:style>
    <style:style style:name="T946" style:family="text">
      <style:text-properties officeooo:rsid="04d4ebc8"/>
    </style:style>
    <style:style style:name="T947" style:family="text">
      <style:text-properties officeooo:rsid="04d8e2a1"/>
    </style:style>
    <style:style style:name="T948" style:family="text">
      <style:text-properties style:font-name="Liberation Serif"/>
    </style:style>
    <style:style style:name="T949" style:family="text">
      <style:text-properties style:font-name="Liberation Serif" officeooo:rsid="04e95036"/>
    </style:style>
    <style:style style:name="T950" style:family="text">
      <style:text-properties style:font-name="Liberation Serif" officeooo:rsid="04e9a669"/>
    </style:style>
    <style:style style:name="T951" style:family="text">
      <style:text-properties style:font-name="Liberation Serif" fo:font-size="9pt" officeooo:rsid="04e9a669" style:font-size-asian="9pt" style:font-size-complex="9pt"/>
    </style:style>
    <style:style style:name="T952" style:family="text">
      <style:text-properties style:font-name="Liberation Serif" officeooo:rsid="04eb65a9"/>
    </style:style>
    <style:style style:name="T953" style:family="text">
      <style:text-properties style:font-name="Liberation Serif" officeooo:rsid="04ebe93d"/>
    </style:style>
    <style:style style:name="T954" style:family="text">
      <style:text-properties style:font-name="Liberation Mono" officeooo:rsid="04de8744"/>
    </style:style>
    <style:style style:name="T955" style:family="text">
      <style:text-properties style:font-name="Liberation Mono" fo:font-size="9pt" style:font-size-asian="9pt" style:font-size-complex="9pt"/>
    </style:style>
    <style:style style:name="T956" style:family="text">
      <style:text-properties style:font-name="Liberation Mono" fo:font-size="9pt" officeooo:rsid="04e3153a" style:font-size-asian="9pt" style:font-size-complex="9pt"/>
    </style:style>
    <style:style style:name="T957" style:family="text">
      <style:text-properties style:font-name="Liberation Mono" fo:font-size="9pt" officeooo:rsid="04d23759" style:font-size-asian="9pt" style:font-size-complex="9pt"/>
    </style:style>
    <style:style style:name="T958" style:family="text">
      <style:text-properties style:font-name="Liberation Mono" fo:font-size="9pt" officeooo:rsid="04d4ebc8" style:font-size-asian="9pt" style:font-size-complex="9pt"/>
    </style:style>
    <style:style style:name="T959" style:family="text">
      <style:text-properties style:font-name="Liberation Mono" fo:font-size="9pt" officeooo:rsid="04d660cd" style:font-size-asian="9pt" style:font-size-complex="9pt"/>
    </style:style>
    <style:style style:name="T960" style:family="text">
      <style:text-properties style:font-name="Liberation Mono" fo:font-size="9pt" officeooo:rsid="04e45434" style:font-size-asian="9pt" style:font-size-complex="9pt"/>
    </style:style>
    <style:style style:name="T961" style:family="text">
      <style:text-properties style:font-name="Liberation Mono" fo:font-size="9pt" officeooo:rsid="04e58f8b" style:font-size-asian="9pt" style:font-size-complex="9pt"/>
    </style:style>
    <style:style style:name="T962" style:family="text">
      <style:text-properties style:font-name="Liberation Mono" fo:font-size="9pt" officeooo:rsid="04e6e975" style:font-size-asian="9pt" style:font-size-complex="9pt"/>
    </style:style>
    <style:style style:name="T963" style:family="text">
      <style:text-properties style:font-name="Liberation Mono" fo:font-size="9pt" officeooo:rsid="04e8a7e7" style:font-size-asian="9pt" style:font-size-complex="9pt"/>
    </style:style>
    <style:style style:name="T964" style:family="text">
      <style:text-properties style:font-name="Liberation Mono" fo:font-size="9pt" officeooo:rsid="04e9a669" style:font-size-asian="9pt" style:font-size-complex="9pt"/>
    </style:style>
    <style:style style:name="T965" style:family="text">
      <style:text-properties style:font-name="Liberation Mono" fo:font-size="9pt" officeooo:rsid="04eb65a9" style:font-size-asian="9pt" style:font-size-complex="9pt"/>
    </style:style>
    <style:style style:name="T966" style:family="text">
      <style:text-properties style:font-name="Liberation Mono" fo:font-size="9pt" officeooo:rsid="04ebe93d" style:font-size-asian="9pt" style:font-size-complex="9pt"/>
    </style:style>
    <style:style style:name="T967" style:family="text">
      <style:text-properties style:font-name="Liberation Mono" officeooo:rsid="04ef4206"/>
    </style:style>
    <style:style style:name="T968" style:family="text">
      <style:text-properties officeooo:rsid="04e95036"/>
    </style:style>
    <style:style style:name="T969" style:family="text">
      <style:text-properties officeooo:rsid="04ebe93d"/>
    </style:style>
    <style:style style:name="T970" style:family="text">
      <style:text-properties style:font-name="F"/>
    </style:style>
    <style:style style:name="T971" style:family="text">
      <style:text-properties style:font-name="F" officeooo:rsid="04ebe93d"/>
    </style:style>
    <style:style style:name="T972" style:family="text">
      <style:text-properties officeooo:rsid="04f697b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32"/>
      <text:p text:style-name="P733"><text:span text:style-name="T593">Copyright and License</text:span><text:span text:style-name="T581">: This handbook is (c) Copyright 2021, Edward C. Zimmermann for Project re-Isearch. </text:span></text:p>
      <text:p text:style-name="P733"><text:span text:style-name="T581">It is provided under the <text:s/>“Attribution 4.0 International (CC BY 4.0) </text:span><text:a xlink:type="simple" xlink:href="https://creativecommons.org/licenses/by/4.0/legalcode" text:style-name="Internet_20_link" text:visited-style-name="Visited_20_Internet_20_Link"><text:span text:style-name="T581">License</text:span></text:a><text:span text:style-name="T581">”.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41"/>
      <text:p text:style-name="P441">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41"><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41"/>
      <text:p text:style-name="P441"/>
      <text:p text:style-name="P441"/>
      <text:p text:style-name="P441"/>
      <text:p text:style-name="P744"><text:span text:style-name="T595">The latest version should be available via </text:span><text:a xlink:type="simple" xlink:href="http://www.nonmonotonic.net/re-isearch" text:style-name="Internet_20_link" text:visited-style-name="Visited_20_Internet_20_Link"><text:span text:style-name="T595">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3"><text:a xlink:type="simple" xlink:href="#__RefHeading___Toc20649_3285073552" text:style-name="Index_20_Link" text:visited-style-name="Index_20_Link">I. Background / History<text:tab/>6</text:a></text:p>
          <text:p text:style-name="P803"><text:a xlink:type="simple" xlink:href="#__RefHeading___Toc20651_3285073552" text:style-name="Index_20_Link" text:visited-style-name="Index_20_Link">II. Motivation. What does re-Isearch offer?<text:tab/>7</text:a></text:p>
          <text:p text:style-name="P804"><text:a xlink:type="simple" xlink:href="#__RefHeading___Toc20653_3285073552" text:style-name="Index_20_Link" text:visited-style-name="Index_20_Link">Key Features and Benefits:<text:tab/>7</text:a></text:p>
          <text:p text:style-name="P804"><text:a xlink:type="simple" xlink:href="#__RefHeading___Toc554480_1504888862" text:style-name="Index_20_Link" text:visited-style-name="Index_20_Link">Differences from typical NoSQL, XML and Graph databases<text:tab/>9</text:a></text:p>
          <text:p text:style-name="P805"><text:a xlink:type="simple" xlink:href="#__RefHeading___Toc554482_1504888862" text:style-name="Index_20_Link" text:visited-style-name="Index_20_Link">Difference to XML databases<text:tab/>9</text:a></text:p>
          <text:p text:style-name="P805"><text:a xlink:type="simple" xlink:href="#__RefHeading___Toc1840661_1504888862" text:style-name="Index_20_Link" text:visited-style-name="Index_20_Link">Differences to Graph Databases (Joins)<text:tab/>10</text:a></text:p>
          <text:p text:style-name="P804"><text:a xlink:type="simple" xlink:href="#__RefHeading___Toc20657_3285073552" text:style-name="Index_20_Link" text:visited-style-name="Index_20_Link">Unit of Retrieval<text:tab/>12</text:a></text:p>
          <text:p text:style-name="P803"><text:a xlink:type="simple" xlink:href="#__RefHeading___Toc22445_3944928437" text:style-name="Index_20_Link" text:visited-style-name="Index_20_Link">III. Hardware &amp; OS Prerequisites<text:tab/>12</text:a></text:p>
          <text:p text:style-name="P803"><text:a xlink:type="simple" xlink:href="#__RefHeading___Toc20661_3285073552" text:style-name="Index_20_Link" text:visited-style-name="Index_20_Link">IV. Design<text:tab/>14</text:a></text:p>
          <text:p text:style-name="P804"><text:a xlink:type="simple" xlink:href="#__RefHeading___Toc20663_3285073552" text:style-name="Index_20_Link" text:visited-style-name="Index_20_Link">Datatypes (object data types handled polymorphic to text)<text:tab/>15</text:a></text:p>
          <text:p text:style-name="P805"><text:a xlink:type="simple" xlink:href="#__RefHeading___Toc20665_3285073552" text:style-name="Index_20_Link" text:visited-style-name="Index_20_Link">Relative dates controlled vocabulary<text:tab/>17</text:a></text:p>
          <text:p text:style-name="P805"><text:a xlink:type="simple" xlink:href="#__RefHeading___Toc20667_3285073552" text:style-name="Index_20_Link" text:visited-style-name="Index_20_Link">Local Extensions to handle "ambiguous" national formats<text:tab/>18</text:a></text:p>
          <text:p text:style-name="P805"><text:a xlink:type="simple" xlink:href="#__RefHeading___Toc39936_2917415382" text:style-name="Index_20_Link" text:visited-style-name="Index_20_Link">ISO-8601:2019<text:tab/>18</text:a></text:p>
          <text:p text:style-name="P804"><text:a xlink:type="simple" xlink:href="#__RefHeading___Toc20669_3285073552" text:style-name="Index_20_Link" text:visited-style-name="Index_20_Link">Object Indexes (data type handlers)<text:tab/>19</text:a></text:p>
          <text:p text:style-name="P804"><text:a xlink:type="simple" xlink:href="#__RefHeading___Toc20671_3285073552" text:style-name="Index_20_Link" text:visited-style-name="Index_20_Link">Doctypes (Document handlers)<text:tab/>19</text:a></text:p>
          <text:p text:style-name="P804"><text:a xlink:type="simple" xlink:href="#__RefHeading___Toc20673_3285073552" text:style-name="Index_20_Link" text:visited-style-name="Index_20_Link">Field Unification (indexing/search)<text:tab/>20</text:a></text:p>
          <text:p text:style-name="P804"><text:a xlink:type="simple" xlink:href="#__RefHeading___Toc20675_3285073552" text:style-name="Index_20_Link" text:visited-style-name="Index_20_Link">Ranking (search results)<text:tab/>20</text:a></text:p>
          <text:p text:style-name="P804"><text:a xlink:type="simple" xlink:href="#__RefHeading___Toc20677_3285073552" text:style-name="Index_20_Link" text:visited-style-name="Index_20_Link">Presentation (retrieval)<text:tab/>20</text:a></text:p>
          <text:p text:style-name="P803"><text:a xlink:type="simple" xlink:href="#__RefHeading___Toc20679_3285073552" text:style-name="Index_20_Link" text:visited-style-name="Index_20_Link">V. Indexing<text:tab/>21</text:a></text:p>
          <text:p text:style-name="P805"><text:a xlink:type="simple" xlink:href="#__RefHeading___Toc20681_3285073552" text:style-name="Index_20_Link" text:visited-style-name="Index_20_Link">Import<text:tab/>21</text:a></text:p>
          <text:p text:style-name="P803"><text:a xlink:type="simple" xlink:href="#__RefHeading___Toc20685_3285073552" text:style-name="Index_20_Link" text:visited-style-name="Index_20_Link">VI. Idelete Command Line Utility<text:tab/>33</text:a></text:p>
          <text:p text:style-name="P803"><text:a xlink:type="simple" xlink:href="#__RefHeading___Toc20687_3285073552" text:style-name="Index_20_Link" text:visited-style-name="Index_20_Link">VII. Iwatch Command Line Tool<text:tab/>34</text:a></text:p>
          <text:p text:style-name="P803"><text:a xlink:type="simple" xlink:href="#__RefHeading___Toc21806_2146006214" text:style-name="Index_20_Link" text:visited-style-name="Index_20_Link">VIII. Record Organization<text:tab/>34</text:a></text:p>
          <text:p text:style-name="P805"><text:a xlink:type="simple" xlink:href="#__RefHeading___Toc21808_2146006214" text:style-name="Index_20_Link" text:visited-style-name="Index_20_Link">Date<text:tab/>34</text:a></text:p>
          <text:p text:style-name="P805"><text:a xlink:type="simple" xlink:href="#__RefHeading___Toc21810_2146006214" text:style-name="Index_20_Link" text:visited-style-name="Index_20_Link">Language<text:tab/>35</text:a></text:p>
          <text:p text:style-name="P805"><text:a xlink:type="simple" xlink:href="#__RefHeading___Toc21812_2146006214" text:style-name="Index_20_Link" text:visited-style-name="Index_20_Link">Key<text:tab/>42</text:a></text:p>
          <text:p text:style-name="P805"><text:a xlink:type="simple" xlink:href="#__RefHeading___Toc21814_2146006214" text:style-name="Index_20_Link" text:visited-style-name="Index_20_Link">Category<text:tab/>42</text:a></text:p>
          <text:p text:style-name="P805"><text:a xlink:type="simple" xlink:href="#__RefHeading___Toc21816_2146006214" text:style-name="Index_20_Link" text:visited-style-name="Index_20_Link">Priority<text:tab/>42</text:a></text:p>
          <text:p text:style-name="P803"><text:a xlink:type="simple" xlink:href="#__RefHeading___Toc20689_3285073552" text:style-name="Index_20_Link" text:visited-style-name="Index_20_Link">IX. Searching<text:tab/>42</text:a></text:p>
          <text:p text:style-name="P804"><text:a xlink:type="simple" xlink:href="#__RefHeading___Toc20691_3285073552" text:style-name="Index_20_Link" text:visited-style-name="Index_20_Link">Targets<text:tab/>42</text:a></text:p>
          <text:p text:style-name="P805"><text:a xlink:type="simple" xlink:href="#__RefHeading___Toc553112_2404559079" text:style-name="Index_20_Link" text:visited-style-name="Index_20_Link"><text:soft-page-break/>Virtualization/Shards/Clusters<text:tab/>43</text:a></text:p>
          <text:p text:style-name="P805"><text:a xlink:type="simple" xlink:href="#__RefHeading___Toc40600_482711269" text:style-name="Index_20_Link" text:visited-style-name="Index_20_Link">Using Virtualization to optimize high frequency conjunctions<text:tab/>43</text:a></text:p>
          <text:p text:style-name="P803"><text:a xlink:type="simple" xlink:href="#__RefHeading___Toc20693_3285073552" text:style-name="Index_20_Link" text:visited-style-name="Index_20_Link">X. re-Isearch Query Language<text:tab/>44</text:a></text:p>
          <text:p text:style-name="P805"><text:a xlink:type="simple" xlink:href="#__RefHeading___Toc20695_3285073552" text:style-name="Index_20_Link" text:visited-style-name="Index_20_Link">Infix Notation<text:tab/>44</text:a></text:p>
          <text:p text:style-name="P805"><text:a xlink:type="simple" xlink:href="#__RefHeading___Toc20697_3285073552" text:style-name="Index_20_Link" text:visited-style-name="Index_20_Link">RPN Notation<text:tab/>44</text:a></text:p>
          <text:p text:style-name="P805"><text:a xlink:type="simple" xlink:href="#__RefHeading___Toc40743_1889624576" text:style-name="Index_20_Link" text:visited-style-name="Index_20_Link">Relevant Feedback<text:tab/>45</text:a></text:p>
          <text:p text:style-name="P805"><text:a xlink:type="simple" xlink:href="#__RefHeading___Toc20699_3285073552" text:style-name="Index_20_Link" text:visited-style-name="Index_20_Link">Smart Queries<text:tab/>46</text:a></text:p>
          <text:p text:style-name="P805"><text:a xlink:type="simple" xlink:href="#__RefHeading___Toc20701_3285073552" text:style-name="Index_20_Link" text:visited-style-name="Index_20_Link">Expressions<text:tab/>46</text:a></text:p>
          <text:p text:style-name="P804"><text:a xlink:type="simple" xlink:href="#__RefHeading___Toc20703_3285073552" text:style-name="Index_20_Link" text:visited-style-name="Index_20_Link">Term and field paths support “Glob” matching<text:tab/>47</text:a></text:p>
          <text:p text:style-name="P803"><text:a xlink:type="simple" xlink:href="#__RefHeading___Toc20705_3285073552" text:style-name="Index_20_Link" text:visited-style-name="Index_20_Link">XI. Query Operators (re-Isearch Language)<text:tab/>48</text:a></text:p>
          <text:p text:style-name="P804"><text:a xlink:type="simple" xlink:href="#__RefHeading___Toc20707_3285073552" text:style-name="Index_20_Link" text:visited-style-name="Index_20_Link">Binary Operators<text:tab/>48</text:a></text:p>
          <text:p text:style-name="P804"><text:a xlink:type="simple" xlink:href="#__RefHeading___Toc20709_3285073552" text:style-name="Index_20_Link" text:visited-style-name="Index_20_Link">Unary Operators<text:tab/>49</text:a></text:p>
          <text:p text:style-name="P804"><text:a xlink:type="simple" xlink:href="#__RefHeading___Toc20713_3285073552" text:style-name="Index_20_Link" text:visited-style-name="Index_20_Link">RPN vs Infix<text:tab/>51</text:a></text:p>
          <text:p text:style-name="P804"><text:a xlink:type="simple" xlink:href="#__RefHeading___Toc20715_3285073552" text:style-name="Index_20_Link" text:visited-style-name="Index_20_Link">Personalized Thesauri<text:tab/>51</text:a></text:p>
          <text:p text:style-name="P805"><text:a xlink:type="simple" xlink:href="#__RefHeading___Toc20717_3285073552" text:style-name="Index_20_Link" text:visited-style-name="Index_20_Link">Format:<text:tab/>51</text:a></text:p>
          <text:p text:style-name="P805"><text:a xlink:type="simple" xlink:href="#__RefHeading___Toc20719_3285073552" text:style-name="Index_20_Link" text:visited-style-name="Index_20_Link">Examples<text:tab/>52</text:a></text:p>
          <text:p text:style-name="P804"><text:a xlink:type="simple" xlink:href="#__RefHeading___Toc20721_3285073552" text:style-name="Index_20_Link" text:visited-style-name="Index_20_Link">Geospatial Search<text:tab/>52</text:a></text:p>
          <text:p text:style-name="P805"><text:a xlink:type="simple" xlink:href="#__RefHeading___Toc20723_3285073552" text:style-name="Index_20_Link" text:visited-style-name="Index_20_Link">Geospatial Proximity search<text:tab/>52</text:a></text:p>
          <text:p text:style-name="P805"><text:a xlink:type="simple" xlink:href="#__RefHeading___Toc20725_3285073552" text:style-name="Index_20_Link" text:visited-style-name="Index_20_Link">Geospatial Bounding box search<text:tab/>53</text:a></text:p>
          <text:p text:style-name="P804"><text:a xlink:type="simple" xlink:href="#__RefHeading___Toc20727_3285073552" text:style-name="Index_20_Link" text:visited-style-name="Index_20_Link">Hierarchical Search<text:tab/>53</text:a></text:p>
          <text:p text:style-name="P805"><text:a xlink:type="simple" xlink:href="#__RefHeading___Toc22000_1695099701" text:style-name="Index_20_Link" text:visited-style-name="Index_20_Link">Example<text:tab/>54</text:a></text:p>
          <text:p text:style-name="P805"><text:a xlink:type="simple" xlink:href="#__RefHeading___Toc20729_3285073552" text:style-name="Index_20_Link" text:visited-style-name="Index_20_Link">Order<text:tab/>55</text:a></text:p>
          <text:p text:style-name="P805"><text:a xlink:type="simple" xlink:href="#__RefHeading___Toc20731_3285073552" text:style-name="Index_20_Link" text:visited-style-name="Index_20_Link">Counting containers<text:tab/>56</text:a></text:p>
          <text:p text:style-name="P804"><text:a xlink:type="simple" xlink:href="#__RefHeading___Toc20733_3285073552" text:style-name="Index_20_Link" text:visited-style-name="Index_20_Link">Comparison of the re-Isearch language to CQL<text:tab/>56</text:a></text:p>
          <text:p text:style-name="P804"><text:a xlink:type="simple" xlink:href="#__RefHeading___Toc20735_3285073552" text:style-name="Index_20_Link" text:visited-style-name="Index_20_Link">Ranking and Normalization<text:tab/>57</text:a></text:p>
          <text:p text:style-name="P805"><text:a xlink:type="simple" xlink:href="#__RefHeading___Toc20737_3285073552" text:style-name="Index_20_Link" text:visited-style-name="Index_20_Link">Ranking<text:tab/>57</text:a></text:p>
          <text:p text:style-name="P805"><text:a xlink:type="simple" xlink:href="#__RefHeading___Toc20739_3285073552" text:style-name="Index_20_Link" text:visited-style-name="Index_20_Link">Score<text:tab/>57</text:a></text:p>
          <text:p text:style-name="P805"><text:a xlink:type="simple" xlink:href="#__RefHeading___Toc20741_3285073552" text:style-name="Index_20_Link" text:visited-style-name="Index_20_Link">Spatial Ranking<text:tab/>57</text:a></text:p>
          <text:p text:style-name="P805"><text:a xlink:type="simple" xlink:href="#__RefHeading___Toc20743_3285073552" text:style-name="Index_20_Link" text:visited-style-name="Index_20_Link">Normalization<text:tab/>57</text:a></text:p>
          <text:p text:style-name="P805"><text:a xlink:type="simple" xlink:href="#__RefHeading___Toc20745_3285073552" text:style-name="Index_20_Link" text:visited-style-name="Index_20_Link">Score Bias<text:tab/>58</text:a></text:p>
          <text:p text:style-name="P805"><text:a xlink:type="simple" xlink:href="#__RefHeading___Toc20747_3285073552" text:style-name="Index_20_Link" text:visited-style-name="Index_20_Link">Magnetism<text:tab/>59</text:a></text:p>
          <text:p text:style-name="P803"><text:a xlink:type="simple" xlink:href="#__RefHeading___Toc20749_3285073552" text:style-name="Index_20_Link" text:visited-style-name="Index_20_Link">XII. Isearch Command Line Tool<text:tab/>59</text:a></text:p>
          <text:p text:style-name="P805"><text:a xlink:type="simple" xlink:href="#__RefHeading___Toc20751_3285073552" text:style-name="Index_20_Link" text:visited-style-name="Index_20_Link">Options<text:tab/>59</text:a></text:p>
          <text:p text:style-name="P805"><text:a xlink:type="simple" xlink:href="#__RefHeading___Toc20753_3285073552" text:style-name="Index_20_Link" text:visited-style-name="Index_20_Link">Interactive Shell Mode<text:tab/>61</text:a></text:p>
          <text:p text:style-name="P805"><text:a xlink:type="simple" xlink:href="#__RefHeading___Toc21965_1695099701" text:style-name="Index_20_Link" text:visited-style-name="Index_20_Link">Shell on Inetd (Internet Service Daemon)<text:tab/>63</text:a></text:p>
          <text:p text:style-name="P803"><text:a xlink:type="simple" xlink:href="#__RefHeading___Toc20755_3285073552" text:style-name="Index_20_Link" text:visited-style-name="Index_20_Link">Presentation Elements and Methods<text:tab/>63</text:a></text:p>
          <text:p text:style-name="P804"><text:a xlink:type="simple" xlink:href="#__RefHeading___Toc20757_3285073552" text:style-name="Index_20_Link" text:visited-style-name="Index_20_Link">Presentation Elements (Metadata)<text:tab/>64</text:a></text:p>
          <text:p text:style-name="P804"><text:a xlink:type="simple" xlink:href="#__RefHeading___Toc20759_3285073552" text:style-name="Index_20_Link" text:visited-style-name="Index_20_Link">Ancestors and Descendants<text:tab/>64</text:a></text:p>
          <text:p text:style-name="P803"><text:a xlink:type="simple" xlink:href="#__RefHeading___Toc20761_3285073552" text:style-name="Index_20_Link" text:visited-style-name="Index_20_Link">XIII. Presentation Syntax<text:tab/>65</text:a></text:p>
          <text:p text:style-name="P805"><text:a xlink:type="simple" xlink:href="#__RefHeading___Toc20763_3285073552" text:style-name="Index_20_Link" text:visited-style-name="Index_20_Link">Record Syntax OIDs<text:tab/>65</text:a></text:p>
          <text:p text:style-name="P804"><text:a xlink:type="simple" xlink:href="#__RefHeading___Toc20765_3285073552" text:style-name="Index_20_Link" text:visited-style-name="Index_20_Link">Highlighting and hit context<text:tab/>66</text:a></text:p>
          <text:p text:style-name="P803"><text:a xlink:type="simple" xlink:href="#__RefHeading___Toc20767_3285073552" text:style-name="Index_20_Link" text:visited-style-name="Index_20_Link">XIV. Centroids (Meshes and P2P)<text:tab/>67</text:a></text:p>
          <text:p text:style-name="P803"><text:a xlink:type="simple" xlink:href="#__RefHeading___Toc20769_3285073552" text:style-name="Index_20_Link" text:visited-style-name="Index_20_Link">XV. Scan Service<text:tab/>68</text:a></text:p>
          <text:p text:style-name="P803"><text:a xlink:type="simple" xlink:href="#__RefHeading___Toc20771_3285073552" text:style-name="Index_20_Link" text:visited-style-name="Index_20_Link">XVI. Facets<text:tab/>68</text:a></text:p>
          <text:p text:style-name="P803"><text:a xlink:type="simple" xlink:href="#__RefHeading___Toc20773_3285073552" text:style-name="Index_20_Link" text:visited-style-name="Index_20_Link">XVII. Programming Languages<text:tab/>70</text:a></text:p>
          <text:p text:style-name="P804"><text:a xlink:type="simple" xlink:href="#__RefHeading___Toc20775_3285073552" text:style-name="Index_20_Link" text:visited-style-name="Index_20_Link">Python<text:tab/>70</text:a></text:p>
          <text:p text:style-name="P803"><text:a xlink:type="simple" xlink:href="#__RefHeading___Toc20777_3285073552" text:style-name="Index_20_Link" text:visited-style-name="Index_20_Link">XVIII. Doctypes<text:tab/>71</text:a></text:p>
          <text:p text:style-name="P804"><text:a xlink:type="simple" xlink:href="#__RefHeading___Toc20779_3285073552" text:style-name="Index_20_Link" text:visited-style-name="Index_20_Link"><text:soft-page-break/>AUTODETECT<text:tab/>74</text:a></text:p>
          <text:p text:style-name="P804"><text:a xlink:type="simple" xlink:href="#__RefHeading___Toc20781_3285073552" text:style-name="Index_20_Link" text:visited-style-name="Index_20_Link">ATOM<text:tab/>75</text:a></text:p>
          <text:p text:style-name="P804"><text:a xlink:type="simple" xlink:href="#__RefHeading___Toc20787_3285073552" text:style-name="Index_20_Link" text:visited-style-name="Index_20_Link">RSS2<text:tab/>76</text:a></text:p>
          <text:p text:style-name="P804"><text:a xlink:type="simple" xlink:href="#__RefHeading___Toc20789_3285073552" text:style-name="Index_20_Link" text:visited-style-name="Index_20_Link">CAP<text:tab/>77</text:a></text:p>
          <text:p text:style-name="P804"><text:a xlink:type="simple" xlink:href="#__RefHeading___Toc20791_3285073552" text:style-name="Index_20_Link" text:visited-style-name="Index_20_Link">BIBCOLON<text:tab/>78</text:a></text:p>
          <text:p text:style-name="P804"><text:a xlink:type="simple" xlink:href="#__RefHeading___Toc20793_3285073552" text:style-name="Index_20_Link" text:visited-style-name="Index_20_Link">BIBTEX<text:tab/>79</text:a></text:p>
          <text:p text:style-name="P804"><text:a xlink:type="simple" xlink:href="#__RefHeading___Toc22549_709195143" text:style-name="Index_20_Link" text:visited-style-name="Index_20_Link">REFERBIB<text:tab/>81</text:a></text:p>
          <text:p text:style-name="P804"><text:a xlink:type="simple" xlink:href="#__RefHeading___Toc22551_709195143" text:style-name="Index_20_Link" text:visited-style-name="Index_20_Link">PAPYRUS<text:tab/>82</text:a></text:p>
          <text:p text:style-name="P804"><text:a xlink:type="simple" xlink:href="#__RefHeading___Toc22553_709195143" text:style-name="Index_20_Link" text:visited-style-name="Index_20_Link">ENDNOTE<text:tab/>82</text:a></text:p>
          <text:p text:style-name="P804"><text:a xlink:type="simple" xlink:href="#__RefHeading___Toc20795_3285073552" text:style-name="Index_20_Link" text:visited-style-name="Index_20_Link">BINARY<text:tab/>82</text:a></text:p>
          <text:p text:style-name="P804"><text:a xlink:type="simple" xlink:href="#__RefHeading___Toc20797_3285073552" text:style-name="Index_20_Link" text:visited-style-name="Index_20_Link">XBINARY<text:tab/>84</text:a></text:p>
          <text:p text:style-name="P804"><text:a xlink:type="simple" xlink:href="#__RefHeading___Toc20799_3285073552" text:style-name="Index_20_Link" text:visited-style-name="Index_20_Link">COLONDOC<text:tab/>85</text:a></text:p>
          <text:p text:style-name="P804"><text:a xlink:type="simple" xlink:href="#__RefHeading___Toc20801_3285073552" text:style-name="Index_20_Link" text:visited-style-name="Index_20_Link">COLONGRP<text:tab/>86</text:a></text:p>
          <text:p text:style-name="P804"><text:a xlink:type="simple" xlink:href="#__RefHeading___Toc20803_3285073552" text:style-name="Index_20_Link" text:visited-style-name="Index_20_Link">CSVDOC<text:tab/>87</text:a></text:p>
          <text:p text:style-name="P804"><text:a xlink:type="simple" xlink:href="#__RefHeading___Toc20805_3285073552" text:style-name="Index_20_Link" text:visited-style-name="Index_20_Link">TSLDOC<text:tab/>89</text:a></text:p>
          <text:p text:style-name="P804"><text:a xlink:type="simple" xlink:href="#__RefHeading___Toc20807_3285073552" text:style-name="Index_20_Link" text:visited-style-name="Index_20_Link">DIF<text:tab/>90</text:a></text:p>
          <text:p text:style-name="P804"><text:a xlink:type="simple" xlink:href="#__RefHeading___Toc20809_3285073552" text:style-name="Index_20_Link" text:visited-style-name="Index_20_Link">DVBLINE<text:tab/>91</text:a></text:p>
          <text:p text:style-name="P804"><text:a xlink:type="simple" xlink:href="#__RefHeading___Toc20811_3285073552" text:style-name="Index_20_Link" text:visited-style-name="Index_20_Link">EUROMEDIA<text:tab/>94</text:a></text:p>
          <text:p text:style-name="P804"><text:a xlink:type="simple" xlink:href="#__RefHeading___Toc20813_3285073552" text:style-name="Index_20_Link" text:visited-style-name="Index_20_Link">MISMEDIA<text:tab/>95</text:a></text:p>
          <text:p text:style-name="P804"><text:a xlink:type="simple" xlink:href="#__RefHeading___Toc20815_3285073552" text:style-name="Index_20_Link" text:visited-style-name="Index_20_Link">FILMLINE<text:tab/>95</text:a></text:p>
          <text:p text:style-name="P804"><text:a xlink:type="simple" xlink:href="#__RefHeading___Toc23471_1429968669" text:style-name="Index_20_Link" text:visited-style-name="Index_20_Link">MEDLINE<text:tab/>97</text:a></text:p>
          <text:p text:style-name="P804"><text:a xlink:type="simple" xlink:href="#__RefHeading___Toc23473_1429968669" text:style-name="Index_20_Link" text:visited-style-name="Index_20_Link">RIS<text:tab/>99</text:a></text:p>
          <text:p text:style-name="P804"><text:a xlink:type="simple" xlink:href="#__RefHeading___Toc20819_3285073552" text:style-name="Index_20_Link" text:visited-style-name="Index_20_Link">FIRSTLINE<text:tab/>99</text:a></text:p>
          <text:p text:style-name="P804"><text:a xlink:type="simple" xlink:href="#__RefHeading___Toc20821_3285073552" text:style-name="Index_20_Link" text:visited-style-name="Index_20_Link">FILTER<text:tab/>100</text:a></text:p>
          <text:p text:style-name="P804"><text:a xlink:type="simple" xlink:href="#__RefHeading___Toc20823_3285073552" text:style-name="Index_20_Link" text:visited-style-name="Index_20_Link">FILTER2HTML<text:tab/>100</text:a></text:p>
          <text:p text:style-name="P804"><text:a xlink:type="simple" xlink:href="#__RefHeading___Toc20825_3285073552" text:style-name="Index_20_Link" text:visited-style-name="Index_20_Link">FILTER2MEMO<text:tab/>101</text:a></text:p>
          <text:p text:style-name="P804"><text:a xlink:type="simple" xlink:href="#__RefHeading___Toc20827_3285073552" text:style-name="Index_20_Link" text:visited-style-name="Index_20_Link">FILTER2TEXT<text:tab/>101</text:a></text:p>
          <text:p text:style-name="P804"><text:a xlink:type="simple" xlink:href="#__RefHeading___Toc20829_3285073552" text:style-name="Index_20_Link" text:visited-style-name="Index_20_Link">FILTER2XML<text:tab/>102</text:a></text:p>
          <text:p text:style-name="P804"><text:a xlink:type="simple" xlink:href="#__RefHeading___Toc42421_1256675162" text:style-name="Index_20_Link" text:visited-style-name="Index_20_Link">XFILTER<text:tab/>102</text:a></text:p>
          <text:p text:style-name="P804"><text:a xlink:type="simple" xlink:href="#__RefHeading___Toc20831_3285073552" text:style-name="Index_20_Link" text:visited-style-name="Index_20_Link">FTP<text:tab/>103</text:a></text:p>
          <text:p text:style-name="P804"><text:a xlink:type="simple" xlink:href="#__RefHeading___Toc40745_1889624576" text:style-name="Index_20_Link" text:visited-style-name="Index_20_Link">IAFADOC<text:tab/>103</text:a></text:p>
          <text:p text:style-name="P804"><text:a xlink:type="simple" xlink:href="#__RefHeading___Toc20833_3285073552" text:style-name="Index_20_Link" text:visited-style-name="Index_20_Link">HARVEST / SOIF<text:tab/>104</text:a></text:p>
          <text:p text:style-name="P804"><text:a xlink:type="simple" xlink:href="#__RefHeading___Toc20835_3285073552" text:style-name="Index_20_Link" text:visited-style-name="Index_20_Link">HARVEST was an integrated set of tools to gather, extract, organize, and search information across the Internet.<text:tab/>104</text:a></text:p>
          <text:p text:style-name="P804"><text:a xlink:type="simple" xlink:href="#__RefHeading___Toc20837_3285073552" text:style-name="Index_20_Link" text:visited-style-name="Index_20_Link">SOIF<text:tab/>104</text:a></text:p>
          <text:p text:style-name="P804"><text:a xlink:type="simple" xlink:href="#__RefHeading___Toc40747_1889624576" text:style-name="Index_20_Link" text:visited-style-name="Index_20_Link">ROADS++<text:tab/>105</text:a></text:p>
          <text:p text:style-name="P804"><text:a xlink:type="simple" xlink:href="#__RefHeading___Toc40749_1889624576" text:style-name="Index_20_Link" text:visited-style-name="Index_20_Link">RESOURCE<text:tab/>105</text:a></text:p>
          <text:p text:style-name="P805"><text:a xlink:type="simple" xlink:href="#__RefHeading___Toc40751_1889624576" text:style-name="Index_20_Link" text:visited-style-name="Index_20_Link">GIF<text:tab/>106</text:a></text:p>
          <text:p text:style-name="P805"><text:a xlink:type="simple" xlink:href="#__RefHeading___Toc40753_1889624576" text:style-name="Index_20_Link" text:visited-style-name="Index_20_Link">JPEG<text:tab/>106</text:a></text:p>
          <text:p text:style-name="P805"><text:a xlink:type="simple" xlink:href="#__RefHeading___Toc40755_1889624576" text:style-name="Index_20_Link" text:visited-style-name="Index_20_Link">PNG<text:tab/>106</text:a></text:p>
          <text:p text:style-name="P805"><text:a xlink:type="simple" xlink:href="#__RefHeading___Toc40757_1889624576" text:style-name="Index_20_Link" text:visited-style-name="Index_20_Link">TIFF<text:tab/>106</text:a></text:p>
          <text:p text:style-name="P804"><text:a xlink:type="simple" xlink:href="#__RefHeading___Toc20839_3285073552" text:style-name="Index_20_Link" text:visited-style-name="Index_20_Link">HTML<text:tab/>107</text:a></text:p>
          <text:p text:style-name="P805"><text:a xlink:type="simple" xlink:href="#__RefHeading___Toc20841_3285073552" text:style-name="Index_20_Link" text:visited-style-name="Index_20_Link">Parser Levels<text:tab/>107</text:a></text:p>
          <text:p text:style-name="P805"><text:a xlink:type="simple" xlink:href="#__RefHeading___Toc20843_3285073552" text:style-name="Index_20_Link" text:visited-style-name="Index_20_Link">META<text:tab/>108</text:a></text:p>
          <text:p text:style-name="P805"><text:a xlink:type="simple" xlink:href="#__RefHeading___Toc20845_3285073552" text:style-name="Index_20_Link" text:visited-style-name="Index_20_Link">BASE<text:tab/>109</text:a></text:p>
          <text:p text:style-name="P805"><text:a xlink:type="simple" xlink:href="#__RefHeading___Toc20847_3285073552" text:style-name="Index_20_Link" text:visited-style-name="Index_20_Link">LINK<text:tab/>110</text:a></text:p>
          <text:p text:style-name="P805"><text:a xlink:type="simple" xlink:href="#__RefHeading___Toc20849_3285073552" text:style-name="Index_20_Link" text:visited-style-name="Index_20_Link">I18N<text:tab/>110</text:a></text:p>
          <text:p text:style-name="P804"><text:a xlink:type="simple" xlink:href="#__RefHeading___Toc20853_3285073552" text:style-name="Index_20_Link" text:visited-style-name="Index_20_Link"><text:soft-page-break/>HTML-- / ANTIHTML:<text:tab/>110</text:a></text:p>
          <text:p text:style-name="P804"><text:a xlink:type="simple" xlink:href="#__RefHeading___Toc20855_3285073552" text:style-name="Index_20_Link" text:visited-style-name="Index_20_Link">HTMLMETA<text:tab/>110</text:a></text:p>
          <text:p text:style-name="P804"><text:a xlink:type="simple" xlink:href="#__RefHeading___Toc20857_3285073552" text:style-name="Index_20_Link" text:visited-style-name="Index_20_Link">Mark-up Conventions<text:tab/>111</text:a></text:p>
          <text:p text:style-name="P805"><text:a xlink:type="simple" xlink:href="#__RefHeading___Toc20859_3285073552" text:style-name="Index_20_Link" text:visited-style-name="Index_20_Link">Specifying Complex Attributes<text:tab/>112</text:a></text:p>
          <text:p text:style-name="P805"><text:a xlink:type="simple" xlink:href="#__RefHeading___Toc20861_3285073552" text:style-name="Index_20_Link" text:visited-style-name="Index_20_Link">Marking Up Hierarchical Data<text:tab/>113</text:a></text:p>
          <text:p text:style-name="P804"><text:a xlink:type="simple" xlink:href="#__RefHeading___Toc20863_3285073552" text:style-name="Index_20_Link" text:visited-style-name="Index_20_Link">Real world example<text:tab/>114</text:a></text:p>
          <text:p text:style-name="P804"><text:a xlink:type="simple" xlink:href="#__RefHeading___Toc20865_3285073552" text:style-name="Index_20_Link" text:visited-style-name="Index_20_Link">Meta Level Grain<text:tab/>115</text:a></text:p>
          <text:p text:style-name="P805"><text:a xlink:type="simple" xlink:href="#__RefHeading___Toc20867_3285073552" text:style-name="Index_20_Link" text:visited-style-name="Index_20_Link">XSpace Meta Content Framework (MCF)<text:tab/>117</text:a></text:p>
          <text:p text:style-name="P804"><text:a xlink:type="simple" xlink:href="#__RefHeading___Toc20869_3285073552" text:style-name="Index_20_Link" text:visited-style-name="Index_20_Link">HTMLHEAD<text:tab/>117</text:a></text:p>
          <text:p text:style-name="P804"><text:a xlink:type="simple" xlink:href="#__RefHeading___Toc20871_3285073552" text:style-name="Index_20_Link" text:visited-style-name="Index_20_Link">HTMLZERO<text:tab/>118</text:a></text:p>
          <text:p text:style-name="P804"><text:a xlink:type="simple" xlink:href="#__RefHeading___Toc20873_3285073552" text:style-name="Index_20_Link" text:visited-style-name="Index_20_Link">FILTER2HTML<text:tab/>118</text:a></text:p>
          <text:p text:style-name="P804"><text:a xlink:type="simple" xlink:href="#__RefHeading___Toc20875_3285073552" text:style-name="Index_20_Link" text:visited-style-name="Index_20_Link">HTMLREMOTE<text:tab/>119</text:a></text:p>
          <text:p text:style-name="P804"><text:a xlink:type="simple" xlink:href="#__RefHeading___Toc20877_3285073552" text:style-name="Index_20_Link" text:visited-style-name="Index_20_Link">MAIL DOCTYPES<text:tab/>119</text:a></text:p>
          <text:p text:style-name="P805"><text:a xlink:type="simple" xlink:href="#__RefHeading___Toc20879_3285073552" text:style-name="Index_20_Link" text:visited-style-name="Index_20_Link">MAILFOLDER Message Parsing<text:tab/>120</text:a></text:p>
          <text:p text:style-name="P805"><text:a xlink:type="simple" xlink:href="#__RefHeading___Toc20881_3285073552" text:style-name="Index_20_Link" text:visited-style-name="Index_20_Link">DIGESTTOC<text:tab/>121</text:a></text:p>
          <text:p text:style-name="P805"><text:a xlink:type="simple" xlink:href="#__RefHeading___Toc20883_3285073552" text:style-name="Index_20_Link" text:visited-style-name="Index_20_Link">NEWSFOLDER<text:tab/>121</text:a></text:p>
          <text:p text:style-name="P805"><text:a xlink:type="simple" xlink:href="#__RefHeading___Toc20885_3285073552" text:style-name="Index_20_Link" text:visited-style-name="Index_20_Link">MAILDIGEST<text:tab/>121</text:a></text:p>
          <text:p text:style-name="P805"><text:a xlink:type="simple" xlink:href="#__RefHeading___Toc20887_3285073552" text:style-name="Index_20_Link" text:visited-style-name="Index_20_Link">LISTDIGEST<text:tab/>121</text:a></text:p>
          <text:p text:style-name="P805"><text:a xlink:type="simple" xlink:href="#__RefHeading___Toc20889_3285073552" text:style-name="Index_20_Link" text:visited-style-name="Index_20_Link">IRLIST<text:tab/>121</text:a></text:p>
          <text:p text:style-name="P804"><text:a xlink:type="simple" xlink:href="#__RefHeading___Toc20891_3285073552" text:style-name="Index_20_Link" text:visited-style-name="Index_20_Link">MEMODOC<text:tab/>121</text:a></text:p>
          <text:p text:style-name="P804"><text:a xlink:type="simple" xlink:href="#__RefHeading___Toc20893_3285073552" text:style-name="Index_20_Link" text:visited-style-name="Index_20_Link">METADOC<text:tab/>122</text:a></text:p>
          <text:p text:style-name="P804"><text:a xlink:type="simple" xlink:href="#__RefHeading___Toc42321_1256675162" text:style-name="Index_20_Link" text:visited-style-name="Index_20_Link">PANDOC<text:tab/>123</text:a></text:p>
          <text:p text:style-name="P805"><text:a xlink:type="simple" xlink:href="#__RefHeading___Toc42323_1256675162" text:style-name="Index_20_Link" text:visited-style-name="Index_20_Link">ODT<text:tab/>124</text:a></text:p>
          <text:p text:style-name="P805"><text:a xlink:type="simple" xlink:href="#__RefHeading___Toc42325_1256675162" text:style-name="Index_20_Link" text:visited-style-name="Index_20_Link">DOCX<text:tab/>124</text:a></text:p>
          <text:p text:style-name="P805"><text:a xlink:type="simple" xlink:href="#__RefHeading___Toc42327_1256675162" text:style-name="Index_20_Link" text:visited-style-name="Index_20_Link">LATEX<text:tab/>125</text:a></text:p>
          <text:p text:style-name="P805"><text:a xlink:type="simple" xlink:href="#__RefHeading___Toc42329_1256675162" text:style-name="Index_20_Link" text:visited-style-name="Index_20_Link">MARKDOWN<text:tab/>125</text:a></text:p>
          <text:p text:style-name="P804"><text:a xlink:type="simple" xlink:href="#__RefHeading___Toc20895_3285073552" text:style-name="Index_20_Link" text:visited-style-name="Index_20_Link">SGML DOCTYPES<text:tab/>126</text:a></text:p>
          <text:p text:style-name="P805"><text:a xlink:type="simple" xlink:href="#__RefHeading___Toc22337_2140539709" text:style-name="Index_20_Link" text:visited-style-name="Index_20_Link">SGMLNORM<text:tab/>126</text:a></text:p>
          <text:p text:style-name="P805"><text:a xlink:type="simple" xlink:href="#__RefHeading___Toc22339_2140539709" text:style-name="Index_20_Link" text:visited-style-name="Index_20_Link">SGML<text:tab/>127</text:a></text:p>
          <text:p text:style-name="P805"><text:a xlink:type="simple" xlink:href="#__RefHeading___Toc22341_2140539709" text:style-name="Index_20_Link" text:visited-style-name="Index_20_Link">XML<text:tab/>128</text:a></text:p>
          <text:p text:style-name="P805"><text:a xlink:type="simple" xlink:href="#__RefHeading___Toc20905_3285073552" text:style-name="Index_20_Link" text:visited-style-name="Index_20_Link">SGMLTAG<text:tab/>129</text:a></text:p>
          <text:p text:style-name="P805"><text:a xlink:type="simple" xlink:href="#__RefHeading___Toc20907_3285073552" text:style-name="Index_20_Link" text:visited-style-name="Index_20_Link">GILS<text:tab/>129</text:a></text:p>
          <text:p text:style-name="P804"><text:a xlink:type="simple" xlink:href="#__RefHeading___Toc20909_3285073552" text:style-name="Index_20_Link" text:visited-style-name="Index_20_Link">NEWSML<text:tab/>129</text:a></text:p>
          <text:p text:style-name="P804"><text:a xlink:type="simple" xlink:href="#__RefHeading___Toc23477_1429968669" text:style-name="Index_20_Link" text:visited-style-name="Index_20_Link">ONELINE<text:tab/>130</text:a></text:p>
          <text:p text:style-name="P804"><text:a xlink:type="simple" xlink:href="#__RefHeading___Toc23479_1429968669" text:style-name="Index_20_Link" text:visited-style-name="Index_20_Link">PLAINTEXT<text:tab/>130</text:a></text:p>
          <text:p text:style-name="P804"><text:a xlink:type="simple" xlink:href="#__RefHeading___Toc22555_709195143" text:style-name="Index_20_Link" text:visited-style-name="Index_20_Link">PS (PostScript)<text:tab/>131</text:a></text:p>
          <text:p text:style-name="P804"><text:a xlink:type="simple" xlink:href="#__RefHeading___Toc20911_3285073552" text:style-name="Index_20_Link" text:visited-style-name="Index_20_Link">PTEXT<text:tab/>131</text:a></text:p>
          <text:p text:style-name="P804"><text:a xlink:type="simple" xlink:href="#__RefHeading___Toc20913_3285073552" text:style-name="Index_20_Link" text:visited-style-name="Index_20_Link">XMLREC<text:tab/>133</text:a></text:p>
          <text:p text:style-name="P804"><text:a xlink:type="simple" xlink:href="#__RefHeading___Toc37326_1225259457" text:style-name="Index_20_Link" text:visited-style-name="Index_20_Link">RDF<text:tab/>133</text:a></text:p>
          <text:p text:style-name="P805"><text:a xlink:type="simple" xlink:href="#__RefHeading___Toc37328_1225259457" text:style-name="Index_20_Link" text:visited-style-name="Index_20_Link">RDF example:<text:tab/>134</text:a></text:p>
          <text:p text:style-name="P803"><text:a xlink:type="simple" xlink:href="#__RefHeading___Toc20915_3285073552" text:style-name="Index_20_Link" text:visited-style-name="Index_20_Link">XIX. <text:s/>Extending re-Isearch with Doctype Plugins<text:tab/>135</text:a></text:p>
          <text:p text:style-name="P804"><text:a xlink:type="simple" xlink:href="#__RefHeading___Toc37544_3317074752" text:style-name="Index_20_Link" text:visited-style-name="Index_20_Link">Developing a plug-in<text:tab/>136</text:a></text:p>
          <text:p text:style-name="P804"><text:a xlink:type="simple" xlink:href="#__RefHeading___Toc37546_3317074752" text:style-name="Index_20_Link" text:visited-style-name="Index_20_Link">Sample Plugins<text:tab/>139</text:a></text:p>
          <text:p text:style-name="P805"><text:a xlink:type="simple" xlink:href="#__RefHeading___Toc40759_1889624576" text:style-name="Index_20_Link" text:visited-style-name="Index_20_Link">EXIF:<text:tab/>139</text:a></text:p>
          <text:p text:style-name="P805"><text:a xlink:type="simple" xlink:href="#__RefHeading___Toc22491_709195143" text:style-name="Index_20_Link" text:visited-style-name="Index_20_Link">MSEXCEL:<text:tab/>139</text:a></text:p>
          <text:p text:style-name="P805"><text:a xlink:type="simple" xlink:href="#__RefHeading___Toc22493_709195143" text:style-name="Index_20_Link" text:visited-style-name="Index_20_Link">MSRTF:<text:tab/>140</text:a></text:p>
          <text:p text:style-name="P805"><text:a xlink:type="simple" xlink:href="#__RefHeading___Toc22495_709195143" text:style-name="Index_20_Link" text:visited-style-name="Index_20_Link">MSWORD:<text:tab/>140</text:a></text:p>
          <text:p text:style-name="P805"><text:a xlink:type="simple" xlink:href="#__RefHeading___Toc41952_4075322048" text:style-name="Index_20_Link" text:visited-style-name="Index_20_Link"><text:soft-page-break/>ODT:<text:tab/>140</text:a></text:p>
          <text:p text:style-name="P805"><text:a xlink:type="simple" xlink:href="#__RefHeading___Toc22497_709195143" text:style-name="Index_20_Link" text:visited-style-name="Index_20_Link">USPAT:<text:tab/>141</text:a></text:p>
          <text:p text:style-name="P803"><text:a xlink:type="simple" xlink:href="#__RefHeading___Toc37590_3317074752" text:style-name="Index_20_Link" text:visited-style-name="Index_20_Link">XX. <text:s/>Custom Ranking and Sorting Algorithms<text:tab/>141</text:a></text:p>
          <text:p text:style-name="P804"><text:a xlink:type="simple" xlink:href="#__RefHeading___Toc38246_2196655753" text:style-name="Index_20_Link" text:visited-style-name="Index_20_Link">Against a fixed sort (External)<text:tab/>141</text:a></text:p>
          <text:p text:style-name="P805"><text:a xlink:type="simple" xlink:href="#__RefHeading___Toc38248_2196655753" text:style-name="Index_20_Link" text:visited-style-name="Index_20_Link">Motivation<text:tab/>142</text:a></text:p>
          <text:p text:style-name="P805"><text:a xlink:type="simple" xlink:href="#__RefHeading___Toc38250_2196655753" text:style-name="Index_20_Link" text:visited-style-name="Index_20_Link">Combine with other record features<text:tab/>142</text:a></text:p>
          <text:p text:style-name="P804"><text:a xlink:type="simple" xlink:href="#__RefHeading___Toc38252_2196655753" text:style-name="Index_20_Link" text:visited-style-name="Index_20_Link">Programmatic<text:tab/>142</text:a></text:p>
          <text:p text:style-name="P803"><text:a xlink:type="simple" xlink:href="#__RefHeading___Toc37592_3317074752" text:style-name="Index_20_Link" text:visited-style-name="Index_20_Link">XXI. <text:s/>SRU/W<text:tab/>143</text:a></text:p>
          <text:p text:style-name="P804"><text:a xlink:type="simple" xlink:href="#__RefHeading___Toc20919_3285073552" text:style-name="Index_20_Link" text:visited-style-name="Index_20_Link">SRU/CQL<text:tab/>143</text:a></text:p>
          <text:p text:style-name="P804"><text:a xlink:type="simple" xlink:href="#__RefHeading___Toc20921_3285073552" text:style-name="Index_20_Link" text:visited-style-name="Index_20_Link">SRW<text:tab/>143</text:a></text:p>
          <text:p text:style-name="P803"><text:a xlink:type="simple" xlink:href="#__RefHeading___Toc37330_1225259457" text:style-name="Index_20_Link" text:visited-style-name="Index_20_Link">XXII. <text:s/>Configuration<text:tab/>144</text:a></text:p>
          <text:p text:style-name="P804"><text:a xlink:type="simple" xlink:href="#__RefHeading___Toc38254_2196655753" text:style-name="Index_20_Link" text:visited-style-name="Index_20_Link">Input<text:tab/>144</text:a></text:p>
          <text:p text:style-name="P805"><text:a xlink:type="simple" xlink:href="#__RefHeading___Toc38256_2196655753" text:style-name="Index_20_Link" text:visited-style-name="Index_20_Link">Map field names<text:tab/>144</text:a></text:p>
          <text:p text:style-name="P804"><text:a xlink:type="simple" xlink:href="#__RefHeading___Toc37332_1225259457" text:style-name="Index_20_Link" text:visited-style-name="Index_20_Link">Output<text:tab/>144</text:a></text:p>
          <text:p text:style-name="P805"><text:a xlink:type="simple" xlink:href="#__RefHeading___Toc37334_1225259457" text:style-name="Index_20_Link" text:visited-style-name="Index_20_Link">Map field names<text:tab/>144</text:a></text:p>
          <text:p text:style-name="P805"><text:a xlink:type="simple" xlink:href="#__RefHeading___Toc37336_1225259457" text:style-name="Index_20_Link" text:visited-style-name="Index_20_Link">Convert Formats<text:tab/>144</text:a></text:p>
          <text:p text:style-name="P803"><text:a xlink:type="simple" xlink:href="#__RefHeading___Toc38514_2465504647" text:style-name="Index_20_Link" text:visited-style-name="Index_20_Link">XXIII. System Administration<text:tab/>146</text:a></text:p>
          <text:p text:style-name="P804"><text:a xlink:type="simple" xlink:href="#__RefHeading___Toc38516_2465504647" text:style-name="Index_20_Link" text:visited-style-name="Index_20_Link">System wide installation<text:tab/>146</text:a></text:p>
          <text:p text:style-name="P805"><text:a xlink:type="simple" xlink:href="#__RefHeading___Toc38518_2465504647" text:style-name="Index_20_Link" text:visited-style-name="Index_20_Link">User “ibadmin” (or “asfadmin”)<text:tab/>146</text:a></text:p>
          <text:p text:style-name="P805"><text:a xlink:type="simple" xlink:href="#__RefHeading___Toc38619_260855111" text:style-name="Index_20_Link" text:visited-style-name="Index_20_Link">Enhanced Security<text:tab/>146</text:a></text:p>
          <text:p text:style-name="P805"><text:a xlink:type="simple" xlink:href="#__RefHeading___Toc38621_260855111" text:style-name="Index_20_Link" text:visited-style-name="Index_20_Link">Containers<text:tab/>147</text:a></text:p>
          <text:p text:style-name="P803"><text:a xlink:type="simple" xlink:href="#__RefHeading___Toc20923_3285073552" text:style-name="Index_20_Link" text:visited-style-name="Index_20_Link">XXIV. Engine Tuning<text:tab/>147</text:a></text:p>
          <text:p text:style-name="P803"><text:a xlink:type="simple" xlink:href="#__RefHeading___Toc20925_3285073552" text:style-name="Index_20_Link" text:visited-style-name="Index_20_Link">XXV. C++ API<text:tab/>147</text:a></text:p>
          <text:p text:style-name="P804"><text:a xlink:type="simple" xlink:href="#__RefHeading___Toc404100_369161023411" text:style-name="Index_20_Link" text:visited-style-name="Index_20_Link">IDB Class<text:tab/>148</text:a></text:p>
          <text:p text:style-name="P804"><text:a xlink:type="simple" xlink:href="#__RefHeading___Toc404100_36916102341" text:style-name="Index_20_Link" text:visited-style-name="Index_20_Link">Result sets<text:tab/>149</text:a></text:p>
          <text:p text:style-name="P804"><text:a xlink:type="simple" xlink:href="#__RefHeading___Toc404100_3691610234" text:style-name="Index_20_Link" text:visited-style-name="Index_20_Link">Joining Result sets<text:tab/>149</text:a></text:p>
          <text:p text:style-name="P804"><text:a xlink:type="simple" xlink:href="#__RefHeading___Toc20927_3285073552" text:style-name="Index_20_Link" text:visited-style-name="Index_20_Link">Compatibility with the XML:DB API paradigm<text:tab/>151</text:a></text:p>
          <text:p text:style-name="P803"><text:a xlink:type="simple" xlink:href="#__RefHeading___Toc43091_2917023492" text:style-name="Index_20_Link" text:visited-style-name="Index_20_Link">XXVI. Python API<text:tab/>151</text:a></text:p>
          <text:p text:style-name="P805"><text:a xlink:type="simple" xlink:href="#__RefHeading___Toc43114_1054317058" text:style-name="Index_20_Link" text:visited-style-name="Index_20_Link">Creating the loadable extensions (language bindings)<text:tab/>152</text:a></text:p>
          <text:p text:style-name="P805"><text:a xlink:type="simple" xlink:href="#__RefHeading___Toc43116_1054317058" text:style-name="Index_20_Link" text:visited-style-name="Index_20_Link">Building the Python bindings<text:tab/>153</text:a></text:p>
          <text:p text:style-name="P805"><text:a xlink:type="simple" xlink:href="#__RefHeading___Toc43093_2917023492" text:style-name="Index_20_Link" text:visited-style-name="Index_20_Link">Loading the Python Module extension<text:tab/>153</text:a></text:p>
          <text:p text:style-name="P805"><text:a xlink:type="simple" xlink:href="#__RefHeading___Toc43095_2917023492" text:style-name="Index_20_Link" text:visited-style-name="Index_20_Link">Opening an Index to search to add files<text:tab/>154</text:a></text:p>
          <text:p text:style-name="P805"><text:a xlink:type="simple" xlink:href="#__RefHeading___Toc43097_2917023492" text:style-name="Index_20_Link" text:visited-style-name="Index_20_Link">Simplistic Search (using VIDB)<text:tab/>154</text:a></text:p>
          <text:p text:style-name="P803"><text:a xlink:type="simple" xlink:href="#__RefHeading___Toc21645_1153173224" text:style-name="Index_20_Link" text:visited-style-name="Index_20_Link">XXVII. Appendium<text:tab/>156</text:a></text:p>
          <text:p text:style-name="P804"><text:a xlink:type="simple" xlink:href="#__RefHeading___Toc40185_2666612300" text:style-name="Index_20_Link" text:visited-style-name="Index_20_Link">Semantic Revelation<text:tab/>156</text:a></text:p>
          <text:p text:style-name="P805"><text:a xlink:type="simple" xlink:href="#__RefHeading___Toc40071_2666612300" text:style-name="Index_20_Link" text:visited-style-name="Index_20_Link">Semantic Spheres<text:tab/>157</text:a></text:p>
          <text:p text:style-name="P804"><text:a xlink:type="simple" xlink:href="#__RefHeading___Toc23515_1429968669" text:style-name="Index_20_Link" text:visited-style-name="Index_20_Link">Comparison Medline (txt), Medline (XML) and RIS<text:tab/>158</text:a></text:p>
          <text:p text:style-name="P804"><text:a xlink:type="simple" xlink:href="#__RefHeading___Toc20933_3285073552" text:style-name="Index_20_Link" text:visited-style-name="Index_20_Link">BM25 Normalization<text:tab/>162</text:a></text:p>
        </text:index-body>
      </text:table-of-content>
      <text:p text:style-name="P102"/>
      <text:h text:style-name="P806" text:outline-level="1"/>
      <text:p text:style-name="P97"/>
      <text:h text:style-name="P807" text:outline-level="1"><text:bookmark-start text:name="__RefHeading___Toc20649_3285073552"/><text:span text:style-name="T527">Background / </text:span>History<text:bookmark-end text:name="__RefHeading___Toc20649_3285073552"/></text:h>
      <text:p text:style-name="P10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20"><text:span text:style-name="T893">A distributed information server started in</text:span> 1989 <text:span text:style-name="T893">at Thinking Machine Corp by Brewster Kahle currently of the Internet Archive. Inspired by the WAIS project on full-text databases and emerging SGML projects, Z39.50 version 2 (Z39.50:1992) was released.</text:span></text:p></text:note-body></text:note> <text:span text:style-name="T525">(</text:span>Wide Area Information Server<text:span text:style-name="T525">) </text:span><text:s/>and develop prototype systems for distributed information networks encompassing Internet applications, library catalogs and other information resources. <text:span text:style-name="T765">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765">Research Triangle, </text:span>North Carolina and BSn in <text:span text:style-name="T765">Munich</text:span>. By 1998 much of the open-source core developers re-focused development into several spin-offs. In 1998 it became part of the Advanced Search Facility reference software platform funded by the U.S. Department of Commerce. <text:s/><text:span text:style-name="T894">Others joined a team at WIPO in Geneva. </text:span></text:p>
      <text:p text:style-name="P96"/>
      <text:p text:style-name="P96">Isearch <text:s/><text:span text:style-name="T895">(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29">A number of sites worldwide continue (despite development long ago suspended) continue to use Isearch in their production systems.</text:span></text:p>
      <text:p text:style-name="P96"/>
      <text:p text:style-name="P100">One of the <text:span text:style-name="T529">main</text:span> split-off<text:span text:style-name="T529">s</text:span> was <text:span text:style-name="T525">the (closed source and proprietary)</text:span> <text:span text:style-name="T765">IB</text:span> engine developed by B<text:span text:style-name="T779">S</text:span>n. <text:span text:style-name="T528">With some new </text:span>algorithms <text:span text:style-name="T528">it</text:span> was <text:span text:style-name="T767">bespoke </text:span>deployed in a large number of <text:span text:style-name="T528">high profile </text:span>projects ranging from <text:span text:style-name="T526">news search for </text:span><text:span text:style-name="T424">Wirtualna Polska</text:span><text:span text:style-name="T526"> (one of the largest and most known Web portals in Poland); <text:s/></text:span>genomic search for the <text:span text:style-name="T418">Australian National <text:s/>Genomic Information Service</text:span>’s <text:span text:style-name="T897">(ANGIS)</text:span> human genome project (and its eBiotechnology workbench split-off); <text:span text:style-name="T528">the D-A-S-H search portal against racism, antisemitism and exclusion (funded within the framework of the action program "</text:span><text:span text:style-name="T429">Youth for tolerance and democracy - against right-wing extremism, xenophobia and anti-Semitism</text:span><text:span text:style-name="T528">", the YOUTH program of the European Community and with additional support from the German </text:span>Federal Agency for Civic Education<text:span text:style-name="T528">);</text:span> <text:s/>the e-government search (<text:span text:style-name="T418">Yeehaw</text:span>) of the U.S. State of Utah <text:span text:style-name="T528">to agronomic cooperation across the Mediterranean region (supported by the EU’s DG)</text:span>. <text:span text:style-name="T896">Integrated into a number of CMS platforms it powered search for a number of high volume web sites. It was also used as a database accelerator by a number of eCommerce shop</text:span><text:span text:style-name="T919">s</text:span><text:span text:style-name="T896">.</text:span></text:p>
      <text:p text:style-name="P99"/>
      <text:p text:style-name="P99"><text:span text:style-name="T527">Its radical approach and re-think of search was even on display at the <text:s/></text:span><text:span text:style-name="T432">ISEA2008</text:span><text:span text:style-name="T432"><text:note text:id="ftn2" text:note-class="footnote"><text:note-citation>2</text:note-citation><text:note-body><text:p text:style-name="P320">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32">: 14th International Symposium on Electronic Art </text:span><text:span text:style-name="T527">in a collaboration with the Dutch design cooperative Metahaven: <text:s/></text:span><text:a xlink:type="simple" xlink:href="https://isea-archives.siggraph.org/art-events/metahaven-exodus-cross-search/" text:style-name="Internet_20_link" text:visited-style-name="Visited_20_Internet_20_Link"><text:span text:style-name="T527">https://isea-archives.siggraph.org/art-events/metahaven-exodus-cross-search/</text:span></text:a><text:span text:style-name="T527">. In the words of the project “</text:span><text:span text:style-name="Citation"><text:span text:style-name="T527">Exodus is the compound name for a ‘research engine’ into algorithms and visual strategies for searching the internet, revealing </text:span></text:span><text:soft-page-break/><text:span text:style-name="Citation"><text:span text:style-name="T527">the structural properties of web content and its inherent distribution of influence. Exodus promotes bridging behaviour across the web’s new borders of power.</text:span></text:span><text:span text:style-name="T527">”</text:span></text:p>
      <text:p text:style-name="P98"/>
      <text:p text:style-name="P98">Development of <text:span text:style-name="T766">IB</text:span> halted in 2011 as its main developers moved on to other projects. <text:span text:style-name="T525">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98"/>
      <text:p text:style-name="P98"><text:span text:style-name="T525">N</text:span>ow <text:span text:style-name="T525">through the generous support of the NLnet Foundation and the European Union’s Next Generation Internet (NGI) initiative its </text:span>b<text:span text:style-name="T525">eing </text:span>reborn, open-sourced <text:span text:style-name="T525">and renamed as</text:span> the re-Isearch engine <text:span text:style-name="T525">(as a tribute to its roots)</text:span>.</text:p>
      <text:h text:style-name="P809" text:outline-level="1"><text:bookmark-start text:name="__RefHeading___Toc20651_3285073552"/>Motivation. What does re-Isearch offer? <text:bookmark-end text:name="__RefHeading___Toc20651_3285073552"/></text:h>
      <text:p text:style-name="P596"><text:span text:style-name="T444">Mainstream search engines are about finding any information: "</text:span><text:span text:style-name="T430">a list of all documents containing a specific word or phrase</text:span><text:span text:style-name="T444">”. Because of this, search engines paradoxically return both too much information (</text:span><text:span text:style-name="T445">i.e. </text:span><text:span text:style-name="T444">long lists of links) and too little information (</text:span><text:span text:style-name="T445">i.e. </text:span><text:span text:style-name="T444">links to content, not content itself). </text:span><text:span text:style-name="T445">The re-Isearch engine is</text:span><text:span text:style-name="T444">, by contrast, about exploiting document structure, both implicit (XML and other markup) and explicit (visual groupings such as paragraph), to zero in on relevant sections of documents, not just links to documents. </text:span></text:p>
      <text:p text:style-name="P178"/>
      <text:p text:style-name="P238"><text:span text:style-name="T444">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45">catalogs. </text:span><text:span text:style-name="T446">These Balkanized data stores tend to demand large efforts to extract, transform, load </text:span><text:span text:style-name="T448">(or ingest)</text:span><text:span text:style-name="T446">. </text:span></text:p>
      <text:p text:style-name="Text_20_body"/>
      <text:p text:style-name="Text_20_body"><text:span text:style-name="T445">Our goal is, </text:span><text:span text:style-name="T447">by contrast,</text:span><text:span text:style-name="T445"> to</text:span><text:span text:style-name="T444"> provide </text:span><text:span text:style-name="T446">enabling technology to develop and provide distributed federated</text:span><text:span text:style-name="T444"> information search and retrieval services to </text:span><text:span text:style-name="T446">a heterogeneous mix of </text:span><text:span text:style-name="T444"><text:s/>text, data (a large number of standard types such as numerical, ranges, dates etc), images/video/audio, geographic information, network objects and databases. </text:span></text:p>
      <text:p text:style-name="P178"/>
      <text:list text:style-name="L1">
        <text:list-item>
          <text:p text:style-name="P877"><text:span text:style-name="T444">Low-code ET</text:span><text:span text:style-name="T449">L</text:span><text:span text:style-name="T444"> / "Any-to-Any" architecture</text:span></text:p>
        </text:list-item>
        <text:list-item>
          <text:p text:style-name="P879"><text:span text:style-name="T444">Handles a wide range of document formats including “live” data.</text:span></text:p>
        </text:list-item>
        <text:list-item>
          <text:p text:style-name="P880">Powerful Search (Structure, Objects, Spatial) / Relevancy Engine</text:p>
        </text:list-item>
        <text:list-item>
          <text:p text:style-name="P880">NoSQ<text:span text:style-name="T921">L-like</text:span> Datastore</text:p>
        </text:list-item>
        <text:list-item>
          <text:p text:style-name="P881">Set based with an exhaustive collection of (binary and unary) set operations.</text:p>
        </text:list-item>
        <text:list-item>
          <text:p text:style-name="P880">Useful for Analytics</text:p>
        </text:list-item>
        <text:list-item>
          <text:p text:style-name="P880">Useful for Recommendation / Autosuggestion </text:p>
        </text:list-item>
        <text:list-item>
          <text:p text:style-name="P880">Embeddable in products (comparatively low resource <text:s/>demands)</text:p>
        </text:list-item>
        <text:list-item>
          <text:p text:style-name="P882">Customization. </text:p>
        </text:list-item>
        <text:list-item>
          <text:p text:style-name="P883">Support Peer-to-Peer and Federated architectures.</text:p>
        </text:list-item>
        <text:list-item>
          <text:p text:style-name="P878"><text:span text:style-name="T449">Freely available under a</text:span><text:span text:style-name="T444"> </text:span><text:span text:style-name="T449">permissive software license. </text:span></text:p>
        </text:list-item>
      </text:list>
      <text:h text:style-name="Heading_20_2" text:outline-level="2"><text:bookmark-start text:name="__RefHeading___Toc20653_3285073552"/>Key Features and Benefits:<text:bookmark-end text:name="__RefHeading___Toc20653_3285073552"/></text:h>
      <text:list text:style-name="L2">
        <text:list-item>
          <text:p text:style-name="P885">Cost effective access to a heterogeneous mix of XML and other data of any shape and size. Allows for the rapid creation of scalable (XML) warehouses.</text:p>
        </text:list-item>
        <text:list-item>
          <text:p text:style-name="P885">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885"><text:soft-page-break/>Relevant ranking by a number of models including spatial score for geospatial queries, date, term frequency, match distribution etc.</text:p>
        </text:list-item>
        <text:list-item>
          <text:p text:style-name="P885">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885">Automatic structure recognition and identification for "unstructured" textual formats (e.g., such as, alongside metadata, lines, sentences, paragraphs and pages in PDF documents).</text:p>
        </text:list-item>
        <text:list-item>
          <text:p text:style-name="P885">Sophisticated extendable type system allowing for numerical, date, geospatial and other search strategies, including external datastores and brokers parallel to textual methods: "Universal Indexing".</text:p>
        </text:list-item>
        <text:list-item>
          <text:p text:style-name="P885">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885">True search term highlighting (exactly what the query found, structure etc.) including Adobe Acrobat PDF Highlighting.</text:p>
        </text:list-item>
        <text:list-item>
          <text:p text:style-name="P885">Extendable/Embeddable/Programmable: Java, Python, Tcl, C++ and other other language APIs.</text:p>
        </text:list-item>
        <text:list-item>
          <text:p text:style-name="P885">Support for a number of information retrieval protocols including ISO 23950 / ANSI NISO Z39.50, SRW/U and OpenSearch.</text:p>
        </text:list-item>
        <text:list-item>
          <text:p text:style-name="P885">Runs on a wide range of hardware and operating systems.</text:p>
        </text:list-item>
        <text:list-item>
          <text:p text:style-name="P885">Easy to maintain, tiny, scalable and fast. Energy efficient: One can <text:span text:style-name="T540">even </text:span>start off with inexpensive low-power hardware <text:span text:style-name="T540">(even embedded boards like NVIDIA’s Jetsons). On small machines we’ve supported</text:span> several concurrent user sessions searching GB of data and still deliver<text:span text:style-name="T540">ed</text:span> search performance measured in fractions of a second.</text:p>
        </text:list-item>
        <text:list-item>
          <text:p text:style-name="P885">Does not demand advance setup or pre-processing.</text:p>
        </text:list-item>
        <text:list-item>
          <text:p text:style-name="P885">Unlike most search engines <text:span text:style-name="T524">it</text:span> is not based on "Inverted file indexes". Because of the limitation of "inverted indexes" most search engines typically index text (excluding common words and long terms as "stop words") and only a fixed and limited number of <text:span text:style-name="T524">(defined at indexing time)</text:span>, additional fields (since they are expensive). <text:span text:style-name="T524">Our aim is to</text:span> provide unlimited query flexibility without having to know in advance what questions users are going to ask.</text:p>
        </text:list-item>
        <text:list-item>
          <text:p text:style-name="P885">Unlike databases <text:span text:style-name="T524">we don’t</text:span> require conversion into a "common format" <text:span text:style-name="T524">with a schema set in concrete</text:span>.</text:p>
        </text:list-item>
        <text:list-item>
          <text:p text:style-name="P885">Unlike XML databases <text:span text:style-name="T524">we</text:span> support also non-hierarchical structures and overlap.</text:p>
        </text:list-item>
        <text:list-item>
          <text:p text:style-name="P885">Unlike search engines <text:span text:style-name="T524">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885">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885">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885">Full ability to search specific structure/context in information without even knowing their details (such as tag or field names).</text:p>
        </text:list-item>
        <text:list-item>
          <text:p text:style-name="P885">User defined "search time" unit of retrieval: the structure of documents <text:span text:style-name="T524">can be</text:span> exploited to identify which document elements (such as the appropriate chapter or page) to retrieve. No need for intermediate documents or re-indexing.</text:p>
        </text:list-item>
        <text:list-item>
          <text:p text:style-name="P885"><text:soft-page-break/>No need for a “middle layer” of content manipulation code. Instead of getting URLs from a search engine, fetching documents, parsing them, and navigating the DOMs to find required elements, <text:span text:style-name="T524">it</text:span> lets you simply request the elements you need and they are returned directly.</text:p>
        </text:list-item>
        <text:list-item>
          <text:p text:style-name="P884">"Any-to-Any" architecture: On-the-fly XML and other formats.</text:p>
        </text:list-item>
      </text:list>
      <text:p text:style-name="P732"/>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22" text:outline-level="2"><text:bookmark-start text:name="__RefHeading___Toc554480_1504888862"/>Differences from typical NoSQL, <text:span text:style-name="T933">XML</text:span> and Graph databases<text:bookmark-end text:name="__RefHeading___Toc554480_1504888862"/></text:h>
      <text:p text:style-name="P785">First and foremost, re-Isearch is <text:span text:style-name="T572">not</text:span><text:span text:style-name="T937"> </text:span><text:span text:style-name="T938"><text:s/>meant to be a primary datastore. It does not adhere to </text:span>ACID (atomicity, consistency, isolation, durability) properties. <text:span text:style-name="T934">Re-Isearch is about quickly searching high volumes of unstructured, semi-structured, or structured text for specific objects (words, phrases, numbers etc.) </text:span><text:span text:style-name="T935">and less about </text:span><text:span text:style-name="T936">storing and manipulating structured data.</text:span></text:p>
      <text:p text:style-name="P781"/>
      <text:p text:style-name="P786">In contrast to typical fulltext indexes, re-Isearch is about powerful structural search without limitations.<text:span text:style-name="T936"> NoSQL databases </text:span>don’t need a fixed schema but most<text:span text:style-name="T936"> don’t really allow for powerful structural search </text:span><text:span text:style-name="T924">and relationship exploration </text:span><text:span text:style-name="T923">a</text:span><text:span text:style-name="T936">s </text:span><text:span text:style-name="T923">they are </text:span><text:span text:style-name="T936">are aggregate-oriented, grouping the data based on a particular criterion </text:span><text:span text:style-name="T924">into a specific pigeon hole mode</text:span><text:span text:style-name="T925">l (e.g. json store or..)</text:span><text:span text:style-name="T924">.</text:span><text:span text:style-name="T936"> <text:s/>One well-known strategy for adding relationships to such stores is to embed an aggregate’s identifier inside the field belonging to another aggregate — effectively introducing foreign key</text:span><text:span text:style-name="T925">s. T</text:span><text:span text:style-name="T936">h</text:span><text:span text:style-name="T925">ese </text:span><text:span text:style-name="T442">joins</text:span><text:span text:style-name="T925">, however, can </text:span><text:span text:style-name="T936">become prohibitively expensive. Graph databases </text:span><text:span text:style-name="T924">are, </text:span><text:span text:style-name="T925">by contrast,</text:span><text:span text:style-name="T924"> designed for relations</text:span><text:span text:style-name="T936"> but tend for fulltext search within nodes to be quite sub-optimal. Most use an inverted index—not much different from </text:span><text:span text:style-name="T925">both </text:span><text:span text:style-name="T936">SQ</text:span><text:span text:style-name="T939">L </text:span><text:span text:style-name="T925">and typical NoSQL</text:span><text:span text:style-name="T936"> indexes—to build a text index. Given the potentially high number of nodes in a graph this tends to be only realistic when applied to a small number of nodes. Running fulltext on the labels of all nodes in a graph (a not terribly uncommon </text:span><text:span text:style-name="T922">worst practice) results in extremely poor performance and does not scale.</text:span></text:p>
      <text:p text:style-name="P781"/>
      <text:h text:style-name="P859" text:outline-level="4"><text:bookmark-start text:name="__RefHeading___Toc554482_1504888862"/>Difference to XML databases<text:bookmark-end text:name="__RefHeading___Toc554482_1504888862"/></text:h>
      <text:p text:style-name="P782"/>
      <text:p text:style-name="P777">Look that the following two documents: </text:p>
      <text:p text:style-name="P776"><text:span text:style-name="Source_20_Text"><text:span text:style-name="T653">&lt;!-- doc 1 --&gt;</text:span></text:span></text:p>
      <text:p text:style-name="P262"><text:span text:style-name="Source_20_Text"><text:span text:style-name="T653">&lt;document id="1" foo="bar"/&gt;</text:span></text:span></text:p>
      <text:p text:style-name="P262"/>
      <text:p text:style-name="P262"><text:span text:style-name="Source_20_Text"><text:span text:style-name="T653">&lt;!-- doc 2 --&gt;</text:span></text:span></text:p>
      <text:p text:style-name="P262"><text:span text:style-name="Source_20_Text"><text:span text:style-name="T653">&lt;document id="2"&gt;</text:span></text:span></text:p>
      <text:p text:style-name="P262"><text:span text:style-name="Source_20_Text"><text:span text:style-name="T658"><text:s text:c="2"/></text:span></text:span><text:span text:style-name="Source_20_Text"><text:span text:style-name="T653">&lt;element foo="bar" /&gt;</text:span></text:span></text:p>
      <text:p text:style-name="P262"><text:span text:style-name="Source_20_Text"><text:span text:style-name="T653">&lt;/doc&gt;</text:span></text:span></text:p>
      <text:p text:style-name="P777"/>
      <text:p text:style-name="P79">A typical XML database won’t be able to link the two “documents” via “bar” of type “foo”. With a graph database design t<text:span text:style-name="T675">he Bar node is shared and we can query for all nodes connected to Bar. </text:span></text:p>
      <text:p text:style-name="P783"><text:span text:style-name="T676">With re-Isearch we </text:span><text:span text:style-name="T677">expliot its support of complex attributes</text:span><text:span text:style-name="T676"> just search for “</text:span><text:span text:style-name="T678">bar” in</text:span><text:span text:style-name="T676"> @fo</text:span><text:span text:style-name="T678">o (which is the anonomyous attribute “foo”, alongside document@foo and element@foo from doc1 resp. doc2).</text:span></text:p>
      <text:h text:style-name="P860" text:outline-level="4"><text:bookmark-start text:name="__RefHeading___Toc1840661_1504888862"/><text:soft-page-break/><text:span text:style-name="T680">D</text:span><text:span text:style-name="T679">ifferences to Graph Databases (Joins)</text:span><text:bookmark-end text:name="__RefHeading___Toc1840661_1504888862"/></text:h>
      <text:p text:style-name="P470"><text:span text:style-name="T941">In an RDMS a</text:span> join statement is mainly used to combine two tables based on a specified common field between them. If we talk in terms of Relational algebra, it is the cartesian product of two tables followed by the selection operation. </text:p>
      <text:p text:style-name="P470"/>
      <text:p text:style-name="P470">In a Graph Database we traverse and don’t join. We build a<text:span text:style-name="T930">nd extend a</text:span> graph. <text:span text:style-name="T940">There is the concept of graph and not document (or record).</text:span> <text:span text:style-name="T930">While re-Isearch can traverse the implicit graph of a record it can do more.</text:span> Re-isearch is designed and optimized for a generic and flexible search and provides a mechanism to support <text:span text:style-name="T930">searching for virtually </text:span>join<text:span text:style-name="T930">ed </text:span><text:span text:style-name="T942">(or related)</text:span> records in completely different indexes via a shared <text:span text:style-name="T942">common index</text:span> key. <text:span text:style-name="T931">Our joins </text:span><text:span text:style-name="T932">can </text:span><text:span text:style-name="T931">apply across results from search </text:span><text:span text:style-name="T932">in different indexes (normal conjugation like AND, OR can only apply within an index).</text:span></text:p>
      <text:p text:style-name="P470"/>
      <text:p text:style-name="P467">The motivation is to allow a search for two different indexes with different views to data to be able to aggregate and filter into a result. </text:p>
      <text:p text:style-name="P466"/>
      <text:p text:style-name="P466">Example (using XML syntax for ease of explanation) <text:span text:style-name="T926">motivated by RDBMS use cases:</text:span></text:p>
      <text:p text:style-name="P466"/>
      <text:p text:style-name="P778"><text:span text:style-name="Source_20_Text"><text:span text:style-name="T654">In index1:</text:span></text:span></text:p>
      <text:p text:style-name="P264"><text:span text:style-name="Source_20_Text"><text:span text:style-name="T653">&lt;document </text:span></text:span><text:span text:style-name="Source_20_Text"><text:span text:style-name="T655">id=1234567”</text:span></text:span><text:span text:style-name="Source_20_Text"><text:span text:style-name="T653">&gt;</text:span></text:span></text:p>
      <text:p text:style-name="P264"><text:span text:style-name="Source_20_Text"><text:span text:style-name="T653"><text:s/>&lt;</text:span></text:span><text:span text:style-name="Source_20_Text"><text:span text:style-name="T654">name&gt;</text:span></text:span><text:span text:style-name="Source_20_Text"><text:span text:style-name="T653">"</text:span></text:span><text:span text:style-name="Source_20_Text"><text:span text:style-name="T654">Edward Zimmermann&lt;/name&gt;</text:span></text:span></text:p>
      <text:p text:style-name="P264"><text:span text:style-name="Source_20_Text"><text:span text:style-name="T654"><text:s/>&lt;key=”1234567” <text:s/></text:span></text:span><text:span text:style-name="Source_20_Text"><text:span text:style-name="T653">/&gt;</text:span></text:span></text:p>
      <text:p text:style-name="P264"><text:span text:style-name="Source_20_Text"><text:span text:style-name="T653">...</text:span></text:span></text:p>
      <text:p text:style-name="P263"/>
      <text:p text:style-name="P265"><text:span text:style-name="Source_20_Text"><text:span text:style-name="T655">In index2:</text:span></text:span></text:p>
      <text:p text:style-name="P263"><text:span text:style-name="Source_20_Text"><text:span text:style-name="T653">&lt;document </text:span></text:span><text:span text:style-name="Source_20_Text"><text:span text:style-name="T655">id</text:span></text:span><text:span text:style-name="Source_20_Text"><text:span text:style-name="T653">="</text:span></text:span><text:span text:style-name="Source_20_Text"><text:span text:style-name="T655">1234567</text:span></text:span><text:span text:style-name="Source_20_Text"><text:span text:style-name="T653">"&gt;</text:span></text:span></text:p>
      <text:p text:style-name="P263"><text:span text:style-name="Source_20_Text"><text:span text:style-name="T658"><text:s/>&lt;</text:span></text:span><text:span text:style-name="Source_20_Text"><text:span text:style-name="T654">org&gt;Nonmonotonic</text:span></text:span><text:span text:style-name="Source_20_Text"><text:span text:style-name="T653">&lt;</text:span></text:span><text:span text:style-name="Source_20_Text"><text:span text:style-name="T655">org</text:span></text:span><text:span text:style-name="Source_20_Text"><text:span text:style-name="T653">/&gt;</text:span></text:span></text:p>
      <text:p text:style-name="P263"><text:span text:style-name="Source_20_Text"><text:span text:style-name="T660">...</text:span></text:span></text:p>
      <text:p text:style-name="P466"/>
      <text:p text:style-name="P472">In <text:span text:style-name="T927">I</text:span>ndex1 we have names (typical relational model). In Index 2 we have orgs and other information.</text:p>
      <text:p text:style-name="P472"/>
      <text:p text:style-name="P472">We can search Index2 for records that have org “nonmonotonic” and search Index1 for people named “Edward” to answer the question do we have any <text:span text:style-name="T926">Edwards wotking for an org named Nonmonotonic</text:span>? What is their id (which we use as a unique key to identify a person).</text:p>
      <text:p text:style-name="P472"/>
      <text:p text:style-name="P473">This is a bit different from the models <text:span text:style-name="T928">searching </text:span>RDMS. <text:span text:style-name="T928">With these systems we typically join a number of tables together and then search that new table. That is why SQL has inclusive and exclusive, multiple types—inner, outter and cross—and left, right etc. joins.</text:span></text:p>
      <text:p text:style-name="P473"/>
      <text:p text:style-name="P474">Our joins apply like a variation of conjunction (OR, AND) applied across results from search to create a new search result set rather than search applied to conjugated data.</text:p>
      <text:p text:style-name="P469"/>
      <text:p text:style-name="P467">We support 3 variantions to join two result sets:</text:p>
      <table:table table:name="Table35" table:style-name="Table35">
        <table:table-column table:style-name="Table35.A"/>
        <table:table-column table:style-name="Table35.B"/>
        <table:table-row>
          <table:table-cell table:style-name="Table35.A1" office:value-type="string">
            <text:p text:style-name="P333">JOIN</text:p>
          </table:table-cell>
          <table:table-cell table:style-name="Table35.B1" office:value-type="string">
            <text:p text:style-name="P333"><text:span text:style-name="T95">J</text:span>oin, <text:span text:style-name="T95">a set containing elements shared (common record keys) between both sets.</text:span></text:p>
          </table:table-cell>
        </table:table-row>
        <table:table-row>
          <table:table-cell table:style-name="Table35.A2" office:value-type="string">
            <text:p text:style-name="P333">JOINL</text:p>
          </table:table-cell>
          <table:table-cell table:style-name="Table35.B2" office:value-type="string">
            <text:p text:style-name="P333">Join left, <text:span text:style-name="T95">a set containing those on the right PLUS those on the left with common keys</text:span></text:p>
          </table:table-cell>
        </table:table-row>
        <table:table-row>
          <table:table-cell table:style-name="Table35.A2" office:value-type="string">
            <text:p text:style-name="P333">JOINR</text:p>
          </table:table-cell>
          <table:table-cell table:style-name="Table35.B2" office:value-type="string">
            <text:p text:style-name="P333">Join right, <text:span text:style-name="T95">a set containing those of the left PLUS those on the right with common keys</text:span></text:p>
          </table:table-cell>
        </table:table-row>
      </table:table>
      <text:p text:style-name="P468"/>
      <text:p text:style-name="P467"><text:soft-page-break/></text:p>
      <text:p text:style-name="P233"><text:span text:style-name="T680">B</text:span><text:span text:style-name="T679">eyond this simple example there are a weath of use cases where different searchers may have different index views. Since these indexes can be themselves collections (even on-the-fly defined) we have a means to efficiently search and combine.</text:span></text:p>
      <text:p text:style-name="P472"/>
      <text:p text:style-name="P232"><text:span text:style-name="T679">We </text:span><text:span text:style-name="T694">don’t</text:span><text:span text:style-name="T679"> support arbitary elements at search time for the key to use for joins but use the record key</text:span><text:span text:style-name="T682">s</text:span><text:span text:style-name="T679"> which w</text:span><text:span text:style-name="T682">ere</text:span><text:span text:style-name="T679"> defined </text:span><text:span text:style-name="T681">(or created)</text:span><text:span text:style-name="T679"> at index time. This has been a conscious and explicit design decision as we have, <text:s/>to date, not seen a business cases for joins using arbitary field/path contents as keys for search. </text:span><text:span text:style-name="T681">These joins using a search time specified foreign key not only would demand some knowledge about the structure and inter-relationships of the data (in SQL we have fixed schemas </text:span><text:span text:style-name="T689">which have apriori been crafted for specific use cases </text:span><text:span text:style-name="T690">and models of search and retrieval</text:span><text:span text:style-name="T689"> </text:span><text:span text:style-name="T688">so </text:span><text:span text:style-name="T681">this is a reasonable assumption but in re-Isearch we are completely unbrideled and generally have no unified much less fixed schema) but also </text:span><text:span text:style-name="T682">slower as it would have to retrieve the contents of the specified field/path (see also the</text:span><text:a xlink:type="simple" xlink:href="#15.Scan Service|outline" text:style-name="Internet_20_link" text:visited-style-name="Visited_20_Internet_20_Link"> scan operation</text:a><text:span text:style-name="T682">) to create the key values to join against—</text:span><text:span text:style-name="T695">in re-Isearch the result sets (IRSETs) that are joined don’t yet have their paths etc. resolved (RSETs).</text:span><text:span text:style-name="T679"> </text:span></text:p>
      <text:p text:style-name="P480"/>
      <text:p text:style-name="P232"><text:span text:style-name="T695">Should this functionality be needed it could</text:span><text:span text:style-name="T683"> be easily implemented using one of the extension languages (Python, Tcl et al). </text:span><text:span text:style-name="T691">Using the extension language for an application rather than relying solely on the query language is not just more powerful and flexible but would also typically be also more performant as it need not be as generic in approach. </text:span></text:p>
      <text:p text:style-name="P478"/>
      <text:p text:style-name="P230"><text:span text:style-name="T693">Let’s look at the following</text:span><text:span text:style-name="T692">:</text:span><text:span text:style-name="T683"> </text:span></text:p>
      <text:p text:style-name="P475"/>
      <text:p text:style-name="P779"><text:span text:style-name="Source_20_Text"><text:span text:style-name="T657">from </text:span></text:span><text:span text:style-name="Source_20_Text"><text:span text:style-name="T654">index1:</text:span></text:span></text:p>
      <text:p text:style-name="P266"><text:span text:style-name="Source_20_Text"><text:span text:style-name="T653">&lt;document&gt;</text:span></text:span></text:p>
      <text:p text:style-name="P266"><text:span text:style-name="Source_20_Text"><text:span text:style-name="T653"><text:s/>&lt;</text:span></text:span><text:span text:style-name="Source_20_Text"><text:span text:style-name="T654">name&gt;</text:span></text:span><text:span text:style-name="Source_20_Text"><text:span text:style-name="T653">"</text:span></text:span><text:span text:style-name="Source_20_Text"><text:span text:style-name="T654">Edward Zimmermann&lt;/name&gt;</text:span></text:span></text:p>
      <text:p text:style-name="P266"><text:span text:style-name="Source_20_Text"><text:span text:style-name="T654"><text:s/>&lt;</text:span></text:span><text:span text:style-name="Source_20_Text"><text:span text:style-name="T656">org&gt;Nonmonotonic Networks&lt;/org&gt;</text:span></text:span></text:p>
      <text:p text:style-name="P266"><text:span text:style-name="Source_20_Text"><text:span text:style-name="T653">...</text:span></text:span></text:p>
      <text:p text:style-name="P266"/>
      <text:p text:style-name="P266"><text:span text:style-name="Source_20_Text"><text:span text:style-name="T657">from </text:span></text:span><text:span text:style-name="Source_20_Text"><text:span text:style-name="T655">index2:</text:span></text:span></text:p>
      <text:p text:style-name="P266"><text:span text:style-name="Source_20_Text"><text:span text:style-name="T655"/></text:span></text:p>
      <text:p text:style-name="P266"><text:span text:style-name="Source_20_Text"><text:span text:style-name="T653">&lt;document&gt;</text:span></text:span></text:p>
      <text:p text:style-name="P266"><text:span text:style-name="Source_20_Text"><text:span text:style-name="T658"><text:s/>&lt;</text:span></text:span><text:span text:style-name="Source_20_Text"><text:span text:style-name="T659">name</text:span></text:span><text:span text:style-name="Source_20_Text"><text:span text:style-name="T654">&gt;Nonmonotonic&lt;</text:span></text:span><text:span text:style-name="Source_20_Text"><text:span text:style-name="T656">name</text:span></text:span><text:span text:style-name="Source_20_Text"><text:span text:style-name="T653">/&gt;</text:span></text:span></text:p>
      <text:p text:style-name="P266"><text:span text:style-name="Source_20_Text"><text:span text:style-name="T653"><text:s text:c="2"/>&lt;</text:span></text:span><text:span text:style-name="Source_20_Text"><text:span text:style-name="T656">field&gt;machine learning&lt;/field&gt;</text:span></text:span></text:p>
      <text:p text:style-name="P221"><text:span text:style-name="Source_20_Text"><text:span text:style-name="T661">…</text:span></text:span></text:p>
      <text:p text:style-name="P221"><text:span text:style-name="Source_20_Text"><text:span text:style-name="T661"/></text:span></text:p>
      <text:p text:style-name="Text_20_body"><text:span text:style-name="Source_20_Text"><text:span text:style-name="T686">L</text:span></text:span><text:span text:style-name="Source_20_Text"><text:span text:style-name="T684">et’s assume </text:span></text:span><text:span text:style-name="Source_20_Text"><text:span text:style-name="T686">in this example</text:span></text:span><text:span text:style-name="Source_20_Text"><text:span text:style-name="T684"> that</text:span></text:span><text:span text:style-name="Source_20_Text"><text:span text:style-name="T685"> the first index contains records about people and the second contains intelligence about organizations.</text:span></text:span></text:p>
      <text:p text:style-name="Text_20_body"><text:span text:style-name="Source_20_Text"><text:span text:style-name="T105"/></text:span></text:p>
      <text:p text:style-name="Text_20_body"><text:span text:style-name="Source_20_Text"><text:span text:style-name="T685">Now I’m interested in searching for </text:span></text:span><text:span text:style-name="Source_20_Text"><text:span text:style-name="T684">an “</text:span></text:span><text:span text:style-name="Source_20_Text"><text:span text:style-name="T685">Edward” that is working in an organization is is active in “machine learning”.</text:span></text:span></text:p>
      <text:p text:style-name="Text_20_body"><text:span text:style-name="Source_20_Text"><text:span text:style-name="T105"/></text:span></text:p>
      <text:p text:style-name="Text_20_body"><text:span text:style-name="Source_20_Text"><text:span text:style-name="T105">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105"/></text:span></text:p>
      <text:p text:style-name="P787"><text:span text:style-name="Source_20_Text"><text:span text:style-name="T105">This approach is not only more flexible and more powerful it is also potentially much more performant tha</text:span></text:span><text:span text:style-name="Source_20_Text"><text:span text:style-name="T379">n</text:span></text:span><text:span text:style-name="Source_20_Text"><text:span text:style-name="T105"> generic foreign key joins as the intermediate sets will often be significantly smaller </text:span></text:span><text:span text:style-name="Source_20_Text"><text:span text:style-name="T379">(average </text:span></text:span><text:span text:style-name="Source_20_Text"><text:span text:style-name="T380">sort</text:span></text:span><text:span text:style-name="Source_20_Text"><text:span text:style-name="T379"> performance is <text:s/>O(n log n) where n is the number of results </text:span></text:span><text:span text:style-name="Source_20_Text"><text:span text:style-name="T380">while the search itself is </text:span></text:span><text:span text:style-name="Source_20_Text"><text:span text:style-name="T379"><text:s/>O</text:span></text:span><text:span text:style-name="Source_20_Text"><text:span text:style-name="T380">(</text:span></text:span><text:span text:style-name="Source_20_Text"><text:span text:style-name="T381">p </text:span></text:span><text:span text:style-name="Source_20_Text"><text:span text:style-name="T379">log </text:span></text:span><text:span text:style-name="Source_20_Text"><text:span text:style-name="T380">m</text:span></text:span><text:span text:style-name="Source_20_Text"><text:span text:style-name="T379">) </text:span></text:span><text:span text:style-name="Source_20_Text"><text:span text:style-name="T380">where m is the number of unique </text:span></text:span><text:soft-page-break/><text:span text:style-name="Source_20_Text"><text:span text:style-name="T380">terms in the index </text:span></text:span><text:span text:style-name="Source_20_Text"><text:span text:style-name="T381">and p is the number of terms in the query</text:span></text:span><text:span text:style-name="Source_20_Text"><text:span text:style-name="T380"> so as n grows it tends to dominate the limiting performance ).</text:span></text:span><text:span text:style-name="Source_20_Text"><text:span text:style-name="T379"> <text:s/></text:span></text:span></text:p>
      <text:h text:style-name="P823" text:outline-level="2"><text:bookmark-start text:name="__RefHeading___Toc20657_3285073552"/>Unit of Retrieval<text:bookmark-end text:name="__RefHeading___Toc20657_3285073552"/></text:h>
      <text:p text:style-name="P541"><text:line-break/>In "traditional" search engine models there is a standard unit of the record. Its the unit of index (the page, PDF, Word document) and retrieval. By contrast we have a user defined "search time" unit of retrieval: the structure of documents <text:span text:style-name="T905">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905">Since we know the location of hits (matches) within <text:s/>a record we can transverse its structure (which can be viewed as a graph) to find other relevant bits or retrieve relevant elements.</text:span></text:p>
      <text:p text:style-name="P541"/>
      <text:p text:style-name="P541">The domain of search is information and this may be a relevant part of a document or a collection of relevant documents (such as a Journal, Newspaper, Encyclopedia, Social Network etc.).</text:p>
      <text:h text:style-name="P810" text:outline-level="1"><text:bookmark-start text:name="__RefHeading___Toc22445_3944928437"/><text:span text:style-name="T826">Hardware &amp; OS </text:span>Prerequisites<text:bookmark-end text:name="__RefHeading___Toc22445_3944928437"/></text:h>
      <text:p text:style-name="P185">The re-Isearch engine is developed in a simplified version of C++. <text:span text:style-name="T911">Standard object paradigms like strings, lists, hashmaps etc. are handled internally. </text:span>It is intended to be compile-able on the widest possible range of hardware, <text:span text:style-name="T561">operating systems and compilers</text:span>. <text:span text:style-name="T912">It is designed to be completely unencumbered by license restrictions</text:span><text:span text:style-name="T912"><text:note text:id="ftn3" text:note-class="footnote"><text:note-citation>3</text:note-citation><text:note-body><text:p text:style-name="Footnote"><text:span text:style-name="T912">Java libraries depend, by contrast, upon Java which is itself not free software. The </text:span>Java Runtime Environment (JRE) use for embedded devices may, <text:span text:style-name="T912">for instance, even</text:span> require a license fee from Oracle.</text:p></text:note-body></text:note></text:span><text:span text:style-name="T912">. </text:span>It is also designed to run, if needed, in <text:span text:style-name="T549">a comparatively</text:span> small memory footprint <text:span text:style-name="T555">(previous version have run on 32-bit machines with as little as 8 MB physical RAM</text:span><text:span text:style-name="T555"><text:note text:id="ftn4" text:note-class="footnote"><text:note-citation>4</text:note-citation><text:note-body><text:p text:style-name="P748">By comparison alone a Java runtime requires 128 MB physical RAM to run.</text:p></text:note-body></text:note></text:span><text:span text:style-name="T555">)</text:span> <text:span text:style-name="T550">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84"/>
      <text:p text:style-name="P486">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913">Using mainboards with more PCIe lanes and </text:span>Gigabit interconnect <text:span text:style-name="T913">for clusters </text:span>deliver<text:span text:style-name="T913">s</text:span> more than CPU cores—<text:span text:style-name="T913">a suitably designed machine using, for example, an energy efficient ARM CPU can outperform a 24-core Xenon for this use case. </text:span>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485"/>
      <text:p text:style-name="P487">While a board such as the Raspberry Pi <text:span text:style-name="T698">Zero or</text:span> B might be ill-suited due to <text:span text:style-name="T698">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698">get beyond 200 MB/s. On personal hardware, performance on Apple’s new M1 hardware (iPad, Macbook)--which also have Thunderbolt 4 interfaces—is impressive.</text:span></text:p>
      <text:p text:style-name="P183"><text:soft-page-break/></text:p>
      <text:p text:style-name="P490"><text:span text:style-name="T915">Benchmarking on more mainstream hardware. Tests r</text:span>unning <text:span text:style-name="T562">on our reference</text:span> <text:span text:style-name="T561"><text:s/>Intel® Core™ i7-6920HQ <text:s/>(2.90 GHz) notebook using a low cost Samsung T5 USB 3.2 drive (500 MB/sec read/write) and indexing</text:span> <text:span text:style-name="T914">with</text:span> <text:span text:style-name="T558">512MB </text:span><text:s/>Memory, <text:s/><text:span text:style-name="T562">get on average around </text:span>56<text:span text:style-name="T562">00</text:span>k words/min <text:span text:style-name="T561">(roughly ½ million emails in under 20 minutes). Indexing full text (without deep parsing) we see speeds 17-20x as fast. On the i7 notebook that results in better than </text:span>7<text:span text:style-name="T817">0 million </text:span>words/min. <text:span text:style-name="T818">Despite the process being I/O bound <text:s/>and designed for minimal system impact, we see on generic desktops and servers performance as fast as 99000k words/min . Most of the indexing time is spent analyzing document structure and parsing.</text:span></text:p>
      <text:p text:style-name="P489"/>
      <text:p text:style-name="P491">This all without a noticeable workload. Thunderbolt 4 (already provided on a 2021 Apple hardware) provides up to 40 Gbit/s and some newer drives are already appearing that have read/write rates over 2.5 GB/s.</text:p>
      <text:p text:style-name="P488"/>
      <text:p text:style-name="P492">A typical data center server can easily handle many parallel indexing jobs while concurrently providing search without a hitch and substantially higher I/O throughputs. </text:p>
      <text:p text:style-name="P492"/>
      <text:p text:style-name="P719">Search time depends too on I/O but also the memory allocator and is most strongly tied to the size of each intermediate set buil<text:span text:style-name="T916">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86"/>
      <text:p text:style-name="P187">While the primary development platform for the<text:span text:style-name="T883"> precursor to re-Isearch, the</text:span> <text:span text:style-name="T882">IB</text:span> engine, was Solaris SPARC it was used extensively on x86, MIPS, PowerPC, Alpha, PA-Risc and a number of Unix operating systems <text:span text:style-name="T556">(Solaris, Scientific Linux, IRIX, AIX, Tru64, HP-UX)</text:span> and Microsoft’s Windows (pre-Windows 10). Re-Isearch, by contrast, has as primary development platform x86 Ubuntu <text:s/>with ARM based Ubuntu <text:span text:style-name="T699">(currently <text:s/>NVIDIA)</text:span> as 2<text:span text:style-name="T551">nd</text:span> platform. It should compile and run without issues on other x86 and ARM based Unix and Linux operating systems. </text:p>
      <text:p text:style-name="P187"/>
      <text:p text:style-name="P187"><text:span text:style-name="T884">For Windows it will need a little bit of work, mainly in the build system. Compatibility s</text:span>upport code for Win32/64 API is included but <text:span text:style-name="T563">is</text:span>, at this time, not supported. Official support for Windows (ARM and x86), <text:span text:style-name="T557">Android (ARM)</text:span> , Apple IOS <text:span text:style-name="T557">(ARM)</text:span> <text:span text:style-name="T557">and iPadOS are</text:span> on the <text:span text:style-name="T556">road-map.</text:span> <text:span text:style-name="T557">An experimental fork for HPC clusters too are in planning.</text:span></text:p>
      <text:list xml:id="list4132644518" text:style-name="List_20_5">
        <text:list-item>
          <text:p text:style-name="P854">File Systems</text:p>
        </text:list-item>
      </text:list>
      <text:p text:style-name="P734">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89"/>
      <text:p text:style-name="P735">The use of file systems such as XFS is strongly advised against. Good choices range for use on external SSDs range from F2FS (Flash-Friendly File System) to exFAT <text:span text:style-name="T566">(its main disadvantage is that it is </text:span><text:span text:style-name="T571">proprietary</text:span><text:span text:style-name="T566"> and even the reverse engineered versions have run afoul of </text:span><text:span text:style-name="T571">Microsoft patents</text:span><text:span text:style-name="T566">)</text:span>. </text:p>
      <text:p text:style-name="P735"/>
      <table:table table:name="Table10" table:style-name="Table10">
        <table:table-column table:style-name="Table10.A"/>
        <table:table-column table:style-name="Table10.B"/>
        <table:table-row>
          <table:table-cell table:style-name="Table10.A1" office:value-type="string">
            <text:p text:style-name="P202">File System</text:p>
          </table:table-cell>
          <table:table-cell table:style-name="Table10.B1" office:value-type="string">
            <text:p text:style-name="P198">Max. number of files</text:p>
          </table:table-cell>
        </table:table-row>
        <text:soft-page-break/>
        <table:table-row>
          <table:table-cell table:style-name="Table10.A2" office:value-type="string">
            <text:p text:style-name="P296">F2FS</text:p>
          </table:table-cell>
          <table:table-cell table:style-name="Table10.B2" office:value-type="string">
            <text:p text:style-name="P296">Depends on volume size</text:p>
          </table:table-cell>
        </table:table-row>
        <table:table-row>
          <table:table-cell table:style-name="Table10.A2" office:value-type="string">
            <text:p text:style-name="P297">exFAT</text:p>
          </table:table-cell>
          <table:table-cell table:style-name="Table10.B2" office:value-type="string">
            <text:p text:style-name="P275">2,796,202 per directory</text:p>
          </table:table-cell>
        </table:table-row>
        <table:table-row>
          <table:table-cell table:style-name="Table10.A2" office:value-type="string">
            <text:p text:style-name="P297">ext2, ext3</text:p>
          </table:table-cell>
          <table:table-cell table:style-name="Table10.B2" office:value-type="string">
            <text:p text:style-name="P297">32K per directory </text:p>
          </table:table-cell>
        </table:table-row>
        <table:table-row>
          <table:table-cell table:style-name="Table10.A2" office:value-type="string">
            <text:p text:style-name="P297">ext4</text:p>
          </table:table-cell>
          <table:table-cell table:style-name="Table10.B2" office:value-type="string">
            <text:p text:style-name="P297">64K per directory (by default)</text:p>
          </table:table-cell>
        </table:table-row>
        <table:table-row>
          <table:table-cell table:style-name="Table10.A2" office:value-type="string">
            <text:p text:style-name="P297">Reiser4</text:p>
          </table:table-cell>
          <table:table-cell table:style-name="Table10.B2" office:value-type="string">
            <text:p text:style-name="P297">Unlimited</text:p>
          </table:table-cell>
        </table:table-row>
        <table:table-row>
          <table:table-cell table:style-name="Table10.A2" office:value-type="string">
            <text:p text:style-name="P297">NTFS</text:p>
          </table:table-cell>
          <table:table-cell table:style-name="Table10.B2" office:value-type="string">
            <text:p text:style-name="P275">4,294,967,295 <text:span text:style-name="T569">(Total folder = Total disk)</text:span></text:p>
          </table:table-cell>
        </table:table-row>
      </table:table>
      <text:p text:style-name="P735"/>
      <text:p text:style-name="P735">Ext4 is not a bad file system <text:span text:style-name="T570">(and the 64K limit can be lifted)</text:span> but journal<text:span text:style-name="T574">s are</text:span> counter-productive for indexes.</text:p>
      <text:p text:style-name="P734"/>
      <text:p text:style-name="P734"><text:span text:style-name="T568">While journals offer</text:span> data consistency for unexpected system crashes or power losses <text:span text:style-name="T568">they also suffer from performance decrease due to the extra journal writes. Generally indexes are easily reconstructed so have little need for the level of data consistency afforded. </text:span></text:p>
      <text:p text:style-name="P734"/>
      <text:p text:style-name="P736"><text:span text:style-name="T565">If one want to use</text:span> ext4 on an external SSD for indexing it is <text:span text:style-name="T566">advised</text:span> <text:s/><text:span text:style-name="T564">that one disable journaling. Assuming that the SSD is /</text:span><text:span text:style-name="T422">dev</text:span><text:span text:style-name="T435">/sda2</text:span><text:span text:style-name="T564"> mounted on /</text:span><text:span text:style-name="T422">media</text:span><text:span text:style-name="T435">/ssd:</text:span></text:p>
      <text:list text:style-name="L3">
        <text:list-item>
          <text:p text:style-name="P874">unmount /<text:span text:style-name="T418">media</text:span><text:span text:style-name="T432">/ssd</text:span></text:p>
          <text:p text:style-name="P875">Unmount the disk. Note that in general it is not safe to run e2fsck on mounted filesystems.</text:p>
        </text:list-item>
        <text:list-item>
          <text:p text:style-name="P876">tune4fs -O ^has_journal /dev/sda2</text:p>
          <text:p text:style-name="P875">Turn off the journal feature</text:p>
        </text:list-item>
        <text:list-item>
          <text:p text:style-name="P876">e4fsck –f /dev/sda2</text:p>
          <text:p text:style-name="P875"><text:span text:style-name="T575">Optionally c</text:span>heck the filesystem to confirm its integrity</text:p>
        </text:list-item>
        <text:list-item>
          <text:p text:style-name="P876">reboot</text:p>
        </text:list-item>
        <text:list-item>
          <text:p text:style-name="P876">dmesg | grep EXT4</text:p>
          <text:p text:style-name="P875">Check the messages to confirm that its without journaling</text:p>
        </text:list-item>
      </text:list>
      <text:p text:style-name="Text_20_body"/>
      <text:p text:style-name="Text_20_body"><text:span text:style-name="T700">On Apple platforms (IpadOS, MacOS, IOS) <text:s/>we have alongside </text:span>Ex-FAT, <text:s/>FAT-32, HSF+, and APFS <text:span text:style-name="T700">for external drives—2021 models with Thunderbolt 4.</text:span></text:p>
      <text:list xml:id="list223810078810988" text:continue-list="list4132644518" text:style-name="List_20_5">
        <text:list-item>
          <text:p text:style-name="P854">Hardware and OS Checklist:</text:p>
        </text:list-item>
      </text:list>
      <text:list text:style-name="L4">
        <text:list-item>
          <text:p text:style-name="P886">32 or 64-bit POSIX Unix/Linux. </text:p>
        </text:list-item>
        <text:list-item>
          <text:p text:style-name="P888">Min. 8 MB Physical RAM.</text:p>
        </text:list-item>
        <text:list-item>
          <text:p text:style-name="P887">Virtual Memory System activated.</text:p>
        </text:list-item>
        <text:list-item>
          <text:p text:style-name="P887"><text:span text:style-name="T567">Choose a faster file system configured for the use case</text:span> </text:p>
        </text:list-item>
        <text:list-item>
          <text:p text:style-name="P886">If possible choose faster memory, fast disks, preferably SSDs</text:p>
        </text:list-item>
      </text:list>
      <text:h text:style-name="P811" text:outline-level="1"><text:bookmark-start text:name="__RefHeading___Toc20661_3285073552"/>Design<text:bookmark-end text:name="__RefHeading___Toc20661_3285073552"/></text:h>
      <text:p text:style-name="P75"><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44">The</text:span><text:span text:style-name="T450"> </text:span><text:span text:style-name="T6">Core</text:span><text:span text:style-name="T450"> </text:span><text:span text:style-name="T444">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oft-page-break/><text:span text:style-name="T64">Datatypes</text:span> (object data types handled polymorphic to text)<text:bookmark-end text:name="__RefHeading___Toc20663_3285073552"/></text:h>
      <text:p text:style-name="P726">Data types are handled by the core and extendable within code. Many of these are well known from standard schemas such as string, boolean, numerical, computed, date and many more motivated by user needs such as phonetic types. Milestone 1 <text:span text:style-name="T70">(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26"/>
      <text:p text:style-name="P726"/>
      <text:p text:style-name="P726"/>
      <text:p text:style-name="P726"/>
      <table:table table:name="Table12" table:style-name="Table12">
        <table:table-column table:style-name="Table12.A"/>
        <table:table-column table:style-name="Table12.B"/>
        <table:table-row>
          <table:table-cell table:style-name="Table12.A1" office:value-type="string">
            <text:p text:style-name="P203">Data-type name</text:p>
          </table:table-cell>
          <table:table-cell table:style-name="Table12.B1" office:value-type="string">
            <text:p text:style-name="P203">Description</text:p>
          </table:table-cell>
        </table:table-row>
        <table:table-row>
          <table:table-cell table:style-name="Table12.A2" office:value-type="string">
            <text:p text:style-name="P276">string </text:p>
          </table:table-cell>
          <table:table-cell table:style-name="Table12.B2" office:value-type="string">
            <text:p text:style-name="P276">String (full text)</text:p>
          </table:table-cell>
        </table:table-row>
        <table:table-row>
          <table:table-cell table:style-name="Table12.A2" office:value-type="string">
            <text:p text:style-name="P276">numerical</text:p>
          </table:table-cell>
          <table:table-cell table:style-name="Table12.B2" office:value-type="string">
            <text:p text:style-name="P276">Numerical IEEE floating</text:p>
          </table:table-cell>
        </table:table-row>
        <table:table-row>
          <table:table-cell table:style-name="Table12.A2" office:value-type="string">
            <text:p text:style-name="P276">computed</text:p>
          </table:table-cell>
          <table:table-cell table:style-name="Table12.B2" office:value-type="string">
            <text:p text:style-name="P276">Computed Numerical</text:p>
          </table:table-cell>
        </table:table-row>
        <table:table-row>
          <table:table-cell table:style-name="Table12.A2" office:value-type="string">
            <text:p text:style-name="P276">range <text:s/><text:tab/></text:p>
          </table:table-cell>
          <table:table-cell table:style-name="Table12.B2" office:value-type="string">
            <text:p text:style-name="P276">Range of Numbers</text:p>
          </table:table-cell>
        </table:table-row>
        <table:table-row>
          <table:table-cell table:style-name="Table12.A2" office:value-type="string">
            <text:p text:style-name="P276">date</text:p>
          </table:table-cell>
          <table:table-cell table:style-name="Table12.B2" office:value-type="string">
            <text:p text:style-name="P276">Date/Time in any of a large number of well defined formats <text:span text:style-name="T580">including common ISO, W3 and IETF formats.</text:span></text:p>
          </table:table-cell>
        </table:table-row>
        <table:table-row>
          <table:table-cell table:style-name="Table12.A2" office:value-type="string">
            <text:p text:style-name="P276">date-range <text:s/></text:p>
          </table:table-cell>
          <table:table-cell table:style-name="Table12.B2" office:value-type="string">
            <text:p text:style-name="P276">Range of Date as Start/End but also +N Seconds (to Years)</text:p>
          </table:table-cell>
        </table:table-row>
        <table:table-row>
          <table:table-cell table:style-name="Table12.A2" office:value-type="string">
            <text:p text:style-name="P276">box <text:s/><text:tab/></text:p>
          </table:table-cell>
          <table:table-cell table:style-name="Table12.B2" office:value-type="string">
            <text:p text:style-name="P277">Geospatial bounding box <text:span text:style-name="T597">coordinates </text:span>(N,W,S,E): <text:span text:style-name="T598">R</text:span>ECT{c0 c1 c2 c3<text:span text:style-name="T597">}</text:span></text:p>
          </table:table-cell>
        </table:table-row>
        <table:table-row>
          <table:table-cell table:style-name="Table12.A2" office:value-type="string">
            <text:p text:style-name="P276">gpoly <text:s/><text:tab/></text:p>
          </table:table-cell>
          <table:table-cell table:style-name="Table12.B2" office:value-type="string">
            <text:p text:style-name="P277">Geospatial n-ary coordinate<text:span text:style-name="T600">s as list of vertices.</text:span></text:p>
          </table:table-cell>
        </table:table-row>
        <table:table-row>
          <table:table-cell table:style-name="Table12.A2" office:value-type="string">
            <text:p text:style-name="P276">time</text:p>
          </table:table-cell>
          <table:table-cell table:style-name="Table12.B2" office:value-type="string">
            <text:p text:style-name="P276">Numeric computed value for seconds since 1970, used as date.</text:p>
          </table:table-cell>
        </table:table-row>
        <table:table-row>
          <table:table-cell table:style-name="Table12.A2" office:value-type="string">
            <text:p text:style-name="P276">ttl</text:p>
          </table:table-cell>
          <table:table-cell table:style-name="Table12.B2" office:value-type="string">
            <text:p text:style-name="P276">Numeric computed value for time-to-live in seconds.</text:p>
          </table:table-cell>
        </table:table-row>
        <table:table-row>
          <table:table-cell table:style-name="Table12.A2" office:value-type="string">
            <text:p text:style-name="P276">expires</text:p>
          </table:table-cell>
          <table:table-cell table:style-name="Table12.B2" office:value-type="string">
            <text:p text:style-name="P276">Numeric computed ttl value as date of expiration</text:p>
          </table:table-cell>
        </table:table-row>
        <table:table-row>
          <table:table-cell table:style-name="Table12.A2" office:value-type="string">
            <text:p text:style-name="P276">boolean</text:p>
          </table:table-cell>
          <table:table-cell table:style-name="Table12.B2" office:value-type="string">
            <text:p text:style-name="P276">Boolean type. <text:span text:style-name="T580">1, 0, True, False, Yes, No, Ja, Nein, Ein, Aus, On, Off, Oui, No, Tack ...</text:span></text:p>
          </table:table-cell>
        </table:table-row>
        <table:table-row>
          <table:table-cell table:style-name="Table12.A2" office:value-type="string">
            <text:p text:style-name="P276">currency</text:p>
          </table:table-cell>
          <table:table-cell table:style-name="Table12.B2" office:value-type="string">
            <text:p text:style-name="P276">Monetary currency</text:p>
          </table:table-cell>
        </table:table-row>
        <table:table-row>
          <table:table-cell table:style-name="Table12.A2" office:value-type="string">
            <text:p text:style-name="P276">dotnumber</text:p>
          </table:table-cell>
          <table:table-cell table:style-name="Table12.B2" office:value-type="string">
            <text:p text:style-name="P276">Dot number (Internet v4/v6 Addresses, UIDs etc)</text:p>
          </table:table-cell>
        </table:table-row>
        <table:table-row>
          <table:table-cell table:style-name="Table12.A2" office:value-type="string">
            <text:p text:style-name="P276">phonetic</text:p>
          </table:table-cell>
          <table:table-cell table:style-name="Table12.B2" office:value-type="string">
            <text:p text:style-name="P276">Computed phonetic hash applied to each word (for names)</text:p>
          </table:table-cell>
        </table:table-row>
        <table:table-row>
          <table:table-cell table:style-name="Table12.A2" office:value-type="string">
            <text:p text:style-name="P276">phone2 <text:s/><text:tab/></text:p>
          </table:table-cell>
          <table:table-cell table:style-name="Table12.B2" office:value-type="string">
            <text:p text:style-name="P276">Phonetic hash applied to the whole field</text:p>
          </table:table-cell>
        </table:table-row>
        <table:table-row>
          <table:table-cell table:style-name="Table12.A2" office:value-type="string">
            <text:p text:style-name="P276">metaphone</text:p>
          </table:table-cell>
          <table:table-cell table:style-name="Table12.B2" office:value-type="string">
            <text:p text:style-name="P276">Metaphone hash applied to each word (for names)</text:p>
          </table:table-cell>
        </table:table-row>
        <table:table-row>
          <table:table-cell table:style-name="Table12.A2" office:value-type="string">
            <text:p text:style-name="P276">metaphone2</text:p>
          </table:table-cell>
          <table:table-cell table:style-name="Table12.B2" office:value-type="string">
            <text:p text:style-name="P276">Metaphone hash (whole field)</text:p>
          </table:table-cell>
        </table:table-row>
        <table:table-row>
          <table:table-cell table:style-name="Table12.A2" office:value-type="string">
            <text:p text:style-name="P729">hash</text:p>
          </table:table-cell>
          <table:table-cell table:style-name="Table12.B2" office:value-type="string">
            <text:p text:style-name="P730">Computed 64-bit hash of field contents</text:p>
          </table:table-cell>
        </table:table-row>
        <table:table-row>
          <table:table-cell table:style-name="Table12.A2" office:value-type="string">
            <text:p text:style-name="P730">casehash</text:p>
          </table:table-cell>
          <table:table-cell table:style-name="Table12.B2" office:value-type="string">
            <text:p text:style-name="P730">Computed case-independent hash of text field contents</text:p>
          </table:table-cell>
        </table:table-row>
        <table:table-row>
          <table:table-cell table:style-name="Table12.A2" office:value-type="string">
            <text:p text:style-name="P730"><text:span text:style-name="T578">l</text:span>exi</text:p>
          </table:table-cell>
          <table:table-cell table:style-name="Table12.B2" office:value-type="string">
            <text:p text:style-name="P730">Computed case-independent lexical hash (first 8 characters)</text:p>
          </table:table-cell>
        </table:table-row>
        <table:table-row>
          <table:table-cell table:style-name="Table12.A2" office:value-type="string">
            <text:p text:style-name="P730">privhash</text:p>
          </table:table-cell>
          <table:table-cell table:style-name="Table12.B2" office:value-type="string">
            <text:p text:style-name="P730">Undefined Private Hash (callback)</text:p>
          </table:table-cell>
        </table:table-row>
        <table:table-row>
          <table:table-cell table:style-name="Table12.A2" office:value-type="string">
            <text:p text:style-name="P730">isbn</text:p>
          </table:table-cell>
          <table:table-cell table:style-name="Table12.B2" office:value-type="string">
            <text:p text:style-name="P730">ISBN: International Standard Book Number</text:p>
          </table:table-cell>
        </table:table-row>
        <table:table-row>
          <table:table-cell table:style-name="Table12.A2" office:value-type="string">
            <text:p text:style-name="P730">telnumber</text:p>
          </table:table-cell>
          <table:table-cell table:style-name="Table12.B2" office:value-type="string">
            <text:p text:style-name="P730">ISO/CCITT/UIT Telephone Number</text:p>
          </table:table-cell>
        </table:table-row>
        <table:table-row>
          <table:table-cell table:style-name="Table12.A2" office:value-type="string">
            <text:p text:style-name="P730">creditcard</text:p>
          </table:table-cell>
          <table:table-cell table:style-name="Table12.B2" office:value-type="string">
            <text:p text:style-name="P730">Credit Card Number</text:p>
          </table:table-cell>
        </table:table-row>
        <table:table-row>
          <table:table-cell table:style-name="Table12.A2" office:value-type="string">
            <text:p text:style-name="P730">iban</text:p>
          </table:table-cell>
          <table:table-cell table:style-name="Table12.B2" office:value-type="string">
            <text:p text:style-name="P730"><text:span text:style-name="T814">IB</text:span>AN: International Bank Account Number</text:p>
          </table:table-cell>
        </table:table-row>
        <table:table-row>
          <table:table-cell table:style-name="Table12.A2" office:value-type="string">
            <text:p text:style-name="P730">bic</text:p>
          </table:table-cell>
          <table:table-cell table:style-name="Table12.B2" office:value-type="string">
            <text:p text:style-name="P730">BIC : International Identifier Code (SWIFT)</text:p>
          </table:table-cell>
        </table:table-row>
        <table:table-row>
          <table:table-cell table:style-name="Table12.A2" office:value-type="string">
            <text:p text:style-name="P730">db_string <text:s/><text:tab/></text:p>
          </table:table-cell>
          <table:table-cell table:style-name="Table12.B2" office:value-type="string">
            <text:p text:style-name="P730">External DB String (callback)</text:p>
          </table:table-cell>
        </table:table-row>
        <table:table-row>
          <table:table-cell table:style-name="Table12.A2" office:value-type="string">
            <text:p text:style-name="P730">callback</text:p>
          </table:table-cell>
          <table:table-cell table:style-name="Table12.B2" office:value-type="string">
            <text:p text:style-name="P730">Local callback 0 (External)</text:p>
          </table:table-cell>
        </table:table-row>
        <table:table-row>
          <table:table-cell table:style-name="Table12.A2" office:value-type="string">
            <text:p text:style-name="P731">Local1 – local7</text:p>
          </table:table-cell>
          <table:table-cell table:style-name="Table12.B2" office:value-type="string">
            <text:p text:style-name="P730">Local callback 1 - <text:span text:style-name="T579">7</text:span> (External)</text:p>
          </table:table-cell>
        </table:table-row>
        <table:table-row>
          <table:table-cell table:style-name="Table12.A2" office:value-type="string">
            <text:p text:style-name="P730">special</text:p>
          </table:table-cell>
          <table:table-cell table:style-name="Table12.B2" office:value-type="string">
            <text:p text:style-name="P730">Special text (reserved)</text:p>
          </table:table-cell>
        </table:table-row>
      </table:table>
      <text:p text:style-name="P726"><text:soft-page-break/><text:s text:c="3"/></text:p>
      <text:p text:style-name="P727">Dat<text:span text:style-name="T599">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27"/>
      <table:table table:name="Table13" table:style-name="Table13">
        <table:table-column table:style-name="Table13.A"/>
        <table:table-column table:style-name="Table13.B"/>
        <table:table-row>
          <table:table-cell table:style-name="Table13.A1" office:value-type="string">
            <text:p text:style-name="P87">xs:string</text:p>
          </table:table-cell>
          <table:table-cell table:style-name="Table13.B1" office:value-type="string">
            <text:p text:style-name="P87">Alias of string</text:p>
          </table:table-cell>
        </table:table-row>
        <table:table-row>
          <table:table-cell table:style-name="Table13.A2" office:value-type="string">
            <text:p text:style-name="P87">xs:normalizedString </text:p>
          </table:table-cell>
          <table:table-cell table:style-name="Table13.B2" office:value-type="string">
            <text:p text:style-name="P87">Alias of string</text:p>
          </table:table-cell>
        </table:table-row>
        <table:table-row>
          <table:table-cell table:style-name="Table13.A2" office:value-type="string">
            <text:p text:style-name="P87">xs:boolean <text:s text:c="4"/><text:tab/>// </text:p>
          </table:table-cell>
          <table:table-cell table:style-name="Table13.B2" office:value-type="string">
            <text:p text:style-name="P87">Alias of boolean</text:p>
          </table:table-cell>
        </table:table-row>
        <table:table-row>
          <table:table-cell table:style-name="Table13.A2" office:value-type="string">
            <text:p text:style-name="P87">xs:decimal <text:s text:c="2"/></text:p>
          </table:table-cell>
          <table:table-cell table:style-name="Table13.B2" office:value-type="string">
            <text:p text:style-name="P87">Alias of numerical</text:p>
          </table:table-cell>
        </table:table-row>
        <table:table-row>
          <table:table-cell table:style-name="Table13.A2" office:value-type="string">
            <text:p text:style-name="P87">xs:integer</text:p>
          </table:table-cell>
          <table:table-cell table:style-name="Table13.B2" office:value-type="string">
            <text:p text:style-name="P87">Alias of numerical</text:p>
          </table:table-cell>
        </table:table-row>
        <table:table-row>
          <table:table-cell table:style-name="Table13.A2" office:value-type="string">
            <text:p text:style-name="P87">xs:long <text:s text:c="2"/></text:p>
          </table:table-cell>
          <table:table-cell table:style-name="Table13.B2" office:value-type="string">
            <text:p text:style-name="P87">Alias of numerical</text:p>
          </table:table-cell>
        </table:table-row>
        <table:table-row>
          <table:table-cell table:style-name="Table13.A2" office:value-type="string">
            <text:p text:style-name="P87">xs:int <text:s text:c="4"/></text:p>
          </table:table-cell>
          <table:table-cell table:style-name="Table13.B2" office:value-type="string">
            <text:p text:style-name="P87">Alias of numerical</text:p>
          </table:table-cell>
        </table:table-row>
        <table:table-row>
          <table:table-cell table:style-name="Table13.A2" office:value-type="string">
            <text:p text:style-name="P87">xs:short <text:s text:c="3"/></text:p>
          </table:table-cell>
          <table:table-cell table:style-name="Table13.B2" office:value-type="string">
            <text:p text:style-name="P87">Alias of numerical</text:p>
          </table:table-cell>
        </table:table-row>
        <table:table-row>
          <table:table-cell table:style-name="Table13.A2" office:value-type="string">
            <text:p text:style-name="P87">xs:unsignedLong <text:s text:c="4"/><text:tab/></text:p>
          </table:table-cell>
          <table:table-cell table:style-name="Table13.B2" office:value-type="string">
            <text:p text:style-name="P87">Alias of numerical</text:p>
          </table:table-cell>
        </table:table-row>
        <table:table-row>
          <table:table-cell table:style-name="Table13.A2" office:value-type="string">
            <text:p text:style-name="P87">xs:unsignedInt</text:p>
          </table:table-cell>
          <table:table-cell table:style-name="Table13.B2" office:value-type="string">
            <text:p text:style-name="P87">Alias of numerical</text:p>
          </table:table-cell>
        </table:table-row>
        <table:table-row>
          <table:table-cell table:style-name="Table13.A2" office:value-type="string">
            <text:p text:style-name="P87">xs:unsignedShort </text:p>
          </table:table-cell>
          <table:table-cell table:style-name="Table13.B2" office:value-type="string">
            <text:p text:style-name="P88">Alias of numerical</text:p>
          </table:table-cell>
        </table:table-row>
        <table:table-row>
          <table:table-cell table:style-name="Table13.A2" office:value-type="string">
            <text:p text:style-name="P87">xs:positiveInteger</text:p>
          </table:table-cell>
          <table:table-cell table:style-name="Table13.B2" office:value-type="string">
            <text:p text:style-name="P88">Alias of numerical</text:p>
          </table:table-cell>
        </table:table-row>
        <table:table-row>
          <table:table-cell table:style-name="Table13.A2" office:value-type="string">
            <text:p text:style-name="P87">xs:nonNegativeInteger </text:p>
          </table:table-cell>
          <table:table-cell table:style-name="Table13.B2" office:value-type="string">
            <text:p text:style-name="P88">Alias of numerical</text:p>
          </table:table-cell>
        </table:table-row>
        <table:table-row>
          <table:table-cell table:style-name="Table13.A2" office:value-type="string">
            <text:p text:style-name="P87">xs:negativeInteger</text:p>
          </table:table-cell>
          <table:table-cell table:style-name="Table13.B2" office:value-type="string">
            <text:p text:style-name="P88">Alias of numerical</text:p>
          </table:table-cell>
        </table:table-row>
        <table:table-row>
          <table:table-cell table:style-name="Table13.A2" office:value-type="string">
            <text:p text:style-name="P87">xs:positiveInteger</text:p>
          </table:table-cell>
          <table:table-cell table:style-name="Table13.B2" office:value-type="string">
            <text:p text:style-name="P87">Alias of numerical</text:p>
          </table:table-cell>
        </table:table-row>
        <table:table-row>
          <table:table-cell table:style-name="Table13.A2" office:value-type="string">
            <text:p text:style-name="P87">xs:dateTime <text:s text:c="4"/><text:tab/></text:p>
          </table:table-cell>
          <table:table-cell table:style-name="Table13.B2" office:value-type="string">
            <text:p text:style-name="P87">Alias of date</text:p>
          </table:table-cell>
        </table:table-row>
        <table:table-row>
          <table:table-cell table:style-name="Table13.A2" office:value-type="string">
            <text:p text:style-name="P87">xs:time <text:s text:c="4"/><text:tab/></text:p>
          </table:table-cell>
          <table:table-cell table:style-name="Table13.B2" office:value-type="string">
            <text:p text:style-name="P87">Alias of time</text:p>
          </table:table-cell>
        </table:table-row>
      </table:table>
      <text:p text:style-name="P24"/>
      <text:p text:style-name="P67">Once an element is associated with a datatype it is assumed all instances of that element contain the same datatype. Should the indexer encounter a mismatch it will generally issue a warning message.</text:p>
      <text:list xml:id="list223811143736005" text:continue-list="list223810078810988" text:style-name="List_20_5">
        <text:list-item>
          <text:p text:style-name="P856"><text:span text:style-name="T130">N</text:span><text:span text:style-name="T129">otes on </text:span><text:span text:style-name="T131">the DATE datatype:</text:span></text:p>
        </text:list-item>
      </text:list>
      <text:p text:style-name="P81"/>
      <text:p text:style-name="P80">The date datatype parser and search algorithms are probably the least <text:span text:style-name="T885">straightforward</text:span> type in the engine. This is to a great extent due to the large range of date formats and semantics in widespread use.</text:p>
      <text:list text:style-name="L5">
        <text:list-item>
          <text:p text:style-name="P889"><text:span text:style-name="T118">The date parser for long date names understand only the following languages: English, French, German (and Austrian variants), Spanish, Italian and Polish. <text:s/></text:span><text:span text:style-name="T117">Adding additional languages is straightfoward: see date.cxx</text:span></text:p>
        </text:list-item>
      </text:list>
      <text:list text:style-name="L6">
        <text:list-item>
          <text:p text:style-name="P890"><text:span text:style-name="T112">Valid dates included are also the national </text:span><text:span text:style-name="T115">numerical only (non-ISO) </text:span><text:span text:style-name="T112">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16">Sometimes the the use of a dash, slash or period has a semantic difference but sometimes they are used interchangeably. </text:span><text:span text:style-name="T112"><text:s/>In Sweden for instance the ‘-’ notation is generally used as Year Month Day </text:span><text:span text:style-name="T116">(e.g. 99-12-31)</text:span><text:span text:style-name="T112"> while in </text:span><text:span text:style-name="T115">the US it is written as Month Day Year and in much of the European continent its Day Month Year. In Britain both Month Day Year and from the end of the 19</text:span><text:span text:style-name="T554">th</text:span><text:span text:style-name="T115"> Century Day Month Year are, aligning with the Continent, commonly encountered. <text:s/>In the UK, in fact, all of the following forms 31/12/99, 31.12.99, 31.xii.99 and 1999-12-31 are encountered. </text:span><text:span text:style-name="T116">With years in YYYY notation or with NN &gt; 31 its clear that it can’t be day of the month just as NN &gt; 12 can’t be the number of the month.</text:span></text:p>
        </text:list-item>
        <text:list-item>
          <text:p text:style-name="P890"><text:soft-page-break/><text:span text:style-name="T116">I</text:span><text:span text:style-name="T112">n two digit YY specified years the year is resolved as following:</text:span></text:p>
          <text:list>
            <text:list-header>
              <text:p text:style-name="P890"><text:s text:c="4"/>Current Year <text:s text:c="7"/>Two Digit Year <text:s text:c="4"/>Year RR Format</text:p>
              <text:p text:style-name="P890"><text:s text:c="4"/>Last Two Digits <text:s text:c="6"/>Specified <text:s text:c="11"/>Returns</text:p>
              <text:p text:style-name="P890"><text:s text:c="4"/>--------------- <text:s text:c="8"/>-------------- <text:s text:c="9"/>----------------</text:p>
              <text:p text:style-name="P890"><text:s text:c="9"/>0-49 <text:s text:c="20"/>0-49 <text:s text:c="15"/>Current Century</text:p>
              <text:p text:style-name="P890"><text:s text:c="8"/>50-99 <text:s text:c="19"/>0-49 <text:s text:c="14"/>One Century after current</text:p>
              <text:p text:style-name="P890"><text:s text:c="9"/>0-49 <text:s text:c="18"/>50-99 <text:s text:c="14"/>One Century before current</text:p>
              <text:p text:style-name="P890"><text:s text:c="8"/>50-99 <text:s text:c="17"/>50-99 <text:s text:c="14"/>Current Century</text:p>
              <text:p text:style-name="P890"/>
              <text:p text:style-name="P890"><text:s text:c="3"/>Unix Model: Year starts at 70 for 1970</text:p>
              <text:p text:style-name="P890"><text:s text:c="7"/>00-68 <text:s text:c="15"/>2000-2068</text:p>
              <text:p text:style-name="P890"><text:s text:c="7"/>69-99 <text:s text:c="15"/>1969-1999</text:p>
            </text:list-header>
          </text:list>
        </text:list-item>
        <text:list-item>
          <text:p text:style-name="P890">The parser understands precision of day, month, year</text:p>
        </text:list-item>
        <text:list-item>
          <text:p text:style-name="P890"><text:span text:style-name="T112">The parser understands BC and BCE dates, e.g. “12</text:span><text:span text:style-name="T553">th</text:span><text:span text:style-name="T112"> century b.c.”</text:span></text:p>
        </text:list-item>
      </text:list>
      <text:p text:style-name="Text_20_body">The <text:span text:style-name="T747">parser supports</text:span> number of special reserved terms for dates such as "Today", "Now", "Yesterday", "Last Week", "Past Month", "14 days ago" etc. Inputs such as 2/10/2010 are ambiguous and should they be desired added as local formats (See next <text:span text:style-name="T748">section</text:span>). </text:p>
      <text:h text:style-name="Heading_20_4" text:outline-level="4"><text:bookmark-start text:name="__RefHeading___Toc20665_3285073552"/>Relative dates controlled vocabulary<text:bookmark-end text:name="__RefHeading___Toc20665_3285073552"/></text:h>
      <text:p text:style-name="P543"><text:span text:style-name="T105">“Today” :</text:span><text:span text:style-name="T250">=</text:span><text:span text:style-name="T105"> the LOCAL date (of the server) without time (day precision).<text:line-break/>“Yester[day|week|month|year]” :</text:span><text:span text:style-name="T250">= t</text:span><text:span text:style-name="T105">he past X (X precision) from the point of view of the local date/time where X is one of day, week, month or year (e.g. Yesterday is the day before today in day precision)</text:span><text:line-break/><text:line-break/>“Tomorrow” :<text:span text:style-name="T747">=</text:span> the day after today (day precision) <text:line-break/>"This day" := Today<text:line-break/>"This Month" :<text:span text:style-name="T747">=</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543">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43"><text:span text:style-name="T64">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43">The prefix "<text:span text:style-name="Citation">End of</text:span>" is interpreted as the end of the period. </text:p>
      <text:p text:style-name="Text_20_body"/>
      <text:p text:style-name="P543">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text:soft-page-break/>Last|Past Sun[day]|Mon[day]|Tue[sday]|Wed[nesday]|Thu[rsday]|Fri[day]|Sat[urday]<text:line-break/></text:p>
      <text:p text:style-name="P543">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43"><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00"><text:span text:style-name="T886">I</text:span>SO 8601:2004 has been superseded by ISO 8601:2019 which now contains two parts. Part 1 specifies basic rules. Part 2 specifies extensions, including community profiles to specify conformance levels for use of which rules.</text:p>
      <text:p text:style-name="P700"/>
      <text:p text:style-name="P700"><text:span text:style-name="T887">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887">ISO-</text:span>8601 expression cookie-cut. <text:span text:style-name="T892">This is wholly ill-suited to task.</text:span> The new 8601 revision now views dates and times as having an implicit (or <text:span text:style-name="T887">explicit</text:span>) accuracy, precision and readability just as the other standards of weights and measures. It also includes vagueness, uncertainty, wildcards and missing information. </text:p>
      <text:p text:style-name="P700"/>
      <text:p text:style-name="P700">Part 1 Basic Rules</text:p>
      <text:p text:style-name="P700"/>
      <text:p text:style-name="P700">The main changes of interest are representing positive leap seconds as [23:59:60Z] and disallowing the value “24” for hour, so that there is no “end of day” overlap with the beginning of the day [00:00.00Z].</text:p>
      <text:p text:style-name="P700"/>
      <text:p text:style-name="P700">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00"/>
      <text:p text:style-name="P700">A complete representation of duration can be expressed as a combination of units with designators starting with “P” : PYYMMDDTHHMMSS . By mutual agreement the basic and extended formats prefixed with “P” can be used.</text:p>
      <text:p text:style-name="P700"/>
      <text:p text:style-name="P705">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01"/>
      <text:p text:style-name="P702"><text:soft-page-break/>The re-Isearch engine does not support the full ISO-8601:2019 including extensions but does include large bits as well as its own extensions—many from the involvement of it’s main author in the creation of the EDTF <text:span text:style-name="T892">standardized</text:span> that formed the 2019 revision of the 8601 standard. </text:p>
      <text:p text:style-name="P702"/>
      <text:p text:style-name="P703"><text:span text:style-name="T888">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889">and Howland always read 2 hours apart but on two distant separate days—they are 26 hours apart! </text:span></text:p>
      <text:p text:style-name="P703"/>
      <text:p text:style-name="P704"><text:span text:style-name="T890">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890">0</text:span>:20Z <text:span text:style-name="T890">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891">y</text:span> 1969. <text:s/>20. Juli 1969, 20:17:40 UTC. <text:span text:style-name="T891">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24" text:outline-level="2"><text:bookmark-start text:name="__RefHeading___Toc20669_3285073552"/><text:span text:style-name="T5">Object</text:span><text:span text:style-name="T71"> Indexes </text:span><text:span text:style-name="T64"><text:s/></text:span><text:span text:style-name="T72">(</text:span><text:span text:style-name="T73">data type</text:span><text:span text:style-name="T72"> handlers)</text:span><text:bookmark-end text:name="__RefHeading___Toc20669_3285073552"/></text:h>
      <text:p text:style-name="Text_20_body"><text:span text:style-name="T73">The indexer supports a number of datatypes. <text:s/>Th</text:span><text:span text:style-name="T77">ese</text:span><text:span text:style-name="T73"> </text:span><text:span text:style-name="T77">are</text:span><text:span text:style-name="T73"> handled by a data type registry. All data is stored as string (the octets defining the words/terms, </text:span><text:span text:style-name="T74">e.g. xs:string or xs:normalizedString in XML schema jargon</text:span><text:span text:style-name="T73">) and, if specified or determined, the specific object type. These different data types have their own for-purpose indexing structures—</text:span><text:span text:style-name="T78">and search algorithms and and semantics for matching as well as relations.</text:span><text:span text:style-name="T73"> </text:span><text:span text:style-name="T74">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75">such as sound or phonetic hashes which have proven useful in name searches</text:span><text:span text:style-name="T74">. </text:span><text:span text:style-name="T75">All datatypes carry their own most basic documentation into the registry. </text:span></text:p>
      <text:p text:style-name="Text_20_body"/>
      <text:p text:style-name="P728"><text:span text:style-name="T75">P</text:span><text:span text:style-name="T72">aths to index items of a specific datatype have the optional :type qualified, e.g. </text:span><text:span text:style-name="T476">DATE</text:span><text:span text:style-name="T72"> is as datatype specifically as date </text:span><text:span text:style-name="T476">DATE:date.</text:span></text:p>
      <text:h text:style-name="P824"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4">Doctypes</text:span><text:span text:style-name="T64"> </text:span><text:span text:style-name="T72">(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81">They are managed and dispatched by a </text:span><text:soft-page-break/><text:span text:style-name="T81">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9">some</text:span> 60 formats including several <text:span text:style-name="T539">multi functional</text:span> <text:span text:style-name="T82">that transparently </text:span>us<text:span text:style-name="T82">e confiigurable </text:span>external conversion tools—<text:span text:style-name="T82">for example OCR to process scanned documents or an image captioning tool to process photographs alongside the embedded metadata is readily implemented</text:span>. All parsers have some self documentation available at runtime of their options and class tree.</text:p>
      <text:h text:style-name="P824"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539">field names</text:span> (and paths) can to be mapped during indexing to alternative names. This is intended to handle the issue of semantically equivalent field (or path) contents having <text:span text:style-name="T539">syntactically</text:span> different names (or paths). It also allows one to skip fields (for example P=&lt;Ignore&gt;). These settings may be defined unique to doctype, to doctype instance or to database (e.g. the search indexing target). <text:span text:style-name="T601">Field unification can also be used to map elements that the same name and similar semantics but different different datatypes (such as computed versus numerical).</text:span></text:p>
      <text:h text:style-name="P824" text:outline-level="2"><text:bookmark-start text:name="__RefHeading___Toc20675_3285073552"/><text:span text:style-name="T64">Ranking</text:span> (search results)<text:bookmark-end text:name="__RefHeading___Toc20675_3285073552"/></text:h>
      <text:p text:style-name="Text_20_body">The set of elements (records) on a search response tends to be sorted <text:span text:style-name="T86">by scores—but there are a number of other sorting methods available</text:span>. <text:span text:style-name="T538">Scores are normalized by a number of methods (that impact the sort)</text:span>. The standard methods in the core engine are <text:span text:style-name="T86">No</text:span>Normalization, CosineNormalization (Salton Tf-idf<text:span text:style-name="T87">)</text:span>, MaxNormalization <text:span text:style-name="T87">(weighted Cosine)</text:span>, LogNormalization <text:span text:style-name="T87">(log cosine score)</text:span>, BytesNormalization <text:span text:style-name="T87">(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538">Both sorting and normalization </text:span>algorithms are user extendable <text:span text:style-name="T538">and</text:span> designed for customizations.</text:p>
      <text:p text:style-name="Text_20_body"/>
      <text:p text:style-name="Text_20_body">Queries can also weight various matches or field results to give them more importance (or less). <text:span text:style-name="T86">There are also methods to cluster or shift position in results ranking with hits (matches) that are closer to one another („magnitism“).</text:span></text:p>
      <text:h text:style-name="P824" text:outline-level="2"><text:bookmark-start text:name="__RefHeading___Toc20677_3285073552"/><text:span text:style-name="T4">Presentation</text:span><text:span text:style-name="T64"> </text:span><text:span text:style-name="T88">(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37"><text:soft-page-break/></text:p>
      <text:h text:style-name="Heading_20_1" text:outline-level="1"><text:bookmark-start text:name="__RefHeading___Toc20679_3285073552"/>Indexing<text:bookmark-end text:name="__RefHeading___Toc20679_3285073552"/></text:h>
      <text:p text:style-name="P531"><text:span text:style-name="T717">There are many options and <text:s/>hyperparameters available to indexing. One can create applications using either the native C++ interface, one of the language bindings (such as Python) or via the Iindex command line utility. </text:span>The <text:span text:style-name="T716">simplist way to index files is with the Iindex command line tool. It offers a host of options.</text:span></text:p>
      <text:p text:style-name="P531"/>
      <text:p text:style-name="P530">The most minimal run is something like:</text:p>
      <text:p text:style-name="P48">Iindex -d MYDB file1 file2 file3</text:p>
      <text:p text:style-name="P529">Here the indexer will create a MYDB index (should an index already exist it will be erased) and add file1 file2 file3 to it. Since the default document handler is AUTODETECT it tends to be able to guess a suitable handler.</text:p>
      <text:p text:style-name="P529"/>
      <text:p text:style-name="P534">The -d option sets the database path/name. <text:s/>In the above example it will create a number of files MYDB.xxx in the current working directory. <text:s/>If one wanted the index to do into /var/opt/index/MYDB one would use just that:</text:p>
      <text:p text:style-name="P49">I<text:span text:style-name="T798">i</text:span>ndex -d <text:s/>/var/opt/index/MYDB <text:s/>….</text:p>
      <text:p text:style-name="P529"/>
      <text:p text:style-name="P532">Say <text:span text:style-name="T718">you</text:span> want to index all the HTML files in /var/opt/web, including sub-directories, using the HTMLHEAD document handler:</text:p>
      <text:p text:style-name="P533"><text:span text:style-name="T455">Iindex -d MYDB -t HTMLHEAD -name “*.htm*” <text:s/>/</text:span><text:span text:style-name="T473">var</text:span><text:span text:style-name="T494">/opt/web</text:span></text:p>
      <text:p text:style-name="P532"/>
      <text:p text:style-name="P532">To control the files to be indexed there are a wealth of options:</text:p>
      <text:p text:style-name="Text_20_body"><text:span text:style-name="T64"><text:s/></text:span><text:span text:style-name="T72"><text:s/></text:span><text:span text:style-name="T489">-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223810160248886" text:continue-list="list223811143736005" text:style-name="List_20_5">
        <text:list-item>
          <text:p text:style-name="Heading_20_3">Index Combination</text:p>
        </text:list-item>
      </text:list>
      <text:p text:style-name="P769">Indexes can be combined by two means:</text:p>
      <text:list text:style-name="L7">
        <text:list-item>
          <text:p text:style-name="P977">Import: the import of one db into another <text:s/></text:p>
        </text:list-item>
        <text:list-item>
          <text:p text:style-name="P977">Virtualization: a map that defines what dbs to use for search</text:p>
        </text:list-item>
      </text:list>
      <text:p text:style-name="P769"/>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text:soft-page-break/>By importing db2 into db1 we get a db that is as-if it had indexed file1, file2, file3, file4, file5 and file6. The simplest means to import dbs into other is with the Iutil tool:</text:p>
      <text:p text:style-name="P770"><text:s/>-import (X) <text:s text:c="3"/>// Import database: (X) as the root name for imported db files.</text:p>
      <text:p text:style-name="P771">In the above example:</text:p>
      <text:p text:style-name="P60">Iutil -d db1 -import db2</text:p>
      <text:p text:style-name="Text_20_body"/>
      <text:p text:style-name="Text_20_body">Performance searching the combined database is no different than if a single database was initially created rather than two. <text:span text:style-name="T724">If db1 has n unique words and db2 has m unique words the big O performance is typically O(ln (n+m)),</text:span></text:p>
      <text:p text:style-name="P182"/>
      <text:list xml:id="list223809956199563" text:continue-list="list223810160248886" text:style-name="List_20_5">
        <text:list-item>
          <text:p text:style-name="P855">Index organization</text:p>
        </text:list-item>
      </text:list>
      <text:p text:style-name="P168"/>
      <text:p text:style-name="Text_20_body">An index is organized in a number of files </text:p>
      <text:p text:style-name="P169"/>
      <table:table table:name="Table8" table:style-name="Table8">
        <table:table-column table:style-name="Table8.A"/>
        <table:table-column table:style-name="Table8.B"/>
        <table:table-row>
          <table:table-cell table:style-name="Table8.A1" office:value-type="string">
            <text:p text:style-name="P196">Extension</text:p>
          </table:table-cell>
          <table:table-cell table:style-name="Table8.B1" office:value-type="string">
            <text:p text:style-name="P196">Contents</text:p>
          </table:table-cell>
        </table:table-row>
        <table:table-row>
          <table:table-cell table:style-name="Table8.A2" office:value-type="string">
            <text:p text:style-name="P275">.<text:span text:style-name="T541">ini</text:span></text:p>
          </table:table-cell>
          <table:table-cell table:style-name="Table8.B2" office:value-type="string">
            <text:p text:style-name="P279">The database configuration. <text:s/>MS style profile.</text:p>
          </table:table-cell>
        </table:table-row>
        <table:table-row>
          <table:table-cell table:style-name="Table8.A2" office:value-type="string">
            <text:p text:style-name="P275">.<text:span text:style-name="T544">vdb</text:span></text:p>
          </table:table-cell>
          <table:table-cell table:style-name="Table8.B2" office:value-type="string">
            <text:p text:style-name="P280">Definition of a virtual DB (out of multiple DBs)</text:p>
          </table:table-cell>
        </table:table-row>
        <table:table-row>
          <table:table-cell table:style-name="Table8.A2" office:value-type="string">
            <text:p text:style-name="P275">.<text:span text:style-name="T559">cwi</text:span></text:p>
          </table:table-cell>
          <table:table-cell table:style-name="Table8.B2" office:value-type="string">
            <text:p text:style-name="P281">Common words (this is <text:span text:style-name="T560">an information </text:span>created during the indexing process)</text:p>
          </table:table-cell>
        </table:table-row>
        <table:table-row>
          <table:table-cell table:style-name="Table8.A2" office:value-type="string">
            <text:p text:style-name="P275">.<text:span text:style-name="T545">cat</text:span></text:p>
          </table:table-cell>
          <table:table-cell table:style-name="Table8.B2" office:value-type="string">
            <text:p text:style-name="P283">Metadata Record file catalog (key, value) </text:p>
          </table:table-cell>
        </table:table-row>
        <table:table-row>
          <table:table-cell table:style-name="Table8.A2" office:value-type="string">
            <text:p text:style-name="P275">.<text:span text:style-name="T541">dfd</text:span></text:p>
          </table:table-cell>
          <table:table-cell table:style-name="Table8.B2" office:value-type="string">
            <text:p text:style-name="P279">Database field data. <text:s/>This contains a table of fields and their associated datatypes</text:p>
          </table:table-cell>
        </table:table-row>
        <table:table-row>
          <table:table-cell table:style-name="Table8.A2" office:value-type="string">
            <text:p text:style-name="P275">.<text:span text:style-name="T541">inx</text:span></text:p>
          </table:table-cell>
          <table:table-cell table:style-name="Table8.B2" office:value-type="string">
            <text:p text:style-name="P279">The index. This contains addresses</text:p>
          </table:table-cell>
        </table:table-row>
        <table:table-row>
          <table:table-cell table:style-name="Table8.A2" office:value-type="string">
            <text:p text:style-name="P275">.<text:span text:style-name="T541">mdt</text:span></text:p>
          </table:table-cell>
          <table:table-cell table:style-name="Table8.B2" office:value-type="string">
            <text:p text:style-name="P284">The table associating record to key, address (in .mds) etc. </text:p>
          </table:table-cell>
        </table:table-row>
        <table:table-row>
          <table:table-cell table:style-name="Table8.A2" office:value-type="string">
            <text:p text:style-name="P275">.<text:span text:style-name="T541">mds</text:span></text:p>
          </table:table-cell>
          <table:table-cell table:style-name="Table8.B2" office:value-type="string">
            <text:p text:style-name="P279">The mapping between address and files on the data system.</text:p>
          </table:table-cell>
        </table:table-row>
        <table:table-row>
          <table:table-cell table:style-name="Table8.A2" office:value-type="string">
            <text:p text:style-name="P275">.<text:span text:style-name="T541">sis</text:span></text:p>
          </table:table-cell>
          <table:table-cell table:style-name="Table8.B2" office:value-type="string">
            <text:p text:style-name="P279">SIS cache. A file that contains a cache of prefixed terms (n octects)</text:p>
          </table:table-cell>
        </table:table-row>
        <table:table-row>
          <table:table-cell table:style-name="Table8.A2" office:value-type="string">
            <text:p text:style-name="P275">.<text:span text:style-name="T544">inf</text:span></text:p>
          </table:table-cell>
          <table:table-cell table:style-name="Table8.B2" office:value-type="string">
            <text:p text:style-name="P280">Generated Metadata file (describes a resource)</text:p>
          </table:table-cell>
        </table:table-row>
        <table:table-row>
          <table:table-cell table:style-name="Table8.A2" office:value-type="string">
            <text:p text:style-name="P275">.<text:span text:style-name="T545">path</text:span></text:p>
          </table:table-cell>
          <table:table-cell table:style-name="Table8.B2" office:value-type="string">
            <text:p text:style-name="P283">Meta file with linkage to source (used by externally processed documents/records)</text:p>
          </table:table-cell>
        </table:table-row>
        <table:table-row>
          <table:table-cell table:style-name="Table8.A2" office:value-type="string">
            <text:p text:style-name="P275">.<text:span text:style-name="T545">syn</text:span></text:p>
          </table:table-cell>
          <table:table-cell table:style-name="Table8.B2" office:value-type="string">
            <text:p text:style-name="P283">External Synonyms</text:p>
          </table:table-cell>
        </table:table-row>
        <table:table-row>
          <table:table-cell table:style-name="Table8.A2" office:value-type="string">
            <text:p text:style-name="P275">.<text:span text:style-name="T545">spx</text:span></text:p>
          </table:table-cell>
          <table:table-cell table:style-name="Table8.B2" office:value-type="string">
            <text:p text:style-name="P283">External Synonyms Parents</text:p>
          </table:table-cell>
        </table:table-row>
        <table:table-row>
          <table:table-cell table:style-name="Table8.A2" office:value-type="string">
            <text:p text:style-name="P275">.<text:span text:style-name="T545">scx</text:span></text:p>
          </table:table-cell>
          <table:table-cell table:style-name="Table8.B2" office:value-type="string">
            <text:p text:style-name="P283">External Synonyms Children</text:p>
          </table:table-cell>
        </table:table-row>
        <table:table-row table:style-name="Table8.16">
          <table:table-cell table:style-name="Table8.A2" office:value-type="string">
            <text:p text:style-name="P275">.<text:span text:style-name="T542">001 - .9zz</text:span></text:p>
          </table:table-cell>
          <table:table-cell table:style-name="Table8.B2" office:value-type="string">
            <text:p text:style-name="P284">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93">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75">n</text:p>
                </table:table-cell>
                <table:table-cell table:style-name="Table14.B1" office:value-type="string">
                  <text:p text:style-name="P275">Numeric</text:p>
                </table:table-cell>
              </table:table-row>
              <table:table-row>
                <table:table-cell table:style-name="Table14.A2" office:value-type="string">
                  <text:p text:style-name="P293">r</text:p>
                </table:table-cell>
                <table:table-cell table:style-name="Table14.B2" office:value-type="string">
                  <text:p text:style-name="P275">Num Range</text:p>
                </table:table-cell>
              </table:table-row>
              <table:table-row>
                <table:table-cell table:style-name="Table14.A2" office:value-type="string">
                  <text:p text:style-name="P293">d</text:p>
                </table:table-cell>
                <table:table-cell table:style-name="Table14.B2" office:value-type="string">
                  <text:p text:style-name="P275"><text:s/>Date</text:p>
                </table:table-cell>
              </table:table-row>
              <table:table-row>
                <table:table-cell table:style-name="Table14.A2" office:value-type="string">
                  <text:p text:style-name="P293">e</text:p>
                </table:table-cell>
                <table:table-cell table:style-name="Table14.B2" office:value-type="string">
                  <text:p text:style-name="P293">Date Range</text:p>
                </table:table-cell>
              </table:table-row>
              <table:table-row>
                <table:table-cell table:style-name="Table14.A2" office:value-type="string">
                  <text:p text:style-name="P293">p</text:p>
                </table:table-cell>
                <table:table-cell table:style-name="Table14.B2" office:value-type="string">
                  <text:p text:style-name="P293">Poly</text:p>
                </table:table-cell>
              </table:table-row>
              <table:table-row>
                <table:table-cell table:style-name="Table14.A2" office:value-type="string">
                  <text:p text:style-name="P293">b</text:p>
                </table:table-cell>
                <table:table-cell table:style-name="Table14.B2" office:value-type="string">
                  <text:p text:style-name="P293">Box</text:p>
                </table:table-cell>
              </table:table-row>
              <table:table-row>
                <table:table-cell table:style-name="Table14.A2" office:value-type="string">
                  <text:p text:style-name="P293">h</text:p>
                </table:table-cell>
                <table:table-cell table:style-name="Table14.B2" office:value-type="string">
                  <text:p text:style-name="P293">Phonetic hash</text:p>
                </table:table-cell>
              </table:table-row>
              <table:table-row>
                <table:table-cell table:style-name="Table14.A2" office:value-type="string">
                  <text:p text:style-name="P293">c</text:p>
                </table:table-cell>
                <table:table-cell table:style-name="Table14.B2" office:value-type="string">
                  <text:p text:style-name="P275">64-bit/Numeric hash</text:p>
                </table:table-cell>
              </table:table-row>
              <table:table-row>
                <table:table-cell table:style-name="Table14.A2" office:value-type="string">
                  <text:p text:style-name="P293"><text:soft-page-break/>t</text:p>
                </table:table-cell>
                <table:table-cell table:style-name="Table14.B2" office:value-type="string">
                  <text:p text:style-name="P275">Telephone num</text:p>
                </table:table-cell>
              </table:table-row>
              <table:table-row>
                <table:table-cell table:style-name="Table14.A2" office:value-type="string">
                  <text:p text:style-name="P293">v</text:p>
                </table:table-cell>
                <table:table-cell table:style-name="Table14.B2" office:value-type="string">
                  <text:p text:style-name="P294">Credit Card Number (Visa etc.)</text:p>
                </table:table-cell>
              </table:table-row>
              <table:table-row>
                <table:table-cell table:style-name="Table14.A2" office:value-type="string">
                  <text:p text:style-name="P293">i</text:p>
                </table:table-cell>
                <table:table-cell table:style-name="Table14.B2" office:value-type="string">
                  <text:p text:style-name="P275"><text:span text:style-name="T815">IB</text:span>AN (includes Checksum)</text:p>
                </table:table-cell>
              </table:table-row>
            </table:table>
            <text:p text:style-name="P284"/>
          </table:table-cell>
        </table:table-row>
      </table:table>
      <text:p text:style-name="P166"/>
      <text:p text:style-name="P188"><text:span text:style-name="T65">NOTE</text:span><text:span text:style-name="T543">: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70"/>
      <text:p text:style-name="P171">Other files:</text:p>
      <table:table table:name="Table9" table:style-name="Table9">
        <table:table-column table:style-name="Table9.A"/>
        <table:table-column table:style-name="Table9.B"/>
        <table:table-row>
          <table:table-cell table:style-name="Table9.A1" office:value-type="string">
            <text:p text:style-name="P197">Extension</text:p>
          </table:table-cell>
          <table:table-cell table:style-name="Table9.B1" office:value-type="string">
            <text:p text:style-name="P197">Contents</text:p>
          </table:table-cell>
        </table:table-row>
        <table:table-row>
          <table:table-cell table:style-name="Table9.A2" office:value-type="string">
            <text:p text:style-name="P275">.<text:span text:style-name="T545">iq1</text:span></text:p>
          </table:table-cell>
          <table:table-cell table:style-name="Table9.B2" office:value-type="string">
            <text:p text:style-name="P283">Pass 1 queue (file queue)</text:p>
          </table:table-cell>
        </table:table-row>
        <table:table-row>
          <table:table-cell table:style-name="Table9.A2" office:value-type="string">
            <text:p text:style-name="P282">.iq2</text:p>
          </table:table-cell>
          <table:table-cell table:style-name="Table9.B2" office:value-type="string">
            <text:p text:style-name="P283">Pass 2 queue (record queue)</text:p>
          </table:table-cell>
        </table:table-row>
        <table:table-row>
          <table:table-cell table:style-name="Table9.A2" office:value-type="string">
            <text:p text:style-name="P275">.<text:span text:style-name="T544">mdk </text:span></text:p>
          </table:table-cell>
          <table:table-cell table:style-name="Table9.B2" office:value-type="string">
            <text:p text:style-name="P280">MDT Key Index</text:p>
          </table:table-cell>
        </table:table-row>
        <table:table-row>
          <table:table-cell table:style-name="Table9.A2" office:value-type="string">
            <text:p text:style-name="P275">.<text:span text:style-name="T544">dbi</text:span></text:p>
          </table:table-cell>
          <table:table-cell table:style-name="Table9.B2" office:value-type="string">
            <text:p text:style-name="P280">Database info</text:p>
          </table:table-cell>
        </table:table-row>
        <table:table-row>
          <table:table-cell table:style-name="Table9.A2" office:value-type="string">
            <text:p text:style-name="P275">.<text:span text:style-name="T544">sta</text:span></text:p>
          </table:table-cell>
          <table:table-cell table:style-name="Table9.B2" office:value-type="string">
            <text:p text:style-name="P280">DB status</text:p>
          </table:table-cell>
        </table:table-row>
        <table:table-row>
          <table:table-cell table:style-name="Table9.A2" office:value-type="string">
            <text:p text:style-name="P275">.<text:span text:style-name="T544">gils</text:span></text:p>
          </table:table-cell>
          <table:table-cell table:style-name="Table9.B2" office:value-type="string">
            <text:p text:style-name="P280">Centroid file (optionally generated)</text:p>
          </table:table-cell>
        </table:table-row>
        <table:table-row>
          <table:table-cell table:style-name="Table9.A2" office:value-type="string">
            <text:p text:style-name="P275">.<text:span text:style-name="T544">glz</text:span></text:p>
          </table:table-cell>
          <table:table-cell table:style-name="Table9.B2" office:value-type="string">
            <text:p text:style-name="P280">Compressed Centroid file</text:p>
          </table:table-cell>
        </table:table-row>
        <table:table-row>
          <table:table-cell table:style-name="Table9.A2" office:value-type="string">
            <text:p text:style-name="P275">.<text:span text:style-name="T544">rca</text:span></text:p>
          </table:table-cell>
          <table:table-cell table:style-name="Table9.B2" office:value-type="string">
            <text:p text:style-name="P280">Results Cache</text:p>
          </table:table-cell>
        </table:table-row>
      </table:table>
      <text:p text:style-name="P170"/>
      <text:p text:style-name="Text_20_body">Whe<text:span text:style-name="T577">n files are added to the indexer they get added to index queue#1 (.iq1). These files are read and the doctype parser segments it into records. This list of records is written to the index queue#2 (.iq2). The 2</text:span><text:span text:style-name="T552">nd</text:span><text:span text:style-name="T577">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223809671188120" text:continue-numbering="true" text:style-name="List_20_5">
        <text:list-item>
          <text:p text:style-name="P854"><text:span text:style-name="T799">Iindex Command Line tool</text:span>:</text:p>
        </text:list-item>
      </text:list>
      <text:p text:style-name="P167">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oft-page-break/><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soft-page-break/><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59">existing index can be appended to (and optimized) without interrupting search. While during the index phase many of the new records are not yet available the existing records (and whose addition has been completed) are available.</text:span></text:p>
      <text:list xml:id="list223810513452240" text:continue-numbering="true" text:style-name="List_20_5">
        <text:list-item>
          <text:p text:style-name="Heading_20_3"><text:span text:style-name="T64">Help Subsystem</text:span>:</text:p>
        </text:list-item>
      </text:list>
      <text:p text:style-name="Text_20_body">The system <text:span text:style-name="T710">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10"><text:soft-page-break/></text:p>
      <text:p text:style-name="P37">Iindex -help</text:p>
      <text:p text:style-name="P739"/>
      <text:p text:style-name="P740">provides the usage including a list of help options:</text:p>
      <text:p text:style-name="P739"><text:s text:c="2"/><text:span text:style-name="T480">-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10">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24"/>
      <text:p text:style-name="P36">This software has been made available through a grant 2020/21 from NLnet Foundation and EU NGI0.</text:p>
      <text:p text:style-name="P36"/>
      <text:p text:style-name="P36">Iindex -<text:span text:style-name="T711">api</text:span></text:p>
      <text:p text:style-name="P36">API 4.0a/6 <text:s/>built with: g++-10 (Ubuntu 10.1.0-2ubuntu1~18.04) 10.1.0 (x86_64 GNU/Linux)</text:p>
      <text:p text:style-name="P36"/>
      <text:p text:style-name="P36">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715">and for the largest 64-bit configuration</text:span>. Most of our 64-bit kernels can’t address the entire 64-bit space. Preset per-record limits, on the other hand, are arbitrary and set hardwired and should the need arise may be extended—or even shrunk. <text:span text:style-name="T713">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text:soft-page-break/>While it may be possible to increase the number of sub-indexes beyond 255 it is strongly advised against <text:span text:style-name="T713">as Big O</text:span> search performance is:</text:p>
      <text:p text:style-name="Text_20_body"><text:tab/>O(<text:span text:style-name="T712">m*</text:span>log n) <text:s/>=&gt; <text:s/>worse and average case</text:p>
      <text:p text:style-name="Text_20_body"><text:tab/>O(<text:span text:style-name="T712">m</text:span>) <text:s text:c="7"/>=&gt; <text:s/>Best case</text:p>
      <text:p text:style-name="Text_20_body">where m is the number of sub-indexes and n is the number of unique words. <text:span text:style-name="T714">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text:soft-page-break/>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66">Each doctype has its own documentation. It is available via -thelp DOCTYPE </text:p>
      <text:p text:style-name="P66"/>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66">Every document type has its own information.</text:p>
      <text:p text:style-name="P64"/>
      <text:p text:style-name="P64">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oft-page-break/><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813">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oft-page-break/><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44"/>
      <text:p text:style-name="P176">Options</text:p>
      <text:p text:style-name="P176"/>
      <text:p text:style-name="P179">The .ini files have a large number of options. The general ones are available via the -help o command</text:p>
      <text:p text:style-name="P179"/>
      <text:p text:style-name="P45">Iindex <text:s/>-help o</text:p>
      <text:p text:style-name="P45">Ini file (&lt;database&gt;.ini) options:</text:p>
      <text:p text:style-name="P45">Virtual level &lt;database&gt;.ini Options:</text:p>
      <text:p text:style-name="P45">[DbInfo]</text:p>
      <text:p text:style-name="P45">Collections=&lt;List of virtual databases&gt;</text:p>
      <text:p text:style-name="P45">Databases=&lt;List of physical databases&gt;</text:p>
      <text:p text:style-name="P45">vdb-file=&lt;Path to file list&gt; (default: &lt;database&gt;.vdb) # File has 1 entry per line</text:p>
      <text:p text:style-name="P45"/>
      <text:p text:style-name="P45">Physical database level &lt;database&gt;.ini Options:</text:p>
      <text:p text:style-name="P45">[DbInfo]</text:p>
      <text:p text:style-name="P45">Databases=&lt;Path to db stem (Physical Indexes)&gt; # Default: same directory as .ini</text:p>
      <text:p text:style-name="P45">BaseDir=&lt;Base Directory&gt; # WARNING: CRITICAL VALUE</text:p>
      <text:p text:style-name="P45">useRelativePaths=&lt;bool&gt; # Use relative paths (0 or 1)</text:p>
      <text:p text:style-name="P45">AutoDeleteExpired=&lt;bool&gt; # Automatically delete expired records (0 or 1)</text:p>
      <text:p text:style-name="P45">MaxRecordSize=nnnn # Max. Record size (bytes) to index (default 51mb).</text:p>
      <text:p text:style-name="P45">Headline[/RecordSyntax]=&lt;format of headline&gt;</text:p>
      <text:p text:style-name="P45">Summary[/RecordSyntax]=&lt;format of summary&gt;</text:p>
      <text:p text:style-name="P45">CacheSize=nnn <text:s/># Size of cache</text:p>
      <text:p text:style-name="P45">Persist=&lt;bool&gt; <text:s/># Should the cache persist?</text:p>
      <text:p text:style-name="P45">SearchCutoff=nnn <text:s text:c="3"/># Stop searching after nnn hits</text:p>
      <text:p text:style-name="P45">MaxRecordsAdvice=nnnn <text:s text:c="2"/># Suggest limit for set complements.</text:p>
      <text:p text:style-name="P45">CacheDir=&lt;Directory to store cache&gt;</text:p>
      <text:p text:style-name="P45">VersionNumber=&lt;Version&gt;</text:p>
      <text:p text:style-name="P45">Locale=&lt;Global Locale Name&gt;</text:p>
      <text:p text:style-name="P45">Segment=&lt;Short DB Title for use as virtual segment name&gt;</text:p>
      <text:p text:style-name="P45">Title=&lt;Database Title&gt; # Complete (exported) title</text:p>
      <text:p text:style-name="P45">Comments=&lt;Comments&gt;</text:p>
      <text:p text:style-name="P45">Copyright=&lt;Copyright Statement&gt;</text:p>
      <text:p text:style-name="P45">StopList=&lt;Language or Path/Format to stopwords list file&gt;</text:p>
      <text:p text:style-name="P45">DateCreated=&lt;DateCreated&gt;</text:p>
      <text:p text:style-name="P45">DateLastModified=&lt;Date of last modification&gt;</text:p>
      <text:p text:style-name="P45">Maintainer.Name=&lt;Name of DB maintainer&gt;</text:p>
      <text:p text:style-name="P45">Maintainer.Email=&lt;Email address for maintainer&gt;</text:p>
      <text:p text:style-name="P45">PluginsPath=&lt;path to directory where plugins are installed&gt;</text:p>
      <text:p text:style-name="P45"/>
      <text:p text:style-name="P45">[External Sort</text:p>
      <text:p text:style-name="P45">&lt;nn&gt;=&lt;path&gt; # &lt;nn&gt; is number and path is to the external sort file</text:p>
      <text:p text:style-name="P45"><text:s text:c="12"/># if not defined it looks for &lt;DB&gt;.__&lt;nn&gt;</text:p>
      <text:p text:style-name="P45"/>
      <text:p text:style-name="P45">[Ranking]</text:p>
      <text:p text:style-name="P45">PriorityFactor=fff.ff <text:s text:c="2"/># Priority factor</text:p>
      <text:p text:style-name="P45"><text:soft-page-break/>IndexBoostFactor=fff.ff # Boost score by index position</text:p>
      <text:p text:style-name="P45">FreshnessBoostFactor=fff.ff # Boost score by freshness</text:p>
      <text:p text:style-name="P45">FreshnessBaseDateLine=date # Date/time, Records newer than this date</text:p>
      <text:p text:style-name="P45"># get FreshnessBoostFactor added, older get substracted. The unit</text:p>
      <text:p text:style-name="P45"># of resolution is defined by the precision of the specified date. Default is the date</text:p>
      <text:p text:style-name="P45"># specified in DateLastModified [DbInfo] (Minutes resolution)</text:p>
      <text:p text:style-name="P45">LongevityBoostFactor=fff.fff # Boost score by difference in days between</text:p>
      <text:p text:style-name="P45"># the date created and date modified of the records.</text:p>
      <text:p text:style-name="P45"/>
      <text:p text:style-name="P45">[HTTP]</text:p>
      <text:p text:style-name="P45">Pages=&lt;Path to root of htdoc tree&gt;</text:p>
      <text:p text:style-name="P45">IP-Name=&lt;ip address of server&gt;</text:p>
      <text:p text:style-name="P45">Server=&lt;Server Name, e.g. www.nonmonotonic.com&gt;</text:p>
      <text:p text:style-name="P45"/>
      <text:p text:style-name="P45">[Mirror]</text:p>
      <text:p text:style-name="P45">Root=&lt;Path to root of mirror tree&gt;</text:p>
      <text:p text:style-name="P45"/>
      <text:p text:style-name="P45">[&lt;Doctype&gt;/Metadata-Maps]</text:p>
      <text:p text:style-name="P45">&lt;Tag&gt;=&lt;TagValue&gt; # TagValue of &lt;Ignore&gt; means Ignore it</text:p>
      <text:p text:style-name="P45"/>
      <text:p text:style-name="P45">Low level index &lt;database&gt;.ini Options:</text:p>
      <text:p text:style-name="P45"><text:s/>[DbSearch]</text:p>
      <text:p text:style-name="P45"><text:s/>MaxTermSearchTime=&lt;nnn&gt;<text:tab/># Max. time in seconds to search for a term (advice) [default 6].</text:p>
      <text:p text:style-name="P45"><text:s/>MaxSearchTime=&lt;nnn&gt;<text:tab/># Max. time in seconds (nnn) to run a query (advice) [default 18].</text:p>
      <text:p text:style-name="P45"><text:s/>FindConcatWords=&lt;bool&gt;<text:tab/># True/False: Search "flow-er"? Not found then "flower".</text:p>
      <text:p text:style-name="P45"><text:s/>PhraseWaterlimit=nnn<text:tab/># At this point we go into heuristic modus for phrases.</text:p>
      <text:p text:style-name="P45"><text:s/>Freeform=&lt;bool&gt;<text:tab/># Should we NOT store hits (no proximity etc.)?</text:p>
      <text:p text:style-name="P45"><text:s/>Phonetic=[soundex|metaphone] # Algorithm to use for phonetic term searches.</text:p>
      <text:p text:style-name="P45"/>
      <text:p text:style-name="P45"><text:s/>[FindConcatWords]</text:p>
      <text:p text:style-name="P45"><text:s/>Force=&lt;bool&gt;<text:tab/># Force search of XX-YY-ZZ for XXYYZZ if no match.</text:p>
      <text:p text:style-name="P45"/>
      <text:p text:style-name="P45"><text:s/>[TermAliases]</text:p>
      <text:p text:style-name="P45"><text:s/>&lt;Term&gt;=&lt;TermAlias&gt;<text:tab/># To map one term to another</text:p>
      <text:p text:style-name="P45"/>
      <text:p text:style-name="P45"><text:s/>[CommonWords]</text:p>
      <text:p text:style-name="P45"><text:s/>Threshold=nnnn<text:tab/># Frequency to call common</text:p>
      <text:p text:style-name="P45"><text:s/>Words=&lt;word1&gt; &lt;word2&gt; .... # A list of common words with space seperators</text:p>
      <text:p text:style-name="P45"/>
      <text:p text:style-name="P45">Geospatial RECT{North West South East} [Note the canonical order]</text:p>
      <text:p text:style-name="P45">queries need to have their data fields defined via Gpoly-types or:</text:p>
      <text:p text:style-name="P45"><text:s/>[BOUNDING-BOX]</text:p>
      <text:p text:style-name="P45"><text:s/>North=&lt;Numeric Field for North Coordinates [NORTHBC]&gt;</text:p>
      <text:p text:style-name="P45"><text:s/>East= &lt;Numeric Field for East Coordinatesi [EASTBC]&gt;</text:p>
      <text:p text:style-name="P45"><text:s/>West= &lt;Numeric Field for West Coordinatesi [WESTBC]&gt;</text:p>
      <text:p text:style-name="P45"><text:s/>South=&lt;Numeric Field for South Coordinates [SOUTHBC]&gt;</text:p>
      <text:p text:style-name="P45"/>
      <text:p text:style-name="P45">Stopwords are used during search on the basis of STOPLISTS.</text:p>
      <text:p text:style-name="P45">STOPLIST can be passed a path or format (see below) or with a language</text:p>
      <text:p text:style-name="P45">searches the formats: </text:p>
      <text:p text:style-name="P45"><text:tab/>%F/%o.%l</text:p>
      <text:p text:style-name="P45"><text:tab/>%B/lib/%o.%l</text:p>
      <text:p text:style-name="P45"><text:tab/>%B/conf/%o.%l</text:p>
      <text:p text:style-name="P45"><text:tab/>%B/conf/%l/%o</text:p>
      <text:p text:style-name="P45"><text:soft-page-break/><text:tab/>%B/conf/%os/%l</text:p>
      <text:p text:style-name="P45"><text:tab/>%B/%os/%l</text:p>
      <text:p text:style-name="P45"><text:tab/>%B/%os/%o.%l</text:p>
      <text:p text:style-name="P45"><text:tab/>/usr/local/lib/%l.%o</text:p>
      <text:p text:style-name="P45"><text:tab/>/usr/local/lib/%o.%l</text:p>
      <text:p text:style-name="P45">Where:</text:p>
      <text:p text:style-name="P45"><text:tab/>%B <text:s text:c="5"/>the pathname of the base of the package (e.g. )</text:p>
      <text:p text:style-name="P45"><text:tab/>%F <text:s text:c="5"/>the pathname of the library (e.g./home/edz/ib/ib2/lib/)</text:p>
      <text:p text:style-name="P45"><text:tab/>%l <text:s text:c="5"/>the locale (eg. de.iso-8859-1)</text:p>
      <text:p text:style-name="P45"><text:tab/>%o <text:s text:c="5"/>the object (eg.stoplist)</text:p>
      <text:p text:style-name="P45"><text:tab/>%&lt;x&gt; <text:s text:c="3"/>the &lt;x&gt; character (e.g. ``%%'' results in ``%''</text:p>
      <text:p text:style-name="P45"/>
      <text:p text:style-name="P45">NOTE: .INI files may contain other .ini files via an include directive:</text:p>
      <text:p text:style-name="P45">#include &lt;path&gt; <text:s text:c="4"/># alternative include "path" (may be .ini or XML/SGML format)</text:p>
      <text:p text:style-name="P45"/>
      <text:p text:style-name="P45"/>
      <text:p text:style-name="P45"/>
      <text:p text:style-name="P45">Doctype.ini options may also be embeded into database.ini files as:</text:p>
      <text:p text:style-name="P45">[&lt;Doctype&gt;] <text:s/># Doctype, e.g. [TEXT]</text:p>
      <text:p text:style-name="P45"># Options are those from the &lt;doctype&gt;.ini [General] section &lt;key&gt;=&lt;value&gt;. Example:</text:p>
      <text:p text:style-name="P45">FieldType=&lt;file to load for field definitions&gt; <text:s/># default &lt;doctype&gt;.fields</text:p>
      <text:p text:style-name="P45">DateExpiresField=&lt;Date of record expiration&gt;</text:p>
      <text:p text:style-name="P45"># Consult the individual Doctype documentation: <text:s/>-thelp &lt;doctype&gt;</text:p>
      <text:p text:style-name="P45"/>
      <text:p text:style-name="P45">Note: If the software has NOT been installed in /opt/nonmonotonic please confirm that</text:p>
      <text:p text:style-name="P45">you have created either a user "asfadmin" (if you are running ASF) or "ibadmin"</text:p>
      <text:p text:style-name="P45">whose HOME directory points to where the software has been installed.</text:p>
      <text:p text:style-name="P177"/>
      <text:p text:style-name="Text_20_body"><text:span text:style-name="T434">Some</text:span><text:span text:style-name="T432"> of the options </text:span><text:span text:style-name="T434">like title and copyright notice </text:span><text:span text:style-name="T432">set in the .ini configuration files can be conveniently set using the Iutil command line utility.</text:span></text:p>
      <text:p text:style-name="P47"/>
      <text:p text:style-name="P47">Iutil, Version 3.8a Jun <text:s/>8 2021 (x86_64 GNU/Linux)</text:p>
      <text:p text:style-name="P47">(C)opyright 1995-2011 BSn/Munich; 2011-2020 NONMONOTONIC Networks; 2020,2021 re.Isearch Project.</text:p>
      <text:p text:style-name="P47">This software has been made available through a grant 2020/21 from NLnet Foundation and EU NGI0.</text:p>
      <text:p text:style-name="P47"/>
      <text:p text:style-name="P47">Usage is: Iutil [-d db] [options]</text:p>
      <text:p text:style-name="P47">Options:</text:p>
      <text:p text:style-name="P47"><text:s/>-d (X) <text:s text:c="8"/>// Use (X) as the root name for database files.</text:p>
      <text:p text:style-name="P47"><text:s/>-id (X) <text:s text:c="7"/>// Select document with docid (X).</text:p>
      <text:p text:style-name="P47"><text:s/>-thes (X) <text:s text:c="5"/>// File (X) contains Thesaurus.</text:p>
      <text:p text:style-name="P47"><text:s/>-import (X) <text:s text:c="3"/>// Import database: (X) as the root name for imported db files.</text:p>
      <text:p text:style-name="P47"><text:s/>-centroid <text:s text:c="5"/>// Create centroid.</text:p>
      <text:p text:style-name="P47"><text:s/>-vi <text:s text:c="11"/>// View summary information about the database/record.</text:p>
      <text:p text:style-name="P47"><text:s/>-vf <text:s text:c="11"/>// View list of fields defined in the database.</text:p>
      <text:p text:style-name="P47"><text:s/>-v <text:s text:c="12"/>// View list of documents in the database.</text:p>
      <text:p text:style-name="P47"><text:s/>-mdt <text:s text:c="10"/>// Dump MDT (debug option).</text:p>
      <text:p text:style-name="P47"><text:s/>-inx <text:s text:c="10"/>// Dump INX (debug option).</text:p>
      <text:p text:style-name="P47"><text:s/>-check <text:s text:c="8"/>// Check INX for consistency (WARNING: Slow and I/O expensive!).</text:p>
      <text:p text:style-name="P47"><text:s/>-skip [offset] // Skip offset in above test</text:p>
      <text:p text:style-name="P47"><text:s/>-level NN <text:s text:c="5"/>// Set message level to NN (0-255).</text:p>
      <text:p text:style-name="P47"><text:s/>-newpaths <text:s text:c="5"/>// Prompt for new pathnames for files.</text:p>
      <text:p text:style-name="P47"><text:s/>-relative (Dir)// Relativize all paths with respect to (Dir).</text:p>
      <text:p text:style-name="P47"><text:s text:c="16"/>// "." is current directory, "" is db path.</text:p>
      <text:p text:style-name="P47"><text:s/>-mvdir old=new // Change all paths old to new.</text:p>
      <text:p text:style-name="P47"><text:s text:c="16"/>// Example: /opt=/var will change /opt/main.html to /var/main.html but</text:p>
      <text:p text:style-name="P47"><text:soft-page-break/><text:s text:c="16"/>// not change /opt/html/main.html (see -dirmv below to change base of tree)</text:p>
      <text:p text:style-name="P47"><text:s/>-dirmv old=new // Move the base of tree from old to new.</text:p>
      <text:p text:style-name="P47"><text:s text:c="16"/>// Example: /opt=/var will change /opt/html/main.html to /var/html/main.html </text:p>
      <text:p text:style-name="P47"><text:s/>-del key <text:s text:c="6"/>// Mark individual documents (by key) to be deleted from database.</text:p>
      <text:p text:style-name="P47"><text:s text:c="16"/>// Note: to remove records by file use the Idelete command instead.</text:p>
      <text:p text:style-name="P47"><text:s/>-del_expired <text:s text:c="2"/>// Mark expired documents as deleted.</text:p>
      <text:p text:style-name="P47"><text:s/>-autodelete <text:s text:c="3"/>// Set the autodelete expired flag to true.</text:p>
      <text:p text:style-name="P47"><text:s/>-deferdelete <text:s text:c="2"/>// Set the autodelete expired flag to false.</text:p>
      <text:p text:style-name="P47"><text:s/>-undel key <text:s text:c="4"/>// Unmark documents (by key) that were marked for deletion.</text:p>
      <text:p text:style-name="P47"><text:s/>-c <text:s text:c="12"/>// Cleanup database by removing unused data (useful after -del).</text:p>
      <text:p text:style-name="P47"><text:s/>-erase <text:s text:c="8"/>// Erase the entire database.</text:p>
      <text:p text:style-name="P47"><text:s/>-g (X) <text:s text:c="8"/>// Use (X) as Stopwords list (language).</text:p>
      <text:p text:style-name="P47"><text:s/>-gl0] <text:s text:c="9"/>// Clear external stopwords list and use default.</text:p>
      <text:p text:style-name="P47"><text:s/>-gt (X) <text:s text:c="7"/>// Set (X) as the global document type for the database.</text:p>
      <text:p text:style-name="P47"><text:s text:c="16"/>// Specify X as * to get a list of available doctypes.</text:p>
      <text:p text:style-name="P47"><text:s/>-gt0 <text:s text:c="10"/>// Clear the global document type for the database.</text:p>
      <text:p text:style-name="P47"><text:s/>-server host <text:s text:c="2"/>// Set the server hostname or IP address.</text:p>
      <text:p text:style-name="P47"><text:s/>-web URL=base <text:s/>// map base/XXX -&gt; URL/XXX (e.g. http://www.nonmonotonic.com/=/var/data/).</text:p>
      <text:p text:style-name="P47"><text:s/>-mirror ROOT <text:s text:c="2"/>// Set Mirror root.</text:p>
      <text:p text:style-name="P47"><text:s/>-collapse <text:s text:c="5"/>// Collapse last two database indexes.</text:p>
      <text:p text:style-name="P47"><text:s/>-optimize <text:s text:c="5"/>// Optimize database indexes.</text:p>
      <text:p text:style-name="P47"><text:s/>-pcache (X) <text:s text:c="3"/>// Set presentation cache base directory to (X).</text:p>
      <text:p text:style-name="P47"><text:s text:c="16"/>// Uses X/&lt;DATABASE&gt; for files. (X) must exist and be writable.</text:p>
      <text:p text:style-name="P47"><text:s/>-fill (X)[,..] // Fill the headline cache (not CacheDir must be set beforehand!) for the</text:p>
      <text:p text:style-name="P47"><text:s text:c="16"/>// different record syntaxes (,-list), where (X) is the Record Syntax OID</text:p>
      <text:p text:style-name="P47"><text:s text:c="16"/>// or any of the "shorthand names" HTML, SUTRS, USMARC, XML.</text:p>
      <text:p text:style-name="P47"><text:s/>-clip (NN) <text:s text:c="4"/>// Set Db Search cut-off default.</text:p>
      <text:p text:style-name="P47"><text:s/>-priority (N.N)// Set priority factor.</text:p>
      <text:p text:style-name="P47"><text:s/>-title (X) <text:s text:c="4"/>// Set database title to (X).</text:p>
      <text:p text:style-name="P47"><text:s/>-copyright (X) // Set database copyright statement.</text:p>
      <text:p text:style-name="P47"><text:s/>-comments (X) <text:s/>// Set database comments statement.</text:p>
      <text:p text:style-name="P47"><text:s/>-o (X) <text:s text:c="8"/>// Document type specific option.</text:p>
      <text:p text:style-name="P47"/>
      <text:p text:style-name="P47">Example: <text:s/>Iutil -d POETRY -del key1 key2 key3</text:p>
      <text:p text:style-name="P47"><text:s text:c="10"/>Iutil -d LITERATURE -import POETRY</text:p>
      <text:p text:style-name="P47"/>
      <text:h text:style-name="P812" text:outline-level="1"><text:bookmark-start text:name="__RefHeading___Toc20685_3285073552"/>Idelete Command Line Utility<text:bookmark-end text:name="__RefHeading___Toc20685_3285073552"/></text:h>
      <text:p text:style-name="P610"><text:span text:style-name="T793">The </text:span>Idelete <text:span text:style-name="T793">command line utility is used to </text:span>delete files from <text:span text:style-name="T793">an</text:span> index <text:span text:style-name="T793">(database)</text:span>. <text:span text:style-name="T795">To remove individual records by key one uses the Iutil tool. Here one removes entire documents (files)--including all the records they may contain—from an index.</text:span></text:p>
      <text:p text:style-name="P610"/>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610"/>
      <text:p text:style-name="P610"><text:soft-page-break/><text:span text:style-name="T606">WARNING</text:span>: -<text:span text:style-name="T793">shredder is a </text:span><text:span text:style-name="T573">very d</text:span><text:span text:style-name="T572">angerous </text:span>option!! <text:span text:style-name="T793">It </text:span><text:span text:style-name="T573">does not</text:span><text:span text:style-name="T793"> </text:span>move things to wastebasket but <text:span text:style-name="T794">removes it and </text:span><text:span text:style-name="T52">destroys</text:span><text:span text:style-name="T794">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10"/>
      <text:p text:style-name="P610">Example: <text:span text:style-name="T455">Idelete -d DATABASE foo</text:span></text:p>
      <text:p text:style-name="P85"><text:span text:style-name="T792">T</text:span>his marks <text:span text:style-name="T831">all</text:span> the records in foo as deleted and moves path/foo to path/.wastebasket/foo.</text:p>
      <text:p text:style-name="P610"/>
      <text:p text:style-name="P610">Note: <text:span text:style-name="T793">The values in </text:span>the <text:span text:style-name="T455">datebase.ini </text:span><text:span text:style-name="T279">override</text:span><text:span text:style-name="T278"> the command line arguments</text:span></text:p>
      <text:p text:style-name="P610"><text:s/><text:span text:style-name="T455">[Idelete]</text:span> </text:p>
      <text:p text:style-name="P52">.wasterbasket= </text:p>
      <text:p text:style-name="P52">.prepend= </text:p>
      <text:h text:style-name="P813" text:outline-level="1"><text:bookmark-start text:name="__RefHeading___Toc20687_3285073552"/>Iwatch <text:span text:style-name="T797">Command Line Tool</text:span><text:bookmark-end text:name="__RefHeading___Toc20687_3285073552"/></text:h>
      <text:p text:style-name="P611"><text:span text:style-name="T796">Iwatch is a very simple but useful command line utility. It watches a directory on the file system and then executes</text:span> a program when a file is added or deleted from <text:span text:style-name="T796">it</text:span>.</text:p>
      <text:p text:style-name="P611"/>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70">Typical use case is a document spool. <text:span text:style-name="T797">Incoming document deposited in a directory can be moved to a processing directory and then added to an index.</text:span></text:p>
      <text:h text:style-name="P814" text:outline-level="1"><text:bookmark-start text:name="__RefHeading___Toc21806_2146006214"/>Record Organization<text:bookmark-end text:name="__RefHeading___Toc21806_2146006214"/></text:h>
      <text:p text:style-name="P624">During indexing each document is broken down into a number of records. Each of these records has a number of metadata elements associated with it:</text:p>
      <text:p text:style-name="P624"/>
      <text:list text:style-name="L8">
        <text:list-item>
          <text:p text:style-name="P891">Date <text:span text:style-name="T804">of the record (without precise specification of its semantics). Additionally</text:span></text:p>
          <text:list>
            <text:list-item>
              <text:p text:style-name="P892">Date of document modification</text:p>
            </text:list-item>
            <text:list-item>
              <text:p text:style-name="P892">Date of <text:s/>document creation</text:p>
            </text:list-item>
            <text:list-item>
              <text:p text:style-name="P892">Expiration date of the document</text:p>
            </text:list-item>
          </text:list>
        </text:list-item>
        <text:list-item>
          <text:p text:style-name="P892">Key (unique)</text:p>
        </text:list-item>
        <text:list-item>
          <text:p text:style-name="P892">Document type (associated doctype class)</text:p>
        </text:list-item>
        <text:list-item>
          <text:p text:style-name="P892">Paths and addresses to source and indexed documents</text:p>
        </text:list-item>
        <text:list-item>
          <text:p text:style-name="P892">Locale <text:span text:style-name="T805">(language and character set encoding)</text:span></text:p>
        </text:list-item>
        <text:list-item>
          <text:p text:style-name="P892">Category</text:p>
        </text:list-item>
        <text:list-item>
          <text:p text:style-name="P892">Priority</text:p>
        </text:list-item>
      </text:list>
      <text:h text:style-name="P861" text:outline-level="4"><text:bookmark-start text:name="__RefHeading___Toc21808_2146006214"/>Date<text:bookmark-end text:name="__RefHeading___Toc21808_2146006214"/></text:h>
      <text:p text:style-name="P628"><text:span text:style-name="T809">The Date of the record is defined by </text:span><text:span text:style-name="T503">DateField</text:span><text:span text:style-name="T809">. The contents of the field are parsed as a date fieldtype.</text:span></text:p>
      <text:h text:style-name="P862" text:outline-level="4"><text:bookmark-start text:name="__RefHeading___Toc21810_2146006214"/><text:soft-page-break/>Language<text:bookmark-end text:name="__RefHeading___Toc21810_2146006214"/></text:h>
      <text:p text:style-name="P630"><text:span text:style-name="T809">The language of the record is defined by </text:span><text:span text:style-name="T504">Language</text:span><text:span text:style-name="T503">Field</text:span><text:span text:style-name="T809">. The contents of the field are parsed to identify a language according to </text:span>language code<text:span text:style-name="T810">s</text:span> from Z39.53-1994. <text:span text:style-name="T810">We support both 2 and 3 character codes as well as common extensions for dialects.</text:span></text:p>
      <text:p text:style-name="P630"/>
      <text:p text:style-name="P629">Example <text:span text:style-name="T811">(</text:span>French<text:span text:style-name="T811">)</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71">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67"/>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613">Language family</text:span></text:a><text:span text:style-name="T613"> </text:span></text:p>
            </table:table-cell>
            <table:table-cell table:style-name="Table34.A1" office:value-type="string">
              <text:p text:style-name="P214">ISO language name </text:p>
            </table:table-cell>
            <table:table-cell table:style-name="Table34.A1" office:value-type="string">
              <text:p text:style-name="P214">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613">639-1</text:span></text:a><text:span text:style-name="T613">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613">639-2</text:span></text:a><text:span text:style-name="T613">/T </text:span></text:p>
            </table:table-cell>
            <table:table-cell table:style-name="Table34.A1" office:value-type="string">
              <text:p text:style-name="P214">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613">639-3</text:span></text:a><text:span text:style-name="T613"> </text:span></text:p>
            </table:table-cell>
            <table:table-cell table:style-name="Table34.A1" office:value-type="string">
              <text:p text:style-name="P214">Notes <text:bookmark text:name="AB"/></text:p>
            </table:table-cell>
          </table:table-row>
        </table:table-header-rows>
        <table:table-row>
          <table:table-cell table:style-name="Table34.A2" office:value-type="string">
            <text:p text:style-name="P275"/>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581">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581">Abkhazian</text:span></text:a></text:p>
          </table:table-cell>
          <table:table-cell table:style-name="Table34.A1" office:value-type="string">
            <text:p text:style-name="P337">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581">ab</text:span></text:span></text:a></text:p>
          </table:table-cell>
          <table:table-cell table:style-name="Table34.A1" office:value-type="string">
            <text:p text:style-name="Table_20_Contents"><text:span text:style-name="Source_20_Text"><text:span text:style-name="T581">abk</text:span></text:span></text:p>
          </table:table-cell>
          <table:table-cell table:style-name="Table34.A1" office:value-type="string">
            <text:p text:style-name="Table_20_Contents"><text:span text:style-name="Source_20_Text"><text:span text:style-name="T581">abk</text:span></text:span></text:p>
          </table:table-cell>
          <table:table-cell table:style-name="Table34.A1" office:value-type="string">
            <text:p text:style-name="Table_20_Contents"><text:span text:style-name="Source_20_Text"><text:span text:style-name="T581">abk</text:span></text:span></text:p>
          </table:table-cell>
          <table:table-cell table:style-name="Table34.A1" office:value-type="string">
            <text:p text:style-name="P275">also known as Abkhaz <text:bookmark text:name="AA"/></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81">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581">Afar</text:span></text:a></text:p>
          </table:table-cell>
          <table:table-cell table:style-name="Table34.A1" office:value-type="string">
            <text:p text:style-name="P337">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581">aa</text:span></text:span></text:a></text:p>
          </table:table-cell>
          <table:table-cell table:style-name="Table34.A1" office:value-type="string">
            <text:p text:style-name="Table_20_Contents"><text:span text:style-name="Source_20_Text"><text:span text:style-name="T581">aar</text:span></text:span></text:p>
          </table:table-cell>
          <table:table-cell table:style-name="Table34.A1" office:value-type="string">
            <text:p text:style-name="Table_20_Contents"><text:span text:style-name="Source_20_Text"><text:span text:style-name="T581">aar</text:span></text:span></text:p>
          </table:table-cell>
          <table:table-cell table:style-name="Table34.A1" office:value-type="string">
            <text:p text:style-name="Table_20_Contents"><text:span text:style-name="Source_20_Text"><text:span text:style-name="T581">aar</text:span></text:span></text:p>
          </table:table-cell>
          <table:table-cell table:style-name="Table34.A1" office:value-type="string">
            <text:p text:style-name="P275"><text:bookmark text:name="AF"/></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581">Afrikaans</text:span></text:a></text:p>
          </table:table-cell>
          <table:table-cell table:style-name="Table34.A1" office:value-type="string">
            <text:p text:style-name="P338">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581">af</text:span></text:span></text:a></text:p>
          </table:table-cell>
          <table:table-cell table:style-name="Table34.A1" office:value-type="string">
            <text:p text:style-name="Table_20_Contents"><text:span text:style-name="Source_20_Text"><text:span text:style-name="T581">afr</text:span></text:span></text:p>
          </table:table-cell>
          <table:table-cell table:style-name="Table34.A1" office:value-type="string">
            <text:p text:style-name="Table_20_Contents"><text:span text:style-name="Source_20_Text"><text:span text:style-name="T581">afr</text:span></text:span></text:p>
          </table:table-cell>
          <table:table-cell table:style-name="Table34.A1" office:value-type="string">
            <text:p text:style-name="Table_20_Contents"><text:span text:style-name="Source_20_Text"><text:span text:style-name="T581">afr</text:span></text:span></text:p>
          </table:table-cell>
          <table:table-cell table:style-name="Table34.A1" office:value-type="string">
            <text:p text:style-name="P275"><text:bookmark text:name="AK"/></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581">Akan</text:span></text:a></text:p>
          </table:table-cell>
          <table:table-cell table:style-name="Table34.A1" office:value-type="string">
            <text:p text:style-name="P339">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581">ak</text:span></text:span></text:a></text:p>
          </table:table-cell>
          <table:table-cell table:style-name="Table34.A1" office:value-type="string">
            <text:p text:style-name="Table_20_Contents"><text:span text:style-name="Source_20_Text"><text:span text:style-name="T581">aka</text:span></text:span></text:p>
          </table:table-cell>
          <table:table-cell table:style-name="Table34.A1" office:value-type="string">
            <text:p text:style-name="Table_20_Contents"><text:span text:style-name="Source_20_Text"><text:span text:style-name="T581">aka</text:span></text:span></text:p>
          </table:table-cell>
          <table:table-cell table:style-name="Table34.A1" office:value-type="string">
            <text:p text:style-name="Table_20_Contents"><text:span text:style-name="Source_20_Text"><text:span text:style-name="T581">aka</text:span></text:span><text:span text:style-name="T581"> + </text:span><text:a xlink:type="simple" xlink:href="https://en.wikipedia.org/wiki/ISO_639_macrolanguage#aka" text:style-name="Internet_20_link" text:visited-style-name="Visited_20_Internet_20_Link"><text:span text:style-name="T58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text:span><text:a xlink:type="simple" xlink:href="https://en.wikipedia.org/wiki/Twi_language" text:style-name="Internet_20_link" text:visited-style-name="Visited_20_Internet_20_Link"><text:span text:style-name="T581">Twi</text:span></text:a><text:span text:style-name="T581"> is </text:span><text:span text:style-name="Source_20_Text"><text:span text:style-name="T581">tw</text:span></text:span><text:span text:style-name="T581">/</text:span><text:span text:style-name="Source_20_Text"><text:span text:style-name="T581">twi</text:span></text:span><text:span text:style-name="T581">, </text:span><text:a xlink:type="simple" xlink:href="https://en.wikipedia.org/wiki/Fanti_language" text:style-name="Internet_20_link" text:visited-style-name="Visited_20_Internet_20_Link"><text:span text:style-name="T581">Fanti</text:span></text:a><text:span text:style-name="T581"> is </text:span><text:span text:style-name="Source_20_Text"><text:span text:style-name="T581">fat</text:span></text:span><text:span text:style-name="T581"> </text:span><text:bookmark text:name="SQ"/></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581">Albanian</text:span></text:a></text:p>
          </table:table-cell>
          <table:table-cell table:style-name="Table34.A1" office:value-type="string">
            <text:p text:style-name="P340">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581">sq</text:span></text:span></text:a></text:p>
          </table:table-cell>
          <table:table-cell table:style-name="Table34.A1" office:value-type="string">
            <text:p text:style-name="Table_20_Contents"><text:span text:style-name="Source_20_Text"><text:span text:style-name="T581">sqi</text:span></text:span></text:p>
          </table:table-cell>
          <table:table-cell table:style-name="Table34.A1" office:value-type="string">
            <text:p text:style-name="Table_20_Contents"><text:span text:style-name="Source_20_Text"><text:span text:style-name="T594">alb</text:span></text:span></text:p>
          </table:table-cell>
          <table:table-cell table:style-name="Table34.A1" office:value-type="string">
            <text:p text:style-name="Table_20_Contents"><text:span text:style-name="Source_20_Text"><text:span text:style-name="T581">sqi</text:span></text:span><text:span text:style-name="T581"> + </text:span><text:a xlink:type="simple" xlink:href="https://en.wikipedia.org/wiki/ISO_639_macrolanguage#sqi" text:style-name="Internet_20_link" text:visited-style-name="Visited_20_Internet_20_Link"><text:span text:style-name="T581">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Albanian Phylozone" in 639-6 </text:span><text:bookmark text:name="AM"/></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81">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581">Amharic</text:span></text:a></text:p>
          </table:table-cell>
          <table:table-cell table:style-name="Table34.A1" office:value-type="string">
            <text:p text:style-name="P301">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581">am</text:span></text:span></text:a></text:p>
          </table:table-cell>
          <table:table-cell table:style-name="Table34.A1" office:value-type="string">
            <text:p text:style-name="Table_20_Contents"><text:span text:style-name="Source_20_Text"><text:span text:style-name="T581">amh</text:span></text:span></text:p>
          </table:table-cell>
          <table:table-cell table:style-name="Table34.A1" office:value-type="string">
            <text:p text:style-name="Table_20_Contents"><text:span text:style-name="Source_20_Text"><text:span text:style-name="T581">amh</text:span></text:span></text:p>
          </table:table-cell>
          <table:table-cell table:style-name="Table34.A1" office:value-type="string">
            <text:p text:style-name="Table_20_Contents"><text:span text:style-name="Source_20_Text"><text:span text:style-name="T581">amh</text:span></text:span></text:p>
          </table:table-cell>
          <table:table-cell table:style-name="Table34.A1" office:value-type="string">
            <text:p text:style-name="P275"><text:bookmark text:name="AR"/></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81">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581">Arabic</text:span></text:a></text:p>
          </table:table-cell>
          <table:table-cell table:style-name="Table34.A1" office:value-type="string">
            <text:p text:style-name="P326">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581">ar</text:span></text:span></text:a></text:p>
          </table:table-cell>
          <table:table-cell table:style-name="Table34.A1" office:value-type="string">
            <text:p text:style-name="Table_20_Contents"><text:span text:style-name="Source_20_Text"><text:span text:style-name="T581">ara</text:span></text:span></text:p>
          </table:table-cell>
          <table:table-cell table:style-name="Table34.A1" office:value-type="string">
            <text:p text:style-name="Table_20_Contents"><text:span text:style-name="Source_20_Text"><text:span text:style-name="T581">ara</text:span></text:span></text:p>
          </table:table-cell>
          <table:table-cell table:style-name="Table34.A1" office:value-type="string">
            <text:p text:style-name="Table_20_Contents"><text:span text:style-name="Source_20_Text"><text:span text:style-name="T581">ara</text:span></text:span><text:span text:style-name="T581"> + </text:span><text:a xlink:type="simple" xlink:href="https://en.wikipedia.org/wiki/ISO_639_macrolanguage#ara" text:style-name="Internet_20_link" text:visited-style-name="Visited_20_Internet_20_Link"><text:span text:style-name="T581">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text:span><text:a xlink:type="simple" xlink:href="https://en.wikipedia.org/wiki/Standard_Arabic" text:style-name="Internet_20_link" text:visited-style-name="Visited_20_Internet_20_Link"><text:span text:style-name="T581">Standard Arabic</text:span></text:a><text:span text:style-name="T581"> is </text:span><text:span text:style-name="Source_20_Text"><text:span text:style-name="T581">arb</text:span></text:span><text:span text:style-name="T581"> </text:span><text:bookmark text:name="AN"/></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581">Aragonese</text:span></text:a></text:p>
          </table:table-cell>
          <table:table-cell table:style-name="Table34.A1" office:value-type="string">
            <text:p text:style-name="P341">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581">an</text:span></text:span></text:a></text:p>
          </table:table-cell>
          <table:table-cell table:style-name="Table34.A1" office:value-type="string">
            <text:p text:style-name="Table_20_Contents"><text:span text:style-name="Source_20_Text"><text:span text:style-name="T581">arg</text:span></text:span></text:p>
          </table:table-cell>
          <table:table-cell table:style-name="Table34.A1" office:value-type="string">
            <text:p text:style-name="Table_20_Contents"><text:span text:style-name="Source_20_Text"><text:span text:style-name="T581">arg</text:span></text:span></text:p>
          </table:table-cell>
          <table:table-cell table:style-name="Table34.A1" office:value-type="string">
            <text:p text:style-name="Table_20_Contents"><text:span text:style-name="Source_20_Text"><text:span text:style-name="T581">arg</text:span></text:span></text:p>
          </table:table-cell>
          <table:table-cell table:style-name="Table34.A1" office:value-type="string">
            <text:p text:style-name="P275"><text:bookmark text:name="HY"/></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581">Armenian</text:span></text:a></text:p>
          </table:table-cell>
          <table:table-cell table:style-name="Table34.A1" office:value-type="string">
            <text:p text:style-name="P342">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581">hy</text:span></text:span></text:a></text:p>
          </table:table-cell>
          <table:table-cell table:style-name="Table34.A1" office:value-type="string">
            <text:p text:style-name="Table_20_Contents"><text:span text:style-name="Source_20_Text"><text:span text:style-name="T581">hye</text:span></text:span></text:p>
          </table:table-cell>
          <table:table-cell table:style-name="Table34.A1" office:value-type="string">
            <text:p text:style-name="Table_20_Contents"><text:span text:style-name="Source_20_Text"><text:span text:style-name="T594">arm</text:span></text:span></text:p>
          </table:table-cell>
          <table:table-cell table:style-name="Table34.A1" office:value-type="string">
            <text:p text:style-name="Table_20_Contents"><text:span text:style-name="Source_20_Text"><text:span text:style-name="T581">hye</text:span></text:span></text:p>
          </table:table-cell>
          <table:table-cell table:style-name="Table34.A1" office:value-type="string">
            <text:p text:style-name="Table_20_Contents"><text:span text:style-name="T581">also known as Հայերէն; ISO 639-3 code </text:span><text:span text:style-name="Source_20_Text"><text:span text:style-name="T581">hye</text:span></text:span><text:span text:style-name="T581"> is for Eastern Armenian, </text:span><text:span text:style-name="Source_20_Text"><text:span text:style-name="T581">hyw</text:span></text:span><text:span text:style-name="T581"> is for Western Armenian, and </text:span><text:span text:style-name="Source_20_Text"><text:span text:style-name="T581">xcl</text:span></text:span><text:span text:style-name="T581"> is for Classical Armenian </text:span><text:bookmark text:name="A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581">Assamese</text:span></text:a></text:p>
          </table:table-cell>
          <table:table-cell table:style-name="Table34.A1" office:value-type="string">
            <text:p text:style-name="P302">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581">as</text:span></text:span></text:a></text:p>
          </table:table-cell>
          <table:table-cell table:style-name="Table34.A1" office:value-type="string">
            <text:p text:style-name="Table_20_Contents"><text:span text:style-name="Source_20_Text"><text:span text:style-name="T581">asm</text:span></text:span></text:p>
          </table:table-cell>
          <table:table-cell table:style-name="Table34.A1" office:value-type="string">
            <text:p text:style-name="Table_20_Contents"><text:span text:style-name="Source_20_Text"><text:span text:style-name="T581">asm</text:span></text:span></text:p>
          </table:table-cell>
          <table:table-cell table:style-name="Table34.A1" office:value-type="string">
            <text:p text:style-name="Table_20_Contents"><text:span text:style-name="Source_20_Text"><text:span text:style-name="T581">asm</text:span></text:span></text:p>
          </table:table-cell>
          <table:table-cell table:style-name="Table34.A1" office:value-type="string">
            <text:p text:style-name="P275"><text:bookmark text:name="AV"/></text:p>
          </table:table-cell>
        </table:table-row>
        <table:table-row>
          <table:table-cell table:style-name="Table34.A2" office:value-type="string">
            <text:p text:style-name="P275"/>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81">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581">Avaric</text:span></text:a></text:p>
          </table:table-cell>
          <table:table-cell table:style-name="Table34.A1" office:value-type="string">
            <text:p text:style-name="P343">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581">av</text:span></text:span></text:a></text:p>
          </table:table-cell>
          <table:table-cell table:style-name="Table34.A1" office:value-type="string">
            <text:p text:style-name="Table_20_Contents"><text:span text:style-name="Source_20_Text"><text:span text:style-name="T581">ava</text:span></text:span></text:p>
          </table:table-cell>
          <table:table-cell table:style-name="Table34.A1" office:value-type="string">
            <text:p text:style-name="Table_20_Contents"><text:span text:style-name="Source_20_Text"><text:span text:style-name="T581">ava</text:span></text:span></text:p>
          </table:table-cell>
          <table:table-cell table:style-name="Table34.A1" office:value-type="string">
            <text:p text:style-name="Table_20_Contents"><text:span text:style-name="Source_20_Text"><text:span text:style-name="T581">ava</text:span></text:span></text:p>
          </table:table-cell>
          <table:table-cell table:style-name="Table34.A1" office:value-type="string">
            <text:p text:style-name="P275">also known as Avar <text:bookmark text:name="AE"/></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581">Avestan</text:span></text:a></text:p>
          </table:table-cell>
          <table:table-cell table:style-name="Table34.A1" office:value-type="string">
            <text:p text:style-name="P337">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581">ae</text:span></text:span></text:a></text:p>
          </table:table-cell>
          <table:table-cell table:style-name="Table34.A1" office:value-type="string">
            <text:p text:style-name="Table_20_Contents"><text:span text:style-name="Source_20_Text"><text:span text:style-name="T581">ave</text:span></text:span></text:p>
          </table:table-cell>
          <table:table-cell table:style-name="Table34.A1" office:value-type="string">
            <text:p text:style-name="Table_20_Contents"><text:span text:style-name="Source_20_Text"><text:span text:style-name="T581">ave</text:span></text:span></text:p>
          </table:table-cell>
          <table:table-cell table:style-name="Table34.A1" office:value-type="string">
            <text:p text:style-name="Table_20_Contents"><text:span text:style-name="Source_20_Text"><text:span text:style-name="T581">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81">ancient</text:span></text:a><text:span text:style-name="T581"> </text:span><text:bookmark text:name="AY"/></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581">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581">Aymara</text:span></text:a></text:p>
          </table:table-cell>
          <table:table-cell table:style-name="Table34.A1" office:value-type="string">
            <text:p text:style-name="P337">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581">ay</text:span></text:span></text:a></text:p>
          </table:table-cell>
          <table:table-cell table:style-name="Table34.A1" office:value-type="string">
            <text:p text:style-name="Table_20_Contents"><text:span text:style-name="Source_20_Text"><text:span text:style-name="T581">aym</text:span></text:span></text:p>
          </table:table-cell>
          <table:table-cell table:style-name="Table34.A1" office:value-type="string">
            <text:p text:style-name="Table_20_Contents"><text:span text:style-name="Source_20_Text"><text:span text:style-name="T581">aym</text:span></text:span></text:p>
          </table:table-cell>
          <table:table-cell table:style-name="Table34.A1" office:value-type="string">
            <text:p text:style-name="Table_20_Contents"><text:span text:style-name="Source_20_Text"><text:span text:style-name="T581">aym</text:span></text:span><text:span text:style-name="T581"> + </text:span><text:soft-page-break/><text:a xlink:type="simple" xlink:href="https://en.wikipedia.org/wiki/ISO_639_macrolanguage#aym" text:style-name="Internet_20_link" text:visited-style-name="Visited_20_Internet_20_Link"><text:span text:style-name="T58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text:span><text:bookmark text:name="AZ"/></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581">Azerbaijani</text:span></text:a></text:p>
          </table:table-cell>
          <table:table-cell table:style-name="Table34.A1" office:value-type="string">
            <text:p text:style-name="P275"><text:span text:style-name="T835">azərbaycan dili, </text:span><text:span text:style-name="T836">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581">az</text:span></text:span></text:a></text:p>
          </table:table-cell>
          <table:table-cell table:style-name="Table34.A1" office:value-type="string">
            <text:p text:style-name="Table_20_Contents"><text:span text:style-name="Source_20_Text"><text:span text:style-name="T581">aze</text:span></text:span></text:p>
          </table:table-cell>
          <table:table-cell table:style-name="Table34.A1" office:value-type="string">
            <text:p text:style-name="Table_20_Contents"><text:span text:style-name="Source_20_Text"><text:span text:style-name="T581">aze</text:span></text:span></text:p>
          </table:table-cell>
          <table:table-cell table:style-name="Table34.A1" office:value-type="string">
            <text:p text:style-name="Table_20_Contents"><text:span text:style-name="Source_20_Text"><text:span text:style-name="T581">aze</text:span></text:span><text:span text:style-name="T581"> + </text:span><text:a xlink:type="simple" xlink:href="https://en.wikipedia.org/wiki/ISO_639_macrolanguage#aze" text:style-name="Internet_20_link" text:visited-style-name="Visited_20_Internet_20_Link"><text:span text:style-name="T581">2</text:span></text:a></text:p>
          </table:table-cell>
          <table:table-cell table:style-name="Table34.A1" office:value-type="string">
            <text:p text:style-name="P761"><text:a xlink:type="simple" xlink:href="https://en.wikipedia.org/wiki/Macrolanguage" text:style-name="Internet_20_link" text:visited-style-name="Visited_20_Internet_20_Link"><text:span text:style-name="T581">macrolanguage</text:span></text:a><text:span text:style-name="T581"> </text:span></text:p>
            <text:p text:style-name="P322">also known as Azeri <text:bookmark text:name="BM"/></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581">Bambara</text:span></text:a></text:p>
          </table:table-cell>
          <table:table-cell table:style-name="Table34.A1" office:value-type="string">
            <text:p text:style-name="P344">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581">bm</text:span></text:span></text:a></text:p>
          </table:table-cell>
          <table:table-cell table:style-name="Table34.A1" office:value-type="string">
            <text:p text:style-name="Table_20_Contents"><text:span text:style-name="Source_20_Text"><text:span text:style-name="T581">bam</text:span></text:span></text:p>
          </table:table-cell>
          <table:table-cell table:style-name="Table34.A1" office:value-type="string">
            <text:p text:style-name="Table_20_Contents"><text:span text:style-name="Source_20_Text"><text:span text:style-name="T581">bam</text:span></text:span></text:p>
          </table:table-cell>
          <table:table-cell table:style-name="Table34.A1" office:value-type="string">
            <text:p text:style-name="Table_20_Contents"><text:span text:style-name="Source_20_Text"><text:span text:style-name="T581">bam</text:span></text:span></text:p>
          </table:table-cell>
          <table:table-cell table:style-name="Table34.A1" office:value-type="string">
            <text:p text:style-name="P275"><text:bookmark text:name="BA"/></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581">Bashkir</text:span></text:a></text:p>
          </table:table-cell>
          <table:table-cell table:style-name="Table34.A1" office:value-type="string">
            <text:p text:style-name="P345">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581">ba</text:span></text:span></text:a></text:p>
          </table:table-cell>
          <table:table-cell table:style-name="Table34.A1" office:value-type="string">
            <text:p text:style-name="Table_20_Contents"><text:span text:style-name="Source_20_Text"><text:span text:style-name="T581">bak</text:span></text:span></text:p>
          </table:table-cell>
          <table:table-cell table:style-name="Table34.A1" office:value-type="string">
            <text:p text:style-name="Table_20_Contents"><text:span text:style-name="Source_20_Text"><text:span text:style-name="T581">bak</text:span></text:span></text:p>
          </table:table-cell>
          <table:table-cell table:style-name="Table34.A1" office:value-type="string">
            <text:p text:style-name="Table_20_Contents"><text:span text:style-name="Source_20_Text"><text:span text:style-name="T581">bak</text:span></text:span></text:p>
          </table:table-cell>
          <table:table-cell table:style-name="Table34.A1" office:value-type="string">
            <text:p text:style-name="P275"><text:bookmark text:name="EU"/></text:p>
          </table:table-cell>
        </table:table-row>
        <table:table-row>
          <table:table-cell table:style-name="Table34.A18" office:value-type="string">
            <text:p text:style-name="P275"/>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581">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581">Basque</text:span></text:a></text:p>
          </table:table-cell>
          <table:table-cell table:style-name="Table34.A1" office:value-type="string">
            <text:p text:style-name="P346">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581">eu</text:span></text:span></text:a></text:p>
          </table:table-cell>
          <table:table-cell table:style-name="Table34.A1" office:value-type="string">
            <text:p text:style-name="Table_20_Contents"><text:span text:style-name="Source_20_Text"><text:span text:style-name="T581">eus</text:span></text:span></text:p>
          </table:table-cell>
          <table:table-cell table:style-name="Table34.A1" office:value-type="string">
            <text:p text:style-name="Table_20_Contents"><text:span text:style-name="Source_20_Text"><text:span text:style-name="T594">baq</text:span></text:span></text:p>
          </table:table-cell>
          <table:table-cell table:style-name="Table34.A1" office:value-type="string">
            <text:p text:style-name="Table_20_Contents"><text:span text:style-name="Source_20_Text"><text:span text:style-name="T581">eus</text:span></text:span></text:p>
          </table:table-cell>
          <table:table-cell table:style-name="Table34.A1" office:value-type="string">
            <text:p text:style-name="P275"><text:bookmark text:name="BE"/></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581">Belarusian</text:span></text:a></text:p>
          </table:table-cell>
          <table:table-cell table:style-name="Table34.A1" office:value-type="string">
            <text:p text:style-name="P347">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581">be</text:span></text:span></text:a></text:p>
          </table:table-cell>
          <table:table-cell table:style-name="Table34.A1" office:value-type="string">
            <text:p text:style-name="Table_20_Contents"><text:span text:style-name="Source_20_Text"><text:span text:style-name="T581">bel</text:span></text:span></text:p>
          </table:table-cell>
          <table:table-cell table:style-name="Table34.A1" office:value-type="string">
            <text:p text:style-name="Table_20_Contents"><text:span text:style-name="Source_20_Text"><text:span text:style-name="T581">bel</text:span></text:span></text:p>
          </table:table-cell>
          <table:table-cell table:style-name="Table34.A1" office:value-type="string">
            <text:p text:style-name="Table_20_Contents"><text:span text:style-name="Source_20_Text"><text:span text:style-name="T581">bel</text:span></text:span></text:p>
          </table:table-cell>
          <table:table-cell table:style-name="Table34.A1" office:value-type="string">
            <text:p text:style-name="P275"><text:bookmark text:name="BN"/></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581">Bengali</text:span></text:a></text:p>
          </table:table-cell>
          <table:table-cell table:style-name="Table34.A1" office:value-type="string">
            <text:p text:style-name="P303">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581">bn</text:span></text:span></text:a></text:p>
          </table:table-cell>
          <table:table-cell table:style-name="Table34.A1" office:value-type="string">
            <text:p text:style-name="Table_20_Contents"><text:span text:style-name="Source_20_Text"><text:span text:style-name="T581">ben</text:span></text:span></text:p>
          </table:table-cell>
          <table:table-cell table:style-name="Table34.A1" office:value-type="string">
            <text:p text:style-name="Table_20_Contents"><text:span text:style-name="Source_20_Text"><text:span text:style-name="T581">ben</text:span></text:span></text:p>
          </table:table-cell>
          <table:table-cell table:style-name="Table34.A1" office:value-type="string">
            <text:p text:style-name="Table_20_Contents"><text:span text:style-name="Source_20_Text"><text:span text:style-name="T581">ben</text:span></text:span></text:p>
          </table:table-cell>
          <table:table-cell table:style-name="Table34.A1" office:value-type="string">
            <text:p text:style-name="P275">also known as Bangla <text:bookmark text:name="BI"/></text:p>
          </table:table-cell>
        </table:table-row>
        <table:table-row>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81">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581">Bislama</text:span></text:a></text:p>
          </table:table-cell>
          <table:table-cell table:style-name="Table34.A1" office:value-type="string">
            <text:p text:style-name="P337">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581">bi</text:span></text:span></text:a></text:p>
          </table:table-cell>
          <table:table-cell table:style-name="Table34.A1" office:value-type="string">
            <text:p text:style-name="Table_20_Contents"><text:span text:style-name="Source_20_Text"><text:span text:style-name="T581">bis</text:span></text:span></text:p>
          </table:table-cell>
          <table:table-cell table:style-name="Table34.A1" office:value-type="string">
            <text:p text:style-name="Table_20_Contents"><text:span text:style-name="Source_20_Text"><text:span text:style-name="T581">bis</text:span></text:span></text:p>
          </table:table-cell>
          <table:table-cell table:style-name="Table34.A1" office:value-type="string">
            <text:p text:style-name="Table_20_Contents"><text:span text:style-name="Source_20_Text"><text:span text:style-name="T581">bis</text:span></text:span></text:p>
          </table:table-cell>
          <table:table-cell table:style-name="Table34.A1" office:value-type="string">
            <text:p text:style-name="P275">Language formed from English and Ni-Vanuatu, with some French influence. <text:bookmark text:name="B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581">Bosnian</text:span></text:a></text:p>
          </table:table-cell>
          <table:table-cell table:style-name="Table34.A1" office:value-type="string">
            <text:p text:style-name="P348">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581">bs</text:span></text:span></text:a></text:p>
          </table:table-cell>
          <table:table-cell table:style-name="Table34.A1" office:value-type="string">
            <text:p text:style-name="Table_20_Contents"><text:span text:style-name="Source_20_Text"><text:span text:style-name="T581">bos</text:span></text:span></text:p>
          </table:table-cell>
          <table:table-cell table:style-name="Table34.A1" office:value-type="string">
            <text:p text:style-name="Table_20_Contents"><text:span text:style-name="Source_20_Text"><text:span text:style-name="T581">bos</text:span></text:span></text:p>
          </table:table-cell>
          <table:table-cell table:style-name="Table34.A1" office:value-type="string">
            <text:p text:style-name="Table_20_Contents"><text:span text:style-name="Source_20_Text"><text:span text:style-name="T581">bos</text:span></text:span></text:p>
          </table:table-cell>
          <table:table-cell table:style-name="Table34.A1" office:value-type="string">
            <text:p text:style-name="P275"><text:bookmark text:name="B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581">Breton</text:span></text:a></text:p>
          </table:table-cell>
          <table:table-cell table:style-name="Table34.A1" office:value-type="string">
            <text:p text:style-name="P349">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581">br</text:span></text:span></text:a></text:p>
          </table:table-cell>
          <table:table-cell table:style-name="Table34.A1" office:value-type="string">
            <text:p text:style-name="Table_20_Contents"><text:span text:style-name="Source_20_Text"><text:span text:style-name="T581">bre</text:span></text:span></text:p>
          </table:table-cell>
          <table:table-cell table:style-name="Table34.A1" office:value-type="string">
            <text:p text:style-name="Table_20_Contents"><text:span text:style-name="Source_20_Text"><text:span text:style-name="T581">bre</text:span></text:span></text:p>
          </table:table-cell>
          <table:table-cell table:style-name="Table34.A1" office:value-type="string">
            <text:p text:style-name="Table_20_Contents"><text:span text:style-name="Source_20_Text"><text:span text:style-name="T581">bre</text:span></text:span></text:p>
          </table:table-cell>
          <table:table-cell table:style-name="Table34.A1" office:value-type="string">
            <text:p text:style-name="P275"><text:bookmark text:name="BG"/></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581">Bulgarian</text:span></text:a></text:p>
          </table:table-cell>
          <table:table-cell table:style-name="Table34.A1" office:value-type="string">
            <text:p text:style-name="P350">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581">bg</text:span></text:span></text:a></text:p>
          </table:table-cell>
          <table:table-cell table:style-name="Table34.A1" office:value-type="string">
            <text:p text:style-name="Table_20_Contents"><text:span text:style-name="Source_20_Text"><text:span text:style-name="T581">bul</text:span></text:span></text:p>
          </table:table-cell>
          <table:table-cell table:style-name="Table34.A1" office:value-type="string">
            <text:p text:style-name="Table_20_Contents"><text:span text:style-name="Source_20_Text"><text:span text:style-name="T581">bul</text:span></text:span></text:p>
          </table:table-cell>
          <table:table-cell table:style-name="Table34.A1" office:value-type="string">
            <text:p text:style-name="Table_20_Contents"><text:span text:style-name="Source_20_Text"><text:span text:style-name="T581">bul</text:span></text:span></text:p>
          </table:table-cell>
          <table:table-cell table:style-name="Table34.A1" office:value-type="string">
            <text:p text:style-name="P275"><text:bookmark text:name="MY"/></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81">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581">Burmese</text:span></text:a></text:p>
          </table:table-cell>
          <table:table-cell table:style-name="Table34.A1" office:value-type="string">
            <text:p text:style-name="P304">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581">my</text:span></text:span></text:a></text:p>
          </table:table-cell>
          <table:table-cell table:style-name="Table34.A1" office:value-type="string">
            <text:p text:style-name="Table_20_Contents"><text:span text:style-name="Source_20_Text"><text:span text:style-name="T581">mya</text:span></text:span></text:p>
          </table:table-cell>
          <table:table-cell table:style-name="Table34.A1" office:value-type="string">
            <text:p text:style-name="Table_20_Contents"><text:span text:style-name="Source_20_Text"><text:span text:style-name="T594">bur</text:span></text:span></text:p>
          </table:table-cell>
          <table:table-cell table:style-name="Table34.A1" office:value-type="string">
            <text:p text:style-name="Table_20_Contents"><text:span text:style-name="Source_20_Text"><text:span text:style-name="T581">mya</text:span></text:span></text:p>
          </table:table-cell>
          <table:table-cell table:style-name="Table34.A1" office:value-type="string">
            <text:p text:style-name="P275">also known as Myanmar <text:bookmark text:name="C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581">Catalan</text:span></text:a><text:span text:style-name="T581">, Valencian</text:span></text:p>
          </table:table-cell>
          <table:table-cell table:style-name="Table34.A1" office:value-type="string">
            <text:p text:style-name="P351">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581">ca</text:span></text:span></text:a></text:p>
          </table:table-cell>
          <table:table-cell table:style-name="Table34.A1" office:value-type="string">
            <text:p text:style-name="Table_20_Contents"><text:span text:style-name="Source_20_Text"><text:span text:style-name="T581">cat</text:span></text:span></text:p>
          </table:table-cell>
          <table:table-cell table:style-name="Table34.A1" office:value-type="string">
            <text:p text:style-name="Table_20_Contents"><text:span text:style-name="Source_20_Text"><text:span text:style-name="T581">cat</text:span></text:span></text:p>
          </table:table-cell>
          <table:table-cell table:style-name="Table34.A1" office:value-type="string">
            <text:p text:style-name="Table_20_Contents"><text:span text:style-name="Source_20_Text"><text:span text:style-name="T581">cat</text:span></text:span></text:p>
          </table:table-cell>
          <table:table-cell table:style-name="Table34.A1" office:value-type="string">
            <text:p text:style-name="P275"><text:bookmark text:name="CH"/></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581">Chamorro</text:span></text:a></text:p>
          </table:table-cell>
          <table:table-cell table:style-name="Table34.A1" office:value-type="string">
            <text:p text:style-name="P337">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581">ch</text:span></text:span></text:a></text:p>
          </table:table-cell>
          <table:table-cell table:style-name="Table34.A1" office:value-type="string">
            <text:p text:style-name="Table_20_Contents"><text:span text:style-name="Source_20_Text"><text:span text:style-name="T581">cha</text:span></text:span></text:p>
          </table:table-cell>
          <table:table-cell table:style-name="Table34.A1" office:value-type="string">
            <text:p text:style-name="Table_20_Contents"><text:span text:style-name="Source_20_Text"><text:span text:style-name="T581">cha</text:span></text:span></text:p>
          </table:table-cell>
          <table:table-cell table:style-name="Table34.A1" office:value-type="string">
            <text:p text:style-name="Table_20_Contents"><text:span text:style-name="Source_20_Text"><text:span text:style-name="T581">cha</text:span></text:span></text:p>
          </table:table-cell>
          <table:table-cell table:style-name="Table34.A1" office:value-type="string">
            <text:p text:style-name="P275"><text:bookmark text:name="CE"/></text:p>
          </table:table-cell>
        </table:table-row>
        <table:table-row>
          <table:table-cell table:style-name="Table34.A2" office:value-type="string">
            <text:p text:style-name="P275"/>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81">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581">Chechen</text:span></text:a></text:p>
          </table:table-cell>
          <table:table-cell table:style-name="Table34.A1" office:value-type="string">
            <text:p text:style-name="P337">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581">ce</text:span></text:span></text:a></text:p>
          </table:table-cell>
          <table:table-cell table:style-name="Table34.A1" office:value-type="string">
            <text:p text:style-name="Table_20_Contents"><text:span text:style-name="Source_20_Text"><text:span text:style-name="T581">che</text:span></text:span></text:p>
          </table:table-cell>
          <table:table-cell table:style-name="Table34.A1" office:value-type="string">
            <text:p text:style-name="Table_20_Contents"><text:span text:style-name="Source_20_Text"><text:span text:style-name="T581">che</text:span></text:span></text:p>
          </table:table-cell>
          <table:table-cell table:style-name="Table34.A1" office:value-type="string">
            <text:p text:style-name="Table_20_Contents"><text:span text:style-name="Source_20_Text"><text:span text:style-name="T581">che</text:span></text:span></text:p>
          </table:table-cell>
          <table:table-cell table:style-name="Table34.A1" office:value-type="string">
            <text:p text:style-name="P275"><text:bookmark text:name="NY"/></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581">Chichewa</text:span></text:a><text:span text:style-name="T581">, Chewa, Nyanja</text:span></text:p>
          </table:table-cell>
          <table:table-cell table:style-name="Table34.A1" office:value-type="string">
            <text:p text:style-name="P352">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581">ny</text:span></text:span></text:a></text:p>
          </table:table-cell>
          <table:table-cell table:style-name="Table34.A1" office:value-type="string">
            <text:p text:style-name="Table_20_Contents"><text:span text:style-name="Source_20_Text"><text:span text:style-name="T581">nya</text:span></text:span></text:p>
          </table:table-cell>
          <table:table-cell table:style-name="Table34.A1" office:value-type="string">
            <text:p text:style-name="Table_20_Contents"><text:span text:style-name="Source_20_Text"><text:span text:style-name="T581">nya</text:span></text:span></text:p>
          </table:table-cell>
          <table:table-cell table:style-name="Table34.A1" office:value-type="string">
            <text:p text:style-name="Table_20_Contents"><text:span text:style-name="Source_20_Text"><text:span text:style-name="T581">nya</text:span></text:span></text:p>
          </table:table-cell>
          <table:table-cell table:style-name="Table34.A1" office:value-type="string">
            <text:p text:style-name="P275"><text:bookmark text:name="ZH"/></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81">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581">Chinese</text:span></text:a></text:p>
          </table:table-cell>
          <table:table-cell table:style-name="Table34.A1" office:value-type="string">
            <text:p text:style-name="P275"><text:span text:style-name="T837">中文</text:span> (Zhōngwén), <text:span text:style-name="T837">汉语</text:span>, <text:span text:style-name="T838">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581">zh</text:span></text:span></text:a></text:p>
          </table:table-cell>
          <table:table-cell table:style-name="Table34.A1" office:value-type="string">
            <text:p text:style-name="Table_20_Contents"><text:span text:style-name="Source_20_Text"><text:span text:style-name="T581">zho</text:span></text:span></text:p>
          </table:table-cell>
          <table:table-cell table:style-name="Table34.A1" office:value-type="string">
            <text:p text:style-name="Table_20_Contents"><text:span text:style-name="Source_20_Text"><text:span text:style-name="T594">chi</text:span></text:span></text:p>
          </table:table-cell>
          <table:table-cell table:style-name="Table34.A1" office:value-type="string">
            <text:p text:style-name="Table_20_Contents"><text:span text:style-name="Source_20_Text"><text:span text:style-name="T581">zho</text:span></text:span><text:span text:style-name="T581"> + </text:span><text:a xlink:type="simple" xlink:href="https://en.wikipedia.org/wiki/ISO_639_macrolanguage#zho" text:style-name="Internet_20_link" text:visited-style-name="Visited_20_Internet_20_Link"><text:span text:style-name="T581">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text:span><text:bookmark text:name="CV"/></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581">Chuvash</text:span></text:a></text:p>
          </table:table-cell>
          <table:table-cell table:style-name="Table34.A1" office:value-type="string">
            <text:p text:style-name="P353">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581">cv</text:span></text:span></text:a></text:p>
          </table:table-cell>
          <table:table-cell table:style-name="Table34.A1" office:value-type="string">
            <text:p text:style-name="Table_20_Contents"><text:span text:style-name="Source_20_Text"><text:span text:style-name="T581">chv</text:span></text:span></text:p>
          </table:table-cell>
          <table:table-cell table:style-name="Table34.A1" office:value-type="string">
            <text:p text:style-name="Table_20_Contents"><text:span text:style-name="Source_20_Text"><text:span text:style-name="T581">chv</text:span></text:span></text:p>
          </table:table-cell>
          <table:table-cell table:style-name="Table34.A1" office:value-type="string">
            <text:p text:style-name="Table_20_Contents"><text:span text:style-name="Source_20_Text"><text:span text:style-name="T581">chv</text:span></text:span></text:p>
          </table:table-cell>
          <table:table-cell table:style-name="Table34.A1" office:value-type="string">
            <text:p text:style-name="P275"><text:bookmark text:name="KW"/></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581">Cornish</text:span></text:a></text:p>
          </table:table-cell>
          <table:table-cell table:style-name="Table34.A1" office:value-type="string">
            <text:p text:style-name="P354">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581">kw</text:span></text:span></text:a></text:p>
          </table:table-cell>
          <table:table-cell table:style-name="Table34.A1" office:value-type="string">
            <text:p text:style-name="Table_20_Contents"><text:span text:style-name="Source_20_Text"><text:span text:style-name="T581">cor</text:span></text:span></text:p>
          </table:table-cell>
          <table:table-cell table:style-name="Table34.A1" office:value-type="string">
            <text:p text:style-name="Table_20_Contents"><text:span text:style-name="Source_20_Text"><text:span text:style-name="T581">cor</text:span></text:span></text:p>
          </table:table-cell>
          <table:table-cell table:style-name="Table34.A1" office:value-type="string">
            <text:p text:style-name="Table_20_Contents"><text:span text:style-name="Source_20_Text"><text:span text:style-name="T581">cor</text:span></text:span></text:p>
          </table:table-cell>
          <table:table-cell table:style-name="Table34.A1" office:value-type="string">
            <text:p text:style-name="P275"><text:bookmark text:name="CO"/></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581">Corsican</text:span></text:a></text:p>
          </table:table-cell>
          <table:table-cell table:style-name="Table34.A1" office:value-type="string">
            <text:p text:style-name="P355">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581">co</text:span></text:span></text:a></text:p>
          </table:table-cell>
          <table:table-cell table:style-name="Table34.A1" office:value-type="string">
            <text:p text:style-name="Table_20_Contents"><text:span text:style-name="Source_20_Text"><text:span text:style-name="T581">cos</text:span></text:span></text:p>
          </table:table-cell>
          <table:table-cell table:style-name="Table34.A1" office:value-type="string">
            <text:p text:style-name="Table_20_Contents"><text:span text:style-name="Source_20_Text"><text:span text:style-name="T581">cos</text:span></text:span></text:p>
          </table:table-cell>
          <table:table-cell table:style-name="Table34.A1" office:value-type="string">
            <text:p text:style-name="Table_20_Contents"><text:span text:style-name="Source_20_Text"><text:span text:style-name="T581">cos</text:span></text:span></text:p>
          </table:table-cell>
          <table:table-cell table:style-name="Table34.A1" office:value-type="string">
            <text:p text:style-name="P275"><text:bookmark text:name="CR"/></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81">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581">Cree</text:span></text:a></text:p>
          </table:table-cell>
          <table:table-cell table:style-name="Table34.A1" office:value-type="string">
            <text:p text:style-name="P337">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581">cr</text:span></text:span></text:a></text:p>
          </table:table-cell>
          <table:table-cell table:style-name="Table34.A1" office:value-type="string">
            <text:p text:style-name="Table_20_Contents"><text:span text:style-name="Source_20_Text"><text:span text:style-name="T581">cre</text:span></text:span></text:p>
          </table:table-cell>
          <table:table-cell table:style-name="Table34.A1" office:value-type="string">
            <text:p text:style-name="Table_20_Contents"><text:span text:style-name="Source_20_Text"><text:span text:style-name="T581">cre</text:span></text:span></text:p>
          </table:table-cell>
          <table:table-cell table:style-name="Table34.A1" office:value-type="string">
            <text:p text:style-name="Table_20_Contents"><text:span text:style-name="Source_20_Text"><text:span text:style-name="T581">cre</text:span></text:span><text:span text:style-name="T581"> + </text:span><text:a xlink:type="simple" xlink:href="https://en.wikipedia.org/wiki/ISO_639_macrolanguage#cre" text:style-name="Internet_20_link" text:visited-style-name="Visited_20_Internet_20_Link"><text:span text:style-name="T58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text:span><text:bookmark text:name="H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581">Croatian</text:span></text:a></text:p>
          </table:table-cell>
          <table:table-cell table:style-name="Table34.A1" office:value-type="string">
            <text:p text:style-name="P356">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581">hr</text:span></text:span></text:a></text:p>
          </table:table-cell>
          <table:table-cell table:style-name="Table34.A1" office:value-type="string">
            <text:p text:style-name="Table_20_Contents"><text:span text:style-name="Source_20_Text"><text:span text:style-name="T581">hrv</text:span></text:span></text:p>
          </table:table-cell>
          <table:table-cell table:style-name="Table34.A1" office:value-type="string">
            <text:p text:style-name="Table_20_Contents"><text:span text:style-name="Source_20_Text"><text:span text:style-name="T581">hrv</text:span></text:span></text:p>
          </table:table-cell>
          <table:table-cell table:style-name="Table34.A1" office:value-type="string">
            <text:p text:style-name="Table_20_Contents"><text:span text:style-name="Source_20_Text"><text:span text:style-name="T581">hrv</text:span></text:span></text:p>
          </table:table-cell>
          <table:table-cell table:style-name="Table34.A1" office:value-type="string">
            <text:p text:style-name="P275"><text:bookmark text:name="C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581">Czech</text:span></text:a></text:p>
          </table:table-cell>
          <table:table-cell table:style-name="Table34.A1" office:value-type="string">
            <text:p text:style-name="P357">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581">cs</text:span></text:span></text:a></text:p>
          </table:table-cell>
          <table:table-cell table:style-name="Table34.A1" office:value-type="string">
            <text:p text:style-name="Table_20_Contents"><text:span text:style-name="Source_20_Text"><text:span text:style-name="T581">ces</text:span></text:span></text:p>
          </table:table-cell>
          <table:table-cell table:style-name="Table34.A1" office:value-type="string">
            <text:p text:style-name="Table_20_Contents"><text:span text:style-name="Source_20_Text"><text:span text:style-name="T594">cze</text:span></text:span></text:p>
          </table:table-cell>
          <table:table-cell table:style-name="Table34.A1" office:value-type="string">
            <text:p text:style-name="Table_20_Contents"><text:span text:style-name="Source_20_Text"><text:span text:style-name="T581">ces</text:span></text:span></text:p>
          </table:table-cell>
          <table:table-cell table:style-name="Table34.A1" office:value-type="string">
            <text:p text:style-name="P275"><text:bookmark text:name="D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581">Danish</text:span></text:a></text:p>
          </table:table-cell>
          <table:table-cell table:style-name="Table34.A1" office:value-type="string">
            <text:p text:style-name="P358">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581">da</text:span></text:span></text:a></text:p>
          </table:table-cell>
          <table:table-cell table:style-name="Table34.A1" office:value-type="string">
            <text:p text:style-name="Table_20_Contents"><text:span text:style-name="Source_20_Text"><text:span text:style-name="T581">dan</text:span></text:span></text:p>
          </table:table-cell>
          <table:table-cell table:style-name="Table34.A1" office:value-type="string">
            <text:p text:style-name="Table_20_Contents"><text:span text:style-name="Source_20_Text"><text:span text:style-name="T581">dan</text:span></text:span></text:p>
          </table:table-cell>
          <table:table-cell table:style-name="Table34.A1" office:value-type="string">
            <text:p text:style-name="Table_20_Contents"><text:span text:style-name="Source_20_Text"><text:span text:style-name="T581">dan</text:span></text:span></text:p>
          </table:table-cell>
          <table:table-cell table:style-name="Table34.A1" office:value-type="string">
            <text:p text:style-name="P275"><text:bookmark text:name="DV"/></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581">Divehi</text:span></text:a><text:span text:style-name="T581">, Dhivehi, Maldivian</text:span></text:p>
          </table:table-cell>
          <table:table-cell table:style-name="Table34.A1" office:value-type="string">
            <text:p text:style-name="P327">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581">dv</text:span></text:span></text:a></text:p>
          </table:table-cell>
          <table:table-cell table:style-name="Table34.A1" office:value-type="string">
            <text:p text:style-name="Table_20_Contents"><text:span text:style-name="Source_20_Text"><text:span text:style-name="T581">div</text:span></text:span></text:p>
          </table:table-cell>
          <table:table-cell table:style-name="Table34.A1" office:value-type="string">
            <text:p text:style-name="Table_20_Contents"><text:span text:style-name="Source_20_Text"><text:span text:style-name="T581">div</text:span></text:span></text:p>
          </table:table-cell>
          <table:table-cell table:style-name="Table34.A1" office:value-type="string">
            <text:p text:style-name="Table_20_Contents"><text:span text:style-name="Source_20_Text"><text:span text:style-name="T581">div</text:span></text:span></text:p>
          </table:table-cell>
          <table:table-cell table:style-name="Table34.A1" office:value-type="string">
            <text:p text:style-name="P275"><text:bookmark text:name="N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581">Dutch</text:span></text:a><text:span text:style-name="T581">, </text:span><text:a xlink:type="simple" xlink:href="https://en.wikipedia.org/wiki/Flemish" text:style-name="Internet_20_link" text:visited-style-name="Visited_20_Internet_20_Link"><text:span text:style-name="T581">Flemish</text:span></text:a></text:p>
          </table:table-cell>
          <table:table-cell table:style-name="Table34.A1" office:value-type="string">
            <text:p text:style-name="P359">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581">nl</text:span></text:span></text:a></text:p>
          </table:table-cell>
          <table:table-cell table:style-name="Table34.A1" office:value-type="string">
            <text:p text:style-name="Table_20_Contents"><text:span text:style-name="Source_20_Text"><text:span text:style-name="T581">nld</text:span></text:span></text:p>
          </table:table-cell>
          <table:table-cell table:style-name="Table34.A1" office:value-type="string">
            <text:p text:style-name="Table_20_Contents"><text:span text:style-name="Source_20_Text"><text:span text:style-name="T594">dut</text:span></text:span></text:p>
          </table:table-cell>
          <table:table-cell table:style-name="Table34.A1" office:value-type="string">
            <text:p text:style-name="Table_20_Contents"><text:span text:style-name="Source_20_Text"><text:span text:style-name="T581">nld</text:span></text:span></text:p>
          </table:table-cell>
          <table:table-cell table:style-name="Table34.A1" office:value-type="string">
            <text:p text:style-name="Table_20_Contents"><text:span text:style-name="T581">Flemish is not to be confused with the closely related </text:span><text:a xlink:type="simple" xlink:href="https://en.wikipedia.org/wiki/West_Flemish" text:style-name="Internet_20_link" text:visited-style-name="Visited_20_Internet_20_Link"><text:span text:style-name="T581">West Flemish</text:span></text:a><text:span text:style-name="T581"> which is referred to as </text:span><text:span text:style-name="T596">Vlaams</text:span><text:span text:style-name="T581"> (Dutch for "Flemish") in ISO 639-3 and has the </text:span><text:a xlink:type="simple" xlink:href="https://iso639-3.sil.org/code/vls" text:style-name="Internet_20_link" text:visited-style-name="Visited_20_Internet_20_Link"><text:span text:style-name="T581">ISO 639-3 code </text:span><text:span text:style-name="Source_20_Text"><text:span text:style-name="T581">vls</text:span></text:span></text:a><text:span text:style-name="T581"> </text:span><text:bookmark text:name="DZ"/></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81">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581">Dzongkha</text:span></text:a></text:p>
          </table:table-cell>
          <table:table-cell table:style-name="Table34.A1" office:value-type="string">
            <text:p text:style-name="P305">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581">dz</text:span></text:span></text:a></text:p>
          </table:table-cell>
          <table:table-cell table:style-name="Table34.A1" office:value-type="string">
            <text:p text:style-name="Table_20_Contents"><text:span text:style-name="Source_20_Text"><text:span text:style-name="T581">dzo</text:span></text:span></text:p>
          </table:table-cell>
          <table:table-cell table:style-name="Table34.A1" office:value-type="string">
            <text:p text:style-name="Table_20_Contents"><text:span text:style-name="Source_20_Text"><text:span text:style-name="T581">dzo</text:span></text:span></text:p>
          </table:table-cell>
          <table:table-cell table:style-name="Table34.A1" office:value-type="string">
            <text:p text:style-name="Table_20_Contents"><text:span text:style-name="Source_20_Text"><text:span text:style-name="T581">dzo</text:span></text:span></text:p>
          </table:table-cell>
          <table:table-cell table:style-name="Table34.A1" office:value-type="string">
            <text:p text:style-name="P275"><text:bookmark text:name="EN"/></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581">English</text:span></text:a></text:p>
          </table:table-cell>
          <table:table-cell table:style-name="Table34.A1" office:value-type="string">
            <text:p text:style-name="P337">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581">en</text:span></text:span></text:a></text:p>
          </table:table-cell>
          <table:table-cell table:style-name="Table34.A1" office:value-type="string">
            <text:p text:style-name="Table_20_Contents"><text:span text:style-name="Source_20_Text"><text:span text:style-name="T581">eng</text:span></text:span></text:p>
          </table:table-cell>
          <table:table-cell table:style-name="Table34.A1" office:value-type="string">
            <text:p text:style-name="Table_20_Contents"><text:span text:style-name="Source_20_Text"><text:span text:style-name="T581">eng</text:span></text:span></text:p>
          </table:table-cell>
          <table:table-cell table:style-name="Table34.A1" office:value-type="string">
            <text:p text:style-name="Table_20_Contents"><text:span text:style-name="Source_20_Text"><text:span text:style-name="T581">eng</text:span></text:span></text:p>
          </table:table-cell>
          <table:table-cell table:style-name="Table34.A1" office:value-type="string">
            <text:p text:style-name="P275"><text:bookmark text:name="EO"/></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81">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581">Esperanto</text:span></text:a></text:p>
          </table:table-cell>
          <table:table-cell table:style-name="Table34.A1" office:value-type="string">
            <text:p text:style-name="P360">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581">eo</text:span></text:span></text:a></text:p>
          </table:table-cell>
          <table:table-cell table:style-name="Table34.A1" office:value-type="string">
            <text:p text:style-name="Table_20_Contents"><text:span text:style-name="Source_20_Text"><text:span text:style-name="T581">epo</text:span></text:span></text:p>
          </table:table-cell>
          <table:table-cell table:style-name="Table34.A1" office:value-type="string">
            <text:p text:style-name="Table_20_Contents"><text:span text:style-name="Source_20_Text"><text:span text:style-name="T581">epo</text:span></text:span></text:p>
          </table:table-cell>
          <table:table-cell table:style-name="Table34.A1" office:value-type="string">
            <text:p text:style-name="Table_20_Contents"><text:span text:style-name="Source_20_Text"><text:span text:style-name="T581">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81">constructed</text:span></text:a><text:span text:style-name="T581">, initiated from L.L. Zamenhof, 1887 </text:span><text:bookmark text:name="ET"/></text:p>
          </table:table-cell>
        </table:table-row>
        <text:soft-page-break/>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81">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581">Estonian</text:span></text:a></text:p>
          </table:table-cell>
          <table:table-cell table:style-name="Table34.A1" office:value-type="string">
            <text:p text:style-name="P361">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581">et</text:span></text:span></text:a></text:p>
          </table:table-cell>
          <table:table-cell table:style-name="Table34.A1" office:value-type="string">
            <text:p text:style-name="Table_20_Contents"><text:span text:style-name="Source_20_Text"><text:span text:style-name="T581">est</text:span></text:span></text:p>
          </table:table-cell>
          <table:table-cell table:style-name="Table34.A1" office:value-type="string">
            <text:p text:style-name="Table_20_Contents"><text:span text:style-name="Source_20_Text"><text:span text:style-name="T581">est</text:span></text:span></text:p>
          </table:table-cell>
          <table:table-cell table:style-name="Table34.A1" office:value-type="string">
            <text:p text:style-name="Table_20_Contents"><text:span text:style-name="Source_20_Text"><text:span text:style-name="T581">est</text:span></text:span><text:span text:style-name="T581"> + </text:span><text:a xlink:type="simple" xlink:href="https://en.wikipedia.org/wiki/ISO_639_macrolanguage#est" text:style-name="Internet_20_link" text:visited-style-name="Visited_20_Internet_20_Link"><text:span text:style-name="T58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text:span><text:bookmark text:name="EE"/></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581">Ewe</text:span></text:a></text:p>
          </table:table-cell>
          <table:table-cell table:style-name="Table34.A1" office:value-type="string">
            <text:p text:style-name="P362">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581">ee</text:span></text:span></text:a></text:p>
          </table:table-cell>
          <table:table-cell table:style-name="Table34.A1" office:value-type="string">
            <text:p text:style-name="Table_20_Contents"><text:span text:style-name="Source_20_Text"><text:span text:style-name="T581">ewe</text:span></text:span></text:p>
          </table:table-cell>
          <table:table-cell table:style-name="Table34.A1" office:value-type="string">
            <text:p text:style-name="Table_20_Contents"><text:span text:style-name="Source_20_Text"><text:span text:style-name="T581">ewe</text:span></text:span></text:p>
          </table:table-cell>
          <table:table-cell table:style-name="Table34.A1" office:value-type="string">
            <text:p text:style-name="Table_20_Contents"><text:span text:style-name="Source_20_Text"><text:span text:style-name="T581">ewe</text:span></text:span></text:p>
          </table:table-cell>
          <table:table-cell table:style-name="Table34.A1" office:value-type="string">
            <text:p text:style-name="P275"><text:bookmark text:name="FO"/></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581">Faroese</text:span></text:a></text:p>
          </table:table-cell>
          <table:table-cell table:style-name="Table34.A1" office:value-type="string">
            <text:p text:style-name="P363">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581">fo</text:span></text:span></text:a></text:p>
          </table:table-cell>
          <table:table-cell table:style-name="Table34.A1" office:value-type="string">
            <text:p text:style-name="Table_20_Contents"><text:span text:style-name="Source_20_Text"><text:span text:style-name="T581">fao</text:span></text:span></text:p>
          </table:table-cell>
          <table:table-cell table:style-name="Table34.A1" office:value-type="string">
            <text:p text:style-name="Table_20_Contents"><text:span text:style-name="Source_20_Text"><text:span text:style-name="T581">fao</text:span></text:span></text:p>
          </table:table-cell>
          <table:table-cell table:style-name="Table34.A1" office:value-type="string">
            <text:p text:style-name="Table_20_Contents"><text:span text:style-name="Source_20_Text"><text:span text:style-name="T581">fao</text:span></text:span></text:p>
          </table:table-cell>
          <table:table-cell table:style-name="Table34.A1" office:value-type="string">
            <text:p text:style-name="P275"><text:bookmark text:name="FJ"/></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581">Fijian</text:span></text:a></text:p>
          </table:table-cell>
          <table:table-cell table:style-name="Table34.A1" office:value-type="string">
            <text:p text:style-name="P364">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581">fj</text:span></text:span></text:a></text:p>
          </table:table-cell>
          <table:table-cell table:style-name="Table34.A1" office:value-type="string">
            <text:p text:style-name="Table_20_Contents"><text:span text:style-name="Source_20_Text"><text:span text:style-name="T581">fij</text:span></text:span></text:p>
          </table:table-cell>
          <table:table-cell table:style-name="Table34.A1" office:value-type="string">
            <text:p text:style-name="Table_20_Contents"><text:span text:style-name="Source_20_Text"><text:span text:style-name="T581">fij</text:span></text:span></text:p>
          </table:table-cell>
          <table:table-cell table:style-name="Table34.A1" office:value-type="string">
            <text:p text:style-name="Table_20_Contents"><text:span text:style-name="Source_20_Text"><text:span text:style-name="T581">fij</text:span></text:span></text:p>
          </table:table-cell>
          <table:table-cell table:style-name="Table34.A1" office:value-type="string">
            <text:p text:style-name="P275"><text:bookmark text:name="FI"/></text:p>
          </table:table-cell>
        </table:table-row>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81">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581">Finnish</text:span></text:a></text:p>
          </table:table-cell>
          <table:table-cell table:style-name="Table34.A1" office:value-type="string">
            <text:p text:style-name="P365">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581">fi</text:span></text:span></text:a></text:p>
          </table:table-cell>
          <table:table-cell table:style-name="Table34.A1" office:value-type="string">
            <text:p text:style-name="Table_20_Contents"><text:span text:style-name="Source_20_Text"><text:span text:style-name="T581">fin</text:span></text:span></text:p>
          </table:table-cell>
          <table:table-cell table:style-name="Table34.A1" office:value-type="string">
            <text:p text:style-name="Table_20_Contents"><text:span text:style-name="Source_20_Text"><text:span text:style-name="T581">fin</text:span></text:span></text:p>
          </table:table-cell>
          <table:table-cell table:style-name="Table34.A1" office:value-type="string">
            <text:p text:style-name="Table_20_Contents"><text:span text:style-name="Source_20_Text"><text:span text:style-name="T581">fin</text:span></text:span></text:p>
          </table:table-cell>
          <table:table-cell table:style-name="Table34.A1" office:value-type="string">
            <text:p text:style-name="P275"><text:bookmark text:name="F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581">French</text:span></text:a></text:p>
          </table:table-cell>
          <table:table-cell table:style-name="Table34.A1" office:value-type="string">
            <text:p text:style-name="P366">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581">fr</text:span></text:span></text:a></text:p>
          </table:table-cell>
          <table:table-cell table:style-name="Table34.A1" office:value-type="string">
            <text:p text:style-name="Table_20_Contents"><text:span text:style-name="Source_20_Text"><text:span text:style-name="T581">fra</text:span></text:span></text:p>
          </table:table-cell>
          <table:table-cell table:style-name="Table34.A1" office:value-type="string">
            <text:p text:style-name="Table_20_Contents"><text:span text:style-name="Source_20_Text"><text:span text:style-name="T594">fre</text:span></text:span></text:p>
          </table:table-cell>
          <table:table-cell table:style-name="Table34.A1" office:value-type="string">
            <text:p text:style-name="Table_20_Contents"><text:span text:style-name="Source_20_Text"><text:span text:style-name="T581">fra</text:span></text:span></text:p>
          </table:table-cell>
          <table:table-cell table:style-name="Table34.A1" office:value-type="string">
            <text:p text:style-name="P275"><text:bookmark text:name="FF"/></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581">Fulah</text:span></text:a></text:p>
          </table:table-cell>
          <table:table-cell table:style-name="Table34.A1" office:value-type="string">
            <text:p text:style-name="P367">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581">ff</text:span></text:span></text:a></text:p>
          </table:table-cell>
          <table:table-cell table:style-name="Table34.A1" office:value-type="string">
            <text:p text:style-name="Table_20_Contents"><text:span text:style-name="Source_20_Text"><text:span text:style-name="T581">ful</text:span></text:span></text:p>
          </table:table-cell>
          <table:table-cell table:style-name="Table34.A1" office:value-type="string">
            <text:p text:style-name="Table_20_Contents"><text:span text:style-name="Source_20_Text"><text:span text:style-name="T581">ful</text:span></text:span></text:p>
          </table:table-cell>
          <table:table-cell table:style-name="Table34.A1" office:value-type="string">
            <text:p text:style-name="Table_20_Contents"><text:span text:style-name="Source_20_Text"><text:span text:style-name="T581">ful</text:span></text:span><text:span text:style-name="T581"> + </text:span><text:a xlink:type="simple" xlink:href="https://en.wikipedia.org/wiki/ISO_639_macrolanguage#ful" text:style-name="Internet_20_link" text:visited-style-name="Visited_20_Internet_20_Link"><text:span text:style-name="T581">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also known as Fula </text:span><text:bookmark text:name="G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581">Galician</text:span></text:a></text:p>
          </table:table-cell>
          <table:table-cell table:style-name="Table34.A1" office:value-type="string">
            <text:p text:style-name="P368">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581">gl</text:span></text:span></text:a></text:p>
          </table:table-cell>
          <table:table-cell table:style-name="Table34.A1" office:value-type="string">
            <text:p text:style-name="Table_20_Contents"><text:span text:style-name="Source_20_Text"><text:span text:style-name="T581">glg</text:span></text:span></text:p>
          </table:table-cell>
          <table:table-cell table:style-name="Table34.A1" office:value-type="string">
            <text:p text:style-name="Table_20_Contents"><text:span text:style-name="Source_20_Text"><text:span text:style-name="T581">glg</text:span></text:span></text:p>
          </table:table-cell>
          <table:table-cell table:style-name="Table34.A1" office:value-type="string">
            <text:p text:style-name="Table_20_Contents"><text:span text:style-name="Source_20_Text"><text:span text:style-name="T581">glg</text:span></text:span></text:p>
          </table:table-cell>
          <table:table-cell table:style-name="Table34.A1" office:value-type="string">
            <text:p text:style-name="P275"><text:bookmark text:name="KA"/></text:p>
          </table:table-cell>
        </table:table-row>
        <table:table-row>
          <table:table-cell table:style-name="Table34.A51" office:value-type="string">
            <text:p text:style-name="P275"/>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581">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581">Georgian</text:span></text:a></text:p>
          </table:table-cell>
          <table:table-cell table:style-name="Table34.A1" office:value-type="string">
            <text:p text:style-name="P369">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581">ka</text:span></text:span></text:a></text:p>
          </table:table-cell>
          <table:table-cell table:style-name="Table34.A1" office:value-type="string">
            <text:p text:style-name="Table_20_Contents"><text:span text:style-name="Source_20_Text"><text:span text:style-name="T581">kat</text:span></text:span></text:p>
          </table:table-cell>
          <table:table-cell table:style-name="Table34.A1" office:value-type="string">
            <text:p text:style-name="Table_20_Contents"><text:span text:style-name="Source_20_Text"><text:span text:style-name="T594">geo</text:span></text:span></text:p>
          </table:table-cell>
          <table:table-cell table:style-name="Table34.A1" office:value-type="string">
            <text:p text:style-name="Table_20_Contents"><text:span text:style-name="Source_20_Text"><text:span text:style-name="T581">kat</text:span></text:span></text:p>
          </table:table-cell>
          <table:table-cell table:style-name="Table34.A1" office:value-type="string">
            <text:p text:style-name="P275"><text:bookmark text:name="DE"/></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581">German</text:span></text:a></text:p>
          </table:table-cell>
          <table:table-cell table:style-name="Table34.A1" office:value-type="string">
            <text:p text:style-name="P370">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581">de</text:span></text:span></text:a></text:p>
          </table:table-cell>
          <table:table-cell table:style-name="Table34.A1" office:value-type="string">
            <text:p text:style-name="Table_20_Contents"><text:span text:style-name="Source_20_Text"><text:span text:style-name="T581">deu</text:span></text:span></text:p>
          </table:table-cell>
          <table:table-cell table:style-name="Table34.A1" office:value-type="string">
            <text:p text:style-name="Table_20_Contents"><text:span text:style-name="Source_20_Text"><text:span text:style-name="T594">ger</text:span></text:span></text:p>
          </table:table-cell>
          <table:table-cell table:style-name="Table34.A1" office:value-type="string">
            <text:p text:style-name="Table_20_Contents"><text:span text:style-name="Source_20_Text"><text:span text:style-name="T581">deu</text:span></text:span></text:p>
          </table:table-cell>
          <table:table-cell table:style-name="Table34.A1" office:value-type="string">
            <text:p text:style-name="P275"><text:bookmark text:name="E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581">Greek</text:span></text:a><text:span text:style-name="T581">, Modern (1453–)</text:span></text:p>
          </table:table-cell>
          <table:table-cell table:style-name="Table34.A1" office:value-type="string">
            <text:p text:style-name="P371">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581">el</text:span></text:span></text:a></text:p>
          </table:table-cell>
          <table:table-cell table:style-name="Table34.A1" office:value-type="string">
            <text:p text:style-name="Table_20_Contents"><text:span text:style-name="Source_20_Text"><text:span text:style-name="T581">ell</text:span></text:span></text:p>
          </table:table-cell>
          <table:table-cell table:style-name="Table34.A1" office:value-type="string">
            <text:p text:style-name="Table_20_Contents"><text:span text:style-name="Source_20_Text"><text:span text:style-name="T594">gre</text:span></text:span></text:p>
          </table:table-cell>
          <table:table-cell table:style-name="Table34.A1" office:value-type="string">
            <text:p text:style-name="Table_20_Contents"><text:span text:style-name="Source_20_Text"><text:span text:style-name="T581">ell</text:span></text:span></text:p>
          </table:table-cell>
          <table:table-cell table:style-name="Table34.A1" office:value-type="string">
            <text:p text:style-name="P725"><text:span text:style-name="T581">For ancient Greek, use the </text:span><text:a xlink:type="simple" xlink:href="https://en.wikipedia.org/wiki/ISO_639-3" text:style-name="Internet_20_link" text:visited-style-name="Visited_20_Internet_20_Link"><text:span text:style-name="T581">ISO 639-3</text:span></text:a><text:span text:style-name="T581"> code </text:span><text:span text:style-name="Source_20_Text"><text:span text:style-name="T581">grc</text:span></text:span><text:span text:style-name="T581"> </text:span><text:bookmark text:name="GN"/></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581">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581">Guarani</text:span></text:a></text:p>
          </table:table-cell>
          <table:table-cell table:style-name="Table34.A1" office:value-type="string">
            <text:p text:style-name="P337">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581">gn</text:span></text:span></text:a></text:p>
          </table:table-cell>
          <table:table-cell table:style-name="Table34.A1" office:value-type="string">
            <text:p text:style-name="Table_20_Contents"><text:span text:style-name="Source_20_Text"><text:span text:style-name="T581">grn</text:span></text:span></text:p>
          </table:table-cell>
          <table:table-cell table:style-name="Table34.A1" office:value-type="string">
            <text:p text:style-name="Table_20_Contents"><text:span text:style-name="Source_20_Text"><text:span text:style-name="T581">grn</text:span></text:span></text:p>
          </table:table-cell>
          <table:table-cell table:style-name="Table34.A1" office:value-type="string">
            <text:p text:style-name="Table_20_Contents"><text:span text:style-name="Source_20_Text"><text:span text:style-name="T581">grn</text:span></text:span><text:span text:style-name="T581"> + </text:span><text:a xlink:type="simple" xlink:href="https://en.wikipedia.org/wiki/ISO_639_macrolanguage#grn" text:style-name="Internet_20_link" text:visited-style-name="Visited_20_Internet_20_Link"><text:span text:style-name="T581">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text:span><text:bookmark text:name="GU"/></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581">Gujarati</text:span></text:a></text:p>
          </table:table-cell>
          <table:table-cell table:style-name="Table34.A1" office:value-type="string">
            <text:p text:style-name="P306">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581">gu</text:span></text:span></text:a></text:p>
          </table:table-cell>
          <table:table-cell table:style-name="Table34.A1" office:value-type="string">
            <text:p text:style-name="Table_20_Contents"><text:span text:style-name="Source_20_Text"><text:span text:style-name="T581">guj</text:span></text:span></text:p>
          </table:table-cell>
          <table:table-cell table:style-name="Table34.A1" office:value-type="string">
            <text:p text:style-name="Table_20_Contents"><text:span text:style-name="Source_20_Text"><text:span text:style-name="T581">guj</text:span></text:span></text:p>
          </table:table-cell>
          <table:table-cell table:style-name="Table34.A1" office:value-type="string">
            <text:p text:style-name="Table_20_Contents"><text:span text:style-name="Source_20_Text"><text:span text:style-name="T581">guj</text:span></text:span></text:p>
          </table:table-cell>
          <table:table-cell table:style-name="Table34.A1" office:value-type="string">
            <text:p text:style-name="P275"><text:bookmark text:name="HT"/></text:p>
          </table:table-cell>
        </table:table-row>
        <table:table-row>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81">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581">Haitian</text:span></text:a><text:span text:style-name="T581">, Haitian Creole</text:span></text:p>
          </table:table-cell>
          <table:table-cell table:style-name="Table34.A1" office:value-type="string">
            <text:p text:style-name="P372">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581">ht</text:span></text:span></text:a></text:p>
          </table:table-cell>
          <table:table-cell table:style-name="Table34.A1" office:value-type="string">
            <text:p text:style-name="Table_20_Contents"><text:span text:style-name="Source_20_Text"><text:span text:style-name="T581">hat</text:span></text:span></text:p>
          </table:table-cell>
          <table:table-cell table:style-name="Table34.A1" office:value-type="string">
            <text:p text:style-name="Table_20_Contents"><text:span text:style-name="Source_20_Text"><text:span text:style-name="T581">hat</text:span></text:span></text:p>
          </table:table-cell>
          <table:table-cell table:style-name="Table34.A1" office:value-type="string">
            <text:p text:style-name="Table_20_Contents"><text:span text:style-name="Source_20_Text"><text:span text:style-name="T581">hat</text:span></text:span></text:p>
          </table:table-cell>
          <table:table-cell table:style-name="Table34.A1" office:value-type="string">
            <text:p text:style-name="P275"><text:bookmark text:name="HA"/></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81">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581">Hausa</text:span></text:a></text:p>
          </table:table-cell>
          <table:table-cell table:style-name="Table34.A1" office:value-type="string">
            <text:p text:style-name="P325"><text:span text:style-name="T839">(Hausa) </text:span><text:span text:style-name="T840">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581">ha</text:span></text:span></text:a></text:p>
          </table:table-cell>
          <table:table-cell table:style-name="Table34.A1" office:value-type="string">
            <text:p text:style-name="Table_20_Contents"><text:span text:style-name="Source_20_Text"><text:span text:style-name="T581">hau</text:span></text:span></text:p>
          </table:table-cell>
          <table:table-cell table:style-name="Table34.A1" office:value-type="string">
            <text:p text:style-name="Table_20_Contents"><text:span text:style-name="Source_20_Text"><text:span text:style-name="T581">hau</text:span></text:span></text:p>
          </table:table-cell>
          <table:table-cell table:style-name="Table34.A1" office:value-type="string">
            <text:p text:style-name="Table_20_Contents"><text:span text:style-name="Source_20_Text"><text:span text:style-name="T581">hau</text:span></text:span></text:p>
          </table:table-cell>
          <table:table-cell table:style-name="Table34.A1" office:value-type="string">
            <text:p text:style-name="P275"><text:bookmark text:name="HE"/></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81">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581">Hebrew</text:span></text:a></text:p>
          </table:table-cell>
          <table:table-cell table:style-name="Table34.A1" office:value-type="string">
            <text:p text:style-name="P328">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581">he</text:span></text:span></text:a></text:p>
          </table:table-cell>
          <table:table-cell table:style-name="Table34.A1" office:value-type="string">
            <text:p text:style-name="Table_20_Contents"><text:span text:style-name="Source_20_Text"><text:span text:style-name="T581">heb</text:span></text:span></text:p>
          </table:table-cell>
          <table:table-cell table:style-name="Table34.A1" office:value-type="string">
            <text:p text:style-name="Table_20_Contents"><text:span text:style-name="Source_20_Text"><text:span text:style-name="T581">heb</text:span></text:span></text:p>
          </table:table-cell>
          <table:table-cell table:style-name="Table34.A1" office:value-type="string">
            <text:p text:style-name="Table_20_Contents"><text:span text:style-name="Source_20_Text"><text:span text:style-name="T581">heb</text:span></text:span></text:p>
          </table:table-cell>
          <table:table-cell table:style-name="Table34.A1" office:value-type="string">
            <text:p text:style-name="Table_20_Contents"><text:span text:style-name="T581">Modern Hebrew. Code changed in 1989 from original ISO 639:1988, </text:span><text:span text:style-name="Source_20_Text"><text:span text:style-name="T581">iw</text:span></text:span><text:span text:style-name="T581">.</text:span><text:bookmark text:name="cite_ref-coverpage_1-0"/><text:a xlink:type="simple" xlink:href="https://en.wikipedia.org/wiki/List_of_ISO_639-1_codes#cite_note-coverpage-1" text:style-name="Internet_20_link" text:visited-style-name="Visited_20_Internet_20_Link"><text:span text:style-name="T581">[1]</text:span></text:a><text:span text:style-name="T581"> </text:span><text:bookmark text:name="HZ"/></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581">Herero</text:span></text:a></text:p>
          </table:table-cell>
          <table:table-cell table:style-name="Table34.A1" office:value-type="string">
            <text:p text:style-name="P337">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581">hz</text:span></text:span></text:a></text:p>
          </table:table-cell>
          <table:table-cell table:style-name="Table34.A1" office:value-type="string">
            <text:p text:style-name="Table_20_Contents"><text:span text:style-name="Source_20_Text"><text:span text:style-name="T581">her</text:span></text:span></text:p>
          </table:table-cell>
          <table:table-cell table:style-name="Table34.A1" office:value-type="string">
            <text:p text:style-name="Table_20_Contents"><text:span text:style-name="Source_20_Text"><text:span text:style-name="T581">her</text:span></text:span></text:p>
          </table:table-cell>
          <table:table-cell table:style-name="Table34.A1" office:value-type="string">
            <text:p text:style-name="Table_20_Contents"><text:span text:style-name="Source_20_Text"><text:span text:style-name="T581">her</text:span></text:span></text:p>
          </table:table-cell>
          <table:table-cell table:style-name="Table34.A1" office:value-type="string">
            <text:p text:style-name="P275"><text:bookmark text:name="H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581">Hindi</text:span></text:a></text:p>
          </table:table-cell>
          <table:table-cell table:style-name="Table34.A1" office:value-type="string">
            <text:p text:style-name="P275"><text:span text:style-name="T842">हिन्दी</text:span><text:span text:style-name="T841">, </text:span><text:span text:style-name="T842">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581">hi</text:span></text:span></text:a></text:p>
          </table:table-cell>
          <table:table-cell table:style-name="Table34.A1" office:value-type="string">
            <text:p text:style-name="Table_20_Contents"><text:span text:style-name="Source_20_Text"><text:span text:style-name="T581">hin</text:span></text:span></text:p>
          </table:table-cell>
          <table:table-cell table:style-name="Table34.A1" office:value-type="string">
            <text:p text:style-name="Table_20_Contents"><text:span text:style-name="Source_20_Text"><text:span text:style-name="T581">hin</text:span></text:span></text:p>
          </table:table-cell>
          <table:table-cell table:style-name="Table34.A1" office:value-type="string">
            <text:p text:style-name="Table_20_Contents"><text:span text:style-name="Source_20_Text"><text:span text:style-name="T581">hin</text:span></text:span></text:p>
          </table:table-cell>
          <table:table-cell table:style-name="Table34.A1" office:value-type="string">
            <text:p text:style-name="P275"><text:bookmark text:name="HO"/></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581">Hiri Motu</text:span></text:a></text:p>
          </table:table-cell>
          <table:table-cell table:style-name="Table34.A1" office:value-type="string">
            <text:p text:style-name="P337">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581">ho</text:span></text:span></text:a></text:p>
          </table:table-cell>
          <table:table-cell table:style-name="Table34.A1" office:value-type="string">
            <text:p text:style-name="Table_20_Contents"><text:span text:style-name="Source_20_Text"><text:span text:style-name="T581">hmo</text:span></text:span></text:p>
          </table:table-cell>
          <table:table-cell table:style-name="Table34.A1" office:value-type="string">
            <text:p text:style-name="Table_20_Contents"><text:span text:style-name="Source_20_Text"><text:span text:style-name="T581">hmo</text:span></text:span></text:p>
          </table:table-cell>
          <table:table-cell table:style-name="Table34.A1" office:value-type="string">
            <text:p text:style-name="Table_20_Contents"><text:span text:style-name="Source_20_Text"><text:span text:style-name="T581">hmo</text:span></text:span></text:p>
          </table:table-cell>
          <table:table-cell table:style-name="Table34.A1" office:value-type="string">
            <text:p text:style-name="P275"><text:bookmark text:name="HU"/></text:p>
          </table:table-cell>
        </table:table-row>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81">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581">Hungarian</text:span></text:a></text:p>
          </table:table-cell>
          <table:table-cell table:style-name="Table34.A1" office:value-type="string">
            <text:p text:style-name="P373">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581">hu</text:span></text:span></text:a></text:p>
          </table:table-cell>
          <table:table-cell table:style-name="Table34.A1" office:value-type="string">
            <text:p text:style-name="Table_20_Contents"><text:span text:style-name="Source_20_Text"><text:span text:style-name="T581">hun</text:span></text:span></text:p>
          </table:table-cell>
          <table:table-cell table:style-name="Table34.A1" office:value-type="string">
            <text:p text:style-name="Table_20_Contents"><text:span text:style-name="Source_20_Text"><text:span text:style-name="T581">hun</text:span></text:span></text:p>
          </table:table-cell>
          <table:table-cell table:style-name="Table34.A1" office:value-type="string">
            <text:p text:style-name="Table_20_Contents"><text:span text:style-name="Source_20_Text"><text:span text:style-name="T581">hun</text:span></text:span></text:p>
          </table:table-cell>
          <table:table-cell table:style-name="Table34.A1" office:value-type="string">
            <text:p text:style-name="P275"><text:bookmark text:name="IA"/></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81">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581">Interlingua</text:span></text:a><text:span text:style-name="T581"> (International Auxiliary Language Association)</text:span></text:p>
          </table:table-cell>
          <table:table-cell table:style-name="Table34.A1" office:value-type="string">
            <text:p text:style-name="P374">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581">ia</text:span></text:span></text:a></text:p>
          </table:table-cell>
          <table:table-cell table:style-name="Table34.A1" office:value-type="string">
            <text:p text:style-name="Table_20_Contents"><text:span text:style-name="Source_20_Text"><text:span text:style-name="T581">ina</text:span></text:span></text:p>
          </table:table-cell>
          <table:table-cell table:style-name="Table34.A1" office:value-type="string">
            <text:p text:style-name="Table_20_Contents"><text:span text:style-name="Source_20_Text"><text:span text:style-name="T581">ina</text:span></text:span></text:p>
          </table:table-cell>
          <table:table-cell table:style-name="Table34.A1" office:value-type="string">
            <text:p text:style-name="Table_20_Contents"><text:span text:style-name="Source_20_Text"><text:span text:style-name="T581">ina</text:span></text:span></text:p>
          </table:table-cell>
          <table:table-cell table:style-name="Table34.A1" office:value-type="string">
            <text:p text:style-name="Table_20_Contents"><text:span text:style-name="T581">constructed by </text:span><text:a xlink:type="simple" xlink:href="https://en.wikipedia.org/wiki/International_Auxiliary_Language_Association" text:style-name="Internet_20_link" text:visited-style-name="Visited_20_Internet_20_Link"><text:span text:style-name="T581">International Auxiliary Language Association</text:span></text:a><text:span text:style-name="T581"> </text:span><text:bookmark text:name="ID"/></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581">Indonesian</text:span></text:a></text:p>
          </table:table-cell>
          <table:table-cell table:style-name="Table34.A1" office:value-type="string">
            <text:p text:style-name="P375">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581">id</text:span></text:span></text:a></text:p>
          </table:table-cell>
          <table:table-cell table:style-name="Table34.A1" office:value-type="string">
            <text:p text:style-name="Table_20_Contents"><text:span text:style-name="Source_20_Text"><text:span text:style-name="T581">ind</text:span></text:span></text:p>
          </table:table-cell>
          <table:table-cell table:style-name="Table34.A1" office:value-type="string">
            <text:p text:style-name="Table_20_Contents"><text:span text:style-name="Source_20_Text"><text:span text:style-name="T581">ind</text:span></text:span></text:p>
          </table:table-cell>
          <table:table-cell table:style-name="Table34.A1" office:value-type="string">
            <text:p text:style-name="Table_20_Contents"><text:span text:style-name="Source_20_Text"><text:span text:style-name="T581">ind</text:span></text:span></text:p>
          </table:table-cell>
          <table:table-cell table:style-name="Table34.A1" office:value-type="string">
            <text:p text:style-name="Table_20_Contents"><text:span text:style-name="T581">Covered by macrolanguage </text:span><text:span text:style-name="Source_20_Text"><text:span text:style-name="T581">ms</text:span></text:span><text:span text:style-name="T581">/</text:span><text:span text:style-name="Source_20_Text"><text:span text:style-name="T581">msa</text:span></text:span><text:span text:style-name="T581">. Changed in 1989 from original ISO 639:1988, </text:span><text:span text:style-name="Source_20_Text"><text:span text:style-name="T581">in</text:span></text:span><text:span text:style-name="T581">.</text:span><text:bookmark text:name="cite_ref-coverpage_1-1"/><text:a xlink:type="simple" xlink:href="https://en.wikipedia.org/wiki/List_of_ISO_639-1_codes#cite_note-coverpage-1" text:style-name="Internet_20_link" text:visited-style-name="Visited_20_Internet_20_Link"><text:span text:style-name="T581">[1]</text:span></text:a><text:span text:style-name="T581"> </text:span><text:bookmark text:name="IE"/></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81">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581">Interlingue</text:span></text:a><text:span text:style-name="T581">, Occidental</text:span></text:p>
          </table:table-cell>
          <table:table-cell table:style-name="Table34.A1" office:value-type="string">
            <text:p text:style-name="P275">(originally:) <text:span text:style-name="T843">Occidental</text:span>, (after WWII:) <text:span text:style-name="T843">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581">ie</text:span></text:span></text:a></text:p>
          </table:table-cell>
          <table:table-cell table:style-name="Table34.A1" office:value-type="string">
            <text:p text:style-name="Table_20_Contents"><text:span text:style-name="Source_20_Text"><text:span text:style-name="T581">ile</text:span></text:span></text:p>
          </table:table-cell>
          <table:table-cell table:style-name="Table34.A1" office:value-type="string">
            <text:p text:style-name="Table_20_Contents"><text:span text:style-name="Source_20_Text"><text:span text:style-name="T581">ile</text:span></text:span></text:p>
          </table:table-cell>
          <table:table-cell table:style-name="Table34.A1" office:value-type="string">
            <text:p text:style-name="Table_20_Contents"><text:span text:style-name="Source_20_Text"><text:span text:style-name="T581">ile</text:span></text:span></text:p>
          </table:table-cell>
          <table:table-cell table:style-name="Table34.A1" office:value-type="string">
            <text:p text:style-name="Table_20_Contents"><text:span text:style-name="T581">constructed by </text:span><text:a xlink:type="simple" xlink:href="https://en.wikipedia.org/wiki/Edgar_de_Wahl" text:style-name="Internet_20_link" text:visited-style-name="Visited_20_Internet_20_Link"><text:span text:style-name="T581">Edgar de Wahl</text:span></text:a><text:span text:style-name="T581">, first published in 1922 </text:span><text:bookmark text:name="G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581">Irish</text:span></text:a></text:p>
          </table:table-cell>
          <table:table-cell table:style-name="Table34.A1" office:value-type="string">
            <text:p text:style-name="P376">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581">ga</text:span></text:span></text:a></text:p>
          </table:table-cell>
          <table:table-cell table:style-name="Table34.A1" office:value-type="string">
            <text:p text:style-name="Table_20_Contents"><text:span text:style-name="Source_20_Text"><text:span text:style-name="T581">gle</text:span></text:span></text:p>
          </table:table-cell>
          <table:table-cell table:style-name="Table34.A1" office:value-type="string">
            <text:p text:style-name="Table_20_Contents"><text:span text:style-name="Source_20_Text"><text:span text:style-name="T581">gle</text:span></text:span></text:p>
          </table:table-cell>
          <table:table-cell table:style-name="Table34.A1" office:value-type="string">
            <text:p text:style-name="Table_20_Contents"><text:span text:style-name="Source_20_Text"><text:span text:style-name="T581">gle</text:span></text:span></text:p>
          </table:table-cell>
          <table:table-cell table:style-name="Table34.A1" office:value-type="string">
            <text:p text:style-name="P275"><text:bookmark text:name="IG"/></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581">Igbo</text:span></text:a></text:p>
          </table:table-cell>
          <table:table-cell table:style-name="Table34.A1" office:value-type="string">
            <text:p text:style-name="P377">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581">ig</text:span></text:span></text:a></text:p>
          </table:table-cell>
          <table:table-cell table:style-name="Table34.A1" office:value-type="string">
            <text:p text:style-name="Table_20_Contents"><text:span text:style-name="Source_20_Text"><text:span text:style-name="T581">ibo</text:span></text:span></text:p>
          </table:table-cell>
          <table:table-cell table:style-name="Table34.A1" office:value-type="string">
            <text:p text:style-name="Table_20_Contents"><text:span text:style-name="Source_20_Text"><text:span text:style-name="T581">ibo</text:span></text:span></text:p>
          </table:table-cell>
          <table:table-cell table:style-name="Table34.A1" office:value-type="string">
            <text:p text:style-name="Table_20_Contents"><text:span text:style-name="Source_20_Text"><text:span text:style-name="T581">ibo</text:span></text:span></text:p>
          </table:table-cell>
          <table:table-cell table:style-name="Table34.A1" office:value-type="string">
            <text:p text:style-name="P275"><text:bookmark text:name="IK"/></text:p>
          </table:table-cell>
        </table:table-row>
        <table:table-row>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81">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581">Inupiaq</text:span></text:a></text:p>
          </table:table-cell>
          <table:table-cell table:style-name="Table34.A1" office:value-type="string">
            <text:p text:style-name="P337">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581">ik</text:span></text:span></text:a></text:p>
          </table:table-cell>
          <table:table-cell table:style-name="Table34.A1" office:value-type="string">
            <text:p text:style-name="Table_20_Contents"><text:span text:style-name="Source_20_Text"><text:span text:style-name="T581">ipk</text:span></text:span></text:p>
          </table:table-cell>
          <table:table-cell table:style-name="Table34.A1" office:value-type="string">
            <text:p text:style-name="Table_20_Contents"><text:span text:style-name="Source_20_Text"><text:span text:style-name="T581">ipk</text:span></text:span></text:p>
          </table:table-cell>
          <table:table-cell table:style-name="Table34.A1" office:value-type="string">
            <text:p text:style-name="Table_20_Contents"><text:span text:style-name="Source_20_Text"><text:span text:style-name="T581">ipk</text:span></text:span><text:span text:style-name="T581"> + </text:span><text:a xlink:type="simple" xlink:href="https://en.wikipedia.org/wiki/ISO_639_macrolanguage#ipk" text:style-name="Internet_20_link" text:visited-style-name="Visited_20_Internet_20_Link"><text:span text:style-name="T58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text:span><text:bookmark text:name="IO"/></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81">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581">Ido</text:span></text:a></text:p>
          </table:table-cell>
          <table:table-cell table:style-name="Table34.A1" office:value-type="string">
            <text:p text:style-name="P337">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581">io</text:span></text:span></text:a></text:p>
          </table:table-cell>
          <table:table-cell table:style-name="Table34.A1" office:value-type="string">
            <text:p text:style-name="Table_20_Contents"><text:span text:style-name="Source_20_Text"><text:span text:style-name="T581">ido</text:span></text:span></text:p>
          </table:table-cell>
          <table:table-cell table:style-name="Table34.A1" office:value-type="string">
            <text:p text:style-name="Table_20_Contents"><text:span text:style-name="Source_20_Text"><text:span text:style-name="T581">ido</text:span></text:span></text:p>
          </table:table-cell>
          <table:table-cell table:style-name="Table34.A1" office:value-type="string">
            <text:p text:style-name="Table_20_Contents"><text:span text:style-name="Source_20_Text"><text:span text:style-name="T581">ido</text:span></text:span></text:p>
          </table:table-cell>
          <table:table-cell table:style-name="Table34.A1" office:value-type="string">
            <text:p text:style-name="P275">constructed by De Beaufront, 1907, as variation of Esperanto <text:bookmark text:name="I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581">Icelandic</text:span></text:a></text:p>
          </table:table-cell>
          <table:table-cell table:style-name="Table34.A1" office:value-type="string">
            <text:p text:style-name="P378">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581">is</text:span></text:span></text:a></text:p>
          </table:table-cell>
          <table:table-cell table:style-name="Table34.A1" office:value-type="string">
            <text:p text:style-name="Table_20_Contents"><text:span text:style-name="Source_20_Text"><text:span text:style-name="T581">isl</text:span></text:span></text:p>
          </table:table-cell>
          <table:table-cell table:style-name="Table34.A1" office:value-type="string">
            <text:p text:style-name="Table_20_Contents"><text:span text:style-name="Source_20_Text"><text:span text:style-name="T594">ice</text:span></text:span></text:p>
          </table:table-cell>
          <table:table-cell table:style-name="Table34.A1" office:value-type="string">
            <text:p text:style-name="Table_20_Contents"><text:span text:style-name="Source_20_Text"><text:span text:style-name="T581">isl</text:span></text:span></text:p>
          </table:table-cell>
          <table:table-cell table:style-name="Table34.A1" office:value-type="string">
            <text:p text:style-name="P275"><text:bookmark text:name="IT"/></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581">Italian</text:span></text:a></text:p>
          </table:table-cell>
          <table:table-cell table:style-name="Table34.A1" office:value-type="string">
            <text:p text:style-name="P379">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581">it</text:span></text:span></text:a></text:p>
          </table:table-cell>
          <table:table-cell table:style-name="Table34.A1" office:value-type="string">
            <text:p text:style-name="Table_20_Contents"><text:span text:style-name="Source_20_Text"><text:span text:style-name="T581">ita</text:span></text:span></text:p>
          </table:table-cell>
          <table:table-cell table:style-name="Table34.A1" office:value-type="string">
            <text:p text:style-name="Table_20_Contents"><text:span text:style-name="Source_20_Text"><text:span text:style-name="T581">ita</text:span></text:span></text:p>
          </table:table-cell>
          <table:table-cell table:style-name="Table34.A1" office:value-type="string">
            <text:p text:style-name="Table_20_Contents"><text:span text:style-name="Source_20_Text"><text:span text:style-name="T581">ita</text:span></text:span></text:p>
          </table:table-cell>
          <table:table-cell table:style-name="Table34.A1" office:value-type="string">
            <text:p text:style-name="P275"><text:bookmark text:name="IU"/></text:p>
          </table:table-cell>
        </table:table-row>
        <text:soft-page-break/>
        <table:table-row>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81">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581">Inuktitut</text:span></text:a></text:p>
          </table:table-cell>
          <table:table-cell table:style-name="Table34.A1" office:value-type="string">
            <text:p text:style-name="P380">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581">iu</text:span></text:span></text:a></text:p>
          </table:table-cell>
          <table:table-cell table:style-name="Table34.A1" office:value-type="string">
            <text:p text:style-name="Table_20_Contents"><text:span text:style-name="Source_20_Text"><text:span text:style-name="T581">iku</text:span></text:span></text:p>
          </table:table-cell>
          <table:table-cell table:style-name="Table34.A1" office:value-type="string">
            <text:p text:style-name="Table_20_Contents"><text:span text:style-name="Source_20_Text"><text:span text:style-name="T581">iku</text:span></text:span></text:p>
          </table:table-cell>
          <table:table-cell table:style-name="Table34.A1" office:value-type="string">
            <text:p text:style-name="Table_20_Contents"><text:span text:style-name="Source_20_Text"><text:span text:style-name="T581">iku</text:span></text:span><text:span text:style-name="T581"> + </text:span><text:a xlink:type="simple" xlink:href="https://en.wikipedia.org/wiki/ISO_639_macrolanguage#iku" text:style-name="Internet_20_link" text:visited-style-name="Visited_20_Internet_20_Link"><text:span text:style-name="T581">2</text:span></text:a></text:p>
          </table:table-cell>
          <table:table-cell table:style-name="Table34.A1" office:value-type="string">
            <text:p text:style-name="P275">macrolanguage <text:bookmark text:name="JA"/></text:p>
          </table:table-cell>
        </table:table-row>
        <table:table-row>
          <table:table-cell table:style-name="Table34.A73" office:value-type="string">
            <text:p text:style-name="P275"/>
          </table:table-cell>
          <table:table-cell table:style-name="Table34.A1" office:value-type="string">
            <text:p text:style-name="Table_20_Contents"><text:a xlink:type="simple" xlink:href="https://en.wikipedia.org/wiki/Japonic" text:style-name="Internet_20_link" text:visited-style-name="Visited_20_Internet_20_Link"><text:span text:style-name="T581">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581">Japanese</text:span></text:a></text:p>
          </table:table-cell>
          <table:table-cell table:style-name="Table34.A1" office:value-type="string">
            <text:p text:style-name="P275"><text:span text:style-name="T844">日本語</text:span> (<text:span text:style-name="T844">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581">ja</text:span></text:span></text:a></text:p>
          </table:table-cell>
          <table:table-cell table:style-name="Table34.A1" office:value-type="string">
            <text:p text:style-name="Table_20_Contents"><text:span text:style-name="Source_20_Text"><text:span text:style-name="T581">jpn</text:span></text:span></text:p>
          </table:table-cell>
          <table:table-cell table:style-name="Table34.A1" office:value-type="string">
            <text:p text:style-name="Table_20_Contents"><text:span text:style-name="Source_20_Text"><text:span text:style-name="T581">jpn</text:span></text:span></text:p>
          </table:table-cell>
          <table:table-cell table:style-name="Table34.A1" office:value-type="string">
            <text:p text:style-name="Table_20_Contents"><text:span text:style-name="Source_20_Text"><text:span text:style-name="T581">jpn</text:span></text:span></text:p>
          </table:table-cell>
          <table:table-cell table:style-name="Table34.A1" office:value-type="string">
            <text:p text:style-name="P275"><text:bookmark text:name="JV"/></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581">Javanese</text:span></text:a></text:p>
          </table:table-cell>
          <table:table-cell table:style-name="Table34.A1" office:value-type="string">
            <text:p text:style-name="P275"><text:span text:style-name="T846">ꦧꦱꦗꦮ</text:span><text:span text:style-name="T845">,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581">jv</text:span></text:span></text:a></text:p>
          </table:table-cell>
          <table:table-cell table:style-name="Table34.A1" office:value-type="string">
            <text:p text:style-name="Table_20_Contents"><text:span text:style-name="Source_20_Text"><text:span text:style-name="T581">jav</text:span></text:span></text:p>
          </table:table-cell>
          <table:table-cell table:style-name="Table34.A1" office:value-type="string">
            <text:p text:style-name="Table_20_Contents"><text:span text:style-name="Source_20_Text"><text:span text:style-name="T581">jav</text:span></text:span></text:p>
          </table:table-cell>
          <table:table-cell table:style-name="Table34.A1" office:value-type="string">
            <text:p text:style-name="Table_20_Contents"><text:span text:style-name="Source_20_Text"><text:span text:style-name="T581">jav</text:span></text:span></text:p>
          </table:table-cell>
          <table:table-cell table:style-name="Table34.A1" office:value-type="string">
            <text:p text:style-name="P275"><text:bookmark text:name="KL"/></text:p>
          </table:table-cell>
        </table:table-row>
        <table:table-row>
          <table:table-cell table:style-name="Table34.A68" office:value-type="string">
            <text:p text:style-name="P275"/>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81">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581">Kalaallisut</text:span></text:a><text:span text:style-name="T581">, Greenlandic</text:span></text:p>
          </table:table-cell>
          <table:table-cell table:style-name="Table34.A1" office:value-type="string">
            <text:p text:style-name="P381">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581">kl</text:span></text:span></text:a></text:p>
          </table:table-cell>
          <table:table-cell table:style-name="Table34.A1" office:value-type="string">
            <text:p text:style-name="Table_20_Contents"><text:span text:style-name="Source_20_Text"><text:span text:style-name="T581">kal</text:span></text:span></text:p>
          </table:table-cell>
          <table:table-cell table:style-name="Table34.A1" office:value-type="string">
            <text:p text:style-name="Table_20_Contents"><text:span text:style-name="Source_20_Text"><text:span text:style-name="T581">kal</text:span></text:span></text:p>
          </table:table-cell>
          <table:table-cell table:style-name="Table34.A1" office:value-type="string">
            <text:p text:style-name="Table_20_Contents"><text:span text:style-name="Source_20_Text"><text:span text:style-name="T581">kal</text:span></text:span></text:p>
          </table:table-cell>
          <table:table-cell table:style-name="Table34.A1" office:value-type="string">
            <text:p text:style-name="P275"><text:bookmark text:name="KN"/></text:p>
          </table:table-cell>
        </table:table-row>
        <table:table-row>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81">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581">Kannada</text:span></text:a></text:p>
          </table:table-cell>
          <table:table-cell table:style-name="Table34.A1" office:value-type="string">
            <text:p text:style-name="P307">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581">kn</text:span></text:span></text:a></text:p>
          </table:table-cell>
          <table:table-cell table:style-name="Table34.A1" office:value-type="string">
            <text:p text:style-name="Table_20_Contents"><text:span text:style-name="Source_20_Text"><text:span text:style-name="T581">kan</text:span></text:span></text:p>
          </table:table-cell>
          <table:table-cell table:style-name="Table34.A1" office:value-type="string">
            <text:p text:style-name="Table_20_Contents"><text:span text:style-name="Source_20_Text"><text:span text:style-name="T581">kan</text:span></text:span></text:p>
          </table:table-cell>
          <table:table-cell table:style-name="Table34.A1" office:value-type="string">
            <text:p text:style-name="Table_20_Contents"><text:span text:style-name="Source_20_Text"><text:span text:style-name="T581">kan</text:span></text:span></text:p>
          </table:table-cell>
          <table:table-cell table:style-name="Table34.A1" office:value-type="string">
            <text:p text:style-name="P275"><text:bookmark text:name="KR"/></text:p>
          </table:table-cell>
        </table:table-row>
        <table:table-row>
          <table:table-cell table:style-name="Table34.A77" office:value-type="string">
            <text:p text:style-name="P275"/>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581">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581">Kanuri</text:span></text:a></text:p>
          </table:table-cell>
          <table:table-cell table:style-name="Table34.A1" office:value-type="string">
            <text:p text:style-name="P382">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581">kr</text:span></text:span></text:a></text:p>
          </table:table-cell>
          <table:table-cell table:style-name="Table34.A1" office:value-type="string">
            <text:p text:style-name="Table_20_Contents"><text:span text:style-name="Source_20_Text"><text:span text:style-name="T581">kau</text:span></text:span></text:p>
          </table:table-cell>
          <table:table-cell table:style-name="Table34.A1" office:value-type="string">
            <text:p text:style-name="Table_20_Contents"><text:span text:style-name="Source_20_Text"><text:span text:style-name="T581">kau</text:span></text:span></text:p>
          </table:table-cell>
          <table:table-cell table:style-name="Table34.A1" office:value-type="string">
            <text:p text:style-name="Table_20_Contents"><text:span text:style-name="Source_20_Text"><text:span text:style-name="T581">kau</text:span></text:span><text:span text:style-name="T581"> + </text:span><text:a xlink:type="simple" xlink:href="https://en.wikipedia.org/wiki/ISO_639_macrolanguage#kau" text:style-name="Internet_20_link" text:visited-style-name="Visited_20_Internet_20_Link"><text:span text:style-name="T581">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81">macrolanguage</text:span></text:a><text:span text:style-name="T581"> </text:span><text:bookmark text:name="K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581">Kashmiri</text:span></text:a></text:p>
          </table:table-cell>
          <table:table-cell table:style-name="Table34.A1" office:value-type="string">
            <text:p text:style-name="P325"><text:span text:style-name="T847">कश्मीरी</text:span>, <text:span text:style-name="T848">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581">ks</text:span></text:span></text:a></text:p>
          </table:table-cell>
          <table:table-cell table:style-name="Table34.A1" office:value-type="string">
            <text:p text:style-name="Table_20_Contents"><text:span text:style-name="Source_20_Text"><text:span text:style-name="T581">kas</text:span></text:span></text:p>
          </table:table-cell>
          <table:table-cell table:style-name="Table34.A1" office:value-type="string">
            <text:p text:style-name="Table_20_Contents"><text:span text:style-name="Source_20_Text"><text:span text:style-name="T581">kas</text:span></text:span></text:p>
          </table:table-cell>
          <table:table-cell table:style-name="Table34.A1" office:value-type="string">
            <text:p text:style-name="Table_20_Contents"><text:span text:style-name="Source_20_Text"><text:span text:style-name="T581">kas</text:span></text:span></text:p>
          </table:table-cell>
          <table:table-cell table:style-name="Table34.A1" office:value-type="string">
            <text:p text:style-name="P275"><text:bookmark text:name="KK"/></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581">Kazakh</text:span></text:a></text:p>
          </table:table-cell>
          <table:table-cell table:style-name="Table34.A1" office:value-type="string">
            <text:p text:style-name="P383">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581">kk</text:span></text:span></text:a></text:p>
          </table:table-cell>
          <table:table-cell table:style-name="Table34.A1" office:value-type="string">
            <text:p text:style-name="Table_20_Contents"><text:span text:style-name="Source_20_Text"><text:span text:style-name="T581">kaz</text:span></text:span></text:p>
          </table:table-cell>
          <table:table-cell table:style-name="Table34.A1" office:value-type="string">
            <text:p text:style-name="Table_20_Contents"><text:span text:style-name="Source_20_Text"><text:span text:style-name="T581">kaz</text:span></text:span></text:p>
          </table:table-cell>
          <table:table-cell table:style-name="Table34.A1" office:value-type="string">
            <text:p text:style-name="Table_20_Contents"><text:span text:style-name="Source_20_Text"><text:span text:style-name="T581">kaz</text:span></text:span></text:p>
          </table:table-cell>
          <table:table-cell table:style-name="Table34.A1" office:value-type="string">
            <text:p text:style-name="P275"><text:bookmark text:name="KM"/></text:p>
          </table:table-cell>
        </table:table-row>
        <table:table-row>
          <table:table-cell table:style-name="Table34.A80" office:value-type="string">
            <text:p text:style-name="P275"/>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81">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581">Central Khmer</text:span></text:a></text:p>
          </table:table-cell>
          <table:table-cell table:style-name="Table34.A1" office:value-type="string">
            <text:p text:style-name="P275"><text:span text:style-name="T850">ខ្មែរ</text:span><text:span text:style-name="T849">, </text:span><text:span text:style-name="T850">ខេមរភាសា</text:span><text:span text:style-name="T849">, </text:span><text:span text:style-name="T850">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581">km</text:span></text:span></text:a></text:p>
          </table:table-cell>
          <table:table-cell table:style-name="Table34.A1" office:value-type="string">
            <text:p text:style-name="Table_20_Contents"><text:span text:style-name="Source_20_Text"><text:span text:style-name="T581">khm</text:span></text:span></text:p>
          </table:table-cell>
          <table:table-cell table:style-name="Table34.A1" office:value-type="string">
            <text:p text:style-name="Table_20_Contents"><text:span text:style-name="Source_20_Text"><text:span text:style-name="T581">khm</text:span></text:span></text:p>
          </table:table-cell>
          <table:table-cell table:style-name="Table34.A1" office:value-type="string">
            <text:p text:style-name="Table_20_Contents"><text:span text:style-name="Source_20_Text"><text:span text:style-name="T581">khm</text:span></text:span></text:p>
          </table:table-cell>
          <table:table-cell table:style-name="Table34.A1" office:value-type="string">
            <text:p text:style-name="P275">also known as Khmer or Cambodian <text:bookmark text:name="KI"/></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581">Kikuyu</text:span></text:a><text:span text:style-name="T581">, Gikuyu</text:span></text:p>
          </table:table-cell>
          <table:table-cell table:style-name="Table34.A1" office:value-type="string">
            <text:p text:style-name="P384">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581">ki</text:span></text:span></text:a></text:p>
          </table:table-cell>
          <table:table-cell table:style-name="Table34.A1" office:value-type="string">
            <text:p text:style-name="Table_20_Contents"><text:span text:style-name="Source_20_Text"><text:span text:style-name="T581">kik</text:span></text:span></text:p>
          </table:table-cell>
          <table:table-cell table:style-name="Table34.A1" office:value-type="string">
            <text:p text:style-name="Table_20_Contents"><text:span text:style-name="Source_20_Text"><text:span text:style-name="T581">kik</text:span></text:span></text:p>
          </table:table-cell>
          <table:table-cell table:style-name="Table34.A1" office:value-type="string">
            <text:p text:style-name="Table_20_Contents"><text:span text:style-name="Source_20_Text"><text:span text:style-name="T581">kik</text:span></text:span></text:p>
          </table:table-cell>
          <table:table-cell table:style-name="Table34.A1" office:value-type="string">
            <text:p text:style-name="P275"><text:bookmark text:name="RW"/></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581">Kinyarwanda</text:span></text:a></text:p>
          </table:table-cell>
          <table:table-cell table:style-name="Table34.A1" office:value-type="string">
            <text:p text:style-name="P385">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581">rw</text:span></text:span></text:a></text:p>
          </table:table-cell>
          <table:table-cell table:style-name="Table34.A1" office:value-type="string">
            <text:p text:style-name="Table_20_Contents"><text:span text:style-name="Source_20_Text"><text:span text:style-name="T581">kin</text:span></text:span></text:p>
          </table:table-cell>
          <table:table-cell table:style-name="Table34.A1" office:value-type="string">
            <text:p text:style-name="Table_20_Contents"><text:span text:style-name="Source_20_Text"><text:span text:style-name="T581">kin</text:span></text:span></text:p>
          </table:table-cell>
          <table:table-cell table:style-name="Table34.A1" office:value-type="string">
            <text:p text:style-name="Table_20_Contents"><text:span text:style-name="Source_20_Text"><text:span text:style-name="T581">kin</text:span></text:span></text:p>
          </table:table-cell>
          <table:table-cell table:style-name="Table34.A1" office:value-type="string">
            <text:p text:style-name="P275"><text:bookmark text:name="KY"/></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581">Kirghiz</text:span></text:a><text:span text:style-name="T581">, Kyrgyz</text:span></text:p>
          </table:table-cell>
          <table:table-cell table:style-name="Table34.A1" office:value-type="string">
            <text:p text:style-name="P386">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581">ky</text:span></text:span></text:a></text:p>
          </table:table-cell>
          <table:table-cell table:style-name="Table34.A1" office:value-type="string">
            <text:p text:style-name="Table_20_Contents"><text:span text:style-name="Source_20_Text"><text:span text:style-name="T581">kir</text:span></text:span></text:p>
          </table:table-cell>
          <table:table-cell table:style-name="Table34.A1" office:value-type="string">
            <text:p text:style-name="Table_20_Contents"><text:span text:style-name="Source_20_Text"><text:span text:style-name="T581">kir</text:span></text:span></text:p>
          </table:table-cell>
          <table:table-cell table:style-name="Table34.A1" office:value-type="string">
            <text:p text:style-name="Table_20_Contents"><text:span text:style-name="Source_20_Text"><text:span text:style-name="T581">kir</text:span></text:span></text:p>
          </table:table-cell>
          <table:table-cell table:style-name="Table34.A1" office:value-type="string">
            <text:p text:style-name="P275"><text:bookmark text:name="KV"/></text:p>
          </table:table-cell>
        </table:table-row>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81">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581">Komi</text:span></text:a></text:p>
          </table:table-cell>
          <table:table-cell table:style-name="Table34.A1" office:value-type="string">
            <text:p text:style-name="P337">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581">kv</text:span></text:span></text:a></text:p>
          </table:table-cell>
          <table:table-cell table:style-name="Table34.A1" office:value-type="string">
            <text:p text:style-name="Table_20_Contents"><text:span text:style-name="Source_20_Text"><text:span text:style-name="T581">kom</text:span></text:span></text:p>
          </table:table-cell>
          <table:table-cell table:style-name="Table34.A1" office:value-type="string">
            <text:p text:style-name="Table_20_Contents"><text:span text:style-name="Source_20_Text"><text:span text:style-name="T581">kom</text:span></text:span></text:p>
          </table:table-cell>
          <table:table-cell table:style-name="Table34.A1" office:value-type="string">
            <text:p text:style-name="Table_20_Contents"><text:span text:style-name="Source_20_Text"><text:span text:style-name="T581">kom</text:span></text:span><text:span text:style-name="T581"> + </text:span><text:a xlink:type="simple" xlink:href="https://en.wikipedia.org/wiki/ISO_639_macrolanguage#kom" text:style-name="Internet_20_link" text:visited-style-name="Visited_20_Internet_20_Link"><text:span text:style-name="T581">2</text:span></text:a></text:p>
          </table:table-cell>
          <table:table-cell table:style-name="Table34.A1" office:value-type="string">
            <text:p text:style-name="P275">macrolanguage <text:bookmark text:name="KG"/></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581">Kongo</text:span></text:a></text:p>
          </table:table-cell>
          <table:table-cell table:style-name="Table34.A1" office:value-type="string">
            <text:p text:style-name="P337">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581">kg</text:span></text:span></text:a></text:p>
          </table:table-cell>
          <table:table-cell table:style-name="Table34.A1" office:value-type="string">
            <text:p text:style-name="Table_20_Contents"><text:span text:style-name="Source_20_Text"><text:span text:style-name="T581">kon</text:span></text:span></text:p>
          </table:table-cell>
          <table:table-cell table:style-name="Table34.A1" office:value-type="string">
            <text:p text:style-name="Table_20_Contents"><text:span text:style-name="Source_20_Text"><text:span text:style-name="T581">kon</text:span></text:span></text:p>
          </table:table-cell>
          <table:table-cell table:style-name="Table34.A1" office:value-type="string">
            <text:p text:style-name="Table_20_Contents"><text:span text:style-name="Source_20_Text"><text:span text:style-name="T581">kon</text:span></text:span><text:span text:style-name="T581"> + </text:span><text:a xlink:type="simple" xlink:href="https://en.wikipedia.org/wiki/ISO_639_macrolanguage#kon" text:style-name="Internet_20_link" text:visited-style-name="Visited_20_Internet_20_Link"><text:span text:style-name="T581">3</text:span></text:a></text:p>
          </table:table-cell>
          <table:table-cell table:style-name="Table34.A1" office:value-type="string">
            <text:p text:style-name="P275">macrolanguage <text:bookmark text:name="KO"/></text:p>
          </table:table-cell>
        </table:table-row>
        <table:table-row>
          <table:table-cell table:style-name="Table34.A18" office:value-type="string">
            <text:p text:style-name="P275"/>
          </table:table-cell>
          <table:table-cell table:style-name="Table34.A1" office:value-type="string">
            <text:p text:style-name="Table_20_Contents"><text:a xlink:type="simple" xlink:href="https://en.wikipedia.org/wiki/Koreanic" text:style-name="Internet_20_link" text:visited-style-name="Visited_20_Internet_20_Link"><text:span text:style-name="T581">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581">Korean</text:span></text:a></text:p>
          </table:table-cell>
          <table:table-cell table:style-name="Table34.A1" office:value-type="string">
            <text:p text:style-name="P335">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581">ko</text:span></text:span></text:a></text:p>
          </table:table-cell>
          <table:table-cell table:style-name="Table34.A1" office:value-type="string">
            <text:p text:style-name="Table_20_Contents"><text:span text:style-name="Source_20_Text"><text:span text:style-name="T581">kor</text:span></text:span></text:p>
          </table:table-cell>
          <table:table-cell table:style-name="Table34.A1" office:value-type="string">
            <text:p text:style-name="Table_20_Contents"><text:span text:style-name="Source_20_Text"><text:span text:style-name="T581">kor</text:span></text:span></text:p>
          </table:table-cell>
          <table:table-cell table:style-name="Table34.A1" office:value-type="string">
            <text:p text:style-name="Table_20_Contents"><text:span text:style-name="Source_20_Text"><text:span text:style-name="T581">kor</text:span></text:span></text:p>
          </table:table-cell>
          <table:table-cell table:style-name="Table34.A1" office:value-type="string">
            <text:p text:style-name="P275"><text:bookmark text:name="KU"/></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581">Kurdish</text:span></text:a></text:p>
          </table:table-cell>
          <table:table-cell table:style-name="Table34.A1" office:value-type="string">
            <text:p text:style-name="P325"><text:span text:style-name="T851">Kurdî</text:span>, <text:span text:style-name="T852">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581">ku</text:span></text:span></text:a></text:p>
          </table:table-cell>
          <table:table-cell table:style-name="Table34.A1" office:value-type="string">
            <text:p text:style-name="Table_20_Contents"><text:span text:style-name="Source_20_Text"><text:span text:style-name="T581">kur</text:span></text:span></text:p>
          </table:table-cell>
          <table:table-cell table:style-name="Table34.A1" office:value-type="string">
            <text:p text:style-name="Table_20_Contents"><text:span text:style-name="Source_20_Text"><text:span text:style-name="T581">kur</text:span></text:span></text:p>
          </table:table-cell>
          <table:table-cell table:style-name="Table34.A1" office:value-type="string">
            <text:p text:style-name="Table_20_Contents"><text:span text:style-name="Source_20_Text"><text:span text:style-name="T581">kur</text:span></text:span><text:span text:style-name="T581"> + </text:span><text:a xlink:type="simple" xlink:href="https://en.wikipedia.org/wiki/ISO_639_macrolanguage#kur" text:style-name="Internet_20_link" text:visited-style-name="Visited_20_Internet_20_Link"><text:span text:style-name="T581">3</text:span></text:a></text:p>
          </table:table-cell>
          <table:table-cell table:style-name="Table34.A1" office:value-type="string">
            <text:p text:style-name="P275">macrolanguage <text:bookmark text:name="KJ"/></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581">Kuanyama</text:span></text:a><text:span text:style-name="T581">, Kwanyama</text:span></text:p>
          </table:table-cell>
          <table:table-cell table:style-name="Table34.A1" office:value-type="string">
            <text:p text:style-name="P337">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581">kj</text:span></text:span></text:a></text:p>
          </table:table-cell>
          <table:table-cell table:style-name="Table34.A1" office:value-type="string">
            <text:p text:style-name="Table_20_Contents"><text:span text:style-name="Source_20_Text"><text:span text:style-name="T581">kua</text:span></text:span></text:p>
          </table:table-cell>
          <table:table-cell table:style-name="Table34.A1" office:value-type="string">
            <text:p text:style-name="Table_20_Contents"><text:span text:style-name="Source_20_Text"><text:span text:style-name="T581">kua</text:span></text:span></text:p>
          </table:table-cell>
          <table:table-cell table:style-name="Table34.A1" office:value-type="string">
            <text:p text:style-name="Table_20_Contents"><text:span text:style-name="Source_20_Text"><text:span text:style-name="T581">kua</text:span></text:span></text:p>
          </table:table-cell>
          <table:table-cell table:style-name="Table34.A1" office:value-type="string">
            <text:p text:style-name="P275"><text:bookmark text:name="L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581">Latin</text:span></text:a></text:p>
          </table:table-cell>
          <table:table-cell table:style-name="Table34.A1" office:value-type="string">
            <text:p text:style-name="P387">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581">la</text:span></text:span></text:a></text:p>
          </table:table-cell>
          <table:table-cell table:style-name="Table34.A1" office:value-type="string">
            <text:p text:style-name="Table_20_Contents"><text:span text:style-name="Source_20_Text"><text:span text:style-name="T581">lat</text:span></text:span></text:p>
          </table:table-cell>
          <table:table-cell table:style-name="Table34.A1" office:value-type="string">
            <text:p text:style-name="Table_20_Contents"><text:span text:style-name="Source_20_Text"><text:span text:style-name="T581">lat</text:span></text:span></text:p>
          </table:table-cell>
          <table:table-cell table:style-name="Table34.A1" office:value-type="string">
            <text:p text:style-name="Table_20_Contents"><text:span text:style-name="Source_20_Text"><text:span text:style-name="T581">lat</text:span></text:span></text:p>
          </table:table-cell>
          <table:table-cell table:style-name="Table34.A1" office:value-type="string">
            <text:p text:style-name="P275">ancient <text:bookmark text:name="LB"/></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581">Luxembourgish</text:span></text:a><text:span text:style-name="T581">, Letzeburgesch</text:span></text:p>
          </table:table-cell>
          <table:table-cell table:style-name="Table34.A1" office:value-type="string">
            <text:p text:style-name="P388">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581">lb</text:span></text:span></text:a></text:p>
          </table:table-cell>
          <table:table-cell table:style-name="Table34.A1" office:value-type="string">
            <text:p text:style-name="Table_20_Contents"><text:span text:style-name="Source_20_Text"><text:span text:style-name="T581">ltz</text:span></text:span></text:p>
          </table:table-cell>
          <table:table-cell table:style-name="Table34.A1" office:value-type="string">
            <text:p text:style-name="Table_20_Contents"><text:span text:style-name="Source_20_Text"><text:span text:style-name="T581">ltz</text:span></text:span></text:p>
          </table:table-cell>
          <table:table-cell table:style-name="Table34.A1" office:value-type="string">
            <text:p text:style-name="Table_20_Contents"><text:span text:style-name="Source_20_Text"><text:span text:style-name="T581">ltz</text:span></text:span></text:p>
          </table:table-cell>
          <table:table-cell table:style-name="Table34.A1" office:value-type="string">
            <text:p text:style-name="P275"><text:bookmark text:name="LG"/></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581">Ganda</text:span></text:a></text:p>
          </table:table-cell>
          <table:table-cell table:style-name="Table34.A1" office:value-type="string">
            <text:p text:style-name="P389">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581">lg</text:span></text:span></text:a></text:p>
          </table:table-cell>
          <table:table-cell table:style-name="Table34.A1" office:value-type="string">
            <text:p text:style-name="Table_20_Contents"><text:span text:style-name="Source_20_Text"><text:span text:style-name="T581">lug</text:span></text:span></text:p>
          </table:table-cell>
          <table:table-cell table:style-name="Table34.A1" office:value-type="string">
            <text:p text:style-name="Table_20_Contents"><text:span text:style-name="Source_20_Text"><text:span text:style-name="T581">lug</text:span></text:span></text:p>
          </table:table-cell>
          <table:table-cell table:style-name="Table34.A1" office:value-type="string">
            <text:p text:style-name="Table_20_Contents"><text:span text:style-name="Source_20_Text"><text:span text:style-name="T581">lug</text:span></text:span></text:p>
          </table:table-cell>
          <table:table-cell table:style-name="Table34.A1" office:value-type="string">
            <text:p text:style-name="P275"><text:bookmark text:name="L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581">Limburgan</text:span></text:a><text:span text:style-name="T581">, Limburger, Limburgish</text:span></text:p>
          </table:table-cell>
          <table:table-cell table:style-name="Table34.A1" office:value-type="string">
            <text:p text:style-name="P337">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581">li</text:span></text:span></text:a></text:p>
          </table:table-cell>
          <table:table-cell table:style-name="Table34.A1" office:value-type="string">
            <text:p text:style-name="Table_20_Contents"><text:span text:style-name="Source_20_Text"><text:span text:style-name="T581">lim</text:span></text:span></text:p>
          </table:table-cell>
          <table:table-cell table:style-name="Table34.A1" office:value-type="string">
            <text:p text:style-name="Table_20_Contents"><text:span text:style-name="Source_20_Text"><text:span text:style-name="T581">lim</text:span></text:span></text:p>
          </table:table-cell>
          <table:table-cell table:style-name="Table34.A1" office:value-type="string">
            <text:p text:style-name="Table_20_Contents"><text:span text:style-name="Source_20_Text"><text:span text:style-name="T581">lim</text:span></text:span></text:p>
          </table:table-cell>
          <table:table-cell table:style-name="Table34.A1" office:value-type="string">
            <text:p text:style-name="P275"><text:bookmark text:name="LN"/></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581">Lingala</text:span></text:a></text:p>
          </table:table-cell>
          <table:table-cell table:style-name="Table34.A1" office:value-type="string">
            <text:p text:style-name="P390">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581">ln</text:span></text:span></text:a></text:p>
          </table:table-cell>
          <table:table-cell table:style-name="Table34.A1" office:value-type="string">
            <text:p text:style-name="Table_20_Contents"><text:span text:style-name="Source_20_Text"><text:span text:style-name="T581">lin</text:span></text:span></text:p>
          </table:table-cell>
          <table:table-cell table:style-name="Table34.A1" office:value-type="string">
            <text:p text:style-name="Table_20_Contents"><text:span text:style-name="Source_20_Text"><text:span text:style-name="T581">lin</text:span></text:span></text:p>
          </table:table-cell>
          <table:table-cell table:style-name="Table34.A1" office:value-type="string">
            <text:p text:style-name="Table_20_Contents"><text:span text:style-name="Source_20_Text"><text:span text:style-name="T581">lin</text:span></text:span></text:p>
          </table:table-cell>
          <table:table-cell table:style-name="Table34.A1" office:value-type="string">
            <text:p text:style-name="P275"><text:bookmark text:name="LO"/></text:p>
          </table:table-cell>
        </table:table-row>
        <table:table-row>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81">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581">Lao</text:span></text:a></text:p>
          </table:table-cell>
          <table:table-cell table:style-name="Table34.A1" office:value-type="string">
            <text:p text:style-name="P308">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581">lo</text:span></text:span></text:a></text:p>
          </table:table-cell>
          <table:table-cell table:style-name="Table34.A1" office:value-type="string">
            <text:p text:style-name="Table_20_Contents"><text:span text:style-name="Source_20_Text"><text:span text:style-name="T581">lao</text:span></text:span></text:p>
          </table:table-cell>
          <table:table-cell table:style-name="Table34.A1" office:value-type="string">
            <text:p text:style-name="Table_20_Contents"><text:span text:style-name="Source_20_Text"><text:span text:style-name="T581">lao</text:span></text:span></text:p>
          </table:table-cell>
          <table:table-cell table:style-name="Table34.A1" office:value-type="string">
            <text:p text:style-name="Table_20_Contents"><text:span text:style-name="Source_20_Text"><text:span text:style-name="T581">lao</text:span></text:span></text:p>
          </table:table-cell>
          <table:table-cell table:style-name="Table34.A1" office:value-type="string">
            <text:p text:style-name="P275"><text:bookmark text:name="LT"/></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581">Lithuanian</text:span></text:a></text:p>
          </table:table-cell>
          <table:table-cell table:style-name="Table34.A1" office:value-type="string">
            <text:p text:style-name="P391">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581">lt</text:span></text:span></text:a></text:p>
          </table:table-cell>
          <table:table-cell table:style-name="Table34.A1" office:value-type="string">
            <text:p text:style-name="Table_20_Contents"><text:span text:style-name="Source_20_Text"><text:span text:style-name="T581">lit</text:span></text:span></text:p>
          </table:table-cell>
          <table:table-cell table:style-name="Table34.A1" office:value-type="string">
            <text:p text:style-name="Table_20_Contents"><text:span text:style-name="Source_20_Text"><text:span text:style-name="T581">lit</text:span></text:span></text:p>
          </table:table-cell>
          <table:table-cell table:style-name="Table34.A1" office:value-type="string">
            <text:p text:style-name="Table_20_Contents"><text:span text:style-name="Source_20_Text"><text:span text:style-name="T581">lit</text:span></text:span></text:p>
          </table:table-cell>
          <table:table-cell table:style-name="Table34.A1" office:value-type="string">
            <text:p text:style-name="P275"><text:bookmark text:name="LU"/></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581">Luba-Katanga</text:span></text:a></text:p>
          </table:table-cell>
          <table:table-cell table:style-name="Table34.A1" office:value-type="string">
            <text:p text:style-name="P275">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581">lu</text:span></text:span></text:a></text:p>
          </table:table-cell>
          <table:table-cell table:style-name="Table34.A1" office:value-type="string">
            <text:p text:style-name="Table_20_Contents"><text:span text:style-name="Source_20_Text"><text:span text:style-name="T581">lub</text:span></text:span></text:p>
          </table:table-cell>
          <table:table-cell table:style-name="Table34.A1" office:value-type="string">
            <text:p text:style-name="Table_20_Contents"><text:span text:style-name="Source_20_Text"><text:span text:style-name="T581">lub</text:span></text:span></text:p>
          </table:table-cell>
          <table:table-cell table:style-name="Table34.A1" office:value-type="string">
            <text:p text:style-name="Table_20_Contents"><text:span text:style-name="Source_20_Text"><text:span text:style-name="T581">lub</text:span></text:span></text:p>
          </table:table-cell>
          <table:table-cell table:style-name="Table34.A1" office:value-type="string">
            <text:p text:style-name="P275">also known as Luba-Shaba <text:bookmark text:name="LV"/></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581">Latvian</text:span></text:a></text:p>
          </table:table-cell>
          <table:table-cell table:style-name="Table34.A1" office:value-type="string">
            <text:p text:style-name="P392">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581">lv</text:span></text:span></text:a></text:p>
          </table:table-cell>
          <table:table-cell table:style-name="Table34.A1" office:value-type="string">
            <text:p text:style-name="Table_20_Contents"><text:span text:style-name="Source_20_Text"><text:span text:style-name="T581">lav</text:span></text:span></text:p>
          </table:table-cell>
          <table:table-cell table:style-name="Table34.A1" office:value-type="string">
            <text:p text:style-name="Table_20_Contents"><text:span text:style-name="Source_20_Text"><text:span text:style-name="T581">lav</text:span></text:span></text:p>
          </table:table-cell>
          <table:table-cell table:style-name="Table34.A1" office:value-type="string">
            <text:p text:style-name="Table_20_Contents"><text:span text:style-name="Source_20_Text"><text:span text:style-name="T581">lav</text:span></text:span><text:span text:style-name="T581"> + </text:span><text:a xlink:type="simple" xlink:href="https://en.wikipedia.org/wiki/ISO_639_macrolanguage#lav" text:style-name="Internet_20_link" text:visited-style-name="Visited_20_Internet_20_Link"><text:span text:style-name="T581">2</text:span></text:a></text:p>
          </table:table-cell>
          <table:table-cell table:style-name="Table34.A1" office:value-type="string">
            <text:p text:style-name="P275">macrolanguage <text:bookmark text:name="GV"/></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581">Manx</text:span></text:a></text:p>
          </table:table-cell>
          <table:table-cell table:style-name="Table34.A1" office:value-type="string">
            <text:p text:style-name="P393">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581">gv</text:span></text:span></text:a></text:p>
          </table:table-cell>
          <table:table-cell table:style-name="Table34.A1" office:value-type="string">
            <text:p text:style-name="Table_20_Contents"><text:span text:style-name="Source_20_Text"><text:span text:style-name="T581">glv</text:span></text:span></text:p>
          </table:table-cell>
          <table:table-cell table:style-name="Table34.A1" office:value-type="string">
            <text:p text:style-name="Table_20_Contents"><text:span text:style-name="Source_20_Text"><text:span text:style-name="T581">glv</text:span></text:span></text:p>
          </table:table-cell>
          <table:table-cell table:style-name="Table34.A1" office:value-type="string">
            <text:p text:style-name="Table_20_Contents"><text:span text:style-name="Source_20_Text"><text:span text:style-name="T581">glv</text:span></text:span></text:p>
          </table:table-cell>
          <table:table-cell table:style-name="Table34.A1" office:value-type="string">
            <text:p text:style-name="P275"><text:bookmark text:name="MK"/></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581">Macedonian</text:span></text:a></text:p>
          </table:table-cell>
          <table:table-cell table:style-name="Table34.A1" office:value-type="string">
            <text:p text:style-name="P394">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581">mk</text:span></text:span></text:a></text:p>
          </table:table-cell>
          <table:table-cell table:style-name="Table34.A1" office:value-type="string">
            <text:p text:style-name="Table_20_Contents"><text:span text:style-name="Source_20_Text"><text:span text:style-name="T581">mkd</text:span></text:span></text:p>
          </table:table-cell>
          <table:table-cell table:style-name="Table34.A1" office:value-type="string">
            <text:p text:style-name="Table_20_Contents"><text:span text:style-name="Source_20_Text"><text:span text:style-name="T594">mac</text:span></text:span></text:p>
          </table:table-cell>
          <table:table-cell table:style-name="Table34.A1" office:value-type="string">
            <text:p text:style-name="Table_20_Contents"><text:span text:style-name="Source_20_Text"><text:span text:style-name="T581">mkd</text:span></text:span></text:p>
          </table:table-cell>
          <table:table-cell table:style-name="Table34.A1" office:value-type="string">
            <text:p text:style-name="P275"><text:bookmark text:name="MG"/></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581">Malagasy</text:span></text:a></text:p>
          </table:table-cell>
          <table:table-cell table:style-name="Table34.A1" office:value-type="string">
            <text:p text:style-name="P395">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581">mg</text:span></text:span></text:a></text:p>
          </table:table-cell>
          <table:table-cell table:style-name="Table34.A1" office:value-type="string">
            <text:p text:style-name="Table_20_Contents"><text:span text:style-name="Source_20_Text"><text:span text:style-name="T581">mlg</text:span></text:span></text:p>
          </table:table-cell>
          <table:table-cell table:style-name="Table34.A1" office:value-type="string">
            <text:p text:style-name="Table_20_Contents"><text:span text:style-name="Source_20_Text"><text:span text:style-name="T581">mlg</text:span></text:span></text:p>
          </table:table-cell>
          <table:table-cell table:style-name="Table34.A1" office:value-type="string">
            <text:p text:style-name="Table_20_Contents"><text:span text:style-name="Source_20_Text"><text:span text:style-name="T581">mlg</text:span></text:span><text:span text:style-name="T581"> + </text:span><text:a xlink:type="simple" xlink:href="https://en.wikipedia.org/wiki/ISO_639_macrolanguage#mlg" text:style-name="Internet_20_link" text:visited-style-name="Visited_20_Internet_20_Link"><text:span text:style-name="T581">11</text:span></text:a></text:p>
          </table:table-cell>
          <table:table-cell table:style-name="Table34.A1" office:value-type="string">
            <text:p text:style-name="P275">macrolanguage <text:bookmark text:name="MS"/></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581">Malay</text:span></text:a></text:p>
          </table:table-cell>
          <table:table-cell table:style-name="Table34.A1" office:value-type="string">
            <text:p text:style-name="P325"><text:span text:style-name="T853">Bahasa Melayu</text:span>, <text:span text:style-name="T854">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581">ms</text:span></text:span></text:a></text:p>
          </table:table-cell>
          <table:table-cell table:style-name="Table34.A1" office:value-type="string">
            <text:p text:style-name="Table_20_Contents"><text:span text:style-name="Source_20_Text"><text:span text:style-name="T581">msa</text:span></text:span></text:p>
          </table:table-cell>
          <table:table-cell table:style-name="Table34.A1" office:value-type="string">
            <text:p text:style-name="Table_20_Contents"><text:span text:style-name="Source_20_Text"><text:span text:style-name="T594">may</text:span></text:span></text:p>
          </table:table-cell>
          <table:table-cell table:style-name="Table34.A1" office:value-type="string">
            <text:p text:style-name="Table_20_Contents"><text:span text:style-name="Source_20_Text"><text:span text:style-name="T581">msa</text:span></text:span><text:span text:style-name="T581"> + </text:span><text:a xlink:type="simple" xlink:href="https://en.wikipedia.org/wiki/ISO_639_macrolanguage#msa" text:style-name="Internet_20_link" text:visited-style-name="Visited_20_Internet_20_Link"><text:span text:style-name="T581">36</text:span></text:a></text:p>
          </table:table-cell>
          <table:table-cell table:style-name="Table34.A1" office:value-type="string">
            <text:p text:style-name="Table_20_Contents"><text:span text:style-name="T581">macrolanguage, </text:span><text:a xlink:type="simple" xlink:href="https://en.wikipedia.org/wiki/Malaysian_language" text:style-name="Internet_20_link" text:visited-style-name="Visited_20_Internet_20_Link"><text:span text:style-name="T581">Standard Malay</text:span></text:a><text:span text:style-name="T581"> is </text:span><text:span text:style-name="Source_20_Text"><text:span text:style-name="T581">zsm</text:span></text:span><text:span text:style-name="T581">, </text:span><text:a xlink:type="simple" xlink:href="https://en.wikipedia.org/wiki/Indonesian_language" text:style-name="Internet_20_link" text:visited-style-name="Visited_20_Internet_20_Link"><text:span text:style-name="T581">Indonesian</text:span></text:a><text:span text:style-name="T581"> is </text:span><text:span text:style-name="Source_20_Text"><text:span text:style-name="T581">id</text:span></text:span><text:span text:style-name="T581">/</text:span><text:span text:style-name="Source_20_Text"><text:span text:style-name="T581">ind</text:span></text:span><text:span text:style-name="T581"> </text:span><text:bookmark text:name="ML"/></text:p>
          </table:table-cell>
        </table:table-row>
        <table:table-row>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81">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581">Malayalam</text:span></text:a></text:p>
          </table:table-cell>
          <table:table-cell table:style-name="Table34.A1" office:value-type="string">
            <text:p text:style-name="P309">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581">ml</text:span></text:span></text:a></text:p>
          </table:table-cell>
          <table:table-cell table:style-name="Table34.A1" office:value-type="string">
            <text:p text:style-name="Table_20_Contents"><text:span text:style-name="Source_20_Text"><text:span text:style-name="T581">mal</text:span></text:span></text:p>
          </table:table-cell>
          <table:table-cell table:style-name="Table34.A1" office:value-type="string">
            <text:p text:style-name="Table_20_Contents"><text:span text:style-name="Source_20_Text"><text:span text:style-name="T581">mal</text:span></text:span></text:p>
          </table:table-cell>
          <table:table-cell table:style-name="Table34.A1" office:value-type="string">
            <text:p text:style-name="Table_20_Contents"><text:span text:style-name="Source_20_Text"><text:span text:style-name="T581">mal</text:span></text:span></text:p>
          </table:table-cell>
          <table:table-cell table:style-name="Table34.A1" office:value-type="string">
            <text:p text:style-name="P275"><text:bookmark text:name="MT"/></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81">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581">Maltese</text:span></text:a></text:p>
          </table:table-cell>
          <table:table-cell table:style-name="Table34.A1" office:value-type="string">
            <text:p text:style-name="P396">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581">mt</text:span></text:span></text:a></text:p>
          </table:table-cell>
          <table:table-cell table:style-name="Table34.A1" office:value-type="string">
            <text:p text:style-name="Table_20_Contents"><text:span text:style-name="Source_20_Text"><text:span text:style-name="T581">mlt</text:span></text:span></text:p>
          </table:table-cell>
          <table:table-cell table:style-name="Table34.A1" office:value-type="string">
            <text:p text:style-name="Table_20_Contents"><text:span text:style-name="Source_20_Text"><text:span text:style-name="T581">mlt</text:span></text:span></text:p>
          </table:table-cell>
          <table:table-cell table:style-name="Table34.A1" office:value-type="string">
            <text:p text:style-name="Table_20_Contents"><text:span text:style-name="Source_20_Text"><text:span text:style-name="T581">mlt</text:span></text:span></text:p>
          </table:table-cell>
          <table:table-cell table:style-name="Table34.A1" office:value-type="string">
            <text:p text:style-name="P275"><text:bookmark text:name="MI"/></text:p>
          </table:table-cell>
        </table:table-row>
        <text:soft-page-break/>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581">Maori</text:span></text:a></text:p>
          </table:table-cell>
          <table:table-cell table:style-name="Table34.A1" office:value-type="string">
            <text:p text:style-name="P397">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581">mi</text:span></text:span></text:a></text:p>
          </table:table-cell>
          <table:table-cell table:style-name="Table34.A1" office:value-type="string">
            <text:p text:style-name="Table_20_Contents"><text:span text:style-name="Source_20_Text"><text:span text:style-name="T581">mri</text:span></text:span></text:p>
          </table:table-cell>
          <table:table-cell table:style-name="Table34.A1" office:value-type="string">
            <text:p text:style-name="Table_20_Contents"><text:span text:style-name="Source_20_Text"><text:span text:style-name="T594">mao</text:span></text:span></text:p>
          </table:table-cell>
          <table:table-cell table:style-name="Table34.A1" office:value-type="string">
            <text:p text:style-name="Table_20_Contents"><text:span text:style-name="Source_20_Text"><text:span text:style-name="T581">mri</text:span></text:span></text:p>
          </table:table-cell>
          <table:table-cell table:style-name="Table34.A1" office:value-type="string">
            <text:p text:style-name="P275">also known as Māori <text:bookmark text:name="M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581">Marathi</text:span></text:a></text:p>
          </table:table-cell>
          <table:table-cell table:style-name="Table34.A1" office:value-type="string">
            <text:p text:style-name="P310">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581">mr</text:span></text:span></text:a></text:p>
          </table:table-cell>
          <table:table-cell table:style-name="Table34.A1" office:value-type="string">
            <text:p text:style-name="Table_20_Contents"><text:span text:style-name="Source_20_Text"><text:span text:style-name="T581">mar</text:span></text:span></text:p>
          </table:table-cell>
          <table:table-cell table:style-name="Table34.A1" office:value-type="string">
            <text:p text:style-name="Table_20_Contents"><text:span text:style-name="Source_20_Text"><text:span text:style-name="T581">mar</text:span></text:span></text:p>
          </table:table-cell>
          <table:table-cell table:style-name="Table34.A1" office:value-type="string">
            <text:p text:style-name="Table_20_Contents"><text:span text:style-name="Source_20_Text"><text:span text:style-name="T581">mar</text:span></text:span></text:p>
          </table:table-cell>
          <table:table-cell table:style-name="Table34.A1" office:value-type="string">
            <text:p text:style-name="P275">also known as Marāṭhī <text:bookmark text:name="MH"/></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581">Marshallese</text:span></text:a></text:p>
          </table:table-cell>
          <table:table-cell table:style-name="Table34.A1" office:value-type="string">
            <text:p text:style-name="P337">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581">mh</text:span></text:span></text:a></text:p>
          </table:table-cell>
          <table:table-cell table:style-name="Table34.A1" office:value-type="string">
            <text:p text:style-name="Table_20_Contents"><text:span text:style-name="Source_20_Text"><text:span text:style-name="T581">mah</text:span></text:span></text:p>
          </table:table-cell>
          <table:table-cell table:style-name="Table34.A1" office:value-type="string">
            <text:p text:style-name="Table_20_Contents"><text:span text:style-name="Source_20_Text"><text:span text:style-name="T581">mah</text:span></text:span></text:p>
          </table:table-cell>
          <table:table-cell table:style-name="Table34.A1" office:value-type="string">
            <text:p text:style-name="Table_20_Contents"><text:span text:style-name="Source_20_Text"><text:span text:style-name="T581">mah</text:span></text:span></text:p>
          </table:table-cell>
          <table:table-cell table:style-name="Table34.A1" office:value-type="string">
            <text:p text:style-name="P275"><text:bookmark text:name="MN"/></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581">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581">Mongolian</text:span></text:a></text:p>
          </table:table-cell>
          <table:table-cell table:style-name="Table34.A1" office:value-type="string">
            <text:p text:style-name="P398">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581">mn</text:span></text:span></text:a></text:p>
          </table:table-cell>
          <table:table-cell table:style-name="Table34.A1" office:value-type="string">
            <text:p text:style-name="Table_20_Contents"><text:span text:style-name="Source_20_Text"><text:span text:style-name="T581">mon</text:span></text:span></text:p>
          </table:table-cell>
          <table:table-cell table:style-name="Table34.A1" office:value-type="string">
            <text:p text:style-name="Table_20_Contents"><text:span text:style-name="Source_20_Text"><text:span text:style-name="T581">mon</text:span></text:span></text:p>
          </table:table-cell>
          <table:table-cell table:style-name="Table34.A1" office:value-type="string">
            <text:p text:style-name="Table_20_Contents"><text:span text:style-name="Source_20_Text"><text:span text:style-name="T581">mon</text:span></text:span><text:span text:style-name="T581"> + </text:span><text:a xlink:type="simple" xlink:href="https://en.wikipedia.org/wiki/ISO_639_macrolanguage#mon" text:style-name="Internet_20_link" text:visited-style-name="Visited_20_Internet_20_Link"><text:span text:style-name="T581">2</text:span></text:a></text:p>
          </table:table-cell>
          <table:table-cell table:style-name="Table34.A1" office:value-type="string">
            <text:p text:style-name="P275">macrolanguage <text:bookmark text:name="NA"/></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581">Nauru</text:span></text:a></text:p>
          </table:table-cell>
          <table:table-cell table:style-name="Table34.A1" office:value-type="string">
            <text:p text:style-name="P337">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581">na</text:span></text:span></text:a></text:p>
          </table:table-cell>
          <table:table-cell table:style-name="Table34.A1" office:value-type="string">
            <text:p text:style-name="Table_20_Contents"><text:span text:style-name="Source_20_Text"><text:span text:style-name="T581">nau</text:span></text:span></text:p>
          </table:table-cell>
          <table:table-cell table:style-name="Table34.A1" office:value-type="string">
            <text:p text:style-name="Table_20_Contents"><text:span text:style-name="Source_20_Text"><text:span text:style-name="T581">nau</text:span></text:span></text:p>
          </table:table-cell>
          <table:table-cell table:style-name="Table34.A1" office:value-type="string">
            <text:p text:style-name="Table_20_Contents"><text:span text:style-name="Source_20_Text"><text:span text:style-name="T581">nau</text:span></text:span></text:p>
          </table:table-cell>
          <table:table-cell table:style-name="Table34.A1" office:value-type="string">
            <text:p text:style-name="P275">also known as Nauruan <text:bookmark text:name="NV"/></text:p>
          </table:table-cell>
        </table:table-row>
        <table:table-row>
          <table:table-cell table:style-name="Table34.A109" office:value-type="string">
            <text:p text:style-name="P275"/>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581">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581">Navajo</text:span></text:a><text:span text:style-name="T581">, Navaho</text:span></text:p>
          </table:table-cell>
          <table:table-cell table:style-name="Table34.A1" office:value-type="string">
            <text:p text:style-name="P337">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581">nv</text:span></text:span></text:a></text:p>
          </table:table-cell>
          <table:table-cell table:style-name="Table34.A1" office:value-type="string">
            <text:p text:style-name="Table_20_Contents"><text:span text:style-name="Source_20_Text"><text:span text:style-name="T581">nav</text:span></text:span></text:p>
          </table:table-cell>
          <table:table-cell table:style-name="Table34.A1" office:value-type="string">
            <text:p text:style-name="Table_20_Contents"><text:span text:style-name="Source_20_Text"><text:span text:style-name="T581">nav</text:span></text:span></text:p>
          </table:table-cell>
          <table:table-cell table:style-name="Table34.A1" office:value-type="string">
            <text:p text:style-name="Table_20_Contents"><text:span text:style-name="Source_20_Text"><text:span text:style-name="T581">nav</text:span></text:span></text:p>
          </table:table-cell>
          <table:table-cell table:style-name="Table34.A1" office:value-type="string">
            <text:p text:style-name="P275"><text:bookmark text:name="ND"/></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581">North Ndebele</text:span></text:a></text:p>
          </table:table-cell>
          <table:table-cell table:style-name="Table34.A1" office:value-type="string">
            <text:p text:style-name="P337">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581">nd</text:span></text:span></text:a></text:p>
          </table:table-cell>
          <table:table-cell table:style-name="Table34.A1" office:value-type="string">
            <text:p text:style-name="Table_20_Contents"><text:span text:style-name="Source_20_Text"><text:span text:style-name="T581">nde</text:span></text:span></text:p>
          </table:table-cell>
          <table:table-cell table:style-name="Table34.A1" office:value-type="string">
            <text:p text:style-name="Table_20_Contents"><text:span text:style-name="Source_20_Text"><text:span text:style-name="T581">nde</text:span></text:span></text:p>
          </table:table-cell>
          <table:table-cell table:style-name="Table34.A1" office:value-type="string">
            <text:p text:style-name="Table_20_Contents"><text:span text:style-name="Source_20_Text"><text:span text:style-name="T581">nde</text:span></text:span></text:p>
          </table:table-cell>
          <table:table-cell table:style-name="Table34.A1" office:value-type="string">
            <text:p text:style-name="P275">also known as Northern Ndebele <text:bookmark text:name="NE"/></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581">Nepali</text:span></text:a></text:p>
          </table:table-cell>
          <table:table-cell table:style-name="Table34.A1" office:value-type="string">
            <text:p text:style-name="P311">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581">ne</text:span></text:span></text:a></text:p>
          </table:table-cell>
          <table:table-cell table:style-name="Table34.A1" office:value-type="string">
            <text:p text:style-name="Table_20_Contents"><text:span text:style-name="Source_20_Text"><text:span text:style-name="T581">nep</text:span></text:span></text:p>
          </table:table-cell>
          <table:table-cell table:style-name="Table34.A1" office:value-type="string">
            <text:p text:style-name="Table_20_Contents"><text:span text:style-name="Source_20_Text"><text:span text:style-name="T581">nep</text:span></text:span></text:p>
          </table:table-cell>
          <table:table-cell table:style-name="Table34.A1" office:value-type="string">
            <text:p text:style-name="Table_20_Contents"><text:span text:style-name="Source_20_Text"><text:span text:style-name="T581">nep</text:span></text:span><text:span text:style-name="T581"> + </text:span><text:a xlink:type="simple" xlink:href="https://en.wikipedia.org/wiki/ISO_639_macrolanguage#nep" text:style-name="Internet_20_link" text:visited-style-name="Visited_20_Internet_20_Link"><text:span text:style-name="T581">2</text:span></text:a></text:p>
          </table:table-cell>
          <table:table-cell table:style-name="Table34.A1" office:value-type="string">
            <text:p text:style-name="P275">macrolanguage <text:bookmark text:name="NG"/></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581">Ndonga</text:span></text:a></text:p>
          </table:table-cell>
          <table:table-cell table:style-name="Table34.A1" office:value-type="string">
            <text:p text:style-name="P337">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581">ng</text:span></text:span></text:a></text:p>
          </table:table-cell>
          <table:table-cell table:style-name="Table34.A1" office:value-type="string">
            <text:p text:style-name="Table_20_Contents"><text:span text:style-name="Source_20_Text"><text:span text:style-name="T581">ndo</text:span></text:span></text:p>
          </table:table-cell>
          <table:table-cell table:style-name="Table34.A1" office:value-type="string">
            <text:p text:style-name="Table_20_Contents"><text:span text:style-name="Source_20_Text"><text:span text:style-name="T581">ndo</text:span></text:span></text:p>
          </table:table-cell>
          <table:table-cell table:style-name="Table34.A1" office:value-type="string">
            <text:p text:style-name="Table_20_Contents"><text:span text:style-name="Source_20_Text"><text:span text:style-name="T581">ndo</text:span></text:span></text:p>
          </table:table-cell>
          <table:table-cell table:style-name="Table34.A1" office:value-type="string">
            <text:p text:style-name="P275"><text:bookmark text:name="NB"/></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581">Norwegian Bokmål</text:span></text:a></text:p>
          </table:table-cell>
          <table:table-cell table:style-name="Table34.A1" office:value-type="string">
            <text:p text:style-name="P399">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581">nb</text:span></text:span></text:a></text:p>
          </table:table-cell>
          <table:table-cell table:style-name="Table34.A1" office:value-type="string">
            <text:p text:style-name="Table_20_Contents"><text:span text:style-name="Source_20_Text"><text:span text:style-name="T581">nob</text:span></text:span></text:p>
          </table:table-cell>
          <table:table-cell table:style-name="Table34.A1" office:value-type="string">
            <text:p text:style-name="Table_20_Contents"><text:span text:style-name="Source_20_Text"><text:span text:style-name="T581">nob</text:span></text:span></text:p>
          </table:table-cell>
          <table:table-cell table:style-name="Table34.A1" office:value-type="string">
            <text:p text:style-name="Table_20_Contents"><text:span text:style-name="Source_20_Text"><text:span text:style-name="T581">nob</text:span></text:span></text:p>
          </table:table-cell>
          <table:table-cell table:style-name="Table34.A1" office:value-type="string">
            <text:p text:style-name="Table_20_Contents"><text:span text:style-name="T581">Covered by macrolanguage </text:span><text:span text:style-name="Source_20_Text"><text:span text:style-name="T581">no</text:span></text:span><text:span text:style-name="T581">/</text:span><text:span text:style-name="Source_20_Text"><text:span text:style-name="T581">nor</text:span></text:span><text:span text:style-name="T581"> </text:span><text:bookmark text:name="NN"/></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581">Norwegian Nynorsk</text:span></text:a></text:p>
          </table:table-cell>
          <table:table-cell table:style-name="Table34.A1" office:value-type="string">
            <text:p text:style-name="P400">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581">nn</text:span></text:span></text:a></text:p>
          </table:table-cell>
          <table:table-cell table:style-name="Table34.A1" office:value-type="string">
            <text:p text:style-name="Table_20_Contents"><text:span text:style-name="Source_20_Text"><text:span text:style-name="T581">nno</text:span></text:span></text:p>
          </table:table-cell>
          <table:table-cell table:style-name="Table34.A1" office:value-type="string">
            <text:p text:style-name="Table_20_Contents"><text:span text:style-name="Source_20_Text"><text:span text:style-name="T581">nno</text:span></text:span></text:p>
          </table:table-cell>
          <table:table-cell table:style-name="Table34.A1" office:value-type="string">
            <text:p text:style-name="Table_20_Contents"><text:span text:style-name="Source_20_Text"><text:span text:style-name="T581">nno</text:span></text:span></text:p>
          </table:table-cell>
          <table:table-cell table:style-name="Table34.A1" office:value-type="string">
            <text:p text:style-name="Table_20_Contents"><text:span text:style-name="T581">Covered by macrolanguage </text:span><text:span text:style-name="Source_20_Text"><text:span text:style-name="T581">no</text:span></text:span><text:span text:style-name="T581">/</text:span><text:span text:style-name="Source_20_Text"><text:span text:style-name="T581">nor</text:span></text:span><text:span text:style-name="T581"> </text:span><text:bookmark text:name="NO"/></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581">Norwegian</text:span></text:a></text:p>
          </table:table-cell>
          <table:table-cell table:style-name="Table34.A1" office:value-type="string">
            <text:p text:style-name="P401">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581">no</text:span></text:span></text:a></text:p>
          </table:table-cell>
          <table:table-cell table:style-name="Table34.A1" office:value-type="string">
            <text:p text:style-name="Table_20_Contents"><text:span text:style-name="Source_20_Text"><text:span text:style-name="T581">nor</text:span></text:span></text:p>
          </table:table-cell>
          <table:table-cell table:style-name="Table34.A1" office:value-type="string">
            <text:p text:style-name="Table_20_Contents"><text:span text:style-name="Source_20_Text"><text:span text:style-name="T581">nor</text:span></text:span></text:p>
          </table:table-cell>
          <table:table-cell table:style-name="Table34.A1" office:value-type="string">
            <text:p text:style-name="Table_20_Contents"><text:span text:style-name="Source_20_Text"><text:span text:style-name="T581">nor</text:span></text:span><text:span text:style-name="T581"> + </text:span><text:a xlink:type="simple" xlink:href="https://en.wikipedia.org/wiki/ISO_639_macrolanguage#nor" text:style-name="Internet_20_link" text:visited-style-name="Visited_20_Internet_20_Link"><text:span text:style-name="T581">2</text:span></text:a></text:p>
          </table:table-cell>
          <table:table-cell table:style-name="Table34.A1" office:value-type="string">
            <text:p text:style-name="Table_20_Contents"><text:span text:style-name="T581">macrolanguage, </text:span><text:a xlink:type="simple" xlink:href="https://en.wikipedia.org/wiki/Bokmål" text:style-name="Internet_20_link" text:visited-style-name="Visited_20_Internet_20_Link"><text:span text:style-name="T581">Bokmål</text:span></text:a><text:span text:style-name="T581"> is </text:span><text:span text:style-name="Source_20_Text"><text:span text:style-name="T581">nb</text:span></text:span><text:span text:style-name="T581">/</text:span><text:span text:style-name="Source_20_Text"><text:span text:style-name="T581">nob</text:span></text:span><text:span text:style-name="T581">, </text:span><text:a xlink:type="simple" xlink:href="https://en.wikipedia.org/wiki/Nynorsk" text:style-name="Internet_20_link" text:visited-style-name="Visited_20_Internet_20_Link"><text:span text:style-name="T581">Nynorsk</text:span></text:a><text:span text:style-name="T581"> is </text:span><text:span text:style-name="Source_20_Text"><text:span text:style-name="T581">nn</text:span></text:span><text:span text:style-name="T581">/</text:span><text:span text:style-name="Source_20_Text"><text:span text:style-name="T581">nno</text:span></text:span><text:span text:style-name="T581"> </text:span><text:bookmark text:name="II"/></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81">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581">Sichuan Yi</text:span></text:a><text:span text:style-name="T581">, Nuosu</text:span></text:p>
          </table:table-cell>
          <table:table-cell table:style-name="Table34.A1" office:value-type="string">
            <text:p text:style-name="P275"><text:span text:style-name="T856">ꆈꌠ꒿ </text:span><text:span text:style-name="T855">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581">ii</text:span></text:span></text:a></text:p>
          </table:table-cell>
          <table:table-cell table:style-name="Table34.A1" office:value-type="string">
            <text:p text:style-name="Table_20_Contents"><text:span text:style-name="Source_20_Text"><text:span text:style-name="T581">iii</text:span></text:span></text:p>
          </table:table-cell>
          <table:table-cell table:style-name="Table34.A1" office:value-type="string">
            <text:p text:style-name="Table_20_Contents"><text:span text:style-name="Source_20_Text"><text:span text:style-name="T581">iii</text:span></text:span></text:p>
          </table:table-cell>
          <table:table-cell table:style-name="Table34.A1" office:value-type="string">
            <text:p text:style-name="Table_20_Contents"><text:span text:style-name="Source_20_Text"><text:span text:style-name="T581">iii</text:span></text:span></text:p>
          </table:table-cell>
          <table:table-cell table:style-name="Table34.A1" office:value-type="string">
            <text:p text:style-name="Table_20_Contents"><text:span text:style-name="T581">Standard form of </text:span><text:a xlink:type="simple" xlink:href="https://en.wikipedia.org/wiki/Yi_language" text:style-name="Internet_20_link" text:visited-style-name="Visited_20_Internet_20_Link"><text:span text:style-name="T581">Yi languages</text:span></text:a><text:span text:style-name="T581"> </text:span><text:bookmark text:name="NR"/></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581">South Ndebele</text:span></text:a></text:p>
          </table:table-cell>
          <table:table-cell table:style-name="Table34.A1" office:value-type="string">
            <text:p text:style-name="P402">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581">nr</text:span></text:span></text:a></text:p>
          </table:table-cell>
          <table:table-cell table:style-name="Table34.A1" office:value-type="string">
            <text:p text:style-name="Table_20_Contents"><text:span text:style-name="Source_20_Text"><text:span text:style-name="T581">nbl</text:span></text:span></text:p>
          </table:table-cell>
          <table:table-cell table:style-name="Table34.A1" office:value-type="string">
            <text:p text:style-name="Table_20_Contents"><text:span text:style-name="Source_20_Text"><text:span text:style-name="T581">nbl</text:span></text:span></text:p>
          </table:table-cell>
          <table:table-cell table:style-name="Table34.A1" office:value-type="string">
            <text:p text:style-name="Table_20_Contents"><text:span text:style-name="Source_20_Text"><text:span text:style-name="T581">nbl</text:span></text:span></text:p>
          </table:table-cell>
          <table:table-cell table:style-name="Table34.A1" office:value-type="string">
            <text:p text:style-name="P275">also known as Southern Ndebele <text:bookmark text:name="OC"/></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581">Occitan</text:span></text:a></text:p>
          </table:table-cell>
          <table:table-cell table:style-name="Table34.A1" office:value-type="string">
            <text:p text:style-name="P403">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581">oc</text:span></text:span></text:a></text:p>
          </table:table-cell>
          <table:table-cell table:style-name="Table34.A1" office:value-type="string">
            <text:p text:style-name="Table_20_Contents"><text:span text:style-name="Source_20_Text"><text:span text:style-name="T581">oci</text:span></text:span></text:p>
          </table:table-cell>
          <table:table-cell table:style-name="Table34.A1" office:value-type="string">
            <text:p text:style-name="Table_20_Contents"><text:span text:style-name="Source_20_Text"><text:span text:style-name="T581">oci</text:span></text:span></text:p>
          </table:table-cell>
          <table:table-cell table:style-name="Table34.A1" office:value-type="string">
            <text:p text:style-name="Table_20_Contents"><text:span text:style-name="Source_20_Text"><text:span text:style-name="T581">oci</text:span></text:span></text:p>
          </table:table-cell>
          <table:table-cell table:style-name="Table34.A1" office:value-type="string">
            <text:p text:style-name="P275"><text:bookmark text:name="OJ"/></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81">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581">Ojibwa</text:span></text:a></text:p>
          </table:table-cell>
          <table:table-cell table:style-name="Table34.A1" office:value-type="string">
            <text:p text:style-name="P337">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581">oj</text:span></text:span></text:a></text:p>
          </table:table-cell>
          <table:table-cell table:style-name="Table34.A1" office:value-type="string">
            <text:p text:style-name="Table_20_Contents"><text:span text:style-name="Source_20_Text"><text:span text:style-name="T581">oji</text:span></text:span></text:p>
          </table:table-cell>
          <table:table-cell table:style-name="Table34.A1" office:value-type="string">
            <text:p text:style-name="Table_20_Contents"><text:span text:style-name="Source_20_Text"><text:span text:style-name="T581">oji</text:span></text:span></text:p>
          </table:table-cell>
          <table:table-cell table:style-name="Table34.A1" office:value-type="string">
            <text:p text:style-name="Table_20_Contents"><text:span text:style-name="Source_20_Text"><text:span text:style-name="T581">oji</text:span></text:span><text:span text:style-name="T581"> + </text:span><text:a xlink:type="simple" xlink:href="https://en.wikipedia.org/wiki/ISO_639_macrolanguage#oji" text:style-name="Internet_20_link" text:visited-style-name="Visited_20_Internet_20_Link"><text:span text:style-name="T581">7</text:span></text:a></text:p>
          </table:table-cell>
          <table:table-cell table:style-name="Table34.A1" office:value-type="string">
            <text:p text:style-name="P275">macrolanguage, also known as Ojibwe <text:bookmark text:name="CU"/></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581">Church Slavic</text:span></text:a><text:span text:style-name="T581">, Old Slavonic, Church Slavonic, Old Bulgarian, </text:span><text:a xlink:type="simple" xlink:href="https://en.wikipedia.org/wiki/Old_Church_Slavonic" text:style-name="Internet_20_link" text:visited-style-name="Visited_20_Internet_20_Link"><text:span text:style-name="T581">Old Church Slavonic</text:span></text:a></text:p>
          </table:table-cell>
          <table:table-cell table:style-name="Table34.A1" office:value-type="string">
            <text:p text:style-name="P404">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581">cu</text:span></text:span></text:a></text:p>
          </table:table-cell>
          <table:table-cell table:style-name="Table34.A1" office:value-type="string">
            <text:p text:style-name="Table_20_Contents"><text:span text:style-name="Source_20_Text"><text:span text:style-name="T581">chu</text:span></text:span></text:p>
          </table:table-cell>
          <table:table-cell table:style-name="Table34.A1" office:value-type="string">
            <text:p text:style-name="Table_20_Contents"><text:span text:style-name="Source_20_Text"><text:span text:style-name="T581">chu</text:span></text:span></text:p>
          </table:table-cell>
          <table:table-cell table:style-name="Table34.A1" office:value-type="string">
            <text:p text:style-name="Table_20_Contents"><text:span text:style-name="Source_20_Text"><text:span text:style-name="T581">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81">ancient</text:span></text:a><text:span text:style-name="T581">, in use by </text:span><text:a xlink:type="simple" xlink:href="https://en.wikipedia.org/wiki/Orthodox_Church" text:style-name="Internet_20_link" text:visited-style-name="Visited_20_Internet_20_Link"><text:span text:style-name="T581">Orthodox Church</text:span></text:a><text:span text:style-name="T581"> </text:span><text:bookmark text:name="OM"/></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81">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581">Oromo</text:span></text:a></text:p>
          </table:table-cell>
          <table:table-cell table:style-name="Table34.A1" office:value-type="string">
            <text:p text:style-name="P405">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581">om</text:span></text:span></text:a></text:p>
          </table:table-cell>
          <table:table-cell table:style-name="Table34.A1" office:value-type="string">
            <text:p text:style-name="Table_20_Contents"><text:span text:style-name="Source_20_Text"><text:span text:style-name="T581">orm</text:span></text:span></text:p>
          </table:table-cell>
          <table:table-cell table:style-name="Table34.A1" office:value-type="string">
            <text:p text:style-name="Table_20_Contents"><text:span text:style-name="Source_20_Text"><text:span text:style-name="T581">orm</text:span></text:span></text:p>
          </table:table-cell>
          <table:table-cell table:style-name="Table34.A1" office:value-type="string">
            <text:p text:style-name="Table_20_Contents"><text:span text:style-name="Source_20_Text"><text:span text:style-name="T581">orm</text:span></text:span><text:span text:style-name="T581"> + </text:span><text:a xlink:type="simple" xlink:href="https://en.wikipedia.org/wiki/ISO_639_macrolanguage#orm" text:style-name="Internet_20_link" text:visited-style-name="Visited_20_Internet_20_Link"><text:span text:style-name="T581">4</text:span></text:a></text:p>
          </table:table-cell>
          <table:table-cell table:style-name="Table34.A1" office:value-type="string">
            <text:p text:style-name="P275">macrolanguage <text:bookmark text:name="O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581">Oriya</text:span></text:a></text:p>
          </table:table-cell>
          <table:table-cell table:style-name="Table34.A1" office:value-type="string">
            <text:p text:style-name="P312">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581">or</text:span></text:span></text:a></text:p>
          </table:table-cell>
          <table:table-cell table:style-name="Table34.A1" office:value-type="string">
            <text:p text:style-name="Table_20_Contents"><text:span text:style-name="Source_20_Text"><text:span text:style-name="T581">ori</text:span></text:span></text:p>
          </table:table-cell>
          <table:table-cell table:style-name="Table34.A1" office:value-type="string">
            <text:p text:style-name="Table_20_Contents"><text:span text:style-name="Source_20_Text"><text:span text:style-name="T581">ori</text:span></text:span></text:p>
          </table:table-cell>
          <table:table-cell table:style-name="Table34.A1" office:value-type="string">
            <text:p text:style-name="Table_20_Contents"><text:span text:style-name="Source_20_Text"><text:span text:style-name="T581">ori</text:span></text:span><text:span text:style-name="T581"> + </text:span><text:a xlink:type="simple" xlink:href="https://en.wikipedia.org/wiki/ISO_639_macrolanguage#ori" text:style-name="Internet_20_link" text:visited-style-name="Visited_20_Internet_20_Link"><text:span text:style-name="T581">2</text:span></text:a></text:p>
          </table:table-cell>
          <table:table-cell table:style-name="Table34.A1" office:value-type="string">
            <text:p text:style-name="P275">macrolanguage, also known as Odia <text:bookmark text:name="O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581">Ossetian</text:span></text:a><text:span text:style-name="T581">, Ossetic</text:span></text:p>
          </table:table-cell>
          <table:table-cell table:style-name="Table34.A1" office:value-type="string">
            <text:p text:style-name="P337">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581">os</text:span></text:span></text:a></text:p>
          </table:table-cell>
          <table:table-cell table:style-name="Table34.A1" office:value-type="string">
            <text:p text:style-name="Table_20_Contents"><text:span text:style-name="Source_20_Text"><text:span text:style-name="T581">oss</text:span></text:span></text:p>
          </table:table-cell>
          <table:table-cell table:style-name="Table34.A1" office:value-type="string">
            <text:p text:style-name="Table_20_Contents"><text:span text:style-name="Source_20_Text"><text:span text:style-name="T581">oss</text:span></text:span></text:p>
          </table:table-cell>
          <table:table-cell table:style-name="Table34.A1" office:value-type="string">
            <text:p text:style-name="Table_20_Contents"><text:span text:style-name="Source_20_Text"><text:span text:style-name="T581">oss</text:span></text:span></text:p>
          </table:table-cell>
          <table:table-cell table:style-name="Table34.A1" office:value-type="string">
            <text:p text:style-name="P275"><text:bookmark text:name="P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581">Punjabi</text:span></text:a><text:span text:style-name="T581">, Panjabi</text:span></text:p>
          </table:table-cell>
          <table:table-cell table:style-name="Table34.A1" office:value-type="string">
            <text:p text:style-name="P325"><text:span text:style-name="T857">ਪੰਜਾਬੀ</text:span>, <text:span text:style-name="T858">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581">pa</text:span></text:span></text:a></text:p>
          </table:table-cell>
          <table:table-cell table:style-name="Table34.A1" office:value-type="string">
            <text:p text:style-name="Table_20_Contents"><text:span text:style-name="Source_20_Text"><text:span text:style-name="T581">pan</text:span></text:span></text:p>
          </table:table-cell>
          <table:table-cell table:style-name="Table34.A1" office:value-type="string">
            <text:p text:style-name="Table_20_Contents"><text:span text:style-name="Source_20_Text"><text:span text:style-name="T581">pan</text:span></text:span></text:p>
          </table:table-cell>
          <table:table-cell table:style-name="Table34.A1" office:value-type="string">
            <text:p text:style-name="Table_20_Contents"><text:span text:style-name="Source_20_Text"><text:span text:style-name="T581">pan</text:span></text:span></text:p>
          </table:table-cell>
          <table:table-cell table:style-name="Table34.A1" office:value-type="string">
            <text:p text:style-name="P275"><text:bookmark text:name="P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581">Pali</text:span></text:a></text:p>
          </table:table-cell>
          <table:table-cell table:style-name="Table34.A1" office:value-type="string">
            <text:p text:style-name="P275"><text:span text:style-name="T846">पालि</text:span><text:span text:style-name="T845">, </text:span><text:span text:style-name="T846">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581">pi</text:span></text:span></text:a></text:p>
          </table:table-cell>
          <table:table-cell table:style-name="Table34.A1" office:value-type="string">
            <text:p text:style-name="Table_20_Contents"><text:span text:style-name="Source_20_Text"><text:span text:style-name="T581">pli</text:span></text:span></text:p>
          </table:table-cell>
          <table:table-cell table:style-name="Table34.A1" office:value-type="string">
            <text:p text:style-name="Table_20_Contents"><text:span text:style-name="Source_20_Text"><text:span text:style-name="T581">pli</text:span></text:span></text:p>
          </table:table-cell>
          <table:table-cell table:style-name="Table34.A1" office:value-type="string">
            <text:p text:style-name="Table_20_Contents"><text:span text:style-name="Source_20_Text"><text:span text:style-name="T581">pli</text:span></text:span></text:p>
          </table:table-cell>
          <table:table-cell table:style-name="Table34.A1" office:value-type="string">
            <text:p text:style-name="P275">ancient, also known as Pāli <text:bookmark text:name="F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581">Persian</text:span></text:a></text:p>
          </table:table-cell>
          <table:table-cell table:style-name="Table34.A1" office:value-type="string">
            <text:p text:style-name="P329">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581">fa</text:span></text:span></text:a></text:p>
          </table:table-cell>
          <table:table-cell table:style-name="Table34.A1" office:value-type="string">
            <text:p text:style-name="Table_20_Contents"><text:span text:style-name="Source_20_Text"><text:span text:style-name="T581">fas</text:span></text:span></text:p>
          </table:table-cell>
          <table:table-cell table:style-name="Table34.A1" office:value-type="string">
            <text:p text:style-name="Table_20_Contents"><text:span text:style-name="Source_20_Text"><text:span text:style-name="T594">per</text:span></text:span></text:p>
          </table:table-cell>
          <table:table-cell table:style-name="Table34.A1" office:value-type="string">
            <text:p text:style-name="Table_20_Contents"><text:span text:style-name="Source_20_Text"><text:span text:style-name="T581">fas</text:span></text:span><text:span text:style-name="T581"> + </text:span><text:a xlink:type="simple" xlink:href="https://en.wikipedia.org/wiki/ISO_639_macrolanguage#fas" text:style-name="Internet_20_link" text:visited-style-name="Visited_20_Internet_20_Link"><text:span text:style-name="T581">2</text:span></text:a></text:p>
          </table:table-cell>
          <table:table-cell table:style-name="Table34.A1" office:value-type="string">
            <text:p text:style-name="P275">macrolanguage, also known as Farsi <text:bookmark text:name="P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581">Polish</text:span></text:a></text:p>
          </table:table-cell>
          <table:table-cell table:style-name="Table34.A1" office:value-type="string">
            <text:p text:style-name="P406">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581">pl</text:span></text:span></text:a></text:p>
          </table:table-cell>
          <table:table-cell table:style-name="Table34.A1" office:value-type="string">
            <text:p text:style-name="Table_20_Contents"><text:span text:style-name="Source_20_Text"><text:span text:style-name="T581">pol</text:span></text:span></text:p>
          </table:table-cell>
          <table:table-cell table:style-name="Table34.A1" office:value-type="string">
            <text:p text:style-name="Table_20_Contents"><text:span text:style-name="Source_20_Text"><text:span text:style-name="T581">pol</text:span></text:span></text:p>
          </table:table-cell>
          <table:table-cell table:style-name="Table34.A1" office:value-type="string">
            <text:p text:style-name="Table_20_Contents"><text:span text:style-name="Source_20_Text"><text:span text:style-name="T581">pol</text:span></text:span></text:p>
          </table:table-cell>
          <table:table-cell table:style-name="Table34.A1" office:value-type="string">
            <text:p text:style-name="P275"><text:bookmark text:name="P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581">Pashto</text:span></text:a><text:span text:style-name="T581">, Pushto</text:span></text:p>
          </table:table-cell>
          <table:table-cell table:style-name="Table34.A1" office:value-type="string">
            <text:p text:style-name="P330">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581">ps</text:span></text:span></text:a></text:p>
          </table:table-cell>
          <table:table-cell table:style-name="Table34.A1" office:value-type="string">
            <text:p text:style-name="Table_20_Contents"><text:span text:style-name="Source_20_Text"><text:span text:style-name="T581">pus</text:span></text:span></text:p>
          </table:table-cell>
          <table:table-cell table:style-name="Table34.A1" office:value-type="string">
            <text:p text:style-name="Table_20_Contents"><text:span text:style-name="Source_20_Text"><text:span text:style-name="T581">pus</text:span></text:span></text:p>
          </table:table-cell>
          <table:table-cell table:style-name="Table34.A1" office:value-type="string">
            <text:p text:style-name="Table_20_Contents"><text:span text:style-name="Source_20_Text"><text:span text:style-name="T581">pus</text:span></text:span><text:span text:style-name="T581"> + </text:span><text:a xlink:type="simple" xlink:href="https://en.wikipedia.org/wiki/ISO_639_macrolanguage#pus" text:style-name="Internet_20_link" text:visited-style-name="Visited_20_Internet_20_Link"><text:span text:style-name="T581">3</text:span></text:a></text:p>
          </table:table-cell>
          <table:table-cell table:style-name="Table34.A1" office:value-type="string">
            <text:p text:style-name="P275">macrolanguage <text:bookmark text:name="PT"/></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581">Portuguese</text:span></text:a></text:p>
          </table:table-cell>
          <table:table-cell table:style-name="Table34.A1" office:value-type="string">
            <text:p text:style-name="P407">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581">pt</text:span></text:span></text:a></text:p>
          </table:table-cell>
          <table:table-cell table:style-name="Table34.A1" office:value-type="string">
            <text:p text:style-name="Table_20_Contents"><text:span text:style-name="Source_20_Text"><text:span text:style-name="T581">por</text:span></text:span></text:p>
          </table:table-cell>
          <table:table-cell table:style-name="Table34.A1" office:value-type="string">
            <text:p text:style-name="Table_20_Contents"><text:span text:style-name="Source_20_Text"><text:span text:style-name="T581">por</text:span></text:span></text:p>
          </table:table-cell>
          <table:table-cell table:style-name="Table34.A1" office:value-type="string">
            <text:p text:style-name="Table_20_Contents"><text:span text:style-name="Source_20_Text"><text:span text:style-name="T581">por</text:span></text:span></text:p>
          </table:table-cell>
          <table:table-cell table:style-name="Table34.A1" office:value-type="string">
            <text:p text:style-name="P275"><text:bookmark text:name="QU"/></text:p>
          </table:table-cell>
        </table:table-row>
        <table:table-row>
          <table:table-cell table:style-name="Table34.A14" office:value-type="string">
            <text:p text:style-name="P275"/>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581">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581">Quechua</text:span></text:a></text:p>
          </table:table-cell>
          <table:table-cell table:style-name="Table34.A1" office:value-type="string">
            <text:p text:style-name="P408">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581">qu</text:span></text:span></text:a></text:p>
          </table:table-cell>
          <table:table-cell table:style-name="Table34.A1" office:value-type="string">
            <text:p text:style-name="Table_20_Contents"><text:span text:style-name="Source_20_Text"><text:span text:style-name="T581">que</text:span></text:span></text:p>
          </table:table-cell>
          <table:table-cell table:style-name="Table34.A1" office:value-type="string">
            <text:p text:style-name="Table_20_Contents"><text:span text:style-name="Source_20_Text"><text:span text:style-name="T581">que</text:span></text:span></text:p>
          </table:table-cell>
          <table:table-cell table:style-name="Table34.A1" office:value-type="string">
            <text:p text:style-name="Table_20_Contents"><text:span text:style-name="Source_20_Text"><text:span text:style-name="T581">que</text:span></text:span><text:span text:style-name="T581"> + </text:span><text:a xlink:type="simple" xlink:href="https://en.wikipedia.org/wiki/ISO_639_macrolanguage#que" text:style-name="Internet_20_link" text:visited-style-name="Visited_20_Internet_20_Link"><text:span text:style-name="T581">43</text:span></text:a></text:p>
          </table:table-cell>
          <table:table-cell table:style-name="Table34.A1" office:value-type="string">
            <text:p text:style-name="P275">macrolanguage <text:bookmark text:name="RM"/></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581">Romansh</text:span></text:a></text:p>
          </table:table-cell>
          <table:table-cell table:style-name="Table34.A1" office:value-type="string">
            <text:p text:style-name="P409">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581">rm</text:span></text:span></text:a></text:p>
          </table:table-cell>
          <table:table-cell table:style-name="Table34.A1" office:value-type="string">
            <text:p text:style-name="Table_20_Contents"><text:span text:style-name="Source_20_Text"><text:span text:style-name="T581">roh</text:span></text:span></text:p>
          </table:table-cell>
          <table:table-cell table:style-name="Table34.A1" office:value-type="string">
            <text:p text:style-name="Table_20_Contents"><text:span text:style-name="Source_20_Text"><text:span text:style-name="T581">roh</text:span></text:span></text:p>
          </table:table-cell>
          <table:table-cell table:style-name="Table34.A1" office:value-type="string">
            <text:p text:style-name="Table_20_Contents"><text:span text:style-name="Source_20_Text"><text:span text:style-name="T581">roh</text:span></text:span></text:p>
          </table:table-cell>
          <table:table-cell table:style-name="Table34.A1" office:value-type="string">
            <text:p text:style-name="P275"><text:bookmark text:name="RN"/></text:p>
          </table:table-cell>
        </table:table-row>
        <text:soft-page-break/>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581">Rundi</text:span></text:a></text:p>
          </table:table-cell>
          <table:table-cell table:style-name="Table34.A1" office:value-type="string">
            <text:p text:style-name="P337">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581">rn</text:span></text:span></text:a></text:p>
          </table:table-cell>
          <table:table-cell table:style-name="Table34.A1" office:value-type="string">
            <text:p text:style-name="Table_20_Contents"><text:span text:style-name="Source_20_Text"><text:span text:style-name="T581">run</text:span></text:span></text:p>
          </table:table-cell>
          <table:table-cell table:style-name="Table34.A1" office:value-type="string">
            <text:p text:style-name="Table_20_Contents"><text:span text:style-name="Source_20_Text"><text:span text:style-name="T581">run</text:span></text:span></text:p>
          </table:table-cell>
          <table:table-cell table:style-name="Table34.A1" office:value-type="string">
            <text:p text:style-name="Table_20_Contents"><text:span text:style-name="Source_20_Text"><text:span text:style-name="T581">run</text:span></text:span></text:p>
          </table:table-cell>
          <table:table-cell table:style-name="Table34.A1" office:value-type="string">
            <text:p text:style-name="P275">also known as Kirundi <text:bookmark text:name="RO"/></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581">Romanian</text:span></text:a><text:span text:style-name="T581">, Moldavian, Moldovan</text:span></text:p>
          </table:table-cell>
          <table:table-cell table:style-name="Table34.A1" office:value-type="string">
            <text:p text:style-name="P410">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581">ro</text:span></text:span></text:a></text:p>
          </table:table-cell>
          <table:table-cell table:style-name="Table34.A1" office:value-type="string">
            <text:p text:style-name="Table_20_Contents"><text:span text:style-name="Source_20_Text"><text:span text:style-name="T581">ron</text:span></text:span></text:p>
          </table:table-cell>
          <table:table-cell table:style-name="Table34.A1" office:value-type="string">
            <text:p text:style-name="Table_20_Contents"><text:span text:style-name="Source_20_Text"><text:span text:style-name="T594">rum</text:span></text:span></text:p>
          </table:table-cell>
          <table:table-cell table:style-name="Table34.A1" office:value-type="string">
            <text:p text:style-name="Table_20_Contents"><text:span text:style-name="Source_20_Text"><text:span text:style-name="T581">ron</text:span></text:span></text:p>
          </table:table-cell>
          <table:table-cell table:style-name="Table34.A1" office:value-type="string">
            <text:p text:style-name="Table_20_Contents"><text:span text:style-name="T581">The identifiers </text:span><text:span text:style-name="Source_20_Text"><text:span text:style-name="T581">mo</text:span></text:span><text:span text:style-name="T581"> and </text:span><text:span text:style-name="Source_20_Text"><text:span text:style-name="T581">mol</text:span></text:span><text:span text:style-name="T581"> are deprecated, leaving </text:span><text:span text:style-name="Source_20_Text"><text:span text:style-name="T581">ro</text:span></text:span><text:span text:style-name="T581"> and </text:span><text:span text:style-name="Source_20_Text"><text:span text:style-name="T581">ron</text:span></text:span><text:span text:style-name="T581"> (639-2/T) and rum (639-2/B) the current language identifiers to be used for the variant of the Romanian language also known as Moldavian and Moldovan in English and moldave in French. The identifiers </text:span><text:span text:style-name="Source_20_Text"><text:span text:style-name="T581">mo</text:span></text:span><text:span text:style-name="T581"> and </text:span><text:span text:style-name="Source_20_Text"><text:span text:style-name="T581">mol</text:span></text:span><text:span text:style-name="T581"> will not be assigned to different items, and recordings using these identifiers will not be invalid. </text:span><text:bookmark text:name="RU"/></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581">Russian</text:span></text:a></text:p>
          </table:table-cell>
          <table:table-cell table:style-name="Table34.A1" office:value-type="string">
            <text:p text:style-name="P411">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581">ru</text:span></text:span></text:a></text:p>
          </table:table-cell>
          <table:table-cell table:style-name="Table34.A1" office:value-type="string">
            <text:p text:style-name="Table_20_Contents"><text:span text:style-name="Source_20_Text"><text:span text:style-name="T581">rus</text:span></text:span></text:p>
          </table:table-cell>
          <table:table-cell table:style-name="Table34.A1" office:value-type="string">
            <text:p text:style-name="Table_20_Contents"><text:span text:style-name="Source_20_Text"><text:span text:style-name="T581">rus</text:span></text:span></text:p>
          </table:table-cell>
          <table:table-cell table:style-name="Table34.A1" office:value-type="string">
            <text:p text:style-name="Table_20_Contents"><text:span text:style-name="Source_20_Text"><text:span text:style-name="T581">rus</text:span></text:span></text:p>
          </table:table-cell>
          <table:table-cell table:style-name="Table34.A1" office:value-type="string">
            <text:p text:style-name="P275"><text:bookmark text:name="S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581">Sanskrit</text:span></text:a></text:p>
          </table:table-cell>
          <table:table-cell table:style-name="Table34.A1" office:value-type="string">
            <text:p text:style-name="P275"><text:span text:style-name="T859">संस्कृतम्</text:span>, <text:span text:style-name="T859">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581">sa</text:span></text:span></text:a></text:p>
          </table:table-cell>
          <table:table-cell table:style-name="Table34.A1" office:value-type="string">
            <text:p text:style-name="Table_20_Contents"><text:span text:style-name="Source_20_Text"><text:span text:style-name="T581">san</text:span></text:span></text:p>
          </table:table-cell>
          <table:table-cell table:style-name="Table34.A1" office:value-type="string">
            <text:p text:style-name="Table_20_Contents"><text:span text:style-name="Source_20_Text"><text:span text:style-name="T581">san</text:span></text:span></text:p>
          </table:table-cell>
          <table:table-cell table:style-name="Table34.A1" office:value-type="string">
            <text:p text:style-name="Table_20_Contents"><text:span text:style-name="Source_20_Text"><text:span text:style-name="T581">san</text:span></text:span></text:p>
          </table:table-cell>
          <table:table-cell table:style-name="Table34.A1" office:value-type="string">
            <text:p text:style-name="P275">ancient <text:bookmark text:name="SC"/></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581">Sardinian</text:span></text:a></text:p>
          </table:table-cell>
          <table:table-cell table:style-name="Table34.A1" office:value-type="string">
            <text:p text:style-name="P412">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581">sc</text:span></text:span></text:a></text:p>
          </table:table-cell>
          <table:table-cell table:style-name="Table34.A1" office:value-type="string">
            <text:p text:style-name="Table_20_Contents"><text:span text:style-name="Source_20_Text"><text:span text:style-name="T581">srd</text:span></text:span></text:p>
          </table:table-cell>
          <table:table-cell table:style-name="Table34.A1" office:value-type="string">
            <text:p text:style-name="Table_20_Contents"><text:span text:style-name="Source_20_Text"><text:span text:style-name="T581">srd</text:span></text:span></text:p>
          </table:table-cell>
          <table:table-cell table:style-name="Table34.A1" office:value-type="string">
            <text:p text:style-name="Table_20_Contents"><text:span text:style-name="Source_20_Text"><text:span text:style-name="T581">srd</text:span></text:span><text:span text:style-name="T581"> + </text:span><text:a xlink:type="simple" xlink:href="https://en.wikipedia.org/wiki/ISO_639_macrolanguage#srd" text:style-name="Internet_20_link" text:visited-style-name="Visited_20_Internet_20_Link"><text:span text:style-name="T581">4</text:span></text:a></text:p>
          </table:table-cell>
          <table:table-cell table:style-name="Table34.A1" office:value-type="string">
            <text:p text:style-name="P275">macrolanguage <text:bookmark text:name="SD"/></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581">Sindhi</text:span></text:a></text:p>
          </table:table-cell>
          <table:table-cell table:style-name="Table34.A1" office:value-type="string">
            <text:p text:style-name="P325"><text:span text:style-name="T860">सिन्धी</text:span>, <text:span text:style-name="T858">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581">sd</text:span></text:span></text:a></text:p>
          </table:table-cell>
          <table:table-cell table:style-name="Table34.A1" office:value-type="string">
            <text:p text:style-name="Table_20_Contents"><text:span text:style-name="Source_20_Text"><text:span text:style-name="T581">snd</text:span></text:span></text:p>
          </table:table-cell>
          <table:table-cell table:style-name="Table34.A1" office:value-type="string">
            <text:p text:style-name="Table_20_Contents"><text:span text:style-name="Source_20_Text"><text:span text:style-name="T581">snd</text:span></text:span></text:p>
          </table:table-cell>
          <table:table-cell table:style-name="Table34.A1" office:value-type="string">
            <text:p text:style-name="Table_20_Contents"><text:span text:style-name="Source_20_Text"><text:span text:style-name="T581">snd</text:span></text:span></text:p>
          </table:table-cell>
          <table:table-cell table:style-name="Table34.A1" office:value-type="string">
            <text:p text:style-name="P275"><text:bookmark text:name="SE"/></text:p>
          </table:table-cell>
        </table:table-row>
        <table:table-row>
          <table:table-cell table:style-name="Table34.A43" office:value-type="string">
            <text:p text:style-name="P275"/>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81">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581">Northern Sami</text:span></text:a></text:p>
          </table:table-cell>
          <table:table-cell table:style-name="Table34.A1" office:value-type="string">
            <text:p text:style-name="P413">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581">se</text:span></text:span></text:a></text:p>
          </table:table-cell>
          <table:table-cell table:style-name="Table34.A1" office:value-type="string">
            <text:p text:style-name="Table_20_Contents"><text:span text:style-name="Source_20_Text"><text:span text:style-name="T581">sme</text:span></text:span></text:p>
          </table:table-cell>
          <table:table-cell table:style-name="Table34.A1" office:value-type="string">
            <text:p text:style-name="Table_20_Contents"><text:span text:style-name="Source_20_Text"><text:span text:style-name="T581">sme</text:span></text:span></text:p>
          </table:table-cell>
          <table:table-cell table:style-name="Table34.A1" office:value-type="string">
            <text:p text:style-name="Table_20_Contents"><text:span text:style-name="Source_20_Text"><text:span text:style-name="T581">sme</text:span></text:span></text:p>
          </table:table-cell>
          <table:table-cell table:style-name="Table34.A1" office:value-type="string">
            <text:p text:style-name="P275"><text:bookmark text:name="SM"/></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581">Samoan</text:span></text:a></text:p>
          </table:table-cell>
          <table:table-cell table:style-name="Table34.A1" office:value-type="string">
            <text:p text:style-name="P337">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581">sm</text:span></text:span></text:a></text:p>
          </table:table-cell>
          <table:table-cell table:style-name="Table34.A1" office:value-type="string">
            <text:p text:style-name="Table_20_Contents"><text:span text:style-name="Source_20_Text"><text:span text:style-name="T581">smo</text:span></text:span></text:p>
          </table:table-cell>
          <table:table-cell table:style-name="Table34.A1" office:value-type="string">
            <text:p text:style-name="Table_20_Contents"><text:span text:style-name="Source_20_Text"><text:span text:style-name="T581">smo</text:span></text:span></text:p>
          </table:table-cell>
          <table:table-cell table:style-name="Table34.A1" office:value-type="string">
            <text:p text:style-name="Table_20_Contents"><text:span text:style-name="Source_20_Text"><text:span text:style-name="T581">smo</text:span></text:span></text:p>
          </table:table-cell>
          <table:table-cell table:style-name="Table34.A1" office:value-type="string">
            <text:p text:style-name="P275"><text:bookmark text:name="SG"/></text:p>
          </table:table-cell>
        </table:table-row>
        <table:table-row>
          <table:table-cell table:style-name="Table34.A21" office:value-type="string">
            <text:p text:style-name="P275"/>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81">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581">Sango</text:span></text:a></text:p>
          </table:table-cell>
          <table:table-cell table:style-name="Table34.A1" office:value-type="string">
            <text:p text:style-name="P414">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581">sg</text:span></text:span></text:a></text:p>
          </table:table-cell>
          <table:table-cell table:style-name="Table34.A1" office:value-type="string">
            <text:p text:style-name="Table_20_Contents"><text:span text:style-name="Source_20_Text"><text:span text:style-name="T581">sag</text:span></text:span></text:p>
          </table:table-cell>
          <table:table-cell table:style-name="Table34.A1" office:value-type="string">
            <text:p text:style-name="Table_20_Contents"><text:span text:style-name="Source_20_Text"><text:span text:style-name="T581">sag</text:span></text:span></text:p>
          </table:table-cell>
          <table:table-cell table:style-name="Table34.A1" office:value-type="string">
            <text:p text:style-name="Table_20_Contents"><text:span text:style-name="Source_20_Text"><text:span text:style-name="T581">sag</text:span></text:span></text:p>
          </table:table-cell>
          <table:table-cell table:style-name="Table34.A1" office:value-type="string">
            <text:p text:style-name="P275"><text:bookmark text:name="S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581">Serbian</text:span></text:a></text:p>
          </table:table-cell>
          <table:table-cell table:style-name="Table34.A1" office:value-type="string">
            <text:p text:style-name="P415">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581">sr</text:span></text:span></text:a></text:p>
          </table:table-cell>
          <table:table-cell table:style-name="Table34.A1" office:value-type="string">
            <text:p text:style-name="Table_20_Contents"><text:span text:style-name="Source_20_Text"><text:span text:style-name="T581">srp</text:span></text:span></text:p>
          </table:table-cell>
          <table:table-cell table:style-name="Table34.A1" office:value-type="string">
            <text:p text:style-name="Table_20_Contents"><text:span text:style-name="Source_20_Text"><text:span text:style-name="T581">srp</text:span></text:span></text:p>
          </table:table-cell>
          <table:table-cell table:style-name="Table34.A1" office:value-type="string">
            <text:p text:style-name="Table_20_Contents"><text:span text:style-name="Source_20_Text"><text:span text:style-name="T581">srp</text:span></text:span></text:p>
          </table:table-cell>
          <table:table-cell table:style-name="Table34.A1" office:value-type="string">
            <text:p text:style-name="Table_20_Contents"><text:span text:style-name="T581">The ISO 639-2/T code </text:span><text:span text:style-name="Source_20_Text"><text:span text:style-name="T581">srp</text:span></text:span><text:span text:style-name="T581"> deprecated the ISO 639-2/B code </text:span><text:span text:style-name="Source_20_Text"><text:span text:style-name="T581">scc</text:span></text:span><text:bookmark text:name="cite_ref-LOC_Changes_2-0"/><text:a xlink:type="simple" xlink:href="https://en.wikipedia.org/wiki/List_of_ISO_639-1_codes#cite_note-LOC_Changes-2" text:style-name="Internet_20_link" text:visited-style-name="Visited_20_Internet_20_Link"><text:span text:style-name="T581">[2]</text:span></text:a><text:span text:style-name="T581"> </text:span><text:bookmark text:name="GD"/></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581">Gaelic</text:span></text:a><text:span text:style-name="T581">, Scottish Gaelic</text:span></text:p>
          </table:table-cell>
          <table:table-cell table:style-name="Table34.A1" office:value-type="string">
            <text:p text:style-name="P416">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581">gd</text:span></text:span></text:a></text:p>
          </table:table-cell>
          <table:table-cell table:style-name="Table34.A1" office:value-type="string">
            <text:p text:style-name="Table_20_Contents"><text:span text:style-name="Source_20_Text"><text:span text:style-name="T581">gla</text:span></text:span></text:p>
          </table:table-cell>
          <table:table-cell table:style-name="Table34.A1" office:value-type="string">
            <text:p text:style-name="Table_20_Contents"><text:span text:style-name="Source_20_Text"><text:span text:style-name="T581">gla</text:span></text:span></text:p>
          </table:table-cell>
          <table:table-cell table:style-name="Table34.A1" office:value-type="string">
            <text:p text:style-name="Table_20_Contents"><text:span text:style-name="Source_20_Text"><text:span text:style-name="T581">gla</text:span></text:span></text:p>
          </table:table-cell>
          <table:table-cell table:style-name="Table34.A1" office:value-type="string">
            <text:p text:style-name="P275"><text:bookmark text:name="SN"/></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581">Shona</text:span></text:a></text:p>
          </table:table-cell>
          <table:table-cell table:style-name="Table34.A1" office:value-type="string">
            <text:p text:style-name="P337">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581">sn</text:span></text:span></text:a></text:p>
          </table:table-cell>
          <table:table-cell table:style-name="Table34.A1" office:value-type="string">
            <text:p text:style-name="Table_20_Contents"><text:span text:style-name="Source_20_Text"><text:span text:style-name="T581">sna</text:span></text:span></text:p>
          </table:table-cell>
          <table:table-cell table:style-name="Table34.A1" office:value-type="string">
            <text:p text:style-name="Table_20_Contents"><text:span text:style-name="Source_20_Text"><text:span text:style-name="T581">sna</text:span></text:span></text:p>
          </table:table-cell>
          <table:table-cell table:style-name="Table34.A1" office:value-type="string">
            <text:p text:style-name="Table_20_Contents"><text:span text:style-name="Source_20_Text"><text:span text:style-name="T581">sna</text:span></text:span></text:p>
          </table:table-cell>
          <table:table-cell table:style-name="Table34.A1" office:value-type="string">
            <text:p text:style-name="P275"><text:bookmark text:name="S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581">Sinhala</text:span></text:a><text:span text:style-name="T581">, Sinhalese</text:span></text:p>
          </table:table-cell>
          <table:table-cell table:style-name="Table34.A1" office:value-type="string">
            <text:p text:style-name="P313">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581">si</text:span></text:span></text:a></text:p>
          </table:table-cell>
          <table:table-cell table:style-name="Table34.A1" office:value-type="string">
            <text:p text:style-name="Table_20_Contents"><text:span text:style-name="Source_20_Text"><text:span text:style-name="T581">sin</text:span></text:span></text:p>
          </table:table-cell>
          <table:table-cell table:style-name="Table34.A1" office:value-type="string">
            <text:p text:style-name="Table_20_Contents"><text:span text:style-name="Source_20_Text"><text:span text:style-name="T581">sin</text:span></text:span></text:p>
          </table:table-cell>
          <table:table-cell table:style-name="Table34.A1" office:value-type="string">
            <text:p text:style-name="Table_20_Contents"><text:span text:style-name="Source_20_Text"><text:span text:style-name="T581">sin</text:span></text:span></text:p>
          </table:table-cell>
          <table:table-cell table:style-name="Table34.A1" office:value-type="string">
            <text:p text:style-name="P275"><text:bookmark text:name="SK"/></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581">Slovak</text:span></text:a></text:p>
          </table:table-cell>
          <table:table-cell table:style-name="Table34.A1" office:value-type="string">
            <text:p text:style-name="P417">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581">sk</text:span></text:span></text:a></text:p>
          </table:table-cell>
          <table:table-cell table:style-name="Table34.A1" office:value-type="string">
            <text:p text:style-name="Table_20_Contents"><text:span text:style-name="Source_20_Text"><text:span text:style-name="T581">slk</text:span></text:span></text:p>
          </table:table-cell>
          <table:table-cell table:style-name="Table34.A1" office:value-type="string">
            <text:p text:style-name="Table_20_Contents"><text:span text:style-name="Source_20_Text"><text:span text:style-name="T594">slo</text:span></text:span></text:p>
          </table:table-cell>
          <table:table-cell table:style-name="Table34.A1" office:value-type="string">
            <text:p text:style-name="Table_20_Contents"><text:span text:style-name="Source_20_Text"><text:span text:style-name="T581">slk</text:span></text:span></text:p>
          </table:table-cell>
          <table:table-cell table:style-name="Table34.A1" office:value-type="string">
            <text:p text:style-name="P275"><text:bookmark text:name="SL"/></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581">Slovenian</text:span></text:a></text:p>
          </table:table-cell>
          <table:table-cell table:style-name="Table34.A1" office:value-type="string">
            <text:p text:style-name="P418">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581">sl</text:span></text:span></text:a></text:p>
          </table:table-cell>
          <table:table-cell table:style-name="Table34.A1" office:value-type="string">
            <text:p text:style-name="Table_20_Contents"><text:span text:style-name="Source_20_Text"><text:span text:style-name="T581">slv</text:span></text:span></text:p>
          </table:table-cell>
          <table:table-cell table:style-name="Table34.A1" office:value-type="string">
            <text:p text:style-name="Table_20_Contents"><text:span text:style-name="Source_20_Text"><text:span text:style-name="T581">slv</text:span></text:span></text:p>
          </table:table-cell>
          <table:table-cell table:style-name="Table34.A1" office:value-type="string">
            <text:p text:style-name="Table_20_Contents"><text:span text:style-name="Source_20_Text"><text:span text:style-name="T581">slv</text:span></text:span></text:p>
          </table:table-cell>
          <table:table-cell table:style-name="Table34.A1" office:value-type="string">
            <text:p text:style-name="P275">also known as Slovene <text:bookmark text:name="SO"/></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81">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581">Somali</text:span></text:a></text:p>
          </table:table-cell>
          <table:table-cell table:style-name="Table34.A1" office:value-type="string">
            <text:p text:style-name="P419">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581">so</text:span></text:span></text:a></text:p>
          </table:table-cell>
          <table:table-cell table:style-name="Table34.A1" office:value-type="string">
            <text:p text:style-name="Table_20_Contents"><text:span text:style-name="Source_20_Text"><text:span text:style-name="T581">som</text:span></text:span></text:p>
          </table:table-cell>
          <table:table-cell table:style-name="Table34.A1" office:value-type="string">
            <text:p text:style-name="Table_20_Contents"><text:span text:style-name="Source_20_Text"><text:span text:style-name="T581">som</text:span></text:span></text:p>
          </table:table-cell>
          <table:table-cell table:style-name="Table34.A1" office:value-type="string">
            <text:p text:style-name="Table_20_Contents"><text:span text:style-name="Source_20_Text"><text:span text:style-name="T581">som</text:span></text:span></text:p>
          </table:table-cell>
          <table:table-cell table:style-name="Table34.A1" office:value-type="string">
            <text:p text:style-name="P275"><text:bookmark text:name="ST"/></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581">Southern Sotho</text:span></text:a></text:p>
          </table:table-cell>
          <table:table-cell table:style-name="Table34.A1" office:value-type="string">
            <text:p text:style-name="P420">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581">st</text:span></text:span></text:a></text:p>
          </table:table-cell>
          <table:table-cell table:style-name="Table34.A1" office:value-type="string">
            <text:p text:style-name="Table_20_Contents"><text:span text:style-name="Source_20_Text"><text:span text:style-name="T581">sot</text:span></text:span></text:p>
          </table:table-cell>
          <table:table-cell table:style-name="Table34.A1" office:value-type="string">
            <text:p text:style-name="Table_20_Contents"><text:span text:style-name="Source_20_Text"><text:span text:style-name="T581">sot</text:span></text:span></text:p>
          </table:table-cell>
          <table:table-cell table:style-name="Table34.A1" office:value-type="string">
            <text:p text:style-name="Table_20_Contents"><text:span text:style-name="Source_20_Text"><text:span text:style-name="T581">sot</text:span></text:span></text:p>
          </table:table-cell>
          <table:table-cell table:style-name="Table34.A1" office:value-type="string">
            <text:p text:style-name="P275"><text:bookmark text:name="ES"/></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581">Spanish</text:span></text:a><text:span text:style-name="T581">, Castilian</text:span></text:p>
          </table:table-cell>
          <table:table-cell table:style-name="Table34.A1" office:value-type="string">
            <text:p text:style-name="P421">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581">es</text:span></text:span></text:a></text:p>
          </table:table-cell>
          <table:table-cell table:style-name="Table34.A1" office:value-type="string">
            <text:p text:style-name="Table_20_Contents"><text:span text:style-name="Source_20_Text"><text:span text:style-name="T581">spa</text:span></text:span></text:p>
          </table:table-cell>
          <table:table-cell table:style-name="Table34.A1" office:value-type="string">
            <text:p text:style-name="Table_20_Contents"><text:span text:style-name="Source_20_Text"><text:span text:style-name="T581">spa</text:span></text:span></text:p>
          </table:table-cell>
          <table:table-cell table:style-name="Table34.A1" office:value-type="string">
            <text:p text:style-name="Table_20_Contents"><text:span text:style-name="Source_20_Text"><text:span text:style-name="T581">spa</text:span></text:span></text:p>
          </table:table-cell>
          <table:table-cell table:style-name="Table34.A1" office:value-type="string">
            <text:p text:style-name="P275"><text:bookmark text:name="SU"/></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581">Sundanese</text:span></text:a></text:p>
          </table:table-cell>
          <table:table-cell table:style-name="Table34.A1" office:value-type="string">
            <text:p text:style-name="P337">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581">su</text:span></text:span></text:a></text:p>
          </table:table-cell>
          <table:table-cell table:style-name="Table34.A1" office:value-type="string">
            <text:p text:style-name="Table_20_Contents"><text:span text:style-name="Source_20_Text"><text:span text:style-name="T581">sun</text:span></text:span></text:p>
          </table:table-cell>
          <table:table-cell table:style-name="Table34.A1" office:value-type="string">
            <text:p text:style-name="Table_20_Contents"><text:span text:style-name="Source_20_Text"><text:span text:style-name="T581">sun</text:span></text:span></text:p>
          </table:table-cell>
          <table:table-cell table:style-name="Table34.A1" office:value-type="string">
            <text:p text:style-name="Table_20_Contents"><text:span text:style-name="Source_20_Text"><text:span text:style-name="T581">sun</text:span></text:span></text:p>
          </table:table-cell>
          <table:table-cell table:style-name="Table34.A1" office:value-type="string">
            <text:p text:style-name="P275"><text:bookmark text:name="SW"/></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581">Swahili</text:span></text:a></text:p>
          </table:table-cell>
          <table:table-cell table:style-name="Table34.A1" office:value-type="string">
            <text:p text:style-name="P422">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581">sw</text:span></text:span></text:a></text:p>
          </table:table-cell>
          <table:table-cell table:style-name="Table34.A1" office:value-type="string">
            <text:p text:style-name="Table_20_Contents"><text:span text:style-name="Source_20_Text"><text:span text:style-name="T581">swa</text:span></text:span></text:p>
          </table:table-cell>
          <table:table-cell table:style-name="Table34.A1" office:value-type="string">
            <text:p text:style-name="Table_20_Contents"><text:span text:style-name="Source_20_Text"><text:span text:style-name="T581">swa</text:span></text:span></text:p>
          </table:table-cell>
          <table:table-cell table:style-name="Table34.A1" office:value-type="string">
            <text:p text:style-name="Table_20_Contents"><text:span text:style-name="Source_20_Text"><text:span text:style-name="T581">swa</text:span></text:span><text:span text:style-name="T581"> + </text:span><text:a xlink:type="simple" xlink:href="https://en.wikipedia.org/wiki/ISO_639_macrolanguage#swa" text:style-name="Internet_20_link" text:visited-style-name="Visited_20_Internet_20_Link"><text:span text:style-name="T581">2</text:span></text:a></text:p>
          </table:table-cell>
          <table:table-cell table:style-name="Table34.A1" office:value-type="string">
            <text:p text:style-name="P275">macrolanguage <text:bookmark text:name="SS"/></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581">Swati</text:span></text:a></text:p>
          </table:table-cell>
          <table:table-cell table:style-name="Table34.A1" office:value-type="string">
            <text:p text:style-name="P423">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581">ss</text:span></text:span></text:a></text:p>
          </table:table-cell>
          <table:table-cell table:style-name="Table34.A1" office:value-type="string">
            <text:p text:style-name="Table_20_Contents"><text:span text:style-name="Source_20_Text"><text:span text:style-name="T581">ssw</text:span></text:span></text:p>
          </table:table-cell>
          <table:table-cell table:style-name="Table34.A1" office:value-type="string">
            <text:p text:style-name="Table_20_Contents"><text:span text:style-name="Source_20_Text"><text:span text:style-name="T581">ssw</text:span></text:span></text:p>
          </table:table-cell>
          <table:table-cell table:style-name="Table34.A1" office:value-type="string">
            <text:p text:style-name="Table_20_Contents"><text:span text:style-name="Source_20_Text"><text:span text:style-name="T581">ssw</text:span></text:span></text:p>
          </table:table-cell>
          <table:table-cell table:style-name="Table34.A1" office:value-type="string">
            <text:p text:style-name="P275">also known as Swazi <text:bookmark text:name="SV"/></text:p>
          </table:table-cell>
        </table:table-row>
        <text:soft-page-break/>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581">Swedish</text:span></text:a></text:p>
          </table:table-cell>
          <table:table-cell table:style-name="Table34.A1" office:value-type="string">
            <text:p text:style-name="P424">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581">sv</text:span></text:span></text:a></text:p>
          </table:table-cell>
          <table:table-cell table:style-name="Table34.A1" office:value-type="string">
            <text:p text:style-name="Table_20_Contents"><text:span text:style-name="Source_20_Text"><text:span text:style-name="T581">swe</text:span></text:span></text:p>
          </table:table-cell>
          <table:table-cell table:style-name="Table34.A1" office:value-type="string">
            <text:p text:style-name="Table_20_Contents"><text:span text:style-name="Source_20_Text"><text:span text:style-name="T581">swe</text:span></text:span></text:p>
          </table:table-cell>
          <table:table-cell table:style-name="Table34.A1" office:value-type="string">
            <text:p text:style-name="Table_20_Contents"><text:span text:style-name="Source_20_Text"><text:span text:style-name="T581">swe</text:span></text:span></text:p>
          </table:table-cell>
          <table:table-cell table:style-name="Table34.A1" office:value-type="string">
            <text:p text:style-name="P275"><text:bookmark text:name="TA"/></text:p>
          </table:table-cell>
        </table:table-row>
        <table:table-row>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81">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581">Tamil</text:span></text:a></text:p>
          </table:table-cell>
          <table:table-cell table:style-name="Table34.A1" office:value-type="string">
            <text:p text:style-name="P314">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581">ta</text:span></text:span></text:a></text:p>
          </table:table-cell>
          <table:table-cell table:style-name="Table34.A1" office:value-type="string">
            <text:p text:style-name="Table_20_Contents"><text:span text:style-name="Source_20_Text"><text:span text:style-name="T581">tam</text:span></text:span></text:p>
          </table:table-cell>
          <table:table-cell table:style-name="Table34.A1" office:value-type="string">
            <text:p text:style-name="Table_20_Contents"><text:span text:style-name="Source_20_Text"><text:span text:style-name="T581">tam</text:span></text:span></text:p>
          </table:table-cell>
          <table:table-cell table:style-name="Table34.A1" office:value-type="string">
            <text:p text:style-name="Table_20_Contents"><text:span text:style-name="Source_20_Text"><text:span text:style-name="T581">tam</text:span></text:span></text:p>
          </table:table-cell>
          <table:table-cell table:style-name="Table34.A1" office:value-type="string">
            <text:p text:style-name="P275"><text:bookmark text:name="TE"/></text:p>
          </table:table-cell>
        </table:table-row>
        <table:table-row>
          <table:table-cell table:style-name="Table34.A76" office:value-type="string">
            <text:p text:style-name="P275"/>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81">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581">Telugu</text:span></text:a></text:p>
          </table:table-cell>
          <table:table-cell table:style-name="Table34.A1" office:value-type="string">
            <text:p text:style-name="P315">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581">te</text:span></text:span></text:a></text:p>
          </table:table-cell>
          <table:table-cell table:style-name="Table34.A1" office:value-type="string">
            <text:p text:style-name="Table_20_Contents"><text:span text:style-name="Source_20_Text"><text:span text:style-name="T581">tel</text:span></text:span></text:p>
          </table:table-cell>
          <table:table-cell table:style-name="Table34.A1" office:value-type="string">
            <text:p text:style-name="Table_20_Contents"><text:span text:style-name="Source_20_Text"><text:span text:style-name="T581">tel</text:span></text:span></text:p>
          </table:table-cell>
          <table:table-cell table:style-name="Table34.A1" office:value-type="string">
            <text:p text:style-name="Table_20_Contents"><text:span text:style-name="Source_20_Text"><text:span text:style-name="T581">tel</text:span></text:span></text:p>
          </table:table-cell>
          <table:table-cell table:style-name="Table34.A1" office:value-type="string">
            <text:p text:style-name="P275"><text:bookmark text:name="TG"/></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581">Tajik</text:span></text:a></text:p>
          </table:table-cell>
          <table:table-cell table:style-name="Table34.A1" office:value-type="string">
            <text:p text:style-name="P325"><text:span text:style-name="T861">тоҷикӣ</text:span>, <text:span text:style-name="T862">toçikī</text:span>, <text:span text:style-name="T863">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581">tg</text:span></text:span></text:a></text:p>
          </table:table-cell>
          <table:table-cell table:style-name="Table34.A1" office:value-type="string">
            <text:p text:style-name="Table_20_Contents"><text:span text:style-name="Source_20_Text"><text:span text:style-name="T581">tgk</text:span></text:span></text:p>
          </table:table-cell>
          <table:table-cell table:style-name="Table34.A1" office:value-type="string">
            <text:p text:style-name="Table_20_Contents"><text:span text:style-name="Source_20_Text"><text:span text:style-name="T581">tgk</text:span></text:span></text:p>
          </table:table-cell>
          <table:table-cell table:style-name="Table34.A1" office:value-type="string">
            <text:p text:style-name="Table_20_Contents"><text:span text:style-name="Source_20_Text"><text:span text:style-name="T581">tgk</text:span></text:span></text:p>
          </table:table-cell>
          <table:table-cell table:style-name="Table34.A1" office:value-type="string">
            <text:p text:style-name="P275"><text:bookmark text:name="TH"/></text:p>
          </table:table-cell>
        </table:table-row>
        <table:table-row>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81">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581">Thai</text:span></text:a></text:p>
          </table:table-cell>
          <table:table-cell table:style-name="Table34.A1" office:value-type="string">
            <text:p text:style-name="P316">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581">th</text:span></text:span></text:a></text:p>
          </table:table-cell>
          <table:table-cell table:style-name="Table34.A1" office:value-type="string">
            <text:p text:style-name="Table_20_Contents"><text:span text:style-name="Source_20_Text"><text:span text:style-name="T581">tha</text:span></text:span></text:p>
          </table:table-cell>
          <table:table-cell table:style-name="Table34.A1" office:value-type="string">
            <text:p text:style-name="Table_20_Contents"><text:span text:style-name="Source_20_Text"><text:span text:style-name="T581">tha</text:span></text:span></text:p>
          </table:table-cell>
          <table:table-cell table:style-name="Table34.A1" office:value-type="string">
            <text:p text:style-name="Table_20_Contents"><text:span text:style-name="Source_20_Text"><text:span text:style-name="T581">tha</text:span></text:span></text:p>
          </table:table-cell>
          <table:table-cell table:style-name="Table34.A1" office:value-type="string">
            <text:p text:style-name="P275"><text:bookmark text:name="TI"/></text:p>
          </table:table-cell>
        </table:table-row>
        <table:table-row>
          <table:table-cell table:style-name="Table34.A3" office:value-type="string">
            <text:p text:style-name="P275"/>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81">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581">Tigrinya</text:span></text:a></text:p>
          </table:table-cell>
          <table:table-cell table:style-name="Table34.A1" office:value-type="string">
            <text:p text:style-name="P317">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581">ti</text:span></text:span></text:a></text:p>
          </table:table-cell>
          <table:table-cell table:style-name="Table34.A1" office:value-type="string">
            <text:p text:style-name="Table_20_Contents"><text:span text:style-name="Source_20_Text"><text:span text:style-name="T581">tir</text:span></text:span></text:p>
          </table:table-cell>
          <table:table-cell table:style-name="Table34.A1" office:value-type="string">
            <text:p text:style-name="Table_20_Contents"><text:span text:style-name="Source_20_Text"><text:span text:style-name="T581">tir</text:span></text:span></text:p>
          </table:table-cell>
          <table:table-cell table:style-name="Table34.A1" office:value-type="string">
            <text:p text:style-name="Table_20_Contents"><text:span text:style-name="Source_20_Text"><text:span text:style-name="T581">tir</text:span></text:span></text:p>
          </table:table-cell>
          <table:table-cell table:style-name="Table34.A1" office:value-type="string">
            <text:p text:style-name="P275"><text:bookmark text:name="BO"/></text:p>
          </table:table-cell>
        </table:table-row>
        <table:table-row>
          <table:table-cell table:style-name="Table34.A25" office:value-type="string">
            <text:p text:style-name="P275"/>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81">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581">Tibetan</text:span></text:a></text:p>
          </table:table-cell>
          <table:table-cell table:style-name="Table34.A1" office:value-type="string">
            <text:p text:style-name="P318">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581">bo</text:span></text:span></text:a></text:p>
          </table:table-cell>
          <table:table-cell table:style-name="Table34.A1" office:value-type="string">
            <text:p text:style-name="Table_20_Contents"><text:span text:style-name="Source_20_Text"><text:span text:style-name="T581">bod</text:span></text:span></text:p>
          </table:table-cell>
          <table:table-cell table:style-name="Table34.A1" office:value-type="string">
            <text:p text:style-name="Table_20_Contents"><text:span text:style-name="Source_20_Text"><text:span text:style-name="T594">tib</text:span></text:span></text:p>
          </table:table-cell>
          <table:table-cell table:style-name="Table34.A1" office:value-type="string">
            <text:p text:style-name="Table_20_Contents"><text:span text:style-name="Source_20_Text"><text:span text:style-name="T581">bod</text:span></text:span></text:p>
          </table:table-cell>
          <table:table-cell table:style-name="Table34.A1" office:value-type="string">
            <text:p text:style-name="P275">also known as Standard Tibetan <text:bookmark text:name="TK"/></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581">Turkmen</text:span></text:a></text:p>
          </table:table-cell>
          <table:table-cell table:style-name="Table34.A1" office:value-type="string">
            <text:p text:style-name="P425">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581">tk</text:span></text:span></text:a></text:p>
          </table:table-cell>
          <table:table-cell table:style-name="Table34.A1" office:value-type="string">
            <text:p text:style-name="Table_20_Contents"><text:span text:style-name="Source_20_Text"><text:span text:style-name="T581">tuk</text:span></text:span></text:p>
          </table:table-cell>
          <table:table-cell table:style-name="Table34.A1" office:value-type="string">
            <text:p text:style-name="Table_20_Contents"><text:span text:style-name="Source_20_Text"><text:span text:style-name="T581">tuk</text:span></text:span></text:p>
          </table:table-cell>
          <table:table-cell table:style-name="Table34.A1" office:value-type="string">
            <text:p text:style-name="Table_20_Contents"><text:span text:style-name="Source_20_Text"><text:span text:style-name="T581">tuk</text:span></text:span></text:p>
          </table:table-cell>
          <table:table-cell table:style-name="Table34.A1" office:value-type="string">
            <text:p text:style-name="P275"><text:bookmark text:name="TL"/></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581">Tagalog</text:span></text:a></text:p>
          </table:table-cell>
          <table:table-cell table:style-name="Table34.A1" office:value-type="string">
            <text:p text:style-name="P426">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581">tl</text:span></text:span></text:a></text:p>
          </table:table-cell>
          <table:table-cell table:style-name="Table34.A1" office:value-type="string">
            <text:p text:style-name="Table_20_Contents"><text:span text:style-name="Source_20_Text"><text:span text:style-name="T581">tgl</text:span></text:span></text:p>
          </table:table-cell>
          <table:table-cell table:style-name="Table34.A1" office:value-type="string">
            <text:p text:style-name="Table_20_Contents"><text:span text:style-name="Source_20_Text"><text:span text:style-name="T581">tgl</text:span></text:span></text:p>
          </table:table-cell>
          <table:table-cell table:style-name="Table34.A1" office:value-type="string">
            <text:p text:style-name="Table_20_Contents"><text:span text:style-name="Source_20_Text"><text:span text:style-name="T581">tgl</text:span></text:span></text:p>
          </table:table-cell>
          <table:table-cell table:style-name="Table34.A1" office:value-type="string">
            <text:p text:style-name="Table_20_Contents"><text:span text:style-name="T581">Note: </text:span><text:a xlink:type="simple" xlink:href="https://en.wikipedia.org/wiki/Filipino_language" text:style-name="Internet_20_link" text:visited-style-name="Visited_20_Internet_20_Link"><text:span text:style-name="T581">Filipino</text:span></text:a><text:span text:style-name="T581"> (Pilipino) has the code </text:span><text:span text:style-name="Source_20_Text"><text:span text:style-name="T581">fil</text:span></text:span><text:span text:style-name="T581"> </text:span><text:bookmark text:name="TN"/></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581">Tswana</text:span></text:a></text:p>
          </table:table-cell>
          <table:table-cell table:style-name="Table34.A1" office:value-type="string">
            <text:p text:style-name="P427">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581">tn</text:span></text:span></text:a></text:p>
          </table:table-cell>
          <table:table-cell table:style-name="Table34.A1" office:value-type="string">
            <text:p text:style-name="Table_20_Contents"><text:span text:style-name="Source_20_Text"><text:span text:style-name="T581">tsn</text:span></text:span></text:p>
          </table:table-cell>
          <table:table-cell table:style-name="Table34.A1" office:value-type="string">
            <text:p text:style-name="Table_20_Contents"><text:span text:style-name="Source_20_Text"><text:span text:style-name="T581">tsn</text:span></text:span></text:p>
          </table:table-cell>
          <table:table-cell table:style-name="Table34.A1" office:value-type="string">
            <text:p text:style-name="Table_20_Contents"><text:span text:style-name="Source_20_Text"><text:span text:style-name="T581">tsn</text:span></text:span></text:p>
          </table:table-cell>
          <table:table-cell table:style-name="Table34.A1" office:value-type="string">
            <text:p text:style-name="P275"><text:bookmark text:name="TO"/></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581">Tonga</text:span></text:a><text:span text:style-name="T581"> (Tonga Islands)</text:span></text:p>
          </table:table-cell>
          <table:table-cell table:style-name="Table34.A1" office:value-type="string">
            <text:p text:style-name="P337">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581">to</text:span></text:span></text:a></text:p>
          </table:table-cell>
          <table:table-cell table:style-name="Table34.A1" office:value-type="string">
            <text:p text:style-name="Table_20_Contents"><text:span text:style-name="Source_20_Text"><text:span text:style-name="T581">ton</text:span></text:span></text:p>
          </table:table-cell>
          <table:table-cell table:style-name="Table34.A1" office:value-type="string">
            <text:p text:style-name="Table_20_Contents"><text:span text:style-name="Source_20_Text"><text:span text:style-name="T581">ton</text:span></text:span></text:p>
          </table:table-cell>
          <table:table-cell table:style-name="Table34.A1" office:value-type="string">
            <text:p text:style-name="Table_20_Contents"><text:span text:style-name="Source_20_Text"><text:span text:style-name="T581">ton</text:span></text:span></text:p>
          </table:table-cell>
          <table:table-cell table:style-name="Table34.A1" office:value-type="string">
            <text:p text:style-name="P275">also known as Tongan <text:bookmark text:name="TR"/></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581">Turkish</text:span></text:a></text:p>
          </table:table-cell>
          <table:table-cell table:style-name="Table34.A1" office:value-type="string">
            <text:p text:style-name="P428">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581">tr</text:span></text:span></text:a></text:p>
          </table:table-cell>
          <table:table-cell table:style-name="Table34.A1" office:value-type="string">
            <text:p text:style-name="Table_20_Contents"><text:span text:style-name="Source_20_Text"><text:span text:style-name="T581">tur</text:span></text:span></text:p>
          </table:table-cell>
          <table:table-cell table:style-name="Table34.A1" office:value-type="string">
            <text:p text:style-name="Table_20_Contents"><text:span text:style-name="Source_20_Text"><text:span text:style-name="T581">tur</text:span></text:span></text:p>
          </table:table-cell>
          <table:table-cell table:style-name="Table34.A1" office:value-type="string">
            <text:p text:style-name="Table_20_Contents"><text:span text:style-name="Source_20_Text"><text:span text:style-name="T581">tur</text:span></text:span></text:p>
          </table:table-cell>
          <table:table-cell table:style-name="Table34.A1" office:value-type="string">
            <text:p text:style-name="P275"><text:bookmark text:name="TS"/></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581">Tsonga</text:span></text:a></text:p>
          </table:table-cell>
          <table:table-cell table:style-name="Table34.A1" office:value-type="string">
            <text:p text:style-name="P429">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581">ts</text:span></text:span></text:a></text:p>
          </table:table-cell>
          <table:table-cell table:style-name="Table34.A1" office:value-type="string">
            <text:p text:style-name="Table_20_Contents"><text:span text:style-name="Source_20_Text"><text:span text:style-name="T581">tso</text:span></text:span></text:p>
          </table:table-cell>
          <table:table-cell table:style-name="Table34.A1" office:value-type="string">
            <text:p text:style-name="Table_20_Contents"><text:span text:style-name="Source_20_Text"><text:span text:style-name="T581">tso</text:span></text:span></text:p>
          </table:table-cell>
          <table:table-cell table:style-name="Table34.A1" office:value-type="string">
            <text:p text:style-name="Table_20_Contents"><text:span text:style-name="Source_20_Text"><text:span text:style-name="T581">tso</text:span></text:span></text:p>
          </table:table-cell>
          <table:table-cell table:style-name="Table34.A1" office:value-type="string">
            <text:p text:style-name="P275"><text:bookmark text:name="TT"/></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581">Tatar</text:span></text:a></text:p>
          </table:table-cell>
          <table:table-cell table:style-name="Table34.A1" office:value-type="string">
            <text:p text:style-name="P275"><text:span text:style-name="T864">татар теле</text:span>, <text:span text:style-name="T865">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581">tt</text:span></text:span></text:a></text:p>
          </table:table-cell>
          <table:table-cell table:style-name="Table34.A1" office:value-type="string">
            <text:p text:style-name="Table_20_Contents"><text:span text:style-name="Source_20_Text"><text:span text:style-name="T581">tat</text:span></text:span></text:p>
          </table:table-cell>
          <table:table-cell table:style-name="Table34.A1" office:value-type="string">
            <text:p text:style-name="Table_20_Contents"><text:span text:style-name="Source_20_Text"><text:span text:style-name="T581">tat</text:span></text:span></text:p>
          </table:table-cell>
          <table:table-cell table:style-name="Table34.A1" office:value-type="string">
            <text:p text:style-name="Table_20_Contents"><text:span text:style-name="Source_20_Text"><text:span text:style-name="T581">tat</text:span></text:span></text:p>
          </table:table-cell>
          <table:table-cell table:style-name="Table34.A1" office:value-type="string">
            <text:p text:style-name="P275"><text:bookmark text:name="TW"/></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581">Twi</text:span></text:a></text:p>
          </table:table-cell>
          <table:table-cell table:style-name="Table34.A1" office:value-type="string">
            <text:p text:style-name="P337">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581">tw</text:span></text:span></text:a></text:p>
          </table:table-cell>
          <table:table-cell table:style-name="Table34.A1" office:value-type="string">
            <text:p text:style-name="Table_20_Contents"><text:span text:style-name="Source_20_Text"><text:span text:style-name="T581">twi</text:span></text:span></text:p>
          </table:table-cell>
          <table:table-cell table:style-name="Table34.A1" office:value-type="string">
            <text:p text:style-name="Table_20_Contents"><text:span text:style-name="Source_20_Text"><text:span text:style-name="T581">twi</text:span></text:span></text:p>
          </table:table-cell>
          <table:table-cell table:style-name="Table34.A1" office:value-type="string">
            <text:p text:style-name="Table_20_Contents"><text:span text:style-name="Source_20_Text"><text:span text:style-name="T581">twi</text:span></text:span></text:p>
          </table:table-cell>
          <table:table-cell table:style-name="Table34.A1" office:value-type="string">
            <text:p text:style-name="Table_20_Contents"><text:span text:style-name="T581">Covered by macrolanguage </text:span><text:span text:style-name="Source_20_Text"><text:span text:style-name="T581">ak</text:span></text:span><text:span text:style-name="T581">/</text:span><text:span text:style-name="Source_20_Text"><text:span text:style-name="T581">aka</text:span></text:span><text:span text:style-name="T581"> </text:span><text:bookmark text:name="TY"/></text:p>
          </table:table-cell>
        </table:table-row>
        <table:table-row>
          <table:table-cell table:style-name="Table34.A27" office:value-type="string">
            <text:p text:style-name="P275"/>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81">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581">Tahitian</text:span></text:a></text:p>
          </table:table-cell>
          <table:table-cell table:style-name="Table34.A1" office:value-type="string">
            <text:p text:style-name="P430">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581">ty</text:span></text:span></text:a></text:p>
          </table:table-cell>
          <table:table-cell table:style-name="Table34.A1" office:value-type="string">
            <text:p text:style-name="Table_20_Contents"><text:span text:style-name="Source_20_Text"><text:span text:style-name="T581">tah</text:span></text:span></text:p>
          </table:table-cell>
          <table:table-cell table:style-name="Table34.A1" office:value-type="string">
            <text:p text:style-name="Table_20_Contents"><text:span text:style-name="Source_20_Text"><text:span text:style-name="T581">tah</text:span></text:span></text:p>
          </table:table-cell>
          <table:table-cell table:style-name="Table34.A1" office:value-type="string">
            <text:p text:style-name="Table_20_Contents"><text:span text:style-name="Source_20_Text"><text:span text:style-name="T581">tah</text:span></text:span></text:p>
          </table:table-cell>
          <table:table-cell table:style-name="Table34.A1" office:value-type="string">
            <text:p text:style-name="Table_20_Contents"><text:span text:style-name="T581">One of the Reo Mā`ohi (languages of French Polynesia)</text:span><text:bookmark text:name="cite_ref-3"/><text:a xlink:type="simple" xlink:href="https://en.wikipedia.org/wiki/List_of_ISO_639-1_codes#cite_note-3" text:style-name="Internet_20_link" text:visited-style-name="Visited_20_Internet_20_Link"><text:span text:style-name="T581">[3]</text:span></text:a><text:span text:style-name="T581"> </text:span><text:bookmark text:name="UG"/></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581">Uighur</text:span></text:a><text:span text:style-name="T581">, Uyghur</text:span></text:p>
          </table:table-cell>
          <table:table-cell table:style-name="Table34.A1" office:value-type="string">
            <text:p text:style-name="P325"><text:span text:style-name="T866">ئۇيغۇرچە</text:span>‎, <text:span text:style-name="T867">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581">ug</text:span></text:span></text:a></text:p>
          </table:table-cell>
          <table:table-cell table:style-name="Table34.A1" office:value-type="string">
            <text:p text:style-name="Table_20_Contents"><text:span text:style-name="Source_20_Text"><text:span text:style-name="T581">uig</text:span></text:span></text:p>
          </table:table-cell>
          <table:table-cell table:style-name="Table34.A1" office:value-type="string">
            <text:p text:style-name="Table_20_Contents"><text:span text:style-name="Source_20_Text"><text:span text:style-name="T581">uig</text:span></text:span></text:p>
          </table:table-cell>
          <table:table-cell table:style-name="Table34.A1" office:value-type="string">
            <text:p text:style-name="Table_20_Contents"><text:span text:style-name="Source_20_Text"><text:span text:style-name="T581">uig</text:span></text:span></text:p>
          </table:table-cell>
          <table:table-cell table:style-name="Table34.A1" office:value-type="string">
            <text:p text:style-name="P275"><text:bookmark text:name="UK"/></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581">Ukrainian</text:span></text:a></text:p>
          </table:table-cell>
          <table:table-cell table:style-name="Table34.A1" office:value-type="string">
            <text:p text:style-name="P431">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581">uk</text:span></text:span></text:a></text:p>
          </table:table-cell>
          <table:table-cell table:style-name="Table34.A1" office:value-type="string">
            <text:p text:style-name="Table_20_Contents"><text:span text:style-name="Source_20_Text"><text:span text:style-name="T581">ukr</text:span></text:span></text:p>
          </table:table-cell>
          <table:table-cell table:style-name="Table34.A1" office:value-type="string">
            <text:p text:style-name="Table_20_Contents"><text:span text:style-name="Source_20_Text"><text:span text:style-name="T581">ukr</text:span></text:span></text:p>
          </table:table-cell>
          <table:table-cell table:style-name="Table34.A1" office:value-type="string">
            <text:p text:style-name="Table_20_Contents"><text:span text:style-name="Source_20_Text"><text:span text:style-name="T581">ukr</text:span></text:span></text:p>
          </table:table-cell>
          <table:table-cell table:style-name="Table34.A1" office:value-type="string">
            <text:p text:style-name="P275"><text:bookmark text:name="UR"/></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581">Urdu</text:span></text:a></text:p>
          </table:table-cell>
          <table:table-cell table:style-name="Table34.A1" office:value-type="string">
            <text:p text:style-name="P331">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581">ur</text:span></text:span></text:a></text:p>
          </table:table-cell>
          <table:table-cell table:style-name="Table34.A1" office:value-type="string">
            <text:p text:style-name="Table_20_Contents"><text:span text:style-name="Source_20_Text"><text:span text:style-name="T581">urd</text:span></text:span></text:p>
          </table:table-cell>
          <table:table-cell table:style-name="Table34.A1" office:value-type="string">
            <text:p text:style-name="Table_20_Contents"><text:span text:style-name="Source_20_Text"><text:span text:style-name="T581">urd</text:span></text:span></text:p>
          </table:table-cell>
          <table:table-cell table:style-name="Table34.A1" office:value-type="string">
            <text:p text:style-name="Table_20_Contents"><text:span text:style-name="Source_20_Text"><text:span text:style-name="T581">urd</text:span></text:span></text:p>
          </table:table-cell>
          <table:table-cell table:style-name="Table34.A1" office:value-type="string">
            <text:p text:style-name="P275"><text:bookmark text:name="UZ"/></text:p>
          </table:table-cell>
        </table:table-row>
        <table:table-row>
          <table:table-cell table:style-name="Table34.A15" office:value-type="string">
            <text:p text:style-name="P275"/>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81">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581">Uzbek</text:span></text:a></text:p>
          </table:table-cell>
          <table:table-cell table:style-name="Table34.A1" office:value-type="string">
            <text:p text:style-name="P325"><text:span text:style-name="T868">Oʻzbek</text:span>, <text:span text:style-name="T869">Ўзбек</text:span>, <text:span text:style-name="T870">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581">uz</text:span></text:span></text:a></text:p>
          </table:table-cell>
          <table:table-cell table:style-name="Table34.A1" office:value-type="string">
            <text:p text:style-name="Table_20_Contents"><text:span text:style-name="Source_20_Text"><text:span text:style-name="T581">uzb</text:span></text:span></text:p>
          </table:table-cell>
          <table:table-cell table:style-name="Table34.A1" office:value-type="string">
            <text:p text:style-name="Table_20_Contents"><text:span text:style-name="Source_20_Text"><text:span text:style-name="T581">uzb</text:span></text:span></text:p>
          </table:table-cell>
          <table:table-cell table:style-name="Table34.A1" office:value-type="string">
            <text:p text:style-name="Table_20_Contents"><text:span text:style-name="Source_20_Text"><text:span text:style-name="T581">uzb</text:span></text:span><text:span text:style-name="T581"> + </text:span><text:a xlink:type="simple" xlink:href="https://en.wikipedia.org/wiki/ISO_639_macrolanguage#uzb" text:style-name="Internet_20_link" text:visited-style-name="Visited_20_Internet_20_Link"><text:span text:style-name="T581">2</text:span></text:a></text:p>
          </table:table-cell>
          <table:table-cell table:style-name="Table34.A1" office:value-type="string">
            <text:p text:style-name="P275">macrolanguage <text:bookmark text:name="VE"/></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581">Venda</text:span></text:a></text:p>
          </table:table-cell>
          <table:table-cell table:style-name="Table34.A1" office:value-type="string">
            <text:p text:style-name="P432">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581">ve</text:span></text:span></text:a></text:p>
          </table:table-cell>
          <table:table-cell table:style-name="Table34.A1" office:value-type="string">
            <text:p text:style-name="Table_20_Contents"><text:span text:style-name="Source_20_Text"><text:span text:style-name="T581">ven</text:span></text:span></text:p>
          </table:table-cell>
          <table:table-cell table:style-name="Table34.A1" office:value-type="string">
            <text:p text:style-name="Table_20_Contents"><text:span text:style-name="Source_20_Text"><text:span text:style-name="T581">ven</text:span></text:span></text:p>
          </table:table-cell>
          <table:table-cell table:style-name="Table34.A1" office:value-type="string">
            <text:p text:style-name="Table_20_Contents"><text:span text:style-name="Source_20_Text"><text:span text:style-name="T581">ven</text:span></text:span></text:p>
          </table:table-cell>
          <table:table-cell table:style-name="Table34.A1" office:value-type="string">
            <text:p text:style-name="P275"><text:bookmark text:name="VI"/></text:p>
          </table:table-cell>
        </table:table-row>
        <table:table-row>
          <table:table-cell table:style-name="Table34.A80" office:value-type="string">
            <text:p text:style-name="P275"/>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81">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581">Vietnamese</text:span></text:a></text:p>
          </table:table-cell>
          <table:table-cell table:style-name="Table34.A1" office:value-type="string">
            <text:p text:style-name="P433">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581">vi</text:span></text:span></text:a></text:p>
          </table:table-cell>
          <table:table-cell table:style-name="Table34.A1" office:value-type="string">
            <text:p text:style-name="Table_20_Contents"><text:span text:style-name="Source_20_Text"><text:span text:style-name="T581">vie</text:span></text:span></text:p>
          </table:table-cell>
          <table:table-cell table:style-name="Table34.A1" office:value-type="string">
            <text:p text:style-name="Table_20_Contents"><text:span text:style-name="Source_20_Text"><text:span text:style-name="T581">vie</text:span></text:span></text:p>
          </table:table-cell>
          <table:table-cell table:style-name="Table34.A1" office:value-type="string">
            <text:p text:style-name="Table_20_Contents"><text:span text:style-name="Source_20_Text"><text:span text:style-name="T581">vie</text:span></text:span></text:p>
          </table:table-cell>
          <table:table-cell table:style-name="Table34.A1" office:value-type="string">
            <text:p text:style-name="P275"><text:bookmark text:name="VO"/></text:p>
          </table:table-cell>
        </table:table-row>
        <table:table-row>
          <table:table-cell table:style-name="Table34.A42" office:value-type="string">
            <text:p text:style-name="P275"/>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81">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581">Volapük</text:span></text:a></text:p>
          </table:table-cell>
          <table:table-cell table:style-name="Table34.A1" office:value-type="string">
            <text:p text:style-name="P337">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581">vo</text:span></text:span></text:a></text:p>
          </table:table-cell>
          <table:table-cell table:style-name="Table34.A1" office:value-type="string">
            <text:p text:style-name="Table_20_Contents"><text:span text:style-name="Source_20_Text"><text:span text:style-name="T581">vol</text:span></text:span></text:p>
          </table:table-cell>
          <table:table-cell table:style-name="Table34.A1" office:value-type="string">
            <text:p text:style-name="Table_20_Contents"><text:span text:style-name="Source_20_Text"><text:span text:style-name="T581">vol</text:span></text:span></text:p>
          </table:table-cell>
          <table:table-cell table:style-name="Table34.A1" office:value-type="string">
            <text:p text:style-name="Table_20_Contents"><text:span text:style-name="Source_20_Text"><text:span text:style-name="T581">vol</text:span></text:span></text:p>
          </table:table-cell>
          <table:table-cell table:style-name="Table34.A1" office:value-type="string">
            <text:p text:style-name="P275">constructed <text:bookmark text:name="WA"/></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581">Walloon</text:span></text:a></text:p>
          </table:table-cell>
          <table:table-cell table:style-name="Table34.A1" office:value-type="string">
            <text:p text:style-name="P434">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581">wa</text:span></text:span></text:a></text:p>
          </table:table-cell>
          <table:table-cell table:style-name="Table34.A1" office:value-type="string">
            <text:p text:style-name="Table_20_Contents"><text:span text:style-name="Source_20_Text"><text:span text:style-name="T581">wln</text:span></text:span></text:p>
          </table:table-cell>
          <table:table-cell table:style-name="Table34.A1" office:value-type="string">
            <text:p text:style-name="Table_20_Contents"><text:span text:style-name="Source_20_Text"><text:span text:style-name="T581">wln</text:span></text:span></text:p>
          </table:table-cell>
          <table:table-cell table:style-name="Table34.A1" office:value-type="string">
            <text:p text:style-name="Table_20_Contents"><text:span text:style-name="Source_20_Text"><text:span text:style-name="T581">wln</text:span></text:span></text:p>
          </table:table-cell>
          <table:table-cell table:style-name="Table34.A1" office:value-type="string">
            <text:p text:style-name="P275"><text:bookmark text:name="CY"/></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581">Welsh</text:span></text:a></text:p>
          </table:table-cell>
          <table:table-cell table:style-name="Table34.A1" office:value-type="string">
            <text:p text:style-name="P435">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581">cy</text:span></text:span></text:a></text:p>
          </table:table-cell>
          <table:table-cell table:style-name="Table34.A1" office:value-type="string">
            <text:p text:style-name="Table_20_Contents"><text:span text:style-name="Source_20_Text"><text:span text:style-name="T581">cym</text:span></text:span></text:p>
          </table:table-cell>
          <table:table-cell table:style-name="Table34.A1" office:value-type="string">
            <text:p text:style-name="Table_20_Contents"><text:span text:style-name="Source_20_Text"><text:span text:style-name="T594">wel</text:span></text:span></text:p>
          </table:table-cell>
          <table:table-cell table:style-name="Table34.A1" office:value-type="string">
            <text:p text:style-name="Table_20_Contents"><text:span text:style-name="Source_20_Text"><text:span text:style-name="T581">cym</text:span></text:span></text:p>
          </table:table-cell>
          <table:table-cell table:style-name="Table34.A1" office:value-type="string">
            <text:p text:style-name="P275"><text:bookmark text:name="WO"/></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581">Wolof</text:span></text:a></text:p>
          </table:table-cell>
          <table:table-cell table:style-name="Table34.A1" office:value-type="string">
            <text:p text:style-name="P436">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581">wo</text:span></text:span></text:a></text:p>
          </table:table-cell>
          <table:table-cell table:style-name="Table34.A1" office:value-type="string">
            <text:p text:style-name="Table_20_Contents"><text:span text:style-name="Source_20_Text"><text:span text:style-name="T581">wol</text:span></text:span></text:p>
          </table:table-cell>
          <table:table-cell table:style-name="Table34.A1" office:value-type="string">
            <text:p text:style-name="Table_20_Contents"><text:span text:style-name="Source_20_Text"><text:span text:style-name="T581">wol</text:span></text:span></text:p>
          </table:table-cell>
          <table:table-cell table:style-name="Table34.A1" office:value-type="string">
            <text:p text:style-name="Table_20_Contents"><text:span text:style-name="Source_20_Text"><text:span text:style-name="T581">wol</text:span></text:span></text:p>
          </table:table-cell>
          <table:table-cell table:style-name="Table34.A1" office:value-type="string">
            <text:p text:style-name="P275"><text:bookmark text:name="FY"/></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581">Western Frisian</text:span></text:a></text:p>
          </table:table-cell>
          <table:table-cell table:style-name="Table34.A1" office:value-type="string">
            <text:p text:style-name="P437">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581">fy</text:span></text:span></text:a></text:p>
          </table:table-cell>
          <table:table-cell table:style-name="Table34.A1" office:value-type="string">
            <text:p text:style-name="Table_20_Contents"><text:span text:style-name="Source_20_Text"><text:span text:style-name="T581">fry</text:span></text:span></text:p>
          </table:table-cell>
          <table:table-cell table:style-name="Table34.A1" office:value-type="string">
            <text:p text:style-name="Table_20_Contents"><text:span text:style-name="Source_20_Text"><text:span text:style-name="T581">fry</text:span></text:span></text:p>
          </table:table-cell>
          <table:table-cell table:style-name="Table34.A1" office:value-type="string">
            <text:p text:style-name="Table_20_Contents"><text:span text:style-name="Source_20_Text"><text:span text:style-name="T581">fry</text:span></text:span></text:p>
          </table:table-cell>
          <table:table-cell table:style-name="Table34.A1" office:value-type="string">
            <text:p text:style-name="P275">also known as Frisian <text:bookmark text:name="XH"/></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581">Xhosa</text:span></text:a></text:p>
          </table:table-cell>
          <table:table-cell table:style-name="Table34.A1" office:value-type="string">
            <text:p text:style-name="P438">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581">xh</text:span></text:span></text:a></text:p>
          </table:table-cell>
          <table:table-cell table:style-name="Table34.A1" office:value-type="string">
            <text:p text:style-name="Table_20_Contents"><text:span text:style-name="Source_20_Text"><text:span text:style-name="T581">xho</text:span></text:span></text:p>
          </table:table-cell>
          <table:table-cell table:style-name="Table34.A1" office:value-type="string">
            <text:p text:style-name="Table_20_Contents"><text:span text:style-name="Source_20_Text"><text:span text:style-name="T581">xho</text:span></text:span></text:p>
          </table:table-cell>
          <table:table-cell table:style-name="Table34.A1" office:value-type="string">
            <text:p text:style-name="Table_20_Contents"><text:span text:style-name="Source_20_Text"><text:span text:style-name="T581">xho</text:span></text:span></text:p>
          </table:table-cell>
          <table:table-cell table:style-name="Table34.A1" office:value-type="string">
            <text:p text:style-name="P275"><text:bookmark text:name="YI"/></text:p>
          </table:table-cell>
        </table:table-row>
        <table:table-row>
          <table:table-cell table:style-name="Table34.A4" office:value-type="string">
            <text:p text:style-name="P275"/>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81">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581">Yiddish</text:span></text:a></text:p>
          </table:table-cell>
          <table:table-cell table:style-name="Table34.A1" office:value-type="string">
            <text:p text:style-name="P332">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581">yi</text:span></text:span></text:a></text:p>
          </table:table-cell>
          <table:table-cell table:style-name="Table34.A1" office:value-type="string">
            <text:p text:style-name="Table_20_Contents"><text:span text:style-name="Source_20_Text"><text:span text:style-name="T581">yid</text:span></text:span></text:p>
          </table:table-cell>
          <table:table-cell table:style-name="Table34.A1" office:value-type="string">
            <text:p text:style-name="Table_20_Contents"><text:span text:style-name="Source_20_Text"><text:span text:style-name="T581">yid</text:span></text:span></text:p>
          </table:table-cell>
          <table:table-cell table:style-name="Table34.A1" office:value-type="string">
            <text:p text:style-name="Table_20_Contents"><text:span text:style-name="Source_20_Text"><text:span text:style-name="T581">yid</text:span></text:span><text:span text:style-name="T581"> + </text:span><text:a xlink:type="simple" xlink:href="https://en.wikipedia.org/wiki/ISO_639_macrolanguage#yid" text:style-name="Internet_20_link" text:visited-style-name="Visited_20_Internet_20_Link"><text:span text:style-name="T581">2</text:span></text:a></text:p>
          </table:table-cell>
          <table:table-cell table:style-name="Table34.A1" office:value-type="string">
            <text:p text:style-name="Table_20_Contents"><text:span text:style-name="T581">macrolanguage. Changed in 1989 from original ISO 639:1988, </text:span><text:span text:style-name="Source_20_Text"><text:span text:style-name="T581">ji</text:span></text:span><text:span text:style-name="T581">.</text:span><text:bookmark text:name="cite_ref-coverpage_1-2"/><text:a xlink:type="simple" xlink:href="https://en.wikipedia.org/wiki/List_of_ISO_639-1_codes#cite_note-coverpage-1" text:style-name="Internet_20_link" text:visited-style-name="Visited_20_Internet_20_Link"><text:span text:style-name="T581">[1]</text:span></text:a><text:span text:style-name="T581"> </text:span><text:bookmark text:name="YO"/></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581">Yoruba</text:span></text:a></text:p>
          </table:table-cell>
          <table:table-cell table:style-name="Table34.A1" office:value-type="string">
            <text:p text:style-name="P439">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581">yo</text:span></text:span></text:a></text:p>
          </table:table-cell>
          <table:table-cell table:style-name="Table34.A1" office:value-type="string">
            <text:p text:style-name="Table_20_Contents"><text:span text:style-name="Source_20_Text"><text:span text:style-name="T581">yor</text:span></text:span></text:p>
          </table:table-cell>
          <table:table-cell table:style-name="Table34.A1" office:value-type="string">
            <text:p text:style-name="Table_20_Contents"><text:span text:style-name="Source_20_Text"><text:span text:style-name="T581">yor</text:span></text:span></text:p>
          </table:table-cell>
          <table:table-cell table:style-name="Table34.A1" office:value-type="string">
            <text:p text:style-name="Table_20_Contents"><text:span text:style-name="Source_20_Text"><text:span text:style-name="T581">yor</text:span></text:span></text:p>
          </table:table-cell>
          <table:table-cell table:style-name="Table34.A1" office:value-type="string">
            <text:p text:style-name="P275"><text:bookmark text:name="ZA"/></text:p>
          </table:table-cell>
        </table:table-row>
        <table:table-row>
          <table:table-cell table:style-name="Table34.A94" office:value-type="string">
            <text:p text:style-name="P275"/>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81">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581">Zhuang</text:span></text:a><text:span text:style-name="T581">, Chuang</text:span></text:p>
          </table:table-cell>
          <table:table-cell table:style-name="Table34.A1" office:value-type="string">
            <text:p text:style-name="P337">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581">za</text:span></text:span></text:a></text:p>
          </table:table-cell>
          <table:table-cell table:style-name="Table34.A1" office:value-type="string">
            <text:p text:style-name="Table_20_Contents"><text:span text:style-name="Source_20_Text"><text:span text:style-name="T581">zha</text:span></text:span></text:p>
          </table:table-cell>
          <table:table-cell table:style-name="Table34.A1" office:value-type="string">
            <text:p text:style-name="Table_20_Contents"><text:span text:style-name="Source_20_Text"><text:span text:style-name="T581">zha</text:span></text:span></text:p>
          </table:table-cell>
          <table:table-cell table:style-name="Table34.A1" office:value-type="string">
            <text:p text:style-name="Table_20_Contents"><text:span text:style-name="Source_20_Text"><text:span text:style-name="T581">zha</text:span></text:span><text:span text:style-name="T581"> + </text:span><text:a xlink:type="simple" xlink:href="https://en.wikipedia.org/wiki/ISO_639_macrolanguage#zha" text:style-name="Internet_20_link" text:visited-style-name="Visited_20_Internet_20_Link"><text:span text:style-name="T581">16</text:span></text:a></text:p>
          </table:table-cell>
          <table:table-cell table:style-name="Table34.A1" office:value-type="string">
            <text:p text:style-name="P275">macrolanguage <text:bookmark text:name="ZU"/></text:p>
          </table:table-cell>
        </table:table-row>
        <table:table-row>
          <table:table-cell table:style-name="Table34.A5" office:value-type="string">
            <text:p text:style-name="P275"/>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81">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581">Zulu</text:span></text:a></text:p>
          </table:table-cell>
          <table:table-cell table:style-name="Table34.A1" office:value-type="string">
            <text:p text:style-name="P440">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581">zu</text:span></text:span></text:a></text:p>
          </table:table-cell>
          <table:table-cell table:style-name="Table34.A1" office:value-type="string">
            <text:p text:style-name="Table_20_Contents"><text:span text:style-name="Source_20_Text"><text:span text:style-name="T581">zul</text:span></text:span></text:p>
          </table:table-cell>
          <table:table-cell table:style-name="Table34.A1" office:value-type="string">
            <text:p text:style-name="Table_20_Contents"><text:span text:style-name="Source_20_Text"><text:span text:style-name="T581">zul</text:span></text:span></text:p>
          </table:table-cell>
          <table:table-cell table:style-name="Table34.A1" office:value-type="string">
            <text:p text:style-name="Table_20_Contents"><text:span text:style-name="Source_20_Text"><text:span text:style-name="T581">zul</text:span></text:span></text:p>
          </table:table-cell>
          <table:table-cell table:style-name="Table34.A1" office:value-type="string">
            <text:p text:style-name="P275"/>
          </table:table-cell>
        </table:table-row>
      </table:table>
      <text:p text:style-name="P666">Source: Wikipedia</text:p>
      <text:h text:style-name="Heading_20_4" text:outline-level="4"><text:bookmark-start text:name="__RefHeading___Toc21812_2146006214"/><text:soft-page-break/>Key<text:bookmark-end text:name="__RefHeading___Toc21812_2146006214"/></text:h>
      <text:p text:style-name="P627">The Key of the record is defined by <text:span text:style-name="T455">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25">The category is <text:span text:style-name="T806">a natural whole number (</text:span>internally a 4-byte integer<text:span text:style-name="T806">)</text:span> used to identify the record’s belonging to a specific set, for example a subject category. By default it is 0 <text:span text:style-name="T807">which denotes “uncategorized”</text:span>.</text:p>
      <text:p text:style-name="P625"/>
      <text:p text:style-name="P625">During indexing, if so defined, the parser uses the “Category Field” (by default “<text:span text:style-name="T455">CategoryField</text:span>") to set the category.</text:p>
      <text:p text:style-name="P625"/>
      <text:h text:style-name="Heading_20_4" text:outline-level="4"><text:bookmark-start text:name="__RefHeading___Toc21816_2146006214"/>Priority<text:bookmark-end text:name="__RefHeading___Toc21816_2146006214"/></text:h>
      <text:p text:style-name="P626">The <text:span text:style-name="T808">priority</text:span> is <text:span text:style-name="T806">a natural whole number (</text:span>internally a <text:span text:style-name="T809">2</text:span>-byte integer<text:span text:style-name="T806">)</text:span> used to <text:span text:style-name="T808">specify the record’s priority in a sort.</text:span></text:p>
      <text:p text:style-name="P626"/>
      <text:p text:style-name="P626">During indexing, if so defined, the parser uses the “<text:span text:style-name="T808">Priority</text:span> Field” (by default “<text:span text:style-name="T502">PriorityField</text:span>") to set the <text:span text:style-name="T808">priority.</text:span>.</text:p>
      <text:p text:style-name="P624"/>
      <text:h text:style-name="P808" text:outline-level="1"><text:bookmark-start text:name="__RefHeading___Toc20689_3285073552"/>Searching <text:bookmark-end text:name="__RefHeading___Toc20689_3285073552"/></text:h>
      <text:p text:style-name="Text_20_body"><text:span text:style-name="T728">The re-Isearch </text:span>work<text:span text:style-name="T728">s</text:span> with sets. The result of a query is a set <text:span text:style-name="T728">called a “result set”</text:span>. <text:span text:style-name="T728">Result s</text:span>ets may be combined and operations performed upon them. <text:s/><text:span text:style-name="T728">The engine</text:span> supports <text:span text:style-name="T728">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728">When we search, we search a database (index) also known outside of the context of the engine itself as a “target”. </text:span>Targets (search databases) are either individual indexes, defined by a &lt;DB&gt;.ini where &lt;DB&gt; is the name of the <text:span text:style-name="T547">index</text:span> or a virtual<text:span text:style-name="T547">ly defined ensemble</text:span> <text:span text:style-name="T547">of indexes</text:span>.</text:p>
      <text:p text:style-name="Text_20_body"/>
      <text:p text:style-name="Text_20_body"><text:span text:style-name="T546">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72"/>
      <text:p text:style-name="P173">The important group of configuration settings are defined in the “DbInfo” section</text:p>
      <text:p text:style-name="P173"><text:span text:style-name="Source_20_Text">[DbInfo]</text:span></text:p>
      <text:p text:style-name="P173"><text:span text:style-name="Source_20_Text">Collections=</text:span></text:p>
      <text:p text:style-name="P173"><text:span text:style-name="Source_20_Text">Databases=</text:span></text:p>
      <text:p text:style-name="P173"><text:span text:style-name="Source_20_Text">vdb-fle=</text:span></text:p>
      <text:p text:style-name="P173"><text:soft-page-break/><text:span text:style-name="Source_20_Text"/></text:p>
      <text:p text:style-name="P174"><text:span text:style-name="Source_20_Text"><text:span text:style-name="T153">Collections and Databases contain a list that is ‘,’ (comma) seperated (e.g. a,b,c).</text:span></text:span><text:span text:style-name="Source_20_Text"><text:span text:style-name="T548"> </text:span></text:span><text:span text:style-name="Source_20_Text"><text:span text:style-name="T153">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53">https://en.wikipedia.org/wiki/Filename#Comparison_of_filename_limitations</text:span></text:span></text:a></text:p>
      <text:p text:style-name="P174"><text:span text:style-name="Source_20_Text"><text:span text:style-name="T153"/></text:span></text:p>
      <text:p text:style-name="P175"><text:span text:style-name="Source_20_Text"><text:span text:style-name="T154">When it is not a virtual:</text:span></text:span></text:p>
      <text:p text:style-name="P42"><text:span text:style-name="Source_20_Text"><text:span text:style-name="T458">Databases=&lt;Path to db stem (Physical Index)&gt;</text:span></text:span></text:p>
      <text:p text:style-name="P42"><text:span text:style-name="Source_20_Text"><text:span text:style-name="T458"/></text:span></text:p>
      <text:p text:style-name="P173"><text:span text:style-name="Source_20_Text"><text:span text:style-name="T105">The </text:span></text:span><text:span text:style-name="Source_20_Text"><text:span text:style-name="T152">subtle </text:span></text:span><text:span text:style-name="Source_20_Text"><text:span text:style-name="T105">difference between Collections and Databases is that a “collection” can itself be a virtual database with a collection of databases while we normally assume a “database” to be an index. </text:span></text:span><text:span text:style-name="Source_20_Text"><text:span text:style-name="T152">The heuristic for collections tries to detect if there is a circular definition (a collection that includes something that includes something that includes itself). </text:span></text:span><text:span text:style-name="Source_20_Text"><text:span text:style-name="T154">We need to resolve everything into a unique list of physical indexes to search.</text:span></text:span></text:p>
      <text:h text:style-name="P863" text:outline-level="4"><text:bookmark-start text:name="__RefHeading___Toc553112_2404559079"/>Virtualization/<text:span text:style-name="T920">Shards/Clusters</text:span><text:bookmark-end text:name="__RefHeading___Toc553112_2404559079"/></text:h>
      <text:p text:style-name="P775">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546">irtual databases are quite powerful and since they are defined by a single file and can be created on-demand it allows for extremely flexible definitions of searching.</text:span></text:p>
      <text:p text:style-name="P220">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719"> </text:span><text:span text:style-name="T720">Oi </text:span><text:span text:style-name="T721">where Oi is the performance of the ith database—</text:span><text:span text:style-name="T423">typically </text:span><text:span text:style-name="T721"><text:s/>Oi </text:span><text:span text:style-name="T722">is </text:span><text:span text:style-name="T423">O(ln n) where n is the number of unique words in the index. </text:span><text:span text:style-name="T436">As one can see import (physically importing and merging one database into another) provides faster search than virtualization. With two databases db1 and db2 with respectively n and m unique words the typical big O performance is O(ln(n) + ln(m)).</text:span></text:p>
      <text:p text:style-name="P772"/>
      <text:p text:style-name="P722">The overwhelming advantage of virtualization is the speed and ease of their creation as they are defined by a single <text:span text:style-name="T723">plain text configuration</text:span> file. They can be created on the fly and disposed of at will.</text:p>
      <text:p text:style-name="P772"/>
      <text:p text:style-name="P722">There are two ways: either setting the correct values in a db.ini file or by providing a db.vdb file</text:p>
      <text:p text:style-name="P773">In an .ini </text:p>
      <text:p text:style-name="P46">[DbInfo]</text:p>
      <text:p text:style-name="P46">Collections=&lt;List of virtual databases&gt;</text:p>
      <text:p text:style-name="P46">Databases=&lt;List of physical databases&gt;</text:p>
      <text:p text:style-name="P46">vdb-file=&lt;Path to file list&gt; (default: &lt;database&gt;.vdb) # File has 1 entry per line</text:p>
      <text:p text:style-name="P773">A db.vdb file is just a line (one per line) of paths to db.ini files.</text:p>
      <text:p text:style-name="P723"/>
      <text:h text:style-name="P864" text:outline-level="4"><text:bookmark-start text:name="__RefHeading___Toc40600_482711269"/>Using Virtualization to optimize <text:span text:style-name="T917">high frequency conjunctions</text:span><text:bookmark-end text:name="__RefHeading___Toc40600_482711269"/></text:h>
      <text:p text:style-name="P720"><text:span text:style-name="T438">B</text:span><text:span text:style-name="T432">y moving high frequency search terms to their own index one can significantly improve performance on these queries. <text:s/></text:span><text:span text:style-name="T440">A store, for example, might have a number of departments: electronics, clothing, food. Moving each department to its own index can improve performance when searching for items in a specific department. </text:span></text:p>
      <text:p text:style-name="P180"/>
      <text:p text:style-name="P720"><text:span text:style-name="T432">This can also work with more complex queries such as conjuctions of high frequency terms.</text:span><text:span text:style-name="T438"> </text:span><text:span text:style-name="T432">Many of these expensive as they </text:span><text:span text:style-name="T438">comparatively low number of result records </text:span><text:span text:style-name="T432">but a high number of intermediate sets</text:span><text:span text:style-name="T438">. Imagine, for instance, a collection of records describing <text:s/>motorcars,</text:span><text:span text:style-name="T439"> </text:span><text:span text:style-name="T438">electronics </text:span><text:span text:style-name="T440">and tools</text:span><text:span text:style-name="T438">. Television here is probably a high frequency term just a</text:span><text:span text:style-name="T439">s</text:span><text:span text:style-name="T438"> Toyota but the only records about both concern the small number discussing the camera </text:span><text:soft-page-break/><text:span text:style-name="T438">display assembly, </text:span><text:span text:style-name="T439">for example </text:span><text:span text:style-name="T546">Part Number: </text:span><text:span text:style-name="Strong_20_Emphasis"><text:span text:style-name="T80">8679562020</text:span></text:span><text:span text:style-name="T546"> </text:span><text:span text:style-name="T918">which is listed as “CAMERA ASSEMBLY, TELEVISION, SIDE RIGHT”. </text:span><text:span text:style-name="T438">Instead of keeping these in a the main index one can move all the records into their own index, </text:span><text:span text:style-name="T439">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81"/>
      <text:p text:style-name="P721"><text:span text:style-name="T439">K</text:span><text:span text:style-name="T432">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41">and companies with “apple” in name, </text:span><text:span text:style-name="T432">the computer company Apple even had a line of <text:s/></text:span><text:span text:style-name="T441">A</text:span><text:span text:style-name="T432">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35"><text:span text:style-name="T729">The result of a query is a result set. </text:span>The most primitive set is the set of records that contain a single term (word or phrase). <text:span text:style-name="T729">The engine</text:span> supports also fielded data with extremely powerful and flexible methods. In its most basic form (when performing a search) you may specify a field, or a field path--- If no field is specified it means ANYWHERE in the record.</text:p>
      <text:p text:style-name="P535"/>
      <text:p text:style-name="P536">At the core is RPN and Infix notations:</text:p>
      <text:h text:style-name="P865" text:outline-level="4"><text:bookmark-start text:name="__RefHeading___Toc20695_3285073552"/>Infix Notation<text:bookmark-end text:name="__RefHeading___Toc20695_3285073552"/></text:h>
      <text:p text:style-name="P537"><text:line-break/>Infix notation is the common arithmetic and logical formula notation, in which operators are written infix-style between the operands they act on (e.g. 2 + 2). </text:p>
      <text:h text:style-name="P865" text:outline-level="4"><text:bookmark-start text:name="__RefHeading___Toc20697_3285073552"/>RPN Notation<text:bookmark-end text:name="__RefHeading___Toc20697_3285073552"/></text:h>
      <text:p text:style-name="P537"><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36"><text:line-break/>In RPN the operands precede the operator, removing the need for parentheses. For example, the expression 3 * ( 4 + 7) would be written as <text:span text:style-name="Teletype">3 4 7 + *</text:span>.</text:p>
      <text:p text:style-name="P535"/>
      <text:p text:style-name="P570"/>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71"><text:span text:style-name="Strong_20_Emphasis"><text:span text:style-name="T771">I</text:span></text:span><text:span text:style-name="Strong_20_Emphasis">nfix Expression</text:span></text:p>
            </table:table-cell>
            <table:table-cell table:style-name="Table32.A1" office:value-type="string">
              <text:p text:style-name="P571"><text:span text:style-name="Strong_20_Emphasis">Prefix Expression</text:span></text:p>
            </table:table-cell>
            <table:table-cell table:style-name="Table32.A1" office:value-type="string">
              <text:p text:style-name="P571"><text:span text:style-name="Strong_20_Emphasis"><text:span text:style-name="T772">RPN (</text:span></text:span><text:span text:style-name="Strong_20_Emphasis">Postfix</text:span><text:span text:style-name="Strong_20_Emphasis"><text:span text:style-name="T772">)</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able:table-row>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ext:soft-page-break/>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69"/>
      <text:p text:style-name="P572"><text:span text:style-name="T773">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37">50 + 50 – 25 * 0 + 2 + 2</text:span><text:span text:style-name="T774">” or <text:s text:c="3"/>“6 <text:s/>÷ 2 * (1 +2)”. <text:s/></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6"/>
      <text:p text:style-name="P575"/>
      <text:p text:style-name="P13"><text:span text:style-name="T64">All parts of </text:span><text:span text:style-name="T67">the query language</text:span><text:span text:style-name="T64"> are case insensitive apart </text:span><text:span text:style-name="T67">from terms</text:span><text:span text:style-name="T454">. Fields (paths) are case insensitive. While XML, for example, is case-sensitive, we are</text:span><text:span text:style-name="T426"> </text:span><text:span text:style-name="T428">case insensitive</text:span><text:span text:style-name="T454">.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418">1)</text:span> RPN expressions <text:span text:style-name="T418">2)</text:span> Infix (algebraic) <text:span text:style-name="T418">3)</text:span> Relevant feedback (a reference to a fragment) <text:span text:style-name="T418">4)</text:span> so called <text:span text:style-name="T64">smart</text:span> plain language queries<text:span text:style-name="T418"> </text:span><text:span text:style-name="T419">5)</text:span><text:span text:style-name="T416"> C++ </text:span><text:span text:style-name="T419">6)</text:span><text:span text:style-name="T416"> Via a bound language interface in Python or one of the other SWIG supported languages (</text:span>Go, Guile, Java, <text:span text:style-name="T416">Lua, <text:s/></text:span>MzScheme, Ocaml, Octave, Perl, PHP, R. Ruby. Scilab. Tcl/Tk<text:span text:style-name="T416">).</text:span></text:p>
      <text:p text:style-name="P13"/>
      <text:h text:style-name="Heading_20_4" text:outline-level="4"><text:bookmark-start text:name="__RefHeading___Toc40743_1889624576"/>Relevant Feedback<text:bookmark-end text:name="__RefHeading___Toc40743_1889624576"/></text:h>
      <text:p text:style-name="P711">The idea behind relevance feedback is to take the results that are initially returned from a given query, to gather user feedback, and to use information about whether or not those results are relevant to perform a new query. </text:p>
      <text:p text:style-name="P711"/>
      <text:p text:style-name="P711"><text:span text:style-name="T906">Relevant feedback performs a</text:span> query expansion that utilizes explicit relevant feedback with word synonyms and semantic relatedness. </text:p>
      <text:p text:style-name="P711"/>
      <text:p text:style-name="P712"><text:soft-page-break/>The particular implementation is designed to allow explicit feedback to transcend a particular index (target). <text:span text:style-name="T907">Central is the so-called “QueryRelevantId”. This is a string expression:</text:span></text:p>
      <text:p text:style-name="P59">DBFullPath//Key/Element:Weight</text:p>
      <text:p text:style-name="P712">The engine internally opens that the target (which can be a virtual database) <text:span text:style-name="T907">whose path is </text:span><text:span text:style-name="T518">DBFullPath</text:span><text:span text:style-name="T907"> </text:span>and retrieves the terms in the defined <text:span text:style-name="T907">record’s (using the </text:span><text:span text:style-name="T518">Key</text:span><text:span text:style-name="T907">) </text:span>element (path) and builds a union (OR’d) query expression, potentially with is inherent sub-structure, boosted with the defined weight.</text:p>
      <text:p text:style-name="P713"/>
      <text:p text:style-name="P714">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21">One <text:span text:style-name="T803">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20"/>
      <text:p text:style-name="P620">Smart queries try to interpret the query <text:span text:style-name="T83">if its RPN or Infix or maybe just some terms. The logic for handling just terms is as-if it first searched for </text:span>a literal expression, if not then tying to find the terms in a common leaf node—<text:span text:style-name="T802">either anonymous <text:s/>or path specified—in <text:s/>a record’s object model</text:span>, if not then AND‘d (Intersection of sets), if not then OR‘d (Union) <text:span text:style-name="T520">but reduced to the number of words in the query.</text:span></text:p>
      <text:p text:style-name="P13"/>
      <text:p text:style-name="P17">Example: Searching in the collected works of Shakespeare:</text:p>
      <text:list text:style-name="L9">
        <text:list-item>
          <text:p text:style-name="P894">rich water</text:p>
          <text:p text:style-name="P896">It find that there are no phases like “rich water” but in the `The Life of Timon of Athens' it finds that both the words “rich” and “water” are in the same line: “.. And rich: here is a water, look ye..”. The query is confirmed as <text:span text:style-name="T455">"rich" "water" PEER </text:span><text:span text:style-name="T105">(see binary operators below)</text:span></text:p>
        </text:list-item>
        <text:list-item>
          <text:p text:style-name="P895">hate jews</text:p>
          <text:p text:style-name="P893"><text:span text:style-name="T145">It find</text:span><text:span text:style-name="T144">s</text:span><text:span text:style-name="T145"> that there are no phrases like “hate jews” but in the `The Merchant of Venice' we have in act lines that both talk about “hate” and “jews”. The smart query gets confirmed as <text:s/></text:span><text:span text:style-name="T456">"hate" "jews" || REDUCE:2 <text:s text:c="2"/></text:span><text:span text:style-name="T520">(see unary operators below)</text:span></text:p>
          <text:p text:style-name="P897">with the result “.. <text:s/>I hate him for he is a Christian ..” <text:s/>found in PLAY\ACT\SCENE\SPEECH\LINE</text:p>
        </text:list-item>
        <text:list-item>
          <text:p text:style-name="P894">out out</text:p>
          <text:p text:style-name="P893"><text:span text:style-name="T144">It finds a number of lines where “out out” is said such as “Out, out, Lucetta! that would be ill-favour'd” in `The Two Gentlemen of Verona'. The confirmed query is: </text:span><text:span text:style-name="T498">“out out”</text:span><text:span text:style-name="T144">.</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521">fantastic </text:span>for many <text:span text:style-name="T521">typical use cases (and why we developed it)</text:span>, power users tend to want to perform more precise queries. <text:span text:style-name="T84">The implemented</text:span> <text:span text:style-name="T98">infix and RPN language</text:span>s<text:span text:style-name="T84"> support </text:span>fields and paths (like Xquery) as well as<text:span text:style-name="T84"> a very rich set of unary and binary operators and an assortment of modifiers </text:span>(prefix and suffix)<text:span text:style-name="T84">.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4">[[path][relation]]searchterm[:n]</text:span></text:span></text:p>
      <text:p text:style-name="Text_20_body"><text:span text:style-name="Source_20_Text"/></text:p>
      <text:p text:style-name="P104"><text:soft-page-break/><text:span text:style-name="Source_20_Text"><text:span text:style-name="T149">Example</text:span></text:span><text:span text:style-name="Source_20_Text"><text:span text:style-name="T105">:</text:span></text:span><text:span text:style-name="Source_20_Text"> design</text:span></text:p>
      <text:p text:style-name="P14"/>
      <text:p text:style-name="P16">This is the most basic search. Example <text:span text:style-name="T455">“design” </text:span>to find “design” anywhere. Or <text:span text:style-name="T455">title/design</text:span> to find “design” just in <text:span text:style-name="T455">title</text:span> elements. Since paths are case-insensitive there is no difference between <text:span text:style-name="T455">Title/design</text:span>, <text:span text:style-name="T455">tITle/design</text:span> and <text:span text:style-name="T455">title/design</text:span>.</text:p>
      <text:p text:style-name="P103"/>
      <text:p text:style-name="P104"><text:span text:style-name="Source_20_Text"><text:span text:style-name="T416">Example:</text:span></text:span><text:span text:style-name="Source_20_Text"> </text:span><text:span text:style-name="Source_20_Text"><text:span text:style-name="T416">title/design</text:span></text:span></text:p>
      <text:p text:style-name="P104"/>
      <text:p text:style-name="P103"><text:span text:style-name="T431">Paths can be from the root ‘\’ (e.g. \</text:span><text:span text:style-name="T420">record</text:span><text:span text:style-name="T421">\</text:span><text:span text:style-name="T420">metadata</text:span><text:span text:style-name="T421">\</text:span><text:span text:style-name="T433">title)</text:span><text:span text:style-name="T431"> or from any location (e.g. title or metadata\title)). <text:s/>Paths can be specified with, depending upon indexing, ‘|’ <text:s text:c="2"/>or <text:s/>‘/’ (or ‘\\’) <text:s/>but one needs in the </text:span><text:span text:style-name="Source_20_Text"><text:span text:style-name="T431">field/term</text:span></text:span><text:span text:style-name="T431"> <text:s/>format to be quite careful (with quotes) to delineate the field from the term. <text:s/></text:span></text:p>
      <text:p text:style-name="P103"/>
      <text:p text:style-name="P103">Another way to approach the problem of searching an element (RPN):</text:p>
      <text:p text:style-name="P103"/>
      <text:p text:style-name="P163"><text:span text:style-name="Source_20_Text"><text:span text:style-name="T151">Is to use special unary operator called WITHIN:path.</text:span></text:span><text:span text:style-name="Source_20_Text"><text:span text:style-name="T533"> Searching </text:span></text:span></text:p>
      <text:p text:style-name="P109"><text:span text:style-name="Source_20_Text"><text:span text:style-name="T533">Design WITHIN:title</text:span></text:span><text:span text:style-name="T530"> </text:span></text:p>
      <text:p text:style-name="P163"><text:span text:style-name="T530">is equivalent to title/Design but often more convenient, especially where for the element we have a path. Instead of \</text:span><text:span text:style-name="Source_20_Text"><text:span text:style-name="T530">\A\\B\\C\\D\\E/”word”</text:span></text:span><text:span text:style-name="T530"> (since we need to escape the \) we can use the expression: “</text:span><text:span text:style-name="Source_20_Text"><text:span text:style-name="T530">word” WITHIN:/A/B/C/D/E</text:span></text:span></text:p>
      <text:p text:style-name="P104"><text:span text:style-name="Source_20_Text"><text:span text:style-name="T523"/></text:span></text:p>
      <text:p text:style-name="P105"><text:span text:style-name="Source_20_Text"><text:span text:style-name="T108">Note: <text:s/>the expressions:</text:span></text:span></text:p>
      <text:p text:style-name="P107"><text:span text:style-name="Source_20_Text"><text:span text:style-name="T523">term1 term2 &amp;&amp; WITHIN:title</text:span></text:span></text:p>
      <text:p text:style-name="Text_20_body"><text:span text:style-name="Source_20_Text">and</text:span></text:p>
      <text:p text:style-name="P108"><text:span text:style-name="Source_20_Text"><text:span text:style-name="T531">term1 WITHIN:title term2 WITHIN:title &amp;&amp;</text:span></text:span></text:p>
      <text:p text:style-name="Text_20_body"><text:span text:style-name="Source_20_Text"/></text:p>
      <text:p text:style-name="Text_20_body"><text:span text:style-name="Source_20_Text"><text:span text:style-name="T105">yield the same results </text:span></text:span><text:span text:style-name="Source_20_Text"><text:span text:style-name="T150">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531"> </text:span></text:span></text:p>
      <text:list xml:id="list223811042285008" text:continue-list="list223810513452240" text:style-name="List_20_5">
        <text:list-item>
          <text:p text:style-name="Heading_20_3"><text:span text:style-name="Source_20_Text"><text:span text:style-name="T158">Term and datatype search</text:span></text:span></text:p>
        </text:list-item>
      </text:list>
      <text:p text:style-name="Text_20_body"><text:span text:style-name="Source_20_Text"><text:span text:style-name="T105">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25" text:outline-level="2"><text:bookmark-start text:name="__RefHeading___Toc20703_3285073552"/>Term and field paths support “Glob” matching<text:bookmark-end text:name="__RefHeading___Toc20703_3285073552"/></text:h>
      <text:p text:style-name="P14"><text:span text:style-name="T431">We </text:span>support left <text:span text:style-name="T452">(with some limitations in terms) and right (without limitations) </text:span>truncated search as well as a combination of * and ? <text:span text:style-name="T452">f</text:span>or glob matching. This can be <text:span text:style-name="T452">universally </text:span>applied to path (fieldname) and <text:span text:style-name="T452">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ext:soft-page-break/>
        <table:table-row>
          <table:table-cell table:style-name="Table6.A1" office:value-type="string">
            <text:p text:style-name="P577">Wildcard</text:p>
          </table:table-cell>
          <table:table-cell table:style-name="Table6.A1" office:value-type="string">
            <text:p text:style-name="P577">Description</text:p>
          </table:table-cell>
          <table:table-cell table:style-name="Table6.A1" office:value-type="string">
            <text:p text:style-name="P577">Example</text:p>
          </table:table-cell>
          <table:table-cell table:style-name="Table6.D1" office:value-type="string">
            <text:p text:style-name="P577">Matches</text:p>
          </table:table-cell>
        </table:table-row>
        <table:table-row>
          <table:table-cell table:style-name="Table6.A2" office:value-type="string">
            <text:p text:style-name="P90">*</text:p>
          </table:table-cell>
          <table:table-cell table:style-name="Table6.A2" office:value-type="string">
            <text:p text:style-name="P89">matches any number of any characters</text:p>
          </table:table-cell>
          <table:table-cell table:style-name="Table6.A2" office:value-type="string">
            <text:p text:style-name="P257"><text:span text:style-name="Source_20_Text"><text:span text:style-name="T140">Law*</text:span></text:span></text:p>
          </table:table-cell>
          <table:table-cell table:style-name="Table6.D2" office:value-type="string">
            <text:p text:style-name="P725"><text:span text:style-name="Source_20_Text"><text:span text:style-name="T140">Law</text:span></text:span><text:span text:style-name="T140">, </text:span><text:span text:style-name="Source_20_Text"><text:span text:style-name="T140">Laws</text:span></text:span><text:span text:style-name="T140">, or </text:span><text:span text:style-name="Source_20_Text"><text:span text:style-name="T140">Lawyer</text:span></text:span></text:p>
          </table:table-cell>
        </table:table-row>
        <table:table-row>
          <table:table-cell table:style-name="Table6.A2" office:value-type="string">
            <text:p text:style-name="P90">?</text:p>
          </table:table-cell>
          <table:table-cell table:style-name="Table6.A2" office:value-type="string">
            <text:p text:style-name="P89">matches any single character </text:p>
          </table:table-cell>
          <table:table-cell table:style-name="Table6.A2" office:value-type="string">
            <text:p text:style-name="P257"><text:span text:style-name="Source_20_Text"><text:span text:style-name="T140">?at</text:span></text:span></text:p>
          </table:table-cell>
          <table:table-cell table:style-name="Table6.D2" office:value-type="string">
            <text:p text:style-name="P725"><text:span text:style-name="Source_20_Text"><text:span text:style-name="T140">Cat</text:span></text:span><text:span text:style-name="T140">, </text:span><text:span text:style-name="Source_20_Text"><text:span text:style-name="T140">cat</text:span></text:span><text:span text:style-name="T140">, </text:span><text:span text:style-name="Source_20_Text"><text:span text:style-name="T140">Bat</text:span></text:span><text:span text:style-name="T140"> or </text:span><text:span text:style-name="Source_20_Text"><text:span text:style-name="T140">bat</text:span></text:span></text:p>
          </table:table-cell>
        </table:table-row>
        <table:table-row>
          <table:table-cell table:style-name="Table6.A2" office:value-type="string">
            <text:p text:style-name="P91">[abc]</text:p>
          </table:table-cell>
          <table:table-cell table:style-name="Table6.A2" office:value-type="string">
            <text:p text:style-name="P89">matches one character given in the bracket </text:p>
          </table:table-cell>
          <table:table-cell table:style-name="Table6.A2" office:value-type="string">
            <text:p text:style-name="P257"><text:span text:style-name="Source_20_Text"><text:span text:style-name="T140">[CB]at</text:span></text:span></text:p>
          </table:table-cell>
          <table:table-cell table:style-name="Table6.D2" office:value-type="string">
            <text:p text:style-name="P725"><text:span text:style-name="Source_20_Text"><text:span text:style-name="T140">Cat</text:span></text:span><text:span text:style-name="T140"> or </text:span><text:span text:style-name="Source_20_Text"><text:span text:style-name="T140">Bat</text:span></text:span></text:p>
          </table:table-cell>
        </table:table-row>
        <table:table-row>
          <table:table-cell table:style-name="Table6.A2" office:value-type="string">
            <text:p text:style-name="P91">[a-z]</text:p>
          </table:table-cell>
          <table:table-cell table:style-name="Table6.A2" office:value-type="string">
            <text:p text:style-name="P89">matches one character from the (locale-dependent) range given in the bracket </text:p>
          </table:table-cell>
          <table:table-cell table:style-name="Table6.A2" office:value-type="string">
            <text:p text:style-name="P257"><text:span text:style-name="Source_20_Text"><text:span text:style-name="T140">Letter[0-9]</text:span></text:span></text:p>
          </table:table-cell>
          <table:table-cell table:style-name="Table6.D2" office:value-type="string">
            <text:p text:style-name="P725"><text:span text:style-name="Source_20_Text"><text:span text:style-name="T140">Letter0</text:span></text:span><text:span text:style-name="T140">, </text:span><text:span text:style-name="Source_20_Text"><text:span text:style-name="T140">Letter1</text:span></text:span><text:span text:style-name="T140">, </text:span><text:span text:style-name="Source_20_Text"><text:span text:style-name="T140">Letter2</text:span></text:span><text:span text:style-name="T140"> up to </text:span><text:span text:style-name="Source_20_Text"><text:span text:style-name="T140">Letter9</text:span></text:span></text:p>
          </table:table-cell>
        </table:table-row>
        <table:table-row>
          <table:table-cell table:style-name="Table6.A2" office:value-type="string">
            <text:p text:style-name="P91">{xx,yy,zz}</text:p>
          </table:table-cell>
          <table:table-cell table:style-name="Table6.A2" office:value-type="string">
            <text:p text:style-name="P89">match any of "xx", "yy", or "zz"</text:p>
          </table:table-cell>
          <table:table-cell table:style-name="Table6.A2" office:value-type="string">
            <text:p text:style-name="P92">{<text:span text:style-name="T451">C</text:span>,<text:span text:style-name="T451">B</text:span>}<text:span text:style-name="T451">at</text:span></text:p>
          </table:table-cell>
          <table:table-cell table:style-name="Table6.D2" office:value-type="string">
            <text:p text:style-name="P319">Cat or Bat</text:p>
          </table:table-cell>
        </table:table-row>
      </table:table>
      <text:p text:style-name="P13"/>
      <text:p text:style-name="P16">Example: <text:span text:style-name="T455">t*/design would if there was only one field starting with the letter t and it was title search for title/design.</text:span></text:p>
      <text:p text:style-name="P19"/>
      <text:p text:style-name="P65">Glob in path names is quite powerful as it allows one to narrow down search into specific elements.</text:p>
      <text:p text:style-name="P18"/>
      <text:p text:style-name="P65">For every hit we can also examine where it occurred. Example: Searching for </text:p>
      <text:p text:style-name="P161"><text:span text:style-name="T456"><text:s/></text:span><text:span text:style-name="T145">Example:</text:span><text:span text:style-name="T456"> PLAY\ACT\SCENE\SPEECH\LINE</text:span></text:p>
      <text:h text:style-name="Heading_20_1" text:outline-level="1"><text:bookmark-start text:name="__RefHeading___Toc20705_3285073552"/>Q<text:span text:style-name="T96">uery Operators (re-Isearch Language)</text:span><text:bookmark-end text:name="__RefHeading___Toc20705_3285073552"/></text:h>
      <text:p text:style-name="P5">The re-Isearch engine has been design<text:span text:style-name="T95">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26"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00">Polymorphic Binary Operators</text:p>
          </table:table-cell>
          <table:covered-table-cell/>
        </table:table-row>
        <table:table-row>
          <table:table-cell table:style-name="Table2.A2" office:value-type="string">
            <text:p text:style-name="P336">Operator</text:p>
          </table:table-cell>
          <table:table-cell table:style-name="Table2.B2" office:value-type="string">
            <text:p text:style-name="P289"/>
          </table:table-cell>
        </table:table-row>
        <table:table-row>
          <table:table-cell table:style-name="Table2.A2" office:value-type="string">
            <text:p text:style-name="P289">&gt;</text:p>
          </table:table-cell>
          <table:table-cell table:style-name="Table2.B2" office:value-type="string">
            <text:p text:style-name="P289">Greater than</text:p>
          </table:table-cell>
        </table:table-row>
        <table:table-row>
          <table:table-cell table:style-name="Table2.A2" office:value-type="string">
            <text:p text:style-name="P289">&lt;</text:p>
          </table:table-cell>
          <table:table-cell table:style-name="Table2.B2" office:value-type="string">
            <text:p text:style-name="P289">Less than</text:p>
          </table:table-cell>
        </table:table-row>
        <table:table-row>
          <table:table-cell table:style-name="Table2.A2" office:value-type="string">
            <text:p text:style-name="P289">&lt;=</text:p>
          </table:table-cell>
          <table:table-cell table:style-name="Table2.B2" office:value-type="string">
            <text:p text:style-name="P289">Less than or equal to</text:p>
          </table:table-cell>
        </table:table-row>
        <table:table-row table:style-name="Table2.6">
          <table:table-cell table:style-name="Table2.A2" office:value-type="string">
            <text:p text:style-name="P289">&gt;=</text:p>
          </table:table-cell>
          <table:table-cell table:style-name="Table2.B2" office:value-type="string">
            <text:p text:style-name="P289">Greater then or equal to</text:p>
          </table:table-cell>
        </table:table-row>
      </table:table>
      <text:p text:style-name="P4"/>
      <text:p text:style-name="P540">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214">Operator</text:p>
          </table:table-cell>
          <table:table-cell table:style-name="Table22.A1" office:value-type="string">
            <text:p text:style-name="P214">Semantics</text:p>
          </table:table-cell>
        </table:table-row>
        <table:table-row>
          <table:table-cell table:style-name="Table22.A1" office:value-type="string">
            <text:p text:style-name="P275">&lt; &lt;=</text:p>
          </table:table-cell>
          <table:table-cell table:style-name="Table22.A1" office:value-type="string">
            <text:p text:style-name="P275">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75">=</text:p>
          </table:table-cell>
          <table:table-cell table:style-name="Table22.A1" office:value-type="string">
            <text:p text:style-name="P275">For general "string" fields its interpreted just as "/", viz. a member of the field.</text:p>
          </table:table-cell>
        </table:table-row>
        <table:table-row>
          <table:table-cell table:style-name="Table22.A1" office:value-type="string">
            <text:p text:style-name="P275">&gt; &gt;=</text:p>
          </table:table-cell>
          <table:table-cell table:style-name="Table22.A1" office:value-type="string">
            <text:p text:style-name="P275">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9">Long Operator Name</text:p>
          </table:table-cell>
          <table:table-cell table:style-name="Table1.B1" office:value-type="string">
            <text:p text:style-name="P199">Sym</text:p>
          </table:table-cell>
          <table:table-cell table:style-name="Table1.C1" table:number-columns-spanned="2" office:value-type="string">
            <text:p text:style-name="P199">Description</text:p>
          </table:table-cell>
          <table:covered-table-cell/>
        </table:table-row>
        <table:table-row>
          <table:table-cell table:style-name="Table1.A2" office:value-type="string">
            <text:p text:style-name="P275">OR <text:s text:c="2"/></text:p>
          </table:table-cell>
          <table:table-cell table:style-name="Table1.B2" office:value-type="string">
            <text:p text:style-name="P275">||</text:p>
          </table:table-cell>
          <table:table-cell table:style-name="Table1.C2" table:number-columns-spanned="2" office:value-type="string">
            <text:p text:style-name="P275">Union, the set of all elements in either of two sets</text:p>
          </table:table-cell>
          <table:covered-table-cell/>
        </table:table-row>
        <table:table-row>
          <table:table-cell table:style-name="Table1.A2" office:value-type="string">
            <text:p text:style-name="P275">AND </text:p>
          </table:table-cell>
          <table:table-cell table:style-name="Table1.B2" office:value-type="string">
            <text:p text:style-name="P275">&amp;&amp;</text:p>
          </table:table-cell>
          <table:table-cell table:style-name="Table1.C2" table:number-columns-spanned="2" office:value-type="string">
            <text:p text:style-name="P275"><text:span text:style-name="T89">I</text:span>ntersection, the set of all elements in both sets</text:p>
          </table:table-cell>
          <table:covered-table-cell/>
        </table:table-row>
        <text:soft-page-break/>
        <table:table-row>
          <table:table-cell table:style-name="Table1.A2" office:value-type="string">
            <text:p text:style-name="P275">ANDNOT</text:p>
          </table:table-cell>
          <table:table-cell table:style-name="Table1.B2" office:value-type="string">
            <text:p text:style-name="P275">&amp;!</text:p>
          </table:table-cell>
          <table:table-cell table:style-name="Table1.C2" table:number-columns-spanned="2" office:value-type="string">
            <text:p text:style-name="P275">Elements in the one set but NOT in the other</text:p>
          </table:table-cell>
          <table:covered-table-cell/>
        </table:table-row>
        <table:table-row>
          <table:table-cell table:style-name="Table1.A2" office:value-type="string">
            <text:p text:style-name="P275">NOTAND</text:p>
          </table:table-cell>
          <table:table-cell table:style-name="Table1.B2" office:value-type="string">
            <text:p text:style-name="P275">!<text:span text:style-name="T91">&amp;</text:span></text:p>
          </table:table-cell>
          <table:table-cell table:style-name="Table1.C2" table:number-columns-spanned="2" office:value-type="string">
            <text:p text:style-name="P275">As above but operand order reversed</text:p>
          </table:table-cell>
          <table:covered-table-cell/>
        </table:table-row>
        <table:table-row>
          <table:table-cell table:style-name="Table1.A2" office:value-type="string">
            <text:p text:style-name="P285">NAND</text:p>
          </table:table-cell>
          <table:table-cell table:style-name="Table1.B2" office:value-type="string">
            <text:p text:style-name="P286">&amp;!</text:p>
          </table:table-cell>
          <table:table-cell table:style-name="Table1.C2" table:number-columns-spanned="2" office:value-type="string">
            <text:p text:style-name="P285">Complement of AND, elements in neither</text:p>
          </table:table-cell>
          <table:covered-table-cell/>
        </table:table-row>
        <table:table-row>
          <table:table-cell table:style-name="Table1.A2" office:value-type="string">
            <text:p text:style-name="P275">XOR</text:p>
          </table:table-cell>
          <table:table-cell table:style-name="Table1.B2" office:value-type="string">
            <text:p text:style-name="P275">^^</text:p>
          </table:table-cell>
          <table:table-cell table:style-name="Table1.C2" table:number-columns-spanned="2" office:value-type="string">
            <text:p text:style-name="P275">Exclusive Union, elements in either but not both</text:p>
          </table:table-cell>
          <table:covered-table-cell/>
        </table:table-row>
        <table:table-row>
          <table:table-cell table:style-name="Table1.A2" office:value-type="string">
            <text:p text:style-name="P275">XNOR</text:p>
          </table:table-cell>
          <table:table-cell table:style-name="Table1.B2" office:value-type="string">
            <text:p text:style-name="P275">^!</text:p>
          </table:table-cell>
          <table:table-cell table:style-name="Table1.C2" table:number-columns-spanned="2" office:value-type="string">
            <text:p text:style-name="P275">Exclusive not <text:span text:style-name="T94">OR</text:span>, <text:span text:style-name="T94">complement set of XOR</text:span></text:p>
          </table:table-cell>
          <table:covered-table-cell/>
        </table:table-row>
        <table:table-row>
          <table:table-cell table:style-name="Table1.A2" office:value-type="string">
            <text:p text:style-name="P275"/>
          </table:table-cell>
          <table:table-cell table:style-name="Table1.B2" office:value-type="string">
            <text:p text:style-name="P275"/>
          </table:table-cell>
          <table:table-cell table:style-name="Table1.C2" table:number-columns-spanned="2" office:value-type="string">
            <text:p text:style-name="P275"/>
          </table:table-cell>
          <table:covered-table-cell/>
        </table:table-row>
        <table:table-row>
          <table:table-cell table:style-name="Table1.A2" office:value-type="string">
            <text:p text:style-name="P275">PROX:<text:span text:style-name="T92">num</text:span></text:p>
          </table:table-cell>
          <table:table-cell table:style-name="Table1.B2" office:value-type="string">
            <text:p text:style-name="P275"/>
          </table:table-cell>
          <table:table-cell table:style-name="Table1.C2" table:number-columns-spanned="2" office:value-type="string">
            <text:p text:style-name="P275">PROX:0 := ADJ. <text:span text:style-name="T93">PROX:n := NEAR:n </text:span></text:p>
          </table:table-cell>
          <table:covered-table-cell/>
        </table:table-row>
        <table:table-row>
          <table:table-cell table:style-name="Table1.A2" office:value-type="string">
            <text:p text:style-name="P275">NEAR[:num]</text:p>
          </table:table-cell>
          <table:table-cell table:style-name="Table1.B2" office:value-type="string">
            <text:p text:style-name="P275"/>
          </table:table-cell>
          <table:table-cell table:style-name="Table1.C2" table:number-columns-spanned="2" office:value-type="string">
            <text:p text:style-name="P275">matching terms in the sets are within <text:span text:style-name="T89">num</text:span> <text:span text:style-name="T453">bytes in the source</text:span></text:p>
          </table:table-cell>
          <table:covered-table-cell/>
        </table:table-row>
        <table:table-row>
          <table:table-cell table:style-name="Table1.A2" office:value-type="string">
            <text:p text:style-name="P275">BEFORE[:num]</text:p>
          </table:table-cell>
          <table:table-cell table:style-name="Table1.B2" office:value-type="string">
            <text:p text:style-name="P275"/>
          </table:table-cell>
          <table:table-cell table:style-name="Table1.C2" table:number-columns-spanned="2" office:value-type="string">
            <text:p text:style-name="P275"><text:s/><text:span text:style-name="T89">As above but in order before</text:span></text:p>
          </table:table-cell>
          <table:covered-table-cell/>
        </table:table-row>
        <table:table-row>
          <table:table-cell table:style-name="Table1.A2" office:value-type="string">
            <text:p text:style-name="P275">AFTER[:num]</text:p>
          </table:table-cell>
          <table:table-cell table:style-name="Table1.B2" office:value-type="string">
            <text:p text:style-name="P275"/>
          </table:table-cell>
          <table:table-cell table:style-name="Table1.C2" table:number-columns-spanned="2" office:value-type="string">
            <text:p text:style-name="P275">As above but in order after</text:p>
          </table:table-cell>
          <table:covered-table-cell/>
        </table:table-row>
        <table:table-row>
          <table:table-cell table:style-name="Table1.A2" office:value-type="string">
            <text:p text:style-name="P275">DIST[&gt;,&gt;=,&lt;,&lt;=]num</text:p>
          </table:table-cell>
          <table:table-cell table:style-name="Table1.B2" office:value-type="string">
            <text:p text:style-name="P275"/>
          </table:table-cell>
          <table:table-cell table:style-name="Table1.C2" table:number-columns-spanned="2" office:value-type="string">
            <text:p text:style-name="P275"><text:s/><text:span text:style-name="T90">D</text:span>istance between words in source measured in bytes. <text:span text:style-name="T90">(and order)</text:span></text:p>
          </table:table-cell>
          <table:covered-table-cell/>
        </table:table-row>
        <table:table-row>
          <table:table-cell table:style-name="Table1.A2" table:number-columns-spanned="3" office:value-type="string">
            <text:p text:style-name="P288"><text:span text:style-name="T453">n</text:span>um <text:span text:style-name="T453">&gt; 1: </text:span><text:s/>integer <text:span text:style-name="T453">for bytes</text:span>. <text:span text:style-name="T453"><text:s/></text:span>As fraction of 1: <text:s/>% of doc <text:span text:style-name="T453">length (in bytes)</text:span>.</text:p>
          </table:table-cell>
          <table:covered-table-cell/>
          <table:covered-table-cell/>
          <table:table-cell table:style-name="Table1.C2" office:value-type="string">
            <text:p text:style-name="P288"/>
          </table:table-cell>
        </table:table-row>
        <table:table-row>
          <table:table-cell table:style-name="Table1.A2" office:value-type="string">
            <text:p text:style-name="P275">NEIGHBOR</text:p>
          </table:table-cell>
          <table:table-cell table:style-name="Table1.B2" office:value-type="string">
            <text:p text:style-name="P275">.~.</text:p>
          </table:table-cell>
          <table:table-cell table:style-name="Table1.C2" table:number-columns-spanned="2" office:value-type="string">
            <text:p text:style-name="P275"/>
          </table:table-cell>
          <table:covered-table-cell/>
        </table:table-row>
        <table:table-row>
          <table:table-cell table:style-name="Table1.A2" office:value-type="string">
            <text:p text:style-name="P275">PEER</text:p>
          </table:table-cell>
          <table:table-cell table:style-name="Table1.B2" office:value-type="string">
            <text:p text:style-name="P289">.=.</text:p>
          </table:table-cell>
          <table:table-cell table:style-name="Table1.C2" table:number-columns-spanned="2" office:value-type="string">
            <text:p text:style-name="P275">Elements in the same (unnamed) final tree leaf node</text:p>
          </table:table-cell>
          <table:covered-table-cell/>
        </table:table-row>
        <table:table-row>
          <table:table-cell table:style-name="Table1.A2" office:value-type="string">
            <text:p text:style-name="P275">PEERa</text:p>
          </table:table-cell>
          <table:table-cell table:style-name="Table1.B2" office:value-type="string">
            <text:p text:style-name="P275"/>
          </table:table-cell>
          <table:table-cell table:style-name="Table1.C2" table:number-columns-spanned="2" office:value-type="string">
            <text:p text:style-name="P275">like PEER but after</text:p>
          </table:table-cell>
          <table:covered-table-cell/>
        </table:table-row>
        <table:table-row>
          <table:table-cell table:style-name="Table1.A2" office:value-type="string">
            <text:p text:style-name="P275">PEERb</text:p>
          </table:table-cell>
          <table:table-cell table:style-name="Table1.B2" office:value-type="string">
            <text:p text:style-name="P275"/>
          </table:table-cell>
          <table:table-cell table:style-name="Table1.C2" table:number-columns-spanned="2" office:value-type="string">
            <text:p text:style-name="P275">like PEER but ordered after</text:p>
          </table:table-cell>
          <table:covered-table-cell/>
        </table:table-row>
        <table:table-row>
          <table:table-cell table:style-name="Table1.A2" office:value-type="string">
            <text:p text:style-name="P275">XPEER</text:p>
          </table:table-cell>
          <table:table-cell table:style-name="Table1.B2" office:value-type="string">
            <text:p text:style-name="P275"/>
          </table:table-cell>
          <table:table-cell table:style-name="Table1.C2" table:number-columns-spanned="2" office:value-type="string">
            <text:p text:style-name="P275">Not in the same container</text:p>
          </table:table-cell>
          <table:covered-table-cell/>
        </table:table-row>
        <table:table-row>
          <table:table-cell table:style-name="Table1.A2" office:value-type="string">
            <text:p text:style-name="P275">AND:field</text:p>
          </table:table-cell>
          <table:table-cell table:style-name="Table1.B2" office:value-type="string">
            <text:p text:style-name="P275"/>
          </table:table-cell>
          <table:table-cell table:style-name="Table1.C2" table:number-columns-spanned="2" office:value-type="string">
            <text:p text:style-name="P275">Elements in the same node instance of field</text:p>
          </table:table-cell>
          <table:covered-table-cell/>
        </table:table-row>
        <table:table-row>
          <table:table-cell table:style-name="Table1.A2" office:value-type="string">
            <text:p text:style-name="P275">BEFORE:field</text:p>
          </table:table-cell>
          <table:table-cell table:style-name="Table1.B2" office:value-type="string">
            <text:p text:style-name="P275"/>
          </table:table-cell>
          <table:table-cell table:style-name="Table1.C2" table:number-columns-spanned="2" office:value-type="string">
            <text:p text:style-name="P275">like AND:field but before</text:p>
          </table:table-cell>
          <table:covered-table-cell/>
        </table:table-row>
        <table:table-row>
          <table:table-cell table:style-name="Table1.A2" office:value-type="string">
            <text:p text:style-name="P275">AFTER:field</text:p>
          </table:table-cell>
          <table:table-cell table:style-name="Table1.B2" office:value-type="string">
            <text:p text:style-name="P275"/>
          </table:table-cell>
          <table:table-cell table:style-name="Table1.C2" table:number-columns-spanned="2" office:value-type="string">
            <text:p text:style-name="P275"><text:span text:style-name="T90">l</text:span>ike AND:field but after</text:p>
          </table:table-cell>
          <table:covered-table-cell/>
        </table:table-row>
        <table:table-row>
          <table:table-cell table:style-name="Table1.A2" office:value-type="string">
            <text:p text:style-name="P275">ADJ</text:p>
          </table:table-cell>
          <table:table-cell table:style-name="Table1.B2" office:value-type="string">
            <text:p text:style-name="P275">##</text:p>
          </table:table-cell>
          <table:table-cell table:style-name="Table1.C2" table:number-columns-spanned="2" office:value-type="string">
            <text:p text:style-name="P275">Matching terms are adjacent to one another</text:p>
          </table:table-cell>
          <table:covered-table-cell/>
        </table:table-row>
        <table:table-row>
          <table:table-cell table:style-name="Table1.A2" office:value-type="string">
            <text:p text:style-name="P275">FOLLOWS</text:p>
          </table:table-cell>
          <table:table-cell table:style-name="Table1.B2" office:value-type="string">
            <text:p text:style-name="P275">#&gt;</text:p>
          </table:table-cell>
          <table:table-cell table:style-name="Table1.C2" table:number-columns-spanned="2" office:value-type="string">
            <text:p text:style-name="P275">Within some ordered elements of one another</text:p>
          </table:table-cell>
          <table:covered-table-cell/>
        </table:table-row>
        <table:table-row>
          <table:table-cell table:style-name="Table1.A2" office:value-type="string">
            <text:p text:style-name="P275">PRECEDES</text:p>
          </table:table-cell>
          <table:table-cell table:style-name="Table1.B2" office:value-type="string">
            <text:p text:style-name="P275">#&lt;</text:p>
          </table:table-cell>
          <table:table-cell table:style-name="Table1.C2" table:number-columns-spanned="2" office:value-type="string">
            <text:p text:style-name="P275">Within some ordered elements of one another</text:p>
          </table:table-cell>
          <table:covered-table-cell/>
        </table:table-row>
        <table:table-row>
          <table:table-cell table:style-name="Table1.A2" office:value-type="string">
            <text:p text:style-name="P275">PROX</text:p>
          </table:table-cell>
          <table:table-cell table:style-name="Table1.B2" office:value-type="string">
            <text:p text:style-name="P275"/>
          </table:table-cell>
          <table:table-cell table:style-name="Table1.C2" table:number-columns-spanned="2" office:value-type="string">
            <text:p text:style-name="P275">Proximity</text:p>
          </table:table-cell>
          <table:covered-table-cell/>
        </table:table-row>
        <table:table-row>
          <table:table-cell table:style-name="Table1.A2" office:value-type="string">
            <text:p text:style-name="P275">FAR</text:p>
          </table:table-cell>
          <table:table-cell table:style-name="Table1.B2" office:value-type="string">
            <text:p text:style-name="P275"/>
          </table:table-cell>
          <table:table-cell table:style-name="Table1.C2" table:number-columns-spanned="2" office:value-type="string">
            <text:p text:style-name="P275">Elements a "good distance" away from each other</text:p>
          </table:table-cell>
          <table:covered-table-cell/>
        </table:table-row>
        <table:table-row>
          <table:table-cell table:style-name="Table1.A2" office:value-type="string">
            <text:p text:style-name="P275">NEAR</text:p>
          </table:table-cell>
          <table:table-cell table:style-name="Table1.B2" office:value-type="string">
            <text:p text:style-name="P275">.&lt;.</text:p>
          </table:table-cell>
          <table:table-cell table:style-name="Table1.C2" table:number-columns-spanned="2" office:value-type="string">
            <text:p text:style-name="P275">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78">Operators that can act on result sets from searching different databases (using common keys)</text:p>
          </table:table-cell>
          <table:covered-table-cell/>
        </table:table-row>
        <table:table-row>
          <table:table-cell table:style-name="Table3.A2" office:value-type="string">
            <text:p text:style-name="P275">JOIN</text:p>
          </table:table-cell>
          <table:table-cell table:style-name="Table3.B2" office:value-type="string">
            <text:p text:style-name="P275"><text:span text:style-name="T95">J</text:span>oin, <text:span text:style-name="T95">a set containing elements shared (common record keys) between both sets.</text:span></text:p>
          </table:table-cell>
        </table:table-row>
        <table:table-row>
          <table:table-cell table:style-name="Table3.A2" office:value-type="string">
            <text:p text:style-name="P275">JOINL</text:p>
          </table:table-cell>
          <table:table-cell table:style-name="Table3.B2" office:value-type="string">
            <text:p text:style-name="P275">Join left, <text:span text:style-name="T95">a set containing those on the right PLUS those on the left with common keys</text:span></text:p>
          </table:table-cell>
        </table:table-row>
        <table:table-row>
          <table:table-cell table:style-name="Table3.A2" office:value-type="string">
            <text:p text:style-name="P275">JOINR</text:p>
          </table:table-cell>
          <table:table-cell table:style-name="Table3.B2" office:value-type="string">
            <text:p text:style-name="P275">Join right, <text:span text:style-name="T95">a set containing those of the left PLUS those on the right with common keys</text:span></text:p>
          </table:table-cell>
        </table:table-row>
      </table:table>
      <text:p text:style-name="P784"><text:span text:style-name="T929">See: </text:span><text:a xlink:type="simple" xlink:href="#2.2.1.2.Differences to Graph Databases (Joins)|outline" text:style-name="Internet_20_link" text:visited-style-name="Visited_20_Internet_20_Link"><text:span text:style-name="T929">#2.2.1.2.Differences to Graph Databases (Joins)|outline</text:span></text:a></text:p>
      <text:h text:style-name="P827"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579">Operator</text:p>
          </table:table-cell>
          <table:table-cell table:style-name="Table4.A1" office:value-type="string">
            <text:p text:style-name="P579">Sym</text:p>
          </table:table-cell>
          <table:table-cell table:style-name="Table4.C1" office:value-type="string">
            <text:p text:style-name="P579">Description</text:p>
          </table:table-cell>
        </table:table-row>
        <table:table-row>
          <table:table-cell table:style-name="Table4.A2" office:value-type="string">
            <text:p text:style-name="P275">NOT </text:p>
          </table:table-cell>
          <table:table-cell table:style-name="Table4.A2" office:value-type="string">
            <text:p text:style-name="P275">!</text:p>
          </table:table-cell>
          <table:table-cell table:style-name="Table4.C2" office:value-type="string">
            <text:p text:style-name="P275">Set compliment</text:p>
          </table:table-cell>
        </table:table-row>
        <table:table-row>
          <table:table-cell table:style-name="Table4.A2" office:value-type="string">
            <text:p text:style-name="P275">WITHIN[:field] </text:p>
          </table:table-cell>
          <table:table-cell table:style-name="Table4.A2" office:value-type="string">
            <text:p text:style-name="P275"/>
          </table:table-cell>
          <table:table-cell table:style-name="Table4.C2" office:value-type="string">
            <text:p text:style-name="P290">Records with elements within the specified field. <text:s/>RPN queries "term WITHIN:field" <text:soft-page-break/>and "field/term" are equivalent. </text:p>
            <text:p text:style-name="P290">(for performance the query "field/term" is <text:span text:style-name="T96">preferred</text:span> to "term WITHIN:field")</text:p>
          </table:table-cell>
        </table:table-row>
        <table:table-row>
          <table:table-cell table:style-name="Table4.A2" office:value-type="string">
            <text:p text:style-name="P275">WITHIN[:daterange]</text:p>
          </table:table-cell>
          <table:table-cell table:style-name="Table4.A2" office:value-type="string">
            <text:p text:style-name="P275"/>
          </table:table-cell>
          <table:table-cell table:style-name="Table4.C2" office:value-type="string">
            <text:p text:style-name="P275"><text:span text:style-name="T96">O</text:span>nly records with record dates within the range</text:p>
          </table:table-cell>
        </table:table-row>
        <table:table-row table:style-name="Table4.5">
          <table:table-cell table:style-name="Table4.A2" office:value-type="string">
            <text:p text:style-name="P275">WITHKEY:pattern</text:p>
          </table:table-cell>
          <table:table-cell table:style-name="Table4.A2" office:value-type="string">
            <text:p text:style-name="P275"/>
          </table:table-cell>
          <table:table-cell table:style-name="Table4.C2" office:value-type="string">
            <text:p text:style-name="P275">Only records whose key match pattern</text:p>
          </table:table-cell>
        </table:table-row>
        <table:table-row>
          <table:table-cell table:style-name="Table4.A2" office:value-type="string">
            <text:p text:style-name="P275">S<text:span text:style-name="T812">IB</text:span>LING</text:p>
          </table:table-cell>
          <table:table-cell table:style-name="Table4.A2" office:value-type="string">
            <text:p text:style-name="P275"/>
          </table:table-cell>
          <table:table-cell table:style-name="Table4.C2" office:value-type="string">
            <text:p text:style-name="P275"><text:span text:style-name="T96">O</text:span>nly hits in the same container <text:span text:style-name="T97">(see PEER)</text:span></text:p>
          </table:table-cell>
        </table:table-row>
        <table:table-row>
          <table:table-cell table:style-name="Table4.A2" office:value-type="string">
            <text:p text:style-name="P275">INSIDE[:field]</text:p>
          </table:table-cell>
          <table:table-cell table:style-name="Table4.A2" office:value-type="string">
            <text:p text:style-name="P275"/>
          </table:table-cell>
          <table:table-cell table:style-name="Table4.C2" office:value-type="string">
            <text:p text:style-name="P275">Hits are limited to those in the specified field</text:p>
          </table:table-cell>
        </table:table-row>
        <table:table-row>
          <table:table-cell table:style-name="Table4.A2" office:value-type="string">
            <text:p text:style-name="P275">XWITHIN[:field]</text:p>
          </table:table-cell>
          <table:table-cell table:style-name="Table4.A2" office:value-type="string">
            <text:p text:style-name="P275"/>
          </table:table-cell>
          <table:table-cell table:style-name="Table4.C2" office:value-type="string">
            <text:p text:style-name="P275">Absolutely NOT in the specified field</text:p>
          </table:table-cell>
        </table:table-row>
        <table:table-row>
          <table:table-cell table:style-name="Table4.A2" office:value-type="string">
            <text:p text:style-name="P275">FILE:pattern</text:p>
          </table:table-cell>
          <table:table-cell table:style-name="Table4.A2" office:value-type="string">
            <text:p text:style-name="P275"/>
          </table:table-cell>
          <table:table-cell table:style-name="Table4.C2" office:value-type="string">
            <text:p text:style-name="P275">Records whose local file path match pattern</text:p>
          </table:table-cell>
        </table:table-row>
        <table:table-row>
          <table:table-cell table:style-name="Table4.A2" office:value-type="string">
            <text:p text:style-name="P275">REDUCE[:nnn]</text:p>
          </table:table-cell>
          <table:table-cell table:style-name="Table4.A2" office:value-type="string">
            <text:p text:style-name="P275"/>
          </table:table-cell>
          <table:table-cell table:style-name="Table4.C2" office:value-type="string">
            <text:p text:style-name="P275">Reduce set to those records with nnn matching terms</text:p>
            <text:p text:style-name="P275"><text:span text:style-name="T97">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75">HITCOUNT:nnn </text:p>
          </table:table-cell>
          <table:table-cell table:style-name="Table4.A2" office:value-type="string">
            <text:p text:style-name="P275"/>
          </table:table-cell>
          <table:table-cell table:style-name="Table4.C2" office:value-type="string">
            <text:p text:style-name="P275"><text:span text:style-name="T97">T</text:span>rim set to contain only records with min. nnn hits.</text:p>
          </table:table-cell>
        </table:table-row>
        <table:table-row>
          <table:table-cell table:style-name="Table4.A2" office:value-type="string">
            <text:p text:style-name="P275">HITCOUNT[&gt;,&gt;=,&lt;,&lt;=]num</text:p>
          </table:table-cell>
          <table:table-cell table:style-name="Table4.A2" office:value-type="string">
            <text:p text:style-name="P275"/>
          </table:table-cell>
          <table:table-cell table:style-name="Table4.C2" office:value-type="string">
            <text:p text:style-name="P275"><text:span text:style-name="T97">A</text:span>s above. Example: HITCOUNT&gt;10 means to include only those records with MORE than 10 hits.</text:p>
          </table:table-cell>
        </table:table-row>
        <table:table-row>
          <table:table-cell table:style-name="Table4.A2" office:value-type="string">
            <text:p text:style-name="P275">TRIM:nnn </text:p>
          </table:table-cell>
          <table:table-cell table:style-name="Table4.A2" office:value-type="string">
            <text:p text:style-name="P275"/>
          </table:table-cell>
          <table:table-cell table:style-name="Table4.C2" office:value-type="string">
            <text:p text:style-name="P275">Truncate set to max. nnn elements</text:p>
          </table:table-cell>
        </table:table-row>
        <table:table-row>
          <table:table-cell table:style-name="Table4.A2" office:value-type="string">
            <text:p text:style-name="P275">BOOST:nnn</text:p>
          </table:table-cell>
          <table:table-cell table:style-name="Table4.A2" office:value-type="string">
            <text:p text:style-name="P275"/>
          </table:table-cell>
          <table:table-cell table:style-name="Table4.C2" office:value-type="string">
            <text:p text:style-name="P275">Boost score by nnn (as weight)</text:p>
          </table:table-cell>
        </table:table-row>
        <table:table-row>
          <table:table-cell table:style-name="Table4.A2" office:value-type="string">
            <text:p text:style-name="P275">SORTBY:&lt;ByWhat&gt;</text:p>
          </table:table-cell>
          <table:table-cell table:style-name="Table4.A2" office:value-type="string">
            <text:p text:style-name="P275"/>
          </table:table-cell>
          <table:table-cell table:style-name="Table4.C2" office:value-type="string">
            <text:p text:style-name="P291"><text:span text:style-name="T97">S</text:span>ort the set "ByWhat" (reserved <text:span text:style-name="T537">case-insensitive</text:span> names: "Key", "Hits", "Date", "Index", "Score", "AuxCount", "Newsrank", "Function", "Category", "ReverseHits", "ReverseDate", etc. )</text:p>
          </table:table-cell>
        </table:table-row>
      </table:table>
      <text:p text:style-name="P12"/>
      <text:p text:style-name="P574"><text:bookmark-start text:name="__RefHeading___Toc20711_3285073552"/>SortBy:&lt;ByWhat&gt;<text:bookmark-end text:name="__RefHeading___Toc20711_3285073552"/></text:p>
      <text:p text:style-name="P164"/>
      <text:p text:style-name="P164">The <text:span text:style-name="T535">SORTBY</text:span> unary operator is used to specify a specific desired sort of the result set upon which it applies. It is used to sort <text:span text:style-name="T537">(ByWhat keywords are case insensitive) </text:span>by</text:p>
      <text:list text:style-name="L10">
        <text:list-item>
          <text:p text:style-name="P898">“<text:span text:style-name="T535">Score” → Score (the default). The score, in turn, depends upon the selected normalization algorithm.</text:span></text:p>
        </text:list-item>
        <text:list-item>
          <text:p text:style-name="P898">“<text:span text:style-name="T534">Key” → Alphanumeric sort of the record key.</text:span></text:p>
        </text:list-item>
        <text:list-item>
          <text:p text:style-name="P898"><text:span text:style-name="T534">“Hits” → N</text:span>umber of hits (descending) </text:p>
        </text:list-item>
        <text:list-item>
          <text:p text:style-name="P898"><text:span text:style-name="T534">“ReverseHits” → N</text:span>umber of hits (ascending)</text:p>
        </text:list-item>
        <text:list-item>
          <text:p text:style-name="P898"><text:span text:style-name="T534">“Date” → Da</text:span>te (descending)</text:p>
        </text:list-item>
        <text:list-item>
          <text:p text:style-name="P898"><text:span text:style-name="T534">“ReverseDate” → D</text:span>ate (ascending)</text:p>
        </text:list-item>
        <text:list-item>
          <text:p text:style-name="P898"><text:span text:style-name="T534">“Index” → P</text:span>osition in the index</text:p>
        </text:list-item>
        <text:list-item>
          <text:p text:style-name="P898"><text:span text:style-name="T534">“Newsrank” → Newsrank: <text:s/></text:span>a special mix of score and date</text:p>
        </text:list-item>
        <text:list-item>
          <text:p text:style-name="P898"><text:span text:style-name="T534">“Category” → C</text:span>ategory</text:p>
        </text:list-item>
        <text:list-item>
          <text:p text:style-name="P898"><text:span text:style-name="T534">“Function” → F</text:span>unction</text:p>
        </text:list-item>
        <text:list-item>
          <text:p text:style-name="P899">“Private1” , “Private2” .. → A number of private sorting algorithms (installable) <text:span text:style-name="T536">that use private data (defined by the algorithm) to perform its sort. This is quite site specific and “out-of-the-box” is not defined.</text:span></text:p>
          <text:list>
            <text:list-item>
              <text:p text:style-name="P900">If the private <text:span text:style-name="T537">sort handler</text:span> is not installed <text:span text:style-name="T537">(defined)</text:span> it defaults to sorting by score (ascending).</text:p>
            </text:list-item>
          </text:list>
        </text:list-item>
      </text:list>
      <text:p text:style-name="P165"/>
      <text:p text:style-name="P165">Queries can also weight various matches or field results to give them more importance (or less). There are also methods to cluster or shift position in results ranking with hits (matches) that are closer to one another („magnitism“).</text:p>
      <text:h text:style-name="P828" text:outline-level="2"><text:bookmark-start text:name="__RefHeading___Toc20713_3285073552"/><text:soft-page-break/>RPN vs Infix<text:bookmark-end text:name="__RefHeading___Toc20713_3285073552"/></text:h>
      <text:p text:style-name="P163">Internally all expressions are converted into a RPN <text:span text:style-name="T85">(Reverse Polish Notation)</text:span> and place<text:span text:style-name="T83">d</text:span> on stacks.</text:p>
      <text:p text:style-name="P163">In reverse Polish notation, the operators follow their operands; for instance, to add 3 and 4 together, one would write 3 4 + rather than 3 + 4. <text:span text:style-name="T451">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63"/>
      <text:p text:style-name="P162">While Infix is generally more familiar (except perhaps users of HP Scientific calculators) with a bit of practice the RPN language is generally preferred for it clarity and performance. </text:p>
      <text:p text:style-name="P163">Result sets from searches on terms on the stack are cached to try to prevent repeated searches. Caches may also be made persistent by using disk storage. This is useful for session oriented search and retrieval when used in stateless environments.</text:p>
      <text:p text:style-name="P163"/>
      <text:p text:style-name="P163">Since it is a true query language it is possible to write extremely ineffective and costly queries. <text:span text:style-name="T83">There is a facility to give search expressions only a limited amount of „fuel“ to run. One can also explicitly select to use these partial results.</text:span></text:p>
      <text:p text:style-name="P163"/>
      <text:p text:style-name="P163"/>
      <table:table table:name="Table5" table:style-name="Table5">
        <table:table-column table:style-name="Table5.A"/>
        <table:table-column table:style-name="Table5.B"/>
        <table:table-row>
          <table:table-cell table:style-name="Table5.A1" office:value-type="string">
            <text:p text:style-name="P580">Example RPN</text:p>
          </table:table-cell>
          <table:table-cell table:style-name="Table5.B1" office:value-type="string">
            <text:p text:style-name="P580">Example Infix</text:p>
          </table:table-cell>
        </table:table-row>
        <table:table-row>
          <table:table-cell table:style-name="Table5.A2" table:number-rows-spanned="2" office:value-type="string">
            <text:p text:style-name="P298">title/cat title/dog <text:span text:style-name="T532">||</text:span> title/mouse <text:span text:style-name="T532">||</text:span> </text:p>
          </table:table-cell>
          <table:table-cell table:style-name="Table5.B2" office:value-type="string">
            <text:p text:style-name="P298">title/cat <text:span text:style-name="T532">||</text:span> title/dog <text:span text:style-name="T532">||</text:span> title/mouse</text:p>
          </table:table-cell>
        </table:table-row>
        <table:table-row>
          <table:covered-table-cell table:style-name="Table5.A2"/>
          <table:table-cell table:style-name="Table5.B2" office:value-type="string">
            <text:p text:style-name="P299">title/(“cat” <text:span text:style-name="T532">||</text:span> “dog” <text:span text:style-name="T532">||</text:span> “mouse”)</text:p>
          </table:table-cell>
        </table:table-row>
        <table:table-row>
          <table:table-cell table:style-name="Table5.A2" office:value-type="string">
            <text:p text:style-name="P299">speaker/hamlet line/love AND:scene</text:p>
          </table:table-cell>
          <table:table-cell table:style-name="Table5.B2" office:value-type="string">
            <text:p text:style-name="P299">(speaker/hamlet and:scene line/love)</text:p>
          </table:table-cell>
        </table:table-row>
        <table:table-row>
          <table:table-cell table:style-name="Table5.A2" office:value-type="string">
            <text:p text:style-name="P299">out spot PEER</text:p>
          </table:table-cell>
          <table:table-cell table:style-name="Table5.B2" office:value-type="string">
            <text:p text:style-name="P299">out <text:span text:style-name="T99">PEER </text:span>spot</text:p>
          </table:table-cell>
        </table:table-row>
        <table:table-row>
          <table:table-cell table:style-name="Table5.A2" office:value-type="string">
            <text:p text:style-name="P299">from/edz 'subject/"<text:span text:style-name="T99">EU NGI0</text:span>"' <text:span text:style-name="T532">&amp;&amp;</text:span></text:p>
          </table:table-cell>
          <table:table-cell table:style-name="Table5.B2" office:value-type="string">
            <text:p text:style-name="P299">from/edz <text:span text:style-name="T532">&amp;&amp;</text:span> <text:s/>'subject/"<text:span text:style-name="T99">EU NGI0</text:span>"'</text:p>
          </table:table-cell>
        </table:table-row>
      </table:table>
      <text:h text:style-name="Heading_20_4" text:outline-level="4" text:is-list-header="true"/>
      <text:h text:style-name="Heading_20_2" text:outline-level="2"><text:bookmark-start text:name="__RefHeading___Toc20715_3285073552"/>Personalized <text:span text:style-name="T819">T</text:span>hesauri<text:bookmark-end text:name="__RefHeading___Toc20715_3285073552"/></text:h>
      <text:p text:style-name="Text_20_body"><text:span text:style-name="T741">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text:soft-page-break/>hydrography=stream+river+spring+lake+pond+aqueduct+siphon+well <text:s text:c="2"/></text:p>
      <text:p text:style-name="Preformatted_20_Text">Al-Qaida=Al-Qa'ida+Al-Kaida+Al-Qaida+Al-Qaida+al-qaeda</text:p>
      <text:p text:style-name="Preformatted_20_Text">kernkraft=automkraft</text:p>
      <text:p text:style-name="P759">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66"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59">peace=pax</text:p>
      <text:p text:style-name="Text_20_body">The Infix query: (<text:span text:style-name="T455">"War" and "Peace"</text:span>) is expanded as-if (<text:span text:style-name="T455">("war" or "krieg":2 or "combat" or "battle")</text:span> and (<text:span text:style-name="T455">"peace" or "pax")</text:span>) was entered into the system. The RPN query: <text:span text:style-name="T455">"War":2 "Peace" &amp;&amp;</text:span> (really the same as the above Infix query save the use of the weight "2" on the "war" term) is expanded as-if "war" <text:span text:style-name="T455">"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765"/>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65">Proximity searches don't try to be <text:span text:style-name="T743">precise </text:span>since they ignore terrain and other factors. This makes them computationally simple as long as the distance is relatively small.</text:p>
      <text:p text:style-name="P765"><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14">Haversine formula:</text:p>
          </table:table-cell>
          <table:table-cell table:style-name="Table27.B1" office:value-type="string">
            <text:p text:style-name="P213">R = earth’s radius (mean radius = 6,371km) Δlat = lat<text:span text:style-name="T742">2</text:span>− lat<text:span text:style-name="T742">1</text:span> Δlong = long<text:span text:style-name="T742">2</text:span>− long<text:span text:style-name="T742">1</text:span> a = sin²(Δlat/2) + cos(lat<text:span text:style-name="T742">1</text:span>).cos(lat<text:span text:style-name="T742">2</text:span>).sin²(Δlong/2) c = 2.atan2(√a, √(1−a)) d = R.c</text:p>
          </table:table-cell>
        </table:table-row>
      </table:table>
      <text:p text:style-name="P542"/>
      <text:p text:style-name="P542">Since we are only interested in relatively small distances and rough accuracy we can use the simpler law of cosines:</text:p>
      <text:p text:style-name="P50"/>
      <text:p text:style-name="P542"><text:span text:style-name="T455">dist = acos ( sin(deg2rad(lat1)) * sin(deg2rad(lat2)) + cos(deg2rad(lat1)) * cos(deg2rad(lat2)) * cos(deg2rad( lon1 - lon2 )) ) * </text:span><text:span text:style-name="T499">factor</text:span></text:p>
      <text:p text:style-name="P542"/>
      <text:p text:style-name="P542"><text:span text:style-name="T743">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744">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oft-page-break/><text:span text:style-name="T744">Geospatial </text:span>Bounding box search<text:bookmark-end text:name="__RefHeading___Toc20725_3285073552"/></text:h>
      <text:p text:style-name="P765">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04">Since <text:span text:style-name="T725">many formats</text:span> (<text:span text:style-name="T725">like XML, </text:span>the underlying model for RSS, Atom and CAPS) ha<text:span text:style-name="T725">ve</text:span> an explicit ancestry of nodes and paths we exploit them for contextual search. This allows for some interesting and powerful searches:</text:p>
      <text:list text:style-name="L11">
        <text:list-item>
          <text:p text:style-name="P901">Find stories with words in the same unnamed node (for instance in the same Title or same Description). </text:p>
        </text:list-item>
        <text:list-item>
          <text:p text:style-name="P901">Find stories with words in the same named node (for instance in the same explicit Title or same Description).</text:p>
        </text:list-item>
        <text:list-item>
          <text:p text:style-name="P901">Find stories with words in the same named explicit node path (for instance in the same explicit Title of an image of a ...).</text:p>
        </text:list-item>
        <text:list-item>
          <text:p text:style-name="P901">Select content of named nodes, named paths or object attributes.</text:p>
        </text:list-item>
        <text:list-item>
          <text:p text:style-name="P901">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04"/>
      <text:p text:style-name="P204">In RSS, <text:span text:style-name="T725">for example, </text:span>this means that one can search for items in the same, for example, item description and request the title and URL of the items that match. Just what one needs given the multiple items per feed!</text:p>
      <text:p text:style-name="P204"><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21">&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24">&lt;Videos&gt;</text:p>
      <text:p text:style-name="P324"><text:s text:c="2"/>&lt;Video ASIN="B0000DJ7G9"&gt;</text:p>
      <text:p text:style-name="P324"><text:s/>&lt;Title Screenplay="William Shakespeare" Alt="Othello"&gt;The Tragedy of Othello: The Moor of Venice&lt;/Title&gt;</text:p>
      <text:p text:style-name="P324"><text:s text:c="4"/>&lt;Director&gt;Orson Welles</text:p>
      <text:p text:style-name="P324"><text:s text:c="4"/>&lt;Length&gt;90 minutes&lt;/Length&gt;</text:p>
      <text:p text:style-name="P324"><text:s text:c="4"/>&lt;Format&gt;DVD&lt;/Format&gt;</text:p>
      <text:p text:style-name="P324"><text:s text:c="4"/>&lt;Certificationg&gt;U&lt;/Certification&gt;</text:p>
      <text:p text:style-name="P324"><text:soft-page-break/><text:s text:c="2"/>&lt;/Video&gt;</text:p>
      <text:p text:style-name="P321">&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67" text:outline-level="4"><text:bookmark-start text:name="__RefHeading___Toc22000_1695099701"/>Example<text:bookmark-end text:name="__RefHeading___Toc22000_1695099701"/></text:h>
      <text:p text:style-name="P636">Searching the collected works of Shakespeare (using the Isearch command line tool) we’d like to know who says “to be or not to be”?</text:p>
      <text:p text:style-name="P636"/>
      <text:p text:style-name="P638">In the XML we have:</text:p>
      <text:p text:style-name="P638">…</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38">...</text:p>
      <text:p text:style-name="P637"/>
      <text:p text:style-name="P638">The match is a LINE and that is an element of SPEECH and we’d like to know the SPEAKER.</text:p>
      <text:p text:style-name="P637"/>
      <text:p text:style-name="P639"><text:span text:style-name="T126">edz@icebear$</text:span> I<text:span text:style-name="T480">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text:soft-page-break/>HAMLET</text:p>
      <text:p text:style-name="P35"/>
      <text:p text:style-name="P72">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68" text:outline-level="4"><text:bookmark-start text:name="__RefHeading___Toc20729_3285073552"/>Order<text:bookmark-end text:name="__RefHeading___Toc20729_3285073552"/></text:h>
      <text:p text:style-name="P573"><text:line-break/>Lady Macheth says "<text:span text:style-name="Citation">spot</text:span>" in another speech too..</text:p>
      <text:p text:style-name="P324">&lt;SPEECH&gt;</text:p>
      <text:p text:style-name="P324"><text:s text:c="2"/>&lt;SPEAKER&gt;LADY MACBETH&lt;&lt;SPEAKER;&gt;</text:p>
      <text:p text:style-name="P324"><text:s text:c="2"/>&lt;LINE&gt;Yet here's a spot.&lt;/LINE&gt;</text:p>
      <text:p text:style-name="P321">&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726">from HTML</text:span> of Überzeugung and &amp;Uuml;berzeugung are equivalent but their lengths are different. </text:p>
      <text:p text:style-name="P759">zum Thema Präsentieren und Überzeugen</text:p>
      <text:p text:style-name="Text_20_body">The file system offsets between the word "Thema" and "und" depends upon how "Präsentieren" was encoded. As UTF-7, <text:span text:style-name="T775">UTF-8, </text:span>U<text:span text:style-name="T775">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59">&lt;name&gt;Edward C. Zimmermann&lt;/name&gt;&lt;company&gt;NONMONOTOMIC Lab&lt;/company&gt;</text:p>
      <text:p text:style-name="Text_20_body"><text:soft-page-break/>What is the word distance between "Lab" and "Edward" keeping in mind that XML markup is equivalent if NAME is specified before or after COMPANY? </text:p>
      <text:p text:style-name="P759">&lt;company&gt;NONMONOTOMIC Lab&lt;/company&gt;&lt;name&gt;Edward C. Zimmermann&lt;/name&gt;</text:p>
      <text:p text:style-name="P573">These are equivalent content and the word distance? That's right.. its not well defined <text:span text:style-name="T776">(that is why the XML people came out withe xs:sequence for Schemas to denote in applications when order matters)</text:span>! <text:span text:style-name="T777">Leaving order aside, do we count “name” and “company” as words?</text:span></text:p>
      <text:p text:style-name="Text_20_body">Order and inclusion do make sense, even some rough guide to distance but words? We are, of course, open to convincing examples!</text:p>
      <text:p text:style-name="P583">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726">We</text:span> can also count containers <text:span text:style-name="T726">using C++ (or one of the language bindings)</text:span>.</text:p>
      <text:p text:style-name="P759">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581">&lt;ingredients&gt;</text:span></text:p>
      <text:p text:style-name="P324"><text:s text:c="4"/>&lt;item&gt;Chocolate&lt;/item&gt;</text:p>
      <text:p text:style-name="P324"><text:s text:c="4"/>&lt;item&gt;Flour&lt;/item&gt;</text:p>
      <text:p text:style-name="P324"><text:s text:c="4"/>&lt;item&gt;Butter&lt;/item&gt;</text:p>
      <text:p text:style-name="P324"><text:s text:c="4"/>&lt;item&gt;eggs&lt;/item&gt;</text:p>
      <text:p text:style-name="P321"><text:s text:c="2"/>&lt;/ingredients&gt;</text:p>
      <text:p text:style-name="Text_20_body">The <text:span text:style-name="T425">o</text:span><text:span text:style-name="T427">r</text:span><text:span text:style-name="T425">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727">of the re-Isearch language </text:span>to CQL<text:bookmark-end text:name="__RefHeading___Toc20733_3285073552"/></text:h>
      <text:p text:style-name="Text_20_body">CQL query consist, <text:span text:style-name="T454">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195"><text:span text:style-name="T816">IB</text:span> Expression <text:span text:style-name="T727">(re-Isearch language)</text:span></text:p>
          </table:table-cell>
          <table:table-cell table:style-name="Table7.B1" office:value-type="string">
            <text:p text:style-name="P195">CQL Expression</text:p>
          </table:table-cell>
        </table:table-row>
        <table:table-row>
          <table:table-cell table:style-name="Table7.A2" office:value-type="string">
            <text:p text:style-name="P292">dc.title/fish</text:p>
          </table:table-cell>
          <table:table-cell table:style-name="Table7.B2" office:value-type="string">
            <text:p text:style-name="P275">dc.title any fish </text:p>
          </table:table-cell>
        </table:table-row>
        <table:table-row>
          <table:table-cell table:style-name="Table7.A2" office:value-type="string">
            <text:p text:style-name="P292">dc.title/fish dc.creator/sanderson OR</text:p>
          </table:table-cell>
          <table:table-cell table:style-name="Table7.B2" office:value-type="string">
            <text:p text:style-name="P275">dc.title any fish or dc.creator any sanderson </text:p>
          </table:table-cell>
        </table:table-row>
      </table:table>
      <text:p text:style-name="Text_20_body"/>
      <text:h text:style-name="Heading_20_2" text:outline-level="2"><text:bookmark-start text:name="__RefHeading___Toc20735_3285073552"/><text:soft-page-break/>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730">We</text:span> support many models of sorting result sets:</text:p>
      <text:list text:style-name="L12">
        <text:list-item>
          <text:p text:style-name="P907">By Record Key</text:p>
        </text:list-item>
        <text:list-item>
          <text:p text:style-name="P907">By order as indexed</text:p>
        </text:list-item>
        <text:list-item>
          <text:p text:style-name="P907">By an external sort</text:p>
        </text:list-item>
        <text:list-item>
          <text:p text:style-name="P907">By Score</text:p>
        </text:list-item>
        <text:list-item>
          <text:p text:style-name="P907">By Adjuncted Score</text:p>
        </text:list-item>
        <text:list-item>
          <text:p text:style-name="P907">By number of different term matches</text:p>
        </text:list-item>
        <text:list-item>
          <text:p text:style-name="P907">By Date (either forward or reverse)</text:p>
        </text:list-item>
        <text:list-item>
          <text:p text:style-name="P907">By Category</text:p>
        </text:list-item>
        <text:list-item>
          <text:p text:style-name="P906">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57"/></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730">re-Isearch</text:span> engine supports many models of normalization. These may be chosen at search time:</text:p>
      <text:list text:style-name="L13">
        <text:list-item>
          <text:p text:style-name="P911">No normalization.</text:p>
        </text:list-item>
        <text:list-item>
          <text:p text:style-name="P908">Cosine normalization <text:span text:style-name="T780">(TD-IDF)</text:span>: Despite being many decades old, still seems to be among the best. <text:span text:style-name="T782">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782">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09">Log Normalization: <text:span text:style-name="T781">A cosine variant n</text:span>ormalized <text:span text:style-name="T781">(dampened)</text:span> according to the log of document length.</text:p>
        </text:list-item>
        <text:list-item>
          <text:p text:style-name="P909">Max Normalization: Normalized to favor those with more different hits.</text:p>
        </text:list-item>
        <text:list-item>
          <text:p text:style-name="P909">Bytes Normalization: Various document length normalization models have been proposed to address the bias of Cosine Normalization towards shorter records. They, however, nearly always tend to overly penalize long records—<text:span text:style-name="T788">including BM25</text:span>. With Byte Normalization a middle ground approach is taken: the cosine model is slightly modified to also take document length distribution into consideration.</text:p>
        </text:list-item>
        <text:list-item>
          <text:p text:style-name="P910"><text:s/>Euclidean Normalization: Yet another variant of Cosine Normalization. The byte metric distance between "hits" (multiple term searches) is used to favor records where these are closer. Since hits are <text:span text:style-name="T789">typically</text:span> <text:soft-page-break/>closer in shorter records <text:span text:style-name="T789">given their lesser maximum distance, </text:span>we limit ourselves to the minimum of all the distances rather than an average and adjust.</text:p>
        </text:list-item>
        <text:list-item>
          <text:p text:style-name="P912">One m<text:span text:style-name="T790">a</text:span>y extend the engine with custom normalization<text:span text:style-name="T788">s</text:span>.</text:p>
        </text:list-item>
      </text:list>
      <text:p text:style-name="P605"/>
      <text:p text:style-name="P608"><text:span text:style-name="T64">Notice that as of August 2021 we don’t support Okapi </text:span><text:span text:style-name="T68">(</text:span><text:span text:style-name="T64">BM25</text:span><text:span text:style-name="T68">)</text:span><text:span text:style-name="T64"> normalization.</text:span> This was a decision—that may be revised—based upon the belief that it is not wholly suitable to the underlying search paradigm. BM25 adjusts the cosine metric with a guesstimate parameters <text:span text:style-name="T471">K</text:span> and a weight <text:span text:style-name="T471">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791">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07"/>
      <text:p text:style-name="P607">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607"/>
      <text:p text:style-name="P612">Part of our work was inspired by AF1. <text:span text:style-name="T112">See the paper “Toward Better Weighting of Anchors”, David Hawking et. al.</text:span><text:span text:style-name="T112"><text:note text:id="ftn7" text:note-class="footnote"><text:note-citation>7</text:note-citation><text:note-body><text:p text:style-name="P609"><text:a xlink:type="simple" xlink:href="https://david-hawking.net/pubs/hawking_sigirposter04.pdf" text:style-name="Internet_20_link" text:visited-style-name="Visited_20_Internet_20_Link">https://david-hawking.net/pubs/hawking_sigirposter04.pdf</text:a></text:p></text:note-body></text:note></text:span></text:p>
      <text:p text:style-name="P218">“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18">…</text:p>
      <text:p text:style-name="P217">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816">IB</text:span>U News <text:span text:style-name="T816">(a news analysis site that was operated by BSn until 2011) </text:span>priority <text:span text:style-name="T816">was</text:span> ca<text:span text:style-name="T816">l</text:span>culated as a value to represent a number of features of the information source (such as data quality).</text:p>
      <text:h text:style-name="Heading_20_4" text:outline-level="4"><text:bookmark-start text:name="__RefHeading___Toc20747_3285073552"/><text:soft-page-break/>Magnetism <text:bookmark-end text:name="__RefHeading___Toc20747_3285073552"/></text:h>
      <text:p text:style-name="P622"><text:span text:style-name="T732">The re-Isearch engine </text:span>also features a unique feature called magnetism. It allows (set via per-index parameters) to allow items in a result list to "attract" to one another (or repel) allowing them to fall into segmented clusters.</text:p>
      <text:p text:style-name="P622"/>
      <text:p text:style-name="P623">Central to the “magnetism” algorithm is the “category” of records. By boosting scores (either positively or negatively) on the basis of their category results within the same category can be more readily clustered. </text:p>
      <text:h text:style-name="P815" text:outline-level="1"><text:bookmark-start text:name="__RefHeading___Toc20749_3285073552"/>Isearch Command Line Tool<text:bookmark-end text:name="__RefHeading___Toc20749_3285073552"/></text:h>
      <text:p text:style-name="P601">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01">As one might expect it has a large number of options:</text:p>
      <text:p text:style-name="P601"/>
      <text:p text:style-name="P601"><text:span text:style-name="Source_20_Text"><text:span text:style-name="T581">Isearch -d db [options] term...</text:span></text:span></text:p>
      <text:p text:style-name="P601"><text:span text:style-name="Source_20_Text"><text:span text:style-name="T581">options:</text:span></text:span></text:p>
      <text:p text:style-name="P601"><text:span text:style-name="Source_20_Text"><text:span text:style-name="T581"><text:s text:c="2"/>-d (X) <text:s text:c="10"/>// Search database with root name (X).</text:span></text:span></text:p>
      <text:p text:style-name="P601"><text:span text:style-name="Source_20_Text"><text:span text:style-name="T581"><text:s text:c="2"/>-cd (X) <text:s text:c="9"/>// Change working directory to (X).</text:span></text:span></text:p>
      <text:p text:style-name="P601"><text:span text:style-name="Source_20_Text"><text:span text:style-name="T581"><text:s text:c="2"/>-id (X) <text:s text:c="9"/>// Request document(s) with docid (X).</text:span></text:span></text:p>
      <text:p text:style-name="P601"><text:span text:style-name="Source_20_Text"><text:span text:style-name="T581"><text:s text:c="2"/>-D (X) <text:s text:c="10"/>// Load Result Set from file (X).</text:span></text:span></text:p>
      <text:p text:style-name="P601"><text:span text:style-name="Source_20_Text"><text:span text:style-name="T581"><text:s text:c="2"/>-p (X) <text:s text:c="10"/>// Present element set (X) with results.</text:span></text:span></text:p>
      <text:p text:style-name="P601"><text:span text:style-name="Source_20_Text"><text:span text:style-name="T581"><text:s text:c="2"/>-P (X) <text:s text:c="10"/>// Present Ancestor (X) content for hits.</text:span></text:span></text:p>
      <text:p text:style-name="P601"><text:span text:style-name="Source_20_Text"><text:span text:style-name="T581"><text:s text:c="19"/>// where X may be as (X)/(Y) where (X) is an ancestor</text:span></text:span></text:p>
      <text:p text:style-name="P601"><text:span text:style-name="Source_20_Text"><text:span text:style-name="T581"><text:s text:c="19"/>// and (Y) is a </text:span></text:span><text:span text:style-name="Source_20_Text"><text:span text:style-name="T590">descendant</text:span></text:span><text:span text:style-name="Source_20_Text"><text:span text:style-name="T581"> of that ancestor.</text:span></text:span></text:p>
      <text:p text:style-name="P601"><text:span text:style-name="Source_20_Text"><text:span text:style-name="T581"><text:s text:c="2"/>-c <text:s text:c="14"/>// Sort results Chronologically.</text:span></text:span></text:p>
      <text:p text:style-name="P601"><text:span text:style-name="Source_20_Text"><text:span text:style-name="T581"><text:s text:c="2"/>-cr <text:s text:c="13"/>// Sort result from oldest to newest.</text:span></text:span></text:p>
      <text:p text:style-name="P601"><text:span text:style-name="Source_20_Text"><text:span text:style-name="T581"><text:s text:c="2"/>-s <text:s text:c="14"/>// Sort results by Score (Relevant Ranked).</text:span></text:span></text:p>
      <text:p text:style-name="P601"><text:span text:style-name="Source_20_Text"><text:span text:style-name="T581"><text:s text:c="2"/>-sc <text:s text:c="13"/>// Sort results by Score modified by Category.</text:span></text:span></text:p>
      <text:p text:style-name="P601"><text:span text:style-name="Source_20_Text"><text:span text:style-name="T581"><text:s text:c="2"/>-smag (NN.NN) <text:s text:c="3"/>// Sort results by Score/Category with Magnetism factor NN.NN</text:span></text:span></text:p>
      <text:p text:style-name="P601"><text:span text:style-name="Source_20_Text"><text:span text:style-name="T581"><text:s text:c="2"/>-scat <text:s text:c="11"/>// Sort results by Category.</text:span></text:span></text:p>
      <text:p text:style-name="P601"><text:span text:style-name="Source_20_Text"><text:span text:style-name="T581"><text:s text:c="2"/>-snews <text:s text:c="10"/>// Sort results by News Rank.</text:span></text:span></text:p>
      <text:p text:style-name="P601"><text:span text:style-name="Source_20_Text"><text:span text:style-name="T581"><text:s text:c="2"/>-h <text:s text:c="14"/>// Sort results by different matches (see -joint).</text:span></text:span></text:p>
      <text:p text:style-name="P601"><text:span text:style-name="Source_20_Text"><text:span text:style-name="T581"><text:s text:c="2"/>-k <text:s text:c="14"/>// Sort results by Key.</text:span></text:span></text:p>
      <text:p text:style-name="P601"><text:span text:style-name="Source_20_Text"><text:span text:style-name="T581"><text:s text:c="2"/>-n <text:s text:c="14"/>// Don't sort (By indexing order).</text:span></text:span></text:p>
      <text:p text:style-name="P601"><text:span text:style-name="Source_20_Text"><text:span text:style-name="T581"><text:s text:c="2"/>-cosine_norm <text:s text:c="4"/>// Cosine Normalization (default).</text:span></text:span></text:p>
      <text:p text:style-name="P601"><text:span text:style-name="Source_20_Text"><text:span text:style-name="T581"><text:s text:c="2"/>-euclidean_norn <text:s/>// Euclidean Normalization.</text:span></text:span></text:p>
      <text:p text:style-name="P601"><text:span text:style-name="Source_20_Text"><text:span text:style-name="T581"><text:s text:c="2"/>-max_norm <text:s text:c="7"/>// Max. normalization. </text:span></text:span></text:p>
      <text:p text:style-name="P601"><text:span text:style-name="Source_20_Text"><text:span text:style-name="T581"><text:s text:c="2"/>-log_norm <text:s text:c="7"/>// Log Normalization.</text:span></text:span></text:p>
      <text:p text:style-name="P601"><text:span text:style-name="Source_20_Text"><text:span text:style-name="T581"><text:s text:c="2"/>-bytes_norm <text:s text:c="5"/>// Bytes Normalization.</text:span></text:span></text:p>
      <text:p text:style-name="P601"><text:span text:style-name="Source_20_Text"><text:span text:style-name="T581"><text:s text:c="2"/>-no_norm <text:s text:c="8"/>// Don't ca</text:span></text:span><text:span text:style-name="Source_20_Text"><text:span text:style-name="T589">l</text:span></text:span><text:span text:style-name="Source_20_Text"><text:span text:style-name="T581">culate scores or normalize</text:span></text:span></text:p>
      <text:p text:style-name="P601"><text:span text:style-name="Source_20_Text"><text:span text:style-name="T581"><text:s text:c="2"/>-sort B[entley]|S[edgewick]|D[ualPivot] // Which variation of QuickSort to use</text:span></text:span></text:p>
      <text:p text:style-name="P601"><text:span text:style-name="Source_20_Text"><text:span text:style-name="T581"><text:s text:c="2"/>-show <text:s text:c="11"/>// Show first hit neighborhood.</text:span></text:span></text:p>
      <text:p text:style-name="P601"><text:span text:style-name="Source_20_Text"><text:span text:style-name="T581"><text:s text:c="2"/>-summary <text:s text:c="8"/>// Show summary/description.</text:span></text:span></text:p>
      <text:p text:style-name="P601"><text:span text:style-name="Source_20_Text"><text:span text:style-name="T581"><text:s text:c="2"/>-XML <text:s text:c="12"/>// Present Results in XML-like structure.</text:span></text:span></text:p>
      <text:p text:style-name="P601"><text:span text:style-name="Source_20_Text"><text:span text:style-name="T581"><text:s text:c="2"/>-H[TML] <text:s text:c="9"/>// Use HTML Record Presentation.</text:span></text:span></text:p>
      <text:p text:style-name="P601"><text:span text:style-name="Source_20_Text"><text:span text:style-name="T581"><text:s text:c="2"/>-q[uiet] <text:s text:c="8"/>// Print results and exit immediately.</text:span></text:span></text:p>
      <text:p text:style-name="P601"><text:span text:style-name="Source_20_Text"><text:span text:style-name="T581"><text:s text:c="2"/>-t[erse] <text:s text:c="8"/>// Print terse results.</text:span></text:span></text:p>
      <text:p text:style-name="P601"><text:span text:style-name="Source_20_Text"><text:span text:style-name="T581"><text:s text:c="2"/>-tab <text:s text:c="12"/>// Use Terse tab format.</text:span></text:span></text:p>
      <text:p text:style-name="P601"><text:span text:style-name="Source_20_Text"><text:span text:style-name="T581"><text:s text:c="2"/>-scan field <text:s text:c="5"/>// scan service.</text:span></text:span></text:p>
      <text:p text:style-name="P601"><text:span text:style-name="Source_20_Text"><text:span text:style-name="T581"><text:s text:c="2"/>-shell <text:s text:c="10"/>// Interactive mode.</text:span></text:span></text:p>
      <text:p text:style-name="P601"><text:soft-page-break/><text:span text:style-name="Source_20_Text"><text:span text:style-name="T581"><text:s text:c="2"/>-rpn <text:s text:c="12"/>// Interpret as an RPN query.</text:span></text:span></text:p>
      <text:p text:style-name="P601"><text:span text:style-name="Source_20_Text"><text:span text:style-name="T581"><text:s text:c="2"/>-infix <text:s text:c="10"/>// Interpret as an InFix-Notation query.</text:span></text:span></text:p>
      <text:p text:style-name="P601"><text:span text:style-name="Source_20_Text"><text:span text:style-name="T581"><text:s text:c="19"/>// <text:s text:c="2"/>Additional Unary Ops: <text:s/>! for NOT, field/ <text:s/>for WITHIN:field</text:span></text:span></text:p>
      <text:p text:style-name="P601"><text:span text:style-name="Source_20_Text"><text:span text:style-name="T581"><text:s text:c="2"/>-words <text:s text:c="10"/>// Interpret as words.</text:span></text:span></text:p>
      <text:p text:style-name="P601"><text:span text:style-name="Source_20_Text"><text:span text:style-name="T581"><text:s text:c="2"/>-smart field <text:s text:c="4"/>// </text:span></text:span><text:span text:style-name="Source_20_Text"><text:span text:style-name="T588">Fielded </text:span></text:span><text:span text:style-name="Source_20_Text"><text:span text:style-name="T581">Smart search.</text:span></text:span></text:p>
      <text:p text:style-name="P601"><text:span text:style-name="Source_20_Text"><text:span text:style-name="T581"><text:s text:c="2"/>-regular <text:s text:c="8"/>// Regular Query (fields, weights etc. but no operators).</text:span></text:span></text:p>
      <text:p text:style-name="P601"><text:span text:style-name="Source_20_Text"><text:span text:style-name="T581"><text:s text:c="2"/>-syn <text:s text:c="12"/>// Do synonym expansion.</text:span></text:span></text:p>
      <text:p text:style-name="P601"><text:span text:style-name="Source_20_Text"><text:span text:style-name="T581"><text:s text:c="2"/>-priority (NN.NN)// Over-ride priority factor with NN.NN</text:span></text:span></text:p>
      <text:p text:style-name="P601"><text:span text:style-name="Source_20_Text"><text:span text:style-name="T581"><text:s text:c="2"/>-scale (NN) <text:s text:c="5"/>// Normalize score to 0-(NN) (scale).</text:span></text:span></text:p>
      <text:p text:style-name="P601"><text:span text:style-name="Source_20_Text"><text:span text:style-name="T581"><text:s text:c="2"/>-max (NN) <text:s text:c="7"/>// Max. NN hits</text:span></text:span></text:p>
      <text:p text:style-name="P601"><text:span text:style-name="Source_20_Text"><text:span text:style-name="T581"><text:s text:c="2"/>-clip (NN) <text:s text:c="6"/>// Clip at NN.</text:span></text:span></text:p>
      <text:p text:style-name="P601"><text:span text:style-name="Source_20_Text"><text:span text:style-name="T581"><text:s text:c="2"/>-common (NN) <text:s text:c="4"/>// Set common words threshold at NN.</text:span></text:span></text:p>
      <text:p text:style-name="P601"><text:span text:style-name="Source_20_Text"><text:span text:style-name="T581"><text:s text:c="2"/>-reduce <text:s text:c="9"/>// Reduce result set (MiniMax of different matches).</text:span></text:span></text:p>
      <text:p text:style-name="P601"><text:span text:style-name="Source_20_Text"><text:span text:style-name="T581"><text:s text:c="2"/>-reduce0 <text:s text:c="8"/>// Same as -h -reduce</text:span></text:span></text:p>
      <text:p text:style-name="P601"><text:span text:style-name="Source_20_Text"><text:span text:style-name="T581"><text:s text:c="2"/>-drop_h (NN) <text:s text:c="4"/>// Drop all results with less than NN different matches.</text:span></text:span></text:p>
      <text:p text:style-name="P601"><text:span text:style-name="Source_20_Text"><text:span text:style-name="T581"><text:s text:c="2"/>-drop_a (NN) <text:s text:c="4"/>// Drop all results with absolute score less than NN.</text:span></text:span></text:p>
      <text:p text:style-name="P601"><text:span text:style-name="Source_20_Text"><text:span text:style-name="T581"><text:s text:c="2"/>-drop_s (NN) <text:s text:c="4"/>// Drop all results with scaled score less than NN.</text:span></text:span></text:p>
      <text:p text:style-name="P601"><text:span text:style-name="Source_20_Text"><text:span text:style-name="T581"><text:s text:c="2"/>-prefix (X) <text:s text:c="5"/>// Add prefix (X) to matched terms in document.</text:span></text:span></text:p>
      <text:p text:style-name="P601"><text:span text:style-name="Source_20_Text"><text:span text:style-name="T581"><text:s text:c="2"/>-suffix (X) <text:s text:c="5"/>// Add suffix (X) to matched terms in document.</text:span></text:span></text:p>
      <text:p text:style-name="P601"><text:span text:style-name="Source_20_Text"><text:span text:style-name="T581"><text:s text:c="2"/>-headline (X) <text:s text:c="3"/>// Use alternative headline display using element (X).</text:span></text:span></text:p>
      <text:p text:style-name="P601"><text:span text:style-name="Source_20_Text"><text:span text:style-name="T581"><text:s text:c="2"/>-filename <text:s text:c="7"/>// Filenames ONLY.</text:span></text:span></text:p>
      <text:p text:style-name="P601"><text:span text:style-name="Source_20_Text"><text:span text:style-name="T581"><text:s text:c="2"/>-filesystem <text:s text:c="5"/>// Same as -q -filename -byterange</text:span></text:span></text:p>
      <text:p text:style-name="P601"><text:span text:style-name="Source_20_Text"><text:span text:style-name="T581"><text:s text:c="2"/>-hits <text:s text:c="11"/>// Show total matches per record.</text:span></text:span></text:p>
      <text:p text:style-name="P601"><text:span text:style-name="Source_20_Text"><text:span text:style-name="T581"><text:s text:c="2"/>-joint <text:s text:c="10"/>// Show joint total (different matches) per record.</text:span></text:span></text:p>
      <text:p text:style-name="P601"><text:span text:style-name="Source_20_Text"><text:span text:style-name="T581"><text:s text:c="2"/>-score <text:s text:c="10"/>// Show unnormalized scores.</text:span></text:span></text:p>
      <text:p text:style-name="P601"><text:span text:style-name="Source_20_Text"><text:span text:style-name="T581"><text:s text:c="2"/>-date <text:s text:c="11"/>// Print date.</text:span></text:span></text:p>
      <text:p text:style-name="P601"><text:span text:style-name="Source_20_Text"><text:span text:style-name="T581"><text:s text:c="2"/>-datemodified <text:s text:c="3"/>// Print date modified.</text:span></text:span></text:p>
      <text:p text:style-name="P601"><text:span text:style-name="Source_20_Text"><text:span text:style-name="T581"><text:s text:c="2"/>-key <text:s text:c="12"/>// Print Record Key.</text:span></text:span></text:p>
      <text:p text:style-name="P601"><text:span text:style-name="Source_20_Text"><text:span text:style-name="T581"><text:s text:c="2"/>-doctype <text:s text:c="8"/>// Print Record doctype.</text:span></text:span></text:p>
      <text:p text:style-name="P601"><text:span text:style-name="Source_20_Text"><text:span text:style-name="T581"><text:s text:c="2"/>-byterange <text:s text:c="6"/>// Print the byte range of each document within</text:span></text:span></text:p>
      <text:p text:style-name="P601"><text:span text:style-name="Source_20_Text"><text:span text:style-name="T581"><text:s text:c="19"/>// the file that contains it.</text:span></text:span></text:p>
      <text:p text:style-name="P601"><text:span text:style-name="Source_20_Text"><text:span text:style-name="T581"><text:s text:c="2"/>-range (X)[-(Y)] // Show the (X)th to (Y)th result in set</text:span></text:span></text:p>
      <text:p text:style-name="P601"><text:span text:style-name="Source_20_Text"><text:span text:style-name="T581"><text:s text:c="2"/>-daterange (X) <text:s text:c="2"/>// Limit search to records in the range (X)</text:span></text:span></text:p>
      <text:p text:style-name="P601"><text:span text:style-name="Source_20_Text"><text:span text:style-name="T581"><text:s text:c="19"/>// Specified as YYYY[MM[DD]][-YYYY[MM[DD]]] or</text:span></text:span></text:p>
      <text:p text:style-name="P601"><text:span text:style-name="Source_20_Text"><text:span text:style-name="T581"><text:s text:c="19"/>// YYYY[MM[DD]]/[[YYYY]MM]DD</text:span></text:span></text:p>
      <text:p text:style-name="P601"><text:span text:style-name="Source_20_Text"><text:span text:style-name="T581"><text:s text:c="19"/>// Example: 2005 would return all records of the year 2005</text:span></text:span></text:p>
      <text:p text:style-name="P601"><text:span text:style-name="Source_20_Text"><text:span text:style-name="T581"><text:s text:c="19"/>// Note: The date here is the 'date of the record'</text:span></text:span></text:p>
      <text:p text:style-name="P601"><text:span text:style-name="Source_20_Text"><text:span text:style-name="T581"><text:s text:c="19"/>// in contrast to ordinary date fields.</text:span></text:span></text:p>
      <text:p text:style-name="P601"><text:span text:style-name="Source_20_Text"><text:span text:style-name="T581"><text:s text:c="19"/>// Note2: -daterange limits ALL searches to the range. The unary</text:span></text:span></text:p>
      <text:p text:style-name="P601"><text:span text:style-name="Source_20_Text"><text:span text:style-name="T581"><text:s text:c="19"/>// operator WITHIN:&lt;daterange&gt; applies to a search set.</text:span></text:span></text:p>
      <text:p text:style-name="P601"><text:span text:style-name="Source_20_Text"><text:span text:style-name="T581"><text:s text:c="2"/>-startdoc (NN) <text:s text:c="2"/>// Display result set starting with the (NN)th</text:span></text:span></text:p>
      <text:p text:style-name="P601"><text:span text:style-name="Source_20_Text"><text:span text:style-name="T581"><text:s text:c="19"/>// document in the list.</text:span></text:span></text:p>
      <text:p text:style-name="P601"><text:span text:style-name="Source_20_Text"><text:span text:style-name="T581"><text:s text:c="2"/>-enddoc (NN) <text:s text:c="4"/>// Display result set ending with the (NN)th document</text:span></text:span></text:p>
      <text:p text:style-name="P601"><text:span text:style-name="Source_20_Text"><text:span text:style-name="T581"><text:s text:c="19"/>// in the list.</text:span></text:span></text:p>
      <text:p text:style-name="P601"><text:span text:style-name="Source_20_Text"><text:span text:style-name="T581"><text:s text:c="2"/>-o (X)] <text:s text:c="9"/>// Document type specific option.</text:span></text:span></text:p>
      <text:p text:style-name="P601"><text:span text:style-name="Source_20_Text"><text:span text:style-name="T581"><text:s text:c="2"/>-table (X) <text:s text:c="6"/>// Save Result Set into file (X)</text:span></text:span></text:p>
      <text:p text:style-name="P601"><text:span text:style-name="Source_20_Text"><text:span text:style-name="T581"><text:s text:c="2"/>-level (NN) <text:s text:c="5"/>// Set message level to NN (0-255).</text:span></text:span></text:p>
      <text:p text:style-name="P601"><text:span text:style-name="Source_20_Text"><text:span text:style-name="T581"><text:s text:c="2"/>-debug <text:s text:c="10"/>// Load of debug messages.</text:span></text:span></text:p>
      <text:p text:style-name="P601"><text:span text:style-name="Source_20_Text"><text:span text:style-name="T581"><text:s text:c="2"/>-bench <text:s text:c="10"/>// Show rusage</text:span></text:span></text:p>
      <text:p text:style-name="P601"><text:span text:style-name="Source_20_Text"><text:span text:style-name="T581"><text:s text:c="2"/>-pager (EXE) <text:s text:c="4"/>// Use program EXE to page results (e.g. more).</text:span></text:span></text:p>
      <text:p text:style-name="P601"><text:span text:style-name="Source_20_Text"><text:span text:style-name="T581"><text:s text:c="2"/>-more <text:s text:c="11"/>// Same as -pager /bin/more</text:span></text:span></text:p>
      <text:p text:style-name="P601"><text:span text:style-name="Source_20_Text"><text:span text:style-name="T581"><text:s text:c="2"/>(...) <text:s text:c="11"/>// Terms (X), (Y), .. or a query sentence.</text:span></text:span></text:p>
      <text:p text:style-name="P601"><text:span text:style-name="Source_20_Text"><text:span text:style-name="T581"><text:s text:c="19"/>// If -rpn was specified then the sentence is expected to be in RPN.</text:span></text:span></text:p>
      <text:p text:style-name="P601"><text:span text:style-name="Source_20_Text"><text:span text:style-name="T581"><text:s text:c="19"/>// If -infix then the conventional in-fix notation is expected.</text:span></text:span></text:p>
      <text:p text:style-name="P601"><text:span text:style-name="Source_20_Text"><text:span text:style-name="T581"><text:s text:c="19"/>// If -words or -regular then OR'd. <text:s/>Default is Smart search.</text:span></text:span></text:p>
      <text:list xml:id="list223811839910720" text:continue-list="list223811042285008" text:style-name="List_20_5">
        <text:list-item>
          <text:p text:style-name="Heading_20_3"><text:soft-page-break/><text:span text:style-name="Source_20_Text">Examples:</text:span></text:p>
        </text:list-item>
      </text:list>
      <text:p text:style-name="P604"><text:span text:style-name="Source_20_Text"><text:span text:style-name="T581"><text:s/>Isearch -</text:span></text:span><text:span text:style-name="Source_20_Text"><text:span text:style-name="T591">d MAIL NGI projects</text:span></text:span></text:p>
      <text:p text:style-name="P604"><text:span text:style-name="Source_20_Text"><text:span text:style-name="T581"><text:s/>Isearch -d SHAKESPEARE </text:span></text:span><text:span text:style-name="Source_20_Text"><text:span text:style-name="T591">to be or not to be</text:span></text:span></text:p>
      <text:p text:style-name="P604"><text:span text:style-name="Source_20_Text"><text:span text:style-name="T581"><text:s/>Isearch -d POETRY truth 'beaut*' urn:2</text:span></text:span></text:p>
      <text:p text:style-name="P602"><text:span text:style-name="Source_20_Text"><text:span text:style-name="T581"><text:s/>Isearch -d FTP -headline L C++</text:span></text:span></text:p>
      <text:p text:style-name="P602"><text:span text:style-name="Source_20_Text"><text:span text:style-name="T581"><text:s/>Isearch -d WEBPAGES title/library</text:span></text:span></text:p>
      <text:p text:style-name="P602"><text:span text:style-name="Source_20_Text"><text:span text:style-name="T581"><text:s/>Isearch -d WEBPAGE <text:s/>-rpn library WITHIN:title</text:span></text:span></text:p>
      <text:p text:style-name="P602"><text:span text:style-name="Source_20_Text"><text:span text:style-name="T581"><text:s/>Isearch -d WEBPAGES library WITHIN:title</text:span></text:span></text:p>
      <text:p text:style-name="P602"><text:span text:style-name="Source_20_Text"><text:span text:style-name="T581"><text:s/>Isearch -d STORIES -rpn title/cat title/dog OR title/mouse OR</text:span></text:span></text:p>
      <text:p text:style-name="P602"><text:span text:style-name="Source_20_Text"><text:span text:style-name="T581"><text:s/>Isearch -d STORIES -infix title/(cat or dog or mouse)</text:span></text:span></text:p>
      <text:p text:style-name="P602"><text:span text:style-name="Source_20_Text"><text:span text:style-name="T581"><text:s/>Isearch -d POETRY -rpn speaker/hamlet line/love AND:scene</text:span></text:span></text:p>
      <text:p text:style-name="P602"><text:span text:style-name="Source_20_Text"><text:span text:style-name="T581"><text:s/>Isearch -d POETRY -infix (speaker/hamlet and:scene line/love)</text:span></text:span></text:p>
      <text:p text:style-name="P602"><text:span text:style-name="Source_20_Text"><text:span text:style-name="T581"><text:s/>Isearch -d POETRY -infix act/(speaker/hamlet and:scene line/love)</text:span></text:span></text:p>
      <text:p text:style-name="P602"><text:span text:style-name="Source_20_Text"><text:span text:style-name="T581"><text:s/>Isearch -d MAIL -H -infix from/edz AND 'subject/"Isearch Doctypes"'</text:span></text:span></text:p>
      <text:p text:style-name="P602"><text:span text:style-name="Source_20_Text"><text:span text:style-name="T581"><text:s/>Isearch -d KFILM -XML -show -rpn microsoft NT AND windows NOT</text:span></text:span></text:p>
      <text:p text:style-name="P602"><text:span text:style-name="Source_20_Text"><text:span text:style-name="T581"><text:s/>Isearch -d BILLS -rpn vendor/BSn price&lt;100 AND</text:span></text:span></text:p>
      <text:p text:style-name="P602"><text:span text:style-name="Source_20_Text"><text:span text:style-name="T581"><text:s/>Isearch -d NEWS <text:s/>-rpn unix WITHIN:2006</text:span></text:span></text:p>
      <text:p text:style-name="P602"><text:span text:style-name="Source_20_Text"><text:span text:style-name="T581"><text:s/>Isearch -d SHAKESPEARE -P SPEECH/SPEAKER -rpn out spot PEER</text:span></text:span></text:p>
      <text:p text:style-name="P602"><text:span text:style-name="Source_20_Text"><text:span text:style-name="T581"/></text:span></text:p>
      <text:p text:style-name="P602"><text:span text:style-name="Source_20_Text"><text:span text:style-name="T581"/></text:span></text:p>
      <text:p text:style-name="P601"><text:span text:style-name="Source_20_Text"><text:span text:style-name="T581">Note: "Built-in" Elements for -p and -headline: F for Full, B for Brief and S for Short.</text:span></text:span></text:p>
      <text:p text:style-name="P601"><text:span text:style-name="Source_20_Text"><text:span text:style-name="T581">Additional Special elements: R for Raw, H for Highlight, L for location/redirect and M for metadata.</text:span></text:span></text:p>
      <text:h text:style-name="Heading_20_4" text:outline-level="4"><text:bookmark-start text:name="__RefHeading___Toc20753_3285073552"/><text:span text:style-name="T820">Interactive </text:span>Shell <text:span text:style-name="T820">Mode</text:span><text:bookmark-end text:name="__RefHeading___Toc20753_3285073552"/></text:h>
      <text:p text:style-name="P606">The -shell flag puts the tool into “shell modus”. This provides a kind of minimalist interactive search shell.</text:p>
      <text:p text:style-name="P606"/>
      <text:p text:style-name="P606">In the most simplistic form:</text:p>
      <text:p text:style-name="P606"/>
      <text:p text:style-name="P51">Isearch -d BART -shell</text:p>
      <text:p text:style-name="P606"/>
      <text:p text:style-name="P606">The response from the shell is the prompt:</text:p>
      <text:p text:style-name="P51"/>
      <text:p text:style-name="P606"><text:span text:style-name="T455">Enter Query (=), [un]set option, range first-last or Select file #:</text:span> </text:p>
      <text:p text:style-name="P606"/>
      <text:p text:style-name="P606">By using set or unset one can set command line flag options. The <text:span text:style-name="T455">set</text:span> command without an option shows the query mode set. Using = one can submit a query to be processed.</text:p>
      <text:p text:style-name="P606"/>
      <text:p text:style-name="P606">It contains a minimal help sub-system:</text:p>
      <text:p text:style-name="P51">Enter Query (=), [un]set option, range first-last or Select file #: help</text:p>
      <text:p text:style-name="P51"># Help: set/unset or NNN[,&lt;ELEMENT&gt;], NNN,&lt;Ancestor&gt;/&lt;Descendant&gt; or =&lt;Query Expression&gt;</text:p>
      <text:p text:style-name="P51"/>
      <text:p text:style-name="P51"><text:span text:style-name="T105">The command to exit the shell is:</text:span> quit.</text:p>
      <text:p text:style-name="P606"/>
      <text:p text:style-name="P601">Using -shell and either -XML or -tab one can easily construct a search daemon it sit on a port.</text:p>
      <text:p text:style-name="P601"/>
      <text:p text:style-name="P632"><text:span text:style-name="T64">Example</text:span>: -tab -shell</text:p>
      <text:p text:style-name="P32">edz@icebear$Isearch -d BART -tab -shell</text:p>
      <text:p text:style-name="P32"># Process time: 2 ms. (2) Search: 0 ms.</text:p>
      <text:p text:style-name="P32"><text:soft-page-break/>#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03"/>
      <text:p text:style-name="P631"><text:span text:style-name="T64">Example: -</text:span><text:span text:style-name="T72">XML <text:s/>-shell -show</text:span></text:p>
      <text:p text:style-name="P43">edz@icebear$ ../bin/Isearch -d /BART -XML <text:s/>-shell -show</text:p>
      <text:p text:style-name="P43">&lt;?xml version='1.0' encoding='iso-8859-1' standalone='yes'?&gt;</text:p>
      <text:p text:style-name="P43">&lt;!-- Process time: 2 ms. (2) Search: 0 ms.--&gt;</text:p>
      <text:p text:style-name="P43">&lt;RESULTS NUMBER="0" HITS="0" MATCHES="0"&gt;</text:p>
      <text:p text:style-name="P43">&lt;TITLE&gt;BART&lt;/TITLE&gt;</text:p>
      <text:p text:style-name="P43">&lt;MAINTAINER NAME='Edward C. Zimmermann,,,' ADDRESS='edz@nonmonotonic.netr'/&gt;</text:p>
      <text:p text:style-name="P43">&lt;QUERY&gt;&lt;/QUERY&gt;</text:p>
      <text:p text:style-name="P43">&lt;/RESULTS&gt;</text:p>
      <text:p text:style-name="P43">&lt;!-- </text:p>
      <text:p text:style-name="P43"><text:s/>Enter Query (=), [un]set option, range first-last or Select file #: =buy jewels</text:p>
      <text:p text:style-name="P43">Process time: 11 ms. (2) Search: 8 ms. (4.1 ms/term)--&gt;</text:p>
      <text:p text:style-name="P43">&lt;RESULTS NUMBER="1" HITS="1" MATCHES="1"&gt;</text:p>
      <text:p text:style-name="P43">&lt;TITLE&gt;BART&lt;/TITLE&gt;</text:p>
      <text:p text:style-name="P43">&lt;MAINTAINER NAME='Edward C. Zimmermann,,,' ADDRESS='edz@icebear'/&gt;</text:p>
      <text:p text:style-name="P43">&lt;QUERY&gt;"buy" "jewels" PEER&lt;/QUERY&gt;</text:p>
      <text:p text:style-name="P43">&lt;RESULT ID="1" CHARSET="iso-8859-1" LANGUAGE="en"&gt;</text:p>
      <text:p text:style-name="P43">&lt;SCORE ABSOLUTE="0.110432" SCALE="100"&gt;100&lt;/SCORE&gt;</text:p>
      <text:p text:style-name="P43">&lt;FILE PATH="/home/edz/ib/ib2/build/data/" NAME="shakespeare.xml" START="3990175" END="4204407"/&gt;</text:p>
      <text:p text:style-name="P43">&lt;DOCTYPE&gt;PLAY&lt;/DOCTYPE&gt;</text:p>
      <text:p text:style-name="P43">Isearch [Error]: URL: No Resource Path defined</text:p>
      <text:p text:style-name="P43">&lt;KEY&gt;I$0000UHtF0GC2-00FEAV--Bhd&lt;/KEY&gt;</text:p>
      <text:p text:style-name="P43">&lt;DATE&gt;20071108T04:33:32Z&lt;/DATE&gt;</text:p>
      <text:p text:style-name="P43">&lt;HEADLINE&gt;Love's Labour's Lost&lt;/HEADLINE&gt;</text:p>
      <text:p text:style-name="P43">&lt;HIT TERM="jewels"&gt;As &lt;MATCH CONTAINER_NAME="PLAY\ACT\SCENE\SPEECH\LINE"&gt;jewels&lt;/MATCH&gt; in crystal for some prince to buy;&lt;/HIT&gt;</text:p>
      <text:p text:style-name="P43">&lt;HITS UNITS="characters" NUMBER="2"&gt;</text:p>
      <text:p text:style-name="P43"><text:s text:c="2"/>&lt;CONTAINER NAME="PLAY\ACT\SCENE\SPEECH\LINE" TYPE="" FC="(4047349,4047392)"&gt;</text:p>
      <text:p text:style-name="P43"><text:s text:c="4"/>&lt;LOC POS="57177" LEN="6"/&gt;</text:p>
      <text:p text:style-name="P43"><text:s text:c="4"/>&lt;LOC POS="57214" LEN="3"/&gt;</text:p>
      <text:p text:style-name="P43"><text:s text:c="2"/>&lt;/CONTAINER&gt;</text:p>
      <text:p text:style-name="P43">&lt;/HITS&gt;</text:p>
      <text:p text:style-name="P43"/>
      <text:p text:style-name="P43">&lt;/RESULT&gt;</text:p>
      <text:p text:style-name="P43"/>
      <text:p text:style-name="P43">&lt;/RESULTS&gt;</text:p>
      <text:p text:style-name="P43">&lt;!-- </text:p>
      <text:p text:style-name="P43">Enter Query (=), [un]set option, range first-last or Select file #: </text:p>
      <text:p text:style-name="P576"/>
      <text:p text:style-name="P631"><text:span text:style-name="T64">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text:soft-page-break/>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821">Shell on </text:span>Inet<text:span text:style-name="T821">d (Internet Service</text:span> Daemon<text:span text:style-name="T821">)</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821">I</text:span>t is generally located at /usr/sbin/inetd.</text:p>
      <text:p text:style-name="Text_20_body"/>
      <text:p text:style-name="P633">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821">Isearch</text:span> can be configured as follows:</text:p>
      <text:p text:style-name="Text_20_body"/>
      <text:p text:style-name="P53"><text:span text:style-name="T821">isearch-web </text:span>stream tcp6 nowait <text:span text:style-name="T821">ibadmin</text:span> /<text:span text:style-name="T821">opt/nonmonotonic/bin/Isearch</text:span> <text:span text:style-name="T821">Isearch <text:s/>-d /var/index/WEB -shell -tab </text:span></text:p>
      <text:p text:style-name="P33"/>
      <text:p text:style-name="P634">The first word, <text:span text:style-name="T821">isearch-web</text:span>, is the official name of the service. It is resolved using the system database to map port numbers and protocols to service names. In this case, /etc/services <text:span text:style-name="T821">could (using port 1234)</text:span> contain:</text:p>
      <text:p text:style-name="P634"/>
      <text:p text:style-name="P634"><text:span text:style-name="T821">isearch-web</text:span> <text:s text:c="9"/><text:span text:style-name="T821">1</text:span>23<text:span text:style-name="T821">4</text:span>/tcp</text:p>
      <text:p text:style-name="P634"/>
      <text:p text:style-name="P634">The second and third words describe the type of socket and underlying protocol respectively. The /etc/protocols database is consulted.</text:p>
      <text:p text:style-name="P634"/>
      <text:p text:style-name="P634">The fourth word is the wait/nowait switch. A single-threaded server expects inetd to wait until it finishes reading all the data. Otherwise inetd lets the server run and spawns new, concurrent processes for new requests.</text:p>
      <text:p text:style-name="P634"/>
      <text:p text:style-name="P634">The fifth word is the user name, from the /etc/passwd database, that the service program should run as. <text:span text:style-name="T821">Here we are using the “ibadmin” account.</text:span></text:p>
      <text:p text:style-name="P634"/>
      <text:p text:style-name="P635">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35"/>
      <text:p text:style-name="P634">Generally TCP sockets are handled by spawning a separate server to handle each connection concurrently. UDP sockets are generally handled by a single server instance that handles all packets on that port. </text:p>
      <text:h text:style-name="P816" text:outline-level="1" text:is-list-header="true"><text:bookmark-start text:name="__RefHeading___Toc20755_3285073552"/>Presentation Elements and Methods<text:bookmark-end text:name="__RefHeading___Toc20755_3285073552"/></text:h>
      <text:p text:style-name="Text_20_body">One of the design goals of <text:span text:style-name="T731">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text:style-name="L14">
        <text:list-item>
          <text:p text:style-name="P914">The element names specifies whether the client wants full records ("f"), brief records ("b") one of of the available fields (or a combination thereof).</text:p>
        </text:list-item>
        <text:list-item>
          <text:p text:style-name="P913">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214">Element Name</text:p>
          </table:table-cell>
          <table:table-cell table:style-name="Table23.A1" office:value-type="string">
            <text:p text:style-name="P214">Element</text:p>
          </table:table-cell>
          <table:table-cell table:style-name="Table23.A1" office:value-type="string">
            <text:p text:style-name="P214">Description</text:p>
          </table:table-cell>
        </table:table-row>
        <table:table-row>
          <table:table-cell table:style-name="Table23.A1" office:value-type="string">
            <text:p text:style-name="P275">Brief</text:p>
          </table:table-cell>
          <table:table-cell table:style-name="Table23.A1" office:value-type="string">
            <text:p text:style-name="P287">B</text:p>
          </table:table-cell>
          <table:table-cell table:style-name="Table23.A1" office:value-type="string">
            <text:p text:style-name="P275">Brief description of records (typ. Title or Headline)</text:p>
          </table:table-cell>
        </table:table-row>
        <table:table-row>
          <table:table-cell table:style-name="Table23.A1" office:value-type="string">
            <text:p text:style-name="P275">Full</text:p>
          </table:table-cell>
          <table:table-cell table:style-name="Table23.A1" office:value-type="string">
            <text:p text:style-name="P287">F</text:p>
          </table:table-cell>
          <table:table-cell table:style-name="Table23.A1" office:value-type="string">
            <text:p text:style-name="P275">A "Non-brief" description, typically the full viewable record (not always the complete stored record). Views may depend upon user privileges and rights which different users getting different "full record" <text:span text:style-name="T733">presentations.</text:span></text:p>
          </table:table-cell>
        </table:table-row>
        <table:table-row>
          <table:table-cell table:style-name="Table23.A1" office:value-type="string">
            <text:p text:style-name="P275">Metadata</text:p>
          </table:table-cell>
          <table:table-cell table:style-name="Table23.A1" office:value-type="string">
            <text:p text:style-name="P287">M</text:p>
          </table:table-cell>
          <table:table-cell table:style-name="Table23.A1" office:value-type="string">
            <text:p text:style-name="P275">A metadata record describing the record</text:p>
          </table:table-cell>
        </table:table-row>
        <table:table-row>
          <table:table-cell table:style-name="Table23.A1" office:value-type="string">
            <text:p text:style-name="P275">Location</text:p>
          </table:table-cell>
          <table:table-cell table:style-name="Table23.A1" office:value-type="string">
            <text:p text:style-name="P287">L</text:p>
          </table:table-cell>
          <table:table-cell table:style-name="Table23.A1" office:value-type="string">
            <text:p text:style-name="P275">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24">&lt;SPEECH&gt;</text:p>
      <text:p text:style-name="P324"><text:s/>&lt;SPEAKER&gt;LADY MACBETH&lt;/SPEAKER&gt;</text:p>
      <text:p text:style-name="P324"><text:s/>&lt;LINE&gt;Out, damned spot! out, I say!--One: two: why,&lt;/LINE&gt;</text:p>
      <text:p text:style-name="P324"><text:s/>&lt;LINE&gt;then, 'tis time to do't.--Hell is murky!--Fie, my&lt;/LINE&gt;</text:p>
      <text:p text:style-name="P324"><text:s/>&lt;LINE&gt;lord, fie! a soldier, and afeard? What need we&lt;/LINE&gt;</text:p>
      <text:p text:style-name="P324"><text:s/>&lt;LINE&gt;fear who knows it, when none can call our power to&lt;/LINE&gt;</text:p>
      <text:p text:style-name="P324"><text:s/>&lt;LINE&gt;account?--Yet who would have thought the old man&lt;/LINE&gt;</text:p>
      <text:p text:style-name="P324"><text:s/>&lt;LINE&gt;to have had so much blood in him.&lt;/LINE&gt;</text:p>
      <text:p text:style-name="P321">&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59">AncestorPath[/DescendantPath]</text:p>
      <text:p text:style-name="Text_20_body">Examples:</text:p>
      <text:list text:style-name="L15">
        <text:list-item>
          <text:p text:style-name="P916"><text:span text:style-name="Citation">SPEECH</text:span> (or <text:span text:style-name="Citation">PLAY\ACT\SCENE\SPEECH</text:span>) would return the content (markup) of (all) the speeches that contain the hits</text:p>
        </text:list-item>
        <text:list-item>
          <text:p text:style-name="P915"><text:soft-page-break/><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82">Record Syntaxes</text:p>
      <table:table table:name="Table24" table:style-name="Table24">
        <table:table-column table:style-name="Table24.A"/>
        <table:table-column table:style-name="Table24.B"/>
        <table:table-row>
          <table:table-cell table:style-name="Table24.A1" office:value-type="string">
            <text:p text:style-name="P214">Record Syntax</text:p>
          </table:table-cell>
          <table:table-cell table:style-name="Table24.A1" office:value-type="string">
            <text:p text:style-name="P214">Description</text:p>
          </table:table-cell>
        </table:table-row>
        <table:table-row>
          <table:table-cell table:style-name="Table24.A1" office:value-type="string">
            <text:p text:style-name="P275">RAW</text:p>
          </table:table-cell>
          <table:table-cell table:style-name="Table24.A1" office:value-type="string">
            <text:p text:style-name="P275">Raw. As stored on the file system. The whole record is just read into the system as stored.</text:p>
          </table:table-cell>
        </table:table-row>
        <table:table-row>
          <table:table-cell table:style-name="Table24.A1" office:value-type="string">
            <text:p text:style-name="P275">SUTRS</text:p>
          </table:table-cell>
          <table:table-cell table:style-name="Table24.A1" office:value-type="string">
            <text:p text:style-name="P275">Simple unstructured text plain text. This might be--- but must not be--- the same as RAW but may be rendered.</text:p>
          </table:table-cell>
        </table:table-row>
        <table:table-row>
          <table:table-cell table:style-name="Table24.A1" office:value-type="string">
            <text:p text:style-name="P275">HTML</text:p>
          </table:table-cell>
          <table:table-cell table:style-name="Table24.A1" office:value-type="string">
            <text:p text:style-name="P275">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75">SGML</text:p>
          </table:table-cell>
          <table:table-cell table:style-name="Table24.A1" office:value-type="string">
            <text:p text:style-name="P275">Provide a SGML version of a metadata record for the resource.</text:p>
          </table:table-cell>
        </table:table-row>
        <table:table-row>
          <table:table-cell table:style-name="Table24.A1" office:value-type="string">
            <text:p text:style-name="P275">XML</text:p>
          </table:table-cell>
          <table:table-cell table:style-name="Table24.A1" office:value-type="string">
            <text:p text:style-name="P275">An XML version of metadata.</text:p>
          </table:table-cell>
        </table:table-row>
      </table:table>
      <text:p text:style-name="Text_20_body"/>
      <text:h text:style-name="Heading_20_4" text:outline-level="4"><text:bookmark-start text:name="__RefHeading___Toc20763_3285073552"/>Record Syntax <text:span text:style-name="T740">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14">Object Identifier</text:p>
          </table:table-cell>
          <table:table-cell table:style-name="Table26.A1" office:value-type="string">
            <text:p text:style-name="P214">Name </text:p>
          </table:table-cell>
          <table:table-cell table:style-name="Table26.A1" office:value-type="string">
            <text:p text:style-name="P214">Usage </text:p>
          </table:table-cell>
          <table:table-cell table:style-name="Table26.A1" office:value-type="string">
            <text:p text:style-name="P214">Reference </text:p>
          </table:table-cell>
        </table:table-row>
        <table:table-row>
          <table:table-cell table:style-name="Table26.A1" office:value-type="string">
            <text:p text:style-name="P275">1.2.840.10003.5.<text:span text:style-name="T63">100</text:span></text:p>
          </table:table-cell>
          <table:table-cell table:style-name="Table26.A1" office:value-type="string">
            <text:p text:style-name="P275">Explain</text:p>
          </table:table-cell>
          <table:table-cell table:style-name="Table26.A1" office:value-type="string">
            <text:p text:style-name="P275">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581">REC.1</text:span></text:a></text:p>
          </table:table-cell>
        </table:table-row>
        <table:table-row>
          <table:table-cell table:style-name="Table26.A1" office:value-type="string">
            <text:p text:style-name="P275">1.2.840.10003.5.<text:span text:style-name="T63">100.1</text:span></text:p>
          </table:table-cell>
          <table:table-cell table:style-name="Table26.A1" office:value-type="string">
            <text:p text:style-name="P275">Revised Explain Syntax definition to support ZSQL query</text:p>
          </table:table-cell>
          <table:table-cell table:style-name="Table26.A1" office:value-type="string">
            <text:p text:style-name="P275">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581">ZSQL additions to Explain</text:span></text:a></text:p>
          </table:table-cell>
        </table:table-row>
        <table:table-row>
          <table:table-cell table:style-name="Table26.A1" office:value-type="string">
            <text:p text:style-name="P275">1.2.840.10003.5.<text:span text:style-name="T63">101</text:span></text:p>
          </table:table-cell>
          <table:table-cell table:style-name="Table26.A1" office:value-type="string">
            <text:p text:style-name="P275">SUTRS</text:p>
          </table:table-cell>
          <table:table-cell table:style-name="Table26.A1" office:value-type="string">
            <text:p text:style-name="P275">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581">REC.2</text:span></text:a></text:p>
          </table:table-cell>
        </table:table-row>
        <table:table-row>
          <table:table-cell table:style-name="Table26.A1" office:value-type="string">
            <text:p text:style-name="P275">1.2.840.10003.5.<text:span text:style-name="T63">102</text:span></text:p>
          </table:table-cell>
          <table:table-cell table:style-name="Table26.A1" office:value-type="string">
            <text:p text:style-name="P275">OPAC</text:p>
          </table:table-cell>
          <table:table-cell table:style-name="Table26.A1" office:value-type="string">
            <text:p text:style-name="P275">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581">REC.3</text:span></text:a></text:p>
          </table:table-cell>
        </table:table-row>
        <table:table-row>
          <table:table-cell table:style-name="Table26.A1" office:value-type="string">
            <text:p text:style-name="P275">1.2.840.10003.5.<text:span text:style-name="T63">103</text:span></text:p>
          </table:table-cell>
          <table:table-cell table:style-name="Table26.A1" office:value-type="string">
            <text:p text:style-name="P275">Summary</text:p>
          </table:table-cell>
          <table:table-cell table:style-name="Table26.A1" office:value-type="string">
            <text:p text:style-name="P275">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581">REC.4</text:span></text:a></text:p>
          </table:table-cell>
        </table:table-row>
        <table:table-row>
          <table:table-cell table:style-name="Table26.A1" office:value-type="string">
            <text:p text:style-name="P275">1.2.840.10003.5.<text:span text:style-name="T63">104</text:span></text:p>
          </table:table-cell>
          <table:table-cell table:style-name="Table26.A1" office:value-type="string">
            <text:p text:style-name="P275">GRS-0</text:p>
          </table:table-cell>
          <table:table-cell table:style-name="Table26.A1" office:value-type="string">
            <text:p text:style-name="P275">(superceded by GRS-1)</text:p>
          </table:table-cell>
          <table:table-cell table:style-name="Table26.A1" office:value-type="string">
            <text:p text:style-name="P275"> </text:p>
          </table:table-cell>
        </table:table-row>
        <table:table-row>
          <table:table-cell table:style-name="Table26.A1" office:value-type="string">
            <text:p text:style-name="P275">1.2.840.10003.5.<text:span text:style-name="T63">105</text:span></text:p>
          </table:table-cell>
          <table:table-cell table:style-name="Table26.A1" office:value-type="string">
            <text:p text:style-name="P275">GRS-1</text:p>
          </table:table-cell>
          <table:table-cell table:style-name="Table26.A1" office:value-type="string">
            <text:p text:style-name="P275">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581">REC.5</text:span></text:a></text:p>
          </table:table-cell>
        </table:table-row>
        <table:table-row>
          <table:table-cell table:style-name="Table26.A1" office:value-type="string">
            <text:p text:style-name="P275">1.2.840.10003.5.<text:span text:style-name="T63">106</text:span></text:p>
          </table:table-cell>
          <table:table-cell table:style-name="Table26.A1" office:value-type="string">
            <text:p text:style-name="P275">ESTaskPackage</text:p>
          </table:table-cell>
          <table:table-cell table:style-name="Table26.A1" office:value-type="string">
            <text:p text:style-name="P275">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581">REC.6</text:span></text:a></text:p>
          </table:table-cell>
        </table:table-row>
        <table:table-row>
          <table:table-cell table:style-name="Table26.A1" office:value-type="string">
            <text:p text:style-name="P275">1.2.840.10003.5.<text:span text:style-name="T63">107</text:span></text:p>
          </table:table-cell>
          <table:table-cell table:style-name="Table26.A1" office:value-type="string">
            <text:p text:style-name="P275">fragment</text:p>
          </table:table-cell>
          <table:table-cell table:style-name="Table26.A1" office:value-type="string">
            <text:p text:style-name="P275">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581">FragmentSyntax</text:span></text:a><text:span text:style-name="T581"> </text:span></text:p>
          </table:table-cell>
        </table:table-row>
        <table:table-row>
          <table:table-cell table:style-name="Table26.A1" office:value-type="string">
            <text:p text:style-name="P275">1.2.840.10003.5.<text:span text:style-name="T63">108</text:span></text:p>
          </table:table-cell>
          <table:table-cell table:style-name="Table26.A1" office:value-type="string">
            <text:p text:style-name="P275">(not used)</text:p>
          </table:table-cell>
          <table:table-cell table:style-name="Table26.A1" office:value-type="string">
            <text:p text:style-name="P275">(previously assigned to HTML; superceded by 1.2.840.10003.5.109.3)</text:p>
          </table:table-cell>
          <table:table-cell table:style-name="Table26.A1" office:value-type="string">
            <text:p text:style-name="P275"> </text:p>
          </table:table-cell>
        </table:table-row>
        <table:table-row>
          <table:table-cell table:style-name="Table26.A1" office:value-type="string">
            <text:p text:style-name="P275">1.2.840.10003.5.<text:span text:style-name="T63">109</text:span></text:p>
          </table:table-cell>
          <table:table-cell table:style-name="Table26.A1" office:value-type="string">
            <text:list xml:id="list223811117975615" text:continue-list="list223811839910720" text:style-name="List_20_5">
              <text:list-item>
                <text:p text:style-name="P857">IANA mime types </text:p>
              </text:list-item>
            </text:list>
          </table:table-cell>
          <table:table-cell table:style-name="Table26.A1" office:value-type="string">
            <text:p text:style-name="P275">(see note following this table)</text:p>
          </table:table-cell>
          <table:table-cell table:style-name="Table26.A1" office:value-type="string">
            <text:p text:style-name="P275"/>
          </table:table-cell>
        </table:table-row>
        <table:table-row>
          <table:table-cell table:style-name="Table26.A1" office:value-type="string">
            <text:p text:style-name="P275">1.2.840.10003.5.<text:span text:style-name="T63">109.1</text:span></text:p>
          </table:table-cell>
          <table:table-cell table:style-name="Table26.A1" office:value-type="string">
            <text:p text:style-name="P275">pdf</text:p>
          </table:table-cell>
          <table:table-cell table:style-name="Table26.A1" office:value-type="string">
            <text:p text:style-name="P275">mime type application/pdf </text:p>
          </table:table-cell>
          <table:table-cell table:style-name="Table26.A1" office:value-type="string">
            <text:p text:style-name="P275">Portable Document Format Reference; Manual, Adobe Systems, Inc, Addison-Wesley Publishing Co. ISBN 0-201-62628-4, 1993.</text:p>
          </table:table-cell>
        </table:table-row>
        <table:table-row>
          <table:table-cell table:style-name="Table26.A1" office:value-type="string">
            <text:p text:style-name="P275">1.2.840.10003.5.<text:span text:style-name="T63">109.2</text:span></text:p>
          </table:table-cell>
          <table:table-cell table:style-name="Table26.A1" office:value-type="string">
            <text:p text:style-name="P275">postscript</text:p>
          </table:table-cell>
          <table:table-cell table:style-name="Table26.A1" office:value-type="string">
            <text:p text:style-name="P275">mime type application/postscript</text:p>
          </table:table-cell>
          <table:table-cell table:style-name="Table26.A1" office:value-type="string">
            <text:p text:style-name="P275">rfc 1341</text:p>
          </table:table-cell>
        </table:table-row>
        <table:table-row>
          <table:table-cell table:style-name="Table26.A1" office:value-type="string">
            <text:p text:style-name="P275">1.2.840.10003.5.<text:span text:style-name="T63">109.3</text:span></text:p>
          </table:table-cell>
          <table:table-cell table:style-name="Table26.A1" office:value-type="string">
            <text:p text:style-name="P275">html</text:p>
          </table:table-cell>
          <table:table-cell table:style-name="Table26.A1" office:value-type="string">
            <text:p text:style-name="P275">mime type text/html</text:p>
          </table:table-cell>
          <table:table-cell table:style-name="Table26.A1" office:value-type="string">
            <text:p text:style-name="P275">rfc 1866</text:p>
          </table:table-cell>
        </table:table-row>
        <table:table-row>
          <table:table-cell table:style-name="Table26.A1" office:value-type="string">
            <text:p text:style-name="P275">1.2.840.10003.5.<text:span text:style-name="T63">109.4</text:span></text:p>
          </table:table-cell>
          <table:table-cell table:style-name="Table26.A1" office:value-type="string">
            <text:p text:style-name="P275">tiff</text:p>
          </table:table-cell>
          <table:table-cell table:style-name="Table26.A1" office:value-type="string">
            <text:p text:style-name="P275">mime type image/tiff</text:p>
          </table:table-cell>
          <table:table-cell table:style-name="Table26.A1" office:value-type="string">
            <text:p text:style-name="P275">Tag Image File Format (TIFF) class F, revision 6.0 </text:p>
          </table:table-cell>
        </table:table-row>
        <table:table-row>
          <table:table-cell table:style-name="Table26.A1" office:value-type="string">
            <text:p text:style-name="P275">1.2.840.10003.5.<text:span text:style-name="T63">109.5</text:span></text:p>
          </table:table-cell>
          <table:table-cell table:style-name="Table26.A1" office:value-type="string">
            <text:p text:style-name="Table_20_Contents"><text:span text:style-name="T738">pdf </text:span><text:span text:style-name="T581">   </text:span><text:span text:style-name="Strong_20_Emphasis"><text:span text:style-name="T739">error, should be gif</text:span></text:span></text:p>
          </table:table-cell>
          <table:table-cell table:style-name="Table26.A1" office:value-type="string">
            <text:p text:style-name="P275">mime type image/gif</text:p>
          </table:table-cell>
          <table:table-cell table:style-name="Table26.A1" office:value-type="string">
            <text:p text:style-name="P275">rfc 1341</text:p>
          </table:table-cell>
        </table:table-row>
        <table:table-row>
          <table:table-cell table:style-name="Table26.A1" office:value-type="string">
            <text:p text:style-name="P275">1.2.840.10003.5.<text:span text:style-name="T63">109.6</text:span></text:p>
          </table:table-cell>
          <table:table-cell table:style-name="Table26.A1" office:value-type="string">
            <text:p text:style-name="P275">jpeg</text:p>
          </table:table-cell>
          <table:table-cell table:style-name="Table26.A1" office:value-type="string">
            <text:p text:style-name="P275">mime type image/jpeg</text:p>
          </table:table-cell>
          <table:table-cell table:style-name="Table26.A1" office:value-type="string">
            <text:p text:style-name="P275">rfc 1341</text:p>
          </table:table-cell>
        </table:table-row>
        <text:soft-page-break/>
        <table:table-row>
          <table:table-cell table:style-name="Table26.A1" office:value-type="string">
            <text:p text:style-name="P275">1.2.840.10003.5.<text:span text:style-name="T63">109.7</text:span></text:p>
          </table:table-cell>
          <table:table-cell table:style-name="Table26.A1" office:value-type="string">
            <text:p text:style-name="P275">png</text:p>
          </table:table-cell>
          <table:table-cell table:style-name="Table26.A1" office:value-type="string">
            <text:p text:style-name="P275">mime type image/png</text:p>
          </table:table-cell>
          <table:table-cell table:style-name="Table26.A1" office:value-type="string">
            <text:p text:style-name="P275">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75">1.2.840.10003.5.<text:span text:style-name="T63">109.8</text:span></text:p>
          </table:table-cell>
          <table:table-cell table:style-name="Table26.A1" office:value-type="string">
            <text:p text:style-name="P275">mpeg</text:p>
          </table:table-cell>
          <table:table-cell table:style-name="Table26.A1" office:value-type="string">
            <text:p text:style-name="P275">mime type video/mpeg</text:p>
          </table:table-cell>
          <table:table-cell table:style-name="Table26.A1" office:value-type="string">
            <text:p text:style-name="P275">rfc 1341 </text:p>
          </table:table-cell>
        </table:table-row>
        <table:table-row>
          <table:table-cell table:style-name="Table26.A1" office:value-type="string">
            <text:p text:style-name="P275">1.2.840.10003.5.<text:span text:style-name="T63">109.9</text:span></text:p>
          </table:table-cell>
          <table:table-cell table:style-name="Table26.A1" office:value-type="string">
            <text:p text:style-name="P275">sgml</text:p>
          </table:table-cell>
          <table:table-cell table:style-name="Table26.A1" office:value-type="string">
            <text:p text:style-name="P275">mime type text/sgml</text:p>
          </table:table-cell>
          <table:table-cell table:style-name="Table26.A1" office:value-type="string">
            <text:p text:style-name="P275">rfc 1874</text:p>
          </table:table-cell>
        </table:table-row>
        <table:table-row>
          <table:table-cell table:style-name="Table26.A1" office:value-type="string">
            <text:p text:style-name="P275">1.2.840.10003.5.<text:span text:style-name="T63">109.10</text:span></text:p>
          </table:table-cell>
          <table:table-cell table:style-name="Table26.A1" office:value-type="string">
            <text:p text:style-name="P275">xml (no specific version)</text:p>
          </table:table-cell>
          <table:table-cell table:style-name="Table26.A1" office:value-type="string">
            <text:p text:style-name="P275">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581">RFC 2376</text:span></text:a><text:span text:style-name="T581"> </text:span></text:p>
          </table:table-cell>
        </table:table-row>
        <table:table-row>
          <table:table-cell table:style-name="Table26.A1" office:value-type="string">
            <text:p text:style-name="Table_20_Contents"><text:span text:style-name="T581">1.2.840.10003.5.</text:span><text:span text:style-name="Strong_20_Emphasis"><text:span text:style-name="T581">109.10.1.0</text:span></text:span></text:p>
          </table:table-cell>
          <table:table-cell table:style-name="Table26.A1" office:value-type="string">
            <text:p text:style-name="P275">xml version 1.0</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Table_20_Contents"><text:span text:style-name="T581">1.2.840.10003.5.</text:span><text:span text:style-name="Strong_20_Emphasis"><text:span text:style-name="T581">109.10.1.1</text:span></text:span></text:p>
          </table:table-cell>
          <table:table-cell table:style-name="Table26.A1" office:value-type="string">
            <text:p text:style-name="P275">xml version 1.1</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3">109.11</text:span></text:p>
          </table:table-cell>
          <table:table-cell table:style-name="Table26.A1" office:value-type="string">
            <text:p text:style-name="P275">(<text:span text:style-name="T417">not used</text:span>)</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3">110</text:span></text:p>
          </table:table-cell>
          <table:table-cell table:style-name="Table26.A1" office:value-type="string">
            <text:list xml:id="list223811898727004" text:continue-numbering="true" text:style-name="List_20_5">
              <text:list-item>
                <text:p text:style-name="P857">Z39.50 mime types </text:p>
              </text:list-item>
            </text:list>
          </table:table-cell>
          <table:table-cell table:style-name="Table26.A1" office:value-type="string">
            <text:p text:style-name="P275">(see note following this table)</text:p>
          </table:table-cell>
          <table:table-cell table:style-name="Table26.A1" office:value-type="string">
            <text:p text:style-name="P275"/>
          </table:table-cell>
        </table:table-row>
        <table:table-row>
          <table:table-cell table:style-name="Table26.A1" office:value-type="string">
            <text:p text:style-name="P275">1.2.840.10003.5.<text:span text:style-name="T63">110.1</text:span></text:p>
          </table:table-cell>
          <table:table-cell table:style-name="Table26.A1" office:value-type="string">
            <text:p text:style-name="P275">tiff-b</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3">110.2</text:span></text:p>
          </table:table-cell>
          <table:table-cell table:style-name="Table26.A1" office:value-type="string">
            <text:p text:style-name="P275">wav</text:p>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3">111</text:span></text:p>
          </table:table-cell>
          <table:table-cell table:style-name="Table26.A1" office:value-type="string">
            <text:p text:style-name="P275">SQL-RS</text:p>
          </table:table-cell>
          <table:table-cell table:style-name="Table26.A1" office:value-type="string">
            <text:p text:style-name="P275">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581">Z+SQL Profile</text:span></text:a></text:p>
          </table:table-cell>
        </table:table-row>
        <table:table-row>
          <table:table-cell table:style-name="Table26.A1" office:value-type="string">
            <text:p text:style-name="P275">1.2.840.10003.5.<text:span text:style-name="T63">112</text:span></text:p>
          </table:table-cell>
          <table:table-cell table:style-name="Table26.A1" office:value-type="string">
            <text:p text:style-name="P275">xml-b </text:p>
          </table:table-cell>
          <table:table-cell table:style-name="Table26.A1" office:value-type="string">
            <text:p text:style-name="P275">XML record according to the schema or definition identified by the element set name.</text:p>
          </table:table-cell>
          <table:table-cell table:style-name="Table26.A1" office:value-type="string">
            <text:p text:style-name="Table_20_Contents"><text:span text:style-name="T581">Implementor agreement: </text:span><text:a xlink:type="simple" xlink:href="https://web.archive.org/web/20120807140126/http://www.loc.gov/z3950/agency/agree/request-xml.html" text:style-name="Internet_20_link" text:visited-style-name="Visited_20_Internet_20_Link"><text:span text:style-name="T581">Requesting XML Records</text:span></text:a></text:p>
          </table:table-cell>
        </table:table-row>
        <table:table-row>
          <table:table-cell table:style-name="Table26.A1" office:value-type="string">
            <text:p text:style-name="P275">1.2.840.10003.5.<text:span text:style-name="T63">1000</text:span></text:p>
          </table:table-cell>
          <table:table-cell table:style-name="Table26.A1" office:value-type="string">
            <text:list xml:id="list223811346701079" text:continue-numbering="true" text:style-name="List_20_5">
              <text:list-item>
                <text:p text:style-name="P857">locally registered syntaxes</text:p>
              </text:list-item>
            </text:list>
          </table:table-cell>
          <table:table-cell table:style-name="Table26.A1" office:value-type="string">
            <text:p text:style-name="P275"> </text:p>
          </table:table-cell>
          <table:table-cell table:style-name="Table26.A1" office:value-type="string">
            <text:p text:style-name="P275"> </text:p>
          </table:table-cell>
        </table:table-row>
        <table:table-row>
          <table:table-cell table:style-name="Table26.A1" office:value-type="string">
            <text:p text:style-name="P275">1.2.840.10003.5.<text:span text:style-name="T63">1000.3.1</text:span></text:p>
          </table:table-cell>
          <table:table-cell table:style-name="Table26.A1" office:value-type="string">
            <text:p text:style-name="P275">Latin-1</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table-cell table:style-name="Table26.A1" office:value-type="string">
            <text:p text:style-name="P275">1.2.840.10003.5.<text:span text:style-name="T63">1000.3.2</text:span></text:p>
          </table:table-cell>
          <table:table-cell table:style-name="Table26.A1" office:value-type="string">
            <text:p text:style-name="P275">TIFF </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table-cell table:style-name="Table26.A1" office:value-type="string">
            <text:p text:style-name="P275">1.2.840.10003.5.<text:span text:style-name="T63">1000.3.3</text:span></text:p>
          </table:table-cell>
          <table:table-cell table:style-name="Table26.A1" office:value-type="string">
            <text:p text:style-name="P275">Postscript </text:p>
          </table:table-cell>
          <table:table-cell table:style-name="Table26.A1" office:value-type="string">
            <text:p text:style-name="P275">locally registered by Lucent Technologies</text:p>
          </table:table-cell>
          <table:table-cell table:style-name="Table26.A1" office:value-type="string">
            <text:p text:style-name="P275"> </text:p>
          </table:table-cell>
        </table:table-row>
        <table:table-row>
          <table:table-cell table:style-name="Table26.A1" office:value-type="string">
            <text:p text:style-name="P275">1.2.840.10003.5.<text:span text:style-name="T63">1000.6.1</text:span></text:p>
          </table:table-cell>
          <table:table-cell table:style-name="Table26.A1" office:value-type="string">
            <text:p text:style-name="P275">GRS-0 </text:p>
          </table:table-cell>
          <table:table-cell table:style-name="Table26.A1" office:value-type="string">
            <text:p text:style-name="P275">locally registered by CAS</text:p>
          </table:table-cell>
          <table:table-cell table:style-name="Table26.A1" office:value-type="string">
            <text:p text:style-name="P275">also registered as 1.2.840.10003.5.104</text:p>
          </table:table-cell>
        </table:table-row>
        <table:table-row>
          <table:table-cell table:style-name="Table26.A1" office:value-type="string">
            <text:p text:style-name="P275">1.2.840.10003.5.<text:span text:style-name="T63">1000.6.2</text:span></text:p>
          </table:table-cell>
          <table:table-cell table:style-name="Table26.A1" office:value-type="string">
            <text:p text:style-name="P275">CXF </text:p>
          </table:table-cell>
          <table:table-cell table:style-name="Table26.A1" office:value-type="string">
            <text:p text:style-name="P275">locally registered by CAS</text:p>
          </table:table-cell>
          <table:table-cell table:style-name="Table26.A1" office:value-type="string">
            <text:p text:style-name="P275"> </text:p>
          </table:table-cell>
        </table:table-row>
        <table:table-row>
          <table:table-cell table:style-name="Table26.A1" office:value-type="string">
            <text:p text:style-name="P275">1.2.840.10003.5.<text:span text:style-name="T63">1000.147.1</text:span></text:p>
          </table:table-cell>
          <table:table-cell table:style-name="Table26.A1" office:value-type="string">
            <text:p text:style-name="P275">ADF </text:p>
          </table:table-cell>
          <table:table-cell table:style-name="Table26.A1" office:value-type="string">
            <text:p text:style-name="P275">locally registered by Astrophysics Data System (Smithsonian Astrophysical Observatory)</text:p>
          </table:table-cell>
          <table:table-cell table:style-name="Table26.A1" office:value-type="string">
            <text:p text:style-name="P275">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731">NONMONOTONIC</text:span></text:span><text:span text:style-name="Citation"><text:span text:style-name="Source_20_Text">...</text:span></text:span><text:span text:style-name="Citation"> contains, for example, the name Edward Zimmermann but not </text:span><text:span text:style-name="Citation"><text:span text:style-name="T731">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text:soft-page-break/>Centroids <text:span text:style-name="T628">(Meshes and P2P)</text:span><text:bookmark-end text:name="__RefHeading___Toc20767_3285073552"/></text:h>
      <text:p text:style-name="P457">The re-Isearch engine is not just about search but about what we have called “re-search”, a recursive model of search where one searches first for where to search rather than just demanding a list of records.</text:p>
      <text:p text:style-name="P457">One of the approaches developedto enable <text:s/>this within a distributed network is a so-called “<text:span text:style-name="T697">bag of words”</text:span> centroid. <text:span text:style-name="T624"><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54">To make this possible one can generate a so-called “Centroid” file for <text:span text:style-name="T627">a</text:span> target. It is a file (using a kind-of XMLish format) that lists each field (path) and its included terms (and their frequency).</text:p>
      <text:p text:style-name="P453"/>
      <text:p text:style-name="P456">Here is a fragment of the file generated for an index of the complex works of Shakespeare:</text:p>
      <text:p text:style-name="P456"/>
      <text:p text:style-name="P453">&lt;?xml version="1.0" encoding="utf-8" standalone="yes"?&gt;</text:p>
      <text:p text:style-name="P453"><text:s text:c="10"/>&lt;!-- generator="re-Isearch 4.0a x86_64 GNU/Linux" --&gt;</text:p>
      <text:p text:style-name="P453"><text:s text:c="10"/>&lt;!DOCTYPE Locator SYSTEM "centroid.dtd"&gt;</text:p>
      <text:p text:style-name="P453">&lt;centroid src="/<text:span text:style-name="T625">var/opt/nonmonotonic/indexes/bart/</text:span>BART" version="0.1"&gt;</text:p>
      <text:p text:style-name="P453"><text:s/>&lt;words slots="22945" slot_length="28" source_charset="iso-8859-1"&gt;</text:p>
      <text:p text:style-name="P453"><text:s text:c="2"/>&lt;word freq="37"&gt;0&lt;/word&gt;</text:p>
      <text:p text:style-name="P453"><text:s text:c="2"/>&lt;word freq="40"&gt;1&lt;/word&gt;</text:p>
      <text:p text:style-name="P453"><text:s text:c="2"/>&lt;word freq="1"&gt;10&lt;/word&gt;</text:p>
      <text:p text:style-name="P453">….</text:p>
      <text:p text:style-name="P453">&lt;/words&gt;</text:p>
      <text:p text:style-name="P453"><text:s/>&lt;fields count="77"&gt;</text:p>
      <text:p text:style-name="P453"><text:s text:c="2"/>&lt;ACT type="string" elements="22819"&gt;</text:p>
      <text:p text:style-name="P453"><text:s text:c="4"/>&lt;word freq="1"&gt;10&lt;/word&gt;</text:p>
      <text:p text:style-name="P453"><text:s text:c="4"/>&lt;word freq="1"&gt;2d&lt;/word&gt;</text:p>
      <text:p text:style-name="P453"><text:s text:c="4"/>&lt;word freq="2"&gt;2s&lt;/word&gt;</text:p>
      <text:p text:style-name="P453">….</text:p>
      <text:p text:style-name="P453"><text:s text:c="4"/>&lt;word freq="1"&gt;zone&lt;/word&gt;</text:p>
      <text:p text:style-name="P453"><text:s text:c="4"/>&lt;word freq="21"&gt;zounds&lt;/word&gt;</text:p>
      <text:p text:style-name="P453"><text:s text:c="4"/>&lt;word freq="1"&gt;zwaggered&lt;/word&gt;</text:p>
      <text:p text:style-name="P453"><text:s text:c="2"/>&lt;/ACT&gt;</text:p>
      <text:p text:style-name="P453">….</text:p>
      <text:p text:style-name="P453">&lt;PLAY type="string" elements="22911"&gt;</text:p>
      <text:p text:style-name="P453"><text:s text:c="4"/>&lt;word freq="1"&gt;10&lt;/word&gt;</text:p>
      <text:p text:style-name="P453"><text:s text:c="4"/>&lt;word freq="74"&gt;1992&lt;/word&gt;</text:p>
      <text:p text:style-name="P453"><text:s text:c="4"/>&lt;word freq="37"&gt;1994&lt;/word&gt;</text:p>
      <text:p text:style-name="P453"><text:s text:c="4"/>&lt;word freq="37"&gt;1996&lt;/word&gt;</text:p>
      <text:p text:style-name="P453"><text:s text:c="4"/>&lt;word freq="74"&gt;1999&lt;/word&gt;</text:p>
      <text:p text:style-name="P453">…</text:p>
      <text:p text:style-name="P453"><text:s/>&lt;/fields&gt;</text:p>
      <text:p text:style-name="P453">&lt;/centroid&gt;</text:p>
      <text:p text:style-name="P453"><text:s text:c="15"/></text:p>
      <text:p text:style-name="P455">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26">(occurring 10 times) but also occurring only once in </text:span><text:soft-page-break/><text:span text:style-name="T626">both the `The Tragedy of Titus Andronicus' ( 'Zounds, ye whore! is black so base a hue?) <text:s/>and `The Life and Death of King John' <text:s/>(Zounds! I was never so bethump'd with words) .</text:span></text:p>
      <text:p text:style-name="P484"/>
      <text:h text:style-name="Heading_20_1" text:outline-level="1"><text:bookmark-start text:name="__RefHeading___Toc20769_3285073552"/>Scan Service<text:bookmark-end text:name="__RefHeading___Toc20769_3285073552"/></text:h>
      <text:p text:style-name="P8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84">Example instead of “cheap*” <text:span text:style-name="T629">(in the collected works of Shakespeare)</text:span> once could see that we had also the term cheapside alongisde cheapen, cheapest and cheapy.<text:span text:style-name="T629"> Cheapside is a street in the City of London, the historic and modern financial centre of London. </text:span><text:span text:style-name="T630"><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59"/>
      <text:p text:style-name="P458">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458"/>
      <text:p text:style-name="P538">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63">Faceted search</text:span> is a popular strategy for <text:span text:style-name="Citation">information exploration</text:span> to assist the searcher</text:p>
      <text:list text:style-name="L16">
        <text:list-item>
          <text:p text:style-name="P918">Discover relationships or trends between contents.</text:p>
        </text:list-item>
        <text:list-item>
          <text:p text:style-name="P918">To enable dynamic classified browsing.</text:p>
        </text:list-item>
        <text:list-item>
          <text:p text:style-name="P917">Help users who don't know precisely what they can find or what to search for (exploration and discovery).</text:p>
        </text:list-item>
      </text:list>
      <text:p text:style-name="Text_20_body"/>
      <text:p text:style-name="Text_20_body">From the perspective of the information provider they</text:p>
      <text:list text:style-name="L17">
        <text:list-item>
          <text:p text:style-name="P920">Allow one to push searches (navigate them) into specific areas (define top-down narratives).</text:p>
        </text:list-item>
        <text:list-item>
          <text:p text:style-name="P919">Create an aura of relevance.</text:p>
        </text:list-item>
      </text:list>
      <text:p text:style-name="P539"/>
      <text:p text:style-name="P539">The primary design goal is to allow users to move through large information spaces in a flexible manner both refining and expanding the queries, while maintaining a consistent representation of the collection's structure and "not getting lost".</text:p>
      <text:p text:style-name="P539"><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39"/>
      <text:p text:style-name="Text_20_body"><text:soft-page-break/>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text:style-name="L18">
        <text:list-item>
          <text:p text:style-name="P922">Field/Path faceting: the counts for all terms, or just the top terms in any given field or path.</text:p>
        </text:list-item>
        <text:list-item>
          <text:p text:style-name="P922">Path Fragement Faceting: Like field/path faceting but is a relative path (in the document tree) via the field/path instance where a given query found a match.</text:p>
        </text:list-item>
        <text:list-item>
          <text:p text:style-name="P922">Query faceting: the number of documents in the current search results that also match the given query.</text:p>
        </text:list-item>
        <text:list-item>
          <text:p text:style-name="P922">Date faceting: the number of documents that fall within certain date ranges.</text:p>
        </text:list-item>
        <text:list-item>
          <text:p text:style-name="P921">Data faceting: the number of documents that fall with a numerical range in a <text:span text:style-name="Citation">specific numerical field</text:span>, geospatial bounding box etc. </text:p>
        </text:list-item>
      </text:list>
      <text:p text:style-name="P539">Like Search and Scan, <text:span text:style-name="T63">Faceted Search</text:span> its offloaded from the application front end (CMS etc.) and provided as services via the server.</text:p>
      <text:p text:style-name="P539"/>
      <text:p text:style-name="P539"/>
      <text:h text:style-name="P817"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101">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103">db_path</text:span></text:span><text:span text:style-name="Source_20_Text"><text:span text:style-name="T101">="/</text:span></text:span><text:span text:style-name="Source_20_Text"><text:span text:style-name="T103">var/opt/nonmonotonic</text:span></text:span><text:span text:style-name="Source_20_Text"><text:span text:style-name="T101">/</text:span></text:span><text:span text:style-name="Source_20_Text"><text:span text:style-name="T103">NEWS</text:span></text:span><text:span text:style-name="Source_20_Text"><text:span text:style-name="T101">";</text:span></text:span></text:p>
      <text:p text:style-name="P8"><text:span text:style-name="Source_20_Text"><text:span text:style-name="T101">pdb = IDB(</text:span></text:span><text:span text:style-name="Source_20_Text"><text:span text:style-name="T103">db_path</text:span></text:span><text:span text:style-name="Source_20_Text"><text:span text:style-name="T101">); </text:span></text:span><text:span text:style-name="Source_20_Text"><text:span text:style-name="T103">## Open the index</text:span></text:span></text:p>
      <text:p text:style-name="P8"><text:span text:style-name="Source_20_Text"><text:span text:style-name="T101">squery = SQUERY(query); </text:span></text:span><text:span text:style-name="Source_20_Text"><text:span text:style-name="T103"># Build the query</text:span></text:span></text:p>
      <text:p text:style-name="P8"><text:span text:style-name="Source_20_Text"><text:span text:style-name="T101">irset = pdb.Search(squery, ByScore); </text:span></text:span><text:span text:style-name="Source_20_Text"><text:span text:style-name="T103"># Run the query</text:span></text:span></text:p>
      <text:p text:style-name="P15"><text:span text:style-name="Source_20_Text"><text:span text:style-name="T107">## </text:span></text:span><text:span text:style-name="Source_20_Text"><text:span text:style-name="T106">The resulting irset is a set which we can perform operations upon or combine with another irset</text:span></text:span></text:p>
      <text:p text:style-name="P15"><text:span text:style-name="Source_20_Text"><text:span text:style-name="T107">## </text:span></text:span><text:span text:style-name="Source_20_Text"><text:span text:style-name="T106">from another search using the operators in the tables above—for <text:s/>example Or, Nor, And, ….</text:span></text:span></text:p>
      <text:p text:style-name="P10"><text:span text:style-name="Source_20_Text"><text:span text:style-name="T102">irset = irset1.And(irset2); </text:span></text:span><text:span text:style-name="Source_20_Text"><text:span text:style-name="T103">## This is like irset = irset1 AND irset2</text:span></text:span></text:p>
      <text:p text:style-name="P11"><text:span text:style-name="Source_20_Text"><text:span text:style-name="T111"/></text:span></text:p>
      <text:p text:style-name="P11"><text:span text:style-name="Source_20_Text"><text:span text:style-name="T110">As one can see it is relatively straightforward to build alternative query languages to run.</text:span></text:span></text:p>
      <text:h text:style-name="P817" text:outline-level="1"><text:bookmark-start text:name="__RefHeading___Toc20777_3285073552"/><text:span text:style-name="Source_20_Text">Doctypes</text:span><text:bookmark-end text:name="__RefHeading___Toc20777_3285073552"/></text:h>
      <text:p text:style-name="P61"><text:span text:style-name="Source_20_Text"><text:span text:style-name="T522">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584"><text:span text:style-name="Source_20_Text"><text:span text:style-name="T586">Some, like script, have been abandoned and instead supplemented by using the engine within a script language—instead of embedding Python into the engine, the engine is embedded into Python as a module.</text:span></text:span><text:span text:style-name="Source_20_Text"><text:span text:style-name="T587"> Many others are similar just in name only.</text:span></text:span></text:p>
      <text:p text:style-name="P774"><text:span text:style-name="Source_20_Text"><text:span text:style-name="T587">What has not changed is that t</text:span></text:span><text:span text:style-name="Source_20_Text"><text:span text:style-name="T583">he root class of all document handlers is the “DOCTYPE” class—</text:span></text:span><text:span text:style-name="Source_20_Text"><text:span text:style-name="T587">vastly expanded since that map</text:span></text:span><text:span text:style-name="Source_20_Text"><text:span text:style-name="T583">. Every other class is a descendant. </text:span></text:span><text:span text:style-name="Source_20_Text"><text:span text:style-name="T584">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585">are not purely hierarchical but as a family pass work to their children (rather than the always the other way around)</text:span></text:span><text:span text:style-name="Source_20_Text"><text:span text:style-name="T584">.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62"><text:span text:style-name="Source_20_Text"><text:span text:style-name="T582"/></text:span></text:p>
      <text:p text:style-name="P62"><text:span text:style-name="Source_20_Text"><text:span text:style-name="T582">The current collection (</text:span></text:span><text:span text:style-name="Source_20_Text"><text:span text:style-name="T592">August</text:span></text:span><text:span text:style-name="Source_20_Text"><text:span text:style-name="T582"> 2021):</text:span></text:span></text:p>
      <text:p text:style-name="P62"><text:span text:style-name="Source_20_Text"><text:span text:style-name="T582"/></text:span></text:p>
      <text:p text:style-name="P62"><text:span text:style-name="Source_20_Text"><text:span text:style-name="T582">Available Built-in Document Base Classes (v28.8):</text:span></text:span></text:p>
      <text:p text:style-name="P62"><text:span text:style-name="Source_20_Text"><text:span text:style-name="T582"><text:s text:c="8"/>AOLLIST <text:s text:c="10"/>ATOM <text:s text:c="4"/>AUTODETECT <text:s text:c="6"/>BIBCOLON</text:span></text:span></text:p>
      <text:p text:style-name="P62"><text:span text:style-name="Source_20_Text"><text:span text:style-name="T582"><text:s text:c="9"/>BIBTEX <text:s text:c="8"/>BINARY <text:s text:c="11"/>CAP <text:s text:c="6"/>COLONDOC</text:span></text:span></text:p>
      <text:p text:style-name="P62"><text:span text:style-name="Source_20_Text"><text:span text:style-name="T582"><text:s text:c="7"/>COLONGRP <text:s text:c="8"/>CSVDOC <text:s text:c="6"/>DIALOG-B <text:s text:c="11"/>DIF</text:span></text:span></text:p>
      <text:p text:style-name="P62"><text:span text:style-name="Source_20_Text"><text:span text:style-name="T582"><text:s text:c="11"/>DOCX <text:s text:c="7"/>DVBLINE <text:s text:c="7"/>ENDNOTE <text:s text:c="5"/>EUROMEDIA</text:span></text:span></text:p>
      <text:p text:style-name="P62"><text:span text:style-name="Source_20_Text"><text:span text:style-name="T582"><text:s text:c="7"/>FILMLINE <text:s text:c="8"/>FILTER <text:s text:c="3"/>FILTER2HTML <text:s text:c="3"/>FILTER2MEMO</text:span></text:span></text:p>
      <text:p text:style-name="P62"><text:span text:style-name="Source_20_Text"><text:span text:style-name="T582"><text:s text:c="4"/>FILTER2TEXT <text:s text:c="4"/>FILTER2XML <text:s text:c="5"/>FIRSTLINE <text:s text:c="11"/>FTP</text:span></text:span></text:p>
      <text:p text:style-name="P62"><text:span text:style-name="Source_20_Text"><text:span text:style-name="T582"><text:s text:c="11"/>GILS <text:s text:c="7"/>GILSXML <text:s text:c="7"/>HARVEST <text:s text:c="10"/>HTML</text:span></text:span></text:p>
      <text:p text:style-name="P62"><text:span text:style-name="Source_20_Text"><text:span text:style-name="T582"><text:s text:c="9"/>HTML-- <text:s text:c="5"/>HTMLCACHE <text:s text:c="6"/>HTMLHEAD <text:s text:c="6"/>HTMLMETA</text:span></text:span></text:p>
      <text:p text:style-name="P62"><text:span text:style-name="Source_20_Text"><text:span text:style-name="T582"><text:s text:c="5"/>HTMLREMOTE <text:s text:c="6"/>HTMLZERO <text:s text:c="7"/>IAFADOC <text:s text:c="6"/>IKNOWDOC</text:span></text:span></text:p>
      <text:p text:style-name="P62"><text:span text:style-name="Source_20_Text"><text:span text:style-name="T582"><text:s text:c="9"/>IRLIST <text:s text:c="7"/>ISOTEIA <text:s text:c="10"/>JIRA <text:s text:c="9"/>LATEX</text:span></text:span></text:p>
      <text:p text:style-name="P62"><text:span text:style-name="Source_20_Text"><text:span text:style-name="T582"><text:s text:c="5"/>LISTDIGEST <text:s text:c="4"/>MAILDIGEST <text:s text:c="4"/>MAILFOLDER <text:s text:c="6"/>MARKDOWN</text:span></text:span></text:p>
      <text:p text:style-name="P62"><text:span text:style-name="Source_20_Text"><text:span text:style-name="T582"><text:s text:c="8"/>MEDLINE <text:s text:c="10"/>MEMO <text:s text:c="7"/>METADOC <text:s text:c="6"/>MISMEDIA</text:span></text:span></text:p>
      <text:p text:style-name="P62"><text:span text:style-name="Source_20_Text"><text:span text:style-name="T582"><text:s text:c="5"/>NEWSFOLDER <text:s text:c="8"/>NEWSML <text:s text:c="11"/>OCR <text:s text:c="11"/>ODT</text:span></text:span></text:p>
      <text:p text:style-name="P62"><text:span text:style-name="Source_20_Text"><text:span text:style-name="T582"><text:s text:c="8"/>ONELINE <text:s text:c="6"/>OZSEARCH <text:s text:c="8"/>PANDOC <text:s text:c="7"/>PAPYRUS</text:span></text:span></text:p>
      <text:p text:style-name="P62"><text:span text:style-name="Source_20_Text"><text:span text:style-name="T582"><text:s text:c="11"/>PARA <text:s text:c="11"/>PDF <text:s text:c="5"/>PLAINTEXT <text:s text:c="12"/>PS</text:span></text:span></text:p>
      <text:p text:style-name="P62"><text:span text:style-name="Source_20_Text"><text:span text:style-name="T582"><text:s text:c="10"/>PTEXT <text:s text:c="11"/>RDF <text:s text:c="6"/>REFERBIB <text:s text:c="11"/>RIS</text:span></text:span></text:p>
      <text:p text:style-name="P62"><text:span text:style-name="Source_20_Text"><text:span text:style-name="T582"><text:s text:c="8"/>ROADS++ <text:s text:c="8"/>RSS.9x <text:s text:c="10"/>RSS1 <text:s text:c="10"/>RSS2</text:span></text:span></text:p>
      <text:p text:style-name="P62"><text:span text:style-name="Source_20_Text"><text:span text:style-name="T582"><text:s text:c="5"/>RSSARCHIVE <text:s text:c="7"/>RSSCORE <text:s text:c="10"/>SGML <text:s text:c="6"/>SGMLNORM</text:span></text:span></text:p>
      <text:p text:style-name="P62"><text:span text:style-name="Source_20_Text"><text:span text:style-name="T582"><text:s text:c="8"/>SGMLTAG <text:s text:c="8"/>SIMPLE <text:s text:c="10"/>SOIF <text:s text:c="11"/>TSV</text:span></text:span></text:p>
      <text:p text:style-name="P62"><text:span text:style-name="Source_20_Text"><text:span text:style-name="T582"><text:s text:c="9"/>TSVDOC <text:s text:c="7"/>XBINARY <text:s text:c="7"/>XFILTER <text:s text:c="11"/>XML</text:span></text:span></text:p>
      <text:p text:style-name="P62"><text:span text:style-name="Source_20_Text"><text:span text:style-name="T582"><text:s text:c="8"/>XMLBASE <text:s text:c="8"/>XMLREC <text:s text:c="5"/>YAHOOLIST</text:span></text:span></text:p>
      <text:p text:style-name="P62"><text:span text:style-name="Source_20_Text"><text:span text:style-name="T582">External Base Classes ("Plugin Doctypes"):</text:span></text:span></text:p>
      <text:p text:style-name="P62"><text:span text:style-name="Source_20_Text"><text:span text:style-name="T582"><text:s text:c="2"/>RTF: <text:s text:c="14"/>// "Rich Text Format" (RTF) Plugin</text:span></text:span></text:p>
      <text:p text:style-name="P62"><text:span text:style-name="Source_20_Text"><text:span text:style-name="T582"><text:s text:c="2"/>ODT: <text:s text:c="14"/>// "OASIS Open Document Format Text" (ODT) Plugin</text:span></text:span></text:p>
      <text:p text:style-name="P62"><text:span text:style-name="Source_20_Text"><text:span text:style-name="T582"><text:s text:c="2"/>ESTAT: <text:s text:c="12"/>// EUROSTAT CSL Plugin</text:span></text:span></text:p>
      <text:p text:style-name="P62"><text:span text:style-name="Source_20_Text"><text:span text:style-name="T582"><text:s text:c="2"/>MSOFFICE: <text:s text:c="9"/>// M$ Office OOXML Plugin</text:span></text:span></text:p>
      <text:p text:style-name="P62"><text:span text:style-name="Source_20_Text"><text:span text:style-name="T582"><text:s text:c="2"/>USPAT: <text:s text:c="12"/>// US Patents (Green Book)</text:span></text:span></text:p>
      <text:p text:style-name="P62"><text:span text:style-name="Source_20_Text"><text:span text:style-name="T582"><text:s text:c="2"/>ADOBE_PDF: <text:s text:c="8"/>// Adobe PDF Plugin</text:span></text:span></text:p>
      <text:p text:style-name="P62"><text:span text:style-name="Source_20_Text"><text:span text:style-name="T582"><text:s text:c="2"/>MSOLE: <text:s text:c="12"/>// M$ OLE type detector Plugin</text:span></text:span></text:p>
      <text:p text:style-name="P62"><text:span text:style-name="Source_20_Text"><text:span text:style-name="T582"><text:s text:c="2"/>MSEXCEL: <text:s text:c="10"/>// M$ Excel (XLS) Plugin</text:span></text:span></text:p>
      <text:p text:style-name="P62"><text:span text:style-name="Source_20_Text"><text:span text:style-name="T582"><text:s text:c="2"/>MSRTF: <text:s text:c="12"/>// M$ RTF (Rich Text Format) Plugin [XML]</text:span></text:span></text:p>
      <text:p text:style-name="P62"><text:span text:style-name="Source_20_Text"><text:span text:style-name="T582"><text:s text:c="2"/>NULL: <text:s text:c="13"/>// Empty plugin</text:span></text:span></text:p>
      <text:p text:style-name="P62"><text:span text:style-name="Source_20_Text"><text:span text:style-name="T582"><text:s text:c="2"/>MSWORD: <text:s text:c="11"/>// M$ Word Plugin</text:span></text:span></text:p>
      <text:p text:style-name="P62"><text:span text:style-name="Source_20_Text"><text:span text:style-name="T582"><text:s text:c="2"/>PDFDOC: <text:s text:c="11"/>// OLD Adobe PDF Plugin</text:span></text:span></text:p>
      <text:p text:style-name="P62"><text:span text:style-name="Source_20_Text"><text:span text:style-name="T582"><text:s text:c="2"/>TEXT: <text:s text:c="13"/>// Plain Text Plugin</text:span></text:span></text:p>
      <text:p text:style-name="P62"><text:span text:style-name="Source_20_Text"><text:span text:style-name="T582"><text:s text:c="2"/>ISOTEIA: <text:s text:c="10"/>// ISOTEIA project (GILS Metadata) XML format locator records</text:span></text:span></text:p>
      <text:p text:style-name="P62"><text:soft-page-break/><text:span text:style-name="Source_20_Text"><text:span text:style-name="T582"/></text:span></text:p>
      <text:p text:style-name="P62"><text:span text:style-name="Source_20_Text"><text:span text:style-name="T582"/></text:span></text:p>
      <text:p text:style-name="P62"><text:span text:style-name="Source_20_Text"><text:span text:style-name="T581"/></text:span></text:p>
      <text:p text:style-name="P62"><text:span text:style-name="Source_20_Text"/></text:p>
      <text:p text:style-name="P235"><text:span text:style-name="Source_20_Text"><text:span text:style-name="T607">NOTE</text:span></text:span><text:span text:style-name="Source_20_Text"><text:span text:style-name="T602">: </text:span></text:span><text:span text:style-name="Source_20_Text"><text:span text:style-name="T603">The version built and/or distributed may have a list that differs from the one above as the “real” documentation is always the built-in list and NOT this handbook.</text:span></text:span></text:p>
      <text:p text:style-name="Text_20_body"><text:span text:style-name="Source_20_Text"><text:span text:style-name="T105"/></text:span></text:p>
      <text:p text:style-name="P442"><text:span text:style-name="Source_20_Text"><text:span text:style-name="T189">NOTE: Every built-in doctype can be extended to have its own options by using the </text:span></text:span><text:span text:style-name="Source_20_Text"><text:span text:style-name="T190">CHILD</text:span></text:span><text:span text:style-name="Source_20_Text"><text:span text:style-name="T189">:</text:span></text:span><text:span text:style-name="Source_20_Text"><text:span text:style-name="T190">PARENT</text:span></text:span><text:span text:style-name="Source_20_Text"><text:span text:style-name="T189"> convention, e.g. </text:span></text:span><text:span text:style-name="Source_20_Text"><text:span text:style-name="T190">IDISS:XMLREC to define a document format IDISS that will use the XMLREC handler. The specific behavior is set by the options.</text:span></text:span></text:p>
      <text:list xml:id="list223811057573435" text:continue-list="list223811346701079" text:style-name="List_20_5">
        <text:list-item>
          <text:p text:style-name="P858"><text:span text:style-name="Source_20_Text"><text:span text:style-name="T160">General Options:</text:span></text:span></text:p>
        </text:list-item>
      </text:list>
      <text:p text:style-name="P442"><text:span text:style-name="Source_20_Text"><text:span text:style-name="T136">The various doctypes has a number of options allowing them to be used generically in a wider range of applications and for a larger class of document.</text:span></text:span><text:span text:style-name="Source_20_Text"><text:span text:style-name="T132"> </text:span></text:span><text:span text:style-name="Source_20_Text"><text:span text:style-name="T133">All the options set-able in a parent doctype can be set by its children.</text:span></text:span></text:p>
      <text:p text:style-name="P442"><text:span text:style-name="Source_20_Text"><text:span text:style-name="T136"/></text:span></text:p>
      <text:p text:style-name="P271"><text:span text:style-name="Source_20_Text"><text:span text:style-name="T135">In the</text:span></text:span><text:span text:style-name="Source_20_Text"><text:span text:style-name="T160"> </text:span></text:span><text:span text:style-name="Source_20_Text"><text:span text:style-name="T468">[doctype]</text:span></text:span><text:span text:style-name="Source_20_Text"><text:span text:style-name="T160"> </text:span></text:span><text:span text:style-name="Source_20_Text"><text:span text:style-name="T174">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68">[general]</text:span></text:span><text:span text:style-name="Source_20_Text"><text:span text:style-name="T174"> section-- </text:span></text:span><text:span text:style-name="Source_20_Text"><text:span text:style-name="T175">as</text:span></text:span><text:span text:style-name="Source_20_Text"><text:span text:style-name="T477"> </text:span></text:span><text:span text:style-name="Source_20_Text"><text:span text:style-name="T469">Key=Value</text:span></text:span></text:p>
      <table:table table:name="Table15" table:style-name="Table15">
        <table:table-column table:style-name="Table15.A"/>
        <table:table-column table:style-name="Table15.B"/>
        <table:table-row>
          <table:table-cell table:style-name="Table15.A1" office:value-type="string">
            <text:p text:style-name="P201">Key</text:p>
          </table:table-cell>
          <table:table-cell table:style-name="Table15.B1" office:value-type="string">
            <text:p text:style-name="P201">Value</text:p>
          </table:table-cell>
        </table:table-row>
        <table:table-row>
          <table:table-cell table:style-name="Table15.A2" office:value-type="string">
            <text:p text:style-name="P738"><text:span text:style-name="Source_20_Text"><text:span text:style-name="T142">Headline</text:span></text:span></text:p>
          </table:table-cell>
          <table:table-cell table:style-name="Table15.B2" office:value-type="string">
            <text:p text:style-name="P275">&lt;Headline format to over-ride default Brief record&gt;</text:p>
            <text:p text:style-name="P275">The format is %(FIELD1)...text...%(FIELD2) ... where the %(X) declarations get replaced by the content of field (X). </text:p>
            <text:p text:style-name="P274">The declaration %(X?:Y) may be used to use the content of field (Y) should field (X) be empty or undefined for the record.</text:p>
          </table:table-cell>
        </table:table-row>
        <table:table-row>
          <table:table-cell table:style-name="Table15.A2" office:value-type="string">
            <text:p text:style-name="P273"><text:span text:style-name="Source_20_Text"><text:span text:style-name="T174">Headline/&lt;RecordSyntax OID&gt;</text:span></text:span></text:p>
          </table:table-cell>
          <table:table-cell table:style-name="Table15.B2" office:value-type="string">
            <text:p text:style-name="P273"><text:span text:style-name="Source_20_Text"><text:span text:style-name="T174">&lt;Headline format for Record Syntax&gt;</text:span></text:span></text:p>
          </table:table-cell>
        </table:table-row>
        <table:table-row>
          <table:table-cell table:style-name="Table15.A2" office:value-type="string">
            <text:p text:style-name="P273"><text:span text:style-name="Source_20_Text"><text:span text:style-name="T174">Summary</text:span></text:span></text:p>
          </table:table-cell>
          <table:table-cell table:style-name="Table15.B2" office:value-type="string">
            <text:p text:style-name="P273"><text:span text:style-name="Source_20_Text"><text:span text:style-name="T174">&lt;Format to define a Summary&gt; # See Headline</text:span></text:span></text:p>
          </table:table-cell>
        </table:table-row>
        <table:table-row>
          <table:table-cell table:style-name="Table15.A2" office:value-type="string">
            <text:p text:style-name="P273"><text:span text:style-name="Source_20_Text"><text:span text:style-name="T174">Summary/&lt;RecordSyntax OID&gt;</text:span></text:span></text:p>
          </table:table-cell>
          <table:table-cell table:style-name="Table15.B2" office:value-type="string">
            <text:p text:style-name="P273"><text:span text:style-name="Source_20_Text"><text:span text:style-name="T174">&lt;Format to define a Summary&gt; # See Headline</text:span></text:span></text:p>
          </table:table-cell>
        </table:table-row>
        <table:table-row>
          <table:table-cell table:style-name="Table15.A2" office:value-type="string">
            <text:p text:style-name="P273"><text:span text:style-name="Source_20_Text"><text:span text:style-name="T174">Content-Type</text:span></text:span></text:p>
          </table:table-cell>
          <table:table-cell table:style-name="Table15.B2" office:value-type="string">
            <text:p text:style-name="P273"><text:span text:style-name="Source_20_Text"><text:span text:style-name="T174">&lt;MIME Content type for the doctype&gt;</text:span></text:span></text:p>
          </table:table-cell>
        </table:table-row>
        <table:table-row>
          <table:table-cell table:style-name="Table15.A2" office:value-type="string">
            <text:p text:style-name="P275">FieldType</text:p>
          </table:table-cell>
          <table:table-cell table:style-name="Table15.B2" office:value-type="string">
            <text:p text:style-name="P275">&lt;file to load for field definitions&gt; <text:s/># default &lt;doctype&gt;.fields</text:p>
          </table:table-cell>
        </table:table-row>
        <table:table-row>
          <table:table-cell table:style-name="Table15.A2" office:value-type="string">
            <text:p text:style-name="P275">DateField</text:p>
          </table:table-cell>
          <table:table-cell table:style-name="Table15.B2" office:value-type="string">
            <text:p text:style-name="P275">&lt;Field name to use for date of record&gt;</text:p>
          </table:table-cell>
        </table:table-row>
        <table:table-row>
          <table:table-cell table:style-name="Table15.A2" office:value-type="string">
            <text:p text:style-name="P275">DateModifiedField</text:p>
          </table:table-cell>
          <table:table-cell table:style-name="Table15.B2" office:value-type="string">
            <text:p text:style-name="P275">&lt;Date Modified field for record&gt;</text:p>
          </table:table-cell>
        </table:table-row>
        <table:table-row>
          <table:table-cell table:style-name="Table15.A2" office:value-type="string">
            <text:p text:style-name="P275">DateCreatedField</text:p>
          </table:table-cell>
          <table:table-cell table:style-name="Table15.B2" office:value-type="string">
            <text:p text:style-name="P275">&lt;Date of record creation field&gt;</text:p>
          </table:table-cell>
        </table:table-row>
        <table:table-row>
          <table:table-cell table:style-name="Table15.A2" office:value-type="string">
            <text:p text:style-name="P275">DateExpiresField</text:p>
          </table:table-cell>
          <table:table-cell table:style-name="Table15.B2" office:value-type="string">
            <text:p text:style-name="P275">&lt;Date of record expiration&gt;</text:p>
          </table:table-cell>
        </table:table-row>
        <table:table-row>
          <table:table-cell table:style-name="Table15.A2" office:value-type="string">
            <text:p text:style-name="P272"><text:span text:style-name="Source_20_Text"><text:span text:style-name="T174">TTLField</text:span></text:span></text:p>
          </table:table-cell>
          <table:table-cell table:style-name="Table15.B2" office:value-type="string">
            <text:p text:style-name="P272"><text:span text:style-name="Source_20_Text"><text:span text:style-name="T174">&lt;Time to live in minutes: <text:s/>Now+TTL = DateExpires&gt;</text:span></text:span></text:p>
          </table:table-cell>
        </table:table-row>
        <table:table-row>
          <table:table-cell table:style-name="Table15.A2" office:value-type="string">
            <text:p text:style-name="P272"><text:span text:style-name="Source_20_Text"><text:span text:style-name="T174">LanguageField</text:span></text:span></text:p>
          </table:table-cell>
          <table:table-cell table:style-name="Table15.B2" office:value-type="string">
            <text:p text:style-name="P272"><text:span text:style-name="Source_20_Text"><text:span text:style-name="T174">&lt;Field name that contains the language code&gt;</text:span></text:span></text:p>
          </table:table-cell>
        </table:table-row>
        <table:table-row>
          <table:table-cell table:style-name="Table15.A2" office:value-type="string">
            <text:p text:style-name="P272"><text:span text:style-name="Source_20_Text"><text:span text:style-name="T174">KeyField</text:span></text:span></text:p>
          </table:table-cell>
          <table:table-cell table:style-name="Table15.B2" office:value-type="string">
            <text:p text:style-name="P272"><text:span text:style-name="Source_20_Text"><text:span text:style-name="T174">&lt;Field name that contains the record key&gt;</text:span></text:span></text:p>
          </table:table-cell>
        </table:table-row>
        <table:table-row>
          <table:table-cell table:style-name="Table15.A2" office:value-type="string">
            <text:p text:style-name="P272"><text:span text:style-name="Source_20_Text"><text:span text:style-name="T174">MaxWordLength</text:span></text:span></text:p>
          </table:table-cell>
          <table:table-cell table:style-name="Table15.B2" office:value-type="string">
            <text:p text:style-name="P272"><text:span text:style-name="Source_20_Text"><text:span text:style-name="T174">&lt;Number, words longer than this won't get indexed&gt;</text:span></text:span></text:p>
          </table:table-cell>
        </table:table-row>
        <table:table-row>
          <table:table-cell table:style-name="Table15.A2" office:value-type="string">
            <text:p text:style-name="P272"><text:span text:style-name="Source_20_Text"><text:span text:style-name="T174">Help</text:span></text:span></text:p>
          </table:table-cell>
          <table:table-cell table:style-name="Table15.B2" office:value-type="string">
            <text:p text:style-name="P272"><text:span text:style-name="Source_20_Text"><text:span text:style-name="T176">&lt;</text:span></text:span><text:span text:style-name="Source_20_Text"><text:span text:style-name="T174">Help text&gt;</text:span></text:span></text:p>
          </table:table-cell>
        </table:table-row>
      </table:table>
      <text:p text:style-name="P271"><text:soft-page-break/><text:span text:style-name="Source_20_Text"><text:span text:style-name="T64"/></text:span></text:p>
      <text:p text:style-name="P443"><text:span text:style-name="Source_20_Text"><text:span text:style-name="T190">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75">[Fields]</text:p>
          </table:table-cell>
          <table:table-cell table:style-name="Table16.B1" office:value-type="string">
            <text:p text:style-name="P275">Field=Field1 <text:s/># Map fields into others</text:p>
          </table:table-cell>
        </table:table-row>
        <table:table-row>
          <table:table-cell table:style-name="Table16.A2" office:value-type="string">
            <text:p text:style-name="P275">[FieldTypes]</text:p>
          </table:table-cell>
          <table:table-cell table:style-name="Table16.B2" office:value-type="string">
            <text:p text:style-name="P275">Field=&lt;FieldType&gt;</text:p>
          </table:table-cell>
        </table:table-row>
        <table:table-row>
          <table:table-cell table:style-name="Table16.A2" office:value-type="string">
            <text:p text:style-name="P275">[External/&lt;RecordSyntax OID&gt;]</text:p>
          </table:table-cell>
          <table:table-cell table:style-name="Table16.B2" office:value-type="string">
            <text:p text:style-name="P275">Field=&lt;program&gt; # e.g. F=cat would pipe the record for full element presentation to cat</text:p>
          </table:table-cell>
        </table:table-row>
        <table:table-row>
          <table:table-cell table:style-name="Table16.A2" office:value-type="string">
            <text:p text:style-name="P275">[Present &lt;Language-Code&gt;]</text:p>
          </table:table-cell>
          <table:table-cell table:style-name="Table16.B2" office:value-type="string">
            <text:p text:style-name="P275"><text:s/>Field=&lt;Display format name for Field when the record has language&gt;</text:p>
          </table:table-cell>
        </table:table-row>
        <table:table-row>
          <table:table-cell table:style-name="Table16.A2" office:value-type="string">
            <text:p text:style-name="P275">[Defaults]</text:p>
          </table:table-cell>
          <table:table-cell table:style-name="Table16.B2" office:value-type="string">
            <text:p text:style-name="P275"><text:s/>Field=&lt;Default Value&gt; <text:s/>Default value for Field if not in record.</text:p>
          </table:table-cell>
        </table:table-row>
      </table:table>
      <text:p text:style-name="P443"><text:span text:style-name="Source_20_Text"><text:span text:style-name="T190"/></text:span></text:p>
      <text:p text:style-name="P444"><text:span text:style-name="Source_20_Text"><text:span text:style-name="T191">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75"><text:s/>[Defaults <text:span text:style-name="T610">&lt;</text:span>Doctype <text:span text:style-name="T610">name&gt;</text:span>] </text:p>
          </table:table-cell>
          <table:table-cell table:style-name="Table17.B1" office:value-type="string">
            <text:p text:style-name="P275"><text:s/>Field=&lt;Default Value&gt; <text:s/>Default value for Field if not in record.</text:p>
          </table:table-cell>
        </table:table-row>
        <table:table-row>
          <table:table-cell table:style-name="Table17.A2" office:value-type="string">
            <text:p text:style-name="P275"><text:s text:c="2"/>[&lt;Uppercase Doctype Name&gt;]</text:p>
          </table:table-cell>
          <table:table-cell table:style-name="Table17.B2" office:value-type="string">
            <text:p text:style-name="P295">The general options in the table abve</text:p>
          </table:table-cell>
        </table:table-row>
      </table:table>
      <text:p text:style-name="P444"><text:span text:style-name="Source_20_Text"><text:span text:style-name="T191"/></text:span></text:p>
      <text:h text:style-name="Heading_20_2" text:outline-level="2"><text:bookmark-start text:name="__RefHeading___Toc20779_3285073552"/><text:span text:style-name="Source_20_Text"><text:span text:style-name="T158">AUTODETECT</text:span></text:span><text:bookmark-end text:name="__RefHeading___Toc20779_3285073552"/></text:h>
      <text:p text:style-name="P95"><text:span text:style-name="Source_20_Text"><text:span text:style-name="T146">Lets start off the with AUTODETECT type as it’s often the go-to default. <text:s/>Class Tree:</text:span></text:span></text:p>
      <text:p text:style-name="P158"><text:span text:style-name="Source_20_Text"><text:span text:style-name="T472">DOCTYPE (Generic Document Type)</text:span></text:span></text:p>
      <text:p text:style-name="P158"><text:span text:style-name="Source_20_Text"><text:span text:style-name="T472">v</text:span></text:span></text:p>
      <text:p text:style-name="P158"><text:span text:style-name="Source_20_Text"><text:span text:style-name="T472">AUTODETECT</text:span></text:span></text:p>
      <text:p text:style-name="P95"><text:span text:style-name="Source_20_Text"><text:span text:style-name="T146">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62"><text:span text:style-name="Source_20_Text"><text:span text:style-name="T146"/></text:span></text:p>
      <text:p text:style-name="P62"><text:span text:style-name="Source_20_Text"><text:span text:style-name="T146">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47">being logical does not mean it can read minds. </text:span></text:span><text:span text:style-name="Source_20_Text"><text:span text:style-name="T146"><text:s/></text:span></text:span><text:span text:style-name="Source_20_Text"><text:span text:style-name="T147">For these </text:span></text:span><text:span text:style-name="Source_20_Text"><text:span text:style-name="T146">one must specify the document parser or the most general default parser would be chosen (eg. HTML for the entire class of HTML files). </text:span></text:span></text:p>
      <text:p text:style-name="P62"><text:span text:style-name="Source_20_Text"><text:span text:style-name="T146"/></text:span></text:p>
      <text:p text:style-name="P62"><text:span text:style-name="Source_20_Text"><text:span text:style-name="T146">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62"><text:span text:style-name="Source_20_Text"><text:span text:style-name="T146"/></text:span></text:p>
      <text:p text:style-name="P62"><text:span text:style-name="Source_20_Text"><text:span text:style-name="T146">Since it has proved accurate, robust and comfortable it is the default doctype. </text:span></text:span></text:p>
      <text:p text:style-name="P62"><text:span text:style-name="Source_20_Text"><text:span text:style-name="T146"/></text:span></text:p>
      <text:list xml:id="list223811890944939" text:continue-numbering="true" text:style-name="List_20_5">
        <text:list-item>
          <text:p text:style-name="Heading_20_3"><text:soft-page-break/><text:span text:style-name="Source_20_Text"><text:span text:style-name="T109">Options in .ini:</text:span></text:span></text:p>
        </text:list-item>
      </text:list>
      <text:p text:style-name="P62"><text:span text:style-name="Source_20_Text"><text:span text:style-name="T146"/></text:span></text:p>
      <text:p text:style-name="P62"><text:span text:style-name="Source_20_Text"><text:span text:style-name="T457">[General]</text:span></text:span></text:p>
      <text:p text:style-name="P62"><text:span text:style-name="Source_20_Text"><text:span text:style-name="T457">Magic=&lt;path&gt; <text:s text:c="4"/># Path of optional magic file</text:span></text:span></text:p>
      <text:p text:style-name="P62"><text:span text:style-name="Source_20_Text"><text:span text:style-name="T457">ParseInfo=[Y|N] <text:s/># Parse Info for binary files (like images)</text:span></text:span></text:p>
      <text:p text:style-name="P62"><text:span text:style-name="Source_20_Text"><text:span text:style-name="T455"/></text:span></text:p>
      <text:p text:style-name="P62"><text:span text:style-name="Source_20_Text"><text:span text:style-name="T457">[Use]</text:span></text:span></text:p>
      <text:p text:style-name="P62"><text:span text:style-name="Source_20_Text"><text:span text:style-name="T457">&lt;DoctypeClass&gt;=&lt;DoctypeClassToUse&gt; # example HTML=HTMLHEAD</text:span></text:span></text:p>
      <text:p text:style-name="P62"><text:span text:style-name="Source_20_Text"><text:span text:style-name="T457">&lt;DoctypeClass&gt;=NULL <text:s/># means don't index &lt;DoctypeClass&gt; files</text:span></text:span></text:p>
      <text:p text:style-name="P62"><text:span text:style-name="Source_20_Text"><text:span text:style-name="T146"/></text:span></text:p>
      <text:h text:style-name="Heading_20_2" text:outline-level="2"><text:bookmark-start text:name="__RefHeading___Toc20781_3285073552"/><text:span text:style-name="Source_20_Text">ATOM</text:span><text:bookmark-end text:name="__RefHeading___Toc20781_3285073552"/></text:h>
      <text:p text:style-name="P62"><text:span text:style-name="Source_20_Text"><text:span text:style-name="T146">Supports various </text:span></text:span><text:span text:style-name="Source_20_Text"><text:span text:style-name="T188">flavors</text:span></text:span><text:span text:style-name="Source_20_Text"><text:span text:style-name="T146"> of the </text:span></text:span><text:span text:style-name="Source_20_Text"><text:span text:style-name="T282">IETF </text:span></text:span><text:span text:style-name="Source_20_Text"><text:span text:style-name="T146">Atom 1.0 Syndication Forma </text:span></text:span><text:span text:style-name="Source_20_Text"><text:span text:style-name="T282">(AtomPub)</text:span></text:span><text:span text:style-name="Source_20_Text"><text:span text:style-name="T146">t. <text:s/></text:span></text:span><text:span text:style-name="Source_20_Text"><text:span text:style-name="T188">The</text:span></text:span><text:span text:style-name="Source_20_Text"><text:span text:style-name="T146"> </text:span></text:span><text:span text:style-name="Source_20_Text"><text:span text:style-name="T188">f</text:span></text:span><text:span text:style-name="Source_20_Text"><text:span text:style-name="T146">ormat is an XML language used for web feed</text:span></text:span><text:span text:style-name="Source_20_Text"><text:span text:style-name="T188">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62"><text:span text:style-name="Source_20_Text"><text:span text:style-name="T146"/></text:span></text:p>
      <text:p text:style-name="P113"><text:span text:style-name="Source_20_Text"><text:span text:style-name="T146"><text:s text:c="7"/>DOCTYPE</text:span></text:span></text:p>
      <text:p text:style-name="P113"><text:span text:style-name="Source_20_Text"><text:span text:style-name="T146"><text:s text:c="10"/>|</text:span></text:span></text:p>
      <text:p text:style-name="P113"><text:span text:style-name="Source_20_Text"><text:span text:style-name="T146"><text:s text:c="6"/>SGMLNORM</text:span></text:span></text:p>
      <text:p text:style-name="P113"><text:span text:style-name="Source_20_Text"><text:span text:style-name="T146"><text:s text:c="10"/>|</text:span></text:span></text:p>
      <text:p text:style-name="P113"><text:span text:style-name="Source_20_Text"><text:span text:style-name="T146"><text:s text:c="9"/>XML</text:span></text:span></text:p>
      <text:p text:style-name="P113"><text:span text:style-name="Source_20_Text"><text:span text:style-name="T146"><text:s text:c="10"/>|</text:span></text:span></text:p>
      <text:p text:style-name="P113"><text:span text:style-name="Source_20_Text"><text:span text:style-name="T146"><text:s text:c="7"/>XMLBASE</text:span></text:span></text:p>
      <text:p text:style-name="P113"><text:span text:style-name="Source_20_Text"><text:span text:style-name="T146"><text:s text:c="10"/>v</text:span></text:span></text:p>
      <text:p text:style-name="P113"><text:span text:style-name="Source_20_Text"><text:span text:style-name="T146"><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581">&lt;?xml version="1.0" encoding="utf-8"?&gt;</text:span></text:span><text:bookmark-end text:name="__RefHeading___Toc20785_3285073552"/></text:p>
      <text:p text:style-name="Text_20_body"><text:span text:style-name="Source_20_Text"><text:span text:style-name="T581">&lt;feed xmlns="http://www.w3.org/2005/Atom"&gt;</text:span></text:span></text:p>
      <text:p text:style-name="Text_20_body"><text:span text:style-name="Source_20_Text"><text:span text:style-name="T581"><text:tab/>&lt;title&gt;Example Feed&lt;/title&gt;</text:span></text:span></text:p>
      <text:p text:style-name="Text_20_body"><text:span text:style-name="Source_20_Text"><text:span text:style-name="T581"><text:tab/>&lt;subtitle&gt;A subtitle.&lt;/subtitle&gt;</text:span></text:span></text:p>
      <text:p text:style-name="Text_20_body"><text:span text:style-name="Source_20_Text"><text:span text:style-name="T581"><text:tab/>&lt;link href="http://example.org/feed/" rel="self" /&gt;</text:span></text:span></text:p>
      <text:p text:style-name="Text_20_body"><text:span text:style-name="Source_20_Text"><text:span text:style-name="T581"><text:tab/>&lt;link href="http://example.org/" /&gt;</text:span></text:span></text:p>
      <text:p text:style-name="Text_20_body"><text:span text:style-name="Source_20_Text"><text:span text:style-name="T581"><text:tab/>&lt;id&gt;urn:uuid:60a76c80-d399-11d9-b91C-0003939e0af6&lt;/id&gt;</text:span></text:span></text:p>
      <text:p text:style-name="Text_20_body"><text:span text:style-name="Source_20_Text"><text:span text:style-name="T581"><text:tab/>&lt;updated&gt;2003-12-13T18:30:02Z&lt;/updated&gt;</text:span></text:span></text:p>
      <text:p text:style-name="Text_20_body"><text:span text:style-name="Source_20_Text"><text:span text:style-name="T581"><text:tab/>&lt;entry&gt;</text:span></text:span></text:p>
      <text:p text:style-name="Text_20_body"><text:span text:style-name="Source_20_Text"><text:span text:style-name="T581"><text:tab/><text:tab/>&lt;title&gt;Atom-Powered Robots Run Amok&lt;/title&gt;</text:span></text:span></text:p>
      <text:p text:style-name="Text_20_body"><text:span text:style-name="Source_20_Text"><text:span text:style-name="T581"><text:tab/><text:tab/>&lt;link href="http://example.org/2003/12/13/atom03" /&gt;</text:span></text:span></text:p>
      <text:p text:style-name="Text_20_body"><text:span text:style-name="Source_20_Text"><text:span text:style-name="T581"><text:tab/><text:tab/>&lt;link rel="alternate" type="text/html" href="http://example.org/2003/12/13/atom03.html"/&gt;</text:span></text:span></text:p>
      <text:p text:style-name="Text_20_body"><text:span text:style-name="Source_20_Text"><text:span text:style-name="T581"><text:tab/><text:tab/>&lt;link rel="edit" href="http://example.org/2003/12/13/atom03/edit"/&gt;</text:span></text:span></text:p>
      <text:p text:style-name="Text_20_body"><text:span text:style-name="Source_20_Text"><text:span text:style-name="T581"><text:tab/><text:tab/>&lt;id&gt;urn:uuid:1225c695-cfb8-4ebb-aaaa-80da344efa6a&lt;/id&gt;</text:span></text:span></text:p>
      <text:p text:style-name="Text_20_body"><text:span text:style-name="Source_20_Text"><text:span text:style-name="T581"><text:tab/><text:tab/>&lt;updated&gt;2003-12-13T18:30:02Z&lt;/updated&gt;</text:span></text:span></text:p>
      <text:p text:style-name="Text_20_body"><text:span text:style-name="Source_20_Text"><text:span text:style-name="T581"><text:tab/><text:tab/>&lt;summary&gt;Some text.&lt;/summary&gt;</text:span></text:span></text:p>
      <text:p text:style-name="Text_20_body"><text:span text:style-name="Source_20_Text"><text:span text:style-name="T581"><text:tab/><text:tab/>&lt;content type="xhtml"&gt;</text:span></text:span></text:p>
      <text:p text:style-name="Text_20_body"><text:span text:style-name="Source_20_Text"><text:span text:style-name="T581"><text:tab/><text:tab/><text:tab/>&lt;div xmlns="http://www.w3.org/1999/xhtml"&gt;</text:span></text:span></text:p>
      <text:p text:style-name="Text_20_body"><text:span text:style-name="Source_20_Text"><text:span text:style-name="T581"><text:tab/><text:tab/><text:tab/><text:tab/>&lt;p&gt;This is the entry content.&lt;/p&gt;</text:span></text:span></text:p>
      <text:p text:style-name="Text_20_body"><text:soft-page-break/><text:span text:style-name="Source_20_Text"><text:span text:style-name="T581"><text:tab/><text:tab/><text:tab/>&lt;/div&gt;</text:span></text:span></text:p>
      <text:p text:style-name="Text_20_body"><text:span text:style-name="Source_20_Text"><text:span text:style-name="T581"><text:tab/><text:tab/>&lt;/content&gt;</text:span></text:span></text:p>
      <text:p text:style-name="Text_20_body"><text:span text:style-name="Source_20_Text"><text:span text:style-name="T581"><text:tab/><text:tab/>&lt;author&gt;</text:span></text:span></text:p>
      <text:p text:style-name="Text_20_body"><text:span text:style-name="Source_20_Text"><text:span text:style-name="T581"><text:tab/><text:tab/><text:tab/>&lt;name&gt;John Doe&lt;/name&gt;</text:span></text:span></text:p>
      <text:p text:style-name="Text_20_body"><text:span text:style-name="Source_20_Text"><text:span text:style-name="T581"><text:tab/><text:tab/><text:tab/>&lt;email&gt;johndoe@example.com&lt;/email&gt;</text:span></text:span></text:p>
      <text:p text:style-name="Text_20_body"><text:span text:style-name="Source_20_Text"><text:span text:style-name="T581"><text:tab/><text:tab/>&lt;/author&gt;</text:span></text:span></text:p>
      <text:p text:style-name="Text_20_body"><text:span text:style-name="Source_20_Text"><text:span text:style-name="T581"><text:tab/>&lt;/entry&gt;</text:span></text:span></text:p>
      <text:p text:style-name="Text_20_body"><text:span text:style-name="Source_20_Text"><text:span text:style-name="T581">&lt;/feed&gt;</text:span></text:span></text:p>
      <text:p text:style-name="Text_20_body"><text:span text:style-name="Source_20_Text"><text:span text:style-name="T581"/></text:span></text:p>
      <text:p text:style-name="P445"><text:span text:style-name="Source_20_Text"><text:span text:style-name="T177">The Atom format is, like RSS, still deployed by many sites but its use </text:span></text:span><text:span text:style-name="Source_20_Text"><text:span text:style-name="T178">in the mainstream </text:span></text:span><text:span text:style-name="Source_20_Text"><text:span text:style-name="T179">storefront</text:span></text:span><text:span text:style-name="Source_20_Text"><text:span text:style-name="T177"> has been widely upstaged by JSON. <text:s/></text:span></text:span><text:span text:style-name="Source_20_Text"><text:span text:style-name="T179">In the backend, AtomPub continues to have a strong presence <text:s/>via the OASIS OData protocol. </text:span></text:span></text:p>
      <text:p text:style-name="P445"><text:span text:style-name="Source_20_Text"><text:span text:style-name="T179"/></text:span></text:p>
      <text:p text:style-name="P258"><text:span text:style-name="Citation"><text:span text:style-name="T143">"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58"><text:span text:style-name="Citation"><text:span text:style-name="T143">"OASIS Open Data Protocol (OData) TC | OASIS". </text:span></text:span></text:p>
      <text:h text:style-name="P829" text:outline-level="2"><text:bookmark-start text:name="__RefHeading___Toc20787_3285073552"/><text:span text:style-name="Source_20_Text"><text:span text:style-name="T770">RSS2</text:span></text:span><text:bookmark-end text:name="__RefHeading___Toc20787_3285073552"/></text:h>
      <text:p text:style-name="P136"><text:span text:style-name="Source_20_Text"><text:span text:style-name="T105"><text:s text:c="7"/>DOCTYPE</text:span></text:span></text:p>
      <text:p text:style-name="P136"><text:span text:style-name="Source_20_Text"><text:span text:style-name="T105"><text:s text:c="10"/>|</text:span></text:span></text:p>
      <text:p text:style-name="P136"><text:span text:style-name="Source_20_Text"><text:span text:style-name="T105"><text:s text:c="6"/>SGMLNORM</text:span></text:span></text:p>
      <text:p text:style-name="P136"><text:span text:style-name="Source_20_Text"><text:span text:style-name="T105"><text:s text:c="10"/>|</text:span></text:span></text:p>
      <text:p text:style-name="P136"><text:span text:style-name="Source_20_Text"><text:span text:style-name="T105"><text:s text:c="9"/>XML</text:span></text:span></text:p>
      <text:p text:style-name="P136"><text:span text:style-name="Source_20_Text"><text:span text:style-name="T105"><text:s text:c="10"/>|</text:span></text:span></text:p>
      <text:p text:style-name="P136"><text:span text:style-name="Source_20_Text"><text:span text:style-name="T105"><text:s text:c="7"/>XMLBASE</text:span></text:span></text:p>
      <text:p text:style-name="P136"><text:span text:style-name="Source_20_Text"><text:span text:style-name="T105"><text:s text:c="10"/>|</text:span></text:span></text:p>
      <text:p text:style-name="P136"><text:span text:style-name="Source_20_Text"><text:span text:style-name="T105"><text:s text:c="10"/>v</text:span></text:span></text:p>
      <text:p text:style-name="P136"><text:span text:style-name="Source_20_Text"><text:span text:style-name="T105"><text:s text:c="9"/>RSS</text:span></text:span><text:span text:style-name="Source_20_Text"><text:span text:style-name="T262">2</text:span></text:span></text:p>
      <text:p text:style-name="P563"><text:span text:style-name="Source_20_Text"><text:span text:style-name="T105"/></text:span></text:p>
      <text:p text:style-name="P565"><text:span text:style-name="Source_20_Text"><text:span text:style-name="T105">RSS</text:span></text:span><text:span text:style-name="Source_20_Text"><text:span text:style-name="T262">2</text:span></text:span><text:span text:style-name="Source_20_Text"><text:span text:style-name="T105"> </text:span></text:span><text:span text:style-name="Source_20_Text"><text:span text:style-name="T270">is the </text:span></text:span><text:span text:style-name="Source_20_Text"><text:span text:style-name="T105">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63"><text:span text:style-name="Source_20_Text"><text:span text:style-name="T105"/></text:span></text:p>
      <text:p text:style-name="P565"><text:span text:style-name="Source_20_Text"><text:span text:style-name="T262">RSS verus ATOM:</text:span></text:span></text:p>
      <table:table table:name="Table31" table:style-name="Table31">
        <table:table-column table:style-name="Table31.A"/>
        <table:table-column table:style-name="Table31.B"/>
        <table:table-row>
          <table:table-cell table:style-name="Table31.A1" office:value-type="string">
            <text:p text:style-name="P216">RSS 2.0 </text:p>
          </table:table-cell>
          <table:table-cell table:style-name="Table31.A1" office:value-type="string">
            <text:p text:style-name="P216">Atom 1.0 </text:p>
          </table:table-cell>
        </table:table-row>
        <table:table-row>
          <table:table-cell table:style-name="Table31.A1" office:value-type="string">
            <text:p text:style-name="P564"><text:span text:style-name="Source_20_Text"><text:span text:style-name="T140">author</text:span></text:span><text:span text:style-name="T140"> </text:span></text:p>
          </table:table-cell>
          <table:table-cell table:style-name="Table31.A1" office:value-type="string">
            <text:p text:style-name="P564"><text:span text:style-name="Source_20_Text"><text:span text:style-name="T140">author</text:span></text:span><text:span text:style-name="T140">* </text:span></text:p>
          </table:table-cell>
        </table:table-row>
        <table:table-row>
          <table:table-cell table:style-name="Table31.A1" office:value-type="string">
            <text:p text:style-name="P564"><text:span text:style-name="Source_20_Text"><text:span text:style-name="T140">category</text:span></text:span><text:span text:style-name="T140"> </text:span></text:p>
          </table:table-cell>
          <table:table-cell table:style-name="Table31.A1" office:value-type="string">
            <text:p text:style-name="P564"><text:span text:style-name="Source_20_Text"><text:span text:style-name="T140">category</text:span></text:span><text:span text:style-name="T140"> </text:span></text:p>
          </table:table-cell>
        </table:table-row>
        <table:table-row>
          <table:table-cell table:style-name="Table31.A1" office:value-type="string">
            <text:p text:style-name="P564"><text:span text:style-name="Source_20_Text"><text:span text:style-name="T140">channel</text:span></text:span><text:span text:style-name="T140"> </text:span></text:p>
          </table:table-cell>
          <table:table-cell table:style-name="Table31.A1" office:value-type="string">
            <text:p text:style-name="P564"><text:span text:style-name="Source_20_Text"><text:span text:style-name="T140">feed</text:span></text:span><text:span text:style-name="T140"> </text:span></text:p>
          </table:table-cell>
        </table:table-row>
        <table:table-row>
          <table:table-cell table:style-name="Table31.A1" office:value-type="string">
            <text:p text:style-name="P564"><text:span text:style-name="Source_20_Text"><text:span text:style-name="T140">copyright</text:span></text:span><text:span text:style-name="T140"> </text:span></text:p>
          </table:table-cell>
          <table:table-cell table:style-name="Table31.A1" office:value-type="string">
            <text:p text:style-name="P564"><text:span text:style-name="Source_20_Text"><text:span text:style-name="T140">rights</text:span></text:span><text:span text:style-name="T140"> </text:span></text:p>
          </table:table-cell>
        </table:table-row>
        <table:table-row>
          <table:table-cell table:style-name="Table31.A1" office:value-type="string">
            <text:p text:style-name="P93">— </text:p>
          </table:table-cell>
          <table:table-cell table:style-name="Table31.A1" office:value-type="string">
            <text:p text:style-name="P564"><text:span text:style-name="Source_20_Text"><text:span text:style-name="T140">subtitle</text:span></text:span><text:span text:style-name="T140"> </text:span></text:p>
          </table:table-cell>
        </table:table-row>
        <table:table-row>
          <table:table-cell table:style-name="Table31.A1" office:value-type="string">
            <text:p text:style-name="P564"><text:span text:style-name="Source_20_Text"><text:span text:style-name="T140">description</text:span></text:span><text:span text:style-name="T140">* </text:span></text:p>
          </table:table-cell>
          <table:table-cell table:style-name="Table31.A1" office:value-type="string">
            <text:p text:style-name="P564"><text:span text:style-name="Source_20_Text"><text:span text:style-name="T140">summary</text:span></text:span><text:span text:style-name="T140"> and/or </text:span><text:span text:style-name="Source_20_Text"><text:span text:style-name="T140">content</text:span></text:span><text:span text:style-name="T140"> </text:span></text:p>
          </table:table-cell>
        </table:table-row>
        <table:table-row>
          <table:table-cell table:style-name="Table31.A1" office:value-type="string">
            <text:p text:style-name="P564"><text:span text:style-name="Source_20_Text"><text:span text:style-name="T140">generator</text:span></text:span><text:span text:style-name="T140"> </text:span></text:p>
          </table:table-cell>
          <table:table-cell table:style-name="Table31.A1" office:value-type="string">
            <text:p text:style-name="P564"><text:span text:style-name="Source_20_Text"><text:span text:style-name="T140">generator</text:span></text:span><text:span text:style-name="T140"> </text:span></text:p>
          </table:table-cell>
        </table:table-row>
        <table:table-row>
          <table:table-cell table:style-name="Table31.A1" office:value-type="string">
            <text:p text:style-name="P564"><text:span text:style-name="Source_20_Text"><text:span text:style-name="T140">guid</text:span></text:span><text:span text:style-name="T140"> </text:span></text:p>
          </table:table-cell>
          <table:table-cell table:style-name="Table31.A1" office:value-type="string">
            <text:p text:style-name="P564"><text:span text:style-name="Source_20_Text"><text:span text:style-name="T140">id</text:span></text:span><text:span text:style-name="T140">* </text:span></text:p>
          </table:table-cell>
        </table:table-row>
        <text:soft-page-break/>
        <table:table-row>
          <table:table-cell table:style-name="Table31.A1" office:value-type="string">
            <text:p text:style-name="P564"><text:span text:style-name="Source_20_Text"><text:span text:style-name="T140">image</text:span></text:span><text:span text:style-name="T140"> </text:span></text:p>
          </table:table-cell>
          <table:table-cell table:style-name="Table31.A1" office:value-type="string">
            <text:p text:style-name="P564"><text:span text:style-name="Source_20_Text"><text:span text:style-name="T140">logo</text:span></text:span><text:span text:style-name="T140"> </text:span></text:p>
          </table:table-cell>
        </table:table-row>
        <table:table-row>
          <table:table-cell table:style-name="Table31.A1" office:value-type="string">
            <text:p text:style-name="P564"><text:span text:style-name="Source_20_Text"><text:span text:style-name="T140">item</text:span></text:span><text:span text:style-name="T140"> </text:span></text:p>
          </table:table-cell>
          <table:table-cell table:style-name="Table31.A1" office:value-type="string">
            <text:p text:style-name="P564"><text:span text:style-name="Source_20_Text"><text:span text:style-name="T140">entry</text:span></text:span><text:span text:style-name="T140"> </text:span></text:p>
          </table:table-cell>
        </table:table-row>
        <table:table-row>
          <table:table-cell table:style-name="Table31.A1" office:value-type="string">
            <text:p text:style-name="P564"><text:span text:style-name="Source_20_Text"><text:span text:style-name="T140">lastBuildDate</text:span></text:span><text:span text:style-name="T140"> (in </text:span><text:span text:style-name="Source_20_Text"><text:span text:style-name="T140">channel</text:span></text:span><text:span text:style-name="T140">) </text:span></text:p>
          </table:table-cell>
          <table:table-cell table:style-name="Table31.A1" office:value-type="string">
            <text:p text:style-name="P564"><text:span text:style-name="Source_20_Text"><text:span text:style-name="T140">updated</text:span></text:span><text:span text:style-name="T140">* </text:span></text:p>
          </table:table-cell>
        </table:table-row>
        <table:table-row>
          <table:table-cell table:style-name="Table31.A1" office:value-type="string">
            <text:p text:style-name="P564"><text:span text:style-name="Source_20_Text"><text:span text:style-name="T140">link</text:span></text:span><text:span text:style-name="T140">* </text:span></text:p>
          </table:table-cell>
          <table:table-cell table:style-name="Table31.A1" office:value-type="string">
            <text:p text:style-name="P564"><text:span text:style-name="Source_20_Text"><text:span text:style-name="T140">link</text:span></text:span><text:span text:style-name="T140">* </text:span></text:p>
          </table:table-cell>
        </table:table-row>
        <table:table-row>
          <table:table-cell table:style-name="Table31.A1" office:value-type="string">
            <text:p text:style-name="P564"><text:span text:style-name="Source_20_Text"><text:span text:style-name="T140">managingEditor</text:span></text:span><text:span text:style-name="T140"> </text:span></text:p>
          </table:table-cell>
          <table:table-cell table:style-name="Table31.A1" office:value-type="string">
            <text:p text:style-name="P564"><text:span text:style-name="Source_20_Text"><text:span text:style-name="T140">author</text:span></text:span><text:span text:style-name="T140"> or </text:span><text:span text:style-name="Source_20_Text"><text:span text:style-name="T140">contributor</text:span></text:span><text:span text:style-name="T140"> </text:span></text:p>
          </table:table-cell>
        </table:table-row>
        <table:table-row>
          <table:table-cell table:style-name="Table31.A1" office:value-type="string">
            <text:p text:style-name="P564"><text:span text:style-name="Source_20_Text"><text:span text:style-name="T140">pubDate</text:span></text:span><text:span text:style-name="T140"> </text:span></text:p>
          </table:table-cell>
          <table:table-cell table:style-name="Table31.A1" office:value-type="string">
            <text:p text:style-name="P564"><text:span text:style-name="Source_20_Text"><text:span text:style-name="T140">published</text:span></text:span><text:span text:style-name="T140"> (subelement of </text:span><text:span text:style-name="Source_20_Text"><text:span text:style-name="T140">entry</text:span></text:span><text:span text:style-name="T140">) </text:span></text:p>
          </table:table-cell>
        </table:table-row>
        <table:table-row>
          <table:table-cell table:style-name="Table31.A1" office:value-type="string">
            <text:p text:style-name="P564"><text:span text:style-name="Source_20_Text"><text:span text:style-name="T140">title</text:span></text:span><text:span text:style-name="T140">* </text:span></text:p>
          </table:table-cell>
          <table:table-cell table:style-name="Table31.A1" office:value-type="string">
            <text:p text:style-name="P564"><text:span text:style-name="Source_20_Text"><text:span text:style-name="T140">title</text:span></text:span><text:span text:style-name="T140">* </text:span></text:p>
          </table:table-cell>
        </table:table-row>
        <table:table-row>
          <table:table-cell table:style-name="Table31.A1" office:value-type="string">
            <text:p text:style-name="P94">TTL</text:p>
          </table:table-cell>
          <table:table-cell table:style-name="Table31.A1" office:value-type="string">
            <text:p text:style-name="P93">— </text:p>
          </table:table-cell>
        </table:table-row>
      </table:table>
      <text:p text:style-name="P563"><text:span text:style-name="Source_20_Text"><text:span text:style-name="T105"/></text:span></text:p>
      <text:p text:style-name="P563"><text:span text:style-name="Source_20_Text"><text:span text:style-name="T105">Note: default special extension is "etag" field for key.</text:span></text:span></text:p>
      <text:h text:style-name="P830" text:outline-level="2"><text:bookmark-start text:name="__RefHeading___Toc20789_3285073552"/><text:span text:style-name="Source_20_Text"><text:span text:style-name="T166">CAP</text:span></text:span><text:bookmark-end text:name="__RefHeading___Toc20789_3285073552"/></text:h>
      <text:p text:style-name="P566"><text:span text:style-name="Source_20_Text"><text:span text:style-name="T180">Supports a variant of the OASIS Standard CAP-V1.1, October 2005 </text:span></text:span><text:span text:style-name="Source_20_Text"><text:span text:style-name="T181">and CAP-V1.2, July 2010 </text:span></text:span><text:span text:style-name="Source_20_Text"><text:span text:style-name="T182">in an RSS2 news feed.</text:span></text:span></text:p>
      <text:p text:style-name="P566"><text:span text:style-name="Source_20_Text"><text:span text:style-name="T180">Class Tree:</text:span></text:span></text:p>
      <text:p text:style-name="P137"><text:span text:style-name="Source_20_Text"><text:span text:style-name="T180"><text:s text:c="7"/>DOCTYPE</text:span></text:span></text:p>
      <text:p text:style-name="P137"><text:span text:style-name="Source_20_Text"><text:span text:style-name="T180"><text:s text:c="10"/>|</text:span></text:span></text:p>
      <text:p text:style-name="P137"><text:span text:style-name="Source_20_Text"><text:span text:style-name="T180"><text:s text:c="6"/>SGMLNORM</text:span></text:span></text:p>
      <text:p text:style-name="P137"><text:span text:style-name="Source_20_Text"><text:span text:style-name="T180"><text:s text:c="10"/>|</text:span></text:span></text:p>
      <text:p text:style-name="P137"><text:span text:style-name="Source_20_Text"><text:span text:style-name="T180"><text:s text:c="9"/>XML</text:span></text:span></text:p>
      <text:p text:style-name="P137"><text:span text:style-name="Source_20_Text"><text:span text:style-name="T180"><text:s text:c="10"/>|</text:span></text:span></text:p>
      <text:p text:style-name="P137"><text:span text:style-name="Source_20_Text"><text:span text:style-name="T180"><text:s text:c="7"/>XMLBASE</text:span></text:span></text:p>
      <text:p text:style-name="P137"><text:span text:style-name="Source_20_Text"><text:span text:style-name="T180"><text:s text:c="10"/>|</text:span></text:span></text:p>
      <text:p text:style-name="P137"><text:span text:style-name="Source_20_Text"><text:span text:style-name="T180"><text:s text:c="8"/>RSS2</text:span></text:span></text:p>
      <text:p text:style-name="P137"><text:span text:style-name="Source_20_Text"><text:span text:style-name="T180"><text:s text:c="10"/>v</text:span></text:span></text:p>
      <text:p text:style-name="P137"><text:span text:style-name="Source_20_Text"><text:span text:style-name="T180"><text:s text:c="9"/>CAP</text:span></text:span></text:p>
      <text:p text:style-name="P565"><text:span text:style-name="Source_20_Text"><text:span text:style-name="T180"/></text:span></text:p>
      <text:p text:style-name="P565"><text:span text:style-name="Source_20_Text"><text:span text:style-name="T181">T</text:span></text:span><text:span text:style-name="Source_20_Text"><text:span text:style-name="T180">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65"><text:span text:style-name="Source_20_Text"><text:span text:style-name="T180"/></text:span></text:p>
      <text:p text:style-name="P565"><text:span text:style-name="Source_20_Text"><text:span text:style-name="T180">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65"><text:span text:style-name="Source_20_Text"><text:span text:style-name="T180"/></text:span></text:p>
      <text:p text:style-name="P565"><text:span text:style-name="Source_20_Text"><text:span text:style-name="T180">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65"/>
      <text:p text:style-name="P567">Example:</text:p>
      <text:p text:style-name="P567"/>
      <text:p text:style-name="P567"><text:soft-page-break/><text:span text:style-name="Source_20_Text"><text:span text:style-name="T581">&lt;?xml version="1.0" <text:s/>encoding="UTF-8"?&gt;</text:span></text:span></text:p>
      <text:p text:style-name="P567"><text:span text:style-name="Source_20_Text"><text:span text:style-name="T581">&lt;rss version="2.0"&gt;</text:span></text:span></text:p>
      <text:p text:style-name="P567"><text:span text:style-name="Source_20_Text"><text:span text:style-name="T581">&lt;channel&gt;</text:span></text:span></text:p>
      <text:p text:style-name="P567"><text:span text:style-name="Source_20_Text"><text:span text:style-name="T581">&lt;title&gt;Alerts Posted by ACMAD&lt;/title&gt;</text:span></text:span></text:p>
      <text:p text:style-name="P567"><text:span text:style-name="Source_20_Text"><text:span text:style-name="T581">&lt;link&gt;http://www.acmad.org/alerts/rss.xml&lt;/link&gt;</text:span></text:span></text:p>
      <text:p text:style-name="P567"><text:span text:style-name="Source_20_Text"><text:span text:style-name="T581">&lt;description&gt;Alerts posted by ACMAD (African Centre of Meteorological Applications for Development)&lt;/description&gt;</text:span></text:span></text:p>
      <text:p text:style-name="P567"><text:span text:style-name="Source_20_Text"><text:span text:style-name="T581">&lt;language&gt;en-us&lt;/language&gt;</text:span></text:span></text:p>
      <text:p text:style-name="P567"><text:span text:style-name="Source_20_Text"><text:span text:style-name="T581">&lt;copyright&gt;public domain&lt;/copyright&gt;</text:span></text:span></text:p>
      <text:p text:style-name="P567"><text:span text:style-name="Source_20_Text"><text:span text:style-name="T581">&lt;pubDate&gt;Fri, 14 Oct 2011 15:13:22 +0000&lt;/pubDate&gt;</text:span></text:span></text:p>
      <text:p text:style-name="P567"><text:span text:style-name="Source_20_Text"><text:span text:style-name="T581">&lt;docs&gt;http://blogs.law.harvard.edu/tech/rss&lt;/docs&gt;</text:span></text:span></text:p>
      <text:p text:style-name="P567"><text:span text:style-name="Source_20_Text"><text:span text:style-name="T581">&lt;item&gt;</text:span></text:span></text:p>
      <text:p text:style-name="P567"><text:span text:style-name="Source_20_Text"><text:span text:style-name="T581">&lt;title&gt;Geomagnetic Storm Alert&lt;/title&gt;</text:span></text:span></text:p>
      <text:p text:style-name="P567"><text:span text:style-name="Source_20_Text"><text:span text:style-name="T581">&lt;link&gt;http://www.acmad.org/alerts/20111014150503.xml&lt;/link&gt;</text:span></text:span></text:p>
      <text:p text:style-name="P567"><text:span text:style-name="Source_20_Text"><text:span text:style-name="T581">&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67"><text:span text:style-name="Source_20_Text"><text:span text:style-name="T581">&lt;author&gt;echristian@usgs.gov&lt;/author&gt;</text:span></text:span></text:p>
      <text:p text:style-name="P567"><text:span text:style-name="Source_20_Text"><text:span text:style-name="T581">&lt;category&gt;Met&lt;/category&gt;</text:span></text:span></text:p>
      <text:p text:style-name="P567"><text:span text:style-name="Source_20_Text"><text:span text:style-name="T581">&lt;guid&gt;http://www.acmad.org/alerts/20111014150503.xml&lt;/guid&gt;</text:span></text:span></text:p>
      <text:p text:style-name="P567"><text:span text:style-name="Source_20_Text"><text:span text:style-name="T581">&lt;pubDate&gt;2011-10-14T15:05:03-00:00&lt;/pubDate&gt;</text:span></text:span></text:p>
      <text:p text:style-name="P567"><text:span text:style-name="Source_20_Text"><text:span text:style-name="T581">&lt;/item&gt;</text:span></text:span></text:p>
      <text:p text:style-name="P567"><text:span text:style-name="Source_20_Text"><text:span text:style-name="T581">&lt;/channel&gt;</text:span></text:span></text:p>
      <text:p text:style-name="P567"><text:span text:style-name="Source_20_Text"><text:span text:style-name="T581">&lt;/rss&gt;</text:span></text:span></text:p>
      <text:p text:style-name="P565"/>
      <text:p text:style-name="P568">CAP feeds are typically available via RSS, Atom and ASN.1</text:p>
      <text:p text:style-name="P565"/>
      <text:p text:style-name="P566"><text:span text:style-name="Source_20_Text"><text:span text:style-name="T181">See: </text:span></text:span><text:a xlink:type="simple" xlink:href="http://docs.oasis-open.org/emergency/cap/v1.2/CAP-v1.2.html" text:style-name="Internet_20_link" text:visited-style-name="Visited_20_Internet_20_Link"><text:span text:style-name="Source_20_Text"><text:span text:style-name="T181">http://docs.oasis-open.org/emergency/cap/v1.2/CAP-v1.2.html</text:span></text:span></text:a></text:p>
      <text:h text:style-name="P831" text:outline-level="2"><text:bookmark-start text:name="__RefHeading___Toc20791_3285073552"/><text:span text:style-name="Source_20_Text"><text:span text:style-name="T162">BI</text:span></text:span><text:span text:style-name="Source_20_Text"><text:span text:style-name="T165">B</text:span></text:span><text:span text:style-name="Source_20_Text"><text:span text:style-name="T162">COLON</text:span></text:span><text:bookmark-end text:name="__RefHeading___Toc20791_3285073552"/></text:h>
      <text:p text:style-name="P446"><text:span text:style-name="Source_20_Text"><text:span text:style-name="T183">COLONDOC for bibliographies</text:span></text:span></text:p>
      <text:p text:style-name="P114"><text:span text:style-name="Source_20_Text"><text:span text:style-name="T611">DOCTYPE</text:span></text:span></text:p>
      <text:p text:style-name="P114"><text:span text:style-name="Source_20_Text"><text:span text:style-name="T611">|</text:span></text:span></text:p>
      <text:p text:style-name="P114"><text:span text:style-name="Source_20_Text"><text:span text:style-name="T611">METADOC</text:span></text:span></text:p>
      <text:p text:style-name="P114"><text:span text:style-name="Source_20_Text"><text:span text:style-name="T611">|</text:span></text:span></text:p>
      <text:p text:style-name="P114"><text:span text:style-name="Source_20_Text"><text:span text:style-name="T611">COLONDOC</text:span></text:span></text:p>
      <text:p text:style-name="P114"><text:span text:style-name="Source_20_Text"><text:span text:style-name="T611">v</text:span></text:span></text:p>
      <text:p text:style-name="P114"><text:span text:style-name="Source_20_Text"><text:span text:style-name="T611">B</text:span></text:span><text:span text:style-name="Source_20_Text"><text:span text:style-name="T612">IB</text:span></text:span><text:span text:style-name="Source_20_Text"><text:span text:style-name="T611">COLON</text:span></text:span></text:p>
      <text:p text:style-name="P446"><text:span text:style-name="Source_20_Text"><text:span text:style-name="T183"/></text:span></text:p>
      <text:p text:style-name="P446"><text:span text:style-name="Source_20_Text"><text:span text:style-name="T183">Special fields are:</text:span></text:span></text:p>
      <text:p text:style-name="P446"><text:span text:style-name="Source_20_Text"><text:span text:style-name="T79"><text:s text:c="2"/>Template: Class <text:s text:c="2"/>// First field (mandatory)</text:span></text:span></text:p>
      <text:p text:style-name="P446"><text:span text:style-name="Source_20_Text"><text:span text:style-name="T79"><text:s text:c="2"/>Handle: UniqueID <text:s/>// 2nd field (mandatory)</text:span></text:span></text:p>
      <text:p text:style-name="P446"><text:span text:style-name="Source_20_Text"><text:span text:style-name="T79"><text:s text:c="2"/>Name: <text:s text:c="12"/>// Name associated with record</text:span></text:span></text:p>
      <text:p text:style-name="P446"><text:span text:style-name="Source_20_Text"><text:span text:style-name="T79"><text:s text:c="2"/>Organization: <text:s text:c="4"/>// Associated organization for name above</text:span></text:span></text:p>
      <text:p text:style-name="P446"><text:span text:style-name="Source_20_Text"><text:span text:style-name="T79"><text:s text:c="2"/>Email: <text:s text:c="11"/>// Internet email for name above</text:span></text:span></text:p>
      <text:p text:style-name="P114"><text:span text:style-name="Source_20_Text"><text:span text:style-name="T611"/></text:span></text:p>
      <text:p text:style-name="P241"><text:span text:style-name="Source_20_Text"><text:span text:style-name="T137">The UniqueID passed in Handle is <text:s/>used for the record key.</text:span></text:span></text:p>
      <text:h text:style-name="Heading_20_2" text:outline-level="2"><text:bookmark-start text:name="__RefHeading___Toc20793_3285073552"/><text:soft-page-break/><text:span text:style-name="Source_20_Text"><text:span text:style-name="T158">B</text:span></text:span><text:span text:style-name="Source_20_Text"><text:span text:style-name="T165">IB</text:span></text:span><text:span text:style-name="Source_20_Text"><text:span text:style-name="T161">TEX</text:span></text:span><text:bookmark-end text:name="__RefHeading___Toc20793_3285073552"/></text:h>
      <text:p text:style-name="P110"><text:span text:style-name="Source_20_Text"><text:span text:style-name="T466">D</text:span></text:span><text:span text:style-name="Source_20_Text"><text:span text:style-name="T467">OCTYPE</text:span></text:span></text:p>
      <text:p text:style-name="P110"><text:span text:style-name="Source_20_Text"><text:span text:style-name="T466">^</text:span></text:span></text:p>
      <text:p text:style-name="P138"><text:span text:style-name="Source_20_Text"><text:span text:style-name="T470">BIBTEX</text:span></text:span></text:p>
      <text:p text:style-name="P234"><text:span text:style-name="Source_20_Text"><text:span text:style-name="T155"/></text:span></text:p>
      <text:p text:style-name="P234"><text:span text:style-name="Source_20_Text"><text:span text:style-name="T155">The native B</text:span></text:span><text:span text:style-name="Source_20_Text"><text:span text:style-name="T251">IB</text:span></text:span><text:span text:style-name="Source_20_Text"><text:span text:style-name="T155">TEX doctype class is for BibTeX bibliographic databases as used by the LaTeX package for the TeX-typesetting program.</text:span></text:span></text:p>
      <text:p text:style-name="P234"><text:span text:style-name="Source_20_Text"><text:span text:style-name="T155"/></text:span></text:p>
      <text:p text:style-name="P234"><text:span text:style-name="Source_20_Text"><text:span text:style-name="T155">The BIBTEX doctype supports TeX macro encodings of European characters, string substitution and hypertext links to "crossref" entries.</text:span></text:span></text:p>
      <text:p text:style-name="P190"><text:span text:style-name="Source_20_Text"><text:span text:style-name="T155"/></text:span></text:p>
      <text:p text:style-name="P190"><text:span text:style-name="Source_20_Text"><text:span text:style-name="T155">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83">IB</text:span></text:span><text:span text:style-name="Source_20_Text"><text:span text:style-name="T155">}}\!T\!_{\displaystyle E}\!X} }} {\mathrm {B{\scriptstyle {</text:span></text:span><text:span text:style-name="Source_20_Text"><text:span text:style-name="T283">IB</text:span></text:span><text:span text:style-name="Source_20_Text"><text:span text:style-name="T155">}}\!T\!_{\displaystyle E}\!X} }. The name is a portmanteau of the word bibliography and the name of the TeX typesetting software. </text:span></text:span></text:p>
      <text:p text:style-name="P190"><text:span text:style-name="Source_20_Text"><text:span text:style-name="T155">BibTeX has become one of the standard formats to store and share bibliographic data. Each BibTeX reference consist of three parts: the entry type, citekey, key-value pairs storing the bibliographic data.</text:span></text:span></text:p>
      <text:p text:style-name="P190"><text:span text:style-name="Source_20_Text"><text:span text:style-name="T155"/></text:span></text:p>
      <text:p text:style-name="P237"><text:span text:style-name="Source_20_Text"><text:span text:style-name="T168">NOTE: The engine does not support the @STRING construction. </text:span></text:span></text:p>
      <text:p text:style-name="P237"><text:span text:style-name="Source_20_Text"><text:span text:style-name="T479">@String{inst-LASL <text:s text:c="14"/>= "Los Alamos Scientific Laboratory"}</text:span></text:span></text:p>
      <text:p text:style-name="P237"><text:span text:style-name="Source_20_Text"><text:span text:style-name="T169">during fielded search but gets resolved in presentation, e.g. an element using </text:span></text:span><text:span text:style-name="Source_20_Text"><text:span text:style-name="T168"><text:s/>inst-LASL </text:span></text:span><text:span text:style-name="Source_20_Text"><text:span text:style-name="T169">as value needs to be search</text:span></text:span><text:span text:style-name="Source_20_Text"><text:span text:style-name="T170">ed</text:span></text:span><text:span text:style-name="Source_20_Text"><text:span text:style-name="T169">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70">A script to process @STRING abbreviations into </text:span></text:span><text:span text:style-name="Source_20_Text"><text:span text:style-name="T155">thesaurus </text:span></text:span><text:span text:style-name="Source_20_Text"><text:span text:style-name="T170">entries should be quite trivial to implement.</text:span></text:span></text:p>
      <text:list xml:id="list223810843855396" text:continue-numbering="true" text:style-name="List_20_5">
        <text:list-item>
          <text:p text:style-name="Heading_20_3"><text:span text:style-name="Source_20_Text"><text:span text:style-name="T105">Example of a book:</text:span></text:span></text:p>
        </text:list-item>
      </text:list>
      <text:p text:style-name="P191"><text:span text:style-name="Source_20_Text"><text:span text:style-name="T156"/></text:span></text:p>
      <text:p text:style-name="P192"><text:span text:style-name="Source_20_Text"><text:span text:style-name="T478">@book{</text:span></text:span><text:span text:style-name="Source_20_Text"><text:span text:style-name="T479">Robinson:1966</text:span></text:span><text:span text:style-name="Source_20_Text"><text:span text:style-name="T478">,</text:span></text:span></text:p>
      <text:p text:style-name="P192"><text:span text:style-name="Source_20_Text"><text:span text:style-name="T478"><text:s text:c="6"/>author <text:s text:c="3"/>= "Robinson, Abraham, 1918-1974",</text:span></text:span></text:p>
      <text:p text:style-name="P192"><text:span text:style-name="Source_20_Text"><text:span text:style-name="T478"><text:s text:c="6"/>title <text:s text:c="4"/>= "Non-standard analysis",</text:span></text:span></text:p>
      <text:p text:style-name="P192"><text:span text:style-name="Source_20_Text"><text:span text:style-name="T478"><text:s text:c="6"/>series <text:s text:c="3"/>= “Studies in logic and the foundations of mathematics”,</text:span></text:span></text:p>
      <text:p text:style-name="P192"><text:span text:style-name="Source_20_Text"><text:span text:style-name="T478"><text:s text:c="6"/>publisher = "North-Holland Pub. Co.",</text:span></text:span></text:p>
      <text:p text:style-name="P192"><text:span text:style-name="Source_20_Text"><text:span text:style-name="T478"><text:s text:c="6"/>address <text:s text:c="2"/>= "Amsterdam, NL",</text:span></text:span></text:p>
      <text:p text:style-name="P192"><text:span text:style-name="Source_20_Text"><text:span text:style-name="T478"><text:s text:c="6"/>year <text:s text:c="5"/>= 1966</text:span></text:span></text:p>
      <text:p text:style-name="P192"><text:span text:style-name="Source_20_Text"><text:span text:style-name="T478"><text:s text:c="4"/>}</text:span></text:span></text:p>
      <text:p text:style-name="P191"><text:span text:style-name="Source_20_Text"><text:span text:style-name="T576"><text:s text:c="2"/></text:span></text:span></text:p>
      <text:list xml:id="list223810915853306" text:continue-numbering="true" text:style-name="List_20_5">
        <text:list-item>
          <text:p text:style-name="Heading_20_3"><text:span text:style-name="Source_20_Text"><text:span text:style-name="T105">Example of an article:</text:span></text:span></text:p>
        </text:list-item>
      </text:list>
      <text:p text:style-name="P236"><text:span text:style-name="Source_20_Text"/></text:p>
      <text:p text:style-name="P192"><text:span text:style-name="Source_20_Text"><text:span text:style-name="T608">@</text:span></text:span><text:span text:style-name="Source_20_Text">Article{Finerman:1979:F,</text:span></text:p>
      <text:p text:style-name="P192"><text:span text:style-name="Source_20_Text"><text:s text:c="2"/>author = <text:s text:c="6"/>"Aaron Finerman",</text:span></text:p>
      <text:p text:style-name="P192"><text:soft-page-break/><text:span text:style-name="Source_20_Text"><text:s text:c="2"/>title = <text:s text:c="7"/>"Foreword",</text:span></text:p>
      <text:p text:style-name="P192"><text:span text:style-name="Source_20_Text"><text:s text:c="2"/>journal = <text:s text:c="5"/>j-ANN-HIST-COMPUT,</text:span></text:p>
      <text:p text:style-name="P192"><text:span text:style-name="Source_20_Text"><text:s text:c="2"/>volume = <text:s text:c="6"/>"1",</text:span></text:p>
      <text:p text:style-name="P192"><text:span text:style-name="Source_20_Text"><text:s text:c="2"/>number = <text:s text:c="6"/>"1",</text:span></text:p>
      <text:p text:style-name="P192"><text:span text:style-name="Source_20_Text"><text:s text:c="2"/>pages = <text:s text:c="7"/>"3--3",</text:span></text:p>
      <text:p text:style-name="P192"><text:span text:style-name="Source_20_Text"><text:s text:c="2"/>month = <text:s text:c="7"/>jul # "\slash " # sep,</text:span></text:p>
      <text:p text:style-name="P192"><text:span text:style-name="Source_20_Text"><text:s text:c="2"/>year = <text:s text:c="8"/>"1979",</text:span></text:p>
      <text:p text:style-name="P192"><text:span text:style-name="Source_20_Text"><text:s text:c="2"/>CODEN = <text:s text:c="7"/>"AHCOE5",</text:span></text:p>
      <text:p text:style-name="P192"><text:span text:style-name="Source_20_Text"><text:s text:c="2"/>ISSN = <text:s text:c="8"/>"0164-1239",</text:span></text:p>
      <text:p text:style-name="P192"><text:span text:style-name="Source_20_Text"><text:s text:c="2"/>ISSN-L = <text:s text:c="6"/>"0164-1239",</text:span></text:p>
      <text:p text:style-name="P192"><text:span text:style-name="Source_20_Text"><text:s text:c="2"/>bibdate = <text:s text:c="5"/>"Fri Nov 1 15:29:16 MST 2002",</text:span></text:p>
      <text:p text:style-name="P192"><text:span text:style-name="Source_20_Text"><text:s text:c="2"/>bibsource = <text:s text:c="3"/>"http://www.math.utah.edu/pub/tex/bib/annhistcomput.bib",</text:span></text:p>
      <text:p text:style-name="P192"><text:span text:style-name="Source_20_Text"><text:s text:c="2"/>URL = <text:s text:c="9"/>"http://dlib.computer.org/an/books/an1979/pdf/a1003.pdf;</text:span></text:p>
      <text:p text:style-name="P192"><text:span text:style-name="Source_20_Text"><text:s text:c="17"/>http://www.computer.org/annals/an1979/a1003abs.htm",</text:span></text:p>
      <text:p text:style-name="P192"><text:span text:style-name="Source_20_Text"><text:s text:c="2"/>acknowledgement = ack-nhfb,</text:span></text:p>
      <text:p text:style-name="P192"><text:span text:style-name="Source_20_Text"><text:s text:c="2"/>fjournal = <text:s text:c="4"/>"Annals of the History of Computing",</text:span></text:p>
      <text:p text:style-name="P192"><text:span text:style-name="Source_20_Text"><text:s text:c="2"/>journal-URL = <text:s/>"http://ieeexplore.ieee.org/xpl/RecentIssue.jsp?punumber=5488650",</text:span></text:p>
      <text:p text:style-name="P192"><text:span text:style-name="Source_20_Text">}</text:span></text:p>
      <text:p text:style-name="P191"><text:span text:style-name="Source_20_Text"><text:span text:style-name="T156"/></text:span></text:p>
      <text:list xml:id="list223810152256325" text:continue-numbering="true" text:style-name="List_20_5">
        <text:list-item>
          <text:p text:style-name="Heading_20_3"><text:span text:style-name="Source_20_Text"><text:span text:style-name="T105">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93">Entry Type</text:p>
          </table:table-cell>
          <table:table-cell table:style-name="Table11.B1" office:value-type="string">
            <text:p text:style-name="P194">Description</text:p>
          </table:table-cell>
        </table:table-row>
        <table:table-row>
          <table:table-cell table:style-name="Table11.A2" office:value-type="string">
            <text:p text:style-name="Table_20_Contents"><text:span text:style-name="Source_20_Text"><text:span text:style-name="T112">article: </text:span></text:span></text:p>
          </table:table-cell>
          <table:table-cell table:style-name="Table11.B2" office:value-type="string">
            <text:p text:style-name="Table_20_Contents"><text:span text:style-name="Source_20_Text"><text:span text:style-name="T113">A</text:span></text:span><text:span text:style-name="Source_20_Text"><text:span text:style-name="T114">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12">book: </text:span></text:span></text:p>
          </table:table-cell>
          <table:table-cell table:style-name="Table11.B2" office:value-type="string">
            <text:p text:style-name="Table_20_Contents"><text:span text:style-name="Source_20_Text"><text:span text:style-name="T113">B</text:span></text:span><text:span text:style-name="Source_20_Text"><text:span text:style-name="T114">ook </text:span></text:span><text:span text:style-name="Source_20_Text"><text:span text:style-name="T113">with designated published</text:span></text:span></text:p>
          </table:table-cell>
        </table:table-row>
        <table:table-row>
          <table:table-cell table:style-name="Table11.A2" office:value-type="string">
            <text:p text:style-name="Table_20_Contents"><text:span text:style-name="Source_20_Text"><text:span text:style-name="T112">booklet:</text:span></text:span></text:p>
          </table:table-cell>
          <table:table-cell table:style-name="Table11.B2" office:value-type="string">
            <text:p text:style-name="Table_20_Contents"><text:span text:style-name="Source_20_Text"><text:span text:style-name="T112"><text:s/>like a book but without a designated publisher</text:span></text:span></text:p>
          </table:table-cell>
        </table:table-row>
        <table:table-row>
          <table:table-cell table:style-name="Table11.A2" office:value-type="string">
            <text:p text:style-name="Table_20_Contents"><text:span text:style-name="Source_20_Text"><text:span text:style-name="T112">conference: </text:span></text:span></text:p>
          </table:table-cell>
          <table:table-cell table:style-name="Table11.B2" office:value-type="string">
            <text:p text:style-name="Table_20_Contents"><text:span text:style-name="Source_20_Text"><text:span text:style-name="T112">a conference paper</text:span></text:span></text:p>
          </table:table-cell>
        </table:table-row>
        <table:table-row>
          <table:table-cell table:style-name="Table11.A2" office:value-type="string">
            <text:p text:style-name="Table_20_Contents"><text:span text:style-name="Source_20_Text"><text:span text:style-name="T112">inbook: </text:span></text:span></text:p>
          </table:table-cell>
          <table:table-cell table:style-name="Table11.B2" office:value-type="string">
            <text:p text:style-name="Table_20_Contents"><text:span text:style-name="Source_20_Text"><text:span text:style-name="T113">S</text:span></text:span><text:span text:style-name="Source_20_Text"><text:span text:style-name="T114">ection or chapter in a book</text:span></text:span></text:p>
          </table:table-cell>
        </table:table-row>
        <table:table-row>
          <table:table-cell table:style-name="Table11.A2" office:value-type="string">
            <text:p text:style-name="Table_20_Contents"><text:span text:style-name="Source_20_Text"><text:span text:style-name="T112">incollection: </text:span></text:span></text:p>
          </table:table-cell>
          <table:table-cell table:style-name="Table11.B2" office:value-type="string">
            <text:p text:style-name="Table_20_Contents"><text:span text:style-name="Source_20_Text"><text:span text:style-name="T113">A</text:span></text:span><text:span text:style-name="Source_20_Text"><text:span text:style-name="T114">rticle in a collection</text:span></text:span></text:p>
          </table:table-cell>
        </table:table-row>
        <table:table-row>
          <table:table-cell table:style-name="Table11.A2" office:value-type="string">
            <text:p text:style-name="Table_20_Contents"><text:span text:style-name="Source_20_Text"><text:span text:style-name="T112">inproceedings: </text:span></text:span></text:p>
          </table:table-cell>
          <table:table-cell table:style-name="Table11.B2" office:value-type="string">
            <text:p text:style-name="Table_20_Contents"><text:span text:style-name="Source_20_Text"><text:span text:style-name="T113">C</text:span></text:span><text:span text:style-name="Source_20_Text"><text:span text:style-name="T114">onference paper (same as the conference entry type)</text:span></text:span></text:p>
          </table:table-cell>
        </table:table-row>
        <table:table-row>
          <table:table-cell table:style-name="Table11.A2" office:value-type="string">
            <text:p text:style-name="Table_20_Contents"><text:span text:style-name="Source_20_Text"><text:span text:style-name="T112">manual: </text:span></text:span></text:p>
          </table:table-cell>
          <table:table-cell table:style-name="Table11.B2" office:value-type="string">
            <text:p text:style-name="Table_20_Contents"><text:span text:style-name="Source_20_Text"><text:span text:style-name="T113">T</text:span></text:span><text:span text:style-name="Source_20_Text"><text:span text:style-name="T114">echnical manual</text:span></text:span></text:p>
          </table:table-cell>
        </table:table-row>
        <table:table-row>
          <table:table-cell table:style-name="Table11.A2" office:value-type="string">
            <text:p text:style-name="Table_20_Contents"><text:span text:style-name="Source_20_Text"><text:span text:style-name="T112">masterthesis: </text:span></text:span></text:p>
          </table:table-cell>
          <table:table-cell table:style-name="Table11.B2" office:value-type="string">
            <text:p text:style-name="Table_20_Contents"><text:span text:style-name="Source_20_Text"><text:span text:style-name="T112">Masters thesis</text:span></text:span></text:p>
          </table:table-cell>
        </table:table-row>
        <table:table-row>
          <table:table-cell table:style-name="Table11.A2" office:value-type="string">
            <text:p text:style-name="Table_20_Contents"><text:span text:style-name="Source_20_Text"><text:span text:style-name="T112">misc: </text:span></text:span></text:p>
          </table:table-cell>
          <table:table-cell table:style-name="Table11.B2" office:value-type="string">
            <text:p text:style-name="Table_20_Contents"><text:span text:style-name="Source_20_Text"><text:span text:style-name="T112">used if nothing else fits</text:span></text:span></text:p>
          </table:table-cell>
        </table:table-row>
        <table:table-row>
          <table:table-cell table:style-name="Table11.A2" office:value-type="string">
            <text:p text:style-name="Table_20_Contents"><text:span text:style-name="Source_20_Text"><text:span text:style-name="T112">phdthesis:</text:span></text:span></text:p>
          </table:table-cell>
          <table:table-cell table:style-name="Table11.B2" office:value-type="string">
            <text:p text:style-name="Table_20_Contents"><text:span text:style-name="Source_20_Text"><text:span text:style-name="T112">PhD thesis</text:span></text:span></text:p>
          </table:table-cell>
        </table:table-row>
        <table:table-row>
          <table:table-cell table:style-name="Table11.A2" office:value-type="string">
            <text:p text:style-name="Table_20_Contents"><text:span text:style-name="Source_20_Text"><text:span text:style-name="T112">proceedings:</text:span></text:span></text:p>
          </table:table-cell>
          <table:table-cell table:style-name="Table11.B2" office:value-type="string">
            <text:p text:style-name="Table_20_Contents"><text:span text:style-name="Source_20_Text"><text:span text:style-name="T112">whole conference proceedings</text:span></text:span></text:p>
          </table:table-cell>
        </table:table-row>
        <table:table-row>
          <table:table-cell table:style-name="Table11.A2" office:value-type="string">
            <text:p text:style-name="P74">techreport: </text:p>
          </table:table-cell>
          <table:table-cell table:style-name="Table11.B2" office:value-type="string">
            <text:p text:style-name="P74">technical report, government report or white paper</text:p>
          </table:table-cell>
        </table:table-row>
        <table:table-row>
          <table:table-cell table:style-name="Table11.A2" office:value-type="string">
            <text:p text:style-name="Table_20_Contents"><text:span text:style-name="Source_20_Text"><text:span text:style-name="T112">unpublished: </text:span></text:span></text:p>
          </table:table-cell>
          <table:table-cell table:style-name="Table11.B2" office:value-type="string">
            <text:p text:style-name="Table_20_Contents"><text:span text:style-name="Source_20_Text"><text:span text:style-name="T112">work that has not yet been officially published</text:span></text:span></text:p>
          </table:table-cell>
        </table:table-row>
      </table:table>
      <text:p text:style-name="P191"><text:span text:style-name="Source_20_Text"><text:span text:style-name="T156"><text:s text:c="3"/></text:span></text:span></text:p>
      <text:p text:style-name="P191"><text:span text:style-name="Source_20_Text"><text:span text:style-name="T156"><text:s/></text:span></text:span><text:span text:style-name="Source_20_Text"><text:span text:style-name="Strong_20_Emphasis"><text:span text:style-name="T156">Standard field types</text:span></text:span></text:span></text:p>
      <text:list text:style-name="L19">
        <text:list-item>
          <text:p text:style-name="P924"><text:a xlink:type="simple" xlink:href="https://www.bibtex.com/f/address-field/" text:style-name="Internet_20_link" text:visited-style-name="Visited_20_Internet_20_Link"><text:soft-page-break/><text:span text:style-name="Strong_20_Emphasis">address</text:span></text:a>: address of the publisher or the institution</text:p>
        </text:list-item>
        <text:list-item>
          <text:p text:style-name="P924"><text:a xlink:type="simple" xlink:href="https://www.bibtex.com/f/annote-field/" text:style-name="Internet_20_link" text:visited-style-name="Visited_20_Internet_20_Link"><text:span text:style-name="Strong_20_Emphasis">annote</text:span></text:a>: an annotation</text:p>
        </text:list-item>
        <text:list-item>
          <text:p text:style-name="P924"><text:a xlink:type="simple" xlink:href="https://www.bibtex.com/f/author-field/" text:style-name="Internet_20_link" text:visited-style-name="Visited_20_Internet_20_Link"><text:span text:style-name="Strong_20_Emphasis">author</text:span></text:a>: list of authors of the work</text:p>
        </text:list-item>
        <text:list-item>
          <text:p text:style-name="P924"><text:a xlink:type="simple" xlink:href="https://www.bibtex.com/f/booktitle-field/" text:style-name="Internet_20_link" text:visited-style-name="Visited_20_Internet_20_Link"><text:span text:style-name="Strong_20_Emphasis">booktitle</text:span></text:a>: title of the book</text:p>
        </text:list-item>
        <text:list-item>
          <text:p text:style-name="P924"><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24"><text:a xlink:type="simple" xlink:href="https://www.bibtex.com/f/edition-field/" text:style-name="Internet_20_link" text:visited-style-name="Visited_20_Internet_20_Link"><text:span text:style-name="Strong_20_Emphasis">edition</text:span></text:a>: edition number of a book</text:p>
        </text:list-item>
        <text:list-item>
          <text:p text:style-name="P924"><text:a xlink:type="simple" xlink:href="https://www.bibtex.com/f/editor-field/" text:style-name="Internet_20_link" text:visited-style-name="Visited_20_Internet_20_Link"><text:span text:style-name="Strong_20_Emphasis">editor</text:span></text:a>: list of editors of a book</text:p>
        </text:list-item>
        <text:list-item>
          <text:p text:style-name="P924"><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24"><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24"><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24"><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24"><text:a xlink:type="simple" xlink:href="https://www.bibtex.com/f/note-field/" text:style-name="Internet_20_link" text:visited-style-name="Visited_20_Internet_20_Link"><text:span text:style-name="Strong_20_Emphasis">note</text:span></text:a>: notes about the reference</text:p>
        </text:list-item>
        <text:list-item>
          <text:p text:style-name="P924"><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24"><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24"><text:a xlink:type="simple" xlink:href="https://www.bibtex.com/f/pages-field/" text:style-name="Internet_20_link" text:visited-style-name="Visited_20_Internet_20_Link"><text:span text:style-name="Strong_20_Emphasis">pages</text:span></text:a>: page numbers or a page range</text:p>
        </text:list-item>
        <text:list-item>
          <text:p text:style-name="P924"><text:a xlink:type="simple" xlink:href="https://www.bibtex.com/f/publisher-field/" text:style-name="Internet_20_link" text:visited-style-name="Visited_20_Internet_20_Link"><text:span text:style-name="Strong_20_Emphasis">publisher</text:span></text:a>: name of the publisher</text:p>
        </text:list-item>
        <text:list-item>
          <text:p text:style-name="P924"><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24"><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24"><text:a xlink:type="simple" xlink:href="https://www.bibtex.com/f/title-field/" text:style-name="Internet_20_link" text:visited-style-name="Visited_20_Internet_20_Link"><text:span text:style-name="Strong_20_Emphasis">title</text:span></text:a>: title of the work</text:p>
        </text:list-item>
        <text:list-item>
          <text:p text:style-name="P924"><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24"><text:a xlink:type="simple" xlink:href="https://www.bibtex.com/f/volume-field/" text:style-name="Internet_20_link" text:visited-style-name="Visited_20_Internet_20_Link"><text:span text:style-name="Strong_20_Emphasis">volume</text:span></text:a>: volume number</text:p>
        </text:list-item>
        <text:list-item>
          <text:p text:style-name="P923"><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34"><text:span text:style-name="Strong_20_Emphasis"><text:span text:style-name="T76">The BibTeX parser supports a number of additional keywords.</text:span></text:span></text:p>
      <text:p text:style-name="P190"><text:span text:style-name="Source_20_Text"><text:span text:style-name="T155"><text:s text:c="7"/></text:span></text:span></text:p>
      <text:p text:style-name="P234"><text:span text:style-name="Source_20_Text"><text:span text:style-name="T155">Currently recognizes the following keywords: </text:span></text:span><text:span text:style-name="Source_20_Text"><text:span text:style-name="T465">"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10"><text:span text:style-name="Source_20_Text"><text:span text:style-name="T155"/></text:span></text:p>
      <text:p text:style-name="P234"><text:span text:style-name="Source_20_Text"><text:span text:style-name="T159">NOTE</text:span></text:span><text:span text:style-name="Source_20_Text"><text:span text:style-name="T157">: The keyword “</text:span></text:span><text:span text:style-name="Source_20_Text"><text:span text:style-name="T464">key</text:span></text:span><text:span text:style-name="Source_20_Text"><text:span text:style-name="T157">” is quite special and unique to the engine in that it sets the record key.</text:span></text:span></text:p>
      <text:p text:style-name="P190"><text:span text:style-name="Source_20_Text"><text:span text:style-name="T155"/></text:span></text:p>
      <text:p text:style-name="P190"><text:span text:style-name="Source_20_Text"><text:span text:style-name="T155">This doctype can be used like the IKNOWDOC and ROADS++ doctypes for Whois++ services.</text:span></text:span></text:p>
      <text:p text:style-name="P190"><text:span text:style-name="Source_20_Text"><text:span text:style-name="T155">The MIME type for "Raw" records is "Application/X-BibTeX".</text:span></text:span></text:p>
      <text:p text:style-name="P190"><text:span text:style-name="Source_20_Text"><text:span text:style-name="T148"/></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105">"REFERBIB": Refer bibliographic record format (used by several systems).</text:span></text:span></text:p>
      <text:p text:style-name="P145"><text:span text:style-name="Source_20_Text">DOCTYPE</text:span></text:p>
      <text:p text:style-name="P145"><text:span text:style-name="Source_20_Text">v</text:span></text:p>
      <text:p text:style-name="P145"><text:soft-page-break/><text:span text:style-name="Source_20_Text">REFERBIB</text:span></text:p>
      <text:p text:style-name="P649"><text:span text:style-name="Source_20_Text"/></text:p>
      <text:p text:style-name="Text_20_body"><text:span text:style-name="Source_20_Text"/></text:p>
      <text:p text:style-name="Text_20_body"><text:span text:style-name="Source_20_Text"><text:span text:style-name="T105">The default field parser recognizes the extended names used by many systems</text:span></text:span></text:p>
      <text:p text:style-name="Text_20_body"><text:span text:style-name="Source_20_Text"><text:span text:style-name="T105">including EndNote, Papyrus and the HCI extensions.</text:span></text:span></text:p>
      <text:p text:style-name="Text_20_body"><text:span text:style-name="Source_20_Text"><text:span text:style-name="T105"/></text:span></text:p>
      <text:h text:style-name="Heading_20_2" text:outline-level="2"><text:bookmark-start text:name="__RefHeading___Toc22551_709195143"/><text:span text:style-name="Source_20_Text">PAPYRUS</text:span><text:bookmark-end text:name="__RefHeading___Toc22551_709195143"/></text:h>
      <text:p text:style-name="P649"><text:span text:style-name="Source_20_Text"><text:span text:style-name="T105">Class Tree:</text:span></text:span></text:p>
      <text:p text:style-name="P144"><text:span text:style-name="Source_20_Text">DOCTYPE</text:span></text:p>
      <text:p text:style-name="P144"><text:span text:style-name="Source_20_Text"><text:span text:style-name="T829">|</text:span></text:span></text:p>
      <text:p text:style-name="P144"><text:span text:style-name="Source_20_Text"><text:span text:style-name="T829">REFERBIB</text:span></text:span></text:p>
      <text:p text:style-name="P144"><text:span text:style-name="Source_20_Text"><text:span text:style-name="T829">V</text:span></text:span></text:p>
      <text:p text:style-name="P144"><text:span text:style-name="Source_20_Text">PAPYRUS</text:span></text:p>
      <text:p text:style-name="P106"><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49"><text:span text:style-name="Source_20_Text"><text:span text:style-name="T105">Class Tree:</text:span></text:span></text:p>
      <text:p text:style-name="P144"><text:span text:style-name="Source_20_Text">DOCTYPE</text:span></text:p>
      <text:p text:style-name="P144"><text:span text:style-name="Source_20_Text">|</text:span></text:p>
      <text:p text:style-name="P144"><text:span text:style-name="Source_20_Text">REFERBI</text:span><text:span text:style-name="Source_20_Text"><text:span text:style-name="T829">B</text:span></text:span></text:p>
      <text:p text:style-name="P144"><text:span text:style-name="Source_20_Text">v</text:span></text:p>
      <text:p text:style-name="P144"><text:span text:style-name="Source_20_Text"><text:s text:c="5"/>ENDNOTE <text:s text:c="4"/></text:span></text:p>
      <text:p text:style-name="P144"><text:span text:style-name="Source_20_Text"><text:span text:style-name="T284"/></text:span></text:p>
      <text:h text:style-name="Heading_20_2" text:outline-level="2"><text:bookmark-start text:name="__RefHeading___Toc20795_3285073552"/><text:span text:style-name="Source_20_Text"><text:span text:style-name="T105">B</text:span></text:span><text:span text:style-name="Source_20_Text"><text:span text:style-name="T196">INARY</text:span></text:span><text:bookmark-end text:name="__RefHeading___Toc20795_3285073552"/></text:h>
      <text:p text:style-name="P447"><text:span text:style-name="Source_20_Text"><text:span text:style-name="T192">The <text:s/>BINARY doctype has been designed for the management of multimedia files (audio/graphics), CAD drawings and non-textual databases </text:span></text:span><text:span text:style-name="Source_20_Text"><text:span text:style-name="T272">whose content we don’t want to try to directly index</text:span></text:span><text:span text:style-name="Source_20_Text"><text:span text:style-name="T192">.</text:span></text:span></text:p>
      <text:p text:style-name="P585"><text:span text:style-name="Source_20_Text"><text:span text:style-name="T271"/></text:span></text:p>
      <text:p text:style-name="P115"><text:span text:style-name="Source_20_Text"><text:span text:style-name="T482">DOCTYPE</text:span></text:span></text:p>
      <text:p text:style-name="P115"><text:span text:style-name="Source_20_Text"><text:span text:style-name="T482">v</text:span></text:span></text:p>
      <text:p text:style-name="P115"><text:span text:style-name="Source_20_Text"><text:span text:style-name="T482">BINARY</text:span></text:span></text:p>
      <text:p text:style-name="P447"><text:span text:style-name="Source_20_Text"><text:span text:style-name="T192"/></text:span></text:p>
      <text:p text:style-name="P447"><text:span text:style-name="Source_20_Text"><text:span text:style-name="T192">A "binary" file consists of 2 (two) components, a plain text description and the binary file itself. Looks for a file ,info that contains the text information (eg. for "x.tar" looks for "x.tar,info").</text:span></text:span></text:p>
      <text:p text:style-name="P447"><text:span text:style-name="Source_20_Text"><text:span text:style-name="T192"/></text:span></text:p>
      <text:p text:style-name="P447"><text:span text:style-name="Source_20_Text"><text:span text:style-name="T192">The first sentence in the ,info file is used to construct the "Title" field—as <text:s/>in FIRSTLINE. The Rest of the document is stored under the "Description" field.</text:span></text:span></text:p>
      <text:p text:style-name="P447"><text:span text:style-name="Source_20_Text"><text:span text:style-name="T192"/></text:span></text:p>
      <text:p text:style-name="P447"><text:span text:style-name="Source_20_Text"><text:span text:style-name="T192">The fields Title, Description and the whole document (Any Field) are searchable.</text:span></text:span></text:p>
      <text:p text:style-name="P447"><text:span text:style-name="Source_20_Text"><text:span text:style-name="T192"/></text:span></text:p>
      <text:p text:style-name="P447"><text:span text:style-name="Source_20_Text"><text:span text:style-name="T192">In the Presentation:</text:span></text:span></text:p>
      <text:p text:style-name="P447"><text:span text:style-name="Source_20_Text"><text:span text:style-name="T192"/></text:span></text:p>
      <text:p text:style-name="P447"><text:span text:style-name="Source_20_Text"><text:span text:style-name="T192"><text:s text:c="4"/>Title returns the first line.</text:span></text:span></text:p>
      <text:p text:style-name="P447"><text:soft-page-break/><text:span text:style-name="Source_20_Text"><text:span text:style-name="T192"><text:s text:c="4"/>The FULLTEXT ("F") attribute returns the binary file.</text:span></text:span></text:p>
      <text:p text:style-name="P447"><text:span text:style-name="Source_20_Text"><text:span text:style-name="T192"><text:s text:c="4"/>The field FULLPATH returns the complete path to the file.</text:span></text:span></text:p>
      <text:p text:style-name="P447"><text:span text:style-name="Source_20_Text"><text:span text:style-name="T192"><text:s text:c="4"/>The field BASENAME returns the basename of the binary file.</text:span></text:span></text:p>
      <text:p text:style-name="P447"><text:span text:style-name="Source_20_Text"><text:span text:style-name="T192"><text:s text:c="4"/>The Key is a unique name based on the basename of the binary file. </text:span></text:span></text:p>
      <text:p text:style-name="P447"><text:span text:style-name="Source_20_Text"><text:span text:style-name="T192"/></text:span></text:p>
      <text:p text:style-name="P447"><text:span text:style-name="Source_20_Text"><text:span text:style-name="T192">The default headline consists of the title and the type of the file in ().</text:span></text:span></text:p>
      <text:p text:style-name="P447"><text:span text:style-name="Source_20_Text"><text:span text:style-name="T192">The MIME type for depends upon the type of the binary file.</text:span></text:span></text:p>
      <text:p text:style-name="P447"><text:span text:style-name="Source_20_Text"><text:span text:style-name="T192"><text:s text:c="2"/></text:span></text:span></text:p>
      <text:p text:style-name="P447"><text:span text:style-name="Source_20_Text"><text:span text:style-name="T192">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75">NoExtension</text:p>
          </table:table-cell>
          <table:table-cell table:style-name="Table18.B2" office:value-type="string">
            <text:p text:style-name="P275">*/* </text:p>
          </table:table-cell>
          <table:table-cell table:style-name="Table18.B2" office:value-type="string">
            <text:p text:style-name="P275">.mpe</text:p>
          </table:table-cell>
          <table:table-cell table:style-name="Table18.B2" office:value-type="string">
            <text:p text:style-name="P275">video/mpeg</text:p>
          </table:table-cell>
        </table:table-row>
        <table:table-row>
          <table:table-cell table:style-name="Table18.A2" office:value-type="string">
            <text:p text:style-name="P275">Default </text:p>
          </table:table-cell>
          <table:table-cell table:style-name="Table18.B2" office:value-type="string">
            <text:p text:style-name="P275">Application/Octet-Stream </text:p>
          </table:table-cell>
          <table:table-cell table:style-name="Table18.B2" office:value-type="string">
            <text:p text:style-name="P275">.mpeg </text:p>
          </table:table-cell>
          <table:table-cell table:style-name="Table18.B2" office:value-type="string">
            <text:p text:style-name="P275">video/mpeg </text:p>
          </table:table-cell>
        </table:table-row>
        <table:table-row>
          <table:table-cell table:style-name="Table18.A2" office:value-type="string">
            <text:p text:style-name="P275">.ai </text:p>
          </table:table-cell>
          <table:table-cell table:style-name="Table18.B2" office:value-type="string">
            <text:p text:style-name="P275">application/postscript </text:p>
          </table:table-cell>
          <table:table-cell table:style-name="Table18.B2" office:value-type="string">
            <text:p text:style-name="P275">.mpg </text:p>
          </table:table-cell>
          <table:table-cell table:style-name="Table18.B2" office:value-type="string">
            <text:p text:style-name="P275">video/mpeg </text:p>
          </table:table-cell>
        </table:table-row>
        <table:table-row>
          <table:table-cell table:style-name="Table18.A2" office:value-type="string">
            <text:p text:style-name="P275">.aif </text:p>
          </table:table-cell>
          <table:table-cell table:style-name="Table18.B2" office:value-type="string">
            <text:p text:style-name="P275">audio/aiff </text:p>
          </table:table-cell>
          <table:table-cell table:style-name="Table18.B2" office:value-type="string">
            <text:p text:style-name="P275">.nvd </text:p>
          </table:table-cell>
          <table:table-cell table:style-name="Table18.B2" office:value-type="string">
            <text:p text:style-name="P275">application/x-navidoc </text:p>
          </table:table-cell>
        </table:table-row>
        <table:table-row>
          <table:table-cell table:style-name="Table18.A2" office:value-type="string">
            <text:p text:style-name="P275">.aifc </text:p>
          </table:table-cell>
          <table:table-cell table:style-name="Table18.B2" office:value-type="string">
            <text:p text:style-name="P275">audio/aiff </text:p>
          </table:table-cell>
          <table:table-cell table:style-name="Table18.B2" office:value-type="string">
            <text:p text:style-name="P275">.nvm </text:p>
          </table:table-cell>
          <table:table-cell table:style-name="Table18.B2" office:value-type="string">
            <text:p text:style-name="P275">application/x-navimap </text:p>
          </table:table-cell>
        </table:table-row>
        <table:table-row>
          <table:table-cell table:style-name="Table18.A2" office:value-type="string">
            <text:p text:style-name="P275">.aiff </text:p>
          </table:table-cell>
          <table:table-cell table:style-name="Table18.B2" office:value-type="string">
            <text:p text:style-name="P275">audio/aiff </text:p>
          </table:table-cell>
          <table:table-cell table:style-name="Table18.B2" office:value-type="string">
            <text:p text:style-name="P275">.pbm </text:p>
          </table:table-cell>
          <table:table-cell table:style-name="Table18.B2" office:value-type="string">
            <text:p text:style-name="P275">image/x-portable-bitmap </text:p>
          </table:table-cell>
        </table:table-row>
        <table:table-row>
          <table:table-cell table:style-name="Table18.A2" office:value-type="string">
            <text:p text:style-name="P275">.ani </text:p>
          </table:table-cell>
          <table:table-cell table:style-name="Table18.B2" office:value-type="string">
            <text:p text:style-name="P275">application/x-navi-animation </text:p>
          </table:table-cell>
          <table:table-cell table:style-name="Table18.B2" office:value-type="string">
            <text:p text:style-name="P275">.pdf </text:p>
          </table:table-cell>
          <table:table-cell table:style-name="Table18.B2" office:value-type="string">
            <text:p text:style-name="P275">application/pdf </text:p>
          </table:table-cell>
        </table:table-row>
        <table:table-row>
          <table:table-cell table:style-name="Table18.A2" office:value-type="string">
            <text:p text:style-name="P275">.arc </text:p>
          </table:table-cell>
          <table:table-cell table:style-name="Table18.B2" office:value-type="string">
            <text:p text:style-name="P275">application/x-arc </text:p>
          </table:table-cell>
          <table:table-cell table:style-name="Table18.B2" office:value-type="string">
            <text:p text:style-name="P275">.pgm </text:p>
          </table:table-cell>
          <table:table-cell table:style-name="Table18.B2" office:value-type="string">
            <text:p text:style-name="P275">image/x-portable-graymap </text:p>
          </table:table-cell>
        </table:table-row>
        <table:table-row>
          <table:table-cell table:style-name="Table18.A2" office:value-type="string">
            <text:p text:style-name="P275">.art </text:p>
          </table:table-cell>
          <table:table-cell table:style-name="Table18.B2" office:value-type="string">
            <text:p text:style-name="P275">image/x-art </text:p>
          </table:table-cell>
          <table:table-cell table:style-name="Table18.B2" office:value-type="string">
            <text:p text:style-name="P275">.pic </text:p>
          </table:table-cell>
          <table:table-cell table:style-name="Table18.B2" office:value-type="string">
            <text:p text:style-name="P275">image/pict </text:p>
          </table:table-cell>
        </table:table-row>
        <table:table-row>
          <table:table-cell table:style-name="Table18.A2" office:value-type="string">
            <text:p text:style-name="P275">.au </text:p>
          </table:table-cell>
          <table:table-cell table:style-name="Table18.B2" office:value-type="string">
            <text:p text:style-name="P275">audio/basic </text:p>
          </table:table-cell>
          <table:table-cell table:style-name="Table18.B2" office:value-type="string">
            <text:p text:style-name="P275">.pict </text:p>
          </table:table-cell>
          <table:table-cell table:style-name="Table18.B2" office:value-type="string">
            <text:p text:style-name="P275">image/pict </text:p>
          </table:table-cell>
        </table:table-row>
        <table:table-row>
          <table:table-cell table:style-name="Table18.A2" office:value-type="string">
            <text:p text:style-name="P275">.avi </text:p>
          </table:table-cell>
          <table:table-cell table:style-name="Table18.B2" office:value-type="string">
            <text:p text:style-name="P275">video/x-msvideo </text:p>
          </table:table-cell>
          <table:table-cell table:style-name="Table18.B2" office:value-type="string">
            <text:p text:style-name="P275">.pnm </text:p>
          </table:table-cell>
          <table:table-cell table:style-name="Table18.B2" office:value-type="string">
            <text:p text:style-name="P275">image/x-portable-anymap </text:p>
          </table:table-cell>
        </table:table-row>
        <table:table-row>
          <table:table-cell table:style-name="Table18.A2" office:value-type="string">
            <text:p text:style-name="P275">.bibtex </text:p>
          </table:table-cell>
          <table:table-cell table:style-name="Table18.B2" office:value-type="string">
            <text:p text:style-name="P275">application/x-bibtex </text:p>
          </table:table-cell>
          <table:table-cell table:style-name="Table18.B2" office:value-type="string">
            <text:p text:style-name="P275">.ps </text:p>
          </table:table-cell>
          <table:table-cell table:style-name="Table18.B2" office:value-type="string">
            <text:p text:style-name="P275">application/postscript </text:p>
          </table:table-cell>
        </table:table-row>
        <table:table-row>
          <table:table-cell table:style-name="Table18.A2" office:value-type="string">
            <text:p text:style-name="P275">.bin </text:p>
          </table:table-cell>
          <table:table-cell table:style-name="Table18.B2" office:value-type="string">
            <text:p text:style-name="P275">application/x-macbinary </text:p>
          </table:table-cell>
          <table:table-cell table:style-name="Table18.B2" office:value-type="string">
            <text:p text:style-name="P275">.qt </text:p>
          </table:table-cell>
          <table:table-cell table:style-name="Table18.B2" office:value-type="string">
            <text:p text:style-name="P275">video/quicktime </text:p>
          </table:table-cell>
        </table:table-row>
        <table:table-row>
          <table:table-cell table:style-name="Table18.A2" office:value-type="string">
            <text:p text:style-name="P275">.bmp </text:p>
          </table:table-cell>
          <table:table-cell table:style-name="Table18.B2" office:value-type="string">
            <text:p text:style-name="P275">image/bmp </text:p>
          </table:table-cell>
          <table:table-cell table:style-name="Table18.B2" office:value-type="string">
            <text:p text:style-name="P275">.ra </text:p>
          </table:table-cell>
          <table:table-cell table:style-name="Table18.B2" office:value-type="string">
            <text:p text:style-name="P275">audio/x-pn-realaudio </text:p>
          </table:table-cell>
        </table:table-row>
        <table:table-row>
          <table:table-cell table:style-name="Table18.A2" office:value-type="string">
            <text:p text:style-name="P275">.btx </text:p>
          </table:table-cell>
          <table:table-cell table:style-name="Table18.B2" office:value-type="string">
            <text:p text:style-name="P275">application/x-bibtex </text:p>
          </table:table-cell>
          <table:table-cell table:style-name="Table18.B2" office:value-type="string">
            <text:p text:style-name="P275">.ram </text:p>
          </table:table-cell>
          <table:table-cell table:style-name="Table18.B2" office:value-type="string">
            <text:p text:style-name="P275">audio/x-pn-realaudio </text:p>
          </table:table-cell>
        </table:table-row>
        <table:table-row>
          <table:table-cell table:style-name="Table18.A2" office:value-type="string">
            <text:p text:style-name="P275">.cpio </text:p>
          </table:table-cell>
          <table:table-cell table:style-name="Table18.B2" office:value-type="string">
            <text:p text:style-name="P275">application/x-cpio </text:p>
          </table:table-cell>
          <table:table-cell table:style-name="Table18.B2" office:value-type="string">
            <text:p text:style-name="P275">.ras </text:p>
          </table:table-cell>
          <table:table-cell table:style-name="Table18.B2" office:value-type="string">
            <text:p text:style-name="P275">image/x-cmu-raster </text:p>
          </table:table-cell>
        </table:table-row>
        <table:table-row>
          <table:table-cell table:style-name="Table18.A2" office:value-type="string">
            <text:p text:style-name="P275">.csv </text:p>
          </table:table-cell>
          <table:table-cell table:style-name="Table18.B2" office:value-type="string">
            <text:p text:style-name="P275">application/csv </text:p>
          </table:table-cell>
          <table:table-cell table:style-name="Table18.B2" office:value-type="string">
            <text:p text:style-name="P275">.refer </text:p>
          </table:table-cell>
          <table:table-cell table:style-name="Table18.B2" office:value-type="string">
            <text:p text:style-name="P275">application/x-refer </text:p>
          </table:table-cell>
        </table:table-row>
        <table:table-row>
          <table:table-cell table:style-name="Table18.A2" office:value-type="string">
            <text:p text:style-name="P275">.dcr </text:p>
          </table:table-cell>
          <table:table-cell table:style-name="Table18.B2" office:value-type="string">
            <text:p text:style-name="P275">application/x-director </text:p>
          </table:table-cell>
          <table:table-cell table:style-name="Table18.B2" office:value-type="string">
            <text:p text:style-name="P275">.rgb </text:p>
          </table:table-cell>
          <table:table-cell table:style-name="Table18.B2" office:value-type="string">
            <text:p text:style-name="P275">image/x-rgb </text:p>
          </table:table-cell>
        </table:table-row>
        <table:table-row>
          <table:table-cell table:style-name="Table18.A2" office:value-type="string">
            <text:p text:style-name="P275">.doc </text:p>
          </table:table-cell>
          <table:table-cell table:style-name="Table18.B2" office:value-type="string">
            <text:p text:style-name="P275">application/x-msword </text:p>
          </table:table-cell>
          <table:table-cell table:style-name="Table18.B2" office:value-type="string">
            <text:p text:style-name="P275">.rtf </text:p>
          </table:table-cell>
          <table:table-cell table:style-name="Table18.B2" office:value-type="string">
            <text:p text:style-name="P275">application/rtf </text:p>
          </table:table-cell>
        </table:table-row>
        <table:table-row>
          <table:table-cell table:style-name="Table18.A2" office:value-type="string">
            <text:p text:style-name="P275">.dir </text:p>
          </table:table-cell>
          <table:table-cell table:style-name="Table18.B2" office:value-type="string">
            <text:p text:style-name="P275">application/x-director </text:p>
          </table:table-cell>
          <table:table-cell table:style-name="Table18.B2" office:value-type="string">
            <text:p text:style-name="P275">.sgm </text:p>
          </table:table-cell>
          <table:table-cell table:style-name="Table18.B2" office:value-type="string">
            <text:p text:style-name="P275">text/sgml </text:p>
          </table:table-cell>
        </table:table-row>
        <table:table-row>
          <table:table-cell table:style-name="Table18.A2" office:value-type="string">
            <text:p text:style-name="P275">.dll </text:p>
          </table:table-cell>
          <table:table-cell table:style-name="Table18.B2" office:value-type="string">
            <text:p text:style-name="P275">application/octet-stream </text:p>
          </table:table-cell>
          <table:table-cell table:style-name="Table18.B2" office:value-type="string">
            <text:p text:style-name="P275">.sgml </text:p>
          </table:table-cell>
          <table:table-cell table:style-name="Table18.B2" office:value-type="string">
            <text:p text:style-name="P275">text/sgml </text:p>
          </table:table-cell>
        </table:table-row>
        <table:table-row>
          <table:table-cell table:style-name="Table18.A2" office:value-type="string">
            <text:p text:style-name="P275">.dp </text:p>
          </table:table-cell>
          <table:table-cell table:style-name="Table18.B2" office:value-type="string">
            <text:p text:style-name="P275">application/commonground </text:p>
          </table:table-cell>
          <table:table-cell table:style-name="Table18.B2" office:value-type="string">
            <text:p text:style-name="P275">.sit </text:p>
          </table:table-cell>
          <table:table-cell table:style-name="Table18.B2" office:value-type="string">
            <text:p text:style-name="P275">application/x-stuffit </text:p>
          </table:table-cell>
        </table:table-row>
        <table:table-row>
          <table:table-cell table:style-name="Table18.A2" office:value-type="string">
            <text:p text:style-name="P275">.dtd </text:p>
          </table:table-cell>
          <table:table-cell table:style-name="Table18.B2" office:value-type="string">
            <text:p text:style-name="P275">text/sgml </text:p>
          </table:table-cell>
          <table:table-cell table:style-name="Table18.B2" office:value-type="string">
            <text:p text:style-name="P275">.snd </text:p>
          </table:table-cell>
          <table:table-cell table:style-name="Table18.B2" office:value-type="string">
            <text:p text:style-name="P275">audio/basic </text:p>
          </table:table-cell>
        </table:table-row>
        <table:table-row>
          <table:table-cell table:style-name="Table18.A2" office:value-type="string">
            <text:p text:style-name="P275">.dvb </text:p>
          </table:table-cell>
          <table:table-cell table:style-name="Table18.B2" office:value-type="string">
            <text:p text:style-name="P275">application/x-dvbline </text:p>
          </table:table-cell>
          <table:table-cell table:style-name="Table18.B2" office:value-type="string">
            <text:p text:style-name="P275">.so </text:p>
          </table:table-cell>
          <table:table-cell table:style-name="Table18.B2" office:value-type="string">
            <text:p text:style-name="P275">application/octet-stream </text:p>
          </table:table-cell>
        </table:table-row>
        <table:table-row>
          <table:table-cell table:style-name="Table18.A2" office:value-type="string">
            <text:p text:style-name="P275">.dvi </text:p>
          </table:table-cell>
          <table:table-cell table:style-name="Table18.B2" office:value-type="string">
            <text:p text:style-name="P275">application/x-dvi </text:p>
          </table:table-cell>
          <table:table-cell table:style-name="Table18.B2" office:value-type="string">
            <text:p text:style-name="P275">.sql </text:p>
          </table:table-cell>
          <table:table-cell table:style-name="Table18.B2" office:value-type="string">
            <text:p text:style-name="P275">application/x-sql </text:p>
          </table:table-cell>
        </table:table-row>
        <table:table-row>
          <table:table-cell table:style-name="Table18.A2" office:value-type="string">
            <text:p text:style-name="P275">.dxr </text:p>
          </table:table-cell>
          <table:table-cell table:style-name="Table18.B2" office:value-type="string">
            <text:p text:style-name="P275">application/x-director </text:p>
          </table:table-cell>
          <table:table-cell table:style-name="Table18.B2" office:value-type="string">
            <text:p text:style-name="P275">.stl </text:p>
          </table:table-cell>
          <table:table-cell table:style-name="Table18.B2" office:value-type="string">
            <text:p text:style-name="P275">application/x-navistyle </text:p>
          </table:table-cell>
        </table:table-row>
        <table:table-row>
          <table:table-cell table:style-name="Table18.A2" office:value-type="string">
            <text:p text:style-name="P275">.eml </text:p>
          </table:table-cell>
          <table:table-cell table:style-name="Table18.B2" office:value-type="string">
            <text:p text:style-name="P275">text/plain </text:p>
          </table:table-cell>
          <table:table-cell table:style-name="Table18.B2" office:value-type="string">
            <text:p text:style-name="P275">.tar </text:p>
          </table:table-cell>
          <table:table-cell table:style-name="Table18.B2" office:value-type="string">
            <text:p text:style-name="P275">application/x-tar </text:p>
          </table:table-cell>
        </table:table-row>
        <table:table-row>
          <table:table-cell table:style-name="Table18.A2" office:value-type="string">
            <text:p text:style-name="P275">.eps </text:p>
          </table:table-cell>
          <table:table-cell table:style-name="Table18.B2" office:value-type="string">
            <text:p text:style-name="P275">application/postscript </text:p>
          </table:table-cell>
          <table:table-cell table:style-name="Table18.B2" office:value-type="string">
            <text:p text:style-name="P275">.tcl </text:p>
          </table:table-cell>
          <table:table-cell table:style-name="Table18.B2" office:value-type="string">
            <text:p text:style-name="P275">text/plain </text:p>
          </table:table-cell>
        </table:table-row>
        <table:table-row>
          <table:table-cell table:style-name="Table18.A2" office:value-type="string">
            <text:p text:style-name="P275">.exe </text:p>
          </table:table-cell>
          <table:table-cell table:style-name="Table18.B2" office:value-type="string">
            <text:p text:style-name="P275">application/octet-stream </text:p>
          </table:table-cell>
          <table:table-cell table:style-name="Table18.B2" office:value-type="string">
            <text:p text:style-name="P275">.tex </text:p>
          </table:table-cell>
          <table:table-cell table:style-name="Table18.B2" office:value-type="string">
            <text:p text:style-name="P275">application/x-tex </text:p>
          </table:table-cell>
        </table:table-row>
        <table:table-row>
          <table:table-cell table:style-name="Table18.A2" office:value-type="string">
            <text:p text:style-name="P275">.gif </text:p>
          </table:table-cell>
          <table:table-cell table:style-name="Table18.B2" office:value-type="string">
            <text:p text:style-name="P275">image/gif </text:p>
          </table:table-cell>
          <table:table-cell table:style-name="Table18.B2" office:value-type="string">
            <text:p text:style-name="P275">.text </text:p>
          </table:table-cell>
          <table:table-cell table:style-name="Table18.B2" office:value-type="string">
            <text:p text:style-name="P275">text/plain </text:p>
          </table:table-cell>
        </table:table-row>
        <table:table-row>
          <table:table-cell table:style-name="Table18.A2" office:value-type="string">
            <text:p text:style-name="P275">.gz </text:p>
          </table:table-cell>
          <table:table-cell table:style-name="Table18.B2" office:value-type="string">
            <text:p text:style-name="P275">application/x-compressed </text:p>
          </table:table-cell>
          <table:table-cell table:style-name="Table18.B2" office:value-type="string">
            <text:p text:style-name="P275">.tgz </text:p>
          </table:table-cell>
          <table:table-cell table:style-name="Table18.B2" office:value-type="string">
            <text:p text:style-name="P275">application/x-compressed </text:p>
          </table:table-cell>
        </table:table-row>
        <table:table-row>
          <table:table-cell table:style-name="Table18.A2" office:value-type="string">
            <text:p text:style-name="P275">.hqx </text:p>
          </table:table-cell>
          <table:table-cell table:style-name="Table18.B2" office:value-type="string">
            <text:p text:style-name="P275">application/mac-binhex40 </text:p>
          </table:table-cell>
          <table:table-cell table:style-name="Table18.B2" office:value-type="string">
            <text:p text:style-name="P275">.tif </text:p>
          </table:table-cell>
          <table:table-cell table:style-name="Table18.B2" office:value-type="string">
            <text:p text:style-name="P275">image/tiff </text:p>
          </table:table-cell>
        </table:table-row>
        <table:table-row>
          <table:table-cell table:style-name="Table18.A2" office:value-type="string">
            <text:p text:style-name="P275">.htm </text:p>
          </table:table-cell>
          <table:table-cell table:style-name="Table18.B2" office:value-type="string">
            <text:p text:style-name="P275">text/html </text:p>
          </table:table-cell>
          <table:table-cell table:style-name="Table18.B2" office:value-type="string">
            <text:p text:style-name="P275">.tiff </text:p>
          </table:table-cell>
          <table:table-cell table:style-name="Table18.B2" office:value-type="string">
            <text:p text:style-name="P275">image/tiff </text:p>
          </table:table-cell>
        </table:table-row>
        <table:table-row>
          <table:table-cell table:style-name="Table18.A2" office:value-type="string">
            <text:p text:style-name="P275">.html </text:p>
          </table:table-cell>
          <table:table-cell table:style-name="Table18.B2" office:value-type="string">
            <text:p text:style-name="P275">text/html </text:p>
          </table:table-cell>
          <table:table-cell table:style-name="Table18.B2" office:value-type="string">
            <text:p text:style-name="P275">.txt </text:p>
          </table:table-cell>
          <table:table-cell table:style-name="Table18.B2" office:value-type="string">
            <text:p text:style-name="P275">text/plain </text:p>
          </table:table-cell>
        </table:table-row>
        <table:table-row>
          <table:table-cell table:style-name="Table18.A2" office:value-type="string">
            <text:p text:style-name="P275">.latex </text:p>
          </table:table-cell>
          <table:table-cell table:style-name="Table18.B2" office:value-type="string">
            <text:p text:style-name="P275">application/x-latex </text:p>
          </table:table-cell>
          <table:table-cell table:style-name="Table18.B2" office:value-type="string">
            <text:p text:style-name="P275">.voc </text:p>
          </table:table-cell>
          <table:table-cell table:style-name="Table18.B2" office:value-type="string">
            <text:p text:style-name="P275">audio/basic </text:p>
          </table:table-cell>
        </table:table-row>
        <table:table-row>
          <table:table-cell table:style-name="Table18.A2" office:value-type="string">
            <text:p text:style-name="P275">.lha </text:p>
          </table:table-cell>
          <table:table-cell table:style-name="Table18.B2" office:value-type="string">
            <text:p text:style-name="P275">application/x-lharc </text:p>
          </table:table-cell>
          <table:table-cell table:style-name="Table18.B2" office:value-type="string">
            <text:p text:style-name="P275">.xbm </text:p>
          </table:table-cell>
          <table:table-cell table:style-name="Table18.B2" office:value-type="string">
            <text:p text:style-name="P275">image/x-xbitmap </text:p>
          </table:table-cell>
        </table:table-row>
        <table:table-row>
          <table:table-cell table:style-name="Table18.A2" office:value-type="string">
            <text:p text:style-name="P275">.ltx </text:p>
          </table:table-cell>
          <table:table-cell table:style-name="Table18.B2" office:value-type="string">
            <text:p text:style-name="P275">application/x-latex </text:p>
          </table:table-cell>
          <table:table-cell table:style-name="Table18.B2" office:value-type="string">
            <text:p text:style-name="P275">.xpm </text:p>
          </table:table-cell>
          <table:table-cell table:style-name="Table18.B2" office:value-type="string">
            <text:p text:style-name="P275">image/x-xpixmap </text:p>
          </table:table-cell>
        </table:table-row>
        <text:soft-page-break/>
        <table:table-row>
          <table:table-cell table:style-name="Table18.A2" office:value-type="string">
            <text:p text:style-name="P275">.java </text:p>
          </table:table-cell>
          <table:table-cell table:style-name="Table18.B2" office:value-type="string">
            <text:p text:style-name="P275">application/x-java </text:p>
          </table:table-cell>
          <table:table-cell table:style-name="Table18.B2" office:value-type="string">
            <text:p text:style-name="P275">.vrml </text:p>
          </table:table-cell>
          <table:table-cell table:style-name="Table18.B2" office:value-type="string">
            <text:p text:style-name="P275">x-world/x-vrml </text:p>
          </table:table-cell>
        </table:table-row>
        <table:table-row>
          <table:table-cell table:style-name="Table18.A2" office:value-type="string">
            <text:p text:style-name="P275">.jfif </text:p>
          </table:table-cell>
          <table:table-cell table:style-name="Table18.B2" office:value-type="string">
            <text:p text:style-name="P275">image/jpeg </text:p>
          </table:table-cell>
          <table:table-cell table:style-name="Table18.B2" office:value-type="string">
            <text:p text:style-name="P275">.wav </text:p>
          </table:table-cell>
          <table:table-cell table:style-name="Table18.B2" office:value-type="string">
            <text:p text:style-name="P275">audio/x-wav </text:p>
          </table:table-cell>
        </table:table-row>
        <table:table-row>
          <table:table-cell table:style-name="Table18.A2" office:value-type="string">
            <text:p text:style-name="P275">.jpe </text:p>
          </table:table-cell>
          <table:table-cell table:style-name="Table18.B2" office:value-type="string">
            <text:p text:style-name="P275">image/jpeg </text:p>
          </table:table-cell>
          <table:table-cell table:style-name="Table18.B2" office:value-type="string">
            <text:p text:style-name="P275">.wp4 </text:p>
          </table:table-cell>
          <table:table-cell table:style-name="Table18.B2" office:value-type="string">
            <text:p text:style-name="P275">application/x-wp4 </text:p>
          </table:table-cell>
        </table:table-row>
        <table:table-row>
          <table:table-cell table:style-name="Table18.A2" office:value-type="string">
            <text:p text:style-name="P275">.jpg </text:p>
          </table:table-cell>
          <table:table-cell table:style-name="Table18.B2" office:value-type="string">
            <text:p text:style-name="P275">image/jpeg </text:p>
          </table:table-cell>
          <table:table-cell table:style-name="Table18.B2" office:value-type="string">
            <text:p text:style-name="P275">.wp5 </text:p>
          </table:table-cell>
          <table:table-cell table:style-name="Table18.B2" office:value-type="string">
            <text:p text:style-name="P275">application/x-wp5 </text:p>
          </table:table-cell>
        </table:table-row>
        <table:table-row>
          <table:table-cell table:style-name="Table18.A2" office:value-type="string">
            <text:p text:style-name="P275">.jpeg </text:p>
          </table:table-cell>
          <table:table-cell table:style-name="Table18.B2" office:value-type="string">
            <text:p text:style-name="P275">image/jpeg </text:p>
          </table:table-cell>
          <table:table-cell table:style-name="Table18.B2" office:value-type="string">
            <text:p text:style-name="P275">.wks </text:p>
          </table:table-cell>
          <table:table-cell table:style-name="Table18.B2" office:value-type="string">
            <text:p text:style-name="P275">application/x-lotus123 </text:p>
          </table:table-cell>
        </table:table-row>
        <table:table-row>
          <table:table-cell table:style-name="Table18.A2" office:value-type="string">
            <text:p text:style-name="P275">.js </text:p>
          </table:table-cell>
          <table:table-cell table:style-name="Table18.B2" office:value-type="string">
            <text:p text:style-name="P275">application/x-javascript </text:p>
          </table:table-cell>
          <table:table-cell table:style-name="Table18.B2" office:value-type="string">
            <text:p text:style-name="P275">.wrl </text:p>
          </table:table-cell>
          <table:table-cell table:style-name="Table18.B2" office:value-type="string">
            <text:p text:style-name="P275">x-world/x-vrml </text:p>
          </table:table-cell>
        </table:table-row>
        <table:table-row>
          <table:table-cell table:style-name="Table18.A2" office:value-type="string">
            <text:p text:style-name="P275">.ls </text:p>
          </table:table-cell>
          <table:table-cell table:style-name="Table18.B2" office:value-type="string">
            <text:p text:style-name="P275">application/x-javascript </text:p>
          </table:table-cell>
          <table:table-cell table:style-name="Table18.B2" office:value-type="string">
            <text:p text:style-name="P275">.xls </text:p>
          </table:table-cell>
          <table:table-cell table:style-name="Table18.B2" office:value-type="string">
            <text:p text:style-name="P275">application/x-excel </text:p>
          </table:table-cell>
        </table:table-row>
        <table:table-row>
          <table:table-cell table:style-name="Table18.A2" office:value-type="string">
            <text:p text:style-name="P275">.map </text:p>
          </table:table-cell>
          <table:table-cell table:style-name="Table18.B2" office:value-type="string">
            <text:p text:style-name="P275">application/x-navimap </text:p>
          </table:table-cell>
          <table:table-cell table:style-name="Table18.B2" office:value-type="string">
            <text:p text:style-name="P275">.Z </text:p>
          </table:table-cell>
          <table:table-cell table:style-name="Table18.B2" office:value-type="string">
            <text:p text:style-name="P275">application/x-compressed </text:p>
          </table:table-cell>
        </table:table-row>
        <table:table-row>
          <table:table-cell table:style-name="Table18.A2" office:value-type="string">
            <text:p text:style-name="P275">.mif </text:p>
          </table:table-cell>
          <table:table-cell table:style-name="Table18.B2" office:value-type="string">
            <text:p text:style-name="P275">application/x-mif </text:p>
          </table:table-cell>
          <table:table-cell table:style-name="Table18.B2" office:value-type="string">
            <text:p text:style-name="P275">.zip </text:p>
          </table:table-cell>
          <table:table-cell table:style-name="Table18.B2" office:value-type="string">
            <text:p text:style-name="P275">application/x-zip-compressed </text:p>
          </table:table-cell>
        </table:table-row>
        <table:table-row>
          <table:table-cell table:style-name="Table18.A2" office:value-type="string">
            <text:p text:style-name="P275">.mocha </text:p>
          </table:table-cell>
          <table:table-cell table:style-name="Table18.B2" office:value-type="string">
            <text:p text:style-name="P275">application/x-javascript </text:p>
          </table:table-cell>
          <table:table-cell table:style-name="Table18.B2" office:value-type="string">
            <text:p text:style-name="P275">.zoo </text:p>
          </table:table-cell>
          <table:table-cell table:style-name="Table18.B2" office:value-type="string">
            <text:p text:style-name="P275">application/x-zoo </text:p>
          </table:table-cell>
        </table:table-row>
        <table:table-row>
          <table:table-cell table:style-name="Table18.A49" office:value-type="string">
            <text:p text:style-name="P275">.mov </text:p>
          </table:table-cell>
          <table:table-cell table:style-name="Table18.B49" office:value-type="string">
            <text:p text:style-name="P275">video/quicktime </text:p>
          </table:table-cell>
          <table:table-cell table:style-name="Table18.B49" office:value-type="string">
            <text:p text:style-name="P275"/>
          </table:table-cell>
          <table:table-cell table:style-name="Table18.B49" office:value-type="string">
            <text:p text:style-name="P275"/>
          </table:table-cell>
        </table:table-row>
      </table:table>
      <text:p text:style-name="P447"><text:span text:style-name="Source_20_Text"><text:span text:style-name="T192"/></text:span></text:p>
      <text:p text:style-name="P448"><text:span text:style-name="Source_20_Text"><text:span text:style-name="T193">If compiled with the optional libmagic library it will, should it not have resolved the MIME type use it to try to determine an appropriate MIME type.</text:span></text:span></text:p>
      <text:p text:style-name="P447"><text:span text:style-name="Source_20_Text"><text:span text:style-name="T192"/></text:span></text:p>
      <text:p text:style-name="P447"><text:span text:style-name="Source_20_Text"><text:span text:style-name="T194">N</text:span></text:span><text:span text:style-name="Source_20_Text"><text:span text:style-name="T192">OTE: The reason we look at the extension first is to allow for type spoofing as is commonly practiced by formats that use archivers such as ZIP </text:span></text:span><text:span text:style-name="Source_20_Text"><text:span text:style-name="T194">(e.g. .jar files)</text:span></text:span><text:span text:style-name="Source_20_Text"><text:span text:style-name="T192">.</text:span></text:span></text:p>
      <text:p text:style-name="P447"><text:span text:style-name="Source_20_Text"><text:span text:style-name="T192"/></text:span></text:p>
      <text:h text:style-name="Heading_20_2" text:outline-level="2"><text:bookmark-start text:name="__RefHeading___Toc20797_3285073552"/><text:span text:style-name="Source_20_Text">XBINARY</text:span><text:bookmark-end text:name="__RefHeading___Toc20797_3285073552"/></text:h>
      <text:p text:style-name="P585"><text:span text:style-name="Source_20_Text"><text:span text:style-name="T261">The X</text:span></text:span><text:span text:style-name="Source_20_Text"><text:span text:style-name="T260">BINARY </text:span></text:span><text:span text:style-name="Source_20_Text"><text:span text:style-name="T261">doctype is intended for indexing b</text:span></text:span><text:span text:style-name="Source_20_Text"><text:span text:style-name="T260">inary files.</text:span></text:span></text:p>
      <text:p text:style-name="P585"><text:span text:style-name="Source_20_Text"><text:span text:style-name="T260"/></text:span></text:p>
      <text:p text:style-name="P129"><text:span text:style-name="Source_20_Text"><text:span text:style-name="T260"><text:s text:c="7"/>DOCTYPE</text:span></text:span></text:p>
      <text:p text:style-name="P129"><text:span text:style-name="Source_20_Text"><text:span text:style-name="T260"><text:s text:c="10"/>|</text:span></text:span></text:p>
      <text:p text:style-name="P129"><text:span text:style-name="Source_20_Text"><text:span text:style-name="T260"><text:s text:c="7"/>BINARY</text:span></text:span></text:p>
      <text:p text:style-name="P129"><text:span text:style-name="Source_20_Text"><text:span text:style-name="T260"><text:s text:c="10"/>v</text:span></text:span></text:p>
      <text:p text:style-name="P129"><text:span text:style-name="Source_20_Text"><text:span text:style-name="T260"><text:s text:c="7"/>XBINARY</text:span></text:span></text:p>
      <text:p text:style-name="P555"><text:span text:style-name="Source_20_Text"><text:span text:style-name="T260"/></text:span></text:p>
      <text:p text:style-name="P555"><text:span text:style-name="Source_20_Text"><text:span text:style-name="T260"/></text:span></text:p>
      <text:p text:style-name="P586"><text:span text:style-name="Source_20_Text"><text:span text:style-name="T271">While the BINARY doctype uses plain text “,info” files to describe a resource (considered a “binary” file to indicate that its content is not being parsed for data), it instead</text:span></text:span><text:span text:style-name="Source_20_Text"><text:span text:style-name="T260">, </text:span></text:span><text:span text:style-name="Source_20_Text"><text:span text:style-name="T261">expects </text:span></text:span><text:span text:style-name="Source_20_Text"><text:span text:style-name="T271">an</text:span></text:span><text:span text:style-name="Source_20_Text"><text:span text:style-name="T261"> “,</text:span></text:span><text:span text:style-name="Source_20_Text"><text:span text:style-name="T271">info.xml” <text:s/>file. These files, encoded in XML, contain </text:span></text:span><text:span text:style-name="Source_20_Text"><text:span text:style-name="T261"><text:s/>a description (metadata)</text:span></text:span><text:span text:style-name="Source_20_Text"><text:span text:style-name="T260"> </text:span></text:span><text:span text:style-name="Source_20_Text"><text:span text:style-name="T271">of the file resource</text:span></text:span><text:span text:style-name="Source_20_Text"><text:span text:style-name="T260">. </text:span></text:span><text:span text:style-name="Source_20_Text"><text:span text:style-name="T271">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72">The class allows a free choice of what XMLish doctype to use for parsing the </text:span></text:span><text:span text:style-name="Source_20_Text"><text:span text:style-name="T261">,</text:span></text:span><text:span text:style-name="Source_20_Text"><text:span text:style-name="T271">info.xml” </text:span></text:span><text:span text:style-name="Source_20_Text"><text:span text:style-name="T272">file—one can even use the FILTER2XML doctype to have a script (“filter”) create or modify the data passed to the parser.</text:span></text:span></text:p>
      <text:p text:style-name="P555"><text:span text:style-name="Source_20_Text"><text:span text:style-name="T260"/></text:span></text:p>
      <text:p text:style-name="P555"><text:span text:style-name="Source_20_Text"><text:span text:style-name="T260">- Uses the field TITLE for the default headline</text:span></text:span></text:p>
      <text:p text:style-name="P555"><text:span text:style-name="Source_20_Text"><text:span text:style-name="T260">- Uses the extension </text:span></text:span><text:span text:style-name="Source_20_Text"><text:span text:style-name="T272">(as does BINARY)</text:span></text:span><text:span text:style-name="Source_20_Text"><text:span text:style-name="T260"> to determine the MIME type</text:span></text:span></text:p>
      <text:p text:style-name="P555"><text:span text:style-name="Source_20_Text"><text:span text:style-name="T260"/></text:span></text:p>
      <text:p text:style-name="P555"><text:span text:style-name="Source_20_Text"><text:span text:style-name="T260">Options:</text:span></text:span></text:p>
      <text:p text:style-name="P555"><text:span text:style-name="Source_20_Text"><text:span text:style-name="T501"><text:s text:c="3"/>XMLPATHS specifies if these should be stored (Default ON)</text:span></text:span></text:p>
      <text:p text:style-name="P555"><text:span text:style-name="Source_20_Text"><text:span text:style-name="T501"><text:s text:c="3"/>USECLASS specifies an alternative BASE class (default XML)</text:span></text:span></text:p>
      <text:p text:style-name="P555"><text:span text:style-name="Source_20_Text"><text:span text:style-name="T455"/></text:span></text:p>
      <text:p text:style-name="P555"><text:soft-page-break/><text:span text:style-name="Source_20_Text"><text:span text:style-name="T260">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105">COLONDOC</text:span></text:span><text:bookmark-end text:name="__RefHeading___Toc20799_3285073552"/></text:h>
      <text:p text:style-name="P449"><text:span text:style-name="Source_20_Text"><text:span text:style-name="T195">Colon tagged documents are among the most commonly used form of ASCII markup. Field names are defined by, you guessed it, ':'. </text:span></text:span></text:p>
      <text:p text:style-name="P449"><text:span text:style-name="Source_20_Text"><text:span text:style-name="T195"/></text:span></text:p>
      <text:p text:style-name="P449"><text:span text:style-name="Source_20_Text"><text:span text:style-name="T195"/></text:span></text:p>
      <text:p text:style-name="P449"><text:span text:style-name="Source_20_Text"><text:span text:style-name="T195"/></text:span></text:p>
      <text:p text:style-name="P449"><text:span text:style-name="Source_20_Text"><text:span text:style-name="T119">COLONDOC Class Tree:</text:span></text:span></text:p>
      <text:p text:style-name="P119"><text:span text:style-name="Source_20_Text"><text:span text:style-name="T119"><text:s text:c="7"/>DOCTYPE</text:span></text:span></text:p>
      <text:p text:style-name="P119"><text:span text:style-name="Source_20_Text"><text:span text:style-name="T119"><text:s text:c="10"/>|</text:span></text:span></text:p>
      <text:p text:style-name="P119"><text:span text:style-name="Source_20_Text"><text:span text:style-name="T119"><text:s text:c="7"/>METADOC</text:span></text:span></text:p>
      <text:p text:style-name="P119"><text:span text:style-name="Source_20_Text"><text:span text:style-name="T119"><text:s text:c="10"/>v</text:span></text:span></text:p>
      <text:p text:style-name="P119"><text:span text:style-name="Source_20_Text"><text:span text:style-name="T119"><text:s text:c="6"/>COLONDOC</text:span></text:span></text:p>
      <text:p text:style-name="P119"><text:span text:style-name="Source_20_Text"><text:span text:style-name="T119"/></text:span></text:p>
      <text:p text:style-name="P496"><text:span text:style-name="Source_20_Text"><text:span text:style-name="T119">"COLONDOC": Colon document format files. Like "METADOC" but the default sep is ':'.</text:span></text:span></text:p>
      <text:p text:style-name="P449"><text:span text:style-name="Source_20_Text"><text:span text:style-name="T195"/></text:span></text:p>
      <text:p text:style-name="P449"><text:bookmark text:name="COLONDOC"/><text:span text:style-name="Source_20_Text"><text:span text:style-name="T195">COLONDOC is not really (intended to be) a document type but a parent for this "major" class of document formats. The </text:span></text:span><text:span text:style-name="Source_20_Text"><text:span text:style-name="User_20_Entry"><text:span text:style-name="T195">COLONDOC</text:span></text:span></text:span><text:span text:style-name="Source_20_Text"><text:span text:style-name="T195"> class has been designed to provide a convenient base class for the development of user document types. </text:span></text:span></text:p>
      <text:p text:style-name="P449"><text:span text:style-name="Source_20_Text"><text:span text:style-name="T195"/></text:span></text:p>
      <text:p text:style-name="P449"><text:span text:style-name="T105">Examples of children are: </text:span><text:span text:style-name="T195">BIBCOLON, IADADOC, IKNOWDOC </text:span><text:span text:style-name="T203">and through its child COLONGRP a number of other types such as DIF.</text:span></text:p>
      <text:p text:style-name="P82"><text:s/></text:p>
      <text:p text:style-name="P64">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59"><text:s text:c="8"/>....</text:p>
      <text:list text:style-name="L20">
        <text:list-item>
          <text:p text:style-name="P926">Fields are continued when the line has no tag </text:p>
        </text:list-item>
        <text:list-item>
          <text:p text:style-name="P926">Field names <text:span text:style-name="Strong_20_Emphasis">may NOT contain white space</text:span>. Although not explicitly required it is <text:span text:style-name="T417">recomended</text:span> that all field names use characters restricted to the the set of 7-bit ASCII characters excluding <text:span text:style-name="User_20_Entry">%</text:span>(<text:span text:style-name="T417">per-cent</text:span>), <text:span text:style-name="User_20_Entry">$</text:span>(<text:span text:style-name="T417">dollar</text:span>) and <text:span text:style-name="User_20_Entry">+</text:span>(<text:span text:style-name="T417">plus</text:span>). </text:p>
        </text:list-item>
        <text:list-item>
          <text:p text:style-name="P926"><text:span text:style-name="T417">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926">The space BEFORE field names MAY contain white space </text:p>
        </text:list-item>
        <text:list-item>
          <text:p text:style-name="P926">Between the field name and the ':' NO white space is allowed. </text:p>
        </text:list-item>
        <text:list-item>
          <text:p text:style-name="P926">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926"><text:soft-page-break/>There is no specific limitation on the length of a line. The maximal line and field length is given by the maximal size of a memory block defined by the O/S on the host platform. On most 32-bit Unix platforms this is around 2 GB. </text:p>
        </text:list-item>
        <text:list-item>
          <text:p text:style-name="P925">Should the document contain several records the user must specify the record <text:span text:style-name="T622">separator</text:span> via a option to the Indexer (eg. -s " *****" for <text:span text:style-name="Citation">Ziff CD</text:span> records) </text:p>
        </text:list-item>
      </text:list>
      <text:p text:style-name="P449"><text:span text:style-name="Source_20_Text"><text:span text:style-name="T195"/></text:span></text:p>
      <text:p text:style-name="P449"><text:span text:style-name="Source_20_Text"><text:span text:style-name="T195">Although the </text:span></text:span><text:span text:style-name="Source_20_Text"><text:span text:style-name="T167">COLONDOC</text:span></text:span><text:span text:style-name="Source_20_Text"><text:span text:style-name="T195"> format is ill-suited to hierarchical data its COLONGRP <text:s/>child is. </text:span></text:span></text:p>
      <text:h text:style-name="Heading_20_2" text:outline-level="2"><text:bookmark-start text:name="__RefHeading___Toc20801_3285073552"/><text:span text:style-name="Source_20_Text"><text:span text:style-name="T105">COLONGRP</text:span></text:span><text:bookmark-end text:name="__RefHeading___Toc20801_3285073552"/></text:h>
      <text:p text:style-name="Text_20_body"><text:span text:style-name="Source_20_Text"><text:span text:style-name="T105">COLONGRP is a master colondoc doctype that supports some structure (sub-tags). If it inspired by, as well as parent of, DIF. </text:span></text:span></text:p>
      <text:p text:style-name="P244"><text:span text:style-name="Source_20_Text"><text:span text:style-name="T480">COLONGRP Class Tree:</text:span></text:span></text:p>
      <text:p text:style-name="P116"><text:span text:style-name="Source_20_Text"><text:span text:style-name="T480">DOCTYPE</text:span></text:span></text:p>
      <text:p text:style-name="P116"><text:span text:style-name="Source_20_Text"><text:span text:style-name="T480">|</text:span></text:span></text:p>
      <text:p text:style-name="P116"><text:span text:style-name="Source_20_Text"><text:span text:style-name="T480">METADOC</text:span></text:span></text:p>
      <text:p text:style-name="P116"><text:span text:style-name="Source_20_Text"><text:span text:style-name="T480">|</text:span></text:span></text:p>
      <text:p text:style-name="P116"><text:span text:style-name="Source_20_Text"><text:span text:style-name="T480">COLONDOC</text:span></text:span></text:p>
      <text:p text:style-name="P116"><text:span text:style-name="Source_20_Text"><text:span text:style-name="T480">v</text:span></text:span></text:p>
      <text:p text:style-name="P116"><text:span text:style-name="Source_20_Text"><text:span text:style-name="T480">COLONGRP</text:span></text:span></text:p>
      <text:p text:style-name="Text_20_body"><text:span text:style-name="Source_20_Text"><text:span text:style-name="T105"/></text:span></text:p>
      <text:p text:style-name="P450"><text:span text:style-name="Source_20_Text"><text:span text:style-name="T196"/></text:span></text:p>
      <text:p text:style-name="Text_20_body"/>
      <text:p text:style-name="P452"><text:span text:style-name="User_20_Entry"><text:span text:style-name="T112">The contents of the </text:span></text:span><text:span text:style-name="Citation"><text:span text:style-name="T112">first field</text:span></text:span><text:span text:style-name="User_20_Entry"><text:span text:style-name="T112"> should be </text:span></text:span><text:span text:style-name="Citation"><text:span text:style-name="T112">unique</text:span></text:span><text:span text:style-name="User_20_Entry"><text:span text:style-name="T112">. It is used as a </text:span></text:span><text:span text:style-name="Citation"><text:span text:style-name="T112">unique</text:span></text:span><text:span text:style-name="User_20_Entry"><text:span text:style-name="T112"> identification string for the record</text:span></text:span></text:p>
      <text:p text:style-name="P64"/>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581">Group</text:span></text:span><text:span text:style-name="T581">: </text:span><text:span text:style-name="Citation"><text:span text:style-name="T581">GroupName</text:span></text:span></text:p>
      <text:p text:style-name="Preformatted_20_Text"><text:span text:style-name="T581"><text:s text:c="8"/></text:span><text:span text:style-name="Citation"><text:span text:style-name="T581">Field</text:span></text:span><text:span text:style-name="T581">: <text:s/></text:span><text:span text:style-name="Citation"><text:span text:style-name="T581">Value</text:span></text:span></text:p>
      <text:p text:style-name="Preformatted_20_Text"><text:span text:style-name="T581"><text:s text:c="8"/></text:span><text:span text:style-name="Citation"><text:span text:style-name="T581">Field</text:span></text:span><text:span text:style-name="T581">: <text:s/></text:span><text:span text:style-name="Citation"><text:span text:style-name="T581">Value</text:span></text:span></text:p>
      <text:p text:style-name="Preformatted_20_Text"><text:span text:style-name="T581"><text:s text:c="8"/></text:span><text:span text:style-name="Citation"><text:span text:style-name="T581">Field</text:span></text:span><text:span text:style-name="T581">: <text:s/></text:span><text:span text:style-name="Citation"><text:span text:style-name="T581">Value</text:span></text:span></text:p>
      <text:p text:style-name="P759"><text:span text:style-name="User_20_Entry"><text:span text:style-name="T581">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80">Group</text:span></text:span><text:span text:style-name="T480">: </text:span><text:span text:style-name="Citation"><text:span text:style-name="T480">GroupName</text:span></text:span></text:p>
      <text:p text:style-name="Text_20_body"><text:span text:style-name="T480"><text:s text:c="7"/></text:span><text:span text:style-name="Citation"><text:span text:style-name="T480">Field</text:span></text:span><text:span text:style-name="T480">: <text:s/></text:span><text:span text:style-name="Citation"><text:span text:style-name="T480">Value</text:span></text:span></text:p>
      <text:p text:style-name="Text_20_body"><text:span text:style-name="T480"><text:s text:c="7"/></text:span><text:span text:style-name="Citation"><text:span text:style-name="T480">Field</text:span></text:span><text:span text:style-name="T480">: <text:s/></text:span><text:span text:style-name="Citation"><text:span text:style-name="T480">Value</text:span></text:span><text:span text:style-name="T480"> <text:s text:c="6"/></text:span></text:p>
      <text:p text:style-name="P758"><text:span text:style-name="User_20_Entry"><text:span text:style-name="T480">Group</text:span></text:span><text:span text:style-name="T480">: </text:span><text:span text:style-name="Citation"><text:span text:style-name="T480">GroupName</text:span></text:span></text:p>
      <text:p text:style-name="P758"><text:span text:style-name="T480"><text:s text:c="8"/></text:span><text:span text:style-name="Citation"><text:span text:style-name="T480">Field</text:span></text:span><text:span text:style-name="T480">: <text:s/></text:span><text:span text:style-name="Citation"><text:span text:style-name="T480">Value</text:span></text:span></text:p>
      <text:p text:style-name="P758"><text:span text:style-name="T480"><text:s text:c="8"/></text:span><text:span text:style-name="Citation"><text:span text:style-name="T480">Field</text:span></text:span><text:span text:style-name="T480">: <text:s/></text:span><text:span text:style-name="Citation"><text:span text:style-name="T480">Value</text:span></text:span></text:p>
      <text:p text:style-name="P758"><text:span text:style-name="T480"><text:s text:c="8"/></text:span><text:span text:style-name="Citation"><text:span text:style-name="T480">Field</text:span></text:span><text:span text:style-name="T480">: <text:s/></text:span><text:span text:style-name="Citation"><text:span text:style-name="T480">Value</text:span></text:span></text:p>
      <text:p text:style-name="P758"><text:span text:style-name="User_20_Entry"><text:span text:style-name="T480">End_Group</text:span></text:span></text:p>
      <text:p text:style-name="Text_20_body"><text:span text:style-name="User_20_Entry"><text:span text:style-name="T480">End_Group</text:span></text:span></text:p>
      <text:p text:style-name="Text_20_body"/>
      <text:p text:style-name="Text_20_body"/>
      <text:p text:style-name="Text_20_body">Its probably best understood by looking at the example <text:span text:style-name="T623">fragment</text:span> below. </text:p>
      <text:p text:style-name="P324">Entry_ID: 1013DS-A.cdf</text:p>
      <text:p text:style-name="P324"><text:soft-page-break/>Group: <text:s/>Technical_Contact</text:p>
      <text:p text:style-name="P324"><text:s text:c="8"/>First_name: <text:s/>Frances</text:p>
      <text:p text:style-name="P324"><text:s text:c="8"/>Middle_name: <text:s/>S.</text:p>
      <text:p text:style-name="P324"><text:s text:c="8"/>Last_name: <text:s/>Hotchkiss</text:p>
      <text:p text:style-name="P324"><text:s text:c="8"/>Phone: <text:s/>508-457-2242</text:p>
      <text:p text:style-name="P324"><text:s text:c="8"/>Phone: <text:s/>FAX 508-457-2310</text:p>
      <text:p text:style-name="P324"><text:s text:c="8"/>Group: <text:s/>Address</text:p>
      <text:p text:style-name="P324"><text:s text:c="16"/>384 Woods Hole Road</text:p>
      <text:p text:style-name="P324"><text:s text:c="16"/>Quissett Campus</text:p>
      <text:p text:style-name="P324"><text:s text:c="16"/>Woods Hole, MA <text:s/>02543-1598</text:p>
      <text:p text:style-name="P324"><text:s text:c="16"/>USA</text:p>
      <text:p text:style-name="P324"><text:s text:c="8"/>End_Group</text:p>
      <text:p text:style-name="P762"><text:span text:style-name="T581">End_Group</text:span><text:span text:style-name="T613"> </text:span></text:p>
      <text:p text:style-name="List_20_Heading"><text:span text:style-name="User_20_Entry"><text:span text:style-name="T459"><text:line-break/></text:span></text:span><text:span text:style-name="User_20_Entry"><text:span text:style-name="T613">Entry_ID</text:span></text:span></text:p>
      <text:p text:style-name="List_20_Contents"><text:span text:style-name="User_20_Entry"><text:span text:style-name="T112">1013DS-A.cdf would specify </text:span></text:span><text:span text:style-name="User_20_Entry"><text:span text:style-name="T459">1013DS-A.cdf</text:span></text:span><text:span text:style-name="User_20_Entry"><text:span text:style-name="T112"> as the </text:span></text:span><text:span text:style-name="Citation"><text:span text:style-name="T112">unique key</text:span></text:span><text:span text:style-name="User_20_Entry"><text:span text:style-name="T112"> for the record.</text:span></text:span><text:span text:style-name="User_20_Entry"><text:span text:style-name="T459"> </text:span></text:span></text:p>
      <text:p text:style-name="List_20_Heading"><text:span text:style-name="User_20_Entry"><text:span text:style-name="T459">Technical_Contact</text:span></text:span><text:span text:style-name="T459"> </text:span></text:p>
      <text:p text:style-name="List_20_Contents"><text:span text:style-name="T613">contains everything from </text:span><text:span text:style-name="User_20_Entry"><text:span text:style-name="T613">First_name</text:span></text:span><text:span text:style-name="T613"> to the </text:span><text:span text:style-name="User_20_Entry"><text:span text:style-name="T613">End_Group</text:span></text:span><text:span text:style-name="T613"> in Address. </text:span></text:p>
      <text:p text:style-name="List_20_Heading"><text:span text:style-name="User_20_Entry"><text:span text:style-name="T459">First_name</text:span></text:span><text:span text:style-name="T613"> </text:span></text:p>
      <text:p text:style-name="List_20_Contents"><text:span text:style-name="T613">contains </text:span><text:span text:style-name="User_20_Entry"><text:span text:style-name="T613">Frances</text:span></text:span><text:span text:style-name="T613"> </text:span></text:p>
      <text:p text:style-name="List_20_Heading"><text:span text:style-name="User_20_Entry"><text:span text:style-name="T613">Middle_name</text:span></text:span><text:span text:style-name="T613"> </text:span></text:p>
      <text:p text:style-name="List_20_Contents"><text:span text:style-name="T613">contains </text:span><text:span text:style-name="User_20_Entry"><text:span text:style-name="T613">S.</text:span></text:span><text:span text:style-name="T613"> </text:span></text:p>
      <text:p text:style-name="List_20_Heading"><text:span text:style-name="User_20_Entry"><text:span text:style-name="T613">Last_name</text:span></text:span><text:span text:style-name="T613"> </text:span></text:p>
      <text:p text:style-name="List_20_Contents"><text:span text:style-name="T613">contains </text:span><text:span text:style-name="User_20_Entry"><text:span text:style-name="T613">Hotchkiss</text:span></text:span><text:span text:style-name="T613"> </text:span></text:p>
      <text:p text:style-name="List_20_Heading"><text:span text:style-name="User_20_Entry"><text:span text:style-name="T613">Phone</text:span></text:span><text:span text:style-name="T613"> </text:span></text:p>
      <text:p text:style-name="List_20_Contents"><text:span text:style-name="T613">contains </text:span><text:span text:style-name="User_20_Entry"><text:span text:style-name="T613">508-457-2242</text:span></text:span><text:span text:style-name="T613"> and </text:span><text:span text:style-name="User_20_Entry"><text:span text:style-name="T613">FAX 508-457-2310</text:span></text:span><text:span text:style-name="T613"> </text:span></text:p>
      <text:p text:style-name="List_20_Heading"><text:span text:style-name="User_20_Entry"><text:span text:style-name="T613">Address</text:span></text:span><text:span text:style-name="T613"> </text:span></text:p>
      <text:p text:style-name="P760"><text:span text:style-name="T613">contains everything from </text:span><text:span text:style-name="User_20_Entry"><text:span text:style-name="T613">384 Woods Hole Road</text:span></text:span><text:span text:style-name="T613"> to </text:span><text:span text:style-name="User_20_Entry"><text:span text:style-name="T613">USA</text:span></text:span><text:span text:style-name="T613"> </text:span></text:p>
      <text:p text:style-name="P451"><text:span text:style-name="T613">Compared to </text:span><text:span text:style-name="T614">SGML/</text:span><text:span text:style-name="T613">XML:</text:span></text:p>
      <table:table table:name="Table19" table:style-name="Table19">
        <table:table-column table:style-name="Table19.A"/>
        <table:table-column table:style-name="Table19.B"/>
        <table:table-row>
          <table:table-cell table:style-name="Table19.A1" office:value-type="string">
            <text:p text:style-name="P219">Group: Level1</text:p>
            <text:p text:style-name="P219"><text:s text:c="3"/>Group: Level2</text:p>
            <text:p text:style-name="P219"><text:s text:c="7"/>tag1: tag1_value</text:p>
            <text:p text:style-name="P219"><text:s text:c="6"/>End_Group</text:p>
            <text:p text:style-name="P219">End_Group</text:p>
          </table:table-cell>
          <table:table-cell table:style-name="Table19.B1" office:value-type="string">
            <text:p text:style-name="P219">&lt;Level1&gt;</text:p>
            <text:p text:style-name="P219"><text:s text:c="2"/>&lt;Level2&gt;</text:p>
            <text:p text:style-name="P219"><text:s text:c="5"/>&lt;tag1&gt;tag1_value&lt;/tag1&gt;</text:p>
            <text:p text:style-name="P219"><text:s text:c="2"/>&lt;/Level2&gt;</text:p>
            <text:p text:style-name="P219">&lt;/Level1&gt;</text:p>
          </table:table-cell>
        </table:table-row>
      </table:table>
      <text:p text:style-name="P205"/>
      <text:p text:style-name="P204"/>
      <text:p text:style-name="Text_20_body"><text:span text:style-name="T613">The MIME type for </text:span><text:span text:style-name="Citation"><text:span text:style-name="T613">Raw Records</text:span></text:span><text:span text:style-name="T613"> is </text:span><text:span text:style-name="User_20_Entry"><text:span text:style-name="T613">Application/X-COLONGRP</text:span></text:span><text:span text:style-name="T613">. </text:span></text:p>
      <text:p text:style-name="Text_20_body"><text:span text:style-name="Source_20_Text"><text:span text:style-name="T196"/></text:span></text:p>
      <text:h text:style-name="Heading_20_2" text:outline-level="2"><text:bookmark-start text:name="__RefHeading___Toc20803_3285073552"/><text:span text:style-name="Source_20_Text">CS</text:span><text:span text:style-name="Source_20_Text"><text:span text:style-name="T701">V</text:span></text:span><text:span text:style-name="Source_20_Text">DOC</text:span><text:bookmark-end text:name="__RefHeading___Toc20803_3285073552"/></text:h>
      <text:p text:style-name="P494"><text:span text:style-name="Source_20_Text"><text:span text:style-name="T197">The native CS</text:span></text:span><text:span text:style-name="Source_20_Text"><text:span text:style-name="T199">V</text:span></text:span><text:span text:style-name="Source_20_Text"><text:span text:style-name="T197">DOC doctype class is for "Comma </text:span></text:span><text:span text:style-name="Source_20_Text"><text:span text:style-name="T202">Separated</text:span></text:span><text:span text:style-name="Source_20_Text"><text:span text:style-name="T197"> </text:span></text:span><text:span text:style-name="Source_20_Text"><text:span text:style-name="T199">Values</text:span></text:span><text:span text:style-name="Source_20_Text"><text:span text:style-name="T197">" such as those exported from Claris FileMaker Pro (Merge), MS Access, Excel and other popular PC programs. <text:s/></text:span></text:span><text:span text:style-name="Source_20_Text"><text:span text:style-name="T207">Like its </text:span></text:span><text:span text:style-name="Source_20_Text"><text:span text:style-name="T208">ancestors COLONDOC and METADOC it is a key-value type but, in contrast to them, defined along the colon rather than row. </text:span></text:span></text:p>
      <text:p text:style-name="P494"><text:span text:style-name="Source_20_Text"><text:span text:style-name="T197"/></text:span></text:p>
      <text:p text:style-name="P243"><text:span text:style-name="Source_20_Text"><text:span text:style-name="T483">CS</text:span></text:span><text:span text:style-name="Source_20_Text"><text:span text:style-name="T485">V</text:span></text:span><text:span text:style-name="Source_20_Text"><text:span text:style-name="T483">DOC Class Tree:</text:span></text:span></text:p>
      <text:p text:style-name="P117"><text:span text:style-name="Source_20_Text"><text:span text:style-name="T483">DOCTYPE</text:span></text:span></text:p>
      <text:p text:style-name="P117"><text:span text:style-name="Source_20_Text"><text:span text:style-name="T483">|</text:span></text:span></text:p>
      <text:p text:style-name="P117"><text:span text:style-name="Source_20_Text"><text:span text:style-name="T483">METADOC</text:span></text:span></text:p>
      <text:p text:style-name="P117"><text:span text:style-name="Source_20_Text"><text:span text:style-name="T483">|</text:span></text:span></text:p>
      <text:p text:style-name="P117"><text:soft-page-break/><text:span text:style-name="Source_20_Text"><text:span text:style-name="T483">COLONDOC</text:span></text:span></text:p>
      <text:p text:style-name="P117"><text:span text:style-name="Source_20_Text"><text:span text:style-name="T483">v</text:span></text:span></text:p>
      <text:p text:style-name="P117"><text:span text:style-name="Source_20_Text"><text:span text:style-name="T483">CS</text:span></text:span><text:span text:style-name="Source_20_Text"><text:span text:style-name="T484">V</text:span></text:span><text:span text:style-name="Source_20_Text"><text:span text:style-name="T483">DOC</text:span></text:span></text:p>
      <text:p text:style-name="P117"><text:span text:style-name="Source_20_Text"><text:span text:style-name="T197"/></text:span></text:p>
      <text:p text:style-name="P494"><text:span text:style-name="Source_20_Text"><text:span text:style-name="T197">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98">V</text:span></text:span><text:span text:style-name="Source_20_Text"><text:span text:style-name="T197">DOC doctype allows for the continued use of familiar PC tools but with more robust, secure and powerfull Z39.50 and WWW services.</text:span></text:span></text:p>
      <text:p text:style-name="P493"><text:span text:style-name="Source_20_Text"><text:span text:style-name="T197"/></text:span></text:p>
      <text:p text:style-name="P493"><text:span text:style-name="Source_20_Text"><text:span text:style-name="T197">A CSLDOC looks like</text:span></text:span></text:p>
      <text:p text:style-name="P493"><text:span text:style-name="Source_20_Text"><text:span text:style-name="T197"/></text:span></text:p>
      <text:p text:style-name="P493"><text:span text:style-name="Source_20_Text"><text:span text:style-name="T490">Field0;Field1;Field2</text:span></text:span></text:p>
      <text:p text:style-name="P493"><text:span text:style-name="Source_20_Text"><text:span text:style-name="T490">"Field0";"Field1";"Field2"</text:span></text:span></text:p>
      <text:list text:style-name="L21">
        <text:list-item>
          <text:p text:style-name="P927"><text:span text:style-name="Source_20_Text"><text:span text:style-name="T197">The first line contains the field names.</text:span></text:span></text:p>
        </text:list-item>
        <text:list-item>
          <text:p text:style-name="P927"><text:span text:style-name="Source_20_Text"><text:span text:style-name="T197">The following lines contain the contents of each field.</text:span></text:span></text:p>
        </text:list-item>
        <text:list-item>
          <text:p text:style-name="P927"><text:span text:style-name="Source_20_Text"><text:span text:style-name="T197">The content lines may or may not have '"'</text:span></text:span></text:p>
        </text:list-item>
        <text:list-item>
          <text:p text:style-name="P927"><text:span text:style-name="Source_20_Text"><text:span text:style-name="T197">The field seperator may be some other character or even sequences of characters. Whatever they are they are consistent. </text:span></text:span></text:p>
        </text:list-item>
      </text:list>
      <text:p text:style-name="P493"><text:span text:style-name="Source_20_Text"><text:span text:style-name="T197"/></text:span></text:p>
      <text:p text:style-name="P493"><text:span text:style-name="Source_20_Text"><text:span text:style-name="T197">Example (From Claris FileMaker Pro):</text:span></text:span></text:p>
      <text:p text:style-name="P493"><text:span text:style-name="Source_20_Text"><text:span text:style-name="T197">I</text:span></text:span><text:span text:style-name="Source_20_Text"><text:span text:style-name="T483">D;Artistpage;Sortiername;Artist;Artistphoto;Kuenstlername;LebenD;LebenE;AtelierD;AtelierE;EinzelaustellungD;EinzelaustellungE;OefentlicheArbeitenD;OefentlicheArbeitenE</text:span></text:span></text:p>
      <text:p text:style-name="P493"><text:span text:style-name="Source_20_Text"><text:span text:style-name="T483">"A139";"K";"Aenderungsatelier Schweitzer &amp; Stemmer";"Žnderungsatelier Schweitzer &amp; Stemmer";"";"Žnderungsatelier Schweitzer &amp; Stemmer";"";"";"";"";"";"";"";""</text:span></text:span></text:p>
      <text:p text:style-name="P493"><text:span text:style-name="Source_20_Text"><text:span text:style-name="T483">"A104";"K";"Amey, Paul";"Amey, Paul";"";"Paul Amey";"";"";"";"";"";"";"";""</text:span></text:span></text:p>
      <text:p text:style-name="P493"><text:span text:style-name="Source_20_Text"><text:span text:style-name="T483">"A115";"K";"Doubrawa, Reinhard";"Doubrawa, Reinhard";"";"Reinhard Doubrawa";"";"";"";"";"";"";"";""</text:span></text:span></text:p>
      <text:p text:style-name="P493"><text:span text:style-name="Source_20_Text"><text:span text:style-name="T483">"A124";"K";"Droese, Felix";"Droese, Felix";"";"Felix <text:s/>Droese";"";"";"";"";"";"";"";""</text:span></text:span></text:p>
      <text:p text:style-name="P493"><text:span text:style-name="Source_20_Text"><text:span text:style-name="T483">"A183";"K";"Dumas, Marlene";"Dumas, Marlene";"";"Marlene Dumas";"";"";"";"";"";"";"";""</text:span></text:span></text:p>
      <text:p text:style-name="P493"><text:span text:style-name="Source_20_Text"><text:span text:style-name="T483">"A184";"K";"Emin, Tracey";"Emin, Tracey";"";"Tracey Emin";"";"";"";"";"";"";"";""</text:span></text:span></text:p>
      <text:p text:style-name="P493"><text:span text:style-name="Source_20_Text"><text:span text:style-name="T483">"A185";"K";"Esser, Uwe";"Esser, Uwe";"";"Uwe Esser";"";"";"";"";"";"";"";""</text:span></text:span></text:p>
      <text:p text:style-name="P493"><text:span text:style-name="Source_20_Text"><text:span text:style-name="T483">"A186";"K";"Eubel, Edgar A.";"Eubel, Edgar A.";"";"Edgar A. Eubel";"";"";"";"";"";"";"";""</text:span></text:span></text:p>
      <text:p text:style-name="P493"><text:span text:style-name="Source_20_Text"><text:span text:style-name="T483">"A187";"K";"Fabro, Luciano ";"Fabro, Luciano ";"";"Luciano Fabro";"";"";"";"";"";"";"";""</text:span></text:span></text:p>
      <text:p text:style-name="P493"><text:span text:style-name="Source_20_Text"><text:span text:style-name="T483">"A188";"K";"Fairhurst, Angus";"Fairhurst, Angus";"";"Angus Fairhurst";"";"";"";"";"";"";"";""</text:span></text:span></text:p>
      <text:p text:style-name="P493"><text:span text:style-name="Source_20_Text"><text:span text:style-name="T483">"A108";"K";"Fischer, Urs";"Fischer, Urs";"";"Urs Fischer";"";"";"";"";"";"";"";""</text:span></text:span></text:p>
      <text:p text:style-name="P493"><text:span text:style-name="Source_20_Text"><text:span text:style-name="T483">"A189";"K";"Fischli, Peter/ Weiss David";"Fischli, Peter/ Weiss David";"";"Peter Fischli/ David Weiss";"";"";"";"";"";"";"";""</text:span></text:span></text:p>
      <text:p text:style-name="P493"><text:span text:style-name="Source_20_Text"><text:span text:style-name="T483">"A129";"K";"Flinzer, Jochen";"Flinzer, Jochen";"";"Jochen Flinzer";"";"";"";"";"";"";"";""</text:span></text:span></text:p>
      <text:p text:style-name="P493"><text:span text:style-name="Source_20_Text"><text:span text:style-name="T483">"A191";"K";"Frank, Dinah";"Frank, Dinah";"";"Dinah Frank";"";"";"";"";"";"";"";""</text:span></text:span></text:p>
      <text:p text:style-name="P493"><text:span text:style-name="Source_20_Text"><text:span text:style-name="T483">"A192";"K";"Friedmann Gloria";"Friedmann Gloria";"";"Gloria Friedmann";"";"";"";"";"";"";"";""</text:span></text:span></text:p>
      <text:p text:style-name="P493"><text:span text:style-name="Source_20_Text"><text:span text:style-name="T483">"A193";"K";"Fritsch, Katharina";"Fritsch, Katharina";"";"Katharina Fritsch";"";"";"";"";"";"";"";""</text:span></text:span></text:p>
      <text:p text:style-name="P493"><text:span text:style-name="Source_20_Text"><text:span text:style-name="T483">"A194";"K";"Gabriel, Twin";"Gabriel, Twin";"";"Twin Gabriel";"";"";"";"";"";"";"";""</text:span></text:span></text:p>
      <text:p text:style-name="P493"><text:span text:style-name="Source_20_Text"><text:span text:style-name="T483">"A195";"K";"Geldmacher, Klaus";"Geldmacher, Klaus";"";"Klaus Geldmacher";"";"";"";"";"";"";"";""</text:span></text:span></text:p>
      <text:p text:style-name="P493"><text:soft-page-break/><text:span text:style-name="Source_20_Text"><text:span text:style-name="T483">"A196";"K";"Gilbert &amp; George";"Gilbert &amp; George";"";"Gilbert &amp; George";"";"";"";"";"";"";"";""</text:span></text:span></text:p>
      <text:p text:style-name="P493"><text:span text:style-name="Source_20_Text"><text:span text:style-name="T483">"A197";"K";"Gillick, Liam";"Gillick, Liam";"";"Liam Gilick";"";"";"";"";"";"";"";""</text:span></text:span></text:p>
      <text:p text:style-name="P493"><text:span text:style-name="Source_20_Text"><text:span text:style-name="T483">"A198";"K";"Gober, Robert";"Gober, Robert";"";"Robert Gober";"";"";"";"";"";"";"";""</text:span></text:span></text:p>
      <text:p text:style-name="P493"><text:span text:style-name="Source_20_Text"><text:span text:style-name="T483">"A199";"K";"Gonschior, Kuno";"Gonschior, Kuno";"";"Kuno Gonschior";"";"";"";"";"";"";"";""</text:span></text:span></text:p>
      <text:p text:style-name="P493"><text:span text:style-name="Source_20_Text"><text:span text:style-name="T483">"A201";"K";"Gormly, Antony";"Gormly, Antony";"";"Antony Gormly";"";"";"";"";"";"";"";""</text:span></text:span></text:p>
      <text:p text:style-name="P493"><text:span text:style-name="Source_20_Text"><text:span text:style-name="T483">"A200";"K";"Gostner, Martin";"Gostner, Martin";"";"Martin Gostner";"";"";"";"";"";"";"";""</text:span></text:span></text:p>
      <text:p text:style-name="P493"><text:span text:style-name="Source_20_Text"><text:span text:style-name="T483">"A202";"K";"Granda, Alonso /M. Elena";"Granda, Alonso /M. Elena";"";"Alonso Granda /Elena M.";"";"";"";"";"";"";"";""</text:span></text:span></text:p>
      <text:p text:style-name="P493"><text:span text:style-name="Source_20_Text"><text:span text:style-name="T483">"A203";"K";"Groá, Sabine";"Groá, Sabine";"";"Sabine Groá";"";"";"";"";"";"";"";""</text:span></text:span></text:p>
      <text:p text:style-name="P493"><text:span text:style-name="Source_20_Text"><text:span text:style-name="T483">"A204";"K";"Grubinger, Eva";"Grubinger, Eva";"";"Eva Grubinger";"";"";"";"";"";"";"";""</text:span></text:span></text:p>
      <text:p text:style-name="P493"><text:span text:style-name="Source_20_Text"><text:span text:style-name="T483">"A215";"K";"Hurst, Annette";"Hurst, Annette";"";"Annette Hurst";"";"";"";"";"";"";"";""</text:span></text:span></text:p>
      <text:p text:style-name="P493"><text:span text:style-name="Source_20_Text"><text:span text:style-name="T483">"A131";"K";"Ingold Airlines ";"Ingold Airlines";"";"Ingold Airlines";"";"";"";"";"";"";"";""</text:span></text:span></text:p>
      <text:p text:style-name="P493"><text:span text:style-name="Source_20_Text"><text:span text:style-name="T483">"A126";"K";"Innocente";"Innocente";"";"Innocente";"";"";"";"";"";"";"";""</text:span></text:span></text:p>
      <text:p text:style-name="P493"><text:span text:style-name="Source_20_Text"><text:span text:style-name="T483">"A216";"K";"Irwin";"Irwin";"";"Irwin";"";"";"";"";"";"";"";""</text:span></text:span></text:p>
      <text:p text:style-name="P493"><text:span text:style-name="Source_20_Text"><text:span text:style-name="T483">"A217";"K";"Jaxi, Constantin";"Jaxi, Constantin";"";"Constantin Jaxi";"";"";"";"";"";"";"";""</text:span></text:span></text:p>
      <text:p text:style-name="P493"><text:span text:style-name="Source_20_Text"><text:span text:style-name="T483">"A218";"K";"Kabakov, Ilya";"Kabakov, Ilya";"";"Ilya Kabakov";"";"";"";"";"";"";"";""</text:span></text:span></text:p>
      <text:p text:style-name="P493"><text:span text:style-name="Source_20_Text"><text:span text:style-name="T483">"A219";"K";"Kane, Alan";"Kane, Alan";"";"Alan Kane";"";"";"";"";"";"";"";""</text:span></text:span></text:p>
      <text:p text:style-name="P493"><text:span text:style-name="Source_20_Text"><text:span text:style-name="T483">"A220";"K";"Katase, Kazuo";"Katase, Kazuo";"";"Kazuo Katase";"";"";"";"";"";"";"";""</text:span></text:span></text:p>
      <text:p text:style-name="P493"><text:span text:style-name="Source_20_Text"><text:span text:style-name="T483">"A222";"K";"Keikeik";"Keikeik";"";"Keikeik";"";"";"";"";"";"";"";""</text:span></text:span></text:p>
      <text:p text:style-name="P493"><text:span text:style-name="Source_20_Text"><text:span text:style-name="T483">"A272";"K";"Schmidt, Enno";"Schmidt, Enno";"";"Ennno Schmidt";"";"";"";"";"";"";"";""</text:span></text:span></text:p>
      <text:p text:style-name="P493"><text:span text:style-name="Source_20_Text"><text:span text:style-name="T483">"A273";"K";"Schmidt, Pavel";"Schmidt, Pavel";"";"Pavel Schmidt";"";"";"";"";"";"";"";""</text:span></text:span></text:p>
      <text:p text:style-name="P493"><text:span text:style-name="Source_20_Text"><text:span text:style-name="T483">"A274";"K";"Schneider, Rolf";"Schneider, Rolf";"";"Rolf Schneider";"";"";"";"";"";"";"";""</text:span></text:span></text:p>
      <text:p text:style-name="P493"><text:span text:style-name="Source_20_Text"><text:span text:style-name="T483">"A275";"K";"Schnyder, Achim";"Schnyder, Achim";"";"Achim Schnyder";"";"";"";"";"";"";"";""</text:span></text:span></text:p>
      <text:p text:style-name="P493"><text:span text:style-name="Source_20_Text"><text:span text:style-name="T483">"A276";"K";"Scholz, Norbert";"Scholz, Norbert";"";"Norbert Scholz";"";"";"";"";"";"";"";""</text:span></text:span></text:p>
      <text:p text:style-name="P493"><text:span text:style-name="Source_20_Text"><text:span text:style-name="T483">"A305";"K";"West, Franz";"West, Franz";"";"Franz West";"";"";"";"";"";"";"";""</text:span></text:span></text:p>
      <text:p text:style-name="P493"><text:span text:style-name="Source_20_Text"><text:span text:style-name="T483">"A306";"K";"Whiteread, Rachel";"Whiteread, Rachel";"";"Rachel Whiteread";"";"";"";"";"";"";"";""</text:span></text:span></text:p>
      <text:p text:style-name="P493"><text:span text:style-name="Source_20_Text"><text:span text:style-name="T483">"A307";"K";"Wiegand, Suse";"Wiegand, Suse";"";"Suse Wiegand";"";"";"";"";"";"";"";""</text:span></text:span></text:p>
      <text:p text:style-name="P493"><text:span text:style-name="Source_20_Text"><text:span text:style-name="T483">"A313";"K";"Zangs, Herbert";"Zangs, Herbert";"";"Herbert Zangs";"";"";"";"";"";"";"";""</text:span></text:span></text:p>
      <text:p text:style-name="P493"><text:span text:style-name="Source_20_Text"><text:span text:style-name="T197"/></text:span></text:p>
      <text:p text:style-name="P493"><text:span text:style-name="Source_20_Text"><text:span text:style-name="T200">Since t</text:span></text:span><text:span text:style-name="Source_20_Text"><text:span text:style-name="T197">he CSV file format is not fully standardized </text:span></text:span><text:span text:style-name="Source_20_Text"><text:span text:style-name="T200">the</text:span></text:span><text:span text:style-name="Source_20_Text"><text:span text:style-name="T197"> <text:s/>CS</text:span></text:span><text:span text:style-name="Source_20_Text"><text:span text:style-name="T198">V</text:span></text:span><text:span text:style-name="Source_20_Text"><text:span text:style-name="T197">DOC tries to be clever and determine the CS</text:span></text:span><text:span text:style-name="Source_20_Text"><text:span text:style-name="T198">V</text:span></text:span><text:span text:style-name="Source_20_Text"><text:span text:style-name="T197"> format. </text:span></text:span><text:span text:style-name="Source_20_Text"><text:span text:style-name="T201">The format is </text:span></text:span><text:span text:style-name="Source_20_Text"><text:span text:style-name="T197">closely related </text:span></text:span><text:span text:style-name="Source_20_Text"><text:span text:style-name="T201">to a number of other</text:span></text:span><text:span text:style-name="Source_20_Text"><text:span text:style-name="T197"> delimiter-separated formats that use other field delimiters </text:span></text:span><text:span text:style-name="Source_20_Text"><text:span text:style-name="T201">such as tab characters and semicolons.</text:span></text:span><text:span text:style-name="Source_20_Text"><text:span text:style-name="T197"> A delimiter such as tab that is not present in the field data allows simpler format parsing. </text:span></text:span><text:span text:style-name="Source_20_Text"><text:span text:style-name="T201">See the TSLDOC format.</text:span></text:span></text:p>
      <text:h text:style-name="P832" text:outline-level="2"><text:bookmark-start text:name="__RefHeading___Toc20805_3285073552"/><text:span text:style-name="Source_20_Text"><text:span text:style-name="T778">TSLDOC</text:span></text:span><text:bookmark-end text:name="__RefHeading___Toc20805_3285073552"/></text:h>
      <text:p text:style-name="P587"><text:span text:style-name="Source_20_Text"><text:span text:style-name="T105">Class Tree:</text:span></text:span></text:p>
      <text:p text:style-name="P139"><text:span text:style-name="Source_20_Text"><text:s text:c="7"/>DOCTYPE</text:span></text:p>
      <text:p text:style-name="P139"><text:span text:style-name="Source_20_Text"><text:s text:c="10"/>|</text:span></text:p>
      <text:p text:style-name="P139"><text:span text:style-name="Source_20_Text"><text:s text:c="7"/>METADOC</text:span></text:p>
      <text:p text:style-name="P139"><text:span text:style-name="Source_20_Text"><text:s text:c="10"/>|</text:span></text:p>
      <text:p text:style-name="P139"><text:span text:style-name="Source_20_Text"><text:s text:c="6"/>COLONDOC</text:span></text:p>
      <text:p text:style-name="P139"><text:span text:style-name="Source_20_Text"><text:s text:c="10"/>v</text:span></text:p>
      <text:p text:style-name="P139"><text:span text:style-name="Source_20_Text"><text:s text:c="7"/>TSLDOC</text:span></text:p>
      <text:p text:style-name="P139"><text:soft-page-break/><text:span text:style-name="Source_20_Text"/></text:p>
      <text:p text:style-name="P587"><text:span text:style-name="Source_20_Text"><text:span text:style-name="T105">TSLDOC is a base class for Tab Separated List (Tab delimited) files:</text:span></text:span></text:p>
      <text:list text:style-name="L22">
        <text:list-item>
          <text:p text:style-name="P928"><text:span text:style-name="Source_20_Text"><text:span text:style-name="T105">Each line is a record</text:span></text:span></text:p>
        </text:list-item>
        <text:list-item>
          <text:p text:style-name="P928"><text:span text:style-name="Source_20_Text"><text:span text:style-name="T105">Each line contain fields separated from each other by TAB characters (horizontal tab, HT, Ascii </text:span></text:span><text:span text:style-name="Source_20_Text"><text:span text:style-name="T274">cc </text:span></text:span><text:span text:style-name="Source_20_Text"><text:span text:style-name="T105">9).</text:span></text:span></text:p>
        </text:list-item>
        <text:list-item>
          <text:p text:style-name="P928"><text:span text:style-name="Source_20_Text"><text:span text:style-name="T105">"Field" means here just any string of characters, excluding TABs.</text:span></text:span></text:p>
        </text:list-item>
        <text:list-item>
          <text:p text:style-name="P928"><text:span text:style-name="Source_20_Text"><text:span text:style-name="T105">Each line must contain the same number of fields.</text:span></text:span></text:p>
        </text:list-item>
        <text:list-item>
          <text:p text:style-name="P928"><text:span text:style-name="Source_20_Text"><text:span text:style-name="T105">The first line may contain the names for the fields (on all lines), i.e. column headers.</text:span></text:span></text:p>
        </text:list-item>
      </text:list>
      <text:p text:style-name="P587"><text:span text:style-name="Source_20_Text"><text:span text:style-name="T273"/></text:span></text:p>
      <text:p text:style-name="P587"><text:span text:style-name="Source_20_Text"><text:span text:style-name="T273">It supports the following options:</text:span></text:span></text:p>
      <text:p text:style-name="P587"><text:span text:style-name="Source_20_Text">[General]</text:span></text:p>
      <text:p text:style-name="P587"><text:span text:style-name="Source_20_Text"><text:s/>TabFields=Comma separated list of field names (e.g. field1,field2,field3)</text:span></text:p>
      <text:p text:style-name="P587"><text:span text:style-name="Source_20_Text"><text:s text:c="3"/>alternatively in the doctype.ini to define the "column" field names.</text:span></text:p>
      <text:p text:style-name="P587"><text:span text:style-name="Source_20_Text"><text:s text:c="3"/>If the option "UseFirstRecord" is specified (True) it is used</text:span></text:p>
      <text:p text:style-name="P587"><text:span text:style-name="Source_20_Text"><text:s text:c="3"/>as the fieldnames.</text:span></text:p>
      <text:p text:style-name="P587"><text:span text:style-name="Source_20_Text"><text:s text:c="3"/>If no TabFields are specified and UseFirstRecord was not specified</text:span></text:p>
      <text:p text:style-name="P587"><text:span text:style-name="Source_20_Text"><text:s text:c="3"/>True of False then UseFirstRecord will be assumed as True.</text:span></text:p>
      <text:p text:style-name="P587"><text:span text:style-name="Source_20_Text"><text:s/>CategoryField=&lt;Field contains an integer for record category&gt;</text:span></text:p>
      <text:p text:style-name="P587"><text:span text:style-name="Source_20_Text"><text:s/>PriorityField=&lt;Field contains an integer to skew scores for record&gt;</text:span></text:p>
      <text:p text:style-name="P587"><text:span text:style-name="Source_20_Text"><text:s text:c="3"/>For priority to have an effect one must define in "Db.ini"'s</text:span></text:p>
      <text:p text:style-name="P587"><text:span text:style-name="Source_20_Text"><text:s text:c="3"/>[DbInfo] PriorityFactor=NN.NN (a floating point number)</text:span></text:p>
      <text:p text:style-name="P587"><text:span text:style-name="Source_20_Text">Alternatively in the "Db.ini" file [Doctype] section</text:span></text:p>
      <text:h text:style-name="P833" text:outline-level="2"><text:bookmark-start text:name="__RefHeading___Toc20807_3285073552"/><text:span text:style-name="Source_20_Text"><text:span text:style-name="T702">DIF</text:span></text:span><text:bookmark-end text:name="__RefHeading___Toc20807_3285073552"/></text:h>
      <text:p text:style-name="P242"><text:span text:style-name="Source_20_Text"><text:span text:style-name="T275">Class Tree:</text:span></text:span></text:p>
      <text:p text:style-name="P118"><text:span text:style-name="Source_20_Text"><text:s text:c="7"/>DOCTYPE</text:span></text:p>
      <text:p text:style-name="P118"><text:span text:style-name="Source_20_Text"><text:s text:c="10"/>|</text:span></text:p>
      <text:p text:style-name="P118"><text:span text:style-name="Source_20_Text"><text:s text:c="7"/>METADOC</text:span></text:p>
      <text:p text:style-name="P118"><text:span text:style-name="Source_20_Text"><text:s text:c="10"/>|</text:span></text:p>
      <text:p text:style-name="P118"><text:span text:style-name="Source_20_Text"><text:s text:c="6"/>COLONDOC</text:span></text:p>
      <text:p text:style-name="P118"><text:span text:style-name="Source_20_Text"><text:s text:c="10"/>|</text:span></text:p>
      <text:p text:style-name="P118"><text:span text:style-name="Source_20_Text"><text:s text:c="6"/>COLONGRP</text:span></text:p>
      <text:p text:style-name="P118"><text:span text:style-name="Source_20_Text"><text:s text:c="10"/>v</text:span></text:p>
      <text:p text:style-name="P118"><text:span text:style-name="Source_20_Text"><text:s text:c="9"/>DIF</text:span></text:p>
      <text:p text:style-name="P118"><text:span text:style-name="Source_20_Text"/></text:p>
      <text:p text:style-name="Text_20_body"><text:bookmark text:name="DIF"/><text:span text:style-name="Source_20_Text"><text:span text:style-name="T638">T</text:span></text:span><text:span text:style-name="Source_20_Text"><text:span text:style-name="T637">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495"><text:span text:style-name="T112">From the point of view of syntactical structure it is a heirarchical </text:span><text:span text:style-name="T120">COLONDOC</text:span><text:span text:style-name="T112">-based document format. The DIF class has been implemented as a child of <text:s/></text:span><text:span text:style-name="T120">COLONGRP.</text:span></text:p>
      <text:p text:style-name="P68"/>
      <text:p text:style-name="Text_20_body"><text:span text:style-name="T637">A DIF record starts with a </text:span><text:span text:style-name="Citation"><text:span text:style-name="T646">Entry_ID:</text:span></text:span><text:span text:style-name="Citation"><text:span text:style-name="T637"> </text:span></text:span><text:span text:style-name="Citation"><text:span text:style-name="T638">f</text:span></text:span><text:span text:style-name="T637">ollowed by a </text:span><text:span text:style-name="Citation"><text:span text:style-name="T642">unique</text:span></text:span><text:span text:style-name="Citation"><text:span text:style-name="T637"> </text:span></text:span><text:span text:style-name="T637">identification string for the record (</text:span><text:span text:style-name="Emphasis"><text:span text:style-name="T637">Handle</text:span></text:span><text:span text:style-name="T637">), eg:<text:line-break/></text:span><text:span text:style-name="User_20_Entry"><text:span text:style-name="T637">Entry_ID: 1013DS-A.cdf</text:span></text:span><text:span text:style-name="T637"><text:line-break/>The Field Name </text:span><text:span text:style-name="User_20_Entry"><text:span text:style-name="T646">Group</text:span></text:span><text:span text:style-name="User_20_Entry"><text:span text:style-name="T637"> </text:span></text:span><text:span text:style-name="T637">is a </text:span><text:span text:style-name="Citation"><text:span text:style-name="T637">reserved name</text:span></text:span><text:span text:style-name="T637">. It supports some structure via </text:span><text:span text:style-name="Citation"><text:span text:style-name="T637">Groupings</text:span></text:span><text:span text:style-name="T637">.</text:span></text:p>
      <text:p text:style-name="P750"><text:span text:style-name="User_20_Entry"><text:span text:style-name="T632">Group</text:span></text:span><text:span text:style-name="T632">: </text:span><text:span text:style-name="Citation"><text:span text:style-name="T632">GroupName</text:span></text:span></text:p>
      <text:p text:style-name="P754"><text:span text:style-name="T631"><text:s text:c="8"/></text:span><text:span text:style-name="Citation"><text:span text:style-name="T632">Field</text:span></text:span><text:span text:style-name="T632">: <text:s/></text:span><text:span text:style-name="Citation"><text:span text:style-name="T632">Value</text:span></text:span></text:p>
      <text:p text:style-name="P754"><text:span text:style-name="T631"><text:s text:c="8"/></text:span><text:span text:style-name="Citation"><text:span text:style-name="T632">Field</text:span></text:span><text:span text:style-name="T632">: <text:s/></text:span><text:span text:style-name="Citation"><text:span text:style-name="T632">Value</text:span></text:span></text:p>
      <text:p text:style-name="P754"><text:soft-page-break/><text:span text:style-name="T631"><text:s text:c="8"/></text:span><text:span text:style-name="Citation"><text:span text:style-name="T632">Field</text:span></text:span><text:span text:style-name="T632">: <text:s/></text:span><text:span text:style-name="Citation"><text:span text:style-name="T632">Value</text:span></text:span></text:p>
      <text:p text:style-name="P752"><text:span text:style-name="User_20_Entry"><text:span text:style-name="T632">End_Group</text:span></text:span></text:p>
      <text:p text:style-name="P749"><text:span text:style-name="T637">Groups may contains groups. For each </text:span><text:span text:style-name="User_20_Entry"><text:span text:style-name="T646">Group</text:span></text:span><text:span text:style-name="User_20_Entry"><text:span text:style-name="T637"> </text:span></text:span><text:span text:style-name="T637">one must specify </text:span><text:span text:style-name="User_20_Entry"><text:span text:style-name="T646">End_Group</text:span></text:span><text:span text:style-name="User_20_Entry"><text:span text:style-name="T637"> </text:span></text:span><text:span text:style-name="T637">to inform the parser where the end of the group is.</text:span></text:p>
      <text:p text:style-name="P460"/>
      <text:p text:style-name="P460">Its probably best understood by looking at the example record below.</text:p>
      <text:p text:style-name="P463">Group: <text:s/>Technical_Contact</text:p>
      <text:p text:style-name="P465"><text:s text:c="8"/><text:span text:style-name="T443">First_name: <text:s/>Frances</text:span></text:p>
      <text:p text:style-name="P465"><text:s text:c="8"/><text:span text:style-name="T443">Middle_name: <text:s/>S.</text:span></text:p>
      <text:p text:style-name="P465"><text:s text:c="8"/><text:span text:style-name="T443">Last_name: <text:s/>Hotchkiss</text:span></text:p>
      <text:p text:style-name="P465"><text:s text:c="8"/><text:span text:style-name="T443">Phone: <text:s/>508-457-2242</text:span></text:p>
      <text:p text:style-name="P465"><text:s text:c="8"/><text:span text:style-name="T443">Phone: <text:s/>FAX 508-457-2310</text:span></text:p>
      <text:p text:style-name="P465"><text:s text:c="8"/><text:span text:style-name="T443">Group: <text:s/>Address</text:span></text:p>
      <text:p text:style-name="P465"><text:s text:c="16"/><text:span text:style-name="T443">384 Woods Hole Road</text:span></text:p>
      <text:p text:style-name="P465"><text:s text:c="16"/><text:span text:style-name="T443">Quissett Campus</text:span></text:p>
      <text:p text:style-name="P465"><text:s text:c="16"/><text:span text:style-name="T443">Woods Hole, MA <text:s/>02543-1598</text:span></text:p>
      <text:p text:style-name="P465"><text:s text:c="16"/><text:span text:style-name="T443">USA</text:span></text:p>
      <text:p text:style-name="P465"><text:s text:c="8"/><text:span text:style-name="T443">End_Group</text:span></text:p>
      <text:p text:style-name="P464">End_Group</text:p>
      <text:list xml:id="list223810289924204" text:continue-list="list223810152256325" text:style-name="List_20_5">
        <text:list-item>
          <text:p text:style-name="Heading_20_3">The fields</text:p>
        </text:list-item>
      </text:list>
      <text:p text:style-name="P751"><text:span text:style-name="User_20_Entry"><text:span text:style-name="T646">Technical_Contact</text:span></text:span></text:p>
      <text:p text:style-name="P756"><text:span text:style-name="T637">contains: everything from </text:span><text:span text:style-name="User_20_Entry"><text:span text:style-name="T637">First_name </text:span></text:span><text:span text:style-name="T637">to the </text:span><text:span text:style-name="User_20_Entry"><text:span text:style-name="T637">End_Group </text:span></text:span><text:span text:style-name="T637">in Address.</text:span></text:p>
      <text:p text:style-name="P755"><text:span text:style-name="User_20_Entry"><text:span text:style-name="T646">First_name</text:span></text:span></text:p>
      <text:p text:style-name="P756"><text:span text:style-name="T637">contains: </text:span><text:span text:style-name="User_20_Entry"><text:span text:style-name="T637">Frances</text:span></text:span></text:p>
      <text:p text:style-name="P755"><text:span text:style-name="User_20_Entry"><text:span text:style-name="T646">Middle_name</text:span></text:span></text:p>
      <text:p text:style-name="P756"><text:span text:style-name="T637">contains: </text:span><text:span text:style-name="User_20_Entry"><text:span text:style-name="T637">S.</text:span></text:span></text:p>
      <text:p text:style-name="P755"><text:span text:style-name="User_20_Entry"><text:span text:style-name="T646">Last_name</text:span></text:span></text:p>
      <text:p text:style-name="P756"><text:span text:style-name="T637">contains: </text:span><text:span text:style-name="User_20_Entry"><text:span text:style-name="T637">Hotchkiss</text:span></text:span></text:p>
      <text:p text:style-name="P755"><text:span text:style-name="User_20_Entry"><text:span text:style-name="T646">Phone</text:span></text:span></text:p>
      <text:p text:style-name="P756"><text:span text:style-name="T637">contains: </text:span><text:span text:style-name="User_20_Entry"><text:span text:style-name="T637">508-457-2242 </text:span></text:span><text:span text:style-name="T637">and </text:span><text:span text:style-name="User_20_Entry"><text:span text:style-name="T637">FAX 508-457-2310</text:span></text:span></text:p>
      <text:p text:style-name="P755"><text:span text:style-name="User_20_Entry"><text:span text:style-name="T646">Address</text:span></text:span></text:p>
      <text:p text:style-name="P753"><text:span text:style-name="T637">contains: <text:s/>everything from </text:span><text:span text:style-name="User_20_Entry"><text:span text:style-name="T637">384 Woods Hole Road .. </text:span></text:span><text:span text:style-name="T637">to .. <text:s/></text:span><text:span text:style-name="User_20_Entry"><text:span text:style-name="T637">USA</text:span></text:span></text:p>
      <text:p text:style-name="P749"><text:span text:style-name="T637">The </text:span><text:span text:style-name="T639">Brief_Record (</text:span><text:span text:style-name="Citation"><text:span text:style-name="T637">Headline</text:span></text:span><text:span text:style-name="Citation"><text:span text:style-name="T639">)</text:span></text:span><text:span text:style-name="Citation"><text:span text:style-name="T637"> </text:span></text:span><text:span text:style-name="T637">is the contents of the </text:span><text:span text:style-name="User_20_Entry"><text:span text:style-name="T637">Entry_Title </text:span></text:span><text:span text:style-name="T637">field.</text:span></text:p>
      <text:p text:style-name="Text_20_body"/>
      <text:p text:style-name="P500">The MIME type is: <text:span text:style-name="T455">Application/X-DIF</text:span></text:p>
      <text:h text:style-name="Heading_20_2" text:outline-level="2"><text:span text:style-name="Source_20_Text"/></text:h>
      <text:h text:style-name="P834" text:outline-level="2"><text:bookmark-start text:name="__RefHeading___Toc20809_3285073552"/><text:span text:style-name="Source_20_Text"><text:span text:style-name="T706">DVBLINE</text:span></text:span><text:bookmark-end text:name="__RefHeading___Toc20809_3285073552"/></text:h>
      <text:p text:style-name="P506"><text:span text:style-name="Source_20_Text">DVBLINE Class Tree:</text:span></text:p>
      <text:p text:style-name="P507"><text:span text:style-name="Source_20_Text"><text:s text:c="7"/>DOCTYPE</text:span></text:p>
      <text:p text:style-name="P507"><text:span text:style-name="Source_20_Text"><text:s text:c="10"/>|</text:span></text:p>
      <text:p text:style-name="P507"><text:span text:style-name="Source_20_Text"><text:s text:c="7"/>MEDLINE</text:span></text:p>
      <text:p text:style-name="P507"><text:span text:style-name="Source_20_Text"><text:s text:c="10"/>v</text:span></text:p>
      <text:p text:style-name="P507"><text:span text:style-name="Source_20_Text"><text:s text:c="7"/>DVBLINE</text:span></text:p>
      <text:p text:style-name="P506"><text:soft-page-break/><text:span text:style-name="Source_20_Text"/></text:p>
      <text:p text:style-name="P506"><text:span text:style-name="Source_20_Text"/></text:p>
      <text:p text:style-name="P506"><text:span text:style-name="Source_20_Text"><text:span text:style-name="T105">DVBLINE is a Medline family document format based upon a molestation of </text:span></text:span><text:span text:style-name="Source_20_Text"><text:span text:style-name="T455">Filmline</text:span></text:span><text:span text:style-name="Source_20_Text"><text:span text:style-name="T105"> 1.x.</text:span></text:span></text:p>
      <text:p text:style-name="P506"><text:span text:style-name="Source_20_Text"><text:span text:style-name="T105"/></text:span></text:p>
      <text:p text:style-name="P506"><text:span text:style-name="Source_20_Text"><text:span text:style-name="T105">It provides the basic interchange format for the DVB pilot, a project to develop a cooperative model for database </text:span></text:span><text:span text:style-name="Source_20_Text"><text:span text:style-name="T220">record-ship</text:span></text:span><text:span text:style-name="Source_20_Text"><text:span text:style-name="T105"> amongst the independent state German language media clearing houses.</text:span></text:span></text:p>
      <text:p text:style-name="P506"><text:span text:style-name="Source_20_Text"><text:span text:style-name="T105"/></text:span></text:p>
      <text:p text:style-name="P506"><text:span text:style-name="Source_20_Text"><text:span text:style-name="T105">The DVB software was developed for the Landesmedienzentrale (State Media Central Authority) Koblenz under contract of the State of Rheinland-Pfalz </text:span></text:span><text:span text:style-name="Source_20_Text"><text:span text:style-name="T219">back in the mid 1990s</text:span></text:span><text:span text:style-name="Source_20_Text"><text:span text:style-name="T105">.</text:span></text:span></text:p>
      <text:p text:style-name="P506"><text:span text:style-name="Source_20_Text"><text:span text:style-name="T105"/></text:span></text:p>
      <text:p text:style-name="P506"><text:span text:style-name="Source_20_Text"><text:span text:style-name="T105">In addition to the features of the </text:span></text:span><text:span text:style-name="Source_20_Text"><text:span text:style-name="T455">FILMLINE</text:span></text:span><text:span text:style-name="Source_20_Text"><text:span text:style-name="T105"> Document handler it also supports sub-tags and "automatic" generation of a hypertext Web around the embeded background documents.</text:span></text:span></text:p>
      <text:p text:style-name="P506"><text:span text:style-name="Source_20_Text"><text:span text:style-name="T105"/></text:span></text:p>
      <text:p text:style-name="P506"><text:span text:style-name="Source_20_Text"><text:span text:style-name="T105">Sub-tags are specified with colon notation such as that provided by </text:span></text:span><text:span text:style-name="Source_20_Text"><text:span text:style-name="T455">COLONDOC</text:span></text:span><text:span text:style-name="Source_20_Text"><text:span text:style-name="T105">.</text:span></text:span></text:p>
      <text:p text:style-name="P506"><text:span text:style-name="Source_20_Text"><text:span text:style-name="T105"/></text:span></text:p>
      <text:p text:style-name="P506"><text:span text:style-name="Source_20_Text"><text:span text:style-name="T105">The Key for the record is derived from the DVB-Id number of the record.</text:span></text:span></text:p>
      <text:p text:style-name="P506"><text:span text:style-name="Source_20_Text"><text:span text:style-name="T105"/></text:span></text:p>
      <text:p text:style-name="P506"><text:span text:style-name="Source_20_Text"><text:span text:style-name="T105">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06"><text:span text:style-name="Source_20_Text"><text:span text:style-name="T105"/></text:span></text:p>
      <text:p text:style-name="P506">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75">AB</text:p>
          </table:table-cell>
          <table:table-cell table:style-name="Table20.B2" office:value-type="string">
            <text:p text:style-name="P275">abstract</text:p>
          </table:table-cell>
          <table:table-cell table:style-name="Table20.B2" office:value-type="string">
            <text:p text:style-name="P275">Abstract</text:p>
          </table:table-cell>
        </table:table-row>
        <table:table-row>
          <table:table-cell table:style-name="Table20.A2" office:value-type="string">
            <text:p text:style-name="P275">AD</text:p>
          </table:table-cell>
          <table:table-cell table:style-name="Table20.B2" office:value-type="string">
            <text:p text:style-name="P275">audience</text:p>
          </table:table-cell>
          <table:table-cell table:style-name="Table20.B2" office:value-type="string">
            <text:p text:style-name="P275">Adressat</text:p>
          </table:table-cell>
        </table:table-row>
        <table:table-row>
          <table:table-cell table:style-name="Table20.A2" office:value-type="string">
            <text:p text:style-name="P275">AU</text:p>
          </table:table-cell>
          <table:table-cell table:style-name="Table20.B2" office:value-type="string">
            <text:p text:style-name="P275">author</text:p>
          </table:table-cell>
          <table:table-cell table:style-name="Table20.B2" office:value-type="string">
            <text:p text:style-name="P275">Buch</text:p>
          </table:table-cell>
        </table:table-row>
        <table:table-row>
          <table:table-cell table:style-name="Table20.A2" office:value-type="string">
            <text:p text:style-name="P275">AW</text:p>
          </table:table-cell>
          <table:table-cell table:style-name="Table20.B2" office:value-type="string">
            <text:p text:style-name="P275">awards</text:p>
          </table:table-cell>
          <table:table-cell table:style-name="Table20.B2" office:value-type="string">
            <text:p text:style-name="P275">Awards</text:p>
          </table:table-cell>
        </table:table-row>
        <table:table-row>
          <table:table-cell table:style-name="Table20.A2" office:value-type="string">
            <text:p text:style-name="P275">CG</text:p>
          </table:table-cell>
          <table:table-cell table:style-name="Table20.B2" office:value-type="string">
            <text:p text:style-name="P275">camera</text:p>
          </table:table-cell>
          <table:table-cell table:style-name="Table20.B2" office:value-type="string">
            <text:p text:style-name="P275">Kamera</text:p>
          </table:table-cell>
        </table:table-row>
        <table:table-row>
          <table:table-cell table:style-name="Table20.A2" office:value-type="string">
            <text:p text:style-name="P275">CL</text:p>
          </table:table-cell>
          <table:table-cell table:style-name="Table20.B2" office:value-type="string">
            <text:p text:style-name="P275">clue</text:p>
          </table:table-cell>
          <table:table-cell table:style-name="Table20.B2" office:value-type="string">
            <text:p text:style-name="P275">Verl.Schluessel</text:p>
          </table:table-cell>
        </table:table-row>
        <table:table-row>
          <table:table-cell table:style-name="Table20.A2" office:value-type="string">
            <text:p text:style-name="P275">CO</text:p>
          </table:table-cell>
          <table:table-cell table:style-name="Table20.B2" office:value-type="string">
            <text:p text:style-name="P275">country</text:p>
          </table:table-cell>
          <table:table-cell table:style-name="Table20.B2" office:value-type="string">
            <text:p text:style-name="P275">Produktionsland</text:p>
          </table:table-cell>
        </table:table-row>
        <table:table-row>
          <table:table-cell table:style-name="Table20.A2" office:value-type="string">
            <text:p text:style-name="P275">CR</text:p>
          </table:table-cell>
          <table:table-cell table:style-name="Table20.B2" office:value-type="string">
            <text:p text:style-name="P275">critics</text:p>
          </table:table-cell>
          <table:table-cell table:style-name="Table20.B2" office:value-type="string">
            <text:p text:style-name="P275">Critics</text:p>
          </table:table-cell>
        </table:table-row>
        <table:table-row>
          <table:table-cell table:style-name="Table20.A2" office:value-type="string">
            <text:p text:style-name="P275">CS</text:p>
          </table:table-cell>
          <table:table-cell table:style-name="Table20.B2" office:value-type="string">
            <text:p text:style-name="P275">Character Set</text:p>
          </table:table-cell>
          <table:table-cell table:style-name="Table20.B2" office:value-type="string">
            <text:p text:style-name="P275">CharacterSet</text:p>
          </table:table-cell>
        </table:table-row>
        <table:table-row>
          <table:table-cell table:style-name="Table20.A2" office:value-type="string">
            <text:p text:style-name="P275">DA</text:p>
          </table:table-cell>
          <table:table-cell table:style-name="Table20.B2" office:value-type="string">
            <text:p text:style-name="P275">date collected</text:p>
          </table:table-cell>
          <table:table-cell table:style-name="Table20.B2" office:value-type="string">
            <text:p text:style-name="P275">+Datum-Erfassung</text:p>
          </table:table-cell>
        </table:table-row>
        <table:table-row>
          <table:table-cell table:style-name="Table20.A2" office:value-type="string">
            <text:p text:style-name="P275">DE</text:p>
          </table:table-cell>
          <table:table-cell table:style-name="Table20.B2" office:value-type="string">
            <text:p text:style-name="P275">description</text:p>
          </table:table-cell>
          <table:table-cell table:style-name="Table20.B2" office:value-type="string">
            <text:p text:style-name="P275">Beschreibung</text:p>
          </table:table-cell>
        </table:table-row>
        <table:table-row>
          <table:table-cell table:style-name="Table20.A2" office:value-type="string">
            <text:p text:style-name="P275">DI</text:p>
          </table:table-cell>
          <table:table-cell table:style-name="Table20.B2" office:value-type="string">
            <text:p text:style-name="P275">director</text:p>
          </table:table-cell>
          <table:table-cell table:style-name="Table20.B2" office:value-type="string">
            <text:p text:style-name="P275">Regie</text:p>
          </table:table-cell>
        </table:table-row>
        <table:table-row>
          <table:table-cell table:style-name="Table20.A2" office:value-type="string">
            <text:p text:style-name="P275">DK</text:p>
          </table:table-cell>
          <table:table-cell table:style-name="Table20.B2" office:value-type="string">
            <text:p text:style-name="P275">documentation</text:p>
          </table:table-cell>
          <table:table-cell table:style-name="Table20.B2" office:value-type="string">
            <text:p text:style-name="P275">Dokumentation</text:p>
          </table:table-cell>
        </table:table-row>
        <table:table-row>
          <table:table-cell table:style-name="Table20.A2" office:value-type="string">
            <text:p text:style-name="P275">DT</text:p>
          </table:table-cell>
          <table:table-cell table:style-name="Table20.B2" office:value-type="string">
            <text:p text:style-name="P275">distribution</text:p>
          </table:table-cell>
          <table:table-cell table:style-name="Table20.B2" office:value-type="string">
            <text:p text:style-name="P275">Vertrieb</text:p>
          </table:table-cell>
        </table:table-row>
        <table:table-row>
          <table:table-cell table:style-name="Table20.A2" office:value-type="string">
            <text:p text:style-name="P275">ED</text:p>
          </table:table-cell>
          <table:table-cell table:style-name="Table20.B2" office:value-type="string">
            <text:p text:style-name="P275">editor</text:p>
          </table:table-cell>
          <table:table-cell table:style-name="Table20.B2" office:value-type="string">
            <text:p text:style-name="P275">Editor</text:p>
          </table:table-cell>
        </table:table-row>
        <table:table-row>
          <table:table-cell table:style-name="Table20.A2" office:value-type="string">
            <text:p text:style-name="P275">FP</text:p>
          </table:table-cell>
          <table:table-cell table:style-name="Table20.B2" office:value-type="string">
            <text:p text:style-name="P275">fee purchase</text:p>
          </table:table-cell>
          <table:table-cell table:style-name="Table20.B2" office:value-type="string">
            <text:p text:style-name="P275">Kaufpreis</text:p>
          </table:table-cell>
        </table:table-row>
        <table:table-row>
          <table:table-cell table:style-name="Table20.A2" office:value-type="string">
            <text:p text:style-name="P275">FR</text:p>
          </table:table-cell>
          <table:table-cell table:style-name="Table20.B2" office:value-type="string">
            <text:p text:style-name="P275">fee rent</text:p>
          </table:table-cell>
          <table:table-cell table:style-name="Table20.B2" office:value-type="string">
            <text:p text:style-name="P275">Mietpreis</text:p>
          </table:table-cell>
        </table:table-row>
        <table:table-row>
          <table:table-cell table:style-name="Table20.A2" office:value-type="string">
            <text:p text:style-name="P275">GE</text:p>
          </table:table-cell>
          <table:table-cell table:style-name="Table20.B2" office:value-type="string">
            <text:p text:style-name="P275">genre</text:p>
          </table:table-cell>
          <table:table-cell table:style-name="Table20.B2" office:value-type="string">
            <text:p text:style-name="P275">Genre</text:p>
          </table:table-cell>
        </table:table-row>
        <table:table-row>
          <table:table-cell table:style-name="Table20.A2" office:value-type="string">
            <text:p text:style-name="P275">GM</text:p>
          </table:table-cell>
          <table:table-cell table:style-name="Table20.B2" office:value-type="string">
            <text:p text:style-name="P275">fee GEMA</text:p>
          </table:table-cell>
          <table:table-cell table:style-name="Table20.B2" office:value-type="string">
            <text:p text:style-name="P275">GEMA</text:p>
          </table:table-cell>
        </table:table-row>
        <table:table-row>
          <table:table-cell table:style-name="Table20.A2" office:value-type="string">
            <text:p text:style-name="P275">I0</text:p>
          </table:table-cell>
          <table:table-cell table:style-name="Table20.B2" office:value-type="string">
            <text:p text:style-name="P275">DVB Record Status (Internal)</text:p>
          </table:table-cell>
          <table:table-cell table:style-name="Table20.B2" office:value-type="string">
            <text:p text:style-name="P275">Status</text:p>
          </table:table-cell>
        </table:table-row>
        <table:table-row>
          <table:table-cell table:style-name="Table20.A2" office:value-type="string">
            <text:p text:style-name="P275">I1</text:p>
          </table:table-cell>
          <table:table-cell table:style-name="Table20.B2" office:value-type="string">
            <text:p text:style-name="P275">record author (Internal)</text:p>
          </table:table-cell>
          <table:table-cell table:style-name="Table20.B2" office:value-type="string">
            <text:p text:style-name="P275">+Erschliesser</text:p>
          </table:table-cell>
        </table:table-row>
        <table:table-row>
          <table:table-cell table:style-name="Table20.A2" office:value-type="string">
            <text:p text:style-name="P275">I2</text:p>
          </table:table-cell>
          <table:table-cell table:style-name="Table20.B2" office:value-type="string">
            <text:p text:style-name="P275">Expert (Internal)</text:p>
          </table:table-cell>
          <table:table-cell table:style-name="Table20.B2" office:value-type="string">
            <text:p text:style-name="P275">+Potentieller.Erschliesser</text:p>
          </table:table-cell>
        </table:table-row>
        <text:soft-page-break/>
        <table:table-row>
          <table:table-cell table:style-name="Table20.A2" office:value-type="string">
            <text:p text:style-name="P275">I3</text:p>
          </table:table-cell>
          <table:table-cell table:style-name="Table20.B2" office:value-type="string">
            <text:p text:style-name="P275">external_links_exist (Internal Boolean)</text:p>
          </table:table-cell>
          <table:table-cell table:style-name="Table20.B2" office:value-type="string">
            <text:p text:style-name="P275">+B.Hintergrunddok</text:p>
          </table:table-cell>
        </table:table-row>
        <table:table-row>
          <table:table-cell table:style-name="Table20.A2" office:value-type="string">
            <text:p text:style-name="P275">I4</text:p>
          </table:table-cell>
          <table:table-cell table:style-name="Table20.B2" office:value-type="string">
            <text:p text:style-name="P275">record_technical_author (Internal)</text:p>
          </table:table-cell>
          <table:table-cell table:style-name="Table20.B2" office:value-type="string">
            <text:p text:style-name="P275">+Zustaendiger.Facherschliesser</text:p>
          </table:table-cell>
        </table:table-row>
        <table:table-row>
          <table:table-cell table:style-name="Table20.A2" office:value-type="string">
            <text:p text:style-name="P275">I5</text:p>
          </table:table-cell>
          <table:table-cell table:style-name="Table20.B2" office:value-type="string">
            <text:p text:style-name="P275">parallel_title</text:p>
          </table:table-cell>
          <table:table-cell table:style-name="Table20.B2" office:value-type="string">
            <text:p text:style-name="P275">Paralleltitel</text:p>
          </table:table-cell>
        </table:table-row>
        <table:table-row>
          <table:table-cell table:style-name="Table20.A2" office:value-type="string">
            <text:p text:style-name="P275">I6</text:p>
          </table:table-cell>
          <table:table-cell table:style-name="Table20.B2" office:value-type="string">
            <text:p text:style-name="P275">agency</text:p>
          </table:table-cell>
          <table:table-cell table:style-name="Table20.B2" office:value-type="string">
            <text:p text:style-name="P275">Auftraggeber</text:p>
          </table:table-cell>
        </table:table-row>
        <table:table-row>
          <table:table-cell table:style-name="Table20.A2" office:value-type="string">
            <text:p text:style-name="P275">I7</text:p>
          </table:table-cell>
          <table:table-cell table:style-name="Table20.B2" office:value-type="string">
            <text:p text:style-name="P275">local-collection</text:p>
          </table:table-cell>
          <table:table-cell table:style-name="Table20.B2" office:value-type="string">
            <text:p text:style-name="P275">+Kaeufer</text:p>
          </table:table-cell>
        </table:table-row>
        <table:table-row>
          <table:table-cell table:style-name="Table20.A2" office:value-type="string">
            <text:p text:style-name="P275">I8</text:p>
          </table:table-cell>
          <table:table-cell table:style-name="Table20.B2" office:value-type="string">
            <text:p text:style-name="P275">FWU-call-id</text:p>
          </table:table-cell>
          <table:table-cell table:style-name="Table20.B2" office:value-type="string">
            <text:p text:style-name="P275">FWU-Signatur</text:p>
          </table:table-cell>
        </table:table-row>
        <table:table-row>
          <table:table-cell table:style-name="Table20.A2" office:value-type="string">
            <text:p text:style-name="P275">I9</text:p>
          </table:table-cell>
          <table:table-cell table:style-name="Table20.B2" office:value-type="string">
            <text:p text:style-name="P275">FRG-Unified-call-id</text:p>
          </table:table-cell>
          <table:table-cell table:style-name="Table20.B2" office:value-type="string">
            <text:p text:style-name="P275">BundesSig</text:p>
          </table:table-cell>
        </table:table-row>
        <table:table-row>
          <table:table-cell table:style-name="Table20.A2" office:value-type="string">
            <text:p text:style-name="P300">IB</text:p>
          </table:table-cell>
          <table:table-cell table:style-name="Table20.B2" office:value-type="string">
            <text:p text:style-name="P275">remarks</text:p>
          </table:table-cell>
          <table:table-cell table:style-name="Table20.B2" office:value-type="string">
            <text:p text:style-name="P275">Bemerkung</text:p>
          </table:table-cell>
        </table:table-row>
        <table:table-row>
          <table:table-cell table:style-name="Table20.A2" office:value-type="string">
            <text:p text:style-name="P275">IC</text:p>
          </table:table-cell>
          <table:table-cell table:style-name="Table20.B2" office:value-type="string">
            <text:p text:style-name="P275">size</text:p>
          </table:table-cell>
          <table:table-cell table:style-name="Table20.B2" office:value-type="string">
            <text:p text:style-name="P275">Anzahl</text:p>
          </table:table-cell>
        </table:table-row>
        <table:table-row>
          <table:table-cell table:style-name="Table20.A2" office:value-type="string">
            <text:p text:style-name="P275">IE</text:p>
          </table:table-cell>
          <table:table-cell table:style-name="Table20.B2" office:value-type="string">
            <text:p text:style-name="P275">external_links_public (Supplementary Material)</text:p>
          </table:table-cell>
          <table:table-cell table:style-name="Table20.B2" office:value-type="string">
            <text:p text:style-name="P275">Hintergrunddok</text:p>
          </table:table-cell>
        </table:table-row>
        <table:table-row>
          <table:table-cell table:style-name="Table20.A2" office:value-type="string">
            <text:p text:style-name="P275">IF</text:p>
          </table:table-cell>
          <table:table-cell table:style-name="Table20.B2" office:value-type="string">
            <text:p text:style-name="P275">external_links (Secret)</text:p>
          </table:table-cell>
          <table:table-cell table:style-name="Table20.B2" office:value-type="string">
            <text:p text:style-name="P275">+Hintergrunddok.geheim</text:p>
          </table:table-cell>
        </table:table-row>
        <table:table-row>
          <table:table-cell table:style-name="Table20.A2" office:value-type="string">
            <text:p text:style-name="P275">IG</text:p>
          </table:table-cell>
          <table:table-cell table:style-name="Table20.B2" office:value-type="string">
            <text:p text:style-name="P275">writers</text:p>
          </table:table-cell>
          <table:table-cell table:style-name="Table20.B2" office:value-type="string">
            <text:p text:style-name="P275">Weitere-Urheber</text:p>
          </table:table-cell>
        </table:table-row>
        <table:table-row>
          <table:table-cell table:style-name="Table20.A2" office:value-type="string">
            <text:p text:style-name="P275">KW</text:p>
          </table:table-cell>
          <table:table-cell table:style-name="Table20.B2" office:value-type="string">
            <text:p text:style-name="P275">keywords</text:p>
          </table:table-cell>
          <table:table-cell table:style-name="Table20.B2" office:value-type="string">
            <text:p text:style-name="P275">Schlagwoerter</text:p>
          </table:table-cell>
        </table:table-row>
        <table:table-row>
          <table:table-cell table:style-name="Table20.A2" office:value-type="string">
            <text:p text:style-name="P275">LA</text:p>
          </table:table-cell>
          <table:table-cell table:style-name="Table20.B2" office:value-type="string">
            <text:p text:style-name="P275">code-language</text:p>
          </table:table-cell>
          <table:table-cell table:style-name="Table20.B2" office:value-type="string">
            <text:p text:style-name="P275">Sprache</text:p>
          </table:table-cell>
        </table:table-row>
        <table:table-row>
          <table:table-cell table:style-name="Table20.A2" office:value-type="string">
            <text:p text:style-name="P275">LN</text:p>
          </table:table-cell>
          <table:table-cell table:style-name="Table20.B2" office:value-type="string">
            <text:p text:style-name="P275">length</text:p>
          </table:table-cell>
          <table:table-cell table:style-name="Table20.B2" office:value-type="string">
            <text:p text:style-name="P275">Laufzeit</text:p>
          </table:table-cell>
        </table:table-row>
        <table:table-row>
          <table:table-cell table:style-name="Table20.A2" office:value-type="string">
            <text:p text:style-name="P275">LO</text:p>
          </table:table-cell>
          <table:table-cell table:style-name="Table20.B2" office:value-type="string">
            <text:p text:style-name="P275">location</text:p>
          </table:table-cell>
          <table:table-cell table:style-name="Table20.B2" office:value-type="string">
            <text:p text:style-name="P275">Standort</text:p>
          </table:table-cell>
        </table:table-row>
        <table:table-row>
          <table:table-cell table:style-name="Table20.A2" office:value-type="string">
            <text:p text:style-name="P275">LT</text:p>
          </table:table-cell>
          <table:table-cell table:style-name="Table20.B2" office:value-type="string">
            <text:p text:style-name="P275">lit_author</text:p>
          </table:table-cell>
          <table:table-cell table:style-name="Table20.B2" office:value-type="string">
            <text:p text:style-name="P275">Vorlage</text:p>
          </table:table-cell>
        </table:table-row>
        <table:table-row>
          <table:table-cell table:style-name="Table20.A2" office:value-type="string">
            <text:p text:style-name="P275">MD</text:p>
          </table:table-cell>
          <table:table-cell table:style-name="Table20.B2" office:value-type="string">
            <text:p text:style-name="P275">color</text:p>
          </table:table-cell>
          <table:table-cell table:style-name="Table20.B2" office:value-type="string">
            <text:p text:style-name="P275">Farbe</text:p>
          </table:table-cell>
        </table:table-row>
        <table:table-row>
          <table:table-cell table:style-name="Table20.A2" office:value-type="string">
            <text:p text:style-name="P275">MM</text:p>
          </table:table-cell>
          <table:table-cell table:style-name="Table20.B2" office:value-type="string">
            <text:p text:style-name="P275">media</text:p>
          </table:table-cell>
          <table:table-cell table:style-name="Table20.B2" office:value-type="string">
            <text:p text:style-name="P275">Media</text:p>
          </table:table-cell>
        </table:table-row>
        <table:table-row>
          <table:table-cell table:style-name="Table20.A2" office:value-type="string">
            <text:p text:style-name="P275">MU</text:p>
          </table:table-cell>
          <table:table-cell table:style-name="Table20.B2" office:value-type="string">
            <text:p text:style-name="P275">music</text:p>
          </table:table-cell>
          <table:table-cell table:style-name="Table20.B2" office:value-type="string">
            <text:p text:style-name="P275">Musik</text:p>
          </table:table-cell>
        </table:table-row>
        <table:table-row>
          <table:table-cell table:style-name="Table20.A2" office:value-type="string">
            <text:p text:style-name="P275">NA</text:p>
          </table:table-cell>
          <table:table-cell table:style-name="Table20.B2" office:value-type="string">
            <text:p text:style-name="P275">thesaurus-motbis</text:p>
          </table:table-cell>
          <table:table-cell table:style-name="Table20.B2" office:value-type="string">
            <text:p text:style-name="P275">MOTBIS</text:p>
          </table:table-cell>
        </table:table-row>
        <table:table-row>
          <table:table-cell table:style-name="Table20.A2" office:value-type="string">
            <text:p text:style-name="P275">NB</text:p>
          </table:table-cell>
          <table:table-cell table:style-name="Table20.B2" office:value-type="string">
            <text:p text:style-name="P275">thesaurus-tee</text:p>
          </table:table-cell>
          <table:table-cell table:style-name="Table20.B2" office:value-type="string">
            <text:p text:style-name="P275">TEE</text:p>
          </table:table-cell>
        </table:table-row>
        <table:table-row>
          <table:table-cell table:style-name="Table20.A2" office:value-type="string">
            <text:p text:style-name="P275">PO</text:p>
          </table:table-cell>
          <table:table-cell table:style-name="Table20.B2" office:value-type="string">
            <text:p text:style-name="P275">parent</text:p>
          </table:table-cell>
          <table:table-cell table:style-name="Table20.B2" office:value-type="string">
            <text:p text:style-name="P275">Sammelmedien</text:p>
          </table:table-cell>
        </table:table-row>
        <table:table-row>
          <table:table-cell table:style-name="Table20.A2" office:value-type="string">
            <text:p text:style-name="P275">PR</text:p>
          </table:table-cell>
          <table:table-cell table:style-name="Table20.B2" office:value-type="string">
            <text:p text:style-name="P275">producer</text:p>
          </table:table-cell>
          <table:table-cell table:style-name="Table20.B2" office:value-type="string">
            <text:p text:style-name="P275">Realisator</text:p>
          </table:table-cell>
        </table:table-row>
        <table:table-row>
          <table:table-cell table:style-name="Table20.A2" office:value-type="string">
            <text:p text:style-name="P275">PS</text:p>
          </table:table-cell>
          <table:table-cell table:style-name="Table20.B2" office:value-type="string">
            <text:p text:style-name="P275">commentary</text:p>
          </table:table-cell>
          <table:table-cell table:style-name="Table20.B2" office:value-type="string">
            <text:p text:style-name="P275">Beurteilung</text:p>
          </table:table-cell>
        </table:table-row>
        <table:table-row>
          <table:table-cell table:style-name="Table20.A2" office:value-type="string">
            <text:p text:style-name="P275">PU</text:p>
          </table:table-cell>
          <table:table-cell table:style-name="Table20.B2" office:value-type="string">
            <text:p text:style-name="P275">publisher</text:p>
          </table:table-cell>
          <table:table-cell table:style-name="Table20.B2" office:value-type="string">
            <text:p text:style-name="P275">Herausgeber</text:p>
          </table:table-cell>
        </table:table-row>
        <table:table-row>
          <table:table-cell table:style-name="Table20.A2" office:value-type="string">
            <text:p text:style-name="P275">RA</text:p>
          </table:table-cell>
          <table:table-cell table:style-name="Table20.B2" office:value-type="string">
            <text:p text:style-name="P275">ratings (FSK)</text:p>
          </table:table-cell>
          <table:table-cell table:style-name="Table20.B2" office:value-type="string">
            <text:p text:style-name="P275">FSK</text:p>
          </table:table-cell>
        </table:table-row>
        <table:table-row>
          <table:table-cell table:style-name="Table20.A2" office:value-type="string">
            <text:p text:style-name="P275">SA</text:p>
          </table:table-cell>
          <table:table-cell table:style-name="Table20.B2" office:value-type="string">
            <text:p text:style-name="P275">collections</text:p>
          </table:table-cell>
          <table:table-cell table:style-name="Table20.B2" office:value-type="string">
            <text:p text:style-name="P275">Sammlung</text:p>
          </table:table-cell>
        </table:table-row>
        <table:table-row>
          <table:table-cell table:style-name="Table20.A2" office:value-type="string">
            <text:p text:style-name="P275">SD</text:p>
          </table:table-cell>
          <table:table-cell table:style-name="Table20.B2" office:value-type="string">
            <text:p text:style-name="P275">sound</text:p>
          </table:table-cell>
          <table:table-cell table:style-name="Table20.B2" office:value-type="string">
            <text:p text:style-name="P275">Ton</text:p>
          </table:table-cell>
        </table:table-row>
        <table:table-row>
          <table:table-cell table:style-name="Table20.A2" office:value-type="string">
            <text:p text:style-name="P275">SE</text:p>
          </table:table-cell>
          <table:table-cell table:style-name="Table20.B2" office:value-type="string">
            <text:p text:style-name="P275">series titel</text:p>
          </table:table-cell>
          <table:table-cell table:style-name="Table20.B2" office:value-type="string">
            <text:p text:style-name="P275">Serientitel</text:p>
          </table:table-cell>
        </table:table-row>
        <table:table-row>
          <table:table-cell table:style-name="Table20.A2" office:value-type="string">
            <text:p text:style-name="P275">SH</text:p>
          </table:table-cell>
          <table:table-cell table:style-name="Table20.B2" office:value-type="string">
            <text:p text:style-name="P275">sort_title</text:p>
          </table:table-cell>
          <table:table-cell table:style-name="Table20.B2" office:value-type="string">
            <text:p text:style-name="P275">Sortierhaupttitel</text:p>
          </table:table-cell>
        </table:table-row>
        <table:table-row>
          <table:table-cell table:style-name="Table20.A2" office:value-type="string">
            <text:p text:style-name="P275">SI</text:p>
          </table:table-cell>
          <table:table-cell table:style-name="Table20.B2" office:value-type="string">
            <text:p text:style-name="P275">local-call-id</text:p>
          </table:table-cell>
          <table:table-cell table:style-name="Table20.B2" office:value-type="string">
            <text:p text:style-name="P275">ID-Nummer</text:p>
          </table:table-cell>
        </table:table-row>
        <table:table-row>
          <table:table-cell table:style-name="Table20.A2" office:value-type="string">
            <text:p text:style-name="P275">SL</text:p>
          </table:table-cell>
          <table:table-cell table:style-name="Table20.B2" office:value-type="string">
            <text:p text:style-name="P275">see also languages</text:p>
          </table:table-cell>
          <table:table-cell table:style-name="Table20.B2" office:value-type="string">
            <text:p text:style-name="P275">Sprachfassungen</text:p>
          </table:table-cell>
        </table:table-row>
        <table:table-row>
          <table:table-cell table:style-name="Table20.A2" office:value-type="string">
            <text:p text:style-name="P275">SM</text:p>
          </table:table-cell>
          <table:table-cell table:style-name="Table20.B2" office:value-type="string">
            <text:p text:style-name="P275">see also media</text:p>
          </table:table-cell>
          <table:table-cell table:style-name="Table20.B2" office:value-type="string">
            <text:p text:style-name="P275">Einzelmedien</text:p>
          </table:table-cell>
        </table:table-row>
        <table:table-row>
          <table:table-cell table:style-name="Table20.A2" office:value-type="string">
            <text:p text:style-name="P275">SO</text:p>
          </table:table-cell>
          <table:table-cell table:style-name="Table20.B2" office:value-type="string">
            <text:p text:style-name="P275">See Also</text:p>
          </table:table-cell>
          <table:table-cell table:style-name="Table20.B2" office:value-type="string">
            <text:p text:style-name="P275">Kontextmedien</text:p>
          </table:table-cell>
        </table:table-row>
        <table:table-row>
          <table:table-cell table:style-name="Table20.A2" office:value-type="string">
            <text:p text:style-name="P275">SS</text:p>
          </table:table-cell>
          <table:table-cell table:style-name="Table20.B2" office:value-type="string">
            <text:p text:style-name="P275">series_sort_title</text:p>
          </table:table-cell>
          <table:table-cell table:style-name="Table20.B2" office:value-type="string">
            <text:p text:style-name="P275">Sortierserientitel</text:p>
          </table:table-cell>
        </table:table-row>
        <table:table-row>
          <table:table-cell table:style-name="Table20.A2" office:value-type="string">
            <text:p text:style-name="P275">ST</text:p>
          </table:table-cell>
          <table:table-cell table:style-name="Table20.B2" office:value-type="string">
            <text:p text:style-name="P275">other-credits</text:p>
          </table:table-cell>
          <table:table-cell table:style-name="Table20.B2" office:value-type="string">
            <text:p text:style-name="P275">Mitwirkende</text:p>
          </table:table-cell>
        </table:table-row>
        <table:table-row>
          <table:table-cell table:style-name="Table20.A2" office:value-type="string">
            <text:p text:style-name="P275">SU</text:p>
          </table:table-cell>
          <table:table-cell table:style-name="Table20.B2" office:value-type="string">
            <text:p text:style-name="P275">sort_subtitel</text:p>
          </table:table-cell>
          <table:table-cell table:style-name="Table20.B2" office:value-type="string">
            <text:p text:style-name="P275">Sortieruntertitel</text:p>
          </table:table-cell>
        </table:table-row>
        <table:table-row>
          <table:table-cell table:style-name="Table20.A2" office:value-type="string">
            <text:p text:style-name="P275">SY</text:p>
          </table:table-cell>
          <table:table-cell table:style-name="Table20.B2" office:value-type="string">
            <text:p text:style-name="P275">systematic</text:p>
          </table:table-cell>
          <table:table-cell table:style-name="Table20.B2" office:value-type="string">
            <text:p text:style-name="P275">Sachgebiete</text:p>
          </table:table-cell>
        </table:table-row>
        <table:table-row>
          <table:table-cell table:style-name="Table20.A2" office:value-type="string">
            <text:p text:style-name="P275">TD</text:p>
          </table:table-cell>
          <table:table-cell table:style-name="Table20.B2" office:value-type="string">
            <text:p text:style-name="P275">technical_data</text:p>
          </table:table-cell>
          <table:table-cell table:style-name="Table20.B2" office:value-type="string">
            <text:p text:style-name="P275">Technische-Angaben</text:p>
          </table:table-cell>
        </table:table-row>
        <table:table-row>
          <table:table-cell table:style-name="Table20.A2" office:value-type="string">
            <text:p text:style-name="P275">TE</text:p>
          </table:table-cell>
          <table:table-cell table:style-name="Table20.B2" office:value-type="string">
            <text:p text:style-name="P275">title-uniform</text:p>
          </table:table-cell>
          <table:table-cell table:style-name="Table20.B2" office:value-type="string">
            <text:p text:style-name="P275">Haupttitel</text:p>
          </table:table-cell>
        </table:table-row>
        <table:table-row>
          <table:table-cell table:style-name="Table20.A2" office:value-type="string">
            <text:p text:style-name="P275">TI</text:p>
          </table:table-cell>
          <table:table-cell table:style-name="Table20.B2" office:value-type="string">
            <text:p text:style-name="P275">title-cover</text:p>
          </table:table-cell>
          <table:table-cell table:style-name="Table20.B2" office:value-type="string">
            <text:p text:style-name="P275">Wahrer-Titel</text:p>
          </table:table-cell>
        </table:table-row>
        <table:table-row>
          <table:table-cell table:style-name="Table20.A2" office:value-type="string">
            <text:p text:style-name="P275">TO</text:p>
          </table:table-cell>
          <table:table-cell table:style-name="Table20.B2" office:value-type="string">
            <text:p text:style-name="P275">original language title</text:p>
          </table:table-cell>
          <table:table-cell table:style-name="Table20.B2" office:value-type="string">
            <text:p text:style-name="P275">Originaltitel</text:p>
          </table:table-cell>
        </table:table-row>
        <table:table-row>
          <table:table-cell table:style-name="Table20.A2" office:value-type="string">
            <text:p text:style-name="P275">TU</text:p>
          </table:table-cell>
          <table:table-cell table:style-name="Table20.B2" office:value-type="string">
            <text:p text:style-name="P275">title-caption</text:p>
          </table:table-cell>
          <table:table-cell table:style-name="Table20.B2" office:value-type="string">
            <text:p text:style-name="P275">Untertitel</text:p>
          </table:table-cell>
        </table:table-row>
        <table:table-row>
          <table:table-cell table:style-name="Table20.A2" office:value-type="string">
            <text:p text:style-name="P275">UA</text:p>
          </table:table-cell>
          <table:table-cell table:style-name="Table20.B2" office:value-type="string">
            <text:p text:style-name="P275">UDC</text:p>
          </table:table-cell>
          <table:table-cell table:style-name="Table20.B2" office:value-type="string">
            <text:p text:style-name="P275">Klassifikation-UDC</text:p>
          </table:table-cell>
        </table:table-row>
        <table:table-row>
          <table:table-cell table:style-name="Table20.A2" office:value-type="string">
            <text:p text:style-name="P275">UB</text:p>
          </table:table-cell>
          <table:table-cell table:style-name="Table20.B2" office:value-type="string">
            <text:p text:style-name="P275">Dewey</text:p>
          </table:table-cell>
          <table:table-cell table:style-name="Table20.B2" office:value-type="string">
            <text:p text:style-name="P275">Klassifik-Dewey</text:p>
          </table:table-cell>
        </table:table-row>
        <table:table-row>
          <table:table-cell table:style-name="Table20.A2" office:value-type="string">
            <text:p text:style-name="P275">VL</text:p>
          </table:table-cell>
          <table:table-cell table:style-name="Table20.B2" office:value-type="string">
            <text:p text:style-name="P275">volume</text:p>
          </table:table-cell>
          <table:table-cell table:style-name="Table20.B2" office:value-type="string">
            <text:p text:style-name="P275">Volume</text:p>
          </table:table-cell>
        </table:table-row>
        <table:table-row>
          <table:table-cell table:style-name="Table20.A2" office:value-type="string">
            <text:p text:style-name="P275">VT</text:p>
          </table:table-cell>
          <table:table-cell table:style-name="Table20.B2" office:value-type="string">
            <text:p text:style-name="P275">Synchronisation (Dub)</text:p>
          </table:table-cell>
          <table:table-cell table:style-name="Table20.B2" office:value-type="string">
            <text:p text:style-name="P275">Synchronisation</text:p>
          </table:table-cell>
        </table:table-row>
        <text:soft-page-break/>
        <table:table-row>
          <table:table-cell table:style-name="Table20.A2" office:value-type="string">
            <text:p text:style-name="P275">YR</text:p>
          </table:table-cell>
          <table:table-cell table:style-name="Table20.B2" office:value-type="string">
            <text:p text:style-name="P275">date-of-publication</text:p>
          </table:table-cell>
          <table:table-cell table:style-name="Table20.B2" office:value-type="string">
            <text:p text:style-name="P275">Produktionsjahr</text:p>
          </table:table-cell>
        </table:table-row>
        <table:table-row>
          <table:table-cell table:style-name="Table20.A2" office:value-type="string">
            <text:p text:style-name="P275">ZC</text:p>
          </table:table-cell>
          <table:table-cell table:style-name="Table20.B2" office:value-type="string">
            <text:p text:style-name="P275">ILL-Code</text:p>
          </table:table-cell>
          <table:table-cell table:style-name="Table20.B2" office:value-type="string">
            <text:p text:style-name="P275">ILL-Code</text:p>
          </table:table-cell>
        </table:table-row>
        <table:table-row>
          <table:table-cell table:style-name="Table20.A2" office:value-type="string">
            <text:p text:style-name="P275">ZL</text:p>
          </table:table-cell>
          <table:table-cell table:style-name="Table20.B2" office:value-type="string">
            <text:p text:style-name="P275">Language.Code</text:p>
          </table:table-cell>
          <table:table-cell table:style-name="Table20.B2" office:value-type="string">
            <text:p text:style-name="P275">Language.Code</text:p>
          </table:table-cell>
        </table:table-row>
        <table:table-row>
          <table:table-cell table:style-name="Table20.A2" office:value-type="string">
            <text:p text:style-name="P275">ZR</text:p>
          </table:table-cell>
          <table:table-cell table:style-name="Table20.B2" office:value-type="string">
            <text:p text:style-name="P275">date-last-modified</text:p>
          </table:table-cell>
          <table:table-cell table:style-name="Table20.B2" office:value-type="string">
            <text:p text:style-name="P275">CDAT</text:p>
          </table:table-cell>
        </table:table-row>
        <table:table-row>
          <table:table-cell table:style-name="Table20.A2" office:value-type="string">
            <text:p text:style-name="P275">ZU</text:p>
          </table:table-cell>
          <table:table-cell table:style-name="Table20.B2" office:value-type="string">
            <text:p text:style-name="P275">URL</text:p>
          </table:table-cell>
          <table:table-cell table:style-name="Table20.B2" office:value-type="string">
            <text:p text:style-name="P275">URL</text:p>
          </table:table-cell>
        </table:table-row>
        <table:table-row>
          <table:table-cell table:style-name="Table20.A77" office:value-type="string">
            <text:p text:style-name="P275">ZZ</text:p>
          </table:table-cell>
          <table:table-cell table:style-name="Table20.B77" office:value-type="string">
            <text:p text:style-name="P275">misc</text:p>
          </table:table-cell>
          <table:table-cell table:style-name="Table20.B77" office:value-type="string">
            <text:p text:style-name="P275">Verschiedenes</text:p>
          </table:table-cell>
        </table:table-row>
      </table:table>
      <text:p text:style-name="P749"><text:span text:style-name="Source_20_Text"><text:span text:style-name="T105"/></text:span></text:p>
      <text:p text:style-name="P506"><text:span text:style-name="Source_20_Text"><text:span text:style-name="T105"/></text:span></text:p>
      <text:p text:style-name="P506"><text:span text:style-name="Source_20_Text"><text:span text:style-name="T105">The MIME type for Raw is "</text:span></text:span><text:span text:style-name="Source_20_Text"><text:span text:style-name="T455">Application/X-DVBLine</text:span></text:span><text:span text:style-name="Source_20_Text"><text:span text:style-name="T105">"</text:span></text:span></text:p>
      <text:p text:style-name="P506"><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10"><text:span text:style-name="Source_20_Text"><text:span text:style-name="T105">EUROMEDIA </text:span></text:span><text:span text:style-name="Source_20_Text"><text:span text:style-name="T223">is </text:span></text:span><text:span text:style-name="Source_20_Text"><text:span text:style-name="T105">multinational mediagraphic format </text:span></text:span><text:span text:style-name="Source_20_Text"><text:span text:style-name="T223">based upon COLONGRP originally used </text:span></text:span><text:span text:style-name="Source_20_Text"><text:span text:style-name="T105">to create and exchange national language multimedia metarecords within the EU-sponsored EUROMEDIA project.</text:span></text:span></text:p>
      <text:p text:style-name="P106"><text:span text:style-name="Source_20_Text"><text:s text:c="7"/>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COLONGRP</text:span></text:p>
      <text:p text:style-name="P106"><text:span text:style-name="Source_20_Text"><text:s text:c="10"/>v</text:span></text:p>
      <text:p text:style-name="P106"><text:span text:style-name="Source_20_Text"><text:s text:c="6"/>EUROMEDIA</text:span></text:p>
      <text:p text:style-name="Text_20_body"><text:span text:style-name="Source_20_Text"><text:span text:style-name="T221">Since the</text:span></text:span><text:span text:style-name="Source_20_Text"><text:span text:style-name="T105"> project ha</text:span></text:span><text:span text:style-name="Source_20_Text"><text:span text:style-name="T221">d</text:span></text:span><text:span text:style-name="Source_20_Text"><text:span text:style-name="T105"> participating partners in Germany, France, Italy and Spain with record languages of, resp., German, French, Italian and Spanish </text:span></text:span><text:span text:style-name="Source_20_Text"><text:span text:style-name="T221">it was designed to be both multi-lingual (supporting a national language) and fully human readable</text:span></text:span><text:span text:style-name="Source_20_Text"><text:span text:style-name="T105">. </text:span></text:span><text:span text:style-name="Source_20_Text"><text:span text:style-name="T222">The conversions from/to national language is handled via the “Unified Field” architecture which allows field names (and paths) can to be mapped during indexing to alternative names. </text:span></text:span><text:span text:style-name="Source_20_Text"><text:span text:style-name="T224">During presentation using the requested language code these records <text:s/>(created on-the-fly) can have their keys remapped to names in a local vocabulary. </text:span></text:span></text:p>
      <text:p text:style-name="Text_20_body"><text:span text:style-name="Source_20_Text"><text:span text:style-name="T105"/></text:span></text:p>
      <text:p text:style-name="Text_20_body"><text:span text:style-name="Source_20_Text"><text:span text:style-name="T105">From the point of view of syntactical structure it is a heirarchical colondoc-based document format. The </text:span></text:span><text:span text:style-name="Source_20_Text"><text:span text:style-name="T455">EUROMEDIA</text:span></text:span><text:span text:style-name="Source_20_Text"><text:span text:style-name="T105"> class has been implemented as a child of COLONGRP.</text:span></text:span></text:p>
      <text:p text:style-name="Text_20_body"><text:span text:style-name="Source_20_Text"><text:span text:style-name="T105"/></text:span></text:p>
      <text:p text:style-name="Text_20_body"><text:span text:style-name="Source_20_Text"><text:span text:style-name="T105">A </text:span></text:span><text:span text:style-name="Source_20_Text"><text:span text:style-name="T455">EUROMEDIA</text:span></text:span><text:span text:style-name="Source_20_Text"><text:span text:style-name="T105">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105"/></text:span></text:p>
      <text:p text:style-name="Text_20_body"><text:span text:style-name="Source_20_Text"><text:span text:style-name="T105">Although the doctype supports any other unique key, the workflow solution and charter specify an 8-digit number.</text:span></text:span></text:p>
      <text:p text:style-name="Text_20_body"><text:span text:style-name="Source_20_Text"><text:span text:style-name="T105">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08"><text:soft-page-break/><text:span text:style-name="Source_20_Text"><text:span text:style-name="T112"/></text:span></text:p>
      <text:p text:style-name="P508"><text:span text:style-name="Source_20_Text"><text:span text:style-name="T112">Groups may contains groups. For each Group one must specify End_Group to inform the parser where the end of the group is. </text:span></text:span></text:p>
      <text:p text:style-name="P508"><text:span text:style-name="Source_20_Text"><text:span text:style-name="T112"/></text:span></text:p>
      <text:p text:style-name="P509"><text:span text:style-name="Source_20_Text"><text:span text:style-name="T112">Default Language Field is </text:span></text:span><text:span text:style-name="Source_20_Text"><text:span text:style-name="T459">'Code_language'</text:span></text:span></text:p>
      <text:p text:style-name="P508"><text:span text:style-name="Source_20_Text"><text:span text:style-name="T112">Default Date Field is</text:span></text:span><text:span text:style-name="Source_20_Text"><text:span text:style-name="T459"> 'Date_last_modified'</text:span></text:span></text:p>
      <text:p text:style-name="Text_20_body"><text:span text:style-name="Source_20_Text"><text:span text:style-name="T112"/></text:span></text:p>
      <text:p text:style-name="P510"><text:span text:style-name="Source_20_Text"><text:span text:style-name="T121">The Brief Record (Headline) is defined, by default, by ‘Title’ (if not then ‘Title_Series’ then ‘Title_other_variant’).</text:span></text:span></text:p>
      <text:p text:style-name="P69"/>
      <text:p text:style-name="P512"><text:span text:style-name="Source_20_Text"><text:span text:style-name="T122">Since it is multinational it supports alongside the </text:span></text:span><text:span text:style-name="Source_20_Text"><text:span text:style-name="T461">Dewey_classification number</text:span></text:span><text:span text:style-name="Source_20_Text"><text:span text:style-name="T122">, </text:span></text:span><text:span text:style-name="Source_20_Text"><text:span text:style-name="T461">Subject_TEE</text:span></text:span><text:span text:style-name="Source_20_Text"><text:span text:style-name="T122">, </text:span></text:span><text:span text:style-name="Source_20_Text"><text:span text:style-name="T459">Subject_MOTBIS</text:span></text:span><text:span text:style-name="Source_20_Text"><text:span text:style-name="T112"> </text:span></text:span><text:span text:style-name="Source_20_Text"><text:span text:style-name="T122">(as is widely used in French Education </text:span></text:span><text:span text:style-name="Source_20_Text"><text:span text:style-name="T123">currently </text:span></text:span><text:span text:style-name="Source_20_Text"><text:span text:style-name="T112">enriched and updated by Réseau Canopé</text:span></text:span><text:span text:style-name="Source_20_Text"><text:span text:style-name="T122">) and </text:span></text:span><text:span text:style-name="Source_20_Text"><text:span text:style-name="T461">Local_subject_index</text:span></text:span><text:span text:style-name="Source_20_Text"><text:span text:style-name="T122">.</text:span></text:span></text:p>
      <text:p text:style-name="P511"><text:span text:style-name="Source_20_Text"><text:span text:style-name="T112"/></text:span></text:p>
      <text:h text:style-name="Heading_20_2" text:outline-level="2"><text:bookmark-start text:name="__RefHeading___Toc20813_3285073552"/><text:span text:style-name="Source_20_Text">MISMEDIA</text:span><text:bookmark-end text:name="__RefHeading___Toc20813_3285073552"/></text:h>
      <text:p text:style-name="P128"><text:span text:style-name="Source_20_Text"><text:span text:style-name="T125"><text:s text:c="7"/>DOCTYPE</text:span></text:span></text:p>
      <text:p text:style-name="P128"><text:span text:style-name="Source_20_Text"><text:span text:style-name="T125"><text:s text:c="10"/>|</text:span></text:span></text:p>
      <text:p text:style-name="P128"><text:span text:style-name="Source_20_Text"><text:span text:style-name="T125"><text:s text:c="7"/>METADOC</text:span></text:span></text:p>
      <text:p text:style-name="P128"><text:span text:style-name="Source_20_Text"><text:span text:style-name="T125"><text:s text:c="10"/>|</text:span></text:span></text:p>
      <text:p text:style-name="P128"><text:span text:style-name="Source_20_Text"><text:span text:style-name="T125"><text:s text:c="6"/>COLONDOC</text:span></text:span></text:p>
      <text:p text:style-name="P128"><text:span text:style-name="Source_20_Text"><text:span text:style-name="T125"><text:s text:c="10"/>|</text:span></text:span></text:p>
      <text:p text:style-name="P128"><text:span text:style-name="Source_20_Text"><text:span text:style-name="T125"><text:s text:c="6"/>COLONGRP</text:span></text:span></text:p>
      <text:p text:style-name="P128"><text:span text:style-name="Source_20_Text"><text:span text:style-name="T125"><text:s text:c="10"/>v</text:span></text:span></text:p>
      <text:p text:style-name="P128"><text:span text:style-name="Source_20_Text"><text:span text:style-name="T125"><text:s text:c="6"/>MISMEDIA</text:span></text:span></text:p>
      <text:p text:style-name="P247"><text:span text:style-name="Source_20_Text"><text:span text:style-name="T125"/></text:span></text:p>
      <text:p text:style-name="P247"><text:span text:style-name="Source_20_Text"><text:span text:style-name="T125">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06"><text:span text:style-name="Source_20_Text"><text:s text:c="6"/>DOCTYPE</text:span></text:p>
      <text:p text:style-name="P106"><text:span text:style-name="Source_20_Text"><text:s text:c="10"/>|</text:span></text:p>
      <text:p text:style-name="P106"><text:span text:style-name="Source_20_Text"><text:s text:c="7"/>MEDLINE</text:span></text:p>
      <text:p text:style-name="P106"><text:span text:style-name="Source_20_Text"><text:s text:c="10"/>v</text:span></text:p>
      <text:p text:style-name="P106"><text:span text:style-name="Source_20_Text"><text:s text:c="6"/>FILMLINE</text:span></text:p>
      <text:p text:style-name="P106"><text:span text:style-name="Source_20_Text"><text:span text:style-name="T636"/></text:span></text:p>
      <text:p text:style-name="P78"><text:span text:style-name="T632">The FILMLINE doctype is for filmline v 1.x records ( version 2.x is based upon a XML/</text:span><text:span text:style-name="T633">SGM</text:span><text:span text:style-name="T632">L DTD). <text:s/>It was developed by BSn and JFF (</text:span><text:span text:style-name="T634">JFF - </text:span><text:span text:style-name="T632">Institut für Medienpädagogik in Forschung und Praxis / <text:s/>JFF – Institute for Media Research and Media Education</text:span><text:span text:style-name="T634">) </text:span><text:span text:style-name="T632">for interchange of mediagraphic records and as a basis for database publishing for their printed film catalogue. </text:span><text:span text:style-name="T635">It was based </text:span><text:span text:style-name="T632"><text:s/>heavily upon the Medline format.</text:span></text:p>
      <text:p text:style-name="P460"/>
      <text:p text:style-name="P460">FILMLINE 1.x is currently being used in several European mediagraphic projects. In a modified form it also provides the interchange format for the German National DVB project as DVBLINE.</text:p>
      <text:p text:style-name="P160"/>
      <text:p text:style-name="P160">Filmline 1.x "tag" semantics</text:p>
      <table:table table:name="Table21" table:style-name="Table21">
        <table:table-column table:style-name="Table21.A"/>
        <table:table-column table:style-name="Table21.B"/>
        <text:soft-page-break/>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75">AB</text:p>
          </table:table-cell>
          <table:table-cell table:style-name="Table21.B2" office:value-type="string">
            <text:p text:style-name="P275">abstract</text:p>
          </table:table-cell>
        </table:table-row>
        <table:table-row>
          <table:table-cell table:style-name="Table21.A2" office:value-type="string">
            <text:p text:style-name="P275">AD</text:p>
          </table:table-cell>
          <table:table-cell table:style-name="Table21.B2" office:value-type="string">
            <text:p text:style-name="P275">address</text:p>
          </table:table-cell>
        </table:table-row>
        <table:table-row>
          <table:table-cell table:style-name="Table21.A2" office:value-type="string">
            <text:p text:style-name="P275">AU</text:p>
          </table:table-cell>
          <table:table-cell table:style-name="Table21.B2" office:value-type="string">
            <text:p text:style-name="P275">author</text:p>
          </table:table-cell>
        </table:table-row>
        <table:table-row>
          <table:table-cell table:style-name="Table21.A2" office:value-type="string">
            <text:p text:style-name="P275">AW</text:p>
          </table:table-cell>
          <table:table-cell table:style-name="Table21.B2" office:value-type="string">
            <text:p text:style-name="P275">awards</text:p>
          </table:table-cell>
        </table:table-row>
        <table:table-row>
          <table:table-cell table:style-name="Table21.A2" office:value-type="string">
            <text:p text:style-name="P275">CG</text:p>
          </table:table-cell>
          <table:table-cell table:style-name="Table21.B2" office:value-type="string">
            <text:p text:style-name="P275">camera</text:p>
          </table:table-cell>
        </table:table-row>
        <table:table-row>
          <table:table-cell table:style-name="Table21.A2" office:value-type="string">
            <text:p text:style-name="P275">CL</text:p>
          </table:table-cell>
          <table:table-cell table:style-name="Table21.B2" office:value-type="string">
            <text:p text:style-name="P275">clue</text:p>
          </table:table-cell>
        </table:table-row>
        <table:table-row>
          <table:table-cell table:style-name="Table21.A2" office:value-type="string">
            <text:p text:style-name="P275">CO</text:p>
          </table:table-cell>
          <table:table-cell table:style-name="Table21.B2" office:value-type="string">
            <text:p text:style-name="P275">country</text:p>
          </table:table-cell>
        </table:table-row>
        <table:table-row>
          <table:table-cell table:style-name="Table21.A2" office:value-type="string">
            <text:p text:style-name="P275">CR</text:p>
          </table:table-cell>
          <table:table-cell table:style-name="Table21.B2" office:value-type="string">
            <text:p text:style-name="P275">critics</text:p>
          </table:table-cell>
        </table:table-row>
        <table:table-row>
          <table:table-cell table:style-name="Table21.A2" office:value-type="string">
            <text:p text:style-name="P275">CS</text:p>
          </table:table-cell>
          <table:table-cell table:style-name="Table21.B2" office:value-type="string">
            <text:p text:style-name="P275">charset</text:p>
          </table:table-cell>
        </table:table-row>
        <table:table-row>
          <table:table-cell table:style-name="Table21.A2" office:value-type="string">
            <text:p text:style-name="P275">DA</text:p>
          </table:table-cell>
          <table:table-cell table:style-name="Table21.B2" office:value-type="string">
            <text:p text:style-name="P275">date_collected</text:p>
          </table:table-cell>
        </table:table-row>
        <table:table-row>
          <table:table-cell table:style-name="Table21.A2" office:value-type="string">
            <text:p text:style-name="P275">DE</text:p>
          </table:table-cell>
          <table:table-cell table:style-name="Table21.B2" office:value-type="string">
            <text:p text:style-name="P275">description</text:p>
          </table:table-cell>
        </table:table-row>
        <table:table-row>
          <table:table-cell table:style-name="Table21.A2" office:value-type="string">
            <text:p text:style-name="P275">DI</text:p>
          </table:table-cell>
          <table:table-cell table:style-name="Table21.B2" office:value-type="string">
            <text:p text:style-name="P275">director</text:p>
          </table:table-cell>
        </table:table-row>
        <table:table-row>
          <table:table-cell table:style-name="Table21.A2" office:value-type="string">
            <text:p text:style-name="P275">DK</text:p>
          </table:table-cell>
          <table:table-cell table:style-name="Table21.B2" office:value-type="string">
            <text:p text:style-name="P275">documentation</text:p>
          </table:table-cell>
        </table:table-row>
        <table:table-row>
          <table:table-cell table:style-name="Table21.A2" office:value-type="string">
            <text:p text:style-name="P275">DT</text:p>
          </table:table-cell>
          <table:table-cell table:style-name="Table21.B2" office:value-type="string">
            <text:p text:style-name="P275">distribution</text:p>
          </table:table-cell>
        </table:table-row>
        <table:table-row>
          <table:table-cell table:style-name="Table21.A2" office:value-type="string">
            <text:p text:style-name="P275">ED</text:p>
          </table:table-cell>
          <table:table-cell table:style-name="Table21.B2" office:value-type="string">
            <text:p text:style-name="P275">editor</text:p>
          </table:table-cell>
        </table:table-row>
        <table:table-row>
          <table:table-cell table:style-name="Table21.A2" office:value-type="string">
            <text:p text:style-name="P275">FD</text:p>
          </table:table-cell>
          <table:table-cell table:style-name="Table21.B2" office:value-type="string">
            <text:p text:style-name="P275">distribution</text:p>
          </table:table-cell>
        </table:table-row>
        <table:table-row>
          <table:table-cell table:style-name="Table21.A2" office:value-type="string">
            <text:p text:style-name="P275">FP</text:p>
          </table:table-cell>
          <table:table-cell table:style-name="Table21.B2" office:value-type="string">
            <text:p text:style-name="P275">fee-purchase</text:p>
          </table:table-cell>
        </table:table-row>
        <table:table-row>
          <table:table-cell table:style-name="Table21.A2" office:value-type="string">
            <text:p text:style-name="P275">FR</text:p>
          </table:table-cell>
          <table:table-cell table:style-name="Table21.B2" office:value-type="string">
            <text:p text:style-name="P275">fee-rent</text:p>
          </table:table-cell>
        </table:table-row>
        <table:table-row>
          <table:table-cell table:style-name="Table21.A2" office:value-type="string">
            <text:p text:style-name="P275">GE</text:p>
          </table:table-cell>
          <table:table-cell table:style-name="Table21.B2" office:value-type="string">
            <text:p text:style-name="P275">genre</text:p>
          </table:table-cell>
        </table:table-row>
        <table:table-row>
          <table:table-cell table:style-name="Table21.A2" office:value-type="string">
            <text:p text:style-name="P275">GM</text:p>
          </table:table-cell>
          <table:table-cell table:style-name="Table21.B2" office:value-type="string">
            <text:p text:style-name="P275">GEMA</text:p>
          </table:table-cell>
        </table:table-row>
        <table:table-row>
          <table:table-cell table:style-name="Table21.A2" office:value-type="string">
            <text:p text:style-name="P275">LA</text:p>
          </table:table-cell>
          <table:table-cell table:style-name="Table21.B2" office:value-type="string">
            <text:p text:style-name="P275">language</text:p>
          </table:table-cell>
        </table:table-row>
        <table:table-row>
          <table:table-cell table:style-name="Table21.A2" office:value-type="string">
            <text:p text:style-name="P275">KW</text:p>
          </table:table-cell>
          <table:table-cell table:style-name="Table21.B2" office:value-type="string">
            <text:p text:style-name="P275">keywords</text:p>
          </table:table-cell>
        </table:table-row>
        <table:table-row>
          <table:table-cell table:style-name="Table21.A2" office:value-type="string">
            <text:p text:style-name="P275">LN</text:p>
          </table:table-cell>
          <table:table-cell table:style-name="Table21.B2" office:value-type="string">
            <text:p text:style-name="P275">length</text:p>
          </table:table-cell>
        </table:table-row>
        <table:table-row>
          <table:table-cell table:style-name="Table21.A2" office:value-type="string">
            <text:p text:style-name="P275">LT</text:p>
          </table:table-cell>
          <table:table-cell table:style-name="Table21.B2" office:value-type="string">
            <text:p text:style-name="P275">lit_author</text:p>
          </table:table-cell>
        </table:table-row>
        <table:table-row>
          <table:table-cell table:style-name="Table21.A2" office:value-type="string">
            <text:p text:style-name="P275">MD</text:p>
          </table:table-cell>
          <table:table-cell table:style-name="Table21.B2" office:value-type="string">
            <text:p text:style-name="P275">media-type</text:p>
          </table:table-cell>
        </table:table-row>
        <table:table-row>
          <table:table-cell table:style-name="Table21.A2" office:value-type="string">
            <text:p text:style-name="P275">MM</text:p>
          </table:table-cell>
          <table:table-cell table:style-name="Table21.B2" office:value-type="string">
            <text:p text:style-name="P275">Content-type</text:p>
          </table:table-cell>
        </table:table-row>
        <table:table-row>
          <table:table-cell table:style-name="Table21.A2" office:value-type="string">
            <text:p text:style-name="P275">MU</text:p>
          </table:table-cell>
          <table:table-cell table:style-name="Table21.B2" office:value-type="string">
            <text:p text:style-name="P275">music</text:p>
          </table:table-cell>
        </table:table-row>
        <table:table-row>
          <table:table-cell table:style-name="Table21.A2" office:value-type="string">
            <text:p text:style-name="P275">PO</text:p>
          </table:table-cell>
          <table:table-cell table:style-name="Table21.B2" office:value-type="string">
            <text:p text:style-name="P275">parent</text:p>
          </table:table-cell>
        </table:table-row>
        <table:table-row>
          <table:table-cell table:style-name="Table21.A2" office:value-type="string">
            <text:p text:style-name="P275">PR</text:p>
          </table:table-cell>
          <table:table-cell table:style-name="Table21.B2" office:value-type="string">
            <text:p text:style-name="P275">producer</text:p>
          </table:table-cell>
        </table:table-row>
        <table:table-row>
          <table:table-cell table:style-name="Table21.A2" office:value-type="string">
            <text:p text:style-name="P275">PS</text:p>
          </table:table-cell>
          <table:table-cell table:style-name="Table21.B2" office:value-type="string">
            <text:p text:style-name="P275">ps</text:p>
          </table:table-cell>
        </table:table-row>
        <table:table-row>
          <table:table-cell table:style-name="Table21.A2" office:value-type="string">
            <text:p text:style-name="P275">PU</text:p>
          </table:table-cell>
          <table:table-cell table:style-name="Table21.B2" office:value-type="string">
            <text:p text:style-name="P275">publisher</text:p>
          </table:table-cell>
        </table:table-row>
        <table:table-row>
          <table:table-cell table:style-name="Table21.A2" office:value-type="string">
            <text:p text:style-name="P275">RA</text:p>
          </table:table-cell>
          <table:table-cell table:style-name="Table21.B2" office:value-type="string">
            <text:p text:style-name="P275">ratings</text:p>
          </table:table-cell>
        </table:table-row>
        <table:table-row>
          <table:table-cell table:style-name="Table21.A2" office:value-type="string">
            <text:p text:style-name="P275">SA</text:p>
          </table:table-cell>
          <table:table-cell table:style-name="Table21.B2" office:value-type="string">
            <text:p text:style-name="P275">collections</text:p>
          </table:table-cell>
        </table:table-row>
        <table:table-row>
          <table:table-cell table:style-name="Table21.A2" office:value-type="string">
            <text:p text:style-name="P275">SE</text:p>
          </table:table-cell>
          <table:table-cell table:style-name="Table21.B2" office:value-type="string">
            <text:p text:style-name="P275">series</text:p>
          </table:table-cell>
        </table:table-row>
        <table:table-row>
          <table:table-cell table:style-name="Table21.A2" office:value-type="string">
            <text:p text:style-name="P275">SH</text:p>
          </table:table-cell>
          <table:table-cell table:style-name="Table21.B2" office:value-type="string">
            <text:p text:style-name="P275">sort-title</text:p>
          </table:table-cell>
        </table:table-row>
        <table:table-row>
          <table:table-cell table:style-name="Table21.A2" office:value-type="string">
            <text:p text:style-name="P275">SS</text:p>
          </table:table-cell>
          <table:table-cell table:style-name="Table21.B2" office:value-type="string">
            <text:p text:style-name="P275">series-title</text:p>
          </table:table-cell>
        </table:table-row>
        <table:table-row>
          <table:table-cell table:style-name="Table21.A2" office:value-type="string">
            <text:p text:style-name="P275">SI</text:p>
          </table:table-cell>
          <table:table-cell table:style-name="Table21.B2" office:value-type="string">
            <text:p text:style-name="P275">signature</text:p>
          </table:table-cell>
        </table:table-row>
        <table:table-row>
          <table:table-cell table:style-name="Table21.A2" office:value-type="string">
            <text:p text:style-name="P275">SL</text:p>
          </table:table-cell>
          <table:table-cell table:style-name="Table21.B2" office:value-type="string">
            <text:p text:style-name="P275">alt_lang</text:p>
          </table:table-cell>
        </table:table-row>
        <table:table-row>
          <table:table-cell table:style-name="Table21.A2" office:value-type="string">
            <text:p text:style-name="P275">SM</text:p>
          </table:table-cell>
          <table:table-cell table:style-name="Table21.B2" office:value-type="string">
            <text:p text:style-name="P275">children</text:p>
          </table:table-cell>
        </table:table-row>
        <table:table-row>
          <table:table-cell table:style-name="Table21.A2" office:value-type="string">
            <text:p text:style-name="P275">SO</text:p>
          </table:table-cell>
          <table:table-cell table:style-name="Table21.B2" office:value-type="string">
            <text:p text:style-name="P275">other-source</text:p>
          </table:table-cell>
        </table:table-row>
        <table:table-row>
          <table:table-cell table:style-name="Table21.A2" office:value-type="string">
            <text:p text:style-name="P275">ST</text:p>
          </table:table-cell>
          <table:table-cell table:style-name="Table21.B2" office:value-type="string">
            <text:p text:style-name="P275">other-credits</text:p>
          </table:table-cell>
        </table:table-row>
        <table:table-row>
          <table:table-cell table:style-name="Table21.A2" office:value-type="string">
            <text:p text:style-name="P275">SU</text:p>
          </table:table-cell>
          <table:table-cell table:style-name="Table21.B2" office:value-type="string">
            <text:p text:style-name="P275">subtitle</text:p>
          </table:table-cell>
        </table:table-row>
        <table:table-row>
          <table:table-cell table:style-name="Table21.A2" office:value-type="string">
            <text:p text:style-name="P275">SY</text:p>
          </table:table-cell>
          <table:table-cell table:style-name="Table21.B2" office:value-type="string">
            <text:p text:style-name="P275">systematic</text:p>
          </table:table-cell>
        </table:table-row>
        <table:table-row>
          <table:table-cell table:style-name="Table21.A2" office:value-type="string">
            <text:p text:style-name="P275">TD</text:p>
          </table:table-cell>
          <table:table-cell table:style-name="Table21.B2" office:value-type="string">
            <text:p text:style-name="P275">technical-data</text:p>
          </table:table-cell>
        </table:table-row>
        <table:table-row>
          <table:table-cell table:style-name="Table21.A2" office:value-type="string">
            <text:p text:style-name="P275">TE</text:p>
          </table:table-cell>
          <table:table-cell table:style-name="Table21.B2" office:value-type="string">
            <text:p text:style-name="P275">title-uniform</text:p>
          </table:table-cell>
        </table:table-row>
        <table:table-row>
          <table:table-cell table:style-name="Table21.A2" office:value-type="string">
            <text:p text:style-name="P275">TI</text:p>
          </table:table-cell>
          <table:table-cell table:style-name="Table21.B2" office:value-type="string">
            <text:p text:style-name="P275">title-cover</text:p>
          </table:table-cell>
        </table:table-row>
        <text:soft-page-break/>
        <table:table-row>
          <table:table-cell table:style-name="Table21.A2" office:value-type="string">
            <text:p text:style-name="P275">TU</text:p>
          </table:table-cell>
          <table:table-cell table:style-name="Table21.B2" office:value-type="string">
            <text:p text:style-name="P275">title-caption</text:p>
          </table:table-cell>
        </table:table-row>
        <table:table-row>
          <table:table-cell table:style-name="Table21.A2" office:value-type="string">
            <text:p text:style-name="P275">VL</text:p>
          </table:table-cell>
          <table:table-cell table:style-name="Table21.B2" office:value-type="string">
            <text:p text:style-name="P275">volume</text:p>
          </table:table-cell>
        </table:table-row>
        <table:table-row>
          <table:table-cell table:style-name="Table21.A2" office:value-type="string">
            <text:p text:style-name="P275">VT</text:p>
          </table:table-cell>
          <table:table-cell table:style-name="Table21.B2" office:value-type="string">
            <text:p text:style-name="P275">sync</text:p>
          </table:table-cell>
        </table:table-row>
        <table:table-row>
          <table:table-cell table:style-name="Table21.A2" office:value-type="string">
            <text:p text:style-name="P275">YR</text:p>
          </table:table-cell>
          <table:table-cell table:style-name="Table21.B2" office:value-type="string">
            <text:p text:style-name="P275">date</text:p>
          </table:table-cell>
        </table:table-row>
        <table:table-row>
          <table:table-cell table:style-name="Table21.A52" office:value-type="string">
            <text:p text:style-name="P275">ZU</text:p>
          </table:table-cell>
          <table:table-cell table:style-name="Table21.B52" office:value-type="string">
            <text:p text:style-name="P275">URL</text:p>
          </table:table-cell>
        </table:table-row>
      </table:table>
      <text:p text:style-name="P460"/>
      <text:p text:style-name="P749"><text:span text:style-name="T637">The MIME type: </text:span><text:span text:style-name="Citation"><text:span text:style-name="T637">"Application/X-Filmline"</text:span></text:span></text:p>
      <text:p text:style-name="P511"><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57"><text:span text:style-name="Source_20_Text"><text:span text:style-name="T105">Medline </text:span></text:span><text:span text:style-name="Source_20_Text"><text:span text:style-name="T312">(txt)</text:span></text:span><text:span text:style-name="Source_20_Text"><text:span text:style-name="T105"> Document Type</text:span></text:span></text:p>
      <text:p text:style-name="P149"><text:span text:style-name="Source_20_Text"><text:s text:c="7"/>DOCTYPE</text:span></text:p>
      <text:p text:style-name="P149"><text:span text:style-name="Source_20_Text"><text:s text:c="7"/>v</text:span></text:p>
      <text:p text:style-name="P149"><text:span text:style-name="Source_20_Text"><text:s text:c="7"/>MEDLINE</text:span></text:p>
      <text:p text:style-name="Text_20_body"><text:span text:style-name="Source_20_Text"/></text:p>
      <text:p text:style-name="P660"><text:span text:style-name="Source_20_Text"><text:span text:style-name="T830">T</text:span></text:span><text:span text:style-name="Source_20_Text"><text:span text:style-name="T309">he MEDLINE format is a tagged field format </text:span></text:span><text:span text:style-name="Source_20_Text"><text:span text:style-name="T311">originally developed for medical journals </text:span></text:span><text:span text:style-name="Source_20_Text"><text:span text:style-name="T312">by the US National Library of Medicine. These days there are now two MEDLINE formats. In the context of the NIH "Medline" is used as a synonym for "Medline (XML)” while "MedlinePlain" is used as a synonym for "Medline (txt)".</text:span></text:span></text:p>
      <text:p text:style-name="P660"><text:span text:style-name="Source_20_Text"><text:span text:style-name="T312"/></text:span></text:p>
      <text:p text:style-name="P660"><text:span text:style-name="Source_20_Text"><text:span text:style-name="T309">Many reference management tools can accept MEDLINE </text:span></text:span><text:span text:style-name="Source_20_Text"><text:span text:style-name="T312">(txt) </text:span></text:span><text:span text:style-name="Source_20_Text"><text:span text:style-name="T309">format as an input. </text:span></text:span></text:p>
      <text:p text:style-name="Text_20_body"><text:span text:style-name="Source_20_Text"/></text:p>
      <text:p text:style-name="P659"><text:span text:style-name="Source_20_Text"><text:span text:style-name="T128">Example:</text:span></text:span></text:p>
      <text:p text:style-name="Text_20_body"><text:span text:style-name="Source_20_Text"><text:span text:style-name="T581"><text:s/></text:span></text:span></text:p>
      <text:p text:style-name="Text_20_body"><text:span text:style-name="Source_20_Text"><text:span text:style-name="T581"><text:s text:c="4"/>JT - Journal of Personality and Social Psychology</text:span></text:span></text:p>
      <text:p text:style-name="Text_20_body"><text:span text:style-name="Source_20_Text"><text:span text:style-name="T581"><text:s text:c="4"/>TA - J Pers Soc Psychol</text:span></text:span></text:p>
      <text:p text:style-name="Text_20_body"><text:span text:style-name="Source_20_Text"><text:span text:style-name="T581"><text:s text:c="4"/>DP - 1986</text:span></text:span></text:p>
      <text:p text:style-name="Text_20_body"><text:span text:style-name="Source_20_Text"><text:span text:style-name="T581"><text:s text:c="4"/>VI - 51</text:span></text:span></text:p>
      <text:p text:style-name="Text_20_body"><text:span text:style-name="Source_20_Text"><text:span text:style-name="T581"><text:s text:c="4"/>IP - 6</text:span></text:span></text:p>
      <text:p text:style-name="Text_20_body"><text:span text:style-name="Source_20_Text"><text:span text:style-name="T581"><text:s text:c="4"/>IS - 0022-3514</text:span></text:span></text:p>
      <text:p text:style-name="Text_20_body"><text:span text:style-name="Source_20_Text"><text:span text:style-name="T581"><text:s text:c="4"/>TI - The moderator-mediator variable distinction in social psychological research: conceptual, strategic, and statistical considerations.</text:span></text:span></text:p>
      <text:p text:style-name="Text_20_body"><text:span text:style-name="Source_20_Text"><text:span text:style-name="T581"><text:s text:c="4"/>PG - 1173-1182</text:span></text:span></text:p>
      <text:p text:style-name="Text_20_body"><text:span text:style-name="Source_20_Text"><text:span text:style-name="T581"><text:s text:c="4"/>AU - Baron,RM</text:span></text:span></text:p>
      <text:p text:style-name="Text_20_body"><text:span text:style-name="Source_20_Text"><text:span text:style-name="T581"><text:s text:c="4"/>AU - Kenny,DA</text:span></text:span></text:p>
      <text:p text:style-name="Text_20_body"><text:span text:style-name="Source_20_Text"><text:span text:style-name="T581"><text:s text:c="4"/>PT - JOURNAL ARTICLE</text:span></text:span></text:p>
      <text:p text:style-name="Text_20_body"><text:span text:style-name="Source_20_Text"><text:span text:style-name="T581"><text:s text:c="4"/>DO - DOI:10.1037/0022-3514.51.6.1173</text:span></text:span></text:p>
      <text:p text:style-name="Text_20_body"><text:span text:style-name="Source_20_Text"><text:span text:style-name="T581"><text:s text:c="4"/>SO - J Pers Soc Psychol. 1986;51(6):1173-1182.</text:span></text:span></text:p>
      <text:p text:style-name="Text_20_body"><text:span text:style-name="Source_20_Text"/></text:p>
      <text:p text:style-name="P659"><text:span text:style-name="Source_20_Text"><text:span text:style-name="T310">Out of the box the parser understands the following maps (to Unified names)</text:span></text:span></text:p>
      <text:p text:style-name="Text_20_body"><text:span text:style-name="Source_20_Text"><text:span text:style-name="T581"><text:s text:c="2"/>{"AA", <text:s/>"Author-Address"},</text:span></text:span></text:p>
      <text:p text:style-name="Text_20_body"><text:span text:style-name="Source_20_Text"><text:span text:style-name="T581"><text:s text:c="2"/>{"AB", <text:s/>"Abstract"},</text:span></text:span></text:p>
      <text:p text:style-name="Text_20_body"><text:span text:style-name="Source_20_Text"><text:span text:style-name="T581"><text:s text:c="2"/>{"AD", <text:s/>"author-address"},</text:span></text:span></text:p>
      <text:p text:style-name="Text_20_body"><text:span text:style-name="Source_20_Text"><text:span text:style-name="T581"><text:s text:c="2"/>{"AN", <text:s/>"Accession-Number"},</text:span></text:span></text:p>
      <text:p text:style-name="Text_20_body"><text:span text:style-name="Source_20_Text"><text:span text:style-name="T581"><text:s text:c="2"/>{"AR", <text:s/>"Access-Restrictions"},</text:span></text:span></text:p>
      <text:p text:style-name="Text_20_body"><text:span text:style-name="Source_20_Text"><text:span text:style-name="T581"><text:s text:c="2"/>{"AT", <text:s/>"Article-Title"},</text:span></text:span></text:p>
      <text:p text:style-name="Text_20_body"><text:span text:style-name="Source_20_Text"><text:span text:style-name="T581"><text:s text:c="2"/>{"AU" <text:s text:c="2"/>"Author"},</text:span></text:span></text:p>
      <text:p text:style-name="Text_20_body"><text:span text:style-name="Source_20_Text"><text:span text:style-name="T581"><text:s text:c="2"/>{"CA", <text:s/>"Corporate-Author"},</text:span></text:span></text:p>
      <text:p text:style-name="Text_20_body"><text:span text:style-name="Source_20_Text"><text:span text:style-name="T581"><text:s text:c="2"/>{"CD", <text:s/>"Coden"},</text:span></text:span></text:p>
      <text:p text:style-name="Text_20_body"><text:span text:style-name="Source_20_Text"><text:span text:style-name="T581"><text:s text:c="2"/>{"CI", <text:s/>"Column-inches"},</text:span></text:span></text:p>
      <text:p text:style-name="Text_20_body"><text:span text:style-name="Source_20_Text"><text:span text:style-name="T581"><text:s text:c="2"/>{"CL", <text:s/>"Column-number"},</text:span></text:span></text:p>
      <text:p text:style-name="Text_20_body"><text:soft-page-break/><text:span text:style-name="Source_20_Text"><text:span text:style-name="T581"><text:s text:c="2"/>{"CP", <text:s/>"Captions"},</text:span></text:span></text:p>
      <text:p text:style-name="Text_20_body"><text:span text:style-name="Source_20_Text"><text:span text:style-name="T581"><text:s text:c="2"/>{"DP", <text:s/>"Date-of-publication"},</text:span></text:span></text:p>
      <text:p text:style-name="Text_20_body"><text:span text:style-name="Source_20_Text"><text:span text:style-name="T581"><text:s text:c="2"/>{"DT", <text:s/>"Document-Type"},</text:span></text:span></text:p>
      <text:p text:style-name="Text_20_body"><text:span text:style-name="Source_20_Text"><text:span text:style-name="T581"><text:s text:c="2"/>{"DY", <text:s/>"Day-of-the-week"},</text:span></text:span></text:p>
      <text:p text:style-name="Text_20_body"><text:span text:style-name="Source_20_Text"><text:span text:style-name="T581"><text:s text:c="2"/>{"ED", <text:s/>"Edition"},</text:span></text:span></text:p>
      <text:p text:style-name="Text_20_body"><text:span text:style-name="Source_20_Text"><text:span text:style-name="T581"><text:s text:c="2"/>{"FR", <text:s/>"Frequency"},</text:span></text:span></text:p>
      <text:p text:style-name="Text_20_body"><text:span text:style-name="Source_20_Text"><text:span text:style-name="T581"><text:s text:c="2"/>{"GC", <text:s/>"Geographic-Code"},</text:span></text:span></text:p>
      <text:p text:style-name="Text_20_body"><text:span text:style-name="Source_20_Text"><text:span text:style-name="T581"><text:s text:c="2"/>{"GD", <text:s/>"Government-Document-Num"},</text:span></text:span></text:p>
      <text:p text:style-name="Text_20_body"><text:span text:style-name="Source_20_Text"><text:span text:style-name="T581"><text:s text:c="2"/>{"GI", <text:s/>"GPO-Item-Num"},</text:span></text:span></text:p>
      <text:p text:style-name="Text_20_body"><text:span text:style-name="Source_20_Text"><text:span text:style-name="T581"><text:s text:c="2"/>{"IB", <text:s/>"ISBN"},</text:span></text:span></text:p>
      <text:p text:style-name="Text_20_body"><text:span text:style-name="Source_20_Text"><text:span text:style-name="T581"><text:s text:c="2"/>{"IL", <text:s/>"Illustrations"},</text:span></text:span></text:p>
      <text:p text:style-name="Text_20_body"><text:span text:style-name="Source_20_Text"><text:span text:style-name="T581"><text:s text:c="2"/>{"IP", <text:s/>"Issue-part"},</text:span></text:span></text:p>
      <text:p text:style-name="Text_20_body"><text:span text:style-name="Source_20_Text"><text:span text:style-name="T581"><text:s text:c="2"/>{"IS", <text:s/>"Issue"},</text:span></text:span></text:p>
      <text:p text:style-name="Text_20_body"><text:span text:style-name="Source_20_Text"><text:span text:style-name="T581"><text:s text:c="2"/>{"JA", <text:s/>"Jo.Author"},</text:span></text:span></text:p>
      <text:p text:style-name="Text_20_body"><text:span text:style-name="Source_20_Text"><text:span text:style-name="T581"><text:s text:c="2"/>{"JO", <text:s/>"Journal"},</text:span></text:span></text:p>
      <text:p text:style-name="Text_20_body"><text:span text:style-name="Source_20_Text"><text:span text:style-name="T581"><text:s text:c="2"/>{"JT", <text:s/>"Item-Title"},</text:span></text:span></text:p>
      <text:p text:style-name="Text_20_body"><text:span text:style-name="Source_20_Text"><text:span text:style-name="T581"><text:s text:c="2"/>{"LA", <text:s/>"Language"},</text:span></text:span></text:p>
      <text:p text:style-name="Text_20_body"><text:span text:style-name="Source_20_Text"><text:span text:style-name="T581"><text:s text:c="2"/>{"LC", <text:s/>"LCCN"},</text:span></text:span></text:p>
      <text:p text:style-name="Text_20_body"><text:span text:style-name="Source_20_Text"><text:span text:style-name="T581"><text:s text:c="2"/>{"LO", <text:s/>"Location"},</text:span></text:span></text:p>
      <text:p text:style-name="Text_20_body"><text:span text:style-name="Source_20_Text"><text:span text:style-name="T581"><text:s text:c="2"/>{"LT", <text:s/>"Linked-PE"},</text:span></text:span></text:p>
      <text:p text:style-name="Text_20_body"><text:span text:style-name="Source_20_Text"><text:span text:style-name="T581"><text:s text:c="2"/>{"MH", <text:s/>"Keywords"},</text:span></text:span></text:p>
      <text:p text:style-name="Text_20_body"><text:span text:style-name="Source_20_Text"><text:span text:style-name="T581"><text:s text:c="2"/>{"MK", <text:s/>"Musical-Key"},</text:span></text:span></text:p>
      <text:p text:style-name="Text_20_body"><text:span text:style-name="Source_20_Text"><text:span text:style-name="T581"><text:s text:c="2"/>{"MN", <text:s/>"Music-Publisher-Num"},</text:span></text:span></text:p>
      <text:p text:style-name="Text_20_body"><text:span text:style-name="Source_20_Text"><text:span text:style-name="T581"><text:s text:c="2"/>{"MO", <text:s/>"Month"},</text:span></text:span></text:p>
      <text:p text:style-name="Text_20_body"><text:span text:style-name="Source_20_Text"><text:span text:style-name="T581"><text:s text:c="2"/>{"MT", <text:s/>"Title-Main"},</text:span></text:span></text:p>
      <text:p text:style-name="Text_20_body"><text:span text:style-name="Source_20_Text"><text:span text:style-name="T581"><text:s text:c="2"/>{"NR", <text:s/>"issue-num"},</text:span></text:span></text:p>
      <text:p text:style-name="Text_20_body"><text:span text:style-name="Source_20_Text"><text:span text:style-name="T581"><text:s text:c="2"/>{"NT", <text:s/>"Notes"},</text:span></text:span></text:p>
      <text:p text:style-name="Text_20_body"><text:span text:style-name="Source_20_Text"><text:span text:style-name="T581"><text:s text:c="2"/>{"OE", <text:s/>"Other-Entries"},</text:span></text:span></text:p>
      <text:p text:style-name="Text_20_body"><text:span text:style-name="Source_20_Text"><text:span text:style-name="T581"><text:s text:c="2"/>{"OR", <text:s/>"Organization"},</text:span></text:span></text:p>
      <text:p text:style-name="Text_20_body"><text:span text:style-name="Source_20_Text"><text:span text:style-name="T581"><text:s text:c="2"/>{"OT", <text:s/>"Other-Titles"},</text:span></text:span></text:p>
      <text:p text:style-name="Text_20_body"><text:span text:style-name="Source_20_Text"><text:span text:style-name="T581"><text:s text:c="2"/>{"OW", <text:s/>"Ownership"},</text:span></text:span></text:p>
      <text:p text:style-name="Text_20_body"><text:span text:style-name="Source_20_Text"><text:span text:style-name="T581"><text:s text:c="2"/>{"PA", <text:s/>"Personal-author"},</text:span></text:span></text:p>
      <text:p text:style-name="Text_20_body"><text:span text:style-name="Source_20_Text"><text:span text:style-name="T581"><text:s text:c="2"/>{"PG", <text:s/>"Pagination"},</text:span></text:span></text:p>
      <text:p text:style-name="Text_20_body"><text:span text:style-name="Source_20_Text"><text:span text:style-name="T581"><text:s text:c="2"/>{"PH", <text:s/>"History"},</text:span></text:span></text:p>
      <text:p text:style-name="Text_20_body"><text:span text:style-name="Source_20_Text"><text:span text:style-name="T581"><text:s text:c="2"/>{"PL", <text:s/>"Place"},</text:span></text:span></text:p>
      <text:p text:style-name="Text_20_body"><text:span text:style-name="Source_20_Text"><text:span text:style-name="T581"><text:s text:c="2"/>{"PN", <text:s/>"Producer-Num"},</text:span></text:span></text:p>
      <text:p text:style-name="Text_20_body"><text:span text:style-name="Source_20_Text"><text:span text:style-name="T581"><text:s text:c="2"/>{"PU", <text:s/>"Publisher"},</text:span></text:span></text:p>
      <text:p text:style-name="Text_20_body"><text:span text:style-name="Source_20_Text"><text:span text:style-name="T581"><text:s text:c="2"/>{"RE", <text:s/>"Reprint"},</text:span></text:span></text:p>
      <text:p text:style-name="Text_20_body"><text:span text:style-name="Source_20_Text"><text:span text:style-name="T581"><text:s text:c="2"/>{"RF", <text:s/>"Reference"},</text:span></text:span></text:p>
      <text:p text:style-name="Text_20_body"><text:span text:style-name="Source_20_Text"><text:span text:style-name="T581"><text:s text:c="2"/>{"RN", <text:s/>"Report-Numb"},</text:span></text:span></text:p>
      <text:p text:style-name="Text_20_body"><text:span text:style-name="Source_20_Text"><text:span text:style-name="T581"><text:s text:c="2"/>{"RT", <text:s/>"Related-Titles"},</text:span></text:span></text:p>
      <text:p text:style-name="Text_20_body"><text:span text:style-name="Source_20_Text"><text:span text:style-name="T581"><text:s text:c="2"/>{"SB", <text:s/>"Subfile"},</text:span></text:span></text:p>
      <text:p text:style-name="Text_20_body"><text:span text:style-name="Source_20_Text"><text:span text:style-name="T581"><text:s text:c="2"/>{"SD", <text:s/>"Std-Ind-code"},</text:span></text:span></text:p>
      <text:p text:style-name="Text_20_body"><text:span text:style-name="Source_20_Text"><text:span text:style-name="T581"><text:s text:c="2"/>{"SE", <text:s/>"Series"},</text:span></text:span></text:p>
      <text:p text:style-name="Text_20_body"><text:span text:style-name="Source_20_Text"><text:span text:style-name="T581"><text:s text:c="2"/>{"SL", <text:s/>"Scale"},</text:span></text:span></text:p>
      <text:p text:style-name="Text_20_body"><text:span text:style-name="Source_20_Text"><text:span text:style-name="T581"><text:s text:c="2"/>{"SO", <text:s/>"Source"},</text:span></text:span></text:p>
      <text:p text:style-name="Text_20_body"><text:span text:style-name="Source_20_Text"><text:span text:style-name="T581"><text:s text:c="2"/>{"SR", <text:s/>"Series-added"},</text:span></text:span></text:p>
      <text:p text:style-name="Text_20_body"><text:span text:style-name="Source_20_Text"><text:span text:style-name="T581"><text:s text:c="2"/>{"SS", <text:s/>"ISSN"},</text:span></text:span></text:p>
      <text:p text:style-name="Text_20_body"><text:span text:style-name="Source_20_Text"><text:span text:style-name="T581"><text:s text:c="2"/>{"ST", <text:s/>"Stock-Num"},</text:span></text:span></text:p>
      <text:p text:style-name="Text_20_body"><text:span text:style-name="Source_20_Text"><text:span text:style-name="T581"><text:s text:c="2"/>{"SU", <text:s/>"Subject"},</text:span></text:span></text:p>
      <text:p text:style-name="Text_20_body"><text:span text:style-name="Source_20_Text"><text:span text:style-name="T581"><text:s text:c="2"/>{"TA", <text:s/>"Title-Abbrev"},</text:span></text:span></text:p>
      <text:p text:style-name="Text_20_body"><text:span text:style-name="Source_20_Text"><text:span text:style-name="T581"><text:s text:c="2"/>{"TD", <text:s/>"Technical-Details"},</text:span></text:span></text:p>
      <text:p text:style-name="Text_20_body"><text:span text:style-name="Source_20_Text"><text:span text:style-name="T581"><text:s text:c="2"/>{"TH", <text:s/>"Thematic"},</text:span></text:span></text:p>
      <text:p text:style-name="Text_20_body"><text:span text:style-name="Source_20_Text"><text:span text:style-name="T581"><text:s text:c="2"/>{"TI", <text:s/>"Title"},</text:span></text:span></text:p>
      <text:p text:style-name="Text_20_body"><text:span text:style-name="Source_20_Text"><text:span text:style-name="T581"><text:s text:c="2"/>{"UI", <text:s/>"Journal-code"},</text:span></text:span></text:p>
      <text:p text:style-name="Text_20_body"><text:soft-page-break/><text:span text:style-name="Source_20_Text"><text:span text:style-name="T581"><text:s text:c="2"/>{"UT", <text:s/>"Uniform-Title"},</text:span></text:span></text:p>
      <text:p text:style-name="Text_20_body"><text:span text:style-name="Source_20_Text"><text:span text:style-name="T581"><text:s text:c="2"/>{"UR", <text:s/>"URL"},</text:span></text:span></text:p>
      <text:p text:style-name="Text_20_body"><text:span text:style-name="Source_20_Text"><text:span text:style-name="T581"><text:s text:c="2"/>{"VN", <text:s/>"Vendor-Num"},</text:span></text:span></text:p>
      <text:p text:style-name="Text_20_body"><text:span text:style-name="Source_20_Text"><text:span text:style-name="T581"><text:s text:c="2"/>{"VO", <text:s/>"Volume"},</text:span></text:span></text:p>
      <text:p text:style-name="Text_20_body"><text:span text:style-name="Source_20_Text"><text:span text:style-name="T581"><text:s text:c="2"/>{"VO", <text:s/>"issue-vol"},</text:span></text:span></text:p>
      <text:p text:style-name="Text_20_body"><text:span text:style-name="Source_20_Text"><text:span text:style-name="T581"><text:s text:c="2"/>{"YE", <text:s/>"Year"},</text:span></text:span></text:p>
      <text:p text:style-name="Text_20_body"><text:span text:style-name="Source_20_Text"><text:span text:style-name="T581"><text:s text:c="2"/>{"XX", <text:s/>"Message"},</text:span></text:span></text:p>
      <text:p text:style-name="Text_20_body"><text:span text:style-name="Source_20_Text"><text:span text:style-name="T581"><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49"><text:span text:style-name="Source_20_Text"><text:s text:c="7"/>DOCTYPE</text:span></text:p>
      <text:p text:style-name="P149"><text:span text:style-name="Source_20_Text"><text:s text:c="10"/>|</text:span></text:p>
      <text:p text:style-name="P149"><text:span text:style-name="Source_20_Text"><text:s text:c="7"/>MEDLINE</text:span></text:p>
      <text:p text:style-name="P149"><text:span text:style-name="Source_20_Text"><text:s text:c="10"/>v</text:span></text:p>
      <text:p text:style-name="P149"><text:span text:style-name="Source_20_Text"><text:s text:c="9"/>RIS</text:span></text:p>
      <text:p text:style-name="P248"><text:span text:style-name="Source_20_Text"><text:span text:style-name="T105"/></text:span></text:p>
      <text:p text:style-name="P248"><text:span text:style-name="Source_20_Text"><text:span text:style-name="T105">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48"><text:span text:style-name="Source_20_Text"><text:span text:style-name="T105"/></text:span></text:p>
      <text:p text:style-name="P249"><text:span text:style-name="Source_20_Text"><text:span text:style-name="T308">Example:</text:span></text:span></text:p>
      <text:p text:style-name="P248"><text:span text:style-name="Source_20_Text"><text:span text:style-name="T480">TY <text:s/>- JOUR</text:span></text:span></text:p>
      <text:p text:style-name="P248"><text:span text:style-name="Source_20_Text"><text:span text:style-name="T480">AU <text:s/>- Shannon, Claude E.</text:span></text:span></text:p>
      <text:p text:style-name="P248"><text:span text:style-name="Source_20_Text"><text:span text:style-name="T480">PY <text:s/>- 1948</text:span></text:span></text:p>
      <text:p text:style-name="P248"><text:span text:style-name="Source_20_Text"><text:span text:style-name="T480">DA <text:s/>- July</text:span></text:span></text:p>
      <text:p text:style-name="P248"><text:span text:style-name="Source_20_Text"><text:span text:style-name="T480">TI <text:s/>- A Mathematical Theory of Communication</text:span></text:span></text:p>
      <text:p text:style-name="P248"><text:span text:style-name="Source_20_Text"><text:span text:style-name="T480">T2 <text:s/>- Bell System Technical Journal</text:span></text:span></text:p>
      <text:p text:style-name="P248"><text:span text:style-name="Source_20_Text"><text:span text:style-name="T480">SP <text:s/>- 379</text:span></text:span></text:p>
      <text:p text:style-name="P248"><text:span text:style-name="Source_20_Text"><text:span text:style-name="T480">EP <text:s/>- 423</text:span></text:span></text:p>
      <text:p text:style-name="P248"><text:span text:style-name="Source_20_Text"><text:span text:style-name="T480">VL <text:s/>- 27</text:span></text:span></text:p>
      <text:p text:style-name="P248"><text:span text:style-name="Source_20_Text"><text:span text:style-name="T480">ER <text:s/>- </text:span></text:span></text:p>
      <text:p text:style-name="P248"><text:span text:style-name="Source_20_Text"><text:span text:style-name="T480"/></text:span></text:p>
      <text:h text:style-name="Heading_20_2" text:outline-level="2"><text:bookmark-start text:name="__RefHeading___Toc20819_3285073552"/><text:span text:style-name="Source_20_Text">FIRSTLINE</text:span><text:bookmark-end text:name="__RefHeading___Toc20819_3285073552"/></text:h>
      <text:p text:style-name="P519"><text:span text:style-name="Source_20_Text">FIRSTLINE Class Tree:</text:span></text:p>
      <text:p text:style-name="P123"><text:span text:style-name="Source_20_Text"><text:s text:c="7"/>DOCTYPE</text:span></text:p>
      <text:p text:style-name="P123"><text:span text:style-name="Source_20_Text"><text:s text:c="10"/>v</text:span></text:p>
      <text:p text:style-name="P123"><text:span text:style-name="Source_20_Text"><text:span text:style-name="T707"><text:s text:c="6"/>FIRSTLINE</text:span></text:span></text:p>
      <text:p text:style-name="P519"><text:span text:style-name="Source_20_Text"><text:span text:style-name="T226"/></text:span></text:p>
      <text:p text:style-name="P519"><text:span text:style-name="Source_20_Text"><text:span text:style-name="T226">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19"><text:span text:style-name="Source_20_Text"/></text:p>
      <text:p text:style-name="P519"><text:span text:style-name="Source_20_Text"><text:span text:style-name="T105">Index-time options:</text:span></text:span></text:p>
      <text:p text:style-name="P519"><text:soft-page-break/><text:span text:style-name="Source_20_Text"><text:s text:c="2"/>Startline N<text:tab/>Specifies which line </text:span><text:span text:style-name="Source_20_Text"><text:span text:style-name="T707">or sentence</text:span></text:span><text:span text:style-name="Source_20_Text"> to use (default is 1)</text:span></text:p>
      <text:h text:style-name="Heading_20_2" text:outline-level="2"><text:bookmark-start text:name="__RefHeading___Toc20821_3285073552"/><text:span text:style-name="Source_20_Text">FILTER</text:span><text:bookmark-end text:name="__RefHeading___Toc20821_3285073552"/></text:h>
      <text:p text:style-name="P562"><text:span text:style-name="Source_20_Text"><text:span text:style-name="T264">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67">their output </text:span></text:span><text:span text:style-name="Source_20_Text"><text:span text:style-name="T264">in the specific format</text:span></text:span><text:span text:style-name="Source_20_Text"><text:span text:style-name="T267"> to standard output (stdout). </text:span></text:span></text:p>
      <text:p text:style-name="P562"><text:span text:style-name="Source_20_Text"><text:span text:style-name="T267"/></text:span></text:p>
      <text:p text:style-name="P135"><text:span text:style-name="Source_20_Text"><text:span text:style-name="T769">filter_path filename_path</text:span></text:span></text:p>
      <text:p text:style-name="P562"><text:span text:style-name="Source_20_Text"><text:span text:style-name="T269"/></text:span></text:p>
      <text:p text:style-name="P562"><text:span text:style-name="Source_20_Text"><text:span text:style-name="T264">Out-of-the box the engine provides doctypes to handle filtering to HTML, MEMO, TEXT and <text:s/>XML formats. </text:span></text:span><text:span text:style-name="Source_20_Text"><text:span text:style-name="T267">The most generic is the FILTER doctype.</text:span></text:span></text:p>
      <text:p text:style-name="P561"><text:span text:style-name="Source_20_Text"><text:span text:style-name="T267"/></text:span></text:p>
      <text:p text:style-name="P561"><text:span text:style-name="Source_20_Text"><text:span text:style-name="T267">FILTER uses an external filter to process input to any DOCTYPE. </text:span></text:span></text:p>
      <text:p text:style-name="P561"><text:span text:style-name="Source_20_Text"><text:span text:style-name="T267"/></text:span></text:p>
      <text:p text:style-name="P561"><text:span text:style-name="Source_20_Text"><text:span text:style-name="T267">Class Tree:</text:span></text:span></text:p>
      <text:p text:style-name="P134"><text:span text:style-name="Source_20_Text"><text:span text:style-name="T267"><text:s text:c="7"/>DOCTYPE</text:span></text:span></text:p>
      <text:p text:style-name="P134"><text:span text:style-name="Source_20_Text"><text:span text:style-name="T267"><text:s text:c="10"/>v</text:span></text:span></text:p>
      <text:p text:style-name="P134"><text:span text:style-name="Source_20_Text"><text:span text:style-name="T267"><text:s text:c="7"/>FILTER</text:span></text:span></text:p>
      <text:p text:style-name="P561"><text:span text:style-name="Source_20_Text"><text:span text:style-name="T267">Options:</text:span></text:span></text:p>
      <text:p text:style-name="P561"><text:span text:style-name="Source_20_Text"><text:span text:style-name="T267"><text:s text:c="3"/>FILTER <text:s text:c="2"/>Specifies the filter program to use</text:span></text:span></text:p>
      <text:p text:style-name="P561"><text:span text:style-name="Source_20_Text"><text:span text:style-name="T267"><text:s text:c="3"/>CLASS <text:s text:c="3"/>Specifies which doctype class to use to handle the filtered records</text:span></text:span></text:p>
      <text:p text:style-name="P561"><text:span text:style-name="Source_20_Text"><text:span text:style-name="T267">Note:</text:span></text:span></text:p>
      <text:p text:style-name="P561"><text:span text:style-name="Source_20_Text"><text:span text:style-name="T267">Filters must take single arguments of the form: filter filename</text:span></text:span></text:p>
      <text:p text:style-name="P561"><text:span text:style-name="Source_20_Text"><text:span text:style-name="T267">and write to stdout. For output one should also define External/ filters (see DOCTYPE class)</text:span></text:span></text:p>
      <text:h text:style-name="P835" text:outline-level="2"><text:bookmark-start text:name="__RefHeading___Toc20823_3285073552"/><text:span text:style-name="Source_20_Text"><text:span text:style-name="T768">FILTER2HTML</text:span></text:span><text:bookmark-end text:name="__RefHeading___Toc20823_3285073552"/></text:h>
      <text:p text:style-name="P556"><text:span text:style-name="Source_20_Text"><text:span text:style-name="T105">FILTER2HTML </text:span></text:span><text:span text:style-name="Source_20_Text"><text:span text:style-name="T264">u</text:span></text:span><text:span text:style-name="Source_20_Text"><text:span text:style-name="T105">ses an external filter that converts the input file into HTML type files. </text:span></text:span><text:span text:style-name="Source_20_Text"><text:span text:style-name="T267">It </text:span></text:span><text:span text:style-name="Source_20_Text"><text:span text:style-name="T268">has similar goals</text:span></text:span><text:span text:style-name="Source_20_Text"><text:span text:style-name="T267"> to FILTER where the class </text:span></text:span><text:span text:style-name="Source_20_Text"><text:span text:style-name="T268">was</text:span></text:span><text:span text:style-name="Source_20_Text"><text:span text:style-name="T267"> set to pass processing to HTMLMETA.</text:span></text:span></text:p>
      <text:p text:style-name="P556"><text:span text:style-name="Source_20_Text"><text:span text:style-name="T105"/></text:span></text:p>
      <text:p text:style-name="P556"><text:span text:style-name="Source_20_Text">Class Tree:</text:span></text:p>
      <text:p text:style-name="P130"><text:span text:style-name="Source_20_Text"><text:s text:c="7"/>DOCTYPE</text:span></text:p>
      <text:p text:style-name="P130"><text:span text:style-name="Source_20_Text"><text:s text:c="10"/>|</text:span></text:p>
      <text:p text:style-name="P130"><text:span text:style-name="Source_20_Text"><text:s text:c="7"/>METADOC</text:span></text:p>
      <text:p text:style-name="P130"><text:span text:style-name="Source_20_Text"><text:s text:c="10"/>|</text:span></text:p>
      <text:p text:style-name="P130"><text:span text:style-name="Source_20_Text"><text:s text:c="6"/>COLONDOC</text:span></text:p>
      <text:p text:style-name="P130"><text:span text:style-name="Source_20_Text"><text:s text:c="10"/>|</text:span></text:p>
      <text:p text:style-name="P130"><text:span text:style-name="Source_20_Text"><text:s text:c="6"/>HTMLMETA</text:span></text:p>
      <text:p text:style-name="P130"><text:span text:style-name="Source_20_Text"><text:s text:c="10"/>|</text:span></text:p>
      <text:p text:style-name="P130"><text:span text:style-name="Source_20_Text"><text:s text:c="6"/>HTMLHEAD</text:span></text:p>
      <text:p text:style-name="P130"><text:span text:style-name="Source_20_Text"><text:s text:c="10"/>v</text:span></text:p>
      <text:p text:style-name="P130"><text:span text:style-name="Source_20_Text"><text:s text:c="5"/>FILTER2HTML</text:span></text:p>
      <text:p text:style-name="P556"><text:span text:style-name="Source_20_Text"><text:span text:style-name="T105">Options</text:span></text:span><text:span text:style-name="Source_20_Text">:</text:span></text:p>
      <text:p text:style-name="P556"><text:span text:style-name="Source_20_Text"><text:span text:style-name="T455"><text:s text:c="3"/>Filter <text:s text:c="7"/>Specifies the program to use.</text:span></text:span></text:p>
      <text:p text:style-name="P556"><text:span text:style-name="Source_20_Text"><text:span text:style-name="T455"><text:s text:c="3"/>Content-type <text:s/>Specifies the MIME content-type of the original.</text:span></text:span></text:p>
      <text:p text:style-name="P559"><text:span text:style-name="Source_20_Text"><text:span text:style-name="T105">These are defined in the "filter2html.ini" [General] or &lt;Db&gt;.ini [FILTER2HTML] sections.</text:span></text:span></text:p>
      <text:p text:style-name="P559"><text:soft-page-break/><text:span text:style-name="Source_20_Text"><text:span text:style-name="T105"/></text:span></text:p>
      <text:p text:style-name="P559"><text:span text:style-name="Source_20_Text"><text:span text:style-name="T105">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61"><text:span text:style-name="Source_20_Text"><text:span text:style-name="T105">FILTER2MEMO </text:span></text:span><text:span text:style-name="Source_20_Text"><text:span text:style-name="T263">u</text:span></text:span><text:span text:style-name="Source_20_Text"><text:span text:style-name="T105">ses an external filter that converts the input file into MEMO type files. </text:span></text:span><text:span text:style-name="Source_20_Text"><text:span text:style-name="T267">It </text:span></text:span><text:span text:style-name="Source_20_Text"><text:span text:style-name="T268">has</text:span></text:span><text:span text:style-name="Source_20_Text"><text:span text:style-name="T267"> similar </text:span></text:span><text:span text:style-name="Source_20_Text"><text:span text:style-name="T268">goals</text:span></text:span><text:span text:style-name="Source_20_Text"><text:span text:style-name="T267"> to FILTER where the class </text:span></text:span><text:span text:style-name="Source_20_Text"><text:span text:style-name="T268">was</text:span></text:span><text:span text:style-name="Source_20_Text"><text:span text:style-name="T267"> set to pass processing to MEMODOC.</text:span></text:span></text:p>
      <text:p text:style-name="P561"><text:span text:style-name="Source_20_Text"><text:span text:style-name="T105"/></text:span></text:p>
      <text:p text:style-name="P131"><text:span text:style-name="Source_20_Text"><text:s text:c="7"/>DOCTYPE</text:span></text:p>
      <text:p text:style-name="P131"><text:span text:style-name="Source_20_Text"><text:s text:c="10"/>|</text:span></text:p>
      <text:p text:style-name="P131"><text:span text:style-name="Source_20_Text"><text:s text:c="8"/>PTEXT</text:span></text:p>
      <text:p text:style-name="P131"><text:span text:style-name="Source_20_Text"><text:s text:c="10"/>|</text:span></text:p>
      <text:p text:style-name="P131"><text:span text:style-name="Source_20_Text"><text:s text:c="7"/>MEMODOC</text:span></text:p>
      <text:p text:style-name="P131"><text:span text:style-name="Source_20_Text"><text:s text:c="10"/>v</text:span></text:p>
      <text:p text:style-name="P131"><text:span text:style-name="Source_20_Text"><text:s text:c="5"/>FILTER2MEMO</text:span></text:p>
      <text:p text:style-name="P557"><text:span text:style-name="Source_20_Text"><text:span text:style-name="T105"/></text:span></text:p>
      <text:p text:style-name="P556"><text:span text:style-name="Source_20_Text"><text:span text:style-name="T105">Options:</text:span></text:span></text:p>
      <text:p text:style-name="P556"><text:span text:style-name="Source_20_Text"><text:s text:c="3"/>Filter <text:s text:c="7"/>Specifies the program to use.</text:span></text:p>
      <text:p text:style-name="P556"><text:span text:style-name="Source_20_Text"><text:s text:c="3"/>Content-type <text:s/>Specifies the MIME content-type of the original.</text:span></text:p>
      <text:p text:style-name="P556"><text:span text:style-name="Source_20_Text"><text:span text:style-name="T105">These are defined in the "filter2memo.ini" [General] or &lt;Db&gt;.ini [FILTER2MEMO] sections.</text:span></text:span></text:p>
      <text:p text:style-name="P556"><text:span text:style-name="Source_20_Text"><text:span text:style-name="T105"/></text:span></text:p>
      <text:p text:style-name="P556"><text:span text:style-name="Source_20_Text"><text:span text:style-name="T105">Filters should take a single argument as the path to the (binary) input file and should write their output (MEMO) to standard output (stdout)</text:span></text:span></text:p>
      <text:h text:style-name="P836" text:outline-level="2"><text:bookmark-start text:name="__RefHeading___Toc20827_3285073552"/><text:span text:style-name="Source_20_Text">FILTER2TEXT</text:span><text:bookmark-end text:name="__RefHeading___Toc20827_3285073552"/></text:h>
      <text:p text:style-name="P561"><text:span text:style-name="Source_20_Text"><text:span text:style-name="T105">FILTER2TEXT </text:span></text:span><text:span text:style-name="Source_20_Text"><text:span text:style-name="T265">u</text:span></text:span><text:span text:style-name="Source_20_Text"><text:span text:style-name="T105">ses an external filter that converts the input file into TEXT (PTEXT) type files. </text:span></text:span><text:span text:style-name="Source_20_Text"><text:span text:style-name="T267">It </text:span></text:span><text:span text:style-name="Source_20_Text"><text:span text:style-name="T268">has</text:span></text:span><text:span text:style-name="Source_20_Text"><text:span text:style-name="T267"> similar </text:span></text:span><text:span text:style-name="Source_20_Text"><text:span text:style-name="T268">goals</text:span></text:span><text:span text:style-name="Source_20_Text"><text:span text:style-name="T267"> to FILTER where the class </text:span></text:span><text:span text:style-name="Source_20_Text"><text:span text:style-name="T268">was</text:span></text:span><text:span text:style-name="Source_20_Text"><text:span text:style-name="T267"> set to pass processing to PTEXT.</text:span></text:span></text:p>
      <text:p text:style-name="P558"><text:span text:style-name="Source_20_Text"><text:span text:style-name="T105"/></text:span></text:p>
      <text:p text:style-name="P558"><text:span text:style-name="Source_20_Text"><text:span text:style-name="T105">Class Tree:</text:span></text:span></text:p>
      <text:p text:style-name="P132"><text:span text:style-name="Source_20_Text"><text:span text:style-name="T105"><text:s text:c="7"/>DOCTYPE</text:span></text:span></text:p>
      <text:p text:style-name="P132"><text:span text:style-name="Source_20_Text"><text:span text:style-name="T105"><text:s text:c="10"/>|</text:span></text:span></text:p>
      <text:p text:style-name="P132"><text:span text:style-name="Source_20_Text"><text:span text:style-name="T105"><text:s text:c="8"/>PTEXT</text:span></text:span></text:p>
      <text:p text:style-name="P132"><text:span text:style-name="Source_20_Text"><text:span text:style-name="T105"><text:s text:c="10"/>v</text:span></text:span></text:p>
      <text:p text:style-name="P132"><text:span text:style-name="Source_20_Text"><text:span text:style-name="T105"><text:s text:c="5"/>FILTER2TEXT</text:span></text:span></text:p>
      <text:p text:style-name="P558"><text:span text:style-name="Source_20_Text"><text:span text:style-name="T105">Options:</text:span></text:span></text:p>
      <text:p text:style-name="P558"><text:span text:style-name="Source_20_Text"><text:s text:c="3"/>Filter <text:s text:c="7"/>Specifies the program to use.</text:span></text:p>
      <text:p text:style-name="P558"><text:span text:style-name="Source_20_Text"><text:s text:c="3"/>Content-type <text:s/>Specifies the MIME content-type of the original.</text:span></text:p>
      <text:p text:style-name="P558"><text:span text:style-name="Source_20_Text"><text:span text:style-name="T105">These are defined in the "filter2text.ini" [General] or &lt;Db&gt;.ini [FILTER2TEXT] sections.</text:span></text:span></text:p>
      <text:p text:style-name="P558"><text:span text:style-name="Source_20_Text"><text:span text:style-name="T105"/></text:span></text:p>
      <text:p text:style-name="P558"><text:span text:style-name="Source_20_Text"><text:span text:style-name="T105">Filters should take a single argument as the path to the (binary) input file and should write their output <text:s/>(PTEXT) to standard output (stdout)</text:span></text:span></text:p>
      <text:h text:style-name="P836" text:outline-level="2"><text:bookmark-start text:name="__RefHeading___Toc20829_3285073552"/><text:soft-page-break/><text:span text:style-name="Source_20_Text">FILTER2XML</text:span><text:bookmark-end text:name="__RefHeading___Toc20829_3285073552"/></text:h>
      <text:p text:style-name="P561"><text:span text:style-name="Source_20_Text"><text:span text:style-name="T105">FILTER2XML </text:span></text:span><text:span text:style-name="Source_20_Text"><text:span text:style-name="T266">u</text:span></text:span><text:span text:style-name="Source_20_Text"><text:span text:style-name="T105">ses an external filter that converts the input file into XML type files. </text:span></text:span><text:span text:style-name="Source_20_Text"><text:span text:style-name="T267">It </text:span></text:span><text:span text:style-name="Source_20_Text"><text:span text:style-name="T268">has</text:span></text:span><text:span text:style-name="Source_20_Text"><text:span text:style-name="T267"> similar </text:span></text:span><text:span text:style-name="Source_20_Text"><text:span text:style-name="T268">goals</text:span></text:span><text:span text:style-name="Source_20_Text"><text:span text:style-name="T267"> to FILTER where the class </text:span></text:span><text:span text:style-name="Source_20_Text"><text:span text:style-name="T268">was</text:span></text:span><text:span text:style-name="Source_20_Text"><text:span text:style-name="T267"> set to pass processing to XML.</text:span></text:span></text:p>
      <text:p text:style-name="P561"><text:span text:style-name="Source_20_Text"><text:span text:style-name="T105"/></text:span></text:p>
      <text:p text:style-name="Text_20_body"><text:span text:style-name="Source_20_Text"><text:span text:style-name="T105"/></text:span></text:p>
      <text:p text:style-name="P560"><text:span text:style-name="Source_20_Text">Class Tree:</text:span></text:p>
      <text:p text:style-name="P133"><text:span text:style-name="Source_20_Text"><text:s text:c="7"/>DOCTYPE</text:span></text:p>
      <text:p text:style-name="P133"><text:span text:style-name="Source_20_Text"><text:s text:c="10"/>|</text:span></text:p>
      <text:p text:style-name="P133"><text:span text:style-name="Source_20_Text"><text:s text:c="6"/>SGMLNORM</text:span></text:p>
      <text:p text:style-name="P133"><text:span text:style-name="Source_20_Text"><text:s text:c="10"/>|</text:span></text:p>
      <text:p text:style-name="P133"><text:span text:style-name="Source_20_Text"><text:s text:c="9"/>XML</text:span></text:p>
      <text:p text:style-name="P133"><text:span text:style-name="Source_20_Text"><text:s text:c="10"/>v</text:span></text:p>
      <text:p text:style-name="P133"><text:span text:style-name="Source_20_Text"><text:s text:c="5"/>FILTER2XML</text:span></text:p>
      <text:p text:style-name="Text_20_body"><text:span text:style-name="Source_20_Text"><text:span text:style-name="T105"/></text:span></text:p>
      <text:p text:style-name="Text_20_body"><text:span text:style-name="Source_20_Text"><text:span text:style-name="T105">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105">These are defined in the "filter2xml.ini" [General] or &lt;Db&gt;.ini [FILTER2XML] sections.</text:span></text:span></text:p>
      <text:p text:style-name="Text_20_body"><text:span text:style-name="Source_20_Text"><text:span text:style-name="T105"/></text:span></text:p>
      <text:p text:style-name="Text_20_body"><text:span text:style-name="Source_20_Text"><text:span text:style-name="T105">Filters should take a single argument as the path to the (binary) input file and should write their output (XML) to standard output (stdout)</text:span></text:span></text:p>
      <text:p text:style-name="Text_20_body"><text:span text:style-name="Source_20_Text"/></text:p>
      <text:h text:style-name="P837" text:outline-level="2"><text:bookmark-start text:name="__RefHeading___Toc42421_1256675162"/>XFILTER<text:bookmark-end text:name="__RefHeading___Toc42421_1256675162"/></text:h>
      <text:p text:style-name="P698"><text:s text:c="7"/>DOCTYPE</text:p>
      <text:p text:style-name="P698"><text:s text:c="10"/>|</text:p>
      <text:p text:style-name="P698"><text:s text:c="6"/>SGMLNORM</text:p>
      <text:p text:style-name="P698"><text:s text:c="10"/>|</text:p>
      <text:p text:style-name="P698"><text:s text:c="9"/>XML</text:p>
      <text:p text:style-name="P698"><text:s text:c="10"/>v</text:p>
      <text:p text:style-name="P698"><text:s text:c="7"/>XFILTER</text:p>
      <text:p text:style-name="P697"/>
      <text:p text:style-name="P697">Uses an external filter that converts input file into XML type files. Its functionality is quite similar to FILTER2XML. Its main function is to provide a reference. </text:p>
      <text:p text:style-name="P697">Options:</text:p>
      <text:p text:style-name="P58"><text:s text:c="3"/>Filter<text:tab/>Specifies the program to use (default "pandoc").</text:p>
      <text:p text:style-name="P58"><text:s text:c="3"/>Options<text:tab/>Specifies the options for Filter (default "-s -t docbook5").</text:p>
      <text:p text:style-name="P58"><text:s text:c="3"/>Content-type<text:tab/>Specifies the MIME content-type of the original.</text:p>
      <text:p text:style-name="P697">These are defined in the "xfilter.ini" [General] or &lt;Db&gt;.ini [XFILTER] sections.</text:p>
      <text:p text:style-name="P697"/>
      <text:p text:style-name="P697">Suitable filters must write their output (XML) to standard output (stdout)</text:p>
      <text:p text:style-name="P699"><text:span text:style-name="Source_20_Text"/></text:p>
      <text:h text:style-name="Heading_20_2" text:outline-level="2"><text:bookmark-start text:name="__RefHeading___Toc20831_3285073552"/><text:soft-page-break/><text:span text:style-name="Source_20_Text"><text:span text:style-name="T105">FTP</text:span></text:span><text:bookmark-end text:name="__RefHeading___Toc20831_3285073552"/></text:h>
      <text:p text:style-name="P125"><text:span text:style-name="Source_20_Text"><text:span text:style-name="T229"><text:s text:c="6"/>DOCTYPE</text:span></text:span></text:p>
      <text:p text:style-name="P125"><text:span text:style-name="Source_20_Text"><text:span text:style-name="T229"><text:s text:c="10"/>|</text:span></text:span></text:p>
      <text:p text:style-name="P125"><text:span text:style-name="Source_20_Text"><text:span text:style-name="T229"><text:s text:c="7"/>METADOC</text:span></text:span></text:p>
      <text:p text:style-name="P125"><text:span text:style-name="Source_20_Text"><text:span text:style-name="T229"><text:s text:c="10"/>|</text:span></text:span></text:p>
      <text:p text:style-name="P125"><text:span text:style-name="Source_20_Text"><text:span text:style-name="T229"><text:s text:c="6"/>COLONDOC</text:span></text:span></text:p>
      <text:p text:style-name="P125"><text:span text:style-name="Source_20_Text"><text:span text:style-name="T229"><text:s text:c="10"/>|</text:span></text:span></text:p>
      <text:p text:style-name="P125"><text:span text:style-name="Source_20_Text"><text:span text:style-name="T229"><text:s text:c="7"/>IAFADOC</text:span></text:span></text:p>
      <text:p text:style-name="P125"><text:span text:style-name="Source_20_Text"><text:span text:style-name="T229"><text:s text:c="10"/>v</text:span></text:span></text:p>
      <text:p text:style-name="P125"><text:span text:style-name="Source_20_Text"><text:span text:style-name="T229"><text:s text:c="9"/>FTP</text:span></text:span></text:p>
      <text:p text:style-name="P520"><text:span text:style-name="Source_20_Text"><text:span text:style-name="T105"/></text:span></text:p>
      <text:p text:style-name="P551"><text:span text:style-name="Source_20_Text"><text:span text:style-name="T229">While FTP archives are no only that widely used their management is still important. That is where the FTP doctype comes in.</text:span></text:span></text:p>
      <text:p text:style-name="P551"><text:span text:style-name="Source_20_Text"><text:span text:style-name="T229"/></text:span></text:p>
      <text:p text:style-name="P520"><text:span text:style-name="Source_20_Text"><text:span text:style-name="T105">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20"><text:span text:style-name="Source_20_Text"><text:span text:style-name="T105"/></text:span></text:p>
      <text:p text:style-name="P552"><text:span text:style-name="Source_20_Text"><text:span text:style-name="T105">A "FTP" file consists of 2 (two) components, a IAFA </text:span></text:span><text:span text:style-name="Source_20_Text"><text:span text:style-name="T227"><text:s/>(Internet Anonymous FTP Archives) </text:span></text:span><text:span text:style-name="Source_20_Text"><text:span text:style-name="T228">metadata </text:span></text:span><text:span text:style-name="Source_20_Text"><text:span text:style-name="T105">and the binary file itself. Looks for a file .iafa that contains the text information (eg. for "x.tar" looks for "x.tar.iafa"). All the fields in the IAFA description are searchable.</text:span></text:span></text:p>
      <text:p text:style-name="P551"><text:span text:style-name="Source_20_Text"/></text:p>
      <text:p text:style-name="P520"><text:span text:style-name="Source_20_Text"><text:span text:style-name="T105">The FULLTEXT ("F") attribute returns the binary file.</text:span></text:span></text:p>
      <text:p text:style-name="P520"><text:span text:style-name="Source_20_Text"><text:span text:style-name="T105">The MIME type for Raw is specified in the IAFA file with the field Content-type. If not defined the default is "</text:span></text:span><text:span text:style-name="Source_20_Text"><text:span text:style-name="T455">Application/Octet-Stream</text:span></text:span><text:span text:style-name="Source_20_Text"><text:span text:style-name="T105">".</text:span></text:span></text:p>
      <text:p text:style-name="P717"><text:span text:style-name="Source_20_Text"><text:span text:style-name="T647"/></text:span></text:p>
      <text:h text:style-name="Heading_20_2" text:outline-level="2"><text:bookmark-start text:name="__RefHeading___Toc40745_1889624576"/><text:span text:style-name="Source_20_Text">IAFA</text:span><text:span text:style-name="Source_20_Text"><text:span text:style-name="T910">DOC</text:span></text:span><text:bookmark-end text:name="__RefHeading___Toc40745_1889624576"/></text:h>
      <text:p text:style-name="P157"><text:span text:style-name="Source_20_Text">DOCTYPE</text:span></text:p>
      <text:p text:style-name="P157"><text:span text:style-name="Source_20_Text">|</text:span></text:p>
      <text:p text:style-name="P157"><text:span text:style-name="Source_20_Text">METADO</text:span><text:span text:style-name="Source_20_Text"><text:span text:style-name="T910">C</text:span></text:span></text:p>
      <text:p text:style-name="P157"><text:span text:style-name="Source_20_Text">|</text:span></text:p>
      <text:p text:style-name="P157"><text:span text:style-name="Source_20_Text">COLONDOC</text:span></text:p>
      <text:p text:style-name="P157"><text:span text:style-name="Source_20_Text">v</text:span></text:p>
      <text:p text:style-name="P157"><text:span text:style-name="Source_20_Text">IAFADOC</text:span></text:p>
      <text:p text:style-name="Text_20_body"><text:span text:style-name="Source_20_Text"/></text:p>
      <text:p text:style-name="P253"><text:span text:style-name="Source_20_Text"><text:span text:style-name="T641">P. Deutsch, A. Emtage, M. Koster and M. Stumpf,</text:span></text:span><text:span text:style-name="Source_20_Text"><text:span text:style-name="T648"> </text:span></text:span><text:span text:style-name="Source_20_Text"><text:span text:style-name="T649">Publishing Information on the Internet with Anonymous FTP (IAFA Templates)</text:span></text:span><text:span text:style-name="Source_20_Text"><text:span text:style-name="T648">, </text:span></text:span><text:span text:style-name="Source_20_Text"><text:span text:style-name="T641">IETF IAFA WG Internet Draft, January 1995</text:span></text:span><text:span text:style-name="Source_20_Text"><text:span text:style-name="T648">,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648">&gt;.</text:span></text:span></text:p>
      <text:p text:style-name="P253"><text:span text:style-name="Source_20_Text"><text:span text:style-name="T640"/></text:span></text:p>
      <text:p text:style-name="Text_20_body"><text:span text:style-name="Source_20_Text"><text:span text:style-name="T369">IAFA is colon type document format—</text:span></text:span><text:span text:style-name="Source_20_Text"><text:span text:style-name="T373">colon separated key value pairs—</text:span></text:span><text:span text:style-name="Source_20_Text"><text:span text:style-name="T369">where the tags </text:span></text:span><text:span text:style-name="Source_20_Text"><text:span text:style-name="T373">(keys)</text:span></text:span><text:span text:style-name="Source_20_Text"><text:span text:style-name="T369"> define metadata elements. <text:s/>The Internet Engineering Task Force (IETF) Working Group on Internet Anonymous FTP Archives </text:span></text:span><text:soft-page-break/><text:span text:style-name="Source_20_Text"><text:span text:style-name="T369">(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105">The </text:span></text:span><text:span text:style-name="Source_20_Text"><text:span text:style-name="T369">standard provided </text:span></text:span><text:span text:style-name="Source_20_Text"><text:span text:style-name="T105">a rich range of templates, attributes and values that can be used to describe common and useful elements. The</text:span></text:span><text:span text:style-name="Source_20_Text"><text:span text:style-name="T369">ir</text:span></text:span><text:span text:style-name="Source_20_Text"><text:span text:style-name="T105"> goal </text:span></text:span><text:span text:style-name="Source_20_Text"><text:span text:style-name="T369">was to create a basis to enable an efficient indexing of archives. </text:span></text:span><text:span text:style-name="Source_20_Text"><text:span text:style-name="T105">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pan text:style-name="Source_20_Text"><text:span text:style-name="T105"/></text:span></text:p>
      <text:p text:style-name="P718"><text:span text:style-name="Source_20_Text"><text:span text:style-name="T369">While </text:span></text:span><text:span text:style-name="Source_20_Text"><text:span text:style-name="T373">FTP has fallen from favor as a</text:span></text:span><text:span text:style-name="Source_20_Text"><text:span text:style-name="T375">n anonymous</text:span></text:span><text:span text:style-name="Source_20_Text"><text:span text:style-name="T373"> </text:span></text:span><text:span text:style-name="Source_20_Text"><text:span text:style-name="T374">file </text:span></text:span><text:span text:style-name="Source_20_Text"><text:span text:style-name="T373">transport and the standard has</text:span></text:span><text:span text:style-name="Source_20_Text"><text:span text:style-name="T369"> more or less obsoleted by RDF and a host other XML and JSON based formats, IAFA continues to be an interesting </text:span></text:span><text:span text:style-name="Source_20_Text"><text:span text:style-name="T370">format due to its </text:span></text:span><text:span text:style-name="Source_20_Text"><text:span text:style-name="T372">combination of</text:span></text:span><text:span text:style-name="Source_20_Text"><text:span text:style-name="T370"> </text:span></text:span><text:span text:style-name="Source_20_Text"><text:span text:style-name="T371">human readability and its extreme machine readable simplicity</text:span></text:span><text:span text:style-name="Source_20_Text"><text:span text:style-name="T370">.</text:span></text:span></text:p>
      <text:p text:style-name="Text_20_body"><text:span text:style-name="Source_20_Text"><text:span text:style-name="T105"/></text:span></text:p>
      <text:h text:style-name="P838" text:outline-level="2"><text:bookmark-start text:name="__RefHeading___Toc20833_3285073552"/><text:span text:style-name="Source_20_Text"><text:span text:style-name="T357">HARVEST / SOIF</text:span></text:span><text:bookmark-end text:name="__RefHeading___Toc20833_3285073552"/></text:h>
      <text:p text:style-name="P521"><text:span text:style-name="Source_20_Text"><text:span text:style-name="T105">SOIF format files and points to resource.</text:span></text:span></text:p>
      <text:p text:style-name="P521"><text:span text:style-name="Source_20_Text"><text:span text:style-name="T105"/></text:span></text:p>
      <text:p text:style-name="P521"><text:span text:style-name="Source_20_Text"><text:span text:style-name="T105">HARVEST Class Tree:</text:span></text:span></text:p>
      <text:p text:style-name="P124"><text:span text:style-name="Source_20_Text"><text:s text:c="7"/>DOCTYPE</text:span></text:p>
      <text:p text:style-name="P124"><text:span text:style-name="Source_20_Text"><text:s text:c="10"/>|</text:span></text:p>
      <text:p text:style-name="P124"><text:span text:style-name="Source_20_Text"><text:s text:c="8"/>SOIF</text:span></text:p>
      <text:p text:style-name="P124"><text:span text:style-name="Source_20_Text"><text:s text:c="10"/>v</text:span></text:p>
      <text:p text:style-name="P124"><text:span text:style-name="Source_20_Text"><text:s text:c="7"/>HARVEST</text:span></text:p>
      <text:h text:style-name="Heading_20_2" text:outline-level="2"><text:bookmark-start text:name="__RefHeading___Toc20835_3285073552"/><text:span text:style-name="Source_20_Text"><text:span text:style-name="T134">HARVEST </text:span></text:span><text:span text:style-name="Source_20_Text"><text:span text:style-name="T138">was </text:span></text:span><text:span text:style-name="Source_20_Text"><text:span text:style-name="T134"><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105">SOIF</text:span></text:span><text:bookmark-end text:name="__RefHeading___Toc20837_3285073552"/></text:h>
      <text:p text:style-name="Text_20_body"><text:span text:style-name="Source_20_Text">The SOIF </text:span><text:span text:style-name="Source_20_Text"><text:span text:style-name="T708">(Summary Object Interchange Format)</text:span></text:span><text:span text:style-name="Source_20_Text"> Grammar is as follows:</text:span></text:p>
      <text:p text:style-name="Text_20_body"><text:span text:style-name="Source_20_Text"><text:s text:c="4"/></text:span><text:span text:style-name="Source_20_Text"><text:span text:style-name="T455">SOIF <text:s text:c="11"/>::= <text:s/>OBJECT SOIF | OBJECT</text:span></text:span></text:p>
      <text:p text:style-name="Text_20_body"><text:span text:style-name="Source_20_Text"><text:span text:style-name="T455"><text:s text:c="4"/>OBJECT <text:s text:c="9"/>::= <text:s/>@ TEMPLATE-TYPE { URL ATTR</text:span></text:span><text:span text:style-name="Source_20_Text"><text:span text:style-name="T505">IB</text:span></text:span><text:span text:style-name="Source_20_Text"><text:span text:style-name="T455">UTE-LIST }</text:span></text:span></text:p>
      <text:p text:style-name="Text_20_body"><text:span text:style-name="Source_20_Text"><text:span text:style-name="T455"><text:s text:c="4"/>ATTR</text:span></text:span><text:span text:style-name="Source_20_Text"><text:span text:style-name="T506">IB</text:span></text:span><text:span text:style-name="Source_20_Text"><text:span text:style-name="T455">UTE-LIST <text:s/>::= <text:s/>ATTR</text:span></text:span><text:span text:style-name="Source_20_Text"><text:span text:style-name="T507">IB</text:span></text:span><text:span text:style-name="Source_20_Text"><text:span text:style-name="T455">UTE ATTR</text:span></text:span><text:span text:style-name="Source_20_Text"><text:span text:style-name="T508">IB</text:span></text:span><text:span text:style-name="Source_20_Text"><text:span text:style-name="T455">UTE-LIST | ATTR</text:span></text:span><text:span text:style-name="Source_20_Text"><text:span text:style-name="T507">IB</text:span></text:span><text:span text:style-name="Source_20_Text"><text:span text:style-name="T455">UTE</text:span></text:span></text:p>
      <text:p text:style-name="Text_20_body"><text:span text:style-name="Source_20_Text"><text:span text:style-name="T455"><text:s text:c="4"/>ATT</text:span></text:span><text:span text:style-name="Source_20_Text"><text:span text:style-name="T507">RIB</text:span></text:span><text:span text:style-name="Source_20_Text"><text:span text:style-name="T455">UTE <text:s text:c="6"/>::= <text:s/>IDENTIFIER {VALUE-SIZE} DELIMITER VALUE</text:span></text:span></text:p>
      <text:p text:style-name="Text_20_body"><text:span text:style-name="Source_20_Text"><text:span text:style-name="T455"><text:s text:c="4"/>TEMPLATE-TYPE <text:s text:c="2"/>::= <text:s/>Alpha-Numeric-String</text:span></text:span></text:p>
      <text:p text:style-name="Text_20_body"><text:span text:style-name="Source_20_Text"><text:span text:style-name="T455"><text:s text:c="4"/>IDENTIFIER <text:s text:c="5"/>::= <text:s/>Alpha-Numeric-String</text:span></text:span></text:p>
      <text:p text:style-name="Text_20_body"><text:span text:style-name="Source_20_Text"><text:span text:style-name="T455"><text:s text:c="4"/>VALUE <text:s text:c="10"/>::= <text:s/>Arbitrary-Data</text:span></text:span></text:p>
      <text:p text:style-name="Text_20_body"><text:span text:style-name="Source_20_Text"><text:span text:style-name="T455"><text:s text:c="4"/>VALUE-SIZE <text:s text:c="5"/>::= <text:s/>Number</text:span></text:span></text:p>
      <text:p text:style-name="Text_20_body"><text:span text:style-name="Source_20_Text"><text:span text:style-name="T455"><text:s text:c="4"/>DELIMITER <text:s text:c="6"/>::= <text:s/>":&lt;tab&gt;"</text:span></text:span></text:p>
      <text:p text:style-name="Text_20_body"><text:span text:style-name="Source_20_Text"><text:span text:style-name="T455"/></text:span></text:p>
      <text:p text:style-name="P522"><text:span text:style-name="Source_20_Text"><text:span text:style-name="T708">Some common fields</text:span></text:span></text:p>
      <text:p text:style-name="Preformatted_20_Text"><text:span text:style-name="Source_20_Text"><text:span text:style-name="T645">Abstract</text:span></text:span></text:p>
      <text:p text:style-name="P461"><text:s text:c="5"/><text:span text:style-name="T443">Brief abstract about the object.</text:span></text:p>
      <text:p text:style-name="P462">Author</text:p>
      <text:p text:style-name="P461"><text:s text:c="5"/><text:span text:style-name="T443">Author(s) of the object.</text:span></text:p>
      <text:p text:style-name="P462">Description</text:p>
      <text:p text:style-name="P461"><text:s text:c="5"/><text:span text:style-name="T443">Brief description about the object.</text:span></text:p>
      <text:p text:style-name="P462">File-Size</text:p>
      <text:p text:style-name="P461"><text:s text:c="5"/><text:span text:style-name="T443">Number of bytes in the object.</text:span></text:p>
      <text:p text:style-name="P462">Full-Text</text:p>
      <text:p text:style-name="P461"><text:soft-page-break/><text:s text:c="5"/><text:span text:style-name="T443">Entire contents of the object.</text:span></text:p>
      <text:p text:style-name="P462">Gatherer-Host</text:p>
      <text:p text:style-name="P461"><text:s text:c="5"/><text:span text:style-name="T443">Host on which the Gatherer ran to extract information from the object.</text:span></text:p>
      <text:p text:style-name="P462">Gatherer-Name</text:p>
      <text:p text:style-name="P461"><text:s text:c="5"/><text:span text:style-name="T443">Name of the Gatherer that extracted information from the object. (eg.</text:span></text:p>
      <text:p text:style-name="P461"><text:s text:c="5"/><text:span text:style-name="T443">Full-Text, Selected-Text, or Terse).</text:span></text:p>
      <text:p text:style-name="P462">Gatherer-Port</text:p>
      <text:p text:style-name="P461"><text:s text:c="5"/><text:span text:style-name="T443">Port number on the Gatherer-Host that serves the Gatherer's information.</text:span></text:p>
      <text:p text:style-name="P462">Gatherer-Version</text:p>
      <text:p text:style-name="P461"><text:s text:c="5"/><text:span text:style-name="T443">Version number of the Gatherer.</text:span></text:p>
      <text:p text:style-name="P462">Update-Time</text:p>
      <text:p text:style-name="P461"><text:s text:c="5"/><text:span text:style-name="T443">The time that Gatherer updated the content summary for the object.</text:span></text:p>
      <text:p text:style-name="P462">Keywords</text:p>
      <text:p text:style-name="P461"><text:s text:c="5"/><text:span text:style-name="T443">Searchable keywords extracted from the object.</text:span></text:p>
      <text:p text:style-name="P462">Last-Modification-Time</text:p>
      <text:p text:style-name="P461"><text:s text:c="5"/><text:span text:style-name="T443">The time that the object was last modified.</text:span></text:p>
      <text:p text:style-name="P462">MD5</text:p>
      <text:p text:style-name="P461"><text:s text:c="5"/><text:span text:style-name="T443">MD5 16-byte checksum of the object.</text:span></text:p>
      <text:p text:style-name="P462">Refresh-Rate</text:p>
      <text:p text:style-name="P461"><text:s text:c="5"/><text:span text:style-name="T443">The number of seconds after Update-Time when the summary object is to</text:span></text:p>
      <text:p text:style-name="P461"><text:s text:c="5"/><text:span text:style-name="T443">be re-generated. <text:s/>Defaults to 1 month.</text:span></text:p>
      <text:p text:style-name="P462">Time-to-Live</text:p>
      <text:p text:style-name="P461"><text:s text:c="5"/><text:span text:style-name="T443">The number of seconds after Update-Time when the summary object is</text:span></text:p>
      <text:p text:style-name="P461"><text:s text:c="5"/><text:span text:style-name="T443">no longer valid. <text:s/>Defaults to 6 months.</text:span></text:p>
      <text:p text:style-name="P462">Title</text:p>
      <text:p text:style-name="P461"><text:s text:c="5"/><text:span text:style-name="T443">Title of the object.</text:span></text:p>
      <text:p text:style-name="P462">Type</text:p>
      <text:p text:style-name="P323"><text:span text:style-name="T643"><text:s text:c="5"/></text:span><text:span text:style-name="T644">The object's type. </text:span></text:p>
      <text:p text:style-name="P522"><text:span text:style-name="Source_20_Text"><text:span text:style-name="T230">SOIF is an alternative to IAFA. It, </text:span></text:span><text:span text:style-name="Source_20_Text"><text:span text:style-name="T368">like IAFA,</text:span></text:span><text:span text:style-name="Source_20_Text"><text:span text:style-name="T230"> has been widely replaced by RDF but a number of projects still use it.</text:span></text:span></text:p>
      <text:h text:style-name="P839" text:outline-level="2"><text:bookmark-start text:name="__RefHeading___Toc40747_1889624576"/><text:span text:style-name="Source_20_Text"><text:span text:style-name="T362">ROADS</text:span></text:span><text:span text:style-name="Source_20_Text"><text:span text:style-name="T364">++</text:span></text:span><text:bookmark-end text:name="__RefHeading___Toc40747_1889624576"/></text:h>
      <text:p text:style-name="P715"><text:span text:style-name="Source_20_Text"><text:span text:style-name="T362">Extended IAFA documents.</text:span></text:span></text:p>
      <text:p text:style-name="P715"><text:span text:style-name="Source_20_Text"><text:span text:style-name="T362"/></text:span></text:p>
      <text:p text:style-name="P156"><text:span text:style-name="Source_20_Text"><text:span text:style-name="T362"><text:s text:c="7"/>DOCTYPE</text:span></text:span></text:p>
      <text:p text:style-name="P156"><text:span text:style-name="Source_20_Text"><text:span text:style-name="T362"><text:s text:c="10"/>v</text:span></text:span></text:p>
      <text:p text:style-name="P156"><text:span text:style-name="Source_20_Text"><text:span text:style-name="T362"><text:s text:c="6"/>ROADS</text:span></text:span><text:span text:style-name="Source_20_Text"><text:span text:style-name="T363">++</text:span></text:span></text:p>
      <text:p text:style-name="P252"><text:span text:style-name="Source_20_Text"><text:span text:style-name="T363"/></text:span></text:p>
      <text:p text:style-name="P252"><text:span text:style-name="Source_20_Text"><text:span text:style-name="T363">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52"><text:span text:style-name="Source_20_Text"><text:span text:style-name="T363"/></text:span></text:p>
      <text:h text:style-name="P840" text:outline-level="2"><text:bookmark-start text:name="__RefHeading___Toc40749_1889624576"/><text:span text:style-name="Source_20_Text"><text:span text:style-name="T361">RESOURCE</text:span></text:span><text:bookmark-end text:name="__RefHeading___Toc40749_1889624576"/></text:h>
      <text:p text:style-name="P155"><text:span text:style-name="Source_20_Text"><text:span text:style-name="T361"/></text:span></text:p>
      <text:p text:style-name="P155"><text:span text:style-name="Source_20_Text"><text:span text:style-name="T361"><text:s text:c="6"/>DOCTYPE</text:span></text:span></text:p>
      <text:p text:style-name="P155"><text:span text:style-name="Source_20_Text"><text:span text:style-name="T361"><text:s text:c="10"/>|</text:span></text:span></text:p>
      <text:p text:style-name="P155"><text:soft-page-break/><text:span text:style-name="Source_20_Text"><text:span text:style-name="T361"><text:s text:c="6"/>ROADS</text:span></text:span><text:span text:style-name="Source_20_Text"><text:span text:style-name="T363">++</text:span></text:span></text:p>
      <text:p text:style-name="P155"><text:span text:style-name="Source_20_Text"><text:span text:style-name="T361"><text:s text:c="10"/>v</text:span></text:span></text:p>
      <text:p text:style-name="P155"><text:span text:style-name="Source_20_Text"><text:span text:style-name="T361"><text:s text:c="6"/>RESOURCE</text:span></text:span></text:p>
      <text:p text:style-name="P716"><text:span text:style-name="Source_20_Text"><text:span text:style-name="T367"/></text:span></text:p>
      <text:p text:style-name="P716"><text:span text:style-name="Source_20_Text"><text:span text:style-name="T367">The resource doctype is designed to allow for the pairing of a metadata record and and a resource record.</text:span></text:span></text:p>
      <text:list xml:id="list223811314003748" text:continue-numbering="true" text:style-name="List_20_5">
        <text:list-item>
          <text:p text:style-name="Heading_20_3"><text:span text:style-name="Source_20_Text">IMAGE Formats</text:span></text:p>
        </text:list-item>
      </text:list>
      <text:p text:style-name="P716"><text:span text:style-name="Source_20_Text"><text:span text:style-name="T367">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54"><text:span text:style-name="Source_20_Text"><text:s text:c="6"/>DOCTYPE</text:span></text:p>
      <text:p text:style-name="P154"><text:span text:style-name="Source_20_Text"><text:s text:c="10"/>|</text:span></text:p>
      <text:p text:style-name="P154"><text:span text:style-name="Source_20_Text"><text:s text:c="6"/>ROADS</text:span><text:span text:style-name="Source_20_Text"><text:span text:style-name="T909">++</text:span></text:span></text:p>
      <text:p text:style-name="P154"><text:span text:style-name="Source_20_Text"><text:s text:c="10"/>|</text:span></text:p>
      <text:p text:style-name="P154"><text:span text:style-name="Source_20_Text"><text:s text:c="5"/>RESOURCE</text:span></text:p>
      <text:p text:style-name="P154"><text:span text:style-name="Source_20_Text"><text:s text:c="10"/>v</text:span></text:p>
      <text:p text:style-name="P154"><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54"><text:span text:style-name="Source_20_Text"><text:s text:c="7"/>DOCTYPE</text:span></text:p>
      <text:p text:style-name="P154"><text:span text:style-name="Source_20_Text"><text:s text:c="10"/>|</text:span></text:p>
      <text:p text:style-name="P154"><text:span text:style-name="Source_20_Text"><text:s text:c="6"/>ROADS</text:span><text:span text:style-name="Source_20_Text"><text:span text:style-name="T909">++</text:span></text:span></text:p>
      <text:p text:style-name="P154"><text:span text:style-name="Source_20_Text"><text:s text:c="10"/>|</text:span></text:p>
      <text:p text:style-name="P154"><text:span text:style-name="Source_20_Text"><text:s text:c="5"/>RESOURCE</text:span></text:p>
      <text:p text:style-name="P154"><text:span text:style-name="Source_20_Text"><text:s text:c="10"/>v</text:span></text:p>
      <text:p text:style-name="P154"><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06"><text:span text:style-name="Source_20_Text"><text:s text:c="6"/>DOCTYPE</text:span></text:p>
      <text:p text:style-name="P106"><text:span text:style-name="Source_20_Text"><text:s text:c="10"/>|</text:span></text:p>
      <text:p text:style-name="P106"><text:span text:style-name="Source_20_Text"><text:s text:c="6"/>ROADS</text:span><text:span text:style-name="Source_20_Text"><text:span text:style-name="T909">++</text:span></text:span></text:p>
      <text:p text:style-name="P106"><text:span text:style-name="Source_20_Text"><text:s text:c="10"/>|</text:span></text:p>
      <text:p text:style-name="P106"><text:span text:style-name="Source_20_Text"><text:s text:c="5"/>RESOURCE</text:span></text:p>
      <text:p text:style-name="P106"><text:span text:style-name="Source_20_Text"><text:s text:c="10"/>v</text:span></text:p>
      <text:p text:style-name="P106"><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908">F</text:span></text:span><text:bookmark-end text:name="__RefHeading___Toc40757_1889624576"/></text:h>
      <text:p text:style-name="P106"><text:span text:style-name="Source_20_Text"><text:s text:c="6"/>DOCTYPE</text:span></text:p>
      <text:p text:style-name="P106"><text:span text:style-name="Source_20_Text"><text:s text:c="10"/>|</text:span></text:p>
      <text:p text:style-name="P106"><text:span text:style-name="Source_20_Text"><text:s text:c="6"/>ROADS</text:span><text:span text:style-name="Source_20_Text"><text:span text:style-name="T909">++</text:span></text:span></text:p>
      <text:p text:style-name="P106"><text:span text:style-name="Source_20_Text"><text:s text:c="10"/>|</text:span></text:p>
      <text:p text:style-name="P106"><text:span text:style-name="Source_20_Text"><text:s text:c="5"/>RESOURCE</text:span></text:p>
      <text:p text:style-name="P106"><text:span text:style-name="Source_20_Text"><text:s text:c="10"/>v</text:span></text:p>
      <text:p text:style-name="P106"><text:soft-page-break/><text:span text:style-name="Source_20_Text"><text:s text:c="8"/>TIFF</text:span></text:p>
      <text:p text:style-name="Text_20_body"><text:span text:style-name="Source_20_Text"/></text:p>
      <text:p text:style-name="Text_20_body"><text:span text:style-name="Source_20_Text"/></text:p>
      <text:h text:style-name="P841" text:outline-level="2"><text:bookmark-start text:name="__RefHeading___Toc20839_3285073552"/><text:span text:style-name="Source_20_Text"><text:span text:style-name="T358">HTML</text:span></text:span><text:bookmark-end text:name="__RefHeading___Toc20839_3285073552"/></text:h>
      <text:p text:style-name="P550"><text:span text:style-name="Source_20_Text"><text:span text:style-name="T253">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50"><text:span text:style-name="Source_20_Text"><text:span text:style-name="T253"/></text:span></text:p>
      <text:p text:style-name="Text_20_body"><text:span text:style-name="Source_20_Text"><text:span text:style-name="T105">The HTML Doctype is for </text:span></text:span><text:span text:style-name="Source_20_Text"><text:span text:style-name="T252">special</text:span></text:span><text:span text:style-name="Source_20_Text"><text:span text:style-name="T105"> documents marked-up using the Hypertext Markup Language of the World Wide Web (WWW). <text:s/></text:span></text:span><text:span text:style-name="Source_20_Text"><text:span text:style-name="T252">For general indexing of HTML document the HTMLHEAD <text:s/>doctype is strongly advised.</text:span></text:span></text:p>
      <text:p text:style-name="Text_20_body"><text:span text:style-name="Source_20_Text"><text:span text:style-name="T252"/></text:span></text:p>
      <text:p text:style-name="P260"><text:s text:c="5"/><text:span text:style-name="T752">DOCTYPE</text:span></text:p>
      <text:p text:style-name="P260"><text:s text:c="8"/>|</text:p>
      <text:p text:style-name="P260"><text:s text:c="5"/>SGMLNORM</text:p>
      <text:p text:style-name="P260"><text:s text:c="8"/>^</text:p>
      <text:p text:style-name="P260"><text:s text:c="6"/>HTML <text:s/></text:p>
      <text:p text:style-name="P260"/>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749">was designed to support</text:span> HTML 0.9, 2.0, 3.0, <text:s/>HTML 3.2, W3O's Cougar <text:span text:style-name="T750">(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750">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60"><text:soft-page-break/>Use <text:span text:style-name="T749">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759">&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59">&lt;!ELEMENT HEAD O O <text:s/>(%head.content)&gt;</text:p>
      <text:p text:style-name="Text_20_body"><text:span text:style-name="T751">HTML 4.0</text:span> specifie<text:span text:style-name="T751">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59"><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59"><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759"><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text:style-name="L23">
        <text:list-item>
          <text:p text:style-name="P930"><text:soft-page-break/><text:span text:style-name="User_20_Entry">&lt;META NAME="AAA" CONTENT="(Schema=BBB)DDD&gt;</text:span> maps to <text:span text:style-name="Variable">META.AAA(BBB)</text:span>. </text:p>
        </text:list-item>
        <text:list-item>
          <text:p text:style-name="P930"><text:span text:style-name="User_20_Entry">&lt;META NAME="AAA" CONTENT="(Type=CCC)DDD&gt;</text:span> maps to <text:span text:style-name="Variable">META.AAA.CCC</text:span>. </text:p>
        </text:list-item>
        <text:list-item>
          <text:p text:style-name="P930"><text:span text:style-name="User_20_Entry">&lt;META NAME="AAA" CONTENT="(Schema=BBB)(Type=CCC)DDD&gt;</text:span> maps to <text:span text:style-name="Variable">META.AAA.CCC(BBB)</text:span>. </text:p>
        </text:list-item>
        <text:list-item>
          <text:p text:style-name="P930"><text:span text:style-name="User_20_Entry">&lt;META NAME="AAA" CONTENT="(Schema=BBB)(Type=CCC)(Schema=DDD)EEE&gt;</text:span> maps to <text:span text:style-name="Variable">META.AAA.CCC(BBB.DDD)</text:span>. </text:p>
        </text:list-item>
        <text:list-item>
          <text:p text:style-name="P929"><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753">H</text:span></text:a><text:span text:style-name="T753">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59"><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text:style-name="L24">
        <text:list-item>
          <text:p text:style-name="P932">The <text:s/>.dbi/.ini file is examined for a <text:span text:style-name="Variable">Pages</text:span> entry in the <text:span text:style-name="Variable">HTTP</text:span> section. </text:p>
        </text:list-item>
        <text:list-item>
          <text:p text:style-name="P932">else if the doctype option <text:span text:style-name="Variable">WWW_ROOT</text:span> is defined it is used </text:p>
        </text:list-item>
        <text:list-item>
          <text:p text:style-name="P932">else if the doctype option <text:span text:style-name="Variable">HTTP_PATH</text:span> is defined it is used </text:p>
        </text:list-item>
        <text:list-item>
          <text:p text:style-name="P932">else if the doctype option <text:span text:style-name="Variable">HTTP_PATH</text:span> it is used </text:p>
        </text:list-item>
        <text:list-item>
          <text:p text:style-name="P932">else if the doctype option <text:span text:style-name="Variable">HTDOCS</text:span> is defined it is used </text:p>
        </text:list-item>
        <text:list-item>
          <text:p text:style-name="P931">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417">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text:style-name="L25">
        <text:list-item>
          <text:p text:style-name="P934">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934">If the <text:s/>.dbi/.ini <text:s/>file does not contain an entry then a <text:span text:style-name="Variable">HTTP_Server</text:span> doctype option is expected. </text:p>
        </text:list-item>
        <text:list-item>
          <text:p text:style-name="P933">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text:soft-page-break/>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754">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759"><text:s text:c="2"/>dir <text:s text:c="8"/>(ltr|rtl) <text:s/>#IMPLIED <text:s/>-- default directionality --" &gt;</text:p>
      <text:p text:style-name="Text_20_body">is not yet available. <text:s/><text:span text:style-name="T755">It is currently in development (it may already be available but was not yet ready at the time this handbook section was being authored)</text:span>. </text:p>
      <text:p text:style-name="Text_20_body"/>
      <text:p text:style-name="P574"><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105">HTML-- / </text:span></text:span><text:span text:style-name="Source_20_Text"><text:span text:style-name="T256">ANTIHTML</text:span></text:span><text:span text:style-name="Source_20_Text"><text:span text:style-name="T105">:</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56">Like </text:span></text:span><text:span text:style-name="Source_20_Text"><text:span text:style-name="T105">HTML but not indexing the standard tags but </text:span></text:span><text:span text:style-name="Source_20_Text"><text:span text:style-name="T256">only</text:span></text:span><text:span text:style-name="Source_20_Text"><text:span text:style-name="T105"> meta and title </text:span></text:span><text:span text:style-name="Source_20_Text"><text:span text:style-name="T256">elements</text:span></text:span><text:span text:style-name="Source_20_Text"><text:span text:style-name="T105">. </text:span></text:span><text:span text:style-name="Source_20_Text"><text:span text:style-name="T256">In general the HTMLHEAD or HTMLZERO are the preferred document handlers but there are some use cases where HTML-- is called for.</text:span></text:span></text:p>
      <text:h text:style-name="P842" text:outline-level="2"><text:bookmark-start text:name="__RefHeading___Toc20855_3285073552"/><text:span text:style-name="Source_20_Text"><text:span text:style-name="T105">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oft-page-break/><text:span text:style-name="Variable"/></text:p>
      <text:p text:style-name="P546"><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546"/>
      <text:p text:style-name="P546">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46">From the viewpoint of gathering meta-records there is little difference (other than cost and data consistency) between human coded and machine produced copy. </text:p>
      <text:p text:style-name="P546"/>
      <text:p text:style-name="P546">The <text:span text:style-name="T63">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text:style-name="L26">
        <text:list-item>
          <text:p text:style-name="P936">Only the fields in <text:span text:style-name="Teletype">&lt;HEAD&gt;</text:span> are processed. </text:p>
        </text:list-item>
        <text:list-item>
          <text:p text:style-name="P936">The field names are processed differently. </text:p>
        </text:list-item>
        <text:list-item>
          <text:p text:style-name="P935">Different Presentation. </text:p>
        </text:list-item>
      </text:list>
      <text:list text:style-name="L27">
        <text:list-item>
          <text:p text:style-name="P938">The content in &lt;META NAME="Foo" Content="Bar"&gt; are searchable in HTMLMETA (default behaviour) under FOO. The HTML and -- doctypes, by contrast, map the content to META.FOO. </text:p>
        </text:list-item>
        <text:list-item>
          <text:p text:style-name="P938">The presentation is the extracted record of meta-data and not the document. </text:p>
        </text:list-item>
        <text:list-item>
          <text:p text:style-name="P937">Similiar to the HTML-- doctype nearly all HTML-tags are ignored. The exception are the BASE, META and LINK EMPTY tags. <text:line-break/>HTMLMETA does not process <text:span text:style-name="Citation">user tags</text:span>. While <text:span text:style-name="T756">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417">automatically</text:span> create GILS-compliant Z39.50 servers to HTML data resources. </text:p>
      <text:p text:style-name="Text_20_body">The default (RAW) data format produced is an <text:span text:style-name="Strong_20_Emphasis">experimental</text:span> <text:span text:style-name="T756">XML</text:span>format suitable for export, remote meta-indexing, whois++ (distributed), X.500/LDAP or import into another <text:span text:style-name="T756">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80">&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215">AUTHOR:</text:p>
          </table:table-cell>
          <table:table-cell table:style-name="Table29.A1" office:value-type="string">
            <text:p text:style-name="Table_20_Contents">Elmer Fudd</text:p>
          </table:table-cell>
        </table:table-row>
        <text:soft-page-break/>
        <table:table-row>
          <table:table-cell table:style-name="Table29.A1" office:value-type="string">
            <text:p text:style-name="P215">COMPANY:</text:p>
          </table:table-cell>
          <table:table-cell table:style-name="Table29.A1" office:value-type="string">
            <text:p text:style-name="Table_20_Contents">Acme Inc.</text:p>
          </table:table-cell>
        </table:table-row>
        <table:table-row>
          <table:table-cell table:style-name="Table29.A1" office:value-type="string">
            <text:p text:style-name="P215">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215">VERSION:</text:p>
          </table:table-cell>
          <table:table-cell table:style-name="Table29.A1" office:value-type="string">
            <text:p text:style-name="Table_20_Contents">@(#)HTMLMETA.html 1.11 11/27/<text:span text:style-name="T757">200</text:span>8 23:19:35 BSN <text:span text:style-name="T757">(1)</text:span></text:p>
          </table:table-cell>
        </table:table-row>
        <table:table-row>
          <table:table-cell table:style-name="Table29.A1" office:value-type="string">
            <text:p text:style-name="P215">LOCATION:</text:p>
          </table:table-cell>
          <table:table-cell table:style-name="Table29.A1" office:value-type="string">
            <text:p text:style-name="P724"><text:span text:style-name="Citation"><text:span text:style-name="T757">URL to the original HTML (2)</text:span></text:span></text:p>
          </table:table-cell>
        </table:table-row>
        <table:table-row>
          <table:table-cell table:style-name="Table29.A1" table:number-columns-spanned="2" office:value-type="string">
            <text:p text:style-name="Table_20_Contents"><text:bookmark text:name="foot1"/><text:span text:style-name="T100">1</text:span><text:span text:style-name="T581">) If document was processed by </text:span><text:a xlink:type="simple" xlink:href="https://web.archive.org/web/20061110054418/http://www.bsn.com:8080/cgi-bin/htmlman?sccs-get" text:style-name="Internet_20_link" text:visited-style-name="Visited_20_Internet_20_Link"><text:span text:style-name="T581">sccs-get</text:span></text:a><text:span text:style-name="T581"> to resolve the %</text:span><text:span text:style-name="Variable"><text:span text:style-name="T581">?</text:span></text:span><text:span text:style-name="T581">% symbols.<text:line-break/></text:span><text:bookmark text:name="foot2"/><text:span text:style-name="T581">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417">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45">An entity notation has been chosen instead of:</text:p>
      <text:p text:style-name="P245"><text:line-break/><text:span text:style-name="User_20_Entry">&lt;LOCATION&gt;</text:span><text:span text:style-name="User_20_Entry"><text:span text:style-name="Variable">http://www.your.org/blah</text:span></text:span><text:span text:style-name="User_20_Entry">&lt;/LOCATION&gt;</text:span></text:p>
      <text:p text:style-name="P245"/>
      <text:p text:style-name="P245">or<text:line-break/></text:p>
      <text:p text:style-name="P245"><text:span text:style-name="User_20_Entry">&lt;LOCATION HREF="</text:span><text:span text:style-name="User_20_Entry"><text:span text:style-name="Variable">http://www.your.org/blah</text:span></text:span><text:span text:style-name="User_20_Entry">"/&gt;</text:span><text:line-break/></text:p>
      <text:p text:style-name="P245">so as not to break emerging DTDs. </text:p>
      <text:p text:style-name="P245"/>
      <text:p text:style-name="Text_20_body"><text:span text:style-name="Strong_20_Emphasis">Note:</text:span> The name for the <text:span text:style-name="Variable">LOCATION</text:span> as well as the XML notation is <text:span text:style-name="T417">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417">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417">keyword</text:span></text:span><text:span text:style-name="User_20_Entry"> is not in this set of </text:span><text:span text:style-name="User_20_Entry"><text:span text:style-name="T417">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417">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text:style-name="L28">
        <text:list-item>
          <text:p text:style-name="P940"><text:span text:style-name="User_20_Entry">&lt;meta name="date" content="(SCHEMA=ISO)1996-04-19"&gt;</text:span> </text:p>
        </text:list-item>
        <text:list-item>
          <text:p text:style-name="P939"><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758">i18n</text:span>; <text:s text:c="21"/>-- lang, dir for use with content string --</text:p>
      <text:p text:style-name="Preformatted_20_Text"><text:soft-page-break/><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759"><text:s text:c="2"/>&lt;</text:p>
      <text:p text:style-name="Text_20_body">HTMLMETA interprets as equivalent: </text:p>
      <text:list text:style-name="L29">
        <text:list-item>
          <text:p text:style-name="P942"><text:span text:style-name="User_20_Entry">&lt;META NAME="DATE(ISO)" CONTENT="1996-04-19&gt;</text:span> </text:p>
        </text:list-item>
        <text:list-item>
          <text:p text:style-name="P942"><text:span text:style-name="User_20_Entry">&lt;META NAME="DATE" CONTENT="(SCHEMA=ISO)1996-04-19&gt;</text:span> </text:p>
        </text:list-item>
        <text:list-item>
          <text:p text:style-name="P941"><text:span text:style-name="User_20_Entry">&lt;META NAME="DATE" SCHEME="ISO" CONTENT="1996-04-19&gt;</text:span> </text:p>
        </text:list-item>
      </text:list>
      <text:h text:style-name="Heading_20_4" text:outline-level="4"><text:bookmark-start text:name="__RefHeading___Toc20861_3285073552"/>Marking Up <text:span text:style-name="T878">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44"><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44"><text:span text:style-name="User_20_Entry"><text:span text:style-name="T480">&lt;TITLE&gt;A Title<text:line-break/>&lt;NAME&gt;A Name&lt;/NAME&gt;<text:line-break/>&lt;/TITLE&gt;</text:span></text:span><text:line-break/></text:p>
      <text:p text:style-name="P544">One enters:<text:line-break/><text:span text:style-name="User_20_Entry"><text:span text:style-name="T480">&lt;META NAME="TITLE" CONTENT="A Title"&gt;<text:line-break/>&lt;META NAME="TITLE.NAME" CONTENT="A Name"&gt;</text:span></text:span><text:line-break/></text:p>
      <text:p text:style-name="P544">By contrast, the <text:span text:style-name="Variable">META</text:span> markup:</text:p>
      <text:p text:style-name="P544"><text:span text:style-name="User_20_Entry"><text:span text:style-name="T480"><text:s text:c="2"/>&lt;META NAME="TITLE" CONTENT="A Title"&gt;</text:span></text:span></text:p>
      <text:p text:style-name="P544"><text:span text:style-name="User_20_Entry"><text:span text:style-name="T480"><text:s text:c="2"/>&lt;META NAME="NAME" CONTENT="A Name"&gt;<text:line-break/> <text:s/>&lt;META NAME="TITLE.NAME" CONTENT="Another Name"&gt;</text:span></text:span></text:p>
      <text:p text:style-name="P544"><text:line-break/>Would produce:<text:line-break/><text:span text:style-name="User_20_Entry"><text:span text:style-name="T581">  &lt;TITLE&gt;A Title&lt;/TITLE&gt;<text:line-break/>  &lt;NAME&gt;A Name&lt;/NAME&gt;<text:line-break/>  &lt;TITLE&gt;&lt;NAME&gt;Another Name&lt;/NAME&gt;&lt;/TITLE&gt;</text:span></text:span></text:p>
      <text:p text:style-name="P544"><text:span text:style-name="User_20_Entry"><text:span text:style-name="T581"/></text:span></text:p>
      <text:p text:style-name="Text_20_body">The convention is somewhat different from the one <text:span text:style-name="T759">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text:soft-page-break/>W3C Workshop framework </text:p>
      <text:p text:style-name="P760">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text:style-name="L30">
        <text:list-item>
          <text:p text:style-name="P944">Explicit heirarchical meta model </text:p>
        </text:list-item>
        <text:list-item>
          <text:p text:style-name="P943">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41">&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41">&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24">&lt;-- Ripped out from http://info.ox.ac.uk/~lou/wip/metadata.syntax.html --&gt;</text:p>
      <text:p text:style-name="P324">&lt;meta name="title" content="A syntax for Dublin core Metadata:</text:p>
      <text:p text:style-name="P324"><text:s/>Recommendations from the second Metadata Workshop"&gt;</text:p>
      <text:p text:style-name="P324">&lt;meta name="author" content="Lou Burnard"&gt;</text:p>
      <text:p text:style-name="P324">&lt;meta name="author" content="Eric Miller"&gt;</text:p>
      <text:p text:style-name="P324">&lt;meta name="author" content="Liam Quin"&gt;</text:p>
      <text:p text:style-name="P324">&lt;meta name="author" content="C. M. Sperberg-McQueen"&gt;</text:p>
      <text:p text:style-name="P324">&lt;meta name="subject" content="metadata"&gt;</text:p>
      <text:p text:style-name="P324"><text:soft-page-break/>&lt;meta name="subject" content="Second Metadata Workshop (Warwick, U.K.)"&gt;</text:p>
      <text:p text:style-name="P324">&lt;meta name="date" content="1996"&gt;</text:p>
      <text:p text:style-name="P324">&lt;meta name="date" content="(Schema=ISO)1996-04-19"&gt;</text:p>
      <text:p text:style-name="P324">&lt;meta name="object-type" content="article"&gt;</text:p>
      <text:p text:style-name="P324">&lt;meta name="form" content="HTML 2.0"&gt;</text:p>
      <text:p text:style-name="P324">&lt;meta name="form" content="(Schema=IMT)text/html"&gt;</text:p>
      <text:p text:style-name="P324">&lt;meta name="identifier"</text:p>
      <text:p text:style-name="P324"><text:s text:c="6"/>content="(Schema=URL)http://info.ox.ac.uk/~lou/wip/metadata.syntax.html"&gt;</text:p>
      <text:p text:style-name="P324">&lt;meta name="identifier"</text:p>
      <text:p text:style-name="P324"><text:s text:c="6"/>content="(Schema=URL)http://www.uic.edu/~cmsmcq/tech/metadata.syntax.html"&gt;</text:p>
      <text:p text:style-name="P324">&lt;meta name="source" content="(none)"&gt;</text:p>
      <text:p text:style-name="P321">&lt;meta name="language" content="(Schema=ISO6639)en"&gt;</text:p>
      <text:p text:style-name="Text_20_body">The Meta-record <text:span text:style-name="T760">fragment</text:span> would be: </text:p>
      <text:p text:style-name="P324">&lt;!ENTITY LOCATION <text:s/>CDATA "http://info.ox.ac.uk/~lou/wip/metadata.syntax.html"&gt;</text:p>
      <text:p text:style-name="P324">&lt;author&gt;Lou Burnard&lt;/author&gt;</text:p>
      <text:p text:style-name="P324">&lt;author&gt;Eric Miller&lt;/author&gt;</text:p>
      <text:p text:style-name="P324">&lt;author&gt;Liam Quin&lt;/author&gt;</text:p>
      <text:p text:style-name="P324">&lt;author&gt;C. M. Sperberg-McQueen&lt;/author&gt;</text:p>
      <text:p text:style-name="P324">&lt;subject&gt;metadata&lt;/subject&gt;</text:p>
      <text:p text:style-name="P324">&lt;subject&gt;Second Metadata Workshop (Warwick, U.K.)&lt;/subject&gt;</text:p>
      <text:p text:style-name="P324">&lt;date&gt;1996&lt;/date&gt;</text:p>
      <text:p text:style-name="P324">&lt;date SCHEMA="ISO"&gt;1996-04-19&lt;/date&gt;</text:p>
      <text:p text:style-name="P324">&lt;object-type&gt;article&lt;/object-type&gt;</text:p>
      <text:p text:style-name="P324">&lt;form&gt;HTML 2.0&lt;/form&gt;</text:p>
      <text:p text:style-name="P324">&lt;form SCHEMA="IMT"&gt;text/html&lt;/form&gt;</text:p>
      <text:p text:style-name="P324">&lt;identifier SCHEMA="URL"&gt;</text:p>
      <text:p text:style-name="P324"><text:s text:c="8"/>http://info.ox.ac.uk/~lou/wip/metadata.syntax.html&lt;/identifier&gt;</text:p>
      <text:p text:style-name="P324">&lt;identifier SCHEMA="URL"&gt;</text:p>
      <text:p text:style-name="P324"><text:s text:c="8"/>http://www.uic.edu/~cmsmcq/tech/metadata.syntax.html&lt;/identifier&gt;</text:p>
      <text:p text:style-name="P324">&lt;source&gt;(none)&lt;/source&gt;</text:p>
      <text:p text:style-name="P321">&lt;language SCHEMA="ISO639&gt;en&lt;/language&gt;</text:p>
      <text:p text:style-name="Text_20_body">As with all <text:span text:style-name="T761">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261">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417">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text:soft-page-break/>&lt;LANGUAGE&gt;en&lt;/LANGUAGE&gt;</text:p>
      <text:p text:style-name="P759">&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45">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417">external</text:span> to the document and meta-record. <text:s/>The MCF file format is <text:span text:style-name="T762">originally</text:span> from Apple Research's ProjectX.</text:p>
      <text:p text:style-name="P545"/>
      <text:p text:style-name="P545"><text:a xlink:type="simple" xlink:href="http://www.guha.com/mcf/mcf_spec.html" text:style-name="Internet_20_link" text:visited-style-name="Visited_20_Internet_20_Link">http://www.guha.com/mcf/mcf_spec.html</text:a></text:p>
      <text:p text:style-name="P545"/>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105">HTMLHEAD</text:span></text:span><text:bookmark-end text:name="__RefHeading___Toc20869_3285073552"/></text:h>
      <text:p text:style-name="P547"><text:span text:style-name="Source_20_Text"><text:span text:style-name="T254">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68"><text:span text:style-name="Source_20_Text"><text:s text:c="7"/>DOCTYPE</text:span></text:p>
      <text:p text:style-name="P768"><text:span text:style-name="Source_20_Text"><text:s text:c="10"/>|</text:span></text:p>
      <text:p text:style-name="P768"><text:span text:style-name="Source_20_Text"><text:s text:c="7"/>METADOC</text:span></text:p>
      <text:p text:style-name="P768"><text:span text:style-name="Source_20_Text"><text:s text:c="10"/>|</text:span></text:p>
      <text:p text:style-name="P768"><text:span text:style-name="Source_20_Text"><text:s text:c="6"/>COLONDOC</text:span></text:p>
      <text:p text:style-name="P768"><text:span text:style-name="Source_20_Text"><text:s text:c="10"/>|</text:span></text:p>
      <text:p text:style-name="P768"><text:span text:style-name="Source_20_Text"><text:s text:c="6"/>HTMLMETA</text:span></text:p>
      <text:p text:style-name="P768"><text:span text:style-name="Source_20_Text"><text:s text:c="10"/>v</text:span></text:p>
      <text:p text:style-name="P768"><text:span text:style-name="Source_20_Text"><text:s text:c="6"/>HTMLHEAD</text:span></text:p>
      <text:p text:style-name="Text_20_body"><text:span text:style-name="Source_20_Text"/></text:p>
      <text:p text:style-name="P547"><text:span text:style-name="Source_20_Text"><text:span text:style-name="T105">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oft-page-break/><text:span text:style-name="Source_20_Text"><text:span text:style-name="T105">HTMLZERO</text:span></text:span><text:bookmark-end text:name="__RefHeading___Toc20871_3285073552"/></text:h>
      <text:p text:style-name="P548"><text:span text:style-name="Source_20_Text"><text:span text:style-name="T255">A HTMLHEAD variant </text:span></text:span><text:span text:style-name="Source_20_Text"><text:span text:style-name="T105">that does not treat 'most' tagnames as words.</text:span></text:span></text:p>
      <text:p text:style-name="P549"><text:span text:style-name="Source_20_Text"/></text:p>
      <text:p text:style-name="P549"><text:span text:style-name="Source_20_Text"><text:s text:c="7"/>DOCTYPE</text:span></text:p>
      <text:p text:style-name="P549"><text:span text:style-name="Source_20_Text"><text:s text:c="10"/>|</text:span></text:p>
      <text:p text:style-name="P549"><text:span text:style-name="Source_20_Text"><text:s text:c="7"/>METADOC</text:span></text:p>
      <text:p text:style-name="P549"><text:span text:style-name="Source_20_Text"><text:s text:c="10"/>|</text:span></text:p>
      <text:p text:style-name="P549"><text:span text:style-name="Source_20_Text"><text:s text:c="6"/>COLONDOC</text:span></text:p>
      <text:p text:style-name="P549"><text:span text:style-name="Source_20_Text"><text:s text:c="10"/>|</text:span></text:p>
      <text:p text:style-name="P549"><text:span text:style-name="Source_20_Text"><text:s text:c="6"/>HTMLMETA</text:span></text:p>
      <text:p text:style-name="P549"><text:span text:style-name="Source_20_Text"><text:s text:c="10"/>|</text:span></text:p>
      <text:p text:style-name="P549"><text:span text:style-name="Source_20_Text"><text:s text:c="6"/>HTMLHEAD</text:span></text:p>
      <text:p text:style-name="P549"><text:span text:style-name="Source_20_Text"><text:s text:c="10"/>v</text:span></text:p>
      <text:p text:style-name="P549"><text:span text:style-name="Source_20_Text"><text:s text:c="6"/>HTMLZERO</text:span></text:p>
      <text:p text:style-name="P548"><text:span text:style-name="Source_20_Text"/></text:p>
      <text:p text:style-name="P547"><text:span text:style-name="Source_20_Text"><text:span text:style-name="T105">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105">FILTER2HTML</text:span></text:span><text:bookmark-end text:name="__RefHeading___Toc20873_3285073552"/></text:h>
      <text:p text:style-name="P553"><text:span text:style-name="Source_20_Text">Class Tree:</text:span></text:p>
      <text:p text:style-name="P126"><text:span text:style-name="Source_20_Text"><text:s text:c="7"/>DOCTYPE</text:span></text:p>
      <text:p text:style-name="P126"><text:span text:style-name="Source_20_Text"><text:s text:c="10"/>|</text:span></text:p>
      <text:p text:style-name="P126"><text:span text:style-name="Source_20_Text"><text:s text:c="7"/>METADOC</text:span></text:p>
      <text:p text:style-name="P126"><text:span text:style-name="Source_20_Text"><text:s text:c="10"/>|</text:span></text:p>
      <text:p text:style-name="P126"><text:span text:style-name="Source_20_Text"><text:s text:c="6"/>COLONDOC</text:span></text:p>
      <text:p text:style-name="P126"><text:span text:style-name="Source_20_Text"><text:s text:c="10"/>|</text:span></text:p>
      <text:p text:style-name="P126"><text:span text:style-name="Source_20_Text"><text:s text:c="6"/>HTMLMETA</text:span></text:p>
      <text:p text:style-name="P126"><text:span text:style-name="Source_20_Text"><text:s text:c="10"/>|</text:span></text:p>
      <text:p text:style-name="P126"><text:span text:style-name="Source_20_Text"><text:s text:c="6"/>HTMLHEAD</text:span></text:p>
      <text:p text:style-name="P126"><text:span text:style-name="Source_20_Text"><text:s text:c="10"/>v</text:span></text:p>
      <text:p text:style-name="P126"><text:span text:style-name="Source_20_Text"><text:s text:c="5"/>FILTER2HTML</text:span></text:p>
      <text:p text:style-name="P246"><text:span text:style-name="Source_20_Text"><text:span text:style-name="T257"/></text:span></text:p>
      <text:p text:style-name="P246"><text:span text:style-name="Source_20_Text"><text:span text:style-name="T257">The FILTER2HTML is a special variant of the HTMLHEAD doctype. Instead of processing files directly it us designed to use an external filter to convert the input file into HTML type files for processing by the HTMLHEAD document handler.</text:span></text:span></text:p>
      <text:p text:style-name="P246"><text:span text:style-name="Source_20_Text"><text:span text:style-name="T257"/></text:span></text:p>
      <text:p text:style-name="P246"><text:span text:style-name="Source_20_Text"><text:span text:style-name="T257">Options:</text:span></text:span></text:p>
      <text:p text:style-name="P246"><text:span text:style-name="Source_20_Text"><text:span text:style-name="T257"><text:s text:c="3"/></text:span></text:span><text:span text:style-name="Source_20_Text"><text:span text:style-name="T500">Filter <text:s text:c="7"/>Specifies the program to use.</text:span></text:span></text:p>
      <text:p text:style-name="P246"><text:span text:style-name="Source_20_Text"><text:span text:style-name="T500"><text:s/>Content-type <text:s/>Specifies the MIME content-type of the original.</text:span></text:span></text:p>
      <text:p text:style-name="P246"><text:span text:style-name="Source_20_Text"><text:span text:style-name="T257">These are defined in the "filter2html.ini" [General] or &lt;Db&gt;.ini [FILTER2HTML] sections. Filters should take a single argument as the path to the (binary) input file and should write their output (HTML) to standard output (stdout).</text:span></text:span></text:p>
      <text:h text:style-name="P843" text:outline-level="2"><text:bookmark-start text:name="__RefHeading___Toc20875_3285073552"/><text:soft-page-break/><text:span text:style-name="Source_20_Text"><text:span text:style-name="T258">HTMLREMOTE</text:span></text:span><text:bookmark-end text:name="__RefHeading___Toc20875_3285073552"/></text:h>
      <text:p text:style-name="P554"><text:span text:style-name="Source_20_Text">Class Tree:</text:span></text:p>
      <text:p text:style-name="P127"><text:span text:style-name="Source_20_Text"><text:s text:c="7"/>DOCTYPE</text:span></text:p>
      <text:p text:style-name="P127"><text:span text:style-name="Source_20_Text"><text:s text:c="10"/>|</text:span></text:p>
      <text:p text:style-name="P127"><text:span text:style-name="Source_20_Text"><text:s text:c="7"/>METADOC</text:span></text:p>
      <text:p text:style-name="P127"><text:span text:style-name="Source_20_Text"><text:s text:c="10"/>|</text:span></text:p>
      <text:p text:style-name="P127"><text:span text:style-name="Source_20_Text"><text:s text:c="6"/>COLONDOC</text:span></text:p>
      <text:p text:style-name="P127"><text:span text:style-name="Source_20_Text"><text:s text:c="10"/>|</text:span></text:p>
      <text:p text:style-name="P127"><text:span text:style-name="Source_20_Text"><text:s text:c="6"/>HTMLMETA</text:span></text:p>
      <text:p text:style-name="P127"><text:span text:style-name="Source_20_Text"><text:s text:c="10"/>|</text:span></text:p>
      <text:p text:style-name="P127"><text:span text:style-name="Source_20_Text"><text:s text:c="6"/>HTMLHEAD</text:span></text:p>
      <text:p text:style-name="P127"><text:span text:style-name="Source_20_Text"><text:s text:c="10"/>v</text:span></text:p>
      <text:p text:style-name="P127"><text:span text:style-name="Source_20_Text"><text:s text:c="5"/>HTMLREMOTE</text:span></text:p>
      <text:p text:style-name="P554"><text:span text:style-name="Source_20_Text"><text:span text:style-name="T258"/></text:span></text:p>
      <text:p text:style-name="P554"><text:span text:style-name="Source_20_Text"><text:span text:style-name="T258">The HTMLREMOTE doctype is intended for processing Web pages retrieved from remote sites. </text:span></text:span><text:span text:style-name="Source_20_Text"><text:span text:style-name="T259">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105">Search time Options:</text:span></text:span></text:p>
      <text:p text:style-name="Text_20_body"><text:span text:style-name="Source_20_Text"><text:s text:c="2"/></text:span><text:span text:style-name="Source_20_Text"><text:span text:style-name="T581"><text:s/></text:span></text:span><text:span text:style-name="Source_20_Text"><text:span text:style-name="T613">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16">MAIL DOCTYPES</text:span></text:span><text:bookmark-end text:name="__RefHeading___Toc20877_3285073552"/></text:h>
      <text:p text:style-name="P502"><text:span text:style-name="Source_20_Text"><text:s text:c="5"/>Doctype</text:span></text:p>
      <text:p text:style-name="P502"><text:span text:style-name="Source_20_Text"><text:s text:c="8"/>|</text:span></text:p>
      <text:p text:style-name="P502"><text:span text:style-name="Source_20_Text"><text:s text:c="6"/></text:span><text:span text:style-name="Source_20_Text"><text:span text:style-name="T705">PTEXT</text:span></text:span></text:p>
      <text:p text:style-name="P502"><text:span text:style-name="Source_20_Text"><text:s text:c="8"/>^</text:span></text:p>
      <text:p text:style-name="P502"><text:span text:style-name="Source_20_Text"><text:s text:c="3"/>MAILFOLDER ---- NEWSFOLDER</text:span></text:p>
      <text:p text:style-name="P502"><text:span text:style-name="Source_20_Text"><text:s text:c="4"/>| <text:s/>| <text:s/>|</text:span></text:p>
      <text:p text:style-name="P502"><text:span text:style-name="Source_20_Text"><text:s text:c="4"/>| <text:s/>| <text:s/>\___ IRList</text:span></text:p>
      <text:p text:style-name="P502"><text:span text:style-name="Source_20_Text"><text:s text:c="4"/>| <text:s/>| <text:s text:c="10"/>\</text:span></text:p>
      <text:p text:style-name="P502"><text:span text:style-name="Source_20_Text"><text:s text:c="4"/>| <text:s/>\__________ Maildigest -- DigestTOC</text:span></text:p>
      <text:p text:style-name="P502"><text:span text:style-name="Source_20_Text"><text:s text:c="4"/>| <text:s text:c="13"/>/ </text:span></text:p>
      <text:p text:style-name="P502"><text:span text:style-name="Source_20_Text"><text:s text:c="4"/>\_________ Listdigest</text:span></text:p>
      <text:p text:style-name="P501"><text:span text:style-name="Source_20_Text"/></text:p>
      <text:p text:style-name="P501"><text:span text:style-name="Source_20_Text"><text:span text:style-name="T105">The mail doctypes have been designed to accept and correctly handle nearly anything that ends up in a mailfolder.</text:span></text:span></text:p>
      <text:p text:style-name="P501"><text:span text:style-name="Source_20_Text"><text:span text:style-name="T105"/></text:span></text:p>
      <text:p text:style-name="P501"><text:span text:style-name="Source_20_Text"><text:span text:style-name="T105">The </text:span></text:span><text:span text:style-name="Source_20_Text"><text:span text:style-name="T455">MAILFOLDER, NEWSFOLDER, IRLIST, MAILDIGEST, LISTDIGEST</text:span></text:span><text:span text:style-name="Source_20_Text"><text:span text:style-name="T105"> and </text:span></text:span><text:span text:style-name="Source_20_Text"><text:span text:style-name="T455">DIGESTTOC</text:span></text:span><text:span text:style-name="Source_20_Text"><text:span text:style-name="T105"> doctypes are all intimately intertwined into one another.</text:span></text:span></text:p>
      <text:p text:style-name="P501"><text:span text:style-name="Source_20_Text"><text:span text:style-name="T105"/></text:span></text:p>
      <text:p text:style-name="P501"><text:span text:style-name="Source_20_Text"><text:span text:style-name="T105">The </text:span></text:span><text:span text:style-name="Source_20_Text"><text:span text:style-name="T455">AUTODETECT</text:span></text:span><text:span text:style-name="Source_20_Text"><text:span text:style-name="T105"> class knows how to </text:span></text:span><text:span text:style-name="Source_20_Text"><text:span text:style-name="T218">identify</text:span></text:span><text:span text:style-name="Source_20_Text"><text:span text:style-name="T105"> these files, basically those with mail headers and those with news headers. All these files are passed to the </text:span></text:span><text:span text:style-name="Source_20_Text"><text:span text:style-name="T455">MAILFOLDER</text:span></text:span><text:span text:style-name="Source_20_Text"><text:span text:style-name="T105"> doctype. It in turn understands the different types of mail and passes the records to the suitable doctype. These doctypes are also equiped with identification logic and can pass the doctype to yet another class.</text:span></text:span></text:p>
      <text:p text:style-name="P501"><text:span text:style-name="Source_20_Text"><text:span text:style-name="T105"/></text:span></text:p>
      <text:p text:style-name="P501"><text:soft-page-break/><text:span text:style-name="Source_20_Text"><text:span text:style-name="T105">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64">MAILFOLDER Message </text:span></text:span><text:span text:style-name="Source_20_Text"><text:span text:style-name="T158">Parsing</text:span></text:span><text:bookmark-end text:name="__RefHeading___Toc20879_3285073552"/></text:h>
      <text:p text:style-name="P525"><text:span text:style-name="Source_20_Text"><text:span text:style-name="T231">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43">(the value is encoded into an ASCII </text:span></text:span><text:span text:style-name="Source_20_Text"><text:span text:style-name="T244">alphanumeric </text:span></text:span><text:span text:style-name="Source_20_Text"><text:span text:style-name="T243">string </text:span></text:span><text:span text:style-name="Source_20_Text"><text:span text:style-name="T244">safe for transmission</text:span></text:span><text:span text:style-name="Source_20_Text"><text:span text:style-name="T243">) </text:span></text:span><text:span text:style-name="Source_20_Text"><text:span text:style-name="T231">for the record </text:span></text:span><text:span text:style-name="Source_20_Text"><text:span text:style-name="T232">since they are by-definition</text:span></text:span><text:span text:style-name="Source_20_Text"><text:span text:style-name="T231"> unique identifier</text:span></text:span><text:span text:style-name="Source_20_Text"><text:span text:style-name="T232">s</text:span></text:span><text:span text:style-name="Source_20_Text"><text:span text:style-name="T231">. </text:span></text:span></text:p>
      <text:p text:style-name="P525"><text:span text:style-name="Source_20_Text"><text:span text:style-name="T231"/></text:span></text:p>
      <text:p text:style-name="P259"><text:span text:style-name="Citation"><text:span text:style-name="T232">“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35">IETF RFC5322 Internet Message Format</text:span></text:span><text:span text:style-name="Source_20_Text"><text:span text:style-name="T236"><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36"> </text:span></text:span></text:p>
      <text:p text:style-name="P525"><text:span text:style-name="Source_20_Text"><text:span text:style-name="T231"/></text:span></text:p>
      <text:p text:style-name="P526"><text:span text:style-name="Source_20_Text"><text:span text:style-name="T232">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34">mailing lists</text:span></text:span><text:span text:style-name="Source_20_Text"><text:span text:style-name="T232"> and these lists are indexed together.</text:span></text:span></text:p>
      <text:p text:style-name="P526"><text:span text:style-name="Source_20_Text"><text:span text:style-name="T232"/></text:span></text:p>
      <text:p text:style-name="P526"><text:span text:style-name="Source_20_Text"><text:span text:style-name="T232">Note that according to the </text:span></text:span><text:span text:style-name="Source_20_Text"><text:span text:style-name="T234">RFC</text:span></text:span><text:span text:style-name="Source_20_Text"><text:span text:style-name="T232"> it “SHOULD be present” but may not be present (should versus must). </text:span></text:span></text:p>
      <text:p text:style-name="P525"><text:span text:style-name="Source_20_Text"><text:span text:style-name="T232"/></text:span></text:p>
      <text:p text:style-name="P525"><text:span text:style-name="Source_20_Text"><text:span text:style-name="T232">The parser uses the Document-Id to not only assign unique record keys but also to resolve mail threads—messages referring to other messages </text:span></text:span><text:span text:style-name="Source_20_Text"><text:span text:style-name="T233">especially using </text:span></text:span><text:span text:style-name="Source_20_Text"><text:span text:style-name="T232"><text:s/></text:span></text:span><text:span text:style-name="Source_20_Text"><text:span text:style-name="T233">the </text:span></text:span><text:span text:style-name="Source_20_Text"><text:span text:style-name="T232">"In-Reply-To:" and "References:" fields.</text:span></text:span></text:p>
      <text:p text:style-name="P524"><text:span text:style-name="Source_20_Text"><text:span text:style-name="T231"/></text:span></text:p>
      <text:p text:style-name="P528"><text:span text:style-name="Source_20_Text"><text:span text:style-name="T241">The other special keyword in email is “Expires”. </text:span></text:span><text:span text:style-name="Source_20_Text"><text:span text:style-name="T248">The value of this field is a date defined as the “t</text:span></text:span><text:span text:style-name="Source_20_Text"><text:span text:style-name="T241">ime at which a message loses its validity”. <text:s/></text:span></text:span><text:span text:style-name="Source_20_Text"><text:span text:style-name="T248">We use it to</text:span></text:span><text:span text:style-name="Source_20_Text"><text:span text:style-name="T241"> set the expiration date for the record. Depending upon configuration the record, once past its expiration date, will be either automatically deleted </text:span></text:span><text:span text:style-name="Source_20_Text"><text:span text:style-name="T242">when the <text:s/>AutoDeleteExpired </text:span></text:span><text:span text:style-name="Source_20_Text"><text:span text:style-name="T247">key</text:span></text:span><text:span text:style-name="Source_20_Text"><text:span text:style-name="T242"> is set </text:span></text:span><text:span text:style-name="Source_20_Text"><text:span text:style-name="T247">to true</text:span></text:span><text:span text:style-name="Source_20_Text"><text:span text:style-name="T242"> </text:span></text:span><text:span text:style-name="Source_20_Text"><text:span text:style-name="T247">(easily set using the Iutil tool with <text:s/>-autodelete)</text:span></text:span><text:span text:style-name="Source_20_Text"><text:span text:style-name="T242"> </text:span></text:span><text:span text:style-name="Source_20_Text"><text:span text:style-name="T241">or manually triggered for deletion (available also via the Iutil command line tool via the -del_expired). </text:span></text:span></text:p>
      <text:p text:style-name="P527"><text:span text:style-name="Source_20_Text"><text:span text:style-name="T163"/></text:span></text:p>
      <text:p text:style-name="P527"><text:span text:style-name="Source_20_Text"><text:span text:style-name="T163">Limitations</text:span></text:span></text:p>
      <text:p text:style-name="P527"><text:span text:style-name="Source_20_Text"><text:span text:style-name="T245">Base 64 encoded messages and multipart messages are not </text:span></text:span><text:span text:style-name="Source_20_Text"><text:span text:style-name="T246">deep</text:span></text:span><text:span text:style-name="Source_20_Text"><text:span text:style-name="T245"> processed. To do so would require that the attachments and components be decoded. Mails are processed as-in in the transport. </text:span></text:span><text:span text:style-name="Source_20_Text"><text:span text:style-name="T246">Multipart boundaries are by-design not understood as multipart boundaries. This means that HTML and other encodings are not understood as such. Beyond the header elements there is the body and it is processed as text.</text:span></text:span></text:p>
      <text:p text:style-name="P527"><text:span text:style-name="Source_20_Text"><text:span text:style-name="T246"/></text:span></text:p>
      <text:p text:style-name="P527"><text:span text:style-name="Source_20_Text"><text:span text:style-name="T246">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oft-page-break/><text:span text:style-name="Source_20_Text"><text:span text:style-name="T105">DIGESTTOC</text:span></text:span><text:bookmark-end text:name="__RefHeading___Toc20881_3285073552"/></text:h>
      <text:p text:style-name="P503"><text:span text:style-name="Source_20_Text"><text:span text:style-name="T217">Internet Mail Digest (RFC1173, Listserver, Lyris and Mailman) Table of Contents</text:span></text:span></text:p>
      <text:p text:style-name="P501"><text:span text:style-name="Source_20_Text"><text:span text:style-name="T105"/></text:span></text:p>
      <text:h text:style-name="Heading_20_4" text:outline-level="4"><text:bookmark-start text:name="__RefHeading___Toc20883_3285073552"/><text:span text:style-name="Source_20_Text"><text:span text:style-name="T105">NEWSFOLDER</text:span></text:span><text:bookmark-end text:name="__RefHeading___Toc20883_3285073552"/></text:h>
      <text:p text:style-name="P501"><text:span text:style-name="Source_20_Text"><text:span text:style-name="T216">N</text:span></text:span><text:span text:style-name="Source_20_Text"><text:span text:style-name="T105">ewsfolders parsed by the </text:span></text:span><text:span text:style-name="Source_20_Text"><text:span text:style-name="T455">MAILFOLDER</text:span></text:span><text:span text:style-name="Source_20_Text"><text:span text:style-name="T105"> document handler are "automaticaly" set with the </text:span></text:span><text:span text:style-name="Source_20_Text"><text:span text:style-name="T455">NEWSFOLDER</text:span></text:span><text:span text:style-name="Source_20_Text"><text:span text:style-name="T105"> </text:span></text:span><text:span text:style-name="Source_20_Text"><text:span text:style-name="T455">DOCTYPE</text:span></text:span><text:span text:style-name="Source_20_Text"><text:span text:style-name="T105">. This is mainly to get the right MIME type for binding external applications such as a newsreader.</text:span></text:span></text:p>
      <text:p text:style-name="P501"><text:span text:style-name="Source_20_Text"><text:span text:style-name="T105">The MIME type for "Raw" records is "message/news".</text:span></text:span></text:p>
      <text:p text:style-name="P501"><text:span text:style-name="Source_20_Text"><text:span text:style-name="T105"/></text:span></text:p>
      <text:h text:style-name="Heading_20_4" text:outline-level="4"><text:bookmark-start text:name="__RefHeading___Toc20885_3285073552"/><text:span text:style-name="Source_20_Text"><text:span text:style-name="T105">MAILDIGEST</text:span></text:span><text:bookmark-end text:name="__RefHeading___Toc20885_3285073552"/></text:h>
      <text:p text:style-name="P501"><text:span text:style-name="Source_20_Text"><text:span text:style-name="T105">Internet mail digest file format per RFC 1153. This is the most common mail digest format. The </text:span></text:span><text:span text:style-name="Source_20_Text"><text:span text:style-name="T455">MAILDIGEST</text:span></text:span><text:span text:style-name="Source_20_Text"><text:span text:style-name="T105"> is for single digests only. To process a folder of digests one should use the MAILFOLDER doctype. That doctype has been designed to identify RFC1153 digests and will pass the individual messages to the </text:span></text:span><text:span text:style-name="Source_20_Text"><text:span text:style-name="T455">MAILDIGEST</text:span></text:span><text:span text:style-name="Source_20_Text"><text:span text:style-name="T105"> doctype.</text:span></text:span></text:p>
      <text:p text:style-name="P501"><text:span text:style-name="Source_20_Text"><text:span text:style-name="T105">The MIME type for "Raw" records is "Application/X-MailDigest". See also </text:span></text:span><text:span text:style-name="Source_20_Text"><text:span text:style-name="T455">MAILFOLDER</text:span></text:span><text:span text:style-name="Source_20_Text"><text:span text:style-name="T105">.</text:span></text:span></text:p>
      <text:p text:style-name="P501"><text:span text:style-name="Source_20_Text"><text:span text:style-name="T105"/></text:span></text:p>
      <text:h text:style-name="Heading_20_4" text:outline-level="4"><text:bookmark-start text:name="__RefHeading___Toc20887_3285073552"/><text:span text:style-name="Source_20_Text"><text:span text:style-name="T105">LISTDIGEST</text:span></text:span><text:bookmark-end text:name="__RefHeading___Toc20887_3285073552"/></text:h>
      <text:p text:style-name="P501"><text:span text:style-name="Source_20_Text"><text:span text:style-name="T105">Listserver mail digest file format. As with the </text:span></text:span><text:span text:style-name="Source_20_Text"><text:span text:style-name="T455">MAILDIGEST</text:span></text:span><text:span text:style-name="Source_20_Text"><text:span text:style-name="T105"> doctype it is designed for single digests only. The </text:span></text:span><text:span text:style-name="Source_20_Text"><text:span text:style-name="T455">MAILFOLDER</text:span></text:span><text:span text:style-name="Source_20_Text"><text:span text:style-name="T105"> doctype will identify </text:span></text:span><text:span text:style-name="Source_20_Text"><text:span text:style-name="T455">LISTDIGEST</text:span></text:span><text:span text:style-name="Source_20_Text"><text:span text:style-name="T105"> messages and segment a folder into individual digests as records.</text:span></text:span></text:p>
      <text:p text:style-name="P501"><text:span text:style-name="Source_20_Text"><text:span text:style-name="T105">The MIME type for "Raw" records is "Application/X-ListDigest". See also MAILFOLDER.</text:span></text:span></text:p>
      <text:p text:style-name="P501"><text:span text:style-name="Source_20_Text"><text:span text:style-name="T105"/></text:span></text:p>
      <text:h text:style-name="Heading_20_4" text:outline-level="4"><text:bookmark-start text:name="__RefHeading___Toc20889_3285073552"/><text:span text:style-name="Source_20_Text"><text:span text:style-name="T105">IRLIST</text:span></text:span><text:bookmark-end text:name="__RefHeading___Toc20889_3285073552"/></text:h>
      <text:p text:style-name="P501"><text:span text:style-name="Source_20_Text"><text:span text:style-name="T105">Yet another mail digest format. The MIME type for "Raw" records is "Application/X-IRList". </text:span></text:span></text:p>
      <text:p text:style-name="P501"><text:span text:style-name="Source_20_Text"><text:span text:style-name="T105"/></text:span></text:p>
      <text:p text:style-name="P501"><text:span text:style-name="Source_20_Text"><text:span text:style-name="T105">This is a "helper" class for </text:span></text:span><text:span text:style-name="Source_20_Text"><text:span text:style-name="T455">MAILDIGEST</text:span></text:span><text:span text:style-name="Source_20_Text"><text:span text:style-name="T105"> and </text:span></text:span><text:span text:style-name="Source_20_Text"><text:span text:style-name="T455">LISTDIGEST</text:span></text:span><text:span text:style-name="Source_20_Text"><text:span text:style-name="T105">. It handles the creation of a Table of Contents (with HyperLinks in HTML) for the contents of a digest. The Hyperlinks and Table of Contents is created "on-the-fly" during the Presentation. See</text:span></text:span></text:p>
      <text:p text:style-name="P501"><text:span text:style-name="Source_20_Text"><text:span text:style-name="T105">Digest TOC Example (HTML)</text:span></text:span></text:p>
      <text:p text:style-name="P501"><text:span text:style-name="Source_20_Text"><text:span text:style-name="T105">Digest TOC Example (SUTRS)</text:span></text:span></text:p>
      <text:p text:style-name="P501"><text:span text:style-name="Source_20_Text"><text:span text:style-name="T105">Raw Source.</text:span></text:span></text:p>
      <text:p text:style-name="P501"><text:span text:style-name="Source_20_Text"><text:span text:style-name="T105">The MIME type for "Raw" records is "message/rfc822". See also </text:span></text:span><text:span text:style-name="Source_20_Text"><text:span text:style-name="T455">MAILFOLDER</text:span></text:span><text:span text:style-name="Source_20_Text"><text:span text:style-name="T105">.</text:span></text:span></text:p>
      <text:h text:style-name="P844" text:outline-level="2"><text:bookmark-start text:name="__RefHeading___Toc20891_3285073552"/><text:span text:style-name="Source_20_Text"><text:span text:style-name="T225">MEMODOC</text:span></text:span><text:bookmark-end text:name="__RefHeading___Toc20891_3285073552"/></text:h>
      <text:p text:style-name="P513"><text:span text:style-name="Source_20_Text"/></text:p>
      <text:p text:style-name="P513"><text:span text:style-name="Source_20_Text">MEMODOC Class Tree:</text:span></text:p>
      <text:p text:style-name="P121"><text:span text:style-name="Source_20_Text"><text:s text:c="7"/>DOCTYPE</text:span></text:p>
      <text:p text:style-name="P121"><text:span text:style-name="Source_20_Text"><text:s text:c="10"/>|</text:span></text:p>
      <text:p text:style-name="P121"><text:span text:style-name="Source_20_Text"><text:s text:c="8"/>PTEXT</text:span></text:p>
      <text:p text:style-name="P121"><text:span text:style-name="Source_20_Text"><text:s text:c="10"/>v</text:span></text:p>
      <text:p text:style-name="P121"><text:soft-page-break/><text:span text:style-name="Source_20_Text"><text:s text:c="7"/>MEMODOC</text:span></text:p>
      <text:p text:style-name="P513"><text:span text:style-name="Source_20_Text"/></text:p>
      <text:p text:style-name="P513"><text:span text:style-name="Source_20_Text"><text:span text:style-name="T105">The </text:span></text:span><text:span text:style-name="Source_20_Text"><text:span text:style-name="T455">MEMODOC</text:span></text:span><text:span text:style-name="Source_20_Text"><text:span text:style-name="T105"> doctype is designed to support a class of ASCII memos. The fields/tags are, like </text:span></text:span><text:span text:style-name="Source_20_Text"><text:span text:style-name="T455">COLONDOC</text:span></text:span><text:span text:style-name="Source_20_Text"><text:span text:style-name="T105">, defined by a : (Colon), eg. &lt;Field Name&gt;: &lt;Field Value&gt;</text:span></text:span></text:p>
      <text:p text:style-name="P513"><text:span text:style-name="Source_20_Text"><text:span text:style-name="T105"/></text:span></text:p>
      <text:p text:style-name="P513"><text:span text:style-name="Source_20_Text"><text:span text:style-name="T105">These pairs are parsed untill a boundary-seperator is encountered. This seperator is a combination of several _-+= characters (at least 4) </text:span></text:span><text:span text:style-name="Source_20_Text"><text:span text:style-name="T225">or an empty line</text:span></text:span><text:span text:style-name="Source_20_Text"><text:span text:style-name="T105">. </text:span></text:span><text:span text:style-name="Source_20_Text"><text:span text:style-name="T212">The contents f</text:span></text:span><text:span text:style-name="Source_20_Text"><text:span text:style-name="T105">rom the </text:span></text:span><text:span text:style-name="Source_20_Text"><text:span text:style-name="T225">separator</text:span></text:span><text:span text:style-name="Source_20_Text"><text:span text:style-name="T105"> </text:span></text:span><text:span text:style-name="Source_20_Text"><text:span text:style-name="T212">until</text:span></text:span><text:span text:style-name="Source_20_Text"><text:span text:style-name="T105"> the end-of-record is defined as the Memo-Body. </text:span></text:span><text:span text:style-name="Source_20_Text"><text:span text:style-name="T225">In generic memos one would just f</text:span></text:span><text:span text:style-name="Source_20_Text"><text:span text:style-name="T105">ormat </text:span></text:span><text:span text:style-name="Source_20_Text"><text:span text:style-name="T455">COLONDOC</text:span></text:span><text:span text:style-name="Source_20_Text"><text:span text:style-name="T105"> type lines with a blank line to separate to the body. </text:span></text:span><text:span text:style-name="Source_20_Text"><text:span text:style-name="T212">In the text-body s</text:span></text:span><text:span text:style-name="Source_20_Text"><text:span text:style-name="T105">ince it is a child of </text:span></text:span><text:span text:style-name="Source_20_Text"><text:span text:style-name="T455">PTEXT</text:span></text:span><text:span text:style-name="Source_20_Text"><text:span text:style-name="T105"> it also tries to detect </text:span></text:span><text:span text:style-name="Source_20_Text"><text:span text:style-name="T212">pages, </text:span></text:span><text:span text:style-name="Source_20_Text"><text:span text:style-name="T105">paragraphs, </text:span></text:span><text:span text:style-name="Source_20_Text"><text:span text:style-name="T212">lines and sentences as well as the first instances thereof as a unique field</text:span></text:span><text:span text:style-name="Source_20_Text"><text:span text:style-name="T105">.</text:span></text:span></text:p>
      <text:p text:style-name="P513"><text:span text:style-name="Source_20_Text"><text:span text:style-name="T105"/></text:span></text:p>
      <text:p text:style-name="P513"><text:span text:style-name="Source_20_Text"><text:span text:style-name="T105">The Default Headline is contructed from, should they exist, a combination of the FROM and SUBJECT fields as:</text:span></text:span></text:p>
      <text:p text:style-name="P513"><text:span text:style-name="Source_20_Text"><text:span text:style-name="T105">Memo from &lt;From value&gt;: &lt;Subject value&gt;</text:span></text:span></text:p>
      <text:p text:style-name="P513"><text:span text:style-name="Source_20_Text"/></text:p>
      <text:p text:style-name="P513"><text:span text:style-name="Source_20_Text"><text:span text:style-name="T105">Example:</text:span></text:span></text:p>
      <text:p text:style-name="P513"><text:span text:style-name="Source_20_Text"/></text:p>
      <text:p text:style-name="P513"><text:span text:style-name="Source_20_Text"><text:span text:style-name="T54">Field_name: Content of the field</text:span></text:span></text:p>
      <text:p text:style-name="P513"><text:span text:style-name="Source_20_Text"><text:span text:style-name="T54">Field_name2: Content of the 2nd field</text:span></text:span></text:p>
      <text:p text:style-name="P513"><text:span text:style-name="Source_20_Text"><text:span text:style-name="T54"/></text:span></text:p>
      <text:p text:style-name="P513"><text:span text:style-name="Source_20_Text"><text:span text:style-name="T54">Here is the content of the "MEMODOC-Body" field. </text:span></text:span><text:span text:style-name="Source_20_Text"><text:span text:style-name="T55">It is handled by the PTEXT document handler. If so specified it will get parsed into sentences, paragraphs and pages. </text:span></text:span><text:span text:style-name="Source_20_Text"><text:span text:style-name="T57">This is the forth sentence.</text:span></text:span></text:p>
      <text:p text:style-name="P513"><text:span text:style-name="Source_20_Text"><text:span text:style-name="T54"/></text:span></text:p>
      <text:p text:style-name="P960"><text:span text:style-name="Source_20_Text"><text:span text:style-name="T55">This, for example, is the </text:span></text:span><text:span text:style-name="Source_20_Text"><text:span text:style-name="T56">2nd</text:span></text:span><text:span text:style-name="Source_20_Text"><text:span text:style-name="T55"> paragraph.</text:span></text:span></text:p>
      <text:p text:style-name="P960"><text:span text:style-name="Source_20_Text"><text:span text:style-name="T55"/></text:span></text:p>
      <text:p text:style-name="P962"><text:span text:style-name="Source_20_Text"><text:span text:style-name="T56">And here is the </text:span></text:span><text:span text:style-name="Source_20_Text"><text:span text:style-name="T61">third </text:span></text:span><text:span text:style-name="Source_20_Text"><text:span text:style-name="T62">paragraph</text:span></text:span><text:span text:style-name="Source_20_Text"><text:span text:style-name="T56">.</text:span></text:span></text:p>
      <text:p text:style-name="P513"><text:span text:style-name="Source_20_Text"><text:span text:style-name="T59"/></text:span></text:p>
      <text:p text:style-name="P513"><text:span text:style-name="Source_20_Text"/></text:p>
      <text:p text:style-name="P513"><text:span text:style-name="Source_20_Text"><text:span text:style-name="T105">Options:</text:span></text:span></text:p>
      <text:p text:style-name="P513"><text:span text:style-name="Source_20_Text">[General]</text:span></text:p>
      <text:p text:style-name="P513"><text:span text:style-name="Source_20_Text"><text:span text:style-name="T581">ParseMessageStructure=Yes|No // specifies if the message line/sentence/paragraph</text:span></text:span></text:p>
      <text:p text:style-name="P513"><text:span text:style-name="Source_20_Text"><text:span text:style-name="T581"><text:s text:c="29"/>// structure should be parsed (Default: YES)</text:span></text:span></text:p>
      <text:p text:style-name="P513"><text:span text:style-name="Source_20_Text"><text:span text:style-name="T581">AutodetectFieldtypes=Yes|No <text:s/>// specified if we should guess fieldtypes (default:YES).</text:span></text:span></text:p>
      <text:p text:style-name="P514"><text:span text:style-name="Source_20_Text"/></text:p>
      <text:h text:style-name="P845" text:outline-level="2"><text:bookmark-start text:name="__RefHeading___Toc20893_3285073552"/><text:span text:style-name="Source_20_Text"><text:span text:style-name="T204">METADOC</text:span></text:span><text:span text:style-name="Source_20_Text"><text:span text:style-name="T703"> </text:span></text:span><text:bookmark-end text:name="__RefHeading___Toc20893_3285073552"/></text:h>
      <text:p text:style-name="P505"><text:span text:style-name="Source_20_Text">Class Tree:</text:span></text:p>
      <text:p text:style-name="P120"><text:span text:style-name="Source_20_Text">DOCTYPE</text:span></text:p>
      <text:p text:style-name="P120"><text:span text:style-name="Source_20_Text">v</text:span></text:p>
      <text:p text:style-name="P120"><text:span text:style-name="Source_20_Text">METADOC</text:span></text:p>
      <text:p text:style-name="P497"><text:span text:style-name="Source_20_Text"/></text:p>
      <text:p text:style-name="P504"><text:span text:style-name="Source_20_Text"><text:span text:style-name="T703">T</text:span></text:span><text:span text:style-name="Source_20_Text"><text:span text:style-name="T204">he </text:span></text:span><text:span text:style-name="Source_20_Text"><text:span text:style-name="T492">METADOC</text:span></text:span><text:span text:style-name="Source_20_Text"><text:span text:style-name="T204"> doctype is a major base for a whole class of t</text:span></text:span><text:span text:style-name="Source_20_Text"><text:span text:style-name="T105">ext style meta-document format files, </text:span></text:span><text:span text:style-name="Source_20_Text"><text:span text:style-name="T204">especially </text:span></text:span><text:span text:style-name="Source_20_Text"><text:span text:style-name="T492">COLONDOC</text:span></text:span><text:span text:style-name="Source_20_Text"><text:span text:style-name="T204"> and its family. </text:span></text:span></text:p>
      <text:p text:style-name="P504"><text:span text:style-name="Source_20_Text"><text:span text:style-name="T204"/></text:span></text:p>
      <text:p text:style-name="P504"><text:span text:style-name="Source_20_Text"><text:span text:style-name="T205">The format defines a set of a key-value pairs </text:span></text:span><text:span text:style-name="Source_20_Text"><text:span text:style-name="T209">by default using the = and left (key) to right (value): e.g. key=value.</text:span></text:span></text:p>
      <text:p text:style-name="P498"><text:span text:style-name="Source_20_Text"><text:span text:style-name="T206"/></text:span></text:p>
      <text:p text:style-name="P498"><text:soft-page-break/><text:span text:style-name="Source_20_Text"><text:span text:style-name="T206">Example:</text:span></text:span></text:p>
      <text:p text:style-name="P55">First_name<text:span text:style-name="T704">=</text:span>Frances</text:p>
      <text:p text:style-name="P56">Middle_name<text:span text:style-name="T704">=</text:span>S.</text:p>
      <text:p text:style-name="P56">Last_name<text:span text:style-name="T704">=</text:span>Hotchkiss</text:p>
      <text:p text:style-name="P56">Phone<text:span text:style-name="T704">=</text:span>508-457-2242</text:p>
      <text:p text:style-name="P499"><text:span text:style-name="Source_20_Text"><text:span text:style-name="T460">Phone=FAX 508-457-2310</text:span></text:span></text:p>
      <text:p text:style-name="P497"><text:span text:style-name="Source_20_Text"><text:span text:style-name="T105"/></text:span></text:p>
      <text:p text:style-name="P497"><text:span text:style-name="Source_20_Text"><text:span text:style-name="T105">Indexing options (defined in .ini):</text:span></text:span></text:p>
      <text:p text:style-name="P497"><text:span text:style-name="Source_20_Text"><text:span text:style-name="T105"><text:s text:c="2"/></text:span></text:span><text:span text:style-name="Source_20_Text"><text:span text:style-name="T455">[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64"><text:span text:style-name="Source_20_Text"><text:span text:style-name="T455"><text:s/>SepChar=Character specified as Character or</text:span></text:span></text:p>
      <text:p text:style-name="P764"><text:span text:style-name="Source_20_Text"><text:span text:style-name="T455"><text:s/><text:tab/>&lt;space&gt; (for ' '), &lt;equals&gt; (for '='), <text:tab/></text:span></text:span><text:span text:style-name="Source_20_Text"><text:span text:style-name="T491">&lt;tab&gt; (for the horizontal tab <text:tab/>character), </text:span></text:span><text:span text:style-name="Source_20_Text"><text:span text:style-name="T455">\nnn (octal number for character) <text:tab/>or xNN (hexidecimal). If not <text:tab/>specified the default is '='.</text:span></text:span></text:p>
      <text:p text:style-name="P497"><text:span text:style-name="Source_20_Text"><text:span text:style-name="T105"/></text:span></text:p>
      <text:p text:style-name="P497"><text:span text:style-name="Source_20_Text"><text:span text:style-name="T204">Th</text:span></text:span><text:span text:style-name="Source_20_Text"><text:span text:style-name="T210">ese</text:span></text:span><text:span text:style-name="Source_20_Text"><text:span text:style-name="T204"> options are definable in all children of METADOC.</text:span></text:span></text:p>
      <text:p text:style-name="P497"><text:span text:style-name="Source_20_Text"><text:span text:style-name="T204"/></text:span></text:p>
      <text:h text:style-name="Heading_20_2" text:outline-level="2"><text:bookmark-start text:name="__RefHeading___Toc42321_1256675162"/><text:span text:style-name="Source_20_Text"><text:span text:style-name="T105">PANDOC</text:span></text:span><text:bookmark-end text:name="__RefHeading___Toc42321_1256675162"/></text:h>
      <text:p text:style-name="P152"><text:span text:style-name="Source_20_Text"><text:span text:style-name="T204"><text:s text:c="7"/>DOCTYPE</text:span></text:span></text:p>
      <text:p text:style-name="P152"><text:span text:style-name="Source_20_Text"><text:span text:style-name="T204"><text:s text:c="10"/>|</text:span></text:span></text:p>
      <text:p text:style-name="P152"><text:span text:style-name="Source_20_Text"><text:span text:style-name="T204"><text:s text:c="7"/>METADOC</text:span></text:span></text:p>
      <text:p text:style-name="P152"><text:span text:style-name="Source_20_Text"><text:span text:style-name="T204"><text:s text:c="10"/>|</text:span></text:span></text:p>
      <text:p text:style-name="P152"><text:span text:style-name="Source_20_Text"><text:span text:style-name="T204"><text:s text:c="6"/>COLONDOC</text:span></text:span></text:p>
      <text:p text:style-name="P152"><text:span text:style-name="Source_20_Text"><text:span text:style-name="T204"><text:s text:c="10"/>|</text:span></text:span></text:p>
      <text:p text:style-name="P152"><text:span text:style-name="Source_20_Text"><text:span text:style-name="T204"><text:s text:c="6"/>HTMLMETA</text:span></text:span></text:p>
      <text:p text:style-name="P152"><text:span text:style-name="Source_20_Text"><text:span text:style-name="T204"><text:s text:c="10"/>|</text:span></text:span></text:p>
      <text:p text:style-name="P152"><text:span text:style-name="Source_20_Text"><text:span text:style-name="T204"><text:s text:c="6"/>HTMLHEAD</text:span></text:span></text:p>
      <text:p text:style-name="P152"><text:span text:style-name="Source_20_Text"><text:span text:style-name="T204"><text:s text:c="10"/>|</text:span></text:span></text:p>
      <text:p text:style-name="P152"><text:span text:style-name="Source_20_Text"><text:span text:style-name="T204"><text:s text:c="5"/>FILTER2HTML</text:span></text:span></text:p>
      <text:p text:style-name="P152"><text:span text:style-name="Source_20_Text"><text:span text:style-name="T204"><text:s text:c="10"/>v</text:span></text:span></text:p>
      <text:p text:style-name="P152"><text:span text:style-name="Source_20_Text"><text:span text:style-name="T204"><text:s text:c="7"/>PANDOC</text:span></text:span></text:p>
      <text:p text:style-name="P692"><text:span text:style-name="Source_20_Text"><text:span text:style-name="T204">Option: format=&lt;format&gt;</text:span></text:span></text:p>
      <text:p text:style-name="P692"><text:span text:style-name="Source_20_Text"><text:span text:style-name="T204"/></text:span></text:p>
      <text:p text:style-name="P694"><text:span text:style-name="Source_20_Text"><text:span text:style-name="T353">It uses the program pandoc. </text:span></text:span><text:span text:style-name="Source_20_Text"><text:span text:style-name="T204">Pandoc is a free and open-source document converter. </text:span></text:span><text:span text:style-name="Source_20_Text"><text:span text:style-name="T349">It was c</text:span></text:span><text:span text:style-name="Source_20_Text"><text:span text:style-name="T204">reated by John MacFarlane, a philosophy professor at the University of California, Berkeley.</text:span></text:span></text:p>
      <text:p text:style-name="P692"><text:span text:style-name="Source_20_Text"><text:span text:style-name="T204"/></text:span></text:p>
      <text:p text:style-name="P693"><text:span text:style-name="Source_20_Text"><text:span text:style-name="T353">For conversion it runs </text:span></text:span><text:span text:style-name="Source_20_Text"><text:span text:style-name="T204">'pandoc -s -t HTML -</text:span></text:span><text:span text:style-name="Source_20_Text"><text:span text:style-name="T350">f &lt;format&gt;</text:span></text:span><text:span text:style-name="Source_20_Text"><text:span text:style-name="T204">' <text:s/></text:span></text:span><text:span text:style-name="Source_20_Text"><text:span text:style-name="T351">(where &lt;format&gt; is the name that pandoc recognizes for an input format).</text:span></text:span><text:span text:style-name="Source_20_Text"><text:span text:style-name="T204"> </text:span></text:span><text:span text:style-name="Source_20_Text"><text:span text:style-name="T350">If format is no specified </text:span></text:span><text:span text:style-name="Source_20_Text"><text:span text:style-name="T351">(the default) </text:span></text:span><text:span text:style-name="Source_20_Text"><text:span text:style-name="T352">it will execute</text:span></text:span><text:span text:style-name="Source_20_Text"><text:span text:style-name="T350">: </text:span></text:span><text:span text:style-name="Source_20_Text"><text:span text:style-name="T204">'pandoc -s -t HTML’. </text:span></text:span><text:span text:style-name="Source_20_Text"><text:span text:style-name="T352">Here </text:span></text:span><text:span text:style-name="Source_20_Text"><text:span text:style-name="T204">pandoc will attempt to guess it from the extensions of the </text:span></text:span><text:span text:style-name="Source_20_Text"><text:span text:style-name="T352">input</text:span></text:span><text:span text:style-name="Source_20_Text"><text:span text:style-name="T204"> filenames. </text:span></text:span><text:span text:style-name="Source_20_Text"><text:span text:style-name="T352">If</text:span></text:span><text:span text:style-name="Source_20_Text"><text:span text:style-name="T204"> the input files' extensions are unknown, the input format will be assumed to be markdown.</text:span></text:span></text:p>
      <text:p text:style-name="P692"><text:span text:style-name="Source_20_Text"><text:span text:style-name="T204"/></text:span></text:p>
      <text:p text:style-name="P692"><text:span text:style-name="Source_20_Text"><text:span text:style-name="T204">Pandoc understands a number of useful markdown syntax extensions, including document metadata (title, author, date); footnotes; tables; definition lists; superscript and subscript; strikeout; enhanced ordered lists (start number </text:span></text:span><text:soft-page-break/><text:span text:style-name="Source_20_Text"><text:span text:style-name="T204">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692"><text:span text:style-name="Source_20_Text"><text:span text:style-name="T204"/></text:span></text:p>
      <text:p text:style-name="P695"><text:span text:style-name="Source_20_Text"><text:span text:style-name="T354">Among the standard formats pandoc understands are: </text:span></text:span><text:span text:style-name="Source_20_Text"><text:span text:style-name="T517">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692"><text:span text:style-name="Source_20_Text"><text:span text:style-name="T204"/></text:span></text:p>
      <text:p text:style-name="P695"><text:span text:style-name="Source_20_Text"><text:span text:style-name="T354">The command to get the input list from pandoc: </text:span></text:span><text:span text:style-name="Source_20_Text"><text:span text:style-name="T492"><text:s/>pandoc –list-input-formats</text:span></text:span></text:p>
      <text:p text:style-name="P695"><text:span text:style-name="Source_20_Text"><text:span text:style-name="T492"/></text:span></text:p>
      <text:p text:style-name="P696"><text:span text:style-name="Source_20_Text"><text:span text:style-name="T355">The following formats uses pandoc for processing:</text:span></text:span></text:p>
      <text:p text:style-name="P696"><text:span text:style-name="Source_20_Text"><text:span text:style-name="T355"/></text:span></text:p>
      <text:h text:style-name="Heading_20_4" text:outline-level="4"><text:bookmark-start text:name="__RefHeading___Toc42323_1256675162"/><text:span text:style-name="Source_20_Text"><text:span text:style-name="T105">ODT</text:span></text:span><text:bookmark-end text:name="__RefHeading___Toc42323_1256675162"/></text:h>
      <text:p text:style-name="P106"><text:span text:style-name="Source_20_Text"><text:span text:style-name="T105"/></text:span></text:p>
      <text:p text:style-name="P106"><text:span text:style-name="Source_20_Text"><text:span text:style-name="T105"><text:s text:c="2"/>DOCTYPE</text:span></text:span></text:p>
      <text:p text:style-name="P106"><text:span text:style-name="Source_20_Text"><text:span text:style-name="T105"><text:s text:c="10"/>|</text:span></text:span></text:p>
      <text:p text:style-name="P106"><text:span text:style-name="Source_20_Text"><text:span text:style-name="T105"><text:s text:c="7"/>METADOC</text:span></text:span></text:p>
      <text:p text:style-name="P106"><text:span text:style-name="Source_20_Text"><text:span text:style-name="T105"><text:s text:c="10"/>|</text:span></text:span></text:p>
      <text:p text:style-name="P106"><text:span text:style-name="Source_20_Text"><text:span text:style-name="T105"><text:s text:c="6"/>COLONDOC</text:span></text:span></text:p>
      <text:p text:style-name="P106"><text:span text:style-name="Source_20_Text"><text:span text:style-name="T105"><text:s text:c="10"/>|</text:span></text:span></text:p>
      <text:p text:style-name="P106"><text:span text:style-name="Source_20_Text"><text:span text:style-name="T105"><text:s text:c="6"/>HTMLMETA</text:span></text:span></text:p>
      <text:p text:style-name="P106"><text:span text:style-name="Source_20_Text"><text:span text:style-name="T105"><text:s text:c="10"/>|</text:span></text:span></text:p>
      <text:p text:style-name="P106"><text:span text:style-name="Source_20_Text"><text:span text:style-name="T105"><text:s text:c="6"/>HTMLHEAD</text:span></text:span></text:p>
      <text:p text:style-name="P106"><text:span text:style-name="Source_20_Text"><text:span text:style-name="T105"><text:s text:c="10"/>|</text:span></text:span></text:p>
      <text:p text:style-name="P106"><text:span text:style-name="Source_20_Text"><text:span text:style-name="T105"><text:s text:c="5"/>FILTER2HTML</text:span></text:span></text:p>
      <text:p text:style-name="P106"><text:span text:style-name="Source_20_Text"><text:span text:style-name="T105"><text:s text:c="10"/>|</text:span></text:span></text:p>
      <text:p text:style-name="P106"><text:span text:style-name="Source_20_Text"><text:span text:style-name="T105"><text:s text:c="7"/>PANDOC</text:span></text:span></text:p>
      <text:p text:style-name="P106"><text:span text:style-name="Source_20_Text"><text:span text:style-name="T105"><text:s text:c="10"/>v</text:span></text:span></text:p>
      <text:p text:style-name="P106"><text:span text:style-name="Source_20_Text"><text:span text:style-name="T105"><text:s text:c="9"/>ODT</text:span></text:span></text:p>
      <text:p text:style-name="Text_20_body"><text:span text:style-name="Source_20_Text"><text:span text:style-name="T105"/></text:span></text:p>
      <text:p text:style-name="Text_20_body"><text:span text:style-name="Source_20_Text"><text:span text:style-name="T105">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105"/></text:span></text:p>
      <text:h text:style-name="Heading_20_4" text:outline-level="4"><text:bookmark-start text:name="__RefHeading___Toc42325_1256675162"/><text:span text:style-name="Source_20_Text"><text:span text:style-name="T105">DOCX</text:span></text:span><text:bookmark-end text:name="__RefHeading___Toc42325_1256675162"/></text:h>
      <text:p text:style-name="P106"><text:span text:style-name="Source_20_Text"><text:s text:c="7"/>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HTMLMETA</text:span></text:p>
      <text:p text:style-name="P106"><text:soft-page-break/><text:span text:style-name="Source_20_Text"><text:s text:c="10"/>|</text:span></text:p>
      <text:p text:style-name="P106"><text:span text:style-name="Source_20_Text"><text:s text:c="6"/>HTMLHEAD</text:span></text:p>
      <text:p text:style-name="P106"><text:span text:style-name="Source_20_Text"><text:s text:c="10"/>|</text:span></text:p>
      <text:p text:style-name="P106"><text:span text:style-name="Source_20_Text"><text:s text:c="5"/>FILTER2HTML</text:span></text:p>
      <text:p text:style-name="P106"><text:span text:style-name="Source_20_Text"><text:s text:c="10"/>|</text:span></text:p>
      <text:p text:style-name="P106"><text:span text:style-name="Source_20_Text"><text:s text:c="7"/>PANDOC</text:span></text:p>
      <text:p text:style-name="P106"><text:span text:style-name="Source_20_Text"><text:s text:c="10"/>v</text:span></text:p>
      <text:p text:style-name="P106"><text:span text:style-name="Source_20_Text"><text:s text:c="8"/>DOCX</text:span></text:p>
      <text:p text:style-name="Text_20_body"><text:span text:style-name="Source_20_Text"><text:span text:style-name="T105">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105">LATEX</text:span></text:span><text:bookmark-end text:name="__RefHeading___Toc42327_1256675162"/></text:h>
      <text:p text:style-name="P106"><text:span text:style-name="Source_20_Text"><text:s text:c="6"/>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text:span></text:p>
      <text:p text:style-name="P106"><text:span text:style-name="Source_20_Text"><text:s text:c="6"/>HTMLMETA</text:span></text:p>
      <text:p text:style-name="P106"><text:span text:style-name="Source_20_Text"><text:s text:c="10"/>|</text:span></text:p>
      <text:p text:style-name="P106"><text:span text:style-name="Source_20_Text"><text:s text:c="6"/>HTMLHEAD</text:span></text:p>
      <text:p text:style-name="P106"><text:span text:style-name="Source_20_Text"><text:s text:c="10"/>|</text:span></text:p>
      <text:p text:style-name="P106"><text:span text:style-name="Source_20_Text"><text:s text:c="5"/>FILTER2HTML</text:span></text:p>
      <text:p text:style-name="P106"><text:span text:style-name="Source_20_Text"><text:s text:c="10"/>|</text:span></text:p>
      <text:p text:style-name="P106"><text:span text:style-name="Source_20_Text"><text:s text:c="7"/>PANDOC</text:span></text:p>
      <text:p text:style-name="P106"><text:span text:style-name="Source_20_Text"><text:s text:c="10"/>v</text:span></text:p>
      <text:p text:style-name="P106"><text:span text:style-name="Source_20_Text"><text:s text:c="8"/>LATEX</text:span></text:p>
      <text:p text:style-name="P106"><text:span text:style-name="Source_20_Text"/></text:p>
      <text:p text:style-name="Text_20_body"><text:span text:style-name="Source_20_Text"><text:span text:style-name="T105">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105">MAR</text:span></text:span><text:span text:style-name="Source_20_Text"><text:span text:style-name="T356">K</text:span></text:span><text:span text:style-name="Source_20_Text"><text:span text:style-name="T105">DOWN</text:span></text:span><text:bookmark-end text:name="__RefHeading___Toc42329_1256675162"/></text:h>
      <text:p text:style-name="P153"><text:span text:style-name="Source_20_Text"><text:span text:style-name="T492"><text:s text:c="7"/>DOCTYPE</text:span></text:span></text:p>
      <text:p text:style-name="P153"><text:span text:style-name="Source_20_Text"><text:span text:style-name="T492"><text:s text:c="10"/>|</text:span></text:span></text:p>
      <text:p text:style-name="P153"><text:span text:style-name="Source_20_Text"><text:span text:style-name="T492"><text:s text:c="7"/>METADOC</text:span></text:span></text:p>
      <text:p text:style-name="P153"><text:span text:style-name="Source_20_Text"><text:span text:style-name="T492"><text:s text:c="10"/>|</text:span></text:span></text:p>
      <text:p text:style-name="P153"><text:span text:style-name="Source_20_Text"><text:span text:style-name="T492"><text:s text:c="6"/>COLONDOC</text:span></text:span></text:p>
      <text:p text:style-name="P153"><text:span text:style-name="Source_20_Text"><text:span text:style-name="T492"><text:s text:c="10"/>|</text:span></text:span></text:p>
      <text:p text:style-name="P153"><text:span text:style-name="Source_20_Text"><text:span text:style-name="T492"><text:s text:c="6"/>HTMLMETA</text:span></text:span></text:p>
      <text:p text:style-name="P153"><text:span text:style-name="Source_20_Text"><text:span text:style-name="T492"><text:s text:c="10"/>|</text:span></text:span></text:p>
      <text:p text:style-name="P153"><text:span text:style-name="Source_20_Text"><text:span text:style-name="T492"><text:s text:c="6"/>HTMLHEAD</text:span></text:span></text:p>
      <text:p text:style-name="P153"><text:span text:style-name="Source_20_Text"><text:span text:style-name="T492"><text:s text:c="10"/>|</text:span></text:span></text:p>
      <text:p text:style-name="P153"><text:span text:style-name="Source_20_Text"><text:span text:style-name="T492"><text:s text:c="5"/>FILTER2HTML</text:span></text:span></text:p>
      <text:p text:style-name="P153"><text:span text:style-name="Source_20_Text"><text:span text:style-name="T492"><text:s text:c="10"/>|</text:span></text:span></text:p>
      <text:p text:style-name="P153"><text:span text:style-name="Source_20_Text"><text:span text:style-name="T492"><text:s text:c="7"/>PANDOC</text:span></text:span></text:p>
      <text:p text:style-name="P153"><text:soft-page-break/><text:span text:style-name="Source_20_Text"><text:span text:style-name="T492"><text:s text:c="10"/>v</text:span></text:span></text:p>
      <text:p text:style-name="P153"><text:span text:style-name="Source_20_Text"><text:span text:style-name="T492"><text:s text:c="6"/>MARKDOWN</text:span></text:span></text:p>
      <text:p text:style-name="P695"><text:span text:style-name="Source_20_Text"><text:span text:style-name="T492"/></text:span></text:p>
      <text:p text:style-name="P695"><text:span text:style-name="Source_20_Text"><text:span text:style-name="T492"/></text:span></text:p>
      <text:p text:style-name="P695"><text:span text:style-name="Source_20_Text"><text:span text:style-name="T204">Uses the program 'pandoc -s -t HTML -f MARKDOWN' <text:s/>to convert the input file from MARKDOWN into HTML.</text:span></text:span></text:p>
      <text:p text:style-name="P695"><text:span text:style-name="Source_20_Text"><text:span text:style-name="T105"/></text:span></text:p>
      <text:p text:style-name="P695"><text:span text:style-name="Source_20_Text"><text:span text:style-name="T492">Option: format=&lt;format&gt; (default: MARKDOWN)</text:span></text:span></text:p>
      <text:p text:style-name="P695"><text:span text:style-name="Source_20_Text"><text:span text:style-name="T492"/></text:span></text:p>
      <text:h text:style-name="P846" text:outline-level="2"><text:bookmark-start text:name="__RefHeading___Toc20895_3285073552"/><text:span text:style-name="Source_20_Text"><text:span text:style-name="T359">SGML DOCTYPES</text:span></text:span><text:bookmark-end text:name="__RefHeading___Toc20895_3285073552"/></text:h>
      <text:p text:style-name="P523"><text:span text:style-name="Source_20_Text"><text:s text:c="16"/>Doctype (Generic Document Type)</text:span></text:p>
      <text:p text:style-name="P523"><text:span text:style-name="Source_20_Text"><text:s text:c="19"/>| <text:s/></text:span><text:span text:style-name="Source_20_Text"><text:span text:style-name="T746">\</text:span></text:span></text:p>
      <text:p text:style-name="P523"><text:span text:style-name="Source_20_Text"><text:s text:c="19"/>| <text:s text:c="2"/></text:span><text:span text:style-name="Source_20_Text"><text:span text:style-name="T746">\</text:span></text:span></text:p>
      <text:p text:style-name="P523"><text:span text:style-name="Source_20_Text"><text:s text:c="19"/>^ <text:s text:c="4"/></text:span><text:span text:style-name="Source_20_Text"><text:span text:style-name="T746">SGMLTAG</text:span></text:span></text:p>
      <text:p text:style-name="P523"><text:span text:style-name="Source_20_Text"><text:s text:c="16"/>SGMLNORM <text:s text:c="5"/>\</text:span></text:p>
      <text:p text:style-name="P523"><text:span text:style-name="Source_20_Text"><text:s text:c="15"/>/ <text:s text:c="7"/>\ <text:s text:c="5"/>\</text:span></text:p>
      <text:p text:style-name="P523"><text:span text:style-name="Source_20_Text"><text:s text:c="13"/>SGML <text:s text:c="7"/>XML <text:s text:c="2"/>GILS</text:span></text:p>
      <text:p text:style-name="P523"><text:span text:style-name="Source_20_Text"><text:s text:c="27"/></text:span><text:span text:style-name="Source_20_Text"><text:span text:style-name="T709">\</text:span></text:span></text:p>
      <text:p text:style-name="P523"><text:span text:style-name="Source_20_Text"><text:s text:c="12"/>ISO19115CD2 - </text:span><text:span text:style-name="Source_20_Text"><text:span text:style-name="T709">XMLBASE - XMLREC</text:span></text:span></text:p>
      <text:p text:style-name="P523"><text:span text:style-name="Source_20_Text"><text:s text:c="25"/>/ <text:s/></text:span><text:span text:style-name="Source_20_Text"><text:span text:style-name="T709">\ <text:s text:c="3"/>\</text:span></text:span></text:p>
      <text:p text:style-name="P523"><text:span text:style-name="Source_20_Text"><text:s text:c="21"/></text:span><text:span text:style-name="Source_20_Text"><text:span text:style-name="T709">ATOM</text:span></text:span><text:span text:style-name="Source_20_Text"> </text:span><text:span text:style-name="Source_20_Text"><text:span text:style-name="T709">GILSXML RSS2</text:span></text:span></text:p>
      <text:p text:style-name="P523"><text:span text:style-name="Source_20_Text"/></text:p>
      <text:p text:style-name="Text_20_body"><text:span text:style-name="Source_20_Text"><text:span text:style-name="T105">The </text:span></text:span><text:span text:style-name="Source_20_Text"><text:span text:style-name="T249">base for most of the SGMLish formats is SGMLNORM (there is another DOCTYPE called SGMLTAG that is designed for simple SGML-like taged documented) but not for SGML or XML documents).</text:span></text:span></text:p>
      <text:h text:style-name="P869" text:outline-level="4"><text:bookmark-start text:name="__RefHeading___Toc22337_2140539709"/><text:span text:style-name="Source_20_Text">SGMLNORM</text:span><text:bookmark-end text:name="__RefHeading___Toc22337_2140539709"/></text:h>
      <text:p text:style-name="P206">Handles SGML-type documents with "normalized" tags and entities, viz. end-tags and entity replacement. </text:p>
      <text:list text:style-name="L31">
        <text:list-item>
          <text:p text:style-name="P945"><text:span text:style-name="T613">It is not a validating SGML parser and is not in complete adherence to </text:span><text:span text:style-name="Citation"><text:span text:style-name="T613">15.3</text:span></text:span><text:span text:style-name="T613"> of the ISO standard. </text:span></text:p>
        </text:list-item>
        <text:list-item>
          <text:p text:style-name="P902">It has been designed to provide the basic parsing and presentation services for heirarchical data for the Isearch engine, within the limitations and constraints of the Isearch architecture, </text:p>
        </text:list-item>
        <text:list-item>
          <text:p text:style-name="P902">The DTD is not processed and need not even be available on the indexing platform. Although the input is assumed to have Each non-empty tag (container) defines a field. </text:p>
        </text:list-item>
        <text:list-item>
          <text:p text:style-name="P902">In addition to storing tags values as a field it also stores the values of (complex) attributes to allow for a relatively complete search and retrieval of document content. </text:p>
          <text:p text:style-name="P902">In: &lt;ONE TWO="Three"&gt;Four&lt;/ONE&gt; Four is stored as the value of ONE Three is stored as the values for ONE@ and ONE@TWO</text:p>
        </text:list-item>
        <text:list-item>
          <text:p text:style-name="P945"><text:span text:style-name="T613">SGML comments and declarations are correctly ignored. </text:span><text:span text:style-name="Emphasis"><text:span text:style-name="T613">Note:</text:span></text:span><text:span text:style-name="T613"> Version $1.8$ corrects a bug handling nested declaration. </text:span></text:p>
        </text:list-item>
        <text:list-item>
          <text:p text:style-name="P945"><text:span text:style-name="T613">Empty tags per SGML Handbook Annex C.1.1.1, p.68 are also supported. The "null end tag" (</text:span><text:span text:style-name="Variable"><text:span text:style-name="T613">NET</text:span></text:span><text:span text:style-name="T613">), p.69, with the </text:span><text:span text:style-name="Citation"><text:span text:style-name="T613">short-tag feature</text:span></text:span><text:span text:style-name="T613"> used in markup such as &lt;tag/hello world/ is supported.</text:span></text:p>
        </text:list-item>
        <text:list-item>
          <text:p text:style-name="P902">Te parser also correctly processes XML conventions, viz. &lt;EMPTY/&gt; for empty containers. </text:p>
        </text:list-item>
      </text:list>
      <text:p text:style-name="P640"/>
      <text:p text:style-name="P640"><text:span text:style-name="T613">The MIME type (for CGI applications) is: </text:span><text:span text:style-name="User_20_Entry"><text:span text:style-name="T613">text/sgml</text:span></text:span></text:p>
      <text:p text:style-name="P640"><text:span text:style-name="Source_20_Text"><text:span text:style-name="T581"><text:s/></text:span></text:span><text:span text:style-name="Source_20_Text"><text:span text:style-name="T112">Index time Options:</text:span></text:span></text:p>
      <text:p text:style-name="P640"><text:soft-page-break/><text:span text:style-name="Source_20_Text"><text:s text:c="4"/>Complex arg <text:s text:c="3"/>// Takes 0 (ignore), 1 (accept) [default is 1]</text:span></text:p>
      <text:p text:style-name="P640"><text:span text:style-name="Source_20_Text"><text:s text:c="4"/>IgnoreTagWords arg <text:s text:c="2"/>// as above, store tag names or ignore them?</text:span></text:p>
      <text:p text:style-name="P640"><text:span text:style-name="Source_20_Text"><text:s text:c="4"/>These can also be specified in the doctype.ini [General] section as</text:span></text:p>
      <text:p text:style-name="P640"><text:span text:style-name="Source_20_Text"><text:s text:c="4"/>Complex=0 or 1.</text:span></text:p>
      <text:p text:style-name="P640"><text:span text:style-name="Source_20_Text"><text:s text:c="4"/>IgnoreTagWords=0 or 1</text:span></text:p>
      <text:p text:style-name="P640"><text:span text:style-name="Source_20_Text"/></text:p>
      <text:p text:style-name="P640"><text:span text:style-name="Source_20_Text"><text:span text:style-name="T581"><text:s/></text:span></text:span><text:span text:style-name="Source_20_Text"><text:span text:style-name="T112"><text:s/>Search time Options:</text:span></text:span></text:p>
      <text:p text:style-name="P640"><text:span text:style-name="Source_20_Text"><text:span text:style-name="T581"><text:s text:c="3"/></text:span></text:span><text:span text:style-name="Source_20_Text"><text:span text:style-name="T140"><text:s/>In the section [&lt;DTD Name&gt;] (example </text:span></text:span><text:span text:style-name="Source_20_Text"><text:span text:style-name="T581">[-//Free Text Project//DTD Play//EN])</text:span></text:span></text:p>
      <text:p text:style-name="P640"><text:span text:style-name="Source_20_Text"><text:s text:c="4"/>Headline=&lt;Headline format&gt;.</text:span></text:p>
      <text:p text:style-name="P640"><text:span text:style-name="Source_20_Text"><text:span text:style-name="T581"><text:s text:c="3"/></text:span></text:span><text:span text:style-name="Source_20_Text"><text:span text:style-name="T140"><text:s/></text:span></text:span><text:span text:style-name="Source_20_Text"><text:span text:style-name="T112">In the section</text:span></text:span><text:span text:style-name="Source_20_Text"><text:span text:style-name="T459"> [Catalog]</text:span></text:span><text:span text:style-name="Source_20_Text"><text:span text:style-name="T112"> the DTDs can be maped as </text:span></text:span><text:span text:style-name="Source_20_Text"><text:span text:style-name="T459">DTD=useDTD</text:span></text:span></text:p>
      <text:p text:style-name="P640"><text:bookmark-start text:name="__RefHeading___Toc20903_32850735521"/><text:span text:style-name="T64">References:</text:span> <text:bookmark-end text:name="__RefHeading___Toc20903_32850735521"/></text:p>
      <text:list text:style-name="L32">
        <text:list-item>
          <text:p text:style-name="P947">C. F. Goldfarb. ``The SGML Handbook.'' Y. Rubinsky, Ed., Oxford University Press, 1990. </text:p>
        </text:list-item>
        <text:list-item>
          <text:p text:style-name="P946"><text:a xlink:type="simple" xlink:href="http://www.iso.ch/cate/d16387.html" text:style-name="Internet_20_link" text:visited-style-name="Visited_20_Internet_20_Link"><text:span text:style-name="T112">ISO 8879</text:span></text:a><text:span text:style-name="T112">. Information Processing -- Text and Office Systems - Standard Generalized Markup Language (SGML), 1986. </text:span></text:p>
        </text:list-item>
        <text:list-item>
          <text:p text:style-name="P947">See Also </text:p>
          <text:list>
            <text:list-item>
              <text:p text:style-name="P946"><text:a xlink:type="simple" xlink:href="http://www.ornl.gov/sgml/wg8/" text:style-name="Internet_20_link" text:visited-style-name="Visited_20_Internet_20_Link"><text:span text:style-name="T112">ISO/IEC JTC1/SC18/WG8 </text:span></text:a></text:p>
            </text:list-item>
            <text:list-item>
              <text:p text:style-name="P946"><text:a xlink:type="simple" xlink:href="https://tei-c.org/Vault/GL/P3/SG.htm" text:style-name="Internet_20_link" text:visited-style-name="Visited_20_Internet_20_Link"><text:span text:style-name="Source_20_Text"><text:span text:style-name="T112">A Gentle Introduction to SGML</text:span></text:span></text:a><text:span text:style-name="Source_20_Text"><text:span text:style-name="T112">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04">The Standard Generalized Markup Language (SGML; ISO 8879:1986) is a standard for defining generalized markup languages for documents. </text:p>
      <text:p text:style-name="P204"/>
      <text:p text:style-name="Text_20_body"><text:span text:style-name="T620">The SGML doctype is a</text:span><text:span text:style-name="T613"> </text:span><text:span text:style-name="Strong_20_Emphasis"><text:span text:style-name="T613">full</text:span></text:span><text:span text:style-name="T613"> validating SGML parser. It works in 2 (two) passes. In the first pass the document is parsed, validated and normalized into a cannonical form and placed into a persistant cache. In the second pass the cannonical document is parsed and processed by the </text:span><text:span text:style-name="T615">SGMLNORM </text:span><text:span text:style-name="T618">doctype</text:span><text:span text:style-name="T615"> </text:span><text:span text:style-name="T613">handler.</text:span></text:p>
      <text:p text:style-name="P204"/>
      <text:p text:style-name="P207">While XML has greatly replaced SGML one continues to encounter some applications:</text:p>
      <text:list text:style-name="L33">
        <text:list-item>
          <text:p text:style-name="P903">Text Encoding Initiative (TEI) is an academic consortium that designs, maintains, and develops technical standards for digital-format textual representation applications.</text:p>
        </text:list-item>
        <text:list-item>
          <text:p text:style-name="P903">DocBook is a markup language originally created as an SGML application, designed for authoring technical documentation; DocBook currently is an XML application.</text:p>
        </text:list-item>
        <text:list-item>
          <text:p text:style-name="P903"><text:s/>CALS (Continuous Acquisition and Life-cycle Support) is a US Department of Defense (DoD) initiative for electronically capturing military documents and for linking related data and information</text:p>
        </text:list-item>
        <text:list-item>
          <text:p text:style-name="P903">HyTime defines a set of hypertext-oriented element types that allow SGML document authors to build hypertext and multimedia presentations.</text:p>
        </text:list-item>
        <text:list-item>
          <text:p text:style-name="P903">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903">LinuxDoc. Documentation for Linux packages has used the LinuxDoc SGML DTD and Docbook XML DTD.</text:p>
        </text:list-item>
        <text:list-item>
          <text:p text:style-name="P903">AAP DTD is a document type definition for scientific documents, defined by the Association of American Publishers.</text:p>
        </text:list-item>
        <text:list-item>
          <text:p text:style-name="P903"><text:s/>ISO 12083, a successor to AAP DTP, is an international SGML standard for document interchange between authors and publishers.</text:p>
        </text:list-item>
        <text:list-item>
          <text:p text:style-name="P903">SGMLguid was an early SGML document type definition created, developed and used at CERN.</text:p>
        </text:list-item>
      </text:list>
      <text:p text:style-name="P204"><text:soft-page-break/></text:p>
      <text:p text:style-name="P641"><text:span text:style-name="T613">Prerequisite for the proper functioning of the SGML doctype </text:span><text:span text:style-name="T618">are</text:span><text:span text:style-name="T613"> the tool</text:span><text:span text:style-name="T617">s</text:span><text:span text:style-name="T613"> “sgmlnorm” </text:span><text:span text:style-name="T617">and “jade” </text:span><text:span text:style-name="T618">from James Clark</text:span><text:span text:style-name="T613">.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620">It</text:span><text:span text:style-name="T616">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08"/>
      <text:p text:style-name="P209">The doctype must be configured to be able to find an execute these tools.</text:p>
      <text:p text:style-name="P209"/>
      <text:p text:style-name="P208"><text:s/>Options:</text:p>
      <text:p text:style-name="P642"><text:span text:style-name="T616"><text:s text:c="2"/></text:span><text:span text:style-name="T462"><text:s text:c="2"/>Sgmlnorm=&lt;path&gt; // Path to an alternative SGML normalizer</text:span></text:p>
      <text:p text:style-name="P54"><text:s text:c="3"/>Jade=&lt;path&gt; <text:s text:c="4"/>// Path to the Jade program executable</text:p>
      <text:p text:style-name="P54"><text:s text:c="3"/>Catalog=&lt;path&gt; <text:s/>// Path to the SGML catalog</text:p>
      <text:p text:style-name="P54"><text:s text:c="3"/>DSSSL=&lt;path&gt; <text:s text:c="3"/>// Path to the DSSSL specification</text:p>
      <text:p text:style-name="P54"><text:s text:c="2"/></text:p>
      <text:p text:style-name="P73">These may also be specified in the sgml.ini (or xxx.ini for xxx=sgml) as Catalog=path and DSSSL=path in the [General] section.</text:p>
      <text:p text:style-name="P73"/>
      <text:p text:style-name="P86"><text:span text:style-name="T616">T</text:span><text:span text:style-name="T613">he default SGML catalog is "sgml_catalog"</text:span></text:p>
      <text:p text:style-name="P86"><text:span text:style-name="T613">The default DSSSL spec</text:span><text:span text:style-name="T619">ification</text:span><text:span text:style-name="T613"> is <text:s/>"dsssl_spec"</text:span></text:p>
      <text:p text:style-name="P73"/>
      <text:p text:style-name="P763"><text:span text:style-name="Source_20_Text"><text:span text:style-name="T613">The MIME type (for HTTP applications) is: </text:span></text:span><text:span text:style-name="User_20_Entry"><text:span text:style-name="T613">text/sgml</text:span></text:span></text:p>
      <text:h text:style-name="Heading_20_4" text:outline-level="4"><text:bookmark-start text:name="__RefHeading___Toc22341_2140539709"/><text:span text:style-name="Source_20_Text"><text:span text:style-name="T105">XML</text:span></text:span><text:bookmark-end text:name="__RefHeading___Toc22341_2140539709"/></text:h>
      <text:p text:style-name="P204">The Extensible Markup Language (XML) is a language derived from SGML. XML has been designed to retain most of the power of SGML but with a substantially more simple grammar that is suited to tools such as yacc and lex. </text:p>
      <text:p text:style-name="P204"/>
      <text:p text:style-name="P204">The motivation for XML <text:span text:style-name="T824">was</text:span> to provide: </text:p>
      <text:list text:style-name="L34">
        <text:list-item>
          <text:p text:style-name="P904">A structured open document type for distributed applications working on large-scale networks such as the Internet. </text:p>
        </text:list-item>
        <text:list-item>
          <text:p text:style-name="P948"><text:span text:style-name="T613">A simple language </text:span><text:span text:style-name="Citation"><text:span text:style-name="T613">compatible</text:span></text:span><text:span text:style-name="T613"> with SGML </text:span></text:p>
        </text:list-item>
        <text:list-item>
          <text:p text:style-name="P904">An easy to author (even by hand) document format. </text:p>
        </text:list-item>
        <text:list-item>
          <text:p text:style-name="P904">An inter-operable basis for push delivery models. </text:p>
        </text:list-item>
      </text:list>
      <text:p text:style-name="P204"/>
      <text:p text:style-name="P204">The most significant features of XML are: </text:p>
      <text:list text:style-name="L35">
        <text:list-item>
          <text:p text:style-name="P905">A document can be processed without need of the DTD. </text:p>
        </text:list-item>
        <text:list-item>
          <text:p text:style-name="P905">All container tags are normalized </text:p>
        </text:list-item>
        <text:list-item>
          <text:p text:style-name="P949"><text:span text:style-name="T613">Unicode character (U</text:span><text:span text:style-name="T621">TF</text:span><text:span text:style-name="T613">) set support via </text:span><text:span text:style-name="User_20_Entry"><text:span text:style-name="T613">&amp;#</text:span></text:span><text:span text:style-name="Variable"><text:span text:style-name="T613">nnnn</text:span></text:span><text:span text:style-name="User_20_Entry"><text:span text:style-name="T613">;</text:span></text:span><text:span text:style-name="T613"> style entities. </text:span></text:p>
        </text:list-item>
        <text:list-item>
          <text:p text:style-name="P949"><text:span text:style-name="T613">Empty tags are explicit using a </text:span><text:span text:style-name="User_20_Entry"><text:span text:style-name="T613">&lt;tag/&gt;</text:span></text:span><text:span text:style-name="T613"> markup convention. </text:span></text:p>
        </text:list-item>
      </text:list>
      <text:p text:style-name="P204"/>
      <text:p text:style-name="P204"><text:soft-page-break/>The <text:s/>XML <text:span text:style-name="T822">handler </text:span>does not provide any significant language validation and since it is a child of <text:span text:style-name="T822">SGMLNORM </text:span>it also supports several SGML constructs that are not, and <text:span text:style-name="T825">were never intended to</text:span> be, part of the standard. </text:p>
      <text:p text:style-name="Text_20_body"><text:span text:style-name="Strong_20_Emphasis"><text:span text:style-name="T745"/></text:span></text:p>
      <text:p text:style-name="Text_20_body"><text:bookmark text:name="NOTE1"/><text:span text:style-name="Strong_20_Emphasis"><text:span text:style-name="T745">Note:</text:span></text:span><text:span text:style-name="Source_20_Text"><text:span text:style-name="T613"> </text:span></text:span><text:span text:style-name="Source_20_Text"><text:span text:style-name="T112">For the </text:span></text:span><text:span text:style-name="Source_20_Text"><text:span text:style-name="T127">autodetect</text:span></text:span><text:span text:style-name="Source_20_Text"><text:span text:style-name="T112"> mechanism to work correctly one </text:span></text:span><text:span text:style-name="Emphasis"><text:span text:style-name="T112">must</text:span></text:span><text:span text:style-name="Source_20_Text"><text:span text:style-name="T112"> either use the </text:span></text:span><text:span text:style-name="User_20_Entry"><text:span text:style-name="T112">.xml</text:span></text:span><text:span text:style-name="Source_20_Text"><text:span text:style-name="T112"> (or </text:span></text:span><text:span text:style-name="User_20_Entry"><text:span text:style-name="T112">.XML</text:span></text:span><text:span text:style-name="Source_20_Text"><text:span text:style-name="T112">) file name extension or specify </text:span></text:span><text:span text:style-name="User_20_Entry"><text:span text:style-name="T112">&lt;?XML VERSION="</text:span></text:span><text:span text:style-name="Variable"><text:span text:style-name="T112">Version</text:span></text:span><text:span text:style-name="User_20_Entry"><text:span text:style-name="T112">"?&gt;</text:span></text:span><text:span text:style-name="Source_20_Text"><text:span text:style-name="T112"> (only the </text:span></text:span><text:span text:style-name="User_20_Entry"><text:span text:style-name="T112">&lt;?XML</text:span></text:span><text:span text:style-name="Source_20_Text"><text:span text:style-name="T112"> is significant) in the document declaration. Since the XML document will be correctly parsed by the </text:span></text:span><text:span text:style-name="Source_20_Text"><text:span text:style-name="T127">SGMLNORM </text:span></text:span><text:span text:style-name="Source_20_Text"><text:span text:style-name="T112">doctype the major effect of </text:span></text:span><text:span text:style-name="Citation"><text:span text:style-name="T112">incorrect identification</text:span></text:span><text:span text:style-name="Source_20_Text"><text:span text:style-name="T112"> would be in the </text:span></text:span><text:a xlink:type="simple" xlink:href="https://web.archive.org/web/20120807140232/http://www.ibu.de/node/mime.html" text:style-name="Internet_20_link" text:visited-style-name="Visited_20_Internet_20_Link"><text:span text:style-name="Source_20_Text"><text:span text:style-name="T127">M</text:span></text:span></text:a><text:span text:style-name="Source_20_Text"><text:span text:style-name="T127">IME</text:span></text:span><text:span text:style-name="Source_20_Text"><text:span text:style-name="T112"> type for the </text:span></text:span><text:span text:style-name="Citation"><text:span text:style-name="T112">Raw record</text:span></text:span><text:span text:style-name="Source_20_Text"><text:span text:style-name="T112">. </text:span></text:span></text:p>
      <text:list xml:id="list223811842350377" text:continue-list="list223811314003748" text:style-name="List_20_5">
        <text:list-item>
          <text:p text:style-name="Heading_20_3"><text:span text:style-name="Source_20_Text">SGML-like </text:span><text:span text:style-name="Source_20_Text"><text:span text:style-name="T823">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61"><text:span text:style-name="T100">Handles documents with SGML-like markup. It is NOT intended for SGML documents.</text:span> </text:p>
            <text:p text:style-name="P761"><text:span text:style-name="T100">In v2.0+ of the doctype suite the SGMLTAG doctype is tuned to the needs of GILS documents. The headline is constructed from the 2nd level tag.</text:span> </text:p>
            <text:p text:style-name="P742">The MIME type (for CGI applications) is</text:p>
            <text:p text:style-name="Quotations"><text:span text:style-name="T100">Application/X-SGMLTAG-&lt;level-1&gt;</text:span> </text:p>
            <text:p text:style-name="P761"><text:span text:style-name="T100">Example: </text:span><text:span text:style-name="User_20_Entry"><text:span text:style-name="T100">&lt;Rec&gt; &lt;Title&gt; Personnel Action System &lt;/Title&gt; &lt;Originator&gt;U.S. Geological Survey &lt;/Originator&gt;</text:span></text:span> </text:p>
            <text:p text:style-name="P761"><text:span text:style-name="T100">For the above example: </text:span><text:span text:style-name="User_20_Entry"><text:span text:style-name="T100">Application/X-SGMLTAG-Rec</text:span></text:span><text:span text:style-name="T100">.<text:line-break/>And the </text:span><text:span text:style-name="Variable"><text:span text:style-name="T100">Headline</text:span></text:span><text:span text:style-name="T100">: </text:span><text:span text:style-name="User_20_Entry"><text:span text:style-name="T100">Personnel Action System</text:span></text:span><text:span text:style-name="T100">.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61"><text:span text:style-name="T100">Handles documents with SGML-type markup for use in GILS systems. It is NOT intended for SGML documents. It uses </text:span><text:span text:style-name="T104">SGMLTAG.</text:span></text:p>
            <text:p text:style-name="P761"><text:span text:style-name="T100">The MIME type (for CGI applications) is</text:span> </text:p>
            <text:p text:style-name="P743">Application/X-GILS-&lt;level-1&gt;</text:p>
          </table:table-cell>
        </table:table-row>
      </table:table>
      <text:p text:style-name="Text_20_body"><text:span text:style-name="Source_20_Text"><text:span text:style-name="T112"/></text:span></text:p>
      <text:h text:style-name="Heading_20_2" text:outline-level="2"><text:bookmark-start text:name="__RefHeading___Toc20909_3285073552"/><text:span text:style-name="Source_20_Text"><text:span text:style-name="T105">NEWSML</text:span></text:span><text:bookmark-end text:name="__RefHeading___Toc20909_3285073552"/></text:h>
      <text:p text:style-name="P239"><text:span text:style-name="Source_20_Text"><text:span text:style-name="T171">The doctype is designed to handle the new</text:span></text:span><text:span text:style-name="Source_20_Text"><text:span text:style-name="T215">s</text:span></text:span><text:span text:style-name="Source_20_Text"><text:span text:style-name="T171">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239"><text:span text:style-name="Source_20_Text"><text:span text:style-name="T171"><text:s/></text:span></text:span><text:a xlink:type="simple" xlink:href="http://www.newsml.org/" text:style-name="Internet_20_link" text:visited-style-name="Visited_20_Internet_20_Link"><text:span text:style-name="Source_20_Text"><text:span text:style-name="T171">http://www.newsml.org</text:span></text:span></text:a><text:span text:style-name="Source_20_Text"><text:span text:style-name="T171"> / </text:span></text:span><text:a xlink:type="simple" xlink:href="https://iptc.org/" text:style-name="Internet_20_link" text:visited-style-name="Visited_20_Internet_20_Link"><text:span text:style-name="Source_20_Text"><text:span text:style-name="T171">https://iptc.org/</text:span></text:span></text:a></text:p>
      <text:p text:style-name="P239"><text:span text:style-name="Source_20_Text"><text:span text:style-name="T171"/></text:span></text:p>
      <text:p text:style-name="P111"><text:span text:style-name="Source_20_Text"><text:span text:style-name="T481">NEWSML Class Tree:</text:span></text:span></text:p>
      <text:p text:style-name="P111"><text:span text:style-name="Source_20_Text"><text:span text:style-name="T481"><text:s text:c="7"/>DOCTYPE</text:span></text:span></text:p>
      <text:p text:style-name="P111"><text:span text:style-name="Source_20_Text"><text:span text:style-name="T481"><text:s text:c="10"/>|</text:span></text:span></text:p>
      <text:p text:style-name="P111"><text:span text:style-name="Source_20_Text"><text:span text:style-name="T481"><text:s text:c="6"/>SGMLNORM</text:span></text:span></text:p>
      <text:p text:style-name="P111"><text:span text:style-name="Source_20_Text"><text:span text:style-name="T481"><text:s text:c="10"/>|</text:span></text:span></text:p>
      <text:p text:style-name="P111"><text:soft-page-break/><text:span text:style-name="Source_20_Text"><text:span text:style-name="T481"><text:s text:c="9"/>XML</text:span></text:span></text:p>
      <text:p text:style-name="P111"><text:span text:style-name="Source_20_Text"><text:span text:style-name="T481"><text:s text:c="10"/>|</text:span></text:span></text:p>
      <text:p text:style-name="P111"><text:span text:style-name="Source_20_Text"><text:span text:style-name="T481"><text:s text:c="7"/>XMLBASE</text:span></text:span></text:p>
      <text:p text:style-name="P111"><text:span text:style-name="Source_20_Text"><text:span text:style-name="T481"><text:s text:c="10"/>|</text:span></text:span></text:p>
      <text:p text:style-name="P111"><text:span text:style-name="Source_20_Text"><text:span text:style-name="T481"><text:s text:c="7"/>GILSXML</text:span></text:span></text:p>
      <text:p text:style-name="P111"><text:span text:style-name="Source_20_Text"><text:span text:style-name="T481"><text:s text:c="10"/>v</text:span></text:span></text:p>
      <text:p text:style-name="P111"><text:span text:style-name="Source_20_Text"><text:span text:style-name="T481"><text:s text:c="7"/>NewsML</text:span></text:span></text:p>
      <text:p text:style-name="P111"><text:span text:style-name="Source_20_Text"><text:span text:style-name="T481"/></text:span></text:p>
      <text:p text:style-name="Text_20_body"><text:span text:style-name="Source_20_Text"><text:span text:style-name="T105">The format </text:span></text:span><text:span text:style-name="Source_20_Text"><text:span text:style-name="T172">is basically XML but it also </text:span></text:span><text:span text:style-name="Source_20_Text"><text:span text:style-name="T171">understands a few details about New</text:span></text:span><text:span text:style-name="Source_20_Text"><text:span text:style-name="T211">s</text:span></text:span><text:span text:style-name="Source_20_Text"><text:span text:style-name="T171">ML such as that elements "DateAndTime", "DateId", "DateLabel", "DateLineDate", "FirstCreated" and "ThisRevisionCreated" are date datatypes.</text:span></text:span></text:p>
      <text:p text:style-name="Text_20_body"><text:span text:style-name="Source_20_Text"><text:span text:style-name="T171"/></text:span></text:p>
      <text:p text:style-name="Text_20_body"><text:span text:style-name="Source_20_Text"><text:span text:style-name="T172">As default for the record key it uses <text:s/>the value of Duid from &lt;NewsML Duid=”key..”&gt;. For the date of the record itself it uses </text:span></text:span><text:span text:style-name="Source_20_Text"><text:span text:style-name="T171">NewsML\\NewsEnvelope\\DateAndTime. </text:span></text:span><text:span text:style-name="Source_20_Text"><text:span text:style-name="T172">For date created it uses </text:span></text:span><text:span text:style-name="Source_20_Text"><text:span text:style-name="T171">"FirstCreated" </text:span></text:span><text:span text:style-name="Source_20_Text"><text:span text:style-name="T172">and for date modified it uses </text:span></text:span><text:span text:style-name="Source_20_Text"><text:span text:style-name="T171">"ThisRevisionCreated".</text:span></text:span><text:span text:style-name="Source_20_Text"><text:span text:style-name="T172"> Since news has a expiration date the engine uses for date expires “EndDate”;</text:span></text:span></text:p>
      <text:p text:style-name="Text_20_body"><text:span text:style-name="Source_20_Text"><text:span text:style-name="T171"/></text:span></text:p>
      <text:h text:style-name="P847" text:outline-level="2"><text:bookmark-start text:name="__RefHeading___Toc23477_1429968669"/><text:span text:style-name="Source_20_Text"><text:span text:style-name="T305">ONELINE</text:span></text:span><text:bookmark-end text:name="__RefHeading___Toc23477_1429968669"/></text:h>
      <text:p text:style-name="P654"><text:span text:style-name="Source_20_Text">Each line is a record (unfielded)</text:span></text:p>
      <text:p text:style-name="P654"><text:span text:style-name="Source_20_Text"/></text:p>
      <text:p text:style-name="P147"><text:span text:style-name="Source_20_Text"><text:s text:c="7"/>DOCTYPE</text:span></text:p>
      <text:p text:style-name="P147"><text:span text:style-name="Source_20_Text"><text:s text:c="7"/>v</text:span></text:p>
      <text:p text:style-name="P147"><text:span text:style-name="Source_20_Text"><text:s text:c="7"/>ONELINE</text:span></text:p>
      <text:p text:style-name="P654"><text:span text:style-name="Source_20_Text"><text:span text:style-name="T105"/></text:span></text:p>
      <text:p text:style-name="P655"><text:span text:style-name="Source_20_Text"><text:span text:style-name="T305">The ONELINE doctype is quite basic but both convenient and powerful for suitable use cases (such as simple telephone books). Lines are delineated by newline character. There are no fields whence also no special handling for headlines. </text:span></text:span></text:p>
      <text:p text:style-name="P655"><text:span text:style-name="Source_20_Text"><text:span text:style-name="T305"/></text:span></text:p>
      <text:p text:style-name="P655"><text:span text:style-name="Source_20_Text"><text:span text:style-name="T305">The result is the whole record. This can be used for great benefit by using an external filter to handle presentation which, in turn, can parse the record and trigger a number of events.</text:span></text:span></text:p>
      <text:p text:style-name="P654"><text:span text:style-name="Source_20_Text"/></text:p>
      <text:p text:style-name="P654"><text:span text:style-name="Source_20_Text">[External/&lt;RecordSyntax OID&gt;]</text:span></text:p>
      <text:p text:style-name="P654"><text:span text:style-name="Source_20_Text"><text:s text:c="2"/>Field=&lt;program&gt; # e.g. F=cat would pipe the record for full element presentation to cat</text:span></text:p>
      <text:p text:style-name="P654"><text:span text:style-name="Source_20_Text"/></text:p>
      <text:h text:style-name="Heading_20_2" text:outline-level="2"><text:bookmark-start text:name="__RefHeading___Toc23479_1429968669"/><text:span text:style-name="Source_20_Text"><text:span text:style-name="T105">PLAINTEXT</text:span></text:span><text:bookmark-end text:name="__RefHeading___Toc23479_1429968669"/></text:h>
      <text:p text:style-name="P148"><text:span text:style-name="Source_20_Text"><text:s text:c="7"/>DOCTYPE</text:span></text:p>
      <text:p text:style-name="P148"><text:span text:style-name="Source_20_Text"><text:s text:c="7"/>v</text:span></text:p>
      <text:p text:style-name="P148"><text:span text:style-name="Source_20_Text"><text:s text:c="6"/>PLAINTEXT</text:span></text:p>
      <text:p text:style-name="P656"><text:span text:style-name="Source_20_Text"><text:span text:style-name="T305"/></text:span></text:p>
      <text:p text:style-name="P656"><text:span text:style-name="Source_20_Text"><text:span text:style-name="T305">The </text:span></text:span><text:span text:style-name="Source_20_Text"><text:span text:style-name="T306">PLAINTEXT</text:span></text:span><text:span text:style-name="Source_20_Text"><text:span text:style-name="T305"> doctype is </text:span></text:span><text:span text:style-name="Source_20_Text"><text:span text:style-name="T306">the absolute most basic doctype presenting an archetypal fulltext keyword search . The entire document is viewed as a single record. </text:span></text:span><text:span text:style-name="Source_20_Text"><text:span text:style-name="T305">There are no fields whence also no special handling for headlines </text:span></text:span><text:span text:style-name="Source_20_Text"><text:span text:style-name="T306">and the result is the whole document.</text:span></text:span></text:p>
      <text:p text:style-name="P656"><text:span text:style-name="Source_20_Text"><text:span text:style-name="T305"/></text:span></text:p>
      <text:p text:style-name="P656"><text:soft-page-break/><text:span text:style-name="Source_20_Text"><text:span text:style-name="T306">There are use cases and t</text:span></text:span><text:span text:style-name="Source_20_Text"><text:span text:style-name="T305">his <text:s/></text:span></text:span><text:span text:style-name="Source_20_Text"><text:span text:style-name="T306">doctype </text:span></text:span><text:span text:style-name="Source_20_Text"><text:span text:style-name="T305">can be used for great benefit by using an external filter to handle presentation which, in turn, can parse the record and trigger a number of events.</text:span></text:span></text:p>
      <text:p text:style-name="P656"><text:span text:style-name="Source_20_Text"/></text:p>
      <text:p text:style-name="P656"><text:span text:style-name="Source_20_Text">[External/&lt;RecordSyntax OID&gt;]</text:span></text:p>
      <text:p text:style-name="P656"><text:span text:style-name="Source_20_Text"><text:s text:c="2"/>Field=&lt;program&gt; # e.g. F=cat would pipe the record for full element presentation to cat</text:span></text:p>
      <text:p text:style-name="P656"><text:span text:style-name="Source_20_Text"/></text:p>
      <text:p text:style-name="P658"><text:span text:style-name="Source_20_Text"><text:span text:style-name="T307">Since the record is the whole document another popular use is to exploit its path on the disk to reconstruct a URL for a remote resource. <text:s/>Example: map //var/opt/data/www.nonmonotonic.net/def/document1 to http://www.nonmonotonic.net/def/document1</text:span></text:span></text:p>
      <text:p text:style-name="P658"><text:span text:style-name="Source_20_Text"><text:span text:style-name="T307"/></text:span></text:p>
      <text:h text:style-name="Heading_20_2" text:outline-level="2"><text:bookmark-start text:name="__RefHeading___Toc22555_709195143"/><text:span text:style-name="Source_20_Text"><text:span text:style-name="T105">PS </text:span></text:span><text:span text:style-name="Source_20_Text"><text:span text:style-name="T360">(PostScript)</text:span></text:span><text:bookmark-end text:name="__RefHeading___Toc22555_709195143"/></text:h>
      <text:p text:style-name="P650"><text:span text:style-name="Source_20_Text"><text:span text:style-name="T285">Postscript Indexing via (external PS to Text) filter</text:span></text:span></text:p>
      <text:p text:style-name="P146"><text:span text:style-name="Source_20_Text"><text:span text:style-name="T285"/></text:span></text:p>
      <text:p text:style-name="P146"><text:span text:style-name="Source_20_Text"><text:span text:style-name="T285"><text:s text:c="7"/>DOCTYPE</text:span></text:span></text:p>
      <text:p text:style-name="P146"><text:span text:style-name="Source_20_Text"><text:span text:style-name="T285"><text:s text:c="10"/>|</text:span></text:span></text:p>
      <text:p text:style-name="P146"><text:span text:style-name="Source_20_Text"><text:span text:style-name="T285"><text:s text:c="8"/>PTEXT</text:span></text:span></text:p>
      <text:p text:style-name="P146"><text:span text:style-name="Source_20_Text"><text:span text:style-name="T285"><text:s text:c="10"/>|</text:span></text:span></text:p>
      <text:p text:style-name="P146"><text:span text:style-name="Source_20_Text"><text:span text:style-name="T285"><text:s text:c="5"/>FILTER2TEXT</text:span></text:span></text:p>
      <text:p text:style-name="P146"><text:span text:style-name="Source_20_Text"><text:span text:style-name="T285"><text:s text:c="10"/>v</text:span></text:span></text:p>
      <text:p text:style-name="P146"><text:span text:style-name="Source_20_Text"><text:span text:style-name="T285"><text:s text:c="9"/>PS</text:span></text:span><text:span text:style-name="Source_20_Text"><text:span text:style-name="T289">DOC</text:span></text:span></text:p>
      <text:p text:style-name="P146"><text:span text:style-name="Source_20_Text"><text:span text:style-name="T285"/></text:span></text:p>
      <text:p text:style-name="P650"><text:span text:style-name="Source_20_Text"><text:span text:style-name="T285">Option:</text:span></text:span></text:p>
      <text:p text:style-name="P652"><text:span text:style-name="Source_20_Text"><text:span text:style-name="T285"><text:s/></text:span></text:span><text:span text:style-name="Source_20_Text"><text:span text:style-name="T509"><text:s text:c="2"/>Filter<text:tab/>Specifies the program to us</text:span></text:span><text:span text:style-name="Source_20_Text"><text:span text:style-name="T510">e (default “pstotext” or “ps2ascii”)</text:span></text:span></text:p>
      <text:p text:style-name="P650"><text:span text:style-name="Source_20_Text"><text:span text:style-name="T285"/></text:span></text:p>
      <text:p text:style-name="P652"><text:span text:style-name="Source_20_Text"><text:span text:style-name="T290">By default it looks for “</text:span></text:span><text:span text:style-name="Source_20_Text"><text:span text:style-name="T294">pstotext</text:span></text:span><text:span text:style-name="Source_20_Text"><text:span text:style-name="T290">” in its executable path and if it does not find it it sets “</text:span></text:span><text:span text:style-name="Source_20_Text"><text:span text:style-name="T294">ps2ascii</text:span></text:span><text:span text:style-name="Source_20_Text"><text:span text:style-name="T290">” as the default program (filter) to use </text:span></text:span><text:span text:style-name="Source_20_Text"><text:span text:style-name="T291">for conversion to text.</text:span></text:span></text:p>
      <text:p text:style-name="P650"><text:span text:style-name="Source_20_Text"><text:span text:style-name="T285"/></text:span></text:p>
      <text:p text:style-name="P651"><text:span text:style-name="Source_20_Text"><text:span text:style-name="T288">The program </text:span></text:span><text:span text:style-name="Source_20_Text"><text:span text:style-name="T293">ps2ascii</text:span></text:span><text:span text:style-name="Source_20_Text"><text:span text:style-name="T288"> comes with the Ghostsc</text:span></text:span><text:span text:style-name="Source_20_Text"><text:span text:style-name="T290">r</text:span></text:span><text:span text:style-name="Source_20_Text"><text:span text:style-name="T288">ipt package </text:span></text:span><text:span text:style-name="Source_20_Text"><text:span text:style-name="T290">and is generally bundled on many Linux platforms</text:span></text:span><text:span text:style-name="Source_20_Text"><text:span text:style-name="T288">. It</text:span></text:span><text:span text:style-name="Source_20_Text"><text:span text:style-name="T285"> uses gs to extract ASCII text from PostScript or Adobe Portable Document Format (PDF) files. <text:s/></text:span></text:span><text:span text:style-name="Source_20_Text"><text:span text:style-name="T287">The default </text:span></text:span><text:span text:style-name="Source_20_Text"><text:span text:style-name="T285">ps2ascii <text:s/>doesn't look at font encoding, and isn't very good at dealing with kerning, so </text:span></text:span><text:span text:style-name="Source_20_Text"><text:span text:style-name="T287">one may want to consider </text:span></text:span><text:span text:style-name="Source_20_Text"><text:span text:style-name="T290">installing</text:span></text:span><text:span text:style-name="Source_20_Text"><text:span text:style-name="T287"> </text:span></text:span><text:span text:style-name="Source_20_Text"><text:span text:style-name="T295">pstotext</text:span></text:span><text:span text:style-name="Source_20_Text"><text:span text:style-name="T287">.</text:span></text:span><text:span text:style-name="Source_20_Text"><text:span text:style-name="T285"> </text:span></text:span></text:p>
      <text:p text:style-name="P651"><text:span text:style-name="Source_20_Text"><text:span text:style-name="T285"/></text:span></text:p>
      <text:p text:style-name="P651"><text:span text:style-name="Source_20_Text"><text:span text:style-name="T285">The progra</text:span></text:span><text:span text:style-name="Source_20_Text"><text:span text:style-name="T288">m </text:span></text:span><text:span text:style-name="Source_20_Text"><text:span text:style-name="T296">pstotext</text:span></text:span><text:span text:style-name="Source_20_Text"><text:span text:style-name="T285"> is similar to the </text:span></text:span><text:span text:style-name="Source_20_Text"><text:span text:style-name="T296">ps2ascii</text:span></text:span><text:span text:style-name="Source_20_Text"><text:span text:style-name="T285"> program. The output of </text:span></text:span><text:span text:style-name="Source_20_Text"><text:span text:style-name="T296">pstotext</text:span></text:span><text:span text:style-name="Source_20_Text"><text:span text:style-name="T285"> is however better than that of ps2ascii, because pstotext deals better with punctuation and ligatures.</text:span></text:span></text:p>
      <text:p text:style-name="P651"><text:span text:style-name="Source_20_Text"><text:span text:style-name="T285"/></text:span></text:p>
      <text:p text:style-name="P653"><text:span text:style-name="Source_20_Text"><text:span text:style-name="T291">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97">pstotext</text:span></text:span><text:span text:style-name="Source_20_Text"><text:span text:style-name="T291"> tends to <text:s/>be sufficient.</text:span></text:span></text:p>
      <text:h text:style-name="Heading_20_2" text:outline-level="2"><text:bookmark-start text:name="__RefHeading___Toc20911_3285073552"/><text:span text:style-name="Source_20_Text"><text:span text:style-name="T105">PTEXT</text:span></text:span><text:bookmark-end text:name="__RefHeading___Toc20911_3285073552"/></text:h>
      <text:p text:style-name="P515"><text:span text:style-name="Source_20_Text"><text:span text:style-name="T212">Plaintext with "Page", "Paragraph", "Sentence" and "Line" fields as well as "firstParagraph", "firstSentence" and "firstLine" fields for the resp. first incidences of these fields.</text:span></text:span></text:p>
      <text:p text:style-name="P515"><text:span text:style-name="Source_20_Text"><text:span text:style-name="T212"/></text:span></text:p>
      <text:p text:style-name="P515"><text:soft-page-break/><text:span text:style-name="Source_20_Text"><text:span text:style-name="T212">PTEXT Class Tree:</text:span></text:span></text:p>
      <text:p text:style-name="P122"><text:span text:style-name="Source_20_Text"><text:span text:style-name="T212"><text:s text:c="7"/>DOCTYPE</text:span></text:span></text:p>
      <text:p text:style-name="P122"><text:span text:style-name="Source_20_Text"><text:span text:style-name="T212"><text:s text:c="10"/>v</text:span></text:span></text:p>
      <text:p text:style-name="P122"><text:span text:style-name="Source_20_Text"><text:span text:style-name="T212"><text:s text:c="8"/>PTEXT</text:span></text:span></text:p>
      <text:p text:style-name="P122"><text:span text:style-name="Source_20_Text"><text:span text:style-name="T212"/></text:span></text:p>
      <text:p text:style-name="P964"><text:span text:style-name="Source_20_Text"><text:span text:style-name="T408">Example:</text:span></text:span></text:p>
      <text:p text:style-name="P515"><text:span text:style-name="Source_20_Text"><text:span text:style-name="T212"/></text:span></text:p>
      <text:p text:style-name="P964"><text:span text:style-name="Source_20_Text"><text:span text:style-name="T54">Here is the content of the </text:span></text:span><text:span text:style-name="Source_20_Text"><text:span text:style-name="T58">first sentence</text:span></text:span><text:span text:style-name="Source_20_Text"><text:span text:style-name="T54"> field. </text:span></text:span><text:span text:style-name="Source_20_Text"><text:span text:style-name="T58">This is the second sentence and the first line contains bits of the first and second sentence. </text:span></text:span><text:span text:style-name="Source_20_Text"><text:span text:style-name="T55">If so specified it will get parsed into sentences, </text:span></text:span><text:span text:style-name="Source_20_Text"><text:span text:style-name="T58">lines, </text:span></text:span><text:span text:style-name="Source_20_Text"><text:span text:style-name="T55">paragraphs and pages. </text:span></text:span><text:span text:style-name="Source_20_Text"><text:span text:style-name="T57">This is the forth sentence </text:span></text:span><text:span text:style-name="Source_20_Text"><text:span text:style-name="T58">as well as the forth line</text:span></text:span><text:span text:style-name="Source_20_Text"><text:span text:style-name="T57">.</text:span></text:span></text:p>
      <text:p text:style-name="P964"><text:span text:style-name="Source_20_Text"><text:span text:style-name="T54"/></text:span></text:p>
      <text:p text:style-name="P964"><text:span text:style-name="Source_20_Text"><text:span text:style-name="T55">This, for example, is the </text:span></text:span><text:span text:style-name="Source_20_Text"><text:span text:style-name="T56">2nd</text:span></text:span><text:span text:style-name="Source_20_Text"><text:span text:style-name="T55"> paragraph.</text:span></text:span></text:p>
      <text:p text:style-name="P964"><text:span text:style-name="Source_20_Text"><text:span text:style-name="T55"/></text:span></text:p>
      <text:p text:style-name="P964"><text:span text:style-name="Source_20_Text"><text:span text:style-name="T56">And here is the </text:span></text:span><text:span text:style-name="Source_20_Text"><text:span text:style-name="T61">third </text:span></text:span><text:span text:style-name="Source_20_Text"><text:span text:style-name="T62">paragraph</text:span></text:span><text:span text:style-name="Source_20_Text"><text:span text:style-name="T56">.</text:span></text:span></text:p>
      <text:p text:style-name="P964"><text:span text:style-name="Source_20_Text"><text:span text:style-name="T60"/></text:span></text:p>
      <text:p text:style-name="P965"><text:span text:style-name="Source_20_Text"><text:span text:style-name="T954">^L If it sees a Ctrl-L character <text:s/>(FF, Form-feed, defined by a value of 12) it recognizes what follows as the next page.</text:span></text:span></text:p>
      <text:p text:style-name="P515"><text:span text:style-name="Source_20_Text"><text:span text:style-name="T212"/></text:span></text:p>
      <text:p text:style-name="P515"><text:span text:style-name="Source_20_Text"><text:span text:style-name="T212">A "Headline" field is, by default, set to the longer of "firstLine" or "firstSentence". If "Headline" is set to empty (&lt;ignore&gt;) then no "Headline" field will be created during indexing. </text:span></text:span><text:span text:style-name="Source_20_Text"><text:span text:style-name="T213">The &lt;ignore&gt; value can be used to disable individually the line, sentence, paragraph and page detection.</text:span></text:span></text:p>
      <text:p text:style-name="P515"><text:span text:style-name="Source_20_Text"><text:span text:style-name="T212"/></text:span></text:p>
      <text:p text:style-name="P515"><text:span text:style-name="Source_20_Text"><text:span text:style-name="T212">These options are defined in the </text:span></text:span><text:span text:style-name="Source_20_Text"><text:span text:style-name="T493">Doctype.ini </text:span></text:span><text:span text:style-name="Source_20_Text"><text:span text:style-name="T212"><text:s/>[Fields] section.</text:span></text:span></text:p>
      <text:p text:style-name="P515"><text:span text:style-name="Source_20_Text"><text:span text:style-name="T212"/></text:span></text:p>
      <text:p text:style-name="P515"><text:span text:style-name="Source_20_Text"><text:span text:style-name="T212">Additional </text:span></text:span><text:span text:style-name="Source_20_Text"><text:span text:style-name="T493">DB.ini </text:span></text:span><text:span text:style-name="Source_20_Text"><text:span text:style-name="T212">Options:</text:span></text:span></text:p>
      <text:p text:style-name="P515"><text:span text:style-name="Source_20_Text"><text:span text:style-name="T212"/></text:span></text:p>
      <text:p text:style-name="P515"><text:span text:style-name="Source_20_Text"><text:span text:style-name="T212">[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15"><text:span text:style-name="Source_20_Text"><text:span text:style-name="T212"/></text:span></text:p>
      <text:p text:style-name="P516"><text:span text:style-name="Source_20_Text"><text:span text:style-name="T214">The algorithm for line, sentence, paragraph and page detection is relatively straightforward and reflects European tradition. </text:span></text:span></text:p>
      <text:p text:style-name="List_20_Heading"><text:span text:style-name="Source_20_Text"><text:span text:style-name="T112">Line</text:span></text:span></text:p>
      <text:p text:style-name="P518"><text:span text:style-name="Source_20_Text"><text:span text:style-name="T124">The contents between two lines (defined by line feeds or carriage returns).</text:span></text:span></text:p>
      <text:p text:style-name="P517"><text:span text:style-name="Source_20_Text"><text:span text:style-name="T124">Sentence</text:span></text:span></text:p>
      <text:p text:style-name="P518"><text:span text:style-name="Source_20_Text"><text:span text:style-name="T124">The contents between the demarcation of the end-of-sentence punctuation.</text:span></text:span></text:p>
      <text:p text:style-name="P517"><text:span text:style-name="Source_20_Text"><text:span text:style-name="T124">Paragraph</text:span></text:span></text:p>
      <text:p text:style-name="P518"><text:span text:style-name="Source_20_Text"><text:span text:style-name="T124">The contents between block of text with some extra whitespace between their end and the start of the next block</text:span></text:span></text:p>
      <text:p text:style-name="P517"><text:span text:style-name="Source_20_Text"><text:span text:style-name="T124">Page</text:span></text:span></text:p>
      <text:p text:style-name="P518"><text:span text:style-name="Source_20_Text"><text:span text:style-name="T124">Text between emissions of the page character.</text:span></text:span></text:p>
      <text:p text:style-name="Text_20_body"><text:span text:style-name="Source_20_Text"/></text:p>
      <text:p text:style-name="P516"><text:span text:style-name="Source_20_Text"><text:span text:style-name="T214">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16"><text:soft-page-break/><text:span text:style-name="Source_20_Text"><text:span text:style-name="T214"/></text:span></text:p>
      <text:h text:style-name="Heading_20_2" text:outline-level="2"><text:bookmark-start text:name="__RefHeading___Toc20913_3285073552"/><text:span text:style-name="Source_20_Text"><text:span text:style-name="T105">XML</text:span></text:span><text:span text:style-name="Source_20_Text"><text:span text:style-name="T318">REC</text:span></text:span><text:bookmark-end text:name="__RefHeading___Toc20913_3285073552"/></text:h>
      <text:p text:style-name="P268"><text:span text:style-name="Source_20_Text"><text:span text:style-name="T173">The XML</text:span></text:span><text:span text:style-name="Source_20_Text"><text:span text:style-name="T318">REC</text:span></text:span><text:span text:style-name="Source_20_Text"><text:span text:style-name="T173"> doctype is a special child of the XML document types used to “slice and dice” an XML document with multiple items into, from the perspective of re-Isearch, multiple records each containing a single item.</text:span></text:span></text:p>
      <text:p text:style-name="P268"><text:span text:style-name="Source_20_Text"><text:span text:style-name="T173"/></text:span></text:p>
      <text:p text:style-name="P112"><text:span text:style-name="Source_20_Text"><text:span text:style-name="T173"><text:s text:c="7"/>DOCTYPE</text:span></text:span></text:p>
      <text:p text:style-name="P112"><text:span text:style-name="Source_20_Text"><text:span text:style-name="T173"><text:s text:c="10"/>|</text:span></text:span></text:p>
      <text:p text:style-name="P112"><text:span text:style-name="Source_20_Text"><text:span text:style-name="T173"><text:s text:c="6"/>SGMLNORM</text:span></text:span></text:p>
      <text:p text:style-name="P112"><text:span text:style-name="Source_20_Text"><text:span text:style-name="T173"><text:s text:c="10"/>|</text:span></text:span></text:p>
      <text:p text:style-name="P112"><text:span text:style-name="Source_20_Text"><text:span text:style-name="T173"><text:s text:c="9"/>XML</text:span></text:span></text:p>
      <text:p text:style-name="P112"><text:span text:style-name="Source_20_Text"><text:span text:style-name="T173"><text:s text:c="10"/>|</text:span></text:span></text:p>
      <text:p text:style-name="P112"><text:span text:style-name="Source_20_Text"><text:span text:style-name="T173"><text:s text:c="7"/>XMLBASE</text:span></text:span></text:p>
      <text:p text:style-name="P112"><text:span text:style-name="Source_20_Text"><text:span text:style-name="T173"><text:s text:c="10"/>v</text:span></text:span></text:p>
      <text:p text:style-name="P112"><text:span text:style-name="Source_20_Text"><text:span text:style-name="T173"><text:s text:c="7"/>XMLREC</text:span></text:span></text:p>
      <text:p text:style-name="P268"><text:span text:style-name="Source_20_Text"><text:span text:style-name="T173"/></text:span></text:p>
      <text:p text:style-name="P270"><text:span text:style-name="Source_20_Text"><text:span text:style-name="T186">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87">the element is ignored just as the content in-between and after the closing last instance of the element.</text:span></text:span></text:p>
      <text:p text:style-name="P270"><text:span text:style-name="Source_20_Text"><text:span text:style-name="T187"/></text:span></text:p>
      <text:p text:style-name="P270"><text:span text:style-name="Source_20_Text"><text:span text:style-name="T187"><text:s text:c="2"/></text:span></text:span><text:span text:style-name="Source_20_Text"><text:span text:style-name="T184">Options:</text:span></text:span></text:p>
      <text:p text:style-name="P270"><text:span text:style-name="Source_20_Text"><text:span text:style-name="T187"><text:s/></text:span></text:span><text:span text:style-name="Source_20_Text"><text:span text:style-name="T512"><text:s/>[XML]</text:span></text:span></text:p>
      <text:p text:style-name="P270"><text:span text:style-name="Source_20_Text"><text:span text:style-name="T512"><text:s text:c="2"/>RecordSeperator=&lt;tag&gt;</text:span></text:span></text:p>
      <text:p text:style-name="P270"><text:span text:style-name="Source_20_Text"><text:span text:style-name="T512"><text:s text:c="2"/>Preface=&lt;XML preface fragment including declaration&gt;</text:span></text:span></text:p>
      <text:p text:style-name="P270"><text:span text:style-name="Source_20_Text"><text:span text:style-name="T512"><text:s text:c="2"/>Tail=&lt;XML tail fragment&gt;</text:span></text:span></text:p>
      <text:p text:style-name="P270"><text:span text:style-name="Source_20_Text"><text:span text:style-name="T187"/></text:span></text:p>
      <text:p text:style-name="P268"><draw:custom-shape text:anchor-type="paragraph" draw:z-index="6" draw:name="Shape1" draw:style-name="gr1" draw:text-style-name="P978" svg:width="0.6398in" svg:height="0.2539in" svg:x="5.8591in" svg:y="-0.0874in"><text:p text:style-name="P978">Preface</text:p><draw:enhanced-geometry svg:viewBox="0 0 21600 21600" draw:type="rectangle" draw:enhanced-path="M 0 0 L 21600 0 21600 21600 0 21600 0 0 Z N"/></draw:custom-shape><text:span text:style-name="Source_20_Text"><text:span text:style-name="T173"/></text:span></text:p>
      <text:p text:style-name="P269"><draw:custom-shape text:anchor-type="paragraph" draw:z-index="7" draw:name="Shape1" draw:style-name="gr1" draw:text-style-name="P978" svg:width="0.6398in" svg:height="0.2539in" svg:x="5.8583in" svg:y="0.0165in"><text:p text:style-name="P978">Record</text:p><draw:enhanced-geometry svg:viewBox="0 0 21600 21600" draw:type="rectangle" draw:enhanced-path="M 0 0 L 21600 0 21600 21600 0 21600 0 0 Z N"/></draw:custom-shape><text:span text:style-name="Source_20_Text"><text:span text:style-name="T185">In order to be XML compliant on presentation it needs two additional items configured:</text:span></text:span></text:p>
      <text:list text:style-name="L36">
        <text:list-item>
          <text:p text:style-name="P950"><text:span text:style-name="Source_20_Text"><text:span text:style-name="T185">Preface: the preface is all the verbage including the document declaration. </text:span></text:span></text:p>
        </text:list-item>
        <text:list-item>
          <text:p text:style-name="P950"><draw:custom-shape text:anchor-type="paragraph" draw:z-index="8" draw:name="Shape1" draw:style-name="gr1" draw:text-style-name="P978" svg:width="0.6398in" svg:height="0.2539in" svg:x="5.8445in" svg:y="-0.0646in"><text:p text:style-name="P978">Tail</text:p><draw:enhanced-geometry svg:viewBox="0 0 21600 21600" draw:type="rectangle" draw:enhanced-path="M 0 0 L 21600 0 21600 21600 0 21600 0 0 Z N"/></draw:custom-shape><text:span text:style-name="Source_20_Text"><text:span text:style-name="T185">Tail: whatever XML should be inserted at the end.</text:span></text:span></text:p>
        </text:list-item>
      </text:list>
      <text:p text:style-name="P240"><text:span text:style-name="Source_20_Text"><text:span text:style-name="T185"/></text:span></text:p>
      <text:p text:style-name="P667"><text:span text:style-name="T66">TIP</text:span><text:span text:style-name="T609">: </text:span>In order to have multiple sets of prefaces and tails for different document types under the RECXML banner one uses the <text:span text:style-name="T609">doctype </text:span>child specification convention: <text:s/>NAME:RECXML where name is a unique identifier for the format. In its NAME.ini configuration file (in the usual places) o<text:span text:style-name="T609">r</text:span> in the DB.ini under the NAME section one would have the preface, tail and record separator defined..</text:p>
      <text:p text:style-name="P667"/>
      <text:h text:style-name="P837" text:outline-level="2"><text:bookmark-start text:name="__RefHeading___Toc37326_1225259457"/>RDF<text:bookmark-end text:name="__RefHeading___Toc37326_1225259457"/></text:h>
      <text:p text:style-name="Text_20_body">RDF-like record format. </text:p>
      <text:p text:style-name="Text_20_body"/>
      <text:p text:style-name="P106"><text:s text:c="7"/>DOCTYPE</text:p>
      <text:p text:style-name="P106"><text:s text:c="10"/>|</text:p>
      <text:p text:style-name="P106"><text:s text:c="6"/>SGMLNORM</text:p>
      <text:p text:style-name="P106"><text:soft-page-break/><text:s text:c="10"/>|</text:p>
      <text:p text:style-name="P106"><text:s text:c="9"/>XML</text:p>
      <text:p text:style-name="P106"><text:s text:c="10"/>|</text:p>
      <text:p text:style-name="P106"><text:s text:c="7"/>XMLBASE</text:p>
      <text:p text:style-name="P106"><text:s text:c="10"/>|</text:p>
      <text:p text:style-name="P106"><text:s text:c="7"/>XMLREC</text:p>
      <text:p text:style-name="P106"><text:s text:c="10"/>v</text:p>
      <text:p text:style-name="P106"><text:s text:c="9"/>RDF</text:p>
      <text:p text:style-name="P211">The Resource Description Framework (RDF) is a W3C standard for describing resources on the Web.</text:p>
      <text:p text:style-name="P211"/>
      <text:p text:style-name="P211">RDF is a framework for describing Web resources, such as the title, author, modification date, content, and copyright information of a Web page.</text:p>
      <text:p text:style-name="P211"/>
      <text:p text:style-name="P211">Uses element name to slice-and-dice records by default <text:span text:style-name="T511">&lt;rdf:Description&gt;</text:span><text:span text:style-name="T871">.</text:span></text:p>
      <text:p text:style-name="P745"/>
      <text:p text:style-name="P212">The default prefix <text:span text:style-name="T872">(see XMLREC), should one not be defined,</text:span> is: <text:s text:c="4"/></text:p>
      <text:p text:style-name="P57">&lt;rdf:RDF xmlns:rdf="http://www.w3.org/1999/02/22-rdf-syntax-ns#" </text:p>
      <text:p text:style-name="P57">xmlns:s="<text:a xlink:type="simple" xlink:href="http://description.org/schema/" text:style-name="Internet_20_link" text:visited-style-name="Visited_20_Internet_20_Link">http://description.org/schema/</text:a>"&gt;</text:p>
      <text:p text:style-name="P57"/>
      <text:p text:style-name="P76">And the default tail is: <text:span text:style-name="T455">&lt;/rdf:RDF&gt;</text:span></text:p>
      <text:p text:style-name="P745"/>
      <text:p text:style-name="P747">Both of these can be over-ridden using the options (see XMLREC).</text:p>
      <text:p text:style-name="P745"/>
      <text:h text:style-name="Heading_20_4" text:outline-level="4"><text:bookmark-start text:name="__RefHeading___Toc37328_1225259457"/>RDF example:<text:bookmark-end text:name="__RefHeading___Toc37328_1225259457"/></text:h>
      <text:p text:style-name="P746"/>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text:soft-page-break/>Just to examine.. We index.. and lets examine the fields</text:p>
      <text:p text:style-name="P40"/>
      <text:p text:style-name="P40"/>
      <text:p text:style-name="P40">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77">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lt;/rdf:RDF&gt;</text:p>
      <text:p text:style-name="P38"/>
      <text:h text:style-name="Heading_20_1" text:outline-level="1"><text:bookmark-start text:name="__RefHeading___Toc20915_3285073552"/><text:span text:style-name="Source_20_Text"><text:s/></text:span><text:span text:style-name="Source_20_Text"><text:span text:style-name="T319">Extending re-Isearch with Doctype Plugins</text:span></text:span><text:bookmark-end text:name="__RefHeading___Toc20915_3285073552"/></text:h>
      <text:p text:style-name="P588"><text:span text:style-name="Source_20_Text"><text:span text:style-name="T276">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588"><text:soft-page-break/><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588"><text:span text:style-name="Source_20_Text"><text:span text:style-name="T10"/></text:span></text:p>
      <text:h text:style-name="Heading_20_2" text:outline-level="2"><text:bookmark-start text:name="__RefHeading___Toc37544_3317074752"/><text:span text:style-name="Source_20_Text"><text:span text:style-name="T105">Developing a plug-in</text:span></text:span><text:bookmark-end text:name="__RefHeading___Toc37544_3317074752"/></text:h>
      <text:p text:style-name="P589"><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589"><text:span text:style-name="Source_20_Text"><text:span text:style-name="T11">The following example PLUGIN “NULL” does not do anything but shows the format.</text:span></text:span></text:p>
      <text:p text:style-name="P589"><text:span text:style-name="Source_20_Text"><text:span text:style-name="T45"/></text:span></text:p>
      <text:p text:style-name="P589"><text:span text:style-name="Source_20_Text"><text:span text:style-name="T45">/*@@@</text:span></text:span></text:p>
      <text:p text:style-name="P589"><text:span text:style-name="Source_20_Text"><text:span text:style-name="T45">File: <text:s text:c="10"/>null.cxx</text:span></text:span></text:p>
      <text:p text:style-name="P589"><text:span text:style-name="Source_20_Text"><text:span text:style-name="T45">Version: <text:s text:c="7"/>1.00</text:span></text:span></text:p>
      <text:p text:style-name="P589"><text:span text:style-name="Source_20_Text"><text:span text:style-name="T45">Description: <text:s text:c="3"/>Class NULL</text:span></text:span></text:p>
      <text:p text:style-name="P589"><text:span text:style-name="Source_20_Text"><text:span text:style-name="T45">@@@*/</text:span></text:span></text:p>
      <text:p text:style-name="P589"><text:span text:style-name="Source_20_Text"><text:span text:style-name="T45">#include "doctype.hxx"</text:span></text:span></text:p>
      <text:p text:style-name="P589"><text:span text:style-name="Source_20_Text"><text:span text:style-name="T45"/></text:span></text:p>
      <text:p text:style-name="P589"><text:span text:style-name="Source_20_Text"><text:span text:style-name="T45">#ifndef _WIN32</text:span></text:span></text:p>
      <text:p text:style-name="P589"><text:span text:style-name="Source_20_Text"><text:span text:style-name="T45"># define __declspec(dllexport)</text:span></text:span></text:p>
      <text:p text:style-name="P589"><text:span text:style-name="Source_20_Text"><text:span text:style-name="T45">#endif</text:span></text:span></text:p>
      <text:p text:style-name="P589"><text:span text:style-name="Source_20_Text"><text:span text:style-name="T45"/></text:span></text:p>
      <text:p text:style-name="P589"><text:span text:style-name="Source_20_Text"><text:span text:style-name="T45">class IBDOC_NULL : public DOCTYPE {</text:span></text:span></text:p>
      <text:p text:style-name="P589"><text:span text:style-name="Source_20_Text"><text:span text:style-name="T45">public:</text:span></text:span></text:p>
      <text:p text:style-name="P589"><text:span text:style-name="Source_20_Text"><text:span text:style-name="T45"><text:s text:c="3"/>IBDOC_NULL(PIDBOBJ DbParent, const STRING&amp; Name);</text:span></text:span></text:p>
      <text:p text:style-name="P589"><text:span text:style-name="Source_20_Text"><text:span text:style-name="T45"><text:s text:c="3"/>const char *Description(PSTRLIST List) const;</text:span></text:span></text:p>
      <text:p text:style-name="P589"><text:span text:style-name="Source_20_Text"><text:span text:style-name="T45"/></text:span></text:p>
      <text:p text:style-name="P589"><text:span text:style-name="Source_20_Text"><text:span text:style-name="T45"><text:s text:c="3"/>~IBDOC_NULL();</text:span></text:span></text:p>
      <text:p text:style-name="P589"><text:span text:style-name="Source_20_Text"><text:span text:style-name="T45">};</text:span></text:span></text:p>
      <text:p text:style-name="P589"><text:span text:style-name="Source_20_Text"><text:span text:style-name="T45"/></text:span></text:p>
      <text:p text:style-name="P589"><text:span text:style-name="Source_20_Text"><text:span text:style-name="T45">static const char myDescription[] = "Empty plugin";</text:span></text:span></text:p>
      <text:p text:style-name="P589"><text:span text:style-name="Source_20_Text"><text:span text:style-name="T45"/></text:span></text:p>
      <text:p text:style-name="P589"><text:span text:style-name="Source_20_Text"><text:span text:style-name="T45">// Stubs for dynamic loading</text:span></text:span></text:p>
      <text:p text:style-name="P589"><text:span text:style-name="Source_20_Text"><text:span text:style-name="T45">extern "C" __declspec(dllexport) {</text:span></text:span></text:p>
      <text:p text:style-name="P589"><text:span text:style-name="Source_20_Text"><text:span text:style-name="T45"><text:s text:c="2"/>IBDOC_NULL * <text:s/>__plugin_null_create (IDBOBJ * parent, const STRING&amp; Name)</text:span></text:span></text:p>
      <text:p text:style-name="P589"><text:span text:style-name="Source_20_Text"><text:span text:style-name="T45"><text:s text:c="2"/>{</text:span></text:span></text:p>
      <text:p text:style-name="P589"><text:span text:style-name="Source_20_Text"><text:span text:style-name="T45"><text:s text:c="4"/>return new IBDOC_NULL (parent, Name);</text:span></text:span></text:p>
      <text:p text:style-name="P589"><text:span text:style-name="Source_20_Text"><text:span text:style-name="T45"><text:s text:c="2"/>}</text:span></text:span></text:p>
      <text:p text:style-name="P589"><text:span text:style-name="Source_20_Text"><text:span text:style-name="T45"><text:s text:c="2"/>int <text:s text:c="9"/>__plugin_null_id <text:s/>(void) { return DoctypeDefVersion; }</text:span></text:span></text:p>
      <text:p text:style-name="P589"><text:span text:style-name="Source_20_Text"><text:span text:style-name="T45"><text:s text:c="2"/>const char * __plugin_null_query (void) { return myDescription; }</text:span></text:span></text:p>
      <text:p text:style-name="P589"><text:span text:style-name="Source_20_Text"><text:span text:style-name="T45">}</text:span></text:span></text:p>
      <text:p text:style-name="P589"><text:span text:style-name="Source_20_Text"><text:span text:style-name="T45"/></text:span></text:p>
      <text:p text:style-name="P589"><text:span text:style-name="Source_20_Text"><text:span text:style-name="T45">IBDOC_NULL::IBDOC_NULL(PIDBOBJ DbParent, const STRING&amp; Name) : DOCTYPE(DbParent, Name) { }</text:span></text:span></text:p>
      <text:p text:style-name="P589"><text:span text:style-name="Source_20_Text"><text:span text:style-name="T45"/></text:span></text:p>
      <text:p text:style-name="P589"><text:span text:style-name="Source_20_Text"><text:span text:style-name="T45">const char *IBDOC_NULL::Description(PSTRLIST List) const</text:span></text:span></text:p>
      <text:p text:style-name="P589"><text:span text:style-name="Source_20_Text"><text:span text:style-name="T45">{</text:span></text:span></text:p>
      <text:p text:style-name="P589"><text:span text:style-name="Source_20_Text"><text:span text:style-name="T45"><text:s text:c="2"/>List-&gt;AddEntry (Doctype);</text:span></text:span></text:p>
      <text:p text:style-name="P589"><text:span text:style-name="Source_20_Text"><text:span text:style-name="T45"><text:s text:c="2"/>DOCTYPE::Description(List);</text:span></text:span></text:p>
      <text:p text:style-name="P589"><text:span text:style-name="Source_20_Text"><text:span text:style-name="T45"><text:s text:c="2"/>return myDescription;</text:span></text:span></text:p>
      <text:p text:style-name="P589"><text:span text:style-name="Source_20_Text"><text:span text:style-name="T45">}</text:span></text:span></text:p>
      <text:p text:style-name="P589"><text:span text:style-name="Source_20_Text"><text:span text:style-name="T45"/></text:span></text:p>
      <text:p text:style-name="P589"><text:span text:style-name="Source_20_Text"><text:span text:style-name="T45">IBDOC_NULL::~IBDOC_NULL() {</text:span></text:span></text:p>
      <text:p text:style-name="P589"><text:span text:style-name="Source_20_Text"><text:span text:style-name="T45">}</text:span></text:span></text:p>
      <text:p text:style-name="P589"><text:span text:style-name="Source_20_Text"><text:span text:style-name="T45">#ifdef _WIN32</text:span></text:span></text:p>
      <text:p text:style-name="P589"><text:soft-page-break/><text:span text:style-name="Source_20_Text"><text:span text:style-name="T45">int WINAPI DllMain (HINSTANCE hInstance, DWORD fdwReason, PVOID pvReserved)</text:span></text:span></text:p>
      <text:p text:style-name="P589"><text:span text:style-name="Source_20_Text"><text:span text:style-name="T45">{</text:span></text:span></text:p>
      <text:p text:style-name="P589"><text:span text:style-name="Source_20_Text"><text:span text:style-name="T45"><text:s text:c="2"/>return TRUE;</text:span></text:span></text:p>
      <text:p text:style-name="P589"><text:span text:style-name="Source_20_Text"><text:span text:style-name="T45">}</text:span></text:span></text:p>
      <text:p text:style-name="P589"><text:span text:style-name="Source_20_Text"><text:span text:style-name="T45">#endif</text:span></text:span></text:p>
      <text:p text:style-name="P589"><text:span text:style-name="Source_20_Text"><text:span text:style-name="T45"><text:s text:c="10"/></text:span></text:span></text:p>
      <text:p text:style-name="P589"><text:span text:style-name="Source_20_Text"><text:span text:style-name="T51">The important elements to be registered are the symbols:</text:span></text:span></text:p>
      <text:p text:style-name="P590"><text:span text:style-name="Source_20_Text"><text:span text:style-name="T45">int <text:s text:c="9"/>__plugin_</text:span></text:span><text:span text:style-name="Source_20_Text"><text:span text:style-name="T49">&lt;name&gt;</text:span></text:span><text:span text:style-name="Source_20_Text"><text:span text:style-name="T45">_id </text:span></text:span></text:p>
      <text:p text:style-name="P589"><text:span text:style-name="Source_20_Text"><text:span text:style-name="T45">const char * __plugin_</text:span></text:span><text:span text:style-name="Source_20_Text"><text:span text:style-name="T49">&lt;name&gt;</text:span></text:span><text:span text:style-name="Source_20_Text"><text:span text:style-name="T45">_query</text:span></text:span></text:p>
      <text:p text:style-name="P589"><text:span text:style-name="Source_20_Text"><text:span text:style-name="T45">IBDOC_NULL * __plugin_</text:span></text:span><text:span text:style-name="Source_20_Text"><text:span text:style-name="T49">&lt;name&gt;</text:span></text:span><text:span text:style-name="Source_20_Text"><text:span text:style-name="T45">_create</text:span></text:span></text:p>
      <text:p text:style-name="P589"><text:span text:style-name="Source_20_Text"><text:span text:style-name="T45"/></text:span></text:p>
      <text:p text:style-name="P613"><text:span text:style-name="Source_20_Text"><text:span text:style-name="T19">In the above example building a NULL DOCTYPE:</text:span></text:span></text:p>
      <text:p text:style-name="P614"><text:span text:style-name="Source_20_Text"><text:span text:style-name="T45">int <text:s text:c="9"/>__plugin_</text:span></text:span><text:span text:style-name="Source_20_Text"><text:span text:style-name="T49">null</text:span></text:span><text:span text:style-name="Source_20_Text"><text:span text:style-name="T45">_id </text:span></text:span></text:p>
      <text:p text:style-name="P613"><text:span text:style-name="Source_20_Text"><text:span text:style-name="T45">const char * __plugin_</text:span></text:span><text:span text:style-name="Source_20_Text"><text:span text:style-name="T49">name</text:span></text:span><text:span text:style-name="Source_20_Text"><text:span text:style-name="T45">_query</text:span></text:span></text:p>
      <text:p text:style-name="P613"><text:span text:style-name="Source_20_Text"><text:span text:style-name="T45">IBDOC_NULL * __plugin_null_create</text:span></text:span></text:p>
      <text:p text:style-name="P589"><text:span text:style-name="Source_20_Text"><text:span text:style-name="T45"/></text:span></text:p>
      <text:p text:style-name="P613"><text:span text:style-name="Source_20_Text"><text:span text:style-name="T19">(notice the case).</text:span></text:span></text:p>
      <text:p text:style-name="P613"><text:span text:style-name="Source_20_Text"><text:span text:style-name="T19"/></text:span></text:p>
      <text:p text:style-name="P617"><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617"><text:span text:style-name="Source_20_Text"><text:span text:style-name="T45"/></text:span></text:p>
      <text:p text:style-name="P591"><text:span text:style-name="Source_20_Text"><text:span text:style-name="T44">W</text:span></text:span><text:span text:style-name="Source_20_Text"><text:span text:style-name="T13">hen the engine is fired-up and the doctype registery is initiated it sets as default search path for plugins (under Unix): </text:span></text:span><text:span text:style-name="Source_20_Text"><text:span text:style-name="T50">"~/.ib/plugins:/var/opt/nonmonotonic/ib/lib/plugins:~asfadmin/lib/plugins:~ibadmin/lib/plugins:/opt/nonmonotonic/ib/lib/plugins:."</text:span></text:span></text:p>
      <text:p text:style-name="P591"><text:span text:style-name="Source_20_Text"><text:span text:style-name="T46"/></text:span></text:p>
      <text:p text:style-name="P591"><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text:style-name="L37">
        <text:list-item>
          <text:p text:style-name="P952"><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953"><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954"><text:span text:style-name="Source_20_Text"><text:span text:style-name="T14">Confirm that the value returned by a call to the _id function matches the version expected.</text:span></text:span></text:p>
        </text:list-item>
        <text:list-item>
          <text:p text:style-name="P955"><text:span text:style-name="Source_20_Text"><text:span text:style-name="T16">Construct the class </text:span></text:span><text:span text:style-name="Source_20_Text"><text:span text:style-name="T17">using the create function call.</text:span></text:span></text:p>
        </text:list-item>
      </text:list>
      <text:p text:style-name="P592"><text:span text:style-name="Source_20_Text"><text:span text:style-name="T47"/></text:span></text:p>
      <text:p text:style-name="P594"><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594"><text:span text:style-name="Source_20_Text"><text:span text:style-name="T48"/></text:span></text:p>
      <text:p text:style-name="P594"><text:span text:style-name="Source_20_Text"><text:span text:style-name="T48">static inline dt_constr_t Creator(HINSTANCE handle, const STRING &amp;module)</text:span></text:span></text:p>
      <text:p text:style-name="P594"><text:span text:style-name="Source_20_Text"><text:span text:style-name="T48">{</text:span></text:span></text:p>
      <text:p text:style-name="P594"><text:span text:style-name="Source_20_Text"><text:span text:style-name="T48"><text:s text:c="2"/>dt_constr_t create = NULL;</text:span></text:span></text:p>
      <text:p text:style-name="P594"><text:span text:style-name="Source_20_Text"><text:span text:style-name="T48"><text:s text:c="2"/>if (handle)</text:span></text:span></text:p>
      <text:p text:style-name="P594"><text:span text:style-name="Source_20_Text"><text:span text:style-name="T48"><text:s text:c="4"/>{</text:span></text:span></text:p>
      <text:p text:style-name="P594"><text:span text:style-name="Source_20_Text"><text:span text:style-name="T48"><text:s text:c="6"/>STRING symbol (PluginSymbolPrefix);</text:span></text:span></text:p>
      <text:p text:style-name="P594"><text:span text:style-name="Source_20_Text"><text:span text:style-name="T48"><text:s text:c="6"/>symbol += module;</text:span></text:span></text:p>
      <text:p text:style-name="P594"><text:span text:style-name="Source_20_Text"><text:span text:style-name="T48"><text:s text:c="6"/>symbol += "_create";</text:span></text:span></text:p>
      <text:p text:style-name="P594"><text:span text:style-name="Source_20_Text"><text:span text:style-name="T48"><text:s text:c="6"/>logf (LOG_DEBUG, "Symbol '%s' load", symbol.c_str());</text:span></text:span></text:p>
      <text:p text:style-name="P594"><text:span text:style-name="Source_20_Text"><text:span text:style-name="T48"><text:s text:c="6"/>create = (dt_constr_t) dlsym (handle, symbol.c_str());</text:span></text:span></text:p>
      <text:p text:style-name="P594"><text:span text:style-name="Source_20_Text"><text:span text:style-name="T48"><text:s text:c="4"/>}</text:span></text:span></text:p>
      <text:p text:style-name="P594"><text:span text:style-name="Source_20_Text"><text:span text:style-name="T48"><text:s text:c="2"/>return create;</text:span></text:span></text:p>
      <text:p text:style-name="P594"><text:span text:style-name="Source_20_Text"><text:span text:style-name="T48">}</text:span></text:span></text:p>
      <text:p text:style-name="P594"><text:span text:style-name="Source_20_Text"><text:span text:style-name="T14"/></text:span></text:p>
      <text:p text:style-name="P595"><text:soft-page-break/><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593"><text:span text:style-name="Source_20_Text"><text:span text:style-name="T14"/></text:span></text:p>
      <text:p text:style-name="P593"><text:span text:style-name="Source_20_Text"><text:span text:style-name="T14"/></text:span></text:p>
      <text:p text:style-name="P616"><text:span text:style-name="Source_20_Text"><text:span text:style-name="T14"/></text:span></text:p>
      <text:p text:style-name="P593"><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593"><text:span text:style-name="Source_20_Text"><text:span text:style-name="T14"/></text:span></text:p>
      <text:p text:style-name="P615"><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615"><text:span text:style-name="Source_20_Text"><text:span text:style-name="T21"/></text:span></text:p>
      <text:p text:style-name="P668"><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668"><text:span text:style-name="Source_20_Text"><text:span text:style-name="T39"/></text:span></text:p>
      <text:p text:style-name="P669"><text:span text:style-name="Source_20_Text"><text:span text:style-name="T40">For development consult the doctype.hxx file and examine the methods available. There are method hooks available <text:s/>to prepare and create records to index:</text:span></text:span></text:p>
      <text:p text:style-name="P669"><text:span text:style-name="Source_20_Text"><text:span text:style-name="T53"/></text:span></text:p>
      <text:p text:style-name="P669"><text:span text:style-name="Source_20_Text"><text:span text:style-name="T53"><text:s text:c="2"/>virtual void BeforeIndexing();</text:span></text:span></text:p>
      <text:p text:style-name="P669"><text:span text:style-name="Source_20_Text"><text:span text:style-name="T53"><text:s text:c="2"/>virtual void AddFieldDefs();</text:span></text:span></text:p>
      <text:p text:style-name="P669"><text:span text:style-name="Source_20_Text"><text:span text:style-name="T53"><text:s text:c="2"/>virtual void ParseRecords(const RECORD&amp; FileRecord);</text:span></text:span></text:p>
      <text:p text:style-name="P669"><text:span text:style-name="Source_20_Text"><text:span text:style-name="T53"><text:s text:c="2"/>virtual void SelectRegions(const RECORD&amp; Record, FCT* FctPtr);</text:span></text:span></text:p>
      <text:p text:style-name="P669"><text:span text:style-name="Source_20_Text"><text:span text:style-name="T40"/></text:span></text:p>
      <text:p text:style-name="P669"><text:span text:style-name="Source_20_Text"><text:span text:style-name="T40">There are methods to handle decoding the stream of text in a record and creating the addresses to the words in the buffer:</text:span></text:span></text:p>
      <text:p text:style-name="P669"><text:span text:style-name="Source_20_Text"><text:span text:style-name="T40"/></text:span></text:p>
      <text:p text:style-name="P669"><text:span text:style-name="Source_20_Text"><text:span text:style-name="T40"><text:s/></text:span></text:span><text:span text:style-name="Source_20_Text"><text:span text:style-name="T53"><text:s/>virtual GPTYPE ParseWords(UCHR* DataBuffer, GPTYPE DataLength,</text:span></text:span></text:p>
      <text:p text:style-name="P669"><text:span text:style-name="Source_20_Text"><text:span text:style-name="T53"><text:s text:c="8"/>GPTYPE DataOffset, GPTYPE* GpBuffer, GPTYPE GpLength);</text:span></text:span></text:p>
      <text:p text:style-name="P669"><text:span text:style-name="Source_20_Text"><text:span text:style-name="T53"><text:s text:c="2"/>virtual size_t ParseWords2(const STRING&amp; Buffer, WORDSLIST *ListPtr) const;</text:span></text:span></text:p>
      <text:p text:style-name="P669"><text:span text:style-name="Source_20_Text"><text:span text:style-name="T40"/></text:span></text:p>
      <text:p text:style-name="P669"><text:span text:style-name="Source_20_Text"><text:span text:style-name="T40">Then parsing fields and anything to do after indexing:</text:span></text:span></text:p>
      <text:p text:style-name="P669"><text:span text:style-name="Source_20_Text"><text:span text:style-name="T40"/></text:span></text:p>
      <text:p text:style-name="P669"><text:span text:style-name="Source_20_Text"><text:span text:style-name="T40"><text:s text:c="2"/></text:span></text:span><text:span text:style-name="Source_20_Text"><text:span text:style-name="T53">virtual void ParseFields(RECORD* NewRecordPtr);</text:span></text:span></text:p>
      <text:p text:style-name="P669"><text:span text:style-name="Source_20_Text"><text:span text:style-name="T53"><text:s/>virtual void AfterIndexing();</text:span></text:span></text:p>
      <text:p text:style-name="P669"><text:span text:style-name="Source_20_Text"><text:span text:style-name="T40"/></text:span></text:p>
      <text:p text:style-name="P669"><text:span text:style-name="Source_20_Text"><text:span text:style-name="T40">Then there are methods to handle searching:</text:span></text:span></text:p>
      <text:p text:style-name="P669"><text:span text:style-name="Source_20_Text"><text:span text:style-name="T53"/></text:span></text:p>
      <text:p text:style-name="P669"><text:span text:style-name="Source_20_Text"><text:span text:style-name="T53"><text:s text:c="2"/>virtual void BeforeSearching(QUERY* QueryPtr);</text:span></text:span></text:p>
      <text:p text:style-name="P669"><text:span text:style-name="Source_20_Text"><text:span text:style-name="T53"><text:s text:c="2"/>virtual IRSET *AfterSearching(IRSET* ResultSetPtr);</text:span></text:span></text:p>
      <text:p text:style-name="P669"><text:span text:style-name="Source_20_Text"><text:span text:style-name="T40"><text:s/></text:span></text:span></text:p>
      <text:p text:style-name="P669"><text:span text:style-name="Source_20_Text"><text:span text:style-name="T40">And creating the result sets (RSET):</text:span></text:span></text:p>
      <text:p text:style-name="P669"><text:span text:style-name="Source_20_Text"><text:span text:style-name="T40"/></text:span></text:p>
      <text:p text:style-name="P669"><text:span text:style-name="Source_20_Text"><text:span text:style-name="T53"><text:s text:c="2"/>virtual void BeforeRset(const STRING&amp; RecordSyntax);</text:span></text:span></text:p>
      <text:p text:style-name="P669"><text:span text:style-name="Source_20_Text"><text:span text:style-name="T53"><text:s text:c="2"/>virtual void AfterRset(const STRING&amp; RecordSyntax);</text:span></text:span></text:p>
      <text:p text:style-name="P668"><text:span text:style-name="Source_20_Text"><text:span text:style-name="T39"/></text:span></text:p>
      <text:p text:style-name="P669"><text:span text:style-name="Source_20_Text"><text:span text:style-name="T40">There are many many other methods.. But the above gives a hint.. Best to study some of the built-in doctypes to understand the vast possibilities.</text:span></text:span></text:p>
      <text:h text:style-name="P848" text:outline-level="2"><text:bookmark-start text:name="__RefHeading___Toc37546_3317074752"/><text:soft-page-break/><text:span text:style-name="Source_20_Text"><text:span text:style-name="T339">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54"><text:span text:style-name="Source_20_Text"><text:span text:style-name="T365">The engine supports a number of image formats. Some types like JPEG that contain within their contents metadata can have their metadata automatically extracted using the EXIF data.</text:span></text:span></text:p>
      <text:p text:style-name="P254"><text:span text:style-name="Source_20_Text"><text:span text:style-name="T105"/></text:span></text:p>
      <text:p text:style-name="P254"><text:span text:style-name="Source_20_Text"><text:span text:style-name="T366">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54"><text:span text:style-name="Source_20_Text"><text:span text:style-name="T105"/></text:span></text:p>
      <text:p text:style-name="P254"><text:span text:style-name="Source_20_Text"><text:span text:style-name="T366">The metadata tags defined in the Exif standard cover a broad spectrum:</text:span></text:span></text:p>
      <text:list text:style-name="L38">
        <text:list-item>
          <text:p text:style-name="P951"><text:span text:style-name="Source_20_Text"><text:span text:style-name="T366">Date and time information. Digital cameras will record the current date and time and save this in the metadata.</text:span></text:span></text:p>
        </text:list-item>
        <text:list-item>
          <text:p text:style-name="P951"><text:span text:style-name="Source_20_Text"><text:span text:style-name="T366">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951"><text:span text:style-name="Source_20_Text"><text:span text:style-name="T366">Descriptions</text:span></text:span></text:p>
        </text:list-item>
        <text:list-item>
          <text:p text:style-name="P951"><text:span text:style-name="Source_20_Text"><text:span text:style-name="T366">Copyright information.</text:span></text:span></text:p>
        </text:list-item>
        <text:list-item>
          <text:p text:style-name="P951"><text:span text:style-name="Source_20_Text"><text:span text:style-name="T377">GPS information (where the photo was taken).</text:span></text:span></text:p>
        </text:list-item>
        <text:list-item>
          <text:p text:style-name="P951"><text:span text:style-name="Source_20_Text"><text:span text:style-name="T377">Photo identification: a unique ID to the photograph.</text:span></text:span></text:p>
        </text:list-item>
      </text:list>
      <text:p text:style-name="P255"><text:span text:style-name="Source_20_Text"><text:span text:style-name="T377"/></text:span></text:p>
      <text:p text:style-name="P255"><text:span text:style-name="Source_20_Text"><text:span text:style-name="T377">Not all cameras (and configurations) provide or store all the possible metadata.</text:span></text:span></text:p>
      <text:p text:style-name="P254"><text:span text:style-name="Source_20_Text"><text:span text:style-name="T366"/></text:span></text:p>
      <text:p text:style-name="P254"><text:span text:style-name="Source_20_Text"><text:span text:style-name="T376">The EXIF plugin is perhaps the most complicated sample plugin-in. It is provided to demonstrate how to build plugins using other files and even libraries. All the other plugins are self-contained. </text:span></text:span></text:p>
      <text:p text:style-name="P254"><text:span text:style-name="Source_20_Text"><text:span text:style-name="T376"/></text:span></text:p>
      <text:p text:style-name="P256"><text:span text:style-name="Source_20_Text"><text:span text:style-name="T378">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105">MSEXCEL: </text:span></text:span><text:bookmark-end text:name="__RefHeading___Toc22491_709195143"/></text:h>
      <text:p text:style-name="P647"><text:span text:style-name="Source_20_Text"><text:span text:style-name="T105">M$ Excel (XLS) Plugin. Uses an external filter to TSLDOC.</text:span></text:span></text:p>
      <text:p text:style-name="P142"><text:span text:style-name="Source_20_Text"/></text:p>
      <text:p text:style-name="P142"><text:span text:style-name="Source_20_Text"><text:s text:c="7"/>DOCTYPE</text:span></text:p>
      <text:p text:style-name="P142"><text:span text:style-name="Source_20_Text"><text:s text:c="10"/>|</text:span></text:p>
      <text:p text:style-name="P142"><text:span text:style-name="Source_20_Text"><text:s text:c="7"/>METADOC</text:span></text:p>
      <text:p text:style-name="P142"><text:span text:style-name="Source_20_Text"><text:s text:c="10"/>|</text:span></text:p>
      <text:p text:style-name="P142"><text:span text:style-name="Source_20_Text"><text:s text:c="6"/>COLONDOC</text:span></text:p>
      <text:p text:style-name="P142"><text:span text:style-name="Source_20_Text"><text:s text:c="10"/>|</text:span></text:p>
      <text:p text:style-name="P142"><text:span text:style-name="Source_20_Text"><text:s text:c="7"/>TSLDOC</text:span></text:p>
      <text:p text:style-name="P142"><text:span text:style-name="Source_20_Text"><text:s text:c="10"/>v</text:span></text:p>
      <text:p text:style-name="P142"><text:span text:style-name="Source_20_Text"><text:s text:c="7"/>MSEXCEL</text:span></text:p>
      <text:p text:style-name="P647"><text:span text:style-name="Source_20_Text"><text:span text:style-name="T105"/></text:span></text:p>
      <text:p text:style-name="P647"><text:span text:style-name="Source_20_Text"><text:span text:style-name="T105">Options:</text:span></text:span></text:p>
      <text:p text:style-name="P647"><text:span text:style-name="Source_20_Text"><text:s text:c="3"/>FILTER <text:s text:c="2"/>Specifies the program to use (Default 'xls2tsl')</text:span></text:p>
      <text:p text:style-name="P647"><text:span text:style-name="Source_20_Text"><text:s text:c="3"/>ONELINE <text:s/>Yes/No specifies if each line should be a record (Default Yes)</text:span></text:p>
      <text:p text:style-name="P647"><text:span text:style-name="Source_20_Text"/></text:p>
      <text:p text:style-name="P647"><text:soft-page-break/><text:span text:style-name="Source_20_Text">xls2</text:span><text:span text:style-name="Source_20_Text"><text:span text:style-name="T827">tsl is based on xls2</text:span></text:span><text:span text:style-name="Source_20_Text">csv </text:span><text:span text:style-name="Source_20_Text"><text:span text:style-name="T827">and </text:span></text:span><text:span text:style-name="Source_20_Text">reads MS-Excel file and puts its content as </text:span><text:span text:style-name="Source_20_Text"><text:span text:style-name="T827">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105">MSRTF:</text:span></text:span><text:bookmark-end text:name="__RefHeading___Toc22493_709195143"/></text:h>
      <text:p text:style-name="Text_20_body"><text:span text:style-name="Source_20_Text">RTF (Rich Text Format) Plugin. Uses an external filter to </text:span><text:span text:style-name="Source_20_Text"><text:span text:style-name="T828">convert to </text:span></text:span><text:span text:style-name="Source_20_Text">XML.</text:span></text:p>
      <text:p text:style-name="P143"><text:span text:style-name="Source_20_Text"/></text:p>
      <text:p text:style-name="P143"><text:span text:style-name="Source_20_Text"><text:s text:c="7"/>DOCTYPE</text:span></text:p>
      <text:p text:style-name="P143"><text:span text:style-name="Source_20_Text"><text:s text:c="10"/>|</text:span></text:p>
      <text:p text:style-name="P143"><text:span text:style-name="Source_20_Text"><text:s text:c="6"/>SGMLNORM</text:span></text:p>
      <text:p text:style-name="P143"><text:span text:style-name="Source_20_Text"><text:s text:c="10"/>|</text:span></text:p>
      <text:p text:style-name="P143"><text:span text:style-name="Source_20_Text"><text:s text:c="9"/>XML</text:span></text:p>
      <text:p text:style-name="P143"><text:span text:style-name="Source_20_Text"><text:s text:c="10"/>v</text:span></text:p>
      <text:p text:style-name="P143"><text:span text:style-name="Source_20_Text"><text:s text:c="8"/>MSRTF</text:span></text:p>
      <text:p text:style-name="P648"><text:span text:style-name="Source_20_Text"/></text:p>
      <text:p text:style-name="P648"><text:span text:style-name="Source_20_Text">Options:</text:span></text:p>
      <text:p text:style-name="P648"><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105">UnRTF is a command-line program </text:span></text:span><text:span text:style-name="Source_20_Text"><text:span text:style-name="T286">from the GNU prokject. It is</text:span></text:span><text:span text:style-name="Source_20_Text"><text:span text:style-name="T105"> written in C </text:span></text:span><text:span text:style-name="Source_20_Text"><text:span text:style-name="T286">and</text:span></text:span><text:span text:style-name="Source_20_Text"><text:span text:style-name="T105">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105">MSWORD:</text:span></text:span><text:bookmark-end text:name="__RefHeading___Toc22495_709195143"/></text:h>
      <text:p text:style-name="P646"><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41"><text:span text:style-name="Source_20_Text"><text:span text:style-name="T36"><text:s text:c="7"/>DOCTYPE</text:span></text:span></text:p>
      <text:p text:style-name="P141"><text:span text:style-name="Source_20_Text"><text:span text:style-name="T36"><text:s text:c="10"/>|</text:span></text:span></text:p>
      <text:p text:style-name="P141"><text:span text:style-name="Source_20_Text"><text:span text:style-name="T36"><text:s text:c="8"/>PTEXT</text:span></text:span></text:p>
      <text:p text:style-name="P141"><text:span text:style-name="Source_20_Text"><text:span text:style-name="T36"><text:s text:c="10"/>|</text:span></text:span></text:p>
      <text:p text:style-name="P141"><text:span text:style-name="Source_20_Text"><text:span text:style-name="T36"><text:s text:c="7"/>MEMODOC</text:span></text:span></text:p>
      <text:p text:style-name="P141"><text:span text:style-name="Source_20_Text"><text:span text:style-name="T36"><text:s text:c="10"/>v</text:span></text:span></text:p>
      <text:p text:style-name="P141"><text:span text:style-name="Source_20_Text"><text:span text:style-name="T36"><text:s text:c="7"/>MSWORD</text:span></text:span></text:p>
      <text:p text:style-name="P141"><text:span text:style-name="Source_20_Text"><text:span text:style-name="T36"/></text:span></text:p>
      <text:p text:style-name="P646"><text:span text:style-name="Source_20_Text"><text:span text:style-name="T36">Options:</text:span></text:span></text:p>
      <text:p text:style-name="P646"><text:span text:style-name="Source_20_Text"><text:span text:style-name="T36"><text:s text:c="3"/>FILTER <text:s text:c="2"/>Specifies the program to use (Default 'catdoc')</text:span></text:span></text:p>
      <text:p text:style-name="P646"><text:span text:style-name="Source_20_Text"><text:span text:style-name="T36"/></text:span></text:p>
      <text:p text:style-name="P646"><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646"><text:span text:style-name="Source_20_Text"><text:span text:style-name="T36"/></text:span></text:p>
      <text:p text:style-name="P646"><text:span text:style-name="Source_20_Text"><text:span text:style-name="T604">NOTE</text:span></text:span><text:span text:style-name="Source_20_Text"><text:span text:style-name="T35">: </text:span></text:span><text:span text:style-name="Source_20_Text"><text:span text:style-name="T41">This is for handling the now obsolete </text:span></text:span><text:span text:style-name="Source_20_Text"><text:span text:style-name="T42">pre OOXML </text:span></text:span><text:span text:style-name="Source_20_Text"><text:span text:style-name="T43">(DOCX)</text:span></text:span><text:span text:style-name="Source_20_Text"><text:span text:style-name="T42"> MS Word</text:span></text:span><text:span text:style-name="Source_20_Text"><text:span text:style-name="T41"> format.</text:span></text:span></text:p>
      <text:h text:style-name="P870" text:outline-level="4"><text:bookmark-start text:name="__RefHeading___Toc41952_4075322048"/><text:span text:style-name="Source_20_Text"><text:span text:style-name="T341">ODT:</text:span></text:span><text:bookmark-end text:name="__RefHeading___Toc41952_4075322048"/></text:h>
      <text:p text:style-name="P151"><text:span text:style-name="Source_20_Text"><text:span text:style-name="T341"><text:s text:c="7"/>DOCTYPE</text:span></text:span></text:p>
      <text:p text:style-name="P151"><text:span text:style-name="Source_20_Text"><text:span text:style-name="T341"><text:s text:c="10"/>|</text:span></text:span></text:p>
      <text:p text:style-name="P151"><text:span text:style-name="Source_20_Text"><text:span text:style-name="T341"><text:s text:c="8"/>PTEXT</text:span></text:span></text:p>
      <text:p text:style-name="P151"><text:span text:style-name="Source_20_Text"><text:span text:style-name="T341"><text:s text:c="10"/>|</text:span></text:span></text:p>
      <text:p text:style-name="P151"><text:span text:style-name="Source_20_Text"><text:span text:style-name="T341"><text:s text:c="5"/>FILTER2TEXT</text:span></text:span></text:p>
      <text:p text:style-name="P151"><text:span text:style-name="Source_20_Text"><text:span text:style-name="T341"><text:s text:c="10"/>v</text:span></text:span></text:p>
      <text:p text:style-name="P151"><text:span text:style-name="Source_20_Text"><text:span text:style-name="T341"><text:s text:c="9"/>ODT</text:span></text:span></text:p>
      <text:p text:style-name="P691"><text:soft-page-break/><text:span text:style-name="Source_20_Text"><text:span text:style-name="T345">This doctype is a stop-gap pending a better ODF doctype to index “</text:span></text:span><text:span text:style-name="Source_20_Text"><text:span text:style-name="T304">OASIS Open Document Format Text</text:span></text:span><text:span text:style-name="Source_20_Text"><text:span text:style-name="T345">" (ODT) <text:s/>files. <text:s/>It does not directly index ODT files but u</text:span></text:span><text:span text:style-name="Source_20_Text"><text:span text:style-name="T105">ses an external filter </text:span></text:span><text:span text:style-name="Source_20_Text"><text:span text:style-name="T345">convert ODT </text:span></text:span><text:span text:style-name="Source_20_Text"><text:span text:style-name="T105">to <text:s/></text:span></text:span><text:span text:style-name="Source_20_Text"><text:span text:style-name="T345">a format suitable for the </text:span></text:span><text:span text:style-name="Source_20_Text"><text:span text:style-name="T105">PTEXT </text:span></text:span><text:span text:style-name="Source_20_Text"><text:span text:style-name="T345">doctype</text:span></text:span><text:span text:style-name="Source_20_Text"><text:span text:style-name="T105">.</text:span></text:span></text:p>
      <text:p text:style-name="Text_20_body"><text:span text:style-name="Source_20_Text"><text:span text:style-name="T64"/></text:span></text:p>
      <text:p text:style-name="Text_20_body"><text:bookmark-start text:name="__RefHeading___Toc41956_4075322048"/><text:span text:style-name="Source_20_Text"><text:span text:style-name="T64">Options:</text:span></text:span><text:bookmark-end text:name="__RefHeading___Toc41956_4075322048"/></text:p>
      <text:p text:style-name="Text_20_body"><text:span text:style-name="Source_20_Text"><text:span text:style-name="T105"><text:s/></text:span></text:span><text:span text:style-name="Source_20_Text"><text:span text:style-name="T455"><text:s text:c="2"/>FILTER <text:s text:c="2"/>Specifies the program to use (Default 'odt2txt')</text:span></text:span></text:p>
      <text:p text:style-name="Text_20_body"><text:span text:style-name="Source_20_Text"><text:span text:style-name="T455"/></text:span></text:p>
      <text:p text:style-name="Text_20_body"><text:span text:style-name="Source_20_Text"><text:span text:style-name="T342">By default it uses </text:span></text:span><text:span text:style-name="Source_20_Text"><text:span text:style-name="T475">odt2txt</text:span></text:span><text:span text:style-name="Source_20_Text"><text:span text:style-name="T342"> which is a</text:span></text:span><text:span text:style-name="Source_20_Text"><text:span text:style-name="T105"> simple converter </text:span></text:span><text:span text:style-name="Source_20_Text"><text:span text:style-name="T345">that </text:span></text:span><text:span text:style-name="Source_20_Text"><text:span text:style-name="T105">extracts the text out of OpenDocument Texts produced by LibreOffice, OpenOffice, StarOffice, KOffice and others </text:span></text:span><text:span text:style-name="Source_20_Text"><text:span text:style-name="T345">into plain text.</text:span></text:span></text:p>
      <text:p text:style-name="Text_20_body"><text:span text:style-name="Source_20_Text"><text:span text:style-name="T105"/></text:span></text:p>
      <text:p text:style-name="Text_20_body"><text:span text:style-name="Source_20_Text"><text:span text:style-name="T105">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105"/></text:span></text:p>
      <text:p text:style-name="P690"><text:span text:style-name="Source_20_Text"><text:span text:style-name="T343">The other alternative is to use </text:span></text:span><text:span text:style-name="Source_20_Text"><text:span text:style-name="T347">ODF:</text:span></text:span><text:span text:style-name="Source_20_Text"><text:span text:style-name="T343">X</text:span></text:span><text:span text:style-name="Source_20_Text"><text:span text:style-name="T348">FILTER and pandoc to</text:span></text:span><text:span text:style-name="Source_20_Text"><text:span text:style-name="T347"> convert, </text:span></text:span><text:span text:style-name="Source_20_Text"><text:span text:style-name="T348">for example,</text:span></text:span><text:span text:style-name="Source_20_Text"><text:span text:style-name="T345"> </text:span></text:span><text:span text:style-name="Source_20_Text"><text:span text:style-name="T343">to </text:span></text:span><text:span text:style-name="Source_20_Text"><text:span text:style-name="T345">the Docbook5</text:span></text:span><text:span text:style-name="Source_20_Text"><text:span text:style-name="T343"> XML format </text:span></text:span><text:span text:style-name="Source_20_Text"><text:span text:style-name="T347">or </text:span></text:span><text:span text:style-name="Source_20_Text"><text:span text:style-name="T346"><text:s/>FILTER2HTML and defining as filter </text:span></text:span><text:span text:style-name="Source_20_Text"><text:span text:style-name="T495">”</text:span></text:span><text:span text:style-name="Source_20_Text"><text:span text:style-name="T497">p</text:span></text:span><text:span text:style-name="Source_20_Text"><text:span text:style-name="T495">andoc -</text:span></text:span><text:span text:style-name="Source_20_Text"><text:span text:style-name="T496">s </text:span></text:span><text:span text:style-name="Source_20_Text"><text:span text:style-name="T881">t HTML”</text:span></text:span><text:span text:style-name="Source_20_Text"><text:span text:style-name="T880">. <text:s/></text:span></text:span><text:span text:style-name="Source_20_Text"><text:span text:style-name="T879">The later is handled by the ODT builtin doctype.</text:span></text:span></text:p>
      <text:p text:style-name="P690"><text:span text:style-name="Source_20_Text"><text:span text:style-name="T343"/></text:span></text:p>
      <text:p text:style-name="P690"><text:span text:style-name="Source_20_Text"><text:span text:style-name="T343">Both </text:span></text:span><text:span text:style-name="Source_20_Text"><text:span text:style-name="T345">p</text:span></text:span><text:span text:style-name="Source_20_Text"><text:span text:style-name="T343">andoc and odt2txt have their significant limitations. In the future we hope to have a significantly better solution for ODF. <text:s/></text:span></text:span><text:span text:style-name="Source_20_Text"><text:span text:style-name="T344">To this aim we are working with members of the OASIS ODF TC.</text:span></text:span></text:p>
      <text:h text:style-name="Heading_20_4" text:outline-level="4"><text:bookmark-start text:name="__RefHeading___Toc22497_709195143"/><text:span text:style-name="Source_20_Text"><text:span text:style-name="T105">USPAT:</text:span></text:span><text:bookmark-end text:name="__RefHeading___Toc22497_709195143"/></text:h>
      <text:p text:style-name="P643"><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40"><text:span text:style-name="Source_20_Text"><text:span text:style-name="T32"><text:s text:c="7"/>DOCTYPE</text:span></text:span></text:p>
      <text:p text:style-name="P140"><text:span text:style-name="Source_20_Text"><text:span text:style-name="T32"><text:s text:c="10"/>v</text:span></text:span></text:p>
      <text:p text:style-name="P140"><text:span text:style-name="Source_20_Text"><text:span text:style-name="T32"><text:s text:c="8"/>USPAT</text:span></text:span></text:p>
      <text:p text:style-name="P643"><text:span text:style-name="Source_20_Text"><text:span text:style-name="T32"/></text:span></text:p>
      <text:p text:style-name="P645"><text:span text:style-name="Source_20_Text"><text:span text:style-name="T604">NOTE</text:span></text:span><text:span text:style-name="Source_20_Text"><text:span text:style-name="T35">: </text:span></text:span><text:span text:style-name="Source_20_Text"><text:span text:style-name="T41">This is for handling the now obsolete Green Book format.</text:span></text:span></text:p>
      <text:p text:style-name="P643"><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43"><text:span text:style-name="Source_20_Text"><text:span text:style-name="T34"/></text:span></text:p>
      <text:p text:style-name="P644"><text:span text:style-name="Source_20_Text"><text:span text:style-name="T34">Since MAR 15, 2001 the USPTO switched to an XML format in accordance with the Patent Application Version 4.4 International Common Element (ICE) Document Type Definition (DTD).</text:span></text:span></text:p>
      <text:h text:style-name="P818" text:outline-level="1"><text:bookmark-start text:name="__RefHeading___Toc37590_3317074752"/><text:span text:style-name="Source_20_Text"><text:s/></text:span><text:span text:style-name="Source_20_Text"><text:span text:style-name="T105">Custom Ranking </text:span></text:span><text:span text:style-name="Source_20_Text"><text:span text:style-name="T320">and Sorting</text:span></text:span><text:span text:style-name="Source_20_Text"><text:span text:style-name="T105"> Algorithms</text:span></text:span><text:bookmark-end text:name="__RefHeading___Toc37590_3317074752"/></text:h>
      <text:h text:style-name="Heading_20_2" text:outline-level="2"><text:bookmark-start text:name="__RefHeading___Toc38246_2196655753"/><text:span text:style-name="Source_20_Text"><text:span text:style-name="T105">Against a fixed sort </text:span></text:span><text:span text:style-name="Source_20_Text"><text:span text:style-name="T331">(External)</text:span></text:span><text:bookmark-end text:name="__RefHeading___Toc38246_2196655753"/></text:h>
      <text:p text:style-name="P675"><text:span text:style-name="Source_20_Text">[External Sort</text:span><text:span text:style-name="Source_20_Text"><text:span text:style-name="T874">]</text:span></text:span></text:p>
      <text:p text:style-name="P675"><text:span text:style-name="Source_20_Text">&lt;nn&gt;=&lt;path&gt; # &lt;nn&gt; is number, path is to the external sort file</text:span></text:p>
      <text:p text:style-name="P675"><text:span text:style-name="Source_20_Text"><text:s text:c="12"/># if not defined it looks for &lt;DB&gt;.__&lt;nn&gt;</text:span></text:p>
      <text:p text:style-name="P675"><text:span text:style-name="Source_20_Text"><text:span text:style-name="T327"/></text:span></text:p>
      <text:p text:style-name="P677"><text:soft-page-break/><text:span text:style-name="Source_20_Text"><text:span text:style-name="T328">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50"><text:span text:style-name="Source_20_Text"><text:span text:style-name="T876">index_id.GetMdtIndex()*sizeof(_index_id_t)</text:span></text:span></text:p>
      <text:p text:style-name="P677"><text:span text:style-name="Source_20_Text"><text:span text:style-name="T329">and read an </text:span></text:span><text:span text:style-name="Source_20_Text"><text:span text:style-name="T516">_index_id_t</text:span></text:span><text:span text:style-name="Source_20_Text"><text:span text:style-name="T329"> value. This value we use as the value for the sort.</text:span></text:span></text:p>
      <text:p text:style-name="P677"><text:span text:style-name="Source_20_Text"/></text:p>
      <text:p text:style-name="P678"><text:span text:style-name="Source_20_Text"><text:span text:style-name="T329">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105">Motivatio</text:span></text:span><text:span text:style-name="Source_20_Text"><text:span text:style-name="T329">n</text:span></text:span><text:bookmark-end text:name="__RefHeading___Toc38248_2196655753"/></text:h>
      <text:p text:style-name="P680"><text:span text:style-name="Source_20_Text"><text:span text:style-name="T329">Often we have the need (or desire) to have relevant records sorted by an external, pre-set, criteria. One of the most <text:s/>famous of these is “PageRank” </text:span></text:span><text:span text:style-name="Source_20_Text"><text:span text:style-name="T330">which according to Google “</text:span></text:span><text:span text:style-name="Source_20_Text"><text:span text:style-name="T300">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30">”. As one can see the PageRank can be calculated and determined prior to search as the intrinsic sort defined therein is independent from the query. </text:span></text:span><text:span text:style-name="Source_20_Text"><text:span text:style-name="T332">Other well-known ranking are the TrustRank and Hit Algorithm.</text:span></text:span></text:p>
      <text:p text:style-name="P680"><text:span text:style-name="Source_20_Text"><text:span text:style-name="T332"/></text:span></text:p>
      <text:p text:style-name="P680"><text:span text:style-name="Source_20_Text"><text:span text:style-name="T332">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78"><text:span text:style-name="Source_20_Text"><text:span text:style-name="T330"/></text:span></text:p>
      <text:h text:style-name="Heading_20_4" text:outline-level="4"><text:bookmark-start text:name="__RefHeading___Toc38250_2196655753"/><text:span text:style-name="Source_20_Text"><text:span text:style-name="T105">Combine with other record features</text:span></text:span><text:bookmark-end text:name="__RefHeading___Toc38250_2196655753"/></text:h>
      <text:p text:style-name="P679"><text:span text:style-name="Source_20_Text"><text:span text:style-name="T330">One can combine the external sort with priority and magnetism to effect a bias </text:span></text:span><text:span text:style-name="Source_20_Text"><text:span text:style-name="T331">upon</text:span></text:span><text:span text:style-name="Source_20_Text"><text:span text:style-name="T330"> the fixed external sort but to allow </text:span></text:span><text:span text:style-name="Source_20_Text"><text:span text:style-name="T331">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105">Programmatic</text:span></text:span><text:bookmark-end text:name="__RefHeading___Toc38252_2196655753"/></text:h>
      <text:p text:style-name="P675"><text:span text:style-name="Source_20_Text"/></text:p>
      <text:p text:style-name="P676"><text:span text:style-name="Source_20_Text"><text:span text:style-name="T514">I</text:span></text:span><text:span text:style-name="Source_20_Text"><text:span text:style-name="T321">n </text:span></text:span><text:span text:style-name="Source_20_Text"><text:span text:style-name="T325">the source file “</text:span></text:span><text:span text:style-name="Source_20_Text"><text:span text:style-name="T299">ranking.c</text:span></text:span><text:span text:style-name="Source_20_Text"><text:span text:style-name="T325">”</text:span></text:span><text:span text:style-name="Source_20_Text"><text:span text:style-name="T321"> one can define </text:span></text:span><text:span text:style-name="Source_20_Text"><text:span text:style-name="T873">__Private_IRSET_Sort </text:span></text:span><text:span text:style-name="Source_20_Text"><text:span text:style-name="T321">and</text:span></text:span><text:span text:style-name="Source_20_Text"><text:span text:style-name="T873"> __Private_RSET_Sort </text:span></text:span><text:span text:style-name="Source_20_Text"><text:span text:style-name="T321">to enable a number of different private sorting methods. </text:span></text:span><text:span text:style-name="Source_20_Text"><text:span text:style-name="T325">In this file one can also implement c</text:span></text:span><text:span text:style-name="Source_20_Text"><text:span text:style-name="T320">ustom modification of <text:s/>News Ranking and Distance Ranking</text:span></text:span><text:span text:style-name="Source_20_Text"><text:span text:style-name="T513">.</text:span></text:span></text:p>
      <text:p text:style-name="P671"><text:span text:style-name="Source_20_Text"/></text:p>
      <text:p text:style-name="P676"><text:span text:style-name="Source_20_Text"><text:span text:style-name="T325">The</text:span></text:span><text:span text:style-name="Source_20_Text"><text:span text:style-name="T875"> __Private_ </text:span></text:span><text:span text:style-name="Source_20_Text"><text:span text:style-name="T325"><text:s/>functions are called by IRSET and RSET sorting methods:</text:span></text:span></text:p>
      <text:p text:style-name="P671"><text:span text:style-name="Source_20_Text"/></text:p>
      <text:p text:style-name="P671"><text:span text:style-name="Source_20_Text"><text:span text:style-name="T325">C</text:span></text:span><text:span text:style-name="Source_20_Text"><text:span text:style-name="T321">alled by IRSET sorts:</text:span></text:span></text:p>
      <text:p text:style-name="P671"><text:span text:style-name="Source_20_Text"/></text:p>
      <text:p text:style-name="P671"><text:span text:style-name="Source_20_Text"><text:span text:style-name="T581">void atomicIRSET::SortByPrivate(int n)</text:span></text:span></text:p>
      <text:p text:style-name="P671"><text:span text:style-name="Source_20_Text"><text:span text:style-name="T581">{</text:span></text:span></text:p>
      <text:p text:style-name="P671"><text:span text:style-name="Source_20_Text"><text:span text:style-name="T581"><text:s text:c="2"/>if (Sort != (ByPrivate+n))</text:span></text:span></text:p>
      <text:p text:style-name="P671"><text:span text:style-name="Source_20_Text"><text:span text:style-name="T581"><text:s text:c="4"/>{</text:span></text:span></text:p>
      <text:p text:style-name="P671"><text:span text:style-name="Source_20_Text"><text:span text:style-name="T581"><text:s text:c="6"/>if (__Private_IRSET_Sort)</text:span></text:span></text:p>
      <text:p text:style-name="P671"><text:span text:style-name="Source_20_Text"><text:span text:style-name="T581"><text:s text:c="8"/>__Private_IRSET_Sort(Table, (int)TotalEntries, Parent, n, userData);</text:span></text:span></text:p>
      <text:p text:style-name="P671"><text:span text:style-name="Source_20_Text"><text:span text:style-name="T581"><text:s text:c="6"/>else</text:span></text:span></text:p>
      <text:p text:style-name="P671"><text:span text:style-name="Source_20_Text"><text:span text:style-name="T581"><text:s text:c="8"/>SortByScore();</text:span></text:span></text:p>
      <text:p text:style-name="P671"><text:soft-page-break/><text:span text:style-name="Source_20_Text"><text:span text:style-name="T581"><text:s text:c="6"/>Sort = (enum SortBy)(ByPrivate+n);</text:span></text:span></text:p>
      <text:p text:style-name="P671"><text:span text:style-name="Source_20_Text"><text:span text:style-name="T581"><text:s text:c="4"/>}</text:span></text:span></text:p>
      <text:p text:style-name="P671"><text:span text:style-name="Source_20_Text"><text:span text:style-name="T581">}</text:span></text:span></text:p>
      <text:p text:style-name="P671"><text:span text:style-name="Source_20_Text"/></text:p>
      <text:p text:style-name="P671"><text:span text:style-name="Source_20_Text"><text:span text:style-name="T321">and RSET sorts:</text:span></text:span></text:p>
      <text:p text:style-name="P671"><text:span text:style-name="Source_20_Text"/></text:p>
      <text:p text:style-name="P671"><text:span text:style-name="Source_20_Text"><text:span text:style-name="T581">void RSET::SortByPrivate(int n)</text:span></text:span></text:p>
      <text:p text:style-name="P671"><text:span text:style-name="Source_20_Text"><text:span text:style-name="T581">{</text:span></text:span></text:p>
      <text:p text:style-name="P671"><text:span text:style-name="Source_20_Text"><text:span text:style-name="T581"><text:s text:c="2"/>if (Sort != (ByPrivate+n))</text:span></text:span></text:p>
      <text:p text:style-name="P671"><text:span text:style-name="Source_20_Text"><text:span text:style-name="T581"><text:s text:c="4"/>{</text:span></text:span></text:p>
      <text:p text:style-name="P671"><text:span text:style-name="Source_20_Text"><text:span text:style-name="T581"><text:s text:c="6"/>if (__Private_RSET_Sort)</text:span></text:span></text:p>
      <text:p text:style-name="P671"><text:span text:style-name="Source_20_Text"><text:span text:style-name="T581"><text:s text:c="8"/>__Private_RSET_Sort(Table, (int)TotalEntries, n);</text:span></text:span></text:p>
      <text:p text:style-name="P671"><text:span text:style-name="Source_20_Text"><text:span text:style-name="T581"><text:s text:c="6"/>else</text:span></text:span></text:p>
      <text:p text:style-name="P671"><text:span text:style-name="Source_20_Text"><text:span text:style-name="T581"><text:s text:c="8"/>SortByScore();</text:span></text:span></text:p>
      <text:p text:style-name="P671"><text:span text:style-name="Source_20_Text"><text:span text:style-name="T581"><text:s text:c="6"/>Sort = (enum SortBy)(ByPrivate+n);</text:span></text:span></text:p>
      <text:p text:style-name="P671"><text:span text:style-name="Source_20_Text"><text:span text:style-name="T581"><text:s text:c="4"/>}</text:span></text:span></text:p>
      <text:p text:style-name="P671"><text:span text:style-name="Source_20_Text"><text:span text:style-name="T581">}</text:span></text:span></text:p>
      <text:p text:style-name="P671"><text:span text:style-name="Source_20_Text"/></text:p>
      <text:p text:style-name="P672"><text:span text:style-name="Source_20_Text"><text:span text:style-name="T321">for private sorting. <text:s/></text:span></text:span><text:span text:style-name="Source_20_Text"><text:span text:style-name="T323">The integer n parsed from </text:span></text:span><text:span text:style-name="Source_20_Text"><text:span text:style-name="T322">“</text:span></text:span><text:span text:style-name="Source_20_Text"><text:span text:style-name="T323">p</text:span></text:span><text:span text:style-name="Source_20_Text"><text:span text:style-name="T322">rivate” </text:span></text:span><text:span text:style-name="Source_20_Text"><text:span text:style-name="T323">in SORTBY:</text:span></text:span><text:span text:style-name="Source_20_Text"><text:span text:style-name="T324">p</text:span></text:span><text:span text:style-name="Source_20_Text"><text:span text:style-name="T323">rivate</text:span></text:span><text:span text:style-name="Source_20_Text"><text:span text:style-name="T324">&lt;number&gt; (e.g. private3 → 3)</text:span></text:span><text:span text:style-name="Source_20_Text"><text:span text:style-name="T323"> or via the enums in </text:span></text:span><text:span text:style-name="Source_20_Text"><text:span text:style-name="T515"><text:s/>ByPrivate, ByPrivateLocal1, ByPrivateLocal2, ByPrivateLocal3, ...</text:span></text:span></text:p>
      <text:p text:style-name="P671"><text:span text:style-name="Source_20_Text"/></text:p>
      <text:p text:style-name="P671"><text:span text:style-name="Source_20_Text"><text:span text:style-name="T321">By default they are NOT defined:</text:span></text:span></text:p>
      <text:p text:style-name="P670"><text:span text:style-name="Source_20_Text"/></text:p>
      <text:p text:style-name="P670"><text:span text:style-name="Source_20_Text"><text:span text:style-name="T581">int (* __Private_IRSET_Sort) (void *, int, void *, int, void *) = 0;</text:span></text:span></text:p>
      <text:p text:style-name="P670"><text:span text:style-name="Source_20_Text"><text:span text:style-name="T581">int (* __Private_RSET_Sort) <text:s/>(void *, int, int) = 0;</text:span></text:span></text:p>
      <text:p text:style-name="P670"><text:span text:style-name="Source_20_Text"/></text:p>
      <text:p text:style-name="P673"><text:span text:style-name="Source_20_Text"><text:span text:style-name="T324">This mechanism allows one to install a number of bespoke sorting (normalization) methods.</text:span></text:span></text:p>
      <text:p text:style-name="P673"><text:span text:style-name="Source_20_Text"><text:span text:style-name="T324"/></text:span></text:p>
      <text:p text:style-name="P670"><text:span text:style-name="Source_20_Text"><text:span text:style-name="T321">The compiled objects from </text:span></text:span><text:span text:style-name="Source_20_Text"><text:span text:style-name="T105">c</text:span></text:span><text:span text:style-name="Source_20_Text"><text:span text:style-name="T292">type.c, ranking.c </text:span></text:span><text:span text:style-name="Source_20_Text"><text:span text:style-name="T298">and </text:span></text:span><text:span text:style-name="Source_20_Text"><text:span text:style-name="T292">extras.c </text:span></text:span><text:span text:style-name="Source_20_Text"><text:span text:style-name="T237">are put into an individual .so shared library that can be swapped out without effecting the engine.</text:span></text:span></text:p>
      <text:h text:style-name="P818" text:outline-level="1"><text:bookmark-start text:name="__RefHeading___Toc37592_3317074752"/><text:span text:style-name="Source_20_Text"><text:span text:style-name="T800"><text:s text:c="2"/>SRU/W</text:span></text:span><text:bookmark-end text:name="__RefHeading___Toc37592_3317074752"/></text:h>
      <text:h text:style-name="P849" text:outline-level="2"><text:bookmark-start text:name="__RefHeading___Toc20919_3285073552"/><text:span text:style-name="Source_20_Text"><text:span text:style-name="T280">SRU/</text:span></text:span><text:span text:style-name="Source_20_Text"><text:span text:style-name="T105">CQL</text:span></text:span><text:bookmark-end text:name="__RefHeading___Toc20919_3285073552"/></text:h>
      <text:p text:style-name="P618"><text:span text:style-name="Source_20_Text"/></text:p>
      <text:p text:style-name="P618"><text:span text:style-name="Source_20_Text"><text:span text:style-name="T105">SRU- Search/Retrieve via URL - is a standard XML-based protocol for search queries, utilizing CQL - Contextual Query Language - a standard syntax for representing queries. </text:span></text:span><text:span text:style-name="Source_20_Text"><text:span text:style-name="T280">See </text:span></text:span><text:a xlink:type="simple" xlink:href="http://www.loc.gov/standards/sru/sru-2-0.html" text:style-name="Internet_20_link" text:visited-style-name="Visited_20_Internet_20_Link"><text:span text:style-name="Source_20_Text"><text:span text:style-name="T280">http://www.loc.gov/standards/sru/sru-2-0.html</text:span></text:span></text:a></text:p>
      <text:p text:style-name="Text_20_body"><text:span text:style-name="Source_20_Text"><text:span text:style-name="T105"/></text:span></text:p>
      <text:p text:style-name="Text_20_body"><text:span text:style-name="Source_20_Text"><text:span text:style-name="T105">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50" text:outline-level="2"><text:bookmark-start text:name="__RefHeading___Toc20921_3285073552"/><text:span text:style-name="Source_20_Text"><text:span text:style-name="T105">SRW</text:span></text:span><text:bookmark-end text:name="__RefHeading___Toc20921_3285073552"/></text:h>
      <text:p text:style-name="P619"><text:span text:style-name="Source_20_Text"/></text:p>
      <text:p text:style-name="P619"><text:span text:style-name="Source_20_Text"><text:span text:style-name="T105">The SRW (Search &amp; Retrieve Web Service) initiative is part of an international collaborative effort to develop a standard web-based text-searching interface. It draws heavily on the abstract models and functionality of Z39.50, </text:span></text:span><text:soft-page-break/><text:span text:style-name="Source_20_Text"><text:span text:style-name="T105">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19"><text:span text:style-name="Source_20_Text"><text:span text:style-name="T105"/></text:span></text:p>
      <text:p text:style-name="P619"><text:span text:style-name="Source_20_Text"><text:span text:style-name="T105">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13">Configuration</text:span></text:span><text:span text:style-name="Source_20_Text"><text:span text:style-name="T832"> </text:span></text:span><text:bookmark-end text:name="__RefHeading___Toc37330_1225259457"/></text:h>
      <text:h text:style-name="Heading_20_2" text:outline-level="2"><text:bookmark-start text:name="__RefHeading___Toc38254_2196655753"/><text:span text:style-name="Source_20_Text"><text:span text:style-name="T105">Input</text:span></text:span><text:bookmark-end text:name="__RefHeading___Toc38254_2196655753"/></text:h>
      <text:h text:style-name="Heading_20_4" text:outline-level="4"><text:bookmark-start text:name="__RefHeading___Toc38256_2196655753"/><text:span text:style-name="Source_20_Text"><text:span text:style-name="T105">Map field names</text:span></text:span><text:bookmark-end text:name="__RefHeading___Toc38256_2196655753"/></text:h>
      <text:p text:style-name="P674"><text:span text:style-name="Source_20_Text"><text:span text:style-name="T326">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105">Output</text:span></text:span><text:bookmark-end text:name="__RefHeading___Toc37332_1225259457"/></text:h>
      <text:h text:style-name="Heading_20_4" text:outline-level="4"><text:bookmark-start text:name="__RefHeading___Toc37334_1225259457"/><text:span text:style-name="Source_20_Text"><text:span text:style-name="T105">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61"><text:span text:style-name="Source_20_Text"><text:span text:style-name="T313">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61"><text:span text:style-name="Source_20_Text"><text:span text:style-name="T313"/></text:span></text:p>
      <text:p text:style-name="P664"><text:span text:style-name="Source_20_Text"><text:span text:style-name="T316">Example: To have a field name TITLE converted to TITEL in German.</text:span></text:span></text:p>
      <text:p text:style-name="P664"><text:span text:style-name="Source_20_Text">[Present </text:span><text:span text:style-name="Source_20_Text"><text:span text:style-name="T834">DE</text:span></text:span><text:span text:style-name="Source_20_Text">]</text:span></text:p>
      <text:p text:style-name="P664"><text:span text:style-name="Source_20_Text"><text:span text:style-name="T834">TITLE=TITEL</text:span></text:span></text:p>
      <text:p text:style-name="Text_20_body"><text:span text:style-name="Source_20_Text"/></text:p>
      <text:p text:style-name="P665"><text:span text:style-name="Source_20_Text"><text:span text:style-name="T317">We use standard language codes. </text:span></text:span><text:span text:style-name="Source_20_Text"><text:span text:style-name="T333">See tables above.</text:span></text:span></text:p>
      <text:h text:style-name="Heading_20_4" text:outline-level="4"><text:bookmark-start text:name="__RefHeading___Toc37336_1225259457"/><text:span text:style-name="Source_20_Text"><text:span text:style-name="T105">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832">through cataloged</text:span></text:span></text:p>
      <text:p text:style-name="Text_20_body"><text:span text:style-name="Source_20_Text"/></text:p>
      <text:p text:style-name="P661"><text:span text:style-name="Source_20_Text"><text:span text:style-name="T313">Each OID (record syntax) can have its own program. HTML, for example, would need a different processor than plain text.</text:span></text:span></text:p>
      <text:p text:style-name="Text_20_body"><text:span text:style-name="Source_20_Text"><text:span text:style-name="T105"/></text:span></text:p>
      <text:p text:style-name="P663"><text:span text:style-name="Source_20_Text"><text:span text:style-name="T315">To, for example, have a plain text message converted to HTML (when HTML is requested) by some text2HTML program:</text:span></text:span></text:p>
      <text:p text:style-name="P663"><text:span text:style-name="Source_20_Text"/></text:p>
      <text:p text:style-name="P663"><text:span text:style-name="Source_20_Text"><text:span text:style-name="T613">[External/</text:span></text:span><text:span text:style-name="Source_20_Text"><text:span text:style-name="T463">1.2.840.10003.5.109.3</text:span></text:span><text:span text:style-name="Source_20_Text"><text:span text:style-name="T613">]</text:span></text:span></text:p>
      <text:p text:style-name="P663"><text:soft-page-break/><text:span text:style-name="Source_20_Text"><text:span text:style-name="T833">Field=text2HTML</text:span></text:span></text:p>
      <text:p text:style-name="P663"><text:span text:style-name="Source_20_Text"><text:span text:style-name="T105"/></text:span></text:p>
      <text:p text:style-name="P662"><text:span text:style-name="Source_20_Text"><text:span text:style-name="T315">Notice that w</text:span></text:span><text:span text:style-name="Source_20_Text"><text:span text:style-name="T314">e use OIDs rather than names</text:span></text:span></text:p>
      <text:p text:style-name="P662"><text:span text:style-name="Source_20_Text"><text:span text:style-name="T314"/></text:span></text:p>
      <text:p text:style-name="P662"><text:span text:style-name="Source_20_Text"><text:span text:style-name="T486"><text:s text:c="2"/>{UnimarcRecordSyntax, <text:s text:c="23"/>"1.2.840.10003.5.1"},</text:span></text:span></text:p>
      <text:p text:style-name="P662"><text:span text:style-name="Source_20_Text"><text:span text:style-name="T486"><text:s text:c="2"/>{IntermarcRecordSyntax, <text:s text:c="21"/>"1.2.840.10003.5.2"},</text:span></text:span></text:p>
      <text:p text:style-name="P662"><text:span text:style-name="Source_20_Text"><text:span text:style-name="T486"><text:s text:c="2"/>{CCFRecordSyntax, <text:s text:c="27"/>"1.2.840.10003.5.3"},</text:span></text:span></text:p>
      <text:p text:style-name="P662"><text:span text:style-name="Source_20_Text"><text:span text:style-name="T486"><text:s text:c="2"/>{USmarcRecordSyntax, <text:s text:c="24"/>"1.2.840.10003.5.10"},</text:span></text:span></text:p>
      <text:p text:style-name="P662"><text:span text:style-name="Source_20_Text"><text:span text:style-name="T486"><text:s text:c="2"/>{UKmarcRecordSyntax, <text:s text:c="24"/>"1.2.840.10003.5.11"},</text:span></text:span></text:p>
      <text:p text:style-name="P662"><text:span text:style-name="Source_20_Text"><text:span text:style-name="T486"><text:s text:c="2"/>{NormarcRecordSyntax, <text:s text:c="23"/>"1.2.840.10003.5.12"},</text:span></text:span></text:p>
      <text:p text:style-name="P662"><text:span text:style-name="Source_20_Text"><text:span text:style-name="T486"><text:s text:c="2"/>{LibrismarcRecordSyntax, <text:s text:c="20"/>"1.2.840.10003.5.13"},</text:span></text:span></text:p>
      <text:p text:style-name="P662"><text:span text:style-name="Source_20_Text"><text:span text:style-name="T486"><text:s text:c="2"/>{DanmarcRecordSyntax, <text:s text:c="23"/>"1.2.840.10003.5.14"},</text:span></text:span></text:p>
      <text:p text:style-name="P662"><text:span text:style-name="Source_20_Text"><text:span text:style-name="T486"><text:s text:c="2"/>{FinmarcRecordSyntax, <text:s text:c="23"/>"1.2.840.10003.5.15"},</text:span></text:span></text:p>
      <text:p text:style-name="P662"><text:span text:style-name="Source_20_Text"><text:span text:style-name="T486"><text:s text:c="2"/>{MABRecordSyntax, <text:s text:c="27"/>"1.2.840.10003.5.16"},</text:span></text:span></text:p>
      <text:p text:style-name="P662"><text:span text:style-name="Source_20_Text"><text:span text:style-name="T486"><text:s text:c="2"/>{CanmarcRecordSyntax, <text:s text:c="23"/>"1.2.840.10003.5.17"},</text:span></text:span></text:p>
      <text:p text:style-name="P662"><text:span text:style-name="Source_20_Text"><text:span text:style-name="T486"><text:s text:c="2"/>{SBNRecordSyntax, <text:s text:c="27"/>"1.2.840.10003.5.18"},</text:span></text:span></text:p>
      <text:p text:style-name="P662"><text:span text:style-name="Source_20_Text"><text:span text:style-name="T486"><text:s text:c="2"/>{PicamarcRecordSyntax, <text:s text:c="22"/>"1.2.840.10003.5.19"},</text:span></text:span></text:p>
      <text:p text:style-name="P662"><text:span text:style-name="Source_20_Text"><text:span text:style-name="T486"><text:s text:c="2"/>{AusmarcRecordSyntax, <text:s text:c="23"/>"1.2.840.10003.5.20"},</text:span></text:span></text:p>
      <text:p text:style-name="P662"><text:span text:style-name="Source_20_Text"><text:span text:style-name="T486"><text:s text:c="2"/>{IbermarcRecordSyntax, <text:s text:c="22"/>"1.2.840.10003.5.21"},</text:span></text:span></text:p>
      <text:p text:style-name="P662"><text:span text:style-name="Source_20_Text"><text:span text:style-name="T486"><text:s text:c="2"/>{CatmarcRecordSyntax, <text:s text:c="23"/>"1.2.840.10003.5.22"},</text:span></text:span></text:p>
      <text:p text:style-name="P662"><text:span text:style-name="Source_20_Text"><text:span text:style-name="T486"><text:s text:c="2"/>{MalmarcRecordSyntax, <text:s text:c="23"/>"1.2.840.10003.5.23"},</text:span></text:span></text:p>
      <text:p text:style-name="P662"><text:span text:style-name="Source_20_Text"><text:span text:style-name="T486"><text:s text:c="2"/>{ExplainRecordSyntax, <text:s text:c="23"/>"1.2.840.10003.5.100"},</text:span></text:span></text:p>
      <text:p text:style-name="P662"><text:span text:style-name="Source_20_Text"><text:span text:style-name="T486"><text:s text:c="2"/>{SUTRSRecordSyntax, <text:s text:c="25"/>"1.2.840.10003.5.101"},</text:span></text:span></text:p>
      <text:p text:style-name="P662"><text:span text:style-name="Source_20_Text"><text:span text:style-name="T486"><text:s text:c="2"/>{OPACRecordSyntax, <text:s text:c="26"/>"1.2.840.10003.5.102"},</text:span></text:span></text:p>
      <text:p text:style-name="P662"><text:span text:style-name="Source_20_Text"><text:span text:style-name="T486"><text:s text:c="2"/>{SummaryRecordSyntax, <text:s text:c="23"/>"1.2.840.10003.5.103"},</text:span></text:span></text:p>
      <text:p text:style-name="P662"><text:span text:style-name="Source_20_Text"><text:span text:style-name="T486"><text:s text:c="2"/>{GRS0RecordSyntax, <text:s text:c="26"/>"1.2.840.10003.5.104"},</text:span></text:span></text:p>
      <text:p text:style-name="P662"><text:span text:style-name="Source_20_Text"><text:span text:style-name="T486"><text:s text:c="2"/>{GRS1RecordSyntax, <text:s text:c="26"/>"1.2.840.10003.5.105"},</text:span></text:span></text:p>
      <text:p text:style-name="P662"><text:span text:style-name="Source_20_Text"><text:span text:style-name="T486"><text:s text:c="2"/>{ESTaskPackageRecordSyntax, <text:s text:c="17"/>"1.2.840.10003.5.106"},</text:span></text:span></text:p>
      <text:p text:style-name="P662"><text:span text:style-name="Source_20_Text"><text:span text:style-name="T486"><text:s text:c="2"/>{fragmentRecordSyntax, <text:s text:c="22"/>"1.2.840.10003.5.107"},</text:span></text:span></text:p>
      <text:p text:style-name="P662"><text:span text:style-name="Source_20_Text"><text:span text:style-name="T486"><text:s text:c="2"/>{PDFRecordSyntax, <text:s text:c="27"/>"1.2.840.10003.5.109.1"},</text:span></text:span></text:p>
      <text:p text:style-name="P662"><text:span text:style-name="Source_20_Text"><text:span text:style-name="T486"><text:s text:c="2"/>{postscriptRecordSyntax, <text:s text:c="20"/>"1.2.840.10003.5.109.2"},</text:span></text:span></text:p>
      <text:p text:style-name="P662"><text:span text:style-name="Source_20_Text"><text:span text:style-name="T486"><text:s text:c="2"/>{HtmlRecordSyntax, <text:s text:c="26"/>"1.2.840.10003.5.109.3"},</text:span></text:span></text:p>
      <text:p text:style-name="P662"><text:span text:style-name="Source_20_Text"><text:span text:style-name="T486"><text:s text:c="2"/>{TiffRecordSyntax, <text:s text:c="26"/>"1.2.840.10003.5.109.4"},</text:span></text:span></text:p>
      <text:p text:style-name="P662"><text:span text:style-name="Source_20_Text"><text:span text:style-name="T486"><text:s text:c="2"/>{jpegTDRecordSyntax, <text:s text:c="24"/>"1.2.840.10003.5.109.6"},</text:span></text:span></text:p>
      <text:p text:style-name="P662"><text:span text:style-name="Source_20_Text"><text:span text:style-name="T486"><text:s text:c="2"/>{pngRecordSyntax, <text:s text:c="27"/>"1.2.840.10003.5.109.7"},</text:span></text:span></text:p>
      <text:p text:style-name="P662"><text:span text:style-name="Source_20_Text"><text:span text:style-name="T486"><text:s text:c="2"/>{mpegRecordSyntax, <text:s text:c="26"/>"1.2.840.10003.5.109.8"},</text:span></text:span></text:p>
      <text:p text:style-name="P662"><text:span text:style-name="Source_20_Text"><text:span text:style-name="T486"><text:s text:c="2"/>{sgmlRecordSyntax, <text:s text:c="26"/>"1.2.840.10003.5.109.9"},</text:span></text:span></text:p>
      <text:p text:style-name="P662"><text:span text:style-name="Source_20_Text"><text:span text:style-name="T486"><text:s text:c="2"/>{XmlRecordSyntax, <text:s text:c="27"/>"1.2.840.10003.5.109.10"},</text:span></text:span></text:p>
      <text:p text:style-name="P662"><text:span text:style-name="Source_20_Text"><text:span text:style-name="T486"><text:s text:c="2"/>{applicationXMLRecordSyntax, <text:s text:c="16"/>"1.2.840.10003.5.109.11"},</text:span></text:span></text:p>
      <text:p text:style-name="P662"><text:span text:style-name="Source_20_Text"><text:span text:style-name="T486"><text:s text:c="2"/>{tiffBRecordSyntax, <text:s text:c="25"/>"1.2.840.10003.5.110.1"},</text:span></text:span></text:p>
      <text:p text:style-name="P662"><text:span text:style-name="Source_20_Text"><text:span text:style-name="T486"><text:s text:c="2"/>{wavRecordSyntax, <text:s text:c="27"/>"1.2.840.10003.5.110.2"},</text:span></text:span></text:p>
      <text:p text:style-name="P662"><text:span text:style-name="Source_20_Text"><text:span text:style-name="T486"><text:s text:c="2"/>{SQLRSRecordSyntax, <text:s text:c="25"/>"1.2.840.10003.5.111"},</text:span></text:span></text:p>
      <text:p text:style-name="P662"><text:span text:style-name="Source_20_Text"><text:span text:style-name="T486"><text:s text:c="2"/>{Latin1RecordSyntax, <text:s text:c="24"/>"1.2.840.10003.5.1000.3.1"},</text:span></text:span></text:p>
      <text:p text:style-name="P662"><text:span text:style-name="Source_20_Text"><text:span text:style-name="T486"><text:s text:c="2"/>{PostscriptRecordSyntax, <text:s text:c="20"/>"1.2.840.10003.5.1000.3.3"},</text:span></text:span></text:p>
      <text:p text:style-name="P662"><text:span text:style-name="Source_20_Text"><text:span text:style-name="T486"><text:s text:c="2"/>{CXFRecordSyntax, <text:s text:c="27"/>"1.2.840.10003.5.1000.6.2"},</text:span></text:span></text:p>
      <text:p text:style-name="P662"><text:span text:style-name="Source_20_Text"><text:span text:style-name="T486"><text:s text:c="2"/>{SgmlRecordSyntax, <text:s text:c="26"/>"1.2.840.10003.5.1000.34.2"},</text:span></text:span></text:p>
      <text:p text:style-name="P662"><text:span text:style-name="Source_20_Text"><text:span text:style-name="T486"><text:s text:c="2"/>{ADFRecordSyntax, <text:s text:c="27"/>"1.2.840.10003.5.1000.147.1"},</text:span></text:span></text:p>
      <text:p text:style-name="P662"><text:span text:style-name="Source_20_Text"><text:span text:style-name="T480"/></text:span></text:p>
      <text:p text:style-name="P662"><text:span text:style-name="Source_20_Text"><text:span text:style-name="T486"><text:s text:c="2"/>// Private Exensions</text:span></text:span></text:p>
      <text:p text:style-name="P662"><text:span text:style-name="Source_20_Text"><text:span text:style-name="T486"><text:s text:c="2"/>{DVBHtmlRecordSyntax, <text:s text:c="23"/>"1.2.840.10003.5.1000.34.3"}, // Private </text:span></text:span></text:p>
      <text:p text:style-name="P662"><text:span text:style-name="Source_20_Text"><text:span text:style-name="T486"><text:s text:c="2"/>{TextHighlightRecordSyntax, <text:s text:c="17"/>"1.2.840.10003.5.1000.34.4.1"}, // Private </text:span></text:span></text:p>
      <text:p text:style-name="P662"><text:span text:style-name="Source_20_Text"><text:span text:style-name="T486"><text:s text:c="2"/>{HTMLHighlightRecordSyntax, <text:s text:c="17"/>"1.2.840.10003.5.1000.34.4.2"}, // Private </text:span></text:span></text:p>
      <text:p text:style-name="P662"><text:span text:style-name="Source_20_Text"><text:span text:style-name="T486"><text:s text:c="2"/>{XMLHighlightRecordSyntax, <text:s text:c="18"/>"1.2.840.10003.5.1000.34.4.3"}, // Private</text:span></text:span></text:p>
      <text:h text:style-name="P819" text:outline-level="1"><text:bookmark-start text:name="__RefHeading___Toc38514_2465504647"/><text:soft-page-break/><text:span text:style-name="Source_20_Text"><text:span text:style-name="T334">System Administration</text:span></text:span><text:bookmark-end text:name="__RefHeading___Toc38514_2465504647"/></text:h>
      <text:h text:style-name="Heading_20_2" text:outline-level="2"><text:bookmark-start text:name="__RefHeading___Toc38516_2465504647"/><text:span text:style-name="Source_20_Text"><text:span text:style-name="T105">System wide installation</text:span></text:span><text:bookmark-end text:name="__RefHeading___Toc38516_2465504647"/></text:h>
      <text:p text:style-name="P686"><text:span text:style-name="Source_20_Text"><text:span text:style-name="T335">By default the engine expects its binaries and libraries to be installed in either the user accounts “ibadmin” or “asfadmin”. Alternative locations are in</text:span></text:span></text:p>
      <text:p text:style-name="P686"><text:span text:style-name="Source_20_Text"><text:span text:style-name="T474"><text:tab/>/opt/nonmonotonic/lib</text:span></text:span><text:span text:style-name="Source_20_Text"><text:span text:style-name="T301"> </text:span></text:span></text:p>
      <text:p text:style-name="P686"><text:span text:style-name="Source_20_Text"><text:span text:style-name="T474"><text:tab/>/var/opt/nonmonotonic/ib</text:span></text:span></text:p>
      <text:p text:style-name="P686"><text:span text:style-name="Source_20_Text"><text:span text:style-name="T474"/></text:span></text:p>
      <text:p text:style-name="P688"><text:span text:style-name="T605">Note</text:span><text:span text:style-name="T139">: If the software has NOT been installed in /opt/nonmonotonic please confirm that you have created either a user "asfadmin" (if you are running ASF) or "ibadmin" </text:span><text:span text:style-name="Source_20_Text"><text:span text:style-name="T139">whose HOME directory points to where the software has been installed.</text:span></text:span></text:p>
      <text:h text:style-name="Heading_20_4" text:outline-level="4"><text:bookmark-start text:name="__RefHeading___Toc38518_2465504647"/><text:span text:style-name="Source_20_Text"><text:span text:style-name="T105">User “</text:span></text:span><text:span text:style-name="Source_20_Text"><text:span text:style-name="T455">ibadmin</text:span></text:span><text:span text:style-name="Source_20_Text"><text:span text:style-name="T105">” </text:span></text:span><text:span text:style-name="Source_20_Text"><text:span text:style-name="T338">(or “asfadmin”)</text:span></text:span><text:bookmark-end text:name="__RefHeading___Toc38518_2465504647"/></text:h>
      <text:p text:style-name="P687"><text:span text:style-name="Source_20_Text"><text:span text:style-name="T337">It is common best practice</text:span></text:span><text:span text:style-name="Source_20_Text"><text:span text:style-name="T336"> t</text:span></text:span><text:span text:style-name="Source_20_Text"><text:span text:style-name="T337">o </text:span></text:span><text:span text:style-name="Source_20_Text"><text:span text:style-name="T336">creat</text:span></text:span><text:span text:style-name="Source_20_Text"><text:span text:style-name="T337">e </text:span></text:span><text:span text:style-name="Source_20_Text"><text:span text:style-name="T336">an account to run a daemon, service, or other system software. Technically, it makes no difference </text:span></text:span><text:span text:style-name="Source_20_Text"><text:span text:style-name="T338">if the software is installed as a special user or in a standard global location.</text:span></text:span><text:span text:style-name="Source_20_Text"><text:span text:style-name="T336"> </text:span></text:span><text:span text:style-name="Source_20_Text"><text:span text:style-name="T338">T</text:span></text:span><text:span text:style-name="Source_20_Text"><text:span text:style-name="T336">here are, </text:span></text:span><text:span text:style-name="Source_20_Text"><text:span text:style-name="T338">however,</text:span></text:span><text:span text:style-name="Source_20_Text"><text:span text:style-name="T336"> long term benefits in keeping user and software accounts in separate parts of the numeric space. </text:span></text:span><text:span text:style-name="Source_20_Text"><text:span text:style-name="T338">Since some indexes </text:span></text:span><text:span text:style-name="Source_20_Text"><text:span text:style-name="T336"><text:s/>depend on access to files and the right to execute them, <text:s/>this is </text:span></text:span><text:span text:style-name="Source_20_Text"><text:span text:style-name="T338">best</text:span></text:span><text:span text:style-name="Source_20_Text"><text:span text:style-name="T336"> managed through user accounts.</text:span></text:span></text:p>
      <text:p text:style-name="P687"><text:span text:style-name="Source_20_Text"><text:span text:style-name="T336"/></text:span></text:p>
      <text:p text:style-name="P687"><text:span text:style-name="Source_20_Text"><text:span text:style-name="T336">In Ubuntu Linux you can create this account by: </text:span></text:span><text:span text:style-name="Source_20_Text"><text:span text:style-name="T650">$ sudo adduser ibadmin</text:span></text:span></text:p>
      <text:p text:style-name="P687"><text:span text:style-name="Source_20_Text"><text:span text:style-name="T112"/></text:span></text:p>
      <text:h text:style-name="Heading_20_4" text:outline-level="4"><text:bookmark-start text:name="__RefHeading___Toc38619_260855111"/><text:span text:style-name="Source_20_Text"><text:span text:style-name="T105">Enhanced Security</text:span></text:span><text:bookmark-end text:name="__RefHeading___Toc38619_260855111"/></text:h>
      <text:p text:style-name="P689"><text:span text:style-name="Source_20_Text"><text:span text:style-name="T652">Chroot</text:span></text:span></text:p>
      <text:p text:style-name="P689"><text:span text:style-name="Source_20_Text"><text:span text:style-name="T651">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689"><text:span text:style-name="Source_20_Text"><text:span text:style-name="T651"/></text:span></text:p>
      <text:p text:style-name="P689"><text:span text:style-name="Source_20_Text"><text:span text:style-name="T651">To have a functional chroot environment in Linux, the kernel virtual file systems and configuration files also have to be mounted/copied from host to chroot.</text:span></text:span></text:p>
      <text:p text:style-name="P689"><text:span text:style-name="Source_20_Text"><text:span text:style-name="T651"/></text:span></text:p>
      <text:p text:style-name="P689"><text:span text:style-name="Source_20_Text"><text:span text:style-name="T651"># Mount Kernel Virtual File Systems</text:span></text:span></text:p>
      <text:p text:style-name="P689"><text:span text:style-name="Source_20_Text"><text:span text:style-name="T651">TARGETDIR="/mnt/chroot"</text:span></text:span></text:p>
      <text:p text:style-name="P689"><text:span text:style-name="Source_20_Text"><text:span text:style-name="T651">mount -t proc proc $TARGETDIR/proc</text:span></text:span></text:p>
      <text:p text:style-name="P689"><text:span text:style-name="Source_20_Text"><text:span text:style-name="T651">mount -t sysfs sysfs $TARGETDIR/sys</text:span></text:span></text:p>
      <text:p text:style-name="P689"><text:span text:style-name="Source_20_Text"><text:span text:style-name="T651">mount -t devtmpfs devtmpfs $TARGETDIR/dev</text:span></text:span></text:p>
      <text:p text:style-name="P689"><text:span text:style-name="Source_20_Text"><text:span text:style-name="T651">mount -t tmpfs tmpfs $TARGETDIR/dev/shm</text:span></text:span></text:p>
      <text:p text:style-name="P689"><text:span text:style-name="Source_20_Text"><text:span text:style-name="T651">mount -t devpts devpts $TARGETDIR/dev/pts</text:span></text:span></text:p>
      <text:p text:style-name="P689"><text:span text:style-name="Source_20_Text"><text:span text:style-name="T651"/></text:span></text:p>
      <text:p text:style-name="P689"><text:span text:style-name="Source_20_Text"><text:span text:style-name="T651"># Copy /etc/hosts</text:span></text:span></text:p>
      <text:p text:style-name="P689"><text:soft-page-break/><text:span text:style-name="Source_20_Text"><text:span text:style-name="T651">/bin/cp -f /etc/hosts $TARGETDIR/etc/</text:span></text:span></text:p>
      <text:p text:style-name="P689"><text:span text:style-name="Source_20_Text"><text:span text:style-name="T651"/></text:span></text:p>
      <text:p text:style-name="P689"><text:span text:style-name="Source_20_Text"><text:span text:style-name="T651"># Copy /etc/resolv.conf </text:span></text:span></text:p>
      <text:p text:style-name="P689"><text:span text:style-name="Source_20_Text"><text:span text:style-name="T651">/bin/cp -f /etc/resolv.conf $TARGETDIR/etc/resolv.conf</text:span></text:span></text:p>
      <text:p text:style-name="P689"><text:span text:style-name="Source_20_Text"><text:span text:style-name="T651"/></text:span></text:p>
      <text:p text:style-name="P689"><text:span text:style-name="Source_20_Text"><text:span text:style-name="T651"># Link /etc/mtab</text:span></text:span></text:p>
      <text:p text:style-name="P689"><text:span text:style-name="Source_20_Text"><text:span text:style-name="T651">chroot $TARGETDIR rm /etc/mtab 2&gt; /dev/null </text:span></text:span></text:p>
      <text:p text:style-name="P689"><text:span text:style-name="Source_20_Text"><text:span text:style-name="T651">chroot $TARGETDIR ln -s /proc/mounts /etc/mtab</text:span></text:span></text:p>
      <text:h text:style-name="Heading_20_4" text:outline-level="4"><text:bookmark-start text:name="__RefHeading___Toc38621_260855111"/><text:span text:style-name="Source_20_Text"><text:span text:style-name="T105">Containers</text:span></text:span><text:bookmark-end text:name="__RefHeading___Toc38621_260855111"/></text:h>
      <text:p text:style-name="P689"><text:span text:style-name="Source_20_Text"><text:span text:style-name="T340">Solaris Zones and Docker Containers. Containers enable developers to easily pack, ship, and run any application as a lightweight, portable, self-sufficient packages which can run virtually anywhere. </text:span></text:span></text:p>
      <text:p text:style-name="P689"><text:span text:style-name="Source_20_Text"><text:span text:style-name="T340"/></text:span></text:p>
      <text:p text:style-name="P689"><text:span text:style-name="Source_20_Text"><text:span text:style-name="T651"/></text:span></text:p>
      <text:p text:style-name="P683"><text:span text:style-name="Source_20_Text"><text:span text:style-name="T334">TO BE CONTINUED</text:span></text:span></text:p>
      <text:h text:style-name="P820" text:outline-level="1"><text:bookmark-start text:name="__RefHeading___Toc20923_3285073552"/><text:span text:style-name="Source_20_Text"><text:span text:style-name="T281">Engine Tuning</text:span></text:span><text:bookmark-end text:name="__RefHeading___Toc20923_3285073552"/></text:h>
      <text:p text:style-name="P681"><text:span text:style-name="Source_20_Text"><text:span text:style-name="T877">To be written.</text:span></text:span></text:p>
      <text:h text:style-name="Heading_20_1" text:outline-level="1"><text:bookmark-start text:name="__RefHeading___Toc20925_3285073552"/><text:span text:style-name="Source_20_Text"><text:span text:style-name="T105">C++ API</text:span></text:span><text:bookmark-end text:name="__RefHeading___Toc20925_3285073552"/></text:h>
      <text:p text:style-name="Text_20_body">Although the <text:span text:style-name="T734">re-Isearch</text:span> engine is written in <text:span text:style-name="T734">a subset of</text:span> C++ one generally does not— except for callbacks and ranking algorithms where ultimate execution speed are demanded— develop applications in <text:span text:style-name="T734">c or </text:span>C++ but typically one of the script languages</text:p>
      <text:list text:style-name="L39">
        <text:list-item>
          <text:p text:style-name="P957">Python</text:p>
        </text:list-item>
        <text:list-item>
          <text:p text:style-name="P957">Tcl</text:p>
        </text:list-item>
        <text:list-item>
          <text:p text:style-name="P957">Perl</text:p>
        </text:list-item>
        <text:list-item>
          <text:p text:style-name="P957">Ruby</text:p>
        </text:list-item>
        <text:list-item>
          <text:p text:style-name="P957">Java</text:p>
        </text:list-item>
        <text:list-item>
          <text:p text:style-name="P956">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735">For example in Python:</text:span></text:p>
      <text:p text:style-name="P324">import sys</text:p>
      <text:p text:style-name="P324">import string</text:p>
      <text:p text:style-name="P324">from <text:span text:style-name="T763">Isearch</text:span> import *</text:p>
      <text:p text:style-name="P324"/>
      <text:p text:style-name="P324">query='chain test OR'</text:p>
      <text:p text:style-name="P324"/>
      <text:p text:style-name="P324">Db="WEB";</text:p>
      <text:p text:style-name="P324">pdb = VIDB(Db);</text:p>
      <text:p text:style-name="P324">print "This is Py<text:span text:style-name="T764">ISearch </text:span>version %s/%s" % (string.split(sys.version)[0], pdb.GetVersionID());</text:p>
      <text:p text:style-name="P324">print "Copyright (c) 1999 Basis Systeme netzwerk/Munich";</text:p>
      <text:p text:style-name="P324"><text:soft-page-break/>if not pdb.IsDbCompatible():</text:p>
      <text:p text:style-name="P324"><text:s text:c="2"/>raise ValueError, "The specified database '%s' is not compatible with this version. Re-index!" % `Db`</text:p>
      <text:p text:style-name="P324">elements = pdb.GetTotalRecords();</text:p>
      <text:p text:style-name="P324">print "Database ", Db, " has ", elements, " elements";</text:p>
      <text:p text:style-name="P324">total = 10;</text:p>
      <text:p text:style-name="P324">if elements &gt; 0:</text:p>
      <text:p text:style-name="P324"><text:s text:c="8"/>rset = pdb.VSearchRpn(query, ByScore, 300, total); # RPN Query</text:p>
      <text:p text:style-name="P759"/>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24">// Search Statistics</text:p>
      <text:p text:style-name="P324">class IDB_STATS {</text:p>
      <text:p text:style-name="P324">public:</text:p>
      <text:p text:style-name="P324"><text:s text:c="2"/>IDB_STATS();</text:p>
      <text:p text:style-name="P324"><text:s text:c="2"/>~IDB_STATS();</text:p>
      <text:p text:style-name="P324"><text:s text:c="2"/>void SetHits(size_t nHits);</text:p>
      <text:p text:style-name="P324"><text:s text:c="2"/>void SetTotal(size_t nTotal);</text:p>
      <text:p text:style-name="P324"><text:s text:c="2"/>size_t GetTotal() const;</text:p>
      <text:p text:style-name="P324"><text:s text:c="2"/>size_t GetHits() const;</text:p>
      <text:p text:style-name="P324"><text:s text:c="2"/>void <text:s text:c="2"/>Clear();</text:p>
      <text:p text:style-name="P324"><text:s text:c="2"/>void <text:s text:c="2"/>SetName(const STRING newName);</text:p>
      <text:p text:style-name="P324"><text:s text:c="2"/>STRING GetName() const;</text:p>
      <text:p text:style-name="P324">};</text:p>
      <text:p text:style-name="P324"/>
      <text:p text:style-name="P324">class VIDB_STATS {</text:p>
      <text:p text:style-name="P324">public:</text:p>
      <text:p text:style-name="P324"><text:s text:c="2"/>VIDB_STATS();</text:p>
      <text:p text:style-name="P324"><text:s text:c="2"/>~VIDB_STATS();</text:p>
      <text:p text:style-name="P324"><text:s text:c="2"/>void Clear();</text:p>
      <text:p text:style-name="P324"><text:s text:c="2"/>IDB_STATS operator[](size_t n) const;</text:p>
      <text:p text:style-name="P324"><text:s text:c="2"/>void SetTotal(size_t i, size_t total);</text:p>
      <text:p text:style-name="P324"><text:s text:c="2"/>void SetHits(size_t i, size_t total);</text:p>
      <text:p text:style-name="P324"><text:s text:c="2"/>void SetName(size_t i, const STRING Name);</text:p>
      <text:p text:style-name="P324">};</text:p>
      <text:p text:style-name="P324"/>
      <text:p text:style-name="P324">class IDBOBJ {</text:p>
      <text:p text:style-name="P324">public:</text:p>
      <text:p text:style-name="P324"><text:s text:c="2"/>IDBOBJ();</text:p>
      <text:p text:style-name="P324"><text:s text:c="2"/>~IDBOBJ();</text:p>
      <text:p text:style-name="P324"/>
      <text:p text:style-name="P324"><text:s text:c="2"/>bool getUseRelativePaths() const;</text:p>
      <text:p text:style-name="P324"><text:s text:c="2"/>bool setUseRelativePaths(bool val=1);</text:p>
      <text:p text:style-name="P324"/>
      <text:p text:style-name="P324"><text:s text:c="2"/>STRING RelativizePathname(const STRING Path) const;</text:p>
      <text:p text:style-name="P324"><text:s text:c="2"/>STRING ResolvePathname(const STRING Path) const;</text:p>
      <text:p text:style-name="P324">};</text:p>
      <text:p text:style-name="P759"/>
      <text:p text:style-name="P682">TO BE CONTINUED</text:p>
      <text:h text:style-name="P851" text:outline-level="2"><text:bookmark-start text:name="__RefHeading___Toc404100_369161023411"/><text:span text:style-name="Source_20_Text"><text:span text:style-name="T393">IDB Class</text:span></text:span><text:bookmark-end text:name="__RefHeading___Toc404100_369161023411"/></text:h>
      <text:p text:style-name="P795"><text:span text:style-name="Source_20_Text"><text:span text:style-name="T394">This is the class where we create or open an index. In</text:span></text:span><text:span text:style-name="Source_20_Text"><text:span text:style-name="T395"> its simplist creator:</text:span></text:span></text:p>
      <text:p text:style-name="P795"><text:span text:style-name="Source_20_Text"><text:span text:style-name="T395"><text:s text:c="2"/>IDB(const STRING&amp; DBName. bool SearchOnly = false);</text:span></text:span></text:p>
      <text:p text:style-name="P795"><text:span text:style-name="Source_20_Text"><text:span text:style-name="T394"/></text:span></text:p>
      <text:p text:style-name="P796"><text:span text:style-name="Source_20_Text"><text:span text:style-name="T395">Example:</text:span></text:span></text:p>
      <text:p text:style-name="P796"><text:span text:style-name="Source_20_Text"><text:span text:style-name="T395"/></text:span></text:p>
      <text:p text:style-name="P796"><text:soft-page-break/><text:span text:style-name="Source_20_Text"><text:span text:style-name="T395">IDB *pdb = new IDB(“/tmp/Web”);</text:span></text:span></text:p>
      <text:p text:style-name="P796"><text:span text:style-name="Source_20_Text"><text:span text:style-name="T395"/></text:span></text:p>
      <text:p text:style-name="P796"><text:span text:style-name="Source_20_Text"><text:span text:style-name="T396">This will open, resp. create if not existing, an index in </text:span></text:span><text:span text:style-name="Source_20_Text"><text:span text:style-name="T302">/tmp. </text:span></text:span><text:span text:style-name="Source_20_Text"><text:span text:style-name="T238">Class IDB can be used for both indexing and searching.</text:span></text:span></text:p>
      <text:p text:style-name="P796"><text:span text:style-name="Source_20_Text"><text:span text:style-name="T396"/></text:span></text:p>
      <text:p text:style-name="P797"><text:span text:style-name="Source_20_Text"><text:span text:style-name="T397">If we were just searching and wanted to support also </text:span></text:span><text:a xlink:type="simple" xlink:href="#9.1.1.1.Virtualization/Shards/Clusters|outline" text:style-name="Internet_20_link" text:visited-style-name="Visited_20_Internet_20_Link"><text:span text:style-name="Source_20_Text"><text:span text:style-name="T397">virtual databases</text:span></text:span></text:a><text:span text:style-name="Source_20_Text"><text:span text:style-name="T397"> </text:span></text:span><text:span text:style-name="Source_20_Text"><text:span text:style-name="T398">we instead use the class VIDB. </text:span></text:span><text:span text:style-name="Source_20_Text"><text:span text:style-name="T399">In its simplist creator:</text:span></text:span></text:p>
      <text:p text:style-name="P797"><text:span text:style-name="Source_20_Text"><text:span text:style-name="T399"><text:s text:c="2"/>VIDB(const STRING&amp; DBName);</text:span></text:span></text:p>
      <text:p text:style-name="P797"><text:span text:style-name="Source_20_Text"><text:span text:style-name="T398"/></text:span></text:p>
      <text:p text:style-name="P798"><text:span text:style-name="Source_20_Text"><text:span text:style-name="T400">A number of class instances to manage many of the other files that contain information in the database are managed through the IDB class. In particular: </text:span></text:span></text:p>
      <text:list text:style-name="L40">
        <text:list-item>
          <text:p text:style-name="P958"><text:span text:style-name="Source_20_Text"><text:span text:style-name="T404">the main index: MainIndex, class INDEX</text:span></text:span></text:p>
        </text:list-item>
        <text:list-item>
          <text:p text:style-name="P958"><text:span text:style-name="Source_20_Text"><text:span text:style-name="T403">the field data: MainDfdt, class DFDT</text:span></text:span></text:p>
        </text:list-item>
        <text:list-item>
          <text:p text:style-name="P958"><text:span text:style-name="Source_20_Text"><text:span text:style-name="T400">the doctype registry: <text:s/>DocTypeReg, </text:span></text:span><text:span text:style-name="Source_20_Text"><text:span text:style-name="T401">class DTREG</text:span></text:span></text:p>
        </text:list-item>
        <text:list-item>
          <text:p text:style-name="P958"><text:span text:style-name="Source_20_Text"><text:span text:style-name="T401">the options registry: <text:s/>MainRegistry. <text:s/></text:span></text:span><text:span text:style-name="Source_20_Text"><text:span text:style-name="T402">Class REGISTRY</text:span></text:span></text:p>
        </text:list-item>
        <text:list-item>
          <text:p text:style-name="P958"><text:span text:style-name="Source_20_Text"><text:span text:style-name="T401">metadata defaults: MetaDefaults, Class METADATA</text:span></text:span></text:p>
        </text:list-item>
      </text:list>
      <text:p text:style-name="P798"><text:span text:style-name="Source_20_Text"><text:span text:style-name="T401"/></text:span></text:p>
      <text:p text:style-name="P798"><text:span text:style-name="Source_20_Text"><text:span text:style-name="T400"/></text:span></text:p>
      <text:p text:style-name="P798"><text:span text:style-name="Source_20_Text"><text:span text:style-name="T400"/></text:span></text:p>
      <text:p text:style-name="P797"><text:span text:style-name="Source_20_Text"><text:span text:style-name="T398"/></text:span></text:p>
      <text:h text:style-name="Heading_20_2" text:outline-level="2"><text:bookmark-start text:name="__RefHeading___Toc404100_36916102341"/><text:span text:style-name="Source_20_Text"><text:span text:style-name="T105">Result sets</text:span></text:span><text:bookmark-end text:name="__RefHeading___Toc404100_36916102341"/></text:h>
      <text:p text:style-name="P789"><text:span text:style-name="Source_20_Text"><text:span text:style-name="T382">The engine has two classes for result sets: RSET and IRSET. IRSET is lighter weight and faster. It is what search returns.</text:span></text:span></text:p>
      <text:p text:style-name="P789"><text:span text:style-name="Source_20_Text"><text:span text:style-name="T382"/></text:span></text:p>
      <text:p text:style-name="P790"><text:span text:style-name="Source_20_Text"><text:span text:style-name="T382">IRSET: At its core is an array of IRESULT objects </text:span></text:span><text:span text:style-name="Source_20_Text"><text:span text:style-name="T392">and a pointer to the IDB class parent.</text:span></text:span></text:p>
      <text:p text:style-name="P791"><text:span text:style-name="Source_20_Text"><text:span text:style-name="T382"><text:s text:c="2"/></text:span></text:span><text:span text:style-name="Source_20_Text"><text:span text:style-name="T383">IRESULT: </text:span></text:span><text:span text:style-name="Source_20_Text"><text:span text:style-name="T382"><text:s/><text:tab/>The data in these are </text:span></text:span><text:span text:style-name="Source_20_Text"><text:span text:style-name="T384">a number of ints, a few double ints, date (in tern a few ints), <text:s/>a class of</text:span></text:span></text:p>
      <text:p text:style-name="P791"><text:span text:style-name="Source_20_Text"><text:span text:style-name="T384"><text:s text:c="21"/><text:tab/>linked objects to hit addresses (each 2 long ints). </text:span></text:span></text:p>
      <text:p text:style-name="P793"><text:span text:style-name="Source_20_Text"><text:span text:style-name="T387">Operations like AND, OR (all the binary and unary operations), </text:span></text:span><text:span text:style-name="Source_20_Text"><text:span text:style-name="T389">sorting etc.</text:span></text:span><text:span text:style-name="Source_20_Text"><text:span text:style-name="T387"> act on IRSETs. </text:span></text:span></text:p>
      <text:p text:style-name="P789"><text:span text:style-name="Source_20_Text"><text:span text:style-name="T382"/></text:span></text:p>
      <text:p text:style-name="P789"><text:span text:style-name="Source_20_Text"><text:span text:style-name="T382">RSET: At its core is an array of RESULT objects.</text:span></text:span></text:p>
      <text:p text:style-name="P789"><text:span text:style-name="Source_20_Text"><text:span text:style-name="T382"><text:s text:c="2"/></text:span></text:span><text:span text:style-name="Source_20_Text"><text:span text:style-name="T385">RESULT:<text:tab/>The data here </text:span></text:span><text:span text:style-name="Source_20_Text"><text:span text:style-name="T386">has been resolved to get things like paths, dates, etc. and are not tied to the search</text:span></text:span></text:p>
      <text:p text:style-name="P789"><text:span text:style-name="Source_20_Text"><text:span text:style-name="T386"><text:tab/><text:tab/>or database classes.</text:span></text:span></text:p>
      <text:p text:style-name="P789"><text:span text:style-name="Source_20_Text"><text:span text:style-name="T386"/></text:span></text:p>
      <text:p text:style-name="P792"><text:span text:style-name="Source_20_Text"><text:span text:style-name="T386">When we search </text:span></text:span><text:span text:style-name="Source_20_Text"><text:span text:style-name="T387">and want to present </text:span></text:span><text:span text:style-name="Source_20_Text"><text:span text:style-name="T388">we must resolve IRSETs into RSETs. Generally we don’t resolve the entire IRSET but only the parts we immediately want such as for a result page.</text:span></text:span></text:p>
      <text:p text:style-name="P792"><text:span text:style-name="Source_20_Text"><text:span text:style-name="T388"/></text:span></text:p>
      <text:p text:style-name="P794"><text:span text:style-name="Source_20_Text"><text:span text:style-name="T390">One of the IRSET methods for this is</text:span></text:span><text:span text:style-name="Source_20_Text"><text:span text:style-name="T388"> GetRset(size_t Start, size_t End). </text:span></text:span><text:span text:style-name="Source_20_Text"><text:span text:style-name="T390">It returns a pointer to a ready to use RSET. </text:span></text:span><text:span text:style-name="Source_20_Text"><text:span text:style-name="T391">The other method is Fill(size_t Start, size_t End = 0, RSET *set = NULL) </text:span></text:span></text:p>
      <text:p text:style-name="P789"><text:span text:style-name="Source_20_Text"/></text:p>
      <text:h text:style-name="P852" text:outline-level="2"><text:bookmark-start text:name="__RefHeading___Toc404100_3691610234"/>Joining Result sets<text:bookmark-end text:name="__RefHeading___Toc404100_3691610234"/></text:h>
      <text:p text:style-name="P481">We have two indexes and run searches on each and want to “somehow” connect the two using common keys:</text:p>
      <text:p text:style-name="P471"/>
      <text:p text:style-name="P471"><text:span text:style-name="T943">In the query language e</text:span>e support 3 variantions to join two result sets:</text:p>
      <table:table table:name="Table36" table:style-name="Table36">
        <table:table-column table:style-name="Table36.A"/>
        <table:table-column table:style-name="Table36.B"/>
        <text:soft-page-break/>
        <table:table-row>
          <table:table-cell table:style-name="Table36.A1" office:value-type="string">
            <text:p text:style-name="P334">JOIN</text:p>
          </table:table-cell>
          <table:table-cell table:style-name="Table36.B1" office:value-type="string">
            <text:p text:style-name="P334"><text:span text:style-name="T95">J</text:span>oin, <text:span text:style-name="T95">a set containing elements shared (common record keys) between both sets.</text:span></text:p>
          </table:table-cell>
        </table:table-row>
        <table:table-row>
          <table:table-cell table:style-name="Table36.A2" office:value-type="string">
            <text:p text:style-name="P334">JOINL</text:p>
          </table:table-cell>
          <table:table-cell table:style-name="Table36.B2" office:value-type="string">
            <text:p text:style-name="P334">Join left, <text:span text:style-name="T95">a set containing those on the right PLUS those on the left with common keys</text:span></text:p>
          </table:table-cell>
        </table:table-row>
        <table:table-row>
          <table:table-cell table:style-name="Table36.A2" office:value-type="string">
            <text:p text:style-name="P334">JOINR</text:p>
          </table:table-cell>
          <table:table-cell table:style-name="Table36.B2" office:value-type="string">
            <text:p text:style-name="P334">Join right, <text:span text:style-name="T95">a set containing those of the left PLUS those on the right with common keys</text:span></text:p>
          </table:table-cell>
        </table:table-row>
      </table:table>
      <text:p text:style-name="P477"/>
      <text:p text:style-name="P482">On the level of the API we have <text:span text:style-name="T944">a single method</text:span>: <text:span text:style-name="T944">Join.</text:span></text:p>
      <text:p text:style-name="P482"><text:s text:c="3"/>OPOBJ *Join (const OPOBJ&amp; OtherIrset);</text:p>
      <text:p text:style-name="P482"><text:s text:c="3"/>OPOBJ *Join (OPOBJ *OtherIrset);</text:p>
      <text:p text:style-name="P482"/>
      <text:p text:style-name="P482">case OperatorJoinR:</text:p>
      <text:p text:style-name="P482"><text:s text:c="22"/>// Like AND but NOT symetric</text:p>
      <text:p text:style-name="P482"><text:s text:c="22"/>{ POPOBJ Op = Op1; Op1 = Op2; Op2 = Op; }</text:p>
      <text:p text:style-name="P482">case OperatorJoinL:</text:p>
      <text:p text:style-name="P482"><text:s text:c="22"/>// Like AND but NOT symetric </text:p>
      <text:p text:style-name="P482"><text:s text:c="22"/>Stack &lt;&lt; (Op1-&gt;Join (*Op2));</text:p>
      <text:p text:style-name="P482"><text:s text:c="22"/>break;</text:p>
      <text:p text:style-name="P476"/>
      <text:p text:style-name="P483">The work for Join is done in the method:</text:p>
      <text:p text:style-name="P483">OPOBJ *atomicIRSET::Join (const OPOBJ&amp; OtherIrset)</text:p>
      <text:p text:style-name="P476"/>
      <text:p text:style-name="P231"><text:span text:style-name="T679">We don’t support arbitary elements at search time for the key to use for joins but use the record key</text:span><text:span text:style-name="T682">s</text:span><text:span text:style-name="T679"> which w</text:span><text:span text:style-name="T682">ere</text:span><text:span text:style-name="T679"> defined </text:span><text:span text:style-name="T681">(or created)</text:span><text:span text:style-name="T679"> at index time </text:span><text:span text:style-name="T696">as that demands RSETs while the result of a search is, at first, IRSETs (which are much faster and lighter weight).</text:span></text:p>
      <text:p text:style-name="P479"/>
      <text:p text:style-name="P231"><text:span text:style-name="T696">For an example l</text:span><text:span text:style-name="T693">et’s look at the following</text:span><text:span text:style-name="T692">:</text:span><text:span text:style-name="T683"> </text:span></text:p>
      <text:p text:style-name="P476"/>
      <text:p text:style-name="P780"><text:span text:style-name="Source_20_Text"><text:span text:style-name="T657">from </text:span></text:span><text:span text:style-name="Source_20_Text"><text:span text:style-name="T654">index1:</text:span></text:span></text:p>
      <text:p text:style-name="P267"><text:span text:style-name="Source_20_Text"><text:span text:style-name="T653">&lt;document&gt;</text:span></text:span></text:p>
      <text:p text:style-name="P267"><text:span text:style-name="Source_20_Text"><text:span text:style-name="T653"><text:s/>&lt;</text:span></text:span><text:span text:style-name="Source_20_Text"><text:span text:style-name="T654">name&gt;</text:span></text:span><text:span text:style-name="Source_20_Text"><text:span text:style-name="T653">"</text:span></text:span><text:span text:style-name="Source_20_Text"><text:span text:style-name="T654">Edward Zimmermann&lt;/name&gt;</text:span></text:span></text:p>
      <text:p text:style-name="P267"><text:span text:style-name="Source_20_Text"><text:span text:style-name="T654"><text:s/>&lt;</text:span></text:span><text:span text:style-name="Source_20_Text"><text:span text:style-name="T656">org&gt;Nonmonotonic Networks&lt;/org&gt;</text:span></text:span></text:p>
      <text:p text:style-name="P267"><text:span text:style-name="Source_20_Text"><text:span text:style-name="T653">...</text:span></text:span></text:p>
      <text:p text:style-name="P267"/>
      <text:p text:style-name="P267"><text:span text:style-name="Source_20_Text"><text:span text:style-name="T657">from </text:span></text:span><text:span text:style-name="Source_20_Text"><text:span text:style-name="T655">index2:</text:span></text:span></text:p>
      <text:p text:style-name="P267"><text:span text:style-name="Source_20_Text"><text:span text:style-name="T655"/></text:span></text:p>
      <text:p text:style-name="P267"><text:span text:style-name="Source_20_Text"><text:span text:style-name="T653">&lt;document&gt;</text:span></text:span></text:p>
      <text:p text:style-name="P267"><text:span text:style-name="Source_20_Text"><text:span text:style-name="T658"><text:s/>&lt;</text:span></text:span><text:span text:style-name="Source_20_Text"><text:span text:style-name="T659">name</text:span></text:span><text:span text:style-name="Source_20_Text"><text:span text:style-name="T654">&gt;Nonmonotonic&lt;</text:span></text:span><text:span text:style-name="Source_20_Text"><text:span text:style-name="T656">name</text:span></text:span><text:span text:style-name="Source_20_Text"><text:span text:style-name="T653">/&gt;</text:span></text:span></text:p>
      <text:p text:style-name="P267"><text:span text:style-name="Source_20_Text"><text:span text:style-name="T653"><text:s text:c="2"/>&lt;</text:span></text:span><text:span text:style-name="Source_20_Text"><text:span text:style-name="T656">field&gt;machine learning&lt;/field&gt;</text:span></text:span></text:p>
      <text:p text:style-name="P222"><text:span text:style-name="Source_20_Text"><text:span text:style-name="T661">…</text:span></text:span></text:p>
      <text:p text:style-name="P222"><text:span text:style-name="Source_20_Text"><text:span text:style-name="T661"/></text:span></text:p>
      <text:p text:style-name="P222"><text:span text:style-name="Source_20_Text"><text:span text:style-name="T661"/></text:span></text:p>
      <text:p text:style-name="P222"><text:span text:style-name="Source_20_Text"><text:span text:style-name="T661">// </text:span></text:span><text:span text:style-name="Source_20_Text"><text:span text:style-name="T662">Open the two indexes</text:span></text:span></text:p>
      <text:p text:style-name="P222"><text:span text:style-name="Source_20_Text"><text:span text:style-name="T661">IDB *pdb</text:span></text:span><text:span text:style-name="Source_20_Text"><text:span text:style-name="T662">1</text:span></text:span><text:span text:style-name="Source_20_Text"><text:span text:style-name="T661"> = new IDB (“</text:span></text:span><text:span text:style-name="Source_20_Text"><text:span text:style-name="T662">Index1”</text:span></text:span><text:span text:style-name="Source_20_Text"><text:span text:style-name="T667">)</text:span></text:span><text:span text:style-name="Source_20_Text"><text:span text:style-name="T661">;</text:span></text:span></text:p>
      <text:p text:style-name="P223"><text:span text:style-name="Source_20_Text"><text:span text:style-name="T662">IDB *pdb2 = </text:span></text:span><text:span text:style-name="Source_20_Text"><text:span text:style-name="T661"><text:s/>new IDB (“</text:span></text:span><text:span text:style-name="Source_20_Text"><text:span text:style-name="T662">Index2”</text:span></text:span><text:span text:style-name="Source_20_Text"><text:span text:style-name="T661">);</text:span></text:span></text:p>
      <text:p text:style-name="P222"><text:span text:style-name="Source_20_Text"><text:span text:style-name="T661"/></text:span></text:p>
      <text:p text:style-name="P788"><text:span text:style-name="Source_20_Text"><text:span text:style-name="T686">L</text:span></text:span><text:span text:style-name="Source_20_Text"><text:span text:style-name="T684">et’s assume </text:span></text:span><text:span text:style-name="Source_20_Text"><text:span text:style-name="T686">in this example</text:span></text:span><text:span text:style-name="Source_20_Text"><text:span text:style-name="T684"> that</text:span></text:span><text:span text:style-name="Source_20_Text"><text:span text:style-name="T685"> the first index contains records about people and the second contains intelligence about organizations.</text:span></text:span></text:p>
      <text:p text:style-name="P788"><text:span text:style-name="Source_20_Text"><text:span text:style-name="T105"/></text:span></text:p>
      <text:p text:style-name="P788"><text:span text:style-name="Source_20_Text"><text:span text:style-name="T685">Now I’m interested in searching for </text:span></text:span><text:span text:style-name="Source_20_Text"><text:span text:style-name="T684">an “</text:span></text:span><text:span text:style-name="Source_20_Text"><text:span text:style-name="T685">Edward” that is working in an organization is is active in “machine learning”.</text:span></text:span></text:p>
      <text:p text:style-name="P788"><text:span text:style-name="Source_20_Text"><text:span text:style-name="T105"/></text:span></text:p>
      <text:p text:style-name="P788"><text:soft-page-break/><text:span text:style-name="Source_20_Text"><text:span text:style-name="T105">Since the second index is about activity we search it for records where the field contains “machine learning” (field/”machine learning”). </text:span></text:span></text:p>
      <text:p text:style-name="P224"><text:span text:style-name="Source_20_Text"><text:span text:style-name="T665">SQUERY squery(“</text:span></text:span><text:span text:style-name="Source_20_Text"><text:span text:style-name="T666">field/\”</text:span></text:span><text:span text:style-name="Source_20_Text"><text:span text:style-name="T665">machine learning</text:span></text:span><text:span text:style-name="Source_20_Text"><text:span text:style-name="T666">\”</text:span></text:span><text:span text:style-name="Source_20_Text"><text:span text:style-name="T665">”);</text:span></text:span></text:p>
      <text:p text:style-name="P226"><text:span text:style-name="Source_20_Text"><text:span text:style-name="T663">RSET *r</text:span></text:span><text:span text:style-name="Source_20_Text"><text:span text:style-name="T668">s</text:span></text:span><text:span text:style-name="Source_20_Text"><text:span text:style-name="T664">2</text:span></text:span><text:span text:style-name="Source_20_Text"><text:span text:style-name="T663"> =</text:span></text:span><text:span text:style-name="Source_20_Text"><text:span text:style-name="T661"> <text:s/></text:span></text:span><text:span text:style-name="Source_20_Text"><text:span text:style-name="T663">pdb2→</text:span></text:span><text:span text:style-name="Source_20_Text"><text:span text:style-name="T668">V</text:span></text:span><text:span text:style-name="Source_20_Text"><text:span text:style-name="T663">Search(squery); // </text:span></text:span><text:span text:style-name="Source_20_Text"><text:span text:style-name="T672">Use Vsearch which resolves the IRSET into an RSET</text:span></text:span></text:p>
      <text:p text:style-name="P226"><text:span text:style-name="Source_20_Text"><text:span text:style-name="T663"/></text:span></text:p>
      <text:p text:style-name="P228"><text:span text:style-name="Source_20_Text"><text:span text:style-name="T687">In this result set we use the value of the name field and use that to search in index1 as the value for org. Using the field for name will give us a result set listing the relevant names.</text:span></text:span></text:p>
      <text:p text:style-name="P226"><text:span text:style-name="Source_20_Text"><text:span text:style-name="T663"/></text:span></text:p>
      <text:p text:style-name="P225"><text:span text:style-name="Source_20_Text"><text:span text:style-name="T668">size_t found = rs2→GetTotalFound();</text:span></text:span></text:p>
      <text:p text:style-name="P225"><text:span text:style-name="Source_20_Text"><text:span text:style-name="T668"/></text:span></text:p>
      <text:p text:style-name="P225"><text:span text:style-name="Source_20_Text"><text:span text:style-name="T668">ATTRLIST </text:span></text:span><text:span text:style-name="Source_20_Text"><text:span text:style-name="T673">atributes;</text:span></text:span></text:p>
      <text:p text:style-name="P229"><text:span text:style-name="Source_20_Text"><text:span text:style-name="T673">attributes.SetFieldName(“org”);</text:span></text:span></text:p>
      <text:p text:style-name="P225"><text:span text:style-name="Source_20_Text"><text:span text:style-name="T673"/></text:span></text:p>
      <text:p text:style-name="P226"><text:span text:style-name="Source_20_Text"><text:span text:style-name="T669">for (size_t i = 0: i &lt; found: i++) {</text:span></text:span></text:p>
      <text:p text:style-name="P227"><text:span text:style-name="Source_20_Text"><text:span text:style-name="T669"><text:s text:c="2"/>const RESULT result = rs2→GetEntry(i);</text:span></text:span></text:p>
      <text:p text:style-name="P227"><text:span text:style-name="Source_20_Text"><text:span text:style-name="T669"><text:s text:c="2"/>STRING value </text:span></text:span><text:span text:style-name="Source_20_Text"><text:span text:style-name="T670">= </text:span></text:span><text:span text:style-name="Source_20_Text"><text:span text:style-name="T669">pdb</text:span></text:span><text:span text:style-name="Source_20_Text"><text:span text:style-name="T670">2</text:span></text:span><text:span text:style-name="Source_20_Text"><text:span text:style-name="T669">-&gt;Present (result, “</text:span></text:span><text:span text:style-name="Source_20_Text"><text:span text:style-name="T670">name”</text:span></text:span><text:span text:style-name="Source_20_Text"><text:span text:style-name="T669">);</text:span></text:span></text:p>
      <text:p text:style-name="P227"><text:span text:style-name="Source_20_Text"><text:span text:style-name="T669"><text:s text:c="2"/></text:span></text:span><text:span text:style-name="Source_20_Text"><text:span text:style-name="T670">if (!value.IsEmpty()) {</text:span></text:span></text:p>
      <text:p text:style-name="P227"><text:span text:style-name="Source_20_Text"><text:span text:style-name="T670"><text:s text:c="5"/></text:span></text:span><text:span text:style-name="Source_20_Text"><text:span text:style-name="T673">SQUERY q </text:span></text:span></text:p>
      <text:p text:style-name="P227"><text:span text:style-name="Source_20_Text"><text:span text:style-name="T673"><text:s text:c="5"/></text:span></text:span><text:span text:style-name="Source_20_Text"><text:span text:style-name="T674">q.SetLiteralPhrase(value); // We do a </text:span></text:span></text:p>
      <text:p text:style-name="P227"><text:span text:style-name="Source_20_Text"><text:span text:style-name="T674"><text:s text:c="5"/>q.SetAttributes(attributes);</text:span></text:span></text:p>
      <text:p text:style-name="P227"><text:span text:style-name="Source_20_Text"><text:span text:style-name="T670"><text:s text:c="5"/>RSET *rs1 = pdb1→Vsearch(</text:span></text:span><text:span text:style-name="Source_20_Text"><text:span text:style-name="T671">q</text:span></text:span><text:span text:style-name="Source_20_Text"><text:span text:style-name="T670">);</text:span></text:span></text:p>
      <text:p text:style-name="P227"><text:span text:style-name="Source_20_Text"><text:span text:style-name="T670"><text:s text:c="5"/>…</text:span></text:span></text:p>
      <text:p text:style-name="P227"><text:span text:style-name="Source_20_Text"><text:span text:style-name="T670"><text:s text:c="2"/>}</text:span></text:span></text:p>
      <text:p text:style-name="P226"><text:span text:style-name="Source_20_Text"><text:span text:style-name="T669">}</text:span></text:span></text:p>
      <text:p text:style-name="P788"><text:span text:style-name="Source_20_Text"><text:span text:style-name="T105"/></text:span></text:p>
      <text:p text:style-name="P788"><text:span text:style-name="Source_20_Text"><text:span text:style-name="T105">This approach is not only more flexible and more powerful it is also potentially much more performant tha</text:span></text:span><text:span text:style-name="Source_20_Text"><text:span text:style-name="T379">n</text:span></text:span><text:span text:style-name="Source_20_Text"><text:span text:style-name="T105"> generic foreign key joins as the intermediate sets will often be significantly smaller </text:span></text:span><text:span text:style-name="Source_20_Text"><text:span text:style-name="T379">(average </text:span></text:span><text:span text:style-name="Source_20_Text"><text:span text:style-name="T380">sort</text:span></text:span><text:span text:style-name="Source_20_Text"><text:span text:style-name="T379"> performance is <text:s/>O(n log n) where n is the number of results </text:span></text:span><text:span text:style-name="Source_20_Text"><text:span text:style-name="T380">while the search itself is </text:span></text:span><text:span text:style-name="Source_20_Text"><text:span text:style-name="T379"><text:s/>O</text:span></text:span><text:span text:style-name="Source_20_Text"><text:span text:style-name="T380">(</text:span></text:span><text:span text:style-name="Source_20_Text"><text:span text:style-name="T381">p </text:span></text:span><text:span text:style-name="Source_20_Text"><text:span text:style-name="T379">log </text:span></text:span><text:span text:style-name="Source_20_Text"><text:span text:style-name="T380">m</text:span></text:span><text:span text:style-name="Source_20_Text"><text:span text:style-name="T379">) </text:span></text:span><text:span text:style-name="Source_20_Text"><text:span text:style-name="T380">where m is the number of unique terms in the index </text:span></text:span><text:span text:style-name="Source_20_Text"><text:span text:style-name="T381">and p is the number of terms in the query</text:span></text:span><text:span text:style-name="Source_20_Text"><text:span text:style-name="T380"> so as n grows it tends to dominate the limiting performance ).</text:span></text:span><text:span text:style-name="Source_20_Text"><text:span text:style-name="T379"> <text:s/></text:span></text:span></text:p>
      <text:p text:style-name="Text_20_body"/>
      <text:p text:style-name="P684">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214">General Requirements</text:p>
          </table:table-cell>
          <table:covered-table-cell/>
        </table:table-row>
        <table:table-row>
          <table:table-cell table:style-name="Table25.A2" office:value-type="string">
            <text:p text:style-name="P275">Language Independence - The API MUST NOT preclude the usage with more than one language binding.</text:p>
          </table:table-cell>
          <table:table-cell table:style-name="Table25.B2" office:value-type="string">
            <text:p text:style-name="P275"><text:span text:style-name="T735">Re-Isearch </text:span>provides a large number of languages bindings including C++, Tcl, Python, Perl, PHP, Ruby, Java, C#)</text:p>
          </table:table-cell>
        </table:table-row>
        <table:table-row>
          <table:table-cell table:style-name="Table25.A2" office:value-type="string">
            <text:p text:style-name="P275">Textual Interface - The API MUST provide a textual representation of XML result sets.</text:p>
          </table:table-cell>
          <table:table-cell table:style-name="Table25.B2" office:value-type="string">
            <text:p text:style-name="P275">Yes.</text:p>
          </table:table-cell>
        </table:table-row>
        <table:table-row>
          <table:table-cell table:style-name="Table25.A4" office:value-type="string">
            <text:p text:style-name="P275">XML-API Interface - The API SHOULD provide a SAX or DOM based representation of XML result sets.</text:p>
          </table:table-cell>
          <table:table-cell table:style-name="Table25.B4" office:value-type="string">
            <text:p text:style-name="P275">A SAX or DOM based representation of the XML result sets is available via loading the XML representation of the result sets into DOM</text:p>
          </table:table-cell>
        </table:table-row>
      </table:table>
      <text:p text:style-name="Text_20_body"><text:span text:style-name="Source_20_Text"/></text:p>
      <text:h text:style-name="Heading_20_1" text:outline-level="1"><text:bookmark-start text:name="__RefHeading___Toc43091_2917023492"/><text:span text:style-name="Source_20_Text">Python API</text:span><text:bookmark-end text:name="__RefHeading___Toc43091_2917023492"/></text:h>
      <text:p text:style-name="P799"><text:span text:style-name="Source_20_Text"><text:span text:style-name="T405">The Python interface is generated by SWIG and is designed to map to the C++ API. The Python module with the bindings is called “IB”. </text:span></text:span></text:p>
      <text:h text:style-name="P872" text:outline-level="4"><text:bookmark-start text:name="__RefHeading___Toc43114_1054317058"/><text:soft-page-break/><text:span text:style-name="Source_20_Text"><text:span text:style-name="T968">Creating the </text:span></text:span><text:span text:style-name="Source_20_Text"><text:span text:style-name="T969">l</text:span></text:span><text:span text:style-name="Source_20_Text"><text:span text:style-name="T968">oadable extension</text:span></text:span><text:span text:style-name="Source_20_Text"><text:span text:style-name="T969">s (language bindings)</text:span></text:span><text:bookmark-end text:name="__RefHeading___Toc43114_1054317058"/></text:h>
      <text:p text:style-name="Text_20_body"><text:span text:style-name="Source_20_Text"/></text:p>
      <text:p text:style-name="Text_20_body"><text:span text:style-name="Source_20_Text"><text:span text:style-name="T105">T</text:span></text:span><text:span text:style-name="Source_20_Text"><text:span text:style-name="T949">he Python extension as well as the other extensions are created with the SWIG (Simplified Wrapper and Interface Generator) system. SWIG is an interface compiler that connects programs written in C and C++ with scripting languages such as Perl, Python, Ruby, and Tcl. It works by taking the declarations found in C/C++ header files and using them to generate the wrapper code that scripting languages need to access the underlying C/C++ code.</text:span></text:span></text:p>
      <text:p text:style-name="Text_20_body"><text:span text:style-name="Source_20_Text"><text:span text:style-name="T949"/></text:span></text:p>
      <text:p text:style-name="P968"><text:span text:style-name="Source_20_Text"><text:span text:style-name="T949">The necessary files for building the interface are in the </text:span></text:span><text:span text:style-name="Source_20_Text"><text:span text:style-name="T950">swig/ directory. Central are the .i (interface files). These define the classes, methods and interfaces. We, for example, have our own string handling class (a superset variant of std:string) called STRING. <text:s/>In my_typedefs.i we provide some of the “hacks” to work around to create a good glue to a number of bindings (including Java). It also provides maps from its own structures to some familiar in some of the binding languages.</text:span></text:span></text:p>
      <text:p text:style-name="P968"><text:span text:style-name="Source_20_Text"><text:span text:style-name="T950"/></text:span></text:p>
      <text:p text:style-name="P969"><text:span text:style-name="Source_20_Text"><text:span text:style-name="T950">We, for example, to “convert” an FCT (the engines class for a table of FC or pair coordinates) </text:span></text:span></text:p>
      <text:p text:style-name="P969"><text:span text:style-name="Source_20_Text"><text:span text:style-name="T950"/></text:span></text:p>
      <text:p text:style-name="P969"><text:span text:style-name="Source_20_Text"><text:span text:style-name="T964">PyObject* PyList_FromFCT(const FCT Fct)</text:span></text:span></text:p>
      <text:p text:style-name="P969"><text:span text:style-name="Source_20_Text"><text:span text:style-name="T964">{</text:span></text:span></text:p>
      <text:p text:style-name="P969"><text:span text:style-name="Source_20_Text"><text:span text:style-name="T964"><text:s text:c="2"/>PyObject <text:s text:c="4"/>*listPtr = PyList_New ( Fct.GetTotalEntries() );</text:span></text:span></text:p>
      <text:p text:style-name="P969"><text:span text:style-name="Source_20_Text"><text:span text:style-name="T964"><text:s text:c="2"/>const FCLIST *fclist <text:s/>= Fct.GetPtrFCLIST();</text:span></text:span></text:p>
      <text:p text:style-name="P969"><text:span text:style-name="Source_20_Text"><text:span text:style-name="T964"><text:s text:c="2"/>int i = 0;</text:span></text:span></text:p>
      <text:p text:style-name="P969"><text:span text:style-name="Source_20_Text"><text:span text:style-name="T964"><text:s text:c="2"/>for (const FCLIST *p = fclist-&gt;Next(); p != fclist; p = p-&gt;Next())</text:span></text:span></text:p>
      <text:p text:style-name="P969"><text:span text:style-name="Source_20_Text"><text:span text:style-name="T964"><text:s text:c="4"/>PyList_SetItem(listPtr, i++, <text:s/>FCasTuple(p-&gt;Value()) );</text:span></text:span></text:p>
      <text:p text:style-name="P969"><text:span text:style-name="Source_20_Text"><text:span text:style-name="T964"><text:s text:c="2"/>return listPtr;</text:span></text:span></text:p>
      <text:p text:style-name="P969"><text:span text:style-name="Source_20_Text"><text:span text:style-name="T964">}</text:span></text:span></text:p>
      <text:p text:style-name="P969"><text:span text:style-name="Source_20_Text"><text:span text:style-name="T951"/></text:span></text:p>
      <text:p text:style-name="P970"><text:span text:style-name="Source_20_Text"><text:span text:style-name="T952">We have a class called ArraySTRING that is basically an array of STRING (STRING being again our own string class). To pass these off as Python </text:span></text:span><text:span text:style-name="Source_20_Text"><text:span text:style-name="T953">list</text:span></text:span><text:span text:style-name="Source_20_Text"><text:span text:style-name="T952"> objects:</text:span></text:span></text:p>
      <text:p text:style-name="P970"><text:span text:style-name="Source_20_Text"><text:span text:style-name="T952"/></text:span></text:p>
      <text:p text:style-name="P970"><text:span text:style-name="Source_20_Text"><text:span text:style-name="T965">PyObject * PyList_FromArraySTRING(const ArraySTRING&amp; array)</text:span></text:span></text:p>
      <text:p text:style-name="P970"><text:span text:style-name="Source_20_Text"><text:span text:style-name="T965">{</text:span></text:span></text:p>
      <text:p text:style-name="P970"><text:span text:style-name="Source_20_Text"><text:span text:style-name="T965"><text:s text:c="2"/>const size_t <text:s/>count = array.Count();</text:span></text:span></text:p>
      <text:p text:style-name="P970"><text:span text:style-name="Source_20_Text"><text:span text:style-name="T965"><text:s text:c="2"/>PyObject *listPtr = PyList_New ( count );</text:span></text:span></text:p>
      <text:p text:style-name="P970"><text:span text:style-name="Source_20_Text"><text:span text:style-name="T965"><text:s text:c="2"/>for (size_t i=0; i &lt; count; i++)</text:span></text:span></text:p>
      <text:p text:style-name="P970"><text:span text:style-name="Source_20_Text"><text:span text:style-name="T965"><text:s text:c="4"/>PyList_SetItem(listPtr, i, PyString_FromString(array[i].c_str()) );</text:span></text:span></text:p>
      <text:p text:style-name="P970"><text:span text:style-name="Source_20_Text"><text:span text:style-name="T965"><text:s text:c="2"/>return listPtr;</text:span></text:span></text:p>
      <text:p text:style-name="P970"><text:span text:style-name="Source_20_Text"><text:span text:style-name="T965">}</text:span></text:span></text:p>
      <text:p text:style-name="P970"><text:span text:style-name="Source_20_Text"><text:span text:style-name="T480"/></text:span></text:p>
      <text:p text:style-name="P971"><text:span text:style-name="Source_20_Text"><text:span text:style-name="T953">Going, for example, the other way: Python list to ArraySTRING:</text:span></text:span></text:p>
      <text:p text:style-name="P971"><text:span text:style-name="Source_20_Text"><text:span text:style-name="T953"/></text:span></text:p>
      <text:p text:style-name="P971"><text:span text:style-name="Source_20_Text"><text:span text:style-name="T966">ArraySTRING *ArraySTRING_FromPyList(PyObject* source) {</text:span></text:span></text:p>
      <text:p text:style-name="P971"><text:span text:style-name="Source_20_Text"><text:span text:style-name="T966"><text:s text:c="4"/>if (!PyList_Check(source))</text:span></text:span></text:p>
      <text:p text:style-name="P971"><text:span text:style-name="Source_20_Text"><text:span text:style-name="T966"><text:s text:c="6"/>{</text:span></text:span></text:p>
      <text:p text:style-name="P971"><text:span text:style-name="Source_20_Text"><text:span text:style-name="T966"><text:s text:c="8"/>PyErr_SetString(PyExc_TypeError, err_not_a_list);</text:span></text:span></text:p>
      <text:p text:style-name="P971"><text:span text:style-name="Source_20_Text"><text:span text:style-name="T966"><text:s text:c="6"/>}</text:span></text:span></text:p>
      <text:p text:style-name="P971"><text:span text:style-name="Source_20_Text"><text:span text:style-name="T966"><text:s text:c="4"/>else</text:span></text:span></text:p>
      <text:p text:style-name="P971"><text:span text:style-name="Source_20_Text"><text:span text:style-name="T966"><text:s text:c="6"/>{</text:span></text:span></text:p>
      <text:p text:style-name="P971"><text:span text:style-name="Source_20_Text"><text:span text:style-name="T966"><text:s text:c="4"/>const int count = PyList_Size(source);</text:span></text:span></text:p>
      <text:p text:style-name="P971"><text:span text:style-name="Source_20_Text"><text:span text:style-name="T966"><text:s text:c="8"/>ArraySTRING *temp = new ArraySTRING(count);</text:span></text:span></text:p>
      <text:p text:style-name="P971"><text:span text:style-name="Source_20_Text"><text:span text:style-name="T966"><text:s text:c="8"/>for (int x=0; x&lt;count; x++) {</text:span></text:span></text:p>
      <text:p text:style-name="P971"><text:span text:style-name="Source_20_Text"><text:span text:style-name="T966"><text:s text:c="10"/>PyObject* o = PyList_GetItem(source, x);</text:span></text:span></text:p>
      <text:p text:style-name="P971"><text:soft-page-break/><text:span text:style-name="Source_20_Text"><text:span text:style-name="T966"><text:s text:c="10"/>if (! PyString_Check(o)) {</text:span></text:span></text:p>
      <text:p text:style-name="P971"><text:span text:style-name="Source_20_Text"><text:span text:style-name="T966"><text:s text:c="12"/>PyErr_SetString(PyExc_TypeError, "Expected a list of strings.");</text:span></text:span></text:p>
      <text:p text:style-name="P971"><text:span text:style-name="Source_20_Text"><text:span text:style-name="T966"><text:s text:c="12"/>delete temp;</text:span></text:span></text:p>
      <text:p text:style-name="P971"><text:span text:style-name="Source_20_Text"><text:span text:style-name="T966"><text:s text:c="12"/>return NULL;</text:span></text:span></text:p>
      <text:p text:style-name="P971"><text:span text:style-name="Source_20_Text"><text:span text:style-name="T966"><text:s text:c="10"/>}</text:span></text:span></text:p>
      <text:p text:style-name="P971"><text:span text:style-name="Source_20_Text"><text:span text:style-name="T966"><text:s text:c="10"/>temp-&gt;Add( <text:s/>PyString_AsString(o) );</text:span></text:span></text:p>
      <text:p text:style-name="P971"><text:span text:style-name="Source_20_Text"><text:span text:style-name="T966"><text:s text:c="8"/>}</text:span></text:span></text:p>
      <text:p text:style-name="P971"><text:span text:style-name="Source_20_Text"><text:span text:style-name="T966"><text:s text:c="8"/>return temp;</text:span></text:span></text:p>
      <text:p text:style-name="P971"><text:span text:style-name="Source_20_Text"><text:span text:style-name="T966"><text:s text:c="6"/>}</text:span></text:span></text:p>
      <text:p text:style-name="P971"><text:span text:style-name="Source_20_Text"><text:span text:style-name="T966"><text:s text:c="4"/>return NULL;</text:span></text:span></text:p>
      <text:p text:style-name="P971"><text:span text:style-name="Source_20_Text"><text:span text:style-name="T953">}</text:span></text:span></text:p>
      <text:h text:style-name="P873" text:outline-level="4"><text:bookmark-start text:name="__RefHeading___Toc43116_1054317058"/><text:span text:style-name="Source_20_Text"><text:span text:style-name="T969">Building the Python bindings</text:span></text:span><text:bookmark-end text:name="__RefHeading___Toc43116_1054317058"/></text:h>
      <text:p text:style-name="P971"><text:span text:style-name="Source_20_Text"><text:span text:style-name="T970">These is </text:span></text:span><text:span text:style-name="Source_20_Text"><text:span text:style-name="T971">a convienient Makefile in swig/ directory. This is a feed forward to the makefiles for the various bindings. </text:span></text:span></text:p>
      <text:p text:style-name="P971"><text:span text:style-name="Source_20_Text"><text:span text:style-name="T971"/></text:span></text:p>
      <text:p text:style-name="P971"><text:span text:style-name="Source_20_Text"><text:span text:style-name="T105">To build the Python bindings we do a:</text:span></text:span><text:span text:style-name="Source_20_Text"> make Python</text:span></text:p>
      <text:p text:style-name="P971"><text:span text:style-name="Source_20_Text"/></text:p>
      <text:p text:style-name="P971"><text:span text:style-name="Source_20_Text"><text:span text:style-name="T105">This calls</text:span></text:span><text:span text:style-name="Source_20_Text"> <text:s text:c="2"/>make -f Makefile.py</text:span></text:p>
      <text:p text:style-name="Text_20_body"><text:span text:style-name="Source_20_Text"/></text:p>
      <text:p text:style-name="Text_20_body"><text:span text:style-name="Source_20_Text"><text:span text:style-name="T105">The Makefile.py contains a number of items that need configuration. These are mainly:</text:span></text:span></text:p>
      <text:p text:style-name="Text_20_body"><text:span text:style-name="Source_20_Text"/></text:p>
      <text:p text:style-name="Text_20_body"><text:span text:style-name="Source_20_Text"><text:span text:style-name="T581">############################################################</text:span></text:span></text:p>
      <text:p text:style-name="Text_20_body"><text:span text:style-name="Source_20_Text"><text:span text:style-name="T581"/></text:span></text:p>
      <text:p text:style-name="Text_20_body"><text:span text:style-name="Source_20_Text"><text:span text:style-name="T581">############################################################</text:span></text:span></text:p>
      <text:p text:style-name="Text_20_body"><text:span text:style-name="Source_20_Text"><text:span text:style-name="T581">#### This is the configuration stuff <text:s/>######################</text:span></text:span></text:p>
      <text:p text:style-name="Text_20_body"><text:span text:style-name="Source_20_Text"><text:span text:style-name="T581"/></text:span></text:p>
      <text:p text:style-name="Text_20_body"><text:span text:style-name="Source_20_Text"><text:span text:style-name="T581">SWIG=swig-2</text:span></text:span></text:p>
      <text:p text:style-name="Text_20_body"><text:span text:style-name="Source_20_Text"><text:span text:style-name="T581">INCLUDE=/usr/include/python$(PYVERSION)</text:span></text:span></text:p>
      <text:p text:style-name="Text_20_body"><text:span text:style-name="Source_20_Text"><text:span text:style-name="T581">#OPT= -DSWIG -O5 -march=pentiumpro </text:span></text:span></text:p>
      <text:p text:style-name="Text_20_body"><text:span text:style-name="Source_20_Text"><text:span text:style-name="T581">MOPT= -DSWIG -O5 -march=athlon64 -mtune=k8 $(OPT)</text:span></text:span></text:p>
      <text:p text:style-name="Text_20_body"><text:span text:style-name="Source_20_Text"><text:span text:style-name="T581">MOPT= -DSWIG</text:span></text:span></text:p>
      <text:p text:style-name="Text_20_body"><text:span text:style-name="Source_20_Text"><text:span text:style-name="T581"/></text:span></text:p>
      <text:p text:style-name="Text_20_body"><text:span text:style-name="Source_20_Text"><text:span text:style-name="T581"/></text:span></text:p>
      <text:p text:style-name="Text_20_body"><text:span text:style-name="Source_20_Text"><text:span text:style-name="T581"/></text:span></text:p>
      <text:p text:style-name="Text_20_body"><text:span text:style-name="Source_20_Text"><text:span text:style-name="T581">PIC=-fpic</text:span></text:span></text:p>
      <text:p text:style-name="Text_20_body"><text:span text:style-name="Source_20_Text"/></text:p>
      <text:p text:style-name="Text_20_body"><text:span text:style-name="Source_20_Text"><text:span text:style-name="T105">This should build both the IB.py (the Python interface) as well as the shared library (.so)-- as well as some symbollic links. In the swig/ directory there are a few Python test scripts which as part of the larger sample collections found in lib/tests/python</text:span></text:span></text:p>
      <text:p text:style-name="Text_20_body"><text:span text:style-name="Source_20_Text"/></text:p>
      <text:p text:style-name="Text_20_body"><text:span text:style-name="Source_20_Text"><text:span text:style-name="T105">At the time of writing the directory contained more than 30 test scripts to explore the test the Python interface to the API. These files are a good starting place to study the API.</text:span></text:span></text:p>
      <text:h text:style-name="Heading_20_4" text:outline-level="4"><text:bookmark-start text:name="__RefHeading___Toc43093_2917023492"/><text:span text:style-name="Source_20_Text">Loading the Python Module extension</text:span><text:bookmark-end text:name="__RefHeading___Toc43093_2917023492"/></text:h>
      <text:p text:style-name="P799"><text:span text:style-name="Source_20_Text"><text:span text:style-name="T487">import string</text:span></text:span></text:p>
      <text:p text:style-name="P799"><text:span text:style-name="Source_20_Text"><text:span text:style-name="T487">import sys</text:span></text:span></text:p>
      <text:p text:style-name="P799"><text:span text:style-name="Source_20_Text"><text:span text:style-name="T487">sys.path.append('/opt/nonmonotonic/lib/python%s.%s' % (sys.version_info[0:2]))</text:span></text:span></text:p>
      <text:p text:style-name="P799"><text:span text:style-name="Source_20_Text"><text:span text:style-name="T487">import IB</text:span></text:span></text:p>
      <text:p text:style-name="P799"><text:span text:style-name="Source_20_Text"><text:span text:style-name="T405"/></text:span></text:p>
      <text:p text:style-name="P799"><text:soft-page-break/><text:span text:style-name="Source_20_Text"><text:span text:style-name="T405">Replace </text:span></text:span><text:span text:style-name="Source_20_Text"><text:span text:style-name="T303">opt/nonmonotonic/lib/ </text:span></text:span><text:span text:style-name="Source_20_Text"><text:span text:style-name="T239">with wherever the library module is installed. This will allow Python to properly load the IB module. </text:span></text:span><text:span text:style-name="Source_20_Text"><text:span text:style-name="T240">Note the re-Isearch module is called IB!</text:span></text:span></text:p>
      <text:p text:style-name="P799"><text:span text:style-name="Source_20_Text"><text:span text:style-name="T405"/></text:span></text:p>
      <text:p text:style-name="P972"><text:span text:style-name="Source_20_Text"><text:span text:style-name="T410">In ib.i we specified the module names as IB:</text:span></text:span></text:p>
      <text:p text:style-name="P972"><text:span text:style-name="Source_20_Text"><text:span text:style-name="T967">%module IB</text:span></text:span></text:p>
      <text:p text:style-name="P972"><text:span text:style-name="Source_20_Text"><text:span text:style-name="T410"/></text:span></text:p>
      <text:p text:style-name="P972"><text:span text:style-name="Source_20_Text"><text:span text:style-name="T410">Should another name be desired it needs to be changed here. <text:s/>The name IB was kept for historical reasons. Since the use of the “-” character in extension names is not always acceptable we elected to keep things short.</text:span></text:span><text:span text:style-name="Source_20_Text"><text:span text:style-name="T411"> </text:span></text:span><text:span text:style-name="Source_20_Text"><text:span text:style-name="T412">One can use the import as contruct to map to any name one desires anyway!</text:span></text:span></text:p>
      <text:p text:style-name="P972"><text:span text:style-name="Source_20_Text"><text:span text:style-name="T405"/></text:span></text:p>
      <text:h text:style-name="Heading_20_4" text:outline-level="4"><text:bookmark-start text:name="__RefHeading___Toc43095_2917023492"/><text:span text:style-name="Source_20_Text">Opening an Index </text:span><text:span text:style-name="Source_20_Text"><text:span text:style-name="T946">to search to add files</text:span></text:span><text:bookmark-end text:name="__RefHeading___Toc43095_2917023492"/></text:h>
      <text:p text:style-name="P799"><text:span text:style-name="Source_20_Text"><text:span text:style-name="T519"/></text:span></text:p>
      <text:p text:style-name="P799"><text:span text:style-name="Source_20_Text"><text:span text:style-name="T487">db1=/</text:span></text:span><text:span text:style-name="Source_20_Text"><text:span text:style-name="T488">opt</text:span></text:span><text:span text:style-name="Source_20_Text"><text:span text:style-name="T487">/nonmonotonic/data/nonmonotonicWEB";</text:span></text:span></text:p>
      <text:p text:style-name="P799"><text:span text:style-name="Source_20_Text"><text:span text:style-name="T487">pdb = IDB(</text:span></text:span><text:span text:style-name="Source_20_Text"><text:span text:style-name="T488">db1</text:span></text:span><text:span text:style-name="Source_20_Text"><text:span text:style-name="T487">);</text:span></text:span></text:p>
      <text:p text:style-name="P799"><text:span text:style-name="Source_20_Text"><text:span text:style-name="T487">print "This is PyIB version %s/%s" % (string.split(sys.version)[0], pdb.GetVersionID());</text:span></text:span></text:p>
      <text:p text:style-name="P799"><text:span text:style-name="Source_20_Text"><text:span text:style-name="T487">if not pdb.IsDbCompatible():</text:span></text:span></text:p>
      <text:p text:style-name="P799"><text:span text:style-name="Source_20_Text"><text:span text:style-name="T487"><text:s text:c="2"/>raise ValueError, "The specified database '%s' is not compatible with this version. Re-index!" % `</text:span></text:span><text:span text:style-name="Source_20_Text"><text:span text:style-name="T488">db1</text:span></text:span><text:span text:style-name="Source_20_Text"><text:span text:style-name="T487">`</text:span></text:span></text:p>
      <text:p text:style-name="P799"><text:span text:style-name="Source_20_Text"><text:span text:style-name="T405"/></text:span></text:p>
      <text:p text:style-name="P799"><text:span text:style-name="Source_20_Text"><text:span text:style-name="T405"/></text:span></text:p>
      <text:p text:style-name="P800"><text:span text:style-name="Source_20_Text"><text:span text:style-name="T406">Here we opened the index defined in <text:s/></text:span></text:span><text:span text:style-name="Source_20_Text"><text:span text:style-name="T405">"/opt/nonmonotonic/data/nonmonotonicWEB".</text:span></text:span></text:p>
      <text:p text:style-name="P801"><text:span text:style-name="Source_20_Text"><text:span text:style-name="T407">Notice we used the IDB class. There is also the VIDB class. It supports virtual collections of indexes. <text:s/>IDB is, however, the only class that provides indexing services. VIDB can’t since it maps to multiple indexes and it can’t know which index to add to.</text:span></text:span></text:p>
      <text:p text:style-name="P800"><text:span text:style-name="Source_20_Text"><text:span text:style-name="T405"/></text:span></text:p>
      <text:h text:style-name="Heading_20_4" text:outline-level="4"><text:bookmark-start text:name="__RefHeading___Toc43097_2917023492"/><text:span text:style-name="Source_20_Text">Simplistic Search (using VIDB)</text:span><text:bookmark-end text:name="__RefHeading___Toc43097_2917023492"/></text:h>
      <text:p text:style-name="P802"><text:span text:style-name="Source_20_Text"><text:span text:style-name="T487">db</text:span></text:span><text:span text:style-name="Source_20_Text"><text:span text:style-name="T960">1</text:span></text:span><text:span text:style-name="Source_20_Text"><text:span text:style-name="T487">="/opt/nonmonotonic/data/nonmonotonicWEB";</text:span></text:span></text:p>
      <text:p text:style-name="P801"><text:span text:style-name="Source_20_Text"><text:span text:style-name="T958">query = sys.argv[1:] and sys.argv[1] or 'chain test OR' </text:span></text:span></text:p>
      <text:p text:style-name="P801"><text:span text:style-name="Source_20_Text"><text:span text:style-name="T480"/></text:span></text:p>
      <text:p text:style-name="P802"><text:span text:style-name="Source_20_Text"><text:span text:style-name="T487">pdb = </text:span></text:span><text:span text:style-name="Source_20_Text"><text:span text:style-name="T959">V</text:span></text:span><text:span text:style-name="Source_20_Text"><text:span text:style-name="T487">IDB(</text:span></text:span><text:span text:style-name="Source_20_Text"><text:span text:style-name="T960">db1</text:span></text:span><text:span text:style-name="Source_20_Text"><text:span text:style-name="T487">);</text:span></text:span></text:p>
      <text:p text:style-name="P802"><text:span text:style-name="Source_20_Text"><text:span text:style-name="T480"/></text:span></text:p>
      <text:p text:style-name="P802"><text:span text:style-name="Source_20_Text"><text:span text:style-name="T487">if not pdb.IsDbCompatible():</text:span></text:span></text:p>
      <text:p text:style-name="P802"><text:span text:style-name="Source_20_Text"><text:span text:style-name="T487"><text:s text:c="2"/>raise ValueError, "The specified database '%s' is not compatible with this version. Re-index!" % `</text:span></text:span><text:span text:style-name="Source_20_Text"><text:span text:style-name="T960">db1</text:span></text:span><text:span text:style-name="Source_20_Text"><text:span text:style-name="T487">`</text:span></text:span></text:p>
      <text:p text:style-name="P801"><text:span text:style-name="Source_20_Text"><text:span text:style-name="T480"/></text:span></text:p>
      <text:p text:style-name="P801"><text:span text:style-name="Source_20_Text"><text:span text:style-name="T487">elements = pdb.GetTotalRecords();</text:span></text:span></text:p>
      <text:p text:style-name="P801"><text:span text:style-name="Source_20_Text"><text:span text:style-name="T480"/></text:span></text:p>
      <text:p text:style-name="P801"><text:span text:style-name="Source_20_Text"><text:span text:style-name="T487">print "Database ", </text:span></text:span><text:span text:style-name="Source_20_Text"><text:span text:style-name="T963">db1</text:span></text:span><text:span text:style-name="Source_20_Text"><text:span text:style-name="T487">, " has ", elements, " elements";</text:span></text:span></text:p>
      <text:p text:style-name="P801"><text:span text:style-name="Source_20_Text"><text:span text:style-name="T480"/></text:span></text:p>
      <text:p text:style-name="P801"><text:span text:style-name="Source_20_Text"><text:span text:style-name="T958">total = 10;</text:span></text:span></text:p>
      <text:p text:style-name="P801"><text:span text:style-name="Source_20_Text"><text:span text:style-name="T958">if elements &gt; 0:</text:span></text:span></text:p>
      <text:p text:style-name="P801"><text:span text:style-name="Source_20_Text"><text:span text:style-name="T480"/></text:span></text:p>
      <text:p text:style-name="P801"><text:span text:style-name="Source_20_Text"><text:span text:style-name="T958"><text:s text:c="8"/>rset = pdb.VSearchRpn(query, ByScore, 300, total); # RPN Query</text:span></text:span></text:p>
      <text:p text:style-name="P801"><text:span text:style-name="Source_20_Text"><text:span text:style-name="T958"><text:s text:c="8"/>print type(rset);</text:span></text:span></text:p>
      <text:p text:style-name="P801"><text:span text:style-name="Source_20_Text"><text:span text:style-name="T958"><text:s text:c="8"/>print rset;</text:span></text:span></text:p>
      <text:p text:style-name="P801"><text:span text:style-name="Source_20_Text"><text:span text:style-name="T958"><text:s text:c="8"/>rset = pdb.VSearchRpn(query, ByScore); # RPN Query</text:span></text:span></text:p>
      <text:p text:style-name="P801"><text:span text:style-name="Source_20_Text"><text:span text:style-name="T958"><text:s text:c="8"/>total = rset.GetTotalEntries();</text:span></text:span></text:p>
      <text:p text:style-name="P801"><text:span text:style-name="Source_20_Text"><text:span text:style-name="T958"><text:s text:c="8"/>print "Searching for: ", query;</text:span></text:span></text:p>
      <text:p text:style-name="P801"><text:soft-page-break/><text:span text:style-name="Source_20_Text"><text:span text:style-name="T958"><text:s text:c="8"/>print "Got = ", total, " Records"; </text:span></text:span></text:p>
      <text:p text:style-name="P801"><text:span text:style-name="Source_20_Text"><text:span text:style-name="T480"/></text:span></text:p>
      <text:p text:style-name="P801"><text:span text:style-name="Source_20_Text"><text:span text:style-name="T958"><text:s text:c="8"/># Print the results....</text:span></text:span></text:p>
      <text:p text:style-name="P801"><text:span text:style-name="Source_20_Text"><text:span text:style-name="T958"><text:s text:c="8"/>for i in range(1,total+1):</text:span></text:span></text:p>
      <text:p text:style-name="P801"><text:span text:style-name="Source_20_Text"><text:span text:style-name="T958"><text:s text:c="10"/>result = rset.GetEntry(i);</text:span></text:span></text:p>
      <text:p text:style-name="P801"><text:span text:style-name="Source_20_Text"><text:span text:style-name="T958"><text:s text:c="10"/>area = pdb.Context(result, "___", "____") ;</text:span></text:span></text:p>
      <text:p text:style-name="P801"><text:span text:style-name="Source_20_Text"><text:span text:style-name="T958"><text:s text:c="10"/>datum = result.GetDate();</text:span></text:span></text:p>
      <text:p text:style-name="P801"><text:span text:style-name="Source_20_Text"><text:span text:style-name="T480"/></text:span></text:p>
      <text:p text:style-name="P801"><text:span text:style-name="Source_20_Text"><text:span text:style-name="T958"><text:s text:c="10"/>score <text:s/>= result.GetScore();</text:span></text:span></text:p>
      <text:p text:style-name="P801"><text:span text:style-name="Source_20_Text"><text:span text:style-name="T958"><text:s text:c="10"/>hits <text:s text:c="2"/>= result.GetHitTable();</text:span></text:span></text:p>
      <text:p text:style-name="P801"><text:span text:style-name="Source_20_Text"><text:span text:style-name="T958"><text:s text:c="10"/>print "[", i , "] ", rset.GetScaledScore(score, 100), " ", score, " ", pdb.Present(result, ELEMENT_Brief);</text:span></text:span></text:p>
      <text:p text:style-name="P801"><text:span text:style-name="Source_20_Text"><text:span text:style-name="T958"><text:s text:c="10"/>print "\tFormat: ", result.GetDoctype();</text:span></text:span></text:p>
      <text:p text:style-name="P801"><text:span text:style-name="Source_20_Text"><text:span text:style-name="T958"><text:s text:c="10"/>print "\tFile:", result.GetFullFileName(), " <text:s/>[", result.GetRecordStart(), "-", result.GetRecordEnd(), "]";</text:span></text:span></text:p>
      <text:p text:style-name="P801"><text:span text:style-name="Source_20_Text"><text:span text:style-name="T958"><text:s text:c="10"/>print "\tDate: ", datum.RFCdate();</text:span></text:span></text:p>
      <text:p text:style-name="P801"><text:span text:style-name="Source_20_Text"><text:span text:style-name="T958"><text:s text:c="10"/>print "\tMatch: ", area;</text:span></text:span></text:p>
      <text:p text:style-name="P801"><text:span text:style-name="Source_20_Text"><text:span text:style-name="T480"/></text:span></text:p>
      <text:p text:style-name="P801"><text:span text:style-name="Source_20_Text"><text:span text:style-name="T958">pdb = None; # Delete</text:span></text:span></text:p>
      <text:p text:style-name="P800"><text:span text:style-name="Source_20_Text"><text:span text:style-name="T405"/></text:span></text:p>
      <text:p text:style-name="P800"><text:span text:style-name="Source_20_Text"><text:span text:style-name="T405"/></text:span></text:p>
      <text:p text:style-name="P974"><text:span text:style-name="Source_20_Text"><text:span text:style-name="T413">Explained:</text:span></text:span></text:p>
      <text:p text:style-name="P974"><text:span text:style-name="Source_20_Text"><text:span text:style-name="T413"/></text:span></text:p>
      <text:p text:style-name="P974"><text:span text:style-name="Source_20_Text"><text:span text:style-name="T413">Notice that the call to VIDB (aka Virtual IDB class) to perform an RPN search returned a RSET object. This called called “Result Set” has all the elements resolved to their paths etc. so one can directly read them. We just loop through the elements and print the format, path, matching context, record date, hit score and hit table. We requested the ELEMENT_Brief. This is a short element defined by the document format and is typically considered a suitable headline. </text:span></text:span></text:p>
      <text:p text:style-name="P800"><text:span text:style-name="Source_20_Text"><text:span text:style-name="T405"/></text:span></text:p>
      <text:p text:style-name="P967"><text:span text:style-name="Source_20_Text"><text:span text:style-name="T413">Let us look at a</text:span></text:span><text:span text:style-name="Source_20_Text"><text:span text:style-name="T409">nother Search:</text:span></text:span></text:p>
      <text:p text:style-name="P967"><text:span text:style-name="Source_20_Text"><text:span text:style-name="T409"/></text:span></text:p>
      <text:p text:style-name="P967"><text:span text:style-name="Source_20_Text"><text:span text:style-name="T956">import string</text:span></text:span></text:p>
      <text:p text:style-name="P967"><text:span text:style-name="Source_20_Text"><text:span text:style-name="T956">from IB import *</text:span></text:span></text:p>
      <text:p text:style-name="P967"><text:span text:style-name="Source_20_Text"><text:span text:style-name="T480"/></text:span></text:p>
      <text:p text:style-name="P967"><text:span text:style-name="Source_20_Text"><text:span text:style-name="T956">#############################################################################</text:span></text:span></text:p>
      <text:p text:style-name="P967"><text:span text:style-name="Source_20_Text"><text:span text:style-name="T956">##</text:span></text:span></text:p>
      <text:p text:style-name="P967"><text:span text:style-name="Source_20_Text"><text:span text:style-name="T956">##</text:span></text:span></text:p>
      <text:p text:style-name="P967"><text:span text:style-name="Source_20_Text"><text:span text:style-name="T956">#############################################################################</text:span></text:span></text:p>
      <text:p text:style-name="P967"><text:span text:style-name="Source_20_Text"><text:span text:style-name="T480"/></text:span></text:p>
      <text:p text:style-name="P967"><text:span text:style-name="Source_20_Text"><text:span text:style-name="T956">query = sys.argv[1:] and sys.argv[1] or 'ba-nking'</text:span></text:span></text:p>
      <text:p text:style-name="P967"><text:span text:style-name="Source_20_Text"><text:span text:style-name="T961">db1</text:span></text:span><text:span text:style-name="Source_20_Text"><text:span text:style-name="T956">="/opt/nonmonotonic/data/REUTERS2";</text:span></text:span></text:p>
      <text:p text:style-name="P967"><text:span text:style-name="Source_20_Text"><text:span text:style-name="T956">pdb = VIDB(</text:span></text:span><text:span text:style-name="Source_20_Text"><text:span text:style-name="T961">db1</text:span></text:span><text:span text:style-name="Source_20_Text"><text:span text:style-name="T956">);</text:span></text:span></text:p>
      <text:p text:style-name="P967"><text:span text:style-name="Source_20_Text"><text:span text:style-name="T956">print "This is PyIB version %s/%s" % (string.split(sys.version)[0], pdb.GetVersionID());</text:span></text:span></text:p>
      <text:p text:style-name="P967"><text:span text:style-name="Source_20_Text"><text:span text:style-name="T956">if not pdb.IsDbCompatible():</text:span></text:span></text:p>
      <text:p text:style-name="P967"><text:span text:style-name="Source_20_Text"><text:span text:style-name="T956"><text:s text:c="2"/>raise ValueError, "The specified database '%s' is not compatible with this version. Re-index!" % `</text:span></text:span><text:span text:style-name="Source_20_Text"><text:span text:style-name="T961">db1</text:span></text:span><text:span text:style-name="Source_20_Text"><text:span text:style-name="T956">`</text:span></text:span></text:p>
      <text:p text:style-name="P967"><text:span text:style-name="Source_20_Text"><text:span text:style-name="T480"/></text:span></text:p>
      <text:p text:style-name="P967"><text:span text:style-name="Source_20_Text"><text:span text:style-name="T956">elements = pdb.GetTotalRecords();</text:span></text:span></text:p>
      <text:p text:style-name="P967"><text:span text:style-name="Source_20_Text"><text:span text:style-name="T480"/></text:span></text:p>
      <text:p text:style-name="P967"><text:span text:style-name="Source_20_Text"><text:span text:style-name="T956">print "Database ", </text:span></text:span><text:span text:style-name="Source_20_Text"><text:span text:style-name="T962">db1</text:span></text:span><text:span text:style-name="Source_20_Text"><text:span text:style-name="T956">, " has ", elements, " elements";</text:span></text:span></text:p>
      <text:p text:style-name="P967"><text:span text:style-name="Source_20_Text"><text:span text:style-name="T480"/></text:span></text:p>
      <text:p text:style-name="P967"><text:span text:style-name="Source_20_Text"><text:span text:style-name="T956">if elements &gt; 0:</text:span></text:span></text:p>
      <text:p text:style-name="P967"><text:span text:style-name="Source_20_Text"><text:span text:style-name="T480"/></text:span></text:p>
      <text:p text:style-name="P967"><text:soft-page-break/><text:span text:style-name="Source_20_Text"><text:span text:style-name="T956"><text:s text:c="8"/>p = pdb.GetIDB(1);</text:span></text:span></text:p>
      <text:p text:style-name="P967"><text:span text:style-name="Source_20_Text"><text:span text:style-name="T956"><text:s text:c="8"/>print "IDB =", p;</text:span></text:span></text:p>
      <text:p text:style-name="P967"><text:span text:style-name="Source_20_Text"><text:span text:style-name="T956"><text:s text:c="8"/>mdt = p.GetMainMdt();</text:span></text:span></text:p>
      <text:p text:style-name="P967"><text:span text:style-name="Source_20_Text"><text:span text:style-name="T956"><text:s text:c="8"/>print "MDT = ", mdt;</text:span></text:span></text:p>
      <text:p text:style-name="P967"><text:span text:style-name="Source_20_Text"><text:span text:style-name="T956"><text:s text:c="8"/>irset = pdb.SearchSmart(query);</text:span></text:span></text:p>
      <text:p text:style-name="P967"><text:span text:style-name="Source_20_Text"><text:span text:style-name="T956"><text:s text:c="8"/>rset = None;</text:span></text:span></text:p>
      <text:p text:style-name="P967"><text:span text:style-name="Source_20_Text"><text:span text:style-name="T956"><text:s text:c="8"/>total = 0;</text:span></text:span></text:p>
      <text:p text:style-name="P967"><text:span text:style-name="Source_20_Text"><text:span text:style-name="T956"><text:s text:c="8"/>if irset != None:</text:span></text:span></text:p>
      <text:p text:style-name="P967"><text:span text:style-name="Source_20_Text"><text:span text:style-name="T956"><text:s text:c="16"/>rset = irset.GetRset(20);</text:span></text:span></text:p>
      <text:p text:style-name="P967"><text:span text:style-name="Source_20_Text"><text:span text:style-name="T956"><text:s text:c="16"/>total = rset.GetTotalEntries();</text:span></text:span></text:p>
      <text:p text:style-name="P967"><text:span text:style-name="Source_20_Text"><text:span text:style-name="T956"><text:s text:c="8"/>print "Searching for: ", query;</text:span></text:span></text:p>
      <text:p text:style-name="P967"><text:span text:style-name="Source_20_Text"><text:span text:style-name="T956"><text:s text:c="8"/>print "Got = ", total, " Records"; </text:span></text:span></text:p>
      <text:p text:style-name="P967"><text:span text:style-name="Source_20_Text"><text:span text:style-name="T480"/></text:span></text:p>
      <text:p text:style-name="P967"><text:span text:style-name="Source_20_Text"><text:span text:style-name="T956"><text:s text:c="8"/># Print the results....</text:span></text:span></text:p>
      <text:p text:style-name="P967"><text:span text:style-name="Source_20_Text"><text:span text:style-name="T956"><text:s text:c="8"/>for i in range(1,total+1):</text:span></text:span></text:p>
      <text:p text:style-name="P967"><text:span text:style-name="Source_20_Text"><text:span text:style-name="T956"><text:s text:c="10"/>result = rset.GetEntry(i);</text:span></text:span></text:p>
      <text:p text:style-name="P967"><text:span text:style-name="Source_20_Text"><text:span text:style-name="T956"><text:s text:c="10"/>area = pdb.Context(result, "___", "____") ;</text:span></text:span></text:p>
      <text:p text:style-name="P967"><text:span text:style-name="Source_20_Text"><text:span text:style-name="T956"><text:s text:c="10"/>datum = result.GetDate();</text:span></text:span></text:p>
      <text:p text:style-name="P967"><text:span text:style-name="Source_20_Text"><text:span text:style-name="T480"/></text:span></text:p>
      <text:p text:style-name="P967"><text:span text:style-name="Source_20_Text"><text:span text:style-name="T956"><text:s text:c="10"/>score <text:s/>= result.GetScore();</text:span></text:span></text:p>
      <text:p text:style-name="P967"><text:span text:style-name="Source_20_Text"><text:span text:style-name="T956"><text:s text:c="10"/>hits <text:s text:c="2"/>= result.GetHitTable();</text:span></text:span></text:p>
      <text:p text:style-name="P967"><text:span text:style-name="Source_20_Text"><text:span text:style-name="T956"><text:s text:c="10"/>print "[", i , "] ", rset.GetScaledScore(score, 100), " ", score, " ", pdb.Present(result, ELEMENT_Brief);</text:span></text:span></text:p>
      <text:p text:style-name="P967"><text:span text:style-name="Source_20_Text"><text:span text:style-name="T956"><text:s text:c="10"/>print "\tFormat: ", result.GetDoctype();</text:span></text:span></text:p>
      <text:p text:style-name="P967"><text:span text:style-name="Source_20_Text"><text:span text:style-name="T956"><text:s text:c="10"/>print "\tFile:", result.GetFullFileName(), " <text:s/>[", result.GetRecordStart(), "-", result.GetRecordEnd(), "]";</text:span></text:span></text:p>
      <text:p text:style-name="P967"><text:span text:style-name="Source_20_Text"><text:span text:style-name="T956"><text:s text:c="10"/>print "\tDate: ", datum.RFCdate();</text:span></text:span></text:p>
      <text:p text:style-name="P967"><text:span text:style-name="Source_20_Text"><text:span text:style-name="T956"><text:s text:c="10"/>print "\tMatch: ", area;</text:span></text:span></text:p>
      <text:p text:style-name="P967"><text:span text:style-name="Source_20_Text"><text:span text:style-name="T141"/></text:span></text:p>
      <text:p text:style-name="P975"><text:span text:style-name="Source_20_Text"><text:span text:style-name="T414">Notice that instead of going directly to RSET we asked for an IRSET. This set is lighter weight and not fully resolved. </text:span></text:span></text:p>
      <text:p text:style-name="P975"><text:span text:style-name="Source_20_Text"><text:span text:style-name="T414"/></text:span></text:p>
      <text:p text:style-name="P976"><text:span text:style-name="Source_20_Text"><text:span text:style-name="T415">See: Result sets (RSET and IRSET classes): </text:span></text:span><text:a xlink:type="simple" xlink:href="#25.2.Result sets|outline" text:style-name="Internet_20_link" text:visited-style-name="Visited_20_Internet_20_Link"><text:span text:style-name="T972">C++ API Result Sets</text:span></text:a></text:p>
      <text:p text:style-name="P799"><text:span text:style-name="Source_20_Text"><text:span text:style-name="T945"><text:s/></text:span></text:span></text:p>
      <text:p text:style-name="P685"><text:span text:style-name="Source_20_Text">TO BE CONTINUED</text:span></text:p>
      <text:h text:style-name="P821" text:outline-level="1"><text:bookmark-start text:name="__RefHeading___Toc21645_1153173224"/><text:span text:style-name="Source_20_Text"><text:span text:style-name="T801">Appendium</text:span></text:span><text:bookmark-end text:name="__RefHeading___Toc21645_1153173224"/></text:h>
      <text:h text:style-name="P853" text:outline-level="2"><text:bookmark-start text:name="__RefHeading___Toc40185_2666612300"/>Semantic Revelation<text:bookmark-end text:name="__RefHeading___Toc40185_2666612300"/></text:h>
      <text:p text:style-name="P710"><text:span text:style-name="T736">The engine has been designed to allow for the implementation of a novel </text:span>remarkably powerful yet simple <text:span text:style-name="T735">paradigm of retrieval that</text:span> <text:span text:style-name="T736">we’ve</text:span> called <text:s/>"<text:span text:style-name="T418">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898">Throwing everything into a big bag of words allows one to only find similar utterances but not similar meaning.</text:span></text:p>
      <text:p text:style-name="P710"/>
      <text:p text:style-name="P710"><text:soft-page-break/>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10"/>
      <text:p text:style-name="P710">The point is: We don't care what a word or sentence means. We just "assume" that when people talk they understand, more or less, each other but neither is everyone talking with each another nor do they even want to..</text:p>
      <text:p text:style-name="P710"><text:line-break/>When there is no dialogue between listeners, the same words and phrases as spoken by a speaker can mean different things. Search is also searching for dialogue. Its all, of course, not de-coupled from ranking..</text:p>
      <text:p text:style-name="P710"><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10"/>
      <text:p text:style-name="P710">See also: the collaborative works on Multipolar Search: <text:a xlink:type="simple" xlink:href="https://isea-archives.siggraph.org/art-events/metahaven-exodus-cross-search/" text:style-name="Internet_20_link" text:visited-style-name="Visited_20_Internet_20_Link"><text:span text:style-name="T737">EXODVS Cross Search</text:span></text:a> Presentation @ ISEA 2008. National Museum of Singapore.</text:p>
      <text:p text:style-name="P710"/>
      <text:h text:style-name="P871" text:outline-level="4"><text:bookmark-start text:name="__RefHeading___Toc40071_2666612300"/>Semantic Spheres<text:bookmark-end text:name="__RefHeading___Toc40071_2666612300"/></text:h>
      <text:p text:style-name="P706">The keys to cognitive search is a segmentation of the pool of inputs into spheres of communication. We call th<text:span text:style-name="T899">ese</text:span> semantic spheres. In the context, for example, of social networks this is not the <text:span text:style-name="T899">islands of </text:span>“<text:span text:style-name="T899">filter </text:span>bubbles” but also the dialog between them. <text:s/><text:span text:style-name="T899">The </text:span>actors <text:span text:style-name="T899">in these bubbles have often various degrees of leakage, being <text:s/></text:span>more or less prone to interaction, <text:span text:style-name="T899">and more or less</text:span> and open to information coming from “<text:span text:style-name="T899">outside”</text:span>. </text:p>
      <text:p text:style-name="P706"/>
      <text:p text:style-name="P707">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902">in the context of conspiracy</text:span> they are not talking about England but <text:span text:style-name="T901">what they see as a global</text:span> “Jew<text:span text:style-name="T901">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900">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07"/>
      <text:p text:style-name="P708">Words indeed only have meaning in context but that context is often extraneous to the text within which they are included. One needs to examine the cybernetic structures, <text:span text:style-name="T904">especially the</text:span> patterns of communication and control. <text:span text:style-name="T903">There are a large number of algorithms developed over the past half century to analyze these communication networks and model these spheres. At ISEA 2008 we showed one.</text:span></text:p>
      <text:p text:style-name="P706"/>
      <text:p text:style-name="P706"><text:soft-page-break/><text:span text:style-name="Source_20_Text"><text:span text:style-name="T105">Though the use of target virtualization (see “</text:span></text:span><text:a xlink:type="simple" xlink:href="#5.0.0.2.Virtualization|outline" text:style-name="Internet_20_link" text:visited-style-name="Visited_20_Internet_20_Link"><text:span text:style-name="Source_20_Text"><text:span text:style-name="T105">Virtual Databases</text:span></text:span></text:a><text:span text:style-name="Source_20_Text"><text:span text:style-name="T105">”)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105">thesauri</text:span></text:span></text:a><text:span text:style-name="Source_20_Text"><text:span text:style-name="T105">. </text:span></text:span></text:p>
      <text:p text:style-name="P709"><text:span text:style-name="Source_20_Text"><text:span text:style-name="T105"/></text:span></text:p>
      <text:h text:style-name="Heading_20_2" text:outline-level="2"><text:bookmark-start text:name="__RefHeading___Toc23515_1429968669"/><text:span text:style-name="Source_20_Text"><text:span text:style-name="T105">Comparison Medline (txt), Medline (XML) and RIS</text:span></text:span><text:bookmark-end text:name="__RefHeading___Toc23515_1429968669"/></text:h>
      <text:p text:style-name="P766"><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581">Field</text:p>
          </table:table-cell>
          <table:table-cell table:style-name="Table33.A1" office:value-type="string">
            <text:p text:style-name="P581">Medline (txt)</text:p>
          </table:table-cell>
          <table:table-cell table:style-name="Table33.A1" office:value-type="string">
            <text:p text:style-name="P581">Medline (XML)</text:p>
          </table:table-cell>
          <table:table-cell table:style-name="Table33.A1" office:value-type="string">
            <text:p text:style-name="P581">RIS</text:p>
          </table:table-cell>
        </table:table-row>
        <table:table-row>
          <table:table-cell table:style-name="Table33.A1" office:value-type="string">
            <text:p text:style-name="P278">Abstract</text:p>
          </table:table-cell>
          <table:table-cell table:style-name="Table33.A1" office:value-type="string">
            <text:p text:style-name="P251"><text:span text:style-name="Strong_20_Emphasis"><text:span text:style-name="T581">AB</text:span></text:span></text:p>
          </table:table-cell>
          <table:table-cell table:style-name="Table33.A1" office:value-type="string">
            <text:p text:style-name="P251"><text:span text:style-name="Strong_20_Emphasis"><text:span text:style-name="T581">Abstract / AbstractText</text:span></text:span></text:p>
          </table:table-cell>
          <table:table-cell table:style-name="Table33.A1" office:value-type="string">
            <text:p text:style-name="P251"><text:span text:style-name="Strong_20_Emphasis"><text:span text:style-name="T581">AB</text:span></text:span></text:p>
          </table:table-cell>
        </table:table-row>
        <table:table-row>
          <table:table-cell table:style-name="Table33.A1" office:value-type="string">
            <text:p text:style-name="P278">Affiliation</text:p>
          </table:table-cell>
          <table:table-cell table:style-name="Table33.A1" office:value-type="string">
            <text:p text:style-name="P251"><text:span text:style-name="Strong_20_Emphasis"><text:span text:style-name="T581">A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Article Date</text:p>
          </table:table-cell>
          <table:table-cell table:style-name="Table33.A1" office:value-type="string">
            <text:p text:style-name="P278">​</text:p>
          </table:table-cell>
          <table:table-cell table:style-name="Table33.A1" office:value-type="string">
            <text:p text:style-name="P251"><text:span text:style-name="Strong_20_Emphasis"><text:span text:style-name="T581">ArticleDate</text:span></text:span></text:p>
          </table:table-cell>
          <table:table-cell table:style-name="Table33.A1" office:value-type="string">
            <text:p text:style-name="P278">​</text:p>
          </table:table-cell>
        </table:table-row>
        <table:table-row>
          <table:table-cell table:style-name="Table33.A1" office:value-type="string">
            <text:p text:style-name="P278">Article Identifier</text:p>
          </table:table-cell>
          <table:table-cell table:style-name="Table33.A1" office:value-type="string">
            <text:p text:style-name="P251"><text:span text:style-name="Strong_20_Emphasis"><text:span text:style-name="T581">AID</text:span></text:span></text:p>
          </table:table-cell>
          <table:table-cell table:style-name="Table33.A1" office:value-type="string">
            <text:p text:style-name="P251"><text:span text:style-name="Strong_20_Emphasis"><text:span text:style-name="T581">Article</text:span></text:span></text:p>
          </table:table-cell>
          <table:table-cell table:style-name="Table33.A1" office:value-type="string">
            <text:p text:style-name="P278">​</text:p>
          </table:table-cell>
        </table:table-row>
        <table:table-row>
          <table:table-cell table:style-name="Table33.A1" office:value-type="string">
            <text:p text:style-name="P278">Article Title</text:p>
          </table:table-cell>
          <table:table-cell table:style-name="Table33.A1" office:value-type="string">
            <text:p text:style-name="P278">​</text:p>
          </table:table-cell>
          <table:table-cell table:style-name="Table33.A1" office:value-type="string">
            <text:p text:style-name="P251"><text:span text:style-name="Strong_20_Emphasis"><text:span text:style-name="T581">ArticleTitle</text:span></text:span></text:p>
          </table:table-cell>
          <table:table-cell table:style-name="Table33.A1" office:value-type="string">
            <text:p text:style-name="P278">​</text:p>
          </table:table-cell>
        </table:table-row>
        <table:table-row>
          <table:table-cell table:style-name="Table33.A1" office:value-type="string">
            <text:p text:style-name="P278">Author</text:p>
          </table:table-cell>
          <table:table-cell table:style-name="Table33.A1" office:value-type="string">
            <text:p text:style-name="P251"><text:span text:style-name="Strong_20_Emphasis"><text:span text:style-name="T581">AU</text:span></text:span></text:p>
          </table:table-cell>
          <table:table-cell table:style-name="Table33.A1" office:value-type="string">
            <text:p text:style-name="P251"><text:span text:style-name="Strong_20_Emphasis"><text:span text:style-name="T581">AuthorList</text:span></text:span></text:p>
          </table:table-cell>
          <table:table-cell table:style-name="Table33.A1" office:value-type="string">
            <text:p text:style-name="P251"><text:span text:style-name="Strong_20_Emphasis"><text:span text:style-name="T581">AU/A1</text:span></text:span></text:p>
          </table:table-cell>
        </table:table-row>
        <table:table-row>
          <table:table-cell table:style-name="Table33.A1" office:value-type="string">
            <text:p text:style-name="P278">Author Identifier</text:p>
          </table:table-cell>
          <table:table-cell table:style-name="Table33.A1" office:value-type="string">
            <text:p text:style-name="P251"><text:span text:style-name="Strong_20_Emphasis"><text:span text:style-name="T581">AU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Book Title</text:p>
          </table:table-cell>
          <table:table-cell table:style-name="Table33.A1" office:value-type="string">
            <text:p text:style-name="P251"><text:span text:style-name="Strong_20_Emphasis"><text:span text:style-name="T581">BTI</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81">BT</text:span></text:span></text:p>
          </table:table-cell>
        </table:table-row>
        <table:table-row>
          <table:table-cell table:style-name="Table33.A1" office:value-type="string">
            <text:p text:style-name="P278">Chemical List</text:p>
          </table:table-cell>
          <table:table-cell table:style-name="Table33.A1" office:value-type="string">
            <text:p text:style-name="P278">​</text:p>
          </table:table-cell>
          <table:table-cell table:style-name="Table33.A1" office:value-type="string">
            <text:p text:style-name="P251"><text:span text:style-name="Strong_20_Emphasis"><text:span text:style-name="T581">ChemicalList</text:span></text:span></text:p>
          </table:table-cell>
          <table:table-cell table:style-name="Table33.A1" office:value-type="string">
            <text:p text:style-name="P278">​</text:p>
          </table:table-cell>
        </table:table-row>
        <table:table-row>
          <table:table-cell table:style-name="Table33.A1" office:value-type="string">
            <text:p text:style-name="P278">Citation Subset</text:p>
          </table:table-cell>
          <table:table-cell table:style-name="Table33.A1" office:value-type="string">
            <text:p text:style-name="P278">​</text:p>
          </table:table-cell>
          <table:table-cell table:style-name="Table33.A1" office:value-type="string">
            <text:p text:style-name="P251"><text:span text:style-name="Strong_20_Emphasis"><text:span text:style-name="T581">CitationSubset</text:span></text:span></text:p>
          </table:table-cell>
          <table:table-cell table:style-name="Table33.A1" office:value-type="string">
            <text:p text:style-name="P278">​</text:p>
          </table:table-cell>
        </table:table-row>
        <table:table-row>
          <table:table-cell table:style-name="Table33.A1" office:value-type="string">
            <text:p text:style-name="P278">Collection Title</text:p>
          </table:table-cell>
          <table:table-cell table:style-name="Table33.A1" office:value-type="string">
            <text:p text:style-name="P251"><text:span text:style-name="Strong_20_Emphasis"><text:span text:style-name="T581">CT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Collaborators</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A3</text:span></text:span></text:p>
          </table:table-cell>
        </table:table-row>
        <table:table-row>
          <table:table-cell table:style-name="Table33.A1" office:value-type="string">
            <text:p text:style-name="P278">Comments Corrections List</text:p>
          </table:table-cell>
          <table:table-cell table:style-name="Table33.A1" office:value-type="string">
            <text:p text:style-name="P278">​</text:p>
          </table:table-cell>
          <table:table-cell table:style-name="Table33.A1" office:value-type="string">
            <text:p text:style-name="P251"><text:span text:style-name="Strong_20_Emphasis"><text:span text:style-name="T581">CommentsCorrectionsList</text:span></text:span></text:p>
          </table:table-cell>
          <table:table-cell table:style-name="Table33.A1" office:value-type="string">
            <text:p text:style-name="P278">​</text:p>
          </table:table-cell>
        </table:table-row>
        <table:table-row>
          <table:table-cell table:style-name="Table33.A1" office:value-type="string">
            <text:p text:style-name="P278">Corporate Author</text:p>
          </table:table-cell>
          <table:table-cell table:style-name="Table33.A1" office:value-type="string">
            <text:p text:style-name="P251"><text:span text:style-name="Strong_20_Emphasis"><text:span text:style-name="T581">C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Copyright Information</text:p>
          </table:table-cell>
          <table:table-cell table:style-name="Table33.A1" office:value-type="string">
            <text:p text:style-name="P278">​</text:p>
          </table:table-cell>
          <table:table-cell table:style-name="Table33.A1" office:value-type="string">
            <text:p text:style-name="P251"><text:span text:style-name="Strong_20_Emphasis"><text:span text:style-name="T581">CopyrightInformation</text:span></text:span></text:p>
          </table:table-cell>
          <table:table-cell table:style-name="Table33.A1" office:value-type="string">
            <text:p text:style-name="P278">​</text:p>
          </table:table-cell>
        </table:table-row>
        <table:table-row>
          <table:table-cell table:style-name="Table33.A1" office:value-type="string">
            <text:p text:style-name="P278">Create Date</text:p>
          </table:table-cell>
          <table:table-cell table:style-name="Table33.A1" office:value-type="string">
            <text:p text:style-name="P251"><text:span text:style-name="Strong_20_Emphasis"><text:span text:style-name="T581">CRD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Country</text:p>
          </table:table-cell>
          <table:table-cell table:style-name="Table33.A1" office:value-type="string">
            <text:p text:style-name="P278">​</text:p>
          </table:table-cell>
          <table:table-cell table:style-name="Table33.A1" office:value-type="string">
            <text:p text:style-name="P251"><text:span text:style-name="Strong_20_Emphasis"><text:span text:style-name="T581">Country</text:span></text:span></text:p>
          </table:table-cell>
          <table:table-cell table:style-name="Table33.A1" office:value-type="string">
            <text:p text:style-name="P278">​</text:p>
          </table:table-cell>
        </table:table-row>
        <table:table-row>
          <table:table-cell table:style-name="Table33.A1" office:value-type="string">
            <text:p text:style-name="P278">Data Bank List</text:p>
          </table:table-cell>
          <table:table-cell table:style-name="Table33.A1" office:value-type="string">
            <text:p text:style-name="P278">​</text:p>
          </table:table-cell>
          <table:table-cell table:style-name="Table33.A1" office:value-type="string">
            <text:p text:style-name="P251"><text:span text:style-name="Strong_20_Emphasis"><text:span text:style-name="T581">DataBankList</text:span></text:span></text:p>
          </table:table-cell>
          <table:table-cell table:style-name="Table33.A1" office:value-type="string">
            <text:p text:style-name="P278">​</text:p>
          </table:table-cell>
        </table:table-row>
        <table:table-row>
          <table:table-cell table:style-name="Table33.A1" office:value-type="string">
            <text:p text:style-name="P278">Date Completed</text:p>
          </table:table-cell>
          <table:table-cell table:style-name="Table33.A1" office:value-type="string">
            <text:p text:style-name="P251"><text:span text:style-name="Strong_20_Emphasis"><text:span text:style-name="T581">DCOM</text:span></text:span></text:p>
          </table:table-cell>
          <table:table-cell table:style-name="Table33.A1" office:value-type="string">
            <text:p text:style-name="P251"><text:span text:style-name="Strong_20_Emphasis"><text:span text:style-name="T581">DateCompleted</text:span></text:span></text:p>
          </table:table-cell>
          <table:table-cell table:style-name="Table33.A1" office:value-type="string">
            <text:p text:style-name="P278">​</text:p>
          </table:table-cell>
        </table:table-row>
        <text:soft-page-break/>
        <table:table-row>
          <table:table-cell table:style-name="Table33.A1" office:value-type="string">
            <text:p text:style-name="P278">Date Created</text:p>
          </table:table-cell>
          <table:table-cell table:style-name="Table33.A1" office:value-type="string">
            <text:p text:style-name="P251"><text:span text:style-name="Strong_20_Emphasis"><text:span text:style-name="T581">DA</text:span></text:span></text:p>
          </table:table-cell>
          <table:table-cell table:style-name="Table33.A1" office:value-type="string">
            <text:p text:style-name="P251"><text:span text:style-name="Strong_20_Emphasis"><text:span text:style-name="T581">DateCreated</text:span></text:span></text:p>
          </table:table-cell>
          <table:table-cell table:style-name="Table33.A1" office:value-type="string">
            <text:p text:style-name="P278">​</text:p>
          </table:table-cell>
        </table:table-row>
        <table:table-row>
          <table:table-cell table:style-name="Table33.A1" office:value-type="string">
            <text:p text:style-name="P278">Date Last Revised</text:p>
          </table:table-cell>
          <table:table-cell table:style-name="Table33.A1" office:value-type="string">
            <text:p text:style-name="P251"><text:span text:style-name="Strong_20_Emphasis"><text:span text:style-name="T581">LR</text:span></text:span></text:p>
          </table:table-cell>
          <table:table-cell table:style-name="Table33.A1" office:value-type="string">
            <text:p text:style-name="P251"><text:span text:style-name="Strong_20_Emphasis"><text:span text:style-name="T581">DateRevised</text:span></text:span></text:p>
          </table:table-cell>
          <table:table-cell table:style-name="Table33.A1" office:value-type="string">
            <text:p text:style-name="P278">​</text:p>
          </table:table-cell>
        </table:table-row>
        <table:table-row>
          <table:table-cell table:style-name="Table33.A1" office:value-type="string">
            <text:p text:style-name="P278">Date of Electronic Publication</text:p>
          </table:table-cell>
          <table:table-cell table:style-name="Table33.A1" office:value-type="string">
            <text:p text:style-name="P251"><text:span text:style-name="Strong_20_Emphasis"><text:span text:style-name="T581">DEP</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Date of Publication</text:p>
          </table:table-cell>
          <table:table-cell table:style-name="Table33.A1" office:value-type="string">
            <text:p text:style-name="P251"><text:span text:style-name="Strong_20_Emphasis"><text:span text:style-name="T581">DP</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81">Y2</text:span></text:span></text:p>
          </table:table-cell>
        </table:table-row>
        <table:table-row>
          <table:table-cell table:style-name="Table33.A1" office:value-type="string">
            <text:p text:style-name="P278">Delete Citation</text:p>
          </table:table-cell>
          <table:table-cell table:style-name="Table33.A1" office:value-type="string">
            <text:p text:style-name="P278">​</text:p>
          </table:table-cell>
          <table:table-cell table:style-name="Table33.A1" office:value-type="string">
            <text:p text:style-name="P251"><text:span text:style-name="Strong_20_Emphasis"><text:span text:style-name="T581">DeleteCitation</text:span></text:span></text:p>
          </table:table-cell>
          <table:table-cell table:style-name="Table33.A1" office:value-type="string">
            <text:p text:style-name="P278">​</text:p>
          </table:table-cell>
        </table:table-row>
        <table:table-row>
          <table:table-cell table:style-name="Table33.A1" office:value-type="string">
            <text:p text:style-name="P278">DOI</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DOI</text:span></text:span></text:p>
          </table:table-cell>
        </table:table-row>
        <table:table-row>
          <table:table-cell table:style-name="Table33.A1" office:value-type="string">
            <text:p text:style-name="P278">Edition</text:p>
          </table:table-cell>
          <table:table-cell table:style-name="Table33.A1" office:value-type="string">
            <text:p text:style-name="P251"><text:span text:style-name="Strong_20_Emphasis"><text:span text:style-name="T581">E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Editor and Full Editor Name</text:p>
          </table:table-cell>
          <table:table-cell table:style-name="Table33.A1" office:value-type="string">
            <text:p text:style-name="P251"><text:span text:style-name="Strong_20_Emphasis"><text:span text:style-name="T581">FED</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81">ED</text:span></text:span></text:p>
          </table:table-cell>
        </table:table-row>
        <table:table-row>
          <table:table-cell table:style-name="Table33.A1" office:value-type="string">
            <text:p text:style-name="P278">End</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ER</text:span></text:span></text:p>
          </table:table-cell>
        </table:table-row>
        <table:table-row>
          <table:table-cell table:style-name="Table33.A1" office:value-type="string">
            <text:p text:style-name="P278">End Pag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EP</text:span></text:span></text:p>
          </table:table-cell>
        </table:table-row>
        <table:table-row>
          <table:table-cell table:style-name="Table33.A1" office:value-type="string">
            <text:p text:style-name="P278">Entrez Date</text:p>
          </table:table-cell>
          <table:table-cell table:style-name="Table33.A1" office:value-type="string">
            <text:p text:style-name="P251"><text:span text:style-name="Strong_20_Emphasis"><text:span text:style-name="T581">EDA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Full Author</text:p>
          </table:table-cell>
          <table:table-cell table:style-name="Table33.A1" office:value-type="string">
            <text:p text:style-name="P251"><text:span text:style-name="Strong_20_Emphasis"><text:span text:style-name="T581">FAU</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Full Personal Name as Subject</text:p>
          </table:table-cell>
          <table:table-cell table:style-name="Table33.A1" office:value-type="string">
            <text:p text:style-name="P251"><text:span text:style-name="Strong_20_Emphasis"><text:span text:style-name="T581">FP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Gene Symbol</text:p>
          </table:table-cell>
          <table:table-cell table:style-name="Table33.A1" office:value-type="string">
            <text:p text:style-name="P251"><text:span text:style-name="Strong_20_Emphasis"><text:span text:style-name="T581">GS</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General Note</text:p>
          </table:table-cell>
          <table:table-cell table:style-name="Table33.A1" office:value-type="string">
            <text:p text:style-name="P251"><text:span text:style-name="Strong_20_Emphasis"><text:span text:style-name="T581">GN</text:span></text:span></text:p>
          </table:table-cell>
          <table:table-cell table:style-name="Table33.A1" office:value-type="string">
            <text:p text:style-name="P251"><text:span text:style-name="Strong_20_Emphasis"><text:span text:style-name="T581">GeneralNote</text:span></text:span></text:p>
          </table:table-cell>
          <table:table-cell table:style-name="Table33.A1" office:value-type="string">
            <text:p text:style-name="P278">​</text:p>
          </table:table-cell>
        </table:table-row>
        <table:table-row>
          <table:table-cell table:style-name="Table33.A1" office:value-type="string">
            <text:p text:style-name="P278">Grant List</text:p>
          </table:table-cell>
          <table:table-cell table:style-name="Table33.A1" office:value-type="string">
            <text:p text:style-name="P278">​</text:p>
          </table:table-cell>
          <table:table-cell table:style-name="Table33.A1" office:value-type="string">
            <text:p text:style-name="P251"><text:span text:style-name="Strong_20_Emphasis"><text:span text:style-name="T581">GrantList</text:span></text:span></text:p>
          </table:table-cell>
          <table:table-cell table:style-name="Table33.A1" office:value-type="string">
            <text:p text:style-name="P278">​</text:p>
          </table:table-cell>
        </table:table-row>
        <table:table-row>
          <table:table-cell table:style-name="Table33.A1" office:value-type="string">
            <text:p text:style-name="P278">Grant Number</text:p>
          </table:table-cell>
          <table:table-cell table:style-name="Table33.A1" office:value-type="string">
            <text:p text:style-name="P251"><text:span text:style-name="Strong_20_Emphasis"><text:span text:style-name="T581">G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Investigator Name and Full Investigator Name</text:p>
          </table:table-cell>
          <table:table-cell table:style-name="Table33.A1" office:value-type="string">
            <text:p text:style-name="P251"><text:span text:style-name="Strong_20_Emphasis"><text:span text:style-name="T581">IR/FI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Investigator List</text:p>
          </table:table-cell>
          <table:table-cell table:style-name="Table33.A1" office:value-type="string">
            <text:p text:style-name="P278">​</text:p>
          </table:table-cell>
          <table:table-cell table:style-name="Table33.A1" office:value-type="string">
            <text:p text:style-name="P251"><text:span text:style-name="Strong_20_Emphasis"><text:span text:style-name="T581">InvestigatorList</text:span></text:span></text:p>
          </table:table-cell>
          <table:table-cell table:style-name="Table33.A1" office:value-type="string">
            <text:p text:style-name="P278">​</text:p>
          </table:table-cell>
        </table:table-row>
        <table:table-row>
          <table:table-cell table:style-name="Table33.A1" office:value-type="string">
            <text:p text:style-name="P278">ISO Abbreviation</text:p>
          </table:table-cell>
          <table:table-cell table:style-name="Table33.A1" office:value-type="string">
            <text:p text:style-name="P278">​</text:p>
          </table:table-cell>
          <table:table-cell table:style-name="Table33.A1" office:value-type="string">
            <text:p text:style-name="P251"><text:span text:style-name="Strong_20_Emphasis"><text:span text:style-name="T581">ISOAbbreviation</text:span></text:span></text:p>
          </table:table-cell>
          <table:table-cell table:style-name="Table33.A1" office:value-type="string">
            <text:p text:style-name="P278">​</text:p>
          </table:table-cell>
        </table:table-row>
        <table:table-row>
          <table:table-cell table:style-name="Table33.A1" office:value-type="string">
            <text:p text:style-name="P278">ISBN</text:p>
          </table:table-cell>
          <table:table-cell table:style-name="Table33.A1" office:value-type="string">
            <text:p text:style-name="P251"><text:span text:style-name="Strong_20_Emphasis"><text:span text:style-name="T581">ISBN</text:span></text:span></text:p>
          </table:table-cell>
          <table:table-cell table:style-name="Table33.A1" office:value-type="string">
            <text:p text:style-name="P278">​</text:p>
          </table:table-cell>
          <table:table-cell table:style-name="Table33.A1" office:value-type="string">
            <text:p text:style-name="P251"><text:span text:style-name="Strong_20_Emphasis"><text:span text:style-name="T581">SN</text:span></text:span></text:p>
          </table:table-cell>
        </table:table-row>
        <table:table-row>
          <table:table-cell table:style-name="Table33.A1" office:value-type="string">
            <text:p text:style-name="P278">ISSN</text:p>
          </table:table-cell>
          <table:table-cell table:style-name="Table33.A1" office:value-type="string">
            <text:p text:style-name="P251"><text:span text:style-name="Strong_20_Emphasis"><text:span text:style-name="T581">IS</text:span></text:span></text:p>
          </table:table-cell>
          <table:table-cell table:style-name="Table33.A1" office:value-type="string">
            <text:p text:style-name="P251"><text:span text:style-name="Strong_20_Emphasis"><text:span text:style-name="T581">ISSN</text:span></text:span></text:p>
          </table:table-cell>
          <table:table-cell table:style-name="Table33.A1" office:value-type="string">
            <text:p text:style-name="P278">​</text:p>
          </table:table-cell>
        </table:table-row>
        <table:table-row>
          <table:table-cell table:style-name="Table33.A1" office:value-type="string">
            <text:p text:style-name="P278">ISSN Linking</text:p>
          </table:table-cell>
          <table:table-cell table:style-name="Table33.A1" office:value-type="string">
            <text:p text:style-name="P278">​</text:p>
          </table:table-cell>
          <table:table-cell table:style-name="Table33.A1" office:value-type="string">
            <text:p text:style-name="P251"><text:span text:style-name="Strong_20_Emphasis"><text:span text:style-name="T581">ISSNLinking</text:span></text:span></text:p>
          </table:table-cell>
          <table:table-cell table:style-name="Table33.A1" office:value-type="string">
            <text:p text:style-name="P278">​</text:p>
          </table:table-cell>
        </table:table-row>
        <table:table-row>
          <table:table-cell table:style-name="Table33.A1" office:value-type="string">
            <text:p text:style-name="P278">Issue</text:p>
          </table:table-cell>
          <table:table-cell table:style-name="Table33.A1" office:value-type="string">
            <text:p text:style-name="P251"><text:span text:style-name="Strong_20_Emphasis"><text:span text:style-name="T581">IP</text:span></text:span></text:p>
          </table:table-cell>
          <table:table-cell table:style-name="Table33.A1" office:value-type="string">
            <text:p text:style-name="P251"><text:span text:style-name="Strong_20_Emphasis"><text:span text:style-name="T581">Issue</text:span></text:span></text:p>
          </table:table-cell>
          <table:table-cell table:style-name="Table33.A1" office:value-type="string">
            <text:p text:style-name="P251"><text:span text:style-name="Strong_20_Emphasis"><text:span text:style-name="T581">IS</text:span></text:span></text:p>
          </table:table-cell>
        </table:table-row>
        <text:soft-page-break/>
        <table:table-row>
          <table:table-cell table:style-name="Table33.A1" office:value-type="string">
            <text:p text:style-name="P278">Journal Issue</text:p>
          </table:table-cell>
          <table:table-cell table:style-name="Table33.A1" office:value-type="string">
            <text:p text:style-name="P278">​</text:p>
          </table:table-cell>
          <table:table-cell table:style-name="Table33.A1" office:value-type="string">
            <text:p text:style-name="P251"><text:span text:style-name="Strong_20_Emphasis"><text:span text:style-name="T581">JournalIssue</text:span></text:span></text:p>
          </table:table-cell>
          <table:table-cell table:style-name="Table33.A1" office:value-type="string">
            <text:p text:style-name="P278">​</text:p>
          </table:table-cell>
        </table:table-row>
        <table:table-row>
          <table:table-cell table:style-name="Table33.A1" office:value-type="string">
            <text:p text:style-name="P278">Journal Title</text:p>
          </table:table-cell>
          <table:table-cell table:style-name="Table33.A1" office:value-type="string">
            <text:p text:style-name="P251"><text:span text:style-name="Strong_20_Emphasis"><text:span text:style-name="T581">JT</text:span></text:span></text:p>
          </table:table-cell>
          <table:table-cell table:style-name="Table33.A1" office:value-type="string">
            <text:p text:style-name="P251"><text:span text:style-name="Strong_20_Emphasis"><text:span text:style-name="T581">Journal</text:span></text:span></text:p>
          </table:table-cell>
          <table:table-cell table:style-name="Table33.A1" office:value-type="string">
            <text:p text:style-name="P251"><text:span text:style-name="Strong_20_Emphasis"><text:span text:style-name="T581">JO/JF/JA</text:span></text:span></text:p>
          </table:table-cell>
        </table:table-row>
        <table:table-row>
          <table:table-cell table:style-name="Table33.A1" office:value-type="string">
            <text:p text:style-name="P278">Journal Title Abbreviation</text:p>
          </table:table-cell>
          <table:table-cell table:style-name="Table33.A1" office:value-type="string">
            <text:p text:style-name="P251"><text:span text:style-name="Strong_20_Emphasis"><text:span text:style-name="T581">TA</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Keywords</text:p>
          </table:table-cell>
          <table:table-cell table:style-name="Table33.A1" office:value-type="string">
            <text:p text:style-name="P278">​</text:p>
          </table:table-cell>
          <table:table-cell table:style-name="Table33.A1" office:value-type="string">
            <text:p text:style-name="P251"><text:span text:style-name="Strong_20_Emphasis"><text:span text:style-name="T581">KeywordList</text:span></text:span></text:p>
          </table:table-cell>
          <table:table-cell table:style-name="Table33.A1" office:value-type="string">
            <text:p text:style-name="P251"><text:span text:style-name="Strong_20_Emphasis"><text:span text:style-name="T581">KW</text:span></text:span></text:p>
          </table:table-cell>
        </table:table-row>
        <table:table-row>
          <table:table-cell table:style-name="Table33.A1" office:value-type="string">
            <text:p text:style-name="P278">Language</text:p>
          </table:table-cell>
          <table:table-cell table:style-name="Table33.A1" office:value-type="string">
            <text:p text:style-name="P251"><text:span text:style-name="Strong_20_Emphasis"><text:span text:style-name="T581">LA</text:span></text:span></text:p>
          </table:table-cell>
          <table:table-cell table:style-name="Table33.A1" office:value-type="string">
            <text:p text:style-name="P251"><text:span text:style-name="Strong_20_Emphasis"><text:span text:style-name="T581">Language</text:span></text:span></text:p>
          </table:table-cell>
          <table:table-cell table:style-name="Table33.A1" office:value-type="string">
            <text:p text:style-name="P278">​</text:p>
          </table:table-cell>
        </table:table-row>
        <table:table-row>
          <table:table-cell table:style-name="Table33.A1" office:value-type="string">
            <text:p text:style-name="P278">Location Identifier</text:p>
          </table:table-cell>
          <table:table-cell table:style-name="Table33.A1" office:value-type="string">
            <text:p text:style-name="P251"><text:span text:style-name="Strong_20_Emphasis"><text:span text:style-name="T581">L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Manuscript Identifier</text:p>
          </table:table-cell>
          <table:table-cell table:style-name="Table33.A1" office:value-type="string">
            <text:p text:style-name="P251"><text:span text:style-name="Strong_20_Emphasis"><text:span text:style-name="T581">MID</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Medline Title Abbreviation</text:p>
          </table:table-cell>
          <table:table-cell table:style-name="Table33.A1" office:value-type="string">
            <text:p text:style-name="P278">​</text:p>
          </table:table-cell>
          <table:table-cell table:style-name="Table33.A1" office:value-type="string">
            <text:p text:style-name="P251"><text:span text:style-name="Strong_20_Emphasis"><text:span text:style-name="T581">MedlineTA</text:span></text:span></text:p>
          </table:table-cell>
          <table:table-cell table:style-name="Table33.A1" office:value-type="string">
            <text:p text:style-name="P278">​</text:p>
          </table:table-cell>
        </table:table-row>
        <table:table-row>
          <table:table-cell table:style-name="Table33.A1" office:value-type="string">
            <text:p text:style-name="P278">Medline Date</text:p>
          </table:table-cell>
          <table:table-cell table:style-name="Table33.A1" office:value-type="string">
            <text:p text:style-name="P278">​</text:p>
          </table:table-cell>
          <table:table-cell table:style-name="Table33.A1" office:value-type="string">
            <text:p text:style-name="P251"><text:span text:style-name="Strong_20_Emphasis"><text:span text:style-name="T581">MedlineDate</text:span></text:span></text:p>
          </table:table-cell>
          <table:table-cell table:style-name="Table33.A1" office:value-type="string">
            <text:p text:style-name="P278">​</text:p>
          </table:table-cell>
        </table:table-row>
        <table:table-row>
          <table:table-cell table:style-name="Table33.A1" office:value-type="string">
            <text:p text:style-name="P278">MeSH Date</text:p>
          </table:table-cell>
          <table:table-cell table:style-name="Table33.A1" office:value-type="string">
            <text:p text:style-name="P251"><text:span text:style-name="Strong_20_Emphasis"><text:span text:style-name="T581">MHDA</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Mesh Heading List</text:p>
          </table:table-cell>
          <table:table-cell table:style-name="Table33.A1" office:value-type="string">
            <text:p text:style-name="P278">​</text:p>
          </table:table-cell>
          <table:table-cell table:style-name="Table33.A1" office:value-type="string">
            <text:p text:style-name="P251"><text:span text:style-name="Strong_20_Emphasis"><text:span text:style-name="T581">MeshHeadingList</text:span></text:span></text:p>
          </table:table-cell>
          <table:table-cell table:style-name="Table33.A1" office:value-type="string">
            <text:p text:style-name="P278">​</text:p>
          </table:table-cell>
        </table:table-row>
        <table:table-row>
          <table:table-cell table:style-name="Table33.A1" office:value-type="string">
            <text:p text:style-name="P278">MeSH Terms</text:p>
          </table:table-cell>
          <table:table-cell table:style-name="Table33.A1" office:value-type="string">
            <text:p text:style-name="P251"><text:span text:style-name="Strong_20_Emphasis"><text:span text:style-name="T581">MH</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Misc</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M1-M3</text:span></text:span></text:p>
          </table:table-cell>
        </table:table-row>
        <table:table-row>
          <table:table-cell table:style-name="Table33.A1" office:value-type="string">
            <text:p text:style-name="P278">NLM Unique ID</text:p>
          </table:table-cell>
          <table:table-cell table:style-name="Table33.A1" office:value-type="string">
            <text:p text:style-name="P251"><text:span text:style-name="Strong_20_Emphasis"><text:span text:style-name="T581">JID</text:span></text:span></text:p>
          </table:table-cell>
          <table:table-cell table:style-name="Table33.A1" office:value-type="string">
            <text:p text:style-name="P251"><text:span text:style-name="Strong_20_Emphasis"><text:span text:style-name="T581">NlmUniqueID</text:span></text:span></text:p>
          </table:table-cell>
          <table:table-cell table:style-name="Table33.A1" office:value-type="string">
            <text:p text:style-name="P278">​</text:p>
          </table:table-cell>
        </table:table-row>
        <table:table-row>
          <table:table-cell table:style-name="Table33.A1" office:value-type="string">
            <text:p text:style-name="P278">Not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N1</text:span></text:span></text:p>
          </table:table-cell>
        </table:table-row>
        <table:table-row>
          <table:table-cell table:style-name="Table33.A1" office:value-type="string">
            <text:p text:style-name="P278">Number of References</text:p>
          </table:table-cell>
          <table:table-cell table:style-name="Table33.A1" office:value-type="string">
            <text:p text:style-name="P251"><text:span text:style-name="Strong_20_Emphasis"><text:span text:style-name="T581">RF</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Other Abstract and other abstract language</text:p>
          </table:table-cell>
          <table:table-cell table:style-name="Table33.A1" office:value-type="string">
            <text:p text:style-name="P251"><text:span text:style-name="Strong_20_Emphasis"><text:span text:style-name="T581">OAB/OABL</text:span></text:span></text:p>
          </table:table-cell>
          <table:table-cell table:style-name="Table33.A1" office:value-type="string">
            <text:p text:style-name="P251"><text:span text:style-name="Strong_20_Emphasis"><text:span text:style-name="T581">OtherAbstract</text:span></text:span></text:p>
          </table:table-cell>
          <table:table-cell table:style-name="Table33.A1" office:value-type="string">
            <text:p text:style-name="P278">​</text:p>
          </table:table-cell>
        </table:table-row>
        <table:table-row>
          <table:table-cell table:style-name="Table33.A1" office:value-type="string">
            <text:p text:style-name="P278">Other Copyright Information</text:p>
          </table:table-cell>
          <table:table-cell table:style-name="Table33.A1" office:value-type="string">
            <text:p text:style-name="P251"><text:span text:style-name="Strong_20_Emphasis"><text:span text:style-name="T581">OC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Other ID</text:p>
          </table:table-cell>
          <table:table-cell table:style-name="Table33.A1" office:value-type="string">
            <text:p text:style-name="P251"><text:span text:style-name="Strong_20_Emphasis"><text:span text:style-name="T581">OID</text:span></text:span></text:p>
          </table:table-cell>
          <table:table-cell table:style-name="Table33.A1" office:value-type="string">
            <text:p text:style-name="P251"><text:span text:style-name="Strong_20_Emphasis"><text:span text:style-name="T581">OtherID</text:span></text:span></text:p>
          </table:table-cell>
          <table:table-cell table:style-name="Table33.A1" office:value-type="string">
            <text:p text:style-name="P278">​</text:p>
          </table:table-cell>
        </table:table-row>
        <table:table-row>
          <table:table-cell table:style-name="Table33.A1" office:value-type="string">
            <text:p text:style-name="P278">Other Term</text:p>
          </table:table-cell>
          <table:table-cell table:style-name="Table33.A1" office:value-type="string">
            <text:p text:style-name="P251"><text:span text:style-name="Strong_20_Emphasis"><text:span text:style-name="T581">O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Other Term Owner</text:p>
          </table:table-cell>
          <table:table-cell table:style-name="Table33.A1" office:value-type="string">
            <text:p text:style-name="P251"><text:span text:style-name="Strong_20_Emphasis"><text:span text:style-name="T581">OTO</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Owner</text:p>
          </table:table-cell>
          <table:table-cell table:style-name="Table33.A1" office:value-type="string">
            <text:p text:style-name="P251"><text:span text:style-name="Strong_20_Emphasis"><text:span text:style-name="T581">OW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agination</text:p>
          </table:table-cell>
          <table:table-cell table:style-name="Table33.A1" office:value-type="string">
            <text:p text:style-name="P251"><text:span text:style-name="Strong_20_Emphasis"><text:span text:style-name="T581">PG</text:span></text:span></text:p>
          </table:table-cell>
          <table:table-cell table:style-name="Table33.A1" office:value-type="string">
            <text:p text:style-name="P251"><text:span text:style-name="Strong_20_Emphasis"><text:span text:style-name="T581">Pagination</text:span></text:span></text:p>
          </table:table-cell>
          <table:table-cell table:style-name="Table33.A1" office:value-type="string">
            <text:p text:style-name="P278">​</text:p>
          </table:table-cell>
        </table:table-row>
        <table:table-row>
          <table:table-cell table:style-name="Table33.A1" office:value-type="string">
            <text:p text:style-name="P278">Personal Name as Subject</text:p>
          </table:table-cell>
          <table:table-cell table:style-name="Table33.A1" office:value-type="string">
            <text:p text:style-name="P251"><text:span text:style-name="Strong_20_Emphasis"><text:span text:style-name="T581">PS</text:span></text:span></text:p>
          </table:table-cell>
          <table:table-cell table:style-name="Table33.A1" office:value-type="string">
            <text:p text:style-name="P278">​</text:p>
          </table:table-cell>
          <table:table-cell table:style-name="Table33.A1" office:value-type="string">
            <text:p text:style-name="P278">​<text:soft-page-break/></text:p>
          </table:table-cell>
        </table:table-row>
        <table:table-row>
          <table:table-cell table:style-name="Table33.A1" office:value-type="string">
            <text:p text:style-name="P278">Personal Name as Subject List</text:p>
          </table:table-cell>
          <table:table-cell table:style-name="Table33.A1" office:value-type="string">
            <text:p text:style-name="P278">​</text:p>
          </table:table-cell>
          <table:table-cell table:style-name="Table33.A1" office:value-type="string">
            <text:p text:style-name="P251"><text:span text:style-name="Strong_20_Emphasis"><text:span text:style-name="T581">PersonalNameSubjectList</text:span></text:span></text:p>
          </table:table-cell>
          <table:table-cell table:style-name="Table33.A1" office:value-type="string">
            <text:p text:style-name="P278">​</text:p>
          </table:table-cell>
        </table:table-row>
        <table:table-row>
          <table:table-cell table:style-name="Table33.A1" office:value-type="string">
            <text:p text:style-name="P278">Place of Publication</text:p>
          </table:table-cell>
          <table:table-cell table:style-name="Table33.A1" office:value-type="string">
            <text:p text:style-name="P251"><text:span text:style-name="Strong_20_Emphasis"><text:span text:style-name="T581">PL</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lication History Status</text:p>
          </table:table-cell>
          <table:table-cell table:style-name="Table33.A1" office:value-type="string">
            <text:p text:style-name="P251"><text:span text:style-name="Strong_20_Emphasis"><text:span text:style-name="T581">PHS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lication Status</text:p>
          </table:table-cell>
          <table:table-cell table:style-name="Table33.A1" office:value-type="string">
            <text:p text:style-name="P251"><text:span text:style-name="Strong_20_Emphasis"><text:span text:style-name="T581">PS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lication Type</text:p>
          </table:table-cell>
          <table:table-cell table:style-name="Table33.A1" office:value-type="string">
            <text:p text:style-name="P251"><text:span text:style-name="Strong_20_Emphasis"><text:span text:style-name="T581">P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lication Type List</text:p>
          </table:table-cell>
          <table:table-cell table:style-name="Table33.A1" office:value-type="string">
            <text:p text:style-name="P278">​</text:p>
          </table:table-cell>
          <table:table-cell table:style-name="Table33.A1" office:value-type="string">
            <text:p text:style-name="P251"><text:span text:style-name="Strong_20_Emphasis"><text:span text:style-name="T581">PublicationTypeList</text:span></text:span></text:p>
          </table:table-cell>
          <table:table-cell table:style-name="Table33.A1" office:value-type="string">
            <text:p text:style-name="P278">​</text:p>
          </table:table-cell>
        </table:table-row>
        <table:table-row>
          <table:table-cell table:style-name="Table33.A1" office:value-type="string">
            <text:p text:style-name="P278">Publisher</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PB</text:span></text:span></text:p>
          </table:table-cell>
        </table:table-row>
        <table:table-row>
          <table:table-cell table:style-name="Table33.A1" office:value-type="string">
            <text:p text:style-name="P278">Publishing Date</text:p>
          </table:table-cell>
          <table:table-cell table:style-name="Table33.A1" office:value-type="string">
            <text:p text:style-name="P278">​</text:p>
          </table:table-cell>
          <table:table-cell table:style-name="Table33.A1" office:value-type="string">
            <text:p text:style-name="P251"><text:span text:style-name="Strong_20_Emphasis"><text:span text:style-name="T581">PubDate</text:span></text:span></text:p>
          </table:table-cell>
          <table:table-cell table:style-name="Table33.A1" office:value-type="string">
            <text:p text:style-name="P278">​</text:p>
          </table:table-cell>
        </table:table-row>
        <table:table-row>
          <table:table-cell table:style-name="Table33.A1" office:value-type="string">
            <text:p text:style-name="P278">Publishing Model</text:p>
          </table:table-cell>
          <table:table-cell table:style-name="Table33.A1" office:value-type="string">
            <text:p text:style-name="P251"><text:span text:style-name="Strong_20_Emphasis"><text:span text:style-name="T581">PUB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Med Central Identifier</text:p>
          </table:table-cell>
          <table:table-cell table:style-name="Table33.A1" office:value-type="string">
            <text:p text:style-name="P251"><text:span text:style-name="Strong_20_Emphasis"><text:span text:style-name="T581">PMCR</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PubmMed Unique Identifier</text:p>
          </table:table-cell>
          <table:table-cell table:style-name="Table33.A1" office:value-type="string">
            <text:p text:style-name="P251"><text:span text:style-name="Strong_20_Emphasis"><text:span text:style-name="T581">PMID</text:span></text:span></text:p>
          </table:table-cell>
          <table:table-cell table:style-name="Table33.A1" office:value-type="string">
            <text:p text:style-name="P251"><text:span text:style-name="Strong_20_Emphasis"><text:span text:style-name="T581">PMID</text:span></text:span></text:p>
          </table:table-cell>
          <table:table-cell table:style-name="Table33.A1" office:value-type="string">
            <text:p text:style-name="P278">​</text:p>
          </table:table-cell>
        </table:table-row>
        <table:table-row>
          <table:table-cell table:style-name="Table33.A1" office:value-type="string">
            <text:p text:style-name="P278">Registry Number</text:p>
          </table:table-cell>
          <table:table-cell table:style-name="Table33.A1" office:value-type="string">
            <text:p text:style-name="P251"><text:span text:style-name="Strong_20_Emphasis"><text:span text:style-name="T581">RN</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Reprint</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RP</text:span></text:span></text:p>
          </table:table-cell>
        </table:table-row>
        <table:table-row>
          <table:table-cell table:style-name="Table33.A1" office:value-type="string">
            <text:p text:style-name="P278">Start Pag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SP</text:span></text:span></text:p>
          </table:table-cell>
        </table:table-row>
        <table:table-row>
          <table:table-cell table:style-name="Table33.A1" office:value-type="string">
            <text:p text:style-name="P278">Substance Name</text:p>
          </table:table-cell>
          <table:table-cell table:style-name="Table33.A1" office:value-type="string">
            <text:p text:style-name="P251"><text:span text:style-name="Strong_20_Emphasis"><text:span text:style-name="T581">N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upplemental Mesh List</text:p>
          </table:table-cell>
          <table:table-cell table:style-name="Table33.A1" office:value-type="string">
            <text:p text:style-name="P278">​</text:p>
          </table:table-cell>
          <table:table-cell table:style-name="Table33.A1" office:value-type="string">
            <text:p text:style-name="P251"><text:span text:style-name="Strong_20_Emphasis"><text:span text:style-name="T581">SupplMeshList</text:span></text:span></text:p>
          </table:table-cell>
          <table:table-cell table:style-name="Table33.A1" office:value-type="string">
            <text:p text:style-name="P278">​</text:p>
          </table:table-cell>
        </table:table-row>
        <table:table-row>
          <table:table-cell table:style-name="Table33.A1" office:value-type="string">
            <text:p text:style-name="P278">Secondary Source ID</text:p>
          </table:table-cell>
          <table:table-cell table:style-name="Table33.A1" office:value-type="string">
            <text:p text:style-name="P251"><text:span text:style-name="Strong_20_Emphasis"><text:span text:style-name="T581">S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ource</text:p>
          </table:table-cell>
          <table:table-cell table:style-name="Table33.A1" office:value-type="string">
            <text:p text:style-name="P251"><text:span text:style-name="Strong_20_Emphasis"><text:span text:style-name="T581">SO</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pace Flight Mission</text:p>
          </table:table-cell>
          <table:table-cell table:style-name="Table33.A1" office:value-type="string">
            <text:p text:style-name="P251"><text:span text:style-name="Strong_20_Emphasis"><text:span text:style-name="T581">SFM</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tatus</text:p>
          </table:table-cell>
          <table:table-cell table:style-name="Table33.A1" office:value-type="string">
            <text:p text:style-name="P251"><text:span text:style-name="Strong_20_Emphasis"><text:span text:style-name="T581">STAT</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Subset</text:p>
          </table:table-cell>
          <table:table-cell table:style-name="Table33.A1" office:value-type="string">
            <text:p text:style-name="P251"><text:span text:style-name="Strong_20_Emphasis"><text:span text:style-name="T581">SB</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Title</text:p>
          </table:table-cell>
          <table:table-cell table:style-name="Table33.A1" office:value-type="string">
            <text:p text:style-name="P251"><text:span text:style-name="Strong_20_Emphasis"><text:span text:style-name="T581">TI</text:span></text:span></text:p>
          </table:table-cell>
          <table:table-cell table:style-name="Table33.A1" office:value-type="string">
            <text:p text:style-name="P251"><text:span text:style-name="Strong_20_Emphasis"><text:span text:style-name="T581">Title</text:span></text:span></text:p>
          </table:table-cell>
          <table:table-cell table:style-name="Table33.A1" office:value-type="string">
            <text:p text:style-name="P251"><text:span text:style-name="Strong_20_Emphasis"><text:span text:style-name="T581">TI/T1</text:span></text:span></text:p>
          </table:table-cell>
        </table:table-row>
        <table:table-row>
          <table:table-cell table:style-name="Table33.A1" office:value-type="string">
            <text:p text:style-name="P278">Transliterated Title</text:p>
          </table:table-cell>
          <table:table-cell table:style-name="Table33.A1" office:value-type="string">
            <text:p text:style-name="P251"><text:span text:style-name="Strong_20_Emphasis"><text:span text:style-name="T581">TT</text:span></text:span></text:p>
          </table:table-cell>
          <table:table-cell table:style-name="Table33.A1" office:value-type="string">
            <text:p text:style-name="P278">​</text:p>
          </table:table-cell>
          <table:table-cell table:style-name="Table33.A1" office:value-type="string">
            <text:p text:style-name="P278">​</text:p>
          </table:table-cell>
        </table:table-row>
        <text:soft-page-break/>
        <table:table-row>
          <table:table-cell table:style-name="Table33.A1" office:value-type="string">
            <text:p text:style-name="P278">Type</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TY</text:span></text:span></text:p>
          </table:table-cell>
        </table:table-row>
        <table:table-row>
          <table:table-cell table:style-name="Table33.A1" office:value-type="string">
            <text:p text:style-name="P278">URL</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UR</text:span></text:span></text:p>
          </table:table-cell>
        </table:table-row>
        <table:table-row>
          <table:table-cell table:style-name="Table33.A1" office:value-type="string">
            <text:p text:style-name="P278">User Text</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U1-U3</text:span></text:span></text:p>
          </table:table-cell>
        </table:table-row>
        <table:table-row>
          <table:table-cell table:style-name="Table33.A1" office:value-type="string">
            <text:p text:style-name="P278">Volume</text:p>
          </table:table-cell>
          <table:table-cell table:style-name="Table33.A1" office:value-type="string">
            <text:p text:style-name="P251"><text:span text:style-name="Strong_20_Emphasis"><text:span text:style-name="T581">VI</text:span></text:span></text:p>
          </table:table-cell>
          <table:table-cell table:style-name="Table33.A1" office:value-type="string">
            <text:p text:style-name="P251"><text:span text:style-name="Strong_20_Emphasis"><text:span text:style-name="T581">Volume</text:span></text:span></text:p>
          </table:table-cell>
          <table:table-cell table:style-name="Table33.A1" office:value-type="string">
            <text:p text:style-name="P251"><text:span text:style-name="Strong_20_Emphasis"><text:span text:style-name="T581">VL</text:span></text:span></text:p>
          </table:table-cell>
        </table:table-row>
        <table:table-row>
          <table:table-cell table:style-name="Table33.A1" office:value-type="string">
            <text:p text:style-name="P278">Volume Title</text:p>
          </table:table-cell>
          <table:table-cell table:style-name="Table33.A1" office:value-type="string">
            <text:p text:style-name="P251"><text:span text:style-name="Strong_20_Emphasis"><text:span text:style-name="T581">VTI</text:span></text:span></text:p>
          </table:table-cell>
          <table:table-cell table:style-name="Table33.A1" office:value-type="string">
            <text:p text:style-name="P278">​</text:p>
          </table:table-cell>
          <table:table-cell table:style-name="Table33.A1" office:value-type="string">
            <text:p text:style-name="P278">​</text:p>
          </table:table-cell>
        </table:table-row>
        <table:table-row>
          <table:table-cell table:style-name="Table33.A1" office:value-type="string">
            <text:p text:style-name="P278">Vernacular Title</text:p>
          </table:table-cell>
          <table:table-cell table:style-name="Table33.A1" office:value-type="string">
            <text:p text:style-name="P278">​</text:p>
          </table:table-cell>
          <table:table-cell table:style-name="Table33.A1" office:value-type="string">
            <text:p text:style-name="P251"><text:span text:style-name="Strong_20_Emphasis"><text:span text:style-name="T581">VernacularTitle</text:span></text:span></text:p>
          </table:table-cell>
          <table:table-cell table:style-name="Table33.A1" office:value-type="string">
            <text:p text:style-name="P278">​</text:p>
          </table:table-cell>
        </table:table-row>
        <table:table-row>
          <table:table-cell table:style-name="Table33.A1" office:value-type="string">
            <text:p text:style-name="P278">Year</text:p>
          </table:table-cell>
          <table:table-cell table:style-name="Table33.A1" office:value-type="string">
            <text:p text:style-name="P278">​</text:p>
          </table:table-cell>
          <table:table-cell table:style-name="Table33.A1" office:value-type="string">
            <text:p text:style-name="P278">​</text:p>
          </table:table-cell>
          <table:table-cell table:style-name="Table33.A1" office:value-type="string">
            <text:p text:style-name="P251"><text:span text:style-name="Strong_20_Emphasis"><text:span text:style-name="T581">PY/Y1</text:span></text:span></text:p>
          </table:table-cell>
        </table:table-row>
      </table:table>
      <text:p text:style-name="P250"><text:span text:style-name="Source_20_Text"><text:span text:style-name="T105"/></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597"/>
      <text:p text:style-name="P597">BM25 is really just a combination of BM11 and BM15. <text:span text:style-name="T783">Where b is selected as a constant from the interval [0,1]</text:span></text:p>
      <text:p text:style-name="P600"><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277">f</text:span><text:span text:style-name="T786">i,j </text:span><text:span text:style-name="T277">is the frequency of term within document d</text:span><text:span text:style-name="T787">j</text:span> </text:p>
      <text:p text:style-name="P598"/>
      <text:p text:style-name="P598"><text:span text:style-name="T784">The Value for K</text:span><text:span text:style-name="T785">1 <text:s/></text:span><text:span text:style-name="T784">and b are empirically chosen. Each document collection probably needs their own K value.</text:span></text:p>
      <text:p text:style-name="P598">Notice: If b = 0 → BM15, if b = 1 → BM11. A popular value for b is 0.75 given that B11 seems to generally outperform B15. </text:p>
      <text:p text:style-name="P599"><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5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4d8e2a1"/>
    </style:style>
    <style:style style:name="MT3" style:family="text">
      <style:text-properties fo:font-size="16pt" officeooo:rsid="02f2ed26" style:font-size-asian="16pt" style:font-size-complex="16pt"/>
    </style:style>
    <style:style style:name="MT4"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3">Re-Isearch Handbook</text:span><text:span text:style-name="MT4"> </text:span></text:p>
      </style:header-left>
      <style:header-first>
        <text:p text:style-name="MP2"><text:span text:style-name="MT1">Handbook 0.2</text:span><text:span text:style-name="MT2">6</text:span> (work in progress)</text:p>
      </style:header-first>
      <style:footer>
        <text:p text:style-name="MP3"><text:page-number text:select-page="current">162</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2-09-27T22:38:09.102734735</dc:date>
    <meta:editing-duration>P13DT3H2M26S</meta:editing-duration>
    <meta:editing-cycles>1023</meta:editing-cycles>
    <meta:generator>LibreOffice/7.4.1.2$Linux_X86_64 LibreOffice_project/40$Build-2</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62" meta:paragraph-count="6961" meta:word-count="48158" meta:character-count="327030" meta:non-whitespace-character-count="270816"/>
  </office:meta>
</office:document-meta>
</file>